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9.55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2.81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1.528cm"/>
    </style:style>
    <style:style style:name="co13" style:family="table-column">
      <style:table-column-properties fo:break-before="auto" style:column-width="0.423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5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ula-stm32l476rg(2)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" table:default-cell-style-name="Default"/>
        <table:table-column table:style-name="co12" table:default-cell-style-name="Default"/>
        <table:table-column table:style-name="co13" table:number-columns-repeated="1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F15</text:p>
          </table:table-cell>
          <table:table-cell office:value-type="string" calcext:value-type="string">
            <text:p>Pin</text:p>
          </table:table-cell>
          <table:table-cell table:style-name="ce2" office:value-type="string" calcext:value-type="string">
            <text:p>Additional Functions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  <table:table-cell table:number-columns-repeated="9"/>
          <table:table-cell table:formula="of:=[.B1]" office:value-type="string" office:string-value="Pin" calcext:value-type="string">
            <text:p>Pin</text:p>
          </table:table-cell>
          <table:table-cell table:formula="of:=[.C1]" office:value-type="string" office:string-value="Additional Functions" calcext:value-type="string">
            <text:p>Additional Functions</text:p>
          </table:table-cell>
          <table:table-cell table:formula="of:=[.D1]" office:value-type="string" office:string-value="AF0" calcext:value-type="string">
            <text:p>AF0</text:p>
          </table:table-cell>
          <table:table-cell table:formula="of:=[.E1]" office:value-type="string" office:string-value="AF1" calcext:value-type="string">
            <text:p>AF1</text:p>
          </table:table-cell>
          <table:table-cell table:formula="of:=[.F1]" office:value-type="string" office:string-value="AF2" calcext:value-type="string">
            <text:p>AF2</text:p>
          </table:table-cell>
          <table:table-cell table:formula="of:=[.G1]" office:value-type="string" office:string-value="AF3" calcext:value-type="string">
            <text:p>AF3</text:p>
          </table:table-cell>
          <table:table-cell table:formula="of:=[.H1]" office:value-type="string" office:string-value="AF4" calcext:value-type="string">
            <text:p>AF4</text:p>
          </table:table-cell>
          <table:table-cell table:formula="of:=[.I1]" office:value-type="string" office:string-value="AF5" calcext:value-type="string">
            <text:p>AF5</text:p>
          </table:table-cell>
          <table:table-cell table:formula="of:=[.J1]" office:value-type="string" office:string-value="AF6" calcext:value-type="string">
            <text:p>AF6</text:p>
          </table:table-cell>
          <table:table-cell table:formula="of:=[.K1]" office:value-type="string" office:string-value="AF7" calcext:value-type="string">
            <text:p>AF7</text:p>
          </table:table-cell>
          <table:table-cell table:formula="of:=[.L1]" office:value-type="string" office:string-value="AF8" calcext:value-type="string">
            <text:p>AF8</text:p>
          </table:table-cell>
          <table:table-cell table:formula="of:=[.M1]" office:value-type="string" office:string-value="AF9" calcext:value-type="string">
            <text:p>AF9</text:p>
          </table:table-cell>
          <table:table-cell table:formula="of:=[.N1]" office:value-type="string" office:string-value="AF10" calcext:value-type="string">
            <text:p>AF10</text:p>
          </table:table-cell>
          <table:table-cell table:formula="of:=[.O1]" office:value-type="string" office:string-value="AF11" calcext:value-type="string">
            <text:p>AF11</text:p>
          </table:table-cell>
          <table:table-cell table:formula="of:=[.P1]" office:value-type="string" office:string-value="AF12" calcext:value-type="string">
            <text:p>AF12</text:p>
          </table:table-cell>
          <table:table-cell table:formula="of:=[.Q1]" office:value-type="string" office:string-value="AF13" calcext:value-type="string">
            <text:p>AF13</text:p>
          </table:table-cell>
          <table:table-cell table:formula="of:=[.R1]" office:value-type="string" office:string-value="AF14" calcext:value-type="string">
            <text:p>AF14</text:p>
          </table:table-cell>
          <table:table-cell table:formula="of:=[.S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OPAMP1_VINP/ADC12_IN5/RTC_TAMP2/WKUP1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table:number-columns-repeated="3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4"/>
          <table:table-cell office:value-type="string" calcext:value-type="string">
            <text:p>SAI1_EXTCLK</text:p>
          </table:table-cell>
          <table:table-cell office:value-type="string" calcext:value-type="string">
            <text:p>TIM2_ETR</text:p>
          </table:table-cell>
          <table:table-cell table:number-columns-repeated="9"/>
          <table:table-cell table:formula="of:=[.B2]" office:value-type="string" office:string-value="PA0" calcext:value-type="string">
            <text:p>PA0</text:p>
          </table:table-cell>
          <table:table-cell table:formula="of:=[.AB2]&amp;IF(ISBLANK([.C2]);&quot;&quot;;&quot;/&quot;&amp;[.C2])" office:value-type="string" office:string-value="PA0/OPAMP1_VINP/ADC12_IN5/RTC_TAMP2/WKUP1" calcext:value-type="string">
            <text:p>PA0/OPAMP1_VINP/ADC12_IN5/RTC_TAMP2/WKUP1</text:p>
          </table:table-cell>
          <table:table-cell table:formula="of:=[.AC2]&amp;IF(ISBLANK([.D2]);&quot;&quot;;&quot;/&quot;&amp;[.D2])" office:value-type="string" office:string-value="PA0/OPAMP1_VINP/ADC12_IN5/RTC_TAMP2/WKUP1" calcext:value-type="string">
            <text:p>PA0/OPAMP1_VINP/ADC12_IN5/RTC_TAMP2/WKUP1</text:p>
          </table:table-cell>
          <table:table-cell table:formula="of:=[.AD2]&amp;IF(ISBLANK([.E2]);&quot;&quot;;&quot;/&quot;&amp;[.E2])" office:value-type="string" office:string-value="PA0/OPAMP1_VINP/ADC12_IN5/RTC_TAMP2/WKUP1/TIM2_CH1" calcext:value-type="string">
            <text:p>PA0/OPAMP1_VINP/ADC12_IN5/RTC_TAMP2/WKUP1/TIM2_CH1</text:p>
          </table:table-cell>
          <table:table-cell table:formula="of:=[.AE2]&amp;IF(ISBLANK([.F2]);&quot;&quot;;&quot;/&quot;&amp;[.F2])" office:value-type="string" office:string-value="PA0/OPAMP1_VINP/ADC12_IN5/RTC_TAMP2/WKUP1/TIM2_CH1/TIM5_CH1" calcext:value-type="string">
            <text:p>PA0/OPAMP1_VINP/ADC12_IN5/RTC_TAMP2/WKUP1/TIM2_CH1/TIM5_CH1</text:p>
          </table:table-cell>
          <table:table-cell table:formula="of:=[.AF2]&amp;IF(ISBLANK([.G2]);&quot;&quot;;&quot;/&quot;&amp;[.G2])" office:value-type="string" office:string-value="PA0/OPAMP1_VINP/ADC12_IN5/RTC_TAMP2/WKUP1/TIM2_CH1/TIM5_CH1/TIM8_ETR" calcext:value-type="string">
            <text:p>PA0/OPAMP1_VINP/ADC12_IN5/RTC_TAMP2/WKUP1/TIM2_CH1/TIM5_CH1/TIM8_ETR</text:p>
          </table:table-cell>
          <table:table-cell table:formula="of:=[.AG2]&amp;IF(ISBLANK([.H2]);&quot;&quot;;&quot;/&quot;&amp;[.H2])" office:value-type="string" office:string-value="PA0/OPAMP1_VINP/ADC12_IN5/RTC_TAMP2/WKUP1/TIM2_CH1/TIM5_CH1/TIM8_ETR" calcext:value-type="string">
            <text:p>PA0/OPAMP1_VINP/ADC12_IN5/RTC_TAMP2/WKUP1/TIM2_CH1/TIM5_CH1/TIM8_ETR</text:p>
          </table:table-cell>
          <table:table-cell table:formula="of:=[.AH2]&amp;IF(ISBLANK([.I2]);&quot;&quot;;&quot;/&quot;&amp;[.I2])" office:value-type="string" office:string-value="PA0/OPAMP1_VINP/ADC12_IN5/RTC_TAMP2/WKUP1/TIM2_CH1/TIM5_CH1/TIM8_ETR" calcext:value-type="string">
            <text:p>PA0/OPAMP1_VINP/ADC12_IN5/RTC_TAMP2/WKUP1/TIM2_CH1/TIM5_CH1/TIM8_ETR</text:p>
          </table:table-cell>
          <table:table-cell table:formula="of:=[.AI2]&amp;IF(ISBLANK([.J2]);&quot;&quot;;&quot;/&quot;&amp;[.J2])" office:value-type="string" office:string-value="PA0/OPAMP1_VINP/ADC12_IN5/RTC_TAMP2/WKUP1/TIM2_CH1/TIM5_CH1/TIM8_ETR" calcext:value-type="string">
            <text:p>PA0/OPAMP1_VINP/ADC12_IN5/RTC_TAMP2/WKUP1/TIM2_CH1/TIM5_CH1/TIM8_ETR</text:p>
          </table:table-cell>
          <table:table-cell table:formula="of:=[.AJ2]&amp;IF(ISBLANK([.K2]);&quot;&quot;;&quot;/&quot;&amp;[.K2])" office:value-type="string" office:string-value="PA0/OPAMP1_VINP/ADC12_IN5/RTC_TAMP2/WKUP1/TIM2_CH1/TIM5_CH1/TIM8_ETR/USART2_CTS" calcext:value-type="string">
            <text:p>PA0/OPAMP1_VINP/ADC12_IN5/RTC_TAMP2/WKUP1/TIM2_CH1/TIM5_CH1/TIM8_ETR/USART2_CTS</text:p>
          </table:table-cell>
          <table:table-cell table:formula="of:=[.AK2]&amp;IF(ISBLANK([.L2]);&quot;&quot;;&quot;/&quot;&amp;[.L2])" office:value-type="string" office:string-value="PA0/OPAMP1_VINP/ADC12_IN5/RTC_TAMP2/WKUP1/TIM2_CH1/TIM5_CH1/TIM8_ETR/USART2_CTS/UART4_TX" calcext:value-type="string">
            <text:p>PA0/OPAMP1_VINP/ADC12_IN5/RTC_TAMP2/WKUP1/TIM2_CH1/TIM5_CH1/TIM8_ETR/USART2_CTS/UART4_TX</text:p>
          </table:table-cell>
          <table:table-cell table:formula="of:=[.AL2]&amp;IF(ISBLANK([.M2]);&quot;&quot;;&quot;/&quot;&amp;[.M2])" office:value-type="string" office:string-value="PA0/OPAMP1_VINP/ADC12_IN5/RTC_TAMP2/WKUP1/TIM2_CH1/TIM5_CH1/TIM8_ETR/USART2_CTS/UART4_TX" calcext:value-type="string">
            <text:p>PA0/OPAMP1_VINP/ADC12_IN5/RTC_TAMP2/WKUP1/TIM2_CH1/TIM5_CH1/TIM8_ETR/USART2_CTS/UART4_TX</text:p>
          </table:table-cell>
          <table:table-cell table:formula="of:=[.AM2]&amp;IF(ISBLANK([.N2]);&quot;&quot;;&quot;/&quot;&amp;[.N2])" office:value-type="string" office:string-value="PA0/OPAMP1_VINP/ADC12_IN5/RTC_TAMP2/WKUP1/TIM2_CH1/TIM5_CH1/TIM8_ETR/USART2_CTS/UART4_TX" calcext:value-type="string">
            <text:p>PA0/OPAMP1_VINP/ADC12_IN5/RTC_TAMP2/WKUP1/TIM2_CH1/TIM5_CH1/TIM8_ETR/USART2_CTS/UART4_TX</text:p>
          </table:table-cell>
          <table:table-cell table:formula="of:=[.AN2]&amp;IF(ISBLANK([.O2]);&quot;&quot;;&quot;/&quot;&amp;[.O2])" office:value-type="string" office:string-value="PA0/OPAMP1_VINP/ADC12_IN5/RTC_TAMP2/WKUP1/TIM2_CH1/TIM5_CH1/TIM8_ETR/USART2_CTS/UART4_TX" calcext:value-type="string">
            <text:p>PA0/OPAMP1_VINP/ADC12_IN5/RTC_TAMP2/WKUP1/TIM2_CH1/TIM5_CH1/TIM8_ETR/USART2_CTS/UART4_TX</text:p>
          </table:table-cell>
          <table:table-cell table:formula="of:=[.AO2]&amp;IF(ISBLANK([.P2]);&quot;&quot;;&quot;/&quot;&amp;[.P2])" office:value-type="string" office:string-value="PA0/OPAMP1_VINP/ADC12_IN5/RTC_TAMP2/WKUP1/TIM2_CH1/TIM5_CH1/TIM8_ETR/USART2_CTS/UART4_TX" calcext:value-type="string">
            <text:p>PA0/OPAMP1_VINP/ADC12_IN5/RTC_TAMP2/WKUP1/TIM2_CH1/TIM5_CH1/TIM8_ETR/USART2_CTS/UART4_TX</text:p>
          </table:table-cell>
          <table:table-cell table:formula="of:=[.AP2]&amp;IF(ISBLANK([.Q2]);&quot;&quot;;&quot;/&quot;&amp;[.Q2])" office:value-type="string" office:string-value="PA0/OPAMP1_VINP/ADC12_IN5/RTC_TAMP2/WKUP1/TIM2_CH1/TIM5_CH1/TIM8_ETR/USART2_CTS/UART4_TX/SAI1_EXTCLK" calcext:value-type="string">
            <text:p>PA0/OPAMP1_VINP/ADC12_IN5/RTC_TAMP2/WKUP1/TIM2_CH1/TIM5_CH1/TIM8_ETR/USART2_CTS/UART4_TX/SAI1_EXTCLK</text:p>
          </table:table-cell>
          <table:table-cell table:formula="of:=[.AQ2]&amp;IF(ISBLANK([.R2]);&quot;&quot;;&quot;/&quot;&amp;[.R2])" office:value-type="string" office:string-value="PA0/OPAMP1_VINP/ADC12_IN5/RTC_TAMP2/WKUP1/TIM2_CH1/TIM5_CH1/TIM8_ETR/USART2_CTS/UART4_TX/SAI1_EXTCLK/TIM2_ETR" calcext:value-type="string">
            <text:p>PA0/OPAMP1_VINP/ADC12_IN5/RTC_TAMP2/WKUP1/TIM2_CH1/TIM5_CH1/TIM8_ETR/USART2_CTS/UART4_TX/SAI1_EXTCLK/TIM2_ETR</text:p>
          </table:table-cell>
          <table:table-cell table:formula="of:=[.AR2]&amp;IF(ISBLANK([.S2]);&quot;&quot;;&quot;/&quot;&amp;[.S2])" office:value-type="string" office:string-value="PA0/OPAMP1_VINP/ADC12_IN5/RTC_TAMP2/WKUP1/TIM2_CH1/TIM5_CH1/TIM8_ETR/USART2_CTS/UART4_TX/SAI1_EXTCLK/TIM2_ETR" calcext:value-type="string">
            <text:p>PA0/OPAMP1_VINP/ADC12_IN5/RTC_TAMP2/WKUP1/TIM2_CH1/TIM5_CH1/TIM8_ETR/USART2_CTS/UART4_TX/SAI1_EXTCLK/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OPAMP1_VINM/ADC12_IN6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4"/>
          <table:table-cell office:value-type="string" calcext:value-type="string">
            <text:p>USART2_RTS_DE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LCD_SEG0</text:p>
          </table:table-cell>
          <table:table-cell table:number-columns-repeated="2"/>
          <table:table-cell office:value-type="string" calcext:value-type="string">
            <text:p>TIM15_CH1N</text:p>
          </table:table-cell>
          <table:table-cell table:number-columns-repeated="9"/>
          <table:table-cell table:formula="of:=[.B3]" office:value-type="string" office:string-value="PA1" calcext:value-type="string">
            <text:p>PA1</text:p>
          </table:table-cell>
          <table:table-cell table:formula="of:=[.AB3]&amp;IF(ISBLANK([.C3]);&quot;&quot;;&quot;/&quot;&amp;[.C3])" office:value-type="string" office:string-value="PA1/OPAMP1_VINM/ADC12_IN6" calcext:value-type="string">
            <text:p>PA1/OPAMP1_VINM/ADC12_IN6</text:p>
          </table:table-cell>
          <table:table-cell table:formula="of:=[.AC3]&amp;IF(ISBLANK([.D3]);&quot;&quot;;&quot;/&quot;&amp;[.D3])" office:value-type="string" office:string-value="PA1/OPAMP1_VINM/ADC12_IN6" calcext:value-type="string">
            <text:p>PA1/OPAMP1_VINM/ADC12_IN6</text:p>
          </table:table-cell>
          <table:table-cell table:formula="of:=[.AD3]&amp;IF(ISBLANK([.E3]);&quot;&quot;;&quot;/&quot;&amp;[.E3])" office:value-type="string" office:string-value="PA1/OPAMP1_VINM/ADC12_IN6/TIM2_CH2" calcext:value-type="string">
            <text:p>PA1/OPAMP1_VINM/ADC12_IN6/TIM2_CH2</text:p>
          </table:table-cell>
          <table:table-cell table:formula="of:=[.AE3]&amp;IF(ISBLANK([.F3]);&quot;&quot;;&quot;/&quot;&amp;[.F3])" office:value-type="string" office:string-value="PA1/OPAMP1_VINM/ADC12_IN6/TIM2_CH2/TIM5_CH2" calcext:value-type="string">
            <text:p>PA1/OPAMP1_VINM/ADC12_IN6/TIM2_CH2/TIM5_CH2</text:p>
          </table:table-cell>
          <table:table-cell table:formula="of:=[.AF3]&amp;IF(ISBLANK([.G3]);&quot;&quot;;&quot;/&quot;&amp;[.G3])" office:value-type="string" office:string-value="PA1/OPAMP1_VINM/ADC12_IN6/TIM2_CH2/TIM5_CH2" calcext:value-type="string">
            <text:p>PA1/OPAMP1_VINM/ADC12_IN6/TIM2_CH2/TIM5_CH2</text:p>
          </table:table-cell>
          <table:table-cell table:formula="of:=[.AG3]&amp;IF(ISBLANK([.H3]);&quot;&quot;;&quot;/&quot;&amp;[.H3])" office:value-type="string" office:string-value="PA1/OPAMP1_VINM/ADC12_IN6/TIM2_CH2/TIM5_CH2" calcext:value-type="string">
            <text:p>PA1/OPAMP1_VINM/ADC12_IN6/TIM2_CH2/TIM5_CH2</text:p>
          </table:table-cell>
          <table:table-cell table:formula="of:=[.AH3]&amp;IF(ISBLANK([.I3]);&quot;&quot;;&quot;/&quot;&amp;[.I3])" office:value-type="string" office:string-value="PA1/OPAMP1_VINM/ADC12_IN6/TIM2_CH2/TIM5_CH2" calcext:value-type="string">
            <text:p>PA1/OPAMP1_VINM/ADC12_IN6/TIM2_CH2/TIM5_CH2</text:p>
          </table:table-cell>
          <table:table-cell table:formula="of:=[.AI3]&amp;IF(ISBLANK([.J3]);&quot;&quot;;&quot;/&quot;&amp;[.J3])" office:value-type="string" office:string-value="PA1/OPAMP1_VINM/ADC12_IN6/TIM2_CH2/TIM5_CH2" calcext:value-type="string">
            <text:p>PA1/OPAMP1_VINM/ADC12_IN6/TIM2_CH2/TIM5_CH2</text:p>
          </table:table-cell>
          <table:table-cell table:formula="of:=[.AJ3]&amp;IF(ISBLANK([.K3]);&quot;&quot;;&quot;/&quot;&amp;[.K3])" office:value-type="string" office:string-value="PA1/OPAMP1_VINM/ADC12_IN6/TIM2_CH2/TIM5_CH2/USART2_RTS_DE" calcext:value-type="string">
            <text:p>PA1/OPAMP1_VINM/ADC12_IN6/TIM2_CH2/TIM5_CH2/USART2_RTS_DE</text:p>
          </table:table-cell>
          <table:table-cell table:formula="of:=[.AK3]&amp;IF(ISBLANK([.L3]);&quot;&quot;;&quot;/&quot;&amp;[.L3])" office:value-type="string" office:string-value="PA1/OPAMP1_VINM/ADC12_IN6/TIM2_CH2/TIM5_CH2/USART2_RTS_DE/UART4_RX" calcext:value-type="string">
            <text:p>PA1/OPAMP1_VINM/ADC12_IN6/TIM2_CH2/TIM5_CH2/USART2_RTS_DE/UART4_RX</text:p>
          </table:table-cell>
          <table:table-cell table:formula="of:=[.AL3]&amp;IF(ISBLANK([.M3]);&quot;&quot;;&quot;/&quot;&amp;[.M3])" office:value-type="string" office:string-value="PA1/OPAMP1_VINM/ADC12_IN6/TIM2_CH2/TIM5_CH2/USART2_RTS_DE/UART4_RX" calcext:value-type="string">
            <text:p>PA1/OPAMP1_VINM/ADC12_IN6/TIM2_CH2/TIM5_CH2/USART2_RTS_DE/UART4_RX</text:p>
          </table:table-cell>
          <table:table-cell table:formula="of:=[.AM3]&amp;IF(ISBLANK([.N3]);&quot;&quot;;&quot;/&quot;&amp;[.N3])" office:value-type="string" office:string-value="PA1/OPAMP1_VINM/ADC12_IN6/TIM2_CH2/TIM5_CH2/USART2_RTS_DE/UART4_RX" calcext:value-type="string">
            <text:p>PA1/OPAMP1_VINM/ADC12_IN6/TIM2_CH2/TIM5_CH2/USART2_RTS_DE/UART4_RX</text:p>
          </table:table-cell>
          <table:table-cell table:formula="of:=[.AN3]&amp;IF(ISBLANK([.O3]);&quot;&quot;;&quot;/&quot;&amp;[.O3])" office:value-type="string" office:string-value="PA1/OPAMP1_VINM/ADC12_IN6/TIM2_CH2/TIM5_CH2/USART2_RTS_DE/UART4_RX/LCD_SEG0" calcext:value-type="string">
            <text:p>PA1/OPAMP1_VINM/ADC12_IN6/TIM2_CH2/TIM5_CH2/USART2_RTS_DE/UART4_RX/LCD_SEG0</text:p>
          </table:table-cell>
          <table:table-cell table:formula="of:=[.AO3]&amp;IF(ISBLANK([.P3]);&quot;&quot;;&quot;/&quot;&amp;[.P3])" office:value-type="string" office:string-value="PA1/OPAMP1_VINM/ADC12_IN6/TIM2_CH2/TIM5_CH2/USART2_RTS_DE/UART4_RX/LCD_SEG0" calcext:value-type="string">
            <text:p>PA1/OPAMP1_VINM/ADC12_IN6/TIM2_CH2/TIM5_CH2/USART2_RTS_DE/UART4_RX/LCD_SEG0</text:p>
          </table:table-cell>
          <table:table-cell table:formula="of:=[.AP3]&amp;IF(ISBLANK([.Q3]);&quot;&quot;;&quot;/&quot;&amp;[.Q3])" office:value-type="string" office:string-value="PA1/OPAMP1_VINM/ADC12_IN6/TIM2_CH2/TIM5_CH2/USART2_RTS_DE/UART4_RX/LCD_SEG0" calcext:value-type="string">
            <text:p>PA1/OPAMP1_VINM/ADC12_IN6/TIM2_CH2/TIM5_CH2/USART2_RTS_DE/UART4_RX/LCD_SEG0</text:p>
          </table:table-cell>
          <table:table-cell table:formula="of:=[.AQ3]&amp;IF(ISBLANK([.R3]);&quot;&quot;;&quot;/&quot;&amp;[.R3])" office:value-type="string" office:string-value="PA1/OPAMP1_VINM/ADC12_IN6/TIM2_CH2/TIM5_CH2/USART2_RTS_DE/UART4_RX/LCD_SEG0/TIM15_CH1N" calcext:value-type="string">
            <text:p>PA1/OPAMP1_VINM/ADC12_IN6/TIM2_CH2/TIM5_CH2/USART2_RTS_DE/UART4_RX/LCD_SEG0/TIM15_CH1N</text:p>
          </table:table-cell>
          <table:table-cell table:formula="of:=[.AR3]&amp;IF(ISBLANK([.S3]);&quot;&quot;;&quot;/&quot;&amp;[.S3])" office:value-type="string" office:string-value="PA1/OPAMP1_VINM/ADC12_IN6/TIM2_CH2/TIM5_CH2/USART2_RTS_DE/UART4_RX/LCD_SEG0/TIM15_CH1N" calcext:value-type="string">
            <text:p>PA1/OPAMP1_VINM/ADC12_IN6/TIM2_CH2/TIM5_CH2/USART2_RTS_DE/UART4_RX/LCD_SEG0/TIM15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12_IN7/WKUP4/LSC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LCD_SEG1</text:p>
          </table:table-cell>
          <table:table-cell/>
          <table:table-cell office:value-type="string" calcext:value-type="string">
            <text:p>SAI2_EXTCLK</text:p>
          </table:table-cell>
          <table:table-cell office:value-type="string" calcext:value-type="string">
            <text:p>TIM15_CH1</text:p>
          </table:table-cell>
          <table:table-cell table:number-columns-repeated="9"/>
          <table:table-cell table:formula="of:=[.B4]" office:value-type="string" office:string-value="PA2" calcext:value-type="string">
            <text:p>PA2</text:p>
          </table:table-cell>
          <table:table-cell table:formula="of:=[.AB4]&amp;IF(ISBLANK([.C4]);&quot;&quot;;&quot;/&quot;&amp;[.C4])" office:value-type="string" office:string-value="PA2/ADC12_IN7/WKUP4/LSCO" calcext:value-type="string">
            <text:p>PA2/ADC12_IN7/WKUP4/LSCO</text:p>
          </table:table-cell>
          <table:table-cell table:formula="of:=[.AC4]&amp;IF(ISBLANK([.D4]);&quot;&quot;;&quot;/&quot;&amp;[.D4])" office:value-type="string" office:string-value="PA2/ADC12_IN7/WKUP4/LSCO" calcext:value-type="string">
            <text:p>PA2/ADC12_IN7/WKUP4/LSCO</text:p>
          </table:table-cell>
          <table:table-cell table:formula="of:=[.AD4]&amp;IF(ISBLANK([.E4]);&quot;&quot;;&quot;/&quot;&amp;[.E4])" office:value-type="string" office:string-value="PA2/ADC12_IN7/WKUP4/LSCO/TIM2_CH3" calcext:value-type="string">
            <text:p>PA2/ADC12_IN7/WKUP4/LSCO/TIM2_CH3</text:p>
          </table:table-cell>
          <table:table-cell table:formula="of:=[.AE4]&amp;IF(ISBLANK([.F4]);&quot;&quot;;&quot;/&quot;&amp;[.F4])" office:value-type="string" office:string-value="PA2/ADC12_IN7/WKUP4/LSCO/TIM2_CH3/TIM5_CH3" calcext:value-type="string">
            <text:p>PA2/ADC12_IN7/WKUP4/LSCO/TIM2_CH3/TIM5_CH3</text:p>
          </table:table-cell>
          <table:table-cell table:formula="of:=[.AF4]&amp;IF(ISBLANK([.G4]);&quot;&quot;;&quot;/&quot;&amp;[.G4])" office:value-type="string" office:string-value="PA2/ADC12_IN7/WKUP4/LSCO/TIM2_CH3/TIM5_CH3" calcext:value-type="string">
            <text:p>PA2/ADC12_IN7/WKUP4/LSCO/TIM2_CH3/TIM5_CH3</text:p>
          </table:table-cell>
          <table:table-cell table:formula="of:=[.AG4]&amp;IF(ISBLANK([.H4]);&quot;&quot;;&quot;/&quot;&amp;[.H4])" office:value-type="string" office:string-value="PA2/ADC12_IN7/WKUP4/LSCO/TIM2_CH3/TIM5_CH3" calcext:value-type="string">
            <text:p>PA2/ADC12_IN7/WKUP4/LSCO/TIM2_CH3/TIM5_CH3</text:p>
          </table:table-cell>
          <table:table-cell table:formula="of:=[.AH4]&amp;IF(ISBLANK([.I4]);&quot;&quot;;&quot;/&quot;&amp;[.I4])" office:value-type="string" office:string-value="PA2/ADC12_IN7/WKUP4/LSCO/TIM2_CH3/TIM5_CH3" calcext:value-type="string">
            <text:p>PA2/ADC12_IN7/WKUP4/LSCO/TIM2_CH3/TIM5_CH3</text:p>
          </table:table-cell>
          <table:table-cell table:formula="of:=[.AI4]&amp;IF(ISBLANK([.J4]);&quot;&quot;;&quot;/&quot;&amp;[.J4])" office:value-type="string" office:string-value="PA2/ADC12_IN7/WKUP4/LSCO/TIM2_CH3/TIM5_CH3" calcext:value-type="string">
            <text:p>PA2/ADC12_IN7/WKUP4/LSCO/TIM2_CH3/TIM5_CH3</text:p>
          </table:table-cell>
          <table:table-cell table:formula="of:=[.AJ4]&amp;IF(ISBLANK([.K4]);&quot;&quot;;&quot;/&quot;&amp;[.K4])" office:value-type="string" office:string-value="PA2/ADC12_IN7/WKUP4/LSCO/TIM2_CH3/TIM5_CH3/USART2_TX" calcext:value-type="string">
            <text:p>PA2/ADC12_IN7/WKUP4/LSCO/TIM2_CH3/TIM5_CH3/USART2_TX</text:p>
          </table:table-cell>
          <table:table-cell table:formula="of:=[.AK4]&amp;IF(ISBLANK([.L4]);&quot;&quot;;&quot;/&quot;&amp;[.L4])" office:value-type="string" office:string-value="PA2/ADC12_IN7/WKUP4/LSCO/TIM2_CH3/TIM5_CH3/USART2_TX" calcext:value-type="string">
            <text:p>PA2/ADC12_IN7/WKUP4/LSCO/TIM2_CH3/TIM5_CH3/USART2_TX</text:p>
          </table:table-cell>
          <table:table-cell table:formula="of:=[.AL4]&amp;IF(ISBLANK([.M4]);&quot;&quot;;&quot;/&quot;&amp;[.M4])" office:value-type="string" office:string-value="PA2/ADC12_IN7/WKUP4/LSCO/TIM2_CH3/TIM5_CH3/USART2_TX" calcext:value-type="string">
            <text:p>PA2/ADC12_IN7/WKUP4/LSCO/TIM2_CH3/TIM5_CH3/USART2_TX</text:p>
          </table:table-cell>
          <table:table-cell table:formula="of:=[.AM4]&amp;IF(ISBLANK([.N4]);&quot;&quot;;&quot;/&quot;&amp;[.N4])" office:value-type="string" office:string-value="PA2/ADC12_IN7/WKUP4/LSCO/TIM2_CH3/TIM5_CH3/USART2_TX" calcext:value-type="string">
            <text:p>PA2/ADC12_IN7/WKUP4/LSCO/TIM2_CH3/TIM5_CH3/USART2_TX</text:p>
          </table:table-cell>
          <table:table-cell table:formula="of:=[.AN4]&amp;IF(ISBLANK([.O4]);&quot;&quot;;&quot;/&quot;&amp;[.O4])" office:value-type="string" office:string-value="PA2/ADC12_IN7/WKUP4/LSCO/TIM2_CH3/TIM5_CH3/USART2_TX/LCD_SEG1" calcext:value-type="string">
            <text:p>PA2/ADC12_IN7/WKUP4/LSCO/TIM2_CH3/TIM5_CH3/USART2_TX/LCD_SEG1</text:p>
          </table:table-cell>
          <table:table-cell table:formula="of:=[.AO4]&amp;IF(ISBLANK([.P4]);&quot;&quot;;&quot;/&quot;&amp;[.P4])" office:value-type="string" office:string-value="PA2/ADC12_IN7/WKUP4/LSCO/TIM2_CH3/TIM5_CH3/USART2_TX/LCD_SEG1" calcext:value-type="string">
            <text:p>PA2/ADC12_IN7/WKUP4/LSCO/TIM2_CH3/TIM5_CH3/USART2_TX/LCD_SEG1</text:p>
          </table:table-cell>
          <table:table-cell table:formula="of:=[.AP4]&amp;IF(ISBLANK([.Q4]);&quot;&quot;;&quot;/&quot;&amp;[.Q4])" office:value-type="string" office:string-value="PA2/ADC12_IN7/WKUP4/LSCO/TIM2_CH3/TIM5_CH3/USART2_TX/LCD_SEG1/SAI2_EXTCLK" calcext:value-type="string">
            <text:p>PA2/ADC12_IN7/WKUP4/LSCO/TIM2_CH3/TIM5_CH3/USART2_TX/LCD_SEG1/SAI2_EXTCLK</text:p>
          </table:table-cell>
          <table:table-cell table:formula="of:=[.AQ4]&amp;IF(ISBLANK([.R4]);&quot;&quot;;&quot;/&quot;&amp;[.R4])" office:value-type="string" office:string-value="PA2/ADC12_IN7/WKUP4/LSCO/TIM2_CH3/TIM5_CH3/USART2_TX/LCD_SEG1/SAI2_EXTCLK/TIM15_CH1" calcext:value-type="string">
            <text:p>PA2/ADC12_IN7/WKUP4/LSCO/TIM2_CH3/TIM5_CH3/USART2_TX/LCD_SEG1/SAI2_EXTCLK/TIM15_CH1</text:p>
          </table:table-cell>
          <table:table-cell table:formula="of:=[.AR4]&amp;IF(ISBLANK([.S4]);&quot;&quot;;&quot;/&quot;&amp;[.S4])" office:value-type="string" office:string-value="PA2/ADC12_IN7/WKUP4/LSCO/TIM2_CH3/TIM5_CH3/USART2_TX/LCD_SEG1/SAI2_EXTCLK/TIM15_CH1" calcext:value-type="string">
            <text:p>PA2/ADC12_IN7/WKUP4/LSCO/TIM2_CH3/TIM5_CH3/USART2_TX/LCD_SEG1/SAI2_EXTCLK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OPAMP1_VOUT/ADC12_IN8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number-columns-repeated="4"/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LCD_SEG2</text:p>
          </table:table-cell>
          <table:table-cell table:number-columns-repeated="2"/>
          <table:table-cell office:value-type="string" calcext:value-type="string">
            <text:p>TIM15_CH2</text:p>
          </table:table-cell>
          <table:table-cell table:number-columns-repeated="9"/>
          <table:table-cell table:formula="of:=[.B5]" office:value-type="string" office:string-value="PA3" calcext:value-type="string">
            <text:p>PA3</text:p>
          </table:table-cell>
          <table:table-cell table:formula="of:=[.AB5]&amp;IF(ISBLANK([.C5]);&quot;&quot;;&quot;/&quot;&amp;[.C5])" office:value-type="string" office:string-value="PA3/OPAMP1_VOUT/ADC12_IN8" calcext:value-type="string">
            <text:p>PA3/OPAMP1_VOUT/ADC12_IN8</text:p>
          </table:table-cell>
          <table:table-cell table:formula="of:=[.AC5]&amp;IF(ISBLANK([.D5]);&quot;&quot;;&quot;/&quot;&amp;[.D5])" office:value-type="string" office:string-value="PA3/OPAMP1_VOUT/ADC12_IN8" calcext:value-type="string">
            <text:p>PA3/OPAMP1_VOUT/ADC12_IN8</text:p>
          </table:table-cell>
          <table:table-cell table:formula="of:=[.AD5]&amp;IF(ISBLANK([.E5]);&quot;&quot;;&quot;/&quot;&amp;[.E5])" office:value-type="string" office:string-value="PA3/OPAMP1_VOUT/ADC12_IN8/TIM2_CH4" calcext:value-type="string">
            <text:p>PA3/OPAMP1_VOUT/ADC12_IN8/TIM2_CH4</text:p>
          </table:table-cell>
          <table:table-cell table:formula="of:=[.AE5]&amp;IF(ISBLANK([.F5]);&quot;&quot;;&quot;/&quot;&amp;[.F5])" office:value-type="string" office:string-value="PA3/OPAMP1_VOUT/ADC12_IN8/TIM2_CH4/TIM5_CH4" calcext:value-type="string">
            <text:p>PA3/OPAMP1_VOUT/ADC12_IN8/TIM2_CH4/TIM5_CH4</text:p>
          </table:table-cell>
          <table:table-cell table:formula="of:=[.AF5]&amp;IF(ISBLANK([.G5]);&quot;&quot;;&quot;/&quot;&amp;[.G5])" office:value-type="string" office:string-value="PA3/OPAMP1_VOUT/ADC12_IN8/TIM2_CH4/TIM5_CH4" calcext:value-type="string">
            <text:p>PA3/OPAMP1_VOUT/ADC12_IN8/TIM2_CH4/TIM5_CH4</text:p>
          </table:table-cell>
          <table:table-cell table:formula="of:=[.AG5]&amp;IF(ISBLANK([.H5]);&quot;&quot;;&quot;/&quot;&amp;[.H5])" office:value-type="string" office:string-value="PA3/OPAMP1_VOUT/ADC12_IN8/TIM2_CH4/TIM5_CH4" calcext:value-type="string">
            <text:p>PA3/OPAMP1_VOUT/ADC12_IN8/TIM2_CH4/TIM5_CH4</text:p>
          </table:table-cell>
          <table:table-cell table:formula="of:=[.AH5]&amp;IF(ISBLANK([.I5]);&quot;&quot;;&quot;/&quot;&amp;[.I5])" office:value-type="string" office:string-value="PA3/OPAMP1_VOUT/ADC12_IN8/TIM2_CH4/TIM5_CH4" calcext:value-type="string">
            <text:p>PA3/OPAMP1_VOUT/ADC12_IN8/TIM2_CH4/TIM5_CH4</text:p>
          </table:table-cell>
          <table:table-cell table:formula="of:=[.AI5]&amp;IF(ISBLANK([.J5]);&quot;&quot;;&quot;/&quot;&amp;[.J5])" office:value-type="string" office:string-value="PA3/OPAMP1_VOUT/ADC12_IN8/TIM2_CH4/TIM5_CH4" calcext:value-type="string">
            <text:p>PA3/OPAMP1_VOUT/ADC12_IN8/TIM2_CH4/TIM5_CH4</text:p>
          </table:table-cell>
          <table:table-cell table:formula="of:=[.AJ5]&amp;IF(ISBLANK([.K5]);&quot;&quot;;&quot;/&quot;&amp;[.K5])" office:value-type="string" office:string-value="PA3/OPAMP1_VOUT/ADC12_IN8/TIM2_CH4/TIM5_CH4/USART2_RX" calcext:value-type="string">
            <text:p>PA3/OPAMP1_VOUT/ADC12_IN8/TIM2_CH4/TIM5_CH4/USART2_RX</text:p>
          </table:table-cell>
          <table:table-cell table:formula="of:=[.AK5]&amp;IF(ISBLANK([.L5]);&quot;&quot;;&quot;/&quot;&amp;[.L5])" office:value-type="string" office:string-value="PA3/OPAMP1_VOUT/ADC12_IN8/TIM2_CH4/TIM5_CH4/USART2_RX" calcext:value-type="string">
            <text:p>PA3/OPAMP1_VOUT/ADC12_IN8/TIM2_CH4/TIM5_CH4/USART2_RX</text:p>
          </table:table-cell>
          <table:table-cell table:formula="of:=[.AL5]&amp;IF(ISBLANK([.M5]);&quot;&quot;;&quot;/&quot;&amp;[.M5])" office:value-type="string" office:string-value="PA3/OPAMP1_VOUT/ADC12_IN8/TIM2_CH4/TIM5_CH4/USART2_RX" calcext:value-type="string">
            <text:p>PA3/OPAMP1_VOUT/ADC12_IN8/TIM2_CH4/TIM5_CH4/USART2_RX</text:p>
          </table:table-cell>
          <table:table-cell table:formula="of:=[.AM5]&amp;IF(ISBLANK([.N5]);&quot;&quot;;&quot;/&quot;&amp;[.N5])" office:value-type="string" office:string-value="PA3/OPAMP1_VOUT/ADC12_IN8/TIM2_CH4/TIM5_CH4/USART2_RX" calcext:value-type="string">
            <text:p>PA3/OPAMP1_VOUT/ADC12_IN8/TIM2_CH4/TIM5_CH4/USART2_RX</text:p>
          </table:table-cell>
          <table:table-cell table:formula="of:=[.AN5]&amp;IF(ISBLANK([.O5]);&quot;&quot;;&quot;/&quot;&amp;[.O5])" office:value-type="string" office:string-value="PA3/OPAMP1_VOUT/ADC12_IN8/TIM2_CH4/TIM5_CH4/USART2_RX/LCD_SEG2" calcext:value-type="string">
            <text:p>PA3/OPAMP1_VOUT/ADC12_IN8/TIM2_CH4/TIM5_CH4/USART2_RX/LCD_SEG2</text:p>
          </table:table-cell>
          <table:table-cell table:formula="of:=[.AO5]&amp;IF(ISBLANK([.P5]);&quot;&quot;;&quot;/&quot;&amp;[.P5])" office:value-type="string" office:string-value="PA3/OPAMP1_VOUT/ADC12_IN8/TIM2_CH4/TIM5_CH4/USART2_RX/LCD_SEG2" calcext:value-type="string">
            <text:p>PA3/OPAMP1_VOUT/ADC12_IN8/TIM2_CH4/TIM5_CH4/USART2_RX/LCD_SEG2</text:p>
          </table:table-cell>
          <table:table-cell table:formula="of:=[.AP5]&amp;IF(ISBLANK([.Q5]);&quot;&quot;;&quot;/&quot;&amp;[.Q5])" office:value-type="string" office:string-value="PA3/OPAMP1_VOUT/ADC12_IN8/TIM2_CH4/TIM5_CH4/USART2_RX/LCD_SEG2" calcext:value-type="string">
            <text:p>PA3/OPAMP1_VOUT/ADC12_IN8/TIM2_CH4/TIM5_CH4/USART2_RX/LCD_SEG2</text:p>
          </table:table-cell>
          <table:table-cell table:formula="of:=[.AQ5]&amp;IF(ISBLANK([.R5]);&quot;&quot;;&quot;/&quot;&amp;[.R5])" office:value-type="string" office:string-value="PA3/OPAMP1_VOUT/ADC12_IN8/TIM2_CH4/TIM5_CH4/USART2_RX/LCD_SEG2/TIM15_CH2" calcext:value-type="string">
            <text:p>PA3/OPAMP1_VOUT/ADC12_IN8/TIM2_CH4/TIM5_CH4/USART2_RX/LCD_SEG2/TIM15_CH2</text:p>
          </table:table-cell>
          <table:table-cell table:formula="of:=[.AR5]&amp;IF(ISBLANK([.S5]);&quot;&quot;;&quot;/&quot;&amp;[.S5])" office:value-type="string" office:string-value="PA3/OPAMP1_VOUT/ADC12_IN8/TIM2_CH4/TIM5_CH4/USART2_RX/LCD_SEG2/TIM15_CH2" calcext:value-type="string">
            <text:p>PA3/OPAMP1_VOUT/ADC12_IN8/TIM2_CH4/TIM5_CH4/USART2_RX/LCD_SEG2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2_IN9/DAC1_OUT1</text:p>
          </table:table-cell>
          <table:table-cell table:number-columns-repeated="5"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USART2_CK</text:p>
          </table:table-cell>
          <table:table-cell table:number-columns-repeated="5"/>
          <table:table-cell office:value-type="string" calcext:value-type="string">
            <text:p>SAI1_FS_B</text:p>
          </table:table-cell>
          <table:table-cell office:value-type="string" calcext:value-type="string">
            <text:p>LPTIM2_OUT</text:p>
          </table:table-cell>
          <table:table-cell table:number-columns-repeated="9"/>
          <table:table-cell table:formula="of:=[.B6]" office:value-type="string" office:string-value="PA4" calcext:value-type="string">
            <text:p>PA4</text:p>
          </table:table-cell>
          <table:table-cell table:formula="of:=[.AB6]&amp;IF(ISBLANK([.C6]);&quot;&quot;;&quot;/&quot;&amp;[.C6])" office:value-type="string" office:string-value="PA4/ADC12_IN9/DAC1_OUT1" calcext:value-type="string">
            <text:p>PA4/ADC12_IN9/DAC1_OUT1</text:p>
          </table:table-cell>
          <table:table-cell table:formula="of:=[.AC6]&amp;IF(ISBLANK([.D6]);&quot;&quot;;&quot;/&quot;&amp;[.D6])" office:value-type="string" office:string-value="PA4/ADC12_IN9/DAC1_OUT1" calcext:value-type="string">
            <text:p>PA4/ADC12_IN9/DAC1_OUT1</text:p>
          </table:table-cell>
          <table:table-cell table:formula="of:=[.AD6]&amp;IF(ISBLANK([.E6]);&quot;&quot;;&quot;/&quot;&amp;[.E6])" office:value-type="string" office:string-value="PA4/ADC12_IN9/DAC1_OUT1" calcext:value-type="string">
            <text:p>PA4/ADC12_IN9/DAC1_OUT1</text:p>
          </table:table-cell>
          <table:table-cell table:formula="of:=[.AE6]&amp;IF(ISBLANK([.F6]);&quot;&quot;;&quot;/&quot;&amp;[.F6])" office:value-type="string" office:string-value="PA4/ADC12_IN9/DAC1_OUT1" calcext:value-type="string">
            <text:p>PA4/ADC12_IN9/DAC1_OUT1</text:p>
          </table:table-cell>
          <table:table-cell table:formula="of:=[.AF6]&amp;IF(ISBLANK([.G6]);&quot;&quot;;&quot;/&quot;&amp;[.G6])" office:value-type="string" office:string-value="PA4/ADC12_IN9/DAC1_OUT1" calcext:value-type="string">
            <text:p>PA4/ADC12_IN9/DAC1_OUT1</text:p>
          </table:table-cell>
          <table:table-cell table:formula="of:=[.AG6]&amp;IF(ISBLANK([.H6]);&quot;&quot;;&quot;/&quot;&amp;[.H6])" office:value-type="string" office:string-value="PA4/ADC12_IN9/DAC1_OUT1" calcext:value-type="string">
            <text:p>PA4/ADC12_IN9/DAC1_OUT1</text:p>
          </table:table-cell>
          <table:table-cell table:formula="of:=[.AH6]&amp;IF(ISBLANK([.I6]);&quot;&quot;;&quot;/&quot;&amp;[.I6])" office:value-type="string" office:string-value="PA4/ADC12_IN9/DAC1_OUT1/SPI1_NSS" calcext:value-type="string">
            <text:p>PA4/ADC12_IN9/DAC1_OUT1/SPI1_NSS</text:p>
          </table:table-cell>
          <table:table-cell table:formula="of:=[.AI6]&amp;IF(ISBLANK([.J6]);&quot;&quot;;&quot;/&quot;&amp;[.J6])" office:value-type="string" office:string-value="PA4/ADC12_IN9/DAC1_OUT1/SPI1_NSS/SPI3_NSS" calcext:value-type="string">
            <text:p>PA4/ADC12_IN9/DAC1_OUT1/SPI1_NSS/SPI3_NSS</text:p>
          </table:table-cell>
          <table:table-cell table:formula="of:=[.AJ6]&amp;IF(ISBLANK([.K6]);&quot;&quot;;&quot;/&quot;&amp;[.K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K6]&amp;IF(ISBLANK([.L6]);&quot;&quot;;&quot;/&quot;&amp;[.L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L6]&amp;IF(ISBLANK([.M6]);&quot;&quot;;&quot;/&quot;&amp;[.M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M6]&amp;IF(ISBLANK([.N6]);&quot;&quot;;&quot;/&quot;&amp;[.N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N6]&amp;IF(ISBLANK([.O6]);&quot;&quot;;&quot;/&quot;&amp;[.O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O6]&amp;IF(ISBLANK([.P6]);&quot;&quot;;&quot;/&quot;&amp;[.P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P6]&amp;IF(ISBLANK([.Q6]);&quot;&quot;;&quot;/&quot;&amp;[.Q6])" office:value-type="string" office:string-value="PA4/ADC12_IN9/DAC1_OUT1/SPI1_NSS/SPI3_NSS/USART2_CK/SAI1_FS_B" calcext:value-type="string">
            <text:p>PA4/ADC12_IN9/DAC1_OUT1/SPI1_NSS/SPI3_NSS/USART2_CK/SAI1_FS_B</text:p>
          </table:table-cell>
          <table:table-cell table:formula="of:=[.AQ6]&amp;IF(ISBLANK([.R6]);&quot;&quot;;&quot;/&quot;&amp;[.R6])" office:value-type="string" office:string-value="PA4/ADC12_IN9/DAC1_OUT1/SPI1_NSS/SPI3_NSS/USART2_CK/SAI1_FS_B/LPTIM2_OUT" calcext:value-type="string">
            <text:p>PA4/ADC12_IN9/DAC1_OUT1/SPI1_NSS/SPI3_NSS/USART2_CK/SAI1_FS_B/LPTIM2_OUT</text:p>
          </table:table-cell>
          <table:table-cell table:formula="of:=[.AR6]&amp;IF(ISBLANK([.S6]);&quot;&quot;;&quot;/&quot;&amp;[.S6])" office:value-type="string" office:string-value="PA4/ADC12_IN9/DAC1_OUT1/SPI1_NSS/SPI3_NSS/USART2_CK/SAI1_FS_B/LPTIM2_OUT" calcext:value-type="string">
            <text:p>PA4/ADC12_IN9/DAC1_OUT1/SPI1_NSS/SPI3_NSS/USART2_CK/SAI1_FS_B/LPTIM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DC12_IN10/DAC1_OUT2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LPTIM2_ETR</text:p>
          </table:table-cell>
          <table:table-cell table:number-columns-repeated="9"/>
          <table:table-cell table:formula="of:=[.B7]" office:value-type="string" office:string-value="PA5" calcext:value-type="string">
            <text:p>PA5</text:p>
          </table:table-cell>
          <table:table-cell table:formula="of:=[.AB7]&amp;IF(ISBLANK([.C7]);&quot;&quot;;&quot;/&quot;&amp;[.C7])" office:value-type="string" office:string-value="PA5/ADC12_IN10/DAC1_OUT2" calcext:value-type="string">
            <text:p>PA5/ADC12_IN10/DAC1_OUT2</text:p>
          </table:table-cell>
          <table:table-cell table:formula="of:=[.AC7]&amp;IF(ISBLANK([.D7]);&quot;&quot;;&quot;/&quot;&amp;[.D7])" office:value-type="string" office:string-value="PA5/ADC12_IN10/DAC1_OUT2" calcext:value-type="string">
            <text:p>PA5/ADC12_IN10/DAC1_OUT2</text:p>
          </table:table-cell>
          <table:table-cell table:formula="of:=[.AD7]&amp;IF(ISBLANK([.E7]);&quot;&quot;;&quot;/&quot;&amp;[.E7])" office:value-type="string" office:string-value="PA5/ADC12_IN10/DAC1_OUT2/TIM2_CH1" calcext:value-type="string">
            <text:p>PA5/ADC12_IN10/DAC1_OUT2/TIM2_CH1</text:p>
          </table:table-cell>
          <table:table-cell table:formula="of:=[.AE7]&amp;IF(ISBLANK([.F7]);&quot;&quot;;&quot;/&quot;&amp;[.F7])" office:value-type="string" office:string-value="PA5/ADC12_IN10/DAC1_OUT2/TIM2_CH1/TIM2_ETR" calcext:value-type="string">
            <text:p>PA5/ADC12_IN10/DAC1_OUT2/TIM2_CH1/TIM2_ETR</text:p>
          </table:table-cell>
          <table:table-cell table:formula="of:=[.AF7]&amp;IF(ISBLANK([.G7]);&quot;&quot;;&quot;/&quot;&amp;[.G7])" office:value-type="string" office:string-value="PA5/ADC12_IN10/DAC1_OUT2/TIM2_CH1/TIM2_ETR/TIM8_CH1N" calcext:value-type="string">
            <text:p>PA5/ADC12_IN10/DAC1_OUT2/TIM2_CH1/TIM2_ETR/TIM8_CH1N</text:p>
          </table:table-cell>
          <table:table-cell table:formula="of:=[.AG7]&amp;IF(ISBLANK([.H7]);&quot;&quot;;&quot;/&quot;&amp;[.H7])" office:value-type="string" office:string-value="PA5/ADC12_IN10/DAC1_OUT2/TIM2_CH1/TIM2_ETR/TIM8_CH1N" calcext:value-type="string">
            <text:p>PA5/ADC12_IN10/DAC1_OUT2/TIM2_CH1/TIM2_ETR/TIM8_CH1N</text:p>
          </table:table-cell>
          <table:table-cell table:formula="of:=[.AH7]&amp;IF(ISBLANK([.I7]);&quot;&quot;;&quot;/&quot;&amp;[.I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I7]&amp;IF(ISBLANK([.J7]);&quot;&quot;;&quot;/&quot;&amp;[.J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J7]&amp;IF(ISBLANK([.K7]);&quot;&quot;;&quot;/&quot;&amp;[.K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K7]&amp;IF(ISBLANK([.L7]);&quot;&quot;;&quot;/&quot;&amp;[.L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L7]&amp;IF(ISBLANK([.M7]);&quot;&quot;;&quot;/&quot;&amp;[.M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M7]&amp;IF(ISBLANK([.N7]);&quot;&quot;;&quot;/&quot;&amp;[.N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N7]&amp;IF(ISBLANK([.O7]);&quot;&quot;;&quot;/&quot;&amp;[.O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O7]&amp;IF(ISBLANK([.P7]);&quot;&quot;;&quot;/&quot;&amp;[.P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P7]&amp;IF(ISBLANK([.Q7]);&quot;&quot;;&quot;/&quot;&amp;[.Q7])" office:value-type="string" office:string-value="PA5/ADC12_IN10/DAC1_OUT2/TIM2_CH1/TIM2_ETR/TIM8_CH1N/SPI1_SCK" calcext:value-type="string">
            <text:p>PA5/ADC12_IN10/DAC1_OUT2/TIM2_CH1/TIM2_ETR/TIM8_CH1N/SPI1_SCK</text:p>
          </table:table-cell>
          <table:table-cell table:formula="of:=[.AQ7]&amp;IF(ISBLANK([.R7]);&quot;&quot;;&quot;/&quot;&amp;[.R7])" office:value-type="string" office:string-value="PA5/ADC12_IN10/DAC1_OUT2/TIM2_CH1/TIM2_ETR/TIM8_CH1N/SPI1_SCK/LPTIM2_ETR" calcext:value-type="string">
            <text:p>PA5/ADC12_IN10/DAC1_OUT2/TIM2_CH1/TIM2_ETR/TIM8_CH1N/SPI1_SCK/LPTIM2_ETR</text:p>
          </table:table-cell>
          <table:table-cell table:formula="of:=[.AR7]&amp;IF(ISBLANK([.S7]);&quot;&quot;;&quot;/&quot;&amp;[.S7])" office:value-type="string" office:string-value="PA5/ADC12_IN10/DAC1_OUT2/TIM2_CH1/TIM2_ETR/TIM8_CH1N/SPI1_SCK/LPTIM2_ETR" calcext:value-type="string">
            <text:p>PA5/ADC12_IN10/DAC1_OUT2/TIM2_CH1/TIM2_ETR/TIM8_CH1N/SPI1_SCK/LP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OPAMP2_VINP/ADC12_IN11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office:value-type="string" calcext:value-type="string">
            <text:p>LCD_SEG3</text:p>
          </table:table-cell>
          <table:table-cell office:value-type="string" calcext:value-type="string">
            <text:p>TIM1_BKIN_COMP2</text:p>
          </table:table-cell>
          <table:table-cell office:value-type="string" calcext:value-type="string">
            <text:p>TIM8_BKIN_COMP2</text:p>
          </table:table-cell>
          <table:table-cell office:value-type="string" calcext:value-type="string">
            <text:p>TIM16_CH1</text:p>
          </table:table-cell>
          <table:table-cell table:number-columns-repeated="9"/>
          <table:table-cell table:formula="of:=[.B8]" office:value-type="string" office:string-value="PA6" calcext:value-type="string">
            <text:p>PA6</text:p>
          </table:table-cell>
          <table:table-cell table:formula="of:=[.AB8]&amp;IF(ISBLANK([.C8]);&quot;&quot;;&quot;/&quot;&amp;[.C8])" office:value-type="string" office:string-value="PA6/OPAMP2_VINP/ADC12_IN11" calcext:value-type="string">
            <text:p>PA6/OPAMP2_VINP/ADC12_IN11</text:p>
          </table:table-cell>
          <table:table-cell table:formula="of:=[.AC8]&amp;IF(ISBLANK([.D8]);&quot;&quot;;&quot;/&quot;&amp;[.D8])" office:value-type="string" office:string-value="PA6/OPAMP2_VINP/ADC12_IN11" calcext:value-type="string">
            <text:p>PA6/OPAMP2_VINP/ADC12_IN11</text:p>
          </table:table-cell>
          <table:table-cell table:formula="of:=[.AD8]&amp;IF(ISBLANK([.E8]);&quot;&quot;;&quot;/&quot;&amp;[.E8])" office:value-type="string" office:string-value="PA6/OPAMP2_VINP/ADC12_IN11/TIM1_BKIN" calcext:value-type="string">
            <text:p>PA6/OPAMP2_VINP/ADC12_IN11/TIM1_BKIN</text:p>
          </table:table-cell>
          <table:table-cell table:formula="of:=[.AE8]&amp;IF(ISBLANK([.F8]);&quot;&quot;;&quot;/&quot;&amp;[.F8])" office:value-type="string" office:string-value="PA6/OPAMP2_VINP/ADC12_IN11/TIM1_BKIN/TIM3_CH1" calcext:value-type="string">
            <text:p>PA6/OPAMP2_VINP/ADC12_IN11/TIM1_BKIN/TIM3_CH1</text:p>
          </table:table-cell>
          <table:table-cell table:formula="of:=[.AF8]&amp;IF(ISBLANK([.G8]);&quot;&quot;;&quot;/&quot;&amp;[.G8])" office:value-type="string" office:string-value="PA6/OPAMP2_VINP/ADC12_IN11/TIM1_BKIN/TIM3_CH1/TIM8_BKIN" calcext:value-type="string">
            <text:p>PA6/OPAMP2_VINP/ADC12_IN11/TIM1_BKIN/TIM3_CH1/TIM8_BKIN</text:p>
          </table:table-cell>
          <table:table-cell table:formula="of:=[.AG8]&amp;IF(ISBLANK([.H8]);&quot;&quot;;&quot;/&quot;&amp;[.H8])" office:value-type="string" office:string-value="PA6/OPAMP2_VINP/ADC12_IN11/TIM1_BKIN/TIM3_CH1/TIM8_BKIN" calcext:value-type="string">
            <text:p>PA6/OPAMP2_VINP/ADC12_IN11/TIM1_BKIN/TIM3_CH1/TIM8_BKIN</text:p>
          </table:table-cell>
          <table:table-cell table:formula="of:=[.AH8]&amp;IF(ISBLANK([.I8]);&quot;&quot;;&quot;/&quot;&amp;[.I8])" office:value-type="string" office:string-value="PA6/OPAMP2_VINP/ADC12_IN11/TIM1_BKIN/TIM3_CH1/TIM8_BKIN/SPI1_MISO" calcext:value-type="string">
            <text:p>PA6/OPAMP2_VINP/ADC12_IN11/TIM1_BKIN/TIM3_CH1/TIM8_BKIN/SPI1_MISO</text:p>
          </table:table-cell>
          <table:table-cell table:formula="of:=[.AI8]&amp;IF(ISBLANK([.J8]);&quot;&quot;;&quot;/&quot;&amp;[.J8])" office:value-type="string" office:string-value="PA6/OPAMP2_VINP/ADC12_IN11/TIM1_BKIN/TIM3_CH1/TIM8_BKIN/SPI1_MISO" calcext:value-type="string">
            <text:p>PA6/OPAMP2_VINP/ADC12_IN11/TIM1_BKIN/TIM3_CH1/TIM8_BKIN/SPI1_MISO</text:p>
          </table:table-cell>
          <table:table-cell table:formula="of:=[.AJ8]&amp;IF(ISBLANK([.K8]);&quot;&quot;;&quot;/&quot;&amp;[.K8])" office:value-type="string" office:string-value="PA6/OPAMP2_VINP/ADC12_IN11/TIM1_BKIN/TIM3_CH1/TIM8_BKIN/SPI1_MISO/USART3_CTS" calcext:value-type="string">
            <text:p>PA6/OPAMP2_VINP/ADC12_IN11/TIM1_BKIN/TIM3_CH1/TIM8_BKIN/SPI1_MISO/USART3_CTS</text:p>
          </table:table-cell>
          <table:table-cell table:formula="of:=[.AK8]&amp;IF(ISBLANK([.L8]);&quot;&quot;;&quot;/&quot;&amp;[.L8])" office:value-type="string" office:string-value="PA6/OPAMP2_VINP/ADC12_IN11/TIM1_BKIN/TIM3_CH1/TIM8_BKIN/SPI1_MISO/USART3_CTS" calcext:value-type="string">
            <text:p>PA6/OPAMP2_VINP/ADC12_IN11/TIM1_BKIN/TIM3_CH1/TIM8_BKIN/SPI1_MISO/USART3_CTS</text:p>
          </table:table-cell>
          <table:table-cell table:formula="of:=[.AL8]&amp;IF(ISBLANK([.M8]);&quot;&quot;;&quot;/&quot;&amp;[.M8])" office:value-type="string" office:string-value="PA6/OPAMP2_VINP/ADC12_IN11/TIM1_BKIN/TIM3_CH1/TIM8_BKIN/SPI1_MISO/USART3_CTS" calcext:value-type="string">
            <text:p>PA6/OPAMP2_VINP/ADC12_IN11/TIM1_BKIN/TIM3_CH1/TIM8_BKIN/SPI1_MISO/USART3_CTS</text:p>
          </table:table-cell>
          <table:table-cell table:formula="of:=[.AM8]&amp;IF(ISBLANK([.N8]);&quot;&quot;;&quot;/&quot;&amp;[.N8])" office:value-type="string" office:string-value="PA6/OPAMP2_VINP/ADC12_IN11/TIM1_BKIN/TIM3_CH1/TIM8_BKIN/SPI1_MISO/USART3_CTS/QUADSPI_BK1_IO3" calcext:value-type="string">
            <text:p>PA6/OPAMP2_VINP/ADC12_IN11/TIM1_BKIN/TIM3_CH1/TIM8_BKIN/SPI1_MISO/USART3_CTS/QUADSPI_BK1_IO3</text:p>
          </table:table-cell>
          <table:table-cell table:formula="of:=[.AN8]&amp;IF(ISBLANK([.O8]);&quot;&quot;;&quot;/&quot;&amp;[.O8])" office:value-type="string" office:string-value="PA6/OPAMP2_VINP/ADC12_IN11/TIM1_BKIN/TIM3_CH1/TIM8_BKIN/SPI1_MISO/USART3_CTS/QUADSPI_BK1_IO3/LCD_SEG3" calcext:value-type="string">
            <text:p>PA6/OPAMP2_VINP/ADC12_IN11/TIM1_BKIN/TIM3_CH1/TIM8_BKIN/SPI1_MISO/USART3_CTS/QUADSPI_BK1_IO3/LCD_SEG3</text:p>
          </table:table-cell>
          <table:table-cell table:formula="of:=[.AO8]&amp;IF(ISBLANK([.P8]);&quot;&quot;;&quot;/&quot;&amp;[.P8])" office:value-type="string" office:string-value="PA6/OPAMP2_VINP/ADC12_IN11/TIM1_BKIN/TIM3_CH1/TIM8_BKIN/SPI1_MISO/USART3_CTS/QUADSPI_BK1_IO3/LCD_SEG3/TIM1_BKIN_COMP2" calcext:value-type="string">
            <text:p>PA6/OPAMP2_VINP/ADC12_IN11/TIM1_BKIN/TIM3_CH1/TIM8_BKIN/SPI1_MISO/USART3_CTS/QUADSPI_BK1_IO3/LCD_SEG3/TIM1_BKIN_COMP2</text:p>
          </table:table-cell>
          <table:table-cell table:formula="of:=[.AP8]&amp;IF(ISBLANK([.Q8]);&quot;&quot;;&quot;/&quot;&amp;[.Q8])" office:value-type="string" office:string-value="PA6/OPAMP2_VINP/ADC12_IN11/TIM1_BKIN/TIM3_CH1/TIM8_BKIN/SPI1_MISO/USART3_CTS/QUADSPI_BK1_IO3/LCD_SEG3/TIM1_BKIN_COMP2/TIM8_BKIN_COMP2" calcext:value-type="string">
            <text:p>PA6/OPAMP2_VINP/ADC12_IN11/TIM1_BKIN/TIM3_CH1/TIM8_BKIN/SPI1_MISO/USART3_CTS/QUADSPI_BK1_IO3/LCD_SEG3/TIM1_BKIN_COMP2/TIM8_BKIN_COMP2</text:p>
          </table:table-cell>
          <table:table-cell table:formula="of:=[.AQ8]&amp;IF(ISBLANK([.R8]);&quot;&quot;;&quot;/&quot;&amp;[.R8])" office:value-type="string" office:string-value="PA6/OPAMP2_VINP/ADC12_IN11/TIM1_BKIN/TIM3_CH1/TIM8_BKIN/SPI1_MISO/USART3_CTS/QUADSPI_BK1_IO3/LCD_SEG3/TIM1_BKIN_COMP2/TIM8_BKIN_COMP2/TIM16_CH1" calcext:value-type="string">
            <text:p>PA6/OPAMP2_VINP/ADC12_IN11/TIM1_BKIN/TIM3_CH1/TIM8_BKIN/SPI1_MISO/USART3_CTS/QUADSPI_BK1_IO3/LCD_SEG3/TIM1_BKIN_COMP2/TIM8_BKIN_COMP2/TIM16_CH1</text:p>
          </table:table-cell>
          <table:table-cell table:formula="of:=[.AR8]&amp;IF(ISBLANK([.S8]);&quot;&quot;;&quot;/&quot;&amp;[.S8])" office:value-type="string" office:string-value="PA6/OPAMP2_VINP/ADC12_IN11/TIM1_BKIN/TIM3_CH1/TIM8_BKIN/SPI1_MISO/USART3_CTS/QUADSPI_BK1_IO3/LCD_SEG3/TIM1_BKIN_COMP2/TIM8_BKIN_COMP2/TIM16_CH1" calcext:value-type="string">
            <text:p>PA6/OPAMP2_VINP/ADC12_IN11/TIM1_BKIN/TIM3_CH1/TIM8_BKIN/SPI1_MISO/USART3_CTS/QUADSPI_BK1_IO3/LCD_SEG3/TIM1_BKIN_COMP2/TIM8_BKIN_COMP2/TIM16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OPAMP2_VINM/ADC12_IN12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QUADSPI_BK1_IO2</text:p>
          </table:table-cell>
          <table:table-cell office:value-type="string" calcext:value-type="string">
            <text:p>LCD_SEG4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9"/>
          <table:table-cell table:formula="of:=[.B9]" office:value-type="string" office:string-value="PA7" calcext:value-type="string">
            <text:p>PA7</text:p>
          </table:table-cell>
          <table:table-cell table:formula="of:=[.AB9]&amp;IF(ISBLANK([.C9]);&quot;&quot;;&quot;/&quot;&amp;[.C9])" office:value-type="string" office:string-value="PA7/OPAMP2_VINM/ADC12_IN12" calcext:value-type="string">
            <text:p>PA7/OPAMP2_VINM/ADC12_IN12</text:p>
          </table:table-cell>
          <table:table-cell table:formula="of:=[.AC9]&amp;IF(ISBLANK([.D9]);&quot;&quot;;&quot;/&quot;&amp;[.D9])" office:value-type="string" office:string-value="PA7/OPAMP2_VINM/ADC12_IN12" calcext:value-type="string">
            <text:p>PA7/OPAMP2_VINM/ADC12_IN12</text:p>
          </table:table-cell>
          <table:table-cell table:formula="of:=[.AD9]&amp;IF(ISBLANK([.E9]);&quot;&quot;;&quot;/&quot;&amp;[.E9])" office:value-type="string" office:string-value="PA7/OPAMP2_VINM/ADC12_IN12/TIM1_CH1N" calcext:value-type="string">
            <text:p>PA7/OPAMP2_VINM/ADC12_IN12/TIM1_CH1N</text:p>
          </table:table-cell>
          <table:table-cell table:formula="of:=[.AE9]&amp;IF(ISBLANK([.F9]);&quot;&quot;;&quot;/&quot;&amp;[.F9])" office:value-type="string" office:string-value="PA7/OPAMP2_VINM/ADC12_IN12/TIM1_CH1N/TIM3_CH2" calcext:value-type="string">
            <text:p>PA7/OPAMP2_VINM/ADC12_IN12/TIM1_CH1N/TIM3_CH2</text:p>
          </table:table-cell>
          <table:table-cell table:formula="of:=[.AF9]&amp;IF(ISBLANK([.G9]);&quot;&quot;;&quot;/&quot;&amp;[.G9])" office:value-type="string" office:string-value="PA7/OPAMP2_VINM/ADC12_IN12/TIM1_CH1N/TIM3_CH2/TIM8_CH1N" calcext:value-type="string">
            <text:p>PA7/OPAMP2_VINM/ADC12_IN12/TIM1_CH1N/TIM3_CH2/TIM8_CH1N</text:p>
          </table:table-cell>
          <table:table-cell table:formula="of:=[.AG9]&amp;IF(ISBLANK([.H9]);&quot;&quot;;&quot;/&quot;&amp;[.H9])" office:value-type="string" office:string-value="PA7/OPAMP2_VINM/ADC12_IN12/TIM1_CH1N/TIM3_CH2/TIM8_CH1N" calcext:value-type="string">
            <text:p>PA7/OPAMP2_VINM/ADC12_IN12/TIM1_CH1N/TIM3_CH2/TIM8_CH1N</text:p>
          </table:table-cell>
          <table:table-cell table:formula="of:=[.AH9]&amp;IF(ISBLANK([.I9]);&quot;&quot;;&quot;/&quot;&amp;[.I9])" office:value-type="string" office:string-value="PA7/OPAMP2_VINM/ADC12_IN12/TIM1_CH1N/TIM3_CH2/TIM8_CH1N/SPI1_MOSI" calcext:value-type="string">
            <text:p>PA7/OPAMP2_VINM/ADC12_IN12/TIM1_CH1N/TIM3_CH2/TIM8_CH1N/SPI1_MOSI</text:p>
          </table:table-cell>
          <table:table-cell table:formula="of:=[.AI9]&amp;IF(ISBLANK([.J9]);&quot;&quot;;&quot;/&quot;&amp;[.J9])" office:value-type="string" office:string-value="PA7/OPAMP2_VINM/ADC12_IN12/TIM1_CH1N/TIM3_CH2/TIM8_CH1N/SPI1_MOSI" calcext:value-type="string">
            <text:p>PA7/OPAMP2_VINM/ADC12_IN12/TIM1_CH1N/TIM3_CH2/TIM8_CH1N/SPI1_MOSI</text:p>
          </table:table-cell>
          <table:table-cell table:formula="of:=[.AJ9]&amp;IF(ISBLANK([.K9]);&quot;&quot;;&quot;/&quot;&amp;[.K9])" office:value-type="string" office:string-value="PA7/OPAMP2_VINM/ADC12_IN12/TIM1_CH1N/TIM3_CH2/TIM8_CH1N/SPI1_MOSI" calcext:value-type="string">
            <text:p>PA7/OPAMP2_VINM/ADC12_IN12/TIM1_CH1N/TIM3_CH2/TIM8_CH1N/SPI1_MOSI</text:p>
          </table:table-cell>
          <table:table-cell table:formula="of:=[.AK9]&amp;IF(ISBLANK([.L9]);&quot;&quot;;&quot;/&quot;&amp;[.L9])" office:value-type="string" office:string-value="PA7/OPAMP2_VINM/ADC12_IN12/TIM1_CH1N/TIM3_CH2/TIM8_CH1N/SPI1_MOSI" calcext:value-type="string">
            <text:p>PA7/OPAMP2_VINM/ADC12_IN12/TIM1_CH1N/TIM3_CH2/TIM8_CH1N/SPI1_MOSI</text:p>
          </table:table-cell>
          <table:table-cell table:formula="of:=[.AL9]&amp;IF(ISBLANK([.M9]);&quot;&quot;;&quot;/&quot;&amp;[.M9])" office:value-type="string" office:string-value="PA7/OPAMP2_VINM/ADC12_IN12/TIM1_CH1N/TIM3_CH2/TIM8_CH1N/SPI1_MOSI" calcext:value-type="string">
            <text:p>PA7/OPAMP2_VINM/ADC12_IN12/TIM1_CH1N/TIM3_CH2/TIM8_CH1N/SPI1_MOSI</text:p>
          </table:table-cell>
          <table:table-cell table:formula="of:=[.AM9]&amp;IF(ISBLANK([.N9]);&quot;&quot;;&quot;/&quot;&amp;[.N9])" office:value-type="string" office:string-value="PA7/OPAMP2_VINM/ADC12_IN12/TIM1_CH1N/TIM3_CH2/TIM8_CH1N/SPI1_MOSI/QUADSPI_BK1_IO2" calcext:value-type="string">
            <text:p>PA7/OPAMP2_VINM/ADC12_IN12/TIM1_CH1N/TIM3_CH2/TIM8_CH1N/SPI1_MOSI/QUADSPI_BK1_IO2</text:p>
          </table:table-cell>
          <table:table-cell table:formula="of:=[.AN9]&amp;IF(ISBLANK([.O9]);&quot;&quot;;&quot;/&quot;&amp;[.O9])" office:value-type="string" office:string-value="PA7/OPAMP2_VINM/ADC12_IN12/TIM1_CH1N/TIM3_CH2/TIM8_CH1N/SPI1_MOSI/QUADSPI_BK1_IO2/LCD_SEG4" calcext:value-type="string">
            <text:p>PA7/OPAMP2_VINM/ADC12_IN12/TIM1_CH1N/TIM3_CH2/TIM8_CH1N/SPI1_MOSI/QUADSPI_BK1_IO2/LCD_SEG4</text:p>
          </table:table-cell>
          <table:table-cell table:formula="of:=[.AO9]&amp;IF(ISBLANK([.P9]);&quot;&quot;;&quot;/&quot;&amp;[.P9])" office:value-type="string" office:string-value="PA7/OPAMP2_VINM/ADC12_IN12/TIM1_CH1N/TIM3_CH2/TIM8_CH1N/SPI1_MOSI/QUADSPI_BK1_IO2/LCD_SEG4" calcext:value-type="string">
            <text:p>PA7/OPAMP2_VINM/ADC12_IN12/TIM1_CH1N/TIM3_CH2/TIM8_CH1N/SPI1_MOSI/QUADSPI_BK1_IO2/LCD_SEG4</text:p>
          </table:table-cell>
          <table:table-cell table:formula="of:=[.AP9]&amp;IF(ISBLANK([.Q9]);&quot;&quot;;&quot;/&quot;&amp;[.Q9])" office:value-type="string" office:string-value="PA7/OPAMP2_VINM/ADC12_IN12/TIM1_CH1N/TIM3_CH2/TIM8_CH1N/SPI1_MOSI/QUADSPI_BK1_IO2/LCD_SEG4" calcext:value-type="string">
            <text:p>PA7/OPAMP2_VINM/ADC12_IN12/TIM1_CH1N/TIM3_CH2/TIM8_CH1N/SPI1_MOSI/QUADSPI_BK1_IO2/LCD_SEG4</text:p>
          </table:table-cell>
          <table:table-cell table:formula="of:=[.AQ9]&amp;IF(ISBLANK([.R9]);&quot;&quot;;&quot;/&quot;&amp;[.R9])" office:value-type="string" office:string-value="PA7/OPAMP2_VINM/ADC12_IN12/TIM1_CH1N/TIM3_CH2/TIM8_CH1N/SPI1_MOSI/QUADSPI_BK1_IO2/LCD_SEG4/TIM17_CH1" calcext:value-type="string">
            <text:p>PA7/OPAMP2_VINM/ADC12_IN12/TIM1_CH1N/TIM3_CH2/TIM8_CH1N/SPI1_MOSI/QUADSPI_BK1_IO2/LCD_SEG4/TIM17_CH1</text:p>
          </table:table-cell>
          <table:table-cell table:formula="of:=[.AR9]&amp;IF(ISBLANK([.S9]);&quot;&quot;;&quot;/&quot;&amp;[.S9])" office:value-type="string" office:string-value="PA7/OPAMP2_VINM/ADC12_IN12/TIM1_CH1N/TIM3_CH2/TIM8_CH1N/SPI1_MOSI/QUADSPI_BK1_IO2/LCD_SEG4/TIM17_CH1" calcext:value-type="string">
            <text:p>PA7/OPAMP2_VINM/ADC12_IN12/TIM1_CH1N/TIM3_CH2/TIM8_CH1N/SPI1_MOSI/QUADSPI_BK1_IO2/LCD_SEG4/TIM17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MCO</text:p>
          </table:table-cell>
          <table:table-cell office:value-type="string" calcext:value-type="string">
            <text:p>TIM1_CH1</text:p>
          </table:table-cell>
          <table:table-cell table:number-columns-repeated="5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OTG_FS_SOF</text:p>
          </table:table-cell>
          <table:table-cell office:value-type="string" calcext:value-type="string">
            <text:p>LCD_COM0</text:p>
          </table:table-cell>
          <table:table-cell table:number-columns-repeated="2"/>
          <table:table-cell office:value-type="string" calcext:value-type="string">
            <text:p>LPTIM2_OUT</text:p>
          </table:table-cell>
          <table:table-cell table:number-columns-repeated="9"/>
          <table:table-cell table:formula="of:=[.B10]" office:value-type="string" office:string-value="PA8" calcext:value-type="string">
            <text:p>PA8</text:p>
          </table:table-cell>
          <table:table-cell table:formula="of:=[.AB10]&amp;IF(ISBLANK([.C10]);&quot;&quot;;&quot;/&quot;&amp;[.C10])" office:value-type="string" office:string-value="PA8" calcext:value-type="string">
            <text:p>PA8</text:p>
          </table:table-cell>
          <table:table-cell table:formula="of:=[.AC10]&amp;IF(ISBLANK([.D10]);&quot;&quot;;&quot;/&quot;&amp;[.D10])" office:value-type="string" office:string-value="PA8/MCO" calcext:value-type="string">
            <text:p>PA8/MCO</text:p>
          </table:table-cell>
          <table:table-cell table:formula="of:=[.AD10]&amp;IF(ISBLANK([.E10]);&quot;&quot;;&quot;/&quot;&amp;[.E10])" office:value-type="string" office:string-value="PA8/MCO/TIM1_CH1" calcext:value-type="string">
            <text:p>PA8/MCO/TIM1_CH1</text:p>
          </table:table-cell>
          <table:table-cell table:formula="of:=[.AE10]&amp;IF(ISBLANK([.F10]);&quot;&quot;;&quot;/&quot;&amp;[.F10])" office:value-type="string" office:string-value="PA8/MCO/TIM1_CH1" calcext:value-type="string">
            <text:p>PA8/MCO/TIM1_CH1</text:p>
          </table:table-cell>
          <table:table-cell table:formula="of:=[.AF10]&amp;IF(ISBLANK([.G10]);&quot;&quot;;&quot;/&quot;&amp;[.G10])" office:value-type="string" office:string-value="PA8/MCO/TIM1_CH1" calcext:value-type="string">
            <text:p>PA8/MCO/TIM1_CH1</text:p>
          </table:table-cell>
          <table:table-cell table:formula="of:=[.AG10]&amp;IF(ISBLANK([.H10]);&quot;&quot;;&quot;/&quot;&amp;[.H10])" office:value-type="string" office:string-value="PA8/MCO/TIM1_CH1" calcext:value-type="string">
            <text:p>PA8/MCO/TIM1_CH1</text:p>
          </table:table-cell>
          <table:table-cell table:formula="of:=[.AH10]&amp;IF(ISBLANK([.I10]);&quot;&quot;;&quot;/&quot;&amp;[.I10])" office:value-type="string" office:string-value="PA8/MCO/TIM1_CH1" calcext:value-type="string">
            <text:p>PA8/MCO/TIM1_CH1</text:p>
          </table:table-cell>
          <table:table-cell table:formula="of:=[.AI10]&amp;IF(ISBLANK([.J10]);&quot;&quot;;&quot;/&quot;&amp;[.J10])" office:value-type="string" office:string-value="PA8/MCO/TIM1_CH1" calcext:value-type="string">
            <text:p>PA8/MCO/TIM1_CH1</text:p>
          </table:table-cell>
          <table:table-cell table:formula="of:=[.AJ10]&amp;IF(ISBLANK([.K10]);&quot;&quot;;&quot;/&quot;&amp;[.K10])" office:value-type="string" office:string-value="PA8/MCO/TIM1_CH1/USART1_CK" calcext:value-type="string">
            <text:p>PA8/MCO/TIM1_CH1/USART1_CK</text:p>
          </table:table-cell>
          <table:table-cell table:formula="of:=[.AK10]&amp;IF(ISBLANK([.L10]);&quot;&quot;;&quot;/&quot;&amp;[.L10])" office:value-type="string" office:string-value="PA8/MCO/TIM1_CH1/USART1_CK" calcext:value-type="string">
            <text:p>PA8/MCO/TIM1_CH1/USART1_CK</text:p>
          </table:table-cell>
          <table:table-cell table:formula="of:=[.AL10]&amp;IF(ISBLANK([.M10]);&quot;&quot;;&quot;/&quot;&amp;[.M10])" office:value-type="string" office:string-value="PA8/MCO/TIM1_CH1/USART1_CK" calcext:value-type="string">
            <text:p>PA8/MCO/TIM1_CH1/USART1_CK</text:p>
          </table:table-cell>
          <table:table-cell table:formula="of:=[.AM10]&amp;IF(ISBLANK([.N10]);&quot;&quot;;&quot;/&quot;&amp;[.N10])" office:value-type="string" office:string-value="PA8/MCO/TIM1_CH1/USART1_CK/OTG_FS_SOF" calcext:value-type="string">
            <text:p>PA8/MCO/TIM1_CH1/USART1_CK/OTG_FS_SOF</text:p>
          </table:table-cell>
          <table:table-cell table:formula="of:=[.AN10]&amp;IF(ISBLANK([.O10]);&quot;&quot;;&quot;/&quot;&amp;[.O10])" office:value-type="string" office:string-value="PA8/MCO/TIM1_CH1/USART1_CK/OTG_FS_SOF/LCD_COM0" calcext:value-type="string">
            <text:p>PA8/MCO/TIM1_CH1/USART1_CK/OTG_FS_SOF/LCD_COM0</text:p>
          </table:table-cell>
          <table:table-cell table:formula="of:=[.AO10]&amp;IF(ISBLANK([.P10]);&quot;&quot;;&quot;/&quot;&amp;[.P10])" office:value-type="string" office:string-value="PA8/MCO/TIM1_CH1/USART1_CK/OTG_FS_SOF/LCD_COM0" calcext:value-type="string">
            <text:p>PA8/MCO/TIM1_CH1/USART1_CK/OTG_FS_SOF/LCD_COM0</text:p>
          </table:table-cell>
          <table:table-cell table:formula="of:=[.AP10]&amp;IF(ISBLANK([.Q10]);&quot;&quot;;&quot;/&quot;&amp;[.Q10])" office:value-type="string" office:string-value="PA8/MCO/TIM1_CH1/USART1_CK/OTG_FS_SOF/LCD_COM0" calcext:value-type="string">
            <text:p>PA8/MCO/TIM1_CH1/USART1_CK/OTG_FS_SOF/LCD_COM0</text:p>
          </table:table-cell>
          <table:table-cell table:formula="of:=[.AQ10]&amp;IF(ISBLANK([.R10]);&quot;&quot;;&quot;/&quot;&amp;[.R10])" office:value-type="string" office:string-value="PA8/MCO/TIM1_CH1/USART1_CK/OTG_FS_SOF/LCD_COM0/LPTIM2_OUT" calcext:value-type="string">
            <text:p>PA8/MCO/TIM1_CH1/USART1_CK/OTG_FS_SOF/LCD_COM0/LPTIM2_OUT</text:p>
          </table:table-cell>
          <table:table-cell table:formula="of:=[.AR10]&amp;IF(ISBLANK([.S10]);&quot;&quot;;&quot;/&quot;&amp;[.S10])" office:value-type="string" office:string-value="PA8/MCO/TIM1_CH1/USART1_CK/OTG_FS_SOF/LCD_COM0/LPTIM2_OUT" calcext:value-type="string">
            <text:p>PA8/MCO/TIM1_CH1/USART1_CK/OTG_FS_SOF/LCD_COM0/LPTIM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OTG_FS_VBUS</text:p>
          </table:table-cell>
          <table:table-cell/>
          <table:table-cell office:value-type="string" calcext:value-type="string">
            <text:p>TIM1_CH2</text:p>
          </table:table-cell>
          <table:table-cell table:number-columns-repeated="5"/>
          <table:table-cell office:value-type="string" calcext:value-type="string">
            <text:p>USART1_TX</text:p>
          </table:table-cell>
          <table:table-cell table:number-columns-repeated="3"/>
          <table:table-cell office:value-type="string" calcext:value-type="string">
            <text:p>LCD_COM1</text:p>
          </table:table-cell>
          <table:table-cell table:number-columns-repeated="2"/>
          <table:table-cell office:value-type="string" calcext:value-type="string">
            <text:p>TIM15_BKIN</text:p>
          </table:table-cell>
          <table:table-cell table:number-columns-repeated="9"/>
          <table:table-cell table:formula="of:=[.B11]" office:value-type="string" office:string-value="PA9" calcext:value-type="string">
            <text:p>PA9</text:p>
          </table:table-cell>
          <table:table-cell table:formula="of:=[.AB11]&amp;IF(ISBLANK([.C11]);&quot;&quot;;&quot;/&quot;&amp;[.C11])" office:value-type="string" office:string-value="PA9/OTG_FS_VBUS" calcext:value-type="string">
            <text:p>PA9/OTG_FS_VBUS</text:p>
          </table:table-cell>
          <table:table-cell table:formula="of:=[.AC11]&amp;IF(ISBLANK([.D11]);&quot;&quot;;&quot;/&quot;&amp;[.D11])" office:value-type="string" office:string-value="PA9/OTG_FS_VBUS" calcext:value-type="string">
            <text:p>PA9/OTG_FS_VBUS</text:p>
          </table:table-cell>
          <table:table-cell table:formula="of:=[.AD11]&amp;IF(ISBLANK([.E11]);&quot;&quot;;&quot;/&quot;&amp;[.E11])" office:value-type="string" office:string-value="PA9/OTG_FS_VBUS/TIM1_CH2" calcext:value-type="string">
            <text:p>PA9/OTG_FS_VBUS/TIM1_CH2</text:p>
          </table:table-cell>
          <table:table-cell table:formula="of:=[.AE11]&amp;IF(ISBLANK([.F11]);&quot;&quot;;&quot;/&quot;&amp;[.F11])" office:value-type="string" office:string-value="PA9/OTG_FS_VBUS/TIM1_CH2" calcext:value-type="string">
            <text:p>PA9/OTG_FS_VBUS/TIM1_CH2</text:p>
          </table:table-cell>
          <table:table-cell table:formula="of:=[.AF11]&amp;IF(ISBLANK([.G11]);&quot;&quot;;&quot;/&quot;&amp;[.G11])" office:value-type="string" office:string-value="PA9/OTG_FS_VBUS/TIM1_CH2" calcext:value-type="string">
            <text:p>PA9/OTG_FS_VBUS/TIM1_CH2</text:p>
          </table:table-cell>
          <table:table-cell table:formula="of:=[.AG11]&amp;IF(ISBLANK([.H11]);&quot;&quot;;&quot;/&quot;&amp;[.H11])" office:value-type="string" office:string-value="PA9/OTG_FS_VBUS/TIM1_CH2" calcext:value-type="string">
            <text:p>PA9/OTG_FS_VBUS/TIM1_CH2</text:p>
          </table:table-cell>
          <table:table-cell table:formula="of:=[.AH11]&amp;IF(ISBLANK([.I11]);&quot;&quot;;&quot;/&quot;&amp;[.I11])" office:value-type="string" office:string-value="PA9/OTG_FS_VBUS/TIM1_CH2" calcext:value-type="string">
            <text:p>PA9/OTG_FS_VBUS/TIM1_CH2</text:p>
          </table:table-cell>
          <table:table-cell table:formula="of:=[.AI11]&amp;IF(ISBLANK([.J11]);&quot;&quot;;&quot;/&quot;&amp;[.J11])" office:value-type="string" office:string-value="PA9/OTG_FS_VBUS/TIM1_CH2" calcext:value-type="string">
            <text:p>PA9/OTG_FS_VBUS/TIM1_CH2</text:p>
          </table:table-cell>
          <table:table-cell table:formula="of:=[.AJ11]&amp;IF(ISBLANK([.K11]);&quot;&quot;;&quot;/&quot;&amp;[.K11])" office:value-type="string" office:string-value="PA9/OTG_FS_VBUS/TIM1_CH2/USART1_TX" calcext:value-type="string">
            <text:p>PA9/OTG_FS_VBUS/TIM1_CH2/USART1_TX</text:p>
          </table:table-cell>
          <table:table-cell table:formula="of:=[.AK11]&amp;IF(ISBLANK([.L11]);&quot;&quot;;&quot;/&quot;&amp;[.L11])" office:value-type="string" office:string-value="PA9/OTG_FS_VBUS/TIM1_CH2/USART1_TX" calcext:value-type="string">
            <text:p>PA9/OTG_FS_VBUS/TIM1_CH2/USART1_TX</text:p>
          </table:table-cell>
          <table:table-cell table:formula="of:=[.AL11]&amp;IF(ISBLANK([.M11]);&quot;&quot;;&quot;/&quot;&amp;[.M11])" office:value-type="string" office:string-value="PA9/OTG_FS_VBUS/TIM1_CH2/USART1_TX" calcext:value-type="string">
            <text:p>PA9/OTG_FS_VBUS/TIM1_CH2/USART1_TX</text:p>
          </table:table-cell>
          <table:table-cell table:formula="of:=[.AM11]&amp;IF(ISBLANK([.N11]);&quot;&quot;;&quot;/&quot;&amp;[.N11])" office:value-type="string" office:string-value="PA9/OTG_FS_VBUS/TIM1_CH2/USART1_TX" calcext:value-type="string">
            <text:p>PA9/OTG_FS_VBUS/TIM1_CH2/USART1_TX</text:p>
          </table:table-cell>
          <table:table-cell table:formula="of:=[.AN11]&amp;IF(ISBLANK([.O11]);&quot;&quot;;&quot;/&quot;&amp;[.O11])" office:value-type="string" office:string-value="PA9/OTG_FS_VBUS/TIM1_CH2/USART1_TX/LCD_COM1" calcext:value-type="string">
            <text:p>PA9/OTG_FS_VBUS/TIM1_CH2/USART1_TX/LCD_COM1</text:p>
          </table:table-cell>
          <table:table-cell table:formula="of:=[.AO11]&amp;IF(ISBLANK([.P11]);&quot;&quot;;&quot;/&quot;&amp;[.P11])" office:value-type="string" office:string-value="PA9/OTG_FS_VBUS/TIM1_CH2/USART1_TX/LCD_COM1" calcext:value-type="string">
            <text:p>PA9/OTG_FS_VBUS/TIM1_CH2/USART1_TX/LCD_COM1</text:p>
          </table:table-cell>
          <table:table-cell table:formula="of:=[.AP11]&amp;IF(ISBLANK([.Q11]);&quot;&quot;;&quot;/&quot;&amp;[.Q11])" office:value-type="string" office:string-value="PA9/OTG_FS_VBUS/TIM1_CH2/USART1_TX/LCD_COM1" calcext:value-type="string">
            <text:p>PA9/OTG_FS_VBUS/TIM1_CH2/USART1_TX/LCD_COM1</text:p>
          </table:table-cell>
          <table:table-cell table:formula="of:=[.AQ11]&amp;IF(ISBLANK([.R11]);&quot;&quot;;&quot;/&quot;&amp;[.R11])" office:value-type="string" office:string-value="PA9/OTG_FS_VBUS/TIM1_CH2/USART1_TX/LCD_COM1/TIM15_BKIN" calcext:value-type="string">
            <text:p>PA9/OTG_FS_VBUS/TIM1_CH2/USART1_TX/LCD_COM1/TIM15_BKIN</text:p>
          </table:table-cell>
          <table:table-cell table:formula="of:=[.AR11]&amp;IF(ISBLANK([.S11]);&quot;&quot;;&quot;/&quot;&amp;[.S11])" office:value-type="string" office:string-value="PA9/OTG_FS_VBUS/TIM1_CH2/USART1_TX/LCD_COM1/TIM15_BKIN" calcext:value-type="string">
            <text:p>PA9/OTG_FS_VBUS/TIM1_CH2/USART1_TX/LCD_COM1/TIM15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 table:number-columns-repeated="5"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office:value-type="string" calcext:value-type="string">
            <text:p>LCD_COM2</text:p>
          </table:table-cell>
          <table:table-cell table:number-columns-repeated="2"/>
          <table:table-cell office:value-type="string" calcext:value-type="string">
            <text:p>TIM17_BKIN</text:p>
          </table:table-cell>
          <table:table-cell table:number-columns-repeated="9"/>
          <table:table-cell table:formula="of:=[.B12]" office:value-type="string" office:string-value="PA10" calcext:value-type="string">
            <text:p>PA10</text:p>
          </table:table-cell>
          <table:table-cell table:formula="of:=[.AB12]&amp;IF(ISBLANK([.C12]);&quot;&quot;;&quot;/&quot;&amp;[.C12])" office:value-type="string" office:string-value="PA10" calcext:value-type="string">
            <text:p>PA10</text:p>
          </table:table-cell>
          <table:table-cell table:formula="of:=[.AC12]&amp;IF(ISBLANK([.D12]);&quot;&quot;;&quot;/&quot;&amp;[.D12])" office:value-type="string" office:string-value="PA10" calcext:value-type="string">
            <text:p>PA10</text:p>
          </table:table-cell>
          <table:table-cell table:formula="of:=[.AD12]&amp;IF(ISBLANK([.E12]);&quot;&quot;;&quot;/&quot;&amp;[.E12])" office:value-type="string" office:string-value="PA10/TIM1_CH3" calcext:value-type="string">
            <text:p>PA10/TIM1_CH3</text:p>
          </table:table-cell>
          <table:table-cell table:formula="of:=[.AE12]&amp;IF(ISBLANK([.F12]);&quot;&quot;;&quot;/&quot;&amp;[.F12])" office:value-type="string" office:string-value="PA10/TIM1_CH3" calcext:value-type="string">
            <text:p>PA10/TIM1_CH3</text:p>
          </table:table-cell>
          <table:table-cell table:formula="of:=[.AF12]&amp;IF(ISBLANK([.G12]);&quot;&quot;;&quot;/&quot;&amp;[.G12])" office:value-type="string" office:string-value="PA10/TIM1_CH3" calcext:value-type="string">
            <text:p>PA10/TIM1_CH3</text:p>
          </table:table-cell>
          <table:table-cell table:formula="of:=[.AG12]&amp;IF(ISBLANK([.H12]);&quot;&quot;;&quot;/&quot;&amp;[.H12])" office:value-type="string" office:string-value="PA10/TIM1_CH3" calcext:value-type="string">
            <text:p>PA10/TIM1_CH3</text:p>
          </table:table-cell>
          <table:table-cell table:formula="of:=[.AH12]&amp;IF(ISBLANK([.I12]);&quot;&quot;;&quot;/&quot;&amp;[.I12])" office:value-type="string" office:string-value="PA10/TIM1_CH3" calcext:value-type="string">
            <text:p>PA10/TIM1_CH3</text:p>
          </table:table-cell>
          <table:table-cell table:formula="of:=[.AI12]&amp;IF(ISBLANK([.J12]);&quot;&quot;;&quot;/&quot;&amp;[.J12])" office:value-type="string" office:string-value="PA10/TIM1_CH3" calcext:value-type="string">
            <text:p>PA10/TIM1_CH3</text:p>
          </table:table-cell>
          <table:table-cell table:formula="of:=[.AJ12]&amp;IF(ISBLANK([.K12]);&quot;&quot;;&quot;/&quot;&amp;[.K12])" office:value-type="string" office:string-value="PA10/TIM1_CH3/USART1_RX" calcext:value-type="string">
            <text:p>PA10/TIM1_CH3/USART1_RX</text:p>
          </table:table-cell>
          <table:table-cell table:formula="of:=[.AK12]&amp;IF(ISBLANK([.L12]);&quot;&quot;;&quot;/&quot;&amp;[.L12])" office:value-type="string" office:string-value="PA10/TIM1_CH3/USART1_RX" calcext:value-type="string">
            <text:p>PA10/TIM1_CH3/USART1_RX</text:p>
          </table:table-cell>
          <table:table-cell table:formula="of:=[.AL12]&amp;IF(ISBLANK([.M12]);&quot;&quot;;&quot;/&quot;&amp;[.M12])" office:value-type="string" office:string-value="PA10/TIM1_CH3/USART1_RX" calcext:value-type="string">
            <text:p>PA10/TIM1_CH3/USART1_RX</text:p>
          </table:table-cell>
          <table:table-cell table:formula="of:=[.AM12]&amp;IF(ISBLANK([.N12]);&quot;&quot;;&quot;/&quot;&amp;[.N12])" office:value-type="string" office:string-value="PA10/TIM1_CH3/USART1_RX/OTG_FS_ID" calcext:value-type="string">
            <text:p>PA10/TIM1_CH3/USART1_RX/OTG_FS_ID</text:p>
          </table:table-cell>
          <table:table-cell table:formula="of:=[.AN12]&amp;IF(ISBLANK([.O12]);&quot;&quot;;&quot;/&quot;&amp;[.O12])" office:value-type="string" office:string-value="PA10/TIM1_CH3/USART1_RX/OTG_FS_ID/LCD_COM2" calcext:value-type="string">
            <text:p>PA10/TIM1_CH3/USART1_RX/OTG_FS_ID/LCD_COM2</text:p>
          </table:table-cell>
          <table:table-cell table:formula="of:=[.AO12]&amp;IF(ISBLANK([.P12]);&quot;&quot;;&quot;/&quot;&amp;[.P12])" office:value-type="string" office:string-value="PA10/TIM1_CH3/USART1_RX/OTG_FS_ID/LCD_COM2" calcext:value-type="string">
            <text:p>PA10/TIM1_CH3/USART1_RX/OTG_FS_ID/LCD_COM2</text:p>
          </table:table-cell>
          <table:table-cell table:formula="of:=[.AP12]&amp;IF(ISBLANK([.Q12]);&quot;&quot;;&quot;/&quot;&amp;[.Q12])" office:value-type="string" office:string-value="PA10/TIM1_CH3/USART1_RX/OTG_FS_ID/LCD_COM2" calcext:value-type="string">
            <text:p>PA10/TIM1_CH3/USART1_RX/OTG_FS_ID/LCD_COM2</text:p>
          </table:table-cell>
          <table:table-cell table:formula="of:=[.AQ12]&amp;IF(ISBLANK([.R12]);&quot;&quot;;&quot;/&quot;&amp;[.R12])" office:value-type="string" office:string-value="PA10/TIM1_CH3/USART1_RX/OTG_FS_ID/LCD_COM2/TIM17_BKIN" calcext:value-type="string">
            <text:p>PA10/TIM1_CH3/USART1_RX/OTG_FS_ID/LCD_COM2/TIM17_BKIN</text:p>
          </table:table-cell>
          <table:table-cell table:formula="of:=[.AR12]&amp;IF(ISBLANK([.S12]);&quot;&quot;;&quot;/&quot;&amp;[.S12])" office:value-type="string" office:string-value="PA10/TIM1_CH3/USART1_RX/OTG_FS_ID/LCD_COM2/TIM17_BKIN" calcext:value-type="string">
            <text:p>PA10/TIM1_CH3/USART1_RX/OTG_FS_ID/LCD_COM2/TIM17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table:number-columns-repeated="4"/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/>
          <table:table-cell office:value-type="string" calcext:value-type="string">
            <text:p>TIM1_BKIN2_COMP1</text:p>
          </table:table-cell>
          <table:table-cell table:number-columns-repeated="11"/>
          <table:table-cell table:formula="of:=[.B13]" office:value-type="string" office:string-value="PA11" calcext:value-type="string">
            <text:p>PA11</text:p>
          </table:table-cell>
          <table:table-cell table:formula="of:=[.AB13]&amp;IF(ISBLANK([.C13]);&quot;&quot;;&quot;/&quot;&amp;[.C13])" office:value-type="string" office:string-value="PA11" calcext:value-type="string">
            <text:p>PA11</text:p>
          </table:table-cell>
          <table:table-cell table:formula="of:=[.AC13]&amp;IF(ISBLANK([.D13]);&quot;&quot;;&quot;/&quot;&amp;[.D13])" office:value-type="string" office:string-value="PA11" calcext:value-type="string">
            <text:p>PA11</text:p>
          </table:table-cell>
          <table:table-cell table:formula="of:=[.AD13]&amp;IF(ISBLANK([.E13]);&quot;&quot;;&quot;/&quot;&amp;[.E13])" office:value-type="string" office:string-value="PA11/TIM1_CH4" calcext:value-type="string">
            <text:p>PA11/TIM1_CH4</text:p>
          </table:table-cell>
          <table:table-cell table:formula="of:=[.AE13]&amp;IF(ISBLANK([.F13]);&quot;&quot;;&quot;/&quot;&amp;[.F13])" office:value-type="string" office:string-value="PA11/TIM1_CH4/TIM1_BKIN2" calcext:value-type="string">
            <text:p>PA11/TIM1_CH4/TIM1_BKIN2</text:p>
          </table:table-cell>
          <table:table-cell table:formula="of:=[.AF13]&amp;IF(ISBLANK([.G13]);&quot;&quot;;&quot;/&quot;&amp;[.G13])" office:value-type="string" office:string-value="PA11/TIM1_CH4/TIM1_BKIN2" calcext:value-type="string">
            <text:p>PA11/TIM1_CH4/TIM1_BKIN2</text:p>
          </table:table-cell>
          <table:table-cell table:formula="of:=[.AG13]&amp;IF(ISBLANK([.H13]);&quot;&quot;;&quot;/&quot;&amp;[.H13])" office:value-type="string" office:string-value="PA11/TIM1_CH4/TIM1_BKIN2" calcext:value-type="string">
            <text:p>PA11/TIM1_CH4/TIM1_BKIN2</text:p>
          </table:table-cell>
          <table:table-cell table:formula="of:=[.AH13]&amp;IF(ISBLANK([.I13]);&quot;&quot;;&quot;/&quot;&amp;[.I13])" office:value-type="string" office:string-value="PA11/TIM1_CH4/TIM1_BKIN2" calcext:value-type="string">
            <text:p>PA11/TIM1_CH4/TIM1_BKIN2</text:p>
          </table:table-cell>
          <table:table-cell table:formula="of:=[.AI13]&amp;IF(ISBLANK([.J13]);&quot;&quot;;&quot;/&quot;&amp;[.J13])" office:value-type="string" office:string-value="PA11/TIM1_CH4/TIM1_BKIN2" calcext:value-type="string">
            <text:p>PA11/TIM1_CH4/TIM1_BKIN2</text:p>
          </table:table-cell>
          <table:table-cell table:formula="of:=[.AJ13]&amp;IF(ISBLANK([.K13]);&quot;&quot;;&quot;/&quot;&amp;[.K13])" office:value-type="string" office:string-value="PA11/TIM1_CH4/TIM1_BKIN2/USART1_CTS" calcext:value-type="string">
            <text:p>PA11/TIM1_CH4/TIM1_BKIN2/USART1_CTS</text:p>
          </table:table-cell>
          <table:table-cell table:formula="of:=[.AK13]&amp;IF(ISBLANK([.L13]);&quot;&quot;;&quot;/&quot;&amp;[.L13])" office:value-type="string" office:string-value="PA11/TIM1_CH4/TIM1_BKIN2/USART1_CTS" calcext:value-type="string">
            <text:p>PA11/TIM1_CH4/TIM1_BKIN2/USART1_CTS</text:p>
          </table:table-cell>
          <table:table-cell table:formula="of:=[.AL13]&amp;IF(ISBLANK([.M13]);&quot;&quot;;&quot;/&quot;&amp;[.M13])" office:value-type="string" office:string-value="PA11/TIM1_CH4/TIM1_BKIN2/USART1_CTS/CAN1_RX" calcext:value-type="string">
            <text:p>PA11/TIM1_CH4/TIM1_BKIN2/USART1_CTS/CAN1_RX</text:p>
          </table:table-cell>
          <table:table-cell table:formula="of:=[.AM13]&amp;IF(ISBLANK([.N13]);&quot;&quot;;&quot;/&quot;&amp;[.N13])" office:value-type="string" office:string-value="PA11/TIM1_CH4/TIM1_BKIN2/USART1_CTS/CAN1_RX/OTG_FS_DM" calcext:value-type="string">
            <text:p>PA11/TIM1_CH4/TIM1_BKIN2/USART1_CTS/CAN1_RX/OTG_FS_DM</text:p>
          </table:table-cell>
          <table:table-cell table:formula="of:=[.AN13]&amp;IF(ISBLANK([.O13]);&quot;&quot;;&quot;/&quot;&amp;[.O13])" office:value-type="string" office:string-value="PA11/TIM1_CH4/TIM1_BKIN2/USART1_CTS/CAN1_RX/OTG_FS_DM" calcext:value-type="string">
            <text:p>PA11/TIM1_CH4/TIM1_BKIN2/USART1_CTS/CAN1_RX/OTG_FS_DM</text:p>
          </table:table-cell>
          <table:table-cell table:formula="of:=[.AO13]&amp;IF(ISBLANK([.P13]);&quot;&quot;;&quot;/&quot;&amp;[.P13])" office:value-type="string" office:string-value="PA11/TIM1_CH4/TIM1_BKIN2/USART1_CTS/CAN1_RX/OTG_FS_DM/TIM1_BKIN2_COMP1" calcext:value-type="string">
            <text:p>PA11/TIM1_CH4/TIM1_BKIN2/USART1_CTS/CAN1_RX/OTG_FS_DM/TIM1_BKIN2_COMP1</text:p>
          </table:table-cell>
          <table:table-cell table:formula="of:=[.AP13]&amp;IF(ISBLANK([.Q13]);&quot;&quot;;&quot;/&quot;&amp;[.Q13])" office:value-type="string" office:string-value="PA11/TIM1_CH4/TIM1_BKIN2/USART1_CTS/CAN1_RX/OTG_FS_DM/TIM1_BKIN2_COMP1" calcext:value-type="string">
            <text:p>PA11/TIM1_CH4/TIM1_BKIN2/USART1_CTS/CAN1_RX/OTG_FS_DM/TIM1_BKIN2_COMP1</text:p>
          </table:table-cell>
          <table:table-cell table:formula="of:=[.AQ13]&amp;IF(ISBLANK([.R13]);&quot;&quot;;&quot;/&quot;&amp;[.R13])" office:value-type="string" office:string-value="PA11/TIM1_CH4/TIM1_BKIN2/USART1_CTS/CAN1_RX/OTG_FS_DM/TIM1_BKIN2_COMP1" calcext:value-type="string">
            <text:p>PA11/TIM1_CH4/TIM1_BKIN2/USART1_CTS/CAN1_RX/OTG_FS_DM/TIM1_BKIN2_COMP1</text:p>
          </table:table-cell>
          <table:table-cell table:formula="of:=[.AR13]&amp;IF(ISBLANK([.S13]);&quot;&quot;;&quot;/&quot;&amp;[.S13])" office:value-type="string" office:string-value="PA11/TIM1_CH4/TIM1_BKIN2/USART1_CTS/CAN1_RX/OTG_FS_DM/TIM1_BKIN2_COMP1" calcext:value-type="string">
            <text:p>PA11/TIM1_CH4/TIM1_BKIN2/USART1_CTS/CAN1_RX/OTG_FS_DM/TIM1_BKIN2_COMP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table:number-columns-repeated="5"/>
          <table:table-cell office:value-type="string" calcext:value-type="string">
            <text:p>USART1_RTS_DE</text:p>
          </table:table-cell>
          <table:table-cell/>
          <table:table-cell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13"/>
          <table:table-cell table:formula="of:=[.B14]" office:value-type="string" office:string-value="PA12" calcext:value-type="string">
            <text:p>PA12</text:p>
          </table:table-cell>
          <table:table-cell table:formula="of:=[.AB14]&amp;IF(ISBLANK([.C14]);&quot;&quot;;&quot;/&quot;&amp;[.C14])" office:value-type="string" office:string-value="PA12" calcext:value-type="string">
            <text:p>PA12</text:p>
          </table:table-cell>
          <table:table-cell table:formula="of:=[.AC14]&amp;IF(ISBLANK([.D14]);&quot;&quot;;&quot;/&quot;&amp;[.D14])" office:value-type="string" office:string-value="PA12" calcext:value-type="string">
            <text:p>PA12</text:p>
          </table:table-cell>
          <table:table-cell table:formula="of:=[.AD14]&amp;IF(ISBLANK([.E14]);&quot;&quot;;&quot;/&quot;&amp;[.E14])" office:value-type="string" office:string-value="PA12/TIM1_ETR" calcext:value-type="string">
            <text:p>PA12/TIM1_ETR</text:p>
          </table:table-cell>
          <table:table-cell table:formula="of:=[.AE14]&amp;IF(ISBLANK([.F14]);&quot;&quot;;&quot;/&quot;&amp;[.F14])" office:value-type="string" office:string-value="PA12/TIM1_ETR" calcext:value-type="string">
            <text:p>PA12/TIM1_ETR</text:p>
          </table:table-cell>
          <table:table-cell table:formula="of:=[.AF14]&amp;IF(ISBLANK([.G14]);&quot;&quot;;&quot;/&quot;&amp;[.G14])" office:value-type="string" office:string-value="PA12/TIM1_ETR" calcext:value-type="string">
            <text:p>PA12/TIM1_ETR</text:p>
          </table:table-cell>
          <table:table-cell table:formula="of:=[.AG14]&amp;IF(ISBLANK([.H14]);&quot;&quot;;&quot;/&quot;&amp;[.H14])" office:value-type="string" office:string-value="PA12/TIM1_ETR" calcext:value-type="string">
            <text:p>PA12/TIM1_ETR</text:p>
          </table:table-cell>
          <table:table-cell table:formula="of:=[.AH14]&amp;IF(ISBLANK([.I14]);&quot;&quot;;&quot;/&quot;&amp;[.I14])" office:value-type="string" office:string-value="PA12/TIM1_ETR" calcext:value-type="string">
            <text:p>PA12/TIM1_ETR</text:p>
          </table:table-cell>
          <table:table-cell table:formula="of:=[.AI14]&amp;IF(ISBLANK([.J14]);&quot;&quot;;&quot;/&quot;&amp;[.J14])" office:value-type="string" office:string-value="PA12/TIM1_ETR" calcext:value-type="string">
            <text:p>PA12/TIM1_ETR</text:p>
          </table:table-cell>
          <table:table-cell table:formula="of:=[.AJ14]&amp;IF(ISBLANK([.K14]);&quot;&quot;;&quot;/&quot;&amp;[.K14])" office:value-type="string" office:string-value="PA12/TIM1_ETR/USART1_RTS_DE" calcext:value-type="string">
            <text:p>PA12/TIM1_ETR/USART1_RTS_DE</text:p>
          </table:table-cell>
          <table:table-cell table:formula="of:=[.AK14]&amp;IF(ISBLANK([.L14]);&quot;&quot;;&quot;/&quot;&amp;[.L14])" office:value-type="string" office:string-value="PA12/TIM1_ETR/USART1_RTS_DE" calcext:value-type="string">
            <text:p>PA12/TIM1_ETR/USART1_RTS_DE</text:p>
          </table:table-cell>
          <table:table-cell table:formula="of:=[.AL14]&amp;IF(ISBLANK([.M14]);&quot;&quot;;&quot;/&quot;&amp;[.M14])" office:value-type="string" office:string-value="PA12/TIM1_ETR/USART1_RTS_DE/CAN1_TX" calcext:value-type="string">
            <text:p>PA12/TIM1_ETR/USART1_RTS_DE/CAN1_TX</text:p>
          </table:table-cell>
          <table:table-cell table:formula="of:=[.AM14]&amp;IF(ISBLANK([.N14]);&quot;&quot;;&quot;/&quot;&amp;[.N14])" office:value-type="string" office:string-value="PA12/TIM1_ETR/USART1_RTS_DE/CAN1_TX/OTG_FS_DP" calcext:value-type="string">
            <text:p>PA12/TIM1_ETR/USART1_RTS_DE/CAN1_TX/OTG_FS_DP</text:p>
          </table:table-cell>
          <table:table-cell table:formula="of:=[.AN14]&amp;IF(ISBLANK([.O14]);&quot;&quot;;&quot;/&quot;&amp;[.O14])" office:value-type="string" office:string-value="PA12/TIM1_ETR/USART1_RTS_DE/CAN1_TX/OTG_FS_DP" calcext:value-type="string">
            <text:p>PA12/TIM1_ETR/USART1_RTS_DE/CAN1_TX/OTG_FS_DP</text:p>
          </table:table-cell>
          <table:table-cell table:formula="of:=[.AO14]&amp;IF(ISBLANK([.P14]);&quot;&quot;;&quot;/&quot;&amp;[.P14])" office:value-type="string" office:string-value="PA12/TIM1_ETR/USART1_RTS_DE/CAN1_TX/OTG_FS_DP" calcext:value-type="string">
            <text:p>PA12/TIM1_ETR/USART1_RTS_DE/CAN1_TX/OTG_FS_DP</text:p>
          </table:table-cell>
          <table:table-cell table:formula="of:=[.AP14]&amp;IF(ISBLANK([.Q14]);&quot;&quot;;&quot;/&quot;&amp;[.Q14])" office:value-type="string" office:string-value="PA12/TIM1_ETR/USART1_RTS_DE/CAN1_TX/OTG_FS_DP" calcext:value-type="string">
            <text:p>PA12/TIM1_ETR/USART1_RTS_DE/CAN1_TX/OTG_FS_DP</text:p>
          </table:table-cell>
          <table:table-cell table:formula="of:=[.AQ14]&amp;IF(ISBLANK([.R14]);&quot;&quot;;&quot;/&quot;&amp;[.R14])" office:value-type="string" office:string-value="PA12/TIM1_ETR/USART1_RTS_DE/CAN1_TX/OTG_FS_DP" calcext:value-type="string">
            <text:p>PA12/TIM1_ETR/USART1_RTS_DE/CAN1_TX/OTG_FS_DP</text:p>
          </table:table-cell>
          <table:table-cell table:formula="of:=[.AR14]&amp;IF(ISBLANK([.S14]);&quot;&quot;;&quot;/&quot;&amp;[.S14])" office:value-type="string" office:string-value="PA12/TIM1_ETR/USART1_RTS_DE/CAN1_TX/OTG_FS_DP" calcext:value-type="string">
            <text:p>PA12/TIM1_ETR/USART1_RTS_DE/CAN1_TX/OTG_FS_DP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JTMS-SWDIO</text:p>
          </table:table-cell>
          <table:table-cell office:value-type="string" calcext:value-type="string">
            <text:p>IR_OUT</text:p>
          </table:table-cell>
          <table:table-cell table:number-columns-repeated="8"/>
          <table:table-cell office:value-type="string" calcext:value-type="string">
            <text:p>OTG_FS_NOE</text:p>
          </table:table-cell>
          <table:table-cell table:number-columns-repeated="13"/>
          <table:table-cell table:formula="of:=[.B15]" office:value-type="string" office:string-value="PA13" calcext:value-type="string">
            <text:p>PA13</text:p>
          </table:table-cell>
          <table:table-cell table:formula="of:=[.AB15]&amp;IF(ISBLANK([.C15]);&quot;&quot;;&quot;/&quot;&amp;[.C15])" office:value-type="string" office:string-value="PA13" calcext:value-type="string">
            <text:p>PA13</text:p>
          </table:table-cell>
          <table:table-cell table:formula="of:=[.AC15]&amp;IF(ISBLANK([.D15]);&quot;&quot;;&quot;/&quot;&amp;[.D15])" office:value-type="string" office:string-value="PA13/JTMS-SWDIO" calcext:value-type="string">
            <text:p>PA13/JTMS-SWDIO</text:p>
          </table:table-cell>
          <table:table-cell table:formula="of:=[.AD15]&amp;IF(ISBLANK([.E15]);&quot;&quot;;&quot;/&quot;&amp;[.E15])" office:value-type="string" office:string-value="PA13/JTMS-SWDIO/IR_OUT" calcext:value-type="string">
            <text:p>PA13/JTMS-SWDIO/IR_OUT</text:p>
          </table:table-cell>
          <table:table-cell table:formula="of:=[.AE15]&amp;IF(ISBLANK([.F15]);&quot;&quot;;&quot;/&quot;&amp;[.F15])" office:value-type="string" office:string-value="PA13/JTMS-SWDIO/IR_OUT" calcext:value-type="string">
            <text:p>PA13/JTMS-SWDIO/IR_OUT</text:p>
          </table:table-cell>
          <table:table-cell table:formula="of:=[.AF15]&amp;IF(ISBLANK([.G15]);&quot;&quot;;&quot;/&quot;&amp;[.G15])" office:value-type="string" office:string-value="PA13/JTMS-SWDIO/IR_OUT" calcext:value-type="string">
            <text:p>PA13/JTMS-SWDIO/IR_OUT</text:p>
          </table:table-cell>
          <table:table-cell table:formula="of:=[.AG15]&amp;IF(ISBLANK([.H15]);&quot;&quot;;&quot;/&quot;&amp;[.H15])" office:value-type="string" office:string-value="PA13/JTMS-SWDIO/IR_OUT" calcext:value-type="string">
            <text:p>PA13/JTMS-SWDIO/IR_OUT</text:p>
          </table:table-cell>
          <table:table-cell table:formula="of:=[.AH15]&amp;IF(ISBLANK([.I15]);&quot;&quot;;&quot;/&quot;&amp;[.I15])" office:value-type="string" office:string-value="PA13/JTMS-SWDIO/IR_OUT" calcext:value-type="string">
            <text:p>PA13/JTMS-SWDIO/IR_OUT</text:p>
          </table:table-cell>
          <table:table-cell table:formula="of:=[.AI15]&amp;IF(ISBLANK([.J15]);&quot;&quot;;&quot;/&quot;&amp;[.J15])" office:value-type="string" office:string-value="PA13/JTMS-SWDIO/IR_OUT" calcext:value-type="string">
            <text:p>PA13/JTMS-SWDIO/IR_OUT</text:p>
          </table:table-cell>
          <table:table-cell table:formula="of:=[.AJ15]&amp;IF(ISBLANK([.K15]);&quot;&quot;;&quot;/&quot;&amp;[.K15])" office:value-type="string" office:string-value="PA13/JTMS-SWDIO/IR_OUT" calcext:value-type="string">
            <text:p>PA13/JTMS-SWDIO/IR_OUT</text:p>
          </table:table-cell>
          <table:table-cell table:formula="of:=[.AK15]&amp;IF(ISBLANK([.L15]);&quot;&quot;;&quot;/&quot;&amp;[.L15])" office:value-type="string" office:string-value="PA13/JTMS-SWDIO/IR_OUT" calcext:value-type="string">
            <text:p>PA13/JTMS-SWDIO/IR_OUT</text:p>
          </table:table-cell>
          <table:table-cell table:formula="of:=[.AL15]&amp;IF(ISBLANK([.M15]);&quot;&quot;;&quot;/&quot;&amp;[.M15])" office:value-type="string" office:string-value="PA13/JTMS-SWDIO/IR_OUT" calcext:value-type="string">
            <text:p>PA13/JTMS-SWDIO/IR_OUT</text:p>
          </table:table-cell>
          <table:table-cell table:formula="of:=[.AM15]&amp;IF(ISBLANK([.N15]);&quot;&quot;;&quot;/&quot;&amp;[.N15])" office:value-type="string" office:string-value="PA13/JTMS-SWDIO/IR_OUT/OTG_FS_NOE" calcext:value-type="string">
            <text:p>PA13/JTMS-SWDIO/IR_OUT/OTG_FS_NOE</text:p>
          </table:table-cell>
          <table:table-cell table:formula="of:=[.AN15]&amp;IF(ISBLANK([.O15]);&quot;&quot;;&quot;/&quot;&amp;[.O15])" office:value-type="string" office:string-value="PA13/JTMS-SWDIO/IR_OUT/OTG_FS_NOE" calcext:value-type="string">
            <text:p>PA13/JTMS-SWDIO/IR_OUT/OTG_FS_NOE</text:p>
          </table:table-cell>
          <table:table-cell table:formula="of:=[.AO15]&amp;IF(ISBLANK([.P15]);&quot;&quot;;&quot;/&quot;&amp;[.P15])" office:value-type="string" office:string-value="PA13/JTMS-SWDIO/IR_OUT/OTG_FS_NOE" calcext:value-type="string">
            <text:p>PA13/JTMS-SWDIO/IR_OUT/OTG_FS_NOE</text:p>
          </table:table-cell>
          <table:table-cell table:formula="of:=[.AP15]&amp;IF(ISBLANK([.Q15]);&quot;&quot;;&quot;/&quot;&amp;[.Q15])" office:value-type="string" office:string-value="PA13/JTMS-SWDIO/IR_OUT/OTG_FS_NOE" calcext:value-type="string">
            <text:p>PA13/JTMS-SWDIO/IR_OUT/OTG_FS_NOE</text:p>
          </table:table-cell>
          <table:table-cell table:formula="of:=[.AQ15]&amp;IF(ISBLANK([.R15]);&quot;&quot;;&quot;/&quot;&amp;[.R15])" office:value-type="string" office:string-value="PA13/JTMS-SWDIO/IR_OUT/OTG_FS_NOE" calcext:value-type="string">
            <text:p>PA13/JTMS-SWDIO/IR_OUT/OTG_FS_NOE</text:p>
          </table:table-cell>
          <table:table-cell table:formula="of:=[.AR15]&amp;IF(ISBLANK([.S15]);&quot;&quot;;&quot;/&quot;&amp;[.S15])" office:value-type="string" office:string-value="PA13/JTMS-SWDIO/IR_OUT/OTG_FS_NOE" calcext:value-type="string">
            <text:p>PA13/JTMS-SWDIO/IR_OUT/OTG_FS_NO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JTCK-SWCLK</text:p>
          </table:table-cell>
          <table:table-cell table:number-columns-repeated="23"/>
          <table:table-cell table:formula="of:=[.B16]" office:value-type="string" office:string-value="PA14" calcext:value-type="string">
            <text:p>PA14</text:p>
          </table:table-cell>
          <table:table-cell table:formula="of:=[.AB16]&amp;IF(ISBLANK([.C16]);&quot;&quot;;&quot;/&quot;&amp;[.C16])" office:value-type="string" office:string-value="PA14" calcext:value-type="string">
            <text:p>PA14</text:p>
          </table:table-cell>
          <table:table-cell table:formula="of:=[.AC16]&amp;IF(ISBLANK([.D16]);&quot;&quot;;&quot;/&quot;&amp;[.D16])" office:value-type="string" office:string-value="PA14/JTCK-SWCLK" calcext:value-type="string">
            <text:p>PA14/JTCK-SWCLK</text:p>
          </table:table-cell>
          <table:table-cell table:formula="of:=[.AD16]&amp;IF(ISBLANK([.E16]);&quot;&quot;;&quot;/&quot;&amp;[.E16])" office:value-type="string" office:string-value="PA14/JTCK-SWCLK" calcext:value-type="string">
            <text:p>PA14/JTCK-SWCLK</text:p>
          </table:table-cell>
          <table:table-cell table:formula="of:=[.AE16]&amp;IF(ISBLANK([.F16]);&quot;&quot;;&quot;/&quot;&amp;[.F16])" office:value-type="string" office:string-value="PA14/JTCK-SWCLK" calcext:value-type="string">
            <text:p>PA14/JTCK-SWCLK</text:p>
          </table:table-cell>
          <table:table-cell table:formula="of:=[.AF16]&amp;IF(ISBLANK([.G16]);&quot;&quot;;&quot;/&quot;&amp;[.G16])" office:value-type="string" office:string-value="PA14/JTCK-SWCLK" calcext:value-type="string">
            <text:p>PA14/JTCK-SWCLK</text:p>
          </table:table-cell>
          <table:table-cell table:formula="of:=[.AG16]&amp;IF(ISBLANK([.H16]);&quot;&quot;;&quot;/&quot;&amp;[.H16])" office:value-type="string" office:string-value="PA14/JTCK-SWCLK" calcext:value-type="string">
            <text:p>PA14/JTCK-SWCLK</text:p>
          </table:table-cell>
          <table:table-cell table:formula="of:=[.AH16]&amp;IF(ISBLANK([.I16]);&quot;&quot;;&quot;/&quot;&amp;[.I16])" office:value-type="string" office:string-value="PA14/JTCK-SWCLK" calcext:value-type="string">
            <text:p>PA14/JTCK-SWCLK</text:p>
          </table:table-cell>
          <table:table-cell table:formula="of:=[.AI16]&amp;IF(ISBLANK([.J16]);&quot;&quot;;&quot;/&quot;&amp;[.J16])" office:value-type="string" office:string-value="PA14/JTCK-SWCLK" calcext:value-type="string">
            <text:p>PA14/JTCK-SWCLK</text:p>
          </table:table-cell>
          <table:table-cell table:formula="of:=[.AJ16]&amp;IF(ISBLANK([.K16]);&quot;&quot;;&quot;/&quot;&amp;[.K16])" office:value-type="string" office:string-value="PA14/JTCK-SWCLK" calcext:value-type="string">
            <text:p>PA14/JTCK-SWCLK</text:p>
          </table:table-cell>
          <table:table-cell table:formula="of:=[.AK16]&amp;IF(ISBLANK([.L16]);&quot;&quot;;&quot;/&quot;&amp;[.L16])" office:value-type="string" office:string-value="PA14/JTCK-SWCLK" calcext:value-type="string">
            <text:p>PA14/JTCK-SWCLK</text:p>
          </table:table-cell>
          <table:table-cell table:formula="of:=[.AL16]&amp;IF(ISBLANK([.M16]);&quot;&quot;;&quot;/&quot;&amp;[.M16])" office:value-type="string" office:string-value="PA14/JTCK-SWCLK" calcext:value-type="string">
            <text:p>PA14/JTCK-SWCLK</text:p>
          </table:table-cell>
          <table:table-cell table:formula="of:=[.AM16]&amp;IF(ISBLANK([.N16]);&quot;&quot;;&quot;/&quot;&amp;[.N16])" office:value-type="string" office:string-value="PA14/JTCK-SWCLK" calcext:value-type="string">
            <text:p>PA14/JTCK-SWCLK</text:p>
          </table:table-cell>
          <table:table-cell table:formula="of:=[.AN16]&amp;IF(ISBLANK([.O16]);&quot;&quot;;&quot;/&quot;&amp;[.O16])" office:value-type="string" office:string-value="PA14/JTCK-SWCLK" calcext:value-type="string">
            <text:p>PA14/JTCK-SWCLK</text:p>
          </table:table-cell>
          <table:table-cell table:formula="of:=[.AO16]&amp;IF(ISBLANK([.P16]);&quot;&quot;;&quot;/&quot;&amp;[.P16])" office:value-type="string" office:string-value="PA14/JTCK-SWCLK" calcext:value-type="string">
            <text:p>PA14/JTCK-SWCLK</text:p>
          </table:table-cell>
          <table:table-cell table:formula="of:=[.AP16]&amp;IF(ISBLANK([.Q16]);&quot;&quot;;&quot;/&quot;&amp;[.Q16])" office:value-type="string" office:string-value="PA14/JTCK-SWCLK" calcext:value-type="string">
            <text:p>PA14/JTCK-SWCLK</text:p>
          </table:table-cell>
          <table:table-cell table:formula="of:=[.AQ16]&amp;IF(ISBLANK([.R16]);&quot;&quot;;&quot;/&quot;&amp;[.R16])" office:value-type="string" office:string-value="PA14/JTCK-SWCLK" calcext:value-type="string">
            <text:p>PA14/JTCK-SWCLK</text:p>
          </table:table-cell>
          <table:table-cell table:formula="of:=[.AR16]&amp;IF(ISBLANK([.S16]);&quot;&quot;;&quot;/&quot;&amp;[.S16])" office:value-type="string" office:string-value="PA14/JTCK-SWCLK" calcext:value-type="string">
            <text:p>PA14/JTCK-SWCL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JTDI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TIM2_ETR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/>
          <table:table-cell office:value-type="string" calcext:value-type="string">
            <text:p>UART4_RTS_DE</text:p>
          </table:table-cell>
          <table:table-cell office:value-type="string" calcext:value-type="string">
            <text:p>TSC_G3_IO1</text:p>
          </table:table-cell>
          <table:table-cell/>
          <table:table-cell office:value-type="string" calcext:value-type="string">
            <text:p>LCD_SEG17</text:p>
          </table:table-cell>
          <table:table-cell/>
          <table:table-cell office:value-type="string" calcext:value-type="string">
            <text:p>SAI2_FS_B</text:p>
          </table:table-cell>
          <table:table-cell table:number-columns-repeated="10"/>
          <table:table-cell table:formula="of:=[.B17]" office:value-type="string" office:string-value="PA15" calcext:value-type="string">
            <text:p>PA15</text:p>
          </table:table-cell>
          <table:table-cell table:formula="of:=[.AB17]&amp;IF(ISBLANK([.C17]);&quot;&quot;;&quot;/&quot;&amp;[.C17])" office:value-type="string" office:string-value="PA15" calcext:value-type="string">
            <text:p>PA15</text:p>
          </table:table-cell>
          <table:table-cell table:formula="of:=[.AC17]&amp;IF(ISBLANK([.D17]);&quot;&quot;;&quot;/&quot;&amp;[.D17])" office:value-type="string" office:string-value="PA15/JTDI" calcext:value-type="string">
            <text:p>PA15/JTDI</text:p>
          </table:table-cell>
          <table:table-cell table:formula="of:=[.AD17]&amp;IF(ISBLANK([.E17]);&quot;&quot;;&quot;/&quot;&amp;[.E17])" office:value-type="string" office:string-value="PA15/JTDI/TIM2_CH1" calcext:value-type="string">
            <text:p>PA15/JTDI/TIM2_CH1</text:p>
          </table:table-cell>
          <table:table-cell table:formula="of:=[.AE17]&amp;IF(ISBLANK([.F17]);&quot;&quot;;&quot;/&quot;&amp;[.F17])" office:value-type="string" office:string-value="PA15/JTDI/TIM2_CH1/TIM2_ETR" calcext:value-type="string">
            <text:p>PA15/JTDI/TIM2_CH1/TIM2_ETR</text:p>
          </table:table-cell>
          <table:table-cell table:formula="of:=[.AF17]&amp;IF(ISBLANK([.G17]);&quot;&quot;;&quot;/&quot;&amp;[.G17])" office:value-type="string" office:string-value="PA15/JTDI/TIM2_CH1/TIM2_ETR" calcext:value-type="string">
            <text:p>PA15/JTDI/TIM2_CH1/TIM2_ETR</text:p>
          </table:table-cell>
          <table:table-cell table:formula="of:=[.AG17]&amp;IF(ISBLANK([.H17]);&quot;&quot;;&quot;/&quot;&amp;[.H17])" office:value-type="string" office:string-value="PA15/JTDI/TIM2_CH1/TIM2_ETR" calcext:value-type="string">
            <text:p>PA15/JTDI/TIM2_CH1/TIM2_ETR</text:p>
          </table:table-cell>
          <table:table-cell table:formula="of:=[.AH17]&amp;IF(ISBLANK([.I17]);&quot;&quot;;&quot;/&quot;&amp;[.I17])" office:value-type="string" office:string-value="PA15/JTDI/TIM2_CH1/TIM2_ETR/SPI1_NSS" calcext:value-type="string">
            <text:p>PA15/JTDI/TIM2_CH1/TIM2_ETR/SPI1_NSS</text:p>
          </table:table-cell>
          <table:table-cell table:formula="of:=[.AI17]&amp;IF(ISBLANK([.J17]);&quot;&quot;;&quot;/&quot;&amp;[.J17])" office:value-type="string" office:string-value="PA15/JTDI/TIM2_CH1/TIM2_ETR/SPI1_NSS/SPI3_NSS" calcext:value-type="string">
            <text:p>PA15/JTDI/TIM2_CH1/TIM2_ETR/SPI1_NSS/SPI3_NSS</text:p>
          </table:table-cell>
          <table:table-cell table:formula="of:=[.AJ17]&amp;IF(ISBLANK([.K17]);&quot;&quot;;&quot;/&quot;&amp;[.K17])" office:value-type="string" office:string-value="PA15/JTDI/TIM2_CH1/TIM2_ETR/SPI1_NSS/SPI3_NSS" calcext:value-type="string">
            <text:p>PA15/JTDI/TIM2_CH1/TIM2_ETR/SPI1_NSS/SPI3_NSS</text:p>
          </table:table-cell>
          <table:table-cell table:formula="of:=[.AK17]&amp;IF(ISBLANK([.L17]);&quot;&quot;;&quot;/&quot;&amp;[.L17])" office:value-type="string" office:string-value="PA15/JTDI/TIM2_CH1/TIM2_ETR/SPI1_NSS/SPI3_NSS/UART4_RTS_DE" calcext:value-type="string">
            <text:p>PA15/JTDI/TIM2_CH1/TIM2_ETR/SPI1_NSS/SPI3_NSS/UART4_RTS_DE</text:p>
          </table:table-cell>
          <table:table-cell table:formula="of:=[.AL17]&amp;IF(ISBLANK([.M17]);&quot;&quot;;&quot;/&quot;&amp;[.M17])" office:value-type="string" office:string-value="PA15/JTDI/TIM2_CH1/TIM2_ETR/SPI1_NSS/SPI3_NSS/UART4_RTS_DE/TSC_G3_IO1" calcext:value-type="string">
            <text:p>PA15/JTDI/TIM2_CH1/TIM2_ETR/SPI1_NSS/SPI3_NSS/UART4_RTS_DE/TSC_G3_IO1</text:p>
          </table:table-cell>
          <table:table-cell table:formula="of:=[.AM17]&amp;IF(ISBLANK([.N17]);&quot;&quot;;&quot;/&quot;&amp;[.N17])" office:value-type="string" office:string-value="PA15/JTDI/TIM2_CH1/TIM2_ETR/SPI1_NSS/SPI3_NSS/UART4_RTS_DE/TSC_G3_IO1" calcext:value-type="string">
            <text:p>PA15/JTDI/TIM2_CH1/TIM2_ETR/SPI1_NSS/SPI3_NSS/UART4_RTS_DE/TSC_G3_IO1</text:p>
          </table:table-cell>
          <table:table-cell table:formula="of:=[.AN17]&amp;IF(ISBLANK([.O17]);&quot;&quot;;&quot;/&quot;&amp;[.O17])" office:value-type="string" office:string-value="PA15/JTDI/TIM2_CH1/TIM2_ETR/SPI1_NSS/SPI3_NSS/UART4_RTS_DE/TSC_G3_IO1/LCD_SEG17" calcext:value-type="string">
            <text:p>PA15/JTDI/TIM2_CH1/TIM2_ETR/SPI1_NSS/SPI3_NSS/UART4_RTS_DE/TSC_G3_IO1/LCD_SEG17</text:p>
          </table:table-cell>
          <table:table-cell table:formula="of:=[.AO17]&amp;IF(ISBLANK([.P17]);&quot;&quot;;&quot;/&quot;&amp;[.P17])" office:value-type="string" office:string-value="PA15/JTDI/TIM2_CH1/TIM2_ETR/SPI1_NSS/SPI3_NSS/UART4_RTS_DE/TSC_G3_IO1/LCD_SEG17" calcext:value-type="string">
            <text:p>PA15/JTDI/TIM2_CH1/TIM2_ETR/SPI1_NSS/SPI3_NSS/UART4_RTS_DE/TSC_G3_IO1/LCD_SEG17</text:p>
          </table:table-cell>
          <table:table-cell table:formula="of:=[.AP17]&amp;IF(ISBLANK([.Q17]);&quot;&quot;;&quot;/&quot;&amp;[.Q17])" office:value-type="string" office:string-value="PA15/JTDI/TIM2_CH1/TIM2_ETR/SPI1_NSS/SPI3_NSS/UART4_RTS_DE/TSC_G3_IO1/LCD_SEG17/SAI2_FS_B" calcext:value-type="string">
            <text:p>PA15/JTDI/TIM2_CH1/TIM2_ETR/SPI1_NSS/SPI3_NSS/UART4_RTS_DE/TSC_G3_IO1/LCD_SEG17/SAI2_FS_B</text:p>
          </table:table-cell>
          <table:table-cell table:formula="of:=[.AQ17]&amp;IF(ISBLANK([.R17]);&quot;&quot;;&quot;/&quot;&amp;[.R17])" office:value-type="string" office:string-value="PA15/JTDI/TIM2_CH1/TIM2_ETR/SPI1_NSS/SPI3_NSS/UART4_RTS_DE/TSC_G3_IO1/LCD_SEG17/SAI2_FS_B" calcext:value-type="string">
            <text:p>PA15/JTDI/TIM2_CH1/TIM2_ETR/SPI1_NSS/SPI3_NSS/UART4_RTS_DE/TSC_G3_IO1/LCD_SEG17/SAI2_FS_B</text:p>
          </table:table-cell>
          <table:table-cell table:formula="of:=[.AR17]&amp;IF(ISBLANK([.S17]);&quot;&quot;;&quot;/&quot;&amp;[.S17])" office:value-type="string" office:string-value="PA15/JTDI/TIM2_CH1/TIM2_ETR/SPI1_NSS/SPI3_NSS/UART4_RTS_DE/TSC_G3_IO1/LCD_SEG17/SAI2_FS_B" calcext:value-type="string">
            <text:p>PA15/JTDI/TIM2_CH1/TIM2_ETR/SPI1_NSS/SPI3_NSS/UART4_RTS_DE/TSC_G3_IO1/LCD_SEG17/SAI2_FS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OPAMP2_VOUT/ADC12_IN15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3"/>
          <table:table-cell office:value-type="string" calcext:value-type="string">
            <text:p>USART3_CK</text:p>
          </table:table-cell>
          <table:table-cell table:number-columns-repeated="2"/>
          <table:table-cell office:value-type="string" calcext:value-type="string">
            <text:p>QUADSPI_BK1_IO1</text:p>
          </table:table-cell>
          <table:table-cell office:value-type="string" calcext:value-type="string">
            <text:p>LCD_SEG5</text:p>
          </table:table-cell>
          <table:table-cell office:value-type="string" calcext:value-type="string">
            <text:p>COMP1_OUT</text:p>
          </table:table-cell>
          <table:table-cell table:number-columns-repeated="11"/>
          <table:table-cell table:formula="of:=[.B18]" office:value-type="string" office:string-value="PB0" calcext:value-type="string">
            <text:p>PB0</text:p>
          </table:table-cell>
          <table:table-cell table:formula="of:=[.AB18]&amp;IF(ISBLANK([.C18]);&quot;&quot;;&quot;/&quot;&amp;[.C18])" office:value-type="string" office:string-value="PB0/OPAMP2_VOUT/ADC12_IN15" calcext:value-type="string">
            <text:p>PB0/OPAMP2_VOUT/ADC12_IN15</text:p>
          </table:table-cell>
          <table:table-cell table:formula="of:=[.AC18]&amp;IF(ISBLANK([.D18]);&quot;&quot;;&quot;/&quot;&amp;[.D18])" office:value-type="string" office:string-value="PB0/OPAMP2_VOUT/ADC12_IN15" calcext:value-type="string">
            <text:p>PB0/OPAMP2_VOUT/ADC12_IN15</text:p>
          </table:table-cell>
          <table:table-cell table:formula="of:=[.AD18]&amp;IF(ISBLANK([.E18]);&quot;&quot;;&quot;/&quot;&amp;[.E18])" office:value-type="string" office:string-value="PB0/OPAMP2_VOUT/ADC12_IN15/TIM1_CH2N" calcext:value-type="string">
            <text:p>PB0/OPAMP2_VOUT/ADC12_IN15/TIM1_CH2N</text:p>
          </table:table-cell>
          <table:table-cell table:formula="of:=[.AE18]&amp;IF(ISBLANK([.F18]);&quot;&quot;;&quot;/&quot;&amp;[.F18])" office:value-type="string" office:string-value="PB0/OPAMP2_VOUT/ADC12_IN15/TIM1_CH2N/TIM3_CH3" calcext:value-type="string">
            <text:p>PB0/OPAMP2_VOUT/ADC12_IN15/TIM1_CH2N/TIM3_CH3</text:p>
          </table:table-cell>
          <table:table-cell table:formula="of:=[.AF18]&amp;IF(ISBLANK([.G18]);&quot;&quot;;&quot;/&quot;&amp;[.G18])" office:value-type="string" office:string-value="PB0/OPAMP2_VOUT/ADC12_IN15/TIM1_CH2N/TIM3_CH3/TIM8_CH2N" calcext:value-type="string">
            <text:p>PB0/OPAMP2_VOUT/ADC12_IN15/TIM1_CH2N/TIM3_CH3/TIM8_CH2N</text:p>
          </table:table-cell>
          <table:table-cell table:formula="of:=[.AG18]&amp;IF(ISBLANK([.H18]);&quot;&quot;;&quot;/&quot;&amp;[.H18])" office:value-type="string" office:string-value="PB0/OPAMP2_VOUT/ADC12_IN15/TIM1_CH2N/TIM3_CH3/TIM8_CH2N" calcext:value-type="string">
            <text:p>PB0/OPAMP2_VOUT/ADC12_IN15/TIM1_CH2N/TIM3_CH3/TIM8_CH2N</text:p>
          </table:table-cell>
          <table:table-cell table:formula="of:=[.AH18]&amp;IF(ISBLANK([.I18]);&quot;&quot;;&quot;/&quot;&amp;[.I18])" office:value-type="string" office:string-value="PB0/OPAMP2_VOUT/ADC12_IN15/TIM1_CH2N/TIM3_CH3/TIM8_CH2N" calcext:value-type="string">
            <text:p>PB0/OPAMP2_VOUT/ADC12_IN15/TIM1_CH2N/TIM3_CH3/TIM8_CH2N</text:p>
          </table:table-cell>
          <table:table-cell table:formula="of:=[.AI18]&amp;IF(ISBLANK([.J18]);&quot;&quot;;&quot;/&quot;&amp;[.J18])" office:value-type="string" office:string-value="PB0/OPAMP2_VOUT/ADC12_IN15/TIM1_CH2N/TIM3_CH3/TIM8_CH2N" calcext:value-type="string">
            <text:p>PB0/OPAMP2_VOUT/ADC12_IN15/TIM1_CH2N/TIM3_CH3/TIM8_CH2N</text:p>
          </table:table-cell>
          <table:table-cell table:formula="of:=[.AJ18]&amp;IF(ISBLANK([.K18]);&quot;&quot;;&quot;/&quot;&amp;[.K18])" office:value-type="string" office:string-value="PB0/OPAMP2_VOUT/ADC12_IN15/TIM1_CH2N/TIM3_CH3/TIM8_CH2N/USART3_CK" calcext:value-type="string">
            <text:p>PB0/OPAMP2_VOUT/ADC12_IN15/TIM1_CH2N/TIM3_CH3/TIM8_CH2N/USART3_CK</text:p>
          </table:table-cell>
          <table:table-cell table:formula="of:=[.AK18]&amp;IF(ISBLANK([.L18]);&quot;&quot;;&quot;/&quot;&amp;[.L18])" office:value-type="string" office:string-value="PB0/OPAMP2_VOUT/ADC12_IN15/TIM1_CH2N/TIM3_CH3/TIM8_CH2N/USART3_CK" calcext:value-type="string">
            <text:p>PB0/OPAMP2_VOUT/ADC12_IN15/TIM1_CH2N/TIM3_CH3/TIM8_CH2N/USART3_CK</text:p>
          </table:table-cell>
          <table:table-cell table:formula="of:=[.AL18]&amp;IF(ISBLANK([.M18]);&quot;&quot;;&quot;/&quot;&amp;[.M18])" office:value-type="string" office:string-value="PB0/OPAMP2_VOUT/ADC12_IN15/TIM1_CH2N/TIM3_CH3/TIM8_CH2N/USART3_CK" calcext:value-type="string">
            <text:p>PB0/OPAMP2_VOUT/ADC12_IN15/TIM1_CH2N/TIM3_CH3/TIM8_CH2N/USART3_CK</text:p>
          </table:table-cell>
          <table:table-cell table:formula="of:=[.AM18]&amp;IF(ISBLANK([.N18]);&quot;&quot;;&quot;/&quot;&amp;[.N18])" office:value-type="string" office:string-value="PB0/OPAMP2_VOUT/ADC12_IN15/TIM1_CH2N/TIM3_CH3/TIM8_CH2N/USART3_CK/QUADSPI_BK1_IO1" calcext:value-type="string">
            <text:p>PB0/OPAMP2_VOUT/ADC12_IN15/TIM1_CH2N/TIM3_CH3/TIM8_CH2N/USART3_CK/QUADSPI_BK1_IO1</text:p>
          </table:table-cell>
          <table:table-cell table:formula="of:=[.AN18]&amp;IF(ISBLANK([.O18]);&quot;&quot;;&quot;/&quot;&amp;[.O18])" office:value-type="string" office:string-value="PB0/OPAMP2_VOUT/ADC12_IN15/TIM1_CH2N/TIM3_CH3/TIM8_CH2N/USART3_CK/QUADSPI_BK1_IO1/LCD_SEG5" calcext:value-type="string">
            <text:p>PB0/OPAMP2_VOUT/ADC12_IN15/TIM1_CH2N/TIM3_CH3/TIM8_CH2N/USART3_CK/QUADSPI_BK1_IO1/LCD_SEG5</text:p>
          </table:table-cell>
          <table:table-cell table:formula="of:=[.AO18]&amp;IF(ISBLANK([.P18]);&quot;&quot;;&quot;/&quot;&amp;[.P18])" office:value-type="string" office:string-value="PB0/OPAMP2_VOUT/ADC12_IN15/TIM1_CH2N/TIM3_CH3/TIM8_CH2N/USART3_CK/QUADSPI_BK1_IO1/LCD_SEG5/COMP1_OUT" calcext:value-type="string">
            <text:p>PB0/OPAMP2_VOUT/ADC12_IN15/TIM1_CH2N/TIM3_CH3/TIM8_CH2N/USART3_CK/QUADSPI_BK1_IO1/LCD_SEG5/COMP1_OUT</text:p>
          </table:table-cell>
          <table:table-cell table:formula="of:=[.AP18]&amp;IF(ISBLANK([.Q18]);&quot;&quot;;&quot;/&quot;&amp;[.Q18])" office:value-type="string" office:string-value="PB0/OPAMP2_VOUT/ADC12_IN15/TIM1_CH2N/TIM3_CH3/TIM8_CH2N/USART3_CK/QUADSPI_BK1_IO1/LCD_SEG5/COMP1_OUT" calcext:value-type="string">
            <text:p>PB0/OPAMP2_VOUT/ADC12_IN15/TIM1_CH2N/TIM3_CH3/TIM8_CH2N/USART3_CK/QUADSPI_BK1_IO1/LCD_SEG5/COMP1_OUT</text:p>
          </table:table-cell>
          <table:table-cell table:formula="of:=[.AQ18]&amp;IF(ISBLANK([.R18]);&quot;&quot;;&quot;/&quot;&amp;[.R18])" office:value-type="string" office:string-value="PB0/OPAMP2_VOUT/ADC12_IN15/TIM1_CH2N/TIM3_CH3/TIM8_CH2N/USART3_CK/QUADSPI_BK1_IO1/LCD_SEG5/COMP1_OUT" calcext:value-type="string">
            <text:p>PB0/OPAMP2_VOUT/ADC12_IN15/TIM1_CH2N/TIM3_CH3/TIM8_CH2N/USART3_CK/QUADSPI_BK1_IO1/LCD_SEG5/COMP1_OUT</text:p>
          </table:table-cell>
          <table:table-cell table:formula="of:=[.AR18]&amp;IF(ISBLANK([.S18]);&quot;&quot;;&quot;/&quot;&amp;[.S18])" office:value-type="string" office:string-value="PB0/OPAMP2_VOUT/ADC12_IN15/TIM1_CH2N/TIM3_CH3/TIM8_CH2N/USART3_CK/QUADSPI_BK1_IO1/LCD_SEG5/COMP1_OUT" calcext:value-type="string">
            <text:p>PB0/OPAMP2_VOUT/ADC12_IN15/TIM1_CH2N/TIM3_CH3/TIM8_CH2N/USART3_CK/QUADSPI_BK1_IO1/LCD_SEG5/COMP1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OMP1_INM/ADC12_IN1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0</text:p>
          </table:table-cell>
          <table:table-cell office:value-type="string" calcext:value-type="string">
            <text:p>USART3_RTS_DE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office:value-type="string" calcext:value-type="string">
            <text:p>LCD_SEG6</text:p>
          </table:table-cell>
          <table:table-cell table:number-columns-repeated="2"/>
          <table:table-cell office:value-type="string" calcext:value-type="string">
            <text:p>LPTIM2_IN1</text:p>
          </table:table-cell>
          <table:table-cell table:number-columns-repeated="9"/>
          <table:table-cell table:formula="of:=[.B19]" office:value-type="string" office:string-value="PB1" calcext:value-type="string">
            <text:p>PB1</text:p>
          </table:table-cell>
          <table:table-cell table:formula="of:=[.AB19]&amp;IF(ISBLANK([.C19]);&quot;&quot;;&quot;/&quot;&amp;[.C19])" office:value-type="string" office:string-value="PB1/COMP1_INM/ADC12_IN16" calcext:value-type="string">
            <text:p>PB1/COMP1_INM/ADC12_IN16</text:p>
          </table:table-cell>
          <table:table-cell table:formula="of:=[.AC19]&amp;IF(ISBLANK([.D19]);&quot;&quot;;&quot;/&quot;&amp;[.D19])" office:value-type="string" office:string-value="PB1/COMP1_INM/ADC12_IN16" calcext:value-type="string">
            <text:p>PB1/COMP1_INM/ADC12_IN16</text:p>
          </table:table-cell>
          <table:table-cell table:formula="of:=[.AD19]&amp;IF(ISBLANK([.E19]);&quot;&quot;;&quot;/&quot;&amp;[.E19])" office:value-type="string" office:string-value="PB1/COMP1_INM/ADC12_IN16/TIM1_CH3N" calcext:value-type="string">
            <text:p>PB1/COMP1_INM/ADC12_IN16/TIM1_CH3N</text:p>
          </table:table-cell>
          <table:table-cell table:formula="of:=[.AE19]&amp;IF(ISBLANK([.F19]);&quot;&quot;;&quot;/&quot;&amp;[.F19])" office:value-type="string" office:string-value="PB1/COMP1_INM/ADC12_IN16/TIM1_CH3N/TIM3_CH4" calcext:value-type="string">
            <text:p>PB1/COMP1_INM/ADC12_IN16/TIM1_CH3N/TIM3_CH4</text:p>
          </table:table-cell>
          <table:table-cell table:formula="of:=[.AF19]&amp;IF(ISBLANK([.G19]);&quot;&quot;;&quot;/&quot;&amp;[.G19])" office:value-type="string" office:string-value="PB1/COMP1_INM/ADC12_IN16/TIM1_CH3N/TIM3_CH4/TIM8_CH3N" calcext:value-type="string">
            <text:p>PB1/COMP1_INM/ADC12_IN16/TIM1_CH3N/TIM3_CH4/TIM8_CH3N</text:p>
          </table:table-cell>
          <table:table-cell table:formula="of:=[.AG19]&amp;IF(ISBLANK([.H19]);&quot;&quot;;&quot;/&quot;&amp;[.H19])" office:value-type="string" office:string-value="PB1/COMP1_INM/ADC12_IN16/TIM1_CH3N/TIM3_CH4/TIM8_CH3N" calcext:value-type="string">
            <text:p>PB1/COMP1_INM/ADC12_IN16/TIM1_CH3N/TIM3_CH4/TIM8_CH3N</text:p>
          </table:table-cell>
          <table:table-cell table:formula="of:=[.AH19]&amp;IF(ISBLANK([.I19]);&quot;&quot;;&quot;/&quot;&amp;[.I19])" office:value-type="string" office:string-value="PB1/COMP1_INM/ADC12_IN16/TIM1_CH3N/TIM3_CH4/TIM8_CH3N" calcext:value-type="string">
            <text:p>PB1/COMP1_INM/ADC12_IN16/TIM1_CH3N/TIM3_CH4/TIM8_CH3N</text:p>
          </table:table-cell>
          <table:table-cell table:formula="of:=[.AI19]&amp;IF(ISBLANK([.J19]);&quot;&quot;;&quot;/&quot;&amp;[.J19])" office:value-type="string" office:string-value="PB1/COMP1_INM/ADC12_IN16/TIM1_CH3N/TIM3_CH4/TIM8_CH3N/DFSDM1_DATIN0" calcext:value-type="string">
            <text:p>PB1/COMP1_INM/ADC12_IN16/TIM1_CH3N/TIM3_CH4/TIM8_CH3N/DFSDM1_DATIN0</text:p>
          </table:table-cell>
          <table:table-cell table:formula="of:=[.AJ19]&amp;IF(ISBLANK([.K19]);&quot;&quot;;&quot;/&quot;&amp;[.K19])" office:value-type="string" office:string-value="PB1/COMP1_INM/ADC12_IN16/TIM1_CH3N/TIM3_CH4/TIM8_CH3N/DFSDM1_DATIN0/USART3_RTS_DE" calcext:value-type="string">
            <text:p>PB1/COMP1_INM/ADC12_IN16/TIM1_CH3N/TIM3_CH4/TIM8_CH3N/DFSDM1_DATIN0/USART3_RTS_DE</text:p>
          </table:table-cell>
          <table:table-cell table:formula="of:=[.AK19]&amp;IF(ISBLANK([.L19]);&quot;&quot;;&quot;/&quot;&amp;[.L19])" office:value-type="string" office:string-value="PB1/COMP1_INM/ADC12_IN16/TIM1_CH3N/TIM3_CH4/TIM8_CH3N/DFSDM1_DATIN0/USART3_RTS_DE" calcext:value-type="string">
            <text:p>PB1/COMP1_INM/ADC12_IN16/TIM1_CH3N/TIM3_CH4/TIM8_CH3N/DFSDM1_DATIN0/USART3_RTS_DE</text:p>
          </table:table-cell>
          <table:table-cell table:formula="of:=[.AL19]&amp;IF(ISBLANK([.M19]);&quot;&quot;;&quot;/&quot;&amp;[.M19])" office:value-type="string" office:string-value="PB1/COMP1_INM/ADC12_IN16/TIM1_CH3N/TIM3_CH4/TIM8_CH3N/DFSDM1_DATIN0/USART3_RTS_DE" calcext:value-type="string">
            <text:p>PB1/COMP1_INM/ADC12_IN16/TIM1_CH3N/TIM3_CH4/TIM8_CH3N/DFSDM1_DATIN0/USART3_RTS_DE</text:p>
          </table:table-cell>
          <table:table-cell table:formula="of:=[.AM19]&amp;IF(ISBLANK([.N19]);&quot;&quot;;&quot;/&quot;&amp;[.N19])" office:value-type="string" office:string-value="PB1/COMP1_INM/ADC12_IN16/TIM1_CH3N/TIM3_CH4/TIM8_CH3N/DFSDM1_DATIN0/USART3_RTS_DE/QUADSPI_BK1_IO0" calcext:value-type="string">
            <text:p>PB1/COMP1_INM/ADC12_IN16/TIM1_CH3N/TIM3_CH4/TIM8_CH3N/DFSDM1_DATIN0/USART3_RTS_DE/QUADSPI_BK1_IO0</text:p>
          </table:table-cell>
          <table:table-cell table:formula="of:=[.AN19]&amp;IF(ISBLANK([.O19]);&quot;&quot;;&quot;/&quot;&amp;[.O19])" office:value-type="string" office:string-value="PB1/COMP1_INM/ADC12_IN16/TIM1_CH3N/TIM3_CH4/TIM8_CH3N/DFSDM1_DATIN0/USART3_RTS_DE/QUADSPI_BK1_IO0/LCD_SEG6" calcext:value-type="string">
            <text:p>PB1/COMP1_INM/ADC12_IN16/TIM1_CH3N/TIM3_CH4/TIM8_CH3N/DFSDM1_DATIN0/USART3_RTS_DE/QUADSPI_BK1_IO0/LCD_SEG6</text:p>
          </table:table-cell>
          <table:table-cell table:formula="of:=[.AO19]&amp;IF(ISBLANK([.P19]);&quot;&quot;;&quot;/&quot;&amp;[.P19])" office:value-type="string" office:string-value="PB1/COMP1_INM/ADC12_IN16/TIM1_CH3N/TIM3_CH4/TIM8_CH3N/DFSDM1_DATIN0/USART3_RTS_DE/QUADSPI_BK1_IO0/LCD_SEG6" calcext:value-type="string">
            <text:p>PB1/COMP1_INM/ADC12_IN16/TIM1_CH3N/TIM3_CH4/TIM8_CH3N/DFSDM1_DATIN0/USART3_RTS_DE/QUADSPI_BK1_IO0/LCD_SEG6</text:p>
          </table:table-cell>
          <table:table-cell table:formula="of:=[.AP19]&amp;IF(ISBLANK([.Q19]);&quot;&quot;;&quot;/&quot;&amp;[.Q19])" office:value-type="string" office:string-value="PB1/COMP1_INM/ADC12_IN16/TIM1_CH3N/TIM3_CH4/TIM8_CH3N/DFSDM1_DATIN0/USART3_RTS_DE/QUADSPI_BK1_IO0/LCD_SEG6" calcext:value-type="string">
            <text:p>PB1/COMP1_INM/ADC12_IN16/TIM1_CH3N/TIM3_CH4/TIM8_CH3N/DFSDM1_DATIN0/USART3_RTS_DE/QUADSPI_BK1_IO0/LCD_SEG6</text:p>
          </table:table-cell>
          <table:table-cell table:formula="of:=[.AQ19]&amp;IF(ISBLANK([.R19]);&quot;&quot;;&quot;/&quot;&amp;[.R19])" office:value-type="string" office:string-value="PB1/COMP1_INM/ADC12_IN16/TIM1_CH3N/TIM3_CH4/TIM8_CH3N/DFSDM1_DATIN0/USART3_RTS_DE/QUADSPI_BK1_IO0/LCD_SEG6/LPTIM2_IN1" calcext:value-type="string">
            <text:p>PB1/COMP1_INM/ADC12_IN16/TIM1_CH3N/TIM3_CH4/TIM8_CH3N/DFSDM1_DATIN0/USART3_RTS_DE/QUADSPI_BK1_IO0/LCD_SEG6/LPTIM2_IN1</text:p>
          </table:table-cell>
          <table:table-cell table:formula="of:=[.AR19]&amp;IF(ISBLANK([.S19]);&quot;&quot;;&quot;/&quot;&amp;[.S19])" office:value-type="string" office:string-value="PB1/COMP1_INM/ADC12_IN16/TIM1_CH3N/TIM3_CH4/TIM8_CH3N/DFSDM1_DATIN0/USART3_RTS_DE/QUADSPI_BK1_IO0/LCD_SEG6/LPTIM2_IN1" calcext:value-type="string">
            <text:p>PB1/COMP1_INM/ADC12_IN16/TIM1_CH3N/TIM3_CH4/TIM8_CH3N/DFSDM1_DATIN0/USART3_RTS_DE/QUADSPI_BK1_IO0/LCD_SEG6/LPTIM2_IN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RTC_OUT</text:p>
          </table:table-cell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3_SMBA</text:p>
          </table:table-cell>
          <table:table-cell/>
          <table:table-cell office:value-type="string" calcext:value-type="string">
            <text:p>DFSDM1_CKIN0</text:p>
          </table:table-cell>
          <table:table-cell table:number-columns-repeated="17"/>
          <table:table-cell table:formula="of:=[.B20]" office:value-type="string" office:string-value="PB2" calcext:value-type="string">
            <text:p>PB2</text:p>
          </table:table-cell>
          <table:table-cell table:formula="of:=[.AB20]&amp;IF(ISBLANK([.C20]);&quot;&quot;;&quot;/&quot;&amp;[.C20])" office:value-type="string" office:string-value="PB2/COMP1_INP" calcext:value-type="string">
            <text:p>PB2/COMP1_INP</text:p>
          </table:table-cell>
          <table:table-cell table:formula="of:=[.AC20]&amp;IF(ISBLANK([.D20]);&quot;&quot;;&quot;/&quot;&amp;[.D20])" office:value-type="string" office:string-value="PB2/COMP1_INP/RTC_OUT" calcext:value-type="string">
            <text:p>PB2/COMP1_INP/RTC_OUT</text:p>
          </table:table-cell>
          <table:table-cell table:formula="of:=[.AD20]&amp;IF(ISBLANK([.E20]);&quot;&quot;;&quot;/&quot;&amp;[.E20])" office:value-type="string" office:string-value="PB2/COMP1_INP/RTC_OUT/LPTIM1_OUT" calcext:value-type="string">
            <text:p>PB2/COMP1_INP/RTC_OUT/LPTIM1_OUT</text:p>
          </table:table-cell>
          <table:table-cell table:formula="of:=[.AE20]&amp;IF(ISBLANK([.F20]);&quot;&quot;;&quot;/&quot;&amp;[.F20])" office:value-type="string" office:string-value="PB2/COMP1_INP/RTC_OUT/LPTIM1_OUT" calcext:value-type="string">
            <text:p>PB2/COMP1_INP/RTC_OUT/LPTIM1_OUT</text:p>
          </table:table-cell>
          <table:table-cell table:formula="of:=[.AF20]&amp;IF(ISBLANK([.G20]);&quot;&quot;;&quot;/&quot;&amp;[.G20])" office:value-type="string" office:string-value="PB2/COMP1_INP/RTC_OUT/LPTIM1_OUT" calcext:value-type="string">
            <text:p>PB2/COMP1_INP/RTC_OUT/LPTIM1_OUT</text:p>
          </table:table-cell>
          <table:table-cell table:formula="of:=[.AG20]&amp;IF(ISBLANK([.H20]);&quot;&quot;;&quot;/&quot;&amp;[.H20])" office:value-type="string" office:string-value="PB2/COMP1_INP/RTC_OUT/LPTIM1_OUT/I2C3_SMBA" calcext:value-type="string">
            <text:p>PB2/COMP1_INP/RTC_OUT/LPTIM1_OUT/I2C3_SMBA</text:p>
          </table:table-cell>
          <table:table-cell table:formula="of:=[.AH20]&amp;IF(ISBLANK([.I20]);&quot;&quot;;&quot;/&quot;&amp;[.I20])" office:value-type="string" office:string-value="PB2/COMP1_INP/RTC_OUT/LPTIM1_OUT/I2C3_SMBA" calcext:value-type="string">
            <text:p>PB2/COMP1_INP/RTC_OUT/LPTIM1_OUT/I2C3_SMBA</text:p>
          </table:table-cell>
          <table:table-cell table:formula="of:=[.AI20]&amp;IF(ISBLANK([.J20]);&quot;&quot;;&quot;/&quot;&amp;[.J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J20]&amp;IF(ISBLANK([.K20]);&quot;&quot;;&quot;/&quot;&amp;[.K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K20]&amp;IF(ISBLANK([.L20]);&quot;&quot;;&quot;/&quot;&amp;[.L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L20]&amp;IF(ISBLANK([.M20]);&quot;&quot;;&quot;/&quot;&amp;[.M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M20]&amp;IF(ISBLANK([.N20]);&quot;&quot;;&quot;/&quot;&amp;[.N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N20]&amp;IF(ISBLANK([.O20]);&quot;&quot;;&quot;/&quot;&amp;[.O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O20]&amp;IF(ISBLANK([.P20]);&quot;&quot;;&quot;/&quot;&amp;[.P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P20]&amp;IF(ISBLANK([.Q20]);&quot;&quot;;&quot;/&quot;&amp;[.Q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Q20]&amp;IF(ISBLANK([.R20]);&quot;&quot;;&quot;/&quot;&amp;[.R20])" office:value-type="string" office:string-value="PB2/COMP1_INP/RTC_OUT/LPTIM1_OUT/I2C3_SMBA/DFSDM1_CKIN0" calcext:value-type="string">
            <text:p>PB2/COMP1_INP/RTC_OUT/LPTIM1_OUT/I2C3_SMBA/DFSDM1_CKIN0</text:p>
          </table:table-cell>
          <table:table-cell table:formula="of:=[.AR20]&amp;IF(ISBLANK([.S20]);&quot;&quot;;&quot;/&quot;&amp;[.S20])" office:value-type="string" office:string-value="PB2/COMP1_INP/RTC_OUT/LPTIM1_OUT/I2C3_SMBA/DFSDM1_CKIN0" calcext:value-type="string">
            <text:p>PB2/COMP1_INP/RTC_OUT/LPTIM1_OUT/I2C3_SMBA/DFSDM1_CKIN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JTDO-TRACESWO</text:p>
          </table:table-cell>
          <table:table-cell office:value-type="string" calcext:value-type="string">
            <text:p>TIM2_CH2</text:p>
          </table:table-cell>
          <table:table-cell table:number-columns-repeated="3"/>
          <table:table-cell office:value-type="string" calcext:value-type="string">
            <text:p>SPI1_SCK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USART1_RTS_DE</text:p>
          </table:table-cell>
          <table:table-cell table:number-columns-repeated="3"/>
          <table:table-cell office:value-type="string" calcext:value-type="string">
            <text:p>LCD_SEG7</text:p>
          </table:table-cell>
          <table:table-cell/>
          <table:table-cell office:value-type="string" calcext:value-type="string">
            <text:p>SAI1_SCK_B</text:p>
          </table:table-cell>
          <table:table-cell table:number-columns-repeated="10"/>
          <table:table-cell table:formula="of:=[.B21]" office:value-type="string" office:string-value="PB3" calcext:value-type="string">
            <text:p>PB3</text:p>
          </table:table-cell>
          <table:table-cell table:formula="of:=[.AB21]&amp;IF(ISBLANK([.C21]);&quot;&quot;;&quot;/&quot;&amp;[.C21])" office:value-type="string" office:string-value="PB3/COMP2_INM" calcext:value-type="string">
            <text:p>PB3/COMP2_INM</text:p>
          </table:table-cell>
          <table:table-cell table:formula="of:=[.AC21]&amp;IF(ISBLANK([.D21]);&quot;&quot;;&quot;/&quot;&amp;[.D21])" office:value-type="string" office:string-value="PB3/COMP2_INM/JTDO-TRACESWO" calcext:value-type="string">
            <text:p>PB3/COMP2_INM/JTDO-TRACESWO</text:p>
          </table:table-cell>
          <table:table-cell table:formula="of:=[.AD21]&amp;IF(ISBLANK([.E21]);&quot;&quot;;&quot;/&quot;&amp;[.E21])" office:value-type="string" office:string-value="PB3/COMP2_INM/JTDO-TRACESWO/TIM2_CH2" calcext:value-type="string">
            <text:p>PB3/COMP2_INM/JTDO-TRACESWO/TIM2_CH2</text:p>
          </table:table-cell>
          <table:table-cell table:formula="of:=[.AE21]&amp;IF(ISBLANK([.F21]);&quot;&quot;;&quot;/&quot;&amp;[.F21])" office:value-type="string" office:string-value="PB3/COMP2_INM/JTDO-TRACESWO/TIM2_CH2" calcext:value-type="string">
            <text:p>PB3/COMP2_INM/JTDO-TRACESWO/TIM2_CH2</text:p>
          </table:table-cell>
          <table:table-cell table:formula="of:=[.AF21]&amp;IF(ISBLANK([.G21]);&quot;&quot;;&quot;/&quot;&amp;[.G21])" office:value-type="string" office:string-value="PB3/COMP2_INM/JTDO-TRACESWO/TIM2_CH2" calcext:value-type="string">
            <text:p>PB3/COMP2_INM/JTDO-TRACESWO/TIM2_CH2</text:p>
          </table:table-cell>
          <table:table-cell table:formula="of:=[.AG21]&amp;IF(ISBLANK([.H21]);&quot;&quot;;&quot;/&quot;&amp;[.H21])" office:value-type="string" office:string-value="PB3/COMP2_INM/JTDO-TRACESWO/TIM2_CH2" calcext:value-type="string">
            <text:p>PB3/COMP2_INM/JTDO-TRACESWO/TIM2_CH2</text:p>
          </table:table-cell>
          <table:table-cell table:formula="of:=[.AH21]&amp;IF(ISBLANK([.I21]);&quot;&quot;;&quot;/&quot;&amp;[.I21])" office:value-type="string" office:string-value="PB3/COMP2_INM/JTDO-TRACESWO/TIM2_CH2/SPI1_SCK" calcext:value-type="string">
            <text:p>PB3/COMP2_INM/JTDO-TRACESWO/TIM2_CH2/SPI1_SCK</text:p>
          </table:table-cell>
          <table:table-cell table:formula="of:=[.AI21]&amp;IF(ISBLANK([.J21]);&quot;&quot;;&quot;/&quot;&amp;[.J21])" office:value-type="string" office:string-value="PB3/COMP2_INM/JTDO-TRACESWO/TIM2_CH2/SPI1_SCK/SPI3_SCK" calcext:value-type="string">
            <text:p>PB3/COMP2_INM/JTDO-TRACESWO/TIM2_CH2/SPI1_SCK/SPI3_SCK</text:p>
          </table:table-cell>
          <table:table-cell table:formula="of:=[.AJ21]&amp;IF(ISBLANK([.K21]);&quot;&quot;;&quot;/&quot;&amp;[.K21])" office:value-type="string" office:string-value="PB3/COMP2_INM/JTDO-TRACESWO/TIM2_CH2/SPI1_SCK/SPI3_SCK/USART1_RTS_DE" calcext:value-type="string">
            <text:p>PB3/COMP2_INM/JTDO-TRACESWO/TIM2_CH2/SPI1_SCK/SPI3_SCK/USART1_RTS_DE</text:p>
          </table:table-cell>
          <table:table-cell table:formula="of:=[.AK21]&amp;IF(ISBLANK([.L21]);&quot;&quot;;&quot;/&quot;&amp;[.L21])" office:value-type="string" office:string-value="PB3/COMP2_INM/JTDO-TRACESWO/TIM2_CH2/SPI1_SCK/SPI3_SCK/USART1_RTS_DE" calcext:value-type="string">
            <text:p>PB3/COMP2_INM/JTDO-TRACESWO/TIM2_CH2/SPI1_SCK/SPI3_SCK/USART1_RTS_DE</text:p>
          </table:table-cell>
          <table:table-cell table:formula="of:=[.AL21]&amp;IF(ISBLANK([.M21]);&quot;&quot;;&quot;/&quot;&amp;[.M21])" office:value-type="string" office:string-value="PB3/COMP2_INM/JTDO-TRACESWO/TIM2_CH2/SPI1_SCK/SPI3_SCK/USART1_RTS_DE" calcext:value-type="string">
            <text:p>PB3/COMP2_INM/JTDO-TRACESWO/TIM2_CH2/SPI1_SCK/SPI3_SCK/USART1_RTS_DE</text:p>
          </table:table-cell>
          <table:table-cell table:formula="of:=[.AM21]&amp;IF(ISBLANK([.N21]);&quot;&quot;;&quot;/&quot;&amp;[.N21])" office:value-type="string" office:string-value="PB3/COMP2_INM/JTDO-TRACESWO/TIM2_CH2/SPI1_SCK/SPI3_SCK/USART1_RTS_DE" calcext:value-type="string">
            <text:p>PB3/COMP2_INM/JTDO-TRACESWO/TIM2_CH2/SPI1_SCK/SPI3_SCK/USART1_RTS_DE</text:p>
          </table:table-cell>
          <table:table-cell table:formula="of:=[.AN21]&amp;IF(ISBLANK([.O21]);&quot;&quot;;&quot;/&quot;&amp;[.O21])" office:value-type="string" office:string-value="PB3/COMP2_INM/JTDO-TRACESWO/TIM2_CH2/SPI1_SCK/SPI3_SCK/USART1_RTS_DE/LCD_SEG7" calcext:value-type="string">
            <text:p>PB3/COMP2_INM/JTDO-TRACESWO/TIM2_CH2/SPI1_SCK/SPI3_SCK/USART1_RTS_DE/LCD_SEG7</text:p>
          </table:table-cell>
          <table:table-cell table:formula="of:=[.AO21]&amp;IF(ISBLANK([.P21]);&quot;&quot;;&quot;/&quot;&amp;[.P21])" office:value-type="string" office:string-value="PB3/COMP2_INM/JTDO-TRACESWO/TIM2_CH2/SPI1_SCK/SPI3_SCK/USART1_RTS_DE/LCD_SEG7" calcext:value-type="string">
            <text:p>PB3/COMP2_INM/JTDO-TRACESWO/TIM2_CH2/SPI1_SCK/SPI3_SCK/USART1_RTS_DE/LCD_SEG7</text:p>
          </table:table-cell>
          <table:table-cell table:formula="of:=[.AP21]&amp;IF(ISBLANK([.Q21]);&quot;&quot;;&quot;/&quot;&amp;[.Q21])" office:value-type="string" office:string-value="PB3/COMP2_INM/JTDO-TRACESWO/TIM2_CH2/SPI1_SCK/SPI3_SCK/USART1_RTS_DE/LCD_SEG7/SAI1_SCK_B" calcext:value-type="string">
            <text:p>PB3/COMP2_INM/JTDO-TRACESWO/TIM2_CH2/SPI1_SCK/SPI3_SCK/USART1_RTS_DE/LCD_SEG7/SAI1_SCK_B</text:p>
          </table:table-cell>
          <table:table-cell table:formula="of:=[.AQ21]&amp;IF(ISBLANK([.R21]);&quot;&quot;;&quot;/&quot;&amp;[.R21])" office:value-type="string" office:string-value="PB3/COMP2_INM/JTDO-TRACESWO/TIM2_CH2/SPI1_SCK/SPI3_SCK/USART1_RTS_DE/LCD_SEG7/SAI1_SCK_B" calcext:value-type="string">
            <text:p>PB3/COMP2_INM/JTDO-TRACESWO/TIM2_CH2/SPI1_SCK/SPI3_SCK/USART1_RTS_DE/LCD_SEG7/SAI1_SCK_B</text:p>
          </table:table-cell>
          <table:table-cell table:formula="of:=[.AR21]&amp;IF(ISBLANK([.S21]);&quot;&quot;;&quot;/&quot;&amp;[.S21])" office:value-type="string" office:string-value="PB3/COMP2_INM/JTDO-TRACESWO/TIM2_CH2/SPI1_SCK/SPI3_SCK/USART1_RTS_DE/LCD_SEG7/SAI1_SCK_B" calcext:value-type="string">
            <text:p>PB3/COMP2_INM/JTDO-TRACESWO/TIM2_CH2/SPI1_SCK/SPI3_SCK/USART1_RTS_DE/LCD_SEG7/SAI1_SC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N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UART5_RTS_DE</text:p>
          </table:table-cell>
          <table:table-cell office:value-type="string" calcext:value-type="string">
            <text:p>TSC_G2_IO1</text:p>
          </table:table-cell>
          <table:table-cell/>
          <table:table-cell office:value-type="string" calcext:value-type="string">
            <text:p>LCD_SEG8</text:p>
          </table:table-cell>
          <table:table-cell/>
          <table:table-cell office:value-type="string" calcext:value-type="string">
            <text:p>SAI1_MCLK_B</text:p>
          </table:table-cell>
          <table:table-cell office:value-type="string" calcext:value-type="string">
            <text:p>TIM17_BKIN</text:p>
          </table:table-cell>
          <table:table-cell table:number-columns-repeated="9"/>
          <table:table-cell table:formula="of:=[.B22]" office:value-type="string" office:string-value="PB4" calcext:value-type="string">
            <text:p>PB4</text:p>
          </table:table-cell>
          <table:table-cell table:formula="of:=[.AB22]&amp;IF(ISBLANK([.C22]);&quot;&quot;;&quot;/&quot;&amp;[.C22])" office:value-type="string" office:string-value="PB4/COMP2_INP" calcext:value-type="string">
            <text:p>PB4/COMP2_INP</text:p>
          </table:table-cell>
          <table:table-cell table:formula="of:=[.AC22]&amp;IF(ISBLANK([.D22]);&quot;&quot;;&quot;/&quot;&amp;[.D22])" office:value-type="string" office:string-value="PB4/COMP2_INP/NJTRST" calcext:value-type="string">
            <text:p>PB4/COMP2_INP/NJTRST</text:p>
          </table:table-cell>
          <table:table-cell table:formula="of:=[.AD22]&amp;IF(ISBLANK([.E22]);&quot;&quot;;&quot;/&quot;&amp;[.E22])" office:value-type="string" office:string-value="PB4/COMP2_INP/NJTRST" calcext:value-type="string">
            <text:p>PB4/COMP2_INP/NJTRST</text:p>
          </table:table-cell>
          <table:table-cell table:formula="of:=[.AE22]&amp;IF(ISBLANK([.F22]);&quot;&quot;;&quot;/&quot;&amp;[.F22])" office:value-type="string" office:string-value="PB4/COMP2_INP/NJTRST/TIM3_CH1" calcext:value-type="string">
            <text:p>PB4/COMP2_INP/NJTRST/TIM3_CH1</text:p>
          </table:table-cell>
          <table:table-cell table:formula="of:=[.AF22]&amp;IF(ISBLANK([.G22]);&quot;&quot;;&quot;/&quot;&amp;[.G22])" office:value-type="string" office:string-value="PB4/COMP2_INP/NJTRST/TIM3_CH1" calcext:value-type="string">
            <text:p>PB4/COMP2_INP/NJTRST/TIM3_CH1</text:p>
          </table:table-cell>
          <table:table-cell table:formula="of:=[.AG22]&amp;IF(ISBLANK([.H22]);&quot;&quot;;&quot;/&quot;&amp;[.H22])" office:value-type="string" office:string-value="PB4/COMP2_INP/NJTRST/TIM3_CH1" calcext:value-type="string">
            <text:p>PB4/COMP2_INP/NJTRST/TIM3_CH1</text:p>
          </table:table-cell>
          <table:table-cell table:formula="of:=[.AH22]&amp;IF(ISBLANK([.I22]);&quot;&quot;;&quot;/&quot;&amp;[.I22])" office:value-type="string" office:string-value="PB4/COMP2_INP/NJTRST/TIM3_CH1/SPI1_MISO" calcext:value-type="string">
            <text:p>PB4/COMP2_INP/NJTRST/TIM3_CH1/SPI1_MISO</text:p>
          </table:table-cell>
          <table:table-cell table:formula="of:=[.AI22]&amp;IF(ISBLANK([.J22]);&quot;&quot;;&quot;/&quot;&amp;[.J22])" office:value-type="string" office:string-value="PB4/COMP2_INP/NJTRST/TIM3_CH1/SPI1_MISO/SPI3_MISO" calcext:value-type="string">
            <text:p>PB4/COMP2_INP/NJTRST/TIM3_CH1/SPI1_MISO/SPI3_MISO</text:p>
          </table:table-cell>
          <table:table-cell table:formula="of:=[.AJ22]&amp;IF(ISBLANK([.K22]);&quot;&quot;;&quot;/&quot;&amp;[.K22])" office:value-type="string" office:string-value="PB4/COMP2_INP/NJTRST/TIM3_CH1/SPI1_MISO/SPI3_MISO/USART1_CTS" calcext:value-type="string">
            <text:p>PB4/COMP2_INP/NJTRST/TIM3_CH1/SPI1_MISO/SPI3_MISO/USART1_CTS</text:p>
          </table:table-cell>
          <table:table-cell table:formula="of:=[.AK22]&amp;IF(ISBLANK([.L22]);&quot;&quot;;&quot;/&quot;&amp;[.L22])" office:value-type="string" office:string-value="PB4/COMP2_INP/NJTRST/TIM3_CH1/SPI1_MISO/SPI3_MISO/USART1_CTS/UART5_RTS_DE" calcext:value-type="string">
            <text:p>PB4/COMP2_INP/NJTRST/TIM3_CH1/SPI1_MISO/SPI3_MISO/USART1_CTS/UART5_RTS_DE</text:p>
          </table:table-cell>
          <table:table-cell table:formula="of:=[.AL22]&amp;IF(ISBLANK([.M22]);&quot;&quot;;&quot;/&quot;&amp;[.M22])" office:value-type="string" office:string-value="PB4/COMP2_INP/NJTRST/TIM3_CH1/SPI1_MISO/SPI3_MISO/USART1_CTS/UART5_RTS_DE/TSC_G2_IO1" calcext:value-type="string">
            <text:p>PB4/COMP2_INP/NJTRST/TIM3_CH1/SPI1_MISO/SPI3_MISO/USART1_CTS/UART5_RTS_DE/TSC_G2_IO1</text:p>
          </table:table-cell>
          <table:table-cell table:formula="of:=[.AM22]&amp;IF(ISBLANK([.N22]);&quot;&quot;;&quot;/&quot;&amp;[.N22])" office:value-type="string" office:string-value="PB4/COMP2_INP/NJTRST/TIM3_CH1/SPI1_MISO/SPI3_MISO/USART1_CTS/UART5_RTS_DE/TSC_G2_IO1" calcext:value-type="string">
            <text:p>PB4/COMP2_INP/NJTRST/TIM3_CH1/SPI1_MISO/SPI3_MISO/USART1_CTS/UART5_RTS_DE/TSC_G2_IO1</text:p>
          </table:table-cell>
          <table:table-cell table:formula="of:=[.AN22]&amp;IF(ISBLANK([.O22]);&quot;&quot;;&quot;/&quot;&amp;[.O22])" office:value-type="string" office:string-value="PB4/COMP2_INP/NJTRST/TIM3_CH1/SPI1_MISO/SPI3_MISO/USART1_CTS/UART5_RTS_DE/TSC_G2_IO1/LCD_SEG8" calcext:value-type="string">
            <text:p>PB4/COMP2_INP/NJTRST/TIM3_CH1/SPI1_MISO/SPI3_MISO/USART1_CTS/UART5_RTS_DE/TSC_G2_IO1/LCD_SEG8</text:p>
          </table:table-cell>
          <table:table-cell table:formula="of:=[.AO22]&amp;IF(ISBLANK([.P22]);&quot;&quot;;&quot;/&quot;&amp;[.P22])" office:value-type="string" office:string-value="PB4/COMP2_INP/NJTRST/TIM3_CH1/SPI1_MISO/SPI3_MISO/USART1_CTS/UART5_RTS_DE/TSC_G2_IO1/LCD_SEG8" calcext:value-type="string">
            <text:p>PB4/COMP2_INP/NJTRST/TIM3_CH1/SPI1_MISO/SPI3_MISO/USART1_CTS/UART5_RTS_DE/TSC_G2_IO1/LCD_SEG8</text:p>
          </table:table-cell>
          <table:table-cell table:formula="of:=[.AP22]&amp;IF(ISBLANK([.Q22]);&quot;&quot;;&quot;/&quot;&amp;[.Q22])" office:value-type="string" office:string-value="PB4/COMP2_INP/NJTRST/TIM3_CH1/SPI1_MISO/SPI3_MISO/USART1_CTS/UART5_RTS_DE/TSC_G2_IO1/LCD_SEG8/SAI1_MCLK_B" calcext:value-type="string">
            <text:p>PB4/COMP2_INP/NJTRST/TIM3_CH1/SPI1_MISO/SPI3_MISO/USART1_CTS/UART5_RTS_DE/TSC_G2_IO1/LCD_SEG8/SAI1_MCLK_B</text:p>
          </table:table-cell>
          <table:table-cell table:formula="of:=[.AQ22]&amp;IF(ISBLANK([.R22]);&quot;&quot;;&quot;/&quot;&amp;[.R22])" office:value-type="string" office:string-value="PB4/COMP2_INP/NJTRST/TIM3_CH1/SPI1_MISO/SPI3_MISO/USART1_CTS/UART5_RTS_DE/TSC_G2_IO1/LCD_SEG8/SAI1_MCLK_B/TIM17_BKIN" calcext:value-type="string">
            <text:p>PB4/COMP2_INP/NJTRST/TIM3_CH1/SPI1_MISO/SPI3_MISO/USART1_CTS/UART5_RTS_DE/TSC_G2_IO1/LCD_SEG8/SAI1_MCLK_B/TIM17_BKIN</text:p>
          </table:table-cell>
          <table:table-cell table:formula="of:=[.AR22]&amp;IF(ISBLANK([.S22]);&quot;&quot;;&quot;/&quot;&amp;[.S22])" office:value-type="string" office:string-value="PB4/COMP2_INP/NJTRST/TIM3_CH1/SPI1_MISO/SPI3_MISO/USART1_CTS/UART5_RTS_DE/TSC_G2_IO1/LCD_SEG8/SAI1_MCLK_B/TIM17_BKIN" calcext:value-type="string">
            <text:p>PB4/COMP2_INP/NJTRST/TIM3_CH1/SPI1_MISO/SPI3_MISO/USART1_CTS/UART5_RTS_DE/TSC_G2_IO1/LCD_SEG8/SAI1_MCLK_B/TIM17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5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UART5_CTS</text:p>
          </table:table-cell>
          <table:table-cell office:value-type="string" calcext:value-type="string">
            <text:p>TSC_G2_IO2</text:p>
          </table:table-cell>
          <table:table-cell/>
          <table:table-cell office:value-type="string" calcext:value-type="string">
            <text:p>LCD_SEG9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TIM16_BKIN</text:p>
          </table:table-cell>
          <table:table-cell table:number-columns-repeated="9"/>
          <table:table-cell table:formula="of:=[.B23]" office:value-type="string" office:string-value="PB5" calcext:value-type="string">
            <text:p>PB5</text:p>
          </table:table-cell>
          <table:table-cell table:formula="of:=[.AB23]&amp;IF(ISBLANK([.C23]);&quot;&quot;;&quot;/&quot;&amp;[.C23])" office:value-type="string" office:string-value="PB5" calcext:value-type="string">
            <text:p>PB5</text:p>
          </table:table-cell>
          <table:table-cell table:formula="of:=[.AC23]&amp;IF(ISBLANK([.D23]);&quot;&quot;;&quot;/&quot;&amp;[.D23])" office:value-type="string" office:string-value="PB5" calcext:value-type="string">
            <text:p>PB5</text:p>
          </table:table-cell>
          <table:table-cell table:formula="of:=[.AD23]&amp;IF(ISBLANK([.E23]);&quot;&quot;;&quot;/&quot;&amp;[.E23])" office:value-type="string" office:string-value="PB5/LPTIM1_IN1" calcext:value-type="string">
            <text:p>PB5/LPTIM1_IN1</text:p>
          </table:table-cell>
          <table:table-cell table:formula="of:=[.AE23]&amp;IF(ISBLANK([.F23]);&quot;&quot;;&quot;/&quot;&amp;[.F23])" office:value-type="string" office:string-value="PB5/LPTIM1_IN1/TIM3_CH2" calcext:value-type="string">
            <text:p>PB5/LPTIM1_IN1/TIM3_CH2</text:p>
          </table:table-cell>
          <table:table-cell table:formula="of:=[.AF23]&amp;IF(ISBLANK([.G23]);&quot;&quot;;&quot;/&quot;&amp;[.G23])" office:value-type="string" office:string-value="PB5/LPTIM1_IN1/TIM3_CH2" calcext:value-type="string">
            <text:p>PB5/LPTIM1_IN1/TIM3_CH2</text:p>
          </table:table-cell>
          <table:table-cell table:formula="of:=[.AG23]&amp;IF(ISBLANK([.H23]);&quot;&quot;;&quot;/&quot;&amp;[.H23])" office:value-type="string" office:string-value="PB5/LPTIM1_IN1/TIM3_CH2/I2C1_SMBA" calcext:value-type="string">
            <text:p>PB5/LPTIM1_IN1/TIM3_CH2/I2C1_SMBA</text:p>
          </table:table-cell>
          <table:table-cell table:formula="of:=[.AH23]&amp;IF(ISBLANK([.I23]);&quot;&quot;;&quot;/&quot;&amp;[.I23])" office:value-type="string" office:string-value="PB5/LPTIM1_IN1/TIM3_CH2/I2C1_SMBA/SPI1_MOSI" calcext:value-type="string">
            <text:p>PB5/LPTIM1_IN1/TIM3_CH2/I2C1_SMBA/SPI1_MOSI</text:p>
          </table:table-cell>
          <table:table-cell table:formula="of:=[.AI23]&amp;IF(ISBLANK([.J23]);&quot;&quot;;&quot;/&quot;&amp;[.J23])" office:value-type="string" office:string-value="PB5/LPTIM1_IN1/TIM3_CH2/I2C1_SMBA/SPI1_MOSI/SPI3_MOSI" calcext:value-type="string">
            <text:p>PB5/LPTIM1_IN1/TIM3_CH2/I2C1_SMBA/SPI1_MOSI/SPI3_MOSI</text:p>
          </table:table-cell>
          <table:table-cell table:formula="of:=[.AJ23]&amp;IF(ISBLANK([.K23]);&quot;&quot;;&quot;/&quot;&amp;[.K23])" office:value-type="string" office:string-value="PB5/LPTIM1_IN1/TIM3_CH2/I2C1_SMBA/SPI1_MOSI/SPI3_MOSI/USART1_CK" calcext:value-type="string">
            <text:p>PB5/LPTIM1_IN1/TIM3_CH2/I2C1_SMBA/SPI1_MOSI/SPI3_MOSI/USART1_CK</text:p>
          </table:table-cell>
          <table:table-cell table:formula="of:=[.AK23]&amp;IF(ISBLANK([.L23]);&quot;&quot;;&quot;/&quot;&amp;[.L23])" office:value-type="string" office:string-value="PB5/LPTIM1_IN1/TIM3_CH2/I2C1_SMBA/SPI1_MOSI/SPI3_MOSI/USART1_CK/UART5_CTS" calcext:value-type="string">
            <text:p>PB5/LPTIM1_IN1/TIM3_CH2/I2C1_SMBA/SPI1_MOSI/SPI3_MOSI/USART1_CK/UART5_CTS</text:p>
          </table:table-cell>
          <table:table-cell table:formula="of:=[.AL23]&amp;IF(ISBLANK([.M23]);&quot;&quot;;&quot;/&quot;&amp;[.M23])" office:value-type="string" office:string-value="PB5/LPTIM1_IN1/TIM3_CH2/I2C1_SMBA/SPI1_MOSI/SPI3_MOSI/USART1_CK/UART5_CTS/TSC_G2_IO2" calcext:value-type="string">
            <text:p>PB5/LPTIM1_IN1/TIM3_CH2/I2C1_SMBA/SPI1_MOSI/SPI3_MOSI/USART1_CK/UART5_CTS/TSC_G2_IO2</text:p>
          </table:table-cell>
          <table:table-cell table:formula="of:=[.AM23]&amp;IF(ISBLANK([.N23]);&quot;&quot;;&quot;/&quot;&amp;[.N23])" office:value-type="string" office:string-value="PB5/LPTIM1_IN1/TIM3_CH2/I2C1_SMBA/SPI1_MOSI/SPI3_MOSI/USART1_CK/UART5_CTS/TSC_G2_IO2" calcext:value-type="string">
            <text:p>PB5/LPTIM1_IN1/TIM3_CH2/I2C1_SMBA/SPI1_MOSI/SPI3_MOSI/USART1_CK/UART5_CTS/TSC_G2_IO2</text:p>
          </table:table-cell>
          <table:table-cell table:formula="of:=[.AN23]&amp;IF(ISBLANK([.O23]);&quot;&quot;;&quot;/&quot;&amp;[.O23])" office:value-type="string" office:string-value="PB5/LPTIM1_IN1/TIM3_CH2/I2C1_SMBA/SPI1_MOSI/SPI3_MOSI/USART1_CK/UART5_CTS/TSC_G2_IO2/LCD_SEG9" calcext:value-type="string">
            <text:p>PB5/LPTIM1_IN1/TIM3_CH2/I2C1_SMBA/SPI1_MOSI/SPI3_MOSI/USART1_CK/UART5_CTS/TSC_G2_IO2/LCD_SEG9</text:p>
          </table:table-cell>
          <table:table-cell table:formula="of:=[.AO23]&amp;IF(ISBLANK([.P23]);&quot;&quot;;&quot;/&quot;&amp;[.P23])" office:value-type="string" office:string-value="PB5/LPTIM1_IN1/TIM3_CH2/I2C1_SMBA/SPI1_MOSI/SPI3_MOSI/USART1_CK/UART5_CTS/TSC_G2_IO2/LCD_SEG9/COMP2_OUT" calcext:value-type="string">
            <text:p>PB5/LPTIM1_IN1/TIM3_CH2/I2C1_SMBA/SPI1_MOSI/SPI3_MOSI/USART1_CK/UART5_CTS/TSC_G2_IO2/LCD_SEG9/COMP2_OUT</text:p>
          </table:table-cell>
          <table:table-cell table:formula="of:=[.AP23]&amp;IF(ISBLANK([.Q23]);&quot;&quot;;&quot;/&quot;&amp;[.Q23])" office:value-type="string" office:string-value="PB5/LPTIM1_IN1/TIM3_CH2/I2C1_SMBA/SPI1_MOSI/SPI3_MOSI/USART1_CK/UART5_CTS/TSC_G2_IO2/LCD_SEG9/COMP2_OUT/SAI1_SD_B" calcext:value-type="string">
            <text:p>PB5/LPTIM1_IN1/TIM3_CH2/I2C1_SMBA/SPI1_MOSI/SPI3_MOSI/USART1_CK/UART5_CTS/TSC_G2_IO2/LCD_SEG9/COMP2_OUT/SAI1_SD_B</text:p>
          </table:table-cell>
          <table:table-cell table:formula="of:=[.AQ23]&amp;IF(ISBLANK([.R23]);&quot;&quot;;&quot;/&quot;&amp;[.R23])" office:value-type="string" office:string-value="PB5/LPTIM1_IN1/TIM3_CH2/I2C1_SMBA/SPI1_MOSI/SPI3_MOSI/USART1_CK/UART5_CTS/TSC_G2_IO2/LCD_SEG9/COMP2_OUT/SAI1_SD_B/TIM16_BKIN" calcext:value-type="string">
            <text:p>PB5/LPTIM1_IN1/TIM3_CH2/I2C1_SMBA/SPI1_MOSI/SPI3_MOSI/USART1_CK/UART5_CTS/TSC_G2_IO2/LCD_SEG9/COMP2_OUT/SAI1_SD_B/TIM16_BKIN</text:p>
          </table:table-cell>
          <table:table-cell table:formula="of:=[.AR23]&amp;IF(ISBLANK([.S23]);&quot;&quot;;&quot;/&quot;&amp;[.S23])" office:value-type="string" office:string-value="PB5/LPTIM1_IN1/TIM3_CH2/I2C1_SMBA/SPI1_MOSI/SPI3_MOSI/USART1_CK/UART5_CTS/TSC_G2_IO2/LCD_SEG9/COMP2_OUT/SAI1_SD_B/TIM16_BKIN" calcext:value-type="string">
            <text:p>PB5/LPTIM1_IN1/TIM3_CH2/I2C1_SMBA/SPI1_MOSI/SPI3_MOSI/USART1_CK/UART5_CTS/TSC_G2_IO2/LCD_SEG9/COMP2_OUT/SAI1_SD_B/TIM16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COMP2_INP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DATIN5</text:p>
          </table:table-cell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TSC_G2_IO3</text:p>
          </table:table-cell>
          <table:table-cell table:number-columns-repeated="2"/>
          <table:table-cell office:value-type="string" calcext:value-type="string">
            <text:p>TIM8_BKIN2_COMP2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TIM16_CH1N</text:p>
          </table:table-cell>
          <table:table-cell table:number-columns-repeated="9"/>
          <table:table-cell table:formula="of:=[.B24]" office:value-type="string" office:string-value="PB6" calcext:value-type="string">
            <text:p>PB6</text:p>
          </table:table-cell>
          <table:table-cell table:formula="of:=[.AB24]&amp;IF(ISBLANK([.C24]);&quot;&quot;;&quot;/&quot;&amp;[.C24])" office:value-type="string" office:string-value="PB6/COMP2_INP" calcext:value-type="string">
            <text:p>PB6/COMP2_INP</text:p>
          </table:table-cell>
          <table:table-cell table:formula="of:=[.AC24]&amp;IF(ISBLANK([.D24]);&quot;&quot;;&quot;/&quot;&amp;[.D24])" office:value-type="string" office:string-value="PB6/COMP2_INP" calcext:value-type="string">
            <text:p>PB6/COMP2_INP</text:p>
          </table:table-cell>
          <table:table-cell table:formula="of:=[.AD24]&amp;IF(ISBLANK([.E24]);&quot;&quot;;&quot;/&quot;&amp;[.E24])" office:value-type="string" office:string-value="PB6/COMP2_INP/LPTIM1_ETR" calcext:value-type="string">
            <text:p>PB6/COMP2_INP/LPTIM1_ETR</text:p>
          </table:table-cell>
          <table:table-cell table:formula="of:=[.AE24]&amp;IF(ISBLANK([.F24]);&quot;&quot;;&quot;/&quot;&amp;[.F24])" office:value-type="string" office:string-value="PB6/COMP2_INP/LPTIM1_ETR/TIM4_CH1" calcext:value-type="string">
            <text:p>PB6/COMP2_INP/LPTIM1_ETR/TIM4_CH1</text:p>
          </table:table-cell>
          <table:table-cell table:formula="of:=[.AF24]&amp;IF(ISBLANK([.G24]);&quot;&quot;;&quot;/&quot;&amp;[.G24])" office:value-type="string" office:string-value="PB6/COMP2_INP/LPTIM1_ETR/TIM4_CH1/TIM8_BKIN2" calcext:value-type="string">
            <text:p>PB6/COMP2_INP/LPTIM1_ETR/TIM4_CH1/TIM8_BKIN2</text:p>
          </table:table-cell>
          <table:table-cell table:formula="of:=[.AG24]&amp;IF(ISBLANK([.H24]);&quot;&quot;;&quot;/&quot;&amp;[.H24])" office:value-type="string" office:string-value="PB6/COMP2_INP/LPTIM1_ETR/TIM4_CH1/TIM8_BKIN2/I2C1_SCL" calcext:value-type="string">
            <text:p>PB6/COMP2_INP/LPTIM1_ETR/TIM4_CH1/TIM8_BKIN2/I2C1_SCL</text:p>
          </table:table-cell>
          <table:table-cell table:formula="of:=[.AH24]&amp;IF(ISBLANK([.I24]);&quot;&quot;;&quot;/&quot;&amp;[.I24])" office:value-type="string" office:string-value="PB6/COMP2_INP/LPTIM1_ETR/TIM4_CH1/TIM8_BKIN2/I2C1_SCL" calcext:value-type="string">
            <text:p>PB6/COMP2_INP/LPTIM1_ETR/TIM4_CH1/TIM8_BKIN2/I2C1_SCL</text:p>
          </table:table-cell>
          <table:table-cell table:formula="of:=[.AI24]&amp;IF(ISBLANK([.J24]);&quot;&quot;;&quot;/&quot;&amp;[.J24])" office:value-type="string" office:string-value="PB6/COMP2_INP/LPTIM1_ETR/TIM4_CH1/TIM8_BKIN2/I2C1_SCL/DFSDM1_DATIN5" calcext:value-type="string">
            <text:p>PB6/COMP2_INP/LPTIM1_ETR/TIM4_CH1/TIM8_BKIN2/I2C1_SCL/DFSDM1_DATIN5</text:p>
          </table:table-cell>
          <table:table-cell table:formula="of:=[.AJ24]&amp;IF(ISBLANK([.K24]);&quot;&quot;;&quot;/&quot;&amp;[.K24])" office:value-type="string" office:string-value="PB6/COMP2_INP/LPTIM1_ETR/TIM4_CH1/TIM8_BKIN2/I2C1_SCL/DFSDM1_DATIN5/USART1_TX" calcext:value-type="string">
            <text:p>PB6/COMP2_INP/LPTIM1_ETR/TIM4_CH1/TIM8_BKIN2/I2C1_SCL/DFSDM1_DATIN5/USART1_TX</text:p>
          </table:table-cell>
          <table:table-cell table:formula="of:=[.AK24]&amp;IF(ISBLANK([.L24]);&quot;&quot;;&quot;/&quot;&amp;[.L24])" office:value-type="string" office:string-value="PB6/COMP2_INP/LPTIM1_ETR/TIM4_CH1/TIM8_BKIN2/I2C1_SCL/DFSDM1_DATIN5/USART1_TX" calcext:value-type="string">
            <text:p>PB6/COMP2_INP/LPTIM1_ETR/TIM4_CH1/TIM8_BKIN2/I2C1_SCL/DFSDM1_DATIN5/USART1_TX</text:p>
          </table:table-cell>
          <table:table-cell table:formula="of:=[.AL24]&amp;IF(ISBLANK([.M24]);&quot;&quot;;&quot;/&quot;&amp;[.M24])" office:value-type="string" office:string-value="PB6/COMP2_INP/LPTIM1_ETR/TIM4_CH1/TIM8_BKIN2/I2C1_SCL/DFSDM1_DATIN5/USART1_TX/TSC_G2_IO3" calcext:value-type="string">
            <text:p>PB6/COMP2_INP/LPTIM1_ETR/TIM4_CH1/TIM8_BKIN2/I2C1_SCL/DFSDM1_DATIN5/USART1_TX/TSC_G2_IO3</text:p>
          </table:table-cell>
          <table:table-cell table:formula="of:=[.AM24]&amp;IF(ISBLANK([.N24]);&quot;&quot;;&quot;/&quot;&amp;[.N24])" office:value-type="string" office:string-value="PB6/COMP2_INP/LPTIM1_ETR/TIM4_CH1/TIM8_BKIN2/I2C1_SCL/DFSDM1_DATIN5/USART1_TX/TSC_G2_IO3" calcext:value-type="string">
            <text:p>PB6/COMP2_INP/LPTIM1_ETR/TIM4_CH1/TIM8_BKIN2/I2C1_SCL/DFSDM1_DATIN5/USART1_TX/TSC_G2_IO3</text:p>
          </table:table-cell>
          <table:table-cell table:formula="of:=[.AN24]&amp;IF(ISBLANK([.O24]);&quot;&quot;;&quot;/&quot;&amp;[.O24])" office:value-type="string" office:string-value="PB6/COMP2_INP/LPTIM1_ETR/TIM4_CH1/TIM8_BKIN2/I2C1_SCL/DFSDM1_DATIN5/USART1_TX/TSC_G2_IO3" calcext:value-type="string">
            <text:p>PB6/COMP2_INP/LPTIM1_ETR/TIM4_CH1/TIM8_BKIN2/I2C1_SCL/DFSDM1_DATIN5/USART1_TX/TSC_G2_IO3</text:p>
          </table:table-cell>
          <table:table-cell table:formula="of:=[.AO24]&amp;IF(ISBLANK([.P24]);&quot;&quot;;&quot;/&quot;&amp;[.P24])" office:value-type="string" office:string-value="PB6/COMP2_INP/LPTIM1_ETR/TIM4_CH1/TIM8_BKIN2/I2C1_SCL/DFSDM1_DATIN5/USART1_TX/TSC_G2_IO3/TIM8_BKIN2_COMP2" calcext:value-type="string">
            <text:p>PB6/COMP2_INP/LPTIM1_ETR/TIM4_CH1/TIM8_BKIN2/I2C1_SCL/DFSDM1_DATIN5/USART1_TX/TSC_G2_IO3/TIM8_BKIN2_COMP2</text:p>
          </table:table-cell>
          <table:table-cell table:formula="of:=[.AP24]&amp;IF(ISBLANK([.Q24]);&quot;&quot;;&quot;/&quot;&amp;[.Q24])" office:value-type="string" office:string-value="PB6/COMP2_INP/LPTIM1_ETR/TIM4_CH1/TIM8_BKIN2/I2C1_SCL/DFSDM1_DATIN5/USART1_TX/TSC_G2_IO3/TIM8_BKIN2_COMP2/SAI1_FS_B" calcext:value-type="string">
            <text:p>PB6/COMP2_INP/LPTIM1_ETR/TIM4_CH1/TIM8_BKIN2/I2C1_SCL/DFSDM1_DATIN5/USART1_TX/TSC_G2_IO3/TIM8_BKIN2_COMP2/SAI1_FS_B</text:p>
          </table:table-cell>
          <table:table-cell table:formula="of:=[.AQ24]&amp;IF(ISBLANK([.R24]);&quot;&quot;;&quot;/&quot;&amp;[.R24])" office:value-type="string" office:string-value="PB6/COMP2_INP/LPTIM1_ETR/TIM4_CH1/TIM8_BKIN2/I2C1_SCL/DFSDM1_DATIN5/USART1_TX/TSC_G2_IO3/TIM8_BKIN2_COMP2/SAI1_FS_B/TIM16_CH1N" calcext:value-type="string">
            <text:p>PB6/COMP2_INP/LPTIM1_ETR/TIM4_CH1/TIM8_BKIN2/I2C1_SCL/DFSDM1_DATIN5/USART1_TX/TSC_G2_IO3/TIM8_BKIN2_COMP2/SAI1_FS_B/TIM16_CH1N</text:p>
          </table:table-cell>
          <table:table-cell table:formula="of:=[.AR24]&amp;IF(ISBLANK([.S24]);&quot;&quot;;&quot;/&quot;&amp;[.S24])" office:value-type="string" office:string-value="PB6/COMP2_INP/LPTIM1_ETR/TIM4_CH1/TIM8_BKIN2/I2C1_SCL/DFSDM1_DATIN5/USART1_TX/TSC_G2_IO3/TIM8_BKIN2_COMP2/SAI1_FS_B/TIM16_CH1N" calcext:value-type="string">
            <text:p>PB6/COMP2_INP/LPTIM1_ETR/TIM4_CH1/TIM8_BKIN2/I2C1_SCL/DFSDM1_DATIN5/USART1_TX/TSC_G2_IO3/TIM8_BKIN2_COMP2/SAI1_FS_B/TIM16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COMP2_INM/PVD_IN</text:p>
          </table:table-cell>
          <table:table-cell/>
          <table:table-cell office:value-type="string" calcext:value-type="string">
            <text:p>LPTIM1_IN2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TSC_G2_IO4</text:p>
          </table:table-cell>
          <table:table-cell/>
          <table:table-cell office:value-type="string" calcext:value-type="string">
            <text:p>LCD_SEG21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TIM8_BKIN_COMP1</text:p>
          </table:table-cell>
          <table:table-cell office:value-type="string" calcext:value-type="string">
            <text:p>TIM17_CH1N</text:p>
          </table:table-cell>
          <table:table-cell table:number-columns-repeated="9"/>
          <table:table-cell table:formula="of:=[.B25]" office:value-type="string" office:string-value="PB7" calcext:value-type="string">
            <text:p>PB7</text:p>
          </table:table-cell>
          <table:table-cell table:formula="of:=[.AB25]&amp;IF(ISBLANK([.C25]);&quot;&quot;;&quot;/&quot;&amp;[.C25])" office:value-type="string" office:string-value="PB7/COMP2_INM/PVD_IN" calcext:value-type="string">
            <text:p>PB7/COMP2_INM/PVD_IN</text:p>
          </table:table-cell>
          <table:table-cell table:formula="of:=[.AC25]&amp;IF(ISBLANK([.D25]);&quot;&quot;;&quot;/&quot;&amp;[.D25])" office:value-type="string" office:string-value="PB7/COMP2_INM/PVD_IN" calcext:value-type="string">
            <text:p>PB7/COMP2_INM/PVD_IN</text:p>
          </table:table-cell>
          <table:table-cell table:formula="of:=[.AD25]&amp;IF(ISBLANK([.E25]);&quot;&quot;;&quot;/&quot;&amp;[.E25])" office:value-type="string" office:string-value="PB7/COMP2_INM/PVD_IN/LPTIM1_IN2" calcext:value-type="string">
            <text:p>PB7/COMP2_INM/PVD_IN/LPTIM1_IN2</text:p>
          </table:table-cell>
          <table:table-cell table:formula="of:=[.AE25]&amp;IF(ISBLANK([.F25]);&quot;&quot;;&quot;/&quot;&amp;[.F25])" office:value-type="string" office:string-value="PB7/COMP2_INM/PVD_IN/LPTIM1_IN2/TIM4_CH2" calcext:value-type="string">
            <text:p>PB7/COMP2_INM/PVD_IN/LPTIM1_IN2/TIM4_CH2</text:p>
          </table:table-cell>
          <table:table-cell table:formula="of:=[.AF25]&amp;IF(ISBLANK([.G25]);&quot;&quot;;&quot;/&quot;&amp;[.G25])" office:value-type="string" office:string-value="PB7/COMP2_INM/PVD_IN/LPTIM1_IN2/TIM4_CH2/TIM8_BKIN" calcext:value-type="string">
            <text:p>PB7/COMP2_INM/PVD_IN/LPTIM1_IN2/TIM4_CH2/TIM8_BKIN</text:p>
          </table:table-cell>
          <table:table-cell table:formula="of:=[.AG25]&amp;IF(ISBLANK([.H25]);&quot;&quot;;&quot;/&quot;&amp;[.H25])" office:value-type="string" office:string-value="PB7/COMP2_INM/PVD_IN/LPTIM1_IN2/TIM4_CH2/TIM8_BKIN/I2C1_SDA" calcext:value-type="string">
            <text:p>PB7/COMP2_INM/PVD_IN/LPTIM1_IN2/TIM4_CH2/TIM8_BKIN/I2C1_SDA</text:p>
          </table:table-cell>
          <table:table-cell table:formula="of:=[.AH25]&amp;IF(ISBLANK([.I25]);&quot;&quot;;&quot;/&quot;&amp;[.I25])" office:value-type="string" office:string-value="PB7/COMP2_INM/PVD_IN/LPTIM1_IN2/TIM4_CH2/TIM8_BKIN/I2C1_SDA" calcext:value-type="string">
            <text:p>PB7/COMP2_INM/PVD_IN/LPTIM1_IN2/TIM4_CH2/TIM8_BKIN/I2C1_SDA</text:p>
          </table:table-cell>
          <table:table-cell table:formula="of:=[.AI25]&amp;IF(ISBLANK([.J25]);&quot;&quot;;&quot;/&quot;&amp;[.J25])" office:value-type="string" office:string-value="PB7/COMP2_INM/PVD_IN/LPTIM1_IN2/TIM4_CH2/TIM8_BKIN/I2C1_SDA/DFSDM1_CKIN5" calcext:value-type="string">
            <text:p>PB7/COMP2_INM/PVD_IN/LPTIM1_IN2/TIM4_CH2/TIM8_BKIN/I2C1_SDA/DFSDM1_CKIN5</text:p>
          </table:table-cell>
          <table:table-cell table:formula="of:=[.AJ25]&amp;IF(ISBLANK([.K25]);&quot;&quot;;&quot;/&quot;&amp;[.K25])" office:value-type="string" office:string-value="PB7/COMP2_INM/PVD_IN/LPTIM1_IN2/TIM4_CH2/TIM8_BKIN/I2C1_SDA/DFSDM1_CKIN5/USART1_RX" calcext:value-type="string">
            <text:p>PB7/COMP2_INM/PVD_IN/LPTIM1_IN2/TIM4_CH2/TIM8_BKIN/I2C1_SDA/DFSDM1_CKIN5/USART1_RX</text:p>
          </table:table-cell>
          <table:table-cell table:formula="of:=[.AK25]&amp;IF(ISBLANK([.L25]);&quot;&quot;;&quot;/&quot;&amp;[.L25])" office:value-type="string" office:string-value="PB7/COMP2_INM/PVD_IN/LPTIM1_IN2/TIM4_CH2/TIM8_BKIN/I2C1_SDA/DFSDM1_CKIN5/USART1_RX/UART4_CTS" calcext:value-type="string">
            <text:p>PB7/COMP2_INM/PVD_IN/LPTIM1_IN2/TIM4_CH2/TIM8_BKIN/I2C1_SDA/DFSDM1_CKIN5/USART1_RX/UART4_CTS</text:p>
          </table:table-cell>
          <table:table-cell table:formula="of:=[.AL25]&amp;IF(ISBLANK([.M25]);&quot;&quot;;&quot;/&quot;&amp;[.M25])" office:value-type="string" office:string-value="PB7/COMP2_INM/PVD_IN/LPTIM1_IN2/TIM4_CH2/TIM8_BKIN/I2C1_SDA/DFSDM1_CKIN5/USART1_RX/UART4_CTS/TSC_G2_IO4" calcext:value-type="string">
            <text:p>PB7/COMP2_INM/PVD_IN/LPTIM1_IN2/TIM4_CH2/TIM8_BKIN/I2C1_SDA/DFSDM1_CKIN5/USART1_RX/UART4_CTS/TSC_G2_IO4</text:p>
          </table:table-cell>
          <table:table-cell table:formula="of:=[.AM25]&amp;IF(ISBLANK([.N25]);&quot;&quot;;&quot;/&quot;&amp;[.N25])" office:value-type="string" office:string-value="PB7/COMP2_INM/PVD_IN/LPTIM1_IN2/TIM4_CH2/TIM8_BKIN/I2C1_SDA/DFSDM1_CKIN5/USART1_RX/UART4_CTS/TSC_G2_IO4" calcext:value-type="string">
            <text:p>PB7/COMP2_INM/PVD_IN/LPTIM1_IN2/TIM4_CH2/TIM8_BKIN/I2C1_SDA/DFSDM1_CKIN5/USART1_RX/UART4_CTS/TSC_G2_IO4</text:p>
          </table:table-cell>
          <table:table-cell table:formula="of:=[.AN25]&amp;IF(ISBLANK([.O25]);&quot;&quot;;&quot;/&quot;&amp;[.O25])" office:value-type="string" office:string-value="PB7/COMP2_INM/PVD_IN/LPTIM1_IN2/TIM4_CH2/TIM8_BKIN/I2C1_SDA/DFSDM1_CKIN5/USART1_RX/UART4_CTS/TSC_G2_IO4/LCD_SEG21" calcext:value-type="string">
            <text:p>PB7/COMP2_INM/PVD_IN/LPTIM1_IN2/TIM4_CH2/TIM8_BKIN/I2C1_SDA/DFSDM1_CKIN5/USART1_RX/UART4_CTS/TSC_G2_IO4/LCD_SEG21</text:p>
          </table:table-cell>
          <table:table-cell table:formula="of:=[.AO25]&amp;IF(ISBLANK([.P25]);&quot;&quot;;&quot;/&quot;&amp;[.P25])" office:value-type="string" office:string-value="PB7/COMP2_INM/PVD_IN/LPTIM1_IN2/TIM4_CH2/TIM8_BKIN/I2C1_SDA/DFSDM1_CKIN5/USART1_RX/UART4_CTS/TSC_G2_IO4/LCD_SEG21/FMC_NL" calcext:value-type="string">
            <text:p>PB7/COMP2_INM/PVD_IN/LPTIM1_IN2/TIM4_CH2/TIM8_BKIN/I2C1_SDA/DFSDM1_CKIN5/USART1_RX/UART4_CTS/TSC_G2_IO4/LCD_SEG21/FMC_NL</text:p>
          </table:table-cell>
          <table:table-cell table:formula="of:=[.AP25]&amp;IF(ISBLANK([.Q25]);&quot;&quot;;&quot;/&quot;&amp;[.Q25])" office:value-type="string" office:string-value="PB7/COMP2_INM/PVD_IN/LPTIM1_IN2/TIM4_CH2/TIM8_BKIN/I2C1_SDA/DFSDM1_CKIN5/USART1_RX/UART4_CTS/TSC_G2_IO4/LCD_SEG21/FMC_NL/TIM8_BKIN_COMP1" calcext:value-type="string">
            <text:p>PB7/COMP2_INM/PVD_IN/LPTIM1_IN2/TIM4_CH2/TIM8_BKIN/I2C1_SDA/DFSDM1_CKIN5/USART1_RX/UART4_CTS/TSC_G2_IO4/LCD_SEG21/FMC_NL/TIM8_BKIN_COMP1</text:p>
          </table:table-cell>
          <table:table-cell table:formula="of:=[.AQ25]&amp;IF(ISBLANK([.R25]);&quot;&quot;;&quot;/&quot;&amp;[.R25])" office:value-type="string" office:string-value="PB7/COMP2_INM/PVD_IN/LPTIM1_IN2/TIM4_CH2/TIM8_BKIN/I2C1_SDA/DFSDM1_CKIN5/USART1_RX/UART4_CTS/TSC_G2_IO4/LCD_SEG21/FMC_NL/TIM8_BKIN_COMP1/TIM17_CH1N" calcext:value-type="string">
            <text:p>PB7/COMP2_INM/PVD_IN/LPTIM1_IN2/TIM4_CH2/TIM8_BKIN/I2C1_SDA/DFSDM1_CKIN5/USART1_RX/UART4_CTS/TSC_G2_IO4/LCD_SEG21/FMC_NL/TIM8_BKIN_COMP1/TIM17_CH1N</text:p>
          </table:table-cell>
          <table:table-cell table:formula="of:=[.AR25]&amp;IF(ISBLANK([.S25]);&quot;&quot;;&quot;/&quot;&amp;[.S25])" office:value-type="string" office:string-value="PB7/COMP2_INM/PVD_IN/LPTIM1_IN2/TIM4_CH2/TIM8_BKIN/I2C1_SDA/DFSDM1_CKIN5/USART1_RX/UART4_CTS/TSC_G2_IO4/LCD_SEG21/FMC_NL/TIM8_BKIN_COMP1/TIM17_CH1N" calcext:value-type="string">
            <text:p>PB7/COMP2_INM/PVD_IN/LPTIM1_IN2/TIM4_CH2/TIM8_BKIN/I2C1_SDA/DFSDM1_CKIN5/USART1_RX/UART4_CTS/TSC_G2_IO4/LCD_SEG21/FMC_NL/TIM8_BKIN_COMP1/TIM17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8</text:p>
          </table:table-cell>
          <table:table-cell table:number-columns-repeated="3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LCD_SEG16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TIM16_CH1</text:p>
          </table:table-cell>
          <table:table-cell table:number-columns-repeated="9"/>
          <table:table-cell table:formula="of:=[.B26]" office:value-type="string" office:string-value="PB8" calcext:value-type="string">
            <text:p>PB8</text:p>
          </table:table-cell>
          <table:table-cell table:formula="of:=[.AB26]&amp;IF(ISBLANK([.C26]);&quot;&quot;;&quot;/&quot;&amp;[.C26])" office:value-type="string" office:string-value="PB8" calcext:value-type="string">
            <text:p>PB8</text:p>
          </table:table-cell>
          <table:table-cell table:formula="of:=[.AC26]&amp;IF(ISBLANK([.D26]);&quot;&quot;;&quot;/&quot;&amp;[.D26])" office:value-type="string" office:string-value="PB8" calcext:value-type="string">
            <text:p>PB8</text:p>
          </table:table-cell>
          <table:table-cell table:formula="of:=[.AD26]&amp;IF(ISBLANK([.E26]);&quot;&quot;;&quot;/&quot;&amp;[.E26])" office:value-type="string" office:string-value="PB8" calcext:value-type="string">
            <text:p>PB8</text:p>
          </table:table-cell>
          <table:table-cell table:formula="of:=[.AE26]&amp;IF(ISBLANK([.F26]);&quot;&quot;;&quot;/&quot;&amp;[.F26])" office:value-type="string" office:string-value="PB8/TIM4_CH3" calcext:value-type="string">
            <text:p>PB8/TIM4_CH3</text:p>
          </table:table-cell>
          <table:table-cell table:formula="of:=[.AF26]&amp;IF(ISBLANK([.G26]);&quot;&quot;;&quot;/&quot;&amp;[.G26])" office:value-type="string" office:string-value="PB8/TIM4_CH3" calcext:value-type="string">
            <text:p>PB8/TIM4_CH3</text:p>
          </table:table-cell>
          <table:table-cell table:formula="of:=[.AG26]&amp;IF(ISBLANK([.H26]);&quot;&quot;;&quot;/&quot;&amp;[.H26])" office:value-type="string" office:string-value="PB8/TIM4_CH3/I2C1_SCL" calcext:value-type="string">
            <text:p>PB8/TIM4_CH3/I2C1_SCL</text:p>
          </table:table-cell>
          <table:table-cell table:formula="of:=[.AH26]&amp;IF(ISBLANK([.I26]);&quot;&quot;;&quot;/&quot;&amp;[.I26])" office:value-type="string" office:string-value="PB8/TIM4_CH3/I2C1_SCL" calcext:value-type="string">
            <text:p>PB8/TIM4_CH3/I2C1_SCL</text:p>
          </table:table-cell>
          <table:table-cell table:formula="of:=[.AI26]&amp;IF(ISBLANK([.J26]);&quot;&quot;;&quot;/&quot;&amp;[.J26])" office:value-type="string" office:string-value="PB8/TIM4_CH3/I2C1_SCL/DFSDM1_DATIN6" calcext:value-type="string">
            <text:p>PB8/TIM4_CH3/I2C1_SCL/DFSDM1_DATIN6</text:p>
          </table:table-cell>
          <table:table-cell table:formula="of:=[.AJ26]&amp;IF(ISBLANK([.K26]);&quot;&quot;;&quot;/&quot;&amp;[.K26])" office:value-type="string" office:string-value="PB8/TIM4_CH3/I2C1_SCL/DFSDM1_DATIN6" calcext:value-type="string">
            <text:p>PB8/TIM4_CH3/I2C1_SCL/DFSDM1_DATIN6</text:p>
          </table:table-cell>
          <table:table-cell table:formula="of:=[.AK26]&amp;IF(ISBLANK([.L26]);&quot;&quot;;&quot;/&quot;&amp;[.L26])" office:value-type="string" office:string-value="PB8/TIM4_CH3/I2C1_SCL/DFSDM1_DATIN6" calcext:value-type="string">
            <text:p>PB8/TIM4_CH3/I2C1_SCL/DFSDM1_DATIN6</text:p>
          </table:table-cell>
          <table:table-cell table:formula="of:=[.AL26]&amp;IF(ISBLANK([.M26]);&quot;&quot;;&quot;/&quot;&amp;[.M26])" office:value-type="string" office:string-value="PB8/TIM4_CH3/I2C1_SCL/DFSDM1_DATIN6/CAN1_RX" calcext:value-type="string">
            <text:p>PB8/TIM4_CH3/I2C1_SCL/DFSDM1_DATIN6/CAN1_RX</text:p>
          </table:table-cell>
          <table:table-cell table:formula="of:=[.AM26]&amp;IF(ISBLANK([.N26]);&quot;&quot;;&quot;/&quot;&amp;[.N26])" office:value-type="string" office:string-value="PB8/TIM4_CH3/I2C1_SCL/DFSDM1_DATIN6/CAN1_RX" calcext:value-type="string">
            <text:p>PB8/TIM4_CH3/I2C1_SCL/DFSDM1_DATIN6/CAN1_RX</text:p>
          </table:table-cell>
          <table:table-cell table:formula="of:=[.AN26]&amp;IF(ISBLANK([.O26]);&quot;&quot;;&quot;/&quot;&amp;[.O26])" office:value-type="string" office:string-value="PB8/TIM4_CH3/I2C1_SCL/DFSDM1_DATIN6/CAN1_RX/LCD_SEG16" calcext:value-type="string">
            <text:p>PB8/TIM4_CH3/I2C1_SCL/DFSDM1_DATIN6/CAN1_RX/LCD_SEG16</text:p>
          </table:table-cell>
          <table:table-cell table:formula="of:=[.AO26]&amp;IF(ISBLANK([.P26]);&quot;&quot;;&quot;/&quot;&amp;[.P26])" office:value-type="string" office:string-value="PB8/TIM4_CH3/I2C1_SCL/DFSDM1_DATIN6/CAN1_RX/LCD_SEG16/SDMMC1_D4" calcext:value-type="string">
            <text:p>PB8/TIM4_CH3/I2C1_SCL/DFSDM1_DATIN6/CAN1_RX/LCD_SEG16/SDMMC1_D4</text:p>
          </table:table-cell>
          <table:table-cell table:formula="of:=[.AP26]&amp;IF(ISBLANK([.Q26]);&quot;&quot;;&quot;/&quot;&amp;[.Q26])" office:value-type="string" office:string-value="PB8/TIM4_CH3/I2C1_SCL/DFSDM1_DATIN6/CAN1_RX/LCD_SEG16/SDMMC1_D4/SAI1_MCLK_A" calcext:value-type="string">
            <text:p>PB8/TIM4_CH3/I2C1_SCL/DFSDM1_DATIN6/CAN1_RX/LCD_SEG16/SDMMC1_D4/SAI1_MCLK_A</text:p>
          </table:table-cell>
          <table:table-cell table:formula="of:=[.AQ26]&amp;IF(ISBLANK([.R26]);&quot;&quot;;&quot;/&quot;&amp;[.R26])" office:value-type="string" office:string-value="PB8/TIM4_CH3/I2C1_SCL/DFSDM1_DATIN6/CAN1_RX/LCD_SEG16/SDMMC1_D4/SAI1_MCLK_A/TIM16_CH1" calcext:value-type="string">
            <text:p>PB8/TIM4_CH3/I2C1_SCL/DFSDM1_DATIN6/CAN1_RX/LCD_SEG16/SDMMC1_D4/SAI1_MCLK_A/TIM16_CH1</text:p>
          </table:table-cell>
          <table:table-cell table:formula="of:=[.AR26]&amp;IF(ISBLANK([.S26]);&quot;&quot;;&quot;/&quot;&amp;[.S26])" office:value-type="string" office:string-value="PB8/TIM4_CH3/I2C1_SCL/DFSDM1_DATIN6/CAN1_RX/LCD_SEG16/SDMMC1_D4/SAI1_MCLK_A/TIM16_CH1" calcext:value-type="string">
            <text:p>PB8/TIM4_CH3/I2C1_SCL/DFSDM1_DATIN6/CAN1_RX/LCD_SEG16/SDMMC1_D4/SAI1_MCLK_A/TIM16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IR_OUT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/>
          <table:table-cell office:value-type="string" calcext:value-type="string">
            <text:p>LCD_COM3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TIM17_CH1</text:p>
          </table:table-cell>
          <table:table-cell table:number-columns-repeated="9"/>
          <table:table-cell table:formula="of:=[.B27]" office:value-type="string" office:string-value="PB9" calcext:value-type="string">
            <text:p>PB9</text:p>
          </table:table-cell>
          <table:table-cell table:formula="of:=[.AB27]&amp;IF(ISBLANK([.C27]);&quot;&quot;;&quot;/&quot;&amp;[.C27])" office:value-type="string" office:string-value="PB9" calcext:value-type="string">
            <text:p>PB9</text:p>
          </table:table-cell>
          <table:table-cell table:formula="of:=[.AC27]&amp;IF(ISBLANK([.D27]);&quot;&quot;;&quot;/&quot;&amp;[.D27])" office:value-type="string" office:string-value="PB9" calcext:value-type="string">
            <text:p>PB9</text:p>
          </table:table-cell>
          <table:table-cell table:formula="of:=[.AD27]&amp;IF(ISBLANK([.E27]);&quot;&quot;;&quot;/&quot;&amp;[.E27])" office:value-type="string" office:string-value="PB9/IR_OUT" calcext:value-type="string">
            <text:p>PB9/IR_OUT</text:p>
          </table:table-cell>
          <table:table-cell table:formula="of:=[.AE27]&amp;IF(ISBLANK([.F27]);&quot;&quot;;&quot;/&quot;&amp;[.F27])" office:value-type="string" office:string-value="PB9/IR_OUT/TIM4_CH4" calcext:value-type="string">
            <text:p>PB9/IR_OUT/TIM4_CH4</text:p>
          </table:table-cell>
          <table:table-cell table:formula="of:=[.AF27]&amp;IF(ISBLANK([.G27]);&quot;&quot;;&quot;/&quot;&amp;[.G27])" office:value-type="string" office:string-value="PB9/IR_OUT/TIM4_CH4" calcext:value-type="string">
            <text:p>PB9/IR_OUT/TIM4_CH4</text:p>
          </table:table-cell>
          <table:table-cell table:formula="of:=[.AG27]&amp;IF(ISBLANK([.H27]);&quot;&quot;;&quot;/&quot;&amp;[.H27])" office:value-type="string" office:string-value="PB9/IR_OUT/TIM4_CH4/I2C1_SDA" calcext:value-type="string">
            <text:p>PB9/IR_OUT/TIM4_CH4/I2C1_SDA</text:p>
          </table:table-cell>
          <table:table-cell table:formula="of:=[.AH27]&amp;IF(ISBLANK([.I27]);&quot;&quot;;&quot;/&quot;&amp;[.I27])" office:value-type="string" office:string-value="PB9/IR_OUT/TIM4_CH4/I2C1_SDA/SPI2_NSS" calcext:value-type="string">
            <text:p>PB9/IR_OUT/TIM4_CH4/I2C1_SDA/SPI2_NSS</text:p>
          </table:table-cell>
          <table:table-cell table:formula="of:=[.AI27]&amp;IF(ISBLANK([.J27]);&quot;&quot;;&quot;/&quot;&amp;[.J27])" office:value-type="string" office:string-value="PB9/IR_OUT/TIM4_CH4/I2C1_SDA/SPI2_NSS/DFSDM1_CKIN6" calcext:value-type="string">
            <text:p>PB9/IR_OUT/TIM4_CH4/I2C1_SDA/SPI2_NSS/DFSDM1_CKIN6</text:p>
          </table:table-cell>
          <table:table-cell table:formula="of:=[.AJ27]&amp;IF(ISBLANK([.K27]);&quot;&quot;;&quot;/&quot;&amp;[.K27])" office:value-type="string" office:string-value="PB9/IR_OUT/TIM4_CH4/I2C1_SDA/SPI2_NSS/DFSDM1_CKIN6" calcext:value-type="string">
            <text:p>PB9/IR_OUT/TIM4_CH4/I2C1_SDA/SPI2_NSS/DFSDM1_CKIN6</text:p>
          </table:table-cell>
          <table:table-cell table:formula="of:=[.AK27]&amp;IF(ISBLANK([.L27]);&quot;&quot;;&quot;/&quot;&amp;[.L27])" office:value-type="string" office:string-value="PB9/IR_OUT/TIM4_CH4/I2C1_SDA/SPI2_NSS/DFSDM1_CKIN6" calcext:value-type="string">
            <text:p>PB9/IR_OUT/TIM4_CH4/I2C1_SDA/SPI2_NSS/DFSDM1_CKIN6</text:p>
          </table:table-cell>
          <table:table-cell table:formula="of:=[.AL27]&amp;IF(ISBLANK([.M27]);&quot;&quot;;&quot;/&quot;&amp;[.M27])" office:value-type="string" office:string-value="PB9/IR_OUT/TIM4_CH4/I2C1_SDA/SPI2_NSS/DFSDM1_CKIN6/CAN1_TX" calcext:value-type="string">
            <text:p>PB9/IR_OUT/TIM4_CH4/I2C1_SDA/SPI2_NSS/DFSDM1_CKIN6/CAN1_TX</text:p>
          </table:table-cell>
          <table:table-cell table:formula="of:=[.AM27]&amp;IF(ISBLANK([.N27]);&quot;&quot;;&quot;/&quot;&amp;[.N27])" office:value-type="string" office:string-value="PB9/IR_OUT/TIM4_CH4/I2C1_SDA/SPI2_NSS/DFSDM1_CKIN6/CAN1_TX" calcext:value-type="string">
            <text:p>PB9/IR_OUT/TIM4_CH4/I2C1_SDA/SPI2_NSS/DFSDM1_CKIN6/CAN1_TX</text:p>
          </table:table-cell>
          <table:table-cell table:formula="of:=[.AN27]&amp;IF(ISBLANK([.O27]);&quot;&quot;;&quot;/&quot;&amp;[.O27])" office:value-type="string" office:string-value="PB9/IR_OUT/TIM4_CH4/I2C1_SDA/SPI2_NSS/DFSDM1_CKIN6/CAN1_TX/LCD_COM3" calcext:value-type="string">
            <text:p>PB9/IR_OUT/TIM4_CH4/I2C1_SDA/SPI2_NSS/DFSDM1_CKIN6/CAN1_TX/LCD_COM3</text:p>
          </table:table-cell>
          <table:table-cell table:formula="of:=[.AO27]&amp;IF(ISBLANK([.P27]);&quot;&quot;;&quot;/&quot;&amp;[.P27])" office:value-type="string" office:string-value="PB9/IR_OUT/TIM4_CH4/I2C1_SDA/SPI2_NSS/DFSDM1_CKIN6/CAN1_TX/LCD_COM3/SDMMC1_D5" calcext:value-type="string">
            <text:p>PB9/IR_OUT/TIM4_CH4/I2C1_SDA/SPI2_NSS/DFSDM1_CKIN6/CAN1_TX/LCD_COM3/SDMMC1_D5</text:p>
          </table:table-cell>
          <table:table-cell table:formula="of:=[.AP27]&amp;IF(ISBLANK([.Q27]);&quot;&quot;;&quot;/&quot;&amp;[.Q27])" office:value-type="string" office:string-value="PB9/IR_OUT/TIM4_CH4/I2C1_SDA/SPI2_NSS/DFSDM1_CKIN6/CAN1_TX/LCD_COM3/SDMMC1_D5/SAI1_FS_A" calcext:value-type="string">
            <text:p>PB9/IR_OUT/TIM4_CH4/I2C1_SDA/SPI2_NSS/DFSDM1_CKIN6/CAN1_TX/LCD_COM3/SDMMC1_D5/SAI1_FS_A</text:p>
          </table:table-cell>
          <table:table-cell table:formula="of:=[.AQ27]&amp;IF(ISBLANK([.R27]);&quot;&quot;;&quot;/&quot;&amp;[.R27])" office:value-type="string" office:string-value="PB9/IR_OUT/TIM4_CH4/I2C1_SDA/SPI2_NSS/DFSDM1_CKIN6/CAN1_TX/LCD_COM3/SDMMC1_D5/SAI1_FS_A/TIM17_CH1" calcext:value-type="string">
            <text:p>PB9/IR_OUT/TIM4_CH4/I2C1_SDA/SPI2_NSS/DFSDM1_CKIN6/CAN1_TX/LCD_COM3/SDMMC1_D5/SAI1_FS_A/TIM17_CH1</text:p>
          </table:table-cell>
          <table:table-cell table:formula="of:=[.AR27]&amp;IF(ISBLANK([.S27]);&quot;&quot;;&quot;/&quot;&amp;[.S27])" office:value-type="string" office:string-value="PB9/IR_OUT/TIM4_CH4/I2C1_SDA/SPI2_NSS/DFSDM1_CKIN6/CAN1_TX/LCD_COM3/SDMMC1_D5/SAI1_FS_A/TIM17_CH1" calcext:value-type="string">
            <text:p>PB9/IR_OUT/TIM4_CH4/I2C1_SDA/SPI2_NSS/DFSDM1_CKIN6/CAN1_TX/LCD_COM3/SDMMC1_D5/SAI1_FS_A/TIM17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QUADSPI_CLK</text:p>
          </table:table-cell>
          <table:table-cell office:value-type="string" calcext:value-type="string">
            <text:p>LCD_SEG10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AI1_SCK_A</text:p>
          </table:table-cell>
          <table:table-cell table:number-columns-repeated="10"/>
          <table:table-cell table:formula="of:=[.B28]" office:value-type="string" office:string-value="PB10" calcext:value-type="string">
            <text:p>PB10</text:p>
          </table:table-cell>
          <table:table-cell table:formula="of:=[.AB28]&amp;IF(ISBLANK([.C28]);&quot;&quot;;&quot;/&quot;&amp;[.C28])" office:value-type="string" office:string-value="PB10" calcext:value-type="string">
            <text:p>PB10</text:p>
          </table:table-cell>
          <table:table-cell table:formula="of:=[.AC28]&amp;IF(ISBLANK([.D28]);&quot;&quot;;&quot;/&quot;&amp;[.D28])" office:value-type="string" office:string-value="PB10" calcext:value-type="string">
            <text:p>PB10</text:p>
          </table:table-cell>
          <table:table-cell table:formula="of:=[.AD28]&amp;IF(ISBLANK([.E28]);&quot;&quot;;&quot;/&quot;&amp;[.E28])" office:value-type="string" office:string-value="PB10/TIM2_CH3" calcext:value-type="string">
            <text:p>PB10/TIM2_CH3</text:p>
          </table:table-cell>
          <table:table-cell table:formula="of:=[.AE28]&amp;IF(ISBLANK([.F28]);&quot;&quot;;&quot;/&quot;&amp;[.F28])" office:value-type="string" office:string-value="PB10/TIM2_CH3" calcext:value-type="string">
            <text:p>PB10/TIM2_CH3</text:p>
          </table:table-cell>
          <table:table-cell table:formula="of:=[.AF28]&amp;IF(ISBLANK([.G28]);&quot;&quot;;&quot;/&quot;&amp;[.G28])" office:value-type="string" office:string-value="PB10/TIM2_CH3" calcext:value-type="string">
            <text:p>PB10/TIM2_CH3</text:p>
          </table:table-cell>
          <table:table-cell table:formula="of:=[.AG28]&amp;IF(ISBLANK([.H28]);&quot;&quot;;&quot;/&quot;&amp;[.H28])" office:value-type="string" office:string-value="PB10/TIM2_CH3/I2C2_SCL" calcext:value-type="string">
            <text:p>PB10/TIM2_CH3/I2C2_SCL</text:p>
          </table:table-cell>
          <table:table-cell table:formula="of:=[.AH28]&amp;IF(ISBLANK([.I28]);&quot;&quot;;&quot;/&quot;&amp;[.I28])" office:value-type="string" office:string-value="PB10/TIM2_CH3/I2C2_SCL/SPI2_SCK" calcext:value-type="string">
            <text:p>PB10/TIM2_CH3/I2C2_SCL/SPI2_SCK</text:p>
          </table:table-cell>
          <table:table-cell table:formula="of:=[.AI28]&amp;IF(ISBLANK([.J28]);&quot;&quot;;&quot;/&quot;&amp;[.J28])" office:value-type="string" office:string-value="PB10/TIM2_CH3/I2C2_SCL/SPI2_SCK/DFSDM1_DATIN7" calcext:value-type="string">
            <text:p>PB10/TIM2_CH3/I2C2_SCL/SPI2_SCK/DFSDM1_DATIN7</text:p>
          </table:table-cell>
          <table:table-cell table:formula="of:=[.AJ28]&amp;IF(ISBLANK([.K28]);&quot;&quot;;&quot;/&quot;&amp;[.K28])" office:value-type="string" office:string-value="PB10/TIM2_CH3/I2C2_SCL/SPI2_SCK/DFSDM1_DATIN7/USART3_TX" calcext:value-type="string">
            <text:p>PB10/TIM2_CH3/I2C2_SCL/SPI2_SCK/DFSDM1_DATIN7/USART3_TX</text:p>
          </table:table-cell>
          <table:table-cell table:formula="of:=[.AK28]&amp;IF(ISBLANK([.L28]);&quot;&quot;;&quot;/&quot;&amp;[.L28])" office:value-type="string" office:string-value="PB10/TIM2_CH3/I2C2_SCL/SPI2_SCK/DFSDM1_DATIN7/USART3_TX/LPUART1_RX" calcext:value-type="string">
            <text:p>PB10/TIM2_CH3/I2C2_SCL/SPI2_SCK/DFSDM1_DATIN7/USART3_TX/LPUART1_RX</text:p>
          </table:table-cell>
          <table:table-cell table:formula="of:=[.AL28]&amp;IF(ISBLANK([.M28]);&quot;&quot;;&quot;/&quot;&amp;[.M28])" office:value-type="string" office:string-value="PB10/TIM2_CH3/I2C2_SCL/SPI2_SCK/DFSDM1_DATIN7/USART3_TX/LPUART1_RX" calcext:value-type="string">
            <text:p>PB10/TIM2_CH3/I2C2_SCL/SPI2_SCK/DFSDM1_DATIN7/USART3_TX/LPUART1_RX</text:p>
          </table:table-cell>
          <table:table-cell table:formula="of:=[.AM28]&amp;IF(ISBLANK([.N28]);&quot;&quot;;&quot;/&quot;&amp;[.N28])" office:value-type="string" office:string-value="PB10/TIM2_CH3/I2C2_SCL/SPI2_SCK/DFSDM1_DATIN7/USART3_TX/LPUART1_RX/QUADSPI_CLK" calcext:value-type="string">
            <text:p>PB10/TIM2_CH3/I2C2_SCL/SPI2_SCK/DFSDM1_DATIN7/USART3_TX/LPUART1_RX/QUADSPI_CLK</text:p>
          </table:table-cell>
          <table:table-cell table:formula="of:=[.AN28]&amp;IF(ISBLANK([.O28]);&quot;&quot;;&quot;/&quot;&amp;[.O28])" office:value-type="string" office:string-value="PB10/TIM2_CH3/I2C2_SCL/SPI2_SCK/DFSDM1_DATIN7/USART3_TX/LPUART1_RX/QUADSPI_CLK/LCD_SEG10" calcext:value-type="string">
            <text:p>PB10/TIM2_CH3/I2C2_SCL/SPI2_SCK/DFSDM1_DATIN7/USART3_TX/LPUART1_RX/QUADSPI_CLK/LCD_SEG10</text:p>
          </table:table-cell>
          <table:table-cell table:formula="of:=[.AO28]&amp;IF(ISBLANK([.P28]);&quot;&quot;;&quot;/&quot;&amp;[.P28])" office:value-type="string" office:string-value="PB10/TIM2_CH3/I2C2_SCL/SPI2_SCK/DFSDM1_DATIN7/USART3_TX/LPUART1_RX/QUADSPI_CLK/LCD_SEG10/COMP1_OUT" calcext:value-type="string">
            <text:p>PB10/TIM2_CH3/I2C2_SCL/SPI2_SCK/DFSDM1_DATIN7/USART3_TX/LPUART1_RX/QUADSPI_CLK/LCD_SEG10/COMP1_OUT</text:p>
          </table:table-cell>
          <table:table-cell table:formula="of:=[.AP28]&amp;IF(ISBLANK([.Q28]);&quot;&quot;;&quot;/&quot;&amp;[.Q28])" office:value-type="string" office:string-value="PB10/TIM2_CH3/I2C2_SCL/SPI2_SCK/DFSDM1_DATIN7/USART3_TX/LPUART1_RX/QUADSPI_CLK/LCD_SEG10/COMP1_OUT/SAI1_SCK_A" calcext:value-type="string">
            <text:p>PB10/TIM2_CH3/I2C2_SCL/SPI2_SCK/DFSDM1_DATIN7/USART3_TX/LPUART1_RX/QUADSPI_CLK/LCD_SEG10/COMP1_OUT/SAI1_SCK_A</text:p>
          </table:table-cell>
          <table:table-cell table:formula="of:=[.AQ28]&amp;IF(ISBLANK([.R28]);&quot;&quot;;&quot;/&quot;&amp;[.R28])" office:value-type="string" office:string-value="PB10/TIM2_CH3/I2C2_SCL/SPI2_SCK/DFSDM1_DATIN7/USART3_TX/LPUART1_RX/QUADSPI_CLK/LCD_SEG10/COMP1_OUT/SAI1_SCK_A" calcext:value-type="string">
            <text:p>PB10/TIM2_CH3/I2C2_SCL/SPI2_SCK/DFSDM1_DATIN7/USART3_TX/LPUART1_RX/QUADSPI_CLK/LCD_SEG10/COMP1_OUT/SAI1_SCK_A</text:p>
          </table:table-cell>
          <table:table-cell table:formula="of:=[.AR28]&amp;IF(ISBLANK([.S28]);&quot;&quot;;&quot;/&quot;&amp;[.S28])" office:value-type="string" office:string-value="PB10/TIM2_CH3/I2C2_SCL/SPI2_SCK/DFSDM1_DATIN7/USART3_TX/LPUART1_RX/QUADSPI_CLK/LCD_SEG10/COMP1_OUT/SAI1_SCK_A" calcext:value-type="string">
            <text:p>PB10/TIM2_CH3/I2C2_SCL/SPI2_SCK/DFSDM1_DATIN7/USART3_TX/LPUART1_RX/QUADSPI_CLK/LCD_SEG10/COMP1_OUT/SAI1_SCK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LPUART1_TX</text:p>
          </table:table-cell>
          <table:table-cell/>
          <table:table-cell office:value-type="string" calcext:value-type="string">
            <text:p>QUADSPI_NCS</text:p>
          </table:table-cell>
          <table:table-cell office:value-type="string" calcext:value-type="string">
            <text:p>LCD_SEG11</text:p>
          </table:table-cell>
          <table:table-cell office:value-type="string" calcext:value-type="string">
            <text:p>COMP2_OUT</text:p>
          </table:table-cell>
          <table:table-cell table:number-columns-repeated="11"/>
          <table:table-cell table:formula="of:=[.B29]" office:value-type="string" office:string-value="PB11" calcext:value-type="string">
            <text:p>PB11</text:p>
          </table:table-cell>
          <table:table-cell table:formula="of:=[.AB29]&amp;IF(ISBLANK([.C29]);&quot;&quot;;&quot;/&quot;&amp;[.C29])" office:value-type="string" office:string-value="PB11" calcext:value-type="string">
            <text:p>PB11</text:p>
          </table:table-cell>
          <table:table-cell table:formula="of:=[.AC29]&amp;IF(ISBLANK([.D29]);&quot;&quot;;&quot;/&quot;&amp;[.D29])" office:value-type="string" office:string-value="PB11" calcext:value-type="string">
            <text:p>PB11</text:p>
          </table:table-cell>
          <table:table-cell table:formula="of:=[.AD29]&amp;IF(ISBLANK([.E29]);&quot;&quot;;&quot;/&quot;&amp;[.E29])" office:value-type="string" office:string-value="PB11/TIM2_CH4" calcext:value-type="string">
            <text:p>PB11/TIM2_CH4</text:p>
          </table:table-cell>
          <table:table-cell table:formula="of:=[.AE29]&amp;IF(ISBLANK([.F29]);&quot;&quot;;&quot;/&quot;&amp;[.F29])" office:value-type="string" office:string-value="PB11/TIM2_CH4" calcext:value-type="string">
            <text:p>PB11/TIM2_CH4</text:p>
          </table:table-cell>
          <table:table-cell table:formula="of:=[.AF29]&amp;IF(ISBLANK([.G29]);&quot;&quot;;&quot;/&quot;&amp;[.G29])" office:value-type="string" office:string-value="PB11/TIM2_CH4" calcext:value-type="string">
            <text:p>PB11/TIM2_CH4</text:p>
          </table:table-cell>
          <table:table-cell table:formula="of:=[.AG29]&amp;IF(ISBLANK([.H29]);&quot;&quot;;&quot;/&quot;&amp;[.H29])" office:value-type="string" office:string-value="PB11/TIM2_CH4/I2C2_SDA" calcext:value-type="string">
            <text:p>PB11/TIM2_CH4/I2C2_SDA</text:p>
          </table:table-cell>
          <table:table-cell table:formula="of:=[.AH29]&amp;IF(ISBLANK([.I29]);&quot;&quot;;&quot;/&quot;&amp;[.I29])" office:value-type="string" office:string-value="PB11/TIM2_CH4/I2C2_SDA" calcext:value-type="string">
            <text:p>PB11/TIM2_CH4/I2C2_SDA</text:p>
          </table:table-cell>
          <table:table-cell table:formula="of:=[.AI29]&amp;IF(ISBLANK([.J29]);&quot;&quot;;&quot;/&quot;&amp;[.J29])" office:value-type="string" office:string-value="PB11/TIM2_CH4/I2C2_SDA/DFSDM1_CKIN7" calcext:value-type="string">
            <text:p>PB11/TIM2_CH4/I2C2_SDA/DFSDM1_CKIN7</text:p>
          </table:table-cell>
          <table:table-cell table:formula="of:=[.AJ29]&amp;IF(ISBLANK([.K29]);&quot;&quot;;&quot;/&quot;&amp;[.K29])" office:value-type="string" office:string-value="PB11/TIM2_CH4/I2C2_SDA/DFSDM1_CKIN7/USART3_RX" calcext:value-type="string">
            <text:p>PB11/TIM2_CH4/I2C2_SDA/DFSDM1_CKIN7/USART3_RX</text:p>
          </table:table-cell>
          <table:table-cell table:formula="of:=[.AK29]&amp;IF(ISBLANK([.L29]);&quot;&quot;;&quot;/&quot;&amp;[.L29])" office:value-type="string" office:string-value="PB11/TIM2_CH4/I2C2_SDA/DFSDM1_CKIN7/USART3_RX/LPUART1_TX" calcext:value-type="string">
            <text:p>PB11/TIM2_CH4/I2C2_SDA/DFSDM1_CKIN7/USART3_RX/LPUART1_TX</text:p>
          </table:table-cell>
          <table:table-cell table:formula="of:=[.AL29]&amp;IF(ISBLANK([.M29]);&quot;&quot;;&quot;/&quot;&amp;[.M29])" office:value-type="string" office:string-value="PB11/TIM2_CH4/I2C2_SDA/DFSDM1_CKIN7/USART3_RX/LPUART1_TX" calcext:value-type="string">
            <text:p>PB11/TIM2_CH4/I2C2_SDA/DFSDM1_CKIN7/USART3_RX/LPUART1_TX</text:p>
          </table:table-cell>
          <table:table-cell table:formula="of:=[.AM29]&amp;IF(ISBLANK([.N29]);&quot;&quot;;&quot;/&quot;&amp;[.N29])" office:value-type="string" office:string-value="PB11/TIM2_CH4/I2C2_SDA/DFSDM1_CKIN7/USART3_RX/LPUART1_TX/QUADSPI_NCS" calcext:value-type="string">
            <text:p>PB11/TIM2_CH4/I2C2_SDA/DFSDM1_CKIN7/USART3_RX/LPUART1_TX/QUADSPI_NCS</text:p>
          </table:table-cell>
          <table:table-cell table:formula="of:=[.AN29]&amp;IF(ISBLANK([.O29]);&quot;&quot;;&quot;/&quot;&amp;[.O29])" office:value-type="string" office:string-value="PB11/TIM2_CH4/I2C2_SDA/DFSDM1_CKIN7/USART3_RX/LPUART1_TX/QUADSPI_NCS/LCD_SEG11" calcext:value-type="string">
            <text:p>PB11/TIM2_CH4/I2C2_SDA/DFSDM1_CKIN7/USART3_RX/LPUART1_TX/QUADSPI_NCS/LCD_SEG11</text:p>
          </table:table-cell>
          <table:table-cell table:formula="of:=[.AO29]&amp;IF(ISBLANK([.P29]);&quot;&quot;;&quot;/&quot;&amp;[.P29])" office:value-type="string" office:string-value="PB11/TIM2_CH4/I2C2_SDA/DFSDM1_CKIN7/USART3_RX/LPUART1_TX/QUADSPI_NCS/LCD_SEG11/COMP2_OUT" calcext:value-type="string">
            <text:p>PB11/TIM2_CH4/I2C2_SDA/DFSDM1_CKIN7/USART3_RX/LPUART1_TX/QUADSPI_NCS/LCD_SEG11/COMP2_OUT</text:p>
          </table:table-cell>
          <table:table-cell table:formula="of:=[.AP29]&amp;IF(ISBLANK([.Q29]);&quot;&quot;;&quot;/&quot;&amp;[.Q29])" office:value-type="string" office:string-value="PB11/TIM2_CH4/I2C2_SDA/DFSDM1_CKIN7/USART3_RX/LPUART1_TX/QUADSPI_NCS/LCD_SEG11/COMP2_OUT" calcext:value-type="string">
            <text:p>PB11/TIM2_CH4/I2C2_SDA/DFSDM1_CKIN7/USART3_RX/LPUART1_TX/QUADSPI_NCS/LCD_SEG11/COMP2_OUT</text:p>
          </table:table-cell>
          <table:table-cell table:formula="of:=[.AQ29]&amp;IF(ISBLANK([.R29]);&quot;&quot;;&quot;/&quot;&amp;[.R29])" office:value-type="string" office:string-value="PB11/TIM2_CH4/I2C2_SDA/DFSDM1_CKIN7/USART3_RX/LPUART1_TX/QUADSPI_NCS/LCD_SEG11/COMP2_OUT" calcext:value-type="string">
            <text:p>PB11/TIM2_CH4/I2C2_SDA/DFSDM1_CKIN7/USART3_RX/LPUART1_TX/QUADSPI_NCS/LCD_SEG11/COMP2_OUT</text:p>
          </table:table-cell>
          <table:table-cell table:formula="of:=[.AR29]&amp;IF(ISBLANK([.S29]);&quot;&quot;;&quot;/&quot;&amp;[.S29])" office:value-type="string" office:string-value="PB11/TIM2_CH4/I2C2_SDA/DFSDM1_CKIN7/USART3_RX/LPUART1_TX/QUADSPI_NCS/LCD_SEG11/COMP2_OUT" calcext:value-type="string">
            <text:p>PB11/TIM2_CH4/I2C2_SDA/DFSDM1_CKIN7/USART3_RX/LPUART1_TX/QUADSPI_NCS/LCD_SEG11/COMP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TIM1_BKIN_COMP2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LPUART1_RTS_DE</text:p>
          </table:table-cell>
          <table:table-cell office:value-type="string" calcext:value-type="string">
            <text:p>TSC_G1_IO1</text:p>
          </table:table-cell>
          <table:table-cell/>
          <table:table-cell office:value-type="string" calcext:value-type="string">
            <text:p>LCD_SEG12</text:p>
          </table:table-cell>
          <table:table-cell office:value-type="string" calcext:value-type="string">
            <text:p>SWPMI1_IO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TIM15_BKIN</text:p>
          </table:table-cell>
          <table:table-cell table:number-columns-repeated="9"/>
          <table:table-cell table:formula="of:=[.B30]" office:value-type="string" office:string-value="PB12" calcext:value-type="string">
            <text:p>PB12</text:p>
          </table:table-cell>
          <table:table-cell table:formula="of:=[.AB30]&amp;IF(ISBLANK([.C30]);&quot;&quot;;&quot;/&quot;&amp;[.C30])" office:value-type="string" office:string-value="PB12" calcext:value-type="string">
            <text:p>PB12</text:p>
          </table:table-cell>
          <table:table-cell table:formula="of:=[.AC30]&amp;IF(ISBLANK([.D30]);&quot;&quot;;&quot;/&quot;&amp;[.D30])" office:value-type="string" office:string-value="PB12" calcext:value-type="string">
            <text:p>PB12</text:p>
          </table:table-cell>
          <table:table-cell table:formula="of:=[.AD30]&amp;IF(ISBLANK([.E30]);&quot;&quot;;&quot;/&quot;&amp;[.E30])" office:value-type="string" office:string-value="PB12/TIM1_BKIN" calcext:value-type="string">
            <text:p>PB12/TIM1_BKIN</text:p>
          </table:table-cell>
          <table:table-cell table:formula="of:=[.AE30]&amp;IF(ISBLANK([.F30]);&quot;&quot;;&quot;/&quot;&amp;[.F30])" office:value-type="string" office:string-value="PB12/TIM1_BKIN" calcext:value-type="string">
            <text:p>PB12/TIM1_BKIN</text:p>
          </table:table-cell>
          <table:table-cell table:formula="of:=[.AF30]&amp;IF(ISBLANK([.G30]);&quot;&quot;;&quot;/&quot;&amp;[.G30])" office:value-type="string" office:string-value="PB12/TIM1_BKIN/TIM1_BKIN_COMP2" calcext:value-type="string">
            <text:p>PB12/TIM1_BKIN/TIM1_BKIN_COMP2</text:p>
          </table:table-cell>
          <table:table-cell table:formula="of:=[.AG30]&amp;IF(ISBLANK([.H30]);&quot;&quot;;&quot;/&quot;&amp;[.H30])" office:value-type="string" office:string-value="PB12/TIM1_BKIN/TIM1_BKIN_COMP2/I2C2_SMBA" calcext:value-type="string">
            <text:p>PB12/TIM1_BKIN/TIM1_BKIN_COMP2/I2C2_SMBA</text:p>
          </table:table-cell>
          <table:table-cell table:formula="of:=[.AH30]&amp;IF(ISBLANK([.I30]);&quot;&quot;;&quot;/&quot;&amp;[.I30])" office:value-type="string" office:string-value="PB12/TIM1_BKIN/TIM1_BKIN_COMP2/I2C2_SMBA/SPI2_NSS" calcext:value-type="string">
            <text:p>PB12/TIM1_BKIN/TIM1_BKIN_COMP2/I2C2_SMBA/SPI2_NSS</text:p>
          </table:table-cell>
          <table:table-cell table:formula="of:=[.AI30]&amp;IF(ISBLANK([.J30]);&quot;&quot;;&quot;/&quot;&amp;[.J30])" office:value-type="string" office:string-value="PB12/TIM1_BKIN/TIM1_BKIN_COMP2/I2C2_SMBA/SPI2_NSS/DFSDM1_DATIN1" calcext:value-type="string">
            <text:p>PB12/TIM1_BKIN/TIM1_BKIN_COMP2/I2C2_SMBA/SPI2_NSS/DFSDM1_DATIN1</text:p>
          </table:table-cell>
          <table:table-cell table:formula="of:=[.AJ30]&amp;IF(ISBLANK([.K30]);&quot;&quot;;&quot;/&quot;&amp;[.K30])" office:value-type="string" office:string-value="PB12/TIM1_BKIN/TIM1_BKIN_COMP2/I2C2_SMBA/SPI2_NSS/DFSDM1_DATIN1/USART3_CK" calcext:value-type="string">
            <text:p>PB12/TIM1_BKIN/TIM1_BKIN_COMP2/I2C2_SMBA/SPI2_NSS/DFSDM1_DATIN1/USART3_CK</text:p>
          </table:table-cell>
          <table:table-cell table:formula="of:=[.AK30]&amp;IF(ISBLANK([.L30]);&quot;&quot;;&quot;/&quot;&amp;[.L30])" office:value-type="string" office:string-value="PB12/TIM1_BKIN/TIM1_BKIN_COMP2/I2C2_SMBA/SPI2_NSS/DFSDM1_DATIN1/USART3_CK/LPUART1_RTS_DE" calcext:value-type="string">
            <text:p>PB12/TIM1_BKIN/TIM1_BKIN_COMP2/I2C2_SMBA/SPI2_NSS/DFSDM1_DATIN1/USART3_CK/LPUART1_RTS_DE</text:p>
          </table:table-cell>
          <table:table-cell table:formula="of:=[.AL30]&amp;IF(ISBLANK([.M30]);&quot;&quot;;&quot;/&quot;&amp;[.M30])" office:value-type="string" office:string-value="PB12/TIM1_BKIN/TIM1_BKIN_COMP2/I2C2_SMBA/SPI2_NSS/DFSDM1_DATIN1/USART3_CK/LPUART1_RTS_DE/TSC_G1_IO1" calcext:value-type="string">
            <text:p>PB12/TIM1_BKIN/TIM1_BKIN_COMP2/I2C2_SMBA/SPI2_NSS/DFSDM1_DATIN1/USART3_CK/LPUART1_RTS_DE/TSC_G1_IO1</text:p>
          </table:table-cell>
          <table:table-cell table:formula="of:=[.AM30]&amp;IF(ISBLANK([.N30]);&quot;&quot;;&quot;/&quot;&amp;[.N30])" office:value-type="string" office:string-value="PB12/TIM1_BKIN/TIM1_BKIN_COMP2/I2C2_SMBA/SPI2_NSS/DFSDM1_DATIN1/USART3_CK/LPUART1_RTS_DE/TSC_G1_IO1" calcext:value-type="string">
            <text:p>PB12/TIM1_BKIN/TIM1_BKIN_COMP2/I2C2_SMBA/SPI2_NSS/DFSDM1_DATIN1/USART3_CK/LPUART1_RTS_DE/TSC_G1_IO1</text:p>
          </table:table-cell>
          <table:table-cell table:formula="of:=[.AN30]&amp;IF(ISBLANK([.O30]);&quot;&quot;;&quot;/&quot;&amp;[.O30])" office:value-type="string" office:string-value="PB12/TIM1_BKIN/TIM1_BKIN_COMP2/I2C2_SMBA/SPI2_NSS/DFSDM1_DATIN1/USART3_CK/LPUART1_RTS_DE/TSC_G1_IO1/LCD_SEG12" calcext:value-type="string">
            <text:p>PB12/TIM1_BKIN/TIM1_BKIN_COMP2/I2C2_SMBA/SPI2_NSS/DFSDM1_DATIN1/USART3_CK/LPUART1_RTS_DE/TSC_G1_IO1/LCD_SEG12</text:p>
          </table:table-cell>
          <table:table-cell table:formula="of:=[.AO30]&amp;IF(ISBLANK([.P30]);&quot;&quot;;&quot;/&quot;&amp;[.P30])" office:value-type="string" office:string-value="PB12/TIM1_BKIN/TIM1_BKIN_COMP2/I2C2_SMBA/SPI2_NSS/DFSDM1_DATIN1/USART3_CK/LPUART1_RTS_DE/TSC_G1_IO1/LCD_SEG12/SWPMI1_IO" calcext:value-type="string">
            <text:p>PB12/TIM1_BKIN/TIM1_BKIN_COMP2/I2C2_SMBA/SPI2_NSS/DFSDM1_DATIN1/USART3_CK/LPUART1_RTS_DE/TSC_G1_IO1/LCD_SEG12/SWPMI1_IO</text:p>
          </table:table-cell>
          <table:table-cell table:formula="of:=[.AP30]&amp;IF(ISBLANK([.Q30]);&quot;&quot;;&quot;/&quot;&amp;[.Q30])" office:value-type="string" office:string-value="PB12/TIM1_BKIN/TIM1_BKIN_COMP2/I2C2_SMBA/SPI2_NSS/DFSDM1_DATIN1/USART3_CK/LPUART1_RTS_DE/TSC_G1_IO1/LCD_SEG12/SWPMI1_IO/SAI2_FS_A" calcext:value-type="string">
            <text:p>PB12/TIM1_BKIN/TIM1_BKIN_COMP2/I2C2_SMBA/SPI2_NSS/DFSDM1_DATIN1/USART3_CK/LPUART1_RTS_DE/TSC_G1_IO1/LCD_SEG12/SWPMI1_IO/SAI2_FS_A</text:p>
          </table:table-cell>
          <table:table-cell table:formula="of:=[.AQ30]&amp;IF(ISBLANK([.R30]);&quot;&quot;;&quot;/&quot;&amp;[.R30])" office:value-type="string" office:string-value="PB12/TIM1_BKIN/TIM1_BKIN_COMP2/I2C2_SMBA/SPI2_NSS/DFSDM1_DATIN1/USART3_CK/LPUART1_RTS_DE/TSC_G1_IO1/LCD_SEG12/SWPMI1_IO/SAI2_FS_A/TIM15_BKIN" calcext:value-type="string">
            <text:p>PB12/TIM1_BKIN/TIM1_BKIN_COMP2/I2C2_SMBA/SPI2_NSS/DFSDM1_DATIN1/USART3_CK/LPUART1_RTS_DE/TSC_G1_IO1/LCD_SEG12/SWPMI1_IO/SAI2_FS_A/TIM15_BKIN</text:p>
          </table:table-cell>
          <table:table-cell table:formula="of:=[.AR30]&amp;IF(ISBLANK([.S30]);&quot;&quot;;&quot;/&quot;&amp;[.S30])" office:value-type="string" office:string-value="PB12/TIM1_BKIN/TIM1_BKIN_COMP2/I2C2_SMBA/SPI2_NSS/DFSDM1_DATIN1/USART3_CK/LPUART1_RTS_DE/TSC_G1_IO1/LCD_SEG12/SWPMI1_IO/SAI2_FS_A/TIM15_BKIN" calcext:value-type="string">
            <text:p>PB12/TIM1_BKIN/TIM1_BKIN_COMP2/I2C2_SMBA/SPI2_NSS/DFSDM1_DATIN1/USART3_CK/LPUART1_RTS_DE/TSC_G1_IO1/LCD_SEG12/SWPMI1_IO/SAI2_FS_A/TIM15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LPUART1_CTS</text:p>
          </table:table-cell>
          <table:table-cell office:value-type="string" calcext:value-type="string">
            <text:p>TSC_G1_IO2</text:p>
          </table:table-cell>
          <table:table-cell/>
          <table:table-cell office:value-type="string" calcext:value-type="string">
            <text:p>LCD_SEG13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TIM15_CH1N</text:p>
          </table:table-cell>
          <table:table-cell table:number-columns-repeated="9"/>
          <table:table-cell table:formula="of:=[.B31]" office:value-type="string" office:string-value="PB13" calcext:value-type="string">
            <text:p>PB13</text:p>
          </table:table-cell>
          <table:table-cell table:formula="of:=[.AB31]&amp;IF(ISBLANK([.C31]);&quot;&quot;;&quot;/&quot;&amp;[.C31])" office:value-type="string" office:string-value="PB13" calcext:value-type="string">
            <text:p>PB13</text:p>
          </table:table-cell>
          <table:table-cell table:formula="of:=[.AC31]&amp;IF(ISBLANK([.D31]);&quot;&quot;;&quot;/&quot;&amp;[.D31])" office:value-type="string" office:string-value="PB13" calcext:value-type="string">
            <text:p>PB13</text:p>
          </table:table-cell>
          <table:table-cell table:formula="of:=[.AD31]&amp;IF(ISBLANK([.E31]);&quot;&quot;;&quot;/&quot;&amp;[.E31])" office:value-type="string" office:string-value="PB13/TIM1_CH1N" calcext:value-type="string">
            <text:p>PB13/TIM1_CH1N</text:p>
          </table:table-cell>
          <table:table-cell table:formula="of:=[.AE31]&amp;IF(ISBLANK([.F31]);&quot;&quot;;&quot;/&quot;&amp;[.F31])" office:value-type="string" office:string-value="PB13/TIM1_CH1N" calcext:value-type="string">
            <text:p>PB13/TIM1_CH1N</text:p>
          </table:table-cell>
          <table:table-cell table:formula="of:=[.AF31]&amp;IF(ISBLANK([.G31]);&quot;&quot;;&quot;/&quot;&amp;[.G31])" office:value-type="string" office:string-value="PB13/TIM1_CH1N" calcext:value-type="string">
            <text:p>PB13/TIM1_CH1N</text:p>
          </table:table-cell>
          <table:table-cell table:formula="of:=[.AG31]&amp;IF(ISBLANK([.H31]);&quot;&quot;;&quot;/&quot;&amp;[.H31])" office:value-type="string" office:string-value="PB13/TIM1_CH1N/I2C2_SCL" calcext:value-type="string">
            <text:p>PB13/TIM1_CH1N/I2C2_SCL</text:p>
          </table:table-cell>
          <table:table-cell table:formula="of:=[.AH31]&amp;IF(ISBLANK([.I31]);&quot;&quot;;&quot;/&quot;&amp;[.I31])" office:value-type="string" office:string-value="PB13/TIM1_CH1N/I2C2_SCL/SPI2_SCK" calcext:value-type="string">
            <text:p>PB13/TIM1_CH1N/I2C2_SCL/SPI2_SCK</text:p>
          </table:table-cell>
          <table:table-cell table:formula="of:=[.AI31]&amp;IF(ISBLANK([.J31]);&quot;&quot;;&quot;/&quot;&amp;[.J31])" office:value-type="string" office:string-value="PB13/TIM1_CH1N/I2C2_SCL/SPI2_SCK/DFSDM1_CKIN1" calcext:value-type="string">
            <text:p>PB13/TIM1_CH1N/I2C2_SCL/SPI2_SCK/DFSDM1_CKIN1</text:p>
          </table:table-cell>
          <table:table-cell table:formula="of:=[.AJ31]&amp;IF(ISBLANK([.K31]);&quot;&quot;;&quot;/&quot;&amp;[.K31])" office:value-type="string" office:string-value="PB13/TIM1_CH1N/I2C2_SCL/SPI2_SCK/DFSDM1_CKIN1/USART3_CTS" calcext:value-type="string">
            <text:p>PB13/TIM1_CH1N/I2C2_SCL/SPI2_SCK/DFSDM1_CKIN1/USART3_CTS</text:p>
          </table:table-cell>
          <table:table-cell table:formula="of:=[.AK31]&amp;IF(ISBLANK([.L31]);&quot;&quot;;&quot;/&quot;&amp;[.L31])" office:value-type="string" office:string-value="PB13/TIM1_CH1N/I2C2_SCL/SPI2_SCK/DFSDM1_CKIN1/USART3_CTS/LPUART1_CTS" calcext:value-type="string">
            <text:p>PB13/TIM1_CH1N/I2C2_SCL/SPI2_SCK/DFSDM1_CKIN1/USART3_CTS/LPUART1_CTS</text:p>
          </table:table-cell>
          <table:table-cell table:formula="of:=[.AL31]&amp;IF(ISBLANK([.M31]);&quot;&quot;;&quot;/&quot;&amp;[.M31])" office:value-type="string" office:string-value="PB13/TIM1_CH1N/I2C2_SCL/SPI2_SCK/DFSDM1_CKIN1/USART3_CTS/LPUART1_CTS/TSC_G1_IO2" calcext:value-type="string">
            <text:p>PB13/TIM1_CH1N/I2C2_SCL/SPI2_SCK/DFSDM1_CKIN1/USART3_CTS/LPUART1_CTS/TSC_G1_IO2</text:p>
          </table:table-cell>
          <table:table-cell table:formula="of:=[.AM31]&amp;IF(ISBLANK([.N31]);&quot;&quot;;&quot;/&quot;&amp;[.N31])" office:value-type="string" office:string-value="PB13/TIM1_CH1N/I2C2_SCL/SPI2_SCK/DFSDM1_CKIN1/USART3_CTS/LPUART1_CTS/TSC_G1_IO2" calcext:value-type="string">
            <text:p>PB13/TIM1_CH1N/I2C2_SCL/SPI2_SCK/DFSDM1_CKIN1/USART3_CTS/LPUART1_CTS/TSC_G1_IO2</text:p>
          </table:table-cell>
          <table:table-cell table:formula="of:=[.AN31]&amp;IF(ISBLANK([.O31]);&quot;&quot;;&quot;/&quot;&amp;[.O31])" office:value-type="string" office:string-value="PB13/TIM1_CH1N/I2C2_SCL/SPI2_SCK/DFSDM1_CKIN1/USART3_CTS/LPUART1_CTS/TSC_G1_IO2/LCD_SEG13" calcext:value-type="string">
            <text:p>PB13/TIM1_CH1N/I2C2_SCL/SPI2_SCK/DFSDM1_CKIN1/USART3_CTS/LPUART1_CTS/TSC_G1_IO2/LCD_SEG13</text:p>
          </table:table-cell>
          <table:table-cell table:formula="of:=[.AO31]&amp;IF(ISBLANK([.P31]);&quot;&quot;;&quot;/&quot;&amp;[.P31])" office:value-type="string" office:string-value="PB13/TIM1_CH1N/I2C2_SCL/SPI2_SCK/DFSDM1_CKIN1/USART3_CTS/LPUART1_CTS/TSC_G1_IO2/LCD_SEG13/SWPMI1_TX" calcext:value-type="string">
            <text:p>PB13/TIM1_CH1N/I2C2_SCL/SPI2_SCK/DFSDM1_CKIN1/USART3_CTS/LPUART1_CTS/TSC_G1_IO2/LCD_SEG13/SWPMI1_TX</text:p>
          </table:table-cell>
          <table:table-cell table:formula="of:=[.AP31]&amp;IF(ISBLANK([.Q31]);&quot;&quot;;&quot;/&quot;&amp;[.Q31])" office:value-type="string" office:string-value="PB13/TIM1_CH1N/I2C2_SCL/SPI2_SCK/DFSDM1_CKIN1/USART3_CTS/LPUART1_CTS/TSC_G1_IO2/LCD_SEG13/SWPMI1_TX/SAI2_SCK_A" calcext:value-type="string">
            <text:p>PB13/TIM1_CH1N/I2C2_SCL/SPI2_SCK/DFSDM1_CKIN1/USART3_CTS/LPUART1_CTS/TSC_G1_IO2/LCD_SEG13/SWPMI1_TX/SAI2_SCK_A</text:p>
          </table:table-cell>
          <table:table-cell table:formula="of:=[.AQ31]&amp;IF(ISBLANK([.R31]);&quot;&quot;;&quot;/&quot;&amp;[.R31])" office:value-type="string" office:string-value="PB13/TIM1_CH1N/I2C2_SCL/SPI2_SCK/DFSDM1_CKIN1/USART3_CTS/LPUART1_CTS/TSC_G1_IO2/LCD_SEG13/SWPMI1_TX/SAI2_SCK_A/TIM15_CH1N" calcext:value-type="string">
            <text:p>PB13/TIM1_CH1N/I2C2_SCL/SPI2_SCK/DFSDM1_CKIN1/USART3_CTS/LPUART1_CTS/TSC_G1_IO2/LCD_SEG13/SWPMI1_TX/SAI2_SCK_A/TIM15_CH1N</text:p>
          </table:table-cell>
          <table:table-cell table:formula="of:=[.AR31]&amp;IF(ISBLANK([.S31]);&quot;&quot;;&quot;/&quot;&amp;[.S31])" office:value-type="string" office:string-value="PB13/TIM1_CH1N/I2C2_SCL/SPI2_SCK/DFSDM1_CKIN1/USART3_CTS/LPUART1_CTS/TSC_G1_IO2/LCD_SEG13/SWPMI1_TX/SAI2_SCK_A/TIM15_CH1N" calcext:value-type="string">
            <text:p>PB13/TIM1_CH1N/I2C2_SCL/SPI2_SCK/DFSDM1_CKIN1/USART3_CTS/LPUART1_CTS/TSC_G1_IO2/LCD_SEG13/SWPMI1_TX/SAI2_SCK_A/TIM15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RTS_DE</text:p>
          </table:table-cell>
          <table:table-cell/>
          <table:table-cell office:value-type="string" calcext:value-type="string">
            <text:p>TSC_G1_IO3</text:p>
          </table:table-cell>
          <table:table-cell/>
          <table:table-cell office:value-type="string" calcext:value-type="string">
            <text:p>LCD_SEG14</text:p>
          </table:table-cell>
          <table:table-cell office:value-type="string" calcext:value-type="string">
            <text:p>SWPMI1_RX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TIM15_CH1</text:p>
          </table:table-cell>
          <table:table-cell table:number-columns-repeated="9"/>
          <table:table-cell table:formula="of:=[.B32]" office:value-type="string" office:string-value="PB14" calcext:value-type="string">
            <text:p>PB14</text:p>
          </table:table-cell>
          <table:table-cell table:formula="of:=[.AB32]&amp;IF(ISBLANK([.C32]);&quot;&quot;;&quot;/&quot;&amp;[.C32])" office:value-type="string" office:string-value="PB14" calcext:value-type="string">
            <text:p>PB14</text:p>
          </table:table-cell>
          <table:table-cell table:formula="of:=[.AC32]&amp;IF(ISBLANK([.D32]);&quot;&quot;;&quot;/&quot;&amp;[.D32])" office:value-type="string" office:string-value="PB14" calcext:value-type="string">
            <text:p>PB14</text:p>
          </table:table-cell>
          <table:table-cell table:formula="of:=[.AD32]&amp;IF(ISBLANK([.E32]);&quot;&quot;;&quot;/&quot;&amp;[.E32])" office:value-type="string" office:string-value="PB14/TIM1_CH2N" calcext:value-type="string">
            <text:p>PB14/TIM1_CH2N</text:p>
          </table:table-cell>
          <table:table-cell table:formula="of:=[.AE32]&amp;IF(ISBLANK([.F32]);&quot;&quot;;&quot;/&quot;&amp;[.F32])" office:value-type="string" office:string-value="PB14/TIM1_CH2N" calcext:value-type="string">
            <text:p>PB14/TIM1_CH2N</text:p>
          </table:table-cell>
          <table:table-cell table:formula="of:=[.AF32]&amp;IF(ISBLANK([.G32]);&quot;&quot;;&quot;/&quot;&amp;[.G32])" office:value-type="string" office:string-value="PB14/TIM1_CH2N/TIM8_CH2N" calcext:value-type="string">
            <text:p>PB14/TIM1_CH2N/TIM8_CH2N</text:p>
          </table:table-cell>
          <table:table-cell table:formula="of:=[.AG32]&amp;IF(ISBLANK([.H32]);&quot;&quot;;&quot;/&quot;&amp;[.H32])" office:value-type="string" office:string-value="PB14/TIM1_CH2N/TIM8_CH2N/I2C2_SDA" calcext:value-type="string">
            <text:p>PB14/TIM1_CH2N/TIM8_CH2N/I2C2_SDA</text:p>
          </table:table-cell>
          <table:table-cell table:formula="of:=[.AH32]&amp;IF(ISBLANK([.I32]);&quot;&quot;;&quot;/&quot;&amp;[.I32])" office:value-type="string" office:string-value="PB14/TIM1_CH2N/TIM8_CH2N/I2C2_SDA/SPI2_MISO" calcext:value-type="string">
            <text:p>PB14/TIM1_CH2N/TIM8_CH2N/I2C2_SDA/SPI2_MISO</text:p>
          </table:table-cell>
          <table:table-cell table:formula="of:=[.AI32]&amp;IF(ISBLANK([.J32]);&quot;&quot;;&quot;/&quot;&amp;[.J32])" office:value-type="string" office:string-value="PB14/TIM1_CH2N/TIM8_CH2N/I2C2_SDA/SPI2_MISO/DFSDM1_DATIN2" calcext:value-type="string">
            <text:p>PB14/TIM1_CH2N/TIM8_CH2N/I2C2_SDA/SPI2_MISO/DFSDM1_DATIN2</text:p>
          </table:table-cell>
          <table:table-cell table:formula="of:=[.AJ32]&amp;IF(ISBLANK([.K32]);&quot;&quot;;&quot;/&quot;&amp;[.K32])" office:value-type="string" office:string-value="PB14/TIM1_CH2N/TIM8_CH2N/I2C2_SDA/SPI2_MISO/DFSDM1_DATIN2/USART3_RTS_DE" calcext:value-type="string">
            <text:p>PB14/TIM1_CH2N/TIM8_CH2N/I2C2_SDA/SPI2_MISO/DFSDM1_DATIN2/USART3_RTS_DE</text:p>
          </table:table-cell>
          <table:table-cell table:formula="of:=[.AK32]&amp;IF(ISBLANK([.L32]);&quot;&quot;;&quot;/&quot;&amp;[.L32])" office:value-type="string" office:string-value="PB14/TIM1_CH2N/TIM8_CH2N/I2C2_SDA/SPI2_MISO/DFSDM1_DATIN2/USART3_RTS_DE" calcext:value-type="string">
            <text:p>PB14/TIM1_CH2N/TIM8_CH2N/I2C2_SDA/SPI2_MISO/DFSDM1_DATIN2/USART3_RTS_DE</text:p>
          </table:table-cell>
          <table:table-cell table:formula="of:=[.AL32]&amp;IF(ISBLANK([.M32]);&quot;&quot;;&quot;/&quot;&amp;[.M32])" office:value-type="string" office:string-value="PB14/TIM1_CH2N/TIM8_CH2N/I2C2_SDA/SPI2_MISO/DFSDM1_DATIN2/USART3_RTS_DE/TSC_G1_IO3" calcext:value-type="string">
            <text:p>PB14/TIM1_CH2N/TIM8_CH2N/I2C2_SDA/SPI2_MISO/DFSDM1_DATIN2/USART3_RTS_DE/TSC_G1_IO3</text:p>
          </table:table-cell>
          <table:table-cell table:formula="of:=[.AM32]&amp;IF(ISBLANK([.N32]);&quot;&quot;;&quot;/&quot;&amp;[.N32])" office:value-type="string" office:string-value="PB14/TIM1_CH2N/TIM8_CH2N/I2C2_SDA/SPI2_MISO/DFSDM1_DATIN2/USART3_RTS_DE/TSC_G1_IO3" calcext:value-type="string">
            <text:p>PB14/TIM1_CH2N/TIM8_CH2N/I2C2_SDA/SPI2_MISO/DFSDM1_DATIN2/USART3_RTS_DE/TSC_G1_IO3</text:p>
          </table:table-cell>
          <table:table-cell table:formula="of:=[.AN32]&amp;IF(ISBLANK([.O32]);&quot;&quot;;&quot;/&quot;&amp;[.O32])" office:value-type="string" office:string-value="PB14/TIM1_CH2N/TIM8_CH2N/I2C2_SDA/SPI2_MISO/DFSDM1_DATIN2/USART3_RTS_DE/TSC_G1_IO3/LCD_SEG14" calcext:value-type="string">
            <text:p>PB14/TIM1_CH2N/TIM8_CH2N/I2C2_SDA/SPI2_MISO/DFSDM1_DATIN2/USART3_RTS_DE/TSC_G1_IO3/LCD_SEG14</text:p>
          </table:table-cell>
          <table:table-cell table:formula="of:=[.AO32]&amp;IF(ISBLANK([.P32]);&quot;&quot;;&quot;/&quot;&amp;[.P32])" office:value-type="string" office:string-value="PB14/TIM1_CH2N/TIM8_CH2N/I2C2_SDA/SPI2_MISO/DFSDM1_DATIN2/USART3_RTS_DE/TSC_G1_IO3/LCD_SEG14/SWPMI1_RX" calcext:value-type="string">
            <text:p>PB14/TIM1_CH2N/TIM8_CH2N/I2C2_SDA/SPI2_MISO/DFSDM1_DATIN2/USART3_RTS_DE/TSC_G1_IO3/LCD_SEG14/SWPMI1_RX</text:p>
          </table:table-cell>
          <table:table-cell table:formula="of:=[.AP32]&amp;IF(ISBLANK([.Q32]);&quot;&quot;;&quot;/&quot;&amp;[.Q32])" office:value-type="string" office:string-value="PB14/TIM1_CH2N/TIM8_CH2N/I2C2_SDA/SPI2_MISO/DFSDM1_DATIN2/USART3_RTS_DE/TSC_G1_IO3/LCD_SEG14/SWPMI1_RX/SAI2_MCLK_A" calcext:value-type="string">
            <text:p>PB14/TIM1_CH2N/TIM8_CH2N/I2C2_SDA/SPI2_MISO/DFSDM1_DATIN2/USART3_RTS_DE/TSC_G1_IO3/LCD_SEG14/SWPMI1_RX/SAI2_MCLK_A</text:p>
          </table:table-cell>
          <table:table-cell table:formula="of:=[.AQ32]&amp;IF(ISBLANK([.R32]);&quot;&quot;;&quot;/&quot;&amp;[.R32])" office:value-type="string" office:string-value="PB14/TIM1_CH2N/TIM8_CH2N/I2C2_SDA/SPI2_MISO/DFSDM1_DATIN2/USART3_RTS_DE/TSC_G1_IO3/LCD_SEG14/SWPMI1_RX/SAI2_MCLK_A/TIM15_CH1" calcext:value-type="string">
            <text:p>PB14/TIM1_CH2N/TIM8_CH2N/I2C2_SDA/SPI2_MISO/DFSDM1_DATIN2/USART3_RTS_DE/TSC_G1_IO3/LCD_SEG14/SWPMI1_RX/SAI2_MCLK_A/TIM15_CH1</text:p>
          </table:table-cell>
          <table:table-cell table:formula="of:=[.AR32]&amp;IF(ISBLANK([.S32]);&quot;&quot;;&quot;/&quot;&amp;[.S32])" office:value-type="string" office:string-value="PB14/TIM1_CH2N/TIM8_CH2N/I2C2_SDA/SPI2_MISO/DFSDM1_DATIN2/USART3_RTS_DE/TSC_G1_IO3/LCD_SEG14/SWPMI1_RX/SAI2_MCLK_A/TIM15_CH1" calcext:value-type="string">
            <text:p>PB14/TIM1_CH2N/TIM8_CH2N/I2C2_SDA/SPI2_MISO/DFSDM1_DATIN2/USART3_RTS_DE/TSC_G1_IO3/LCD_SEG14/SWPMI1_RX/SAI2_MCLK_A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</text:p>
          </table:table-cell>
          <table:table-cell office:value-type="string" calcext:value-type="string">
            <text:p>DFSDM1_CKIN2</text:p>
          </table:table-cell>
          <table:table-cell table:number-columns-repeated="2"/>
          <table:table-cell office:value-type="string" calcext:value-type="string">
            <text:p>TSC_G1_IO4</text:p>
          </table:table-cell>
          <table:table-cell/>
          <table:table-cell office:value-type="string" calcext:value-type="string">
            <text:p>LCD_SEG15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TIM15_CH2</text:p>
          </table:table-cell>
          <table:table-cell table:number-columns-repeated="9"/>
          <table:table-cell table:formula="of:=[.B33]" office:value-type="string" office:string-value="PB15" calcext:value-type="string">
            <text:p>PB15</text:p>
          </table:table-cell>
          <table:table-cell table:formula="of:=[.AB33]&amp;IF(ISBLANK([.C33]);&quot;&quot;;&quot;/&quot;&amp;[.C33])" office:value-type="string" office:string-value="PB15" calcext:value-type="string">
            <text:p>PB15</text:p>
          </table:table-cell>
          <table:table-cell table:formula="of:=[.AC33]&amp;IF(ISBLANK([.D33]);&quot;&quot;;&quot;/&quot;&amp;[.D33])" office:value-type="string" office:string-value="PB15/RTC_REFIN" calcext:value-type="string">
            <text:p>PB15/RTC_REFIN</text:p>
          </table:table-cell>
          <table:table-cell table:formula="of:=[.AD33]&amp;IF(ISBLANK([.E33]);&quot;&quot;;&quot;/&quot;&amp;[.E33])" office:value-type="string" office:string-value="PB15/RTC_REFIN/TIM1_CH3N" calcext:value-type="string">
            <text:p>PB15/RTC_REFIN/TIM1_CH3N</text:p>
          </table:table-cell>
          <table:table-cell table:formula="of:=[.AE33]&amp;IF(ISBLANK([.F33]);&quot;&quot;;&quot;/&quot;&amp;[.F33])" office:value-type="string" office:string-value="PB15/RTC_REFIN/TIM1_CH3N" calcext:value-type="string">
            <text:p>PB15/RTC_REFIN/TIM1_CH3N</text:p>
          </table:table-cell>
          <table:table-cell table:formula="of:=[.AF33]&amp;IF(ISBLANK([.G33]);&quot;&quot;;&quot;/&quot;&amp;[.G33])" office:value-type="string" office:string-value="PB15/RTC_REFIN/TIM1_CH3N/TIM8_CH3N" calcext:value-type="string">
            <text:p>PB15/RTC_REFIN/TIM1_CH3N/TIM8_CH3N</text:p>
          </table:table-cell>
          <table:table-cell table:formula="of:=[.AG33]&amp;IF(ISBLANK([.H33]);&quot;&quot;;&quot;/&quot;&amp;[.H33])" office:value-type="string" office:string-value="PB15/RTC_REFIN/TIM1_CH3N/TIM8_CH3N" calcext:value-type="string">
            <text:p>PB15/RTC_REFIN/TIM1_CH3N/TIM8_CH3N</text:p>
          </table:table-cell>
          <table:table-cell table:formula="of:=[.AH33]&amp;IF(ISBLANK([.I33]);&quot;&quot;;&quot;/&quot;&amp;[.I33])" office:value-type="string" office:string-value="PB15/RTC_REFIN/TIM1_CH3N/TIM8_CH3N/SPI2_MOSI" calcext:value-type="string">
            <text:p>PB15/RTC_REFIN/TIM1_CH3N/TIM8_CH3N/SPI2_MOSI</text:p>
          </table:table-cell>
          <table:table-cell table:formula="of:=[.AI33]&amp;IF(ISBLANK([.J33]);&quot;&quot;;&quot;/&quot;&amp;[.J33])" office:value-type="string" office:string-value="PB15/RTC_REFIN/TIM1_CH3N/TIM8_CH3N/SPI2_MOSI/DFSDM1_CKIN2" calcext:value-type="string">
            <text:p>PB15/RTC_REFIN/TIM1_CH3N/TIM8_CH3N/SPI2_MOSI/DFSDM1_CKIN2</text:p>
          </table:table-cell>
          <table:table-cell table:formula="of:=[.AJ33]&amp;IF(ISBLANK([.K33]);&quot;&quot;;&quot;/&quot;&amp;[.K33])" office:value-type="string" office:string-value="PB15/RTC_REFIN/TIM1_CH3N/TIM8_CH3N/SPI2_MOSI/DFSDM1_CKIN2" calcext:value-type="string">
            <text:p>PB15/RTC_REFIN/TIM1_CH3N/TIM8_CH3N/SPI2_MOSI/DFSDM1_CKIN2</text:p>
          </table:table-cell>
          <table:table-cell table:formula="of:=[.AK33]&amp;IF(ISBLANK([.L33]);&quot;&quot;;&quot;/&quot;&amp;[.L33])" office:value-type="string" office:string-value="PB15/RTC_REFIN/TIM1_CH3N/TIM8_CH3N/SPI2_MOSI/DFSDM1_CKIN2" calcext:value-type="string">
            <text:p>PB15/RTC_REFIN/TIM1_CH3N/TIM8_CH3N/SPI2_MOSI/DFSDM1_CKIN2</text:p>
          </table:table-cell>
          <table:table-cell table:formula="of:=[.AL33]&amp;IF(ISBLANK([.M33]);&quot;&quot;;&quot;/&quot;&amp;[.M33])" office:value-type="string" office:string-value="PB15/RTC_REFIN/TIM1_CH3N/TIM8_CH3N/SPI2_MOSI/DFSDM1_CKIN2/TSC_G1_IO4" calcext:value-type="string">
            <text:p>PB15/RTC_REFIN/TIM1_CH3N/TIM8_CH3N/SPI2_MOSI/DFSDM1_CKIN2/TSC_G1_IO4</text:p>
          </table:table-cell>
          <table:table-cell table:formula="of:=[.AM33]&amp;IF(ISBLANK([.N33]);&quot;&quot;;&quot;/&quot;&amp;[.N33])" office:value-type="string" office:string-value="PB15/RTC_REFIN/TIM1_CH3N/TIM8_CH3N/SPI2_MOSI/DFSDM1_CKIN2/TSC_G1_IO4" calcext:value-type="string">
            <text:p>PB15/RTC_REFIN/TIM1_CH3N/TIM8_CH3N/SPI2_MOSI/DFSDM1_CKIN2/TSC_G1_IO4</text:p>
          </table:table-cell>
          <table:table-cell table:formula="of:=[.AN33]&amp;IF(ISBLANK([.O33]);&quot;&quot;;&quot;/&quot;&amp;[.O33])" office:value-type="string" office:string-value="PB15/RTC_REFIN/TIM1_CH3N/TIM8_CH3N/SPI2_MOSI/DFSDM1_CKIN2/TSC_G1_IO4/LCD_SEG15" calcext:value-type="string">
            <text:p>PB15/RTC_REFIN/TIM1_CH3N/TIM8_CH3N/SPI2_MOSI/DFSDM1_CKIN2/TSC_G1_IO4/LCD_SEG15</text:p>
          </table:table-cell>
          <table:table-cell table:formula="of:=[.AO33]&amp;IF(ISBLANK([.P33]);&quot;&quot;;&quot;/&quot;&amp;[.P33])" office:value-type="string" office:string-value="PB15/RTC_REFIN/TIM1_CH3N/TIM8_CH3N/SPI2_MOSI/DFSDM1_CKIN2/TSC_G1_IO4/LCD_SEG15/SWPMI1_SUSPEND" calcext:value-type="string">
            <text:p>PB15/RTC_REFIN/TIM1_CH3N/TIM8_CH3N/SPI2_MOSI/DFSDM1_CKIN2/TSC_G1_IO4/LCD_SEG15/SWPMI1_SUSPEND</text:p>
          </table:table-cell>
          <table:table-cell table:formula="of:=[.AP33]&amp;IF(ISBLANK([.Q33]);&quot;&quot;;&quot;/&quot;&amp;[.Q33])" office:value-type="string" office:string-value="PB15/RTC_REFIN/TIM1_CH3N/TIM8_CH3N/SPI2_MOSI/DFSDM1_CKIN2/TSC_G1_IO4/LCD_SEG15/SWPMI1_SUSPEND/SAI2_SD_A" calcext:value-type="string">
            <text:p>PB15/RTC_REFIN/TIM1_CH3N/TIM8_CH3N/SPI2_MOSI/DFSDM1_CKIN2/TSC_G1_IO4/LCD_SEG15/SWPMI1_SUSPEND/SAI2_SD_A</text:p>
          </table:table-cell>
          <table:table-cell table:formula="of:=[.AQ33]&amp;IF(ISBLANK([.R33]);&quot;&quot;;&quot;/&quot;&amp;[.R33])" office:value-type="string" office:string-value="PB15/RTC_REFIN/TIM1_CH3N/TIM8_CH3N/SPI2_MOSI/DFSDM1_CKIN2/TSC_G1_IO4/LCD_SEG15/SWPMI1_SUSPEND/SAI2_SD_A/TIM15_CH2" calcext:value-type="string">
            <text:p>PB15/RTC_REFIN/TIM1_CH3N/TIM8_CH3N/SPI2_MOSI/DFSDM1_CKIN2/TSC_G1_IO4/LCD_SEG15/SWPMI1_SUSPEND/SAI2_SD_A/TIM15_CH2</text:p>
          </table:table-cell>
          <table:table-cell table:formula="of:=[.AR33]&amp;IF(ISBLANK([.S33]);&quot;&quot;;&quot;/&quot;&amp;[.S33])" office:value-type="string" office:string-value="PB15/RTC_REFIN/TIM1_CH3N/TIM8_CH3N/SPI2_MOSI/DFSDM1_CKIN2/TSC_G1_IO4/LCD_SEG15/SWPMI1_SUSPEND/SAI2_SD_A/TIM15_CH2" calcext:value-type="string">
            <text:p>PB15/RTC_REFIN/TIM1_CH3N/TIM8_CH3N/SPI2_MOSI/DFSDM1_CKIN2/TSC_G1_IO4/LCD_SEG15/SWPMI1_SUSPEND/SAI2_SD_A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</text:p>
          </table:table-cell>
          <table:table-cell/>
          <table:table-cell office:value-type="string" calcext:value-type="string">
            <text:p>LPTIM1_IN1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LPUART1_RX</text:p>
          </table:table-cell>
          <table:table-cell table:number-columns-repeated="2"/>
          <table:table-cell office:value-type="string" calcext:value-type="string">
            <text:p>LCD_SEG18</text:p>
          </table:table-cell>
          <table:table-cell table:number-columns-repeated="2"/>
          <table:table-cell office:value-type="string" calcext:value-type="string">
            <text:p>LPTIM2_IN1</text:p>
          </table:table-cell>
          <table:table-cell table:number-columns-repeated="9"/>
          <table:table-cell table:formula="of:=[.B34]" office:value-type="string" office:string-value="PC0" calcext:value-type="string">
            <text:p>PC0</text:p>
          </table:table-cell>
          <table:table-cell table:formula="of:=[.AB34]&amp;IF(ISBLANK([.C34]);&quot;&quot;;&quot;/&quot;&amp;[.C34])" office:value-type="string" office:string-value="PC0/ADC123_IN1" calcext:value-type="string">
            <text:p>PC0/ADC123_IN1</text:p>
          </table:table-cell>
          <table:table-cell table:formula="of:=[.AC34]&amp;IF(ISBLANK([.D34]);&quot;&quot;;&quot;/&quot;&amp;[.D34])" office:value-type="string" office:string-value="PC0/ADC123_IN1" calcext:value-type="string">
            <text:p>PC0/ADC123_IN1</text:p>
          </table:table-cell>
          <table:table-cell table:formula="of:=[.AD34]&amp;IF(ISBLANK([.E34]);&quot;&quot;;&quot;/&quot;&amp;[.E34])" office:value-type="string" office:string-value="PC0/ADC123_IN1/LPTIM1_IN1" calcext:value-type="string">
            <text:p>PC0/ADC123_IN1/LPTIM1_IN1</text:p>
          </table:table-cell>
          <table:table-cell table:formula="of:=[.AE34]&amp;IF(ISBLANK([.F34]);&quot;&quot;;&quot;/&quot;&amp;[.F34])" office:value-type="string" office:string-value="PC0/ADC123_IN1/LPTIM1_IN1" calcext:value-type="string">
            <text:p>PC0/ADC123_IN1/LPTIM1_IN1</text:p>
          </table:table-cell>
          <table:table-cell table:formula="of:=[.AF34]&amp;IF(ISBLANK([.G34]);&quot;&quot;;&quot;/&quot;&amp;[.G34])" office:value-type="string" office:string-value="PC0/ADC123_IN1/LPTIM1_IN1" calcext:value-type="string">
            <text:p>PC0/ADC123_IN1/LPTIM1_IN1</text:p>
          </table:table-cell>
          <table:table-cell table:formula="of:=[.AG34]&amp;IF(ISBLANK([.H34]);&quot;&quot;;&quot;/&quot;&amp;[.H34])" office:value-type="string" office:string-value="PC0/ADC123_IN1/LPTIM1_IN1/I2C3_SCL" calcext:value-type="string">
            <text:p>PC0/ADC123_IN1/LPTIM1_IN1/I2C3_SCL</text:p>
          </table:table-cell>
          <table:table-cell table:formula="of:=[.AH34]&amp;IF(ISBLANK([.I34]);&quot;&quot;;&quot;/&quot;&amp;[.I34])" office:value-type="string" office:string-value="PC0/ADC123_IN1/LPTIM1_IN1/I2C3_SCL" calcext:value-type="string">
            <text:p>PC0/ADC123_IN1/LPTIM1_IN1/I2C3_SCL</text:p>
          </table:table-cell>
          <table:table-cell table:formula="of:=[.AI34]&amp;IF(ISBLANK([.J34]);&quot;&quot;;&quot;/&quot;&amp;[.J34])" office:value-type="string" office:string-value="PC0/ADC123_IN1/LPTIM1_IN1/I2C3_SCL/DFSDM1_DATIN4" calcext:value-type="string">
            <text:p>PC0/ADC123_IN1/LPTIM1_IN1/I2C3_SCL/DFSDM1_DATIN4</text:p>
          </table:table-cell>
          <table:table-cell table:formula="of:=[.AJ34]&amp;IF(ISBLANK([.K34]);&quot;&quot;;&quot;/&quot;&amp;[.K34])" office:value-type="string" office:string-value="PC0/ADC123_IN1/LPTIM1_IN1/I2C3_SCL/DFSDM1_DATIN4" calcext:value-type="string">
            <text:p>PC0/ADC123_IN1/LPTIM1_IN1/I2C3_SCL/DFSDM1_DATIN4</text:p>
          </table:table-cell>
          <table:table-cell table:formula="of:=[.AK34]&amp;IF(ISBLANK([.L34]);&quot;&quot;;&quot;/&quot;&amp;[.L34])" office:value-type="string" office:string-value="PC0/ADC123_IN1/LPTIM1_IN1/I2C3_SCL/DFSDM1_DATIN4/LPUART1_RX" calcext:value-type="string">
            <text:p>PC0/ADC123_IN1/LPTIM1_IN1/I2C3_SCL/DFSDM1_DATIN4/LPUART1_RX</text:p>
          </table:table-cell>
          <table:table-cell table:formula="of:=[.AL34]&amp;IF(ISBLANK([.M34]);&quot;&quot;;&quot;/&quot;&amp;[.M34])" office:value-type="string" office:string-value="PC0/ADC123_IN1/LPTIM1_IN1/I2C3_SCL/DFSDM1_DATIN4/LPUART1_RX" calcext:value-type="string">
            <text:p>PC0/ADC123_IN1/LPTIM1_IN1/I2C3_SCL/DFSDM1_DATIN4/LPUART1_RX</text:p>
          </table:table-cell>
          <table:table-cell table:formula="of:=[.AM34]&amp;IF(ISBLANK([.N34]);&quot;&quot;;&quot;/&quot;&amp;[.N34])" office:value-type="string" office:string-value="PC0/ADC123_IN1/LPTIM1_IN1/I2C3_SCL/DFSDM1_DATIN4/LPUART1_RX" calcext:value-type="string">
            <text:p>PC0/ADC123_IN1/LPTIM1_IN1/I2C3_SCL/DFSDM1_DATIN4/LPUART1_RX</text:p>
          </table:table-cell>
          <table:table-cell table:formula="of:=[.AN34]&amp;IF(ISBLANK([.O34]);&quot;&quot;;&quot;/&quot;&amp;[.O34])" office:value-type="string" office:string-value="PC0/ADC123_IN1/LPTIM1_IN1/I2C3_SCL/DFSDM1_DATIN4/LPUART1_RX/LCD_SEG18" calcext:value-type="string">
            <text:p>PC0/ADC123_IN1/LPTIM1_IN1/I2C3_SCL/DFSDM1_DATIN4/LPUART1_RX/LCD_SEG18</text:p>
          </table:table-cell>
          <table:table-cell table:formula="of:=[.AO34]&amp;IF(ISBLANK([.P34]);&quot;&quot;;&quot;/&quot;&amp;[.P34])" office:value-type="string" office:string-value="PC0/ADC123_IN1/LPTIM1_IN1/I2C3_SCL/DFSDM1_DATIN4/LPUART1_RX/LCD_SEG18" calcext:value-type="string">
            <text:p>PC0/ADC123_IN1/LPTIM1_IN1/I2C3_SCL/DFSDM1_DATIN4/LPUART1_RX/LCD_SEG18</text:p>
          </table:table-cell>
          <table:table-cell table:formula="of:=[.AP34]&amp;IF(ISBLANK([.Q34]);&quot;&quot;;&quot;/&quot;&amp;[.Q34])" office:value-type="string" office:string-value="PC0/ADC123_IN1/LPTIM1_IN1/I2C3_SCL/DFSDM1_DATIN4/LPUART1_RX/LCD_SEG18" calcext:value-type="string">
            <text:p>PC0/ADC123_IN1/LPTIM1_IN1/I2C3_SCL/DFSDM1_DATIN4/LPUART1_RX/LCD_SEG18</text:p>
          </table:table-cell>
          <table:table-cell table:formula="of:=[.AQ34]&amp;IF(ISBLANK([.R34]);&quot;&quot;;&quot;/&quot;&amp;[.R34])" office:value-type="string" office:string-value="PC0/ADC123_IN1/LPTIM1_IN1/I2C3_SCL/DFSDM1_DATIN4/LPUART1_RX/LCD_SEG18/LPTIM2_IN1" calcext:value-type="string">
            <text:p>PC0/ADC123_IN1/LPTIM1_IN1/I2C3_SCL/DFSDM1_DATIN4/LPUART1_RX/LCD_SEG18/LPTIM2_IN1</text:p>
          </table:table-cell>
          <table:table-cell table:formula="of:=[.AR34]&amp;IF(ISBLANK([.S34]);&quot;&quot;;&quot;/&quot;&amp;[.S34])" office:value-type="string" office:string-value="PC0/ADC123_IN1/LPTIM1_IN1/I2C3_SCL/DFSDM1_DATIN4/LPUART1_RX/LCD_SEG18/LPTIM2_IN1" calcext:value-type="string">
            <text:p>PC0/ADC123_IN1/LPTIM1_IN1/I2C3_SCL/DFSDM1_DATIN4/LPUART1_RX/LCD_SEG18/LPTIM2_IN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2</text:p>
          </table:table-cell>
          <table:table-cell/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3_SDA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LPUART1_TX</text:p>
          </table:table-cell>
          <table:table-cell table:number-columns-repeated="2"/>
          <table:table-cell office:value-type="string" calcext:value-type="string">
            <text:p>LCD_SEG19</text:p>
          </table:table-cell>
          <table:table-cell table:number-columns-repeated="12"/>
          <table:table-cell table:formula="of:=[.B35]" office:value-type="string" office:string-value="PC1" calcext:value-type="string">
            <text:p>PC1</text:p>
          </table:table-cell>
          <table:table-cell table:formula="of:=[.AB35]&amp;IF(ISBLANK([.C35]);&quot;&quot;;&quot;/&quot;&amp;[.C35])" office:value-type="string" office:string-value="PC1/ADC123_IN2" calcext:value-type="string">
            <text:p>PC1/ADC123_IN2</text:p>
          </table:table-cell>
          <table:table-cell table:formula="of:=[.AC35]&amp;IF(ISBLANK([.D35]);&quot;&quot;;&quot;/&quot;&amp;[.D35])" office:value-type="string" office:string-value="PC1/ADC123_IN2" calcext:value-type="string">
            <text:p>PC1/ADC123_IN2</text:p>
          </table:table-cell>
          <table:table-cell table:formula="of:=[.AD35]&amp;IF(ISBLANK([.E35]);&quot;&quot;;&quot;/&quot;&amp;[.E35])" office:value-type="string" office:string-value="PC1/ADC123_IN2/LPTIM1_OUT" calcext:value-type="string">
            <text:p>PC1/ADC123_IN2/LPTIM1_OUT</text:p>
          </table:table-cell>
          <table:table-cell table:formula="of:=[.AE35]&amp;IF(ISBLANK([.F35]);&quot;&quot;;&quot;/&quot;&amp;[.F35])" office:value-type="string" office:string-value="PC1/ADC123_IN2/LPTIM1_OUT" calcext:value-type="string">
            <text:p>PC1/ADC123_IN2/LPTIM1_OUT</text:p>
          </table:table-cell>
          <table:table-cell table:formula="of:=[.AF35]&amp;IF(ISBLANK([.G35]);&quot;&quot;;&quot;/&quot;&amp;[.G35])" office:value-type="string" office:string-value="PC1/ADC123_IN2/LPTIM1_OUT" calcext:value-type="string">
            <text:p>PC1/ADC123_IN2/LPTIM1_OUT</text:p>
          </table:table-cell>
          <table:table-cell table:formula="of:=[.AG35]&amp;IF(ISBLANK([.H35]);&quot;&quot;;&quot;/&quot;&amp;[.H35])" office:value-type="string" office:string-value="PC1/ADC123_IN2/LPTIM1_OUT/I2C3_SDA" calcext:value-type="string">
            <text:p>PC1/ADC123_IN2/LPTIM1_OUT/I2C3_SDA</text:p>
          </table:table-cell>
          <table:table-cell table:formula="of:=[.AH35]&amp;IF(ISBLANK([.I35]);&quot;&quot;;&quot;/&quot;&amp;[.I35])" office:value-type="string" office:string-value="PC1/ADC123_IN2/LPTIM1_OUT/I2C3_SDA" calcext:value-type="string">
            <text:p>PC1/ADC123_IN2/LPTIM1_OUT/I2C3_SDA</text:p>
          </table:table-cell>
          <table:table-cell table:formula="of:=[.AI35]&amp;IF(ISBLANK([.J35]);&quot;&quot;;&quot;/&quot;&amp;[.J35])" office:value-type="string" office:string-value="PC1/ADC123_IN2/LPTIM1_OUT/I2C3_SDA/DFSDM1_CKIN4" calcext:value-type="string">
            <text:p>PC1/ADC123_IN2/LPTIM1_OUT/I2C3_SDA/DFSDM1_CKIN4</text:p>
          </table:table-cell>
          <table:table-cell table:formula="of:=[.AJ35]&amp;IF(ISBLANK([.K35]);&quot;&quot;;&quot;/&quot;&amp;[.K35])" office:value-type="string" office:string-value="PC1/ADC123_IN2/LPTIM1_OUT/I2C3_SDA/DFSDM1_CKIN4" calcext:value-type="string">
            <text:p>PC1/ADC123_IN2/LPTIM1_OUT/I2C3_SDA/DFSDM1_CKIN4</text:p>
          </table:table-cell>
          <table:table-cell table:formula="of:=[.AK35]&amp;IF(ISBLANK([.L35]);&quot;&quot;;&quot;/&quot;&amp;[.L35])" office:value-type="string" office:string-value="PC1/ADC123_IN2/LPTIM1_OUT/I2C3_SDA/DFSDM1_CKIN4/LPUART1_TX" calcext:value-type="string">
            <text:p>PC1/ADC123_IN2/LPTIM1_OUT/I2C3_SDA/DFSDM1_CKIN4/LPUART1_TX</text:p>
          </table:table-cell>
          <table:table-cell table:formula="of:=[.AL35]&amp;IF(ISBLANK([.M35]);&quot;&quot;;&quot;/&quot;&amp;[.M35])" office:value-type="string" office:string-value="PC1/ADC123_IN2/LPTIM1_OUT/I2C3_SDA/DFSDM1_CKIN4/LPUART1_TX" calcext:value-type="string">
            <text:p>PC1/ADC123_IN2/LPTIM1_OUT/I2C3_SDA/DFSDM1_CKIN4/LPUART1_TX</text:p>
          </table:table-cell>
          <table:table-cell table:formula="of:=[.AM35]&amp;IF(ISBLANK([.N35]);&quot;&quot;;&quot;/&quot;&amp;[.N35])" office:value-type="string" office:string-value="PC1/ADC123_IN2/LPTIM1_OUT/I2C3_SDA/DFSDM1_CKIN4/LPUART1_TX" calcext:value-type="string">
            <text:p>PC1/ADC123_IN2/LPTIM1_OUT/I2C3_SDA/DFSDM1_CKIN4/LPUART1_TX</text:p>
          </table:table-cell>
          <table:table-cell table:formula="of:=[.AN35]&amp;IF(ISBLANK([.O35]);&quot;&quot;;&quot;/&quot;&amp;[.O35])" office:value-type="string" office:string-value="PC1/ADC123_IN2/LPTIM1_OUT/I2C3_SDA/DFSDM1_CKIN4/LPUART1_TX/LCD_SEG19" calcext:value-type="string">
            <text:p>PC1/ADC123_IN2/LPTIM1_OUT/I2C3_SDA/DFSDM1_CKIN4/LPUART1_TX/LCD_SEG19</text:p>
          </table:table-cell>
          <table:table-cell table:formula="of:=[.AO35]&amp;IF(ISBLANK([.P35]);&quot;&quot;;&quot;/&quot;&amp;[.P35])" office:value-type="string" office:string-value="PC1/ADC123_IN2/LPTIM1_OUT/I2C3_SDA/DFSDM1_CKIN4/LPUART1_TX/LCD_SEG19" calcext:value-type="string">
            <text:p>PC1/ADC123_IN2/LPTIM1_OUT/I2C3_SDA/DFSDM1_CKIN4/LPUART1_TX/LCD_SEG19</text:p>
          </table:table-cell>
          <table:table-cell table:formula="of:=[.AP35]&amp;IF(ISBLANK([.Q35]);&quot;&quot;;&quot;/&quot;&amp;[.Q35])" office:value-type="string" office:string-value="PC1/ADC123_IN2/LPTIM1_OUT/I2C3_SDA/DFSDM1_CKIN4/LPUART1_TX/LCD_SEG19" calcext:value-type="string">
            <text:p>PC1/ADC123_IN2/LPTIM1_OUT/I2C3_SDA/DFSDM1_CKIN4/LPUART1_TX/LCD_SEG19</text:p>
          </table:table-cell>
          <table:table-cell table:formula="of:=[.AQ35]&amp;IF(ISBLANK([.R35]);&quot;&quot;;&quot;/&quot;&amp;[.R35])" office:value-type="string" office:string-value="PC1/ADC123_IN2/LPTIM1_OUT/I2C3_SDA/DFSDM1_CKIN4/LPUART1_TX/LCD_SEG19" calcext:value-type="string">
            <text:p>PC1/ADC123_IN2/LPTIM1_OUT/I2C3_SDA/DFSDM1_CKIN4/LPUART1_TX/LCD_SEG19</text:p>
          </table:table-cell>
          <table:table-cell table:formula="of:=[.AR35]&amp;IF(ISBLANK([.S35]);&quot;&quot;;&quot;/&quot;&amp;[.S35])" office:value-type="string" office:string-value="PC1/ADC123_IN2/LPTIM1_OUT/I2C3_SDA/DFSDM1_CKIN4/LPUART1_TX/LCD_SEG19" calcext:value-type="string">
            <text:p>PC1/ADC123_IN2/LPTIM1_OUT/I2C3_SDA/DFSDM1_CKIN4/LPUART1_TX/LCD_SEG19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3</text:p>
          </table:table-cell>
          <table:table-cell/>
          <table:table-cell office:value-type="string" calcext:value-type="string">
            <text:p>LPTIM1_IN2</text:p>
          </table:table-cell>
          <table:table-cell table:number-columns-repeated="3"/>
          <table:table-cell office:value-type="string" calcext:value-type="string">
            <text:p>SPI2_MISO</text:p>
          </table:table-cell>
          <table:table-cell office:value-type="string" calcext:value-type="string">
            <text:p>DFSDM1_CKOUT</text:p>
          </table:table-cell>
          <table:table-cell table:number-columns-repeated="4"/>
          <table:table-cell office:value-type="string" calcext:value-type="string">
            <text:p>LCD_SEG20</text:p>
          </table:table-cell>
          <table:table-cell table:number-columns-repeated="12"/>
          <table:table-cell table:formula="of:=[.B36]" office:value-type="string" office:string-value="PC2" calcext:value-type="string">
            <text:p>PC2</text:p>
          </table:table-cell>
          <table:table-cell table:formula="of:=[.AB36]&amp;IF(ISBLANK([.C36]);&quot;&quot;;&quot;/&quot;&amp;[.C36])" office:value-type="string" office:string-value="PC2/ADC123_IN3" calcext:value-type="string">
            <text:p>PC2/ADC123_IN3</text:p>
          </table:table-cell>
          <table:table-cell table:formula="of:=[.AC36]&amp;IF(ISBLANK([.D36]);&quot;&quot;;&quot;/&quot;&amp;[.D36])" office:value-type="string" office:string-value="PC2/ADC123_IN3" calcext:value-type="string">
            <text:p>PC2/ADC123_IN3</text:p>
          </table:table-cell>
          <table:table-cell table:formula="of:=[.AD36]&amp;IF(ISBLANK([.E36]);&quot;&quot;;&quot;/&quot;&amp;[.E36])" office:value-type="string" office:string-value="PC2/ADC123_IN3/LPTIM1_IN2" calcext:value-type="string">
            <text:p>PC2/ADC123_IN3/LPTIM1_IN2</text:p>
          </table:table-cell>
          <table:table-cell table:formula="of:=[.AE36]&amp;IF(ISBLANK([.F36]);&quot;&quot;;&quot;/&quot;&amp;[.F36])" office:value-type="string" office:string-value="PC2/ADC123_IN3/LPTIM1_IN2" calcext:value-type="string">
            <text:p>PC2/ADC123_IN3/LPTIM1_IN2</text:p>
          </table:table-cell>
          <table:table-cell table:formula="of:=[.AF36]&amp;IF(ISBLANK([.G36]);&quot;&quot;;&quot;/&quot;&amp;[.G36])" office:value-type="string" office:string-value="PC2/ADC123_IN3/LPTIM1_IN2" calcext:value-type="string">
            <text:p>PC2/ADC123_IN3/LPTIM1_IN2</text:p>
          </table:table-cell>
          <table:table-cell table:formula="of:=[.AG36]&amp;IF(ISBLANK([.H36]);&quot;&quot;;&quot;/&quot;&amp;[.H36])" office:value-type="string" office:string-value="PC2/ADC123_IN3/LPTIM1_IN2" calcext:value-type="string">
            <text:p>PC2/ADC123_IN3/LPTIM1_IN2</text:p>
          </table:table-cell>
          <table:table-cell table:formula="of:=[.AH36]&amp;IF(ISBLANK([.I36]);&quot;&quot;;&quot;/&quot;&amp;[.I36])" office:value-type="string" office:string-value="PC2/ADC123_IN3/LPTIM1_IN2/SPI2_MISO" calcext:value-type="string">
            <text:p>PC2/ADC123_IN3/LPTIM1_IN2/SPI2_MISO</text:p>
          </table:table-cell>
          <table:table-cell table:formula="of:=[.AI36]&amp;IF(ISBLANK([.J36]);&quot;&quot;;&quot;/&quot;&amp;[.J36])" office:value-type="string" office:string-value="PC2/ADC123_IN3/LPTIM1_IN2/SPI2_MISO/DFSDM1_CKOUT" calcext:value-type="string">
            <text:p>PC2/ADC123_IN3/LPTIM1_IN2/SPI2_MISO/DFSDM1_CKOUT</text:p>
          </table:table-cell>
          <table:table-cell table:formula="of:=[.AJ36]&amp;IF(ISBLANK([.K36]);&quot;&quot;;&quot;/&quot;&amp;[.K36])" office:value-type="string" office:string-value="PC2/ADC123_IN3/LPTIM1_IN2/SPI2_MISO/DFSDM1_CKOUT" calcext:value-type="string">
            <text:p>PC2/ADC123_IN3/LPTIM1_IN2/SPI2_MISO/DFSDM1_CKOUT</text:p>
          </table:table-cell>
          <table:table-cell table:formula="of:=[.AK36]&amp;IF(ISBLANK([.L36]);&quot;&quot;;&quot;/&quot;&amp;[.L36])" office:value-type="string" office:string-value="PC2/ADC123_IN3/LPTIM1_IN2/SPI2_MISO/DFSDM1_CKOUT" calcext:value-type="string">
            <text:p>PC2/ADC123_IN3/LPTIM1_IN2/SPI2_MISO/DFSDM1_CKOUT</text:p>
          </table:table-cell>
          <table:table-cell table:formula="of:=[.AL36]&amp;IF(ISBLANK([.M36]);&quot;&quot;;&quot;/&quot;&amp;[.M36])" office:value-type="string" office:string-value="PC2/ADC123_IN3/LPTIM1_IN2/SPI2_MISO/DFSDM1_CKOUT" calcext:value-type="string">
            <text:p>PC2/ADC123_IN3/LPTIM1_IN2/SPI2_MISO/DFSDM1_CKOUT</text:p>
          </table:table-cell>
          <table:table-cell table:formula="of:=[.AM36]&amp;IF(ISBLANK([.N36]);&quot;&quot;;&quot;/&quot;&amp;[.N36])" office:value-type="string" office:string-value="PC2/ADC123_IN3/LPTIM1_IN2/SPI2_MISO/DFSDM1_CKOUT" calcext:value-type="string">
            <text:p>PC2/ADC123_IN3/LPTIM1_IN2/SPI2_MISO/DFSDM1_CKOUT</text:p>
          </table:table-cell>
          <table:table-cell table:formula="of:=[.AN36]&amp;IF(ISBLANK([.O36]);&quot;&quot;;&quot;/&quot;&amp;[.O36])" office:value-type="string" office:string-value="PC2/ADC123_IN3/LPTIM1_IN2/SPI2_MISO/DFSDM1_CKOUT/LCD_SEG20" calcext:value-type="string">
            <text:p>PC2/ADC123_IN3/LPTIM1_IN2/SPI2_MISO/DFSDM1_CKOUT/LCD_SEG20</text:p>
          </table:table-cell>
          <table:table-cell table:formula="of:=[.AO36]&amp;IF(ISBLANK([.P36]);&quot;&quot;;&quot;/&quot;&amp;[.P36])" office:value-type="string" office:string-value="PC2/ADC123_IN3/LPTIM1_IN2/SPI2_MISO/DFSDM1_CKOUT/LCD_SEG20" calcext:value-type="string">
            <text:p>PC2/ADC123_IN3/LPTIM1_IN2/SPI2_MISO/DFSDM1_CKOUT/LCD_SEG20</text:p>
          </table:table-cell>
          <table:table-cell table:formula="of:=[.AP36]&amp;IF(ISBLANK([.Q36]);&quot;&quot;;&quot;/&quot;&amp;[.Q36])" office:value-type="string" office:string-value="PC2/ADC123_IN3/LPTIM1_IN2/SPI2_MISO/DFSDM1_CKOUT/LCD_SEG20" calcext:value-type="string">
            <text:p>PC2/ADC123_IN3/LPTIM1_IN2/SPI2_MISO/DFSDM1_CKOUT/LCD_SEG20</text:p>
          </table:table-cell>
          <table:table-cell table:formula="of:=[.AQ36]&amp;IF(ISBLANK([.R36]);&quot;&quot;;&quot;/&quot;&amp;[.R36])" office:value-type="string" office:string-value="PC2/ADC123_IN3/LPTIM1_IN2/SPI2_MISO/DFSDM1_CKOUT/LCD_SEG20" calcext:value-type="string">
            <text:p>PC2/ADC123_IN3/LPTIM1_IN2/SPI2_MISO/DFSDM1_CKOUT/LCD_SEG20</text:p>
          </table:table-cell>
          <table:table-cell table:formula="of:=[.AR36]&amp;IF(ISBLANK([.S36]);&quot;&quot;;&quot;/&quot;&amp;[.S36])" office:value-type="string" office:string-value="PC2/ADC123_IN3/LPTIM1_IN2/SPI2_MISO/DFSDM1_CKOUT/LCD_SEG20" calcext:value-type="string">
            <text:p>PC2/ADC123_IN3/LPTIM1_IN2/SPI2_MISO/DFSDM1_CKOUT/LCD_SEG2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4</text:p>
          </table:table-cell>
          <table:table-cell/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5"/>
          <table:table-cell office:value-type="string" calcext:value-type="string">
            <text:p>LCD_VLCD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LPTIM2_ETR</text:p>
          </table:table-cell>
          <table:table-cell table:number-columns-repeated="9"/>
          <table:table-cell table:formula="of:=[.B37]" office:value-type="string" office:string-value="PC3" calcext:value-type="string">
            <text:p>PC3</text:p>
          </table:table-cell>
          <table:table-cell table:formula="of:=[.AB37]&amp;IF(ISBLANK([.C37]);&quot;&quot;;&quot;/&quot;&amp;[.C37])" office:value-type="string" office:string-value="PC3/ADC123_IN4" calcext:value-type="string">
            <text:p>PC3/ADC123_IN4</text:p>
          </table:table-cell>
          <table:table-cell table:formula="of:=[.AC37]&amp;IF(ISBLANK([.D37]);&quot;&quot;;&quot;/&quot;&amp;[.D37])" office:value-type="string" office:string-value="PC3/ADC123_IN4" calcext:value-type="string">
            <text:p>PC3/ADC123_IN4</text:p>
          </table:table-cell>
          <table:table-cell table:formula="of:=[.AD37]&amp;IF(ISBLANK([.E37]);&quot;&quot;;&quot;/&quot;&amp;[.E37])" office:value-type="string" office:string-value="PC3/ADC123_IN4/LPTIM1_ETR" calcext:value-type="string">
            <text:p>PC3/ADC123_IN4/LPTIM1_ETR</text:p>
          </table:table-cell>
          <table:table-cell table:formula="of:=[.AE37]&amp;IF(ISBLANK([.F37]);&quot;&quot;;&quot;/&quot;&amp;[.F37])" office:value-type="string" office:string-value="PC3/ADC123_IN4/LPTIM1_ETR" calcext:value-type="string">
            <text:p>PC3/ADC123_IN4/LPTIM1_ETR</text:p>
          </table:table-cell>
          <table:table-cell table:formula="of:=[.AF37]&amp;IF(ISBLANK([.G37]);&quot;&quot;;&quot;/&quot;&amp;[.G37])" office:value-type="string" office:string-value="PC3/ADC123_IN4/LPTIM1_ETR" calcext:value-type="string">
            <text:p>PC3/ADC123_IN4/LPTIM1_ETR</text:p>
          </table:table-cell>
          <table:table-cell table:formula="of:=[.AG37]&amp;IF(ISBLANK([.H37]);&quot;&quot;;&quot;/&quot;&amp;[.H37])" office:value-type="string" office:string-value="PC3/ADC123_IN4/LPTIM1_ETR" calcext:value-type="string">
            <text:p>PC3/ADC123_IN4/LPTIM1_ETR</text:p>
          </table:table-cell>
          <table:table-cell table:formula="of:=[.AH37]&amp;IF(ISBLANK([.I37]);&quot;&quot;;&quot;/&quot;&amp;[.I37])" office:value-type="string" office:string-value="PC3/ADC123_IN4/LPTIM1_ETR/SPI2_MOSI" calcext:value-type="string">
            <text:p>PC3/ADC123_IN4/LPTIM1_ETR/SPI2_MOSI</text:p>
          </table:table-cell>
          <table:table-cell table:formula="of:=[.AI37]&amp;IF(ISBLANK([.J37]);&quot;&quot;;&quot;/&quot;&amp;[.J37])" office:value-type="string" office:string-value="PC3/ADC123_IN4/LPTIM1_ETR/SPI2_MOSI" calcext:value-type="string">
            <text:p>PC3/ADC123_IN4/LPTIM1_ETR/SPI2_MOSI</text:p>
          </table:table-cell>
          <table:table-cell table:formula="of:=[.AJ37]&amp;IF(ISBLANK([.K37]);&quot;&quot;;&quot;/&quot;&amp;[.K37])" office:value-type="string" office:string-value="PC3/ADC123_IN4/LPTIM1_ETR/SPI2_MOSI" calcext:value-type="string">
            <text:p>PC3/ADC123_IN4/LPTIM1_ETR/SPI2_MOSI</text:p>
          </table:table-cell>
          <table:table-cell table:formula="of:=[.AK37]&amp;IF(ISBLANK([.L37]);&quot;&quot;;&quot;/&quot;&amp;[.L37])" office:value-type="string" office:string-value="PC3/ADC123_IN4/LPTIM1_ETR/SPI2_MOSI" calcext:value-type="string">
            <text:p>PC3/ADC123_IN4/LPTIM1_ETR/SPI2_MOSI</text:p>
          </table:table-cell>
          <table:table-cell table:formula="of:=[.AL37]&amp;IF(ISBLANK([.M37]);&quot;&quot;;&quot;/&quot;&amp;[.M37])" office:value-type="string" office:string-value="PC3/ADC123_IN4/LPTIM1_ETR/SPI2_MOSI" calcext:value-type="string">
            <text:p>PC3/ADC123_IN4/LPTIM1_ETR/SPI2_MOSI</text:p>
          </table:table-cell>
          <table:table-cell table:formula="of:=[.AM37]&amp;IF(ISBLANK([.N37]);&quot;&quot;;&quot;/&quot;&amp;[.N37])" office:value-type="string" office:string-value="PC3/ADC123_IN4/LPTIM1_ETR/SPI2_MOSI" calcext:value-type="string">
            <text:p>PC3/ADC123_IN4/LPTIM1_ETR/SPI2_MOSI</text:p>
          </table:table-cell>
          <table:table-cell table:formula="of:=[.AN37]&amp;IF(ISBLANK([.O37]);&quot;&quot;;&quot;/&quot;&amp;[.O37])" office:value-type="string" office:string-value="PC3/ADC123_IN4/LPTIM1_ETR/SPI2_MOSI/LCD_VLCD" calcext:value-type="string">
            <text:p>PC3/ADC123_IN4/LPTIM1_ETR/SPI2_MOSI/LCD_VLCD</text:p>
          </table:table-cell>
          <table:table-cell table:formula="of:=[.AO37]&amp;IF(ISBLANK([.P37]);&quot;&quot;;&quot;/&quot;&amp;[.P37])" office:value-type="string" office:string-value="PC3/ADC123_IN4/LPTIM1_ETR/SPI2_MOSI/LCD_VLCD" calcext:value-type="string">
            <text:p>PC3/ADC123_IN4/LPTIM1_ETR/SPI2_MOSI/LCD_VLCD</text:p>
          </table:table-cell>
          <table:table-cell table:formula="of:=[.AP37]&amp;IF(ISBLANK([.Q37]);&quot;&quot;;&quot;/&quot;&amp;[.Q37])" office:value-type="string" office:string-value="PC3/ADC123_IN4/LPTIM1_ETR/SPI2_MOSI/LCD_VLCD/SAI1_SD_A" calcext:value-type="string">
            <text:p>PC3/ADC123_IN4/LPTIM1_ETR/SPI2_MOSI/LCD_VLCD/SAI1_SD_A</text:p>
          </table:table-cell>
          <table:table-cell table:formula="of:=[.AQ37]&amp;IF(ISBLANK([.R37]);&quot;&quot;;&quot;/&quot;&amp;[.R37])" office:value-type="string" office:string-value="PC3/ADC123_IN4/LPTIM1_ETR/SPI2_MOSI/LCD_VLCD/SAI1_SD_A/LPTIM2_ETR" calcext:value-type="string">
            <text:p>PC3/ADC123_IN4/LPTIM1_ETR/SPI2_MOSI/LCD_VLCD/SAI1_SD_A/LPTIM2_ETR</text:p>
          </table:table-cell>
          <table:table-cell table:formula="of:=[.AR37]&amp;IF(ISBLANK([.S37]);&quot;&quot;;&quot;/&quot;&amp;[.S37])" office:value-type="string" office:string-value="PC3/ADC123_IN4/LPTIM1_ETR/SPI2_MOSI/LCD_VLCD/SAI1_SD_A/LPTIM2_ETR" calcext:value-type="string">
            <text:p>PC3/ADC123_IN4/LPTIM1_ETR/SPI2_MOSI/LCD_VLCD/SAI1_SD_A/LP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OMP1_INM/ADC12_IN13</text:p>
          </table:table-cell>
          <table:table-cell table:number-columns-repeated="7"/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LCD_SEG22</text:p>
          </table:table-cell>
          <table:table-cell table:number-columns-repeated="12"/>
          <table:table-cell table:formula="of:=[.B38]" office:value-type="string" office:string-value="PC4" calcext:value-type="string">
            <text:p>PC4</text:p>
          </table:table-cell>
          <table:table-cell table:formula="of:=[.AB38]&amp;IF(ISBLANK([.C38]);&quot;&quot;;&quot;/&quot;&amp;[.C38])" office:value-type="string" office:string-value="PC4/COMP1_INM/ADC12_IN13" calcext:value-type="string">
            <text:p>PC4/COMP1_INM/ADC12_IN13</text:p>
          </table:table-cell>
          <table:table-cell table:formula="of:=[.AC38]&amp;IF(ISBLANK([.D38]);&quot;&quot;;&quot;/&quot;&amp;[.D38])" office:value-type="string" office:string-value="PC4/COMP1_INM/ADC12_IN13" calcext:value-type="string">
            <text:p>PC4/COMP1_INM/ADC12_IN13</text:p>
          </table:table-cell>
          <table:table-cell table:formula="of:=[.AD38]&amp;IF(ISBLANK([.E38]);&quot;&quot;;&quot;/&quot;&amp;[.E38])" office:value-type="string" office:string-value="PC4/COMP1_INM/ADC12_IN13" calcext:value-type="string">
            <text:p>PC4/COMP1_INM/ADC12_IN13</text:p>
          </table:table-cell>
          <table:table-cell table:formula="of:=[.AE38]&amp;IF(ISBLANK([.F38]);&quot;&quot;;&quot;/&quot;&amp;[.F38])" office:value-type="string" office:string-value="PC4/COMP1_INM/ADC12_IN13" calcext:value-type="string">
            <text:p>PC4/COMP1_INM/ADC12_IN13</text:p>
          </table:table-cell>
          <table:table-cell table:formula="of:=[.AF38]&amp;IF(ISBLANK([.G38]);&quot;&quot;;&quot;/&quot;&amp;[.G38])" office:value-type="string" office:string-value="PC4/COMP1_INM/ADC12_IN13" calcext:value-type="string">
            <text:p>PC4/COMP1_INM/ADC12_IN13</text:p>
          </table:table-cell>
          <table:table-cell table:formula="of:=[.AG38]&amp;IF(ISBLANK([.H38]);&quot;&quot;;&quot;/&quot;&amp;[.H38])" office:value-type="string" office:string-value="PC4/COMP1_INM/ADC12_IN13" calcext:value-type="string">
            <text:p>PC4/COMP1_INM/ADC12_IN13</text:p>
          </table:table-cell>
          <table:table-cell table:formula="of:=[.AH38]&amp;IF(ISBLANK([.I38]);&quot;&quot;;&quot;/&quot;&amp;[.I38])" office:value-type="string" office:string-value="PC4/COMP1_INM/ADC12_IN13" calcext:value-type="string">
            <text:p>PC4/COMP1_INM/ADC12_IN13</text:p>
          </table:table-cell>
          <table:table-cell table:formula="of:=[.AI38]&amp;IF(ISBLANK([.J38]);&quot;&quot;;&quot;/&quot;&amp;[.J38])" office:value-type="string" office:string-value="PC4/COMP1_INM/ADC12_IN13" calcext:value-type="string">
            <text:p>PC4/COMP1_INM/ADC12_IN13</text:p>
          </table:table-cell>
          <table:table-cell table:formula="of:=[.AJ38]&amp;IF(ISBLANK([.K38]);&quot;&quot;;&quot;/&quot;&amp;[.K38])" office:value-type="string" office:string-value="PC4/COMP1_INM/ADC12_IN13/USART3_TX" calcext:value-type="string">
            <text:p>PC4/COMP1_INM/ADC12_IN13/USART3_TX</text:p>
          </table:table-cell>
          <table:table-cell table:formula="of:=[.AK38]&amp;IF(ISBLANK([.L38]);&quot;&quot;;&quot;/&quot;&amp;[.L38])" office:value-type="string" office:string-value="PC4/COMP1_INM/ADC12_IN13/USART3_TX" calcext:value-type="string">
            <text:p>PC4/COMP1_INM/ADC12_IN13/USART3_TX</text:p>
          </table:table-cell>
          <table:table-cell table:formula="of:=[.AL38]&amp;IF(ISBLANK([.M38]);&quot;&quot;;&quot;/&quot;&amp;[.M38])" office:value-type="string" office:string-value="PC4/COMP1_INM/ADC12_IN13/USART3_TX" calcext:value-type="string">
            <text:p>PC4/COMP1_INM/ADC12_IN13/USART3_TX</text:p>
          </table:table-cell>
          <table:table-cell table:formula="of:=[.AM38]&amp;IF(ISBLANK([.N38]);&quot;&quot;;&quot;/&quot;&amp;[.N38])" office:value-type="string" office:string-value="PC4/COMP1_INM/ADC12_IN13/USART3_TX" calcext:value-type="string">
            <text:p>PC4/COMP1_INM/ADC12_IN13/USART3_TX</text:p>
          </table:table-cell>
          <table:table-cell table:formula="of:=[.AN38]&amp;IF(ISBLANK([.O38]);&quot;&quot;;&quot;/&quot;&amp;[.O38])" office:value-type="string" office:string-value="PC4/COMP1_INM/ADC12_IN13/USART3_TX/LCD_SEG22" calcext:value-type="string">
            <text:p>PC4/COMP1_INM/ADC12_IN13/USART3_TX/LCD_SEG22</text:p>
          </table:table-cell>
          <table:table-cell table:formula="of:=[.AO38]&amp;IF(ISBLANK([.P38]);&quot;&quot;;&quot;/&quot;&amp;[.P38])" office:value-type="string" office:string-value="PC4/COMP1_INM/ADC12_IN13/USART3_TX/LCD_SEG22" calcext:value-type="string">
            <text:p>PC4/COMP1_INM/ADC12_IN13/USART3_TX/LCD_SEG22</text:p>
          </table:table-cell>
          <table:table-cell table:formula="of:=[.AP38]&amp;IF(ISBLANK([.Q38]);&quot;&quot;;&quot;/&quot;&amp;[.Q38])" office:value-type="string" office:string-value="PC4/COMP1_INM/ADC12_IN13/USART3_TX/LCD_SEG22" calcext:value-type="string">
            <text:p>PC4/COMP1_INM/ADC12_IN13/USART3_TX/LCD_SEG22</text:p>
          </table:table-cell>
          <table:table-cell table:formula="of:=[.AQ38]&amp;IF(ISBLANK([.R38]);&quot;&quot;;&quot;/&quot;&amp;[.R38])" office:value-type="string" office:string-value="PC4/COMP1_INM/ADC12_IN13/USART3_TX/LCD_SEG22" calcext:value-type="string">
            <text:p>PC4/COMP1_INM/ADC12_IN13/USART3_TX/LCD_SEG22</text:p>
          </table:table-cell>
          <table:table-cell table:formula="of:=[.AR38]&amp;IF(ISBLANK([.S38]);&quot;&quot;;&quot;/&quot;&amp;[.S38])" office:value-type="string" office:string-value="PC4/COMP1_INM/ADC12_IN13/USART3_TX/LCD_SEG22" calcext:value-type="string">
            <text:p>PC4/COMP1_INM/ADC12_IN13/USART3_TX/LCD_SEG2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COMP1_INP/ADC12_IN14/WKUP5</text:p>
          </table:table-cell>
          <table:table-cell table:number-columns-repeated="7"/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LCD_SEG23</text:p>
          </table:table-cell>
          <table:table-cell table:number-columns-repeated="12"/>
          <table:table-cell table:formula="of:=[.B39]" office:value-type="string" office:string-value="PC5" calcext:value-type="string">
            <text:p>PC5</text:p>
          </table:table-cell>
          <table:table-cell table:formula="of:=[.AB39]&amp;IF(ISBLANK([.C39]);&quot;&quot;;&quot;/&quot;&amp;[.C39])" office:value-type="string" office:string-value="PC5/COMP1_INP/ADC12_IN14/WKUP5" calcext:value-type="string">
            <text:p>PC5/COMP1_INP/ADC12_IN14/WKUP5</text:p>
          </table:table-cell>
          <table:table-cell table:formula="of:=[.AC39]&amp;IF(ISBLANK([.D39]);&quot;&quot;;&quot;/&quot;&amp;[.D39])" office:value-type="string" office:string-value="PC5/COMP1_INP/ADC12_IN14/WKUP5" calcext:value-type="string">
            <text:p>PC5/COMP1_INP/ADC12_IN14/WKUP5</text:p>
          </table:table-cell>
          <table:table-cell table:formula="of:=[.AD39]&amp;IF(ISBLANK([.E39]);&quot;&quot;;&quot;/&quot;&amp;[.E39])" office:value-type="string" office:string-value="PC5/COMP1_INP/ADC12_IN14/WKUP5" calcext:value-type="string">
            <text:p>PC5/COMP1_INP/ADC12_IN14/WKUP5</text:p>
          </table:table-cell>
          <table:table-cell table:formula="of:=[.AE39]&amp;IF(ISBLANK([.F39]);&quot;&quot;;&quot;/&quot;&amp;[.F39])" office:value-type="string" office:string-value="PC5/COMP1_INP/ADC12_IN14/WKUP5" calcext:value-type="string">
            <text:p>PC5/COMP1_INP/ADC12_IN14/WKUP5</text:p>
          </table:table-cell>
          <table:table-cell table:formula="of:=[.AF39]&amp;IF(ISBLANK([.G39]);&quot;&quot;;&quot;/&quot;&amp;[.G39])" office:value-type="string" office:string-value="PC5/COMP1_INP/ADC12_IN14/WKUP5" calcext:value-type="string">
            <text:p>PC5/COMP1_INP/ADC12_IN14/WKUP5</text:p>
          </table:table-cell>
          <table:table-cell table:formula="of:=[.AG39]&amp;IF(ISBLANK([.H39]);&quot;&quot;;&quot;/&quot;&amp;[.H39])" office:value-type="string" office:string-value="PC5/COMP1_INP/ADC12_IN14/WKUP5" calcext:value-type="string">
            <text:p>PC5/COMP1_INP/ADC12_IN14/WKUP5</text:p>
          </table:table-cell>
          <table:table-cell table:formula="of:=[.AH39]&amp;IF(ISBLANK([.I39]);&quot;&quot;;&quot;/&quot;&amp;[.I39])" office:value-type="string" office:string-value="PC5/COMP1_INP/ADC12_IN14/WKUP5" calcext:value-type="string">
            <text:p>PC5/COMP1_INP/ADC12_IN14/WKUP5</text:p>
          </table:table-cell>
          <table:table-cell table:formula="of:=[.AI39]&amp;IF(ISBLANK([.J39]);&quot;&quot;;&quot;/&quot;&amp;[.J39])" office:value-type="string" office:string-value="PC5/COMP1_INP/ADC12_IN14/WKUP5" calcext:value-type="string">
            <text:p>PC5/COMP1_INP/ADC12_IN14/WKUP5</text:p>
          </table:table-cell>
          <table:table-cell table:formula="of:=[.AJ39]&amp;IF(ISBLANK([.K39]);&quot;&quot;;&quot;/&quot;&amp;[.K39])" office:value-type="string" office:string-value="PC5/COMP1_INP/ADC12_IN14/WKUP5/USART3_RX" calcext:value-type="string">
            <text:p>PC5/COMP1_INP/ADC12_IN14/WKUP5/USART3_RX</text:p>
          </table:table-cell>
          <table:table-cell table:formula="of:=[.AK39]&amp;IF(ISBLANK([.L39]);&quot;&quot;;&quot;/&quot;&amp;[.L39])" office:value-type="string" office:string-value="PC5/COMP1_INP/ADC12_IN14/WKUP5/USART3_RX" calcext:value-type="string">
            <text:p>PC5/COMP1_INP/ADC12_IN14/WKUP5/USART3_RX</text:p>
          </table:table-cell>
          <table:table-cell table:formula="of:=[.AL39]&amp;IF(ISBLANK([.M39]);&quot;&quot;;&quot;/&quot;&amp;[.M39])" office:value-type="string" office:string-value="PC5/COMP1_INP/ADC12_IN14/WKUP5/USART3_RX" calcext:value-type="string">
            <text:p>PC5/COMP1_INP/ADC12_IN14/WKUP5/USART3_RX</text:p>
          </table:table-cell>
          <table:table-cell table:formula="of:=[.AM39]&amp;IF(ISBLANK([.N39]);&quot;&quot;;&quot;/&quot;&amp;[.N39])" office:value-type="string" office:string-value="PC5/COMP1_INP/ADC12_IN14/WKUP5/USART3_RX" calcext:value-type="string">
            <text:p>PC5/COMP1_INP/ADC12_IN14/WKUP5/USART3_RX</text:p>
          </table:table-cell>
          <table:table-cell table:formula="of:=[.AN39]&amp;IF(ISBLANK([.O39]);&quot;&quot;;&quot;/&quot;&amp;[.O39])" office:value-type="string" office:string-value="PC5/COMP1_INP/ADC12_IN14/WKUP5/USART3_RX/LCD_SEG23" calcext:value-type="string">
            <text:p>PC5/COMP1_INP/ADC12_IN14/WKUP5/USART3_RX/LCD_SEG23</text:p>
          </table:table-cell>
          <table:table-cell table:formula="of:=[.AO39]&amp;IF(ISBLANK([.P39]);&quot;&quot;;&quot;/&quot;&amp;[.P39])" office:value-type="string" office:string-value="PC5/COMP1_INP/ADC12_IN14/WKUP5/USART3_RX/LCD_SEG23" calcext:value-type="string">
            <text:p>PC5/COMP1_INP/ADC12_IN14/WKUP5/USART3_RX/LCD_SEG23</text:p>
          </table:table-cell>
          <table:table-cell table:formula="of:=[.AP39]&amp;IF(ISBLANK([.Q39]);&quot;&quot;;&quot;/&quot;&amp;[.Q39])" office:value-type="string" office:string-value="PC5/COMP1_INP/ADC12_IN14/WKUP5/USART3_RX/LCD_SEG23" calcext:value-type="string">
            <text:p>PC5/COMP1_INP/ADC12_IN14/WKUP5/USART3_RX/LCD_SEG23</text:p>
          </table:table-cell>
          <table:table-cell table:formula="of:=[.AQ39]&amp;IF(ISBLANK([.R39]);&quot;&quot;;&quot;/&quot;&amp;[.R39])" office:value-type="string" office:string-value="PC5/COMP1_INP/ADC12_IN14/WKUP5/USART3_RX/LCD_SEG23" calcext:value-type="string">
            <text:p>PC5/COMP1_INP/ADC12_IN14/WKUP5/USART3_RX/LCD_SEG23</text:p>
          </table:table-cell>
          <table:table-cell table:formula="of:=[.AR39]&amp;IF(ISBLANK([.S39]);&quot;&quot;;&quot;/&quot;&amp;[.S39])" office:value-type="string" office:string-value="PC5/COMP1_INP/ADC12_IN14/WKUP5/USART3_RX/LCD_SEG23" calcext:value-type="string">
            <text:p>PC5/COMP1_INP/ADC12_IN14/WKUP5/USART3_RX/LCD_SEG23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6</text:p>
          </table:table-cell>
          <table:table-cell table:number-columns-repeated="3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table:number-columns-repeated="2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TSC_G4_IO1</text:p>
          </table:table-cell>
          <table:table-cell/>
          <table:table-cell office:value-type="string" calcext:value-type="string">
            <text:p>LCD_SEG24</text:p>
          </table:table-cell>
          <table:table-cell office:value-type="string" calcext:value-type="string">
            <text:p>SDMMC1_D6</text:p>
          </table:table-cell>
          <table:table-cell office:value-type="string" calcext:value-type="string">
            <text:p>SAI2_MCLK_A</text:p>
          </table:table-cell>
          <table:table-cell table:number-columns-repeated="10"/>
          <table:table-cell table:formula="of:=[.B40]" office:value-type="string" office:string-value="PC6" calcext:value-type="string">
            <text:p>PC6</text:p>
          </table:table-cell>
          <table:table-cell table:formula="of:=[.AB40]&amp;IF(ISBLANK([.C40]);&quot;&quot;;&quot;/&quot;&amp;[.C40])" office:value-type="string" office:string-value="PC6" calcext:value-type="string">
            <text:p>PC6</text:p>
          </table:table-cell>
          <table:table-cell table:formula="of:=[.AC40]&amp;IF(ISBLANK([.D40]);&quot;&quot;;&quot;/&quot;&amp;[.D40])" office:value-type="string" office:string-value="PC6" calcext:value-type="string">
            <text:p>PC6</text:p>
          </table:table-cell>
          <table:table-cell table:formula="of:=[.AD40]&amp;IF(ISBLANK([.E40]);&quot;&quot;;&quot;/&quot;&amp;[.E40])" office:value-type="string" office:string-value="PC6" calcext:value-type="string">
            <text:p>PC6</text:p>
          </table:table-cell>
          <table:table-cell table:formula="of:=[.AE40]&amp;IF(ISBLANK([.F40]);&quot;&quot;;&quot;/&quot;&amp;[.F40])" office:value-type="string" office:string-value="PC6/TIM3_CH1" calcext:value-type="string">
            <text:p>PC6/TIM3_CH1</text:p>
          </table:table-cell>
          <table:table-cell table:formula="of:=[.AF40]&amp;IF(ISBLANK([.G40]);&quot;&quot;;&quot;/&quot;&amp;[.G40])" office:value-type="string" office:string-value="PC6/TIM3_CH1/TIM8_CH1" calcext:value-type="string">
            <text:p>PC6/TIM3_CH1/TIM8_CH1</text:p>
          </table:table-cell>
          <table:table-cell table:formula="of:=[.AG40]&amp;IF(ISBLANK([.H40]);&quot;&quot;;&quot;/&quot;&amp;[.H40])" office:value-type="string" office:string-value="PC6/TIM3_CH1/TIM8_CH1" calcext:value-type="string">
            <text:p>PC6/TIM3_CH1/TIM8_CH1</text:p>
          </table:table-cell>
          <table:table-cell table:formula="of:=[.AH40]&amp;IF(ISBLANK([.I40]);&quot;&quot;;&quot;/&quot;&amp;[.I40])" office:value-type="string" office:string-value="PC6/TIM3_CH1/TIM8_CH1" calcext:value-type="string">
            <text:p>PC6/TIM3_CH1/TIM8_CH1</text:p>
          </table:table-cell>
          <table:table-cell table:formula="of:=[.AI40]&amp;IF(ISBLANK([.J40]);&quot;&quot;;&quot;/&quot;&amp;[.J40])" office:value-type="string" office:string-value="PC6/TIM3_CH1/TIM8_CH1/DFSDM1_CKIN3" calcext:value-type="string">
            <text:p>PC6/TIM3_CH1/TIM8_CH1/DFSDM1_CKIN3</text:p>
          </table:table-cell>
          <table:table-cell table:formula="of:=[.AJ40]&amp;IF(ISBLANK([.K40]);&quot;&quot;;&quot;/&quot;&amp;[.K40])" office:value-type="string" office:string-value="PC6/TIM3_CH1/TIM8_CH1/DFSDM1_CKIN3" calcext:value-type="string">
            <text:p>PC6/TIM3_CH1/TIM8_CH1/DFSDM1_CKIN3</text:p>
          </table:table-cell>
          <table:table-cell table:formula="of:=[.AK40]&amp;IF(ISBLANK([.L40]);&quot;&quot;;&quot;/&quot;&amp;[.L40])" office:value-type="string" office:string-value="PC6/TIM3_CH1/TIM8_CH1/DFSDM1_CKIN3" calcext:value-type="string">
            <text:p>PC6/TIM3_CH1/TIM8_CH1/DFSDM1_CKIN3</text:p>
          </table:table-cell>
          <table:table-cell table:formula="of:=[.AL40]&amp;IF(ISBLANK([.M40]);&quot;&quot;;&quot;/&quot;&amp;[.M40])" office:value-type="string" office:string-value="PC6/TIM3_CH1/TIM8_CH1/DFSDM1_CKIN3/TSC_G4_IO1" calcext:value-type="string">
            <text:p>PC6/TIM3_CH1/TIM8_CH1/DFSDM1_CKIN3/TSC_G4_IO1</text:p>
          </table:table-cell>
          <table:table-cell table:formula="of:=[.AM40]&amp;IF(ISBLANK([.N40]);&quot;&quot;;&quot;/&quot;&amp;[.N40])" office:value-type="string" office:string-value="PC6/TIM3_CH1/TIM8_CH1/DFSDM1_CKIN3/TSC_G4_IO1" calcext:value-type="string">
            <text:p>PC6/TIM3_CH1/TIM8_CH1/DFSDM1_CKIN3/TSC_G4_IO1</text:p>
          </table:table-cell>
          <table:table-cell table:formula="of:=[.AN40]&amp;IF(ISBLANK([.O40]);&quot;&quot;;&quot;/&quot;&amp;[.O40])" office:value-type="string" office:string-value="PC6/TIM3_CH1/TIM8_CH1/DFSDM1_CKIN3/TSC_G4_IO1/LCD_SEG24" calcext:value-type="string">
            <text:p>PC6/TIM3_CH1/TIM8_CH1/DFSDM1_CKIN3/TSC_G4_IO1/LCD_SEG24</text:p>
          </table:table-cell>
          <table:table-cell table:formula="of:=[.AO40]&amp;IF(ISBLANK([.P40]);&quot;&quot;;&quot;/&quot;&amp;[.P40])" office:value-type="string" office:string-value="PC6/TIM3_CH1/TIM8_CH1/DFSDM1_CKIN3/TSC_G4_IO1/LCD_SEG24/SDMMC1_D6" calcext:value-type="string">
            <text:p>PC6/TIM3_CH1/TIM8_CH1/DFSDM1_CKIN3/TSC_G4_IO1/LCD_SEG24/SDMMC1_D6</text:p>
          </table:table-cell>
          <table:table-cell table:formula="of:=[.AP40]&amp;IF(ISBLANK([.Q40]);&quot;&quot;;&quot;/&quot;&amp;[.Q40])" office:value-type="string" office:string-value="PC6/TIM3_CH1/TIM8_CH1/DFSDM1_CKIN3/TSC_G4_IO1/LCD_SEG24/SDMMC1_D6/SAI2_MCLK_A" calcext:value-type="string">
            <text:p>PC6/TIM3_CH1/TIM8_CH1/DFSDM1_CKIN3/TSC_G4_IO1/LCD_SEG24/SDMMC1_D6/SAI2_MCLK_A</text:p>
          </table:table-cell>
          <table:table-cell table:formula="of:=[.AQ40]&amp;IF(ISBLANK([.R40]);&quot;&quot;;&quot;/&quot;&amp;[.R40])" office:value-type="string" office:string-value="PC6/TIM3_CH1/TIM8_CH1/DFSDM1_CKIN3/TSC_G4_IO1/LCD_SEG24/SDMMC1_D6/SAI2_MCLK_A" calcext:value-type="string">
            <text:p>PC6/TIM3_CH1/TIM8_CH1/DFSDM1_CKIN3/TSC_G4_IO1/LCD_SEG24/SDMMC1_D6/SAI2_MCLK_A</text:p>
          </table:table-cell>
          <table:table-cell table:formula="of:=[.AR40]&amp;IF(ISBLANK([.S40]);&quot;&quot;;&quot;/&quot;&amp;[.S40])" office:value-type="string" office:string-value="PC6/TIM3_CH1/TIM8_CH1/DFSDM1_CKIN3/TSC_G4_IO1/LCD_SEG24/SDMMC1_D6/SAI2_MCLK_A" calcext:value-type="string">
            <text:p>PC6/TIM3_CH1/TIM8_CH1/DFSDM1_CKIN3/TSC_G4_IO1/LCD_SEG24/SDMMC1_D6/SAI2_MCLK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7</text:p>
          </table:table-cell>
          <table:table-cell table:number-columns-repeated="3"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TSC_G4_IO2</text:p>
          </table:table-cell>
          <table:table-cell/>
          <table:table-cell office:value-type="string" calcext:value-type="string">
            <text:p>LCD_SEG25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SAI2_MCLK_B</text:p>
          </table:table-cell>
          <table:table-cell table:number-columns-repeated="10"/>
          <table:table-cell table:formula="of:=[.B41]" office:value-type="string" office:string-value="PC7" calcext:value-type="string">
            <text:p>PC7</text:p>
          </table:table-cell>
          <table:table-cell table:formula="of:=[.AB41]&amp;IF(ISBLANK([.C41]);&quot;&quot;;&quot;/&quot;&amp;[.C41])" office:value-type="string" office:string-value="PC7" calcext:value-type="string">
            <text:p>PC7</text:p>
          </table:table-cell>
          <table:table-cell table:formula="of:=[.AC41]&amp;IF(ISBLANK([.D41]);&quot;&quot;;&quot;/&quot;&amp;[.D41])" office:value-type="string" office:string-value="PC7" calcext:value-type="string">
            <text:p>PC7</text:p>
          </table:table-cell>
          <table:table-cell table:formula="of:=[.AD41]&amp;IF(ISBLANK([.E41]);&quot;&quot;;&quot;/&quot;&amp;[.E41])" office:value-type="string" office:string-value="PC7" calcext:value-type="string">
            <text:p>PC7</text:p>
          </table:table-cell>
          <table:table-cell table:formula="of:=[.AE41]&amp;IF(ISBLANK([.F41]);&quot;&quot;;&quot;/&quot;&amp;[.F41])" office:value-type="string" office:string-value="PC7/TIM3_CH2" calcext:value-type="string">
            <text:p>PC7/TIM3_CH2</text:p>
          </table:table-cell>
          <table:table-cell table:formula="of:=[.AF41]&amp;IF(ISBLANK([.G41]);&quot;&quot;;&quot;/&quot;&amp;[.G41])" office:value-type="string" office:string-value="PC7/TIM3_CH2/TIM8_CH2" calcext:value-type="string">
            <text:p>PC7/TIM3_CH2/TIM8_CH2</text:p>
          </table:table-cell>
          <table:table-cell table:formula="of:=[.AG41]&amp;IF(ISBLANK([.H41]);&quot;&quot;;&quot;/&quot;&amp;[.H41])" office:value-type="string" office:string-value="PC7/TIM3_CH2/TIM8_CH2" calcext:value-type="string">
            <text:p>PC7/TIM3_CH2/TIM8_CH2</text:p>
          </table:table-cell>
          <table:table-cell table:formula="of:=[.AH41]&amp;IF(ISBLANK([.I41]);&quot;&quot;;&quot;/&quot;&amp;[.I41])" office:value-type="string" office:string-value="PC7/TIM3_CH2/TIM8_CH2" calcext:value-type="string">
            <text:p>PC7/TIM3_CH2/TIM8_CH2</text:p>
          </table:table-cell>
          <table:table-cell table:formula="of:=[.AI41]&amp;IF(ISBLANK([.J41]);&quot;&quot;;&quot;/&quot;&amp;[.J41])" office:value-type="string" office:string-value="PC7/TIM3_CH2/TIM8_CH2/DFSDM1_DATIN3" calcext:value-type="string">
            <text:p>PC7/TIM3_CH2/TIM8_CH2/DFSDM1_DATIN3</text:p>
          </table:table-cell>
          <table:table-cell table:formula="of:=[.AJ41]&amp;IF(ISBLANK([.K41]);&quot;&quot;;&quot;/&quot;&amp;[.K41])" office:value-type="string" office:string-value="PC7/TIM3_CH2/TIM8_CH2/DFSDM1_DATIN3" calcext:value-type="string">
            <text:p>PC7/TIM3_CH2/TIM8_CH2/DFSDM1_DATIN3</text:p>
          </table:table-cell>
          <table:table-cell table:formula="of:=[.AK41]&amp;IF(ISBLANK([.L41]);&quot;&quot;;&quot;/&quot;&amp;[.L41])" office:value-type="string" office:string-value="PC7/TIM3_CH2/TIM8_CH2/DFSDM1_DATIN3" calcext:value-type="string">
            <text:p>PC7/TIM3_CH2/TIM8_CH2/DFSDM1_DATIN3</text:p>
          </table:table-cell>
          <table:table-cell table:formula="of:=[.AL41]&amp;IF(ISBLANK([.M41]);&quot;&quot;;&quot;/&quot;&amp;[.M41])" office:value-type="string" office:string-value="PC7/TIM3_CH2/TIM8_CH2/DFSDM1_DATIN3/TSC_G4_IO2" calcext:value-type="string">
            <text:p>PC7/TIM3_CH2/TIM8_CH2/DFSDM1_DATIN3/TSC_G4_IO2</text:p>
          </table:table-cell>
          <table:table-cell table:formula="of:=[.AM41]&amp;IF(ISBLANK([.N41]);&quot;&quot;;&quot;/&quot;&amp;[.N41])" office:value-type="string" office:string-value="PC7/TIM3_CH2/TIM8_CH2/DFSDM1_DATIN3/TSC_G4_IO2" calcext:value-type="string">
            <text:p>PC7/TIM3_CH2/TIM8_CH2/DFSDM1_DATIN3/TSC_G4_IO2</text:p>
          </table:table-cell>
          <table:table-cell table:formula="of:=[.AN41]&amp;IF(ISBLANK([.O41]);&quot;&quot;;&quot;/&quot;&amp;[.O41])" office:value-type="string" office:string-value="PC7/TIM3_CH2/TIM8_CH2/DFSDM1_DATIN3/TSC_G4_IO2/LCD_SEG25" calcext:value-type="string">
            <text:p>PC7/TIM3_CH2/TIM8_CH2/DFSDM1_DATIN3/TSC_G4_IO2/LCD_SEG25</text:p>
          </table:table-cell>
          <table:table-cell table:formula="of:=[.AO41]&amp;IF(ISBLANK([.P41]);&quot;&quot;;&quot;/&quot;&amp;[.P41])" office:value-type="string" office:string-value="PC7/TIM3_CH2/TIM8_CH2/DFSDM1_DATIN3/TSC_G4_IO2/LCD_SEG25/SDMMC1_D7" calcext:value-type="string">
            <text:p>PC7/TIM3_CH2/TIM8_CH2/DFSDM1_DATIN3/TSC_G4_IO2/LCD_SEG25/SDMMC1_D7</text:p>
          </table:table-cell>
          <table:table-cell table:formula="of:=[.AP41]&amp;IF(ISBLANK([.Q41]);&quot;&quot;;&quot;/&quot;&amp;[.Q41])" office:value-type="string" office:string-value="PC7/TIM3_CH2/TIM8_CH2/DFSDM1_DATIN3/TSC_G4_IO2/LCD_SEG25/SDMMC1_D7/SAI2_MCLK_B" calcext:value-type="string">
            <text:p>PC7/TIM3_CH2/TIM8_CH2/DFSDM1_DATIN3/TSC_G4_IO2/LCD_SEG25/SDMMC1_D7/SAI2_MCLK_B</text:p>
          </table:table-cell>
          <table:table-cell table:formula="of:=[.AQ41]&amp;IF(ISBLANK([.R41]);&quot;&quot;;&quot;/&quot;&amp;[.R41])" office:value-type="string" office:string-value="PC7/TIM3_CH2/TIM8_CH2/DFSDM1_DATIN3/TSC_G4_IO2/LCD_SEG25/SDMMC1_D7/SAI2_MCLK_B" calcext:value-type="string">
            <text:p>PC7/TIM3_CH2/TIM8_CH2/DFSDM1_DATIN3/TSC_G4_IO2/LCD_SEG25/SDMMC1_D7/SAI2_MCLK_B</text:p>
          </table:table-cell>
          <table:table-cell table:formula="of:=[.AR41]&amp;IF(ISBLANK([.S41]);&quot;&quot;;&quot;/&quot;&amp;[.S41])" office:value-type="string" office:string-value="PC7/TIM3_CH2/TIM8_CH2/DFSDM1_DATIN3/TSC_G4_IO2/LCD_SEG25/SDMMC1_D7/SAI2_MCLK_B" calcext:value-type="string">
            <text:p>PC7/TIM3_CH2/TIM8_CH2/DFSDM1_DATIN3/TSC_G4_IO2/LCD_SEG25/SDMMC1_D7/SAI2_MCL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8</text:p>
          </table:table-cell>
          <table:table-cell table:number-columns-repeated="3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5"/>
          <table:table-cell office:value-type="string" calcext:value-type="string">
            <text:p>TSC_G4_IO3</text:p>
          </table:table-cell>
          <table:table-cell/>
          <table:table-cell office:value-type="string" calcext:value-type="string">
            <text:p>LCD_SEG26</text:p>
          </table:table-cell>
          <table:table-cell office:value-type="string" calcext:value-type="string">
            <text:p>SDMMC1_D0</text:p>
          </table:table-cell>
          <table:table-cell table:number-columns-repeated="11"/>
          <table:table-cell table:formula="of:=[.B42]" office:value-type="string" office:string-value="PC8" calcext:value-type="string">
            <text:p>PC8</text:p>
          </table:table-cell>
          <table:table-cell table:formula="of:=[.AB42]&amp;IF(ISBLANK([.C42]);&quot;&quot;;&quot;/&quot;&amp;[.C42])" office:value-type="string" office:string-value="PC8" calcext:value-type="string">
            <text:p>PC8</text:p>
          </table:table-cell>
          <table:table-cell table:formula="of:=[.AC42]&amp;IF(ISBLANK([.D42]);&quot;&quot;;&quot;/&quot;&amp;[.D42])" office:value-type="string" office:string-value="PC8" calcext:value-type="string">
            <text:p>PC8</text:p>
          </table:table-cell>
          <table:table-cell table:formula="of:=[.AD42]&amp;IF(ISBLANK([.E42]);&quot;&quot;;&quot;/&quot;&amp;[.E42])" office:value-type="string" office:string-value="PC8" calcext:value-type="string">
            <text:p>PC8</text:p>
          </table:table-cell>
          <table:table-cell table:formula="of:=[.AE42]&amp;IF(ISBLANK([.F42]);&quot;&quot;;&quot;/&quot;&amp;[.F42])" office:value-type="string" office:string-value="PC8/TIM3_CH3" calcext:value-type="string">
            <text:p>PC8/TIM3_CH3</text:p>
          </table:table-cell>
          <table:table-cell table:formula="of:=[.AF42]&amp;IF(ISBLANK([.G42]);&quot;&quot;;&quot;/&quot;&amp;[.G42])" office:value-type="string" office:string-value="PC8/TIM3_CH3/TIM8_CH3" calcext:value-type="string">
            <text:p>PC8/TIM3_CH3/TIM8_CH3</text:p>
          </table:table-cell>
          <table:table-cell table:formula="of:=[.AG42]&amp;IF(ISBLANK([.H42]);&quot;&quot;;&quot;/&quot;&amp;[.H42])" office:value-type="string" office:string-value="PC8/TIM3_CH3/TIM8_CH3" calcext:value-type="string">
            <text:p>PC8/TIM3_CH3/TIM8_CH3</text:p>
          </table:table-cell>
          <table:table-cell table:formula="of:=[.AH42]&amp;IF(ISBLANK([.I42]);&quot;&quot;;&quot;/&quot;&amp;[.I42])" office:value-type="string" office:string-value="PC8/TIM3_CH3/TIM8_CH3" calcext:value-type="string">
            <text:p>PC8/TIM3_CH3/TIM8_CH3</text:p>
          </table:table-cell>
          <table:table-cell table:formula="of:=[.AI42]&amp;IF(ISBLANK([.J42]);&quot;&quot;;&quot;/&quot;&amp;[.J42])" office:value-type="string" office:string-value="PC8/TIM3_CH3/TIM8_CH3" calcext:value-type="string">
            <text:p>PC8/TIM3_CH3/TIM8_CH3</text:p>
          </table:table-cell>
          <table:table-cell table:formula="of:=[.AJ42]&amp;IF(ISBLANK([.K42]);&quot;&quot;;&quot;/&quot;&amp;[.K42])" office:value-type="string" office:string-value="PC8/TIM3_CH3/TIM8_CH3" calcext:value-type="string">
            <text:p>PC8/TIM3_CH3/TIM8_CH3</text:p>
          </table:table-cell>
          <table:table-cell table:formula="of:=[.AK42]&amp;IF(ISBLANK([.L42]);&quot;&quot;;&quot;/&quot;&amp;[.L42])" office:value-type="string" office:string-value="PC8/TIM3_CH3/TIM8_CH3" calcext:value-type="string">
            <text:p>PC8/TIM3_CH3/TIM8_CH3</text:p>
          </table:table-cell>
          <table:table-cell table:formula="of:=[.AL42]&amp;IF(ISBLANK([.M42]);&quot;&quot;;&quot;/&quot;&amp;[.M42])" office:value-type="string" office:string-value="PC8/TIM3_CH3/TIM8_CH3/TSC_G4_IO3" calcext:value-type="string">
            <text:p>PC8/TIM3_CH3/TIM8_CH3/TSC_G4_IO3</text:p>
          </table:table-cell>
          <table:table-cell table:formula="of:=[.AM42]&amp;IF(ISBLANK([.N42]);&quot;&quot;;&quot;/&quot;&amp;[.N42])" office:value-type="string" office:string-value="PC8/TIM3_CH3/TIM8_CH3/TSC_G4_IO3" calcext:value-type="string">
            <text:p>PC8/TIM3_CH3/TIM8_CH3/TSC_G4_IO3</text:p>
          </table:table-cell>
          <table:table-cell table:formula="of:=[.AN42]&amp;IF(ISBLANK([.O42]);&quot;&quot;;&quot;/&quot;&amp;[.O42])" office:value-type="string" office:string-value="PC8/TIM3_CH3/TIM8_CH3/TSC_G4_IO3/LCD_SEG26" calcext:value-type="string">
            <text:p>PC8/TIM3_CH3/TIM8_CH3/TSC_G4_IO3/LCD_SEG26</text:p>
          </table:table-cell>
          <table:table-cell table:formula="of:=[.AO42]&amp;IF(ISBLANK([.P42]);&quot;&quot;;&quot;/&quot;&amp;[.P42])" office:value-type="string" office:string-value="PC8/TIM3_CH3/TIM8_CH3/TSC_G4_IO3/LCD_SEG26/SDMMC1_D0" calcext:value-type="string">
            <text:p>PC8/TIM3_CH3/TIM8_CH3/TSC_G4_IO3/LCD_SEG26/SDMMC1_D0</text:p>
          </table:table-cell>
          <table:table-cell table:formula="of:=[.AP42]&amp;IF(ISBLANK([.Q42]);&quot;&quot;;&quot;/&quot;&amp;[.Q42])" office:value-type="string" office:string-value="PC8/TIM3_CH3/TIM8_CH3/TSC_G4_IO3/LCD_SEG26/SDMMC1_D0" calcext:value-type="string">
            <text:p>PC8/TIM3_CH3/TIM8_CH3/TSC_G4_IO3/LCD_SEG26/SDMMC1_D0</text:p>
          </table:table-cell>
          <table:table-cell table:formula="of:=[.AQ42]&amp;IF(ISBLANK([.R42]);&quot;&quot;;&quot;/&quot;&amp;[.R42])" office:value-type="string" office:string-value="PC8/TIM3_CH3/TIM8_CH3/TSC_G4_IO3/LCD_SEG26/SDMMC1_D0" calcext:value-type="string">
            <text:p>PC8/TIM3_CH3/TIM8_CH3/TSC_G4_IO3/LCD_SEG26/SDMMC1_D0</text:p>
          </table:table-cell>
          <table:table-cell table:formula="of:=[.AR42]&amp;IF(ISBLANK([.S42]);&quot;&quot;;&quot;/&quot;&amp;[.S42])" office:value-type="string" office:string-value="PC8/TIM3_CH3/TIM8_CH3/TSC_G4_IO3/LCD_SEG26/SDMMC1_D0" calcext:value-type="string">
            <text:p>PC8/TIM3_CH3/TIM8_CH3/TSC_G4_IO3/LCD_SEG26/SDMMC1_D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8_BKIN2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table:number-columns-repeated="5"/>
          <table:table-cell office:value-type="string" calcext:value-type="string">
            <text:p>TSC_G4_IO4</text:p>
          </table:table-cell>
          <table:table-cell office:value-type="string" calcext:value-type="string">
            <text:p>OTG_FS_NOE</text:p>
          </table:table-cell>
          <table:table-cell office:value-type="string" calcext:value-type="string">
            <text:p>LCD_SEG27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SAI2_EXTCLK</text:p>
          </table:table-cell>
          <table:table-cell office:value-type="string" calcext:value-type="string">
            <text:p>TIM8_BKIN2_COMP1</text:p>
          </table:table-cell>
          <table:table-cell table:number-columns-repeated="9"/>
          <table:table-cell table:formula="of:=[.B43]" office:value-type="string" office:string-value="PC9" calcext:value-type="string">
            <text:p>PC9</text:p>
          </table:table-cell>
          <table:table-cell table:formula="of:=[.AB43]&amp;IF(ISBLANK([.C43]);&quot;&quot;;&quot;/&quot;&amp;[.C43])" office:value-type="string" office:string-value="PC9" calcext:value-type="string">
            <text:p>PC9</text:p>
          </table:table-cell>
          <table:table-cell table:formula="of:=[.AC43]&amp;IF(ISBLANK([.D43]);&quot;&quot;;&quot;/&quot;&amp;[.D43])" office:value-type="string" office:string-value="PC9" calcext:value-type="string">
            <text:p>PC9</text:p>
          </table:table-cell>
          <table:table-cell table:formula="of:=[.AD43]&amp;IF(ISBLANK([.E43]);&quot;&quot;;&quot;/&quot;&amp;[.E43])" office:value-type="string" office:string-value="PC9/TIM8_BKIN2" calcext:value-type="string">
            <text:p>PC9/TIM8_BKIN2</text:p>
          </table:table-cell>
          <table:table-cell table:formula="of:=[.AE43]&amp;IF(ISBLANK([.F43]);&quot;&quot;;&quot;/&quot;&amp;[.F43])" office:value-type="string" office:string-value="PC9/TIM8_BKIN2/TIM3_CH4" calcext:value-type="string">
            <text:p>PC9/TIM8_BKIN2/TIM3_CH4</text:p>
          </table:table-cell>
          <table:table-cell table:formula="of:=[.AF43]&amp;IF(ISBLANK([.G43]);&quot;&quot;;&quot;/&quot;&amp;[.G43])" office:value-type="string" office:string-value="PC9/TIM8_BKIN2/TIM3_CH4/TIM8_CH4" calcext:value-type="string">
            <text:p>PC9/TIM8_BKIN2/TIM3_CH4/TIM8_CH4</text:p>
          </table:table-cell>
          <table:table-cell table:formula="of:=[.AG43]&amp;IF(ISBLANK([.H43]);&quot;&quot;;&quot;/&quot;&amp;[.H43])" office:value-type="string" office:string-value="PC9/TIM8_BKIN2/TIM3_CH4/TIM8_CH4" calcext:value-type="string">
            <text:p>PC9/TIM8_BKIN2/TIM3_CH4/TIM8_CH4</text:p>
          </table:table-cell>
          <table:table-cell table:formula="of:=[.AH43]&amp;IF(ISBLANK([.I43]);&quot;&quot;;&quot;/&quot;&amp;[.I43])" office:value-type="string" office:string-value="PC9/TIM8_BKIN2/TIM3_CH4/TIM8_CH4" calcext:value-type="string">
            <text:p>PC9/TIM8_BKIN2/TIM3_CH4/TIM8_CH4</text:p>
          </table:table-cell>
          <table:table-cell table:formula="of:=[.AI43]&amp;IF(ISBLANK([.J43]);&quot;&quot;;&quot;/&quot;&amp;[.J43])" office:value-type="string" office:string-value="PC9/TIM8_BKIN2/TIM3_CH4/TIM8_CH4" calcext:value-type="string">
            <text:p>PC9/TIM8_BKIN2/TIM3_CH4/TIM8_CH4</text:p>
          </table:table-cell>
          <table:table-cell table:formula="of:=[.AJ43]&amp;IF(ISBLANK([.K43]);&quot;&quot;;&quot;/&quot;&amp;[.K43])" office:value-type="string" office:string-value="PC9/TIM8_BKIN2/TIM3_CH4/TIM8_CH4" calcext:value-type="string">
            <text:p>PC9/TIM8_BKIN2/TIM3_CH4/TIM8_CH4</text:p>
          </table:table-cell>
          <table:table-cell table:formula="of:=[.AK43]&amp;IF(ISBLANK([.L43]);&quot;&quot;;&quot;/&quot;&amp;[.L43])" office:value-type="string" office:string-value="PC9/TIM8_BKIN2/TIM3_CH4/TIM8_CH4" calcext:value-type="string">
            <text:p>PC9/TIM8_BKIN2/TIM3_CH4/TIM8_CH4</text:p>
          </table:table-cell>
          <table:table-cell table:formula="of:=[.AL43]&amp;IF(ISBLANK([.M43]);&quot;&quot;;&quot;/&quot;&amp;[.M43])" office:value-type="string" office:string-value="PC9/TIM8_BKIN2/TIM3_CH4/TIM8_CH4/TSC_G4_IO4" calcext:value-type="string">
            <text:p>PC9/TIM8_BKIN2/TIM3_CH4/TIM8_CH4/TSC_G4_IO4</text:p>
          </table:table-cell>
          <table:table-cell table:formula="of:=[.AM43]&amp;IF(ISBLANK([.N43]);&quot;&quot;;&quot;/&quot;&amp;[.N43])" office:value-type="string" office:string-value="PC9/TIM8_BKIN2/TIM3_CH4/TIM8_CH4/TSC_G4_IO4/OTG_FS_NOE" calcext:value-type="string">
            <text:p>PC9/TIM8_BKIN2/TIM3_CH4/TIM8_CH4/TSC_G4_IO4/OTG_FS_NOE</text:p>
          </table:table-cell>
          <table:table-cell table:formula="of:=[.AN43]&amp;IF(ISBLANK([.O43]);&quot;&quot;;&quot;/&quot;&amp;[.O43])" office:value-type="string" office:string-value="PC9/TIM8_BKIN2/TIM3_CH4/TIM8_CH4/TSC_G4_IO4/OTG_FS_NOE/LCD_SEG27" calcext:value-type="string">
            <text:p>PC9/TIM8_BKIN2/TIM3_CH4/TIM8_CH4/TSC_G4_IO4/OTG_FS_NOE/LCD_SEG27</text:p>
          </table:table-cell>
          <table:table-cell table:formula="of:=[.AO43]&amp;IF(ISBLANK([.P43]);&quot;&quot;;&quot;/&quot;&amp;[.P43])" office:value-type="string" office:string-value="PC9/TIM8_BKIN2/TIM3_CH4/TIM8_CH4/TSC_G4_IO4/OTG_FS_NOE/LCD_SEG27/SDMMC1_D1" calcext:value-type="string">
            <text:p>PC9/TIM8_BKIN2/TIM3_CH4/TIM8_CH4/TSC_G4_IO4/OTG_FS_NOE/LCD_SEG27/SDMMC1_D1</text:p>
          </table:table-cell>
          <table:table-cell table:formula="of:=[.AP43]&amp;IF(ISBLANK([.Q43]);&quot;&quot;;&quot;/&quot;&amp;[.Q43])" office:value-type="string" office:string-value="PC9/TIM8_BKIN2/TIM3_CH4/TIM8_CH4/TSC_G4_IO4/OTG_FS_NOE/LCD_SEG27/SDMMC1_D1/SAI2_EXTCLK" calcext:value-type="string">
            <text:p>PC9/TIM8_BKIN2/TIM3_CH4/TIM8_CH4/TSC_G4_IO4/OTG_FS_NOE/LCD_SEG27/SDMMC1_D1/SAI2_EXTCLK</text:p>
          </table:table-cell>
          <table:table-cell table:formula="of:=[.AQ43]&amp;IF(ISBLANK([.R43]);&quot;&quot;;&quot;/&quot;&amp;[.R43])" office:value-type="string" office:string-value="PC9/TIM8_BKIN2/TIM3_CH4/TIM8_CH4/TSC_G4_IO4/OTG_FS_NOE/LCD_SEG27/SDMMC1_D1/SAI2_EXTCLK/TIM8_BKIN2_COMP1" calcext:value-type="string">
            <text:p>PC9/TIM8_BKIN2/TIM3_CH4/TIM8_CH4/TSC_G4_IO4/OTG_FS_NOE/LCD_SEG27/SDMMC1_D1/SAI2_EXTCLK/TIM8_BKIN2_COMP1</text:p>
          </table:table-cell>
          <table:table-cell table:formula="of:=[.AR43]&amp;IF(ISBLANK([.S43]);&quot;&quot;;&quot;/&quot;&amp;[.S43])" office:value-type="string" office:string-value="PC9/TIM8_BKIN2/TIM3_CH4/TIM8_CH4/TSC_G4_IO4/OTG_FS_NOE/LCD_SEG27/SDMMC1_D1/SAI2_EXTCLK/TIM8_BKIN2_COMP1" calcext:value-type="string">
            <text:p>PC9/TIM8_BKIN2/TIM3_CH4/TIM8_CH4/TSC_G4_IO4/OTG_FS_NOE/LCD_SEG27/SDMMC1_D1/SAI2_EXTCLK/TIM8_BKIN2_COMP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0</text:p>
          </table:table-cell>
          <table:table-cell table:number-columns-repeated="7"/>
          <table:table-cell office:value-type="string" calcext:value-type="string">
            <text:p>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TSC_G3_IO2</text:p>
          </table:table-cell>
          <table:table-cell/>
          <table:table-cell office:value-type="string" calcext:value-type="string">
            <text:p>LCD_COM4/LCD_SEG28/LCD_SEG40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SAI2_SCK_B</text:p>
          </table:table-cell>
          <table:table-cell table:number-columns-repeated="10"/>
          <table:table-cell table:formula="of:=[.B44]" office:value-type="string" office:string-value="PC10" calcext:value-type="string">
            <text:p>PC10</text:p>
          </table:table-cell>
          <table:table-cell table:formula="of:=[.AB44]&amp;IF(ISBLANK([.C44]);&quot;&quot;;&quot;/&quot;&amp;[.C44])" office:value-type="string" office:string-value="PC10" calcext:value-type="string">
            <text:p>PC10</text:p>
          </table:table-cell>
          <table:table-cell table:formula="of:=[.AC44]&amp;IF(ISBLANK([.D44]);&quot;&quot;;&quot;/&quot;&amp;[.D44])" office:value-type="string" office:string-value="PC10" calcext:value-type="string">
            <text:p>PC10</text:p>
          </table:table-cell>
          <table:table-cell table:formula="of:=[.AD44]&amp;IF(ISBLANK([.E44]);&quot;&quot;;&quot;/&quot;&amp;[.E44])" office:value-type="string" office:string-value="PC10" calcext:value-type="string">
            <text:p>PC10</text:p>
          </table:table-cell>
          <table:table-cell table:formula="of:=[.AE44]&amp;IF(ISBLANK([.F44]);&quot;&quot;;&quot;/&quot;&amp;[.F44])" office:value-type="string" office:string-value="PC10" calcext:value-type="string">
            <text:p>PC10</text:p>
          </table:table-cell>
          <table:table-cell table:formula="of:=[.AF44]&amp;IF(ISBLANK([.G44]);&quot;&quot;;&quot;/&quot;&amp;[.G44])" office:value-type="string" office:string-value="PC10" calcext:value-type="string">
            <text:p>PC10</text:p>
          </table:table-cell>
          <table:table-cell table:formula="of:=[.AG44]&amp;IF(ISBLANK([.H44]);&quot;&quot;;&quot;/&quot;&amp;[.H44])" office:value-type="string" office:string-value="PC10" calcext:value-type="string">
            <text:p>PC10</text:p>
          </table:table-cell>
          <table:table-cell table:formula="of:=[.AH44]&amp;IF(ISBLANK([.I44]);&quot;&quot;;&quot;/&quot;&amp;[.I44])" office:value-type="string" office:string-value="PC10" calcext:value-type="string">
            <text:p>PC10</text:p>
          </table:table-cell>
          <table:table-cell table:formula="of:=[.AI44]&amp;IF(ISBLANK([.J44]);&quot;&quot;;&quot;/&quot;&amp;[.J44])" office:value-type="string" office:string-value="PC10/SPI3_SCK" calcext:value-type="string">
            <text:p>PC10/SPI3_SCK</text:p>
          </table:table-cell>
          <table:table-cell table:formula="of:=[.AJ44]&amp;IF(ISBLANK([.K44]);&quot;&quot;;&quot;/&quot;&amp;[.K44])" office:value-type="string" office:string-value="PC10/SPI3_SCK/USART3_TX" calcext:value-type="string">
            <text:p>PC10/SPI3_SCK/USART3_TX</text:p>
          </table:table-cell>
          <table:table-cell table:formula="of:=[.AK44]&amp;IF(ISBLANK([.L44]);&quot;&quot;;&quot;/&quot;&amp;[.L44])" office:value-type="string" office:string-value="PC10/SPI3_SCK/USART3_TX/UART4_TX" calcext:value-type="string">
            <text:p>PC10/SPI3_SCK/USART3_TX/UART4_TX</text:p>
          </table:table-cell>
          <table:table-cell table:formula="of:=[.AL44]&amp;IF(ISBLANK([.M44]);&quot;&quot;;&quot;/&quot;&amp;[.M44])" office:value-type="string" office:string-value="PC10/SPI3_SCK/USART3_TX/UART4_TX/TSC_G3_IO2" calcext:value-type="string">
            <text:p>PC10/SPI3_SCK/USART3_TX/UART4_TX/TSC_G3_IO2</text:p>
          </table:table-cell>
          <table:table-cell table:formula="of:=[.AM44]&amp;IF(ISBLANK([.N44]);&quot;&quot;;&quot;/&quot;&amp;[.N44])" office:value-type="string" office:string-value="PC10/SPI3_SCK/USART3_TX/UART4_TX/TSC_G3_IO2" calcext:value-type="string">
            <text:p>PC10/SPI3_SCK/USART3_TX/UART4_TX/TSC_G3_IO2</text:p>
          </table:table-cell>
          <table:table-cell table:formula="of:=[.AN44]&amp;IF(ISBLANK([.O44]);&quot;&quot;;&quot;/&quot;&amp;[.O44])" office:value-type="string" office:string-value="PC10/SPI3_SCK/USART3_TX/UART4_TX/TSC_G3_IO2/LCD_COM4/LCD_SEG28/LCD_SEG40" calcext:value-type="string">
            <text:p>PC10/SPI3_SCK/USART3_TX/UART4_TX/TSC_G3_IO2/LCD_COM4/LCD_SEG28/LCD_SEG40</text:p>
          </table:table-cell>
          <table:table-cell table:formula="of:=[.AO44]&amp;IF(ISBLANK([.P44]);&quot;&quot;;&quot;/&quot;&amp;[.P44])" office:value-type="string" office:string-value="PC10/SPI3_SCK/USART3_TX/UART4_TX/TSC_G3_IO2/LCD_COM4/LCD_SEG28/LCD_SEG40/SDMMC1_D2" calcext:value-type="string">
            <text:p>PC10/SPI3_SCK/USART3_TX/UART4_TX/TSC_G3_IO2/LCD_COM4/LCD_SEG28/LCD_SEG40/SDMMC1_D2</text:p>
          </table:table-cell>
          <table:table-cell table:formula="of:=[.AP44]&amp;IF(ISBLANK([.Q44]);&quot;&quot;;&quot;/&quot;&amp;[.Q44])" office:value-type="string" office:string-value="PC10/SPI3_SCK/USART3_TX/UART4_TX/TSC_G3_IO2/LCD_COM4/LCD_SEG28/LCD_SEG40/SDMMC1_D2/SAI2_SCK_B" calcext:value-type="string">
            <text:p>PC10/SPI3_SCK/USART3_TX/UART4_TX/TSC_G3_IO2/LCD_COM4/LCD_SEG28/LCD_SEG40/SDMMC1_D2/SAI2_SCK_B</text:p>
          </table:table-cell>
          <table:table-cell table:formula="of:=[.AQ44]&amp;IF(ISBLANK([.R44]);&quot;&quot;;&quot;/&quot;&amp;[.R44])" office:value-type="string" office:string-value="PC10/SPI3_SCK/USART3_TX/UART4_TX/TSC_G3_IO2/LCD_COM4/LCD_SEG28/LCD_SEG40/SDMMC1_D2/SAI2_SCK_B" calcext:value-type="string">
            <text:p>PC10/SPI3_SCK/USART3_TX/UART4_TX/TSC_G3_IO2/LCD_COM4/LCD_SEG28/LCD_SEG40/SDMMC1_D2/SAI2_SCK_B</text:p>
          </table:table-cell>
          <table:table-cell table:formula="of:=[.AR44]&amp;IF(ISBLANK([.S44]);&quot;&quot;;&quot;/&quot;&amp;[.S44])" office:value-type="string" office:string-value="PC10/SPI3_SCK/USART3_TX/UART4_TX/TSC_G3_IO2/LCD_COM4/LCD_SEG28/LCD_SEG40/SDMMC1_D2/SAI2_SCK_B" calcext:value-type="string">
            <text:p>PC10/SPI3_SCK/USART3_TX/UART4_TX/TSC_G3_IO2/LCD_COM4/LCD_SEG28/LCD_SEG40/SDMMC1_D2/SAI2_SC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1</text:p>
          </table:table-cell>
          <table:table-cell table:number-columns-repeated="7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TSC_G3_IO3</text:p>
          </table:table-cell>
          <table:table-cell/>
          <table:table-cell office:value-type="string" calcext:value-type="string">
            <text:p>LCD_COM5/LCD_SEG29/LCD_SEG41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SAI2_MCLK_B</text:p>
          </table:table-cell>
          <table:table-cell table:number-columns-repeated="10"/>
          <table:table-cell table:formula="of:=[.B45]" office:value-type="string" office:string-value="PC11" calcext:value-type="string">
            <text:p>PC11</text:p>
          </table:table-cell>
          <table:table-cell table:formula="of:=[.AB45]&amp;IF(ISBLANK([.C45]);&quot;&quot;;&quot;/&quot;&amp;[.C45])" office:value-type="string" office:string-value="PC11" calcext:value-type="string">
            <text:p>PC11</text:p>
          </table:table-cell>
          <table:table-cell table:formula="of:=[.AC45]&amp;IF(ISBLANK([.D45]);&quot;&quot;;&quot;/&quot;&amp;[.D45])" office:value-type="string" office:string-value="PC11" calcext:value-type="string">
            <text:p>PC11</text:p>
          </table:table-cell>
          <table:table-cell table:formula="of:=[.AD45]&amp;IF(ISBLANK([.E45]);&quot;&quot;;&quot;/&quot;&amp;[.E45])" office:value-type="string" office:string-value="PC11" calcext:value-type="string">
            <text:p>PC11</text:p>
          </table:table-cell>
          <table:table-cell table:formula="of:=[.AE45]&amp;IF(ISBLANK([.F45]);&quot;&quot;;&quot;/&quot;&amp;[.F45])" office:value-type="string" office:string-value="PC11" calcext:value-type="string">
            <text:p>PC11</text:p>
          </table:table-cell>
          <table:table-cell table:formula="of:=[.AF45]&amp;IF(ISBLANK([.G45]);&quot;&quot;;&quot;/&quot;&amp;[.G45])" office:value-type="string" office:string-value="PC11" calcext:value-type="string">
            <text:p>PC11</text:p>
          </table:table-cell>
          <table:table-cell table:formula="of:=[.AG45]&amp;IF(ISBLANK([.H45]);&quot;&quot;;&quot;/&quot;&amp;[.H45])" office:value-type="string" office:string-value="PC11" calcext:value-type="string">
            <text:p>PC11</text:p>
          </table:table-cell>
          <table:table-cell table:formula="of:=[.AH45]&amp;IF(ISBLANK([.I45]);&quot;&quot;;&quot;/&quot;&amp;[.I45])" office:value-type="string" office:string-value="PC11" calcext:value-type="string">
            <text:p>PC11</text:p>
          </table:table-cell>
          <table:table-cell table:formula="of:=[.AI45]&amp;IF(ISBLANK([.J45]);&quot;&quot;;&quot;/&quot;&amp;[.J45])" office:value-type="string" office:string-value="PC11/SPI3_MISO" calcext:value-type="string">
            <text:p>PC11/SPI3_MISO</text:p>
          </table:table-cell>
          <table:table-cell table:formula="of:=[.AJ45]&amp;IF(ISBLANK([.K45]);&quot;&quot;;&quot;/&quot;&amp;[.K45])" office:value-type="string" office:string-value="PC11/SPI3_MISO/USART3_RX" calcext:value-type="string">
            <text:p>PC11/SPI3_MISO/USART3_RX</text:p>
          </table:table-cell>
          <table:table-cell table:formula="of:=[.AK45]&amp;IF(ISBLANK([.L45]);&quot;&quot;;&quot;/&quot;&amp;[.L45])" office:value-type="string" office:string-value="PC11/SPI3_MISO/USART3_RX/UART4_RX" calcext:value-type="string">
            <text:p>PC11/SPI3_MISO/USART3_RX/UART4_RX</text:p>
          </table:table-cell>
          <table:table-cell table:formula="of:=[.AL45]&amp;IF(ISBLANK([.M45]);&quot;&quot;;&quot;/&quot;&amp;[.M45])" office:value-type="string" office:string-value="PC11/SPI3_MISO/USART3_RX/UART4_RX/TSC_G3_IO3" calcext:value-type="string">
            <text:p>PC11/SPI3_MISO/USART3_RX/UART4_RX/TSC_G3_IO3</text:p>
          </table:table-cell>
          <table:table-cell table:formula="of:=[.AM45]&amp;IF(ISBLANK([.N45]);&quot;&quot;;&quot;/&quot;&amp;[.N45])" office:value-type="string" office:string-value="PC11/SPI3_MISO/USART3_RX/UART4_RX/TSC_G3_IO3" calcext:value-type="string">
            <text:p>PC11/SPI3_MISO/USART3_RX/UART4_RX/TSC_G3_IO3</text:p>
          </table:table-cell>
          <table:table-cell table:formula="of:=[.AN45]&amp;IF(ISBLANK([.O45]);&quot;&quot;;&quot;/&quot;&amp;[.O45])" office:value-type="string" office:string-value="PC11/SPI3_MISO/USART3_RX/UART4_RX/TSC_G3_IO3/LCD_COM5/LCD_SEG29/LCD_SEG41" calcext:value-type="string">
            <text:p>PC11/SPI3_MISO/USART3_RX/UART4_RX/TSC_G3_IO3/LCD_COM5/LCD_SEG29/LCD_SEG41</text:p>
          </table:table-cell>
          <table:table-cell table:formula="of:=[.AO45]&amp;IF(ISBLANK([.P45]);&quot;&quot;;&quot;/&quot;&amp;[.P45])" office:value-type="string" office:string-value="PC11/SPI3_MISO/USART3_RX/UART4_RX/TSC_G3_IO3/LCD_COM5/LCD_SEG29/LCD_SEG41/SDMMC1_D3" calcext:value-type="string">
            <text:p>PC11/SPI3_MISO/USART3_RX/UART4_RX/TSC_G3_IO3/LCD_COM5/LCD_SEG29/LCD_SEG41/SDMMC1_D3</text:p>
          </table:table-cell>
          <table:table-cell table:formula="of:=[.AP45]&amp;IF(ISBLANK([.Q45]);&quot;&quot;;&quot;/&quot;&amp;[.Q45])" office:value-type="string" office:string-value="PC11/SPI3_MISO/USART3_RX/UART4_RX/TSC_G3_IO3/LCD_COM5/LCD_SEG29/LCD_SEG41/SDMMC1_D3/SAI2_MCLK_B" calcext:value-type="string">
            <text:p>PC11/SPI3_MISO/USART3_RX/UART4_RX/TSC_G3_IO3/LCD_COM5/LCD_SEG29/LCD_SEG41/SDMMC1_D3/SAI2_MCLK_B</text:p>
          </table:table-cell>
          <table:table-cell table:formula="of:=[.AQ45]&amp;IF(ISBLANK([.R45]);&quot;&quot;;&quot;/&quot;&amp;[.R45])" office:value-type="string" office:string-value="PC11/SPI3_MISO/USART3_RX/UART4_RX/TSC_G3_IO3/LCD_COM5/LCD_SEG29/LCD_SEG41/SDMMC1_D3/SAI2_MCLK_B" calcext:value-type="string">
            <text:p>PC11/SPI3_MISO/USART3_RX/UART4_RX/TSC_G3_IO3/LCD_COM5/LCD_SEG29/LCD_SEG41/SDMMC1_D3/SAI2_MCLK_B</text:p>
          </table:table-cell>
          <table:table-cell table:formula="of:=[.AR45]&amp;IF(ISBLANK([.S45]);&quot;&quot;;&quot;/&quot;&amp;[.S45])" office:value-type="string" office:string-value="PC11/SPI3_MISO/USART3_RX/UART4_RX/TSC_G3_IO3/LCD_COM5/LCD_SEG29/LCD_SEG41/SDMMC1_D3/SAI2_MCLK_B" calcext:value-type="string">
            <text:p>PC11/SPI3_MISO/USART3_RX/UART4_RX/TSC_G3_IO3/LCD_COM5/LCD_SEG29/LCD_SEG41/SDMMC1_D3/SAI2_MCL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2</text:p>
          </table:table-cell>
          <table:table-cell table:number-columns-repeated="7"/>
          <table:table-cell office:value-type="string" calcext:value-type="string">
            <text:p>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TSC_G3_IO4</text:p>
          </table:table-cell>
          <table:table-cell/>
          <table:table-cell office:value-type="string" calcext:value-type="string">
            <text:p>LCD_COM6/LCD_SEG30/LCD_SEG4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SAI2_SD_B</text:p>
          </table:table-cell>
          <table:table-cell table:number-columns-repeated="10"/>
          <table:table-cell table:formula="of:=[.B46]" office:value-type="string" office:string-value="PC12" calcext:value-type="string">
            <text:p>PC12</text:p>
          </table:table-cell>
          <table:table-cell table:formula="of:=[.AB46]&amp;IF(ISBLANK([.C46]);&quot;&quot;;&quot;/&quot;&amp;[.C46])" office:value-type="string" office:string-value="PC12" calcext:value-type="string">
            <text:p>PC12</text:p>
          </table:table-cell>
          <table:table-cell table:formula="of:=[.AC46]&amp;IF(ISBLANK([.D46]);&quot;&quot;;&quot;/&quot;&amp;[.D46])" office:value-type="string" office:string-value="PC12" calcext:value-type="string">
            <text:p>PC12</text:p>
          </table:table-cell>
          <table:table-cell table:formula="of:=[.AD46]&amp;IF(ISBLANK([.E46]);&quot;&quot;;&quot;/&quot;&amp;[.E46])" office:value-type="string" office:string-value="PC12" calcext:value-type="string">
            <text:p>PC12</text:p>
          </table:table-cell>
          <table:table-cell table:formula="of:=[.AE46]&amp;IF(ISBLANK([.F46]);&quot;&quot;;&quot;/&quot;&amp;[.F46])" office:value-type="string" office:string-value="PC12" calcext:value-type="string">
            <text:p>PC12</text:p>
          </table:table-cell>
          <table:table-cell table:formula="of:=[.AF46]&amp;IF(ISBLANK([.G46]);&quot;&quot;;&quot;/&quot;&amp;[.G46])" office:value-type="string" office:string-value="PC12" calcext:value-type="string">
            <text:p>PC12</text:p>
          </table:table-cell>
          <table:table-cell table:formula="of:=[.AG46]&amp;IF(ISBLANK([.H46]);&quot;&quot;;&quot;/&quot;&amp;[.H46])" office:value-type="string" office:string-value="PC12" calcext:value-type="string">
            <text:p>PC12</text:p>
          </table:table-cell>
          <table:table-cell table:formula="of:=[.AH46]&amp;IF(ISBLANK([.I46]);&quot;&quot;;&quot;/&quot;&amp;[.I46])" office:value-type="string" office:string-value="PC12" calcext:value-type="string">
            <text:p>PC12</text:p>
          </table:table-cell>
          <table:table-cell table:formula="of:=[.AI46]&amp;IF(ISBLANK([.J46]);&quot;&quot;;&quot;/&quot;&amp;[.J46])" office:value-type="string" office:string-value="PC12/SPI3_MOSI" calcext:value-type="string">
            <text:p>PC12/SPI3_MOSI</text:p>
          </table:table-cell>
          <table:table-cell table:formula="of:=[.AJ46]&amp;IF(ISBLANK([.K46]);&quot;&quot;;&quot;/&quot;&amp;[.K46])" office:value-type="string" office:string-value="PC12/SPI3_MOSI/USART3_CK" calcext:value-type="string">
            <text:p>PC12/SPI3_MOSI/USART3_CK</text:p>
          </table:table-cell>
          <table:table-cell table:formula="of:=[.AK46]&amp;IF(ISBLANK([.L46]);&quot;&quot;;&quot;/&quot;&amp;[.L46])" office:value-type="string" office:string-value="PC12/SPI3_MOSI/USART3_CK/UART5_TX" calcext:value-type="string">
            <text:p>PC12/SPI3_MOSI/USART3_CK/UART5_TX</text:p>
          </table:table-cell>
          <table:table-cell table:formula="of:=[.AL46]&amp;IF(ISBLANK([.M46]);&quot;&quot;;&quot;/&quot;&amp;[.M46])" office:value-type="string" office:string-value="PC12/SPI3_MOSI/USART3_CK/UART5_TX/TSC_G3_IO4" calcext:value-type="string">
            <text:p>PC12/SPI3_MOSI/USART3_CK/UART5_TX/TSC_G3_IO4</text:p>
          </table:table-cell>
          <table:table-cell table:formula="of:=[.AM46]&amp;IF(ISBLANK([.N46]);&quot;&quot;;&quot;/&quot;&amp;[.N46])" office:value-type="string" office:string-value="PC12/SPI3_MOSI/USART3_CK/UART5_TX/TSC_G3_IO4" calcext:value-type="string">
            <text:p>PC12/SPI3_MOSI/USART3_CK/UART5_TX/TSC_G3_IO4</text:p>
          </table:table-cell>
          <table:table-cell table:formula="of:=[.AN46]&amp;IF(ISBLANK([.O46]);&quot;&quot;;&quot;/&quot;&amp;[.O46])" office:value-type="string" office:string-value="PC12/SPI3_MOSI/USART3_CK/UART5_TX/TSC_G3_IO4/LCD_COM6/LCD_SEG30/LCD_SEG42" calcext:value-type="string">
            <text:p>PC12/SPI3_MOSI/USART3_CK/UART5_TX/TSC_G3_IO4/LCD_COM6/LCD_SEG30/LCD_SEG42</text:p>
          </table:table-cell>
          <table:table-cell table:formula="of:=[.AO46]&amp;IF(ISBLANK([.P46]);&quot;&quot;;&quot;/&quot;&amp;[.P46])" office:value-type="string" office:string-value="PC12/SPI3_MOSI/USART3_CK/UART5_TX/TSC_G3_IO4/LCD_COM6/LCD_SEG30/LCD_SEG42/SDMMC1_CK" calcext:value-type="string">
            <text:p>PC12/SPI3_MOSI/USART3_CK/UART5_TX/TSC_G3_IO4/LCD_COM6/LCD_SEG30/LCD_SEG42/SDMMC1_CK</text:p>
          </table:table-cell>
          <table:table-cell table:formula="of:=[.AP46]&amp;IF(ISBLANK([.Q46]);&quot;&quot;;&quot;/&quot;&amp;[.Q46])" office:value-type="string" office:string-value="PC12/SPI3_MOSI/USART3_CK/UART5_TX/TSC_G3_IO4/LCD_COM6/LCD_SEG30/LCD_SEG42/SDMMC1_CK/SAI2_SD_B" calcext:value-type="string">
            <text:p>PC12/SPI3_MOSI/USART3_CK/UART5_TX/TSC_G3_IO4/LCD_COM6/LCD_SEG30/LCD_SEG42/SDMMC1_CK/SAI2_SD_B</text:p>
          </table:table-cell>
          <table:table-cell table:formula="of:=[.AQ46]&amp;IF(ISBLANK([.R46]);&quot;&quot;;&quot;/&quot;&amp;[.R46])" office:value-type="string" office:string-value="PC12/SPI3_MOSI/USART3_CK/UART5_TX/TSC_G3_IO4/LCD_COM6/LCD_SEG30/LCD_SEG42/SDMMC1_CK/SAI2_SD_B" calcext:value-type="string">
            <text:p>PC12/SPI3_MOSI/USART3_CK/UART5_TX/TSC_G3_IO4/LCD_COM6/LCD_SEG30/LCD_SEG42/SDMMC1_CK/SAI2_SD_B</text:p>
          </table:table-cell>
          <table:table-cell table:formula="of:=[.AR46]&amp;IF(ISBLANK([.S46]);&quot;&quot;;&quot;/&quot;&amp;[.S46])" office:value-type="string" office:string-value="PC12/SPI3_MOSI/USART3_CK/UART5_TX/TSC_G3_IO4/LCD_COM6/LCD_SEG30/LCD_SEG42/SDMMC1_CK/SAI2_SD_B" calcext:value-type="string">
            <text:p>PC12/SPI3_MOSI/USART3_CK/UART5_TX/TSC_G3_IO4/LCD_COM6/LCD_SEG30/LCD_SEG42/SDMMC1_CK/SAI2_SD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RTC_TAMP1/RTC_TS/RTC_OUT/WKUP2</text:p>
          </table:table-cell>
          <table:table-cell table:number-columns-repeated="24"/>
          <table:table-cell table:formula="of:=[.B47]" office:value-type="string" office:string-value="PC13" calcext:value-type="string">
            <text:p>PC13</text:p>
          </table:table-cell>
          <table:table-cell table:formula="of:=[.AB47]&amp;IF(ISBLANK([.C47]);&quot;&quot;;&quot;/&quot;&amp;[.C47])" office:value-type="string" office:string-value="PC13/RTC_TAMP1/RTC_TS/RTC_OUT/WKUP2" calcext:value-type="string">
            <text:p>PC13/RTC_TAMP1/RTC_TS/RTC_OUT/WKUP2</text:p>
          </table:table-cell>
          <table:table-cell table:formula="of:=[.AC47]&amp;IF(ISBLANK([.D47]);&quot;&quot;;&quot;/&quot;&amp;[.D47])" office:value-type="string" office:string-value="PC13/RTC_TAMP1/RTC_TS/RTC_OUT/WKUP2" calcext:value-type="string">
            <text:p>PC13/RTC_TAMP1/RTC_TS/RTC_OUT/WKUP2</text:p>
          </table:table-cell>
          <table:table-cell table:formula="of:=[.AD47]&amp;IF(ISBLANK([.E47]);&quot;&quot;;&quot;/&quot;&amp;[.E47])" office:value-type="string" office:string-value="PC13/RTC_TAMP1/RTC_TS/RTC_OUT/WKUP2" calcext:value-type="string">
            <text:p>PC13/RTC_TAMP1/RTC_TS/RTC_OUT/WKUP2</text:p>
          </table:table-cell>
          <table:table-cell table:formula="of:=[.AE47]&amp;IF(ISBLANK([.F47]);&quot;&quot;;&quot;/&quot;&amp;[.F47])" office:value-type="string" office:string-value="PC13/RTC_TAMP1/RTC_TS/RTC_OUT/WKUP2" calcext:value-type="string">
            <text:p>PC13/RTC_TAMP1/RTC_TS/RTC_OUT/WKUP2</text:p>
          </table:table-cell>
          <table:table-cell table:formula="of:=[.AF47]&amp;IF(ISBLANK([.G47]);&quot;&quot;;&quot;/&quot;&amp;[.G47])" office:value-type="string" office:string-value="PC13/RTC_TAMP1/RTC_TS/RTC_OUT/WKUP2" calcext:value-type="string">
            <text:p>PC13/RTC_TAMP1/RTC_TS/RTC_OUT/WKUP2</text:p>
          </table:table-cell>
          <table:table-cell table:formula="of:=[.AG47]&amp;IF(ISBLANK([.H47]);&quot;&quot;;&quot;/&quot;&amp;[.H47])" office:value-type="string" office:string-value="PC13/RTC_TAMP1/RTC_TS/RTC_OUT/WKUP2" calcext:value-type="string">
            <text:p>PC13/RTC_TAMP1/RTC_TS/RTC_OUT/WKUP2</text:p>
          </table:table-cell>
          <table:table-cell table:formula="of:=[.AH47]&amp;IF(ISBLANK([.I47]);&quot;&quot;;&quot;/&quot;&amp;[.I47])" office:value-type="string" office:string-value="PC13/RTC_TAMP1/RTC_TS/RTC_OUT/WKUP2" calcext:value-type="string">
            <text:p>PC13/RTC_TAMP1/RTC_TS/RTC_OUT/WKUP2</text:p>
          </table:table-cell>
          <table:table-cell table:formula="of:=[.AI47]&amp;IF(ISBLANK([.J47]);&quot;&quot;;&quot;/&quot;&amp;[.J47])" office:value-type="string" office:string-value="PC13/RTC_TAMP1/RTC_TS/RTC_OUT/WKUP2" calcext:value-type="string">
            <text:p>PC13/RTC_TAMP1/RTC_TS/RTC_OUT/WKUP2</text:p>
          </table:table-cell>
          <table:table-cell table:formula="of:=[.AJ47]&amp;IF(ISBLANK([.K47]);&quot;&quot;;&quot;/&quot;&amp;[.K47])" office:value-type="string" office:string-value="PC13/RTC_TAMP1/RTC_TS/RTC_OUT/WKUP2" calcext:value-type="string">
            <text:p>PC13/RTC_TAMP1/RTC_TS/RTC_OUT/WKUP2</text:p>
          </table:table-cell>
          <table:table-cell table:formula="of:=[.AK47]&amp;IF(ISBLANK([.L47]);&quot;&quot;;&quot;/&quot;&amp;[.L47])" office:value-type="string" office:string-value="PC13/RTC_TAMP1/RTC_TS/RTC_OUT/WKUP2" calcext:value-type="string">
            <text:p>PC13/RTC_TAMP1/RTC_TS/RTC_OUT/WKUP2</text:p>
          </table:table-cell>
          <table:table-cell table:formula="of:=[.AL47]&amp;IF(ISBLANK([.M47]);&quot;&quot;;&quot;/&quot;&amp;[.M47])" office:value-type="string" office:string-value="PC13/RTC_TAMP1/RTC_TS/RTC_OUT/WKUP2" calcext:value-type="string">
            <text:p>PC13/RTC_TAMP1/RTC_TS/RTC_OUT/WKUP2</text:p>
          </table:table-cell>
          <table:table-cell table:formula="of:=[.AM47]&amp;IF(ISBLANK([.N47]);&quot;&quot;;&quot;/&quot;&amp;[.N47])" office:value-type="string" office:string-value="PC13/RTC_TAMP1/RTC_TS/RTC_OUT/WKUP2" calcext:value-type="string">
            <text:p>PC13/RTC_TAMP1/RTC_TS/RTC_OUT/WKUP2</text:p>
          </table:table-cell>
          <table:table-cell table:formula="of:=[.AN47]&amp;IF(ISBLANK([.O47]);&quot;&quot;;&quot;/&quot;&amp;[.O47])" office:value-type="string" office:string-value="PC13/RTC_TAMP1/RTC_TS/RTC_OUT/WKUP2" calcext:value-type="string">
            <text:p>PC13/RTC_TAMP1/RTC_TS/RTC_OUT/WKUP2</text:p>
          </table:table-cell>
          <table:table-cell table:formula="of:=[.AO47]&amp;IF(ISBLANK([.P47]);&quot;&quot;;&quot;/&quot;&amp;[.P47])" office:value-type="string" office:string-value="PC13/RTC_TAMP1/RTC_TS/RTC_OUT/WKUP2" calcext:value-type="string">
            <text:p>PC13/RTC_TAMP1/RTC_TS/RTC_OUT/WKUP2</text:p>
          </table:table-cell>
          <table:table-cell table:formula="of:=[.AP47]&amp;IF(ISBLANK([.Q47]);&quot;&quot;;&quot;/&quot;&amp;[.Q47])" office:value-type="string" office:string-value="PC13/RTC_TAMP1/RTC_TS/RTC_OUT/WKUP2" calcext:value-type="string">
            <text:p>PC13/RTC_TAMP1/RTC_TS/RTC_OUT/WKUP2</text:p>
          </table:table-cell>
          <table:table-cell table:formula="of:=[.AQ47]&amp;IF(ISBLANK([.R47]);&quot;&quot;;&quot;/&quot;&amp;[.R47])" office:value-type="string" office:string-value="PC13/RTC_TAMP1/RTC_TS/RTC_OUT/WKUP2" calcext:value-type="string">
            <text:p>PC13/RTC_TAMP1/RTC_TS/RTC_OUT/WKUP2</text:p>
          </table:table-cell>
          <table:table-cell table:formula="of:=[.AR47]&amp;IF(ISBLANK([.S47]);&quot;&quot;;&quot;/&quot;&amp;[.S47])" office:value-type="string" office:string-value="PC13/RTC_TAMP1/RTC_TS/RTC_OUT/WKUP2" calcext:value-type="string">
            <text:p>PC13/RTC_TAMP1/RTC_TS/RTC_OUT/WKUP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24"/>
          <table:table-cell table:formula="of:=[.B48]" office:value-type="string" office:string-value="PC14" calcext:value-type="string">
            <text:p>PC14</text:p>
          </table:table-cell>
          <table:table-cell table:formula="of:=[.AB48]&amp;IF(ISBLANK([.C48]);&quot;&quot;;&quot;/&quot;&amp;[.C48])" office:value-type="string" office:string-value="PC14/OSC32_IN" calcext:value-type="string">
            <text:p>PC14/OSC32_IN</text:p>
          </table:table-cell>
          <table:table-cell table:formula="of:=[.AC48]&amp;IF(ISBLANK([.D48]);&quot;&quot;;&quot;/&quot;&amp;[.D48])" office:value-type="string" office:string-value="PC14/OSC32_IN" calcext:value-type="string">
            <text:p>PC14/OSC32_IN</text:p>
          </table:table-cell>
          <table:table-cell table:formula="of:=[.AD48]&amp;IF(ISBLANK([.E48]);&quot;&quot;;&quot;/&quot;&amp;[.E48])" office:value-type="string" office:string-value="PC14/OSC32_IN" calcext:value-type="string">
            <text:p>PC14/OSC32_IN</text:p>
          </table:table-cell>
          <table:table-cell table:formula="of:=[.AE48]&amp;IF(ISBLANK([.F48]);&quot;&quot;;&quot;/&quot;&amp;[.F48])" office:value-type="string" office:string-value="PC14/OSC32_IN" calcext:value-type="string">
            <text:p>PC14/OSC32_IN</text:p>
          </table:table-cell>
          <table:table-cell table:formula="of:=[.AF48]&amp;IF(ISBLANK([.G48]);&quot;&quot;;&quot;/&quot;&amp;[.G48])" office:value-type="string" office:string-value="PC14/OSC32_IN" calcext:value-type="string">
            <text:p>PC14/OSC32_IN</text:p>
          </table:table-cell>
          <table:table-cell table:formula="of:=[.AG48]&amp;IF(ISBLANK([.H48]);&quot;&quot;;&quot;/&quot;&amp;[.H48])" office:value-type="string" office:string-value="PC14/OSC32_IN" calcext:value-type="string">
            <text:p>PC14/OSC32_IN</text:p>
          </table:table-cell>
          <table:table-cell table:formula="of:=[.AH48]&amp;IF(ISBLANK([.I48]);&quot;&quot;;&quot;/&quot;&amp;[.I48])" office:value-type="string" office:string-value="PC14/OSC32_IN" calcext:value-type="string">
            <text:p>PC14/OSC32_IN</text:p>
          </table:table-cell>
          <table:table-cell table:formula="of:=[.AI48]&amp;IF(ISBLANK([.J48]);&quot;&quot;;&quot;/&quot;&amp;[.J48])" office:value-type="string" office:string-value="PC14/OSC32_IN" calcext:value-type="string">
            <text:p>PC14/OSC32_IN</text:p>
          </table:table-cell>
          <table:table-cell table:formula="of:=[.AJ48]&amp;IF(ISBLANK([.K48]);&quot;&quot;;&quot;/&quot;&amp;[.K48])" office:value-type="string" office:string-value="PC14/OSC32_IN" calcext:value-type="string">
            <text:p>PC14/OSC32_IN</text:p>
          </table:table-cell>
          <table:table-cell table:formula="of:=[.AK48]&amp;IF(ISBLANK([.L48]);&quot;&quot;;&quot;/&quot;&amp;[.L48])" office:value-type="string" office:string-value="PC14/OSC32_IN" calcext:value-type="string">
            <text:p>PC14/OSC32_IN</text:p>
          </table:table-cell>
          <table:table-cell table:formula="of:=[.AL48]&amp;IF(ISBLANK([.M48]);&quot;&quot;;&quot;/&quot;&amp;[.M48])" office:value-type="string" office:string-value="PC14/OSC32_IN" calcext:value-type="string">
            <text:p>PC14/OSC32_IN</text:p>
          </table:table-cell>
          <table:table-cell table:formula="of:=[.AM48]&amp;IF(ISBLANK([.N48]);&quot;&quot;;&quot;/&quot;&amp;[.N48])" office:value-type="string" office:string-value="PC14/OSC32_IN" calcext:value-type="string">
            <text:p>PC14/OSC32_IN</text:p>
          </table:table-cell>
          <table:table-cell table:formula="of:=[.AN48]&amp;IF(ISBLANK([.O48]);&quot;&quot;;&quot;/&quot;&amp;[.O48])" office:value-type="string" office:string-value="PC14/OSC32_IN" calcext:value-type="string">
            <text:p>PC14/OSC32_IN</text:p>
          </table:table-cell>
          <table:table-cell table:formula="of:=[.AO48]&amp;IF(ISBLANK([.P48]);&quot;&quot;;&quot;/&quot;&amp;[.P48])" office:value-type="string" office:string-value="PC14/OSC32_IN" calcext:value-type="string">
            <text:p>PC14/OSC32_IN</text:p>
          </table:table-cell>
          <table:table-cell table:formula="of:=[.AP48]&amp;IF(ISBLANK([.Q48]);&quot;&quot;;&quot;/&quot;&amp;[.Q48])" office:value-type="string" office:string-value="PC14/OSC32_IN" calcext:value-type="string">
            <text:p>PC14/OSC32_IN</text:p>
          </table:table-cell>
          <table:table-cell table:formula="of:=[.AQ48]&amp;IF(ISBLANK([.R48]);&quot;&quot;;&quot;/&quot;&amp;[.R48])" office:value-type="string" office:string-value="PC14/OSC32_IN" calcext:value-type="string">
            <text:p>PC14/OSC32_IN</text:p>
          </table:table-cell>
          <table:table-cell table:formula="of:=[.AR48]&amp;IF(ISBLANK([.S48]);&quot;&quot;;&quot;/&quot;&amp;[.S48])" office:value-type="string" office:string-value="PC14/OSC32_IN" calcext:value-type="string">
            <text:p>PC14/OSC32_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4"/>
          <table:table-cell table:formula="of:=[.B49]" office:value-type="string" office:string-value="PC15" calcext:value-type="string">
            <text:p>PC15</text:p>
          </table:table-cell>
          <table:table-cell table:formula="of:=[.AB49]&amp;IF(ISBLANK([.C49]);&quot;&quot;;&quot;/&quot;&amp;[.C49])" office:value-type="string" office:string-value="PC15/OSC32_OUT" calcext:value-type="string">
            <text:p>PC15/OSC32_OUT</text:p>
          </table:table-cell>
          <table:table-cell table:formula="of:=[.AC49]&amp;IF(ISBLANK([.D49]);&quot;&quot;;&quot;/&quot;&amp;[.D49])" office:value-type="string" office:string-value="PC15/OSC32_OUT" calcext:value-type="string">
            <text:p>PC15/OSC32_OUT</text:p>
          </table:table-cell>
          <table:table-cell table:formula="of:=[.AD49]&amp;IF(ISBLANK([.E49]);&quot;&quot;;&quot;/&quot;&amp;[.E49])" office:value-type="string" office:string-value="PC15/OSC32_OUT" calcext:value-type="string">
            <text:p>PC15/OSC32_OUT</text:p>
          </table:table-cell>
          <table:table-cell table:formula="of:=[.AE49]&amp;IF(ISBLANK([.F49]);&quot;&quot;;&quot;/&quot;&amp;[.F49])" office:value-type="string" office:string-value="PC15/OSC32_OUT" calcext:value-type="string">
            <text:p>PC15/OSC32_OUT</text:p>
          </table:table-cell>
          <table:table-cell table:formula="of:=[.AF49]&amp;IF(ISBLANK([.G49]);&quot;&quot;;&quot;/&quot;&amp;[.G49])" office:value-type="string" office:string-value="PC15/OSC32_OUT" calcext:value-type="string">
            <text:p>PC15/OSC32_OUT</text:p>
          </table:table-cell>
          <table:table-cell table:formula="of:=[.AG49]&amp;IF(ISBLANK([.H49]);&quot;&quot;;&quot;/&quot;&amp;[.H49])" office:value-type="string" office:string-value="PC15/OSC32_OUT" calcext:value-type="string">
            <text:p>PC15/OSC32_OUT</text:p>
          </table:table-cell>
          <table:table-cell table:formula="of:=[.AH49]&amp;IF(ISBLANK([.I49]);&quot;&quot;;&quot;/&quot;&amp;[.I49])" office:value-type="string" office:string-value="PC15/OSC32_OUT" calcext:value-type="string">
            <text:p>PC15/OSC32_OUT</text:p>
          </table:table-cell>
          <table:table-cell table:formula="of:=[.AI49]&amp;IF(ISBLANK([.J49]);&quot;&quot;;&quot;/&quot;&amp;[.J49])" office:value-type="string" office:string-value="PC15/OSC32_OUT" calcext:value-type="string">
            <text:p>PC15/OSC32_OUT</text:p>
          </table:table-cell>
          <table:table-cell table:formula="of:=[.AJ49]&amp;IF(ISBLANK([.K49]);&quot;&quot;;&quot;/&quot;&amp;[.K49])" office:value-type="string" office:string-value="PC15/OSC32_OUT" calcext:value-type="string">
            <text:p>PC15/OSC32_OUT</text:p>
          </table:table-cell>
          <table:table-cell table:formula="of:=[.AK49]&amp;IF(ISBLANK([.L49]);&quot;&quot;;&quot;/&quot;&amp;[.L49])" office:value-type="string" office:string-value="PC15/OSC32_OUT" calcext:value-type="string">
            <text:p>PC15/OSC32_OUT</text:p>
          </table:table-cell>
          <table:table-cell table:formula="of:=[.AL49]&amp;IF(ISBLANK([.M49]);&quot;&quot;;&quot;/&quot;&amp;[.M49])" office:value-type="string" office:string-value="PC15/OSC32_OUT" calcext:value-type="string">
            <text:p>PC15/OSC32_OUT</text:p>
          </table:table-cell>
          <table:table-cell table:formula="of:=[.AM49]&amp;IF(ISBLANK([.N49]);&quot;&quot;;&quot;/&quot;&amp;[.N49])" office:value-type="string" office:string-value="PC15/OSC32_OUT" calcext:value-type="string">
            <text:p>PC15/OSC32_OUT</text:p>
          </table:table-cell>
          <table:table-cell table:formula="of:=[.AN49]&amp;IF(ISBLANK([.O49]);&quot;&quot;;&quot;/&quot;&amp;[.O49])" office:value-type="string" office:string-value="PC15/OSC32_OUT" calcext:value-type="string">
            <text:p>PC15/OSC32_OUT</text:p>
          </table:table-cell>
          <table:table-cell table:formula="of:=[.AO49]&amp;IF(ISBLANK([.P49]);&quot;&quot;;&quot;/&quot;&amp;[.P49])" office:value-type="string" office:string-value="PC15/OSC32_OUT" calcext:value-type="string">
            <text:p>PC15/OSC32_OUT</text:p>
          </table:table-cell>
          <table:table-cell table:formula="of:=[.AP49]&amp;IF(ISBLANK([.Q49]);&quot;&quot;;&quot;/&quot;&amp;[.Q49])" office:value-type="string" office:string-value="PC15/OSC32_OUT" calcext:value-type="string">
            <text:p>PC15/OSC32_OUT</text:p>
          </table:table-cell>
          <table:table-cell table:formula="of:=[.AQ49]&amp;IF(ISBLANK([.R49]);&quot;&quot;;&quot;/&quot;&amp;[.R49])" office:value-type="string" office:string-value="PC15/OSC32_OUT" calcext:value-type="string">
            <text:p>PC15/OSC32_OUT</text:p>
          </table:table-cell>
          <table:table-cell table:formula="of:=[.AR49]&amp;IF(ISBLANK([.S49]);&quot;&quot;;&quot;/&quot;&amp;[.S49])" office:value-type="string" office:string-value="PC15/OSC32_OUT" calcext:value-type="string">
            <text:p>PC15/OSC3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0</text:p>
          </table:table-cell>
          <table:table-cell table:number-columns-repeated="6"/>
          <table:table-cell office:value-type="string" calcext:value-type="string">
            <text:p>SPI2_NSS</text:p>
          </table:table-cell>
          <table:table-cell office:value-type="string" calcext:value-type="string">
            <text:p>DFSDM1_DATIN7</text:p>
          </table:table-cell>
          <table:table-cell table:number-columns-repeated="2"/>
          <table:table-cell office:value-type="string" calcext:value-type="string">
            <text:p>CAN1_RX</text:p>
          </table:table-cell>
          <table:table-cell table:number-columns-repeated="2"/>
          <table:table-cell office:value-type="string" calcext:value-type="string">
            <text:p>FMC_D2</text:p>
          </table:table-cell>
          <table:table-cell table:number-columns-repeated="11"/>
          <table:table-cell table:formula="of:=[.B50]" office:value-type="string" office:string-value="PD0" calcext:value-type="string">
            <text:p>PD0</text:p>
          </table:table-cell>
          <table:table-cell table:formula="of:=[.AB50]&amp;IF(ISBLANK([.C50]);&quot;&quot;;&quot;/&quot;&amp;[.C50])" office:value-type="string" office:string-value="PD0" calcext:value-type="string">
            <text:p>PD0</text:p>
          </table:table-cell>
          <table:table-cell table:formula="of:=[.AC50]&amp;IF(ISBLANK([.D50]);&quot;&quot;;&quot;/&quot;&amp;[.D50])" office:value-type="string" office:string-value="PD0" calcext:value-type="string">
            <text:p>PD0</text:p>
          </table:table-cell>
          <table:table-cell table:formula="of:=[.AD50]&amp;IF(ISBLANK([.E50]);&quot;&quot;;&quot;/&quot;&amp;[.E50])" office:value-type="string" office:string-value="PD0" calcext:value-type="string">
            <text:p>PD0</text:p>
          </table:table-cell>
          <table:table-cell table:formula="of:=[.AE50]&amp;IF(ISBLANK([.F50]);&quot;&quot;;&quot;/&quot;&amp;[.F50])" office:value-type="string" office:string-value="PD0" calcext:value-type="string">
            <text:p>PD0</text:p>
          </table:table-cell>
          <table:table-cell table:formula="of:=[.AF50]&amp;IF(ISBLANK([.G50]);&quot;&quot;;&quot;/&quot;&amp;[.G50])" office:value-type="string" office:string-value="PD0" calcext:value-type="string">
            <text:p>PD0</text:p>
          </table:table-cell>
          <table:table-cell table:formula="of:=[.AG50]&amp;IF(ISBLANK([.H50]);&quot;&quot;;&quot;/&quot;&amp;[.H50])" office:value-type="string" office:string-value="PD0" calcext:value-type="string">
            <text:p>PD0</text:p>
          </table:table-cell>
          <table:table-cell table:formula="of:=[.AH50]&amp;IF(ISBLANK([.I50]);&quot;&quot;;&quot;/&quot;&amp;[.I50])" office:value-type="string" office:string-value="PD0/SPI2_NSS" calcext:value-type="string">
            <text:p>PD0/SPI2_NSS</text:p>
          </table:table-cell>
          <table:table-cell table:formula="of:=[.AI50]&amp;IF(ISBLANK([.J50]);&quot;&quot;;&quot;/&quot;&amp;[.J50])" office:value-type="string" office:string-value="PD0/SPI2_NSS/DFSDM1_DATIN7" calcext:value-type="string">
            <text:p>PD0/SPI2_NSS/DFSDM1_DATIN7</text:p>
          </table:table-cell>
          <table:table-cell table:formula="of:=[.AJ50]&amp;IF(ISBLANK([.K50]);&quot;&quot;;&quot;/&quot;&amp;[.K50])" office:value-type="string" office:string-value="PD0/SPI2_NSS/DFSDM1_DATIN7" calcext:value-type="string">
            <text:p>PD0/SPI2_NSS/DFSDM1_DATIN7</text:p>
          </table:table-cell>
          <table:table-cell table:formula="of:=[.AK50]&amp;IF(ISBLANK([.L50]);&quot;&quot;;&quot;/&quot;&amp;[.L50])" office:value-type="string" office:string-value="PD0/SPI2_NSS/DFSDM1_DATIN7" calcext:value-type="string">
            <text:p>PD0/SPI2_NSS/DFSDM1_DATIN7</text:p>
          </table:table-cell>
          <table:table-cell table:formula="of:=[.AL50]&amp;IF(ISBLANK([.M50]);&quot;&quot;;&quot;/&quot;&amp;[.M50])" office:value-type="string" office:string-value="PD0/SPI2_NSS/DFSDM1_DATIN7/CAN1_RX" calcext:value-type="string">
            <text:p>PD0/SPI2_NSS/DFSDM1_DATIN7/CAN1_RX</text:p>
          </table:table-cell>
          <table:table-cell table:formula="of:=[.AM50]&amp;IF(ISBLANK([.N50]);&quot;&quot;;&quot;/&quot;&amp;[.N50])" office:value-type="string" office:string-value="PD0/SPI2_NSS/DFSDM1_DATIN7/CAN1_RX" calcext:value-type="string">
            <text:p>PD0/SPI2_NSS/DFSDM1_DATIN7/CAN1_RX</text:p>
          </table:table-cell>
          <table:table-cell table:formula="of:=[.AN50]&amp;IF(ISBLANK([.O50]);&quot;&quot;;&quot;/&quot;&amp;[.O50])" office:value-type="string" office:string-value="PD0/SPI2_NSS/DFSDM1_DATIN7/CAN1_RX" calcext:value-type="string">
            <text:p>PD0/SPI2_NSS/DFSDM1_DATIN7/CAN1_RX</text:p>
          </table:table-cell>
          <table:table-cell table:formula="of:=[.AO50]&amp;IF(ISBLANK([.P50]);&quot;&quot;;&quot;/&quot;&amp;[.P50])" office:value-type="string" office:string-value="PD0/SPI2_NSS/DFSDM1_DATIN7/CAN1_RX/FMC_D2" calcext:value-type="string">
            <text:p>PD0/SPI2_NSS/DFSDM1_DATIN7/CAN1_RX/FMC_D2</text:p>
          </table:table-cell>
          <table:table-cell table:formula="of:=[.AP50]&amp;IF(ISBLANK([.Q50]);&quot;&quot;;&quot;/&quot;&amp;[.Q50])" office:value-type="string" office:string-value="PD0/SPI2_NSS/DFSDM1_DATIN7/CAN1_RX/FMC_D2" calcext:value-type="string">
            <text:p>PD0/SPI2_NSS/DFSDM1_DATIN7/CAN1_RX/FMC_D2</text:p>
          </table:table-cell>
          <table:table-cell table:formula="of:=[.AQ50]&amp;IF(ISBLANK([.R50]);&quot;&quot;;&quot;/&quot;&amp;[.R50])" office:value-type="string" office:string-value="PD0/SPI2_NSS/DFSDM1_DATIN7/CAN1_RX/FMC_D2" calcext:value-type="string">
            <text:p>PD0/SPI2_NSS/DFSDM1_DATIN7/CAN1_RX/FMC_D2</text:p>
          </table:table-cell>
          <table:table-cell table:formula="of:=[.AR50]&amp;IF(ISBLANK([.S50]);&quot;&quot;;&quot;/&quot;&amp;[.S50])" office:value-type="string" office:string-value="PD0/SPI2_NSS/DFSDM1_DATIN7/CAN1_RX/FMC_D2" calcext:value-type="string">
            <text:p>PD0/SPI2_NSS/DFSDM1_DATIN7/CAN1_RX/FMC_D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</text:p>
          </table:table-cell>
          <table:table-cell table:number-columns-repeated="6"/>
          <table:table-cell office:value-type="string" calcext:value-type="string">
            <text:p>SPI2_SCK</text:p>
          </table:table-cell>
          <table:table-cell office:value-type="string" calcext:value-type="string">
            <text:p>DFSDM1_CKIN7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FMC_D3</text:p>
          </table:table-cell>
          <table:table-cell table:number-columns-repeated="11"/>
          <table:table-cell table:formula="of:=[.B51]" office:value-type="string" office:string-value="PD1" calcext:value-type="string">
            <text:p>PD1</text:p>
          </table:table-cell>
          <table:table-cell table:formula="of:=[.AB51]&amp;IF(ISBLANK([.C51]);&quot;&quot;;&quot;/&quot;&amp;[.C51])" office:value-type="string" office:string-value="PD1" calcext:value-type="string">
            <text:p>PD1</text:p>
          </table:table-cell>
          <table:table-cell table:formula="of:=[.AC51]&amp;IF(ISBLANK([.D51]);&quot;&quot;;&quot;/&quot;&amp;[.D51])" office:value-type="string" office:string-value="PD1" calcext:value-type="string">
            <text:p>PD1</text:p>
          </table:table-cell>
          <table:table-cell table:formula="of:=[.AD51]&amp;IF(ISBLANK([.E51]);&quot;&quot;;&quot;/&quot;&amp;[.E51])" office:value-type="string" office:string-value="PD1" calcext:value-type="string">
            <text:p>PD1</text:p>
          </table:table-cell>
          <table:table-cell table:formula="of:=[.AE51]&amp;IF(ISBLANK([.F51]);&quot;&quot;;&quot;/&quot;&amp;[.F51])" office:value-type="string" office:string-value="PD1" calcext:value-type="string">
            <text:p>PD1</text:p>
          </table:table-cell>
          <table:table-cell table:formula="of:=[.AF51]&amp;IF(ISBLANK([.G51]);&quot;&quot;;&quot;/&quot;&amp;[.G51])" office:value-type="string" office:string-value="PD1" calcext:value-type="string">
            <text:p>PD1</text:p>
          </table:table-cell>
          <table:table-cell table:formula="of:=[.AG51]&amp;IF(ISBLANK([.H51]);&quot;&quot;;&quot;/&quot;&amp;[.H51])" office:value-type="string" office:string-value="PD1" calcext:value-type="string">
            <text:p>PD1</text:p>
          </table:table-cell>
          <table:table-cell table:formula="of:=[.AH51]&amp;IF(ISBLANK([.I51]);&quot;&quot;;&quot;/&quot;&amp;[.I51])" office:value-type="string" office:string-value="PD1/SPI2_SCK" calcext:value-type="string">
            <text:p>PD1/SPI2_SCK</text:p>
          </table:table-cell>
          <table:table-cell table:formula="of:=[.AI51]&amp;IF(ISBLANK([.J51]);&quot;&quot;;&quot;/&quot;&amp;[.J51])" office:value-type="string" office:string-value="PD1/SPI2_SCK/DFSDM1_CKIN7" calcext:value-type="string">
            <text:p>PD1/SPI2_SCK/DFSDM1_CKIN7</text:p>
          </table:table-cell>
          <table:table-cell table:formula="of:=[.AJ51]&amp;IF(ISBLANK([.K51]);&quot;&quot;;&quot;/&quot;&amp;[.K51])" office:value-type="string" office:string-value="PD1/SPI2_SCK/DFSDM1_CKIN7" calcext:value-type="string">
            <text:p>PD1/SPI2_SCK/DFSDM1_CKIN7</text:p>
          </table:table-cell>
          <table:table-cell table:formula="of:=[.AK51]&amp;IF(ISBLANK([.L51]);&quot;&quot;;&quot;/&quot;&amp;[.L51])" office:value-type="string" office:string-value="PD1/SPI2_SCK/DFSDM1_CKIN7" calcext:value-type="string">
            <text:p>PD1/SPI2_SCK/DFSDM1_CKIN7</text:p>
          </table:table-cell>
          <table:table-cell table:formula="of:=[.AL51]&amp;IF(ISBLANK([.M51]);&quot;&quot;;&quot;/&quot;&amp;[.M51])" office:value-type="string" office:string-value="PD1/SPI2_SCK/DFSDM1_CKIN7/CAN1_TX" calcext:value-type="string">
            <text:p>PD1/SPI2_SCK/DFSDM1_CKIN7/CAN1_TX</text:p>
          </table:table-cell>
          <table:table-cell table:formula="of:=[.AM51]&amp;IF(ISBLANK([.N51]);&quot;&quot;;&quot;/&quot;&amp;[.N51])" office:value-type="string" office:string-value="PD1/SPI2_SCK/DFSDM1_CKIN7/CAN1_TX" calcext:value-type="string">
            <text:p>PD1/SPI2_SCK/DFSDM1_CKIN7/CAN1_TX</text:p>
          </table:table-cell>
          <table:table-cell table:formula="of:=[.AN51]&amp;IF(ISBLANK([.O51]);&quot;&quot;;&quot;/&quot;&amp;[.O51])" office:value-type="string" office:string-value="PD1/SPI2_SCK/DFSDM1_CKIN7/CAN1_TX" calcext:value-type="string">
            <text:p>PD1/SPI2_SCK/DFSDM1_CKIN7/CAN1_TX</text:p>
          </table:table-cell>
          <table:table-cell table:formula="of:=[.AO51]&amp;IF(ISBLANK([.P51]);&quot;&quot;;&quot;/&quot;&amp;[.P51])" office:value-type="string" office:string-value="PD1/SPI2_SCK/DFSDM1_CKIN7/CAN1_TX/FMC_D3" calcext:value-type="string">
            <text:p>PD1/SPI2_SCK/DFSDM1_CKIN7/CAN1_TX/FMC_D3</text:p>
          </table:table-cell>
          <table:table-cell table:formula="of:=[.AP51]&amp;IF(ISBLANK([.Q51]);&quot;&quot;;&quot;/&quot;&amp;[.Q51])" office:value-type="string" office:string-value="PD1/SPI2_SCK/DFSDM1_CKIN7/CAN1_TX/FMC_D3" calcext:value-type="string">
            <text:p>PD1/SPI2_SCK/DFSDM1_CKIN7/CAN1_TX/FMC_D3</text:p>
          </table:table-cell>
          <table:table-cell table:formula="of:=[.AQ51]&amp;IF(ISBLANK([.R51]);&quot;&quot;;&quot;/&quot;&amp;[.R51])" office:value-type="string" office:string-value="PD1/SPI2_SCK/DFSDM1_CKIN7/CAN1_TX/FMC_D3" calcext:value-type="string">
            <text:p>PD1/SPI2_SCK/DFSDM1_CKIN7/CAN1_TX/FMC_D3</text:p>
          </table:table-cell>
          <table:table-cell table:formula="of:=[.AR51]&amp;IF(ISBLANK([.S51]);&quot;&quot;;&quot;/&quot;&amp;[.S51])" office:value-type="string" office:string-value="PD1/SPI2_SCK/DFSDM1_CKIN7/CAN1_TX/FMC_D3" calcext:value-type="string">
            <text:p>PD1/SPI2_SCK/DFSDM1_CKIN7/CAN1_TX/FMC_D3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table:number-columns-repeated="4"/>
          <table:table-cell office:value-type="string" calcext:value-type="string">
            <text:p>USART3_RTS_DE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TSC_SYNC</text:p>
          </table:table-cell>
          <table:table-cell/>
          <table:table-cell office:value-type="string" calcext:value-type="string">
            <text:p>LCD_COM7/LCD_SEG31/LCD_SEG43</text:p>
          </table:table-cell>
          <table:table-cell office:value-type="string" calcext:value-type="string">
            <text:p>SDMMC1_CMD</text:p>
          </table:table-cell>
          <table:table-cell table:number-columns-repeated="11"/>
          <table:table-cell table:formula="of:=[.B52]" office:value-type="string" office:string-value="PD2" calcext:value-type="string">
            <text:p>PD2</text:p>
          </table:table-cell>
          <table:table-cell table:formula="of:=[.AB52]&amp;IF(ISBLANK([.C52]);&quot;&quot;;&quot;/&quot;&amp;[.C52])" office:value-type="string" office:string-value="PD2" calcext:value-type="string">
            <text:p>PD2</text:p>
          </table:table-cell>
          <table:table-cell table:formula="of:=[.AC52]&amp;IF(ISBLANK([.D52]);&quot;&quot;;&quot;/&quot;&amp;[.D52])" office:value-type="string" office:string-value="PD2" calcext:value-type="string">
            <text:p>PD2</text:p>
          </table:table-cell>
          <table:table-cell table:formula="of:=[.AD52]&amp;IF(ISBLANK([.E52]);&quot;&quot;;&quot;/&quot;&amp;[.E52])" office:value-type="string" office:string-value="PD2" calcext:value-type="string">
            <text:p>PD2</text:p>
          </table:table-cell>
          <table:table-cell table:formula="of:=[.AE52]&amp;IF(ISBLANK([.F52]);&quot;&quot;;&quot;/&quot;&amp;[.F52])" office:value-type="string" office:string-value="PD2/TIM3_ETR" calcext:value-type="string">
            <text:p>PD2/TIM3_ETR</text:p>
          </table:table-cell>
          <table:table-cell table:formula="of:=[.AF52]&amp;IF(ISBLANK([.G52]);&quot;&quot;;&quot;/&quot;&amp;[.G52])" office:value-type="string" office:string-value="PD2/TIM3_ETR" calcext:value-type="string">
            <text:p>PD2/TIM3_ETR</text:p>
          </table:table-cell>
          <table:table-cell table:formula="of:=[.AG52]&amp;IF(ISBLANK([.H52]);&quot;&quot;;&quot;/&quot;&amp;[.H52])" office:value-type="string" office:string-value="PD2/TIM3_ETR" calcext:value-type="string">
            <text:p>PD2/TIM3_ETR</text:p>
          </table:table-cell>
          <table:table-cell table:formula="of:=[.AH52]&amp;IF(ISBLANK([.I52]);&quot;&quot;;&quot;/&quot;&amp;[.I52])" office:value-type="string" office:string-value="PD2/TIM3_ETR" calcext:value-type="string">
            <text:p>PD2/TIM3_ETR</text:p>
          </table:table-cell>
          <table:table-cell table:formula="of:=[.AI52]&amp;IF(ISBLANK([.J52]);&quot;&quot;;&quot;/&quot;&amp;[.J52])" office:value-type="string" office:string-value="PD2/TIM3_ETR" calcext:value-type="string">
            <text:p>PD2/TIM3_ETR</text:p>
          </table:table-cell>
          <table:table-cell table:formula="of:=[.AJ52]&amp;IF(ISBLANK([.K52]);&quot;&quot;;&quot;/&quot;&amp;[.K52])" office:value-type="string" office:string-value="PD2/TIM3_ETR/USART3_RTS_DE" calcext:value-type="string">
            <text:p>PD2/TIM3_ETR/USART3_RTS_DE</text:p>
          </table:table-cell>
          <table:table-cell table:formula="of:=[.AK52]&amp;IF(ISBLANK([.L52]);&quot;&quot;;&quot;/&quot;&amp;[.L52])" office:value-type="string" office:string-value="PD2/TIM3_ETR/USART3_RTS_DE/UART5_RX" calcext:value-type="string">
            <text:p>PD2/TIM3_ETR/USART3_RTS_DE/UART5_RX</text:p>
          </table:table-cell>
          <table:table-cell table:formula="of:=[.AL52]&amp;IF(ISBLANK([.M52]);&quot;&quot;;&quot;/&quot;&amp;[.M52])" office:value-type="string" office:string-value="PD2/TIM3_ETR/USART3_RTS_DE/UART5_RX/TSC_SYNC" calcext:value-type="string">
            <text:p>PD2/TIM3_ETR/USART3_RTS_DE/UART5_RX/TSC_SYNC</text:p>
          </table:table-cell>
          <table:table-cell table:formula="of:=[.AM52]&amp;IF(ISBLANK([.N52]);&quot;&quot;;&quot;/&quot;&amp;[.N52])" office:value-type="string" office:string-value="PD2/TIM3_ETR/USART3_RTS_DE/UART5_RX/TSC_SYNC" calcext:value-type="string">
            <text:p>PD2/TIM3_ETR/USART3_RTS_DE/UART5_RX/TSC_SYNC</text:p>
          </table:table-cell>
          <table:table-cell table:formula="of:=[.AN52]&amp;IF(ISBLANK([.O52]);&quot;&quot;;&quot;/&quot;&amp;[.O52])" office:value-type="string" office:string-value="PD2/TIM3_ETR/USART3_RTS_DE/UART5_RX/TSC_SYNC/LCD_COM7/LCD_SEG31/LCD_SEG43" calcext:value-type="string">
            <text:p>PD2/TIM3_ETR/USART3_RTS_DE/UART5_RX/TSC_SYNC/LCD_COM7/LCD_SEG31/LCD_SEG43</text:p>
          </table:table-cell>
          <table:table-cell table:formula="of:=[.AO52]&amp;IF(ISBLANK([.P52]);&quot;&quot;;&quot;/&quot;&amp;[.P52])" office:value-type="string" office:string-value="PD2/TIM3_ETR/USART3_RTS_DE/UART5_RX/TSC_SYNC/LCD_COM7/LCD_SEG31/LCD_SEG43/SDMMC1_CMD" calcext:value-type="string">
            <text:p>PD2/TIM3_ETR/USART3_RTS_DE/UART5_RX/TSC_SYNC/LCD_COM7/LCD_SEG31/LCD_SEG43/SDMMC1_CMD</text:p>
          </table:table-cell>
          <table:table-cell table:formula="of:=[.AP52]&amp;IF(ISBLANK([.Q52]);&quot;&quot;;&quot;/&quot;&amp;[.Q52])" office:value-type="string" office:string-value="PD2/TIM3_ETR/USART3_RTS_DE/UART5_RX/TSC_SYNC/LCD_COM7/LCD_SEG31/LCD_SEG43/SDMMC1_CMD" calcext:value-type="string">
            <text:p>PD2/TIM3_ETR/USART3_RTS_DE/UART5_RX/TSC_SYNC/LCD_COM7/LCD_SEG31/LCD_SEG43/SDMMC1_CMD</text:p>
          </table:table-cell>
          <table:table-cell table:formula="of:=[.AQ52]&amp;IF(ISBLANK([.R52]);&quot;&quot;;&quot;/&quot;&amp;[.R52])" office:value-type="string" office:string-value="PD2/TIM3_ETR/USART3_RTS_DE/UART5_RX/TSC_SYNC/LCD_COM7/LCD_SEG31/LCD_SEG43/SDMMC1_CMD" calcext:value-type="string">
            <text:p>PD2/TIM3_ETR/USART3_RTS_DE/UART5_RX/TSC_SYNC/LCD_COM7/LCD_SEG31/LCD_SEG43/SDMMC1_CMD</text:p>
          </table:table-cell>
          <table:table-cell table:formula="of:=[.AR52]&amp;IF(ISBLANK([.S52]);&quot;&quot;;&quot;/&quot;&amp;[.S52])" office:value-type="string" office:string-value="PD2/TIM3_ETR/USART3_RTS_DE/UART5_RX/TSC_SYNC/LCD_COM7/LCD_SEG31/LCD_SEG43/SDMMC1_CMD" calcext:value-type="string">
            <text:p>PD2/TIM3_ETR/USART3_RTS_DE/UART5_RX/TSC_SYNC/LCD_COM7/LCD_SEG31/LCD_SEG43/SDMMC1_CMD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3</text:p>
          </table:table-cell>
          <table:table-cell table:number-columns-repeated="6"/>
          <table:table-cell office:value-type="string" calcext:value-type="string">
            <text:p>SPI2_MISO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USART2_CT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table:number-columns-repeated="11"/>
          <table:table-cell table:formula="of:=[.B53]" office:value-type="string" office:string-value="PD3" calcext:value-type="string">
            <text:p>PD3</text:p>
          </table:table-cell>
          <table:table-cell table:formula="of:=[.AB53]&amp;IF(ISBLANK([.C53]);&quot;&quot;;&quot;/&quot;&amp;[.C53])" office:value-type="string" office:string-value="PD3" calcext:value-type="string">
            <text:p>PD3</text:p>
          </table:table-cell>
          <table:table-cell table:formula="of:=[.AC53]&amp;IF(ISBLANK([.D53]);&quot;&quot;;&quot;/&quot;&amp;[.D53])" office:value-type="string" office:string-value="PD3" calcext:value-type="string">
            <text:p>PD3</text:p>
          </table:table-cell>
          <table:table-cell table:formula="of:=[.AD53]&amp;IF(ISBLANK([.E53]);&quot;&quot;;&quot;/&quot;&amp;[.E53])" office:value-type="string" office:string-value="PD3" calcext:value-type="string">
            <text:p>PD3</text:p>
          </table:table-cell>
          <table:table-cell table:formula="of:=[.AE53]&amp;IF(ISBLANK([.F53]);&quot;&quot;;&quot;/&quot;&amp;[.F53])" office:value-type="string" office:string-value="PD3" calcext:value-type="string">
            <text:p>PD3</text:p>
          </table:table-cell>
          <table:table-cell table:formula="of:=[.AF53]&amp;IF(ISBLANK([.G53]);&quot;&quot;;&quot;/&quot;&amp;[.G53])" office:value-type="string" office:string-value="PD3" calcext:value-type="string">
            <text:p>PD3</text:p>
          </table:table-cell>
          <table:table-cell table:formula="of:=[.AG53]&amp;IF(ISBLANK([.H53]);&quot;&quot;;&quot;/&quot;&amp;[.H53])" office:value-type="string" office:string-value="PD3" calcext:value-type="string">
            <text:p>PD3</text:p>
          </table:table-cell>
          <table:table-cell table:formula="of:=[.AH53]&amp;IF(ISBLANK([.I53]);&quot;&quot;;&quot;/&quot;&amp;[.I53])" office:value-type="string" office:string-value="PD3/SPI2_MISO" calcext:value-type="string">
            <text:p>PD3/SPI2_MISO</text:p>
          </table:table-cell>
          <table:table-cell table:formula="of:=[.AI53]&amp;IF(ISBLANK([.J53]);&quot;&quot;;&quot;/&quot;&amp;[.J53])" office:value-type="string" office:string-value="PD3/SPI2_MISO/DFSDM1_DATIN0" calcext:value-type="string">
            <text:p>PD3/SPI2_MISO/DFSDM1_DATIN0</text:p>
          </table:table-cell>
          <table:table-cell table:formula="of:=[.AJ53]&amp;IF(ISBLANK([.K53]);&quot;&quot;;&quot;/&quot;&amp;[.K53])" office:value-type="string" office:string-value="PD3/SPI2_MISO/DFSDM1_DATIN0/USART2_CTS" calcext:value-type="string">
            <text:p>PD3/SPI2_MISO/DFSDM1_DATIN0/USART2_CTS</text:p>
          </table:table-cell>
          <table:table-cell table:formula="of:=[.AK53]&amp;IF(ISBLANK([.L53]);&quot;&quot;;&quot;/&quot;&amp;[.L53])" office:value-type="string" office:string-value="PD3/SPI2_MISO/DFSDM1_DATIN0/USART2_CTS" calcext:value-type="string">
            <text:p>PD3/SPI2_MISO/DFSDM1_DATIN0/USART2_CTS</text:p>
          </table:table-cell>
          <table:table-cell table:formula="of:=[.AL53]&amp;IF(ISBLANK([.M53]);&quot;&quot;;&quot;/&quot;&amp;[.M53])" office:value-type="string" office:string-value="PD3/SPI2_MISO/DFSDM1_DATIN0/USART2_CTS" calcext:value-type="string">
            <text:p>PD3/SPI2_MISO/DFSDM1_DATIN0/USART2_CTS</text:p>
          </table:table-cell>
          <table:table-cell table:formula="of:=[.AM53]&amp;IF(ISBLANK([.N53]);&quot;&quot;;&quot;/&quot;&amp;[.N53])" office:value-type="string" office:string-value="PD3/SPI2_MISO/DFSDM1_DATIN0/USART2_CTS" calcext:value-type="string">
            <text:p>PD3/SPI2_MISO/DFSDM1_DATIN0/USART2_CTS</text:p>
          </table:table-cell>
          <table:table-cell table:formula="of:=[.AN53]&amp;IF(ISBLANK([.O53]);&quot;&quot;;&quot;/&quot;&amp;[.O53])" office:value-type="string" office:string-value="PD3/SPI2_MISO/DFSDM1_DATIN0/USART2_CTS" calcext:value-type="string">
            <text:p>PD3/SPI2_MISO/DFSDM1_DATIN0/USART2_CTS</text:p>
          </table:table-cell>
          <table:table-cell table:formula="of:=[.AO53]&amp;IF(ISBLANK([.P53]);&quot;&quot;;&quot;/&quot;&amp;[.P53])" office:value-type="string" office:string-value="PD3/SPI2_MISO/DFSDM1_DATIN0/USART2_CTS/FMC_CLK" calcext:value-type="string">
            <text:p>PD3/SPI2_MISO/DFSDM1_DATIN0/USART2_CTS/FMC_CLK</text:p>
          </table:table-cell>
          <table:table-cell table:formula="of:=[.AP53]&amp;IF(ISBLANK([.Q53]);&quot;&quot;;&quot;/&quot;&amp;[.Q53])" office:value-type="string" office:string-value="PD3/SPI2_MISO/DFSDM1_DATIN0/USART2_CTS/FMC_CLK" calcext:value-type="string">
            <text:p>PD3/SPI2_MISO/DFSDM1_DATIN0/USART2_CTS/FMC_CLK</text:p>
          </table:table-cell>
          <table:table-cell table:formula="of:=[.AQ53]&amp;IF(ISBLANK([.R53]);&quot;&quot;;&quot;/&quot;&amp;[.R53])" office:value-type="string" office:string-value="PD3/SPI2_MISO/DFSDM1_DATIN0/USART2_CTS/FMC_CLK" calcext:value-type="string">
            <text:p>PD3/SPI2_MISO/DFSDM1_DATIN0/USART2_CTS/FMC_CLK</text:p>
          </table:table-cell>
          <table:table-cell table:formula="of:=[.AR53]&amp;IF(ISBLANK([.S53]);&quot;&quot;;&quot;/&quot;&amp;[.S53])" office:value-type="string" office:string-value="PD3/SPI2_MISO/DFSDM1_DATIN0/USART2_CTS/FMC_CLK" calcext:value-type="string">
            <text:p>PD3/SPI2_MISO/DFSDM1_DATIN0/USART2_CTS/FMC_CL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4</text:p>
          </table:table-cell>
          <table:table-cell table:number-columns-repeated="6"/>
          <table:table-cell office:value-type="string" calcext:value-type="string">
            <text:p>SPI2_MOSI</text:p>
          </table:table-cell>
          <table:table-cell office:value-type="string" calcext:value-type="string">
            <text:p>DFSDM1_CKIN0</text:p>
          </table:table-cell>
          <table:table-cell office:value-type="string" calcext:value-type="string">
            <text:p>USART2_RTS_DE</text:p>
          </table:table-cell>
          <table:table-cell table:number-columns-repeated="4"/>
          <table:table-cell office:value-type="string" calcext:value-type="string">
            <text:p>FMC_NOE</text:p>
          </table:table-cell>
          <table:table-cell table:number-columns-repeated="11"/>
          <table:table-cell table:formula="of:=[.B54]" office:value-type="string" office:string-value="PD4" calcext:value-type="string">
            <text:p>PD4</text:p>
          </table:table-cell>
          <table:table-cell table:formula="of:=[.AB54]&amp;IF(ISBLANK([.C54]);&quot;&quot;;&quot;/&quot;&amp;[.C54])" office:value-type="string" office:string-value="PD4" calcext:value-type="string">
            <text:p>PD4</text:p>
          </table:table-cell>
          <table:table-cell table:formula="of:=[.AC54]&amp;IF(ISBLANK([.D54]);&quot;&quot;;&quot;/&quot;&amp;[.D54])" office:value-type="string" office:string-value="PD4" calcext:value-type="string">
            <text:p>PD4</text:p>
          </table:table-cell>
          <table:table-cell table:formula="of:=[.AD54]&amp;IF(ISBLANK([.E54]);&quot;&quot;;&quot;/&quot;&amp;[.E54])" office:value-type="string" office:string-value="PD4" calcext:value-type="string">
            <text:p>PD4</text:p>
          </table:table-cell>
          <table:table-cell table:formula="of:=[.AE54]&amp;IF(ISBLANK([.F54]);&quot;&quot;;&quot;/&quot;&amp;[.F54])" office:value-type="string" office:string-value="PD4" calcext:value-type="string">
            <text:p>PD4</text:p>
          </table:table-cell>
          <table:table-cell table:formula="of:=[.AF54]&amp;IF(ISBLANK([.G54]);&quot;&quot;;&quot;/&quot;&amp;[.G54])" office:value-type="string" office:string-value="PD4" calcext:value-type="string">
            <text:p>PD4</text:p>
          </table:table-cell>
          <table:table-cell table:formula="of:=[.AG54]&amp;IF(ISBLANK([.H54]);&quot;&quot;;&quot;/&quot;&amp;[.H54])" office:value-type="string" office:string-value="PD4" calcext:value-type="string">
            <text:p>PD4</text:p>
          </table:table-cell>
          <table:table-cell table:formula="of:=[.AH54]&amp;IF(ISBLANK([.I54]);&quot;&quot;;&quot;/&quot;&amp;[.I54])" office:value-type="string" office:string-value="PD4/SPI2_MOSI" calcext:value-type="string">
            <text:p>PD4/SPI2_MOSI</text:p>
          </table:table-cell>
          <table:table-cell table:formula="of:=[.AI54]&amp;IF(ISBLANK([.J54]);&quot;&quot;;&quot;/&quot;&amp;[.J54])" office:value-type="string" office:string-value="PD4/SPI2_MOSI/DFSDM1_CKIN0" calcext:value-type="string">
            <text:p>PD4/SPI2_MOSI/DFSDM1_CKIN0</text:p>
          </table:table-cell>
          <table:table-cell table:formula="of:=[.AJ54]&amp;IF(ISBLANK([.K54]);&quot;&quot;;&quot;/&quot;&amp;[.K54])" office:value-type="string" office:string-value="PD4/SPI2_MOSI/DFSDM1_CKIN0/USART2_RTS_DE" calcext:value-type="string">
            <text:p>PD4/SPI2_MOSI/DFSDM1_CKIN0/USART2_RTS_DE</text:p>
          </table:table-cell>
          <table:table-cell table:formula="of:=[.AK54]&amp;IF(ISBLANK([.L54]);&quot;&quot;;&quot;/&quot;&amp;[.L54])" office:value-type="string" office:string-value="PD4/SPI2_MOSI/DFSDM1_CKIN0/USART2_RTS_DE" calcext:value-type="string">
            <text:p>PD4/SPI2_MOSI/DFSDM1_CKIN0/USART2_RTS_DE</text:p>
          </table:table-cell>
          <table:table-cell table:formula="of:=[.AL54]&amp;IF(ISBLANK([.M54]);&quot;&quot;;&quot;/&quot;&amp;[.M54])" office:value-type="string" office:string-value="PD4/SPI2_MOSI/DFSDM1_CKIN0/USART2_RTS_DE" calcext:value-type="string">
            <text:p>PD4/SPI2_MOSI/DFSDM1_CKIN0/USART2_RTS_DE</text:p>
          </table:table-cell>
          <table:table-cell table:formula="of:=[.AM54]&amp;IF(ISBLANK([.N54]);&quot;&quot;;&quot;/&quot;&amp;[.N54])" office:value-type="string" office:string-value="PD4/SPI2_MOSI/DFSDM1_CKIN0/USART2_RTS_DE" calcext:value-type="string">
            <text:p>PD4/SPI2_MOSI/DFSDM1_CKIN0/USART2_RTS_DE</text:p>
          </table:table-cell>
          <table:table-cell table:formula="of:=[.AN54]&amp;IF(ISBLANK([.O54]);&quot;&quot;;&quot;/&quot;&amp;[.O54])" office:value-type="string" office:string-value="PD4/SPI2_MOSI/DFSDM1_CKIN0/USART2_RTS_DE" calcext:value-type="string">
            <text:p>PD4/SPI2_MOSI/DFSDM1_CKIN0/USART2_RTS_DE</text:p>
          </table:table-cell>
          <table:table-cell table:formula="of:=[.AO54]&amp;IF(ISBLANK([.P54]);&quot;&quot;;&quot;/&quot;&amp;[.P54])" office:value-type="string" office:string-value="PD4/SPI2_MOSI/DFSDM1_CKIN0/USART2_RTS_DE/FMC_NOE" calcext:value-type="string">
            <text:p>PD4/SPI2_MOSI/DFSDM1_CKIN0/USART2_RTS_DE/FMC_NOE</text:p>
          </table:table-cell>
          <table:table-cell table:formula="of:=[.AP54]&amp;IF(ISBLANK([.Q54]);&quot;&quot;;&quot;/&quot;&amp;[.Q54])" office:value-type="string" office:string-value="PD4/SPI2_MOSI/DFSDM1_CKIN0/USART2_RTS_DE/FMC_NOE" calcext:value-type="string">
            <text:p>PD4/SPI2_MOSI/DFSDM1_CKIN0/USART2_RTS_DE/FMC_NOE</text:p>
          </table:table-cell>
          <table:table-cell table:formula="of:=[.AQ54]&amp;IF(ISBLANK([.R54]);&quot;&quot;;&quot;/&quot;&amp;[.R54])" office:value-type="string" office:string-value="PD4/SPI2_MOSI/DFSDM1_CKIN0/USART2_RTS_DE/FMC_NOE" calcext:value-type="string">
            <text:p>PD4/SPI2_MOSI/DFSDM1_CKIN0/USART2_RTS_DE/FMC_NOE</text:p>
          </table:table-cell>
          <table:table-cell table:formula="of:=[.AR54]&amp;IF(ISBLANK([.S54]);&quot;&quot;;&quot;/&quot;&amp;[.S54])" office:value-type="string" office:string-value="PD4/SPI2_MOSI/DFSDM1_CKIN0/USART2_RTS_DE/FMC_NOE" calcext:value-type="string">
            <text:p>PD4/SPI2_MOSI/DFSDM1_CKIN0/USART2_RTS_DE/FMC_NO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5</text:p>
          </table:table-cell>
          <table:table-cell table:number-columns-repeated="8"/>
          <table:table-cell office:value-type="string" calcext:value-type="string">
            <text:p>USART2_TX</text:p>
          </table:table-cell>
          <table:table-cell table:number-columns-repeated="4"/>
          <table:table-cell office:value-type="string" calcext:value-type="string">
            <text:p>FMC_NWE</text:p>
          </table:table-cell>
          <table:table-cell table:number-columns-repeated="11"/>
          <table:table-cell table:formula="of:=[.B55]" office:value-type="string" office:string-value="PD5" calcext:value-type="string">
            <text:p>PD5</text:p>
          </table:table-cell>
          <table:table-cell table:formula="of:=[.AB55]&amp;IF(ISBLANK([.C55]);&quot;&quot;;&quot;/&quot;&amp;[.C55])" office:value-type="string" office:string-value="PD5" calcext:value-type="string">
            <text:p>PD5</text:p>
          </table:table-cell>
          <table:table-cell table:formula="of:=[.AC55]&amp;IF(ISBLANK([.D55]);&quot;&quot;;&quot;/&quot;&amp;[.D55])" office:value-type="string" office:string-value="PD5" calcext:value-type="string">
            <text:p>PD5</text:p>
          </table:table-cell>
          <table:table-cell table:formula="of:=[.AD55]&amp;IF(ISBLANK([.E55]);&quot;&quot;;&quot;/&quot;&amp;[.E55])" office:value-type="string" office:string-value="PD5" calcext:value-type="string">
            <text:p>PD5</text:p>
          </table:table-cell>
          <table:table-cell table:formula="of:=[.AE55]&amp;IF(ISBLANK([.F55]);&quot;&quot;;&quot;/&quot;&amp;[.F55])" office:value-type="string" office:string-value="PD5" calcext:value-type="string">
            <text:p>PD5</text:p>
          </table:table-cell>
          <table:table-cell table:formula="of:=[.AF55]&amp;IF(ISBLANK([.G55]);&quot;&quot;;&quot;/&quot;&amp;[.G55])" office:value-type="string" office:string-value="PD5" calcext:value-type="string">
            <text:p>PD5</text:p>
          </table:table-cell>
          <table:table-cell table:formula="of:=[.AG55]&amp;IF(ISBLANK([.H55]);&quot;&quot;;&quot;/&quot;&amp;[.H55])" office:value-type="string" office:string-value="PD5" calcext:value-type="string">
            <text:p>PD5</text:p>
          </table:table-cell>
          <table:table-cell table:formula="of:=[.AH55]&amp;IF(ISBLANK([.I55]);&quot;&quot;;&quot;/&quot;&amp;[.I55])" office:value-type="string" office:string-value="PD5" calcext:value-type="string">
            <text:p>PD5</text:p>
          </table:table-cell>
          <table:table-cell table:formula="of:=[.AI55]&amp;IF(ISBLANK([.J55]);&quot;&quot;;&quot;/&quot;&amp;[.J55])" office:value-type="string" office:string-value="PD5" calcext:value-type="string">
            <text:p>PD5</text:p>
          </table:table-cell>
          <table:table-cell table:formula="of:=[.AJ55]&amp;IF(ISBLANK([.K55]);&quot;&quot;;&quot;/&quot;&amp;[.K55])" office:value-type="string" office:string-value="PD5/USART2_TX" calcext:value-type="string">
            <text:p>PD5/USART2_TX</text:p>
          </table:table-cell>
          <table:table-cell table:formula="of:=[.AK55]&amp;IF(ISBLANK([.L55]);&quot;&quot;;&quot;/&quot;&amp;[.L55])" office:value-type="string" office:string-value="PD5/USART2_TX" calcext:value-type="string">
            <text:p>PD5/USART2_TX</text:p>
          </table:table-cell>
          <table:table-cell table:formula="of:=[.AL55]&amp;IF(ISBLANK([.M55]);&quot;&quot;;&quot;/&quot;&amp;[.M55])" office:value-type="string" office:string-value="PD5/USART2_TX" calcext:value-type="string">
            <text:p>PD5/USART2_TX</text:p>
          </table:table-cell>
          <table:table-cell table:formula="of:=[.AM55]&amp;IF(ISBLANK([.N55]);&quot;&quot;;&quot;/&quot;&amp;[.N55])" office:value-type="string" office:string-value="PD5/USART2_TX" calcext:value-type="string">
            <text:p>PD5/USART2_TX</text:p>
          </table:table-cell>
          <table:table-cell table:formula="of:=[.AN55]&amp;IF(ISBLANK([.O55]);&quot;&quot;;&quot;/&quot;&amp;[.O55])" office:value-type="string" office:string-value="PD5/USART2_TX" calcext:value-type="string">
            <text:p>PD5/USART2_TX</text:p>
          </table:table-cell>
          <table:table-cell table:formula="of:=[.AO55]&amp;IF(ISBLANK([.P55]);&quot;&quot;;&quot;/&quot;&amp;[.P55])" office:value-type="string" office:string-value="PD5/USART2_TX/FMC_NWE" calcext:value-type="string">
            <text:p>PD5/USART2_TX/FMC_NWE</text:p>
          </table:table-cell>
          <table:table-cell table:formula="of:=[.AP55]&amp;IF(ISBLANK([.Q55]);&quot;&quot;;&quot;/&quot;&amp;[.Q55])" office:value-type="string" office:string-value="PD5/USART2_TX/FMC_NWE" calcext:value-type="string">
            <text:p>PD5/USART2_TX/FMC_NWE</text:p>
          </table:table-cell>
          <table:table-cell table:formula="of:=[.AQ55]&amp;IF(ISBLANK([.R55]);&quot;&quot;;&quot;/&quot;&amp;[.R55])" office:value-type="string" office:string-value="PD5/USART2_TX/FMC_NWE" calcext:value-type="string">
            <text:p>PD5/USART2_TX/FMC_NWE</text:p>
          </table:table-cell>
          <table:table-cell table:formula="of:=[.AR55]&amp;IF(ISBLANK([.S55]);&quot;&quot;;&quot;/&quot;&amp;[.S55])" office:value-type="string" office:string-value="PD5/USART2_TX/FMC_NWE" calcext:value-type="string">
            <text:p>PD5/USART2_TX/FMC_NW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6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string" calcext:value-type="string">
            <text:p>FMC_NWAIT</text:p>
          </table:table-cell>
          <table:table-cell office:value-type="string" calcext:value-type="string">
            <text:p>SAI1_SD_A</text:p>
          </table:table-cell>
          <table:table-cell table:number-columns-repeated="10"/>
          <table:table-cell table:formula="of:=[.B56]" office:value-type="string" office:string-value="PD6" calcext:value-type="string">
            <text:p>PD6</text:p>
          </table:table-cell>
          <table:table-cell table:formula="of:=[.AB56]&amp;IF(ISBLANK([.C56]);&quot;&quot;;&quot;/&quot;&amp;[.C56])" office:value-type="string" office:string-value="PD6" calcext:value-type="string">
            <text:p>PD6</text:p>
          </table:table-cell>
          <table:table-cell table:formula="of:=[.AC56]&amp;IF(ISBLANK([.D56]);&quot;&quot;;&quot;/&quot;&amp;[.D56])" office:value-type="string" office:string-value="PD6" calcext:value-type="string">
            <text:p>PD6</text:p>
          </table:table-cell>
          <table:table-cell table:formula="of:=[.AD56]&amp;IF(ISBLANK([.E56]);&quot;&quot;;&quot;/&quot;&amp;[.E56])" office:value-type="string" office:string-value="PD6" calcext:value-type="string">
            <text:p>PD6</text:p>
          </table:table-cell>
          <table:table-cell table:formula="of:=[.AE56]&amp;IF(ISBLANK([.F56]);&quot;&quot;;&quot;/&quot;&amp;[.F56])" office:value-type="string" office:string-value="PD6" calcext:value-type="string">
            <text:p>PD6</text:p>
          </table:table-cell>
          <table:table-cell table:formula="of:=[.AF56]&amp;IF(ISBLANK([.G56]);&quot;&quot;;&quot;/&quot;&amp;[.G56])" office:value-type="string" office:string-value="PD6" calcext:value-type="string">
            <text:p>PD6</text:p>
          </table:table-cell>
          <table:table-cell table:formula="of:=[.AG56]&amp;IF(ISBLANK([.H56]);&quot;&quot;;&quot;/&quot;&amp;[.H56])" office:value-type="string" office:string-value="PD6" calcext:value-type="string">
            <text:p>PD6</text:p>
          </table:table-cell>
          <table:table-cell table:formula="of:=[.AH56]&amp;IF(ISBLANK([.I56]);&quot;&quot;;&quot;/&quot;&amp;[.I56])" office:value-type="string" office:string-value="PD6" calcext:value-type="string">
            <text:p>PD6</text:p>
          </table:table-cell>
          <table:table-cell table:formula="of:=[.AI56]&amp;IF(ISBLANK([.J56]);&quot;&quot;;&quot;/&quot;&amp;[.J56])" office:value-type="string" office:string-value="PD6/DFSDM1_DATIN1" calcext:value-type="string">
            <text:p>PD6/DFSDM1_DATIN1</text:p>
          </table:table-cell>
          <table:table-cell table:formula="of:=[.AJ56]&amp;IF(ISBLANK([.K56]);&quot;&quot;;&quot;/&quot;&amp;[.K56])" office:value-type="string" office:string-value="PD6/DFSDM1_DATIN1/USART2_RX" calcext:value-type="string">
            <text:p>PD6/DFSDM1_DATIN1/USART2_RX</text:p>
          </table:table-cell>
          <table:table-cell table:formula="of:=[.AK56]&amp;IF(ISBLANK([.L56]);&quot;&quot;;&quot;/&quot;&amp;[.L56])" office:value-type="string" office:string-value="PD6/DFSDM1_DATIN1/USART2_RX" calcext:value-type="string">
            <text:p>PD6/DFSDM1_DATIN1/USART2_RX</text:p>
          </table:table-cell>
          <table:table-cell table:formula="of:=[.AL56]&amp;IF(ISBLANK([.M56]);&quot;&quot;;&quot;/&quot;&amp;[.M56])" office:value-type="string" office:string-value="PD6/DFSDM1_DATIN1/USART2_RX" calcext:value-type="string">
            <text:p>PD6/DFSDM1_DATIN1/USART2_RX</text:p>
          </table:table-cell>
          <table:table-cell table:formula="of:=[.AM56]&amp;IF(ISBLANK([.N56]);&quot;&quot;;&quot;/&quot;&amp;[.N56])" office:value-type="string" office:string-value="PD6/DFSDM1_DATIN1/USART2_RX" calcext:value-type="string">
            <text:p>PD6/DFSDM1_DATIN1/USART2_RX</text:p>
          </table:table-cell>
          <table:table-cell table:formula="of:=[.AN56]&amp;IF(ISBLANK([.O56]);&quot;&quot;;&quot;/&quot;&amp;[.O56])" office:value-type="string" office:string-value="PD6/DFSDM1_DATIN1/USART2_RX" calcext:value-type="string">
            <text:p>PD6/DFSDM1_DATIN1/USART2_RX</text:p>
          </table:table-cell>
          <table:table-cell table:formula="of:=[.AO56]&amp;IF(ISBLANK([.P56]);&quot;&quot;;&quot;/&quot;&amp;[.P56])" office:value-type="string" office:string-value="PD6/DFSDM1_DATIN1/USART2_RX/FMC_NWAIT" calcext:value-type="string">
            <text:p>PD6/DFSDM1_DATIN1/USART2_RX/FMC_NWAIT</text:p>
          </table:table-cell>
          <table:table-cell table:formula="of:=[.AP56]&amp;IF(ISBLANK([.Q56]);&quot;&quot;;&quot;/&quot;&amp;[.Q56])" office:value-type="string" office:string-value="PD6/DFSDM1_DATIN1/USART2_RX/FMC_NWAIT/SAI1_SD_A" calcext:value-type="string">
            <text:p>PD6/DFSDM1_DATIN1/USART2_RX/FMC_NWAIT/SAI1_SD_A</text:p>
          </table:table-cell>
          <table:table-cell table:formula="of:=[.AQ56]&amp;IF(ISBLANK([.R56]);&quot;&quot;;&quot;/&quot;&amp;[.R56])" office:value-type="string" office:string-value="PD6/DFSDM1_DATIN1/USART2_RX/FMC_NWAIT/SAI1_SD_A" calcext:value-type="string">
            <text:p>PD6/DFSDM1_DATIN1/USART2_RX/FMC_NWAIT/SAI1_SD_A</text:p>
          </table:table-cell>
          <table:table-cell table:formula="of:=[.AR56]&amp;IF(ISBLANK([.S56]);&quot;&quot;;&quot;/&quot;&amp;[.S56])" office:value-type="string" office:string-value="PD6/DFSDM1_DATIN1/USART2_RX/FMC_NWAIT/SAI1_SD_A" calcext:value-type="string">
            <text:p>PD6/DFSDM1_DATIN1/USART2_RX/FMC_NWAIT/SAI1_SD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7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FMC_NE1</text:p>
          </table:table-cell>
          <table:table-cell table:number-columns-repeated="11"/>
          <table:table-cell table:formula="of:=[.B57]" office:value-type="string" office:string-value="PD7" calcext:value-type="string">
            <text:p>PD7</text:p>
          </table:table-cell>
          <table:table-cell table:formula="of:=[.AB57]&amp;IF(ISBLANK([.C57]);&quot;&quot;;&quot;/&quot;&amp;[.C57])" office:value-type="string" office:string-value="PD7" calcext:value-type="string">
            <text:p>PD7</text:p>
          </table:table-cell>
          <table:table-cell table:formula="of:=[.AC57]&amp;IF(ISBLANK([.D57]);&quot;&quot;;&quot;/&quot;&amp;[.D57])" office:value-type="string" office:string-value="PD7" calcext:value-type="string">
            <text:p>PD7</text:p>
          </table:table-cell>
          <table:table-cell table:formula="of:=[.AD57]&amp;IF(ISBLANK([.E57]);&quot;&quot;;&quot;/&quot;&amp;[.E57])" office:value-type="string" office:string-value="PD7" calcext:value-type="string">
            <text:p>PD7</text:p>
          </table:table-cell>
          <table:table-cell table:formula="of:=[.AE57]&amp;IF(ISBLANK([.F57]);&quot;&quot;;&quot;/&quot;&amp;[.F57])" office:value-type="string" office:string-value="PD7" calcext:value-type="string">
            <text:p>PD7</text:p>
          </table:table-cell>
          <table:table-cell table:formula="of:=[.AF57]&amp;IF(ISBLANK([.G57]);&quot;&quot;;&quot;/&quot;&amp;[.G57])" office:value-type="string" office:string-value="PD7" calcext:value-type="string">
            <text:p>PD7</text:p>
          </table:table-cell>
          <table:table-cell table:formula="of:=[.AG57]&amp;IF(ISBLANK([.H57]);&quot;&quot;;&quot;/&quot;&amp;[.H57])" office:value-type="string" office:string-value="PD7" calcext:value-type="string">
            <text:p>PD7</text:p>
          </table:table-cell>
          <table:table-cell table:formula="of:=[.AH57]&amp;IF(ISBLANK([.I57]);&quot;&quot;;&quot;/&quot;&amp;[.I57])" office:value-type="string" office:string-value="PD7" calcext:value-type="string">
            <text:p>PD7</text:p>
          </table:table-cell>
          <table:table-cell table:formula="of:=[.AI57]&amp;IF(ISBLANK([.J57]);&quot;&quot;;&quot;/&quot;&amp;[.J57])" office:value-type="string" office:string-value="PD7/DFSDM1_CKIN1" calcext:value-type="string">
            <text:p>PD7/DFSDM1_CKIN1</text:p>
          </table:table-cell>
          <table:table-cell table:formula="of:=[.AJ57]&amp;IF(ISBLANK([.K57]);&quot;&quot;;&quot;/&quot;&amp;[.K57])" office:value-type="string" office:string-value="PD7/DFSDM1_CKIN1/USART2_CK" calcext:value-type="string">
            <text:p>PD7/DFSDM1_CKIN1/USART2_CK</text:p>
          </table:table-cell>
          <table:table-cell table:formula="of:=[.AK57]&amp;IF(ISBLANK([.L57]);&quot;&quot;;&quot;/&quot;&amp;[.L57])" office:value-type="string" office:string-value="PD7/DFSDM1_CKIN1/USART2_CK" calcext:value-type="string">
            <text:p>PD7/DFSDM1_CKIN1/USART2_CK</text:p>
          </table:table-cell>
          <table:table-cell table:formula="of:=[.AL57]&amp;IF(ISBLANK([.M57]);&quot;&quot;;&quot;/&quot;&amp;[.M57])" office:value-type="string" office:string-value="PD7/DFSDM1_CKIN1/USART2_CK" calcext:value-type="string">
            <text:p>PD7/DFSDM1_CKIN1/USART2_CK</text:p>
          </table:table-cell>
          <table:table-cell table:formula="of:=[.AM57]&amp;IF(ISBLANK([.N57]);&quot;&quot;;&quot;/&quot;&amp;[.N57])" office:value-type="string" office:string-value="PD7/DFSDM1_CKIN1/USART2_CK" calcext:value-type="string">
            <text:p>PD7/DFSDM1_CKIN1/USART2_CK</text:p>
          </table:table-cell>
          <table:table-cell table:formula="of:=[.AN57]&amp;IF(ISBLANK([.O57]);&quot;&quot;;&quot;/&quot;&amp;[.O57])" office:value-type="string" office:string-value="PD7/DFSDM1_CKIN1/USART2_CK" calcext:value-type="string">
            <text:p>PD7/DFSDM1_CKIN1/USART2_CK</text:p>
          </table:table-cell>
          <table:table-cell table:formula="of:=[.AO57]&amp;IF(ISBLANK([.P57]);&quot;&quot;;&quot;/&quot;&amp;[.P57])" office:value-type="string" office:string-value="PD7/DFSDM1_CKIN1/USART2_CK/FMC_NE1" calcext:value-type="string">
            <text:p>PD7/DFSDM1_CKIN1/USART2_CK/FMC_NE1</text:p>
          </table:table-cell>
          <table:table-cell table:formula="of:=[.AP57]&amp;IF(ISBLANK([.Q57]);&quot;&quot;;&quot;/&quot;&amp;[.Q57])" office:value-type="string" office:string-value="PD7/DFSDM1_CKIN1/USART2_CK/FMC_NE1" calcext:value-type="string">
            <text:p>PD7/DFSDM1_CKIN1/USART2_CK/FMC_NE1</text:p>
          </table:table-cell>
          <table:table-cell table:formula="of:=[.AQ57]&amp;IF(ISBLANK([.R57]);&quot;&quot;;&quot;/&quot;&amp;[.R57])" office:value-type="string" office:string-value="PD7/DFSDM1_CKIN1/USART2_CK/FMC_NE1" calcext:value-type="string">
            <text:p>PD7/DFSDM1_CKIN1/USART2_CK/FMC_NE1</text:p>
          </table:table-cell>
          <table:table-cell table:formula="of:=[.AR57]&amp;IF(ISBLANK([.S57]);&quot;&quot;;&quot;/&quot;&amp;[.S57])" office:value-type="string" office:string-value="PD7/DFSDM1_CKIN1/USART2_CK/FMC_NE1" calcext:value-type="string">
            <text:p>PD7/DFSDM1_CKIN1/USART2_CK/FMC_NE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8</text:p>
          </table:table-cell>
          <table:table-cell table:number-columns-repeated="8"/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LCD_SEG28</text:p>
          </table:table-cell>
          <table:table-cell office:value-type="string" calcext:value-type="string">
            <text:p>FMC_D13</text:p>
          </table:table-cell>
          <table:table-cell table:number-columns-repeated="11"/>
          <table:table-cell table:formula="of:=[.B58]" office:value-type="string" office:string-value="PD8" calcext:value-type="string">
            <text:p>PD8</text:p>
          </table:table-cell>
          <table:table-cell table:formula="of:=[.AB58]&amp;IF(ISBLANK([.C58]);&quot;&quot;;&quot;/&quot;&amp;[.C58])" office:value-type="string" office:string-value="PD8" calcext:value-type="string">
            <text:p>PD8</text:p>
          </table:table-cell>
          <table:table-cell table:formula="of:=[.AC58]&amp;IF(ISBLANK([.D58]);&quot;&quot;;&quot;/&quot;&amp;[.D58])" office:value-type="string" office:string-value="PD8" calcext:value-type="string">
            <text:p>PD8</text:p>
          </table:table-cell>
          <table:table-cell table:formula="of:=[.AD58]&amp;IF(ISBLANK([.E58]);&quot;&quot;;&quot;/&quot;&amp;[.E58])" office:value-type="string" office:string-value="PD8" calcext:value-type="string">
            <text:p>PD8</text:p>
          </table:table-cell>
          <table:table-cell table:formula="of:=[.AE58]&amp;IF(ISBLANK([.F58]);&quot;&quot;;&quot;/&quot;&amp;[.F58])" office:value-type="string" office:string-value="PD8" calcext:value-type="string">
            <text:p>PD8</text:p>
          </table:table-cell>
          <table:table-cell table:formula="of:=[.AF58]&amp;IF(ISBLANK([.G58]);&quot;&quot;;&quot;/&quot;&amp;[.G58])" office:value-type="string" office:string-value="PD8" calcext:value-type="string">
            <text:p>PD8</text:p>
          </table:table-cell>
          <table:table-cell table:formula="of:=[.AG58]&amp;IF(ISBLANK([.H58]);&quot;&quot;;&quot;/&quot;&amp;[.H58])" office:value-type="string" office:string-value="PD8" calcext:value-type="string">
            <text:p>PD8</text:p>
          </table:table-cell>
          <table:table-cell table:formula="of:=[.AH58]&amp;IF(ISBLANK([.I58]);&quot;&quot;;&quot;/&quot;&amp;[.I58])" office:value-type="string" office:string-value="PD8" calcext:value-type="string">
            <text:p>PD8</text:p>
          </table:table-cell>
          <table:table-cell table:formula="of:=[.AI58]&amp;IF(ISBLANK([.J58]);&quot;&quot;;&quot;/&quot;&amp;[.J58])" office:value-type="string" office:string-value="PD8" calcext:value-type="string">
            <text:p>PD8</text:p>
          </table:table-cell>
          <table:table-cell table:formula="of:=[.AJ58]&amp;IF(ISBLANK([.K58]);&quot;&quot;;&quot;/&quot;&amp;[.K58])" office:value-type="string" office:string-value="PD8/USART3_TX" calcext:value-type="string">
            <text:p>PD8/USART3_TX</text:p>
          </table:table-cell>
          <table:table-cell table:formula="of:=[.AK58]&amp;IF(ISBLANK([.L58]);&quot;&quot;;&quot;/&quot;&amp;[.L58])" office:value-type="string" office:string-value="PD8/USART3_TX" calcext:value-type="string">
            <text:p>PD8/USART3_TX</text:p>
          </table:table-cell>
          <table:table-cell table:formula="of:=[.AL58]&amp;IF(ISBLANK([.M58]);&quot;&quot;;&quot;/&quot;&amp;[.M58])" office:value-type="string" office:string-value="PD8/USART3_TX" calcext:value-type="string">
            <text:p>PD8/USART3_TX</text:p>
          </table:table-cell>
          <table:table-cell table:formula="of:=[.AM58]&amp;IF(ISBLANK([.N58]);&quot;&quot;;&quot;/&quot;&amp;[.N58])" office:value-type="string" office:string-value="PD8/USART3_TX" calcext:value-type="string">
            <text:p>PD8/USART3_TX</text:p>
          </table:table-cell>
          <table:table-cell table:formula="of:=[.AN58]&amp;IF(ISBLANK([.O58]);&quot;&quot;;&quot;/&quot;&amp;[.O58])" office:value-type="string" office:string-value="PD8/USART3_TX/LCD_SEG28" calcext:value-type="string">
            <text:p>PD8/USART3_TX/LCD_SEG28</text:p>
          </table:table-cell>
          <table:table-cell table:formula="of:=[.AO58]&amp;IF(ISBLANK([.P58]);&quot;&quot;;&quot;/&quot;&amp;[.P58])" office:value-type="string" office:string-value="PD8/USART3_TX/LCD_SEG28/FMC_D13" calcext:value-type="string">
            <text:p>PD8/USART3_TX/LCD_SEG28/FMC_D13</text:p>
          </table:table-cell>
          <table:table-cell table:formula="of:=[.AP58]&amp;IF(ISBLANK([.Q58]);&quot;&quot;;&quot;/&quot;&amp;[.Q58])" office:value-type="string" office:string-value="PD8/USART3_TX/LCD_SEG28/FMC_D13" calcext:value-type="string">
            <text:p>PD8/USART3_TX/LCD_SEG28/FMC_D13</text:p>
          </table:table-cell>
          <table:table-cell table:formula="of:=[.AQ58]&amp;IF(ISBLANK([.R58]);&quot;&quot;;&quot;/&quot;&amp;[.R58])" office:value-type="string" office:string-value="PD8/USART3_TX/LCD_SEG28/FMC_D13" calcext:value-type="string">
            <text:p>PD8/USART3_TX/LCD_SEG28/FMC_D13</text:p>
          </table:table-cell>
          <table:table-cell table:formula="of:=[.AR58]&amp;IF(ISBLANK([.S58]);&quot;&quot;;&quot;/&quot;&amp;[.S58])" office:value-type="string" office:string-value="PD8/USART3_TX/LCD_SEG28/FMC_D13" calcext:value-type="string">
            <text:p>PD8/USART3_TX/LCD_SEG28/FMC_D13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9</text:p>
          </table:table-cell>
          <table:table-cell table:number-columns-repeated="8"/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LCD_SEG29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SAI2_MCLK_A</text:p>
          </table:table-cell>
          <table:table-cell table:number-columns-repeated="10"/>
          <table:table-cell table:formula="of:=[.B59]" office:value-type="string" office:string-value="PD9" calcext:value-type="string">
            <text:p>PD9</text:p>
          </table:table-cell>
          <table:table-cell table:formula="of:=[.AB59]&amp;IF(ISBLANK([.C59]);&quot;&quot;;&quot;/&quot;&amp;[.C59])" office:value-type="string" office:string-value="PD9" calcext:value-type="string">
            <text:p>PD9</text:p>
          </table:table-cell>
          <table:table-cell table:formula="of:=[.AC59]&amp;IF(ISBLANK([.D59]);&quot;&quot;;&quot;/&quot;&amp;[.D59])" office:value-type="string" office:string-value="PD9" calcext:value-type="string">
            <text:p>PD9</text:p>
          </table:table-cell>
          <table:table-cell table:formula="of:=[.AD59]&amp;IF(ISBLANK([.E59]);&quot;&quot;;&quot;/&quot;&amp;[.E59])" office:value-type="string" office:string-value="PD9" calcext:value-type="string">
            <text:p>PD9</text:p>
          </table:table-cell>
          <table:table-cell table:formula="of:=[.AE59]&amp;IF(ISBLANK([.F59]);&quot;&quot;;&quot;/&quot;&amp;[.F59])" office:value-type="string" office:string-value="PD9" calcext:value-type="string">
            <text:p>PD9</text:p>
          </table:table-cell>
          <table:table-cell table:formula="of:=[.AF59]&amp;IF(ISBLANK([.G59]);&quot;&quot;;&quot;/&quot;&amp;[.G59])" office:value-type="string" office:string-value="PD9" calcext:value-type="string">
            <text:p>PD9</text:p>
          </table:table-cell>
          <table:table-cell table:formula="of:=[.AG59]&amp;IF(ISBLANK([.H59]);&quot;&quot;;&quot;/&quot;&amp;[.H59])" office:value-type="string" office:string-value="PD9" calcext:value-type="string">
            <text:p>PD9</text:p>
          </table:table-cell>
          <table:table-cell table:formula="of:=[.AH59]&amp;IF(ISBLANK([.I59]);&quot;&quot;;&quot;/&quot;&amp;[.I59])" office:value-type="string" office:string-value="PD9" calcext:value-type="string">
            <text:p>PD9</text:p>
          </table:table-cell>
          <table:table-cell table:formula="of:=[.AI59]&amp;IF(ISBLANK([.J59]);&quot;&quot;;&quot;/&quot;&amp;[.J59])" office:value-type="string" office:string-value="PD9" calcext:value-type="string">
            <text:p>PD9</text:p>
          </table:table-cell>
          <table:table-cell table:formula="of:=[.AJ59]&amp;IF(ISBLANK([.K59]);&quot;&quot;;&quot;/&quot;&amp;[.K59])" office:value-type="string" office:string-value="PD9/USART3_RX" calcext:value-type="string">
            <text:p>PD9/USART3_RX</text:p>
          </table:table-cell>
          <table:table-cell table:formula="of:=[.AK59]&amp;IF(ISBLANK([.L59]);&quot;&quot;;&quot;/&quot;&amp;[.L59])" office:value-type="string" office:string-value="PD9/USART3_RX" calcext:value-type="string">
            <text:p>PD9/USART3_RX</text:p>
          </table:table-cell>
          <table:table-cell table:formula="of:=[.AL59]&amp;IF(ISBLANK([.M59]);&quot;&quot;;&quot;/&quot;&amp;[.M59])" office:value-type="string" office:string-value="PD9/USART3_RX" calcext:value-type="string">
            <text:p>PD9/USART3_RX</text:p>
          </table:table-cell>
          <table:table-cell table:formula="of:=[.AM59]&amp;IF(ISBLANK([.N59]);&quot;&quot;;&quot;/&quot;&amp;[.N59])" office:value-type="string" office:string-value="PD9/USART3_RX" calcext:value-type="string">
            <text:p>PD9/USART3_RX</text:p>
          </table:table-cell>
          <table:table-cell table:formula="of:=[.AN59]&amp;IF(ISBLANK([.O59]);&quot;&quot;;&quot;/&quot;&amp;[.O59])" office:value-type="string" office:string-value="PD9/USART3_RX/LCD_SEG29" calcext:value-type="string">
            <text:p>PD9/USART3_RX/LCD_SEG29</text:p>
          </table:table-cell>
          <table:table-cell table:formula="of:=[.AO59]&amp;IF(ISBLANK([.P59]);&quot;&quot;;&quot;/&quot;&amp;[.P59])" office:value-type="string" office:string-value="PD9/USART3_RX/LCD_SEG29/FMC_D14" calcext:value-type="string">
            <text:p>PD9/USART3_RX/LCD_SEG29/FMC_D14</text:p>
          </table:table-cell>
          <table:table-cell table:formula="of:=[.AP59]&amp;IF(ISBLANK([.Q59]);&quot;&quot;;&quot;/&quot;&amp;[.Q59])" office:value-type="string" office:string-value="PD9/USART3_RX/LCD_SEG29/FMC_D14/SAI2_MCLK_A" calcext:value-type="string">
            <text:p>PD9/USART3_RX/LCD_SEG29/FMC_D14/SAI2_MCLK_A</text:p>
          </table:table-cell>
          <table:table-cell table:formula="of:=[.AQ59]&amp;IF(ISBLANK([.R59]);&quot;&quot;;&quot;/&quot;&amp;[.R59])" office:value-type="string" office:string-value="PD9/USART3_RX/LCD_SEG29/FMC_D14/SAI2_MCLK_A" calcext:value-type="string">
            <text:p>PD9/USART3_RX/LCD_SEG29/FMC_D14/SAI2_MCLK_A</text:p>
          </table:table-cell>
          <table:table-cell table:formula="of:=[.AR59]&amp;IF(ISBLANK([.S59]);&quot;&quot;;&quot;/&quot;&amp;[.S59])" office:value-type="string" office:string-value="PD9/USART3_RX/LCD_SEG29/FMC_D14/SAI2_MCLK_A" calcext:value-type="string">
            <text:p>PD9/USART3_RX/LCD_SEG29/FMC_D14/SAI2_MCLK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0</text:p>
          </table:table-cell>
          <table:table-cell table:number-columns-repeated="8"/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TSC_G6_IO1</text:p>
          </table:table-cell>
          <table:table-cell/>
          <table:table-cell office:value-type="string" calcext:value-type="string">
            <text:p>LCD_SEG30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SAI2_SCK_A</text:p>
          </table:table-cell>
          <table:table-cell table:number-columns-repeated="10"/>
          <table:table-cell table:formula="of:=[.B60]" office:value-type="string" office:string-value="PD10" calcext:value-type="string">
            <text:p>PD10</text:p>
          </table:table-cell>
          <table:table-cell table:formula="of:=[.AB60]&amp;IF(ISBLANK([.C60]);&quot;&quot;;&quot;/&quot;&amp;[.C60])" office:value-type="string" office:string-value="PD10" calcext:value-type="string">
            <text:p>PD10</text:p>
          </table:table-cell>
          <table:table-cell table:formula="of:=[.AC60]&amp;IF(ISBLANK([.D60]);&quot;&quot;;&quot;/&quot;&amp;[.D60])" office:value-type="string" office:string-value="PD10" calcext:value-type="string">
            <text:p>PD10</text:p>
          </table:table-cell>
          <table:table-cell table:formula="of:=[.AD60]&amp;IF(ISBLANK([.E60]);&quot;&quot;;&quot;/&quot;&amp;[.E60])" office:value-type="string" office:string-value="PD10" calcext:value-type="string">
            <text:p>PD10</text:p>
          </table:table-cell>
          <table:table-cell table:formula="of:=[.AE60]&amp;IF(ISBLANK([.F60]);&quot;&quot;;&quot;/&quot;&amp;[.F60])" office:value-type="string" office:string-value="PD10" calcext:value-type="string">
            <text:p>PD10</text:p>
          </table:table-cell>
          <table:table-cell table:formula="of:=[.AF60]&amp;IF(ISBLANK([.G60]);&quot;&quot;;&quot;/&quot;&amp;[.G60])" office:value-type="string" office:string-value="PD10" calcext:value-type="string">
            <text:p>PD10</text:p>
          </table:table-cell>
          <table:table-cell table:formula="of:=[.AG60]&amp;IF(ISBLANK([.H60]);&quot;&quot;;&quot;/&quot;&amp;[.H60])" office:value-type="string" office:string-value="PD10" calcext:value-type="string">
            <text:p>PD10</text:p>
          </table:table-cell>
          <table:table-cell table:formula="of:=[.AH60]&amp;IF(ISBLANK([.I60]);&quot;&quot;;&quot;/&quot;&amp;[.I60])" office:value-type="string" office:string-value="PD10" calcext:value-type="string">
            <text:p>PD10</text:p>
          </table:table-cell>
          <table:table-cell table:formula="of:=[.AI60]&amp;IF(ISBLANK([.J60]);&quot;&quot;;&quot;/&quot;&amp;[.J60])" office:value-type="string" office:string-value="PD10" calcext:value-type="string">
            <text:p>PD10</text:p>
          </table:table-cell>
          <table:table-cell table:formula="of:=[.AJ60]&amp;IF(ISBLANK([.K60]);&quot;&quot;;&quot;/&quot;&amp;[.K60])" office:value-type="string" office:string-value="PD10/USART3_CK" calcext:value-type="string">
            <text:p>PD10/USART3_CK</text:p>
          </table:table-cell>
          <table:table-cell table:formula="of:=[.AK60]&amp;IF(ISBLANK([.L60]);&quot;&quot;;&quot;/&quot;&amp;[.L60])" office:value-type="string" office:string-value="PD10/USART3_CK" calcext:value-type="string">
            <text:p>PD10/USART3_CK</text:p>
          </table:table-cell>
          <table:table-cell table:formula="of:=[.AL60]&amp;IF(ISBLANK([.M60]);&quot;&quot;;&quot;/&quot;&amp;[.M60])" office:value-type="string" office:string-value="PD10/USART3_CK/TSC_G6_IO1" calcext:value-type="string">
            <text:p>PD10/USART3_CK/TSC_G6_IO1</text:p>
          </table:table-cell>
          <table:table-cell table:formula="of:=[.AM60]&amp;IF(ISBLANK([.N60]);&quot;&quot;;&quot;/&quot;&amp;[.N60])" office:value-type="string" office:string-value="PD10/USART3_CK/TSC_G6_IO1" calcext:value-type="string">
            <text:p>PD10/USART3_CK/TSC_G6_IO1</text:p>
          </table:table-cell>
          <table:table-cell table:formula="of:=[.AN60]&amp;IF(ISBLANK([.O60]);&quot;&quot;;&quot;/&quot;&amp;[.O60])" office:value-type="string" office:string-value="PD10/USART3_CK/TSC_G6_IO1/LCD_SEG30" calcext:value-type="string">
            <text:p>PD10/USART3_CK/TSC_G6_IO1/LCD_SEG30</text:p>
          </table:table-cell>
          <table:table-cell table:formula="of:=[.AO60]&amp;IF(ISBLANK([.P60]);&quot;&quot;;&quot;/&quot;&amp;[.P60])" office:value-type="string" office:string-value="PD10/USART3_CK/TSC_G6_IO1/LCD_SEG30/FMC_D15" calcext:value-type="string">
            <text:p>PD10/USART3_CK/TSC_G6_IO1/LCD_SEG30/FMC_D15</text:p>
          </table:table-cell>
          <table:table-cell table:formula="of:=[.AP60]&amp;IF(ISBLANK([.Q60]);&quot;&quot;;&quot;/&quot;&amp;[.Q60])" office:value-type="string" office:string-value="PD10/USART3_CK/TSC_G6_IO1/LCD_SEG30/FMC_D15/SAI2_SCK_A" calcext:value-type="string">
            <text:p>PD10/USART3_CK/TSC_G6_IO1/LCD_SEG30/FMC_D15/SAI2_SCK_A</text:p>
          </table:table-cell>
          <table:table-cell table:formula="of:=[.AQ60]&amp;IF(ISBLANK([.R60]);&quot;&quot;;&quot;/&quot;&amp;[.R60])" office:value-type="string" office:string-value="PD10/USART3_CK/TSC_G6_IO1/LCD_SEG30/FMC_D15/SAI2_SCK_A" calcext:value-type="string">
            <text:p>PD10/USART3_CK/TSC_G6_IO1/LCD_SEG30/FMC_D15/SAI2_SCK_A</text:p>
          </table:table-cell>
          <table:table-cell table:formula="of:=[.AR60]&amp;IF(ISBLANK([.S60]);&quot;&quot;;&quot;/&quot;&amp;[.S60])" office:value-type="string" office:string-value="PD10/USART3_CK/TSC_G6_IO1/LCD_SEG30/FMC_D15/SAI2_SCK_A" calcext:value-type="string">
            <text:p>PD10/USART3_CK/TSC_G6_IO1/LCD_SEG30/FMC_D15/SAI2_SCK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1</text:p>
          </table:table-cell>
          <table:table-cell table:number-columns-repeated="8"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TSC_G6_IO2</text:p>
          </table:table-cell>
          <table:table-cell/>
          <table:table-cell office:value-type="string" calcext:value-type="string">
            <text:p>LCD_SEG31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LPTIM2_ETR</text:p>
          </table:table-cell>
          <table:table-cell table:number-columns-repeated="9"/>
          <table:table-cell table:formula="of:=[.B61]" office:value-type="string" office:string-value="PD11" calcext:value-type="string">
            <text:p>PD11</text:p>
          </table:table-cell>
          <table:table-cell table:formula="of:=[.AB61]&amp;IF(ISBLANK([.C61]);&quot;&quot;;&quot;/&quot;&amp;[.C61])" office:value-type="string" office:string-value="PD11" calcext:value-type="string">
            <text:p>PD11</text:p>
          </table:table-cell>
          <table:table-cell table:formula="of:=[.AC61]&amp;IF(ISBLANK([.D61]);&quot;&quot;;&quot;/&quot;&amp;[.D61])" office:value-type="string" office:string-value="PD11" calcext:value-type="string">
            <text:p>PD11</text:p>
          </table:table-cell>
          <table:table-cell table:formula="of:=[.AD61]&amp;IF(ISBLANK([.E61]);&quot;&quot;;&quot;/&quot;&amp;[.E61])" office:value-type="string" office:string-value="PD11" calcext:value-type="string">
            <text:p>PD11</text:p>
          </table:table-cell>
          <table:table-cell table:formula="of:=[.AE61]&amp;IF(ISBLANK([.F61]);&quot;&quot;;&quot;/&quot;&amp;[.F61])" office:value-type="string" office:string-value="PD11" calcext:value-type="string">
            <text:p>PD11</text:p>
          </table:table-cell>
          <table:table-cell table:formula="of:=[.AF61]&amp;IF(ISBLANK([.G61]);&quot;&quot;;&quot;/&quot;&amp;[.G61])" office:value-type="string" office:string-value="PD11" calcext:value-type="string">
            <text:p>PD11</text:p>
          </table:table-cell>
          <table:table-cell table:formula="of:=[.AG61]&amp;IF(ISBLANK([.H61]);&quot;&quot;;&quot;/&quot;&amp;[.H61])" office:value-type="string" office:string-value="PD11" calcext:value-type="string">
            <text:p>PD11</text:p>
          </table:table-cell>
          <table:table-cell table:formula="of:=[.AH61]&amp;IF(ISBLANK([.I61]);&quot;&quot;;&quot;/&quot;&amp;[.I61])" office:value-type="string" office:string-value="PD11" calcext:value-type="string">
            <text:p>PD11</text:p>
          </table:table-cell>
          <table:table-cell table:formula="of:=[.AI61]&amp;IF(ISBLANK([.J61]);&quot;&quot;;&quot;/&quot;&amp;[.J61])" office:value-type="string" office:string-value="PD11" calcext:value-type="string">
            <text:p>PD11</text:p>
          </table:table-cell>
          <table:table-cell table:formula="of:=[.AJ61]&amp;IF(ISBLANK([.K61]);&quot;&quot;;&quot;/&quot;&amp;[.K61])" office:value-type="string" office:string-value="PD11/USART3_CTS" calcext:value-type="string">
            <text:p>PD11/USART3_CTS</text:p>
          </table:table-cell>
          <table:table-cell table:formula="of:=[.AK61]&amp;IF(ISBLANK([.L61]);&quot;&quot;;&quot;/&quot;&amp;[.L61])" office:value-type="string" office:string-value="PD11/USART3_CTS" calcext:value-type="string">
            <text:p>PD11/USART3_CTS</text:p>
          </table:table-cell>
          <table:table-cell table:formula="of:=[.AL61]&amp;IF(ISBLANK([.M61]);&quot;&quot;;&quot;/&quot;&amp;[.M61])" office:value-type="string" office:string-value="PD11/USART3_CTS/TSC_G6_IO2" calcext:value-type="string">
            <text:p>PD11/USART3_CTS/TSC_G6_IO2</text:p>
          </table:table-cell>
          <table:table-cell table:formula="of:=[.AM61]&amp;IF(ISBLANK([.N61]);&quot;&quot;;&quot;/&quot;&amp;[.N61])" office:value-type="string" office:string-value="PD11/USART3_CTS/TSC_G6_IO2" calcext:value-type="string">
            <text:p>PD11/USART3_CTS/TSC_G6_IO2</text:p>
          </table:table-cell>
          <table:table-cell table:formula="of:=[.AN61]&amp;IF(ISBLANK([.O61]);&quot;&quot;;&quot;/&quot;&amp;[.O61])" office:value-type="string" office:string-value="PD11/USART3_CTS/TSC_G6_IO2/LCD_SEG31" calcext:value-type="string">
            <text:p>PD11/USART3_CTS/TSC_G6_IO2/LCD_SEG31</text:p>
          </table:table-cell>
          <table:table-cell table:formula="of:=[.AO61]&amp;IF(ISBLANK([.P61]);&quot;&quot;;&quot;/&quot;&amp;[.P61])" office:value-type="string" office:string-value="PD11/USART3_CTS/TSC_G6_IO2/LCD_SEG31/FMC_A16" calcext:value-type="string">
            <text:p>PD11/USART3_CTS/TSC_G6_IO2/LCD_SEG31/FMC_A16</text:p>
          </table:table-cell>
          <table:table-cell table:formula="of:=[.AP61]&amp;IF(ISBLANK([.Q61]);&quot;&quot;;&quot;/&quot;&amp;[.Q61])" office:value-type="string" office:string-value="PD11/USART3_CTS/TSC_G6_IO2/LCD_SEG31/FMC_A16/SAI2_SD_A" calcext:value-type="string">
            <text:p>PD11/USART3_CTS/TSC_G6_IO2/LCD_SEG31/FMC_A16/SAI2_SD_A</text:p>
          </table:table-cell>
          <table:table-cell table:formula="of:=[.AQ61]&amp;IF(ISBLANK([.R61]);&quot;&quot;;&quot;/&quot;&amp;[.R61])" office:value-type="string" office:string-value="PD11/USART3_CTS/TSC_G6_IO2/LCD_SEG31/FMC_A16/SAI2_SD_A/LPTIM2_ETR" calcext:value-type="string">
            <text:p>PD11/USART3_CTS/TSC_G6_IO2/LCD_SEG31/FMC_A16/SAI2_SD_A/LPTIM2_ETR</text:p>
          </table:table-cell>
          <table:table-cell table:formula="of:=[.AR61]&amp;IF(ISBLANK([.S61]);&quot;&quot;;&quot;/&quot;&amp;[.S61])" office:value-type="string" office:string-value="PD11/USART3_CTS/TSC_G6_IO2/LCD_SEG31/FMC_A16/SAI2_SD_A/LPTIM2_ETR" calcext:value-type="string">
            <text:p>PD11/USART3_CTS/TSC_G6_IO2/LCD_SEG31/FMC_A16/SAI2_SD_A/LP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2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 table:number-columns-repeated="4"/>
          <table:table-cell office:value-type="string" calcext:value-type="string">
            <text:p>USART3_RTS_DE</text:p>
          </table:table-cell>
          <table:table-cell/>
          <table:table-cell office:value-type="string" calcext:value-type="string">
            <text:p>TSC_G6_IO3</text:p>
          </table:table-cell>
          <table:table-cell/>
          <table:table-cell office:value-type="string" calcext:value-type="string">
            <text:p>LCD_SEG32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LPTIM2_IN1</text:p>
          </table:table-cell>
          <table:table-cell table:number-columns-repeated="9"/>
          <table:table-cell table:formula="of:=[.B62]" office:value-type="string" office:string-value="PD12" calcext:value-type="string">
            <text:p>PD12</text:p>
          </table:table-cell>
          <table:table-cell table:formula="of:=[.AB62]&amp;IF(ISBLANK([.C62]);&quot;&quot;;&quot;/&quot;&amp;[.C62])" office:value-type="string" office:string-value="PD12" calcext:value-type="string">
            <text:p>PD12</text:p>
          </table:table-cell>
          <table:table-cell table:formula="of:=[.AC62]&amp;IF(ISBLANK([.D62]);&quot;&quot;;&quot;/&quot;&amp;[.D62])" office:value-type="string" office:string-value="PD12" calcext:value-type="string">
            <text:p>PD12</text:p>
          </table:table-cell>
          <table:table-cell table:formula="of:=[.AD62]&amp;IF(ISBLANK([.E62]);&quot;&quot;;&quot;/&quot;&amp;[.E62])" office:value-type="string" office:string-value="PD12" calcext:value-type="string">
            <text:p>PD12</text:p>
          </table:table-cell>
          <table:table-cell table:formula="of:=[.AE62]&amp;IF(ISBLANK([.F62]);&quot;&quot;;&quot;/&quot;&amp;[.F62])" office:value-type="string" office:string-value="PD12/TIM4_CH1" calcext:value-type="string">
            <text:p>PD12/TIM4_CH1</text:p>
          </table:table-cell>
          <table:table-cell table:formula="of:=[.AF62]&amp;IF(ISBLANK([.G62]);&quot;&quot;;&quot;/&quot;&amp;[.G62])" office:value-type="string" office:string-value="PD12/TIM4_CH1" calcext:value-type="string">
            <text:p>PD12/TIM4_CH1</text:p>
          </table:table-cell>
          <table:table-cell table:formula="of:=[.AG62]&amp;IF(ISBLANK([.H62]);&quot;&quot;;&quot;/&quot;&amp;[.H62])" office:value-type="string" office:string-value="PD12/TIM4_CH1" calcext:value-type="string">
            <text:p>PD12/TIM4_CH1</text:p>
          </table:table-cell>
          <table:table-cell table:formula="of:=[.AH62]&amp;IF(ISBLANK([.I62]);&quot;&quot;;&quot;/&quot;&amp;[.I62])" office:value-type="string" office:string-value="PD12/TIM4_CH1" calcext:value-type="string">
            <text:p>PD12/TIM4_CH1</text:p>
          </table:table-cell>
          <table:table-cell table:formula="of:=[.AI62]&amp;IF(ISBLANK([.J62]);&quot;&quot;;&quot;/&quot;&amp;[.J62])" office:value-type="string" office:string-value="PD12/TIM4_CH1" calcext:value-type="string">
            <text:p>PD12/TIM4_CH1</text:p>
          </table:table-cell>
          <table:table-cell table:formula="of:=[.AJ62]&amp;IF(ISBLANK([.K62]);&quot;&quot;;&quot;/&quot;&amp;[.K62])" office:value-type="string" office:string-value="PD12/TIM4_CH1/USART3_RTS_DE" calcext:value-type="string">
            <text:p>PD12/TIM4_CH1/USART3_RTS_DE</text:p>
          </table:table-cell>
          <table:table-cell table:formula="of:=[.AK62]&amp;IF(ISBLANK([.L62]);&quot;&quot;;&quot;/&quot;&amp;[.L62])" office:value-type="string" office:string-value="PD12/TIM4_CH1/USART3_RTS_DE" calcext:value-type="string">
            <text:p>PD12/TIM4_CH1/USART3_RTS_DE</text:p>
          </table:table-cell>
          <table:table-cell table:formula="of:=[.AL62]&amp;IF(ISBLANK([.M62]);&quot;&quot;;&quot;/&quot;&amp;[.M62])" office:value-type="string" office:string-value="PD12/TIM4_CH1/USART3_RTS_DE/TSC_G6_IO3" calcext:value-type="string">
            <text:p>PD12/TIM4_CH1/USART3_RTS_DE/TSC_G6_IO3</text:p>
          </table:table-cell>
          <table:table-cell table:formula="of:=[.AM62]&amp;IF(ISBLANK([.N62]);&quot;&quot;;&quot;/&quot;&amp;[.N62])" office:value-type="string" office:string-value="PD12/TIM4_CH1/USART3_RTS_DE/TSC_G6_IO3" calcext:value-type="string">
            <text:p>PD12/TIM4_CH1/USART3_RTS_DE/TSC_G6_IO3</text:p>
          </table:table-cell>
          <table:table-cell table:formula="of:=[.AN62]&amp;IF(ISBLANK([.O62]);&quot;&quot;;&quot;/&quot;&amp;[.O62])" office:value-type="string" office:string-value="PD12/TIM4_CH1/USART3_RTS_DE/TSC_G6_IO3/LCD_SEG32" calcext:value-type="string">
            <text:p>PD12/TIM4_CH1/USART3_RTS_DE/TSC_G6_IO3/LCD_SEG32</text:p>
          </table:table-cell>
          <table:table-cell table:formula="of:=[.AO62]&amp;IF(ISBLANK([.P62]);&quot;&quot;;&quot;/&quot;&amp;[.P62])" office:value-type="string" office:string-value="PD12/TIM4_CH1/USART3_RTS_DE/TSC_G6_IO3/LCD_SEG32/FMC_A17" calcext:value-type="string">
            <text:p>PD12/TIM4_CH1/USART3_RTS_DE/TSC_G6_IO3/LCD_SEG32/FMC_A17</text:p>
          </table:table-cell>
          <table:table-cell table:formula="of:=[.AP62]&amp;IF(ISBLANK([.Q62]);&quot;&quot;;&quot;/&quot;&amp;[.Q62])" office:value-type="string" office:string-value="PD12/TIM4_CH1/USART3_RTS_DE/TSC_G6_IO3/LCD_SEG32/FMC_A17/SAI2_FS_A" calcext:value-type="string">
            <text:p>PD12/TIM4_CH1/USART3_RTS_DE/TSC_G6_IO3/LCD_SEG32/FMC_A17/SAI2_FS_A</text:p>
          </table:table-cell>
          <table:table-cell table:formula="of:=[.AQ62]&amp;IF(ISBLANK([.R62]);&quot;&quot;;&quot;/&quot;&amp;[.R62])" office:value-type="string" office:string-value="PD12/TIM4_CH1/USART3_RTS_DE/TSC_G6_IO3/LCD_SEG32/FMC_A17/SAI2_FS_A/LPTIM2_IN1" calcext:value-type="string">
            <text:p>PD12/TIM4_CH1/USART3_RTS_DE/TSC_G6_IO3/LCD_SEG32/FMC_A17/SAI2_FS_A/LPTIM2_IN1</text:p>
          </table:table-cell>
          <table:table-cell table:formula="of:=[.AR62]&amp;IF(ISBLANK([.S62]);&quot;&quot;;&quot;/&quot;&amp;[.S62])" office:value-type="string" office:string-value="PD12/TIM4_CH1/USART3_RTS_DE/TSC_G6_IO3/LCD_SEG32/FMC_A17/SAI2_FS_A/LPTIM2_IN1" calcext:value-type="string">
            <text:p>PD12/TIM4_CH1/USART3_RTS_DE/TSC_G6_IO3/LCD_SEG32/FMC_A17/SAI2_FS_A/LPTIM2_IN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3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 table:number-columns-repeated="6"/>
          <table:table-cell office:value-type="string" calcext:value-type="string">
            <text:p>TSC_G6_IO4</text:p>
          </table:table-cell>
          <table:table-cell/>
          <table:table-cell office:value-type="string" calcext:value-type="string">
            <text:p>LCD_SEG33</text:p>
          </table:table-cell>
          <table:table-cell office:value-type="string" calcext:value-type="string">
            <text:p>FMC_A18</text:p>
          </table:table-cell>
          <table:table-cell/>
          <table:table-cell office:value-type="string" calcext:value-type="string">
            <text:p>LPTIM2_OUT</text:p>
          </table:table-cell>
          <table:table-cell table:number-columns-repeated="9"/>
          <table:table-cell table:formula="of:=[.B63]" office:value-type="string" office:string-value="PD13" calcext:value-type="string">
            <text:p>PD13</text:p>
          </table:table-cell>
          <table:table-cell table:formula="of:=[.AB63]&amp;IF(ISBLANK([.C63]);&quot;&quot;;&quot;/&quot;&amp;[.C63])" office:value-type="string" office:string-value="PD13" calcext:value-type="string">
            <text:p>PD13</text:p>
          </table:table-cell>
          <table:table-cell table:formula="of:=[.AC63]&amp;IF(ISBLANK([.D63]);&quot;&quot;;&quot;/&quot;&amp;[.D63])" office:value-type="string" office:string-value="PD13" calcext:value-type="string">
            <text:p>PD13</text:p>
          </table:table-cell>
          <table:table-cell table:formula="of:=[.AD63]&amp;IF(ISBLANK([.E63]);&quot;&quot;;&quot;/&quot;&amp;[.E63])" office:value-type="string" office:string-value="PD13" calcext:value-type="string">
            <text:p>PD13</text:p>
          </table:table-cell>
          <table:table-cell table:formula="of:=[.AE63]&amp;IF(ISBLANK([.F63]);&quot;&quot;;&quot;/&quot;&amp;[.F63])" office:value-type="string" office:string-value="PD13/TIM4_CH2" calcext:value-type="string">
            <text:p>PD13/TIM4_CH2</text:p>
          </table:table-cell>
          <table:table-cell table:formula="of:=[.AF63]&amp;IF(ISBLANK([.G63]);&quot;&quot;;&quot;/&quot;&amp;[.G63])" office:value-type="string" office:string-value="PD13/TIM4_CH2" calcext:value-type="string">
            <text:p>PD13/TIM4_CH2</text:p>
          </table:table-cell>
          <table:table-cell table:formula="of:=[.AG63]&amp;IF(ISBLANK([.H63]);&quot;&quot;;&quot;/&quot;&amp;[.H63])" office:value-type="string" office:string-value="PD13/TIM4_CH2" calcext:value-type="string">
            <text:p>PD13/TIM4_CH2</text:p>
          </table:table-cell>
          <table:table-cell table:formula="of:=[.AH63]&amp;IF(ISBLANK([.I63]);&quot;&quot;;&quot;/&quot;&amp;[.I63])" office:value-type="string" office:string-value="PD13/TIM4_CH2" calcext:value-type="string">
            <text:p>PD13/TIM4_CH2</text:p>
          </table:table-cell>
          <table:table-cell table:formula="of:=[.AI63]&amp;IF(ISBLANK([.J63]);&quot;&quot;;&quot;/&quot;&amp;[.J63])" office:value-type="string" office:string-value="PD13/TIM4_CH2" calcext:value-type="string">
            <text:p>PD13/TIM4_CH2</text:p>
          </table:table-cell>
          <table:table-cell table:formula="of:=[.AJ63]&amp;IF(ISBLANK([.K63]);&quot;&quot;;&quot;/&quot;&amp;[.K63])" office:value-type="string" office:string-value="PD13/TIM4_CH2" calcext:value-type="string">
            <text:p>PD13/TIM4_CH2</text:p>
          </table:table-cell>
          <table:table-cell table:formula="of:=[.AK63]&amp;IF(ISBLANK([.L63]);&quot;&quot;;&quot;/&quot;&amp;[.L63])" office:value-type="string" office:string-value="PD13/TIM4_CH2" calcext:value-type="string">
            <text:p>PD13/TIM4_CH2</text:p>
          </table:table-cell>
          <table:table-cell table:formula="of:=[.AL63]&amp;IF(ISBLANK([.M63]);&quot;&quot;;&quot;/&quot;&amp;[.M63])" office:value-type="string" office:string-value="PD13/TIM4_CH2/TSC_G6_IO4" calcext:value-type="string">
            <text:p>PD13/TIM4_CH2/TSC_G6_IO4</text:p>
          </table:table-cell>
          <table:table-cell table:formula="of:=[.AM63]&amp;IF(ISBLANK([.N63]);&quot;&quot;;&quot;/&quot;&amp;[.N63])" office:value-type="string" office:string-value="PD13/TIM4_CH2/TSC_G6_IO4" calcext:value-type="string">
            <text:p>PD13/TIM4_CH2/TSC_G6_IO4</text:p>
          </table:table-cell>
          <table:table-cell table:formula="of:=[.AN63]&amp;IF(ISBLANK([.O63]);&quot;&quot;;&quot;/&quot;&amp;[.O63])" office:value-type="string" office:string-value="PD13/TIM4_CH2/TSC_G6_IO4/LCD_SEG33" calcext:value-type="string">
            <text:p>PD13/TIM4_CH2/TSC_G6_IO4/LCD_SEG33</text:p>
          </table:table-cell>
          <table:table-cell table:formula="of:=[.AO63]&amp;IF(ISBLANK([.P63]);&quot;&quot;;&quot;/&quot;&amp;[.P63])" office:value-type="string" office:string-value="PD13/TIM4_CH2/TSC_G6_IO4/LCD_SEG33/FMC_A18" calcext:value-type="string">
            <text:p>PD13/TIM4_CH2/TSC_G6_IO4/LCD_SEG33/FMC_A18</text:p>
          </table:table-cell>
          <table:table-cell table:formula="of:=[.AP63]&amp;IF(ISBLANK([.Q63]);&quot;&quot;;&quot;/&quot;&amp;[.Q63])" office:value-type="string" office:string-value="PD13/TIM4_CH2/TSC_G6_IO4/LCD_SEG33/FMC_A18" calcext:value-type="string">
            <text:p>PD13/TIM4_CH2/TSC_G6_IO4/LCD_SEG33/FMC_A18</text:p>
          </table:table-cell>
          <table:table-cell table:formula="of:=[.AQ63]&amp;IF(ISBLANK([.R63]);&quot;&quot;;&quot;/&quot;&amp;[.R63])" office:value-type="string" office:string-value="PD13/TIM4_CH2/TSC_G6_IO4/LCD_SEG33/FMC_A18/LPTIM2_OUT" calcext:value-type="string">
            <text:p>PD13/TIM4_CH2/TSC_G6_IO4/LCD_SEG33/FMC_A18/LPTIM2_OUT</text:p>
          </table:table-cell>
          <table:table-cell table:formula="of:=[.AR63]&amp;IF(ISBLANK([.S63]);&quot;&quot;;&quot;/&quot;&amp;[.S63])" office:value-type="string" office:string-value="PD13/TIM4_CH2/TSC_G6_IO4/LCD_SEG33/FMC_A18/LPTIM2_OUT" calcext:value-type="string">
            <text:p>PD13/TIM4_CH2/TSC_G6_IO4/LCD_SEG33/FMC_A18/LPTIM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4</text:p>
          </table:table-cell>
          <table:table-cell table:number-columns-repeated="3"/>
          <table:table-cell office:value-type="string" calcext:value-type="string">
            <text:p>TIM4_CH3</text:p>
          </table:table-cell>
          <table:table-cell table:number-columns-repeated="8"/>
          <table:table-cell office:value-type="string" calcext:value-type="string">
            <text:p>LCD_SEG34</text:p>
          </table:table-cell>
          <table:table-cell office:value-type="string" calcext:value-type="string">
            <text:p>FMC_D0</text:p>
          </table:table-cell>
          <table:table-cell table:number-columns-repeated="11"/>
          <table:table-cell table:formula="of:=[.B64]" office:value-type="string" office:string-value="PD14" calcext:value-type="string">
            <text:p>PD14</text:p>
          </table:table-cell>
          <table:table-cell table:formula="of:=[.AB64]&amp;IF(ISBLANK([.C64]);&quot;&quot;;&quot;/&quot;&amp;[.C64])" office:value-type="string" office:string-value="PD14" calcext:value-type="string">
            <text:p>PD14</text:p>
          </table:table-cell>
          <table:table-cell table:formula="of:=[.AC64]&amp;IF(ISBLANK([.D64]);&quot;&quot;;&quot;/&quot;&amp;[.D64])" office:value-type="string" office:string-value="PD14" calcext:value-type="string">
            <text:p>PD14</text:p>
          </table:table-cell>
          <table:table-cell table:formula="of:=[.AD64]&amp;IF(ISBLANK([.E64]);&quot;&quot;;&quot;/&quot;&amp;[.E64])" office:value-type="string" office:string-value="PD14" calcext:value-type="string">
            <text:p>PD14</text:p>
          </table:table-cell>
          <table:table-cell table:formula="of:=[.AE64]&amp;IF(ISBLANK([.F64]);&quot;&quot;;&quot;/&quot;&amp;[.F64])" office:value-type="string" office:string-value="PD14/TIM4_CH3" calcext:value-type="string">
            <text:p>PD14/TIM4_CH3</text:p>
          </table:table-cell>
          <table:table-cell table:formula="of:=[.AF64]&amp;IF(ISBLANK([.G64]);&quot;&quot;;&quot;/&quot;&amp;[.G64])" office:value-type="string" office:string-value="PD14/TIM4_CH3" calcext:value-type="string">
            <text:p>PD14/TIM4_CH3</text:p>
          </table:table-cell>
          <table:table-cell table:formula="of:=[.AG64]&amp;IF(ISBLANK([.H64]);&quot;&quot;;&quot;/&quot;&amp;[.H64])" office:value-type="string" office:string-value="PD14/TIM4_CH3" calcext:value-type="string">
            <text:p>PD14/TIM4_CH3</text:p>
          </table:table-cell>
          <table:table-cell table:formula="of:=[.AH64]&amp;IF(ISBLANK([.I64]);&quot;&quot;;&quot;/&quot;&amp;[.I64])" office:value-type="string" office:string-value="PD14/TIM4_CH3" calcext:value-type="string">
            <text:p>PD14/TIM4_CH3</text:p>
          </table:table-cell>
          <table:table-cell table:formula="of:=[.AI64]&amp;IF(ISBLANK([.J64]);&quot;&quot;;&quot;/&quot;&amp;[.J64])" office:value-type="string" office:string-value="PD14/TIM4_CH3" calcext:value-type="string">
            <text:p>PD14/TIM4_CH3</text:p>
          </table:table-cell>
          <table:table-cell table:formula="of:=[.AJ64]&amp;IF(ISBLANK([.K64]);&quot;&quot;;&quot;/&quot;&amp;[.K64])" office:value-type="string" office:string-value="PD14/TIM4_CH3" calcext:value-type="string">
            <text:p>PD14/TIM4_CH3</text:p>
          </table:table-cell>
          <table:table-cell table:formula="of:=[.AK64]&amp;IF(ISBLANK([.L64]);&quot;&quot;;&quot;/&quot;&amp;[.L64])" office:value-type="string" office:string-value="PD14/TIM4_CH3" calcext:value-type="string">
            <text:p>PD14/TIM4_CH3</text:p>
          </table:table-cell>
          <table:table-cell table:formula="of:=[.AL64]&amp;IF(ISBLANK([.M64]);&quot;&quot;;&quot;/&quot;&amp;[.M64])" office:value-type="string" office:string-value="PD14/TIM4_CH3" calcext:value-type="string">
            <text:p>PD14/TIM4_CH3</text:p>
          </table:table-cell>
          <table:table-cell table:formula="of:=[.AM64]&amp;IF(ISBLANK([.N64]);&quot;&quot;;&quot;/&quot;&amp;[.N64])" office:value-type="string" office:string-value="PD14/TIM4_CH3" calcext:value-type="string">
            <text:p>PD14/TIM4_CH3</text:p>
          </table:table-cell>
          <table:table-cell table:formula="of:=[.AN64]&amp;IF(ISBLANK([.O64]);&quot;&quot;;&quot;/&quot;&amp;[.O64])" office:value-type="string" office:string-value="PD14/TIM4_CH3/LCD_SEG34" calcext:value-type="string">
            <text:p>PD14/TIM4_CH3/LCD_SEG34</text:p>
          </table:table-cell>
          <table:table-cell table:formula="of:=[.AO64]&amp;IF(ISBLANK([.P64]);&quot;&quot;;&quot;/&quot;&amp;[.P64])" office:value-type="string" office:string-value="PD14/TIM4_CH3/LCD_SEG34/FMC_D0" calcext:value-type="string">
            <text:p>PD14/TIM4_CH3/LCD_SEG34/FMC_D0</text:p>
          </table:table-cell>
          <table:table-cell table:formula="of:=[.AP64]&amp;IF(ISBLANK([.Q64]);&quot;&quot;;&quot;/&quot;&amp;[.Q64])" office:value-type="string" office:string-value="PD14/TIM4_CH3/LCD_SEG34/FMC_D0" calcext:value-type="string">
            <text:p>PD14/TIM4_CH3/LCD_SEG34/FMC_D0</text:p>
          </table:table-cell>
          <table:table-cell table:formula="of:=[.AQ64]&amp;IF(ISBLANK([.R64]);&quot;&quot;;&quot;/&quot;&amp;[.R64])" office:value-type="string" office:string-value="PD14/TIM4_CH3/LCD_SEG34/FMC_D0" calcext:value-type="string">
            <text:p>PD14/TIM4_CH3/LCD_SEG34/FMC_D0</text:p>
          </table:table-cell>
          <table:table-cell table:formula="of:=[.AR64]&amp;IF(ISBLANK([.S64]);&quot;&quot;;&quot;/&quot;&amp;[.S64])" office:value-type="string" office:string-value="PD14/TIM4_CH3/LCD_SEG34/FMC_D0" calcext:value-type="string">
            <text:p>PD14/TIM4_CH3/LCD_SEG34/FMC_D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5</text:p>
          </table:table-cell>
          <table:table-cell table:number-columns-repeated="3"/>
          <table:table-cell office:value-type="string" calcext:value-type="string">
            <text:p>TIM4_CH4</text:p>
          </table:table-cell>
          <table:table-cell table:number-columns-repeated="8"/>
          <table:table-cell office:value-type="string" calcext:value-type="string">
            <text:p>LCD_SEG35</text:p>
          </table:table-cell>
          <table:table-cell office:value-type="string" calcext:value-type="string">
            <text:p>FMC_D1</text:p>
          </table:table-cell>
          <table:table-cell table:number-columns-repeated="11"/>
          <table:table-cell table:formula="of:=[.B65]" office:value-type="string" office:string-value="PD15" calcext:value-type="string">
            <text:p>PD15</text:p>
          </table:table-cell>
          <table:table-cell table:formula="of:=[.AB65]&amp;IF(ISBLANK([.C65]);&quot;&quot;;&quot;/&quot;&amp;[.C65])" office:value-type="string" office:string-value="PD15" calcext:value-type="string">
            <text:p>PD15</text:p>
          </table:table-cell>
          <table:table-cell table:formula="of:=[.AC65]&amp;IF(ISBLANK([.D65]);&quot;&quot;;&quot;/&quot;&amp;[.D65])" office:value-type="string" office:string-value="PD15" calcext:value-type="string">
            <text:p>PD15</text:p>
          </table:table-cell>
          <table:table-cell table:formula="of:=[.AD65]&amp;IF(ISBLANK([.E65]);&quot;&quot;;&quot;/&quot;&amp;[.E65])" office:value-type="string" office:string-value="PD15" calcext:value-type="string">
            <text:p>PD15</text:p>
          </table:table-cell>
          <table:table-cell table:formula="of:=[.AE65]&amp;IF(ISBLANK([.F65]);&quot;&quot;;&quot;/&quot;&amp;[.F65])" office:value-type="string" office:string-value="PD15/TIM4_CH4" calcext:value-type="string">
            <text:p>PD15/TIM4_CH4</text:p>
          </table:table-cell>
          <table:table-cell table:formula="of:=[.AF65]&amp;IF(ISBLANK([.G65]);&quot;&quot;;&quot;/&quot;&amp;[.G65])" office:value-type="string" office:string-value="PD15/TIM4_CH4" calcext:value-type="string">
            <text:p>PD15/TIM4_CH4</text:p>
          </table:table-cell>
          <table:table-cell table:formula="of:=[.AG65]&amp;IF(ISBLANK([.H65]);&quot;&quot;;&quot;/&quot;&amp;[.H65])" office:value-type="string" office:string-value="PD15/TIM4_CH4" calcext:value-type="string">
            <text:p>PD15/TIM4_CH4</text:p>
          </table:table-cell>
          <table:table-cell table:formula="of:=[.AH65]&amp;IF(ISBLANK([.I65]);&quot;&quot;;&quot;/&quot;&amp;[.I65])" office:value-type="string" office:string-value="PD15/TIM4_CH4" calcext:value-type="string">
            <text:p>PD15/TIM4_CH4</text:p>
          </table:table-cell>
          <table:table-cell table:formula="of:=[.AI65]&amp;IF(ISBLANK([.J65]);&quot;&quot;;&quot;/&quot;&amp;[.J65])" office:value-type="string" office:string-value="PD15/TIM4_CH4" calcext:value-type="string">
            <text:p>PD15/TIM4_CH4</text:p>
          </table:table-cell>
          <table:table-cell table:formula="of:=[.AJ65]&amp;IF(ISBLANK([.K65]);&quot;&quot;;&quot;/&quot;&amp;[.K65])" office:value-type="string" office:string-value="PD15/TIM4_CH4" calcext:value-type="string">
            <text:p>PD15/TIM4_CH4</text:p>
          </table:table-cell>
          <table:table-cell table:formula="of:=[.AK65]&amp;IF(ISBLANK([.L65]);&quot;&quot;;&quot;/&quot;&amp;[.L65])" office:value-type="string" office:string-value="PD15/TIM4_CH4" calcext:value-type="string">
            <text:p>PD15/TIM4_CH4</text:p>
          </table:table-cell>
          <table:table-cell table:formula="of:=[.AL65]&amp;IF(ISBLANK([.M65]);&quot;&quot;;&quot;/&quot;&amp;[.M65])" office:value-type="string" office:string-value="PD15/TIM4_CH4" calcext:value-type="string">
            <text:p>PD15/TIM4_CH4</text:p>
          </table:table-cell>
          <table:table-cell table:formula="of:=[.AM65]&amp;IF(ISBLANK([.N65]);&quot;&quot;;&quot;/&quot;&amp;[.N65])" office:value-type="string" office:string-value="PD15/TIM4_CH4" calcext:value-type="string">
            <text:p>PD15/TIM4_CH4</text:p>
          </table:table-cell>
          <table:table-cell table:formula="of:=[.AN65]&amp;IF(ISBLANK([.O65]);&quot;&quot;;&quot;/&quot;&amp;[.O65])" office:value-type="string" office:string-value="PD15/TIM4_CH4/LCD_SEG35" calcext:value-type="string">
            <text:p>PD15/TIM4_CH4/LCD_SEG35</text:p>
          </table:table-cell>
          <table:table-cell table:formula="of:=[.AO65]&amp;IF(ISBLANK([.P65]);&quot;&quot;;&quot;/&quot;&amp;[.P65])" office:value-type="string" office:string-value="PD15/TIM4_CH4/LCD_SEG35/FMC_D1" calcext:value-type="string">
            <text:p>PD15/TIM4_CH4/LCD_SEG35/FMC_D1</text:p>
          </table:table-cell>
          <table:table-cell table:formula="of:=[.AP65]&amp;IF(ISBLANK([.Q65]);&quot;&quot;;&quot;/&quot;&amp;[.Q65])" office:value-type="string" office:string-value="PD15/TIM4_CH4/LCD_SEG35/FMC_D1" calcext:value-type="string">
            <text:p>PD15/TIM4_CH4/LCD_SEG35/FMC_D1</text:p>
          </table:table-cell>
          <table:table-cell table:formula="of:=[.AQ65]&amp;IF(ISBLANK([.R65]);&quot;&quot;;&quot;/&quot;&amp;[.R65])" office:value-type="string" office:string-value="PD15/TIM4_CH4/LCD_SEG35/FMC_D1" calcext:value-type="string">
            <text:p>PD15/TIM4_CH4/LCD_SEG35/FMC_D1</text:p>
          </table:table-cell>
          <table:table-cell table:formula="of:=[.AR65]&amp;IF(ISBLANK([.S65]);&quot;&quot;;&quot;/&quot;&amp;[.S65])" office:value-type="string" office:string-value="PD15/TIM4_CH4/LCD_SEG35/FMC_D1" calcext:value-type="string">
            <text:p>PD15/TIM4_CH4/LCD_SEG35/FMC_D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8"/>
          <table:table-cell office:value-type="string" calcext:value-type="string">
            <text:p>LCD_SEG36</text:p>
          </table:table-cell>
          <table:table-cell office:value-type="string" calcext:value-type="string">
            <text:p>FMC_NBL0</text:p>
          </table:table-cell>
          <table:table-cell/>
          <table:table-cell office:value-type="string" calcext:value-type="string">
            <text:p>TIM16_CH1</text:p>
          </table:table-cell>
          <table:table-cell table:number-columns-repeated="9"/>
          <table:table-cell table:formula="of:=[.B66]" office:value-type="string" office:string-value="PE0" calcext:value-type="string">
            <text:p>PE0</text:p>
          </table:table-cell>
          <table:table-cell table:formula="of:=[.AB66]&amp;IF(ISBLANK([.C66]);&quot;&quot;;&quot;/&quot;&amp;[.C66])" office:value-type="string" office:string-value="PE0" calcext:value-type="string">
            <text:p>PE0</text:p>
          </table:table-cell>
          <table:table-cell table:formula="of:=[.AC66]&amp;IF(ISBLANK([.D66]);&quot;&quot;;&quot;/&quot;&amp;[.D66])" office:value-type="string" office:string-value="PE0" calcext:value-type="string">
            <text:p>PE0</text:p>
          </table:table-cell>
          <table:table-cell table:formula="of:=[.AD66]&amp;IF(ISBLANK([.E66]);&quot;&quot;;&quot;/&quot;&amp;[.E66])" office:value-type="string" office:string-value="PE0" calcext:value-type="string">
            <text:p>PE0</text:p>
          </table:table-cell>
          <table:table-cell table:formula="of:=[.AE66]&amp;IF(ISBLANK([.F66]);&quot;&quot;;&quot;/&quot;&amp;[.F66])" office:value-type="string" office:string-value="PE0/TIM4_ETR" calcext:value-type="string">
            <text:p>PE0/TIM4_ETR</text:p>
          </table:table-cell>
          <table:table-cell table:formula="of:=[.AF66]&amp;IF(ISBLANK([.G66]);&quot;&quot;;&quot;/&quot;&amp;[.G66])" office:value-type="string" office:string-value="PE0/TIM4_ETR" calcext:value-type="string">
            <text:p>PE0/TIM4_ETR</text:p>
          </table:table-cell>
          <table:table-cell table:formula="of:=[.AG66]&amp;IF(ISBLANK([.H66]);&quot;&quot;;&quot;/&quot;&amp;[.H66])" office:value-type="string" office:string-value="PE0/TIM4_ETR" calcext:value-type="string">
            <text:p>PE0/TIM4_ETR</text:p>
          </table:table-cell>
          <table:table-cell table:formula="of:=[.AH66]&amp;IF(ISBLANK([.I66]);&quot;&quot;;&quot;/&quot;&amp;[.I66])" office:value-type="string" office:string-value="PE0/TIM4_ETR" calcext:value-type="string">
            <text:p>PE0/TIM4_ETR</text:p>
          </table:table-cell>
          <table:table-cell table:formula="of:=[.AI66]&amp;IF(ISBLANK([.J66]);&quot;&quot;;&quot;/&quot;&amp;[.J66])" office:value-type="string" office:string-value="PE0/TIM4_ETR" calcext:value-type="string">
            <text:p>PE0/TIM4_ETR</text:p>
          </table:table-cell>
          <table:table-cell table:formula="of:=[.AJ66]&amp;IF(ISBLANK([.K66]);&quot;&quot;;&quot;/&quot;&amp;[.K66])" office:value-type="string" office:string-value="PE0/TIM4_ETR" calcext:value-type="string">
            <text:p>PE0/TIM4_ETR</text:p>
          </table:table-cell>
          <table:table-cell table:formula="of:=[.AK66]&amp;IF(ISBLANK([.L66]);&quot;&quot;;&quot;/&quot;&amp;[.L66])" office:value-type="string" office:string-value="PE0/TIM4_ETR" calcext:value-type="string">
            <text:p>PE0/TIM4_ETR</text:p>
          </table:table-cell>
          <table:table-cell table:formula="of:=[.AL66]&amp;IF(ISBLANK([.M66]);&quot;&quot;;&quot;/&quot;&amp;[.M66])" office:value-type="string" office:string-value="PE0/TIM4_ETR" calcext:value-type="string">
            <text:p>PE0/TIM4_ETR</text:p>
          </table:table-cell>
          <table:table-cell table:formula="of:=[.AM66]&amp;IF(ISBLANK([.N66]);&quot;&quot;;&quot;/&quot;&amp;[.N66])" office:value-type="string" office:string-value="PE0/TIM4_ETR" calcext:value-type="string">
            <text:p>PE0/TIM4_ETR</text:p>
          </table:table-cell>
          <table:table-cell table:formula="of:=[.AN66]&amp;IF(ISBLANK([.O66]);&quot;&quot;;&quot;/&quot;&amp;[.O66])" office:value-type="string" office:string-value="PE0/TIM4_ETR/LCD_SEG36" calcext:value-type="string">
            <text:p>PE0/TIM4_ETR/LCD_SEG36</text:p>
          </table:table-cell>
          <table:table-cell table:formula="of:=[.AO66]&amp;IF(ISBLANK([.P66]);&quot;&quot;;&quot;/&quot;&amp;[.P66])" office:value-type="string" office:string-value="PE0/TIM4_ETR/LCD_SEG36/FMC_NBL0" calcext:value-type="string">
            <text:p>PE0/TIM4_ETR/LCD_SEG36/FMC_NBL0</text:p>
          </table:table-cell>
          <table:table-cell table:formula="of:=[.AP66]&amp;IF(ISBLANK([.Q66]);&quot;&quot;;&quot;/&quot;&amp;[.Q66])" office:value-type="string" office:string-value="PE0/TIM4_ETR/LCD_SEG36/FMC_NBL0" calcext:value-type="string">
            <text:p>PE0/TIM4_ETR/LCD_SEG36/FMC_NBL0</text:p>
          </table:table-cell>
          <table:table-cell table:formula="of:=[.AQ66]&amp;IF(ISBLANK([.R66]);&quot;&quot;;&quot;/&quot;&amp;[.R66])" office:value-type="string" office:string-value="PE0/TIM4_ETR/LCD_SEG36/FMC_NBL0/TIM16_CH1" calcext:value-type="string">
            <text:p>PE0/TIM4_ETR/LCD_SEG36/FMC_NBL0/TIM16_CH1</text:p>
          </table:table-cell>
          <table:table-cell table:formula="of:=[.AR66]&amp;IF(ISBLANK([.S66]);&quot;&quot;;&quot;/&quot;&amp;[.S66])" office:value-type="string" office:string-value="PE0/TIM4_ETR/LCD_SEG36/FMC_NBL0/TIM16_CH1" calcext:value-type="string">
            <text:p>PE0/TIM4_ETR/LCD_SEG36/FMC_NBL0/TIM16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</text:p>
          </table:table-cell>
          <table:table-cell table:number-columns-repeated="12"/>
          <table:table-cell office:value-type="string" calcext:value-type="string">
            <text:p>LCD_SEG37</text:p>
          </table:table-cell>
          <table:table-cell office:value-type="string" calcext:value-type="string">
            <text:p>FMC_NBL1</text:p>
          </table:table-cell>
          <table:table-cell/>
          <table:table-cell office:value-type="string" calcext:value-type="string">
            <text:p>TIM17_CH1</text:p>
          </table:table-cell>
          <table:table-cell table:number-columns-repeated="9"/>
          <table:table-cell table:formula="of:=[.B67]" office:value-type="string" office:string-value="PE1" calcext:value-type="string">
            <text:p>PE1</text:p>
          </table:table-cell>
          <table:table-cell table:formula="of:=[.AB67]&amp;IF(ISBLANK([.C67]);&quot;&quot;;&quot;/&quot;&amp;[.C67])" office:value-type="string" office:string-value="PE1" calcext:value-type="string">
            <text:p>PE1</text:p>
          </table:table-cell>
          <table:table-cell table:formula="of:=[.AC67]&amp;IF(ISBLANK([.D67]);&quot;&quot;;&quot;/&quot;&amp;[.D67])" office:value-type="string" office:string-value="PE1" calcext:value-type="string">
            <text:p>PE1</text:p>
          </table:table-cell>
          <table:table-cell table:formula="of:=[.AD67]&amp;IF(ISBLANK([.E67]);&quot;&quot;;&quot;/&quot;&amp;[.E67])" office:value-type="string" office:string-value="PE1" calcext:value-type="string">
            <text:p>PE1</text:p>
          </table:table-cell>
          <table:table-cell table:formula="of:=[.AE67]&amp;IF(ISBLANK([.F67]);&quot;&quot;;&quot;/&quot;&amp;[.F67])" office:value-type="string" office:string-value="PE1" calcext:value-type="string">
            <text:p>PE1</text:p>
          </table:table-cell>
          <table:table-cell table:formula="of:=[.AF67]&amp;IF(ISBLANK([.G67]);&quot;&quot;;&quot;/&quot;&amp;[.G67])" office:value-type="string" office:string-value="PE1" calcext:value-type="string">
            <text:p>PE1</text:p>
          </table:table-cell>
          <table:table-cell table:formula="of:=[.AG67]&amp;IF(ISBLANK([.H67]);&quot;&quot;;&quot;/&quot;&amp;[.H67])" office:value-type="string" office:string-value="PE1" calcext:value-type="string">
            <text:p>PE1</text:p>
          </table:table-cell>
          <table:table-cell table:formula="of:=[.AH67]&amp;IF(ISBLANK([.I67]);&quot;&quot;;&quot;/&quot;&amp;[.I67])" office:value-type="string" office:string-value="PE1" calcext:value-type="string">
            <text:p>PE1</text:p>
          </table:table-cell>
          <table:table-cell table:formula="of:=[.AI67]&amp;IF(ISBLANK([.J67]);&quot;&quot;;&quot;/&quot;&amp;[.J67])" office:value-type="string" office:string-value="PE1" calcext:value-type="string">
            <text:p>PE1</text:p>
          </table:table-cell>
          <table:table-cell table:formula="of:=[.AJ67]&amp;IF(ISBLANK([.K67]);&quot;&quot;;&quot;/&quot;&amp;[.K67])" office:value-type="string" office:string-value="PE1" calcext:value-type="string">
            <text:p>PE1</text:p>
          </table:table-cell>
          <table:table-cell table:formula="of:=[.AK67]&amp;IF(ISBLANK([.L67]);&quot;&quot;;&quot;/&quot;&amp;[.L67])" office:value-type="string" office:string-value="PE1" calcext:value-type="string">
            <text:p>PE1</text:p>
          </table:table-cell>
          <table:table-cell table:formula="of:=[.AL67]&amp;IF(ISBLANK([.M67]);&quot;&quot;;&quot;/&quot;&amp;[.M67])" office:value-type="string" office:string-value="PE1" calcext:value-type="string">
            <text:p>PE1</text:p>
          </table:table-cell>
          <table:table-cell table:formula="of:=[.AM67]&amp;IF(ISBLANK([.N67]);&quot;&quot;;&quot;/&quot;&amp;[.N67])" office:value-type="string" office:string-value="PE1" calcext:value-type="string">
            <text:p>PE1</text:p>
          </table:table-cell>
          <table:table-cell table:formula="of:=[.AN67]&amp;IF(ISBLANK([.O67]);&quot;&quot;;&quot;/&quot;&amp;[.O67])" office:value-type="string" office:string-value="PE1/LCD_SEG37" calcext:value-type="string">
            <text:p>PE1/LCD_SEG37</text:p>
          </table:table-cell>
          <table:table-cell table:formula="of:=[.AO67]&amp;IF(ISBLANK([.P67]);&quot;&quot;;&quot;/&quot;&amp;[.P67])" office:value-type="string" office:string-value="PE1/LCD_SEG37/FMC_NBL1" calcext:value-type="string">
            <text:p>PE1/LCD_SEG37/FMC_NBL1</text:p>
          </table:table-cell>
          <table:table-cell table:formula="of:=[.AP67]&amp;IF(ISBLANK([.Q67]);&quot;&quot;;&quot;/&quot;&amp;[.Q67])" office:value-type="string" office:string-value="PE1/LCD_SEG37/FMC_NBL1" calcext:value-type="string">
            <text:p>PE1/LCD_SEG37/FMC_NBL1</text:p>
          </table:table-cell>
          <table:table-cell table:formula="of:=[.AQ67]&amp;IF(ISBLANK([.R67]);&quot;&quot;;&quot;/&quot;&amp;[.R67])" office:value-type="string" office:string-value="PE1/LCD_SEG37/FMC_NBL1/TIM17_CH1" calcext:value-type="string">
            <text:p>PE1/LCD_SEG37/FMC_NBL1/TIM17_CH1</text:p>
          </table:table-cell>
          <table:table-cell table:formula="of:=[.AR67]&amp;IF(ISBLANK([.S67]);&quot;&quot;;&quot;/&quot;&amp;[.S67])" office:value-type="string" office:string-value="PE1/LCD_SEG37/FMC_NBL1/TIM17_CH1" calcext:value-type="string">
            <text:p>PE1/LCD_SEG37/FMC_NBL1/TIM17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TRACECK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6"/>
          <table:table-cell office:value-type="string" calcext:value-type="string">
            <text:p>TSC_G7_IO1</text:p>
          </table:table-cell>
          <table:table-cell/>
          <table:table-cell office:value-type="string" calcext:value-type="string">
            <text:p>LCD_SEG38</text:p>
          </table:table-cell>
          <table:table-cell office:value-type="string" calcext:value-type="string">
            <text:p>FMC_A23</text:p>
          </table:table-cell>
          <table:table-cell office:value-type="string" calcext:value-type="string">
            <text:p>SAI1_MCLK_A</text:p>
          </table:table-cell>
          <table:table-cell table:number-columns-repeated="10"/>
          <table:table-cell table:formula="of:=[.B68]" office:value-type="string" office:string-value="PE2" calcext:value-type="string">
            <text:p>PE2</text:p>
          </table:table-cell>
          <table:table-cell table:formula="of:=[.AB68]&amp;IF(ISBLANK([.C68]);&quot;&quot;;&quot;/&quot;&amp;[.C68])" office:value-type="string" office:string-value="PE2" calcext:value-type="string">
            <text:p>PE2</text:p>
          </table:table-cell>
          <table:table-cell table:formula="of:=[.AC68]&amp;IF(ISBLANK([.D68]);&quot;&quot;;&quot;/&quot;&amp;[.D68])" office:value-type="string" office:string-value="PE2/TRACECK" calcext:value-type="string">
            <text:p>PE2/TRACECK</text:p>
          </table:table-cell>
          <table:table-cell table:formula="of:=[.AD68]&amp;IF(ISBLANK([.E68]);&quot;&quot;;&quot;/&quot;&amp;[.E68])" office:value-type="string" office:string-value="PE2/TRACECK" calcext:value-type="string">
            <text:p>PE2/TRACECK</text:p>
          </table:table-cell>
          <table:table-cell table:formula="of:=[.AE68]&amp;IF(ISBLANK([.F68]);&quot;&quot;;&quot;/&quot;&amp;[.F68])" office:value-type="string" office:string-value="PE2/TRACECK/TIM3_ETR" calcext:value-type="string">
            <text:p>PE2/TRACECK/TIM3_ETR</text:p>
          </table:table-cell>
          <table:table-cell table:formula="of:=[.AF68]&amp;IF(ISBLANK([.G68]);&quot;&quot;;&quot;/&quot;&amp;[.G68])" office:value-type="string" office:string-value="PE2/TRACECK/TIM3_ETR" calcext:value-type="string">
            <text:p>PE2/TRACECK/TIM3_ETR</text:p>
          </table:table-cell>
          <table:table-cell table:formula="of:=[.AG68]&amp;IF(ISBLANK([.H68]);&quot;&quot;;&quot;/&quot;&amp;[.H68])" office:value-type="string" office:string-value="PE2/TRACECK/TIM3_ETR" calcext:value-type="string">
            <text:p>PE2/TRACECK/TIM3_ETR</text:p>
          </table:table-cell>
          <table:table-cell table:formula="of:=[.AH68]&amp;IF(ISBLANK([.I68]);&quot;&quot;;&quot;/&quot;&amp;[.I68])" office:value-type="string" office:string-value="PE2/TRACECK/TIM3_ETR" calcext:value-type="string">
            <text:p>PE2/TRACECK/TIM3_ETR</text:p>
          </table:table-cell>
          <table:table-cell table:formula="of:=[.AI68]&amp;IF(ISBLANK([.J68]);&quot;&quot;;&quot;/&quot;&amp;[.J68])" office:value-type="string" office:string-value="PE2/TRACECK/TIM3_ETR" calcext:value-type="string">
            <text:p>PE2/TRACECK/TIM3_ETR</text:p>
          </table:table-cell>
          <table:table-cell table:formula="of:=[.AJ68]&amp;IF(ISBLANK([.K68]);&quot;&quot;;&quot;/&quot;&amp;[.K68])" office:value-type="string" office:string-value="PE2/TRACECK/TIM3_ETR" calcext:value-type="string">
            <text:p>PE2/TRACECK/TIM3_ETR</text:p>
          </table:table-cell>
          <table:table-cell table:formula="of:=[.AK68]&amp;IF(ISBLANK([.L68]);&quot;&quot;;&quot;/&quot;&amp;[.L68])" office:value-type="string" office:string-value="PE2/TRACECK/TIM3_ETR" calcext:value-type="string">
            <text:p>PE2/TRACECK/TIM3_ETR</text:p>
          </table:table-cell>
          <table:table-cell table:formula="of:=[.AL68]&amp;IF(ISBLANK([.M68]);&quot;&quot;;&quot;/&quot;&amp;[.M68])" office:value-type="string" office:string-value="PE2/TRACECK/TIM3_ETR/TSC_G7_IO1" calcext:value-type="string">
            <text:p>PE2/TRACECK/TIM3_ETR/TSC_G7_IO1</text:p>
          </table:table-cell>
          <table:table-cell table:formula="of:=[.AM68]&amp;IF(ISBLANK([.N68]);&quot;&quot;;&quot;/&quot;&amp;[.N68])" office:value-type="string" office:string-value="PE2/TRACECK/TIM3_ETR/TSC_G7_IO1" calcext:value-type="string">
            <text:p>PE2/TRACECK/TIM3_ETR/TSC_G7_IO1</text:p>
          </table:table-cell>
          <table:table-cell table:formula="of:=[.AN68]&amp;IF(ISBLANK([.O68]);&quot;&quot;;&quot;/&quot;&amp;[.O68])" office:value-type="string" office:string-value="PE2/TRACECK/TIM3_ETR/TSC_G7_IO1/LCD_SEG38" calcext:value-type="string">
            <text:p>PE2/TRACECK/TIM3_ETR/TSC_G7_IO1/LCD_SEG38</text:p>
          </table:table-cell>
          <table:table-cell table:formula="of:=[.AO68]&amp;IF(ISBLANK([.P68]);&quot;&quot;;&quot;/&quot;&amp;[.P68])" office:value-type="string" office:string-value="PE2/TRACECK/TIM3_ETR/TSC_G7_IO1/LCD_SEG38/FMC_A23" calcext:value-type="string">
            <text:p>PE2/TRACECK/TIM3_ETR/TSC_G7_IO1/LCD_SEG38/FMC_A23</text:p>
          </table:table-cell>
          <table:table-cell table:formula="of:=[.AP68]&amp;IF(ISBLANK([.Q68]);&quot;&quot;;&quot;/&quot;&amp;[.Q68])" office:value-type="string" office:string-value="PE2/TRACECK/TIM3_ETR/TSC_G7_IO1/LCD_SEG38/FMC_A23/SAI1_MCLK_A" calcext:value-type="string">
            <text:p>PE2/TRACECK/TIM3_ETR/TSC_G7_IO1/LCD_SEG38/FMC_A23/SAI1_MCLK_A</text:p>
          </table:table-cell>
          <table:table-cell table:formula="of:=[.AQ68]&amp;IF(ISBLANK([.R68]);&quot;&quot;;&quot;/&quot;&amp;[.R68])" office:value-type="string" office:string-value="PE2/TRACECK/TIM3_ETR/TSC_G7_IO1/LCD_SEG38/FMC_A23/SAI1_MCLK_A" calcext:value-type="string">
            <text:p>PE2/TRACECK/TIM3_ETR/TSC_G7_IO1/LCD_SEG38/FMC_A23/SAI1_MCLK_A</text:p>
          </table:table-cell>
          <table:table-cell table:formula="of:=[.AR68]&amp;IF(ISBLANK([.S68]);&quot;&quot;;&quot;/&quot;&amp;[.S68])" office:value-type="string" office:string-value="PE2/TRACECK/TIM3_ETR/TSC_G7_IO1/LCD_SEG38/FMC_A23/SAI1_MCLK_A" calcext:value-type="string">
            <text:p>PE2/TRACECK/TIM3_ETR/TSC_G7_IO1/LCD_SEG38/FMC_A23/SAI1_MCLK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TRACED0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6"/>
          <table:table-cell office:value-type="string" calcext:value-type="string">
            <text:p>TSC_G7_IO2</text:p>
          </table:table-cell>
          <table:table-cell/>
          <table:table-cell office:value-type="string" calcext:value-type="string">
            <text:p>LCD_SEG39</text:p>
          </table:table-cell>
          <table:table-cell office:value-type="string" calcext:value-type="string">
            <text:p>FMC_A19</text:p>
          </table:table-cell>
          <table:table-cell office:value-type="string" calcext:value-type="string">
            <text:p>SAI1_SD_B</text:p>
          </table:table-cell>
          <table:table-cell table:number-columns-repeated="10"/>
          <table:table-cell table:formula="of:=[.B69]" office:value-type="string" office:string-value="PE3" calcext:value-type="string">
            <text:p>PE3</text:p>
          </table:table-cell>
          <table:table-cell table:formula="of:=[.AB69]&amp;IF(ISBLANK([.C69]);&quot;&quot;;&quot;/&quot;&amp;[.C69])" office:value-type="string" office:string-value="PE3" calcext:value-type="string">
            <text:p>PE3</text:p>
          </table:table-cell>
          <table:table-cell table:formula="of:=[.AC69]&amp;IF(ISBLANK([.D69]);&quot;&quot;;&quot;/&quot;&amp;[.D69])" office:value-type="string" office:string-value="PE3/TRACED0" calcext:value-type="string">
            <text:p>PE3/TRACED0</text:p>
          </table:table-cell>
          <table:table-cell table:formula="of:=[.AD69]&amp;IF(ISBLANK([.E69]);&quot;&quot;;&quot;/&quot;&amp;[.E69])" office:value-type="string" office:string-value="PE3/TRACED0" calcext:value-type="string">
            <text:p>PE3/TRACED0</text:p>
          </table:table-cell>
          <table:table-cell table:formula="of:=[.AE69]&amp;IF(ISBLANK([.F69]);&quot;&quot;;&quot;/&quot;&amp;[.F69])" office:value-type="string" office:string-value="PE3/TRACED0/TIM3_CH1" calcext:value-type="string">
            <text:p>PE3/TRACED0/TIM3_CH1</text:p>
          </table:table-cell>
          <table:table-cell table:formula="of:=[.AF69]&amp;IF(ISBLANK([.G69]);&quot;&quot;;&quot;/&quot;&amp;[.G69])" office:value-type="string" office:string-value="PE3/TRACED0/TIM3_CH1" calcext:value-type="string">
            <text:p>PE3/TRACED0/TIM3_CH1</text:p>
          </table:table-cell>
          <table:table-cell table:formula="of:=[.AG69]&amp;IF(ISBLANK([.H69]);&quot;&quot;;&quot;/&quot;&amp;[.H69])" office:value-type="string" office:string-value="PE3/TRACED0/TIM3_CH1" calcext:value-type="string">
            <text:p>PE3/TRACED0/TIM3_CH1</text:p>
          </table:table-cell>
          <table:table-cell table:formula="of:=[.AH69]&amp;IF(ISBLANK([.I69]);&quot;&quot;;&quot;/&quot;&amp;[.I69])" office:value-type="string" office:string-value="PE3/TRACED0/TIM3_CH1" calcext:value-type="string">
            <text:p>PE3/TRACED0/TIM3_CH1</text:p>
          </table:table-cell>
          <table:table-cell table:formula="of:=[.AI69]&amp;IF(ISBLANK([.J69]);&quot;&quot;;&quot;/&quot;&amp;[.J69])" office:value-type="string" office:string-value="PE3/TRACED0/TIM3_CH1" calcext:value-type="string">
            <text:p>PE3/TRACED0/TIM3_CH1</text:p>
          </table:table-cell>
          <table:table-cell table:formula="of:=[.AJ69]&amp;IF(ISBLANK([.K69]);&quot;&quot;;&quot;/&quot;&amp;[.K69])" office:value-type="string" office:string-value="PE3/TRACED0/TIM3_CH1" calcext:value-type="string">
            <text:p>PE3/TRACED0/TIM3_CH1</text:p>
          </table:table-cell>
          <table:table-cell table:formula="of:=[.AK69]&amp;IF(ISBLANK([.L69]);&quot;&quot;;&quot;/&quot;&amp;[.L69])" office:value-type="string" office:string-value="PE3/TRACED0/TIM3_CH1" calcext:value-type="string">
            <text:p>PE3/TRACED0/TIM3_CH1</text:p>
          </table:table-cell>
          <table:table-cell table:formula="of:=[.AL69]&amp;IF(ISBLANK([.M69]);&quot;&quot;;&quot;/&quot;&amp;[.M69])" office:value-type="string" office:string-value="PE3/TRACED0/TIM3_CH1/TSC_G7_IO2" calcext:value-type="string">
            <text:p>PE3/TRACED0/TIM3_CH1/TSC_G7_IO2</text:p>
          </table:table-cell>
          <table:table-cell table:formula="of:=[.AM69]&amp;IF(ISBLANK([.N69]);&quot;&quot;;&quot;/&quot;&amp;[.N69])" office:value-type="string" office:string-value="PE3/TRACED0/TIM3_CH1/TSC_G7_IO2" calcext:value-type="string">
            <text:p>PE3/TRACED0/TIM3_CH1/TSC_G7_IO2</text:p>
          </table:table-cell>
          <table:table-cell table:formula="of:=[.AN69]&amp;IF(ISBLANK([.O69]);&quot;&quot;;&quot;/&quot;&amp;[.O69])" office:value-type="string" office:string-value="PE3/TRACED0/TIM3_CH1/TSC_G7_IO2/LCD_SEG39" calcext:value-type="string">
            <text:p>PE3/TRACED0/TIM3_CH1/TSC_G7_IO2/LCD_SEG39</text:p>
          </table:table-cell>
          <table:table-cell table:formula="of:=[.AO69]&amp;IF(ISBLANK([.P69]);&quot;&quot;;&quot;/&quot;&amp;[.P69])" office:value-type="string" office:string-value="PE3/TRACED0/TIM3_CH1/TSC_G7_IO2/LCD_SEG39/FMC_A19" calcext:value-type="string">
            <text:p>PE3/TRACED0/TIM3_CH1/TSC_G7_IO2/LCD_SEG39/FMC_A19</text:p>
          </table:table-cell>
          <table:table-cell table:formula="of:=[.AP69]&amp;IF(ISBLANK([.Q69]);&quot;&quot;;&quot;/&quot;&amp;[.Q69])" office:value-type="string" office:string-value="PE3/TRACED0/TIM3_CH1/TSC_G7_IO2/LCD_SEG39/FMC_A19/SAI1_SD_B" calcext:value-type="string">
            <text:p>PE3/TRACED0/TIM3_CH1/TSC_G7_IO2/LCD_SEG39/FMC_A19/SAI1_SD_B</text:p>
          </table:table-cell>
          <table:table-cell table:formula="of:=[.AQ69]&amp;IF(ISBLANK([.R69]);&quot;&quot;;&quot;/&quot;&amp;[.R69])" office:value-type="string" office:string-value="PE3/TRACED0/TIM3_CH1/TSC_G7_IO2/LCD_SEG39/FMC_A19/SAI1_SD_B" calcext:value-type="string">
            <text:p>PE3/TRACED0/TIM3_CH1/TSC_G7_IO2/LCD_SEG39/FMC_A19/SAI1_SD_B</text:p>
          </table:table-cell>
          <table:table-cell table:formula="of:=[.AR69]&amp;IF(ISBLANK([.S69]);&quot;&quot;;&quot;/&quot;&amp;[.S69])" office:value-type="string" office:string-value="PE3/TRACED0/TIM3_CH1/TSC_G7_IO2/LCD_SEG39/FMC_A19/SAI1_SD_B" calcext:value-type="string">
            <text:p>PE3/TRACED0/TIM3_CH1/TSC_G7_IO2/LCD_SEG39/FMC_A19/SAI1_SD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TRACED1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TSC_G7_IO3</text:p>
          </table:table-cell>
          <table:table-cell table:number-columns-repeated="2"/>
          <table:table-cell office:value-type="string" calcext:value-type="string">
            <text:p>FMC_A20</text:p>
          </table:table-cell>
          <table:table-cell office:value-type="string" calcext:value-type="string">
            <text:p>SAI1_FS_A</text:p>
          </table:table-cell>
          <table:table-cell table:number-columns-repeated="10"/>
          <table:table-cell table:formula="of:=[.B70]" office:value-type="string" office:string-value="PE4" calcext:value-type="string">
            <text:p>PE4</text:p>
          </table:table-cell>
          <table:table-cell table:formula="of:=[.AB70]&amp;IF(ISBLANK([.C70]);&quot;&quot;;&quot;/&quot;&amp;[.C70])" office:value-type="string" office:string-value="PE4" calcext:value-type="string">
            <text:p>PE4</text:p>
          </table:table-cell>
          <table:table-cell table:formula="of:=[.AC70]&amp;IF(ISBLANK([.D70]);&quot;&quot;;&quot;/&quot;&amp;[.D70])" office:value-type="string" office:string-value="PE4/TRACED1" calcext:value-type="string">
            <text:p>PE4/TRACED1</text:p>
          </table:table-cell>
          <table:table-cell table:formula="of:=[.AD70]&amp;IF(ISBLANK([.E70]);&quot;&quot;;&quot;/&quot;&amp;[.E70])" office:value-type="string" office:string-value="PE4/TRACED1" calcext:value-type="string">
            <text:p>PE4/TRACED1</text:p>
          </table:table-cell>
          <table:table-cell table:formula="of:=[.AE70]&amp;IF(ISBLANK([.F70]);&quot;&quot;;&quot;/&quot;&amp;[.F70])" office:value-type="string" office:string-value="PE4/TRACED1/TIM3_CH2" calcext:value-type="string">
            <text:p>PE4/TRACED1/TIM3_CH2</text:p>
          </table:table-cell>
          <table:table-cell table:formula="of:=[.AF70]&amp;IF(ISBLANK([.G70]);&quot;&quot;;&quot;/&quot;&amp;[.G70])" office:value-type="string" office:string-value="PE4/TRACED1/TIM3_CH2" calcext:value-type="string">
            <text:p>PE4/TRACED1/TIM3_CH2</text:p>
          </table:table-cell>
          <table:table-cell table:formula="of:=[.AG70]&amp;IF(ISBLANK([.H70]);&quot;&quot;;&quot;/&quot;&amp;[.H70])" office:value-type="string" office:string-value="PE4/TRACED1/TIM3_CH2" calcext:value-type="string">
            <text:p>PE4/TRACED1/TIM3_CH2</text:p>
          </table:table-cell>
          <table:table-cell table:formula="of:=[.AH70]&amp;IF(ISBLANK([.I70]);&quot;&quot;;&quot;/&quot;&amp;[.I70])" office:value-type="string" office:string-value="PE4/TRACED1/TIM3_CH2" calcext:value-type="string">
            <text:p>PE4/TRACED1/TIM3_CH2</text:p>
          </table:table-cell>
          <table:table-cell table:formula="of:=[.AI70]&amp;IF(ISBLANK([.J70]);&quot;&quot;;&quot;/&quot;&amp;[.J70])" office:value-type="string" office:string-value="PE4/TRACED1/TIM3_CH2/DFSDM1_DATIN3" calcext:value-type="string">
            <text:p>PE4/TRACED1/TIM3_CH2/DFSDM1_DATIN3</text:p>
          </table:table-cell>
          <table:table-cell table:formula="of:=[.AJ70]&amp;IF(ISBLANK([.K70]);&quot;&quot;;&quot;/&quot;&amp;[.K70])" office:value-type="string" office:string-value="PE4/TRACED1/TIM3_CH2/DFSDM1_DATIN3" calcext:value-type="string">
            <text:p>PE4/TRACED1/TIM3_CH2/DFSDM1_DATIN3</text:p>
          </table:table-cell>
          <table:table-cell table:formula="of:=[.AK70]&amp;IF(ISBLANK([.L70]);&quot;&quot;;&quot;/&quot;&amp;[.L70])" office:value-type="string" office:string-value="PE4/TRACED1/TIM3_CH2/DFSDM1_DATIN3" calcext:value-type="string">
            <text:p>PE4/TRACED1/TIM3_CH2/DFSDM1_DATIN3</text:p>
          </table:table-cell>
          <table:table-cell table:formula="of:=[.AL70]&amp;IF(ISBLANK([.M70]);&quot;&quot;;&quot;/&quot;&amp;[.M70])" office:value-type="string" office:string-value="PE4/TRACED1/TIM3_CH2/DFSDM1_DATIN3/TSC_G7_IO3" calcext:value-type="string">
            <text:p>PE4/TRACED1/TIM3_CH2/DFSDM1_DATIN3/TSC_G7_IO3</text:p>
          </table:table-cell>
          <table:table-cell table:formula="of:=[.AM70]&amp;IF(ISBLANK([.N70]);&quot;&quot;;&quot;/&quot;&amp;[.N70])" office:value-type="string" office:string-value="PE4/TRACED1/TIM3_CH2/DFSDM1_DATIN3/TSC_G7_IO3" calcext:value-type="string">
            <text:p>PE4/TRACED1/TIM3_CH2/DFSDM1_DATIN3/TSC_G7_IO3</text:p>
          </table:table-cell>
          <table:table-cell table:formula="of:=[.AN70]&amp;IF(ISBLANK([.O70]);&quot;&quot;;&quot;/&quot;&amp;[.O70])" office:value-type="string" office:string-value="PE4/TRACED1/TIM3_CH2/DFSDM1_DATIN3/TSC_G7_IO3" calcext:value-type="string">
            <text:p>PE4/TRACED1/TIM3_CH2/DFSDM1_DATIN3/TSC_G7_IO3</text:p>
          </table:table-cell>
          <table:table-cell table:formula="of:=[.AO70]&amp;IF(ISBLANK([.P70]);&quot;&quot;;&quot;/&quot;&amp;[.P70])" office:value-type="string" office:string-value="PE4/TRACED1/TIM3_CH2/DFSDM1_DATIN3/TSC_G7_IO3/FMC_A20" calcext:value-type="string">
            <text:p>PE4/TRACED1/TIM3_CH2/DFSDM1_DATIN3/TSC_G7_IO3/FMC_A20</text:p>
          </table:table-cell>
          <table:table-cell table:formula="of:=[.AP70]&amp;IF(ISBLANK([.Q70]);&quot;&quot;;&quot;/&quot;&amp;[.Q70])" office:value-type="string" office:string-value="PE4/TRACED1/TIM3_CH2/DFSDM1_DATIN3/TSC_G7_IO3/FMC_A20/SAI1_FS_A" calcext:value-type="string">
            <text:p>PE4/TRACED1/TIM3_CH2/DFSDM1_DATIN3/TSC_G7_IO3/FMC_A20/SAI1_FS_A</text:p>
          </table:table-cell>
          <table:table-cell table:formula="of:=[.AQ70]&amp;IF(ISBLANK([.R70]);&quot;&quot;;&quot;/&quot;&amp;[.R70])" office:value-type="string" office:string-value="PE4/TRACED1/TIM3_CH2/DFSDM1_DATIN3/TSC_G7_IO3/FMC_A20/SAI1_FS_A" calcext:value-type="string">
            <text:p>PE4/TRACED1/TIM3_CH2/DFSDM1_DATIN3/TSC_G7_IO3/FMC_A20/SAI1_FS_A</text:p>
          </table:table-cell>
          <table:table-cell table:formula="of:=[.AR70]&amp;IF(ISBLANK([.S70]);&quot;&quot;;&quot;/&quot;&amp;[.S70])" office:value-type="string" office:string-value="PE4/TRACED1/TIM3_CH2/DFSDM1_DATIN3/TSC_G7_IO3/FMC_A20/SAI1_FS_A" calcext:value-type="string">
            <text:p>PE4/TRACED1/TIM3_CH2/DFSDM1_DATIN3/TSC_G7_IO3/FMC_A20/SAI1_FS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TRACED2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TSC_G7_IO4</text:p>
          </table:table-cell>
          <table:table-cell table:number-columns-repeated="2"/>
          <table:table-cell office:value-type="string" calcext:value-type="string">
            <text:p>FMC_A21</text:p>
          </table:table-cell>
          <table:table-cell office:value-type="string" calcext:value-type="string">
            <text:p>SAI1_SCK_A</text:p>
          </table:table-cell>
          <table:table-cell table:number-columns-repeated="10"/>
          <table:table-cell table:formula="of:=[.B71]" office:value-type="string" office:string-value="PE5" calcext:value-type="string">
            <text:p>PE5</text:p>
          </table:table-cell>
          <table:table-cell table:formula="of:=[.AB71]&amp;IF(ISBLANK([.C71]);&quot;&quot;;&quot;/&quot;&amp;[.C71])" office:value-type="string" office:string-value="PE5" calcext:value-type="string">
            <text:p>PE5</text:p>
          </table:table-cell>
          <table:table-cell table:formula="of:=[.AC71]&amp;IF(ISBLANK([.D71]);&quot;&quot;;&quot;/&quot;&amp;[.D71])" office:value-type="string" office:string-value="PE5/TRACED2" calcext:value-type="string">
            <text:p>PE5/TRACED2</text:p>
          </table:table-cell>
          <table:table-cell table:formula="of:=[.AD71]&amp;IF(ISBLANK([.E71]);&quot;&quot;;&quot;/&quot;&amp;[.E71])" office:value-type="string" office:string-value="PE5/TRACED2" calcext:value-type="string">
            <text:p>PE5/TRACED2</text:p>
          </table:table-cell>
          <table:table-cell table:formula="of:=[.AE71]&amp;IF(ISBLANK([.F71]);&quot;&quot;;&quot;/&quot;&amp;[.F71])" office:value-type="string" office:string-value="PE5/TRACED2/TIM3_CH3" calcext:value-type="string">
            <text:p>PE5/TRACED2/TIM3_CH3</text:p>
          </table:table-cell>
          <table:table-cell table:formula="of:=[.AF71]&amp;IF(ISBLANK([.G71]);&quot;&quot;;&quot;/&quot;&amp;[.G71])" office:value-type="string" office:string-value="PE5/TRACED2/TIM3_CH3" calcext:value-type="string">
            <text:p>PE5/TRACED2/TIM3_CH3</text:p>
          </table:table-cell>
          <table:table-cell table:formula="of:=[.AG71]&amp;IF(ISBLANK([.H71]);&quot;&quot;;&quot;/&quot;&amp;[.H71])" office:value-type="string" office:string-value="PE5/TRACED2/TIM3_CH3" calcext:value-type="string">
            <text:p>PE5/TRACED2/TIM3_CH3</text:p>
          </table:table-cell>
          <table:table-cell table:formula="of:=[.AH71]&amp;IF(ISBLANK([.I71]);&quot;&quot;;&quot;/&quot;&amp;[.I71])" office:value-type="string" office:string-value="PE5/TRACED2/TIM3_CH3" calcext:value-type="string">
            <text:p>PE5/TRACED2/TIM3_CH3</text:p>
          </table:table-cell>
          <table:table-cell table:formula="of:=[.AI71]&amp;IF(ISBLANK([.J71]);&quot;&quot;;&quot;/&quot;&amp;[.J71])" office:value-type="string" office:string-value="PE5/TRACED2/TIM3_CH3/DFSDM1_CKIN3" calcext:value-type="string">
            <text:p>PE5/TRACED2/TIM3_CH3/DFSDM1_CKIN3</text:p>
          </table:table-cell>
          <table:table-cell table:formula="of:=[.AJ71]&amp;IF(ISBLANK([.K71]);&quot;&quot;;&quot;/&quot;&amp;[.K71])" office:value-type="string" office:string-value="PE5/TRACED2/TIM3_CH3/DFSDM1_CKIN3" calcext:value-type="string">
            <text:p>PE5/TRACED2/TIM3_CH3/DFSDM1_CKIN3</text:p>
          </table:table-cell>
          <table:table-cell table:formula="of:=[.AK71]&amp;IF(ISBLANK([.L71]);&quot;&quot;;&quot;/&quot;&amp;[.L71])" office:value-type="string" office:string-value="PE5/TRACED2/TIM3_CH3/DFSDM1_CKIN3" calcext:value-type="string">
            <text:p>PE5/TRACED2/TIM3_CH3/DFSDM1_CKIN3</text:p>
          </table:table-cell>
          <table:table-cell table:formula="of:=[.AL71]&amp;IF(ISBLANK([.M71]);&quot;&quot;;&quot;/&quot;&amp;[.M71])" office:value-type="string" office:string-value="PE5/TRACED2/TIM3_CH3/DFSDM1_CKIN3/TSC_G7_IO4" calcext:value-type="string">
            <text:p>PE5/TRACED2/TIM3_CH3/DFSDM1_CKIN3/TSC_G7_IO4</text:p>
          </table:table-cell>
          <table:table-cell table:formula="of:=[.AM71]&amp;IF(ISBLANK([.N71]);&quot;&quot;;&quot;/&quot;&amp;[.N71])" office:value-type="string" office:string-value="PE5/TRACED2/TIM3_CH3/DFSDM1_CKIN3/TSC_G7_IO4" calcext:value-type="string">
            <text:p>PE5/TRACED2/TIM3_CH3/DFSDM1_CKIN3/TSC_G7_IO4</text:p>
          </table:table-cell>
          <table:table-cell table:formula="of:=[.AN71]&amp;IF(ISBLANK([.O71]);&quot;&quot;;&quot;/&quot;&amp;[.O71])" office:value-type="string" office:string-value="PE5/TRACED2/TIM3_CH3/DFSDM1_CKIN3/TSC_G7_IO4" calcext:value-type="string">
            <text:p>PE5/TRACED2/TIM3_CH3/DFSDM1_CKIN3/TSC_G7_IO4</text:p>
          </table:table-cell>
          <table:table-cell table:formula="of:=[.AO71]&amp;IF(ISBLANK([.P71]);&quot;&quot;;&quot;/&quot;&amp;[.P71])" office:value-type="string" office:string-value="PE5/TRACED2/TIM3_CH3/DFSDM1_CKIN3/TSC_G7_IO4/FMC_A21" calcext:value-type="string">
            <text:p>PE5/TRACED2/TIM3_CH3/DFSDM1_CKIN3/TSC_G7_IO4/FMC_A21</text:p>
          </table:table-cell>
          <table:table-cell table:formula="of:=[.AP71]&amp;IF(ISBLANK([.Q71]);&quot;&quot;;&quot;/&quot;&amp;[.Q71])" office:value-type="string" office:string-value="PE5/TRACED2/TIM3_CH3/DFSDM1_CKIN3/TSC_G7_IO4/FMC_A21/SAI1_SCK_A" calcext:value-type="string">
            <text:p>PE5/TRACED2/TIM3_CH3/DFSDM1_CKIN3/TSC_G7_IO4/FMC_A21/SAI1_SCK_A</text:p>
          </table:table-cell>
          <table:table-cell table:formula="of:=[.AQ71]&amp;IF(ISBLANK([.R71]);&quot;&quot;;&quot;/&quot;&amp;[.R71])" office:value-type="string" office:string-value="PE5/TRACED2/TIM3_CH3/DFSDM1_CKIN3/TSC_G7_IO4/FMC_A21/SAI1_SCK_A" calcext:value-type="string">
            <text:p>PE5/TRACED2/TIM3_CH3/DFSDM1_CKIN3/TSC_G7_IO4/FMC_A21/SAI1_SCK_A</text:p>
          </table:table-cell>
          <table:table-cell table:formula="of:=[.AR71]&amp;IF(ISBLANK([.S71]);&quot;&quot;;&quot;/&quot;&amp;[.S71])" office:value-type="string" office:string-value="PE5/TRACED2/TIM3_CH3/DFSDM1_CKIN3/TSC_G7_IO4/FMC_A21/SAI1_SCK_A" calcext:value-type="string">
            <text:p>PE5/TRACED2/TIM3_CH3/DFSDM1_CKIN3/TSC_G7_IO4/FMC_A21/SAI1_SCK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RTC_TAMP3/WKUP3</text:p>
          </table:table-cell>
          <table:table-cell office:value-type="string" calcext:value-type="string">
            <text:p>TRACED3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9"/>
          <table:table-cell office:value-type="string" calcext:value-type="string">
            <text:p>FMC_A22</text:p>
          </table:table-cell>
          <table:table-cell office:value-type="string" calcext:value-type="string">
            <text:p>SAI1_SD_A</text:p>
          </table:table-cell>
          <table:table-cell table:number-columns-repeated="10"/>
          <table:table-cell table:formula="of:=[.B72]" office:value-type="string" office:string-value="PE6" calcext:value-type="string">
            <text:p>PE6</text:p>
          </table:table-cell>
          <table:table-cell table:formula="of:=[.AB72]&amp;IF(ISBLANK([.C72]);&quot;&quot;;&quot;/&quot;&amp;[.C72])" office:value-type="string" office:string-value="PE6/RTC_TAMP3/WKUP3" calcext:value-type="string">
            <text:p>PE6/RTC_TAMP3/WKUP3</text:p>
          </table:table-cell>
          <table:table-cell table:formula="of:=[.AC72]&amp;IF(ISBLANK([.D72]);&quot;&quot;;&quot;/&quot;&amp;[.D72])" office:value-type="string" office:string-value="PE6/RTC_TAMP3/WKUP3/TRACED3" calcext:value-type="string">
            <text:p>PE6/RTC_TAMP3/WKUP3/TRACED3</text:p>
          </table:table-cell>
          <table:table-cell table:formula="of:=[.AD72]&amp;IF(ISBLANK([.E72]);&quot;&quot;;&quot;/&quot;&amp;[.E72])" office:value-type="string" office:string-value="PE6/RTC_TAMP3/WKUP3/TRACED3" calcext:value-type="string">
            <text:p>PE6/RTC_TAMP3/WKUP3/TRACED3</text:p>
          </table:table-cell>
          <table:table-cell table:formula="of:=[.AE72]&amp;IF(ISBLANK([.F72]);&quot;&quot;;&quot;/&quot;&amp;[.F72])" office:value-type="string" office:string-value="PE6/RTC_TAMP3/WKUP3/TRACED3/TIM3_CH4" calcext:value-type="string">
            <text:p>PE6/RTC_TAMP3/WKUP3/TRACED3/TIM3_CH4</text:p>
          </table:table-cell>
          <table:table-cell table:formula="of:=[.AF72]&amp;IF(ISBLANK([.G72]);&quot;&quot;;&quot;/&quot;&amp;[.G72])" office:value-type="string" office:string-value="PE6/RTC_TAMP3/WKUP3/TRACED3/TIM3_CH4" calcext:value-type="string">
            <text:p>PE6/RTC_TAMP3/WKUP3/TRACED3/TIM3_CH4</text:p>
          </table:table-cell>
          <table:table-cell table:formula="of:=[.AG72]&amp;IF(ISBLANK([.H72]);&quot;&quot;;&quot;/&quot;&amp;[.H72])" office:value-type="string" office:string-value="PE6/RTC_TAMP3/WKUP3/TRACED3/TIM3_CH4" calcext:value-type="string">
            <text:p>PE6/RTC_TAMP3/WKUP3/TRACED3/TIM3_CH4</text:p>
          </table:table-cell>
          <table:table-cell table:formula="of:=[.AH72]&amp;IF(ISBLANK([.I72]);&quot;&quot;;&quot;/&quot;&amp;[.I72])" office:value-type="string" office:string-value="PE6/RTC_TAMP3/WKUP3/TRACED3/TIM3_CH4" calcext:value-type="string">
            <text:p>PE6/RTC_TAMP3/WKUP3/TRACED3/TIM3_CH4</text:p>
          </table:table-cell>
          <table:table-cell table:formula="of:=[.AI72]&amp;IF(ISBLANK([.J72]);&quot;&quot;;&quot;/&quot;&amp;[.J72])" office:value-type="string" office:string-value="PE6/RTC_TAMP3/WKUP3/TRACED3/TIM3_CH4" calcext:value-type="string">
            <text:p>PE6/RTC_TAMP3/WKUP3/TRACED3/TIM3_CH4</text:p>
          </table:table-cell>
          <table:table-cell table:formula="of:=[.AJ72]&amp;IF(ISBLANK([.K72]);&quot;&quot;;&quot;/&quot;&amp;[.K72])" office:value-type="string" office:string-value="PE6/RTC_TAMP3/WKUP3/TRACED3/TIM3_CH4" calcext:value-type="string">
            <text:p>PE6/RTC_TAMP3/WKUP3/TRACED3/TIM3_CH4</text:p>
          </table:table-cell>
          <table:table-cell table:formula="of:=[.AK72]&amp;IF(ISBLANK([.L72]);&quot;&quot;;&quot;/&quot;&amp;[.L72])" office:value-type="string" office:string-value="PE6/RTC_TAMP3/WKUP3/TRACED3/TIM3_CH4" calcext:value-type="string">
            <text:p>PE6/RTC_TAMP3/WKUP3/TRACED3/TIM3_CH4</text:p>
          </table:table-cell>
          <table:table-cell table:formula="of:=[.AL72]&amp;IF(ISBLANK([.M72]);&quot;&quot;;&quot;/&quot;&amp;[.M72])" office:value-type="string" office:string-value="PE6/RTC_TAMP3/WKUP3/TRACED3/TIM3_CH4" calcext:value-type="string">
            <text:p>PE6/RTC_TAMP3/WKUP3/TRACED3/TIM3_CH4</text:p>
          </table:table-cell>
          <table:table-cell table:formula="of:=[.AM72]&amp;IF(ISBLANK([.N72]);&quot;&quot;;&quot;/&quot;&amp;[.N72])" office:value-type="string" office:string-value="PE6/RTC_TAMP3/WKUP3/TRACED3/TIM3_CH4" calcext:value-type="string">
            <text:p>PE6/RTC_TAMP3/WKUP3/TRACED3/TIM3_CH4</text:p>
          </table:table-cell>
          <table:table-cell table:formula="of:=[.AN72]&amp;IF(ISBLANK([.O72]);&quot;&quot;;&quot;/&quot;&amp;[.O72])" office:value-type="string" office:string-value="PE6/RTC_TAMP3/WKUP3/TRACED3/TIM3_CH4" calcext:value-type="string">
            <text:p>PE6/RTC_TAMP3/WKUP3/TRACED3/TIM3_CH4</text:p>
          </table:table-cell>
          <table:table-cell table:formula="of:=[.AO72]&amp;IF(ISBLANK([.P72]);&quot;&quot;;&quot;/&quot;&amp;[.P72])" office:value-type="string" office:string-value="PE6/RTC_TAMP3/WKUP3/TRACED3/TIM3_CH4/FMC_A22" calcext:value-type="string">
            <text:p>PE6/RTC_TAMP3/WKUP3/TRACED3/TIM3_CH4/FMC_A22</text:p>
          </table:table-cell>
          <table:table-cell table:formula="of:=[.AP72]&amp;IF(ISBLANK([.Q72]);&quot;&quot;;&quot;/&quot;&amp;[.Q72])" office:value-type="string" office:string-value="PE6/RTC_TAMP3/WKUP3/TRACED3/TIM3_CH4/FMC_A22/SAI1_SD_A" calcext:value-type="string">
            <text:p>PE6/RTC_TAMP3/WKUP3/TRACED3/TIM3_CH4/FMC_A22/SAI1_SD_A</text:p>
          </table:table-cell>
          <table:table-cell table:formula="of:=[.AQ72]&amp;IF(ISBLANK([.R72]);&quot;&quot;;&quot;/&quot;&amp;[.R72])" office:value-type="string" office:string-value="PE6/RTC_TAMP3/WKUP3/TRACED3/TIM3_CH4/FMC_A22/SAI1_SD_A" calcext:value-type="string">
            <text:p>PE6/RTC_TAMP3/WKUP3/TRACED3/TIM3_CH4/FMC_A22/SAI1_SD_A</text:p>
          </table:table-cell>
          <table:table-cell table:formula="of:=[.AR72]&amp;IF(ISBLANK([.S72]);&quot;&quot;;&quot;/&quot;&amp;[.S72])" office:value-type="string" office:string-value="PE6/RTC_TAMP3/WKUP3/TRACED3/TIM3_CH4/FMC_A22/SAI1_SD_A" calcext:value-type="string">
            <text:p>PE6/RTC_TAMP3/WKUP3/TRACED3/TIM3_CH4/FMC_A22/SAI1_SD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7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table:number-columns-repeated="4"/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FMC_D4</text:p>
          </table:table-cell>
          <table:table-cell office:value-type="string" calcext:value-type="string">
            <text:p>SAI1_SD_B</text:p>
          </table:table-cell>
          <table:table-cell table:number-columns-repeated="10"/>
          <table:table-cell table:formula="of:=[.B73]" office:value-type="string" office:string-value="PE7" calcext:value-type="string">
            <text:p>PE7</text:p>
          </table:table-cell>
          <table:table-cell table:formula="of:=[.AB73]&amp;IF(ISBLANK([.C73]);&quot;&quot;;&quot;/&quot;&amp;[.C73])" office:value-type="string" office:string-value="PE7" calcext:value-type="string">
            <text:p>PE7</text:p>
          </table:table-cell>
          <table:table-cell table:formula="of:=[.AC73]&amp;IF(ISBLANK([.D73]);&quot;&quot;;&quot;/&quot;&amp;[.D73])" office:value-type="string" office:string-value="PE7" calcext:value-type="string">
            <text:p>PE7</text:p>
          </table:table-cell>
          <table:table-cell table:formula="of:=[.AD73]&amp;IF(ISBLANK([.E73]);&quot;&quot;;&quot;/&quot;&amp;[.E73])" office:value-type="string" office:string-value="PE7/TIM1_ETR" calcext:value-type="string">
            <text:p>PE7/TIM1_ETR</text:p>
          </table:table-cell>
          <table:table-cell table:formula="of:=[.AE73]&amp;IF(ISBLANK([.F73]);&quot;&quot;;&quot;/&quot;&amp;[.F73])" office:value-type="string" office:string-value="PE7/TIM1_ETR" calcext:value-type="string">
            <text:p>PE7/TIM1_ETR</text:p>
          </table:table-cell>
          <table:table-cell table:formula="of:=[.AF73]&amp;IF(ISBLANK([.G73]);&quot;&quot;;&quot;/&quot;&amp;[.G73])" office:value-type="string" office:string-value="PE7/TIM1_ETR" calcext:value-type="string">
            <text:p>PE7/TIM1_ETR</text:p>
          </table:table-cell>
          <table:table-cell table:formula="of:=[.AG73]&amp;IF(ISBLANK([.H73]);&quot;&quot;;&quot;/&quot;&amp;[.H73])" office:value-type="string" office:string-value="PE7/TIM1_ETR" calcext:value-type="string">
            <text:p>PE7/TIM1_ETR</text:p>
          </table:table-cell>
          <table:table-cell table:formula="of:=[.AH73]&amp;IF(ISBLANK([.I73]);&quot;&quot;;&quot;/&quot;&amp;[.I73])" office:value-type="string" office:string-value="PE7/TIM1_ETR" calcext:value-type="string">
            <text:p>PE7/TIM1_ETR</text:p>
          </table:table-cell>
          <table:table-cell table:formula="of:=[.AI73]&amp;IF(ISBLANK([.J73]);&quot;&quot;;&quot;/&quot;&amp;[.J73])" office:value-type="string" office:string-value="PE7/TIM1_ETR/DFSDM1_DATIN2" calcext:value-type="string">
            <text:p>PE7/TIM1_ETR/DFSDM1_DATIN2</text:p>
          </table:table-cell>
          <table:table-cell table:formula="of:=[.AJ73]&amp;IF(ISBLANK([.K73]);&quot;&quot;;&quot;/&quot;&amp;[.K73])" office:value-type="string" office:string-value="PE7/TIM1_ETR/DFSDM1_DATIN2" calcext:value-type="string">
            <text:p>PE7/TIM1_ETR/DFSDM1_DATIN2</text:p>
          </table:table-cell>
          <table:table-cell table:formula="of:=[.AK73]&amp;IF(ISBLANK([.L73]);&quot;&quot;;&quot;/&quot;&amp;[.L73])" office:value-type="string" office:string-value="PE7/TIM1_ETR/DFSDM1_DATIN2" calcext:value-type="string">
            <text:p>PE7/TIM1_ETR/DFSDM1_DATIN2</text:p>
          </table:table-cell>
          <table:table-cell table:formula="of:=[.AL73]&amp;IF(ISBLANK([.M73]);&quot;&quot;;&quot;/&quot;&amp;[.M73])" office:value-type="string" office:string-value="PE7/TIM1_ETR/DFSDM1_DATIN2" calcext:value-type="string">
            <text:p>PE7/TIM1_ETR/DFSDM1_DATIN2</text:p>
          </table:table-cell>
          <table:table-cell table:formula="of:=[.AM73]&amp;IF(ISBLANK([.N73]);&quot;&quot;;&quot;/&quot;&amp;[.N73])" office:value-type="string" office:string-value="PE7/TIM1_ETR/DFSDM1_DATIN2" calcext:value-type="string">
            <text:p>PE7/TIM1_ETR/DFSDM1_DATIN2</text:p>
          </table:table-cell>
          <table:table-cell table:formula="of:=[.AN73]&amp;IF(ISBLANK([.O73]);&quot;&quot;;&quot;/&quot;&amp;[.O73])" office:value-type="string" office:string-value="PE7/TIM1_ETR/DFSDM1_DATIN2" calcext:value-type="string">
            <text:p>PE7/TIM1_ETR/DFSDM1_DATIN2</text:p>
          </table:table-cell>
          <table:table-cell table:formula="of:=[.AO73]&amp;IF(ISBLANK([.P73]);&quot;&quot;;&quot;/&quot;&amp;[.P73])" office:value-type="string" office:string-value="PE7/TIM1_ETR/DFSDM1_DATIN2/FMC_D4" calcext:value-type="string">
            <text:p>PE7/TIM1_ETR/DFSDM1_DATIN2/FMC_D4</text:p>
          </table:table-cell>
          <table:table-cell table:formula="of:=[.AP73]&amp;IF(ISBLANK([.Q73]);&quot;&quot;;&quot;/&quot;&amp;[.Q73])" office:value-type="string" office:string-value="PE7/TIM1_ETR/DFSDM1_DATIN2/FMC_D4/SAI1_SD_B" calcext:value-type="string">
            <text:p>PE7/TIM1_ETR/DFSDM1_DATIN2/FMC_D4/SAI1_SD_B</text:p>
          </table:table-cell>
          <table:table-cell table:formula="of:=[.AQ73]&amp;IF(ISBLANK([.R73]);&quot;&quot;;&quot;/&quot;&amp;[.R73])" office:value-type="string" office:string-value="PE7/TIM1_ETR/DFSDM1_DATIN2/FMC_D4/SAI1_SD_B" calcext:value-type="string">
            <text:p>PE7/TIM1_ETR/DFSDM1_DATIN2/FMC_D4/SAI1_SD_B</text:p>
          </table:table-cell>
          <table:table-cell table:formula="of:=[.AR73]&amp;IF(ISBLANK([.S73]);&quot;&quot;;&quot;/&quot;&amp;[.S73])" office:value-type="string" office:string-value="PE7/TIM1_ETR/DFSDM1_DATIN2/FMC_D4/SAI1_SD_B" calcext:value-type="string">
            <text:p>PE7/TIM1_ETR/DFSDM1_DATIN2/FMC_D4/SAI1_SD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8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 table:number-columns-repeated="5"/>
          <table:table-cell office:value-type="string" calcext:value-type="string">
            <text:p>FMC_D5</text:p>
          </table:table-cell>
          <table:table-cell office:value-type="string" calcext:value-type="string">
            <text:p>SAI1_SCK_B</text:p>
          </table:table-cell>
          <table:table-cell table:number-columns-repeated="10"/>
          <table:table-cell table:formula="of:=[.B74]" office:value-type="string" office:string-value="PE8" calcext:value-type="string">
            <text:p>PE8</text:p>
          </table:table-cell>
          <table:table-cell table:formula="of:=[.AB74]&amp;IF(ISBLANK([.C74]);&quot;&quot;;&quot;/&quot;&amp;[.C74])" office:value-type="string" office:string-value="PE8" calcext:value-type="string">
            <text:p>PE8</text:p>
          </table:table-cell>
          <table:table-cell table:formula="of:=[.AC74]&amp;IF(ISBLANK([.D74]);&quot;&quot;;&quot;/&quot;&amp;[.D74])" office:value-type="string" office:string-value="PE8" calcext:value-type="string">
            <text:p>PE8</text:p>
          </table:table-cell>
          <table:table-cell table:formula="of:=[.AD74]&amp;IF(ISBLANK([.E74]);&quot;&quot;;&quot;/&quot;&amp;[.E74])" office:value-type="string" office:string-value="PE8/TIM1_CH1N" calcext:value-type="string">
            <text:p>PE8/TIM1_CH1N</text:p>
          </table:table-cell>
          <table:table-cell table:formula="of:=[.AE74]&amp;IF(ISBLANK([.F74]);&quot;&quot;;&quot;/&quot;&amp;[.F74])" office:value-type="string" office:string-value="PE8/TIM1_CH1N" calcext:value-type="string">
            <text:p>PE8/TIM1_CH1N</text:p>
          </table:table-cell>
          <table:table-cell table:formula="of:=[.AF74]&amp;IF(ISBLANK([.G74]);&quot;&quot;;&quot;/&quot;&amp;[.G74])" office:value-type="string" office:string-value="PE8/TIM1_CH1N" calcext:value-type="string">
            <text:p>PE8/TIM1_CH1N</text:p>
          </table:table-cell>
          <table:table-cell table:formula="of:=[.AG74]&amp;IF(ISBLANK([.H74]);&quot;&quot;;&quot;/&quot;&amp;[.H74])" office:value-type="string" office:string-value="PE8/TIM1_CH1N" calcext:value-type="string">
            <text:p>PE8/TIM1_CH1N</text:p>
          </table:table-cell>
          <table:table-cell table:formula="of:=[.AH74]&amp;IF(ISBLANK([.I74]);&quot;&quot;;&quot;/&quot;&amp;[.I74])" office:value-type="string" office:string-value="PE8/TIM1_CH1N" calcext:value-type="string">
            <text:p>PE8/TIM1_CH1N</text:p>
          </table:table-cell>
          <table:table-cell table:formula="of:=[.AI74]&amp;IF(ISBLANK([.J74]);&quot;&quot;;&quot;/&quot;&amp;[.J74])" office:value-type="string" office:string-value="PE8/TIM1_CH1N/DFSDM1_CKIN2" calcext:value-type="string">
            <text:p>PE8/TIM1_CH1N/DFSDM1_CKIN2</text:p>
          </table:table-cell>
          <table:table-cell table:formula="of:=[.AJ74]&amp;IF(ISBLANK([.K74]);&quot;&quot;;&quot;/&quot;&amp;[.K74])" office:value-type="string" office:string-value="PE8/TIM1_CH1N/DFSDM1_CKIN2" calcext:value-type="string">
            <text:p>PE8/TIM1_CH1N/DFSDM1_CKIN2</text:p>
          </table:table-cell>
          <table:table-cell table:formula="of:=[.AK74]&amp;IF(ISBLANK([.L74]);&quot;&quot;;&quot;/&quot;&amp;[.L74])" office:value-type="string" office:string-value="PE8/TIM1_CH1N/DFSDM1_CKIN2" calcext:value-type="string">
            <text:p>PE8/TIM1_CH1N/DFSDM1_CKIN2</text:p>
          </table:table-cell>
          <table:table-cell table:formula="of:=[.AL74]&amp;IF(ISBLANK([.M74]);&quot;&quot;;&quot;/&quot;&amp;[.M74])" office:value-type="string" office:string-value="PE8/TIM1_CH1N/DFSDM1_CKIN2" calcext:value-type="string">
            <text:p>PE8/TIM1_CH1N/DFSDM1_CKIN2</text:p>
          </table:table-cell>
          <table:table-cell table:formula="of:=[.AM74]&amp;IF(ISBLANK([.N74]);&quot;&quot;;&quot;/&quot;&amp;[.N74])" office:value-type="string" office:string-value="PE8/TIM1_CH1N/DFSDM1_CKIN2" calcext:value-type="string">
            <text:p>PE8/TIM1_CH1N/DFSDM1_CKIN2</text:p>
          </table:table-cell>
          <table:table-cell table:formula="of:=[.AN74]&amp;IF(ISBLANK([.O74]);&quot;&quot;;&quot;/&quot;&amp;[.O74])" office:value-type="string" office:string-value="PE8/TIM1_CH1N/DFSDM1_CKIN2" calcext:value-type="string">
            <text:p>PE8/TIM1_CH1N/DFSDM1_CKIN2</text:p>
          </table:table-cell>
          <table:table-cell table:formula="of:=[.AO74]&amp;IF(ISBLANK([.P74]);&quot;&quot;;&quot;/&quot;&amp;[.P74])" office:value-type="string" office:string-value="PE8/TIM1_CH1N/DFSDM1_CKIN2/FMC_D5" calcext:value-type="string">
            <text:p>PE8/TIM1_CH1N/DFSDM1_CKIN2/FMC_D5</text:p>
          </table:table-cell>
          <table:table-cell table:formula="of:=[.AP74]&amp;IF(ISBLANK([.Q74]);&quot;&quot;;&quot;/&quot;&amp;[.Q74])" office:value-type="string" office:string-value="PE8/TIM1_CH1N/DFSDM1_CKIN2/FMC_D5/SAI1_SCK_B" calcext:value-type="string">
            <text:p>PE8/TIM1_CH1N/DFSDM1_CKIN2/FMC_D5/SAI1_SCK_B</text:p>
          </table:table-cell>
          <table:table-cell table:formula="of:=[.AQ74]&amp;IF(ISBLANK([.R74]);&quot;&quot;;&quot;/&quot;&amp;[.R74])" office:value-type="string" office:string-value="PE8/TIM1_CH1N/DFSDM1_CKIN2/FMC_D5/SAI1_SCK_B" calcext:value-type="string">
            <text:p>PE8/TIM1_CH1N/DFSDM1_CKIN2/FMC_D5/SAI1_SCK_B</text:p>
          </table:table-cell>
          <table:table-cell table:formula="of:=[.AR74]&amp;IF(ISBLANK([.S74]);&quot;&quot;;&quot;/&quot;&amp;[.S74])" office:value-type="string" office:string-value="PE8/TIM1_CH1N/DFSDM1_CKIN2/FMC_D5/SAI1_SCK_B" calcext:value-type="string">
            <text:p>PE8/TIM1_CH1N/DFSDM1_CKIN2/FMC_D5/SAI1_SC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9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 table:number-columns-repeated="4"/>
          <table:table-cell office:value-type="string" calcext:value-type="string">
            <text:p>DFSDM1_CKOUT</text:p>
          </table:table-cell>
          <table:table-cell table:number-columns-repeated="5"/>
          <table:table-cell office:value-type="string" calcext:value-type="string">
            <text:p>FMC_D6</text:p>
          </table:table-cell>
          <table:table-cell office:value-type="string" calcext:value-type="string">
            <text:p>SAI1_FS_B</text:p>
          </table:table-cell>
          <table:table-cell table:number-columns-repeated="10"/>
          <table:table-cell table:formula="of:=[.B75]" office:value-type="string" office:string-value="PE9" calcext:value-type="string">
            <text:p>PE9</text:p>
          </table:table-cell>
          <table:table-cell table:formula="of:=[.AB75]&amp;IF(ISBLANK([.C75]);&quot;&quot;;&quot;/&quot;&amp;[.C75])" office:value-type="string" office:string-value="PE9" calcext:value-type="string">
            <text:p>PE9</text:p>
          </table:table-cell>
          <table:table-cell table:formula="of:=[.AC75]&amp;IF(ISBLANK([.D75]);&quot;&quot;;&quot;/&quot;&amp;[.D75])" office:value-type="string" office:string-value="PE9" calcext:value-type="string">
            <text:p>PE9</text:p>
          </table:table-cell>
          <table:table-cell table:formula="of:=[.AD75]&amp;IF(ISBLANK([.E75]);&quot;&quot;;&quot;/&quot;&amp;[.E75])" office:value-type="string" office:string-value="PE9/TIM1_CH1" calcext:value-type="string">
            <text:p>PE9/TIM1_CH1</text:p>
          </table:table-cell>
          <table:table-cell table:formula="of:=[.AE75]&amp;IF(ISBLANK([.F75]);&quot;&quot;;&quot;/&quot;&amp;[.F75])" office:value-type="string" office:string-value="PE9/TIM1_CH1" calcext:value-type="string">
            <text:p>PE9/TIM1_CH1</text:p>
          </table:table-cell>
          <table:table-cell table:formula="of:=[.AF75]&amp;IF(ISBLANK([.G75]);&quot;&quot;;&quot;/&quot;&amp;[.G75])" office:value-type="string" office:string-value="PE9/TIM1_CH1" calcext:value-type="string">
            <text:p>PE9/TIM1_CH1</text:p>
          </table:table-cell>
          <table:table-cell table:formula="of:=[.AG75]&amp;IF(ISBLANK([.H75]);&quot;&quot;;&quot;/&quot;&amp;[.H75])" office:value-type="string" office:string-value="PE9/TIM1_CH1" calcext:value-type="string">
            <text:p>PE9/TIM1_CH1</text:p>
          </table:table-cell>
          <table:table-cell table:formula="of:=[.AH75]&amp;IF(ISBLANK([.I75]);&quot;&quot;;&quot;/&quot;&amp;[.I75])" office:value-type="string" office:string-value="PE9/TIM1_CH1" calcext:value-type="string">
            <text:p>PE9/TIM1_CH1</text:p>
          </table:table-cell>
          <table:table-cell table:formula="of:=[.AI75]&amp;IF(ISBLANK([.J75]);&quot;&quot;;&quot;/&quot;&amp;[.J75])" office:value-type="string" office:string-value="PE9/TIM1_CH1/DFSDM1_CKOUT" calcext:value-type="string">
            <text:p>PE9/TIM1_CH1/DFSDM1_CKOUT</text:p>
          </table:table-cell>
          <table:table-cell table:formula="of:=[.AJ75]&amp;IF(ISBLANK([.K75]);&quot;&quot;;&quot;/&quot;&amp;[.K75])" office:value-type="string" office:string-value="PE9/TIM1_CH1/DFSDM1_CKOUT" calcext:value-type="string">
            <text:p>PE9/TIM1_CH1/DFSDM1_CKOUT</text:p>
          </table:table-cell>
          <table:table-cell table:formula="of:=[.AK75]&amp;IF(ISBLANK([.L75]);&quot;&quot;;&quot;/&quot;&amp;[.L75])" office:value-type="string" office:string-value="PE9/TIM1_CH1/DFSDM1_CKOUT" calcext:value-type="string">
            <text:p>PE9/TIM1_CH1/DFSDM1_CKOUT</text:p>
          </table:table-cell>
          <table:table-cell table:formula="of:=[.AL75]&amp;IF(ISBLANK([.M75]);&quot;&quot;;&quot;/&quot;&amp;[.M75])" office:value-type="string" office:string-value="PE9/TIM1_CH1/DFSDM1_CKOUT" calcext:value-type="string">
            <text:p>PE9/TIM1_CH1/DFSDM1_CKOUT</text:p>
          </table:table-cell>
          <table:table-cell table:formula="of:=[.AM75]&amp;IF(ISBLANK([.N75]);&quot;&quot;;&quot;/&quot;&amp;[.N75])" office:value-type="string" office:string-value="PE9/TIM1_CH1/DFSDM1_CKOUT" calcext:value-type="string">
            <text:p>PE9/TIM1_CH1/DFSDM1_CKOUT</text:p>
          </table:table-cell>
          <table:table-cell table:formula="of:=[.AN75]&amp;IF(ISBLANK([.O75]);&quot;&quot;;&quot;/&quot;&amp;[.O75])" office:value-type="string" office:string-value="PE9/TIM1_CH1/DFSDM1_CKOUT" calcext:value-type="string">
            <text:p>PE9/TIM1_CH1/DFSDM1_CKOUT</text:p>
          </table:table-cell>
          <table:table-cell table:formula="of:=[.AO75]&amp;IF(ISBLANK([.P75]);&quot;&quot;;&quot;/&quot;&amp;[.P75])" office:value-type="string" office:string-value="PE9/TIM1_CH1/DFSDM1_CKOUT/FMC_D6" calcext:value-type="string">
            <text:p>PE9/TIM1_CH1/DFSDM1_CKOUT/FMC_D6</text:p>
          </table:table-cell>
          <table:table-cell table:formula="of:=[.AP75]&amp;IF(ISBLANK([.Q75]);&quot;&quot;;&quot;/&quot;&amp;[.Q75])" office:value-type="string" office:string-value="PE9/TIM1_CH1/DFSDM1_CKOUT/FMC_D6/SAI1_FS_B" calcext:value-type="string">
            <text:p>PE9/TIM1_CH1/DFSDM1_CKOUT/FMC_D6/SAI1_FS_B</text:p>
          </table:table-cell>
          <table:table-cell table:formula="of:=[.AQ75]&amp;IF(ISBLANK([.R75]);&quot;&quot;;&quot;/&quot;&amp;[.R75])" office:value-type="string" office:string-value="PE9/TIM1_CH1/DFSDM1_CKOUT/FMC_D6/SAI1_FS_B" calcext:value-type="string">
            <text:p>PE9/TIM1_CH1/DFSDM1_CKOUT/FMC_D6/SAI1_FS_B</text:p>
          </table:table-cell>
          <table:table-cell table:formula="of:=[.AR75]&amp;IF(ISBLANK([.S75]);&quot;&quot;;&quot;/&quot;&amp;[.S75])" office:value-type="string" office:string-value="PE9/TIM1_CH1/DFSDM1_CKOUT/FMC_D6/SAI1_FS_B" calcext:value-type="string">
            <text:p>PE9/TIM1_CH1/DFSDM1_CKOUT/FMC_D6/SAI1_FS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 table:number-columns-repeated="2"/>
          <table:table-cell office:value-type="string" calcext:value-type="string">
            <text:p>TSC_G5_IO1</text:p>
          </table:table-cell>
          <table:table-cell office:value-type="string" calcext:value-type="string">
            <text:p>QUADSPI_CLK</text:p>
          </table:table-cell>
          <table:table-cell/>
          <table:table-cell office:value-type="string" calcext:value-type="string">
            <text:p>FMC_D7</text:p>
          </table:table-cell>
          <table:table-cell office:value-type="string" calcext:value-type="string">
            <text:p>SAI1_MCLK_B</text:p>
          </table:table-cell>
          <table:table-cell table:number-columns-repeated="10"/>
          <table:table-cell table:formula="of:=[.B76]" office:value-type="string" office:string-value="PE10" calcext:value-type="string">
            <text:p>PE10</text:p>
          </table:table-cell>
          <table:table-cell table:formula="of:=[.AB76]&amp;IF(ISBLANK([.C76]);&quot;&quot;;&quot;/&quot;&amp;[.C76])" office:value-type="string" office:string-value="PE10" calcext:value-type="string">
            <text:p>PE10</text:p>
          </table:table-cell>
          <table:table-cell table:formula="of:=[.AC76]&amp;IF(ISBLANK([.D76]);&quot;&quot;;&quot;/&quot;&amp;[.D76])" office:value-type="string" office:string-value="PE10" calcext:value-type="string">
            <text:p>PE10</text:p>
          </table:table-cell>
          <table:table-cell table:formula="of:=[.AD76]&amp;IF(ISBLANK([.E76]);&quot;&quot;;&quot;/&quot;&amp;[.E76])" office:value-type="string" office:string-value="PE10/TIM1_CH2N" calcext:value-type="string">
            <text:p>PE10/TIM1_CH2N</text:p>
          </table:table-cell>
          <table:table-cell table:formula="of:=[.AE76]&amp;IF(ISBLANK([.F76]);&quot;&quot;;&quot;/&quot;&amp;[.F76])" office:value-type="string" office:string-value="PE10/TIM1_CH2N" calcext:value-type="string">
            <text:p>PE10/TIM1_CH2N</text:p>
          </table:table-cell>
          <table:table-cell table:formula="of:=[.AF76]&amp;IF(ISBLANK([.G76]);&quot;&quot;;&quot;/&quot;&amp;[.G76])" office:value-type="string" office:string-value="PE10/TIM1_CH2N" calcext:value-type="string">
            <text:p>PE10/TIM1_CH2N</text:p>
          </table:table-cell>
          <table:table-cell table:formula="of:=[.AG76]&amp;IF(ISBLANK([.H76]);&quot;&quot;;&quot;/&quot;&amp;[.H76])" office:value-type="string" office:string-value="PE10/TIM1_CH2N" calcext:value-type="string">
            <text:p>PE10/TIM1_CH2N</text:p>
          </table:table-cell>
          <table:table-cell table:formula="of:=[.AH76]&amp;IF(ISBLANK([.I76]);&quot;&quot;;&quot;/&quot;&amp;[.I76])" office:value-type="string" office:string-value="PE10/TIM1_CH2N" calcext:value-type="string">
            <text:p>PE10/TIM1_CH2N</text:p>
          </table:table-cell>
          <table:table-cell table:formula="of:=[.AI76]&amp;IF(ISBLANK([.J76]);&quot;&quot;;&quot;/&quot;&amp;[.J76])" office:value-type="string" office:string-value="PE10/TIM1_CH2N/DFSDM1_DATIN4" calcext:value-type="string">
            <text:p>PE10/TIM1_CH2N/DFSDM1_DATIN4</text:p>
          </table:table-cell>
          <table:table-cell table:formula="of:=[.AJ76]&amp;IF(ISBLANK([.K76]);&quot;&quot;;&quot;/&quot;&amp;[.K76])" office:value-type="string" office:string-value="PE10/TIM1_CH2N/DFSDM1_DATIN4" calcext:value-type="string">
            <text:p>PE10/TIM1_CH2N/DFSDM1_DATIN4</text:p>
          </table:table-cell>
          <table:table-cell table:formula="of:=[.AK76]&amp;IF(ISBLANK([.L76]);&quot;&quot;;&quot;/&quot;&amp;[.L76])" office:value-type="string" office:string-value="PE10/TIM1_CH2N/DFSDM1_DATIN4" calcext:value-type="string">
            <text:p>PE10/TIM1_CH2N/DFSDM1_DATIN4</text:p>
          </table:table-cell>
          <table:table-cell table:formula="of:=[.AL76]&amp;IF(ISBLANK([.M76]);&quot;&quot;;&quot;/&quot;&amp;[.M76])" office:value-type="string" office:string-value="PE10/TIM1_CH2N/DFSDM1_DATIN4/TSC_G5_IO1" calcext:value-type="string">
            <text:p>PE10/TIM1_CH2N/DFSDM1_DATIN4/TSC_G5_IO1</text:p>
          </table:table-cell>
          <table:table-cell table:formula="of:=[.AM76]&amp;IF(ISBLANK([.N76]);&quot;&quot;;&quot;/&quot;&amp;[.N76])" office:value-type="string" office:string-value="PE10/TIM1_CH2N/DFSDM1_DATIN4/TSC_G5_IO1/QUADSPI_CLK" calcext:value-type="string">
            <text:p>PE10/TIM1_CH2N/DFSDM1_DATIN4/TSC_G5_IO1/QUADSPI_CLK</text:p>
          </table:table-cell>
          <table:table-cell table:formula="of:=[.AN76]&amp;IF(ISBLANK([.O76]);&quot;&quot;;&quot;/&quot;&amp;[.O76])" office:value-type="string" office:string-value="PE10/TIM1_CH2N/DFSDM1_DATIN4/TSC_G5_IO1/QUADSPI_CLK" calcext:value-type="string">
            <text:p>PE10/TIM1_CH2N/DFSDM1_DATIN4/TSC_G5_IO1/QUADSPI_CLK</text:p>
          </table:table-cell>
          <table:table-cell table:formula="of:=[.AO76]&amp;IF(ISBLANK([.P76]);&quot;&quot;;&quot;/&quot;&amp;[.P76])" office:value-type="string" office:string-value="PE10/TIM1_CH2N/DFSDM1_DATIN4/TSC_G5_IO1/QUADSPI_CLK/FMC_D7" calcext:value-type="string">
            <text:p>PE10/TIM1_CH2N/DFSDM1_DATIN4/TSC_G5_IO1/QUADSPI_CLK/FMC_D7</text:p>
          </table:table-cell>
          <table:table-cell table:formula="of:=[.AP76]&amp;IF(ISBLANK([.Q76]);&quot;&quot;;&quot;/&quot;&amp;[.Q76])" office:value-type="string" office:string-value="PE10/TIM1_CH2N/DFSDM1_DATIN4/TSC_G5_IO1/QUADSPI_CLK/FMC_D7/SAI1_MCLK_B" calcext:value-type="string">
            <text:p>PE10/TIM1_CH2N/DFSDM1_DATIN4/TSC_G5_IO1/QUADSPI_CLK/FMC_D7/SAI1_MCLK_B</text:p>
          </table:table-cell>
          <table:table-cell table:formula="of:=[.AQ76]&amp;IF(ISBLANK([.R76]);&quot;&quot;;&quot;/&quot;&amp;[.R76])" office:value-type="string" office:string-value="PE10/TIM1_CH2N/DFSDM1_DATIN4/TSC_G5_IO1/QUADSPI_CLK/FMC_D7/SAI1_MCLK_B" calcext:value-type="string">
            <text:p>PE10/TIM1_CH2N/DFSDM1_DATIN4/TSC_G5_IO1/QUADSPI_CLK/FMC_D7/SAI1_MCLK_B</text:p>
          </table:table-cell>
          <table:table-cell table:formula="of:=[.AR76]&amp;IF(ISBLANK([.S76]);&quot;&quot;;&quot;/&quot;&amp;[.S76])" office:value-type="string" office:string-value="PE10/TIM1_CH2N/DFSDM1_DATIN4/TSC_G5_IO1/QUADSPI_CLK/FMC_D7/SAI1_MCLK_B" calcext:value-type="string">
            <text:p>PE10/TIM1_CH2N/DFSDM1_DATIN4/TSC_G5_IO1/QUADSPI_CLK/FMC_D7/SAI1_MCL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1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 table:number-columns-repeated="4"/>
          <table:table-cell office:value-type="string" calcext:value-type="string">
            <text:p>DFSDM1_CKIN4</text:p>
          </table:table-cell>
          <table:table-cell table:number-columns-repeated="2"/>
          <table:table-cell office:value-type="string" calcext:value-type="string">
            <text:p>TSC_G5_IO2</text:p>
          </table:table-cell>
          <table:table-cell office:value-type="string" calcext:value-type="string">
            <text:p>QUADSPI_NCS</text:p>
          </table:table-cell>
          <table:table-cell/>
          <table:table-cell office:value-type="string" calcext:value-type="string">
            <text:p>FMC_D8</text:p>
          </table:table-cell>
          <table:table-cell table:number-columns-repeated="11"/>
          <table:table-cell table:formula="of:=[.B77]" office:value-type="string" office:string-value="PE11" calcext:value-type="string">
            <text:p>PE11</text:p>
          </table:table-cell>
          <table:table-cell table:formula="of:=[.AB77]&amp;IF(ISBLANK([.C77]);&quot;&quot;;&quot;/&quot;&amp;[.C77])" office:value-type="string" office:string-value="PE11" calcext:value-type="string">
            <text:p>PE11</text:p>
          </table:table-cell>
          <table:table-cell table:formula="of:=[.AC77]&amp;IF(ISBLANK([.D77]);&quot;&quot;;&quot;/&quot;&amp;[.D77])" office:value-type="string" office:string-value="PE11" calcext:value-type="string">
            <text:p>PE11</text:p>
          </table:table-cell>
          <table:table-cell table:formula="of:=[.AD77]&amp;IF(ISBLANK([.E77]);&quot;&quot;;&quot;/&quot;&amp;[.E77])" office:value-type="string" office:string-value="PE11/TIM1_CH2" calcext:value-type="string">
            <text:p>PE11/TIM1_CH2</text:p>
          </table:table-cell>
          <table:table-cell table:formula="of:=[.AE77]&amp;IF(ISBLANK([.F77]);&quot;&quot;;&quot;/&quot;&amp;[.F77])" office:value-type="string" office:string-value="PE11/TIM1_CH2" calcext:value-type="string">
            <text:p>PE11/TIM1_CH2</text:p>
          </table:table-cell>
          <table:table-cell table:formula="of:=[.AF77]&amp;IF(ISBLANK([.G77]);&quot;&quot;;&quot;/&quot;&amp;[.G77])" office:value-type="string" office:string-value="PE11/TIM1_CH2" calcext:value-type="string">
            <text:p>PE11/TIM1_CH2</text:p>
          </table:table-cell>
          <table:table-cell table:formula="of:=[.AG77]&amp;IF(ISBLANK([.H77]);&quot;&quot;;&quot;/&quot;&amp;[.H77])" office:value-type="string" office:string-value="PE11/TIM1_CH2" calcext:value-type="string">
            <text:p>PE11/TIM1_CH2</text:p>
          </table:table-cell>
          <table:table-cell table:formula="of:=[.AH77]&amp;IF(ISBLANK([.I77]);&quot;&quot;;&quot;/&quot;&amp;[.I77])" office:value-type="string" office:string-value="PE11/TIM1_CH2" calcext:value-type="string">
            <text:p>PE11/TIM1_CH2</text:p>
          </table:table-cell>
          <table:table-cell table:formula="of:=[.AI77]&amp;IF(ISBLANK([.J77]);&quot;&quot;;&quot;/&quot;&amp;[.J77])" office:value-type="string" office:string-value="PE11/TIM1_CH2/DFSDM1_CKIN4" calcext:value-type="string">
            <text:p>PE11/TIM1_CH2/DFSDM1_CKIN4</text:p>
          </table:table-cell>
          <table:table-cell table:formula="of:=[.AJ77]&amp;IF(ISBLANK([.K77]);&quot;&quot;;&quot;/&quot;&amp;[.K77])" office:value-type="string" office:string-value="PE11/TIM1_CH2/DFSDM1_CKIN4" calcext:value-type="string">
            <text:p>PE11/TIM1_CH2/DFSDM1_CKIN4</text:p>
          </table:table-cell>
          <table:table-cell table:formula="of:=[.AK77]&amp;IF(ISBLANK([.L77]);&quot;&quot;;&quot;/&quot;&amp;[.L77])" office:value-type="string" office:string-value="PE11/TIM1_CH2/DFSDM1_CKIN4" calcext:value-type="string">
            <text:p>PE11/TIM1_CH2/DFSDM1_CKIN4</text:p>
          </table:table-cell>
          <table:table-cell table:formula="of:=[.AL77]&amp;IF(ISBLANK([.M77]);&quot;&quot;;&quot;/&quot;&amp;[.M77])" office:value-type="string" office:string-value="PE11/TIM1_CH2/DFSDM1_CKIN4/TSC_G5_IO2" calcext:value-type="string">
            <text:p>PE11/TIM1_CH2/DFSDM1_CKIN4/TSC_G5_IO2</text:p>
          </table:table-cell>
          <table:table-cell table:formula="of:=[.AM77]&amp;IF(ISBLANK([.N77]);&quot;&quot;;&quot;/&quot;&amp;[.N77])" office:value-type="string" office:string-value="PE11/TIM1_CH2/DFSDM1_CKIN4/TSC_G5_IO2/QUADSPI_NCS" calcext:value-type="string">
            <text:p>PE11/TIM1_CH2/DFSDM1_CKIN4/TSC_G5_IO2/QUADSPI_NCS</text:p>
          </table:table-cell>
          <table:table-cell table:formula="of:=[.AN77]&amp;IF(ISBLANK([.O77]);&quot;&quot;;&quot;/&quot;&amp;[.O77])" office:value-type="string" office:string-value="PE11/TIM1_CH2/DFSDM1_CKIN4/TSC_G5_IO2/QUADSPI_NCS" calcext:value-type="string">
            <text:p>PE11/TIM1_CH2/DFSDM1_CKIN4/TSC_G5_IO2/QUADSPI_NCS</text:p>
          </table:table-cell>
          <table:table-cell table:formula="of:=[.AO77]&amp;IF(ISBLANK([.P77]);&quot;&quot;;&quot;/&quot;&amp;[.P77])" office:value-type="string" office:string-value="PE11/TIM1_CH2/DFSDM1_CKIN4/TSC_G5_IO2/QUADSPI_NCS/FMC_D8" calcext:value-type="string">
            <text:p>PE11/TIM1_CH2/DFSDM1_CKIN4/TSC_G5_IO2/QUADSPI_NCS/FMC_D8</text:p>
          </table:table-cell>
          <table:table-cell table:formula="of:=[.AP77]&amp;IF(ISBLANK([.Q77]);&quot;&quot;;&quot;/&quot;&amp;[.Q77])" office:value-type="string" office:string-value="PE11/TIM1_CH2/DFSDM1_CKIN4/TSC_G5_IO2/QUADSPI_NCS/FMC_D8" calcext:value-type="string">
            <text:p>PE11/TIM1_CH2/DFSDM1_CKIN4/TSC_G5_IO2/QUADSPI_NCS/FMC_D8</text:p>
          </table:table-cell>
          <table:table-cell table:formula="of:=[.AQ77]&amp;IF(ISBLANK([.R77]);&quot;&quot;;&quot;/&quot;&amp;[.R77])" office:value-type="string" office:string-value="PE11/TIM1_CH2/DFSDM1_CKIN4/TSC_G5_IO2/QUADSPI_NCS/FMC_D8" calcext:value-type="string">
            <text:p>PE11/TIM1_CH2/DFSDM1_CKIN4/TSC_G5_IO2/QUADSPI_NCS/FMC_D8</text:p>
          </table:table-cell>
          <table:table-cell table:formula="of:=[.AR77]&amp;IF(ISBLANK([.S77]);&quot;&quot;;&quot;/&quot;&amp;[.S77])" office:value-type="string" office:string-value="PE11/TIM1_CH2/DFSDM1_CKIN4/TSC_G5_IO2/QUADSPI_NCS/FMC_D8" calcext:value-type="string">
            <text:p>PE11/TIM1_CH2/DFSDM1_CKIN4/TSC_G5_IO2/QUADSPI_NCS/FMC_D8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2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1_NSS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TSC_G5_IO3</text:p>
          </table:table-cell>
          <table:table-cell office:value-type="string" calcext:value-type="string">
            <text:p>QUADSPI_BK1_IO0</text:p>
          </table:table-cell>
          <table:table-cell/>
          <table:table-cell office:value-type="string" calcext:value-type="string">
            <text:p>FMC_D9</text:p>
          </table:table-cell>
          <table:table-cell table:number-columns-repeated="11"/>
          <table:table-cell table:formula="of:=[.B78]" office:value-type="string" office:string-value="PE12" calcext:value-type="string">
            <text:p>PE12</text:p>
          </table:table-cell>
          <table:table-cell table:formula="of:=[.AB78]&amp;IF(ISBLANK([.C78]);&quot;&quot;;&quot;/&quot;&amp;[.C78])" office:value-type="string" office:string-value="PE12" calcext:value-type="string">
            <text:p>PE12</text:p>
          </table:table-cell>
          <table:table-cell table:formula="of:=[.AC78]&amp;IF(ISBLANK([.D78]);&quot;&quot;;&quot;/&quot;&amp;[.D78])" office:value-type="string" office:string-value="PE12" calcext:value-type="string">
            <text:p>PE12</text:p>
          </table:table-cell>
          <table:table-cell table:formula="of:=[.AD78]&amp;IF(ISBLANK([.E78]);&quot;&quot;;&quot;/&quot;&amp;[.E78])" office:value-type="string" office:string-value="PE12/TIM1_CH3N" calcext:value-type="string">
            <text:p>PE12/TIM1_CH3N</text:p>
          </table:table-cell>
          <table:table-cell table:formula="of:=[.AE78]&amp;IF(ISBLANK([.F78]);&quot;&quot;;&quot;/&quot;&amp;[.F78])" office:value-type="string" office:string-value="PE12/TIM1_CH3N" calcext:value-type="string">
            <text:p>PE12/TIM1_CH3N</text:p>
          </table:table-cell>
          <table:table-cell table:formula="of:=[.AF78]&amp;IF(ISBLANK([.G78]);&quot;&quot;;&quot;/&quot;&amp;[.G78])" office:value-type="string" office:string-value="PE12/TIM1_CH3N" calcext:value-type="string">
            <text:p>PE12/TIM1_CH3N</text:p>
          </table:table-cell>
          <table:table-cell table:formula="of:=[.AG78]&amp;IF(ISBLANK([.H78]);&quot;&quot;;&quot;/&quot;&amp;[.H78])" office:value-type="string" office:string-value="PE12/TIM1_CH3N" calcext:value-type="string">
            <text:p>PE12/TIM1_CH3N</text:p>
          </table:table-cell>
          <table:table-cell table:formula="of:=[.AH78]&amp;IF(ISBLANK([.I78]);&quot;&quot;;&quot;/&quot;&amp;[.I78])" office:value-type="string" office:string-value="PE12/TIM1_CH3N/SPI1_NSS" calcext:value-type="string">
            <text:p>PE12/TIM1_CH3N/SPI1_NSS</text:p>
          </table:table-cell>
          <table:table-cell table:formula="of:=[.AI78]&amp;IF(ISBLANK([.J78]);&quot;&quot;;&quot;/&quot;&amp;[.J78])" office:value-type="string" office:string-value="PE12/TIM1_CH3N/SPI1_NSS/DFSDM1_DATIN5" calcext:value-type="string">
            <text:p>PE12/TIM1_CH3N/SPI1_NSS/DFSDM1_DATIN5</text:p>
          </table:table-cell>
          <table:table-cell table:formula="of:=[.AJ78]&amp;IF(ISBLANK([.K78]);&quot;&quot;;&quot;/&quot;&amp;[.K78])" office:value-type="string" office:string-value="PE12/TIM1_CH3N/SPI1_NSS/DFSDM1_DATIN5" calcext:value-type="string">
            <text:p>PE12/TIM1_CH3N/SPI1_NSS/DFSDM1_DATIN5</text:p>
          </table:table-cell>
          <table:table-cell table:formula="of:=[.AK78]&amp;IF(ISBLANK([.L78]);&quot;&quot;;&quot;/&quot;&amp;[.L78])" office:value-type="string" office:string-value="PE12/TIM1_CH3N/SPI1_NSS/DFSDM1_DATIN5" calcext:value-type="string">
            <text:p>PE12/TIM1_CH3N/SPI1_NSS/DFSDM1_DATIN5</text:p>
          </table:table-cell>
          <table:table-cell table:formula="of:=[.AL78]&amp;IF(ISBLANK([.M78]);&quot;&quot;;&quot;/&quot;&amp;[.M78])" office:value-type="string" office:string-value="PE12/TIM1_CH3N/SPI1_NSS/DFSDM1_DATIN5/TSC_G5_IO3" calcext:value-type="string">
            <text:p>PE12/TIM1_CH3N/SPI1_NSS/DFSDM1_DATIN5/TSC_G5_IO3</text:p>
          </table:table-cell>
          <table:table-cell table:formula="of:=[.AM78]&amp;IF(ISBLANK([.N78]);&quot;&quot;;&quot;/&quot;&amp;[.N78])" office:value-type="string" office:string-value="PE12/TIM1_CH3N/SPI1_NSS/DFSDM1_DATIN5/TSC_G5_IO3/QUADSPI_BK1_IO0" calcext:value-type="string">
            <text:p>PE12/TIM1_CH3N/SPI1_NSS/DFSDM1_DATIN5/TSC_G5_IO3/QUADSPI_BK1_IO0</text:p>
          </table:table-cell>
          <table:table-cell table:formula="of:=[.AN78]&amp;IF(ISBLANK([.O78]);&quot;&quot;;&quot;/&quot;&amp;[.O78])" office:value-type="string" office:string-value="PE12/TIM1_CH3N/SPI1_NSS/DFSDM1_DATIN5/TSC_G5_IO3/QUADSPI_BK1_IO0" calcext:value-type="string">
            <text:p>PE12/TIM1_CH3N/SPI1_NSS/DFSDM1_DATIN5/TSC_G5_IO3/QUADSPI_BK1_IO0</text:p>
          </table:table-cell>
          <table:table-cell table:formula="of:=[.AO78]&amp;IF(ISBLANK([.P78]);&quot;&quot;;&quot;/&quot;&amp;[.P78])" office:value-type="string" office:string-value="PE12/TIM1_CH3N/SPI1_NSS/DFSDM1_DATIN5/TSC_G5_IO3/QUADSPI_BK1_IO0/FMC_D9" calcext:value-type="string">
            <text:p>PE12/TIM1_CH3N/SPI1_NSS/DFSDM1_DATIN5/TSC_G5_IO3/QUADSPI_BK1_IO0/FMC_D9</text:p>
          </table:table-cell>
          <table:table-cell table:formula="of:=[.AP78]&amp;IF(ISBLANK([.Q78]);&quot;&quot;;&quot;/&quot;&amp;[.Q78])" office:value-type="string" office:string-value="PE12/TIM1_CH3N/SPI1_NSS/DFSDM1_DATIN5/TSC_G5_IO3/QUADSPI_BK1_IO0/FMC_D9" calcext:value-type="string">
            <text:p>PE12/TIM1_CH3N/SPI1_NSS/DFSDM1_DATIN5/TSC_G5_IO3/QUADSPI_BK1_IO0/FMC_D9</text:p>
          </table:table-cell>
          <table:table-cell table:formula="of:=[.AQ78]&amp;IF(ISBLANK([.R78]);&quot;&quot;;&quot;/&quot;&amp;[.R78])" office:value-type="string" office:string-value="PE12/TIM1_CH3N/SPI1_NSS/DFSDM1_DATIN5/TSC_G5_IO3/QUADSPI_BK1_IO0/FMC_D9" calcext:value-type="string">
            <text:p>PE12/TIM1_CH3N/SPI1_NSS/DFSDM1_DATIN5/TSC_G5_IO3/QUADSPI_BK1_IO0/FMC_D9</text:p>
          </table:table-cell>
          <table:table-cell table:formula="of:=[.AR78]&amp;IF(ISBLANK([.S78]);&quot;&quot;;&quot;/&quot;&amp;[.S78])" office:value-type="string" office:string-value="PE12/TIM1_CH3N/SPI1_NSS/DFSDM1_DATIN5/TSC_G5_IO3/QUADSPI_BK1_IO0/FMC_D9" calcext:value-type="string">
            <text:p>PE12/TIM1_CH3N/SPI1_NSS/DFSDM1_DATIN5/TSC_G5_IO3/QUADSPI_BK1_IO0/FMC_D9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3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 table:number-columns-repeated="3"/>
          <table:table-cell office:value-type="string" calcext:value-type="string">
            <text:p>SPI1_SCK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TSC_G5_IO4</text:p>
          </table:table-cell>
          <table:table-cell office:value-type="string" calcext:value-type="string">
            <text:p>QUADSPI_BK1_IO1</text:p>
          </table:table-cell>
          <table:table-cell/>
          <table:table-cell office:value-type="string" calcext:value-type="string">
            <text:p>FMC_D10</text:p>
          </table:table-cell>
          <table:table-cell table:number-columns-repeated="11"/>
          <table:table-cell table:formula="of:=[.B79]" office:value-type="string" office:string-value="PE13" calcext:value-type="string">
            <text:p>PE13</text:p>
          </table:table-cell>
          <table:table-cell table:formula="of:=[.AB79]&amp;IF(ISBLANK([.C79]);&quot;&quot;;&quot;/&quot;&amp;[.C79])" office:value-type="string" office:string-value="PE13" calcext:value-type="string">
            <text:p>PE13</text:p>
          </table:table-cell>
          <table:table-cell table:formula="of:=[.AC79]&amp;IF(ISBLANK([.D79]);&quot;&quot;;&quot;/&quot;&amp;[.D79])" office:value-type="string" office:string-value="PE13" calcext:value-type="string">
            <text:p>PE13</text:p>
          </table:table-cell>
          <table:table-cell table:formula="of:=[.AD79]&amp;IF(ISBLANK([.E79]);&quot;&quot;;&quot;/&quot;&amp;[.E79])" office:value-type="string" office:string-value="PE13/TIM1_CH3" calcext:value-type="string">
            <text:p>PE13/TIM1_CH3</text:p>
          </table:table-cell>
          <table:table-cell table:formula="of:=[.AE79]&amp;IF(ISBLANK([.F79]);&quot;&quot;;&quot;/&quot;&amp;[.F79])" office:value-type="string" office:string-value="PE13/TIM1_CH3" calcext:value-type="string">
            <text:p>PE13/TIM1_CH3</text:p>
          </table:table-cell>
          <table:table-cell table:formula="of:=[.AF79]&amp;IF(ISBLANK([.G79]);&quot;&quot;;&quot;/&quot;&amp;[.G79])" office:value-type="string" office:string-value="PE13/TIM1_CH3" calcext:value-type="string">
            <text:p>PE13/TIM1_CH3</text:p>
          </table:table-cell>
          <table:table-cell table:formula="of:=[.AG79]&amp;IF(ISBLANK([.H79]);&quot;&quot;;&quot;/&quot;&amp;[.H79])" office:value-type="string" office:string-value="PE13/TIM1_CH3" calcext:value-type="string">
            <text:p>PE13/TIM1_CH3</text:p>
          </table:table-cell>
          <table:table-cell table:formula="of:=[.AH79]&amp;IF(ISBLANK([.I79]);&quot;&quot;;&quot;/&quot;&amp;[.I79])" office:value-type="string" office:string-value="PE13/TIM1_CH3/SPI1_SCK" calcext:value-type="string">
            <text:p>PE13/TIM1_CH3/SPI1_SCK</text:p>
          </table:table-cell>
          <table:table-cell table:formula="of:=[.AI79]&amp;IF(ISBLANK([.J79]);&quot;&quot;;&quot;/&quot;&amp;[.J79])" office:value-type="string" office:string-value="PE13/TIM1_CH3/SPI1_SCK/DFSDM1_CKIN5" calcext:value-type="string">
            <text:p>PE13/TIM1_CH3/SPI1_SCK/DFSDM1_CKIN5</text:p>
          </table:table-cell>
          <table:table-cell table:formula="of:=[.AJ79]&amp;IF(ISBLANK([.K79]);&quot;&quot;;&quot;/&quot;&amp;[.K79])" office:value-type="string" office:string-value="PE13/TIM1_CH3/SPI1_SCK/DFSDM1_CKIN5" calcext:value-type="string">
            <text:p>PE13/TIM1_CH3/SPI1_SCK/DFSDM1_CKIN5</text:p>
          </table:table-cell>
          <table:table-cell table:formula="of:=[.AK79]&amp;IF(ISBLANK([.L79]);&quot;&quot;;&quot;/&quot;&amp;[.L79])" office:value-type="string" office:string-value="PE13/TIM1_CH3/SPI1_SCK/DFSDM1_CKIN5" calcext:value-type="string">
            <text:p>PE13/TIM1_CH3/SPI1_SCK/DFSDM1_CKIN5</text:p>
          </table:table-cell>
          <table:table-cell table:formula="of:=[.AL79]&amp;IF(ISBLANK([.M79]);&quot;&quot;;&quot;/&quot;&amp;[.M79])" office:value-type="string" office:string-value="PE13/TIM1_CH3/SPI1_SCK/DFSDM1_CKIN5/TSC_G5_IO4" calcext:value-type="string">
            <text:p>PE13/TIM1_CH3/SPI1_SCK/DFSDM1_CKIN5/TSC_G5_IO4</text:p>
          </table:table-cell>
          <table:table-cell table:formula="of:=[.AM79]&amp;IF(ISBLANK([.N79]);&quot;&quot;;&quot;/&quot;&amp;[.N79])" office:value-type="string" office:string-value="PE13/TIM1_CH3/SPI1_SCK/DFSDM1_CKIN5/TSC_G5_IO4/QUADSPI_BK1_IO1" calcext:value-type="string">
            <text:p>PE13/TIM1_CH3/SPI1_SCK/DFSDM1_CKIN5/TSC_G5_IO4/QUADSPI_BK1_IO1</text:p>
          </table:table-cell>
          <table:table-cell table:formula="of:=[.AN79]&amp;IF(ISBLANK([.O79]);&quot;&quot;;&quot;/&quot;&amp;[.O79])" office:value-type="string" office:string-value="PE13/TIM1_CH3/SPI1_SCK/DFSDM1_CKIN5/TSC_G5_IO4/QUADSPI_BK1_IO1" calcext:value-type="string">
            <text:p>PE13/TIM1_CH3/SPI1_SCK/DFSDM1_CKIN5/TSC_G5_IO4/QUADSPI_BK1_IO1</text:p>
          </table:table-cell>
          <table:table-cell table:formula="of:=[.AO79]&amp;IF(ISBLANK([.P79]);&quot;&quot;;&quot;/&quot;&amp;[.P79])" office:value-type="string" office:string-value="PE13/TIM1_CH3/SPI1_SCK/DFSDM1_CKIN5/TSC_G5_IO4/QUADSPI_BK1_IO1/FMC_D10" calcext:value-type="string">
            <text:p>PE13/TIM1_CH3/SPI1_SCK/DFSDM1_CKIN5/TSC_G5_IO4/QUADSPI_BK1_IO1/FMC_D10</text:p>
          </table:table-cell>
          <table:table-cell table:formula="of:=[.AP79]&amp;IF(ISBLANK([.Q79]);&quot;&quot;;&quot;/&quot;&amp;[.Q79])" office:value-type="string" office:string-value="PE13/TIM1_CH3/SPI1_SCK/DFSDM1_CKIN5/TSC_G5_IO4/QUADSPI_BK1_IO1/FMC_D10" calcext:value-type="string">
            <text:p>PE13/TIM1_CH3/SPI1_SCK/DFSDM1_CKIN5/TSC_G5_IO4/QUADSPI_BK1_IO1/FMC_D10</text:p>
          </table:table-cell>
          <table:table-cell table:formula="of:=[.AQ79]&amp;IF(ISBLANK([.R79]);&quot;&quot;;&quot;/&quot;&amp;[.R79])" office:value-type="string" office:string-value="PE13/TIM1_CH3/SPI1_SCK/DFSDM1_CKIN5/TSC_G5_IO4/QUADSPI_BK1_IO1/FMC_D10" calcext:value-type="string">
            <text:p>PE13/TIM1_CH3/SPI1_SCK/DFSDM1_CKIN5/TSC_G5_IO4/QUADSPI_BK1_IO1/FMC_D10</text:p>
          </table:table-cell>
          <table:table-cell table:formula="of:=[.AR79]&amp;IF(ISBLANK([.S79]);&quot;&quot;;&quot;/&quot;&amp;[.S79])" office:value-type="string" office:string-value="PE13/TIM1_CH3/SPI1_SCK/DFSDM1_CKIN5/TSC_G5_IO4/QUADSPI_BK1_IO1/FMC_D10" calcext:value-type="string">
            <text:p>PE13/TIM1_CH3/SPI1_SCK/DFSDM1_CKIN5/TSC_G5_IO4/QUADSPI_BK1_IO1/FMC_D1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4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TIM1_BKIN2_COMP2</text:p>
          </table:table-cell>
          <table:table-cell/>
          <table:table-cell office:value-type="string" calcext:value-type="string">
            <text:p>SPI1_MISO</text:p>
          </table:table-cell>
          <table:table-cell table:number-columns-repeated="4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FMC_D11</text:p>
          </table:table-cell>
          <table:table-cell table:number-columns-repeated="11"/>
          <table:table-cell table:formula="of:=[.B80]" office:value-type="string" office:string-value="PE14" calcext:value-type="string">
            <text:p>PE14</text:p>
          </table:table-cell>
          <table:table-cell table:formula="of:=[.AB80]&amp;IF(ISBLANK([.C80]);&quot;&quot;;&quot;/&quot;&amp;[.C80])" office:value-type="string" office:string-value="PE14" calcext:value-type="string">
            <text:p>PE14</text:p>
          </table:table-cell>
          <table:table-cell table:formula="of:=[.AC80]&amp;IF(ISBLANK([.D80]);&quot;&quot;;&quot;/&quot;&amp;[.D80])" office:value-type="string" office:string-value="PE14" calcext:value-type="string">
            <text:p>PE14</text:p>
          </table:table-cell>
          <table:table-cell table:formula="of:=[.AD80]&amp;IF(ISBLANK([.E80]);&quot;&quot;;&quot;/&quot;&amp;[.E80])" office:value-type="string" office:string-value="PE14/TIM1_CH4" calcext:value-type="string">
            <text:p>PE14/TIM1_CH4</text:p>
          </table:table-cell>
          <table:table-cell table:formula="of:=[.AE80]&amp;IF(ISBLANK([.F80]);&quot;&quot;;&quot;/&quot;&amp;[.F80])" office:value-type="string" office:string-value="PE14/TIM1_CH4/TIM1_BKIN2" calcext:value-type="string">
            <text:p>PE14/TIM1_CH4/TIM1_BKIN2</text:p>
          </table:table-cell>
          <table:table-cell table:formula="of:=[.AF80]&amp;IF(ISBLANK([.G80]);&quot;&quot;;&quot;/&quot;&amp;[.G80])" office:value-type="string" office:string-value="PE14/TIM1_CH4/TIM1_BKIN2/TIM1_BKIN2_COMP2" calcext:value-type="string">
            <text:p>PE14/TIM1_CH4/TIM1_BKIN2/TIM1_BKIN2_COMP2</text:p>
          </table:table-cell>
          <table:table-cell table:formula="of:=[.AG80]&amp;IF(ISBLANK([.H80]);&quot;&quot;;&quot;/&quot;&amp;[.H80])" office:value-type="string" office:string-value="PE14/TIM1_CH4/TIM1_BKIN2/TIM1_BKIN2_COMP2" calcext:value-type="string">
            <text:p>PE14/TIM1_CH4/TIM1_BKIN2/TIM1_BKIN2_COMP2</text:p>
          </table:table-cell>
          <table:table-cell table:formula="of:=[.AH80]&amp;IF(ISBLANK([.I80]);&quot;&quot;;&quot;/&quot;&amp;[.I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AI80]&amp;IF(ISBLANK([.J80]);&quot;&quot;;&quot;/&quot;&amp;[.J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AJ80]&amp;IF(ISBLANK([.K80]);&quot;&quot;;&quot;/&quot;&amp;[.K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AK80]&amp;IF(ISBLANK([.L80]);&quot;&quot;;&quot;/&quot;&amp;[.L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AL80]&amp;IF(ISBLANK([.M80]);&quot;&quot;;&quot;/&quot;&amp;[.M80])" office:value-type="string" office:string-value="PE14/TIM1_CH4/TIM1_BKIN2/TIM1_BKIN2_COMP2/SPI1_MISO" calcext:value-type="string">
            <text:p>PE14/TIM1_CH4/TIM1_BKIN2/TIM1_BKIN2_COMP2/SPI1_MISO</text:p>
          </table:table-cell>
          <table:table-cell table:formula="of:=[.AM80]&amp;IF(ISBLANK([.N80]);&quot;&quot;;&quot;/&quot;&amp;[.N80])" office:value-type="string" office:string-value="PE14/TIM1_CH4/TIM1_BKIN2/TIM1_BKIN2_COMP2/SPI1_MISO/QUADSPI_BK1_IO2" calcext:value-type="string">
            <text:p>PE14/TIM1_CH4/TIM1_BKIN2/TIM1_BKIN2_COMP2/SPI1_MISO/QUADSPI_BK1_IO2</text:p>
          </table:table-cell>
          <table:table-cell table:formula="of:=[.AN80]&amp;IF(ISBLANK([.O80]);&quot;&quot;;&quot;/&quot;&amp;[.O80])" office:value-type="string" office:string-value="PE14/TIM1_CH4/TIM1_BKIN2/TIM1_BKIN2_COMP2/SPI1_MISO/QUADSPI_BK1_IO2" calcext:value-type="string">
            <text:p>PE14/TIM1_CH4/TIM1_BKIN2/TIM1_BKIN2_COMP2/SPI1_MISO/QUADSPI_BK1_IO2</text:p>
          </table:table-cell>
          <table:table-cell table:formula="of:=[.AO80]&amp;IF(ISBLANK([.P80]);&quot;&quot;;&quot;/&quot;&amp;[.P80])" office:value-type="string" office:string-value="PE14/TIM1_CH4/TIM1_BKIN2/TIM1_BKIN2_COMP2/SPI1_MISO/QUADSPI_BK1_IO2/FMC_D11" calcext:value-type="string">
            <text:p>PE14/TIM1_CH4/TIM1_BKIN2/TIM1_BKIN2_COMP2/SPI1_MISO/QUADSPI_BK1_IO2/FMC_D11</text:p>
          </table:table-cell>
          <table:table-cell table:formula="of:=[.AP80]&amp;IF(ISBLANK([.Q80]);&quot;&quot;;&quot;/&quot;&amp;[.Q80])" office:value-type="string" office:string-value="PE14/TIM1_CH4/TIM1_BKIN2/TIM1_BKIN2_COMP2/SPI1_MISO/QUADSPI_BK1_IO2/FMC_D11" calcext:value-type="string">
            <text:p>PE14/TIM1_CH4/TIM1_BKIN2/TIM1_BKIN2_COMP2/SPI1_MISO/QUADSPI_BK1_IO2/FMC_D11</text:p>
          </table:table-cell>
          <table:table-cell table:formula="of:=[.AQ80]&amp;IF(ISBLANK([.R80]);&quot;&quot;;&quot;/&quot;&amp;[.R80])" office:value-type="string" office:string-value="PE14/TIM1_CH4/TIM1_BKIN2/TIM1_BKIN2_COMP2/SPI1_MISO/QUADSPI_BK1_IO2/FMC_D11" calcext:value-type="string">
            <text:p>PE14/TIM1_CH4/TIM1_BKIN2/TIM1_BKIN2_COMP2/SPI1_MISO/QUADSPI_BK1_IO2/FMC_D11</text:p>
          </table:table-cell>
          <table:table-cell table:formula="of:=[.AR80]&amp;IF(ISBLANK([.S80]);&quot;&quot;;&quot;/&quot;&amp;[.S80])" office:value-type="string" office:string-value="PE14/TIM1_CH4/TIM1_BKIN2/TIM1_BKIN2_COMP2/SPI1_MISO/QUADSPI_BK1_IO2/FMC_D11" calcext:value-type="string">
            <text:p>PE14/TIM1_CH4/TIM1_BKIN2/TIM1_BKIN2_COMP2/SPI1_MISO/QUADSPI_BK1_IO2/FMC_D1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5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TIM1_BKIN_COMP1</text:p>
          </table:table-cell>
          <table:table-cell/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/>
          <table:table-cell office:value-type="string" calcext:value-type="string">
            <text:p>FMC_D12</text:p>
          </table:table-cell>
          <table:table-cell table:number-columns-repeated="11"/>
          <table:table-cell table:formula="of:=[.B81]" office:value-type="string" office:string-value="PE15" calcext:value-type="string">
            <text:p>PE15</text:p>
          </table:table-cell>
          <table:table-cell table:formula="of:=[.AB81]&amp;IF(ISBLANK([.C81]);&quot;&quot;;&quot;/&quot;&amp;[.C81])" office:value-type="string" office:string-value="PE15" calcext:value-type="string">
            <text:p>PE15</text:p>
          </table:table-cell>
          <table:table-cell table:formula="of:=[.AC81]&amp;IF(ISBLANK([.D81]);&quot;&quot;;&quot;/&quot;&amp;[.D81])" office:value-type="string" office:string-value="PE15" calcext:value-type="string">
            <text:p>PE15</text:p>
          </table:table-cell>
          <table:table-cell table:formula="of:=[.AD81]&amp;IF(ISBLANK([.E81]);&quot;&quot;;&quot;/&quot;&amp;[.E81])" office:value-type="string" office:string-value="PE15/TIM1_BKIN" calcext:value-type="string">
            <text:p>PE15/TIM1_BKIN</text:p>
          </table:table-cell>
          <table:table-cell table:formula="of:=[.AE81]&amp;IF(ISBLANK([.F81]);&quot;&quot;;&quot;/&quot;&amp;[.F81])" office:value-type="string" office:string-value="PE15/TIM1_BKIN" calcext:value-type="string">
            <text:p>PE15/TIM1_BKIN</text:p>
          </table:table-cell>
          <table:table-cell table:formula="of:=[.AF81]&amp;IF(ISBLANK([.G81]);&quot;&quot;;&quot;/&quot;&amp;[.G81])" office:value-type="string" office:string-value="PE15/TIM1_BKIN/TIM1_BKIN_COMP1" calcext:value-type="string">
            <text:p>PE15/TIM1_BKIN/TIM1_BKIN_COMP1</text:p>
          </table:table-cell>
          <table:table-cell table:formula="of:=[.AG81]&amp;IF(ISBLANK([.H81]);&quot;&quot;;&quot;/&quot;&amp;[.H81])" office:value-type="string" office:string-value="PE15/TIM1_BKIN/TIM1_BKIN_COMP1" calcext:value-type="string">
            <text:p>PE15/TIM1_BKIN/TIM1_BKIN_COMP1</text:p>
          </table:table-cell>
          <table:table-cell table:formula="of:=[.AH81]&amp;IF(ISBLANK([.I81]);&quot;&quot;;&quot;/&quot;&amp;[.I81])" office:value-type="string" office:string-value="PE15/TIM1_BKIN/TIM1_BKIN_COMP1/SPI1_MOSI" calcext:value-type="string">
            <text:p>PE15/TIM1_BKIN/TIM1_BKIN_COMP1/SPI1_MOSI</text:p>
          </table:table-cell>
          <table:table-cell table:formula="of:=[.AI81]&amp;IF(ISBLANK([.J81]);&quot;&quot;;&quot;/&quot;&amp;[.J81])" office:value-type="string" office:string-value="PE15/TIM1_BKIN/TIM1_BKIN_COMP1/SPI1_MOSI" calcext:value-type="string">
            <text:p>PE15/TIM1_BKIN/TIM1_BKIN_COMP1/SPI1_MOSI</text:p>
          </table:table-cell>
          <table:table-cell table:formula="of:=[.AJ81]&amp;IF(ISBLANK([.K81]);&quot;&quot;;&quot;/&quot;&amp;[.K81])" office:value-type="string" office:string-value="PE15/TIM1_BKIN/TIM1_BKIN_COMP1/SPI1_MOSI" calcext:value-type="string">
            <text:p>PE15/TIM1_BKIN/TIM1_BKIN_COMP1/SPI1_MOSI</text:p>
          </table:table-cell>
          <table:table-cell table:formula="of:=[.AK81]&amp;IF(ISBLANK([.L81]);&quot;&quot;;&quot;/&quot;&amp;[.L81])" office:value-type="string" office:string-value="PE15/TIM1_BKIN/TIM1_BKIN_COMP1/SPI1_MOSI" calcext:value-type="string">
            <text:p>PE15/TIM1_BKIN/TIM1_BKIN_COMP1/SPI1_MOSI</text:p>
          </table:table-cell>
          <table:table-cell table:formula="of:=[.AL81]&amp;IF(ISBLANK([.M81]);&quot;&quot;;&quot;/&quot;&amp;[.M81])" office:value-type="string" office:string-value="PE15/TIM1_BKIN/TIM1_BKIN_COMP1/SPI1_MOSI" calcext:value-type="string">
            <text:p>PE15/TIM1_BKIN/TIM1_BKIN_COMP1/SPI1_MOSI</text:p>
          </table:table-cell>
          <table:table-cell table:formula="of:=[.AM81]&amp;IF(ISBLANK([.N81]);&quot;&quot;;&quot;/&quot;&amp;[.N81])" office:value-type="string" office:string-value="PE15/TIM1_BKIN/TIM1_BKIN_COMP1/SPI1_MOSI/QUADSPI_BK1_IO3" calcext:value-type="string">
            <text:p>PE15/TIM1_BKIN/TIM1_BKIN_COMP1/SPI1_MOSI/QUADSPI_BK1_IO3</text:p>
          </table:table-cell>
          <table:table-cell table:formula="of:=[.AN81]&amp;IF(ISBLANK([.O81]);&quot;&quot;;&quot;/&quot;&amp;[.O81])" office:value-type="string" office:string-value="PE15/TIM1_BKIN/TIM1_BKIN_COMP1/SPI1_MOSI/QUADSPI_BK1_IO3" calcext:value-type="string">
            <text:p>PE15/TIM1_BKIN/TIM1_BKIN_COMP1/SPI1_MOSI/QUADSPI_BK1_IO3</text:p>
          </table:table-cell>
          <table:table-cell table:formula="of:=[.AO81]&amp;IF(ISBLANK([.P81]);&quot;&quot;;&quot;/&quot;&amp;[.P81])" office:value-type="string" office:string-value="PE15/TIM1_BKIN/TIM1_BKIN_COMP1/SPI1_MOSI/QUADSPI_BK1_IO3/FMC_D12" calcext:value-type="string">
            <text:p>PE15/TIM1_BKIN/TIM1_BKIN_COMP1/SPI1_MOSI/QUADSPI_BK1_IO3/FMC_D12</text:p>
          </table:table-cell>
          <table:table-cell table:formula="of:=[.AP81]&amp;IF(ISBLANK([.Q81]);&quot;&quot;;&quot;/&quot;&amp;[.Q81])" office:value-type="string" office:string-value="PE15/TIM1_BKIN/TIM1_BKIN_COMP1/SPI1_MOSI/QUADSPI_BK1_IO3/FMC_D12" calcext:value-type="string">
            <text:p>PE15/TIM1_BKIN/TIM1_BKIN_COMP1/SPI1_MOSI/QUADSPI_BK1_IO3/FMC_D12</text:p>
          </table:table-cell>
          <table:table-cell table:formula="of:=[.AQ81]&amp;IF(ISBLANK([.R81]);&quot;&quot;;&quot;/&quot;&amp;[.R81])" office:value-type="string" office:string-value="PE15/TIM1_BKIN/TIM1_BKIN_COMP1/SPI1_MOSI/QUADSPI_BK1_IO3/FMC_D12" calcext:value-type="string">
            <text:p>PE15/TIM1_BKIN/TIM1_BKIN_COMP1/SPI1_MOSI/QUADSPI_BK1_IO3/FMC_D12</text:p>
          </table:table-cell>
          <table:table-cell table:formula="of:=[.AR81]&amp;IF(ISBLANK([.S81]);&quot;&quot;;&quot;/&quot;&amp;[.S81])" office:value-type="string" office:string-value="PE15/TIM1_BKIN/TIM1_BKIN_COMP1/SPI1_MOSI/QUADSPI_BK1_IO3/FMC_D12" calcext:value-type="string">
            <text:p>PE15/TIM1_BKIN/TIM1_BKIN_COMP1/SPI1_MOSI/QUADSPI_BK1_IO3/FMC_D1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0</text:p>
          </table:table-cell>
          <table:table-cell table:number-columns-repeated="5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11"/>
          <table:table-cell table:formula="of:=[.B82]" office:value-type="string" office:string-value="PF0" calcext:value-type="string">
            <text:p>PF0</text:p>
          </table:table-cell>
          <table:table-cell table:formula="of:=[.AB82]&amp;IF(ISBLANK([.C82]);&quot;&quot;;&quot;/&quot;&amp;[.C82])" office:value-type="string" office:string-value="PF0" calcext:value-type="string">
            <text:p>PF0</text:p>
          </table:table-cell>
          <table:table-cell table:formula="of:=[.AC82]&amp;IF(ISBLANK([.D82]);&quot;&quot;;&quot;/&quot;&amp;[.D82])" office:value-type="string" office:string-value="PF0" calcext:value-type="string">
            <text:p>PF0</text:p>
          </table:table-cell>
          <table:table-cell table:formula="of:=[.AD82]&amp;IF(ISBLANK([.E82]);&quot;&quot;;&quot;/&quot;&amp;[.E82])" office:value-type="string" office:string-value="PF0" calcext:value-type="string">
            <text:p>PF0</text:p>
          </table:table-cell>
          <table:table-cell table:formula="of:=[.AE82]&amp;IF(ISBLANK([.F82]);&quot;&quot;;&quot;/&quot;&amp;[.F82])" office:value-type="string" office:string-value="PF0" calcext:value-type="string">
            <text:p>PF0</text:p>
          </table:table-cell>
          <table:table-cell table:formula="of:=[.AF82]&amp;IF(ISBLANK([.G82]);&quot;&quot;;&quot;/&quot;&amp;[.G82])" office:value-type="string" office:string-value="PF0" calcext:value-type="string">
            <text:p>PF0</text:p>
          </table:table-cell>
          <table:table-cell table:formula="of:=[.AG82]&amp;IF(ISBLANK([.H82]);&quot;&quot;;&quot;/&quot;&amp;[.H82])" office:value-type="string" office:string-value="PF0/I2C2_SDA" calcext:value-type="string">
            <text:p>PF0/I2C2_SDA</text:p>
          </table:table-cell>
          <table:table-cell table:formula="of:=[.AH82]&amp;IF(ISBLANK([.I82]);&quot;&quot;;&quot;/&quot;&amp;[.I82])" office:value-type="string" office:string-value="PF0/I2C2_SDA" calcext:value-type="string">
            <text:p>PF0/I2C2_SDA</text:p>
          </table:table-cell>
          <table:table-cell table:formula="of:=[.AI82]&amp;IF(ISBLANK([.J82]);&quot;&quot;;&quot;/&quot;&amp;[.J82])" office:value-type="string" office:string-value="PF0/I2C2_SDA" calcext:value-type="string">
            <text:p>PF0/I2C2_SDA</text:p>
          </table:table-cell>
          <table:table-cell table:formula="of:=[.AJ82]&amp;IF(ISBLANK([.K82]);&quot;&quot;;&quot;/&quot;&amp;[.K82])" office:value-type="string" office:string-value="PF0/I2C2_SDA" calcext:value-type="string">
            <text:p>PF0/I2C2_SDA</text:p>
          </table:table-cell>
          <table:table-cell table:formula="of:=[.AK82]&amp;IF(ISBLANK([.L82]);&quot;&quot;;&quot;/&quot;&amp;[.L82])" office:value-type="string" office:string-value="PF0/I2C2_SDA" calcext:value-type="string">
            <text:p>PF0/I2C2_SDA</text:p>
          </table:table-cell>
          <table:table-cell table:formula="of:=[.AL82]&amp;IF(ISBLANK([.M82]);&quot;&quot;;&quot;/&quot;&amp;[.M82])" office:value-type="string" office:string-value="PF0/I2C2_SDA" calcext:value-type="string">
            <text:p>PF0/I2C2_SDA</text:p>
          </table:table-cell>
          <table:table-cell table:formula="of:=[.AM82]&amp;IF(ISBLANK([.N82]);&quot;&quot;;&quot;/&quot;&amp;[.N82])" office:value-type="string" office:string-value="PF0/I2C2_SDA" calcext:value-type="string">
            <text:p>PF0/I2C2_SDA</text:p>
          </table:table-cell>
          <table:table-cell table:formula="of:=[.AN82]&amp;IF(ISBLANK([.O82]);&quot;&quot;;&quot;/&quot;&amp;[.O82])" office:value-type="string" office:string-value="PF0/I2C2_SDA" calcext:value-type="string">
            <text:p>PF0/I2C2_SDA</text:p>
          </table:table-cell>
          <table:table-cell table:formula="of:=[.AO82]&amp;IF(ISBLANK([.P82]);&quot;&quot;;&quot;/&quot;&amp;[.P82])" office:value-type="string" office:string-value="PF0/I2C2_SDA/FMC_A0" calcext:value-type="string">
            <text:p>PF0/I2C2_SDA/FMC_A0</text:p>
          </table:table-cell>
          <table:table-cell table:formula="of:=[.AP82]&amp;IF(ISBLANK([.Q82]);&quot;&quot;;&quot;/&quot;&amp;[.Q82])" office:value-type="string" office:string-value="PF0/I2C2_SDA/FMC_A0" calcext:value-type="string">
            <text:p>PF0/I2C2_SDA/FMC_A0</text:p>
          </table:table-cell>
          <table:table-cell table:formula="of:=[.AQ82]&amp;IF(ISBLANK([.R82]);&quot;&quot;;&quot;/&quot;&amp;[.R82])" office:value-type="string" office:string-value="PF0/I2C2_SDA/FMC_A0" calcext:value-type="string">
            <text:p>PF0/I2C2_SDA/FMC_A0</text:p>
          </table:table-cell>
          <table:table-cell table:formula="of:=[.AR82]&amp;IF(ISBLANK([.S82]);&quot;&quot;;&quot;/&quot;&amp;[.S82])" office:value-type="string" office:string-value="PF0/I2C2_SDA/FMC_A0" calcext:value-type="string">
            <text:p>PF0/I2C2_SDA/FMC_A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</text:p>
          </table:table-cell>
          <table:table-cell table:number-columns-repeated="5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11"/>
          <table:table-cell table:formula="of:=[.B83]" office:value-type="string" office:string-value="PF1" calcext:value-type="string">
            <text:p>PF1</text:p>
          </table:table-cell>
          <table:table-cell table:formula="of:=[.AB83]&amp;IF(ISBLANK([.C83]);&quot;&quot;;&quot;/&quot;&amp;[.C83])" office:value-type="string" office:string-value="PF1" calcext:value-type="string">
            <text:p>PF1</text:p>
          </table:table-cell>
          <table:table-cell table:formula="of:=[.AC83]&amp;IF(ISBLANK([.D83]);&quot;&quot;;&quot;/&quot;&amp;[.D83])" office:value-type="string" office:string-value="PF1" calcext:value-type="string">
            <text:p>PF1</text:p>
          </table:table-cell>
          <table:table-cell table:formula="of:=[.AD83]&amp;IF(ISBLANK([.E83]);&quot;&quot;;&quot;/&quot;&amp;[.E83])" office:value-type="string" office:string-value="PF1" calcext:value-type="string">
            <text:p>PF1</text:p>
          </table:table-cell>
          <table:table-cell table:formula="of:=[.AE83]&amp;IF(ISBLANK([.F83]);&quot;&quot;;&quot;/&quot;&amp;[.F83])" office:value-type="string" office:string-value="PF1" calcext:value-type="string">
            <text:p>PF1</text:p>
          </table:table-cell>
          <table:table-cell table:formula="of:=[.AF83]&amp;IF(ISBLANK([.G83]);&quot;&quot;;&quot;/&quot;&amp;[.G83])" office:value-type="string" office:string-value="PF1" calcext:value-type="string">
            <text:p>PF1</text:p>
          </table:table-cell>
          <table:table-cell table:formula="of:=[.AG83]&amp;IF(ISBLANK([.H83]);&quot;&quot;;&quot;/&quot;&amp;[.H83])" office:value-type="string" office:string-value="PF1/I2C2_SCL" calcext:value-type="string">
            <text:p>PF1/I2C2_SCL</text:p>
          </table:table-cell>
          <table:table-cell table:formula="of:=[.AH83]&amp;IF(ISBLANK([.I83]);&quot;&quot;;&quot;/&quot;&amp;[.I83])" office:value-type="string" office:string-value="PF1/I2C2_SCL" calcext:value-type="string">
            <text:p>PF1/I2C2_SCL</text:p>
          </table:table-cell>
          <table:table-cell table:formula="of:=[.AI83]&amp;IF(ISBLANK([.J83]);&quot;&quot;;&quot;/&quot;&amp;[.J83])" office:value-type="string" office:string-value="PF1/I2C2_SCL" calcext:value-type="string">
            <text:p>PF1/I2C2_SCL</text:p>
          </table:table-cell>
          <table:table-cell table:formula="of:=[.AJ83]&amp;IF(ISBLANK([.K83]);&quot;&quot;;&quot;/&quot;&amp;[.K83])" office:value-type="string" office:string-value="PF1/I2C2_SCL" calcext:value-type="string">
            <text:p>PF1/I2C2_SCL</text:p>
          </table:table-cell>
          <table:table-cell table:formula="of:=[.AK83]&amp;IF(ISBLANK([.L83]);&quot;&quot;;&quot;/&quot;&amp;[.L83])" office:value-type="string" office:string-value="PF1/I2C2_SCL" calcext:value-type="string">
            <text:p>PF1/I2C2_SCL</text:p>
          </table:table-cell>
          <table:table-cell table:formula="of:=[.AL83]&amp;IF(ISBLANK([.M83]);&quot;&quot;;&quot;/&quot;&amp;[.M83])" office:value-type="string" office:string-value="PF1/I2C2_SCL" calcext:value-type="string">
            <text:p>PF1/I2C2_SCL</text:p>
          </table:table-cell>
          <table:table-cell table:formula="of:=[.AM83]&amp;IF(ISBLANK([.N83]);&quot;&quot;;&quot;/&quot;&amp;[.N83])" office:value-type="string" office:string-value="PF1/I2C2_SCL" calcext:value-type="string">
            <text:p>PF1/I2C2_SCL</text:p>
          </table:table-cell>
          <table:table-cell table:formula="of:=[.AN83]&amp;IF(ISBLANK([.O83]);&quot;&quot;;&quot;/&quot;&amp;[.O83])" office:value-type="string" office:string-value="PF1/I2C2_SCL" calcext:value-type="string">
            <text:p>PF1/I2C2_SCL</text:p>
          </table:table-cell>
          <table:table-cell table:formula="of:=[.AO83]&amp;IF(ISBLANK([.P83]);&quot;&quot;;&quot;/&quot;&amp;[.P83])" office:value-type="string" office:string-value="PF1/I2C2_SCL/FMC_A1" calcext:value-type="string">
            <text:p>PF1/I2C2_SCL/FMC_A1</text:p>
          </table:table-cell>
          <table:table-cell table:formula="of:=[.AP83]&amp;IF(ISBLANK([.Q83]);&quot;&quot;;&quot;/&quot;&amp;[.Q83])" office:value-type="string" office:string-value="PF1/I2C2_SCL/FMC_A1" calcext:value-type="string">
            <text:p>PF1/I2C2_SCL/FMC_A1</text:p>
          </table:table-cell>
          <table:table-cell table:formula="of:=[.AQ83]&amp;IF(ISBLANK([.R83]);&quot;&quot;;&quot;/&quot;&amp;[.R83])" office:value-type="string" office:string-value="PF1/I2C2_SCL/FMC_A1" calcext:value-type="string">
            <text:p>PF1/I2C2_SCL/FMC_A1</text:p>
          </table:table-cell>
          <table:table-cell table:formula="of:=[.AR83]&amp;IF(ISBLANK([.S83]);&quot;&quot;;&quot;/&quot;&amp;[.S83])" office:value-type="string" office:string-value="PF1/I2C2_SCL/FMC_A1" calcext:value-type="string">
            <text:p>PF1/I2C2_SCL/FMC_A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2</text:p>
          </table:table-cell>
          <table:table-cell table:number-columns-repeated="5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11"/>
          <table:table-cell table:formula="of:=[.B84]" office:value-type="string" office:string-value="PF2" calcext:value-type="string">
            <text:p>PF2</text:p>
          </table:table-cell>
          <table:table-cell table:formula="of:=[.AB84]&amp;IF(ISBLANK([.C84]);&quot;&quot;;&quot;/&quot;&amp;[.C84])" office:value-type="string" office:string-value="PF2" calcext:value-type="string">
            <text:p>PF2</text:p>
          </table:table-cell>
          <table:table-cell table:formula="of:=[.AC84]&amp;IF(ISBLANK([.D84]);&quot;&quot;;&quot;/&quot;&amp;[.D84])" office:value-type="string" office:string-value="PF2" calcext:value-type="string">
            <text:p>PF2</text:p>
          </table:table-cell>
          <table:table-cell table:formula="of:=[.AD84]&amp;IF(ISBLANK([.E84]);&quot;&quot;;&quot;/&quot;&amp;[.E84])" office:value-type="string" office:string-value="PF2" calcext:value-type="string">
            <text:p>PF2</text:p>
          </table:table-cell>
          <table:table-cell table:formula="of:=[.AE84]&amp;IF(ISBLANK([.F84]);&quot;&quot;;&quot;/&quot;&amp;[.F84])" office:value-type="string" office:string-value="PF2" calcext:value-type="string">
            <text:p>PF2</text:p>
          </table:table-cell>
          <table:table-cell table:formula="of:=[.AF84]&amp;IF(ISBLANK([.G84]);&quot;&quot;;&quot;/&quot;&amp;[.G84])" office:value-type="string" office:string-value="PF2" calcext:value-type="string">
            <text:p>PF2</text:p>
          </table:table-cell>
          <table:table-cell table:formula="of:=[.AG84]&amp;IF(ISBLANK([.H84]);&quot;&quot;;&quot;/&quot;&amp;[.H84])" office:value-type="string" office:string-value="PF2/I2C2_SMBA" calcext:value-type="string">
            <text:p>PF2/I2C2_SMBA</text:p>
          </table:table-cell>
          <table:table-cell table:formula="of:=[.AH84]&amp;IF(ISBLANK([.I84]);&quot;&quot;;&quot;/&quot;&amp;[.I84])" office:value-type="string" office:string-value="PF2/I2C2_SMBA" calcext:value-type="string">
            <text:p>PF2/I2C2_SMBA</text:p>
          </table:table-cell>
          <table:table-cell table:formula="of:=[.AI84]&amp;IF(ISBLANK([.J84]);&quot;&quot;;&quot;/&quot;&amp;[.J84])" office:value-type="string" office:string-value="PF2/I2C2_SMBA" calcext:value-type="string">
            <text:p>PF2/I2C2_SMBA</text:p>
          </table:table-cell>
          <table:table-cell table:formula="of:=[.AJ84]&amp;IF(ISBLANK([.K84]);&quot;&quot;;&quot;/&quot;&amp;[.K84])" office:value-type="string" office:string-value="PF2/I2C2_SMBA" calcext:value-type="string">
            <text:p>PF2/I2C2_SMBA</text:p>
          </table:table-cell>
          <table:table-cell table:formula="of:=[.AK84]&amp;IF(ISBLANK([.L84]);&quot;&quot;;&quot;/&quot;&amp;[.L84])" office:value-type="string" office:string-value="PF2/I2C2_SMBA" calcext:value-type="string">
            <text:p>PF2/I2C2_SMBA</text:p>
          </table:table-cell>
          <table:table-cell table:formula="of:=[.AL84]&amp;IF(ISBLANK([.M84]);&quot;&quot;;&quot;/&quot;&amp;[.M84])" office:value-type="string" office:string-value="PF2/I2C2_SMBA" calcext:value-type="string">
            <text:p>PF2/I2C2_SMBA</text:p>
          </table:table-cell>
          <table:table-cell table:formula="of:=[.AM84]&amp;IF(ISBLANK([.N84]);&quot;&quot;;&quot;/&quot;&amp;[.N84])" office:value-type="string" office:string-value="PF2/I2C2_SMBA" calcext:value-type="string">
            <text:p>PF2/I2C2_SMBA</text:p>
          </table:table-cell>
          <table:table-cell table:formula="of:=[.AN84]&amp;IF(ISBLANK([.O84]);&quot;&quot;;&quot;/&quot;&amp;[.O84])" office:value-type="string" office:string-value="PF2/I2C2_SMBA" calcext:value-type="string">
            <text:p>PF2/I2C2_SMBA</text:p>
          </table:table-cell>
          <table:table-cell table:formula="of:=[.AO84]&amp;IF(ISBLANK([.P84]);&quot;&quot;;&quot;/&quot;&amp;[.P84])" office:value-type="string" office:string-value="PF2/I2C2_SMBA/FMC_A2" calcext:value-type="string">
            <text:p>PF2/I2C2_SMBA/FMC_A2</text:p>
          </table:table-cell>
          <table:table-cell table:formula="of:=[.AP84]&amp;IF(ISBLANK([.Q84]);&quot;&quot;;&quot;/&quot;&amp;[.Q84])" office:value-type="string" office:string-value="PF2/I2C2_SMBA/FMC_A2" calcext:value-type="string">
            <text:p>PF2/I2C2_SMBA/FMC_A2</text:p>
          </table:table-cell>
          <table:table-cell table:formula="of:=[.AQ84]&amp;IF(ISBLANK([.R84]);&quot;&quot;;&quot;/&quot;&amp;[.R84])" office:value-type="string" office:string-value="PF2/I2C2_SMBA/FMC_A2" calcext:value-type="string">
            <text:p>PF2/I2C2_SMBA/FMC_A2</text:p>
          </table:table-cell>
          <table:table-cell table:formula="of:=[.AR84]&amp;IF(ISBLANK([.S84]);&quot;&quot;;&quot;/&quot;&amp;[.S84])" office:value-type="string" office:string-value="PF2/I2C2_SMBA/FMC_A2" calcext:value-type="string">
            <text:p>PF2/I2C2_SMBA/FMC_A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DC3_IN6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11"/>
          <table:table-cell table:formula="of:=[.B85]" office:value-type="string" office:string-value="PF3" calcext:value-type="string">
            <text:p>PF3</text:p>
          </table:table-cell>
          <table:table-cell table:formula="of:=[.AB85]&amp;IF(ISBLANK([.C85]);&quot;&quot;;&quot;/&quot;&amp;[.C85])" office:value-type="string" office:string-value="PF3/ADC3_IN6" calcext:value-type="string">
            <text:p>PF3/ADC3_IN6</text:p>
          </table:table-cell>
          <table:table-cell table:formula="of:=[.AC85]&amp;IF(ISBLANK([.D85]);&quot;&quot;;&quot;/&quot;&amp;[.D85])" office:value-type="string" office:string-value="PF3/ADC3_IN6" calcext:value-type="string">
            <text:p>PF3/ADC3_IN6</text:p>
          </table:table-cell>
          <table:table-cell table:formula="of:=[.AD85]&amp;IF(ISBLANK([.E85]);&quot;&quot;;&quot;/&quot;&amp;[.E85])" office:value-type="string" office:string-value="PF3/ADC3_IN6" calcext:value-type="string">
            <text:p>PF3/ADC3_IN6</text:p>
          </table:table-cell>
          <table:table-cell table:formula="of:=[.AE85]&amp;IF(ISBLANK([.F85]);&quot;&quot;;&quot;/&quot;&amp;[.F85])" office:value-type="string" office:string-value="PF3/ADC3_IN6" calcext:value-type="string">
            <text:p>PF3/ADC3_IN6</text:p>
          </table:table-cell>
          <table:table-cell table:formula="of:=[.AF85]&amp;IF(ISBLANK([.G85]);&quot;&quot;;&quot;/&quot;&amp;[.G85])" office:value-type="string" office:string-value="PF3/ADC3_IN6" calcext:value-type="string">
            <text:p>PF3/ADC3_IN6</text:p>
          </table:table-cell>
          <table:table-cell table:formula="of:=[.AG85]&amp;IF(ISBLANK([.H85]);&quot;&quot;;&quot;/&quot;&amp;[.H85])" office:value-type="string" office:string-value="PF3/ADC3_IN6" calcext:value-type="string">
            <text:p>PF3/ADC3_IN6</text:p>
          </table:table-cell>
          <table:table-cell table:formula="of:=[.AH85]&amp;IF(ISBLANK([.I85]);&quot;&quot;;&quot;/&quot;&amp;[.I85])" office:value-type="string" office:string-value="PF3/ADC3_IN6" calcext:value-type="string">
            <text:p>PF3/ADC3_IN6</text:p>
          </table:table-cell>
          <table:table-cell table:formula="of:=[.AI85]&amp;IF(ISBLANK([.J85]);&quot;&quot;;&quot;/&quot;&amp;[.J85])" office:value-type="string" office:string-value="PF3/ADC3_IN6" calcext:value-type="string">
            <text:p>PF3/ADC3_IN6</text:p>
          </table:table-cell>
          <table:table-cell table:formula="of:=[.AJ85]&amp;IF(ISBLANK([.K85]);&quot;&quot;;&quot;/&quot;&amp;[.K85])" office:value-type="string" office:string-value="PF3/ADC3_IN6" calcext:value-type="string">
            <text:p>PF3/ADC3_IN6</text:p>
          </table:table-cell>
          <table:table-cell table:formula="of:=[.AK85]&amp;IF(ISBLANK([.L85]);&quot;&quot;;&quot;/&quot;&amp;[.L85])" office:value-type="string" office:string-value="PF3/ADC3_IN6" calcext:value-type="string">
            <text:p>PF3/ADC3_IN6</text:p>
          </table:table-cell>
          <table:table-cell table:formula="of:=[.AL85]&amp;IF(ISBLANK([.M85]);&quot;&quot;;&quot;/&quot;&amp;[.M85])" office:value-type="string" office:string-value="PF3/ADC3_IN6" calcext:value-type="string">
            <text:p>PF3/ADC3_IN6</text:p>
          </table:table-cell>
          <table:table-cell table:formula="of:=[.AM85]&amp;IF(ISBLANK([.N85]);&quot;&quot;;&quot;/&quot;&amp;[.N85])" office:value-type="string" office:string-value="PF3/ADC3_IN6" calcext:value-type="string">
            <text:p>PF3/ADC3_IN6</text:p>
          </table:table-cell>
          <table:table-cell table:formula="of:=[.AN85]&amp;IF(ISBLANK([.O85]);&quot;&quot;;&quot;/&quot;&amp;[.O85])" office:value-type="string" office:string-value="PF3/ADC3_IN6" calcext:value-type="string">
            <text:p>PF3/ADC3_IN6</text:p>
          </table:table-cell>
          <table:table-cell table:formula="of:=[.AO85]&amp;IF(ISBLANK([.P85]);&quot;&quot;;&quot;/&quot;&amp;[.P85])" office:value-type="string" office:string-value="PF3/ADC3_IN6/FMC_A3" calcext:value-type="string">
            <text:p>PF3/ADC3_IN6/FMC_A3</text:p>
          </table:table-cell>
          <table:table-cell table:formula="of:=[.AP85]&amp;IF(ISBLANK([.Q85]);&quot;&quot;;&quot;/&quot;&amp;[.Q85])" office:value-type="string" office:string-value="PF3/ADC3_IN6/FMC_A3" calcext:value-type="string">
            <text:p>PF3/ADC3_IN6/FMC_A3</text:p>
          </table:table-cell>
          <table:table-cell table:formula="of:=[.AQ85]&amp;IF(ISBLANK([.R85]);&quot;&quot;;&quot;/&quot;&amp;[.R85])" office:value-type="string" office:string-value="PF3/ADC3_IN6/FMC_A3" calcext:value-type="string">
            <text:p>PF3/ADC3_IN6/FMC_A3</text:p>
          </table:table-cell>
          <table:table-cell table:formula="of:=[.AR85]&amp;IF(ISBLANK([.S85]);&quot;&quot;;&quot;/&quot;&amp;[.S85])" office:value-type="string" office:string-value="PF3/ADC3_IN6/FMC_A3" calcext:value-type="string">
            <text:p>PF3/ADC3_IN6/FMC_A3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DC3_IN7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11"/>
          <table:table-cell table:formula="of:=[.B86]" office:value-type="string" office:string-value="PF4" calcext:value-type="string">
            <text:p>PF4</text:p>
          </table:table-cell>
          <table:table-cell table:formula="of:=[.AB86]&amp;IF(ISBLANK([.C86]);&quot;&quot;;&quot;/&quot;&amp;[.C86])" office:value-type="string" office:string-value="PF4/ADC3_IN7" calcext:value-type="string">
            <text:p>PF4/ADC3_IN7</text:p>
          </table:table-cell>
          <table:table-cell table:formula="of:=[.AC86]&amp;IF(ISBLANK([.D86]);&quot;&quot;;&quot;/&quot;&amp;[.D86])" office:value-type="string" office:string-value="PF4/ADC3_IN7" calcext:value-type="string">
            <text:p>PF4/ADC3_IN7</text:p>
          </table:table-cell>
          <table:table-cell table:formula="of:=[.AD86]&amp;IF(ISBLANK([.E86]);&quot;&quot;;&quot;/&quot;&amp;[.E86])" office:value-type="string" office:string-value="PF4/ADC3_IN7" calcext:value-type="string">
            <text:p>PF4/ADC3_IN7</text:p>
          </table:table-cell>
          <table:table-cell table:formula="of:=[.AE86]&amp;IF(ISBLANK([.F86]);&quot;&quot;;&quot;/&quot;&amp;[.F86])" office:value-type="string" office:string-value="PF4/ADC3_IN7" calcext:value-type="string">
            <text:p>PF4/ADC3_IN7</text:p>
          </table:table-cell>
          <table:table-cell table:formula="of:=[.AF86]&amp;IF(ISBLANK([.G86]);&quot;&quot;;&quot;/&quot;&amp;[.G86])" office:value-type="string" office:string-value="PF4/ADC3_IN7" calcext:value-type="string">
            <text:p>PF4/ADC3_IN7</text:p>
          </table:table-cell>
          <table:table-cell table:formula="of:=[.AG86]&amp;IF(ISBLANK([.H86]);&quot;&quot;;&quot;/&quot;&amp;[.H86])" office:value-type="string" office:string-value="PF4/ADC3_IN7" calcext:value-type="string">
            <text:p>PF4/ADC3_IN7</text:p>
          </table:table-cell>
          <table:table-cell table:formula="of:=[.AH86]&amp;IF(ISBLANK([.I86]);&quot;&quot;;&quot;/&quot;&amp;[.I86])" office:value-type="string" office:string-value="PF4/ADC3_IN7" calcext:value-type="string">
            <text:p>PF4/ADC3_IN7</text:p>
          </table:table-cell>
          <table:table-cell table:formula="of:=[.AI86]&amp;IF(ISBLANK([.J86]);&quot;&quot;;&quot;/&quot;&amp;[.J86])" office:value-type="string" office:string-value="PF4/ADC3_IN7" calcext:value-type="string">
            <text:p>PF4/ADC3_IN7</text:p>
          </table:table-cell>
          <table:table-cell table:formula="of:=[.AJ86]&amp;IF(ISBLANK([.K86]);&quot;&quot;;&quot;/&quot;&amp;[.K86])" office:value-type="string" office:string-value="PF4/ADC3_IN7" calcext:value-type="string">
            <text:p>PF4/ADC3_IN7</text:p>
          </table:table-cell>
          <table:table-cell table:formula="of:=[.AK86]&amp;IF(ISBLANK([.L86]);&quot;&quot;;&quot;/&quot;&amp;[.L86])" office:value-type="string" office:string-value="PF4/ADC3_IN7" calcext:value-type="string">
            <text:p>PF4/ADC3_IN7</text:p>
          </table:table-cell>
          <table:table-cell table:formula="of:=[.AL86]&amp;IF(ISBLANK([.M86]);&quot;&quot;;&quot;/&quot;&amp;[.M86])" office:value-type="string" office:string-value="PF4/ADC3_IN7" calcext:value-type="string">
            <text:p>PF4/ADC3_IN7</text:p>
          </table:table-cell>
          <table:table-cell table:formula="of:=[.AM86]&amp;IF(ISBLANK([.N86]);&quot;&quot;;&quot;/&quot;&amp;[.N86])" office:value-type="string" office:string-value="PF4/ADC3_IN7" calcext:value-type="string">
            <text:p>PF4/ADC3_IN7</text:p>
          </table:table-cell>
          <table:table-cell table:formula="of:=[.AN86]&amp;IF(ISBLANK([.O86]);&quot;&quot;;&quot;/&quot;&amp;[.O86])" office:value-type="string" office:string-value="PF4/ADC3_IN7" calcext:value-type="string">
            <text:p>PF4/ADC3_IN7</text:p>
          </table:table-cell>
          <table:table-cell table:formula="of:=[.AO86]&amp;IF(ISBLANK([.P86]);&quot;&quot;;&quot;/&quot;&amp;[.P86])" office:value-type="string" office:string-value="PF4/ADC3_IN7/FMC_A4" calcext:value-type="string">
            <text:p>PF4/ADC3_IN7/FMC_A4</text:p>
          </table:table-cell>
          <table:table-cell table:formula="of:=[.AP86]&amp;IF(ISBLANK([.Q86]);&quot;&quot;;&quot;/&quot;&amp;[.Q86])" office:value-type="string" office:string-value="PF4/ADC3_IN7/FMC_A4" calcext:value-type="string">
            <text:p>PF4/ADC3_IN7/FMC_A4</text:p>
          </table:table-cell>
          <table:table-cell table:formula="of:=[.AQ86]&amp;IF(ISBLANK([.R86]);&quot;&quot;;&quot;/&quot;&amp;[.R86])" office:value-type="string" office:string-value="PF4/ADC3_IN7/FMC_A4" calcext:value-type="string">
            <text:p>PF4/ADC3_IN7/FMC_A4</text:p>
          </table:table-cell>
          <table:table-cell table:formula="of:=[.AR86]&amp;IF(ISBLANK([.S86]);&quot;&quot;;&quot;/&quot;&amp;[.S86])" office:value-type="string" office:string-value="PF4/ADC3_IN7/FMC_A4" calcext:value-type="string">
            <text:p>PF4/ADC3_IN7/FMC_A4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DC3_IN8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11"/>
          <table:table-cell table:formula="of:=[.B87]" office:value-type="string" office:string-value="PF5" calcext:value-type="string">
            <text:p>PF5</text:p>
          </table:table-cell>
          <table:table-cell table:formula="of:=[.AB87]&amp;IF(ISBLANK([.C87]);&quot;&quot;;&quot;/&quot;&amp;[.C87])" office:value-type="string" office:string-value="PF5/ADC3_IN8" calcext:value-type="string">
            <text:p>PF5/ADC3_IN8</text:p>
          </table:table-cell>
          <table:table-cell table:formula="of:=[.AC87]&amp;IF(ISBLANK([.D87]);&quot;&quot;;&quot;/&quot;&amp;[.D87])" office:value-type="string" office:string-value="PF5/ADC3_IN8" calcext:value-type="string">
            <text:p>PF5/ADC3_IN8</text:p>
          </table:table-cell>
          <table:table-cell table:formula="of:=[.AD87]&amp;IF(ISBLANK([.E87]);&quot;&quot;;&quot;/&quot;&amp;[.E87])" office:value-type="string" office:string-value="PF5/ADC3_IN8" calcext:value-type="string">
            <text:p>PF5/ADC3_IN8</text:p>
          </table:table-cell>
          <table:table-cell table:formula="of:=[.AE87]&amp;IF(ISBLANK([.F87]);&quot;&quot;;&quot;/&quot;&amp;[.F87])" office:value-type="string" office:string-value="PF5/ADC3_IN8" calcext:value-type="string">
            <text:p>PF5/ADC3_IN8</text:p>
          </table:table-cell>
          <table:table-cell table:formula="of:=[.AF87]&amp;IF(ISBLANK([.G87]);&quot;&quot;;&quot;/&quot;&amp;[.G87])" office:value-type="string" office:string-value="PF5/ADC3_IN8" calcext:value-type="string">
            <text:p>PF5/ADC3_IN8</text:p>
          </table:table-cell>
          <table:table-cell table:formula="of:=[.AG87]&amp;IF(ISBLANK([.H87]);&quot;&quot;;&quot;/&quot;&amp;[.H87])" office:value-type="string" office:string-value="PF5/ADC3_IN8" calcext:value-type="string">
            <text:p>PF5/ADC3_IN8</text:p>
          </table:table-cell>
          <table:table-cell table:formula="of:=[.AH87]&amp;IF(ISBLANK([.I87]);&quot;&quot;;&quot;/&quot;&amp;[.I87])" office:value-type="string" office:string-value="PF5/ADC3_IN8" calcext:value-type="string">
            <text:p>PF5/ADC3_IN8</text:p>
          </table:table-cell>
          <table:table-cell table:formula="of:=[.AI87]&amp;IF(ISBLANK([.J87]);&quot;&quot;;&quot;/&quot;&amp;[.J87])" office:value-type="string" office:string-value="PF5/ADC3_IN8" calcext:value-type="string">
            <text:p>PF5/ADC3_IN8</text:p>
          </table:table-cell>
          <table:table-cell table:formula="of:=[.AJ87]&amp;IF(ISBLANK([.K87]);&quot;&quot;;&quot;/&quot;&amp;[.K87])" office:value-type="string" office:string-value="PF5/ADC3_IN8" calcext:value-type="string">
            <text:p>PF5/ADC3_IN8</text:p>
          </table:table-cell>
          <table:table-cell table:formula="of:=[.AK87]&amp;IF(ISBLANK([.L87]);&quot;&quot;;&quot;/&quot;&amp;[.L87])" office:value-type="string" office:string-value="PF5/ADC3_IN8" calcext:value-type="string">
            <text:p>PF5/ADC3_IN8</text:p>
          </table:table-cell>
          <table:table-cell table:formula="of:=[.AL87]&amp;IF(ISBLANK([.M87]);&quot;&quot;;&quot;/&quot;&amp;[.M87])" office:value-type="string" office:string-value="PF5/ADC3_IN8" calcext:value-type="string">
            <text:p>PF5/ADC3_IN8</text:p>
          </table:table-cell>
          <table:table-cell table:formula="of:=[.AM87]&amp;IF(ISBLANK([.N87]);&quot;&quot;;&quot;/&quot;&amp;[.N87])" office:value-type="string" office:string-value="PF5/ADC3_IN8" calcext:value-type="string">
            <text:p>PF5/ADC3_IN8</text:p>
          </table:table-cell>
          <table:table-cell table:formula="of:=[.AN87]&amp;IF(ISBLANK([.O87]);&quot;&quot;;&quot;/&quot;&amp;[.O87])" office:value-type="string" office:string-value="PF5/ADC3_IN8" calcext:value-type="string">
            <text:p>PF5/ADC3_IN8</text:p>
          </table:table-cell>
          <table:table-cell table:formula="of:=[.AO87]&amp;IF(ISBLANK([.P87]);&quot;&quot;;&quot;/&quot;&amp;[.P87])" office:value-type="string" office:string-value="PF5/ADC3_IN8/FMC_A5" calcext:value-type="string">
            <text:p>PF5/ADC3_IN8/FMC_A5</text:p>
          </table:table-cell>
          <table:table-cell table:formula="of:=[.AP87]&amp;IF(ISBLANK([.Q87]);&quot;&quot;;&quot;/&quot;&amp;[.Q87])" office:value-type="string" office:string-value="PF5/ADC3_IN8/FMC_A5" calcext:value-type="string">
            <text:p>PF5/ADC3_IN8/FMC_A5</text:p>
          </table:table-cell>
          <table:table-cell table:formula="of:=[.AQ87]&amp;IF(ISBLANK([.R87]);&quot;&quot;;&quot;/&quot;&amp;[.R87])" office:value-type="string" office:string-value="PF5/ADC3_IN8/FMC_A5" calcext:value-type="string">
            <text:p>PF5/ADC3_IN8/FMC_A5</text:p>
          </table:table-cell>
          <table:table-cell table:formula="of:=[.AR87]&amp;IF(ISBLANK([.S87]);&quot;&quot;;&quot;/&quot;&amp;[.S87])" office:value-type="string" office:string-value="PF5/ADC3_IN8/FMC_A5" calcext:value-type="string">
            <text:p>PF5/ADC3_IN8/FMC_A5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DC3_IN9</text:p>
          </table:table-cell>
          <table:table-cell/>
          <table:table-cell office:value-type="string" calcext:value-type="string">
            <text:p>TIM5_ETR</text:p>
          </table:table-cell>
          <table:table-cell office:value-type="string" calcext:value-type="string">
            <text:p>TIM5_CH1</text:p>
          </table:table-cell>
          <table:table-cell table:number-columns-repeated="10"/>
          <table:table-cell office:value-type="string" calcext:value-type="string">
            <text:p>SAI1_SD_B</text:p>
          </table:table-cell>
          <table:table-cell table:number-columns-repeated="10"/>
          <table:table-cell table:formula="of:=[.B88]" office:value-type="string" office:string-value="PF6" calcext:value-type="string">
            <text:p>PF6</text:p>
          </table:table-cell>
          <table:table-cell table:formula="of:=[.AB88]&amp;IF(ISBLANK([.C88]);&quot;&quot;;&quot;/&quot;&amp;[.C88])" office:value-type="string" office:string-value="PF6/ADC3_IN9" calcext:value-type="string">
            <text:p>PF6/ADC3_IN9</text:p>
          </table:table-cell>
          <table:table-cell table:formula="of:=[.AC88]&amp;IF(ISBLANK([.D88]);&quot;&quot;;&quot;/&quot;&amp;[.D88])" office:value-type="string" office:string-value="PF6/ADC3_IN9" calcext:value-type="string">
            <text:p>PF6/ADC3_IN9</text:p>
          </table:table-cell>
          <table:table-cell table:formula="of:=[.AD88]&amp;IF(ISBLANK([.E88]);&quot;&quot;;&quot;/&quot;&amp;[.E88])" office:value-type="string" office:string-value="PF6/ADC3_IN9/TIM5_ETR" calcext:value-type="string">
            <text:p>PF6/ADC3_IN9/TIM5_ETR</text:p>
          </table:table-cell>
          <table:table-cell table:formula="of:=[.AE88]&amp;IF(ISBLANK([.F88]);&quot;&quot;;&quot;/&quot;&amp;[.F88])" office:value-type="string" office:string-value="PF6/ADC3_IN9/TIM5_ETR/TIM5_CH1" calcext:value-type="string">
            <text:p>PF6/ADC3_IN9/TIM5_ETR/TIM5_CH1</text:p>
          </table:table-cell>
          <table:table-cell table:formula="of:=[.AF88]&amp;IF(ISBLANK([.G88]);&quot;&quot;;&quot;/&quot;&amp;[.G88])" office:value-type="string" office:string-value="PF6/ADC3_IN9/TIM5_ETR/TIM5_CH1" calcext:value-type="string">
            <text:p>PF6/ADC3_IN9/TIM5_ETR/TIM5_CH1</text:p>
          </table:table-cell>
          <table:table-cell table:formula="of:=[.AG88]&amp;IF(ISBLANK([.H88]);&quot;&quot;;&quot;/&quot;&amp;[.H88])" office:value-type="string" office:string-value="PF6/ADC3_IN9/TIM5_ETR/TIM5_CH1" calcext:value-type="string">
            <text:p>PF6/ADC3_IN9/TIM5_ETR/TIM5_CH1</text:p>
          </table:table-cell>
          <table:table-cell table:formula="of:=[.AH88]&amp;IF(ISBLANK([.I88]);&quot;&quot;;&quot;/&quot;&amp;[.I88])" office:value-type="string" office:string-value="PF6/ADC3_IN9/TIM5_ETR/TIM5_CH1" calcext:value-type="string">
            <text:p>PF6/ADC3_IN9/TIM5_ETR/TIM5_CH1</text:p>
          </table:table-cell>
          <table:table-cell table:formula="of:=[.AI88]&amp;IF(ISBLANK([.J88]);&quot;&quot;;&quot;/&quot;&amp;[.J88])" office:value-type="string" office:string-value="PF6/ADC3_IN9/TIM5_ETR/TIM5_CH1" calcext:value-type="string">
            <text:p>PF6/ADC3_IN9/TIM5_ETR/TIM5_CH1</text:p>
          </table:table-cell>
          <table:table-cell table:formula="of:=[.AJ88]&amp;IF(ISBLANK([.K88]);&quot;&quot;;&quot;/&quot;&amp;[.K88])" office:value-type="string" office:string-value="PF6/ADC3_IN9/TIM5_ETR/TIM5_CH1" calcext:value-type="string">
            <text:p>PF6/ADC3_IN9/TIM5_ETR/TIM5_CH1</text:p>
          </table:table-cell>
          <table:table-cell table:formula="of:=[.AK88]&amp;IF(ISBLANK([.L88]);&quot;&quot;;&quot;/&quot;&amp;[.L88])" office:value-type="string" office:string-value="PF6/ADC3_IN9/TIM5_ETR/TIM5_CH1" calcext:value-type="string">
            <text:p>PF6/ADC3_IN9/TIM5_ETR/TIM5_CH1</text:p>
          </table:table-cell>
          <table:table-cell table:formula="of:=[.AL88]&amp;IF(ISBLANK([.M88]);&quot;&quot;;&quot;/&quot;&amp;[.M88])" office:value-type="string" office:string-value="PF6/ADC3_IN9/TIM5_ETR/TIM5_CH1" calcext:value-type="string">
            <text:p>PF6/ADC3_IN9/TIM5_ETR/TIM5_CH1</text:p>
          </table:table-cell>
          <table:table-cell table:formula="of:=[.AM88]&amp;IF(ISBLANK([.N88]);&quot;&quot;;&quot;/&quot;&amp;[.N88])" office:value-type="string" office:string-value="PF6/ADC3_IN9/TIM5_ETR/TIM5_CH1" calcext:value-type="string">
            <text:p>PF6/ADC3_IN9/TIM5_ETR/TIM5_CH1</text:p>
          </table:table-cell>
          <table:table-cell table:formula="of:=[.AN88]&amp;IF(ISBLANK([.O88]);&quot;&quot;;&quot;/&quot;&amp;[.O88])" office:value-type="string" office:string-value="PF6/ADC3_IN9/TIM5_ETR/TIM5_CH1" calcext:value-type="string">
            <text:p>PF6/ADC3_IN9/TIM5_ETR/TIM5_CH1</text:p>
          </table:table-cell>
          <table:table-cell table:formula="of:=[.AO88]&amp;IF(ISBLANK([.P88]);&quot;&quot;;&quot;/&quot;&amp;[.P88])" office:value-type="string" office:string-value="PF6/ADC3_IN9/TIM5_ETR/TIM5_CH1" calcext:value-type="string">
            <text:p>PF6/ADC3_IN9/TIM5_ETR/TIM5_CH1</text:p>
          </table:table-cell>
          <table:table-cell table:formula="of:=[.AP88]&amp;IF(ISBLANK([.Q88]);&quot;&quot;;&quot;/&quot;&amp;[.Q88])" office:value-type="string" office:string-value="PF6/ADC3_IN9/TIM5_ETR/TIM5_CH1/SAI1_SD_B" calcext:value-type="string">
            <text:p>PF6/ADC3_IN9/TIM5_ETR/TIM5_CH1/SAI1_SD_B</text:p>
          </table:table-cell>
          <table:table-cell table:formula="of:=[.AQ88]&amp;IF(ISBLANK([.R88]);&quot;&quot;;&quot;/&quot;&amp;[.R88])" office:value-type="string" office:string-value="PF6/ADC3_IN9/TIM5_ETR/TIM5_CH1/SAI1_SD_B" calcext:value-type="string">
            <text:p>PF6/ADC3_IN9/TIM5_ETR/TIM5_CH1/SAI1_SD_B</text:p>
          </table:table-cell>
          <table:table-cell table:formula="of:=[.AR88]&amp;IF(ISBLANK([.S88]);&quot;&quot;;&quot;/&quot;&amp;[.S88])" office:value-type="string" office:string-value="PF6/ADC3_IN9/TIM5_ETR/TIM5_CH1/SAI1_SD_B" calcext:value-type="string">
            <text:p>PF6/ADC3_IN9/TIM5_ETR/TIM5_CH1/SAI1_SD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DC3_IN10</text:p>
          </table:table-cell>
          <table:table-cell table:number-columns-repeated="2"/>
          <table:table-cell office:value-type="string" calcext:value-type="string">
            <text:p>TIM5_CH2</text:p>
          </table:table-cell>
          <table:table-cell table:number-columns-repeated="10"/>
          <table:table-cell office:value-type="string" calcext:value-type="string">
            <text:p>SAI1_MCLK_B</text:p>
          </table:table-cell>
          <table:table-cell table:number-columns-repeated="10"/>
          <table:table-cell table:formula="of:=[.B89]" office:value-type="string" office:string-value="PF7" calcext:value-type="string">
            <text:p>PF7</text:p>
          </table:table-cell>
          <table:table-cell table:formula="of:=[.AB89]&amp;IF(ISBLANK([.C89]);&quot;&quot;;&quot;/&quot;&amp;[.C89])" office:value-type="string" office:string-value="PF7/ADC3_IN10" calcext:value-type="string">
            <text:p>PF7/ADC3_IN10</text:p>
          </table:table-cell>
          <table:table-cell table:formula="of:=[.AC89]&amp;IF(ISBLANK([.D89]);&quot;&quot;;&quot;/&quot;&amp;[.D89])" office:value-type="string" office:string-value="PF7/ADC3_IN10" calcext:value-type="string">
            <text:p>PF7/ADC3_IN10</text:p>
          </table:table-cell>
          <table:table-cell table:formula="of:=[.AD89]&amp;IF(ISBLANK([.E89]);&quot;&quot;;&quot;/&quot;&amp;[.E89])" office:value-type="string" office:string-value="PF7/ADC3_IN10" calcext:value-type="string">
            <text:p>PF7/ADC3_IN10</text:p>
          </table:table-cell>
          <table:table-cell table:formula="of:=[.AE89]&amp;IF(ISBLANK([.F89]);&quot;&quot;;&quot;/&quot;&amp;[.F89])" office:value-type="string" office:string-value="PF7/ADC3_IN10/TIM5_CH2" calcext:value-type="string">
            <text:p>PF7/ADC3_IN10/TIM5_CH2</text:p>
          </table:table-cell>
          <table:table-cell table:formula="of:=[.AF89]&amp;IF(ISBLANK([.G89]);&quot;&quot;;&quot;/&quot;&amp;[.G89])" office:value-type="string" office:string-value="PF7/ADC3_IN10/TIM5_CH2" calcext:value-type="string">
            <text:p>PF7/ADC3_IN10/TIM5_CH2</text:p>
          </table:table-cell>
          <table:table-cell table:formula="of:=[.AG89]&amp;IF(ISBLANK([.H89]);&quot;&quot;;&quot;/&quot;&amp;[.H89])" office:value-type="string" office:string-value="PF7/ADC3_IN10/TIM5_CH2" calcext:value-type="string">
            <text:p>PF7/ADC3_IN10/TIM5_CH2</text:p>
          </table:table-cell>
          <table:table-cell table:formula="of:=[.AH89]&amp;IF(ISBLANK([.I89]);&quot;&quot;;&quot;/&quot;&amp;[.I89])" office:value-type="string" office:string-value="PF7/ADC3_IN10/TIM5_CH2" calcext:value-type="string">
            <text:p>PF7/ADC3_IN10/TIM5_CH2</text:p>
          </table:table-cell>
          <table:table-cell table:formula="of:=[.AI89]&amp;IF(ISBLANK([.J89]);&quot;&quot;;&quot;/&quot;&amp;[.J89])" office:value-type="string" office:string-value="PF7/ADC3_IN10/TIM5_CH2" calcext:value-type="string">
            <text:p>PF7/ADC3_IN10/TIM5_CH2</text:p>
          </table:table-cell>
          <table:table-cell table:formula="of:=[.AJ89]&amp;IF(ISBLANK([.K89]);&quot;&quot;;&quot;/&quot;&amp;[.K89])" office:value-type="string" office:string-value="PF7/ADC3_IN10/TIM5_CH2" calcext:value-type="string">
            <text:p>PF7/ADC3_IN10/TIM5_CH2</text:p>
          </table:table-cell>
          <table:table-cell table:formula="of:=[.AK89]&amp;IF(ISBLANK([.L89]);&quot;&quot;;&quot;/&quot;&amp;[.L89])" office:value-type="string" office:string-value="PF7/ADC3_IN10/TIM5_CH2" calcext:value-type="string">
            <text:p>PF7/ADC3_IN10/TIM5_CH2</text:p>
          </table:table-cell>
          <table:table-cell table:formula="of:=[.AL89]&amp;IF(ISBLANK([.M89]);&quot;&quot;;&quot;/&quot;&amp;[.M89])" office:value-type="string" office:string-value="PF7/ADC3_IN10/TIM5_CH2" calcext:value-type="string">
            <text:p>PF7/ADC3_IN10/TIM5_CH2</text:p>
          </table:table-cell>
          <table:table-cell table:formula="of:=[.AM89]&amp;IF(ISBLANK([.N89]);&quot;&quot;;&quot;/&quot;&amp;[.N89])" office:value-type="string" office:string-value="PF7/ADC3_IN10/TIM5_CH2" calcext:value-type="string">
            <text:p>PF7/ADC3_IN10/TIM5_CH2</text:p>
          </table:table-cell>
          <table:table-cell table:formula="of:=[.AN89]&amp;IF(ISBLANK([.O89]);&quot;&quot;;&quot;/&quot;&amp;[.O89])" office:value-type="string" office:string-value="PF7/ADC3_IN10/TIM5_CH2" calcext:value-type="string">
            <text:p>PF7/ADC3_IN10/TIM5_CH2</text:p>
          </table:table-cell>
          <table:table-cell table:formula="of:=[.AO89]&amp;IF(ISBLANK([.P89]);&quot;&quot;;&quot;/&quot;&amp;[.P89])" office:value-type="string" office:string-value="PF7/ADC3_IN10/TIM5_CH2" calcext:value-type="string">
            <text:p>PF7/ADC3_IN10/TIM5_CH2</text:p>
          </table:table-cell>
          <table:table-cell table:formula="of:=[.AP89]&amp;IF(ISBLANK([.Q89]);&quot;&quot;;&quot;/&quot;&amp;[.Q89])" office:value-type="string" office:string-value="PF7/ADC3_IN10/TIM5_CH2/SAI1_MCLK_B" calcext:value-type="string">
            <text:p>PF7/ADC3_IN10/TIM5_CH2/SAI1_MCLK_B</text:p>
          </table:table-cell>
          <table:table-cell table:formula="of:=[.AQ89]&amp;IF(ISBLANK([.R89]);&quot;&quot;;&quot;/&quot;&amp;[.R89])" office:value-type="string" office:string-value="PF7/ADC3_IN10/TIM5_CH2/SAI1_MCLK_B" calcext:value-type="string">
            <text:p>PF7/ADC3_IN10/TIM5_CH2/SAI1_MCLK_B</text:p>
          </table:table-cell>
          <table:table-cell table:formula="of:=[.AR89]&amp;IF(ISBLANK([.S89]);&quot;&quot;;&quot;/&quot;&amp;[.S89])" office:value-type="string" office:string-value="PF7/ADC3_IN10/TIM5_CH2/SAI1_MCLK_B" calcext:value-type="string">
            <text:p>PF7/ADC3_IN10/TIM5_CH2/SAI1_MCL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ADC3_IN11</text:p>
          </table:table-cell>
          <table:table-cell table:number-columns-repeated="2"/>
          <table:table-cell office:value-type="string" calcext:value-type="string">
            <text:p>TIM5_CH3</text:p>
          </table:table-cell>
          <table:table-cell table:number-columns-repeated="10"/>
          <table:table-cell office:value-type="string" calcext:value-type="string">
            <text:p>SAI1_SCK_B</text:p>
          </table:table-cell>
          <table:table-cell table:number-columns-repeated="10"/>
          <table:table-cell table:formula="of:=[.B90]" office:value-type="string" office:string-value="PF8" calcext:value-type="string">
            <text:p>PF8</text:p>
          </table:table-cell>
          <table:table-cell table:formula="of:=[.AB90]&amp;IF(ISBLANK([.C90]);&quot;&quot;;&quot;/&quot;&amp;[.C90])" office:value-type="string" office:string-value="PF8/ADC3_IN11" calcext:value-type="string">
            <text:p>PF8/ADC3_IN11</text:p>
          </table:table-cell>
          <table:table-cell table:formula="of:=[.AC90]&amp;IF(ISBLANK([.D90]);&quot;&quot;;&quot;/&quot;&amp;[.D90])" office:value-type="string" office:string-value="PF8/ADC3_IN11" calcext:value-type="string">
            <text:p>PF8/ADC3_IN11</text:p>
          </table:table-cell>
          <table:table-cell table:formula="of:=[.AD90]&amp;IF(ISBLANK([.E90]);&quot;&quot;;&quot;/&quot;&amp;[.E90])" office:value-type="string" office:string-value="PF8/ADC3_IN11" calcext:value-type="string">
            <text:p>PF8/ADC3_IN11</text:p>
          </table:table-cell>
          <table:table-cell table:formula="of:=[.AE90]&amp;IF(ISBLANK([.F90]);&quot;&quot;;&quot;/&quot;&amp;[.F90])" office:value-type="string" office:string-value="PF8/ADC3_IN11/TIM5_CH3" calcext:value-type="string">
            <text:p>PF8/ADC3_IN11/TIM5_CH3</text:p>
          </table:table-cell>
          <table:table-cell table:formula="of:=[.AF90]&amp;IF(ISBLANK([.G90]);&quot;&quot;;&quot;/&quot;&amp;[.G90])" office:value-type="string" office:string-value="PF8/ADC3_IN11/TIM5_CH3" calcext:value-type="string">
            <text:p>PF8/ADC3_IN11/TIM5_CH3</text:p>
          </table:table-cell>
          <table:table-cell table:formula="of:=[.AG90]&amp;IF(ISBLANK([.H90]);&quot;&quot;;&quot;/&quot;&amp;[.H90])" office:value-type="string" office:string-value="PF8/ADC3_IN11/TIM5_CH3" calcext:value-type="string">
            <text:p>PF8/ADC3_IN11/TIM5_CH3</text:p>
          </table:table-cell>
          <table:table-cell table:formula="of:=[.AH90]&amp;IF(ISBLANK([.I90]);&quot;&quot;;&quot;/&quot;&amp;[.I90])" office:value-type="string" office:string-value="PF8/ADC3_IN11/TIM5_CH3" calcext:value-type="string">
            <text:p>PF8/ADC3_IN11/TIM5_CH3</text:p>
          </table:table-cell>
          <table:table-cell table:formula="of:=[.AI90]&amp;IF(ISBLANK([.J90]);&quot;&quot;;&quot;/&quot;&amp;[.J90])" office:value-type="string" office:string-value="PF8/ADC3_IN11/TIM5_CH3" calcext:value-type="string">
            <text:p>PF8/ADC3_IN11/TIM5_CH3</text:p>
          </table:table-cell>
          <table:table-cell table:formula="of:=[.AJ90]&amp;IF(ISBLANK([.K90]);&quot;&quot;;&quot;/&quot;&amp;[.K90])" office:value-type="string" office:string-value="PF8/ADC3_IN11/TIM5_CH3" calcext:value-type="string">
            <text:p>PF8/ADC3_IN11/TIM5_CH3</text:p>
          </table:table-cell>
          <table:table-cell table:formula="of:=[.AK90]&amp;IF(ISBLANK([.L90]);&quot;&quot;;&quot;/&quot;&amp;[.L90])" office:value-type="string" office:string-value="PF8/ADC3_IN11/TIM5_CH3" calcext:value-type="string">
            <text:p>PF8/ADC3_IN11/TIM5_CH3</text:p>
          </table:table-cell>
          <table:table-cell table:formula="of:=[.AL90]&amp;IF(ISBLANK([.M90]);&quot;&quot;;&quot;/&quot;&amp;[.M90])" office:value-type="string" office:string-value="PF8/ADC3_IN11/TIM5_CH3" calcext:value-type="string">
            <text:p>PF8/ADC3_IN11/TIM5_CH3</text:p>
          </table:table-cell>
          <table:table-cell table:formula="of:=[.AM90]&amp;IF(ISBLANK([.N90]);&quot;&quot;;&quot;/&quot;&amp;[.N90])" office:value-type="string" office:string-value="PF8/ADC3_IN11/TIM5_CH3" calcext:value-type="string">
            <text:p>PF8/ADC3_IN11/TIM5_CH3</text:p>
          </table:table-cell>
          <table:table-cell table:formula="of:=[.AN90]&amp;IF(ISBLANK([.O90]);&quot;&quot;;&quot;/&quot;&amp;[.O90])" office:value-type="string" office:string-value="PF8/ADC3_IN11/TIM5_CH3" calcext:value-type="string">
            <text:p>PF8/ADC3_IN11/TIM5_CH3</text:p>
          </table:table-cell>
          <table:table-cell table:formula="of:=[.AO90]&amp;IF(ISBLANK([.P90]);&quot;&quot;;&quot;/&quot;&amp;[.P90])" office:value-type="string" office:string-value="PF8/ADC3_IN11/TIM5_CH3" calcext:value-type="string">
            <text:p>PF8/ADC3_IN11/TIM5_CH3</text:p>
          </table:table-cell>
          <table:table-cell table:formula="of:=[.AP90]&amp;IF(ISBLANK([.Q90]);&quot;&quot;;&quot;/&quot;&amp;[.Q90])" office:value-type="string" office:string-value="PF8/ADC3_IN11/TIM5_CH3/SAI1_SCK_B" calcext:value-type="string">
            <text:p>PF8/ADC3_IN11/TIM5_CH3/SAI1_SCK_B</text:p>
          </table:table-cell>
          <table:table-cell table:formula="of:=[.AQ90]&amp;IF(ISBLANK([.R90]);&quot;&quot;;&quot;/&quot;&amp;[.R90])" office:value-type="string" office:string-value="PF8/ADC3_IN11/TIM5_CH3/SAI1_SCK_B" calcext:value-type="string">
            <text:p>PF8/ADC3_IN11/TIM5_CH3/SAI1_SCK_B</text:p>
          </table:table-cell>
          <table:table-cell table:formula="of:=[.AR90]&amp;IF(ISBLANK([.S90]);&quot;&quot;;&quot;/&quot;&amp;[.S90])" office:value-type="string" office:string-value="PF8/ADC3_IN11/TIM5_CH3/SAI1_SCK_B" calcext:value-type="string">
            <text:p>PF8/ADC3_IN11/TIM5_CH3/SAI1_SC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ADC3_IN12</text:p>
          </table:table-cell>
          <table:table-cell table:number-columns-repeated="2"/>
          <table:table-cell office:value-type="string" calcext:value-type="string">
            <text:p>TIM5_CH4</text:p>
          </table:table-cell>
          <table:table-cell table:number-columns-repeated="10"/>
          <table:table-cell office:value-type="string" calcext:value-type="string">
            <text:p>SAI1_FS_B</text:p>
          </table:table-cell>
          <table:table-cell office:value-type="string" calcext:value-type="string">
            <text:p>TIM15_CH1</text:p>
          </table:table-cell>
          <table:table-cell table:number-columns-repeated="9"/>
          <table:table-cell table:formula="of:=[.B91]" office:value-type="string" office:string-value="PF9" calcext:value-type="string">
            <text:p>PF9</text:p>
          </table:table-cell>
          <table:table-cell table:formula="of:=[.AB91]&amp;IF(ISBLANK([.C91]);&quot;&quot;;&quot;/&quot;&amp;[.C91])" office:value-type="string" office:string-value="PF9/ADC3_IN12" calcext:value-type="string">
            <text:p>PF9/ADC3_IN12</text:p>
          </table:table-cell>
          <table:table-cell table:formula="of:=[.AC91]&amp;IF(ISBLANK([.D91]);&quot;&quot;;&quot;/&quot;&amp;[.D91])" office:value-type="string" office:string-value="PF9/ADC3_IN12" calcext:value-type="string">
            <text:p>PF9/ADC3_IN12</text:p>
          </table:table-cell>
          <table:table-cell table:formula="of:=[.AD91]&amp;IF(ISBLANK([.E91]);&quot;&quot;;&quot;/&quot;&amp;[.E91])" office:value-type="string" office:string-value="PF9/ADC3_IN12" calcext:value-type="string">
            <text:p>PF9/ADC3_IN12</text:p>
          </table:table-cell>
          <table:table-cell table:formula="of:=[.AE91]&amp;IF(ISBLANK([.F91]);&quot;&quot;;&quot;/&quot;&amp;[.F91])" office:value-type="string" office:string-value="PF9/ADC3_IN12/TIM5_CH4" calcext:value-type="string">
            <text:p>PF9/ADC3_IN12/TIM5_CH4</text:p>
          </table:table-cell>
          <table:table-cell table:formula="of:=[.AF91]&amp;IF(ISBLANK([.G91]);&quot;&quot;;&quot;/&quot;&amp;[.G91])" office:value-type="string" office:string-value="PF9/ADC3_IN12/TIM5_CH4" calcext:value-type="string">
            <text:p>PF9/ADC3_IN12/TIM5_CH4</text:p>
          </table:table-cell>
          <table:table-cell table:formula="of:=[.AG91]&amp;IF(ISBLANK([.H91]);&quot;&quot;;&quot;/&quot;&amp;[.H91])" office:value-type="string" office:string-value="PF9/ADC3_IN12/TIM5_CH4" calcext:value-type="string">
            <text:p>PF9/ADC3_IN12/TIM5_CH4</text:p>
          </table:table-cell>
          <table:table-cell table:formula="of:=[.AH91]&amp;IF(ISBLANK([.I91]);&quot;&quot;;&quot;/&quot;&amp;[.I91])" office:value-type="string" office:string-value="PF9/ADC3_IN12/TIM5_CH4" calcext:value-type="string">
            <text:p>PF9/ADC3_IN12/TIM5_CH4</text:p>
          </table:table-cell>
          <table:table-cell table:formula="of:=[.AI91]&amp;IF(ISBLANK([.J91]);&quot;&quot;;&quot;/&quot;&amp;[.J91])" office:value-type="string" office:string-value="PF9/ADC3_IN12/TIM5_CH4" calcext:value-type="string">
            <text:p>PF9/ADC3_IN12/TIM5_CH4</text:p>
          </table:table-cell>
          <table:table-cell table:formula="of:=[.AJ91]&amp;IF(ISBLANK([.K91]);&quot;&quot;;&quot;/&quot;&amp;[.K91])" office:value-type="string" office:string-value="PF9/ADC3_IN12/TIM5_CH4" calcext:value-type="string">
            <text:p>PF9/ADC3_IN12/TIM5_CH4</text:p>
          </table:table-cell>
          <table:table-cell table:formula="of:=[.AK91]&amp;IF(ISBLANK([.L91]);&quot;&quot;;&quot;/&quot;&amp;[.L91])" office:value-type="string" office:string-value="PF9/ADC3_IN12/TIM5_CH4" calcext:value-type="string">
            <text:p>PF9/ADC3_IN12/TIM5_CH4</text:p>
          </table:table-cell>
          <table:table-cell table:formula="of:=[.AL91]&amp;IF(ISBLANK([.M91]);&quot;&quot;;&quot;/&quot;&amp;[.M91])" office:value-type="string" office:string-value="PF9/ADC3_IN12/TIM5_CH4" calcext:value-type="string">
            <text:p>PF9/ADC3_IN12/TIM5_CH4</text:p>
          </table:table-cell>
          <table:table-cell table:formula="of:=[.AM91]&amp;IF(ISBLANK([.N91]);&quot;&quot;;&quot;/&quot;&amp;[.N91])" office:value-type="string" office:string-value="PF9/ADC3_IN12/TIM5_CH4" calcext:value-type="string">
            <text:p>PF9/ADC3_IN12/TIM5_CH4</text:p>
          </table:table-cell>
          <table:table-cell table:formula="of:=[.AN91]&amp;IF(ISBLANK([.O91]);&quot;&quot;;&quot;/&quot;&amp;[.O91])" office:value-type="string" office:string-value="PF9/ADC3_IN12/TIM5_CH4" calcext:value-type="string">
            <text:p>PF9/ADC3_IN12/TIM5_CH4</text:p>
          </table:table-cell>
          <table:table-cell table:formula="of:=[.AO91]&amp;IF(ISBLANK([.P91]);&quot;&quot;;&quot;/&quot;&amp;[.P91])" office:value-type="string" office:string-value="PF9/ADC3_IN12/TIM5_CH4" calcext:value-type="string">
            <text:p>PF9/ADC3_IN12/TIM5_CH4</text:p>
          </table:table-cell>
          <table:table-cell table:formula="of:=[.AP91]&amp;IF(ISBLANK([.Q91]);&quot;&quot;;&quot;/&quot;&amp;[.Q91])" office:value-type="string" office:string-value="PF9/ADC3_IN12/TIM5_CH4/SAI1_FS_B" calcext:value-type="string">
            <text:p>PF9/ADC3_IN12/TIM5_CH4/SAI1_FS_B</text:p>
          </table:table-cell>
          <table:table-cell table:formula="of:=[.AQ91]&amp;IF(ISBLANK([.R91]);&quot;&quot;;&quot;/&quot;&amp;[.R91])" office:value-type="string" office:string-value="PF9/ADC3_IN12/TIM5_CH4/SAI1_FS_B/TIM15_CH1" calcext:value-type="string">
            <text:p>PF9/ADC3_IN12/TIM5_CH4/SAI1_FS_B/TIM15_CH1</text:p>
          </table:table-cell>
          <table:table-cell table:formula="of:=[.AR91]&amp;IF(ISBLANK([.S91]);&quot;&quot;;&quot;/&quot;&amp;[.S91])" office:value-type="string" office:string-value="PF9/ADC3_IN12/TIM5_CH4/SAI1_FS_B/TIM15_CH1" calcext:value-type="string">
            <text:p>PF9/ADC3_IN12/TIM5_CH4/SAI1_FS_B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ADC3_IN13</text:p>
          </table:table-cell>
          <table:table-cell table:number-columns-repeated="14"/>
          <table:table-cell office:value-type="string" calcext:value-type="string">
            <text:p>TIM15_CH2</text:p>
          </table:table-cell>
          <table:table-cell table:number-columns-repeated="9"/>
          <table:table-cell table:formula="of:=[.B92]" office:value-type="string" office:string-value="PF10" calcext:value-type="string">
            <text:p>PF10</text:p>
          </table:table-cell>
          <table:table-cell table:formula="of:=[.AB92]&amp;IF(ISBLANK([.C92]);&quot;&quot;;&quot;/&quot;&amp;[.C92])" office:value-type="string" office:string-value="PF10/ADC3_IN13" calcext:value-type="string">
            <text:p>PF10/ADC3_IN13</text:p>
          </table:table-cell>
          <table:table-cell table:formula="of:=[.AC92]&amp;IF(ISBLANK([.D92]);&quot;&quot;;&quot;/&quot;&amp;[.D92])" office:value-type="string" office:string-value="PF10/ADC3_IN13" calcext:value-type="string">
            <text:p>PF10/ADC3_IN13</text:p>
          </table:table-cell>
          <table:table-cell table:formula="of:=[.AD92]&amp;IF(ISBLANK([.E92]);&quot;&quot;;&quot;/&quot;&amp;[.E92])" office:value-type="string" office:string-value="PF10/ADC3_IN13" calcext:value-type="string">
            <text:p>PF10/ADC3_IN13</text:p>
          </table:table-cell>
          <table:table-cell table:formula="of:=[.AE92]&amp;IF(ISBLANK([.F92]);&quot;&quot;;&quot;/&quot;&amp;[.F92])" office:value-type="string" office:string-value="PF10/ADC3_IN13" calcext:value-type="string">
            <text:p>PF10/ADC3_IN13</text:p>
          </table:table-cell>
          <table:table-cell table:formula="of:=[.AF92]&amp;IF(ISBLANK([.G92]);&quot;&quot;;&quot;/&quot;&amp;[.G92])" office:value-type="string" office:string-value="PF10/ADC3_IN13" calcext:value-type="string">
            <text:p>PF10/ADC3_IN13</text:p>
          </table:table-cell>
          <table:table-cell table:formula="of:=[.AG92]&amp;IF(ISBLANK([.H92]);&quot;&quot;;&quot;/&quot;&amp;[.H92])" office:value-type="string" office:string-value="PF10/ADC3_IN13" calcext:value-type="string">
            <text:p>PF10/ADC3_IN13</text:p>
          </table:table-cell>
          <table:table-cell table:formula="of:=[.AH92]&amp;IF(ISBLANK([.I92]);&quot;&quot;;&quot;/&quot;&amp;[.I92])" office:value-type="string" office:string-value="PF10/ADC3_IN13" calcext:value-type="string">
            <text:p>PF10/ADC3_IN13</text:p>
          </table:table-cell>
          <table:table-cell table:formula="of:=[.AI92]&amp;IF(ISBLANK([.J92]);&quot;&quot;;&quot;/&quot;&amp;[.J92])" office:value-type="string" office:string-value="PF10/ADC3_IN13" calcext:value-type="string">
            <text:p>PF10/ADC3_IN13</text:p>
          </table:table-cell>
          <table:table-cell table:formula="of:=[.AJ92]&amp;IF(ISBLANK([.K92]);&quot;&quot;;&quot;/&quot;&amp;[.K92])" office:value-type="string" office:string-value="PF10/ADC3_IN13" calcext:value-type="string">
            <text:p>PF10/ADC3_IN13</text:p>
          </table:table-cell>
          <table:table-cell table:formula="of:=[.AK92]&amp;IF(ISBLANK([.L92]);&quot;&quot;;&quot;/&quot;&amp;[.L92])" office:value-type="string" office:string-value="PF10/ADC3_IN13" calcext:value-type="string">
            <text:p>PF10/ADC3_IN13</text:p>
          </table:table-cell>
          <table:table-cell table:formula="of:=[.AL92]&amp;IF(ISBLANK([.M92]);&quot;&quot;;&quot;/&quot;&amp;[.M92])" office:value-type="string" office:string-value="PF10/ADC3_IN13" calcext:value-type="string">
            <text:p>PF10/ADC3_IN13</text:p>
          </table:table-cell>
          <table:table-cell table:formula="of:=[.AM92]&amp;IF(ISBLANK([.N92]);&quot;&quot;;&quot;/&quot;&amp;[.N92])" office:value-type="string" office:string-value="PF10/ADC3_IN13" calcext:value-type="string">
            <text:p>PF10/ADC3_IN13</text:p>
          </table:table-cell>
          <table:table-cell table:formula="of:=[.AN92]&amp;IF(ISBLANK([.O92]);&quot;&quot;;&quot;/&quot;&amp;[.O92])" office:value-type="string" office:string-value="PF10/ADC3_IN13" calcext:value-type="string">
            <text:p>PF10/ADC3_IN13</text:p>
          </table:table-cell>
          <table:table-cell table:formula="of:=[.AO92]&amp;IF(ISBLANK([.P92]);&quot;&quot;;&quot;/&quot;&amp;[.P92])" office:value-type="string" office:string-value="PF10/ADC3_IN13" calcext:value-type="string">
            <text:p>PF10/ADC3_IN13</text:p>
          </table:table-cell>
          <table:table-cell table:formula="of:=[.AP92]&amp;IF(ISBLANK([.Q92]);&quot;&quot;;&quot;/&quot;&amp;[.Q92])" office:value-type="string" office:string-value="PF10/ADC3_IN13" calcext:value-type="string">
            <text:p>PF10/ADC3_IN13</text:p>
          </table:table-cell>
          <table:table-cell table:formula="of:=[.AQ92]&amp;IF(ISBLANK([.R92]);&quot;&quot;;&quot;/&quot;&amp;[.R92])" office:value-type="string" office:string-value="PF10/ADC3_IN13/TIM15_CH2" calcext:value-type="string">
            <text:p>PF10/ADC3_IN13/TIM15_CH2</text:p>
          </table:table-cell>
          <table:table-cell table:formula="of:=[.AR92]&amp;IF(ISBLANK([.S92]);&quot;&quot;;&quot;/&quot;&amp;[.S92])" office:value-type="string" office:string-value="PF10/ADC3_IN13/TIM15_CH2" calcext:value-type="string">
            <text:p>PF10/ADC3_IN13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1</text:p>
          </table:table-cell>
          <table:table-cell table:number-columns-repeated="25"/>
          <table:table-cell table:formula="of:=[.B93]" office:value-type="string" office:string-value="PF11" calcext:value-type="string">
            <text:p>PF11</text:p>
          </table:table-cell>
          <table:table-cell table:formula="of:=[.AB93]&amp;IF(ISBLANK([.C93]);&quot;&quot;;&quot;/&quot;&amp;[.C93])" office:value-type="string" office:string-value="PF11" calcext:value-type="string">
            <text:p>PF11</text:p>
          </table:table-cell>
          <table:table-cell table:formula="of:=[.AC93]&amp;IF(ISBLANK([.D93]);&quot;&quot;;&quot;/&quot;&amp;[.D93])" office:value-type="string" office:string-value="PF11" calcext:value-type="string">
            <text:p>PF11</text:p>
          </table:table-cell>
          <table:table-cell table:formula="of:=[.AD93]&amp;IF(ISBLANK([.E93]);&quot;&quot;;&quot;/&quot;&amp;[.E93])" office:value-type="string" office:string-value="PF11" calcext:value-type="string">
            <text:p>PF11</text:p>
          </table:table-cell>
          <table:table-cell table:formula="of:=[.AE93]&amp;IF(ISBLANK([.F93]);&quot;&quot;;&quot;/&quot;&amp;[.F93])" office:value-type="string" office:string-value="PF11" calcext:value-type="string">
            <text:p>PF11</text:p>
          </table:table-cell>
          <table:table-cell table:formula="of:=[.AF93]&amp;IF(ISBLANK([.G93]);&quot;&quot;;&quot;/&quot;&amp;[.G93])" office:value-type="string" office:string-value="PF11" calcext:value-type="string">
            <text:p>PF11</text:p>
          </table:table-cell>
          <table:table-cell table:formula="of:=[.AG93]&amp;IF(ISBLANK([.H93]);&quot;&quot;;&quot;/&quot;&amp;[.H93])" office:value-type="string" office:string-value="PF11" calcext:value-type="string">
            <text:p>PF11</text:p>
          </table:table-cell>
          <table:table-cell table:formula="of:=[.AH93]&amp;IF(ISBLANK([.I93]);&quot;&quot;;&quot;/&quot;&amp;[.I93])" office:value-type="string" office:string-value="PF11" calcext:value-type="string">
            <text:p>PF11</text:p>
          </table:table-cell>
          <table:table-cell table:formula="of:=[.AI93]&amp;IF(ISBLANK([.J93]);&quot;&quot;;&quot;/&quot;&amp;[.J93])" office:value-type="string" office:string-value="PF11" calcext:value-type="string">
            <text:p>PF11</text:p>
          </table:table-cell>
          <table:table-cell table:formula="of:=[.AJ93]&amp;IF(ISBLANK([.K93]);&quot;&quot;;&quot;/&quot;&amp;[.K93])" office:value-type="string" office:string-value="PF11" calcext:value-type="string">
            <text:p>PF11</text:p>
          </table:table-cell>
          <table:table-cell table:formula="of:=[.AK93]&amp;IF(ISBLANK([.L93]);&quot;&quot;;&quot;/&quot;&amp;[.L93])" office:value-type="string" office:string-value="PF11" calcext:value-type="string">
            <text:p>PF11</text:p>
          </table:table-cell>
          <table:table-cell table:formula="of:=[.AL93]&amp;IF(ISBLANK([.M93]);&quot;&quot;;&quot;/&quot;&amp;[.M93])" office:value-type="string" office:string-value="PF11" calcext:value-type="string">
            <text:p>PF11</text:p>
          </table:table-cell>
          <table:table-cell table:formula="of:=[.AM93]&amp;IF(ISBLANK([.N93]);&quot;&quot;;&quot;/&quot;&amp;[.N93])" office:value-type="string" office:string-value="PF11" calcext:value-type="string">
            <text:p>PF11</text:p>
          </table:table-cell>
          <table:table-cell table:formula="of:=[.AN93]&amp;IF(ISBLANK([.O93]);&quot;&quot;;&quot;/&quot;&amp;[.O93])" office:value-type="string" office:string-value="PF11" calcext:value-type="string">
            <text:p>PF11</text:p>
          </table:table-cell>
          <table:table-cell table:formula="of:=[.AO93]&amp;IF(ISBLANK([.P93]);&quot;&quot;;&quot;/&quot;&amp;[.P93])" office:value-type="string" office:string-value="PF11" calcext:value-type="string">
            <text:p>PF11</text:p>
          </table:table-cell>
          <table:table-cell table:formula="of:=[.AP93]&amp;IF(ISBLANK([.Q93]);&quot;&quot;;&quot;/&quot;&amp;[.Q93])" office:value-type="string" office:string-value="PF11" calcext:value-type="string">
            <text:p>PF11</text:p>
          </table:table-cell>
          <table:table-cell table:formula="of:=[.AQ93]&amp;IF(ISBLANK([.R93]);&quot;&quot;;&quot;/&quot;&amp;[.R93])" office:value-type="string" office:string-value="PF11" calcext:value-type="string">
            <text:p>PF11</text:p>
          </table:table-cell>
          <table:table-cell table:formula="of:=[.AR93]&amp;IF(ISBLANK([.S93]);&quot;&quot;;&quot;/&quot;&amp;[.S93])" office:value-type="string" office:string-value="PF11" calcext:value-type="string">
            <text:p>PF1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2</text:p>
          </table:table-cell>
          <table:table-cell table:number-columns-repeated="13"/>
          <table:table-cell office:value-type="string" calcext:value-type="string">
            <text:p>FMC_A6</text:p>
          </table:table-cell>
          <table:table-cell table:number-columns-repeated="11"/>
          <table:table-cell table:formula="of:=[.B94]" office:value-type="string" office:string-value="PF12" calcext:value-type="string">
            <text:p>PF12</text:p>
          </table:table-cell>
          <table:table-cell table:formula="of:=[.AB94]&amp;IF(ISBLANK([.C94]);&quot;&quot;;&quot;/&quot;&amp;[.C94])" office:value-type="string" office:string-value="PF12" calcext:value-type="string">
            <text:p>PF12</text:p>
          </table:table-cell>
          <table:table-cell table:formula="of:=[.AC94]&amp;IF(ISBLANK([.D94]);&quot;&quot;;&quot;/&quot;&amp;[.D94])" office:value-type="string" office:string-value="PF12" calcext:value-type="string">
            <text:p>PF12</text:p>
          </table:table-cell>
          <table:table-cell table:formula="of:=[.AD94]&amp;IF(ISBLANK([.E94]);&quot;&quot;;&quot;/&quot;&amp;[.E94])" office:value-type="string" office:string-value="PF12" calcext:value-type="string">
            <text:p>PF12</text:p>
          </table:table-cell>
          <table:table-cell table:formula="of:=[.AE94]&amp;IF(ISBLANK([.F94]);&quot;&quot;;&quot;/&quot;&amp;[.F94])" office:value-type="string" office:string-value="PF12" calcext:value-type="string">
            <text:p>PF12</text:p>
          </table:table-cell>
          <table:table-cell table:formula="of:=[.AF94]&amp;IF(ISBLANK([.G94]);&quot;&quot;;&quot;/&quot;&amp;[.G94])" office:value-type="string" office:string-value="PF12" calcext:value-type="string">
            <text:p>PF12</text:p>
          </table:table-cell>
          <table:table-cell table:formula="of:=[.AG94]&amp;IF(ISBLANK([.H94]);&quot;&quot;;&quot;/&quot;&amp;[.H94])" office:value-type="string" office:string-value="PF12" calcext:value-type="string">
            <text:p>PF12</text:p>
          </table:table-cell>
          <table:table-cell table:formula="of:=[.AH94]&amp;IF(ISBLANK([.I94]);&quot;&quot;;&quot;/&quot;&amp;[.I94])" office:value-type="string" office:string-value="PF12" calcext:value-type="string">
            <text:p>PF12</text:p>
          </table:table-cell>
          <table:table-cell table:formula="of:=[.AI94]&amp;IF(ISBLANK([.J94]);&quot;&quot;;&quot;/&quot;&amp;[.J94])" office:value-type="string" office:string-value="PF12" calcext:value-type="string">
            <text:p>PF12</text:p>
          </table:table-cell>
          <table:table-cell table:formula="of:=[.AJ94]&amp;IF(ISBLANK([.K94]);&quot;&quot;;&quot;/&quot;&amp;[.K94])" office:value-type="string" office:string-value="PF12" calcext:value-type="string">
            <text:p>PF12</text:p>
          </table:table-cell>
          <table:table-cell table:formula="of:=[.AK94]&amp;IF(ISBLANK([.L94]);&quot;&quot;;&quot;/&quot;&amp;[.L94])" office:value-type="string" office:string-value="PF12" calcext:value-type="string">
            <text:p>PF12</text:p>
          </table:table-cell>
          <table:table-cell table:formula="of:=[.AL94]&amp;IF(ISBLANK([.M94]);&quot;&quot;;&quot;/&quot;&amp;[.M94])" office:value-type="string" office:string-value="PF12" calcext:value-type="string">
            <text:p>PF12</text:p>
          </table:table-cell>
          <table:table-cell table:formula="of:=[.AM94]&amp;IF(ISBLANK([.N94]);&quot;&quot;;&quot;/&quot;&amp;[.N94])" office:value-type="string" office:string-value="PF12" calcext:value-type="string">
            <text:p>PF12</text:p>
          </table:table-cell>
          <table:table-cell table:formula="of:=[.AN94]&amp;IF(ISBLANK([.O94]);&quot;&quot;;&quot;/&quot;&amp;[.O94])" office:value-type="string" office:string-value="PF12" calcext:value-type="string">
            <text:p>PF12</text:p>
          </table:table-cell>
          <table:table-cell table:formula="of:=[.AO94]&amp;IF(ISBLANK([.P94]);&quot;&quot;;&quot;/&quot;&amp;[.P94])" office:value-type="string" office:string-value="PF12/FMC_A6" calcext:value-type="string">
            <text:p>PF12/FMC_A6</text:p>
          </table:table-cell>
          <table:table-cell table:formula="of:=[.AP94]&amp;IF(ISBLANK([.Q94]);&quot;&quot;;&quot;/&quot;&amp;[.Q94])" office:value-type="string" office:string-value="PF12/FMC_A6" calcext:value-type="string">
            <text:p>PF12/FMC_A6</text:p>
          </table:table-cell>
          <table:table-cell table:formula="of:=[.AQ94]&amp;IF(ISBLANK([.R94]);&quot;&quot;;&quot;/&quot;&amp;[.R94])" office:value-type="string" office:string-value="PF12/FMC_A6" calcext:value-type="string">
            <text:p>PF12/FMC_A6</text:p>
          </table:table-cell>
          <table:table-cell table:formula="of:=[.AR94]&amp;IF(ISBLANK([.S94]);&quot;&quot;;&quot;/&quot;&amp;[.S94])" office:value-type="string" office:string-value="PF12/FMC_A6" calcext:value-type="string">
            <text:p>PF12/FMC_A6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3</text:p>
          </table:table-cell>
          <table:table-cell table:number-columns-repeated="7"/>
          <table:table-cell office:value-type="string" calcext:value-type="string">
            <text:p>DFSDM1_DATIN6</text:p>
          </table:table-cell>
          <table:table-cell table:number-columns-repeated="5"/>
          <table:table-cell office:value-type="string" calcext:value-type="string">
            <text:p>FMC_A7</text:p>
          </table:table-cell>
          <table:table-cell table:number-columns-repeated="11"/>
          <table:table-cell table:formula="of:=[.B95]" office:value-type="string" office:string-value="PF13" calcext:value-type="string">
            <text:p>PF13</text:p>
          </table:table-cell>
          <table:table-cell table:formula="of:=[.AB95]&amp;IF(ISBLANK([.C95]);&quot;&quot;;&quot;/&quot;&amp;[.C95])" office:value-type="string" office:string-value="PF13" calcext:value-type="string">
            <text:p>PF13</text:p>
          </table:table-cell>
          <table:table-cell table:formula="of:=[.AC95]&amp;IF(ISBLANK([.D95]);&quot;&quot;;&quot;/&quot;&amp;[.D95])" office:value-type="string" office:string-value="PF13" calcext:value-type="string">
            <text:p>PF13</text:p>
          </table:table-cell>
          <table:table-cell table:formula="of:=[.AD95]&amp;IF(ISBLANK([.E95]);&quot;&quot;;&quot;/&quot;&amp;[.E95])" office:value-type="string" office:string-value="PF13" calcext:value-type="string">
            <text:p>PF13</text:p>
          </table:table-cell>
          <table:table-cell table:formula="of:=[.AE95]&amp;IF(ISBLANK([.F95]);&quot;&quot;;&quot;/&quot;&amp;[.F95])" office:value-type="string" office:string-value="PF13" calcext:value-type="string">
            <text:p>PF13</text:p>
          </table:table-cell>
          <table:table-cell table:formula="of:=[.AF95]&amp;IF(ISBLANK([.G95]);&quot;&quot;;&quot;/&quot;&amp;[.G95])" office:value-type="string" office:string-value="PF13" calcext:value-type="string">
            <text:p>PF13</text:p>
          </table:table-cell>
          <table:table-cell table:formula="of:=[.AG95]&amp;IF(ISBLANK([.H95]);&quot;&quot;;&quot;/&quot;&amp;[.H95])" office:value-type="string" office:string-value="PF13" calcext:value-type="string">
            <text:p>PF13</text:p>
          </table:table-cell>
          <table:table-cell table:formula="of:=[.AH95]&amp;IF(ISBLANK([.I95]);&quot;&quot;;&quot;/&quot;&amp;[.I95])" office:value-type="string" office:string-value="PF13" calcext:value-type="string">
            <text:p>PF13</text:p>
          </table:table-cell>
          <table:table-cell table:formula="of:=[.AI95]&amp;IF(ISBLANK([.J95]);&quot;&quot;;&quot;/&quot;&amp;[.J95])" office:value-type="string" office:string-value="PF13/DFSDM1_DATIN6" calcext:value-type="string">
            <text:p>PF13/DFSDM1_DATIN6</text:p>
          </table:table-cell>
          <table:table-cell table:formula="of:=[.AJ95]&amp;IF(ISBLANK([.K95]);&quot;&quot;;&quot;/&quot;&amp;[.K95])" office:value-type="string" office:string-value="PF13/DFSDM1_DATIN6" calcext:value-type="string">
            <text:p>PF13/DFSDM1_DATIN6</text:p>
          </table:table-cell>
          <table:table-cell table:formula="of:=[.AK95]&amp;IF(ISBLANK([.L95]);&quot;&quot;;&quot;/&quot;&amp;[.L95])" office:value-type="string" office:string-value="PF13/DFSDM1_DATIN6" calcext:value-type="string">
            <text:p>PF13/DFSDM1_DATIN6</text:p>
          </table:table-cell>
          <table:table-cell table:formula="of:=[.AL95]&amp;IF(ISBLANK([.M95]);&quot;&quot;;&quot;/&quot;&amp;[.M95])" office:value-type="string" office:string-value="PF13/DFSDM1_DATIN6" calcext:value-type="string">
            <text:p>PF13/DFSDM1_DATIN6</text:p>
          </table:table-cell>
          <table:table-cell table:formula="of:=[.AM95]&amp;IF(ISBLANK([.N95]);&quot;&quot;;&quot;/&quot;&amp;[.N95])" office:value-type="string" office:string-value="PF13/DFSDM1_DATIN6" calcext:value-type="string">
            <text:p>PF13/DFSDM1_DATIN6</text:p>
          </table:table-cell>
          <table:table-cell table:formula="of:=[.AN95]&amp;IF(ISBLANK([.O95]);&quot;&quot;;&quot;/&quot;&amp;[.O95])" office:value-type="string" office:string-value="PF13/DFSDM1_DATIN6" calcext:value-type="string">
            <text:p>PF13/DFSDM1_DATIN6</text:p>
          </table:table-cell>
          <table:table-cell table:formula="of:=[.AO95]&amp;IF(ISBLANK([.P95]);&quot;&quot;;&quot;/&quot;&amp;[.P95])" office:value-type="string" office:string-value="PF13/DFSDM1_DATIN6/FMC_A7" calcext:value-type="string">
            <text:p>PF13/DFSDM1_DATIN6/FMC_A7</text:p>
          </table:table-cell>
          <table:table-cell table:formula="of:=[.AP95]&amp;IF(ISBLANK([.Q95]);&quot;&quot;;&quot;/&quot;&amp;[.Q95])" office:value-type="string" office:string-value="PF13/DFSDM1_DATIN6/FMC_A7" calcext:value-type="string">
            <text:p>PF13/DFSDM1_DATIN6/FMC_A7</text:p>
          </table:table-cell>
          <table:table-cell table:formula="of:=[.AQ95]&amp;IF(ISBLANK([.R95]);&quot;&quot;;&quot;/&quot;&amp;[.R95])" office:value-type="string" office:string-value="PF13/DFSDM1_DATIN6/FMC_A7" calcext:value-type="string">
            <text:p>PF13/DFSDM1_DATIN6/FMC_A7</text:p>
          </table:table-cell>
          <table:table-cell table:formula="of:=[.AR95]&amp;IF(ISBLANK([.S95]);&quot;&quot;;&quot;/&quot;&amp;[.S95])" office:value-type="string" office:string-value="PF13/DFSDM1_DATIN6/FMC_A7" calcext:value-type="string">
            <text:p>PF13/DFSDM1_DATIN6/FMC_A7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4</text:p>
          </table:table-cell>
          <table:table-cell table:number-columns-repeated="7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TSC_G8_IO1</text:p>
          </table:table-cell>
          <table:table-cell table:number-columns-repeated="2"/>
          <table:table-cell office:value-type="string" calcext:value-type="string">
            <text:p>FMC_A8</text:p>
          </table:table-cell>
          <table:table-cell table:number-columns-repeated="11"/>
          <table:table-cell table:formula="of:=[.B96]" office:value-type="string" office:string-value="PF14" calcext:value-type="string">
            <text:p>PF14</text:p>
          </table:table-cell>
          <table:table-cell table:formula="of:=[.AB96]&amp;IF(ISBLANK([.C96]);&quot;&quot;;&quot;/&quot;&amp;[.C96])" office:value-type="string" office:string-value="PF14" calcext:value-type="string">
            <text:p>PF14</text:p>
          </table:table-cell>
          <table:table-cell table:formula="of:=[.AC96]&amp;IF(ISBLANK([.D96]);&quot;&quot;;&quot;/&quot;&amp;[.D96])" office:value-type="string" office:string-value="PF14" calcext:value-type="string">
            <text:p>PF14</text:p>
          </table:table-cell>
          <table:table-cell table:formula="of:=[.AD96]&amp;IF(ISBLANK([.E96]);&quot;&quot;;&quot;/&quot;&amp;[.E96])" office:value-type="string" office:string-value="PF14" calcext:value-type="string">
            <text:p>PF14</text:p>
          </table:table-cell>
          <table:table-cell table:formula="of:=[.AE96]&amp;IF(ISBLANK([.F96]);&quot;&quot;;&quot;/&quot;&amp;[.F96])" office:value-type="string" office:string-value="PF14" calcext:value-type="string">
            <text:p>PF14</text:p>
          </table:table-cell>
          <table:table-cell table:formula="of:=[.AF96]&amp;IF(ISBLANK([.G96]);&quot;&quot;;&quot;/&quot;&amp;[.G96])" office:value-type="string" office:string-value="PF14" calcext:value-type="string">
            <text:p>PF14</text:p>
          </table:table-cell>
          <table:table-cell table:formula="of:=[.AG96]&amp;IF(ISBLANK([.H96]);&quot;&quot;;&quot;/&quot;&amp;[.H96])" office:value-type="string" office:string-value="PF14" calcext:value-type="string">
            <text:p>PF14</text:p>
          </table:table-cell>
          <table:table-cell table:formula="of:=[.AH96]&amp;IF(ISBLANK([.I96]);&quot;&quot;;&quot;/&quot;&amp;[.I96])" office:value-type="string" office:string-value="PF14" calcext:value-type="string">
            <text:p>PF14</text:p>
          </table:table-cell>
          <table:table-cell table:formula="of:=[.AI96]&amp;IF(ISBLANK([.J96]);&quot;&quot;;&quot;/&quot;&amp;[.J96])" office:value-type="string" office:string-value="PF14/DFSDM1_CKIN6" calcext:value-type="string">
            <text:p>PF14/DFSDM1_CKIN6</text:p>
          </table:table-cell>
          <table:table-cell table:formula="of:=[.AJ96]&amp;IF(ISBLANK([.K96]);&quot;&quot;;&quot;/&quot;&amp;[.K96])" office:value-type="string" office:string-value="PF14/DFSDM1_CKIN6" calcext:value-type="string">
            <text:p>PF14/DFSDM1_CKIN6</text:p>
          </table:table-cell>
          <table:table-cell table:formula="of:=[.AK96]&amp;IF(ISBLANK([.L96]);&quot;&quot;;&quot;/&quot;&amp;[.L96])" office:value-type="string" office:string-value="PF14/DFSDM1_CKIN6" calcext:value-type="string">
            <text:p>PF14/DFSDM1_CKIN6</text:p>
          </table:table-cell>
          <table:table-cell table:formula="of:=[.AL96]&amp;IF(ISBLANK([.M96]);&quot;&quot;;&quot;/&quot;&amp;[.M96])" office:value-type="string" office:string-value="PF14/DFSDM1_CKIN6/TSC_G8_IO1" calcext:value-type="string">
            <text:p>PF14/DFSDM1_CKIN6/TSC_G8_IO1</text:p>
          </table:table-cell>
          <table:table-cell table:formula="of:=[.AM96]&amp;IF(ISBLANK([.N96]);&quot;&quot;;&quot;/&quot;&amp;[.N96])" office:value-type="string" office:string-value="PF14/DFSDM1_CKIN6/TSC_G8_IO1" calcext:value-type="string">
            <text:p>PF14/DFSDM1_CKIN6/TSC_G8_IO1</text:p>
          </table:table-cell>
          <table:table-cell table:formula="of:=[.AN96]&amp;IF(ISBLANK([.O96]);&quot;&quot;;&quot;/&quot;&amp;[.O96])" office:value-type="string" office:string-value="PF14/DFSDM1_CKIN6/TSC_G8_IO1" calcext:value-type="string">
            <text:p>PF14/DFSDM1_CKIN6/TSC_G8_IO1</text:p>
          </table:table-cell>
          <table:table-cell table:formula="of:=[.AO96]&amp;IF(ISBLANK([.P96]);&quot;&quot;;&quot;/&quot;&amp;[.P96])" office:value-type="string" office:string-value="PF14/DFSDM1_CKIN6/TSC_G8_IO1/FMC_A8" calcext:value-type="string">
            <text:p>PF14/DFSDM1_CKIN6/TSC_G8_IO1/FMC_A8</text:p>
          </table:table-cell>
          <table:table-cell table:formula="of:=[.AP96]&amp;IF(ISBLANK([.Q96]);&quot;&quot;;&quot;/&quot;&amp;[.Q96])" office:value-type="string" office:string-value="PF14/DFSDM1_CKIN6/TSC_G8_IO1/FMC_A8" calcext:value-type="string">
            <text:p>PF14/DFSDM1_CKIN6/TSC_G8_IO1/FMC_A8</text:p>
          </table:table-cell>
          <table:table-cell table:formula="of:=[.AQ96]&amp;IF(ISBLANK([.R96]);&quot;&quot;;&quot;/&quot;&amp;[.R96])" office:value-type="string" office:string-value="PF14/DFSDM1_CKIN6/TSC_G8_IO1/FMC_A8" calcext:value-type="string">
            <text:p>PF14/DFSDM1_CKIN6/TSC_G8_IO1/FMC_A8</text:p>
          </table:table-cell>
          <table:table-cell table:formula="of:=[.AR96]&amp;IF(ISBLANK([.S96]);&quot;&quot;;&quot;/&quot;&amp;[.S96])" office:value-type="string" office:string-value="PF14/DFSDM1_CKIN6/TSC_G8_IO1/FMC_A8" calcext:value-type="string">
            <text:p>PF14/DFSDM1_CKIN6/TSC_G8_IO1/FMC_A8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5</text:p>
          </table:table-cell>
          <table:table-cell table:number-columns-repeated="10"/>
          <table:table-cell office:value-type="string" calcext:value-type="string">
            <text:p>TSC_G8_IO2</text:p>
          </table:table-cell>
          <table:table-cell table:number-columns-repeated="2"/>
          <table:table-cell office:value-type="string" calcext:value-type="string">
            <text:p>FMC_A9</text:p>
          </table:table-cell>
          <table:table-cell table:number-columns-repeated="11"/>
          <table:table-cell table:formula="of:=[.B97]" office:value-type="string" office:string-value="PF15" calcext:value-type="string">
            <text:p>PF15</text:p>
          </table:table-cell>
          <table:table-cell table:formula="of:=[.AB97]&amp;IF(ISBLANK([.C97]);&quot;&quot;;&quot;/&quot;&amp;[.C97])" office:value-type="string" office:string-value="PF15" calcext:value-type="string">
            <text:p>PF15</text:p>
          </table:table-cell>
          <table:table-cell table:formula="of:=[.AC97]&amp;IF(ISBLANK([.D97]);&quot;&quot;;&quot;/&quot;&amp;[.D97])" office:value-type="string" office:string-value="PF15" calcext:value-type="string">
            <text:p>PF15</text:p>
          </table:table-cell>
          <table:table-cell table:formula="of:=[.AD97]&amp;IF(ISBLANK([.E97]);&quot;&quot;;&quot;/&quot;&amp;[.E97])" office:value-type="string" office:string-value="PF15" calcext:value-type="string">
            <text:p>PF15</text:p>
          </table:table-cell>
          <table:table-cell table:formula="of:=[.AE97]&amp;IF(ISBLANK([.F97]);&quot;&quot;;&quot;/&quot;&amp;[.F97])" office:value-type="string" office:string-value="PF15" calcext:value-type="string">
            <text:p>PF15</text:p>
          </table:table-cell>
          <table:table-cell table:formula="of:=[.AF97]&amp;IF(ISBLANK([.G97]);&quot;&quot;;&quot;/&quot;&amp;[.G97])" office:value-type="string" office:string-value="PF15" calcext:value-type="string">
            <text:p>PF15</text:p>
          </table:table-cell>
          <table:table-cell table:formula="of:=[.AG97]&amp;IF(ISBLANK([.H97]);&quot;&quot;;&quot;/&quot;&amp;[.H97])" office:value-type="string" office:string-value="PF15" calcext:value-type="string">
            <text:p>PF15</text:p>
          </table:table-cell>
          <table:table-cell table:formula="of:=[.AH97]&amp;IF(ISBLANK([.I97]);&quot;&quot;;&quot;/&quot;&amp;[.I97])" office:value-type="string" office:string-value="PF15" calcext:value-type="string">
            <text:p>PF15</text:p>
          </table:table-cell>
          <table:table-cell table:formula="of:=[.AI97]&amp;IF(ISBLANK([.J97]);&quot;&quot;;&quot;/&quot;&amp;[.J97])" office:value-type="string" office:string-value="PF15" calcext:value-type="string">
            <text:p>PF15</text:p>
          </table:table-cell>
          <table:table-cell table:formula="of:=[.AJ97]&amp;IF(ISBLANK([.K97]);&quot;&quot;;&quot;/&quot;&amp;[.K97])" office:value-type="string" office:string-value="PF15" calcext:value-type="string">
            <text:p>PF15</text:p>
          </table:table-cell>
          <table:table-cell table:formula="of:=[.AK97]&amp;IF(ISBLANK([.L97]);&quot;&quot;;&quot;/&quot;&amp;[.L97])" office:value-type="string" office:string-value="PF15" calcext:value-type="string">
            <text:p>PF15</text:p>
          </table:table-cell>
          <table:table-cell table:formula="of:=[.AL97]&amp;IF(ISBLANK([.M97]);&quot;&quot;;&quot;/&quot;&amp;[.M97])" office:value-type="string" office:string-value="PF15/TSC_G8_IO2" calcext:value-type="string">
            <text:p>PF15/TSC_G8_IO2</text:p>
          </table:table-cell>
          <table:table-cell table:formula="of:=[.AM97]&amp;IF(ISBLANK([.N97]);&quot;&quot;;&quot;/&quot;&amp;[.N97])" office:value-type="string" office:string-value="PF15/TSC_G8_IO2" calcext:value-type="string">
            <text:p>PF15/TSC_G8_IO2</text:p>
          </table:table-cell>
          <table:table-cell table:formula="of:=[.AN97]&amp;IF(ISBLANK([.O97]);&quot;&quot;;&quot;/&quot;&amp;[.O97])" office:value-type="string" office:string-value="PF15/TSC_G8_IO2" calcext:value-type="string">
            <text:p>PF15/TSC_G8_IO2</text:p>
          </table:table-cell>
          <table:table-cell table:formula="of:=[.AO97]&amp;IF(ISBLANK([.P97]);&quot;&quot;;&quot;/&quot;&amp;[.P97])" office:value-type="string" office:string-value="PF15/TSC_G8_IO2/FMC_A9" calcext:value-type="string">
            <text:p>PF15/TSC_G8_IO2/FMC_A9</text:p>
          </table:table-cell>
          <table:table-cell table:formula="of:=[.AP97]&amp;IF(ISBLANK([.Q97]);&quot;&quot;;&quot;/&quot;&amp;[.Q97])" office:value-type="string" office:string-value="PF15/TSC_G8_IO2/FMC_A9" calcext:value-type="string">
            <text:p>PF15/TSC_G8_IO2/FMC_A9</text:p>
          </table:table-cell>
          <table:table-cell table:formula="of:=[.AQ97]&amp;IF(ISBLANK([.R97]);&quot;&quot;;&quot;/&quot;&amp;[.R97])" office:value-type="string" office:string-value="PF15/TSC_G8_IO2/FMC_A9" calcext:value-type="string">
            <text:p>PF15/TSC_G8_IO2/FMC_A9</text:p>
          </table:table-cell>
          <table:table-cell table:formula="of:=[.AR97]&amp;IF(ISBLANK([.S97]);&quot;&quot;;&quot;/&quot;&amp;[.S97])" office:value-type="string" office:string-value="PF15/TSC_G8_IO2/FMC_A9" calcext:value-type="string">
            <text:p>PF15/TSC_G8_IO2/FMC_A9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0</text:p>
          </table:table-cell>
          <table:table-cell table:number-columns-repeated="10"/>
          <table:table-cell office:value-type="string" calcext:value-type="string">
            <text:p>TSC_G8_IO3</text:p>
          </table:table-cell>
          <table:table-cell table:number-columns-repeated="2"/>
          <table:table-cell office:value-type="string" calcext:value-type="string">
            <text:p>FMC_A10</text:p>
          </table:table-cell>
          <table:table-cell table:number-columns-repeated="11"/>
          <table:table-cell table:formula="of:=[.B98]" office:value-type="string" office:string-value="PG0" calcext:value-type="string">
            <text:p>PG0</text:p>
          </table:table-cell>
          <table:table-cell table:formula="of:=[.AB98]&amp;IF(ISBLANK([.C98]);&quot;&quot;;&quot;/&quot;&amp;[.C98])" office:value-type="string" office:string-value="PG0" calcext:value-type="string">
            <text:p>PG0</text:p>
          </table:table-cell>
          <table:table-cell table:formula="of:=[.AC98]&amp;IF(ISBLANK([.D98]);&quot;&quot;;&quot;/&quot;&amp;[.D98])" office:value-type="string" office:string-value="PG0" calcext:value-type="string">
            <text:p>PG0</text:p>
          </table:table-cell>
          <table:table-cell table:formula="of:=[.AD98]&amp;IF(ISBLANK([.E98]);&quot;&quot;;&quot;/&quot;&amp;[.E98])" office:value-type="string" office:string-value="PG0" calcext:value-type="string">
            <text:p>PG0</text:p>
          </table:table-cell>
          <table:table-cell table:formula="of:=[.AE98]&amp;IF(ISBLANK([.F98]);&quot;&quot;;&quot;/&quot;&amp;[.F98])" office:value-type="string" office:string-value="PG0" calcext:value-type="string">
            <text:p>PG0</text:p>
          </table:table-cell>
          <table:table-cell table:formula="of:=[.AF98]&amp;IF(ISBLANK([.G98]);&quot;&quot;;&quot;/&quot;&amp;[.G98])" office:value-type="string" office:string-value="PG0" calcext:value-type="string">
            <text:p>PG0</text:p>
          </table:table-cell>
          <table:table-cell table:formula="of:=[.AG98]&amp;IF(ISBLANK([.H98]);&quot;&quot;;&quot;/&quot;&amp;[.H98])" office:value-type="string" office:string-value="PG0" calcext:value-type="string">
            <text:p>PG0</text:p>
          </table:table-cell>
          <table:table-cell table:formula="of:=[.AH98]&amp;IF(ISBLANK([.I98]);&quot;&quot;;&quot;/&quot;&amp;[.I98])" office:value-type="string" office:string-value="PG0" calcext:value-type="string">
            <text:p>PG0</text:p>
          </table:table-cell>
          <table:table-cell table:formula="of:=[.AI98]&amp;IF(ISBLANK([.J98]);&quot;&quot;;&quot;/&quot;&amp;[.J98])" office:value-type="string" office:string-value="PG0" calcext:value-type="string">
            <text:p>PG0</text:p>
          </table:table-cell>
          <table:table-cell table:formula="of:=[.AJ98]&amp;IF(ISBLANK([.K98]);&quot;&quot;;&quot;/&quot;&amp;[.K98])" office:value-type="string" office:string-value="PG0" calcext:value-type="string">
            <text:p>PG0</text:p>
          </table:table-cell>
          <table:table-cell table:formula="of:=[.AK98]&amp;IF(ISBLANK([.L98]);&quot;&quot;;&quot;/&quot;&amp;[.L98])" office:value-type="string" office:string-value="PG0" calcext:value-type="string">
            <text:p>PG0</text:p>
          </table:table-cell>
          <table:table-cell table:formula="of:=[.AL98]&amp;IF(ISBLANK([.M98]);&quot;&quot;;&quot;/&quot;&amp;[.M98])" office:value-type="string" office:string-value="PG0/TSC_G8_IO3" calcext:value-type="string">
            <text:p>PG0/TSC_G8_IO3</text:p>
          </table:table-cell>
          <table:table-cell table:formula="of:=[.AM98]&amp;IF(ISBLANK([.N98]);&quot;&quot;;&quot;/&quot;&amp;[.N98])" office:value-type="string" office:string-value="PG0/TSC_G8_IO3" calcext:value-type="string">
            <text:p>PG0/TSC_G8_IO3</text:p>
          </table:table-cell>
          <table:table-cell table:formula="of:=[.AN98]&amp;IF(ISBLANK([.O98]);&quot;&quot;;&quot;/&quot;&amp;[.O98])" office:value-type="string" office:string-value="PG0/TSC_G8_IO3" calcext:value-type="string">
            <text:p>PG0/TSC_G8_IO3</text:p>
          </table:table-cell>
          <table:table-cell table:formula="of:=[.AO98]&amp;IF(ISBLANK([.P98]);&quot;&quot;;&quot;/&quot;&amp;[.P98])" office:value-type="string" office:string-value="PG0/TSC_G8_IO3/FMC_A10" calcext:value-type="string">
            <text:p>PG0/TSC_G8_IO3/FMC_A10</text:p>
          </table:table-cell>
          <table:table-cell table:formula="of:=[.AP98]&amp;IF(ISBLANK([.Q98]);&quot;&quot;;&quot;/&quot;&amp;[.Q98])" office:value-type="string" office:string-value="PG0/TSC_G8_IO3/FMC_A10" calcext:value-type="string">
            <text:p>PG0/TSC_G8_IO3/FMC_A10</text:p>
          </table:table-cell>
          <table:table-cell table:formula="of:=[.AQ98]&amp;IF(ISBLANK([.R98]);&quot;&quot;;&quot;/&quot;&amp;[.R98])" office:value-type="string" office:string-value="PG0/TSC_G8_IO3/FMC_A10" calcext:value-type="string">
            <text:p>PG0/TSC_G8_IO3/FMC_A10</text:p>
          </table:table-cell>
          <table:table-cell table:formula="of:=[.AR98]&amp;IF(ISBLANK([.S98]);&quot;&quot;;&quot;/&quot;&amp;[.S98])" office:value-type="string" office:string-value="PG0/TSC_G8_IO3/FMC_A10" calcext:value-type="string">
            <text:p>PG0/TSC_G8_IO3/FMC_A1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</text:p>
          </table:table-cell>
          <table:table-cell table:number-columns-repeated="10"/>
          <table:table-cell office:value-type="string" calcext:value-type="string">
            <text:p>TSC_G8_IO4</text:p>
          </table:table-cell>
          <table:table-cell table:number-columns-repeated="2"/>
          <table:table-cell office:value-type="string" calcext:value-type="string">
            <text:p>FMC_A11</text:p>
          </table:table-cell>
          <table:table-cell table:number-columns-repeated="11"/>
          <table:table-cell table:formula="of:=[.B99]" office:value-type="string" office:string-value="PG1" calcext:value-type="string">
            <text:p>PG1</text:p>
          </table:table-cell>
          <table:table-cell table:formula="of:=[.AB99]&amp;IF(ISBLANK([.C99]);&quot;&quot;;&quot;/&quot;&amp;[.C99])" office:value-type="string" office:string-value="PG1" calcext:value-type="string">
            <text:p>PG1</text:p>
          </table:table-cell>
          <table:table-cell table:formula="of:=[.AC99]&amp;IF(ISBLANK([.D99]);&quot;&quot;;&quot;/&quot;&amp;[.D99])" office:value-type="string" office:string-value="PG1" calcext:value-type="string">
            <text:p>PG1</text:p>
          </table:table-cell>
          <table:table-cell table:formula="of:=[.AD99]&amp;IF(ISBLANK([.E99]);&quot;&quot;;&quot;/&quot;&amp;[.E99])" office:value-type="string" office:string-value="PG1" calcext:value-type="string">
            <text:p>PG1</text:p>
          </table:table-cell>
          <table:table-cell table:formula="of:=[.AE99]&amp;IF(ISBLANK([.F99]);&quot;&quot;;&quot;/&quot;&amp;[.F99])" office:value-type="string" office:string-value="PG1" calcext:value-type="string">
            <text:p>PG1</text:p>
          </table:table-cell>
          <table:table-cell table:formula="of:=[.AF99]&amp;IF(ISBLANK([.G99]);&quot;&quot;;&quot;/&quot;&amp;[.G99])" office:value-type="string" office:string-value="PG1" calcext:value-type="string">
            <text:p>PG1</text:p>
          </table:table-cell>
          <table:table-cell table:formula="of:=[.AG99]&amp;IF(ISBLANK([.H99]);&quot;&quot;;&quot;/&quot;&amp;[.H99])" office:value-type="string" office:string-value="PG1" calcext:value-type="string">
            <text:p>PG1</text:p>
          </table:table-cell>
          <table:table-cell table:formula="of:=[.AH99]&amp;IF(ISBLANK([.I99]);&quot;&quot;;&quot;/&quot;&amp;[.I99])" office:value-type="string" office:string-value="PG1" calcext:value-type="string">
            <text:p>PG1</text:p>
          </table:table-cell>
          <table:table-cell table:formula="of:=[.AI99]&amp;IF(ISBLANK([.J99]);&quot;&quot;;&quot;/&quot;&amp;[.J99])" office:value-type="string" office:string-value="PG1" calcext:value-type="string">
            <text:p>PG1</text:p>
          </table:table-cell>
          <table:table-cell table:formula="of:=[.AJ99]&amp;IF(ISBLANK([.K99]);&quot;&quot;;&quot;/&quot;&amp;[.K99])" office:value-type="string" office:string-value="PG1" calcext:value-type="string">
            <text:p>PG1</text:p>
          </table:table-cell>
          <table:table-cell table:formula="of:=[.AK99]&amp;IF(ISBLANK([.L99]);&quot;&quot;;&quot;/&quot;&amp;[.L99])" office:value-type="string" office:string-value="PG1" calcext:value-type="string">
            <text:p>PG1</text:p>
          </table:table-cell>
          <table:table-cell table:formula="of:=[.AL99]&amp;IF(ISBLANK([.M99]);&quot;&quot;;&quot;/&quot;&amp;[.M99])" office:value-type="string" office:string-value="PG1/TSC_G8_IO4" calcext:value-type="string">
            <text:p>PG1/TSC_G8_IO4</text:p>
          </table:table-cell>
          <table:table-cell table:formula="of:=[.AM99]&amp;IF(ISBLANK([.N99]);&quot;&quot;;&quot;/&quot;&amp;[.N99])" office:value-type="string" office:string-value="PG1/TSC_G8_IO4" calcext:value-type="string">
            <text:p>PG1/TSC_G8_IO4</text:p>
          </table:table-cell>
          <table:table-cell table:formula="of:=[.AN99]&amp;IF(ISBLANK([.O99]);&quot;&quot;;&quot;/&quot;&amp;[.O99])" office:value-type="string" office:string-value="PG1/TSC_G8_IO4" calcext:value-type="string">
            <text:p>PG1/TSC_G8_IO4</text:p>
          </table:table-cell>
          <table:table-cell table:formula="of:=[.AO99]&amp;IF(ISBLANK([.P99]);&quot;&quot;;&quot;/&quot;&amp;[.P99])" office:value-type="string" office:string-value="PG1/TSC_G8_IO4/FMC_A11" calcext:value-type="string">
            <text:p>PG1/TSC_G8_IO4/FMC_A11</text:p>
          </table:table-cell>
          <table:table-cell table:formula="of:=[.AP99]&amp;IF(ISBLANK([.Q99]);&quot;&quot;;&quot;/&quot;&amp;[.Q99])" office:value-type="string" office:string-value="PG1/TSC_G8_IO4/FMC_A11" calcext:value-type="string">
            <text:p>PG1/TSC_G8_IO4/FMC_A11</text:p>
          </table:table-cell>
          <table:table-cell table:formula="of:=[.AQ99]&amp;IF(ISBLANK([.R99]);&quot;&quot;;&quot;/&quot;&amp;[.R99])" office:value-type="string" office:string-value="PG1/TSC_G8_IO4/FMC_A11" calcext:value-type="string">
            <text:p>PG1/TSC_G8_IO4/FMC_A11</text:p>
          </table:table-cell>
          <table:table-cell table:formula="of:=[.AR99]&amp;IF(ISBLANK([.S99]);&quot;&quot;;&quot;/&quot;&amp;[.S99])" office:value-type="string" office:string-value="PG1/TSC_G8_IO4/FMC_A11" calcext:value-type="string">
            <text:p>PG1/TSC_G8_IO4/FMC_A1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2</text:p>
          </table:table-cell>
          <table:table-cell table:number-columns-repeated="6"/>
          <table:table-cell office:value-type="string" calcext:value-type="string">
            <text:p>SPI1_SCK</text:p>
          </table:table-cell>
          <table:table-cell table:number-columns-repeated="6"/>
          <table:table-cell office:value-type="string" calcext:value-type="string">
            <text:p>FMC_A12</text:p>
          </table:table-cell>
          <table:table-cell office:value-type="string" calcext:value-type="string">
            <text:p>SAI2_SCK_B</text:p>
          </table:table-cell>
          <table:table-cell table:number-columns-repeated="10"/>
          <table:table-cell table:formula="of:=[.B100]" office:value-type="string" office:string-value="PG2" calcext:value-type="string">
            <text:p>PG2</text:p>
          </table:table-cell>
          <table:table-cell table:formula="of:=[.AB100]&amp;IF(ISBLANK([.C100]);&quot;&quot;;&quot;/&quot;&amp;[.C100])" office:value-type="string" office:string-value="PG2" calcext:value-type="string">
            <text:p>PG2</text:p>
          </table:table-cell>
          <table:table-cell table:formula="of:=[.AC100]&amp;IF(ISBLANK([.D100]);&quot;&quot;;&quot;/&quot;&amp;[.D100])" office:value-type="string" office:string-value="PG2" calcext:value-type="string">
            <text:p>PG2</text:p>
          </table:table-cell>
          <table:table-cell table:formula="of:=[.AD100]&amp;IF(ISBLANK([.E100]);&quot;&quot;;&quot;/&quot;&amp;[.E100])" office:value-type="string" office:string-value="PG2" calcext:value-type="string">
            <text:p>PG2</text:p>
          </table:table-cell>
          <table:table-cell table:formula="of:=[.AE100]&amp;IF(ISBLANK([.F100]);&quot;&quot;;&quot;/&quot;&amp;[.F100])" office:value-type="string" office:string-value="PG2" calcext:value-type="string">
            <text:p>PG2</text:p>
          </table:table-cell>
          <table:table-cell table:formula="of:=[.AF100]&amp;IF(ISBLANK([.G100]);&quot;&quot;;&quot;/&quot;&amp;[.G100])" office:value-type="string" office:string-value="PG2" calcext:value-type="string">
            <text:p>PG2</text:p>
          </table:table-cell>
          <table:table-cell table:formula="of:=[.AG100]&amp;IF(ISBLANK([.H100]);&quot;&quot;;&quot;/&quot;&amp;[.H100])" office:value-type="string" office:string-value="PG2" calcext:value-type="string">
            <text:p>PG2</text:p>
          </table:table-cell>
          <table:table-cell table:formula="of:=[.AH100]&amp;IF(ISBLANK([.I100]);&quot;&quot;;&quot;/&quot;&amp;[.I100])" office:value-type="string" office:string-value="PG2/SPI1_SCK" calcext:value-type="string">
            <text:p>PG2/SPI1_SCK</text:p>
          </table:table-cell>
          <table:table-cell table:formula="of:=[.AI100]&amp;IF(ISBLANK([.J100]);&quot;&quot;;&quot;/&quot;&amp;[.J100])" office:value-type="string" office:string-value="PG2/SPI1_SCK" calcext:value-type="string">
            <text:p>PG2/SPI1_SCK</text:p>
          </table:table-cell>
          <table:table-cell table:formula="of:=[.AJ100]&amp;IF(ISBLANK([.K100]);&quot;&quot;;&quot;/&quot;&amp;[.K100])" office:value-type="string" office:string-value="PG2/SPI1_SCK" calcext:value-type="string">
            <text:p>PG2/SPI1_SCK</text:p>
          </table:table-cell>
          <table:table-cell table:formula="of:=[.AK100]&amp;IF(ISBLANK([.L100]);&quot;&quot;;&quot;/&quot;&amp;[.L100])" office:value-type="string" office:string-value="PG2/SPI1_SCK" calcext:value-type="string">
            <text:p>PG2/SPI1_SCK</text:p>
          </table:table-cell>
          <table:table-cell table:formula="of:=[.AL100]&amp;IF(ISBLANK([.M100]);&quot;&quot;;&quot;/&quot;&amp;[.M100])" office:value-type="string" office:string-value="PG2/SPI1_SCK" calcext:value-type="string">
            <text:p>PG2/SPI1_SCK</text:p>
          </table:table-cell>
          <table:table-cell table:formula="of:=[.AM100]&amp;IF(ISBLANK([.N100]);&quot;&quot;;&quot;/&quot;&amp;[.N100])" office:value-type="string" office:string-value="PG2/SPI1_SCK" calcext:value-type="string">
            <text:p>PG2/SPI1_SCK</text:p>
          </table:table-cell>
          <table:table-cell table:formula="of:=[.AN100]&amp;IF(ISBLANK([.O100]);&quot;&quot;;&quot;/&quot;&amp;[.O100])" office:value-type="string" office:string-value="PG2/SPI1_SCK" calcext:value-type="string">
            <text:p>PG2/SPI1_SCK</text:p>
          </table:table-cell>
          <table:table-cell table:formula="of:=[.AO100]&amp;IF(ISBLANK([.P100]);&quot;&quot;;&quot;/&quot;&amp;[.P100])" office:value-type="string" office:string-value="PG2/SPI1_SCK/FMC_A12" calcext:value-type="string">
            <text:p>PG2/SPI1_SCK/FMC_A12</text:p>
          </table:table-cell>
          <table:table-cell table:formula="of:=[.AP100]&amp;IF(ISBLANK([.Q100]);&quot;&quot;;&quot;/&quot;&amp;[.Q100])" office:value-type="string" office:string-value="PG2/SPI1_SCK/FMC_A12/SAI2_SCK_B" calcext:value-type="string">
            <text:p>PG2/SPI1_SCK/FMC_A12/SAI2_SCK_B</text:p>
          </table:table-cell>
          <table:table-cell table:formula="of:=[.AQ100]&amp;IF(ISBLANK([.R100]);&quot;&quot;;&quot;/&quot;&amp;[.R100])" office:value-type="string" office:string-value="PG2/SPI1_SCK/FMC_A12/SAI2_SCK_B" calcext:value-type="string">
            <text:p>PG2/SPI1_SCK/FMC_A12/SAI2_SCK_B</text:p>
          </table:table-cell>
          <table:table-cell table:formula="of:=[.AR100]&amp;IF(ISBLANK([.S100]);&quot;&quot;;&quot;/&quot;&amp;[.S100])" office:value-type="string" office:string-value="PG2/SPI1_SCK/FMC_A12/SAI2_SCK_B" calcext:value-type="string">
            <text:p>PG2/SPI1_SCK/FMC_A12/SAI2_SC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3</text:p>
          </table:table-cell>
          <table:table-cell table:number-columns-repeated="6"/>
          <table:table-cell office:value-type="string" calcext:value-type="string">
            <text:p>SPI1_MISO</text:p>
          </table:table-cell>
          <table:table-cell table:number-columns-repeated="6"/>
          <table:table-cell office:value-type="string" calcext:value-type="string">
            <text:p>FMC_A13</text:p>
          </table:table-cell>
          <table:table-cell office:value-type="string" calcext:value-type="string">
            <text:p>SAI2_FS_B</text:p>
          </table:table-cell>
          <table:table-cell table:number-columns-repeated="10"/>
          <table:table-cell table:formula="of:=[.B101]" office:value-type="string" office:string-value="PG3" calcext:value-type="string">
            <text:p>PG3</text:p>
          </table:table-cell>
          <table:table-cell table:formula="of:=[.AB101]&amp;IF(ISBLANK([.C101]);&quot;&quot;;&quot;/&quot;&amp;[.C101])" office:value-type="string" office:string-value="PG3" calcext:value-type="string">
            <text:p>PG3</text:p>
          </table:table-cell>
          <table:table-cell table:formula="of:=[.AC101]&amp;IF(ISBLANK([.D101]);&quot;&quot;;&quot;/&quot;&amp;[.D101])" office:value-type="string" office:string-value="PG3" calcext:value-type="string">
            <text:p>PG3</text:p>
          </table:table-cell>
          <table:table-cell table:formula="of:=[.AD101]&amp;IF(ISBLANK([.E101]);&quot;&quot;;&quot;/&quot;&amp;[.E101])" office:value-type="string" office:string-value="PG3" calcext:value-type="string">
            <text:p>PG3</text:p>
          </table:table-cell>
          <table:table-cell table:formula="of:=[.AE101]&amp;IF(ISBLANK([.F101]);&quot;&quot;;&quot;/&quot;&amp;[.F101])" office:value-type="string" office:string-value="PG3" calcext:value-type="string">
            <text:p>PG3</text:p>
          </table:table-cell>
          <table:table-cell table:formula="of:=[.AF101]&amp;IF(ISBLANK([.G101]);&quot;&quot;;&quot;/&quot;&amp;[.G101])" office:value-type="string" office:string-value="PG3" calcext:value-type="string">
            <text:p>PG3</text:p>
          </table:table-cell>
          <table:table-cell table:formula="of:=[.AG101]&amp;IF(ISBLANK([.H101]);&quot;&quot;;&quot;/&quot;&amp;[.H101])" office:value-type="string" office:string-value="PG3" calcext:value-type="string">
            <text:p>PG3</text:p>
          </table:table-cell>
          <table:table-cell table:formula="of:=[.AH101]&amp;IF(ISBLANK([.I101]);&quot;&quot;;&quot;/&quot;&amp;[.I101])" office:value-type="string" office:string-value="PG3/SPI1_MISO" calcext:value-type="string">
            <text:p>PG3/SPI1_MISO</text:p>
          </table:table-cell>
          <table:table-cell table:formula="of:=[.AI101]&amp;IF(ISBLANK([.J101]);&quot;&quot;;&quot;/&quot;&amp;[.J101])" office:value-type="string" office:string-value="PG3/SPI1_MISO" calcext:value-type="string">
            <text:p>PG3/SPI1_MISO</text:p>
          </table:table-cell>
          <table:table-cell table:formula="of:=[.AJ101]&amp;IF(ISBLANK([.K101]);&quot;&quot;;&quot;/&quot;&amp;[.K101])" office:value-type="string" office:string-value="PG3/SPI1_MISO" calcext:value-type="string">
            <text:p>PG3/SPI1_MISO</text:p>
          </table:table-cell>
          <table:table-cell table:formula="of:=[.AK101]&amp;IF(ISBLANK([.L101]);&quot;&quot;;&quot;/&quot;&amp;[.L101])" office:value-type="string" office:string-value="PG3/SPI1_MISO" calcext:value-type="string">
            <text:p>PG3/SPI1_MISO</text:p>
          </table:table-cell>
          <table:table-cell table:formula="of:=[.AL101]&amp;IF(ISBLANK([.M101]);&quot;&quot;;&quot;/&quot;&amp;[.M101])" office:value-type="string" office:string-value="PG3/SPI1_MISO" calcext:value-type="string">
            <text:p>PG3/SPI1_MISO</text:p>
          </table:table-cell>
          <table:table-cell table:formula="of:=[.AM101]&amp;IF(ISBLANK([.N101]);&quot;&quot;;&quot;/&quot;&amp;[.N101])" office:value-type="string" office:string-value="PG3/SPI1_MISO" calcext:value-type="string">
            <text:p>PG3/SPI1_MISO</text:p>
          </table:table-cell>
          <table:table-cell table:formula="of:=[.AN101]&amp;IF(ISBLANK([.O101]);&quot;&quot;;&quot;/&quot;&amp;[.O101])" office:value-type="string" office:string-value="PG3/SPI1_MISO" calcext:value-type="string">
            <text:p>PG3/SPI1_MISO</text:p>
          </table:table-cell>
          <table:table-cell table:formula="of:=[.AO101]&amp;IF(ISBLANK([.P101]);&quot;&quot;;&quot;/&quot;&amp;[.P101])" office:value-type="string" office:string-value="PG3/SPI1_MISO/FMC_A13" calcext:value-type="string">
            <text:p>PG3/SPI1_MISO/FMC_A13</text:p>
          </table:table-cell>
          <table:table-cell table:formula="of:=[.AP101]&amp;IF(ISBLANK([.Q101]);&quot;&quot;;&quot;/&quot;&amp;[.Q101])" office:value-type="string" office:string-value="PG3/SPI1_MISO/FMC_A13/SAI2_FS_B" calcext:value-type="string">
            <text:p>PG3/SPI1_MISO/FMC_A13/SAI2_FS_B</text:p>
          </table:table-cell>
          <table:table-cell table:formula="of:=[.AQ101]&amp;IF(ISBLANK([.R101]);&quot;&quot;;&quot;/&quot;&amp;[.R101])" office:value-type="string" office:string-value="PG3/SPI1_MISO/FMC_A13/SAI2_FS_B" calcext:value-type="string">
            <text:p>PG3/SPI1_MISO/FMC_A13/SAI2_FS_B</text:p>
          </table:table-cell>
          <table:table-cell table:formula="of:=[.AR101]&amp;IF(ISBLANK([.S101]);&quot;&quot;;&quot;/&quot;&amp;[.S101])" office:value-type="string" office:string-value="PG3/SPI1_MISO/FMC_A13/SAI2_FS_B" calcext:value-type="string">
            <text:p>PG3/SPI1_MISO/FMC_A13/SAI2_FS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4</text:p>
          </table:table-cell>
          <table:table-cell table:number-columns-repeated="6"/>
          <table:table-cell office:value-type="string" calcext:value-type="string">
            <text:p>SPI1_MOSI</text:p>
          </table:table-cell>
          <table:table-cell table:number-columns-repeated="6"/>
          <table:table-cell office:value-type="string" calcext:value-type="string">
            <text:p>FMC_A14</text:p>
          </table:table-cell>
          <table:table-cell office:value-type="string" calcext:value-type="string">
            <text:p>SAI2_MCLK_B</text:p>
          </table:table-cell>
          <table:table-cell table:number-columns-repeated="10"/>
          <table:table-cell table:formula="of:=[.B102]" office:value-type="string" office:string-value="PG4" calcext:value-type="string">
            <text:p>PG4</text:p>
          </table:table-cell>
          <table:table-cell table:formula="of:=[.AB102]&amp;IF(ISBLANK([.C102]);&quot;&quot;;&quot;/&quot;&amp;[.C102])" office:value-type="string" office:string-value="PG4" calcext:value-type="string">
            <text:p>PG4</text:p>
          </table:table-cell>
          <table:table-cell table:formula="of:=[.AC102]&amp;IF(ISBLANK([.D102]);&quot;&quot;;&quot;/&quot;&amp;[.D102])" office:value-type="string" office:string-value="PG4" calcext:value-type="string">
            <text:p>PG4</text:p>
          </table:table-cell>
          <table:table-cell table:formula="of:=[.AD102]&amp;IF(ISBLANK([.E102]);&quot;&quot;;&quot;/&quot;&amp;[.E102])" office:value-type="string" office:string-value="PG4" calcext:value-type="string">
            <text:p>PG4</text:p>
          </table:table-cell>
          <table:table-cell table:formula="of:=[.AE102]&amp;IF(ISBLANK([.F102]);&quot;&quot;;&quot;/&quot;&amp;[.F102])" office:value-type="string" office:string-value="PG4" calcext:value-type="string">
            <text:p>PG4</text:p>
          </table:table-cell>
          <table:table-cell table:formula="of:=[.AF102]&amp;IF(ISBLANK([.G102]);&quot;&quot;;&quot;/&quot;&amp;[.G102])" office:value-type="string" office:string-value="PG4" calcext:value-type="string">
            <text:p>PG4</text:p>
          </table:table-cell>
          <table:table-cell table:formula="of:=[.AG102]&amp;IF(ISBLANK([.H102]);&quot;&quot;;&quot;/&quot;&amp;[.H102])" office:value-type="string" office:string-value="PG4" calcext:value-type="string">
            <text:p>PG4</text:p>
          </table:table-cell>
          <table:table-cell table:formula="of:=[.AH102]&amp;IF(ISBLANK([.I102]);&quot;&quot;;&quot;/&quot;&amp;[.I102])" office:value-type="string" office:string-value="PG4/SPI1_MOSI" calcext:value-type="string">
            <text:p>PG4/SPI1_MOSI</text:p>
          </table:table-cell>
          <table:table-cell table:formula="of:=[.AI102]&amp;IF(ISBLANK([.J102]);&quot;&quot;;&quot;/&quot;&amp;[.J102])" office:value-type="string" office:string-value="PG4/SPI1_MOSI" calcext:value-type="string">
            <text:p>PG4/SPI1_MOSI</text:p>
          </table:table-cell>
          <table:table-cell table:formula="of:=[.AJ102]&amp;IF(ISBLANK([.K102]);&quot;&quot;;&quot;/&quot;&amp;[.K102])" office:value-type="string" office:string-value="PG4/SPI1_MOSI" calcext:value-type="string">
            <text:p>PG4/SPI1_MOSI</text:p>
          </table:table-cell>
          <table:table-cell table:formula="of:=[.AK102]&amp;IF(ISBLANK([.L102]);&quot;&quot;;&quot;/&quot;&amp;[.L102])" office:value-type="string" office:string-value="PG4/SPI1_MOSI" calcext:value-type="string">
            <text:p>PG4/SPI1_MOSI</text:p>
          </table:table-cell>
          <table:table-cell table:formula="of:=[.AL102]&amp;IF(ISBLANK([.M102]);&quot;&quot;;&quot;/&quot;&amp;[.M102])" office:value-type="string" office:string-value="PG4/SPI1_MOSI" calcext:value-type="string">
            <text:p>PG4/SPI1_MOSI</text:p>
          </table:table-cell>
          <table:table-cell table:formula="of:=[.AM102]&amp;IF(ISBLANK([.N102]);&quot;&quot;;&quot;/&quot;&amp;[.N102])" office:value-type="string" office:string-value="PG4/SPI1_MOSI" calcext:value-type="string">
            <text:p>PG4/SPI1_MOSI</text:p>
          </table:table-cell>
          <table:table-cell table:formula="of:=[.AN102]&amp;IF(ISBLANK([.O102]);&quot;&quot;;&quot;/&quot;&amp;[.O102])" office:value-type="string" office:string-value="PG4/SPI1_MOSI" calcext:value-type="string">
            <text:p>PG4/SPI1_MOSI</text:p>
          </table:table-cell>
          <table:table-cell table:formula="of:=[.AO102]&amp;IF(ISBLANK([.P102]);&quot;&quot;;&quot;/&quot;&amp;[.P102])" office:value-type="string" office:string-value="PG4/SPI1_MOSI/FMC_A14" calcext:value-type="string">
            <text:p>PG4/SPI1_MOSI/FMC_A14</text:p>
          </table:table-cell>
          <table:table-cell table:formula="of:=[.AP102]&amp;IF(ISBLANK([.Q102]);&quot;&quot;;&quot;/&quot;&amp;[.Q102])" office:value-type="string" office:string-value="PG4/SPI1_MOSI/FMC_A14/SAI2_MCLK_B" calcext:value-type="string">
            <text:p>PG4/SPI1_MOSI/FMC_A14/SAI2_MCLK_B</text:p>
          </table:table-cell>
          <table:table-cell table:formula="of:=[.AQ102]&amp;IF(ISBLANK([.R102]);&quot;&quot;;&quot;/&quot;&amp;[.R102])" office:value-type="string" office:string-value="PG4/SPI1_MOSI/FMC_A14/SAI2_MCLK_B" calcext:value-type="string">
            <text:p>PG4/SPI1_MOSI/FMC_A14/SAI2_MCLK_B</text:p>
          </table:table-cell>
          <table:table-cell table:formula="of:=[.AR102]&amp;IF(ISBLANK([.S102]);&quot;&quot;;&quot;/&quot;&amp;[.S102])" office:value-type="string" office:string-value="PG4/SPI1_MOSI/FMC_A14/SAI2_MCLK_B" calcext:value-type="string">
            <text:p>PG4/SPI1_MOSI/FMC_A14/SAI2_MCLK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5</text:p>
          </table:table-cell>
          <table:table-cell table:number-columns-repeated="6"/>
          <table:table-cell office:value-type="string" calcext:value-type="string">
            <text:p>SPI1_NSS</text:p>
          </table:table-cell>
          <table:table-cell table:number-columns-repeated="2"/>
          <table:table-cell office:value-type="string" calcext:value-type="string">
            <text:p>LPUART1_CTS</text:p>
          </table:table-cell>
          <table:table-cell table:number-columns-repeated="3"/>
          <table:table-cell office:value-type="string" calcext:value-type="string">
            <text:p>FMC_A15</text:p>
          </table:table-cell>
          <table:table-cell office:value-type="string" calcext:value-type="string">
            <text:p>SAI2_SD_B</text:p>
          </table:table-cell>
          <table:table-cell table:number-columns-repeated="10"/>
          <table:table-cell table:formula="of:=[.B103]" office:value-type="string" office:string-value="PG5" calcext:value-type="string">
            <text:p>PG5</text:p>
          </table:table-cell>
          <table:table-cell table:formula="of:=[.AB103]&amp;IF(ISBLANK([.C103]);&quot;&quot;;&quot;/&quot;&amp;[.C103])" office:value-type="string" office:string-value="PG5" calcext:value-type="string">
            <text:p>PG5</text:p>
          </table:table-cell>
          <table:table-cell table:formula="of:=[.AC103]&amp;IF(ISBLANK([.D103]);&quot;&quot;;&quot;/&quot;&amp;[.D103])" office:value-type="string" office:string-value="PG5" calcext:value-type="string">
            <text:p>PG5</text:p>
          </table:table-cell>
          <table:table-cell table:formula="of:=[.AD103]&amp;IF(ISBLANK([.E103]);&quot;&quot;;&quot;/&quot;&amp;[.E103])" office:value-type="string" office:string-value="PG5" calcext:value-type="string">
            <text:p>PG5</text:p>
          </table:table-cell>
          <table:table-cell table:formula="of:=[.AE103]&amp;IF(ISBLANK([.F103]);&quot;&quot;;&quot;/&quot;&amp;[.F103])" office:value-type="string" office:string-value="PG5" calcext:value-type="string">
            <text:p>PG5</text:p>
          </table:table-cell>
          <table:table-cell table:formula="of:=[.AF103]&amp;IF(ISBLANK([.G103]);&quot;&quot;;&quot;/&quot;&amp;[.G103])" office:value-type="string" office:string-value="PG5" calcext:value-type="string">
            <text:p>PG5</text:p>
          </table:table-cell>
          <table:table-cell table:formula="of:=[.AG103]&amp;IF(ISBLANK([.H103]);&quot;&quot;;&quot;/&quot;&amp;[.H103])" office:value-type="string" office:string-value="PG5" calcext:value-type="string">
            <text:p>PG5</text:p>
          </table:table-cell>
          <table:table-cell table:formula="of:=[.AH103]&amp;IF(ISBLANK([.I103]);&quot;&quot;;&quot;/&quot;&amp;[.I103])" office:value-type="string" office:string-value="PG5/SPI1_NSS" calcext:value-type="string">
            <text:p>PG5/SPI1_NSS</text:p>
          </table:table-cell>
          <table:table-cell table:formula="of:=[.AI103]&amp;IF(ISBLANK([.J103]);&quot;&quot;;&quot;/&quot;&amp;[.J103])" office:value-type="string" office:string-value="PG5/SPI1_NSS" calcext:value-type="string">
            <text:p>PG5/SPI1_NSS</text:p>
          </table:table-cell>
          <table:table-cell table:formula="of:=[.AJ103]&amp;IF(ISBLANK([.K103]);&quot;&quot;;&quot;/&quot;&amp;[.K103])" office:value-type="string" office:string-value="PG5/SPI1_NSS" calcext:value-type="string">
            <text:p>PG5/SPI1_NSS</text:p>
          </table:table-cell>
          <table:table-cell table:formula="of:=[.AK103]&amp;IF(ISBLANK([.L103]);&quot;&quot;;&quot;/&quot;&amp;[.L103])" office:value-type="string" office:string-value="PG5/SPI1_NSS/LPUART1_CTS" calcext:value-type="string">
            <text:p>PG5/SPI1_NSS/LPUART1_CTS</text:p>
          </table:table-cell>
          <table:table-cell table:formula="of:=[.AL103]&amp;IF(ISBLANK([.M103]);&quot;&quot;;&quot;/&quot;&amp;[.M103])" office:value-type="string" office:string-value="PG5/SPI1_NSS/LPUART1_CTS" calcext:value-type="string">
            <text:p>PG5/SPI1_NSS/LPUART1_CTS</text:p>
          </table:table-cell>
          <table:table-cell table:formula="of:=[.AM103]&amp;IF(ISBLANK([.N103]);&quot;&quot;;&quot;/&quot;&amp;[.N103])" office:value-type="string" office:string-value="PG5/SPI1_NSS/LPUART1_CTS" calcext:value-type="string">
            <text:p>PG5/SPI1_NSS/LPUART1_CTS</text:p>
          </table:table-cell>
          <table:table-cell table:formula="of:=[.AN103]&amp;IF(ISBLANK([.O103]);&quot;&quot;;&quot;/&quot;&amp;[.O103])" office:value-type="string" office:string-value="PG5/SPI1_NSS/LPUART1_CTS" calcext:value-type="string">
            <text:p>PG5/SPI1_NSS/LPUART1_CTS</text:p>
          </table:table-cell>
          <table:table-cell table:formula="of:=[.AO103]&amp;IF(ISBLANK([.P103]);&quot;&quot;;&quot;/&quot;&amp;[.P103])" office:value-type="string" office:string-value="PG5/SPI1_NSS/LPUART1_CTS/FMC_A15" calcext:value-type="string">
            <text:p>PG5/SPI1_NSS/LPUART1_CTS/FMC_A15</text:p>
          </table:table-cell>
          <table:table-cell table:formula="of:=[.AP103]&amp;IF(ISBLANK([.Q103]);&quot;&quot;;&quot;/&quot;&amp;[.Q103])" office:value-type="string" office:string-value="PG5/SPI1_NSS/LPUART1_CTS/FMC_A15/SAI2_SD_B" calcext:value-type="string">
            <text:p>PG5/SPI1_NSS/LPUART1_CTS/FMC_A15/SAI2_SD_B</text:p>
          </table:table-cell>
          <table:table-cell table:formula="of:=[.AQ103]&amp;IF(ISBLANK([.R103]);&quot;&quot;;&quot;/&quot;&amp;[.R103])" office:value-type="string" office:string-value="PG5/SPI1_NSS/LPUART1_CTS/FMC_A15/SAI2_SD_B" calcext:value-type="string">
            <text:p>PG5/SPI1_NSS/LPUART1_CTS/FMC_A15/SAI2_SD_B</text:p>
          </table:table-cell>
          <table:table-cell table:formula="of:=[.AR103]&amp;IF(ISBLANK([.S103]);&quot;&quot;;&quot;/&quot;&amp;[.S103])" office:value-type="string" office:string-value="PG5/SPI1_NSS/LPUART1_CTS/FMC_A15/SAI2_SD_B" calcext:value-type="string">
            <text:p>PG5/SPI1_NSS/LPUART1_CTS/FMC_A15/SAI2_SD_B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6</text:p>
          </table:table-cell>
          <table:table-cell table:number-columns-repeated="5"/>
          <table:table-cell office:value-type="string" calcext:value-type="string">
            <text:p>I2C3_SMBA</text:p>
          </table:table-cell>
          <table:table-cell table:number-columns-repeated="3"/>
          <table:table-cell office:value-type="string" calcext:value-type="string">
            <text:p>LPUART1_RTS_DE</text:p>
          </table:table-cell>
          <table:table-cell table:number-columns-repeated="15"/>
          <table:table-cell table:formula="of:=[.B104]" office:value-type="string" office:string-value="PG6" calcext:value-type="string">
            <text:p>PG6</text:p>
          </table:table-cell>
          <table:table-cell table:formula="of:=[.AB104]&amp;IF(ISBLANK([.C104]);&quot;&quot;;&quot;/&quot;&amp;[.C104])" office:value-type="string" office:string-value="PG6" calcext:value-type="string">
            <text:p>PG6</text:p>
          </table:table-cell>
          <table:table-cell table:formula="of:=[.AC104]&amp;IF(ISBLANK([.D104]);&quot;&quot;;&quot;/&quot;&amp;[.D104])" office:value-type="string" office:string-value="PG6" calcext:value-type="string">
            <text:p>PG6</text:p>
          </table:table-cell>
          <table:table-cell table:formula="of:=[.AD104]&amp;IF(ISBLANK([.E104]);&quot;&quot;;&quot;/&quot;&amp;[.E104])" office:value-type="string" office:string-value="PG6" calcext:value-type="string">
            <text:p>PG6</text:p>
          </table:table-cell>
          <table:table-cell table:formula="of:=[.AE104]&amp;IF(ISBLANK([.F104]);&quot;&quot;;&quot;/&quot;&amp;[.F104])" office:value-type="string" office:string-value="PG6" calcext:value-type="string">
            <text:p>PG6</text:p>
          </table:table-cell>
          <table:table-cell table:formula="of:=[.AF104]&amp;IF(ISBLANK([.G104]);&quot;&quot;;&quot;/&quot;&amp;[.G104])" office:value-type="string" office:string-value="PG6" calcext:value-type="string">
            <text:p>PG6</text:p>
          </table:table-cell>
          <table:table-cell table:formula="of:=[.AG104]&amp;IF(ISBLANK([.H104]);&quot;&quot;;&quot;/&quot;&amp;[.H104])" office:value-type="string" office:string-value="PG6/I2C3_SMBA" calcext:value-type="string">
            <text:p>PG6/I2C3_SMBA</text:p>
          </table:table-cell>
          <table:table-cell table:formula="of:=[.AH104]&amp;IF(ISBLANK([.I104]);&quot;&quot;;&quot;/&quot;&amp;[.I104])" office:value-type="string" office:string-value="PG6/I2C3_SMBA" calcext:value-type="string">
            <text:p>PG6/I2C3_SMBA</text:p>
          </table:table-cell>
          <table:table-cell table:formula="of:=[.AI104]&amp;IF(ISBLANK([.J104]);&quot;&quot;;&quot;/&quot;&amp;[.J104])" office:value-type="string" office:string-value="PG6/I2C3_SMBA" calcext:value-type="string">
            <text:p>PG6/I2C3_SMBA</text:p>
          </table:table-cell>
          <table:table-cell table:formula="of:=[.AJ104]&amp;IF(ISBLANK([.K104]);&quot;&quot;;&quot;/&quot;&amp;[.K104])" office:value-type="string" office:string-value="PG6/I2C3_SMBA" calcext:value-type="string">
            <text:p>PG6/I2C3_SMBA</text:p>
          </table:table-cell>
          <table:table-cell table:formula="of:=[.AK104]&amp;IF(ISBLANK([.L104]);&quot;&quot;;&quot;/&quot;&amp;[.L104])" office:value-type="string" office:string-value="PG6/I2C3_SMBA/LPUART1_RTS_DE" calcext:value-type="string">
            <text:p>PG6/I2C3_SMBA/LPUART1_RTS_DE</text:p>
          </table:table-cell>
          <table:table-cell table:formula="of:=[.AL104]&amp;IF(ISBLANK([.M104]);&quot;&quot;;&quot;/&quot;&amp;[.M104])" office:value-type="string" office:string-value="PG6/I2C3_SMBA/LPUART1_RTS_DE" calcext:value-type="string">
            <text:p>PG6/I2C3_SMBA/LPUART1_RTS_DE</text:p>
          </table:table-cell>
          <table:table-cell table:formula="of:=[.AM104]&amp;IF(ISBLANK([.N104]);&quot;&quot;;&quot;/&quot;&amp;[.N104])" office:value-type="string" office:string-value="PG6/I2C3_SMBA/LPUART1_RTS_DE" calcext:value-type="string">
            <text:p>PG6/I2C3_SMBA/LPUART1_RTS_DE</text:p>
          </table:table-cell>
          <table:table-cell table:formula="of:=[.AN104]&amp;IF(ISBLANK([.O104]);&quot;&quot;;&quot;/&quot;&amp;[.O104])" office:value-type="string" office:string-value="PG6/I2C3_SMBA/LPUART1_RTS_DE" calcext:value-type="string">
            <text:p>PG6/I2C3_SMBA/LPUART1_RTS_DE</text:p>
          </table:table-cell>
          <table:table-cell table:formula="of:=[.AO104]&amp;IF(ISBLANK([.P104]);&quot;&quot;;&quot;/&quot;&amp;[.P104])" office:value-type="string" office:string-value="PG6/I2C3_SMBA/LPUART1_RTS_DE" calcext:value-type="string">
            <text:p>PG6/I2C3_SMBA/LPUART1_RTS_DE</text:p>
          </table:table-cell>
          <table:table-cell table:formula="of:=[.AP104]&amp;IF(ISBLANK([.Q104]);&quot;&quot;;&quot;/&quot;&amp;[.Q104])" office:value-type="string" office:string-value="PG6/I2C3_SMBA/LPUART1_RTS_DE" calcext:value-type="string">
            <text:p>PG6/I2C3_SMBA/LPUART1_RTS_DE</text:p>
          </table:table-cell>
          <table:table-cell table:formula="of:=[.AQ104]&amp;IF(ISBLANK([.R104]);&quot;&quot;;&quot;/&quot;&amp;[.R104])" office:value-type="string" office:string-value="PG6/I2C3_SMBA/LPUART1_RTS_DE" calcext:value-type="string">
            <text:p>PG6/I2C3_SMBA/LPUART1_RTS_DE</text:p>
          </table:table-cell>
          <table:table-cell table:formula="of:=[.AR104]&amp;IF(ISBLANK([.S104]);&quot;&quot;;&quot;/&quot;&amp;[.S104])" office:value-type="string" office:string-value="PG6/I2C3_SMBA/LPUART1_RTS_DE" calcext:value-type="string">
            <text:p>PG6/I2C3_SMBA/LPUART1_RTS_D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7</text:p>
          </table:table-cell>
          <table:table-cell table:number-columns-repeated="5"/>
          <table:table-cell office:value-type="string" calcext:value-type="string">
            <text:p>I2C3_SCL</text:p>
          </table:table-cell>
          <table:table-cell table:number-columns-repeated="3"/>
          <table:table-cell office:value-type="string" calcext:value-type="string">
            <text:p>LPUART1_TX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 table:number-columns-repeated="11"/>
          <table:table-cell table:formula="of:=[.B105]" office:value-type="string" office:string-value="PG7" calcext:value-type="string">
            <text:p>PG7</text:p>
          </table:table-cell>
          <table:table-cell table:formula="of:=[.AB105]&amp;IF(ISBLANK([.C105]);&quot;&quot;;&quot;/&quot;&amp;[.C105])" office:value-type="string" office:string-value="PG7" calcext:value-type="string">
            <text:p>PG7</text:p>
          </table:table-cell>
          <table:table-cell table:formula="of:=[.AC105]&amp;IF(ISBLANK([.D105]);&quot;&quot;;&quot;/&quot;&amp;[.D105])" office:value-type="string" office:string-value="PG7" calcext:value-type="string">
            <text:p>PG7</text:p>
          </table:table-cell>
          <table:table-cell table:formula="of:=[.AD105]&amp;IF(ISBLANK([.E105]);&quot;&quot;;&quot;/&quot;&amp;[.E105])" office:value-type="string" office:string-value="PG7" calcext:value-type="string">
            <text:p>PG7</text:p>
          </table:table-cell>
          <table:table-cell table:formula="of:=[.AE105]&amp;IF(ISBLANK([.F105]);&quot;&quot;;&quot;/&quot;&amp;[.F105])" office:value-type="string" office:string-value="PG7" calcext:value-type="string">
            <text:p>PG7</text:p>
          </table:table-cell>
          <table:table-cell table:formula="of:=[.AF105]&amp;IF(ISBLANK([.G105]);&quot;&quot;;&quot;/&quot;&amp;[.G105])" office:value-type="string" office:string-value="PG7" calcext:value-type="string">
            <text:p>PG7</text:p>
          </table:table-cell>
          <table:table-cell table:formula="of:=[.AG105]&amp;IF(ISBLANK([.H105]);&quot;&quot;;&quot;/&quot;&amp;[.H105])" office:value-type="string" office:string-value="PG7/I2C3_SCL" calcext:value-type="string">
            <text:p>PG7/I2C3_SCL</text:p>
          </table:table-cell>
          <table:table-cell table:formula="of:=[.AH105]&amp;IF(ISBLANK([.I105]);&quot;&quot;;&quot;/&quot;&amp;[.I105])" office:value-type="string" office:string-value="PG7/I2C3_SCL" calcext:value-type="string">
            <text:p>PG7/I2C3_SCL</text:p>
          </table:table-cell>
          <table:table-cell table:formula="of:=[.AI105]&amp;IF(ISBLANK([.J105]);&quot;&quot;;&quot;/&quot;&amp;[.J105])" office:value-type="string" office:string-value="PG7/I2C3_SCL" calcext:value-type="string">
            <text:p>PG7/I2C3_SCL</text:p>
          </table:table-cell>
          <table:table-cell table:formula="of:=[.AJ105]&amp;IF(ISBLANK([.K105]);&quot;&quot;;&quot;/&quot;&amp;[.K105])" office:value-type="string" office:string-value="PG7/I2C3_SCL" calcext:value-type="string">
            <text:p>PG7/I2C3_SCL</text:p>
          </table:table-cell>
          <table:table-cell table:formula="of:=[.AK105]&amp;IF(ISBLANK([.L105]);&quot;&quot;;&quot;/&quot;&amp;[.L105])" office:value-type="string" office:string-value="PG7/I2C3_SCL/LPUART1_TX" calcext:value-type="string">
            <text:p>PG7/I2C3_SCL/LPUART1_TX</text:p>
          </table:table-cell>
          <table:table-cell table:formula="of:=[.AL105]&amp;IF(ISBLANK([.M105]);&quot;&quot;;&quot;/&quot;&amp;[.M105])" office:value-type="string" office:string-value="PG7/I2C3_SCL/LPUART1_TX" calcext:value-type="string">
            <text:p>PG7/I2C3_SCL/LPUART1_TX</text:p>
          </table:table-cell>
          <table:table-cell table:formula="of:=[.AM105]&amp;IF(ISBLANK([.N105]);&quot;&quot;;&quot;/&quot;&amp;[.N105])" office:value-type="string" office:string-value="PG7/I2C3_SCL/LPUART1_TX" calcext:value-type="string">
            <text:p>PG7/I2C3_SCL/LPUART1_TX</text:p>
          </table:table-cell>
          <table:table-cell table:formula="of:=[.AN105]&amp;IF(ISBLANK([.O105]);&quot;&quot;;&quot;/&quot;&amp;[.O105])" office:value-type="string" office:string-value="PG7/I2C3_SCL/LPUART1_TX" calcext:value-type="string">
            <text:p>PG7/I2C3_SCL/LPUART1_TX</text:p>
          </table:table-cell>
          <table:table-cell table:formula="of:=[.AO105]&amp;IF(ISBLANK([.P105]);&quot;&quot;;&quot;/&quot;&amp;[.P105])" office:value-type="string" office:string-value="PG7/I2C3_SCL/LPUART1_TX/FMC_INT" calcext:value-type="string">
            <text:p>PG7/I2C3_SCL/LPUART1_TX/FMC_INT</text:p>
          </table:table-cell>
          <table:table-cell table:formula="of:=[.AP105]&amp;IF(ISBLANK([.Q105]);&quot;&quot;;&quot;/&quot;&amp;[.Q105])" office:value-type="string" office:string-value="PG7/I2C3_SCL/LPUART1_TX/FMC_INT" calcext:value-type="string">
            <text:p>PG7/I2C3_SCL/LPUART1_TX/FMC_INT</text:p>
          </table:table-cell>
          <table:table-cell table:formula="of:=[.AQ105]&amp;IF(ISBLANK([.R105]);&quot;&quot;;&quot;/&quot;&amp;[.R105])" office:value-type="string" office:string-value="PG7/I2C3_SCL/LPUART1_TX/FMC_INT" calcext:value-type="string">
            <text:p>PG7/I2C3_SCL/LPUART1_TX/FMC_INT</text:p>
          </table:table-cell>
          <table:table-cell table:formula="of:=[.AR105]&amp;IF(ISBLANK([.S105]);&quot;&quot;;&quot;/&quot;&amp;[.S105])" office:value-type="string" office:string-value="PG7/I2C3_SCL/LPUART1_TX/FMC_INT" calcext:value-type="string">
            <text:p>PG7/I2C3_SCL/LPUART1_TX/FMC_IN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8</text:p>
          </table:table-cell>
          <table:table-cell table:number-columns-repeated="5"/>
          <table:table-cell office:value-type="string" calcext:value-type="string">
            <text:p>I2C3_SDA</text:p>
          </table:table-cell>
          <table:table-cell table:number-columns-repeated="3"/>
          <table:table-cell office:value-type="string" calcext:value-type="string">
            <text:p>LPUART1_RX</text:p>
          </table:table-cell>
          <table:table-cell table:number-columns-repeated="15"/>
          <table:table-cell table:formula="of:=[.B106]" office:value-type="string" office:string-value="PG8" calcext:value-type="string">
            <text:p>PG8</text:p>
          </table:table-cell>
          <table:table-cell table:formula="of:=[.AB106]&amp;IF(ISBLANK([.C106]);&quot;&quot;;&quot;/&quot;&amp;[.C106])" office:value-type="string" office:string-value="PG8" calcext:value-type="string">
            <text:p>PG8</text:p>
          </table:table-cell>
          <table:table-cell table:formula="of:=[.AC106]&amp;IF(ISBLANK([.D106]);&quot;&quot;;&quot;/&quot;&amp;[.D106])" office:value-type="string" office:string-value="PG8" calcext:value-type="string">
            <text:p>PG8</text:p>
          </table:table-cell>
          <table:table-cell table:formula="of:=[.AD106]&amp;IF(ISBLANK([.E106]);&quot;&quot;;&quot;/&quot;&amp;[.E106])" office:value-type="string" office:string-value="PG8" calcext:value-type="string">
            <text:p>PG8</text:p>
          </table:table-cell>
          <table:table-cell table:formula="of:=[.AE106]&amp;IF(ISBLANK([.F106]);&quot;&quot;;&quot;/&quot;&amp;[.F106])" office:value-type="string" office:string-value="PG8" calcext:value-type="string">
            <text:p>PG8</text:p>
          </table:table-cell>
          <table:table-cell table:formula="of:=[.AF106]&amp;IF(ISBLANK([.G106]);&quot;&quot;;&quot;/&quot;&amp;[.G106])" office:value-type="string" office:string-value="PG8" calcext:value-type="string">
            <text:p>PG8</text:p>
          </table:table-cell>
          <table:table-cell table:formula="of:=[.AG106]&amp;IF(ISBLANK([.H106]);&quot;&quot;;&quot;/&quot;&amp;[.H106])" office:value-type="string" office:string-value="PG8/I2C3_SDA" calcext:value-type="string">
            <text:p>PG8/I2C3_SDA</text:p>
          </table:table-cell>
          <table:table-cell table:formula="of:=[.AH106]&amp;IF(ISBLANK([.I106]);&quot;&quot;;&quot;/&quot;&amp;[.I106])" office:value-type="string" office:string-value="PG8/I2C3_SDA" calcext:value-type="string">
            <text:p>PG8/I2C3_SDA</text:p>
          </table:table-cell>
          <table:table-cell table:formula="of:=[.AI106]&amp;IF(ISBLANK([.J106]);&quot;&quot;;&quot;/&quot;&amp;[.J106])" office:value-type="string" office:string-value="PG8/I2C3_SDA" calcext:value-type="string">
            <text:p>PG8/I2C3_SDA</text:p>
          </table:table-cell>
          <table:table-cell table:formula="of:=[.AJ106]&amp;IF(ISBLANK([.K106]);&quot;&quot;;&quot;/&quot;&amp;[.K106])" office:value-type="string" office:string-value="PG8/I2C3_SDA" calcext:value-type="string">
            <text:p>PG8/I2C3_SDA</text:p>
          </table:table-cell>
          <table:table-cell table:formula="of:=[.AK106]&amp;IF(ISBLANK([.L106]);&quot;&quot;;&quot;/&quot;&amp;[.L106])" office:value-type="string" office:string-value="PG8/I2C3_SDA/LPUART1_RX" calcext:value-type="string">
            <text:p>PG8/I2C3_SDA/LPUART1_RX</text:p>
          </table:table-cell>
          <table:table-cell table:formula="of:=[.AL106]&amp;IF(ISBLANK([.M106]);&quot;&quot;;&quot;/&quot;&amp;[.M106])" office:value-type="string" office:string-value="PG8/I2C3_SDA/LPUART1_RX" calcext:value-type="string">
            <text:p>PG8/I2C3_SDA/LPUART1_RX</text:p>
          </table:table-cell>
          <table:table-cell table:formula="of:=[.AM106]&amp;IF(ISBLANK([.N106]);&quot;&quot;;&quot;/&quot;&amp;[.N106])" office:value-type="string" office:string-value="PG8/I2C3_SDA/LPUART1_RX" calcext:value-type="string">
            <text:p>PG8/I2C3_SDA/LPUART1_RX</text:p>
          </table:table-cell>
          <table:table-cell table:formula="of:=[.AN106]&amp;IF(ISBLANK([.O106]);&quot;&quot;;&quot;/&quot;&amp;[.O106])" office:value-type="string" office:string-value="PG8/I2C3_SDA/LPUART1_RX" calcext:value-type="string">
            <text:p>PG8/I2C3_SDA/LPUART1_RX</text:p>
          </table:table-cell>
          <table:table-cell table:formula="of:=[.AO106]&amp;IF(ISBLANK([.P106]);&quot;&quot;;&quot;/&quot;&amp;[.P106])" office:value-type="string" office:string-value="PG8/I2C3_SDA/LPUART1_RX" calcext:value-type="string">
            <text:p>PG8/I2C3_SDA/LPUART1_RX</text:p>
          </table:table-cell>
          <table:table-cell table:formula="of:=[.AP106]&amp;IF(ISBLANK([.Q106]);&quot;&quot;;&quot;/&quot;&amp;[.Q106])" office:value-type="string" office:string-value="PG8/I2C3_SDA/LPUART1_RX" calcext:value-type="string">
            <text:p>PG8/I2C3_SDA/LPUART1_RX</text:p>
          </table:table-cell>
          <table:table-cell table:formula="of:=[.AQ106]&amp;IF(ISBLANK([.R106]);&quot;&quot;;&quot;/&quot;&amp;[.R106])" office:value-type="string" office:string-value="PG8/I2C3_SDA/LPUART1_RX" calcext:value-type="string">
            <text:p>PG8/I2C3_SDA/LPUART1_RX</text:p>
          </table:table-cell>
          <table:table-cell table:formula="of:=[.AR106]&amp;IF(ISBLANK([.S106]);&quot;&quot;;&quot;/&quot;&amp;[.S106])" office:value-type="string" office:string-value="PG8/I2C3_SDA/LPUART1_RX" calcext:value-type="string">
            <text:p>PG8/I2C3_SDA/LPUART1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9</text:p>
          </table:table-cell>
          <table:table-cell table:number-columns-repeated="7"/>
          <table:table-cell office:value-type="string" calcext:value-type="string">
            <text:p>SPI3_SCK</text:p>
          </table:table-cell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FMC_NCE/FMC_NE2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TIM15_CH1N</text:p>
          </table:table-cell>
          <table:table-cell table:number-columns-repeated="9"/>
          <table:table-cell table:formula="of:=[.B107]" office:value-type="string" office:string-value="PG9" calcext:value-type="string">
            <text:p>PG9</text:p>
          </table:table-cell>
          <table:table-cell table:formula="of:=[.AB107]&amp;IF(ISBLANK([.C107]);&quot;&quot;;&quot;/&quot;&amp;[.C107])" office:value-type="string" office:string-value="PG9" calcext:value-type="string">
            <text:p>PG9</text:p>
          </table:table-cell>
          <table:table-cell table:formula="of:=[.AC107]&amp;IF(ISBLANK([.D107]);&quot;&quot;;&quot;/&quot;&amp;[.D107])" office:value-type="string" office:string-value="PG9" calcext:value-type="string">
            <text:p>PG9</text:p>
          </table:table-cell>
          <table:table-cell table:formula="of:=[.AD107]&amp;IF(ISBLANK([.E107]);&quot;&quot;;&quot;/&quot;&amp;[.E107])" office:value-type="string" office:string-value="PG9" calcext:value-type="string">
            <text:p>PG9</text:p>
          </table:table-cell>
          <table:table-cell table:formula="of:=[.AE107]&amp;IF(ISBLANK([.F107]);&quot;&quot;;&quot;/&quot;&amp;[.F107])" office:value-type="string" office:string-value="PG9" calcext:value-type="string">
            <text:p>PG9</text:p>
          </table:table-cell>
          <table:table-cell table:formula="of:=[.AF107]&amp;IF(ISBLANK([.G107]);&quot;&quot;;&quot;/&quot;&amp;[.G107])" office:value-type="string" office:string-value="PG9" calcext:value-type="string">
            <text:p>PG9</text:p>
          </table:table-cell>
          <table:table-cell table:formula="of:=[.AG107]&amp;IF(ISBLANK([.H107]);&quot;&quot;;&quot;/&quot;&amp;[.H107])" office:value-type="string" office:string-value="PG9" calcext:value-type="string">
            <text:p>PG9</text:p>
          </table:table-cell>
          <table:table-cell table:formula="of:=[.AH107]&amp;IF(ISBLANK([.I107]);&quot;&quot;;&quot;/&quot;&amp;[.I107])" office:value-type="string" office:string-value="PG9" calcext:value-type="string">
            <text:p>PG9</text:p>
          </table:table-cell>
          <table:table-cell table:formula="of:=[.AI107]&amp;IF(ISBLANK([.J107]);&quot;&quot;;&quot;/&quot;&amp;[.J107])" office:value-type="string" office:string-value="PG9/SPI3_SCK" calcext:value-type="string">
            <text:p>PG9/SPI3_SCK</text:p>
          </table:table-cell>
          <table:table-cell table:formula="of:=[.AJ107]&amp;IF(ISBLANK([.K107]);&quot;&quot;;&quot;/&quot;&amp;[.K107])" office:value-type="string" office:string-value="PG9/SPI3_SCK/USART1_TX" calcext:value-type="string">
            <text:p>PG9/SPI3_SCK/USART1_TX</text:p>
          </table:table-cell>
          <table:table-cell table:formula="of:=[.AK107]&amp;IF(ISBLANK([.L107]);&quot;&quot;;&quot;/&quot;&amp;[.L107])" office:value-type="string" office:string-value="PG9/SPI3_SCK/USART1_TX" calcext:value-type="string">
            <text:p>PG9/SPI3_SCK/USART1_TX</text:p>
          </table:table-cell>
          <table:table-cell table:formula="of:=[.AL107]&amp;IF(ISBLANK([.M107]);&quot;&quot;;&quot;/&quot;&amp;[.M107])" office:value-type="string" office:string-value="PG9/SPI3_SCK/USART1_TX" calcext:value-type="string">
            <text:p>PG9/SPI3_SCK/USART1_TX</text:p>
          </table:table-cell>
          <table:table-cell table:formula="of:=[.AM107]&amp;IF(ISBLANK([.N107]);&quot;&quot;;&quot;/&quot;&amp;[.N107])" office:value-type="string" office:string-value="PG9/SPI3_SCK/USART1_TX" calcext:value-type="string">
            <text:p>PG9/SPI3_SCK/USART1_TX</text:p>
          </table:table-cell>
          <table:table-cell table:formula="of:=[.AN107]&amp;IF(ISBLANK([.O107]);&quot;&quot;;&quot;/&quot;&amp;[.O107])" office:value-type="string" office:string-value="PG9/SPI3_SCK/USART1_TX" calcext:value-type="string">
            <text:p>PG9/SPI3_SCK/USART1_TX</text:p>
          </table:table-cell>
          <table:table-cell table:formula="of:=[.AO107]&amp;IF(ISBLANK([.P107]);&quot;&quot;;&quot;/&quot;&amp;[.P107])" office:value-type="string" office:string-value="PG9/SPI3_SCK/USART1_TX/FMC_NCE/FMC_NE2" calcext:value-type="string">
            <text:p>PG9/SPI3_SCK/USART1_TX/FMC_NCE/FMC_NE2</text:p>
          </table:table-cell>
          <table:table-cell table:formula="of:=[.AP107]&amp;IF(ISBLANK([.Q107]);&quot;&quot;;&quot;/&quot;&amp;[.Q107])" office:value-type="string" office:string-value="PG9/SPI3_SCK/USART1_TX/FMC_NCE/FMC_NE2/SAI2_SCK_A" calcext:value-type="string">
            <text:p>PG9/SPI3_SCK/USART1_TX/FMC_NCE/FMC_NE2/SAI2_SCK_A</text:p>
          </table:table-cell>
          <table:table-cell table:formula="of:=[.AQ107]&amp;IF(ISBLANK([.R107]);&quot;&quot;;&quot;/&quot;&amp;[.R107])" office:value-type="string" office:string-value="PG9/SPI3_SCK/USART1_TX/FMC_NCE/FMC_NE2/SAI2_SCK_A/TIM15_CH1N" calcext:value-type="string">
            <text:p>PG9/SPI3_SCK/USART1_TX/FMC_NCE/FMC_NE2/SAI2_SCK_A/TIM15_CH1N</text:p>
          </table:table-cell>
          <table:table-cell table:formula="of:=[.AR107]&amp;IF(ISBLANK([.S107]);&quot;&quot;;&quot;/&quot;&amp;[.S107])" office:value-type="string" office:string-value="PG9/SPI3_SCK/USART1_TX/FMC_NCE/FMC_NE2/SAI2_SCK_A/TIM15_CH1N" calcext:value-type="string">
            <text:p>PG9/SPI3_SCK/USART1_TX/FMC_NCE/FMC_NE2/SAI2_SCK_A/TIM15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0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table:number-columns-repeated="4"/>
          <table:table-cell office:value-type="string" calcext:value-type="string">
            <text:p>SPI3_MISO</text:p>
          </table:table-cell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E3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TIM15_CH1</text:p>
          </table:table-cell>
          <table:table-cell table:number-columns-repeated="9"/>
          <table:table-cell table:formula="of:=[.B108]" office:value-type="string" office:string-value="PG10" calcext:value-type="string">
            <text:p>PG10</text:p>
          </table:table-cell>
          <table:table-cell table:formula="of:=[.AB108]&amp;IF(ISBLANK([.C108]);&quot;&quot;;&quot;/&quot;&amp;[.C108])" office:value-type="string" office:string-value="PG10" calcext:value-type="string">
            <text:p>PG10</text:p>
          </table:table-cell>
          <table:table-cell table:formula="of:=[.AC108]&amp;IF(ISBLANK([.D108]);&quot;&quot;;&quot;/&quot;&amp;[.D108])" office:value-type="string" office:string-value="PG10" calcext:value-type="string">
            <text:p>PG10</text:p>
          </table:table-cell>
          <table:table-cell table:formula="of:=[.AD108]&amp;IF(ISBLANK([.E108]);&quot;&quot;;&quot;/&quot;&amp;[.E108])" office:value-type="string" office:string-value="PG10/LPTIM1_IN1" calcext:value-type="string">
            <text:p>PG10/LPTIM1_IN1</text:p>
          </table:table-cell>
          <table:table-cell table:formula="of:=[.AE108]&amp;IF(ISBLANK([.F108]);&quot;&quot;;&quot;/&quot;&amp;[.F108])" office:value-type="string" office:string-value="PG10/LPTIM1_IN1" calcext:value-type="string">
            <text:p>PG10/LPTIM1_IN1</text:p>
          </table:table-cell>
          <table:table-cell table:formula="of:=[.AF108]&amp;IF(ISBLANK([.G108]);&quot;&quot;;&quot;/&quot;&amp;[.G108])" office:value-type="string" office:string-value="PG10/LPTIM1_IN1" calcext:value-type="string">
            <text:p>PG10/LPTIM1_IN1</text:p>
          </table:table-cell>
          <table:table-cell table:formula="of:=[.AG108]&amp;IF(ISBLANK([.H108]);&quot;&quot;;&quot;/&quot;&amp;[.H108])" office:value-type="string" office:string-value="PG10/LPTIM1_IN1" calcext:value-type="string">
            <text:p>PG10/LPTIM1_IN1</text:p>
          </table:table-cell>
          <table:table-cell table:formula="of:=[.AH108]&amp;IF(ISBLANK([.I108]);&quot;&quot;;&quot;/&quot;&amp;[.I108])" office:value-type="string" office:string-value="PG10/LPTIM1_IN1" calcext:value-type="string">
            <text:p>PG10/LPTIM1_IN1</text:p>
          </table:table-cell>
          <table:table-cell table:formula="of:=[.AI108]&amp;IF(ISBLANK([.J108]);&quot;&quot;;&quot;/&quot;&amp;[.J108])" office:value-type="string" office:string-value="PG10/LPTIM1_IN1/SPI3_MISO" calcext:value-type="string">
            <text:p>PG10/LPTIM1_IN1/SPI3_MISO</text:p>
          </table:table-cell>
          <table:table-cell table:formula="of:=[.AJ108]&amp;IF(ISBLANK([.K108]);&quot;&quot;;&quot;/&quot;&amp;[.K108])" office:value-type="string" office:string-value="PG10/LPTIM1_IN1/SPI3_MISO/USART1_RX" calcext:value-type="string">
            <text:p>PG10/LPTIM1_IN1/SPI3_MISO/USART1_RX</text:p>
          </table:table-cell>
          <table:table-cell table:formula="of:=[.AK108]&amp;IF(ISBLANK([.L108]);&quot;&quot;;&quot;/&quot;&amp;[.L108])" office:value-type="string" office:string-value="PG10/LPTIM1_IN1/SPI3_MISO/USART1_RX" calcext:value-type="string">
            <text:p>PG10/LPTIM1_IN1/SPI3_MISO/USART1_RX</text:p>
          </table:table-cell>
          <table:table-cell table:formula="of:=[.AL108]&amp;IF(ISBLANK([.M108]);&quot;&quot;;&quot;/&quot;&amp;[.M108])" office:value-type="string" office:string-value="PG10/LPTIM1_IN1/SPI3_MISO/USART1_RX" calcext:value-type="string">
            <text:p>PG10/LPTIM1_IN1/SPI3_MISO/USART1_RX</text:p>
          </table:table-cell>
          <table:table-cell table:formula="of:=[.AM108]&amp;IF(ISBLANK([.N108]);&quot;&quot;;&quot;/&quot;&amp;[.N108])" office:value-type="string" office:string-value="PG10/LPTIM1_IN1/SPI3_MISO/USART1_RX" calcext:value-type="string">
            <text:p>PG10/LPTIM1_IN1/SPI3_MISO/USART1_RX</text:p>
          </table:table-cell>
          <table:table-cell table:formula="of:=[.AN108]&amp;IF(ISBLANK([.O108]);&quot;&quot;;&quot;/&quot;&amp;[.O108])" office:value-type="string" office:string-value="PG10/LPTIM1_IN1/SPI3_MISO/USART1_RX" calcext:value-type="string">
            <text:p>PG10/LPTIM1_IN1/SPI3_MISO/USART1_RX</text:p>
          </table:table-cell>
          <table:table-cell table:formula="of:=[.AO108]&amp;IF(ISBLANK([.P108]);&quot;&quot;;&quot;/&quot;&amp;[.P108])" office:value-type="string" office:string-value="PG10/LPTIM1_IN1/SPI3_MISO/USART1_RX/FMC_NE3" calcext:value-type="string">
            <text:p>PG10/LPTIM1_IN1/SPI3_MISO/USART1_RX/FMC_NE3</text:p>
          </table:table-cell>
          <table:table-cell table:formula="of:=[.AP108]&amp;IF(ISBLANK([.Q108]);&quot;&quot;;&quot;/&quot;&amp;[.Q108])" office:value-type="string" office:string-value="PG10/LPTIM1_IN1/SPI3_MISO/USART1_RX/FMC_NE3/SAI2_FS_A" calcext:value-type="string">
            <text:p>PG10/LPTIM1_IN1/SPI3_MISO/USART1_RX/FMC_NE3/SAI2_FS_A</text:p>
          </table:table-cell>
          <table:table-cell table:formula="of:=[.AQ108]&amp;IF(ISBLANK([.R108]);&quot;&quot;;&quot;/&quot;&amp;[.R108])" office:value-type="string" office:string-value="PG10/LPTIM1_IN1/SPI3_MISO/USART1_RX/FMC_NE3/SAI2_FS_A/TIM15_CH1" calcext:value-type="string">
            <text:p>PG10/LPTIM1_IN1/SPI3_MISO/USART1_RX/FMC_NE3/SAI2_FS_A/TIM15_CH1</text:p>
          </table:table-cell>
          <table:table-cell table:formula="of:=[.AR108]&amp;IF(ISBLANK([.S108]);&quot;&quot;;&quot;/&quot;&amp;[.S108])" office:value-type="string" office:string-value="PG10/LPTIM1_IN1/SPI3_MISO/USART1_RX/FMC_NE3/SAI2_FS_A/TIM15_CH1" calcext:value-type="string">
            <text:p>PG10/LPTIM1_IN1/SPI3_MISO/USART1_RX/FMC_NE3/SAI2_FS_A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1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 table:number-columns-repeated="4"/>
          <table:table-cell office:value-type="string" calcext:value-type="string">
            <text:p>SPI3_MOSI</text:p>
          </table:table-cell>
          <table:table-cell office:value-type="string" calcext:value-type="string">
            <text:p>USART1_CTS</text:p>
          </table:table-cell>
          <table:table-cell table:number-columns-repeated="5"/>
          <table:table-cell office:value-type="string" calcext:value-type="string">
            <text:p>SAI2_MCLK_A</text:p>
          </table:table-cell>
          <table:table-cell office:value-type="string" calcext:value-type="string">
            <text:p>TIM15_CH2</text:p>
          </table:table-cell>
          <table:table-cell table:number-columns-repeated="9"/>
          <table:table-cell table:formula="of:=[.B109]" office:value-type="string" office:string-value="PG11" calcext:value-type="string">
            <text:p>PG11</text:p>
          </table:table-cell>
          <table:table-cell table:formula="of:=[.AB109]&amp;IF(ISBLANK([.C109]);&quot;&quot;;&quot;/&quot;&amp;[.C109])" office:value-type="string" office:string-value="PG11" calcext:value-type="string">
            <text:p>PG11</text:p>
          </table:table-cell>
          <table:table-cell table:formula="of:=[.AC109]&amp;IF(ISBLANK([.D109]);&quot;&quot;;&quot;/&quot;&amp;[.D109])" office:value-type="string" office:string-value="PG11" calcext:value-type="string">
            <text:p>PG11</text:p>
          </table:table-cell>
          <table:table-cell table:formula="of:=[.AD109]&amp;IF(ISBLANK([.E109]);&quot;&quot;;&quot;/&quot;&amp;[.E109])" office:value-type="string" office:string-value="PG11/LPTIM1_IN2" calcext:value-type="string">
            <text:p>PG11/LPTIM1_IN2</text:p>
          </table:table-cell>
          <table:table-cell table:formula="of:=[.AE109]&amp;IF(ISBLANK([.F109]);&quot;&quot;;&quot;/&quot;&amp;[.F109])" office:value-type="string" office:string-value="PG11/LPTIM1_IN2" calcext:value-type="string">
            <text:p>PG11/LPTIM1_IN2</text:p>
          </table:table-cell>
          <table:table-cell table:formula="of:=[.AF109]&amp;IF(ISBLANK([.G109]);&quot;&quot;;&quot;/&quot;&amp;[.G109])" office:value-type="string" office:string-value="PG11/LPTIM1_IN2" calcext:value-type="string">
            <text:p>PG11/LPTIM1_IN2</text:p>
          </table:table-cell>
          <table:table-cell table:formula="of:=[.AG109]&amp;IF(ISBLANK([.H109]);&quot;&quot;;&quot;/&quot;&amp;[.H109])" office:value-type="string" office:string-value="PG11/LPTIM1_IN2" calcext:value-type="string">
            <text:p>PG11/LPTIM1_IN2</text:p>
          </table:table-cell>
          <table:table-cell table:formula="of:=[.AH109]&amp;IF(ISBLANK([.I109]);&quot;&quot;;&quot;/&quot;&amp;[.I109])" office:value-type="string" office:string-value="PG11/LPTIM1_IN2" calcext:value-type="string">
            <text:p>PG11/LPTIM1_IN2</text:p>
          </table:table-cell>
          <table:table-cell table:formula="of:=[.AI109]&amp;IF(ISBLANK([.J109]);&quot;&quot;;&quot;/&quot;&amp;[.J109])" office:value-type="string" office:string-value="PG11/LPTIM1_IN2/SPI3_MOSI" calcext:value-type="string">
            <text:p>PG11/LPTIM1_IN2/SPI3_MOSI</text:p>
          </table:table-cell>
          <table:table-cell table:formula="of:=[.AJ109]&amp;IF(ISBLANK([.K109]);&quot;&quot;;&quot;/&quot;&amp;[.K109])" office:value-type="string" office:string-value="PG11/LPTIM1_IN2/SPI3_MOSI/USART1_CTS" calcext:value-type="string">
            <text:p>PG11/LPTIM1_IN2/SPI3_MOSI/USART1_CTS</text:p>
          </table:table-cell>
          <table:table-cell table:formula="of:=[.AK109]&amp;IF(ISBLANK([.L109]);&quot;&quot;;&quot;/&quot;&amp;[.L109])" office:value-type="string" office:string-value="PG11/LPTIM1_IN2/SPI3_MOSI/USART1_CTS" calcext:value-type="string">
            <text:p>PG11/LPTIM1_IN2/SPI3_MOSI/USART1_CTS</text:p>
          </table:table-cell>
          <table:table-cell table:formula="of:=[.AL109]&amp;IF(ISBLANK([.M109]);&quot;&quot;;&quot;/&quot;&amp;[.M109])" office:value-type="string" office:string-value="PG11/LPTIM1_IN2/SPI3_MOSI/USART1_CTS" calcext:value-type="string">
            <text:p>PG11/LPTIM1_IN2/SPI3_MOSI/USART1_CTS</text:p>
          </table:table-cell>
          <table:table-cell table:formula="of:=[.AM109]&amp;IF(ISBLANK([.N109]);&quot;&quot;;&quot;/&quot;&amp;[.N109])" office:value-type="string" office:string-value="PG11/LPTIM1_IN2/SPI3_MOSI/USART1_CTS" calcext:value-type="string">
            <text:p>PG11/LPTIM1_IN2/SPI3_MOSI/USART1_CTS</text:p>
          </table:table-cell>
          <table:table-cell table:formula="of:=[.AN109]&amp;IF(ISBLANK([.O109]);&quot;&quot;;&quot;/&quot;&amp;[.O109])" office:value-type="string" office:string-value="PG11/LPTIM1_IN2/SPI3_MOSI/USART1_CTS" calcext:value-type="string">
            <text:p>PG11/LPTIM1_IN2/SPI3_MOSI/USART1_CTS</text:p>
          </table:table-cell>
          <table:table-cell table:formula="of:=[.AO109]&amp;IF(ISBLANK([.P109]);&quot;&quot;;&quot;/&quot;&amp;[.P109])" office:value-type="string" office:string-value="PG11/LPTIM1_IN2/SPI3_MOSI/USART1_CTS" calcext:value-type="string">
            <text:p>PG11/LPTIM1_IN2/SPI3_MOSI/USART1_CTS</text:p>
          </table:table-cell>
          <table:table-cell table:formula="of:=[.AP109]&amp;IF(ISBLANK([.Q109]);&quot;&quot;;&quot;/&quot;&amp;[.Q109])" office:value-type="string" office:string-value="PG11/LPTIM1_IN2/SPI3_MOSI/USART1_CTS/SAI2_MCLK_A" calcext:value-type="string">
            <text:p>PG11/LPTIM1_IN2/SPI3_MOSI/USART1_CTS/SAI2_MCLK_A</text:p>
          </table:table-cell>
          <table:table-cell table:formula="of:=[.AQ109]&amp;IF(ISBLANK([.R109]);&quot;&quot;;&quot;/&quot;&amp;[.R109])" office:value-type="string" office:string-value="PG11/LPTIM1_IN2/SPI3_MOSI/USART1_CTS/SAI2_MCLK_A/TIM15_CH2" calcext:value-type="string">
            <text:p>PG11/LPTIM1_IN2/SPI3_MOSI/USART1_CTS/SAI2_MCLK_A/TIM15_CH2</text:p>
          </table:table-cell>
          <table:table-cell table:formula="of:=[.AR109]&amp;IF(ISBLANK([.S109]);&quot;&quot;;&quot;/&quot;&amp;[.S109])" office:value-type="string" office:string-value="PG11/LPTIM1_IN2/SPI3_MOSI/USART1_CTS/SAI2_MCLK_A/TIM15_CH2" calcext:value-type="string">
            <text:p>PG11/LPTIM1_IN2/SPI3_MOSI/USART1_CTS/SAI2_MCLK_A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table:number-columns-repeated="4"/>
          <table:table-cell office:value-type="string" calcext:value-type="string">
            <text:p>SPI3_NSS</text:p>
          </table:table-cell>
          <table:table-cell office:value-type="string" calcext:value-type="string">
            <text:p>USART1_RTS_DE</text:p>
          </table:table-cell>
          <table:table-cell table:number-columns-repeated="4"/>
          <table:table-cell office:value-type="string" calcext:value-type="string">
            <text:p>FMC_NE4</text:p>
          </table:table-cell>
          <table:table-cell office:value-type="string" calcext:value-type="string">
            <text:p>SAI2_SD_A</text:p>
          </table:table-cell>
          <table:table-cell table:number-columns-repeated="10"/>
          <table:table-cell table:formula="of:=[.B110]" office:value-type="string" office:string-value="PG12" calcext:value-type="string">
            <text:p>PG12</text:p>
          </table:table-cell>
          <table:table-cell table:formula="of:=[.AB110]&amp;IF(ISBLANK([.C110]);&quot;&quot;;&quot;/&quot;&amp;[.C110])" office:value-type="string" office:string-value="PG12" calcext:value-type="string">
            <text:p>PG12</text:p>
          </table:table-cell>
          <table:table-cell table:formula="of:=[.AC110]&amp;IF(ISBLANK([.D110]);&quot;&quot;;&quot;/&quot;&amp;[.D110])" office:value-type="string" office:string-value="PG12" calcext:value-type="string">
            <text:p>PG12</text:p>
          </table:table-cell>
          <table:table-cell table:formula="of:=[.AD110]&amp;IF(ISBLANK([.E110]);&quot;&quot;;&quot;/&quot;&amp;[.E110])" office:value-type="string" office:string-value="PG12/LPTIM1_ETR" calcext:value-type="string">
            <text:p>PG12/LPTIM1_ETR</text:p>
          </table:table-cell>
          <table:table-cell table:formula="of:=[.AE110]&amp;IF(ISBLANK([.F110]);&quot;&quot;;&quot;/&quot;&amp;[.F110])" office:value-type="string" office:string-value="PG12/LPTIM1_ETR" calcext:value-type="string">
            <text:p>PG12/LPTIM1_ETR</text:p>
          </table:table-cell>
          <table:table-cell table:formula="of:=[.AF110]&amp;IF(ISBLANK([.G110]);&quot;&quot;;&quot;/&quot;&amp;[.G110])" office:value-type="string" office:string-value="PG12/LPTIM1_ETR" calcext:value-type="string">
            <text:p>PG12/LPTIM1_ETR</text:p>
          </table:table-cell>
          <table:table-cell table:formula="of:=[.AG110]&amp;IF(ISBLANK([.H110]);&quot;&quot;;&quot;/&quot;&amp;[.H110])" office:value-type="string" office:string-value="PG12/LPTIM1_ETR" calcext:value-type="string">
            <text:p>PG12/LPTIM1_ETR</text:p>
          </table:table-cell>
          <table:table-cell table:formula="of:=[.AH110]&amp;IF(ISBLANK([.I110]);&quot;&quot;;&quot;/&quot;&amp;[.I110])" office:value-type="string" office:string-value="PG12/LPTIM1_ETR" calcext:value-type="string">
            <text:p>PG12/LPTIM1_ETR</text:p>
          </table:table-cell>
          <table:table-cell table:formula="of:=[.AI110]&amp;IF(ISBLANK([.J110]);&quot;&quot;;&quot;/&quot;&amp;[.J110])" office:value-type="string" office:string-value="PG12/LPTIM1_ETR/SPI3_NSS" calcext:value-type="string">
            <text:p>PG12/LPTIM1_ETR/SPI3_NSS</text:p>
          </table:table-cell>
          <table:table-cell table:formula="of:=[.AJ110]&amp;IF(ISBLANK([.K110]);&quot;&quot;;&quot;/&quot;&amp;[.K110])" office:value-type="string" office:string-value="PG12/LPTIM1_ETR/SPI3_NSS/USART1_RTS_DE" calcext:value-type="string">
            <text:p>PG12/LPTIM1_ETR/SPI3_NSS/USART1_RTS_DE</text:p>
          </table:table-cell>
          <table:table-cell table:formula="of:=[.AK110]&amp;IF(ISBLANK([.L110]);&quot;&quot;;&quot;/&quot;&amp;[.L110])" office:value-type="string" office:string-value="PG12/LPTIM1_ETR/SPI3_NSS/USART1_RTS_DE" calcext:value-type="string">
            <text:p>PG12/LPTIM1_ETR/SPI3_NSS/USART1_RTS_DE</text:p>
          </table:table-cell>
          <table:table-cell table:formula="of:=[.AL110]&amp;IF(ISBLANK([.M110]);&quot;&quot;;&quot;/&quot;&amp;[.M110])" office:value-type="string" office:string-value="PG12/LPTIM1_ETR/SPI3_NSS/USART1_RTS_DE" calcext:value-type="string">
            <text:p>PG12/LPTIM1_ETR/SPI3_NSS/USART1_RTS_DE</text:p>
          </table:table-cell>
          <table:table-cell table:formula="of:=[.AM110]&amp;IF(ISBLANK([.N110]);&quot;&quot;;&quot;/&quot;&amp;[.N110])" office:value-type="string" office:string-value="PG12/LPTIM1_ETR/SPI3_NSS/USART1_RTS_DE" calcext:value-type="string">
            <text:p>PG12/LPTIM1_ETR/SPI3_NSS/USART1_RTS_DE</text:p>
          </table:table-cell>
          <table:table-cell table:formula="of:=[.AN110]&amp;IF(ISBLANK([.O110]);&quot;&quot;;&quot;/&quot;&amp;[.O110])" office:value-type="string" office:string-value="PG12/LPTIM1_ETR/SPI3_NSS/USART1_RTS_DE" calcext:value-type="string">
            <text:p>PG12/LPTIM1_ETR/SPI3_NSS/USART1_RTS_DE</text:p>
          </table:table-cell>
          <table:table-cell table:formula="of:=[.AO110]&amp;IF(ISBLANK([.P110]);&quot;&quot;;&quot;/&quot;&amp;[.P110])" office:value-type="string" office:string-value="PG12/LPTIM1_ETR/SPI3_NSS/USART1_RTS_DE/FMC_NE4" calcext:value-type="string">
            <text:p>PG12/LPTIM1_ETR/SPI3_NSS/USART1_RTS_DE/FMC_NE4</text:p>
          </table:table-cell>
          <table:table-cell table:formula="of:=[.AP110]&amp;IF(ISBLANK([.Q110]);&quot;&quot;;&quot;/&quot;&amp;[.Q110])" office:value-type="string" office:string-value="PG12/LPTIM1_ETR/SPI3_NSS/USART1_RTS_DE/FMC_NE4/SAI2_SD_A" calcext:value-type="string">
            <text:p>PG12/LPTIM1_ETR/SPI3_NSS/USART1_RTS_DE/FMC_NE4/SAI2_SD_A</text:p>
          </table:table-cell>
          <table:table-cell table:formula="of:=[.AQ110]&amp;IF(ISBLANK([.R110]);&quot;&quot;;&quot;/&quot;&amp;[.R110])" office:value-type="string" office:string-value="PG12/LPTIM1_ETR/SPI3_NSS/USART1_RTS_DE/FMC_NE4/SAI2_SD_A" calcext:value-type="string">
            <text:p>PG12/LPTIM1_ETR/SPI3_NSS/USART1_RTS_DE/FMC_NE4/SAI2_SD_A</text:p>
          </table:table-cell>
          <table:table-cell table:formula="of:=[.AR110]&amp;IF(ISBLANK([.S110]);&quot;&quot;;&quot;/&quot;&amp;[.S110])" office:value-type="string" office:string-value="PG12/LPTIM1_ETR/SPI3_NSS/USART1_RTS_DE/FMC_NE4/SAI2_SD_A" calcext:value-type="string">
            <text:p>PG12/LPTIM1_ETR/SPI3_NSS/USART1_RTS_DE/FMC_NE4/SAI2_SD_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3</text:p>
          </table:table-cell>
          <table:table-cell table:number-columns-repeated="5"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4"/>
          <table:table-cell office:value-type="string" calcext:value-type="string">
            <text:p>FMC_A24</text:p>
          </table:table-cell>
          <table:table-cell table:number-columns-repeated="11"/>
          <table:table-cell table:formula="of:=[.B111]" office:value-type="string" office:string-value="PG13" calcext:value-type="string">
            <text:p>PG13</text:p>
          </table:table-cell>
          <table:table-cell table:formula="of:=[.AB111]&amp;IF(ISBLANK([.C111]);&quot;&quot;;&quot;/&quot;&amp;[.C111])" office:value-type="string" office:string-value="PG13" calcext:value-type="string">
            <text:p>PG13</text:p>
          </table:table-cell>
          <table:table-cell table:formula="of:=[.AC111]&amp;IF(ISBLANK([.D111]);&quot;&quot;;&quot;/&quot;&amp;[.D111])" office:value-type="string" office:string-value="PG13" calcext:value-type="string">
            <text:p>PG13</text:p>
          </table:table-cell>
          <table:table-cell table:formula="of:=[.AD111]&amp;IF(ISBLANK([.E111]);&quot;&quot;;&quot;/&quot;&amp;[.E111])" office:value-type="string" office:string-value="PG13" calcext:value-type="string">
            <text:p>PG13</text:p>
          </table:table-cell>
          <table:table-cell table:formula="of:=[.AE111]&amp;IF(ISBLANK([.F111]);&quot;&quot;;&quot;/&quot;&amp;[.F111])" office:value-type="string" office:string-value="PG13" calcext:value-type="string">
            <text:p>PG13</text:p>
          </table:table-cell>
          <table:table-cell table:formula="of:=[.AF111]&amp;IF(ISBLANK([.G111]);&quot;&quot;;&quot;/&quot;&amp;[.G111])" office:value-type="string" office:string-value="PG13" calcext:value-type="string">
            <text:p>PG13</text:p>
          </table:table-cell>
          <table:table-cell table:formula="of:=[.AG111]&amp;IF(ISBLANK([.H111]);&quot;&quot;;&quot;/&quot;&amp;[.H111])" office:value-type="string" office:string-value="PG13/I2C1_SDA" calcext:value-type="string">
            <text:p>PG13/I2C1_SDA</text:p>
          </table:table-cell>
          <table:table-cell table:formula="of:=[.AH111]&amp;IF(ISBLANK([.I111]);&quot;&quot;;&quot;/&quot;&amp;[.I111])" office:value-type="string" office:string-value="PG13/I2C1_SDA" calcext:value-type="string">
            <text:p>PG13/I2C1_SDA</text:p>
          </table:table-cell>
          <table:table-cell table:formula="of:=[.AI111]&amp;IF(ISBLANK([.J111]);&quot;&quot;;&quot;/&quot;&amp;[.J111])" office:value-type="string" office:string-value="PG13/I2C1_SDA" calcext:value-type="string">
            <text:p>PG13/I2C1_SDA</text:p>
          </table:table-cell>
          <table:table-cell table:formula="of:=[.AJ111]&amp;IF(ISBLANK([.K111]);&quot;&quot;;&quot;/&quot;&amp;[.K111])" office:value-type="string" office:string-value="PG13/I2C1_SDA/USART1_CK" calcext:value-type="string">
            <text:p>PG13/I2C1_SDA/USART1_CK</text:p>
          </table:table-cell>
          <table:table-cell table:formula="of:=[.AK111]&amp;IF(ISBLANK([.L111]);&quot;&quot;;&quot;/&quot;&amp;[.L111])" office:value-type="string" office:string-value="PG13/I2C1_SDA/USART1_CK" calcext:value-type="string">
            <text:p>PG13/I2C1_SDA/USART1_CK</text:p>
          </table:table-cell>
          <table:table-cell table:formula="of:=[.AL111]&amp;IF(ISBLANK([.M111]);&quot;&quot;;&quot;/&quot;&amp;[.M111])" office:value-type="string" office:string-value="PG13/I2C1_SDA/USART1_CK" calcext:value-type="string">
            <text:p>PG13/I2C1_SDA/USART1_CK</text:p>
          </table:table-cell>
          <table:table-cell table:formula="of:=[.AM111]&amp;IF(ISBLANK([.N111]);&quot;&quot;;&quot;/&quot;&amp;[.N111])" office:value-type="string" office:string-value="PG13/I2C1_SDA/USART1_CK" calcext:value-type="string">
            <text:p>PG13/I2C1_SDA/USART1_CK</text:p>
          </table:table-cell>
          <table:table-cell table:formula="of:=[.AN111]&amp;IF(ISBLANK([.O111]);&quot;&quot;;&quot;/&quot;&amp;[.O111])" office:value-type="string" office:string-value="PG13/I2C1_SDA/USART1_CK" calcext:value-type="string">
            <text:p>PG13/I2C1_SDA/USART1_CK</text:p>
          </table:table-cell>
          <table:table-cell table:formula="of:=[.AO111]&amp;IF(ISBLANK([.P111]);&quot;&quot;;&quot;/&quot;&amp;[.P111])" office:value-type="string" office:string-value="PG13/I2C1_SDA/USART1_CK/FMC_A24" calcext:value-type="string">
            <text:p>PG13/I2C1_SDA/USART1_CK/FMC_A24</text:p>
          </table:table-cell>
          <table:table-cell table:formula="of:=[.AP111]&amp;IF(ISBLANK([.Q111]);&quot;&quot;;&quot;/&quot;&amp;[.Q111])" office:value-type="string" office:string-value="PG13/I2C1_SDA/USART1_CK/FMC_A24" calcext:value-type="string">
            <text:p>PG13/I2C1_SDA/USART1_CK/FMC_A24</text:p>
          </table:table-cell>
          <table:table-cell table:formula="of:=[.AQ111]&amp;IF(ISBLANK([.R111]);&quot;&quot;;&quot;/&quot;&amp;[.R111])" office:value-type="string" office:string-value="PG13/I2C1_SDA/USART1_CK/FMC_A24" calcext:value-type="string">
            <text:p>PG13/I2C1_SDA/USART1_CK/FMC_A24</text:p>
          </table:table-cell>
          <table:table-cell table:formula="of:=[.AR111]&amp;IF(ISBLANK([.S111]);&quot;&quot;;&quot;/&quot;&amp;[.S111])" office:value-type="string" office:string-value="PG13/I2C1_SDA/USART1_CK/FMC_A24" calcext:value-type="string">
            <text:p>PG13/I2C1_SDA/USART1_CK/FMC_A24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4</text:p>
          </table:table-cell>
          <table:table-cell table:number-columns-repeated="5"/>
          <table:table-cell office:value-type="string" calcext:value-type="string">
            <text:p>I2C1_SCL</text:p>
          </table:table-cell>
          <table:table-cell table:number-columns-repeated="7"/>
          <table:table-cell office:value-type="string" calcext:value-type="string">
            <text:p>FMC_A25</text:p>
          </table:table-cell>
          <table:table-cell table:number-columns-repeated="11"/>
          <table:table-cell table:formula="of:=[.B112]" office:value-type="string" office:string-value="PG14" calcext:value-type="string">
            <text:p>PG14</text:p>
          </table:table-cell>
          <table:table-cell table:formula="of:=[.AB112]&amp;IF(ISBLANK([.C112]);&quot;&quot;;&quot;/&quot;&amp;[.C112])" office:value-type="string" office:string-value="PG14" calcext:value-type="string">
            <text:p>PG14</text:p>
          </table:table-cell>
          <table:table-cell table:formula="of:=[.AC112]&amp;IF(ISBLANK([.D112]);&quot;&quot;;&quot;/&quot;&amp;[.D112])" office:value-type="string" office:string-value="PG14" calcext:value-type="string">
            <text:p>PG14</text:p>
          </table:table-cell>
          <table:table-cell table:formula="of:=[.AD112]&amp;IF(ISBLANK([.E112]);&quot;&quot;;&quot;/&quot;&amp;[.E112])" office:value-type="string" office:string-value="PG14" calcext:value-type="string">
            <text:p>PG14</text:p>
          </table:table-cell>
          <table:table-cell table:formula="of:=[.AE112]&amp;IF(ISBLANK([.F112]);&quot;&quot;;&quot;/&quot;&amp;[.F112])" office:value-type="string" office:string-value="PG14" calcext:value-type="string">
            <text:p>PG14</text:p>
          </table:table-cell>
          <table:table-cell table:formula="of:=[.AF112]&amp;IF(ISBLANK([.G112]);&quot;&quot;;&quot;/&quot;&amp;[.G112])" office:value-type="string" office:string-value="PG14" calcext:value-type="string">
            <text:p>PG14</text:p>
          </table:table-cell>
          <table:table-cell table:formula="of:=[.AG112]&amp;IF(ISBLANK([.H112]);&quot;&quot;;&quot;/&quot;&amp;[.H112])" office:value-type="string" office:string-value="PG14/I2C1_SCL" calcext:value-type="string">
            <text:p>PG14/I2C1_SCL</text:p>
          </table:table-cell>
          <table:table-cell table:formula="of:=[.AH112]&amp;IF(ISBLANK([.I112]);&quot;&quot;;&quot;/&quot;&amp;[.I112])" office:value-type="string" office:string-value="PG14/I2C1_SCL" calcext:value-type="string">
            <text:p>PG14/I2C1_SCL</text:p>
          </table:table-cell>
          <table:table-cell table:formula="of:=[.AI112]&amp;IF(ISBLANK([.J112]);&quot;&quot;;&quot;/&quot;&amp;[.J112])" office:value-type="string" office:string-value="PG14/I2C1_SCL" calcext:value-type="string">
            <text:p>PG14/I2C1_SCL</text:p>
          </table:table-cell>
          <table:table-cell table:formula="of:=[.AJ112]&amp;IF(ISBLANK([.K112]);&quot;&quot;;&quot;/&quot;&amp;[.K112])" office:value-type="string" office:string-value="PG14/I2C1_SCL" calcext:value-type="string">
            <text:p>PG14/I2C1_SCL</text:p>
          </table:table-cell>
          <table:table-cell table:formula="of:=[.AK112]&amp;IF(ISBLANK([.L112]);&quot;&quot;;&quot;/&quot;&amp;[.L112])" office:value-type="string" office:string-value="PG14/I2C1_SCL" calcext:value-type="string">
            <text:p>PG14/I2C1_SCL</text:p>
          </table:table-cell>
          <table:table-cell table:formula="of:=[.AL112]&amp;IF(ISBLANK([.M112]);&quot;&quot;;&quot;/&quot;&amp;[.M112])" office:value-type="string" office:string-value="PG14/I2C1_SCL" calcext:value-type="string">
            <text:p>PG14/I2C1_SCL</text:p>
          </table:table-cell>
          <table:table-cell table:formula="of:=[.AM112]&amp;IF(ISBLANK([.N112]);&quot;&quot;;&quot;/&quot;&amp;[.N112])" office:value-type="string" office:string-value="PG14/I2C1_SCL" calcext:value-type="string">
            <text:p>PG14/I2C1_SCL</text:p>
          </table:table-cell>
          <table:table-cell table:formula="of:=[.AN112]&amp;IF(ISBLANK([.O112]);&quot;&quot;;&quot;/&quot;&amp;[.O112])" office:value-type="string" office:string-value="PG14/I2C1_SCL" calcext:value-type="string">
            <text:p>PG14/I2C1_SCL</text:p>
          </table:table-cell>
          <table:table-cell table:formula="of:=[.AO112]&amp;IF(ISBLANK([.P112]);&quot;&quot;;&quot;/&quot;&amp;[.P112])" office:value-type="string" office:string-value="PG14/I2C1_SCL/FMC_A25" calcext:value-type="string">
            <text:p>PG14/I2C1_SCL/FMC_A25</text:p>
          </table:table-cell>
          <table:table-cell table:formula="of:=[.AP112]&amp;IF(ISBLANK([.Q112]);&quot;&quot;;&quot;/&quot;&amp;[.Q112])" office:value-type="string" office:string-value="PG14/I2C1_SCL/FMC_A25" calcext:value-type="string">
            <text:p>PG14/I2C1_SCL/FMC_A25</text:p>
          </table:table-cell>
          <table:table-cell table:formula="of:=[.AQ112]&amp;IF(ISBLANK([.R112]);&quot;&quot;;&quot;/&quot;&amp;[.R112])" office:value-type="string" office:string-value="PG14/I2C1_SCL/FMC_A25" calcext:value-type="string">
            <text:p>PG14/I2C1_SCL/FMC_A25</text:p>
          </table:table-cell>
          <table:table-cell table:formula="of:=[.AR112]&amp;IF(ISBLANK([.S112]);&quot;&quot;;&quot;/&quot;&amp;[.S112])" office:value-type="string" office:string-value="PG14/I2C1_SCL/FMC_A25" calcext:value-type="string">
            <text:p>PG14/I2C1_SCL/FMC_A25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5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table:number-columns-repeated="2"/>
          <table:table-cell office:value-type="string" calcext:value-type="string">
            <text:p>I2C1_SMBA</text:p>
          </table:table-cell>
          <table:table-cell table:number-columns-repeated="19"/>
          <table:table-cell table:formula="of:=[.B113]" office:value-type="string" office:string-value="PG15" calcext:value-type="string">
            <text:p>PG15</text:p>
          </table:table-cell>
          <table:table-cell table:formula="of:=[.AB113]&amp;IF(ISBLANK([.C113]);&quot;&quot;;&quot;/&quot;&amp;[.C113])" office:value-type="string" office:string-value="PG15" calcext:value-type="string">
            <text:p>PG15</text:p>
          </table:table-cell>
          <table:table-cell table:formula="of:=[.AC113]&amp;IF(ISBLANK([.D113]);&quot;&quot;;&quot;/&quot;&amp;[.D113])" office:value-type="string" office:string-value="PG15" calcext:value-type="string">
            <text:p>PG15</text:p>
          </table:table-cell>
          <table:table-cell table:formula="of:=[.AD113]&amp;IF(ISBLANK([.E113]);&quot;&quot;;&quot;/&quot;&amp;[.E113])" office:value-type="string" office:string-value="PG15/LPTIM1_OUT" calcext:value-type="string">
            <text:p>PG15/LPTIM1_OUT</text:p>
          </table:table-cell>
          <table:table-cell table:formula="of:=[.AE113]&amp;IF(ISBLANK([.F113]);&quot;&quot;;&quot;/&quot;&amp;[.F113])" office:value-type="string" office:string-value="PG15/LPTIM1_OUT" calcext:value-type="string">
            <text:p>PG15/LPTIM1_OUT</text:p>
          </table:table-cell>
          <table:table-cell table:formula="of:=[.AF113]&amp;IF(ISBLANK([.G113]);&quot;&quot;;&quot;/&quot;&amp;[.G113])" office:value-type="string" office:string-value="PG15/LPTIM1_OUT" calcext:value-type="string">
            <text:p>PG15/LPTIM1_OUT</text:p>
          </table:table-cell>
          <table:table-cell table:formula="of:=[.AG113]&amp;IF(ISBLANK([.H113]);&quot;&quot;;&quot;/&quot;&amp;[.H113])" office:value-type="string" office:string-value="PG15/LPTIM1_OUT/I2C1_SMBA" calcext:value-type="string">
            <text:p>PG15/LPTIM1_OUT/I2C1_SMBA</text:p>
          </table:table-cell>
          <table:table-cell table:formula="of:=[.AH113]&amp;IF(ISBLANK([.I113]);&quot;&quot;;&quot;/&quot;&amp;[.I113])" office:value-type="string" office:string-value="PG15/LPTIM1_OUT/I2C1_SMBA" calcext:value-type="string">
            <text:p>PG15/LPTIM1_OUT/I2C1_SMBA</text:p>
          </table:table-cell>
          <table:table-cell table:formula="of:=[.AI113]&amp;IF(ISBLANK([.J113]);&quot;&quot;;&quot;/&quot;&amp;[.J113])" office:value-type="string" office:string-value="PG15/LPTIM1_OUT/I2C1_SMBA" calcext:value-type="string">
            <text:p>PG15/LPTIM1_OUT/I2C1_SMBA</text:p>
          </table:table-cell>
          <table:table-cell table:formula="of:=[.AJ113]&amp;IF(ISBLANK([.K113]);&quot;&quot;;&quot;/&quot;&amp;[.K113])" office:value-type="string" office:string-value="PG15/LPTIM1_OUT/I2C1_SMBA" calcext:value-type="string">
            <text:p>PG15/LPTIM1_OUT/I2C1_SMBA</text:p>
          </table:table-cell>
          <table:table-cell table:formula="of:=[.AK113]&amp;IF(ISBLANK([.L113]);&quot;&quot;;&quot;/&quot;&amp;[.L113])" office:value-type="string" office:string-value="PG15/LPTIM1_OUT/I2C1_SMBA" calcext:value-type="string">
            <text:p>PG15/LPTIM1_OUT/I2C1_SMBA</text:p>
          </table:table-cell>
          <table:table-cell table:formula="of:=[.AL113]&amp;IF(ISBLANK([.M113]);&quot;&quot;;&quot;/&quot;&amp;[.M113])" office:value-type="string" office:string-value="PG15/LPTIM1_OUT/I2C1_SMBA" calcext:value-type="string">
            <text:p>PG15/LPTIM1_OUT/I2C1_SMBA</text:p>
          </table:table-cell>
          <table:table-cell table:formula="of:=[.AM113]&amp;IF(ISBLANK([.N113]);&quot;&quot;;&quot;/&quot;&amp;[.N113])" office:value-type="string" office:string-value="PG15/LPTIM1_OUT/I2C1_SMBA" calcext:value-type="string">
            <text:p>PG15/LPTIM1_OUT/I2C1_SMBA</text:p>
          </table:table-cell>
          <table:table-cell table:formula="of:=[.AN113]&amp;IF(ISBLANK([.O113]);&quot;&quot;;&quot;/&quot;&amp;[.O113])" office:value-type="string" office:string-value="PG15/LPTIM1_OUT/I2C1_SMBA" calcext:value-type="string">
            <text:p>PG15/LPTIM1_OUT/I2C1_SMBA</text:p>
          </table:table-cell>
          <table:table-cell table:formula="of:=[.AO113]&amp;IF(ISBLANK([.P113]);&quot;&quot;;&quot;/&quot;&amp;[.P113])" office:value-type="string" office:string-value="PG15/LPTIM1_OUT/I2C1_SMBA" calcext:value-type="string">
            <text:p>PG15/LPTIM1_OUT/I2C1_SMBA</text:p>
          </table:table-cell>
          <table:table-cell table:formula="of:=[.AP113]&amp;IF(ISBLANK([.Q113]);&quot;&quot;;&quot;/&quot;&amp;[.Q113])" office:value-type="string" office:string-value="PG15/LPTIM1_OUT/I2C1_SMBA" calcext:value-type="string">
            <text:p>PG15/LPTIM1_OUT/I2C1_SMBA</text:p>
          </table:table-cell>
          <table:table-cell table:formula="of:=[.AQ113]&amp;IF(ISBLANK([.R113]);&quot;&quot;;&quot;/&quot;&amp;[.R113])" office:value-type="string" office:string-value="PG15/LPTIM1_OUT/I2C1_SMBA" calcext:value-type="string">
            <text:p>PG15/LPTIM1_OUT/I2C1_SMBA</text:p>
          </table:table-cell>
          <table:table-cell table:formula="of:=[.AR113]&amp;IF(ISBLANK([.S113]);&quot;&quot;;&quot;/&quot;&amp;[.S113])" office:value-type="string" office:string-value="PG15/LPTIM1_OUT/I2C1_SMBA" calcext:value-type="string">
            <text:p>PG15/LPTIM1_OUT/I2C1_SMBA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OSC_IN</text:p>
          </table:table-cell>
          <table:table-cell table:number-columns-repeated="24"/>
          <table:table-cell table:formula="of:=[.B114]" office:value-type="string" office:string-value="PH0" calcext:value-type="string">
            <text:p>PH0</text:p>
          </table:table-cell>
          <table:table-cell table:formula="of:=[.AB114]&amp;IF(ISBLANK([.C114]);&quot;&quot;;&quot;/&quot;&amp;[.C114])" office:value-type="string" office:string-value="PH0/OSC_IN" calcext:value-type="string">
            <text:p>PH0/OSC_IN</text:p>
          </table:table-cell>
          <table:table-cell table:formula="of:=[.AC114]&amp;IF(ISBLANK([.D114]);&quot;&quot;;&quot;/&quot;&amp;[.D114])" office:value-type="string" office:string-value="PH0/OSC_IN" calcext:value-type="string">
            <text:p>PH0/OSC_IN</text:p>
          </table:table-cell>
          <table:table-cell table:formula="of:=[.AD114]&amp;IF(ISBLANK([.E114]);&quot;&quot;;&quot;/&quot;&amp;[.E114])" office:value-type="string" office:string-value="PH0/OSC_IN" calcext:value-type="string">
            <text:p>PH0/OSC_IN</text:p>
          </table:table-cell>
          <table:table-cell table:formula="of:=[.AE114]&amp;IF(ISBLANK([.F114]);&quot;&quot;;&quot;/&quot;&amp;[.F114])" office:value-type="string" office:string-value="PH0/OSC_IN" calcext:value-type="string">
            <text:p>PH0/OSC_IN</text:p>
          </table:table-cell>
          <table:table-cell table:formula="of:=[.AF114]&amp;IF(ISBLANK([.G114]);&quot;&quot;;&quot;/&quot;&amp;[.G114])" office:value-type="string" office:string-value="PH0/OSC_IN" calcext:value-type="string">
            <text:p>PH0/OSC_IN</text:p>
          </table:table-cell>
          <table:table-cell table:formula="of:=[.AG114]&amp;IF(ISBLANK([.H114]);&quot;&quot;;&quot;/&quot;&amp;[.H114])" office:value-type="string" office:string-value="PH0/OSC_IN" calcext:value-type="string">
            <text:p>PH0/OSC_IN</text:p>
          </table:table-cell>
          <table:table-cell table:formula="of:=[.AH114]&amp;IF(ISBLANK([.I114]);&quot;&quot;;&quot;/&quot;&amp;[.I114])" office:value-type="string" office:string-value="PH0/OSC_IN" calcext:value-type="string">
            <text:p>PH0/OSC_IN</text:p>
          </table:table-cell>
          <table:table-cell table:formula="of:=[.AI114]&amp;IF(ISBLANK([.J114]);&quot;&quot;;&quot;/&quot;&amp;[.J114])" office:value-type="string" office:string-value="PH0/OSC_IN" calcext:value-type="string">
            <text:p>PH0/OSC_IN</text:p>
          </table:table-cell>
          <table:table-cell table:formula="of:=[.AJ114]&amp;IF(ISBLANK([.K114]);&quot;&quot;;&quot;/&quot;&amp;[.K114])" office:value-type="string" office:string-value="PH0/OSC_IN" calcext:value-type="string">
            <text:p>PH0/OSC_IN</text:p>
          </table:table-cell>
          <table:table-cell table:formula="of:=[.AK114]&amp;IF(ISBLANK([.L114]);&quot;&quot;;&quot;/&quot;&amp;[.L114])" office:value-type="string" office:string-value="PH0/OSC_IN" calcext:value-type="string">
            <text:p>PH0/OSC_IN</text:p>
          </table:table-cell>
          <table:table-cell table:formula="of:=[.AL114]&amp;IF(ISBLANK([.M114]);&quot;&quot;;&quot;/&quot;&amp;[.M114])" office:value-type="string" office:string-value="PH0/OSC_IN" calcext:value-type="string">
            <text:p>PH0/OSC_IN</text:p>
          </table:table-cell>
          <table:table-cell table:formula="of:=[.AM114]&amp;IF(ISBLANK([.N114]);&quot;&quot;;&quot;/&quot;&amp;[.N114])" office:value-type="string" office:string-value="PH0/OSC_IN" calcext:value-type="string">
            <text:p>PH0/OSC_IN</text:p>
          </table:table-cell>
          <table:table-cell table:formula="of:=[.AN114]&amp;IF(ISBLANK([.O114]);&quot;&quot;;&quot;/&quot;&amp;[.O114])" office:value-type="string" office:string-value="PH0/OSC_IN" calcext:value-type="string">
            <text:p>PH0/OSC_IN</text:p>
          </table:table-cell>
          <table:table-cell table:formula="of:=[.AO114]&amp;IF(ISBLANK([.P114]);&quot;&quot;;&quot;/&quot;&amp;[.P114])" office:value-type="string" office:string-value="PH0/OSC_IN" calcext:value-type="string">
            <text:p>PH0/OSC_IN</text:p>
          </table:table-cell>
          <table:table-cell table:formula="of:=[.AP114]&amp;IF(ISBLANK([.Q114]);&quot;&quot;;&quot;/&quot;&amp;[.Q114])" office:value-type="string" office:string-value="PH0/OSC_IN" calcext:value-type="string">
            <text:p>PH0/OSC_IN</text:p>
          </table:table-cell>
          <table:table-cell table:formula="of:=[.AQ114]&amp;IF(ISBLANK([.R114]);&quot;&quot;;&quot;/&quot;&amp;[.R114])" office:value-type="string" office:string-value="PH0/OSC_IN" calcext:value-type="string">
            <text:p>PH0/OSC_IN</text:p>
          </table:table-cell>
          <table:table-cell table:formula="of:=[.AR114]&amp;IF(ISBLANK([.S114]);&quot;&quot;;&quot;/&quot;&amp;[.S114])" office:value-type="string" office:string-value="PH0/OSC_IN" calcext:value-type="string">
            <text:p>PH0/OSC_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OSC_OUT</text:p>
          </table:table-cell>
          <table:table-cell table:number-columns-repeated="24"/>
          <table:table-cell table:formula="of:=[.B115]" office:value-type="string" office:string-value="PH1" calcext:value-type="string">
            <text:p>PH1</text:p>
          </table:table-cell>
          <table:table-cell table:formula="of:=[.AB115]&amp;IF(ISBLANK([.C115]);&quot;&quot;;&quot;/&quot;&amp;[.C115])" office:value-type="string" office:string-value="PH1/OSC_OUT" calcext:value-type="string">
            <text:p>PH1/OSC_OUT</text:p>
          </table:table-cell>
          <table:table-cell table:formula="of:=[.AC115]&amp;IF(ISBLANK([.D115]);&quot;&quot;;&quot;/&quot;&amp;[.D115])" office:value-type="string" office:string-value="PH1/OSC_OUT" calcext:value-type="string">
            <text:p>PH1/OSC_OUT</text:p>
          </table:table-cell>
          <table:table-cell table:formula="of:=[.AD115]&amp;IF(ISBLANK([.E115]);&quot;&quot;;&quot;/&quot;&amp;[.E115])" office:value-type="string" office:string-value="PH1/OSC_OUT" calcext:value-type="string">
            <text:p>PH1/OSC_OUT</text:p>
          </table:table-cell>
          <table:table-cell table:formula="of:=[.AE115]&amp;IF(ISBLANK([.F115]);&quot;&quot;;&quot;/&quot;&amp;[.F115])" office:value-type="string" office:string-value="PH1/OSC_OUT" calcext:value-type="string">
            <text:p>PH1/OSC_OUT</text:p>
          </table:table-cell>
          <table:table-cell table:formula="of:=[.AF115]&amp;IF(ISBLANK([.G115]);&quot;&quot;;&quot;/&quot;&amp;[.G115])" office:value-type="string" office:string-value="PH1/OSC_OUT" calcext:value-type="string">
            <text:p>PH1/OSC_OUT</text:p>
          </table:table-cell>
          <table:table-cell table:formula="of:=[.AG115]&amp;IF(ISBLANK([.H115]);&quot;&quot;;&quot;/&quot;&amp;[.H115])" office:value-type="string" office:string-value="PH1/OSC_OUT" calcext:value-type="string">
            <text:p>PH1/OSC_OUT</text:p>
          </table:table-cell>
          <table:table-cell table:formula="of:=[.AH115]&amp;IF(ISBLANK([.I115]);&quot;&quot;;&quot;/&quot;&amp;[.I115])" office:value-type="string" office:string-value="PH1/OSC_OUT" calcext:value-type="string">
            <text:p>PH1/OSC_OUT</text:p>
          </table:table-cell>
          <table:table-cell table:formula="of:=[.AI115]&amp;IF(ISBLANK([.J115]);&quot;&quot;;&quot;/&quot;&amp;[.J115])" office:value-type="string" office:string-value="PH1/OSC_OUT" calcext:value-type="string">
            <text:p>PH1/OSC_OUT</text:p>
          </table:table-cell>
          <table:table-cell table:formula="of:=[.AJ115]&amp;IF(ISBLANK([.K115]);&quot;&quot;;&quot;/&quot;&amp;[.K115])" office:value-type="string" office:string-value="PH1/OSC_OUT" calcext:value-type="string">
            <text:p>PH1/OSC_OUT</text:p>
          </table:table-cell>
          <table:table-cell table:formula="of:=[.AK115]&amp;IF(ISBLANK([.L115]);&quot;&quot;;&quot;/&quot;&amp;[.L115])" office:value-type="string" office:string-value="PH1/OSC_OUT" calcext:value-type="string">
            <text:p>PH1/OSC_OUT</text:p>
          </table:table-cell>
          <table:table-cell table:formula="of:=[.AL115]&amp;IF(ISBLANK([.M115]);&quot;&quot;;&quot;/&quot;&amp;[.M115])" office:value-type="string" office:string-value="PH1/OSC_OUT" calcext:value-type="string">
            <text:p>PH1/OSC_OUT</text:p>
          </table:table-cell>
          <table:table-cell table:formula="of:=[.AM115]&amp;IF(ISBLANK([.N115]);&quot;&quot;;&quot;/&quot;&amp;[.N115])" office:value-type="string" office:string-value="PH1/OSC_OUT" calcext:value-type="string">
            <text:p>PH1/OSC_OUT</text:p>
          </table:table-cell>
          <table:table-cell table:formula="of:=[.AN115]&amp;IF(ISBLANK([.O115]);&quot;&quot;;&quot;/&quot;&amp;[.O115])" office:value-type="string" office:string-value="PH1/OSC_OUT" calcext:value-type="string">
            <text:p>PH1/OSC_OUT</text:p>
          </table:table-cell>
          <table:table-cell table:formula="of:=[.AO115]&amp;IF(ISBLANK([.P115]);&quot;&quot;;&quot;/&quot;&amp;[.P115])" office:value-type="string" office:string-value="PH1/OSC_OUT" calcext:value-type="string">
            <text:p>PH1/OSC_OUT</text:p>
          </table:table-cell>
          <table:table-cell table:formula="of:=[.AP115]&amp;IF(ISBLANK([.Q115]);&quot;&quot;;&quot;/&quot;&amp;[.Q115])" office:value-type="string" office:string-value="PH1/OSC_OUT" calcext:value-type="string">
            <text:p>PH1/OSC_OUT</text:p>
          </table:table-cell>
          <table:table-cell table:formula="of:=[.AQ115]&amp;IF(ISBLANK([.R115]);&quot;&quot;;&quot;/&quot;&amp;[.R115])" office:value-type="string" office:string-value="PH1/OSC_OUT" calcext:value-type="string">
            <text:p>PH1/OSC_OUT</text:p>
          </table:table-cell>
          <table:table-cell table:formula="of:=[.AR115]&amp;IF(ISBLANK([.S115]);&quot;&quot;;&quot;/&quot;&amp;[.S115])" office:value-type="string" office:string-value="PH1/OSC_OUT" calcext:value-type="string">
            <text:p>PH1/OSC_OUT</text:p>
          </table:table-cell>
        </table:table-row>
        <table:table-row table:style-name="ro1">
          <table:table-cell table:number-columns-repeated="27"/>
          <table:table-cell table:formula="of:=[.B116]" office:value-type="float" office:value="0" calcext:value-type="float">
            <text:p>0</text:p>
          </table:table-cell>
          <table:table-cell table:formula="of:=[.AB116]&amp;IF(ISBLANK([.C116]);&quot;&quot;;&quot;/&quot;&amp;[.C116])" office:value-type="string" office:string-value="0" calcext:value-type="string">
            <text:p>0</text:p>
          </table:table-cell>
          <table:table-cell table:formula="of:=[.AC116]&amp;IF(ISBLANK([.D116]);&quot;&quot;;&quot;/&quot;&amp;[.D116])" office:value-type="string" office:string-value="0" calcext:value-type="string">
            <text:p>0</text:p>
          </table:table-cell>
          <table:table-cell table:formula="of:=[.AD116]&amp;IF(ISBLANK([.E116]);&quot;&quot;;&quot;/&quot;&amp;[.E116])" office:value-type="string" office:string-value="0" calcext:value-type="string">
            <text:p>0</text:p>
          </table:table-cell>
          <table:table-cell table:formula="of:=[.AE116]&amp;IF(ISBLANK([.F116]);&quot;&quot;;&quot;/&quot;&amp;[.F116])" office:value-type="string" office:string-value="0" calcext:value-type="string">
            <text:p>0</text:p>
          </table:table-cell>
          <table:table-cell table:formula="of:=[.AF116]&amp;IF(ISBLANK([.G116]);&quot;&quot;;&quot;/&quot;&amp;[.G116])" office:value-type="string" office:string-value="0" calcext:value-type="string">
            <text:p>0</text:p>
          </table:table-cell>
          <table:table-cell table:formula="of:=[.AG116]&amp;IF(ISBLANK([.H116]);&quot;&quot;;&quot;/&quot;&amp;[.H116])" office:value-type="string" office:string-value="0" calcext:value-type="string">
            <text:p>0</text:p>
          </table:table-cell>
          <table:table-cell table:formula="of:=[.AH116]&amp;IF(ISBLANK([.I116]);&quot;&quot;;&quot;/&quot;&amp;[.I116])" office:value-type="string" office:string-value="0" calcext:value-type="string">
            <text:p>0</text:p>
          </table:table-cell>
          <table:table-cell table:formula="of:=[.AI116]&amp;IF(ISBLANK([.J116]);&quot;&quot;;&quot;/&quot;&amp;[.J116])" office:value-type="string" office:string-value="0" calcext:value-type="string">
            <text:p>0</text:p>
          </table:table-cell>
          <table:table-cell table:formula="of:=[.AJ116]&amp;IF(ISBLANK([.K116]);&quot;&quot;;&quot;/&quot;&amp;[.K116])" office:value-type="string" office:string-value="0" calcext:value-type="string">
            <text:p>0</text:p>
          </table:table-cell>
          <table:table-cell table:formula="of:=[.AK116]&amp;IF(ISBLANK([.L116]);&quot;&quot;;&quot;/&quot;&amp;[.L116])" office:value-type="string" office:string-value="0" calcext:value-type="string">
            <text:p>0</text:p>
          </table:table-cell>
          <table:table-cell table:formula="of:=[.AL116]&amp;IF(ISBLANK([.M116]);&quot;&quot;;&quot;/&quot;&amp;[.M116])" office:value-type="string" office:string-value="0" calcext:value-type="string">
            <text:p>0</text:p>
          </table:table-cell>
          <table:table-cell table:formula="of:=[.AM116]&amp;IF(ISBLANK([.N116]);&quot;&quot;;&quot;/&quot;&amp;[.N116])" office:value-type="string" office:string-value="0" calcext:value-type="string">
            <text:p>0</text:p>
          </table:table-cell>
          <table:table-cell table:formula="of:=[.AN116]&amp;IF(ISBLANK([.O116]);&quot;&quot;;&quot;/&quot;&amp;[.O116])" office:value-type="string" office:string-value="0" calcext:value-type="string">
            <text:p>0</text:p>
          </table:table-cell>
          <table:table-cell table:formula="of:=[.AO116]&amp;IF(ISBLANK([.P116]);&quot;&quot;;&quot;/&quot;&amp;[.P116])" office:value-type="string" office:string-value="0" calcext:value-type="string">
            <text:p>0</text:p>
          </table:table-cell>
          <table:table-cell table:formula="of:=[.AP116]&amp;IF(ISBLANK([.Q116]);&quot;&quot;;&quot;/&quot;&amp;[.Q116])" office:value-type="string" office:string-value="0" calcext:value-type="string">
            <text:p>0</text:p>
          </table:table-cell>
          <table:table-cell table:formula="of:=[.AQ116]&amp;IF(ISBLANK([.R116]);&quot;&quot;;&quot;/&quot;&amp;[.R116])" office:value-type="string" office:string-value="0" calcext:value-type="string">
            <text:p>0</text:p>
          </table:table-cell>
          <table:table-cell table:formula="of:=[.AR116]&amp;IF(ISBLANK([.S116]);&quot;&quot;;&quot;/&quot;&amp;[.S11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17]" office:value-type="float" office:value="0" calcext:value-type="float">
            <text:p>0</text:p>
          </table:table-cell>
          <table:table-cell table:formula="of:=[.AB117]&amp;IF(ISBLANK([.C117]);&quot;&quot;;&quot;/&quot;&amp;[.C117])" office:value-type="string" office:string-value="0" calcext:value-type="string">
            <text:p>0</text:p>
          </table:table-cell>
          <table:table-cell table:formula="of:=[.AC117]&amp;IF(ISBLANK([.D117]);&quot;&quot;;&quot;/&quot;&amp;[.D117])" office:value-type="string" office:string-value="0" calcext:value-type="string">
            <text:p>0</text:p>
          </table:table-cell>
          <table:table-cell table:formula="of:=[.AD117]&amp;IF(ISBLANK([.E117]);&quot;&quot;;&quot;/&quot;&amp;[.E117])" office:value-type="string" office:string-value="0" calcext:value-type="string">
            <text:p>0</text:p>
          </table:table-cell>
          <table:table-cell table:formula="of:=[.AE117]&amp;IF(ISBLANK([.F117]);&quot;&quot;;&quot;/&quot;&amp;[.F117])" office:value-type="string" office:string-value="0" calcext:value-type="string">
            <text:p>0</text:p>
          </table:table-cell>
          <table:table-cell table:formula="of:=[.AF117]&amp;IF(ISBLANK([.G117]);&quot;&quot;;&quot;/&quot;&amp;[.G117])" office:value-type="string" office:string-value="0" calcext:value-type="string">
            <text:p>0</text:p>
          </table:table-cell>
          <table:table-cell table:formula="of:=[.AG117]&amp;IF(ISBLANK([.H117]);&quot;&quot;;&quot;/&quot;&amp;[.H117])" office:value-type="string" office:string-value="0" calcext:value-type="string">
            <text:p>0</text:p>
          </table:table-cell>
          <table:table-cell table:formula="of:=[.AH117]&amp;IF(ISBLANK([.I117]);&quot;&quot;;&quot;/&quot;&amp;[.I117])" office:value-type="string" office:string-value="0" calcext:value-type="string">
            <text:p>0</text:p>
          </table:table-cell>
          <table:table-cell table:formula="of:=[.AI117]&amp;IF(ISBLANK([.J117]);&quot;&quot;;&quot;/&quot;&amp;[.J117])" office:value-type="string" office:string-value="0" calcext:value-type="string">
            <text:p>0</text:p>
          </table:table-cell>
          <table:table-cell table:formula="of:=[.AJ117]&amp;IF(ISBLANK([.K117]);&quot;&quot;;&quot;/&quot;&amp;[.K117])" office:value-type="string" office:string-value="0" calcext:value-type="string">
            <text:p>0</text:p>
          </table:table-cell>
          <table:table-cell table:formula="of:=[.AK117]&amp;IF(ISBLANK([.L117]);&quot;&quot;;&quot;/&quot;&amp;[.L117])" office:value-type="string" office:string-value="0" calcext:value-type="string">
            <text:p>0</text:p>
          </table:table-cell>
          <table:table-cell table:formula="of:=[.AL117]&amp;IF(ISBLANK([.M117]);&quot;&quot;;&quot;/&quot;&amp;[.M117])" office:value-type="string" office:string-value="0" calcext:value-type="string">
            <text:p>0</text:p>
          </table:table-cell>
          <table:table-cell table:formula="of:=[.AM117]&amp;IF(ISBLANK([.N117]);&quot;&quot;;&quot;/&quot;&amp;[.N117])" office:value-type="string" office:string-value="0" calcext:value-type="string">
            <text:p>0</text:p>
          </table:table-cell>
          <table:table-cell table:formula="of:=[.AN117]&amp;IF(ISBLANK([.O117]);&quot;&quot;;&quot;/&quot;&amp;[.O117])" office:value-type="string" office:string-value="0" calcext:value-type="string">
            <text:p>0</text:p>
          </table:table-cell>
          <table:table-cell table:formula="of:=[.AO117]&amp;IF(ISBLANK([.P117]);&quot;&quot;;&quot;/&quot;&amp;[.P117])" office:value-type="string" office:string-value="0" calcext:value-type="string">
            <text:p>0</text:p>
          </table:table-cell>
          <table:table-cell table:formula="of:=[.AP117]&amp;IF(ISBLANK([.Q117]);&quot;&quot;;&quot;/&quot;&amp;[.Q117])" office:value-type="string" office:string-value="0" calcext:value-type="string">
            <text:p>0</text:p>
          </table:table-cell>
          <table:table-cell table:formula="of:=[.AQ117]&amp;IF(ISBLANK([.R117]);&quot;&quot;;&quot;/&quot;&amp;[.R117])" office:value-type="string" office:string-value="0" calcext:value-type="string">
            <text:p>0</text:p>
          </table:table-cell>
          <table:table-cell table:formula="of:=[.AR117]&amp;IF(ISBLANK([.S117]);&quot;&quot;;&quot;/&quot;&amp;[.S11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18]" office:value-type="float" office:value="0" calcext:value-type="float">
            <text:p>0</text:p>
          </table:table-cell>
          <table:table-cell table:formula="of:=[.AB118]&amp;IF(ISBLANK([.C118]);&quot;&quot;;&quot;/&quot;&amp;[.C118])" office:value-type="string" office:string-value="0" calcext:value-type="string">
            <text:p>0</text:p>
          </table:table-cell>
          <table:table-cell table:formula="of:=[.AC118]&amp;IF(ISBLANK([.D118]);&quot;&quot;;&quot;/&quot;&amp;[.D118])" office:value-type="string" office:string-value="0" calcext:value-type="string">
            <text:p>0</text:p>
          </table:table-cell>
          <table:table-cell table:formula="of:=[.AD118]&amp;IF(ISBLANK([.E118]);&quot;&quot;;&quot;/&quot;&amp;[.E118])" office:value-type="string" office:string-value="0" calcext:value-type="string">
            <text:p>0</text:p>
          </table:table-cell>
          <table:table-cell table:formula="of:=[.AE118]&amp;IF(ISBLANK([.F118]);&quot;&quot;;&quot;/&quot;&amp;[.F118])" office:value-type="string" office:string-value="0" calcext:value-type="string">
            <text:p>0</text:p>
          </table:table-cell>
          <table:table-cell table:formula="of:=[.AF118]&amp;IF(ISBLANK([.G118]);&quot;&quot;;&quot;/&quot;&amp;[.G118])" office:value-type="string" office:string-value="0" calcext:value-type="string">
            <text:p>0</text:p>
          </table:table-cell>
          <table:table-cell table:formula="of:=[.AG118]&amp;IF(ISBLANK([.H118]);&quot;&quot;;&quot;/&quot;&amp;[.H118])" office:value-type="string" office:string-value="0" calcext:value-type="string">
            <text:p>0</text:p>
          </table:table-cell>
          <table:table-cell table:formula="of:=[.AH118]&amp;IF(ISBLANK([.I118]);&quot;&quot;;&quot;/&quot;&amp;[.I118])" office:value-type="string" office:string-value="0" calcext:value-type="string">
            <text:p>0</text:p>
          </table:table-cell>
          <table:table-cell table:formula="of:=[.AI118]&amp;IF(ISBLANK([.J118]);&quot;&quot;;&quot;/&quot;&amp;[.J118])" office:value-type="string" office:string-value="0" calcext:value-type="string">
            <text:p>0</text:p>
          </table:table-cell>
          <table:table-cell table:formula="of:=[.AJ118]&amp;IF(ISBLANK([.K118]);&quot;&quot;;&quot;/&quot;&amp;[.K118])" office:value-type="string" office:string-value="0" calcext:value-type="string">
            <text:p>0</text:p>
          </table:table-cell>
          <table:table-cell table:formula="of:=[.AK118]&amp;IF(ISBLANK([.L118]);&quot;&quot;;&quot;/&quot;&amp;[.L118])" office:value-type="string" office:string-value="0" calcext:value-type="string">
            <text:p>0</text:p>
          </table:table-cell>
          <table:table-cell table:formula="of:=[.AL118]&amp;IF(ISBLANK([.M118]);&quot;&quot;;&quot;/&quot;&amp;[.M118])" office:value-type="string" office:string-value="0" calcext:value-type="string">
            <text:p>0</text:p>
          </table:table-cell>
          <table:table-cell table:formula="of:=[.AM118]&amp;IF(ISBLANK([.N118]);&quot;&quot;;&quot;/&quot;&amp;[.N118])" office:value-type="string" office:string-value="0" calcext:value-type="string">
            <text:p>0</text:p>
          </table:table-cell>
          <table:table-cell table:formula="of:=[.AN118]&amp;IF(ISBLANK([.O118]);&quot;&quot;;&quot;/&quot;&amp;[.O118])" office:value-type="string" office:string-value="0" calcext:value-type="string">
            <text:p>0</text:p>
          </table:table-cell>
          <table:table-cell table:formula="of:=[.AO118]&amp;IF(ISBLANK([.P118]);&quot;&quot;;&quot;/&quot;&amp;[.P118])" office:value-type="string" office:string-value="0" calcext:value-type="string">
            <text:p>0</text:p>
          </table:table-cell>
          <table:table-cell table:formula="of:=[.AP118]&amp;IF(ISBLANK([.Q118]);&quot;&quot;;&quot;/&quot;&amp;[.Q118])" office:value-type="string" office:string-value="0" calcext:value-type="string">
            <text:p>0</text:p>
          </table:table-cell>
          <table:table-cell table:formula="of:=[.AQ118]&amp;IF(ISBLANK([.R118]);&quot;&quot;;&quot;/&quot;&amp;[.R118])" office:value-type="string" office:string-value="0" calcext:value-type="string">
            <text:p>0</text:p>
          </table:table-cell>
          <table:table-cell table:formula="of:=[.AR118]&amp;IF(ISBLANK([.S118]);&quot;&quot;;&quot;/&quot;&amp;[.S11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19]" office:value-type="float" office:value="0" calcext:value-type="float">
            <text:p>0</text:p>
          </table:table-cell>
          <table:table-cell table:formula="of:=[.AB119]&amp;IF(ISBLANK([.C119]);&quot;&quot;;&quot;/&quot;&amp;[.C119])" office:value-type="string" office:string-value="0" calcext:value-type="string">
            <text:p>0</text:p>
          </table:table-cell>
          <table:table-cell table:formula="of:=[.AC119]&amp;IF(ISBLANK([.D119]);&quot;&quot;;&quot;/&quot;&amp;[.D119])" office:value-type="string" office:string-value="0" calcext:value-type="string">
            <text:p>0</text:p>
          </table:table-cell>
          <table:table-cell table:formula="of:=[.AD119]&amp;IF(ISBLANK([.E119]);&quot;&quot;;&quot;/&quot;&amp;[.E119])" office:value-type="string" office:string-value="0" calcext:value-type="string">
            <text:p>0</text:p>
          </table:table-cell>
          <table:table-cell table:formula="of:=[.AE119]&amp;IF(ISBLANK([.F119]);&quot;&quot;;&quot;/&quot;&amp;[.F119])" office:value-type="string" office:string-value="0" calcext:value-type="string">
            <text:p>0</text:p>
          </table:table-cell>
          <table:table-cell table:formula="of:=[.AF119]&amp;IF(ISBLANK([.G119]);&quot;&quot;;&quot;/&quot;&amp;[.G119])" office:value-type="string" office:string-value="0" calcext:value-type="string">
            <text:p>0</text:p>
          </table:table-cell>
          <table:table-cell table:formula="of:=[.AG119]&amp;IF(ISBLANK([.H119]);&quot;&quot;;&quot;/&quot;&amp;[.H119])" office:value-type="string" office:string-value="0" calcext:value-type="string">
            <text:p>0</text:p>
          </table:table-cell>
          <table:table-cell table:formula="of:=[.AH119]&amp;IF(ISBLANK([.I119]);&quot;&quot;;&quot;/&quot;&amp;[.I119])" office:value-type="string" office:string-value="0" calcext:value-type="string">
            <text:p>0</text:p>
          </table:table-cell>
          <table:table-cell table:formula="of:=[.AI119]&amp;IF(ISBLANK([.J119]);&quot;&quot;;&quot;/&quot;&amp;[.J119])" office:value-type="string" office:string-value="0" calcext:value-type="string">
            <text:p>0</text:p>
          </table:table-cell>
          <table:table-cell table:formula="of:=[.AJ119]&amp;IF(ISBLANK([.K119]);&quot;&quot;;&quot;/&quot;&amp;[.K119])" office:value-type="string" office:string-value="0" calcext:value-type="string">
            <text:p>0</text:p>
          </table:table-cell>
          <table:table-cell table:formula="of:=[.AK119]&amp;IF(ISBLANK([.L119]);&quot;&quot;;&quot;/&quot;&amp;[.L119])" office:value-type="string" office:string-value="0" calcext:value-type="string">
            <text:p>0</text:p>
          </table:table-cell>
          <table:table-cell table:formula="of:=[.AL119]&amp;IF(ISBLANK([.M119]);&quot;&quot;;&quot;/&quot;&amp;[.M119])" office:value-type="string" office:string-value="0" calcext:value-type="string">
            <text:p>0</text:p>
          </table:table-cell>
          <table:table-cell table:formula="of:=[.AM119]&amp;IF(ISBLANK([.N119]);&quot;&quot;;&quot;/&quot;&amp;[.N119])" office:value-type="string" office:string-value="0" calcext:value-type="string">
            <text:p>0</text:p>
          </table:table-cell>
          <table:table-cell table:formula="of:=[.AN119]&amp;IF(ISBLANK([.O119]);&quot;&quot;;&quot;/&quot;&amp;[.O119])" office:value-type="string" office:string-value="0" calcext:value-type="string">
            <text:p>0</text:p>
          </table:table-cell>
          <table:table-cell table:formula="of:=[.AO119]&amp;IF(ISBLANK([.P119]);&quot;&quot;;&quot;/&quot;&amp;[.P119])" office:value-type="string" office:string-value="0" calcext:value-type="string">
            <text:p>0</text:p>
          </table:table-cell>
          <table:table-cell table:formula="of:=[.AP119]&amp;IF(ISBLANK([.Q119]);&quot;&quot;;&quot;/&quot;&amp;[.Q119])" office:value-type="string" office:string-value="0" calcext:value-type="string">
            <text:p>0</text:p>
          </table:table-cell>
          <table:table-cell table:formula="of:=[.AQ119]&amp;IF(ISBLANK([.R119]);&quot;&quot;;&quot;/&quot;&amp;[.R119])" office:value-type="string" office:string-value="0" calcext:value-type="string">
            <text:p>0</text:p>
          </table:table-cell>
          <table:table-cell table:formula="of:=[.AR119]&amp;IF(ISBLANK([.S119]);&quot;&quot;;&quot;/&quot;&amp;[.S11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0]" office:value-type="float" office:value="0" calcext:value-type="float">
            <text:p>0</text:p>
          </table:table-cell>
          <table:table-cell table:formula="of:=[.AB120]&amp;IF(ISBLANK([.C120]);&quot;&quot;;&quot;/&quot;&amp;[.C120])" office:value-type="string" office:string-value="0" calcext:value-type="string">
            <text:p>0</text:p>
          </table:table-cell>
          <table:table-cell table:formula="of:=[.AC120]&amp;IF(ISBLANK([.D120]);&quot;&quot;;&quot;/&quot;&amp;[.D120])" office:value-type="string" office:string-value="0" calcext:value-type="string">
            <text:p>0</text:p>
          </table:table-cell>
          <table:table-cell table:formula="of:=[.AD120]&amp;IF(ISBLANK([.E120]);&quot;&quot;;&quot;/&quot;&amp;[.E120])" office:value-type="string" office:string-value="0" calcext:value-type="string">
            <text:p>0</text:p>
          </table:table-cell>
          <table:table-cell table:formula="of:=[.AE120]&amp;IF(ISBLANK([.F120]);&quot;&quot;;&quot;/&quot;&amp;[.F120])" office:value-type="string" office:string-value="0" calcext:value-type="string">
            <text:p>0</text:p>
          </table:table-cell>
          <table:table-cell table:formula="of:=[.AF120]&amp;IF(ISBLANK([.G120]);&quot;&quot;;&quot;/&quot;&amp;[.G120])" office:value-type="string" office:string-value="0" calcext:value-type="string">
            <text:p>0</text:p>
          </table:table-cell>
          <table:table-cell table:formula="of:=[.AG120]&amp;IF(ISBLANK([.H120]);&quot;&quot;;&quot;/&quot;&amp;[.H120])" office:value-type="string" office:string-value="0" calcext:value-type="string">
            <text:p>0</text:p>
          </table:table-cell>
          <table:table-cell table:formula="of:=[.AH120]&amp;IF(ISBLANK([.I120]);&quot;&quot;;&quot;/&quot;&amp;[.I120])" office:value-type="string" office:string-value="0" calcext:value-type="string">
            <text:p>0</text:p>
          </table:table-cell>
          <table:table-cell table:formula="of:=[.AI120]&amp;IF(ISBLANK([.J120]);&quot;&quot;;&quot;/&quot;&amp;[.J120])" office:value-type="string" office:string-value="0" calcext:value-type="string">
            <text:p>0</text:p>
          </table:table-cell>
          <table:table-cell table:formula="of:=[.AJ120]&amp;IF(ISBLANK([.K120]);&quot;&quot;;&quot;/&quot;&amp;[.K120])" office:value-type="string" office:string-value="0" calcext:value-type="string">
            <text:p>0</text:p>
          </table:table-cell>
          <table:table-cell table:formula="of:=[.AK120]&amp;IF(ISBLANK([.L120]);&quot;&quot;;&quot;/&quot;&amp;[.L120])" office:value-type="string" office:string-value="0" calcext:value-type="string">
            <text:p>0</text:p>
          </table:table-cell>
          <table:table-cell table:formula="of:=[.AL120]&amp;IF(ISBLANK([.M120]);&quot;&quot;;&quot;/&quot;&amp;[.M120])" office:value-type="string" office:string-value="0" calcext:value-type="string">
            <text:p>0</text:p>
          </table:table-cell>
          <table:table-cell table:formula="of:=[.AM120]&amp;IF(ISBLANK([.N120]);&quot;&quot;;&quot;/&quot;&amp;[.N120])" office:value-type="string" office:string-value="0" calcext:value-type="string">
            <text:p>0</text:p>
          </table:table-cell>
          <table:table-cell table:formula="of:=[.AN120]&amp;IF(ISBLANK([.O120]);&quot;&quot;;&quot;/&quot;&amp;[.O120])" office:value-type="string" office:string-value="0" calcext:value-type="string">
            <text:p>0</text:p>
          </table:table-cell>
          <table:table-cell table:formula="of:=[.AO120]&amp;IF(ISBLANK([.P120]);&quot;&quot;;&quot;/&quot;&amp;[.P120])" office:value-type="string" office:string-value="0" calcext:value-type="string">
            <text:p>0</text:p>
          </table:table-cell>
          <table:table-cell table:formula="of:=[.AP120]&amp;IF(ISBLANK([.Q120]);&quot;&quot;;&quot;/&quot;&amp;[.Q120])" office:value-type="string" office:string-value="0" calcext:value-type="string">
            <text:p>0</text:p>
          </table:table-cell>
          <table:table-cell table:formula="of:=[.AQ120]&amp;IF(ISBLANK([.R120]);&quot;&quot;;&quot;/&quot;&amp;[.R120])" office:value-type="string" office:string-value="0" calcext:value-type="string">
            <text:p>0</text:p>
          </table:table-cell>
          <table:table-cell table:formula="of:=[.AR120]&amp;IF(ISBLANK([.S120]);&quot;&quot;;&quot;/&quot;&amp;[.S1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1]" office:value-type="float" office:value="0" calcext:value-type="float">
            <text:p>0</text:p>
          </table:table-cell>
          <table:table-cell table:formula="of:=[.AB121]&amp;IF(ISBLANK([.C121]);&quot;&quot;;&quot;/&quot;&amp;[.C121])" office:value-type="string" office:string-value="0" calcext:value-type="string">
            <text:p>0</text:p>
          </table:table-cell>
          <table:table-cell table:formula="of:=[.AC121]&amp;IF(ISBLANK([.D121]);&quot;&quot;;&quot;/&quot;&amp;[.D121])" office:value-type="string" office:string-value="0" calcext:value-type="string">
            <text:p>0</text:p>
          </table:table-cell>
          <table:table-cell table:formula="of:=[.AD121]&amp;IF(ISBLANK([.E121]);&quot;&quot;;&quot;/&quot;&amp;[.E121])" office:value-type="string" office:string-value="0" calcext:value-type="string">
            <text:p>0</text:p>
          </table:table-cell>
          <table:table-cell table:formula="of:=[.AE121]&amp;IF(ISBLANK([.F121]);&quot;&quot;;&quot;/&quot;&amp;[.F121])" office:value-type="string" office:string-value="0" calcext:value-type="string">
            <text:p>0</text:p>
          </table:table-cell>
          <table:table-cell table:formula="of:=[.AF121]&amp;IF(ISBLANK([.G121]);&quot;&quot;;&quot;/&quot;&amp;[.G121])" office:value-type="string" office:string-value="0" calcext:value-type="string">
            <text:p>0</text:p>
          </table:table-cell>
          <table:table-cell table:formula="of:=[.AG121]&amp;IF(ISBLANK([.H121]);&quot;&quot;;&quot;/&quot;&amp;[.H121])" office:value-type="string" office:string-value="0" calcext:value-type="string">
            <text:p>0</text:p>
          </table:table-cell>
          <table:table-cell table:formula="of:=[.AH121]&amp;IF(ISBLANK([.I121]);&quot;&quot;;&quot;/&quot;&amp;[.I121])" office:value-type="string" office:string-value="0" calcext:value-type="string">
            <text:p>0</text:p>
          </table:table-cell>
          <table:table-cell table:formula="of:=[.AI121]&amp;IF(ISBLANK([.J121]);&quot;&quot;;&quot;/&quot;&amp;[.J121])" office:value-type="string" office:string-value="0" calcext:value-type="string">
            <text:p>0</text:p>
          </table:table-cell>
          <table:table-cell table:formula="of:=[.AJ121]&amp;IF(ISBLANK([.K121]);&quot;&quot;;&quot;/&quot;&amp;[.K121])" office:value-type="string" office:string-value="0" calcext:value-type="string">
            <text:p>0</text:p>
          </table:table-cell>
          <table:table-cell table:formula="of:=[.AK121]&amp;IF(ISBLANK([.L121]);&quot;&quot;;&quot;/&quot;&amp;[.L121])" office:value-type="string" office:string-value="0" calcext:value-type="string">
            <text:p>0</text:p>
          </table:table-cell>
          <table:table-cell table:formula="of:=[.AL121]&amp;IF(ISBLANK([.M121]);&quot;&quot;;&quot;/&quot;&amp;[.M121])" office:value-type="string" office:string-value="0" calcext:value-type="string">
            <text:p>0</text:p>
          </table:table-cell>
          <table:table-cell table:formula="of:=[.AM121]&amp;IF(ISBLANK([.N121]);&quot;&quot;;&quot;/&quot;&amp;[.N121])" office:value-type="string" office:string-value="0" calcext:value-type="string">
            <text:p>0</text:p>
          </table:table-cell>
          <table:table-cell table:formula="of:=[.AN121]&amp;IF(ISBLANK([.O121]);&quot;&quot;;&quot;/&quot;&amp;[.O121])" office:value-type="string" office:string-value="0" calcext:value-type="string">
            <text:p>0</text:p>
          </table:table-cell>
          <table:table-cell table:formula="of:=[.AO121]&amp;IF(ISBLANK([.P121]);&quot;&quot;;&quot;/&quot;&amp;[.P121])" office:value-type="string" office:string-value="0" calcext:value-type="string">
            <text:p>0</text:p>
          </table:table-cell>
          <table:table-cell table:formula="of:=[.AP121]&amp;IF(ISBLANK([.Q121]);&quot;&quot;;&quot;/&quot;&amp;[.Q121])" office:value-type="string" office:string-value="0" calcext:value-type="string">
            <text:p>0</text:p>
          </table:table-cell>
          <table:table-cell table:formula="of:=[.AQ121]&amp;IF(ISBLANK([.R121]);&quot;&quot;;&quot;/&quot;&amp;[.R121])" office:value-type="string" office:string-value="0" calcext:value-type="string">
            <text:p>0</text:p>
          </table:table-cell>
          <table:table-cell table:formula="of:=[.AR121]&amp;IF(ISBLANK([.S121]);&quot;&quot;;&quot;/&quot;&amp;[.S1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2]" office:value-type="float" office:value="0" calcext:value-type="float">
            <text:p>0</text:p>
          </table:table-cell>
          <table:table-cell table:formula="of:=[.AB122]&amp;IF(ISBLANK([.C122]);&quot;&quot;;&quot;/&quot;&amp;[.C122])" office:value-type="string" office:string-value="0" calcext:value-type="string">
            <text:p>0</text:p>
          </table:table-cell>
          <table:table-cell table:formula="of:=[.AC122]&amp;IF(ISBLANK([.D122]);&quot;&quot;;&quot;/&quot;&amp;[.D122])" office:value-type="string" office:string-value="0" calcext:value-type="string">
            <text:p>0</text:p>
          </table:table-cell>
          <table:table-cell table:formula="of:=[.AD122]&amp;IF(ISBLANK([.E122]);&quot;&quot;;&quot;/&quot;&amp;[.E122])" office:value-type="string" office:string-value="0" calcext:value-type="string">
            <text:p>0</text:p>
          </table:table-cell>
          <table:table-cell table:formula="of:=[.AE122]&amp;IF(ISBLANK([.F122]);&quot;&quot;;&quot;/&quot;&amp;[.F122])" office:value-type="string" office:string-value="0" calcext:value-type="string">
            <text:p>0</text:p>
          </table:table-cell>
          <table:table-cell table:formula="of:=[.AF122]&amp;IF(ISBLANK([.G122]);&quot;&quot;;&quot;/&quot;&amp;[.G122])" office:value-type="string" office:string-value="0" calcext:value-type="string">
            <text:p>0</text:p>
          </table:table-cell>
          <table:table-cell table:formula="of:=[.AG122]&amp;IF(ISBLANK([.H122]);&quot;&quot;;&quot;/&quot;&amp;[.H122])" office:value-type="string" office:string-value="0" calcext:value-type="string">
            <text:p>0</text:p>
          </table:table-cell>
          <table:table-cell table:formula="of:=[.AH122]&amp;IF(ISBLANK([.I122]);&quot;&quot;;&quot;/&quot;&amp;[.I122])" office:value-type="string" office:string-value="0" calcext:value-type="string">
            <text:p>0</text:p>
          </table:table-cell>
          <table:table-cell table:formula="of:=[.AI122]&amp;IF(ISBLANK([.J122]);&quot;&quot;;&quot;/&quot;&amp;[.J122])" office:value-type="string" office:string-value="0" calcext:value-type="string">
            <text:p>0</text:p>
          </table:table-cell>
          <table:table-cell table:formula="of:=[.AJ122]&amp;IF(ISBLANK([.K122]);&quot;&quot;;&quot;/&quot;&amp;[.K122])" office:value-type="string" office:string-value="0" calcext:value-type="string">
            <text:p>0</text:p>
          </table:table-cell>
          <table:table-cell table:formula="of:=[.AK122]&amp;IF(ISBLANK([.L122]);&quot;&quot;;&quot;/&quot;&amp;[.L122])" office:value-type="string" office:string-value="0" calcext:value-type="string">
            <text:p>0</text:p>
          </table:table-cell>
          <table:table-cell table:formula="of:=[.AL122]&amp;IF(ISBLANK([.M122]);&quot;&quot;;&quot;/&quot;&amp;[.M122])" office:value-type="string" office:string-value="0" calcext:value-type="string">
            <text:p>0</text:p>
          </table:table-cell>
          <table:table-cell table:formula="of:=[.AM122]&amp;IF(ISBLANK([.N122]);&quot;&quot;;&quot;/&quot;&amp;[.N122])" office:value-type="string" office:string-value="0" calcext:value-type="string">
            <text:p>0</text:p>
          </table:table-cell>
          <table:table-cell table:formula="of:=[.AN122]&amp;IF(ISBLANK([.O122]);&quot;&quot;;&quot;/&quot;&amp;[.O122])" office:value-type="string" office:string-value="0" calcext:value-type="string">
            <text:p>0</text:p>
          </table:table-cell>
          <table:table-cell table:formula="of:=[.AO122]&amp;IF(ISBLANK([.P122]);&quot;&quot;;&quot;/&quot;&amp;[.P122])" office:value-type="string" office:string-value="0" calcext:value-type="string">
            <text:p>0</text:p>
          </table:table-cell>
          <table:table-cell table:formula="of:=[.AP122]&amp;IF(ISBLANK([.Q122]);&quot;&quot;;&quot;/&quot;&amp;[.Q122])" office:value-type="string" office:string-value="0" calcext:value-type="string">
            <text:p>0</text:p>
          </table:table-cell>
          <table:table-cell table:formula="of:=[.AQ122]&amp;IF(ISBLANK([.R122]);&quot;&quot;;&quot;/&quot;&amp;[.R122])" office:value-type="string" office:string-value="0" calcext:value-type="string">
            <text:p>0</text:p>
          </table:table-cell>
          <table:table-cell table:formula="of:=[.AR122]&amp;IF(ISBLANK([.S122]);&quot;&quot;;&quot;/&quot;&amp;[.S1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3]" office:value-type="float" office:value="0" calcext:value-type="float">
            <text:p>0</text:p>
          </table:table-cell>
          <table:table-cell table:formula="of:=[.AB123]&amp;IF(ISBLANK([.C123]);&quot;&quot;;&quot;/&quot;&amp;[.C123])" office:value-type="string" office:string-value="0" calcext:value-type="string">
            <text:p>0</text:p>
          </table:table-cell>
          <table:table-cell table:formula="of:=[.AC123]&amp;IF(ISBLANK([.D123]);&quot;&quot;;&quot;/&quot;&amp;[.D123])" office:value-type="string" office:string-value="0" calcext:value-type="string">
            <text:p>0</text:p>
          </table:table-cell>
          <table:table-cell table:formula="of:=[.AD123]&amp;IF(ISBLANK([.E123]);&quot;&quot;;&quot;/&quot;&amp;[.E123])" office:value-type="string" office:string-value="0" calcext:value-type="string">
            <text:p>0</text:p>
          </table:table-cell>
          <table:table-cell table:formula="of:=[.AE123]&amp;IF(ISBLANK([.F123]);&quot;&quot;;&quot;/&quot;&amp;[.F123])" office:value-type="string" office:string-value="0" calcext:value-type="string">
            <text:p>0</text:p>
          </table:table-cell>
          <table:table-cell table:formula="of:=[.AF123]&amp;IF(ISBLANK([.G123]);&quot;&quot;;&quot;/&quot;&amp;[.G123])" office:value-type="string" office:string-value="0" calcext:value-type="string">
            <text:p>0</text:p>
          </table:table-cell>
          <table:table-cell table:formula="of:=[.AG123]&amp;IF(ISBLANK([.H123]);&quot;&quot;;&quot;/&quot;&amp;[.H123])" office:value-type="string" office:string-value="0" calcext:value-type="string">
            <text:p>0</text:p>
          </table:table-cell>
          <table:table-cell table:formula="of:=[.AH123]&amp;IF(ISBLANK([.I123]);&quot;&quot;;&quot;/&quot;&amp;[.I123])" office:value-type="string" office:string-value="0" calcext:value-type="string">
            <text:p>0</text:p>
          </table:table-cell>
          <table:table-cell table:formula="of:=[.AI123]&amp;IF(ISBLANK([.J123]);&quot;&quot;;&quot;/&quot;&amp;[.J123])" office:value-type="string" office:string-value="0" calcext:value-type="string">
            <text:p>0</text:p>
          </table:table-cell>
          <table:table-cell table:formula="of:=[.AJ123]&amp;IF(ISBLANK([.K123]);&quot;&quot;;&quot;/&quot;&amp;[.K123])" office:value-type="string" office:string-value="0" calcext:value-type="string">
            <text:p>0</text:p>
          </table:table-cell>
          <table:table-cell table:formula="of:=[.AK123]&amp;IF(ISBLANK([.L123]);&quot;&quot;;&quot;/&quot;&amp;[.L123])" office:value-type="string" office:string-value="0" calcext:value-type="string">
            <text:p>0</text:p>
          </table:table-cell>
          <table:table-cell table:formula="of:=[.AL123]&amp;IF(ISBLANK([.M123]);&quot;&quot;;&quot;/&quot;&amp;[.M123])" office:value-type="string" office:string-value="0" calcext:value-type="string">
            <text:p>0</text:p>
          </table:table-cell>
          <table:table-cell table:formula="of:=[.AM123]&amp;IF(ISBLANK([.N123]);&quot;&quot;;&quot;/&quot;&amp;[.N123])" office:value-type="string" office:string-value="0" calcext:value-type="string">
            <text:p>0</text:p>
          </table:table-cell>
          <table:table-cell table:formula="of:=[.AN123]&amp;IF(ISBLANK([.O123]);&quot;&quot;;&quot;/&quot;&amp;[.O123])" office:value-type="string" office:string-value="0" calcext:value-type="string">
            <text:p>0</text:p>
          </table:table-cell>
          <table:table-cell table:formula="of:=[.AO123]&amp;IF(ISBLANK([.P123]);&quot;&quot;;&quot;/&quot;&amp;[.P123])" office:value-type="string" office:string-value="0" calcext:value-type="string">
            <text:p>0</text:p>
          </table:table-cell>
          <table:table-cell table:formula="of:=[.AP123]&amp;IF(ISBLANK([.Q123]);&quot;&quot;;&quot;/&quot;&amp;[.Q123])" office:value-type="string" office:string-value="0" calcext:value-type="string">
            <text:p>0</text:p>
          </table:table-cell>
          <table:table-cell table:formula="of:=[.AQ123]&amp;IF(ISBLANK([.R123]);&quot;&quot;;&quot;/&quot;&amp;[.R123])" office:value-type="string" office:string-value="0" calcext:value-type="string">
            <text:p>0</text:p>
          </table:table-cell>
          <table:table-cell table:formula="of:=[.AR123]&amp;IF(ISBLANK([.S123]);&quot;&quot;;&quot;/&quot;&amp;[.S1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4]" office:value-type="float" office:value="0" calcext:value-type="float">
            <text:p>0</text:p>
          </table:table-cell>
          <table:table-cell table:formula="of:=[.AB124]&amp;IF(ISBLANK([.C124]);&quot;&quot;;&quot;/&quot;&amp;[.C124])" office:value-type="string" office:string-value="0" calcext:value-type="string">
            <text:p>0</text:p>
          </table:table-cell>
          <table:table-cell table:formula="of:=[.AC124]&amp;IF(ISBLANK([.D124]);&quot;&quot;;&quot;/&quot;&amp;[.D124])" office:value-type="string" office:string-value="0" calcext:value-type="string">
            <text:p>0</text:p>
          </table:table-cell>
          <table:table-cell table:formula="of:=[.AD124]&amp;IF(ISBLANK([.E124]);&quot;&quot;;&quot;/&quot;&amp;[.E124])" office:value-type="string" office:string-value="0" calcext:value-type="string">
            <text:p>0</text:p>
          </table:table-cell>
          <table:table-cell table:formula="of:=[.AE124]&amp;IF(ISBLANK([.F124]);&quot;&quot;;&quot;/&quot;&amp;[.F124])" office:value-type="string" office:string-value="0" calcext:value-type="string">
            <text:p>0</text:p>
          </table:table-cell>
          <table:table-cell table:formula="of:=[.AF124]&amp;IF(ISBLANK([.G124]);&quot;&quot;;&quot;/&quot;&amp;[.G124])" office:value-type="string" office:string-value="0" calcext:value-type="string">
            <text:p>0</text:p>
          </table:table-cell>
          <table:table-cell table:formula="of:=[.AG124]&amp;IF(ISBLANK([.H124]);&quot;&quot;;&quot;/&quot;&amp;[.H124])" office:value-type="string" office:string-value="0" calcext:value-type="string">
            <text:p>0</text:p>
          </table:table-cell>
          <table:table-cell table:formula="of:=[.AH124]&amp;IF(ISBLANK([.I124]);&quot;&quot;;&quot;/&quot;&amp;[.I124])" office:value-type="string" office:string-value="0" calcext:value-type="string">
            <text:p>0</text:p>
          </table:table-cell>
          <table:table-cell table:formula="of:=[.AI124]&amp;IF(ISBLANK([.J124]);&quot;&quot;;&quot;/&quot;&amp;[.J124])" office:value-type="string" office:string-value="0" calcext:value-type="string">
            <text:p>0</text:p>
          </table:table-cell>
          <table:table-cell table:formula="of:=[.AJ124]&amp;IF(ISBLANK([.K124]);&quot;&quot;;&quot;/&quot;&amp;[.K124])" office:value-type="string" office:string-value="0" calcext:value-type="string">
            <text:p>0</text:p>
          </table:table-cell>
          <table:table-cell table:formula="of:=[.AK124]&amp;IF(ISBLANK([.L124]);&quot;&quot;;&quot;/&quot;&amp;[.L124])" office:value-type="string" office:string-value="0" calcext:value-type="string">
            <text:p>0</text:p>
          </table:table-cell>
          <table:table-cell table:formula="of:=[.AL124]&amp;IF(ISBLANK([.M124]);&quot;&quot;;&quot;/&quot;&amp;[.M124])" office:value-type="string" office:string-value="0" calcext:value-type="string">
            <text:p>0</text:p>
          </table:table-cell>
          <table:table-cell table:formula="of:=[.AM124]&amp;IF(ISBLANK([.N124]);&quot;&quot;;&quot;/&quot;&amp;[.N124])" office:value-type="string" office:string-value="0" calcext:value-type="string">
            <text:p>0</text:p>
          </table:table-cell>
          <table:table-cell table:formula="of:=[.AN124]&amp;IF(ISBLANK([.O124]);&quot;&quot;;&quot;/&quot;&amp;[.O124])" office:value-type="string" office:string-value="0" calcext:value-type="string">
            <text:p>0</text:p>
          </table:table-cell>
          <table:table-cell table:formula="of:=[.AO124]&amp;IF(ISBLANK([.P124]);&quot;&quot;;&quot;/&quot;&amp;[.P124])" office:value-type="string" office:string-value="0" calcext:value-type="string">
            <text:p>0</text:p>
          </table:table-cell>
          <table:table-cell table:formula="of:=[.AP124]&amp;IF(ISBLANK([.Q124]);&quot;&quot;;&quot;/&quot;&amp;[.Q124])" office:value-type="string" office:string-value="0" calcext:value-type="string">
            <text:p>0</text:p>
          </table:table-cell>
          <table:table-cell table:formula="of:=[.AQ124]&amp;IF(ISBLANK([.R124]);&quot;&quot;;&quot;/&quot;&amp;[.R124])" office:value-type="string" office:string-value="0" calcext:value-type="string">
            <text:p>0</text:p>
          </table:table-cell>
          <table:table-cell table:formula="of:=[.AR124]&amp;IF(ISBLANK([.S124]);&quot;&quot;;&quot;/&quot;&amp;[.S1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5]" office:value-type="float" office:value="0" calcext:value-type="float">
            <text:p>0</text:p>
          </table:table-cell>
          <table:table-cell table:formula="of:=[.AB125]&amp;IF(ISBLANK([.C125]);&quot;&quot;;&quot;/&quot;&amp;[.C125])" office:value-type="string" office:string-value="0" calcext:value-type="string">
            <text:p>0</text:p>
          </table:table-cell>
          <table:table-cell table:formula="of:=[.AC125]&amp;IF(ISBLANK([.D125]);&quot;&quot;;&quot;/&quot;&amp;[.D125])" office:value-type="string" office:string-value="0" calcext:value-type="string">
            <text:p>0</text:p>
          </table:table-cell>
          <table:table-cell table:formula="of:=[.AD125]&amp;IF(ISBLANK([.E125]);&quot;&quot;;&quot;/&quot;&amp;[.E125])" office:value-type="string" office:string-value="0" calcext:value-type="string">
            <text:p>0</text:p>
          </table:table-cell>
          <table:table-cell table:formula="of:=[.AE125]&amp;IF(ISBLANK([.F125]);&quot;&quot;;&quot;/&quot;&amp;[.F125])" office:value-type="string" office:string-value="0" calcext:value-type="string">
            <text:p>0</text:p>
          </table:table-cell>
          <table:table-cell table:formula="of:=[.AF125]&amp;IF(ISBLANK([.G125]);&quot;&quot;;&quot;/&quot;&amp;[.G125])" office:value-type="string" office:string-value="0" calcext:value-type="string">
            <text:p>0</text:p>
          </table:table-cell>
          <table:table-cell table:formula="of:=[.AG125]&amp;IF(ISBLANK([.H125]);&quot;&quot;;&quot;/&quot;&amp;[.H125])" office:value-type="string" office:string-value="0" calcext:value-type="string">
            <text:p>0</text:p>
          </table:table-cell>
          <table:table-cell table:formula="of:=[.AH125]&amp;IF(ISBLANK([.I125]);&quot;&quot;;&quot;/&quot;&amp;[.I125])" office:value-type="string" office:string-value="0" calcext:value-type="string">
            <text:p>0</text:p>
          </table:table-cell>
          <table:table-cell table:formula="of:=[.AI125]&amp;IF(ISBLANK([.J125]);&quot;&quot;;&quot;/&quot;&amp;[.J125])" office:value-type="string" office:string-value="0" calcext:value-type="string">
            <text:p>0</text:p>
          </table:table-cell>
          <table:table-cell table:formula="of:=[.AJ125]&amp;IF(ISBLANK([.K125]);&quot;&quot;;&quot;/&quot;&amp;[.K125])" office:value-type="string" office:string-value="0" calcext:value-type="string">
            <text:p>0</text:p>
          </table:table-cell>
          <table:table-cell table:formula="of:=[.AK125]&amp;IF(ISBLANK([.L125]);&quot;&quot;;&quot;/&quot;&amp;[.L125])" office:value-type="string" office:string-value="0" calcext:value-type="string">
            <text:p>0</text:p>
          </table:table-cell>
          <table:table-cell table:formula="of:=[.AL125]&amp;IF(ISBLANK([.M125]);&quot;&quot;;&quot;/&quot;&amp;[.M125])" office:value-type="string" office:string-value="0" calcext:value-type="string">
            <text:p>0</text:p>
          </table:table-cell>
          <table:table-cell table:formula="of:=[.AM125]&amp;IF(ISBLANK([.N125]);&quot;&quot;;&quot;/&quot;&amp;[.N125])" office:value-type="string" office:string-value="0" calcext:value-type="string">
            <text:p>0</text:p>
          </table:table-cell>
          <table:table-cell table:formula="of:=[.AN125]&amp;IF(ISBLANK([.O125]);&quot;&quot;;&quot;/&quot;&amp;[.O125])" office:value-type="string" office:string-value="0" calcext:value-type="string">
            <text:p>0</text:p>
          </table:table-cell>
          <table:table-cell table:formula="of:=[.AO125]&amp;IF(ISBLANK([.P125]);&quot;&quot;;&quot;/&quot;&amp;[.P125])" office:value-type="string" office:string-value="0" calcext:value-type="string">
            <text:p>0</text:p>
          </table:table-cell>
          <table:table-cell table:formula="of:=[.AP125]&amp;IF(ISBLANK([.Q125]);&quot;&quot;;&quot;/&quot;&amp;[.Q125])" office:value-type="string" office:string-value="0" calcext:value-type="string">
            <text:p>0</text:p>
          </table:table-cell>
          <table:table-cell table:formula="of:=[.AQ125]&amp;IF(ISBLANK([.R125]);&quot;&quot;;&quot;/&quot;&amp;[.R125])" office:value-type="string" office:string-value="0" calcext:value-type="string">
            <text:p>0</text:p>
          </table:table-cell>
          <table:table-cell table:formula="of:=[.AR125]&amp;IF(ISBLANK([.S125]);&quot;&quot;;&quot;/&quot;&amp;[.S1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6]" office:value-type="float" office:value="0" calcext:value-type="float">
            <text:p>0</text:p>
          </table:table-cell>
          <table:table-cell table:formula="of:=[.AB126]&amp;IF(ISBLANK([.C126]);&quot;&quot;;&quot;/&quot;&amp;[.C126])" office:value-type="string" office:string-value="0" calcext:value-type="string">
            <text:p>0</text:p>
          </table:table-cell>
          <table:table-cell table:formula="of:=[.AC126]&amp;IF(ISBLANK([.D126]);&quot;&quot;;&quot;/&quot;&amp;[.D126])" office:value-type="string" office:string-value="0" calcext:value-type="string">
            <text:p>0</text:p>
          </table:table-cell>
          <table:table-cell table:formula="of:=[.AD126]&amp;IF(ISBLANK([.E126]);&quot;&quot;;&quot;/&quot;&amp;[.E126])" office:value-type="string" office:string-value="0" calcext:value-type="string">
            <text:p>0</text:p>
          </table:table-cell>
          <table:table-cell table:formula="of:=[.AE126]&amp;IF(ISBLANK([.F126]);&quot;&quot;;&quot;/&quot;&amp;[.F126])" office:value-type="string" office:string-value="0" calcext:value-type="string">
            <text:p>0</text:p>
          </table:table-cell>
          <table:table-cell table:formula="of:=[.AF126]&amp;IF(ISBLANK([.G126]);&quot;&quot;;&quot;/&quot;&amp;[.G126])" office:value-type="string" office:string-value="0" calcext:value-type="string">
            <text:p>0</text:p>
          </table:table-cell>
          <table:table-cell table:formula="of:=[.AG126]&amp;IF(ISBLANK([.H126]);&quot;&quot;;&quot;/&quot;&amp;[.H126])" office:value-type="string" office:string-value="0" calcext:value-type="string">
            <text:p>0</text:p>
          </table:table-cell>
          <table:table-cell table:formula="of:=[.AH126]&amp;IF(ISBLANK([.I126]);&quot;&quot;;&quot;/&quot;&amp;[.I126])" office:value-type="string" office:string-value="0" calcext:value-type="string">
            <text:p>0</text:p>
          </table:table-cell>
          <table:table-cell table:formula="of:=[.AI126]&amp;IF(ISBLANK([.J126]);&quot;&quot;;&quot;/&quot;&amp;[.J126])" office:value-type="string" office:string-value="0" calcext:value-type="string">
            <text:p>0</text:p>
          </table:table-cell>
          <table:table-cell table:formula="of:=[.AJ126]&amp;IF(ISBLANK([.K126]);&quot;&quot;;&quot;/&quot;&amp;[.K126])" office:value-type="string" office:string-value="0" calcext:value-type="string">
            <text:p>0</text:p>
          </table:table-cell>
          <table:table-cell table:formula="of:=[.AK126]&amp;IF(ISBLANK([.L126]);&quot;&quot;;&quot;/&quot;&amp;[.L126])" office:value-type="string" office:string-value="0" calcext:value-type="string">
            <text:p>0</text:p>
          </table:table-cell>
          <table:table-cell table:formula="of:=[.AL126]&amp;IF(ISBLANK([.M126]);&quot;&quot;;&quot;/&quot;&amp;[.M126])" office:value-type="string" office:string-value="0" calcext:value-type="string">
            <text:p>0</text:p>
          </table:table-cell>
          <table:table-cell table:formula="of:=[.AM126]&amp;IF(ISBLANK([.N126]);&quot;&quot;;&quot;/&quot;&amp;[.N126])" office:value-type="string" office:string-value="0" calcext:value-type="string">
            <text:p>0</text:p>
          </table:table-cell>
          <table:table-cell table:formula="of:=[.AN126]&amp;IF(ISBLANK([.O126]);&quot;&quot;;&quot;/&quot;&amp;[.O126])" office:value-type="string" office:string-value="0" calcext:value-type="string">
            <text:p>0</text:p>
          </table:table-cell>
          <table:table-cell table:formula="of:=[.AO126]&amp;IF(ISBLANK([.P126]);&quot;&quot;;&quot;/&quot;&amp;[.P126])" office:value-type="string" office:string-value="0" calcext:value-type="string">
            <text:p>0</text:p>
          </table:table-cell>
          <table:table-cell table:formula="of:=[.AP126]&amp;IF(ISBLANK([.Q126]);&quot;&quot;;&quot;/&quot;&amp;[.Q126])" office:value-type="string" office:string-value="0" calcext:value-type="string">
            <text:p>0</text:p>
          </table:table-cell>
          <table:table-cell table:formula="of:=[.AQ126]&amp;IF(ISBLANK([.R126]);&quot;&quot;;&quot;/&quot;&amp;[.R126])" office:value-type="string" office:string-value="0" calcext:value-type="string">
            <text:p>0</text:p>
          </table:table-cell>
          <table:table-cell table:formula="of:=[.AR126]&amp;IF(ISBLANK([.S126]);&quot;&quot;;&quot;/&quot;&amp;[.S12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7]" office:value-type="float" office:value="0" calcext:value-type="float">
            <text:p>0</text:p>
          </table:table-cell>
          <table:table-cell table:formula="of:=[.AB127]&amp;IF(ISBLANK([.C127]);&quot;&quot;;&quot;/&quot;&amp;[.C127])" office:value-type="string" office:string-value="0" calcext:value-type="string">
            <text:p>0</text:p>
          </table:table-cell>
          <table:table-cell table:formula="of:=[.AC127]&amp;IF(ISBLANK([.D127]);&quot;&quot;;&quot;/&quot;&amp;[.D127])" office:value-type="string" office:string-value="0" calcext:value-type="string">
            <text:p>0</text:p>
          </table:table-cell>
          <table:table-cell table:formula="of:=[.AD127]&amp;IF(ISBLANK([.E127]);&quot;&quot;;&quot;/&quot;&amp;[.E127])" office:value-type="string" office:string-value="0" calcext:value-type="string">
            <text:p>0</text:p>
          </table:table-cell>
          <table:table-cell table:formula="of:=[.AE127]&amp;IF(ISBLANK([.F127]);&quot;&quot;;&quot;/&quot;&amp;[.F127])" office:value-type="string" office:string-value="0" calcext:value-type="string">
            <text:p>0</text:p>
          </table:table-cell>
          <table:table-cell table:formula="of:=[.AF127]&amp;IF(ISBLANK([.G127]);&quot;&quot;;&quot;/&quot;&amp;[.G127])" office:value-type="string" office:string-value="0" calcext:value-type="string">
            <text:p>0</text:p>
          </table:table-cell>
          <table:table-cell table:formula="of:=[.AG127]&amp;IF(ISBLANK([.H127]);&quot;&quot;;&quot;/&quot;&amp;[.H127])" office:value-type="string" office:string-value="0" calcext:value-type="string">
            <text:p>0</text:p>
          </table:table-cell>
          <table:table-cell table:formula="of:=[.AH127]&amp;IF(ISBLANK([.I127]);&quot;&quot;;&quot;/&quot;&amp;[.I127])" office:value-type="string" office:string-value="0" calcext:value-type="string">
            <text:p>0</text:p>
          </table:table-cell>
          <table:table-cell table:formula="of:=[.AI127]&amp;IF(ISBLANK([.J127]);&quot;&quot;;&quot;/&quot;&amp;[.J127])" office:value-type="string" office:string-value="0" calcext:value-type="string">
            <text:p>0</text:p>
          </table:table-cell>
          <table:table-cell table:formula="of:=[.AJ127]&amp;IF(ISBLANK([.K127]);&quot;&quot;;&quot;/&quot;&amp;[.K127])" office:value-type="string" office:string-value="0" calcext:value-type="string">
            <text:p>0</text:p>
          </table:table-cell>
          <table:table-cell table:formula="of:=[.AK127]&amp;IF(ISBLANK([.L127]);&quot;&quot;;&quot;/&quot;&amp;[.L127])" office:value-type="string" office:string-value="0" calcext:value-type="string">
            <text:p>0</text:p>
          </table:table-cell>
          <table:table-cell table:formula="of:=[.AL127]&amp;IF(ISBLANK([.M127]);&quot;&quot;;&quot;/&quot;&amp;[.M127])" office:value-type="string" office:string-value="0" calcext:value-type="string">
            <text:p>0</text:p>
          </table:table-cell>
          <table:table-cell table:formula="of:=[.AM127]&amp;IF(ISBLANK([.N127]);&quot;&quot;;&quot;/&quot;&amp;[.N127])" office:value-type="string" office:string-value="0" calcext:value-type="string">
            <text:p>0</text:p>
          </table:table-cell>
          <table:table-cell table:formula="of:=[.AN127]&amp;IF(ISBLANK([.O127]);&quot;&quot;;&quot;/&quot;&amp;[.O127])" office:value-type="string" office:string-value="0" calcext:value-type="string">
            <text:p>0</text:p>
          </table:table-cell>
          <table:table-cell table:formula="of:=[.AO127]&amp;IF(ISBLANK([.P127]);&quot;&quot;;&quot;/&quot;&amp;[.P127])" office:value-type="string" office:string-value="0" calcext:value-type="string">
            <text:p>0</text:p>
          </table:table-cell>
          <table:table-cell table:formula="of:=[.AP127]&amp;IF(ISBLANK([.Q127]);&quot;&quot;;&quot;/&quot;&amp;[.Q127])" office:value-type="string" office:string-value="0" calcext:value-type="string">
            <text:p>0</text:p>
          </table:table-cell>
          <table:table-cell table:formula="of:=[.AQ127]&amp;IF(ISBLANK([.R127]);&quot;&quot;;&quot;/&quot;&amp;[.R127])" office:value-type="string" office:string-value="0" calcext:value-type="string">
            <text:p>0</text:p>
          </table:table-cell>
          <table:table-cell table:formula="of:=[.AR127]&amp;IF(ISBLANK([.S127]);&quot;&quot;;&quot;/&quot;&amp;[.S12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8]" office:value-type="float" office:value="0" calcext:value-type="float">
            <text:p>0</text:p>
          </table:table-cell>
          <table:table-cell table:formula="of:=[.AB128]&amp;IF(ISBLANK([.C128]);&quot;&quot;;&quot;/&quot;&amp;[.C128])" office:value-type="string" office:string-value="0" calcext:value-type="string">
            <text:p>0</text:p>
          </table:table-cell>
          <table:table-cell table:formula="of:=[.AC128]&amp;IF(ISBLANK([.D128]);&quot;&quot;;&quot;/&quot;&amp;[.D128])" office:value-type="string" office:string-value="0" calcext:value-type="string">
            <text:p>0</text:p>
          </table:table-cell>
          <table:table-cell table:formula="of:=[.AD128]&amp;IF(ISBLANK([.E128]);&quot;&quot;;&quot;/&quot;&amp;[.E128])" office:value-type="string" office:string-value="0" calcext:value-type="string">
            <text:p>0</text:p>
          </table:table-cell>
          <table:table-cell table:formula="of:=[.AE128]&amp;IF(ISBLANK([.F128]);&quot;&quot;;&quot;/&quot;&amp;[.F128])" office:value-type="string" office:string-value="0" calcext:value-type="string">
            <text:p>0</text:p>
          </table:table-cell>
          <table:table-cell table:formula="of:=[.AF128]&amp;IF(ISBLANK([.G128]);&quot;&quot;;&quot;/&quot;&amp;[.G128])" office:value-type="string" office:string-value="0" calcext:value-type="string">
            <text:p>0</text:p>
          </table:table-cell>
          <table:table-cell table:formula="of:=[.AG128]&amp;IF(ISBLANK([.H128]);&quot;&quot;;&quot;/&quot;&amp;[.H128])" office:value-type="string" office:string-value="0" calcext:value-type="string">
            <text:p>0</text:p>
          </table:table-cell>
          <table:table-cell table:formula="of:=[.AH128]&amp;IF(ISBLANK([.I128]);&quot;&quot;;&quot;/&quot;&amp;[.I128])" office:value-type="string" office:string-value="0" calcext:value-type="string">
            <text:p>0</text:p>
          </table:table-cell>
          <table:table-cell table:formula="of:=[.AI128]&amp;IF(ISBLANK([.J128]);&quot;&quot;;&quot;/&quot;&amp;[.J128])" office:value-type="string" office:string-value="0" calcext:value-type="string">
            <text:p>0</text:p>
          </table:table-cell>
          <table:table-cell table:formula="of:=[.AJ128]&amp;IF(ISBLANK([.K128]);&quot;&quot;;&quot;/&quot;&amp;[.K128])" office:value-type="string" office:string-value="0" calcext:value-type="string">
            <text:p>0</text:p>
          </table:table-cell>
          <table:table-cell table:formula="of:=[.AK128]&amp;IF(ISBLANK([.L128]);&quot;&quot;;&quot;/&quot;&amp;[.L128])" office:value-type="string" office:string-value="0" calcext:value-type="string">
            <text:p>0</text:p>
          </table:table-cell>
          <table:table-cell table:formula="of:=[.AL128]&amp;IF(ISBLANK([.M128]);&quot;&quot;;&quot;/&quot;&amp;[.M128])" office:value-type="string" office:string-value="0" calcext:value-type="string">
            <text:p>0</text:p>
          </table:table-cell>
          <table:table-cell table:formula="of:=[.AM128]&amp;IF(ISBLANK([.N128]);&quot;&quot;;&quot;/&quot;&amp;[.N128])" office:value-type="string" office:string-value="0" calcext:value-type="string">
            <text:p>0</text:p>
          </table:table-cell>
          <table:table-cell table:formula="of:=[.AN128]&amp;IF(ISBLANK([.O128]);&quot;&quot;;&quot;/&quot;&amp;[.O128])" office:value-type="string" office:string-value="0" calcext:value-type="string">
            <text:p>0</text:p>
          </table:table-cell>
          <table:table-cell table:formula="of:=[.AO128]&amp;IF(ISBLANK([.P128]);&quot;&quot;;&quot;/&quot;&amp;[.P128])" office:value-type="string" office:string-value="0" calcext:value-type="string">
            <text:p>0</text:p>
          </table:table-cell>
          <table:table-cell table:formula="of:=[.AP128]&amp;IF(ISBLANK([.Q128]);&quot;&quot;;&quot;/&quot;&amp;[.Q128])" office:value-type="string" office:string-value="0" calcext:value-type="string">
            <text:p>0</text:p>
          </table:table-cell>
          <table:table-cell table:formula="of:=[.AQ128]&amp;IF(ISBLANK([.R128]);&quot;&quot;;&quot;/&quot;&amp;[.R128])" office:value-type="string" office:string-value="0" calcext:value-type="string">
            <text:p>0</text:p>
          </table:table-cell>
          <table:table-cell table:formula="of:=[.AR128]&amp;IF(ISBLANK([.S128]);&quot;&quot;;&quot;/&quot;&amp;[.S12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9]" office:value-type="float" office:value="0" calcext:value-type="float">
            <text:p>0</text:p>
          </table:table-cell>
          <table:table-cell table:formula="of:=[.AB129]&amp;IF(ISBLANK([.C129]);&quot;&quot;;&quot;/&quot;&amp;[.C129])" office:value-type="string" office:string-value="0" calcext:value-type="string">
            <text:p>0</text:p>
          </table:table-cell>
          <table:table-cell table:formula="of:=[.AC129]&amp;IF(ISBLANK([.D129]);&quot;&quot;;&quot;/&quot;&amp;[.D129])" office:value-type="string" office:string-value="0" calcext:value-type="string">
            <text:p>0</text:p>
          </table:table-cell>
          <table:table-cell table:formula="of:=[.AD129]&amp;IF(ISBLANK([.E129]);&quot;&quot;;&quot;/&quot;&amp;[.E129])" office:value-type="string" office:string-value="0" calcext:value-type="string">
            <text:p>0</text:p>
          </table:table-cell>
          <table:table-cell table:formula="of:=[.AE129]&amp;IF(ISBLANK([.F129]);&quot;&quot;;&quot;/&quot;&amp;[.F129])" office:value-type="string" office:string-value="0" calcext:value-type="string">
            <text:p>0</text:p>
          </table:table-cell>
          <table:table-cell table:formula="of:=[.AF129]&amp;IF(ISBLANK([.G129]);&quot;&quot;;&quot;/&quot;&amp;[.G129])" office:value-type="string" office:string-value="0" calcext:value-type="string">
            <text:p>0</text:p>
          </table:table-cell>
          <table:table-cell table:formula="of:=[.AG129]&amp;IF(ISBLANK([.H129]);&quot;&quot;;&quot;/&quot;&amp;[.H129])" office:value-type="string" office:string-value="0" calcext:value-type="string">
            <text:p>0</text:p>
          </table:table-cell>
          <table:table-cell table:formula="of:=[.AH129]&amp;IF(ISBLANK([.I129]);&quot;&quot;;&quot;/&quot;&amp;[.I129])" office:value-type="string" office:string-value="0" calcext:value-type="string">
            <text:p>0</text:p>
          </table:table-cell>
          <table:table-cell table:formula="of:=[.AI129]&amp;IF(ISBLANK([.J129]);&quot;&quot;;&quot;/&quot;&amp;[.J129])" office:value-type="string" office:string-value="0" calcext:value-type="string">
            <text:p>0</text:p>
          </table:table-cell>
          <table:table-cell table:formula="of:=[.AJ129]&amp;IF(ISBLANK([.K129]);&quot;&quot;;&quot;/&quot;&amp;[.K129])" office:value-type="string" office:string-value="0" calcext:value-type="string">
            <text:p>0</text:p>
          </table:table-cell>
          <table:table-cell table:formula="of:=[.AK129]&amp;IF(ISBLANK([.L129]);&quot;&quot;;&quot;/&quot;&amp;[.L129])" office:value-type="string" office:string-value="0" calcext:value-type="string">
            <text:p>0</text:p>
          </table:table-cell>
          <table:table-cell table:formula="of:=[.AL129]&amp;IF(ISBLANK([.M129]);&quot;&quot;;&quot;/&quot;&amp;[.M129])" office:value-type="string" office:string-value="0" calcext:value-type="string">
            <text:p>0</text:p>
          </table:table-cell>
          <table:table-cell table:formula="of:=[.AM129]&amp;IF(ISBLANK([.N129]);&quot;&quot;;&quot;/&quot;&amp;[.N129])" office:value-type="string" office:string-value="0" calcext:value-type="string">
            <text:p>0</text:p>
          </table:table-cell>
          <table:table-cell table:formula="of:=[.AN129]&amp;IF(ISBLANK([.O129]);&quot;&quot;;&quot;/&quot;&amp;[.O129])" office:value-type="string" office:string-value="0" calcext:value-type="string">
            <text:p>0</text:p>
          </table:table-cell>
          <table:table-cell table:formula="of:=[.AO129]&amp;IF(ISBLANK([.P129]);&quot;&quot;;&quot;/&quot;&amp;[.P129])" office:value-type="string" office:string-value="0" calcext:value-type="string">
            <text:p>0</text:p>
          </table:table-cell>
          <table:table-cell table:formula="of:=[.AP129]&amp;IF(ISBLANK([.Q129]);&quot;&quot;;&quot;/&quot;&amp;[.Q129])" office:value-type="string" office:string-value="0" calcext:value-type="string">
            <text:p>0</text:p>
          </table:table-cell>
          <table:table-cell table:formula="of:=[.AQ129]&amp;IF(ISBLANK([.R129]);&quot;&quot;;&quot;/&quot;&amp;[.R129])" office:value-type="string" office:string-value="0" calcext:value-type="string">
            <text:p>0</text:p>
          </table:table-cell>
          <table:table-cell table:formula="of:=[.AR129]&amp;IF(ISBLANK([.S129]);&quot;&quot;;&quot;/&quot;&amp;[.S12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0]" office:value-type="float" office:value="0" calcext:value-type="float">
            <text:p>0</text:p>
          </table:table-cell>
          <table:table-cell table:formula="of:=[.AB130]&amp;IF(ISBLANK([.C130]);&quot;&quot;;&quot;/&quot;&amp;[.C130])" office:value-type="string" office:string-value="0" calcext:value-type="string">
            <text:p>0</text:p>
          </table:table-cell>
          <table:table-cell table:formula="of:=[.AC130]&amp;IF(ISBLANK([.D130]);&quot;&quot;;&quot;/&quot;&amp;[.D130])" office:value-type="string" office:string-value="0" calcext:value-type="string">
            <text:p>0</text:p>
          </table:table-cell>
          <table:table-cell table:formula="of:=[.AD130]&amp;IF(ISBLANK([.E130]);&quot;&quot;;&quot;/&quot;&amp;[.E130])" office:value-type="string" office:string-value="0" calcext:value-type="string">
            <text:p>0</text:p>
          </table:table-cell>
          <table:table-cell table:formula="of:=[.AE130]&amp;IF(ISBLANK([.F130]);&quot;&quot;;&quot;/&quot;&amp;[.F130])" office:value-type="string" office:string-value="0" calcext:value-type="string">
            <text:p>0</text:p>
          </table:table-cell>
          <table:table-cell table:formula="of:=[.AF130]&amp;IF(ISBLANK([.G130]);&quot;&quot;;&quot;/&quot;&amp;[.G130])" office:value-type="string" office:string-value="0" calcext:value-type="string">
            <text:p>0</text:p>
          </table:table-cell>
          <table:table-cell table:formula="of:=[.AG130]&amp;IF(ISBLANK([.H130]);&quot;&quot;;&quot;/&quot;&amp;[.H130])" office:value-type="string" office:string-value="0" calcext:value-type="string">
            <text:p>0</text:p>
          </table:table-cell>
          <table:table-cell table:formula="of:=[.AH130]&amp;IF(ISBLANK([.I130]);&quot;&quot;;&quot;/&quot;&amp;[.I130])" office:value-type="string" office:string-value="0" calcext:value-type="string">
            <text:p>0</text:p>
          </table:table-cell>
          <table:table-cell table:formula="of:=[.AI130]&amp;IF(ISBLANK([.J130]);&quot;&quot;;&quot;/&quot;&amp;[.J130])" office:value-type="string" office:string-value="0" calcext:value-type="string">
            <text:p>0</text:p>
          </table:table-cell>
          <table:table-cell table:formula="of:=[.AJ130]&amp;IF(ISBLANK([.K130]);&quot;&quot;;&quot;/&quot;&amp;[.K130])" office:value-type="string" office:string-value="0" calcext:value-type="string">
            <text:p>0</text:p>
          </table:table-cell>
          <table:table-cell table:formula="of:=[.AK130]&amp;IF(ISBLANK([.L130]);&quot;&quot;;&quot;/&quot;&amp;[.L130])" office:value-type="string" office:string-value="0" calcext:value-type="string">
            <text:p>0</text:p>
          </table:table-cell>
          <table:table-cell table:formula="of:=[.AL130]&amp;IF(ISBLANK([.M130]);&quot;&quot;;&quot;/&quot;&amp;[.M130])" office:value-type="string" office:string-value="0" calcext:value-type="string">
            <text:p>0</text:p>
          </table:table-cell>
          <table:table-cell table:formula="of:=[.AM130]&amp;IF(ISBLANK([.N130]);&quot;&quot;;&quot;/&quot;&amp;[.N130])" office:value-type="string" office:string-value="0" calcext:value-type="string">
            <text:p>0</text:p>
          </table:table-cell>
          <table:table-cell table:formula="of:=[.AN130]&amp;IF(ISBLANK([.O130]);&quot;&quot;;&quot;/&quot;&amp;[.O130])" office:value-type="string" office:string-value="0" calcext:value-type="string">
            <text:p>0</text:p>
          </table:table-cell>
          <table:table-cell table:formula="of:=[.AO130]&amp;IF(ISBLANK([.P130]);&quot;&quot;;&quot;/&quot;&amp;[.P130])" office:value-type="string" office:string-value="0" calcext:value-type="string">
            <text:p>0</text:p>
          </table:table-cell>
          <table:table-cell table:formula="of:=[.AP130]&amp;IF(ISBLANK([.Q130]);&quot;&quot;;&quot;/&quot;&amp;[.Q130])" office:value-type="string" office:string-value="0" calcext:value-type="string">
            <text:p>0</text:p>
          </table:table-cell>
          <table:table-cell table:formula="of:=[.AQ130]&amp;IF(ISBLANK([.R130]);&quot;&quot;;&quot;/&quot;&amp;[.R130])" office:value-type="string" office:string-value="0" calcext:value-type="string">
            <text:p>0</text:p>
          </table:table-cell>
          <table:table-cell table:formula="of:=[.AR130]&amp;IF(ISBLANK([.S130]);&quot;&quot;;&quot;/&quot;&amp;[.S13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1]" office:value-type="float" office:value="0" calcext:value-type="float">
            <text:p>0</text:p>
          </table:table-cell>
          <table:table-cell table:formula="of:=[.AB131]&amp;IF(ISBLANK([.C131]);&quot;&quot;;&quot;/&quot;&amp;[.C131])" office:value-type="string" office:string-value="0" calcext:value-type="string">
            <text:p>0</text:p>
          </table:table-cell>
          <table:table-cell table:formula="of:=[.AC131]&amp;IF(ISBLANK([.D131]);&quot;&quot;;&quot;/&quot;&amp;[.D131])" office:value-type="string" office:string-value="0" calcext:value-type="string">
            <text:p>0</text:p>
          </table:table-cell>
          <table:table-cell table:formula="of:=[.AD131]&amp;IF(ISBLANK([.E131]);&quot;&quot;;&quot;/&quot;&amp;[.E131])" office:value-type="string" office:string-value="0" calcext:value-type="string">
            <text:p>0</text:p>
          </table:table-cell>
          <table:table-cell table:formula="of:=[.AE131]&amp;IF(ISBLANK([.F131]);&quot;&quot;;&quot;/&quot;&amp;[.F131])" office:value-type="string" office:string-value="0" calcext:value-type="string">
            <text:p>0</text:p>
          </table:table-cell>
          <table:table-cell table:formula="of:=[.AF131]&amp;IF(ISBLANK([.G131]);&quot;&quot;;&quot;/&quot;&amp;[.G131])" office:value-type="string" office:string-value="0" calcext:value-type="string">
            <text:p>0</text:p>
          </table:table-cell>
          <table:table-cell table:formula="of:=[.AG131]&amp;IF(ISBLANK([.H131]);&quot;&quot;;&quot;/&quot;&amp;[.H131])" office:value-type="string" office:string-value="0" calcext:value-type="string">
            <text:p>0</text:p>
          </table:table-cell>
          <table:table-cell table:formula="of:=[.AH131]&amp;IF(ISBLANK([.I131]);&quot;&quot;;&quot;/&quot;&amp;[.I131])" office:value-type="string" office:string-value="0" calcext:value-type="string">
            <text:p>0</text:p>
          </table:table-cell>
          <table:table-cell table:formula="of:=[.AI131]&amp;IF(ISBLANK([.J131]);&quot;&quot;;&quot;/&quot;&amp;[.J131])" office:value-type="string" office:string-value="0" calcext:value-type="string">
            <text:p>0</text:p>
          </table:table-cell>
          <table:table-cell table:formula="of:=[.AJ131]&amp;IF(ISBLANK([.K131]);&quot;&quot;;&quot;/&quot;&amp;[.K131])" office:value-type="string" office:string-value="0" calcext:value-type="string">
            <text:p>0</text:p>
          </table:table-cell>
          <table:table-cell table:formula="of:=[.AK131]&amp;IF(ISBLANK([.L131]);&quot;&quot;;&quot;/&quot;&amp;[.L131])" office:value-type="string" office:string-value="0" calcext:value-type="string">
            <text:p>0</text:p>
          </table:table-cell>
          <table:table-cell table:formula="of:=[.AL131]&amp;IF(ISBLANK([.M131]);&quot;&quot;;&quot;/&quot;&amp;[.M131])" office:value-type="string" office:string-value="0" calcext:value-type="string">
            <text:p>0</text:p>
          </table:table-cell>
          <table:table-cell table:formula="of:=[.AM131]&amp;IF(ISBLANK([.N131]);&quot;&quot;;&quot;/&quot;&amp;[.N131])" office:value-type="string" office:string-value="0" calcext:value-type="string">
            <text:p>0</text:p>
          </table:table-cell>
          <table:table-cell table:formula="of:=[.AN131]&amp;IF(ISBLANK([.O131]);&quot;&quot;;&quot;/&quot;&amp;[.O131])" office:value-type="string" office:string-value="0" calcext:value-type="string">
            <text:p>0</text:p>
          </table:table-cell>
          <table:table-cell table:formula="of:=[.AO131]&amp;IF(ISBLANK([.P131]);&quot;&quot;;&quot;/&quot;&amp;[.P131])" office:value-type="string" office:string-value="0" calcext:value-type="string">
            <text:p>0</text:p>
          </table:table-cell>
          <table:table-cell table:formula="of:=[.AP131]&amp;IF(ISBLANK([.Q131]);&quot;&quot;;&quot;/&quot;&amp;[.Q131])" office:value-type="string" office:string-value="0" calcext:value-type="string">
            <text:p>0</text:p>
          </table:table-cell>
          <table:table-cell table:formula="of:=[.AQ131]&amp;IF(ISBLANK([.R131]);&quot;&quot;;&quot;/&quot;&amp;[.R131])" office:value-type="string" office:string-value="0" calcext:value-type="string">
            <text:p>0</text:p>
          </table:table-cell>
          <table:table-cell table:formula="of:=[.AR131]&amp;IF(ISBLANK([.S131]);&quot;&quot;;&quot;/&quot;&amp;[.S13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2]" office:value-type="float" office:value="0" calcext:value-type="float">
            <text:p>0</text:p>
          </table:table-cell>
          <table:table-cell table:formula="of:=[.AB132]&amp;IF(ISBLANK([.C132]);&quot;&quot;;&quot;/&quot;&amp;[.C132])" office:value-type="string" office:string-value="0" calcext:value-type="string">
            <text:p>0</text:p>
          </table:table-cell>
          <table:table-cell table:formula="of:=[.AC132]&amp;IF(ISBLANK([.D132]);&quot;&quot;;&quot;/&quot;&amp;[.D132])" office:value-type="string" office:string-value="0" calcext:value-type="string">
            <text:p>0</text:p>
          </table:table-cell>
          <table:table-cell table:formula="of:=[.AD132]&amp;IF(ISBLANK([.E132]);&quot;&quot;;&quot;/&quot;&amp;[.E132])" office:value-type="string" office:string-value="0" calcext:value-type="string">
            <text:p>0</text:p>
          </table:table-cell>
          <table:table-cell table:formula="of:=[.AE132]&amp;IF(ISBLANK([.F132]);&quot;&quot;;&quot;/&quot;&amp;[.F132])" office:value-type="string" office:string-value="0" calcext:value-type="string">
            <text:p>0</text:p>
          </table:table-cell>
          <table:table-cell table:formula="of:=[.AF132]&amp;IF(ISBLANK([.G132]);&quot;&quot;;&quot;/&quot;&amp;[.G132])" office:value-type="string" office:string-value="0" calcext:value-type="string">
            <text:p>0</text:p>
          </table:table-cell>
          <table:table-cell table:formula="of:=[.AG132]&amp;IF(ISBLANK([.H132]);&quot;&quot;;&quot;/&quot;&amp;[.H132])" office:value-type="string" office:string-value="0" calcext:value-type="string">
            <text:p>0</text:p>
          </table:table-cell>
          <table:table-cell table:formula="of:=[.AH132]&amp;IF(ISBLANK([.I132]);&quot;&quot;;&quot;/&quot;&amp;[.I132])" office:value-type="string" office:string-value="0" calcext:value-type="string">
            <text:p>0</text:p>
          </table:table-cell>
          <table:table-cell table:formula="of:=[.AI132]&amp;IF(ISBLANK([.J132]);&quot;&quot;;&quot;/&quot;&amp;[.J132])" office:value-type="string" office:string-value="0" calcext:value-type="string">
            <text:p>0</text:p>
          </table:table-cell>
          <table:table-cell table:formula="of:=[.AJ132]&amp;IF(ISBLANK([.K132]);&quot;&quot;;&quot;/&quot;&amp;[.K132])" office:value-type="string" office:string-value="0" calcext:value-type="string">
            <text:p>0</text:p>
          </table:table-cell>
          <table:table-cell table:formula="of:=[.AK132]&amp;IF(ISBLANK([.L132]);&quot;&quot;;&quot;/&quot;&amp;[.L132])" office:value-type="string" office:string-value="0" calcext:value-type="string">
            <text:p>0</text:p>
          </table:table-cell>
          <table:table-cell table:formula="of:=[.AL132]&amp;IF(ISBLANK([.M132]);&quot;&quot;;&quot;/&quot;&amp;[.M132])" office:value-type="string" office:string-value="0" calcext:value-type="string">
            <text:p>0</text:p>
          </table:table-cell>
          <table:table-cell table:formula="of:=[.AM132]&amp;IF(ISBLANK([.N132]);&quot;&quot;;&quot;/&quot;&amp;[.N132])" office:value-type="string" office:string-value="0" calcext:value-type="string">
            <text:p>0</text:p>
          </table:table-cell>
          <table:table-cell table:formula="of:=[.AN132]&amp;IF(ISBLANK([.O132]);&quot;&quot;;&quot;/&quot;&amp;[.O132])" office:value-type="string" office:string-value="0" calcext:value-type="string">
            <text:p>0</text:p>
          </table:table-cell>
          <table:table-cell table:formula="of:=[.AO132]&amp;IF(ISBLANK([.P132]);&quot;&quot;;&quot;/&quot;&amp;[.P132])" office:value-type="string" office:string-value="0" calcext:value-type="string">
            <text:p>0</text:p>
          </table:table-cell>
          <table:table-cell table:formula="of:=[.AP132]&amp;IF(ISBLANK([.Q132]);&quot;&quot;;&quot;/&quot;&amp;[.Q132])" office:value-type="string" office:string-value="0" calcext:value-type="string">
            <text:p>0</text:p>
          </table:table-cell>
          <table:table-cell table:formula="of:=[.AQ132]&amp;IF(ISBLANK([.R132]);&quot;&quot;;&quot;/&quot;&amp;[.R132])" office:value-type="string" office:string-value="0" calcext:value-type="string">
            <text:p>0</text:p>
          </table:table-cell>
          <table:table-cell table:formula="of:=[.AR132]&amp;IF(ISBLANK([.S132]);&quot;&quot;;&quot;/&quot;&amp;[.S13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3]" office:value-type="float" office:value="0" calcext:value-type="float">
            <text:p>0</text:p>
          </table:table-cell>
          <table:table-cell table:formula="of:=[.AB133]&amp;IF(ISBLANK([.C133]);&quot;&quot;;&quot;/&quot;&amp;[.C133])" office:value-type="string" office:string-value="0" calcext:value-type="string">
            <text:p>0</text:p>
          </table:table-cell>
          <table:table-cell table:formula="of:=[.AC133]&amp;IF(ISBLANK([.D133]);&quot;&quot;;&quot;/&quot;&amp;[.D133])" office:value-type="string" office:string-value="0" calcext:value-type="string">
            <text:p>0</text:p>
          </table:table-cell>
          <table:table-cell table:formula="of:=[.AD133]&amp;IF(ISBLANK([.E133]);&quot;&quot;;&quot;/&quot;&amp;[.E133])" office:value-type="string" office:string-value="0" calcext:value-type="string">
            <text:p>0</text:p>
          </table:table-cell>
          <table:table-cell table:formula="of:=[.AE133]&amp;IF(ISBLANK([.F133]);&quot;&quot;;&quot;/&quot;&amp;[.F133])" office:value-type="string" office:string-value="0" calcext:value-type="string">
            <text:p>0</text:p>
          </table:table-cell>
          <table:table-cell table:formula="of:=[.AF133]&amp;IF(ISBLANK([.G133]);&quot;&quot;;&quot;/&quot;&amp;[.G133])" office:value-type="string" office:string-value="0" calcext:value-type="string">
            <text:p>0</text:p>
          </table:table-cell>
          <table:table-cell table:formula="of:=[.AG133]&amp;IF(ISBLANK([.H133]);&quot;&quot;;&quot;/&quot;&amp;[.H133])" office:value-type="string" office:string-value="0" calcext:value-type="string">
            <text:p>0</text:p>
          </table:table-cell>
          <table:table-cell table:formula="of:=[.AH133]&amp;IF(ISBLANK([.I133]);&quot;&quot;;&quot;/&quot;&amp;[.I133])" office:value-type="string" office:string-value="0" calcext:value-type="string">
            <text:p>0</text:p>
          </table:table-cell>
          <table:table-cell table:formula="of:=[.AI133]&amp;IF(ISBLANK([.J133]);&quot;&quot;;&quot;/&quot;&amp;[.J133])" office:value-type="string" office:string-value="0" calcext:value-type="string">
            <text:p>0</text:p>
          </table:table-cell>
          <table:table-cell table:formula="of:=[.AJ133]&amp;IF(ISBLANK([.K133]);&quot;&quot;;&quot;/&quot;&amp;[.K133])" office:value-type="string" office:string-value="0" calcext:value-type="string">
            <text:p>0</text:p>
          </table:table-cell>
          <table:table-cell table:formula="of:=[.AK133]&amp;IF(ISBLANK([.L133]);&quot;&quot;;&quot;/&quot;&amp;[.L133])" office:value-type="string" office:string-value="0" calcext:value-type="string">
            <text:p>0</text:p>
          </table:table-cell>
          <table:table-cell table:formula="of:=[.AL133]&amp;IF(ISBLANK([.M133]);&quot;&quot;;&quot;/&quot;&amp;[.M133])" office:value-type="string" office:string-value="0" calcext:value-type="string">
            <text:p>0</text:p>
          </table:table-cell>
          <table:table-cell table:formula="of:=[.AM133]&amp;IF(ISBLANK([.N133]);&quot;&quot;;&quot;/&quot;&amp;[.N133])" office:value-type="string" office:string-value="0" calcext:value-type="string">
            <text:p>0</text:p>
          </table:table-cell>
          <table:table-cell table:formula="of:=[.AN133]&amp;IF(ISBLANK([.O133]);&quot;&quot;;&quot;/&quot;&amp;[.O133])" office:value-type="string" office:string-value="0" calcext:value-type="string">
            <text:p>0</text:p>
          </table:table-cell>
          <table:table-cell table:formula="of:=[.AO133]&amp;IF(ISBLANK([.P133]);&quot;&quot;;&quot;/&quot;&amp;[.P133])" office:value-type="string" office:string-value="0" calcext:value-type="string">
            <text:p>0</text:p>
          </table:table-cell>
          <table:table-cell table:formula="of:=[.AP133]&amp;IF(ISBLANK([.Q133]);&quot;&quot;;&quot;/&quot;&amp;[.Q133])" office:value-type="string" office:string-value="0" calcext:value-type="string">
            <text:p>0</text:p>
          </table:table-cell>
          <table:table-cell table:formula="of:=[.AQ133]&amp;IF(ISBLANK([.R133]);&quot;&quot;;&quot;/&quot;&amp;[.R133])" office:value-type="string" office:string-value="0" calcext:value-type="string">
            <text:p>0</text:p>
          </table:table-cell>
          <table:table-cell table:formula="of:=[.AR133]&amp;IF(ISBLANK([.S133]);&quot;&quot;;&quot;/&quot;&amp;[.S13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4]" office:value-type="float" office:value="0" calcext:value-type="float">
            <text:p>0</text:p>
          </table:table-cell>
          <table:table-cell table:formula="of:=[.AB134]&amp;IF(ISBLANK([.C134]);&quot;&quot;;&quot;/&quot;&amp;[.C134])" office:value-type="string" office:string-value="0" calcext:value-type="string">
            <text:p>0</text:p>
          </table:table-cell>
          <table:table-cell table:formula="of:=[.AC134]&amp;IF(ISBLANK([.D134]);&quot;&quot;;&quot;/&quot;&amp;[.D134])" office:value-type="string" office:string-value="0" calcext:value-type="string">
            <text:p>0</text:p>
          </table:table-cell>
          <table:table-cell table:formula="of:=[.AD134]&amp;IF(ISBLANK([.E134]);&quot;&quot;;&quot;/&quot;&amp;[.E134])" office:value-type="string" office:string-value="0" calcext:value-type="string">
            <text:p>0</text:p>
          </table:table-cell>
          <table:table-cell table:formula="of:=[.AE134]&amp;IF(ISBLANK([.F134]);&quot;&quot;;&quot;/&quot;&amp;[.F134])" office:value-type="string" office:string-value="0" calcext:value-type="string">
            <text:p>0</text:p>
          </table:table-cell>
          <table:table-cell table:formula="of:=[.AF134]&amp;IF(ISBLANK([.G134]);&quot;&quot;;&quot;/&quot;&amp;[.G134])" office:value-type="string" office:string-value="0" calcext:value-type="string">
            <text:p>0</text:p>
          </table:table-cell>
          <table:table-cell table:formula="of:=[.AG134]&amp;IF(ISBLANK([.H134]);&quot;&quot;;&quot;/&quot;&amp;[.H134])" office:value-type="string" office:string-value="0" calcext:value-type="string">
            <text:p>0</text:p>
          </table:table-cell>
          <table:table-cell table:formula="of:=[.AH134]&amp;IF(ISBLANK([.I134]);&quot;&quot;;&quot;/&quot;&amp;[.I134])" office:value-type="string" office:string-value="0" calcext:value-type="string">
            <text:p>0</text:p>
          </table:table-cell>
          <table:table-cell table:formula="of:=[.AI134]&amp;IF(ISBLANK([.J134]);&quot;&quot;;&quot;/&quot;&amp;[.J134])" office:value-type="string" office:string-value="0" calcext:value-type="string">
            <text:p>0</text:p>
          </table:table-cell>
          <table:table-cell table:formula="of:=[.AJ134]&amp;IF(ISBLANK([.K134]);&quot;&quot;;&quot;/&quot;&amp;[.K134])" office:value-type="string" office:string-value="0" calcext:value-type="string">
            <text:p>0</text:p>
          </table:table-cell>
          <table:table-cell table:formula="of:=[.AK134]&amp;IF(ISBLANK([.L134]);&quot;&quot;;&quot;/&quot;&amp;[.L134])" office:value-type="string" office:string-value="0" calcext:value-type="string">
            <text:p>0</text:p>
          </table:table-cell>
          <table:table-cell table:formula="of:=[.AL134]&amp;IF(ISBLANK([.M134]);&quot;&quot;;&quot;/&quot;&amp;[.M134])" office:value-type="string" office:string-value="0" calcext:value-type="string">
            <text:p>0</text:p>
          </table:table-cell>
          <table:table-cell table:formula="of:=[.AM134]&amp;IF(ISBLANK([.N134]);&quot;&quot;;&quot;/&quot;&amp;[.N134])" office:value-type="string" office:string-value="0" calcext:value-type="string">
            <text:p>0</text:p>
          </table:table-cell>
          <table:table-cell table:formula="of:=[.AN134]&amp;IF(ISBLANK([.O134]);&quot;&quot;;&quot;/&quot;&amp;[.O134])" office:value-type="string" office:string-value="0" calcext:value-type="string">
            <text:p>0</text:p>
          </table:table-cell>
          <table:table-cell table:formula="of:=[.AO134]&amp;IF(ISBLANK([.P134]);&quot;&quot;;&quot;/&quot;&amp;[.P134])" office:value-type="string" office:string-value="0" calcext:value-type="string">
            <text:p>0</text:p>
          </table:table-cell>
          <table:table-cell table:formula="of:=[.AP134]&amp;IF(ISBLANK([.Q134]);&quot;&quot;;&quot;/&quot;&amp;[.Q134])" office:value-type="string" office:string-value="0" calcext:value-type="string">
            <text:p>0</text:p>
          </table:table-cell>
          <table:table-cell table:formula="of:=[.AQ134]&amp;IF(ISBLANK([.R134]);&quot;&quot;;&quot;/&quot;&amp;[.R134])" office:value-type="string" office:string-value="0" calcext:value-type="string">
            <text:p>0</text:p>
          </table:table-cell>
          <table:table-cell table:formula="of:=[.AR134]&amp;IF(ISBLANK([.S134]);&quot;&quot;;&quot;/&quot;&amp;[.S13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5]" office:value-type="float" office:value="0" calcext:value-type="float">
            <text:p>0</text:p>
          </table:table-cell>
          <table:table-cell table:formula="of:=[.AB135]&amp;IF(ISBLANK([.C135]);&quot;&quot;;&quot;/&quot;&amp;[.C135])" office:value-type="string" office:string-value="0" calcext:value-type="string">
            <text:p>0</text:p>
          </table:table-cell>
          <table:table-cell table:formula="of:=[.AC135]&amp;IF(ISBLANK([.D135]);&quot;&quot;;&quot;/&quot;&amp;[.D135])" office:value-type="string" office:string-value="0" calcext:value-type="string">
            <text:p>0</text:p>
          </table:table-cell>
          <table:table-cell table:formula="of:=[.AD135]&amp;IF(ISBLANK([.E135]);&quot;&quot;;&quot;/&quot;&amp;[.E135])" office:value-type="string" office:string-value="0" calcext:value-type="string">
            <text:p>0</text:p>
          </table:table-cell>
          <table:table-cell table:formula="of:=[.AE135]&amp;IF(ISBLANK([.F135]);&quot;&quot;;&quot;/&quot;&amp;[.F135])" office:value-type="string" office:string-value="0" calcext:value-type="string">
            <text:p>0</text:p>
          </table:table-cell>
          <table:table-cell table:formula="of:=[.AF135]&amp;IF(ISBLANK([.G135]);&quot;&quot;;&quot;/&quot;&amp;[.G135])" office:value-type="string" office:string-value="0" calcext:value-type="string">
            <text:p>0</text:p>
          </table:table-cell>
          <table:table-cell table:formula="of:=[.AG135]&amp;IF(ISBLANK([.H135]);&quot;&quot;;&quot;/&quot;&amp;[.H135])" office:value-type="string" office:string-value="0" calcext:value-type="string">
            <text:p>0</text:p>
          </table:table-cell>
          <table:table-cell table:formula="of:=[.AH135]&amp;IF(ISBLANK([.I135]);&quot;&quot;;&quot;/&quot;&amp;[.I135])" office:value-type="string" office:string-value="0" calcext:value-type="string">
            <text:p>0</text:p>
          </table:table-cell>
          <table:table-cell table:formula="of:=[.AI135]&amp;IF(ISBLANK([.J135]);&quot;&quot;;&quot;/&quot;&amp;[.J135])" office:value-type="string" office:string-value="0" calcext:value-type="string">
            <text:p>0</text:p>
          </table:table-cell>
          <table:table-cell table:formula="of:=[.AJ135]&amp;IF(ISBLANK([.K135]);&quot;&quot;;&quot;/&quot;&amp;[.K135])" office:value-type="string" office:string-value="0" calcext:value-type="string">
            <text:p>0</text:p>
          </table:table-cell>
          <table:table-cell table:formula="of:=[.AK135]&amp;IF(ISBLANK([.L135]);&quot;&quot;;&quot;/&quot;&amp;[.L135])" office:value-type="string" office:string-value="0" calcext:value-type="string">
            <text:p>0</text:p>
          </table:table-cell>
          <table:table-cell table:formula="of:=[.AL135]&amp;IF(ISBLANK([.M135]);&quot;&quot;;&quot;/&quot;&amp;[.M135])" office:value-type="string" office:string-value="0" calcext:value-type="string">
            <text:p>0</text:p>
          </table:table-cell>
          <table:table-cell table:formula="of:=[.AM135]&amp;IF(ISBLANK([.N135]);&quot;&quot;;&quot;/&quot;&amp;[.N135])" office:value-type="string" office:string-value="0" calcext:value-type="string">
            <text:p>0</text:p>
          </table:table-cell>
          <table:table-cell table:formula="of:=[.AN135]&amp;IF(ISBLANK([.O135]);&quot;&quot;;&quot;/&quot;&amp;[.O135])" office:value-type="string" office:string-value="0" calcext:value-type="string">
            <text:p>0</text:p>
          </table:table-cell>
          <table:table-cell table:formula="of:=[.AO135]&amp;IF(ISBLANK([.P135]);&quot;&quot;;&quot;/&quot;&amp;[.P135])" office:value-type="string" office:string-value="0" calcext:value-type="string">
            <text:p>0</text:p>
          </table:table-cell>
          <table:table-cell table:formula="of:=[.AP135]&amp;IF(ISBLANK([.Q135]);&quot;&quot;;&quot;/&quot;&amp;[.Q135])" office:value-type="string" office:string-value="0" calcext:value-type="string">
            <text:p>0</text:p>
          </table:table-cell>
          <table:table-cell table:formula="of:=[.AQ135]&amp;IF(ISBLANK([.R135]);&quot;&quot;;&quot;/&quot;&amp;[.R135])" office:value-type="string" office:string-value="0" calcext:value-type="string">
            <text:p>0</text:p>
          </table:table-cell>
          <table:table-cell table:formula="of:=[.AR135]&amp;IF(ISBLANK([.S135]);&quot;&quot;;&quot;/&quot;&amp;[.S13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6]" office:value-type="float" office:value="0" calcext:value-type="float">
            <text:p>0</text:p>
          </table:table-cell>
          <table:table-cell table:formula="of:=[.AB136]&amp;IF(ISBLANK([.C136]);&quot;&quot;;&quot;/&quot;&amp;[.C136])" office:value-type="string" office:string-value="0" calcext:value-type="string">
            <text:p>0</text:p>
          </table:table-cell>
          <table:table-cell table:formula="of:=[.AC136]&amp;IF(ISBLANK([.D136]);&quot;&quot;;&quot;/&quot;&amp;[.D136])" office:value-type="string" office:string-value="0" calcext:value-type="string">
            <text:p>0</text:p>
          </table:table-cell>
          <table:table-cell table:formula="of:=[.AD136]&amp;IF(ISBLANK([.E136]);&quot;&quot;;&quot;/&quot;&amp;[.E136])" office:value-type="string" office:string-value="0" calcext:value-type="string">
            <text:p>0</text:p>
          </table:table-cell>
          <table:table-cell table:formula="of:=[.AE136]&amp;IF(ISBLANK([.F136]);&quot;&quot;;&quot;/&quot;&amp;[.F136])" office:value-type="string" office:string-value="0" calcext:value-type="string">
            <text:p>0</text:p>
          </table:table-cell>
          <table:table-cell table:formula="of:=[.AF136]&amp;IF(ISBLANK([.G136]);&quot;&quot;;&quot;/&quot;&amp;[.G136])" office:value-type="string" office:string-value="0" calcext:value-type="string">
            <text:p>0</text:p>
          </table:table-cell>
          <table:table-cell table:formula="of:=[.AG136]&amp;IF(ISBLANK([.H136]);&quot;&quot;;&quot;/&quot;&amp;[.H136])" office:value-type="string" office:string-value="0" calcext:value-type="string">
            <text:p>0</text:p>
          </table:table-cell>
          <table:table-cell table:formula="of:=[.AH136]&amp;IF(ISBLANK([.I136]);&quot;&quot;;&quot;/&quot;&amp;[.I136])" office:value-type="string" office:string-value="0" calcext:value-type="string">
            <text:p>0</text:p>
          </table:table-cell>
          <table:table-cell table:formula="of:=[.AI136]&amp;IF(ISBLANK([.J136]);&quot;&quot;;&quot;/&quot;&amp;[.J136])" office:value-type="string" office:string-value="0" calcext:value-type="string">
            <text:p>0</text:p>
          </table:table-cell>
          <table:table-cell table:formula="of:=[.AJ136]&amp;IF(ISBLANK([.K136]);&quot;&quot;;&quot;/&quot;&amp;[.K136])" office:value-type="string" office:string-value="0" calcext:value-type="string">
            <text:p>0</text:p>
          </table:table-cell>
          <table:table-cell table:formula="of:=[.AK136]&amp;IF(ISBLANK([.L136]);&quot;&quot;;&quot;/&quot;&amp;[.L136])" office:value-type="string" office:string-value="0" calcext:value-type="string">
            <text:p>0</text:p>
          </table:table-cell>
          <table:table-cell table:formula="of:=[.AL136]&amp;IF(ISBLANK([.M136]);&quot;&quot;;&quot;/&quot;&amp;[.M136])" office:value-type="string" office:string-value="0" calcext:value-type="string">
            <text:p>0</text:p>
          </table:table-cell>
          <table:table-cell table:formula="of:=[.AM136]&amp;IF(ISBLANK([.N136]);&quot;&quot;;&quot;/&quot;&amp;[.N136])" office:value-type="string" office:string-value="0" calcext:value-type="string">
            <text:p>0</text:p>
          </table:table-cell>
          <table:table-cell table:formula="of:=[.AN136]&amp;IF(ISBLANK([.O136]);&quot;&quot;;&quot;/&quot;&amp;[.O136])" office:value-type="string" office:string-value="0" calcext:value-type="string">
            <text:p>0</text:p>
          </table:table-cell>
          <table:table-cell table:formula="of:=[.AO136]&amp;IF(ISBLANK([.P136]);&quot;&quot;;&quot;/&quot;&amp;[.P136])" office:value-type="string" office:string-value="0" calcext:value-type="string">
            <text:p>0</text:p>
          </table:table-cell>
          <table:table-cell table:formula="of:=[.AP136]&amp;IF(ISBLANK([.Q136]);&quot;&quot;;&quot;/&quot;&amp;[.Q136])" office:value-type="string" office:string-value="0" calcext:value-type="string">
            <text:p>0</text:p>
          </table:table-cell>
          <table:table-cell table:formula="of:=[.AQ136]&amp;IF(ISBLANK([.R136]);&quot;&quot;;&quot;/&quot;&amp;[.R136])" office:value-type="string" office:string-value="0" calcext:value-type="string">
            <text:p>0</text:p>
          </table:table-cell>
          <table:table-cell table:formula="of:=[.AR136]&amp;IF(ISBLANK([.S136]);&quot;&quot;;&quot;/&quot;&amp;[.S13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7]" office:value-type="float" office:value="0" calcext:value-type="float">
            <text:p>0</text:p>
          </table:table-cell>
          <table:table-cell table:formula="of:=[.AB137]&amp;IF(ISBLANK([.C137]);&quot;&quot;;&quot;/&quot;&amp;[.C137])" office:value-type="string" office:string-value="0" calcext:value-type="string">
            <text:p>0</text:p>
          </table:table-cell>
          <table:table-cell table:formula="of:=[.AC137]&amp;IF(ISBLANK([.D137]);&quot;&quot;;&quot;/&quot;&amp;[.D137])" office:value-type="string" office:string-value="0" calcext:value-type="string">
            <text:p>0</text:p>
          </table:table-cell>
          <table:table-cell table:formula="of:=[.AD137]&amp;IF(ISBLANK([.E137]);&quot;&quot;;&quot;/&quot;&amp;[.E137])" office:value-type="string" office:string-value="0" calcext:value-type="string">
            <text:p>0</text:p>
          </table:table-cell>
          <table:table-cell table:formula="of:=[.AE137]&amp;IF(ISBLANK([.F137]);&quot;&quot;;&quot;/&quot;&amp;[.F137])" office:value-type="string" office:string-value="0" calcext:value-type="string">
            <text:p>0</text:p>
          </table:table-cell>
          <table:table-cell table:formula="of:=[.AF137]&amp;IF(ISBLANK([.G137]);&quot;&quot;;&quot;/&quot;&amp;[.G137])" office:value-type="string" office:string-value="0" calcext:value-type="string">
            <text:p>0</text:p>
          </table:table-cell>
          <table:table-cell table:formula="of:=[.AG137]&amp;IF(ISBLANK([.H137]);&quot;&quot;;&quot;/&quot;&amp;[.H137])" office:value-type="string" office:string-value="0" calcext:value-type="string">
            <text:p>0</text:p>
          </table:table-cell>
          <table:table-cell table:formula="of:=[.AH137]&amp;IF(ISBLANK([.I137]);&quot;&quot;;&quot;/&quot;&amp;[.I137])" office:value-type="string" office:string-value="0" calcext:value-type="string">
            <text:p>0</text:p>
          </table:table-cell>
          <table:table-cell table:formula="of:=[.AI137]&amp;IF(ISBLANK([.J137]);&quot;&quot;;&quot;/&quot;&amp;[.J137])" office:value-type="string" office:string-value="0" calcext:value-type="string">
            <text:p>0</text:p>
          </table:table-cell>
          <table:table-cell table:formula="of:=[.AJ137]&amp;IF(ISBLANK([.K137]);&quot;&quot;;&quot;/&quot;&amp;[.K137])" office:value-type="string" office:string-value="0" calcext:value-type="string">
            <text:p>0</text:p>
          </table:table-cell>
          <table:table-cell table:formula="of:=[.AK137]&amp;IF(ISBLANK([.L137]);&quot;&quot;;&quot;/&quot;&amp;[.L137])" office:value-type="string" office:string-value="0" calcext:value-type="string">
            <text:p>0</text:p>
          </table:table-cell>
          <table:table-cell table:formula="of:=[.AL137]&amp;IF(ISBLANK([.M137]);&quot;&quot;;&quot;/&quot;&amp;[.M137])" office:value-type="string" office:string-value="0" calcext:value-type="string">
            <text:p>0</text:p>
          </table:table-cell>
          <table:table-cell table:formula="of:=[.AM137]&amp;IF(ISBLANK([.N137]);&quot;&quot;;&quot;/&quot;&amp;[.N137])" office:value-type="string" office:string-value="0" calcext:value-type="string">
            <text:p>0</text:p>
          </table:table-cell>
          <table:table-cell table:formula="of:=[.AN137]&amp;IF(ISBLANK([.O137]);&quot;&quot;;&quot;/&quot;&amp;[.O137])" office:value-type="string" office:string-value="0" calcext:value-type="string">
            <text:p>0</text:p>
          </table:table-cell>
          <table:table-cell table:formula="of:=[.AO137]&amp;IF(ISBLANK([.P137]);&quot;&quot;;&quot;/&quot;&amp;[.P137])" office:value-type="string" office:string-value="0" calcext:value-type="string">
            <text:p>0</text:p>
          </table:table-cell>
          <table:table-cell table:formula="of:=[.AP137]&amp;IF(ISBLANK([.Q137]);&quot;&quot;;&quot;/&quot;&amp;[.Q137])" office:value-type="string" office:string-value="0" calcext:value-type="string">
            <text:p>0</text:p>
          </table:table-cell>
          <table:table-cell table:formula="of:=[.AQ137]&amp;IF(ISBLANK([.R137]);&quot;&quot;;&quot;/&quot;&amp;[.R137])" office:value-type="string" office:string-value="0" calcext:value-type="string">
            <text:p>0</text:p>
          </table:table-cell>
          <table:table-cell table:formula="of:=[.AR137]&amp;IF(ISBLANK([.S137]);&quot;&quot;;&quot;/&quot;&amp;[.S13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8]" office:value-type="float" office:value="0" calcext:value-type="float">
            <text:p>0</text:p>
          </table:table-cell>
          <table:table-cell table:formula="of:=[.AB138]&amp;IF(ISBLANK([.C138]);&quot;&quot;;&quot;/&quot;&amp;[.C138])" office:value-type="string" office:string-value="0" calcext:value-type="string">
            <text:p>0</text:p>
          </table:table-cell>
          <table:table-cell table:formula="of:=[.AC138]&amp;IF(ISBLANK([.D138]);&quot;&quot;;&quot;/&quot;&amp;[.D138])" office:value-type="string" office:string-value="0" calcext:value-type="string">
            <text:p>0</text:p>
          </table:table-cell>
          <table:table-cell table:formula="of:=[.AD138]&amp;IF(ISBLANK([.E138]);&quot;&quot;;&quot;/&quot;&amp;[.E138])" office:value-type="string" office:string-value="0" calcext:value-type="string">
            <text:p>0</text:p>
          </table:table-cell>
          <table:table-cell table:formula="of:=[.AE138]&amp;IF(ISBLANK([.F138]);&quot;&quot;;&quot;/&quot;&amp;[.F138])" office:value-type="string" office:string-value="0" calcext:value-type="string">
            <text:p>0</text:p>
          </table:table-cell>
          <table:table-cell table:formula="of:=[.AF138]&amp;IF(ISBLANK([.G138]);&quot;&quot;;&quot;/&quot;&amp;[.G138])" office:value-type="string" office:string-value="0" calcext:value-type="string">
            <text:p>0</text:p>
          </table:table-cell>
          <table:table-cell table:formula="of:=[.AG138]&amp;IF(ISBLANK([.H138]);&quot;&quot;;&quot;/&quot;&amp;[.H138])" office:value-type="string" office:string-value="0" calcext:value-type="string">
            <text:p>0</text:p>
          </table:table-cell>
          <table:table-cell table:formula="of:=[.AH138]&amp;IF(ISBLANK([.I138]);&quot;&quot;;&quot;/&quot;&amp;[.I138])" office:value-type="string" office:string-value="0" calcext:value-type="string">
            <text:p>0</text:p>
          </table:table-cell>
          <table:table-cell table:formula="of:=[.AI138]&amp;IF(ISBLANK([.J138]);&quot;&quot;;&quot;/&quot;&amp;[.J138])" office:value-type="string" office:string-value="0" calcext:value-type="string">
            <text:p>0</text:p>
          </table:table-cell>
          <table:table-cell table:formula="of:=[.AJ138]&amp;IF(ISBLANK([.K138]);&quot;&quot;;&quot;/&quot;&amp;[.K138])" office:value-type="string" office:string-value="0" calcext:value-type="string">
            <text:p>0</text:p>
          </table:table-cell>
          <table:table-cell table:formula="of:=[.AK138]&amp;IF(ISBLANK([.L138]);&quot;&quot;;&quot;/&quot;&amp;[.L138])" office:value-type="string" office:string-value="0" calcext:value-type="string">
            <text:p>0</text:p>
          </table:table-cell>
          <table:table-cell table:formula="of:=[.AL138]&amp;IF(ISBLANK([.M138]);&quot;&quot;;&quot;/&quot;&amp;[.M138])" office:value-type="string" office:string-value="0" calcext:value-type="string">
            <text:p>0</text:p>
          </table:table-cell>
          <table:table-cell table:formula="of:=[.AM138]&amp;IF(ISBLANK([.N138]);&quot;&quot;;&quot;/&quot;&amp;[.N138])" office:value-type="string" office:string-value="0" calcext:value-type="string">
            <text:p>0</text:p>
          </table:table-cell>
          <table:table-cell table:formula="of:=[.AN138]&amp;IF(ISBLANK([.O138]);&quot;&quot;;&quot;/&quot;&amp;[.O138])" office:value-type="string" office:string-value="0" calcext:value-type="string">
            <text:p>0</text:p>
          </table:table-cell>
          <table:table-cell table:formula="of:=[.AO138]&amp;IF(ISBLANK([.P138]);&quot;&quot;;&quot;/&quot;&amp;[.P138])" office:value-type="string" office:string-value="0" calcext:value-type="string">
            <text:p>0</text:p>
          </table:table-cell>
          <table:table-cell table:formula="of:=[.AP138]&amp;IF(ISBLANK([.Q138]);&quot;&quot;;&quot;/&quot;&amp;[.Q138])" office:value-type="string" office:string-value="0" calcext:value-type="string">
            <text:p>0</text:p>
          </table:table-cell>
          <table:table-cell table:formula="of:=[.AQ138]&amp;IF(ISBLANK([.R138]);&quot;&quot;;&quot;/&quot;&amp;[.R138])" office:value-type="string" office:string-value="0" calcext:value-type="string">
            <text:p>0</text:p>
          </table:table-cell>
          <table:table-cell table:formula="of:=[.AR138]&amp;IF(ISBLANK([.S138]);&quot;&quot;;&quot;/&quot;&amp;[.S13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9]" office:value-type="float" office:value="0" calcext:value-type="float">
            <text:p>0</text:p>
          </table:table-cell>
          <table:table-cell table:formula="of:=[.AB139]&amp;IF(ISBLANK([.C139]);&quot;&quot;;&quot;/&quot;&amp;[.C139])" office:value-type="string" office:string-value="0" calcext:value-type="string">
            <text:p>0</text:p>
          </table:table-cell>
          <table:table-cell table:formula="of:=[.AC139]&amp;IF(ISBLANK([.D139]);&quot;&quot;;&quot;/&quot;&amp;[.D139])" office:value-type="string" office:string-value="0" calcext:value-type="string">
            <text:p>0</text:p>
          </table:table-cell>
          <table:table-cell table:formula="of:=[.AD139]&amp;IF(ISBLANK([.E139]);&quot;&quot;;&quot;/&quot;&amp;[.E139])" office:value-type="string" office:string-value="0" calcext:value-type="string">
            <text:p>0</text:p>
          </table:table-cell>
          <table:table-cell table:formula="of:=[.AE139]&amp;IF(ISBLANK([.F139]);&quot;&quot;;&quot;/&quot;&amp;[.F139])" office:value-type="string" office:string-value="0" calcext:value-type="string">
            <text:p>0</text:p>
          </table:table-cell>
          <table:table-cell table:formula="of:=[.AF139]&amp;IF(ISBLANK([.G139]);&quot;&quot;;&quot;/&quot;&amp;[.G139])" office:value-type="string" office:string-value="0" calcext:value-type="string">
            <text:p>0</text:p>
          </table:table-cell>
          <table:table-cell table:formula="of:=[.AG139]&amp;IF(ISBLANK([.H139]);&quot;&quot;;&quot;/&quot;&amp;[.H139])" office:value-type="string" office:string-value="0" calcext:value-type="string">
            <text:p>0</text:p>
          </table:table-cell>
          <table:table-cell table:formula="of:=[.AH139]&amp;IF(ISBLANK([.I139]);&quot;&quot;;&quot;/&quot;&amp;[.I139])" office:value-type="string" office:string-value="0" calcext:value-type="string">
            <text:p>0</text:p>
          </table:table-cell>
          <table:table-cell table:formula="of:=[.AI139]&amp;IF(ISBLANK([.J139]);&quot;&quot;;&quot;/&quot;&amp;[.J139])" office:value-type="string" office:string-value="0" calcext:value-type="string">
            <text:p>0</text:p>
          </table:table-cell>
          <table:table-cell table:formula="of:=[.AJ139]&amp;IF(ISBLANK([.K139]);&quot;&quot;;&quot;/&quot;&amp;[.K139])" office:value-type="string" office:string-value="0" calcext:value-type="string">
            <text:p>0</text:p>
          </table:table-cell>
          <table:table-cell table:formula="of:=[.AK139]&amp;IF(ISBLANK([.L139]);&quot;&quot;;&quot;/&quot;&amp;[.L139])" office:value-type="string" office:string-value="0" calcext:value-type="string">
            <text:p>0</text:p>
          </table:table-cell>
          <table:table-cell table:formula="of:=[.AL139]&amp;IF(ISBLANK([.M139]);&quot;&quot;;&quot;/&quot;&amp;[.M139])" office:value-type="string" office:string-value="0" calcext:value-type="string">
            <text:p>0</text:p>
          </table:table-cell>
          <table:table-cell table:formula="of:=[.AM139]&amp;IF(ISBLANK([.N139]);&quot;&quot;;&quot;/&quot;&amp;[.N139])" office:value-type="string" office:string-value="0" calcext:value-type="string">
            <text:p>0</text:p>
          </table:table-cell>
          <table:table-cell table:formula="of:=[.AN139]&amp;IF(ISBLANK([.O139]);&quot;&quot;;&quot;/&quot;&amp;[.O139])" office:value-type="string" office:string-value="0" calcext:value-type="string">
            <text:p>0</text:p>
          </table:table-cell>
          <table:table-cell table:formula="of:=[.AO139]&amp;IF(ISBLANK([.P139]);&quot;&quot;;&quot;/&quot;&amp;[.P139])" office:value-type="string" office:string-value="0" calcext:value-type="string">
            <text:p>0</text:p>
          </table:table-cell>
          <table:table-cell table:formula="of:=[.AP139]&amp;IF(ISBLANK([.Q139]);&quot;&quot;;&quot;/&quot;&amp;[.Q139])" office:value-type="string" office:string-value="0" calcext:value-type="string">
            <text:p>0</text:p>
          </table:table-cell>
          <table:table-cell table:formula="of:=[.AQ139]&amp;IF(ISBLANK([.R139]);&quot;&quot;;&quot;/&quot;&amp;[.R139])" office:value-type="string" office:string-value="0" calcext:value-type="string">
            <text:p>0</text:p>
          </table:table-cell>
          <table:table-cell table:formula="of:=[.AR139]&amp;IF(ISBLANK([.S139]);&quot;&quot;;&quot;/&quot;&amp;[.S13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0]" office:value-type="float" office:value="0" calcext:value-type="float">
            <text:p>0</text:p>
          </table:table-cell>
          <table:table-cell table:formula="of:=[.AB140]&amp;IF(ISBLANK([.C140]);&quot;&quot;;&quot;/&quot;&amp;[.C140])" office:value-type="string" office:string-value="0" calcext:value-type="string">
            <text:p>0</text:p>
          </table:table-cell>
          <table:table-cell table:formula="of:=[.AC140]&amp;IF(ISBLANK([.D140]);&quot;&quot;;&quot;/&quot;&amp;[.D140])" office:value-type="string" office:string-value="0" calcext:value-type="string">
            <text:p>0</text:p>
          </table:table-cell>
          <table:table-cell table:formula="of:=[.AD140]&amp;IF(ISBLANK([.E140]);&quot;&quot;;&quot;/&quot;&amp;[.E140])" office:value-type="string" office:string-value="0" calcext:value-type="string">
            <text:p>0</text:p>
          </table:table-cell>
          <table:table-cell table:formula="of:=[.AE140]&amp;IF(ISBLANK([.F140]);&quot;&quot;;&quot;/&quot;&amp;[.F140])" office:value-type="string" office:string-value="0" calcext:value-type="string">
            <text:p>0</text:p>
          </table:table-cell>
          <table:table-cell table:formula="of:=[.AF140]&amp;IF(ISBLANK([.G140]);&quot;&quot;;&quot;/&quot;&amp;[.G140])" office:value-type="string" office:string-value="0" calcext:value-type="string">
            <text:p>0</text:p>
          </table:table-cell>
          <table:table-cell table:formula="of:=[.AG140]&amp;IF(ISBLANK([.H140]);&quot;&quot;;&quot;/&quot;&amp;[.H140])" office:value-type="string" office:string-value="0" calcext:value-type="string">
            <text:p>0</text:p>
          </table:table-cell>
          <table:table-cell table:formula="of:=[.AH140]&amp;IF(ISBLANK([.I140]);&quot;&quot;;&quot;/&quot;&amp;[.I140])" office:value-type="string" office:string-value="0" calcext:value-type="string">
            <text:p>0</text:p>
          </table:table-cell>
          <table:table-cell table:formula="of:=[.AI140]&amp;IF(ISBLANK([.J140]);&quot;&quot;;&quot;/&quot;&amp;[.J140])" office:value-type="string" office:string-value="0" calcext:value-type="string">
            <text:p>0</text:p>
          </table:table-cell>
          <table:table-cell table:formula="of:=[.AJ140]&amp;IF(ISBLANK([.K140]);&quot;&quot;;&quot;/&quot;&amp;[.K140])" office:value-type="string" office:string-value="0" calcext:value-type="string">
            <text:p>0</text:p>
          </table:table-cell>
          <table:table-cell table:formula="of:=[.AK140]&amp;IF(ISBLANK([.L140]);&quot;&quot;;&quot;/&quot;&amp;[.L140])" office:value-type="string" office:string-value="0" calcext:value-type="string">
            <text:p>0</text:p>
          </table:table-cell>
          <table:table-cell table:formula="of:=[.AL140]&amp;IF(ISBLANK([.M140]);&quot;&quot;;&quot;/&quot;&amp;[.M140])" office:value-type="string" office:string-value="0" calcext:value-type="string">
            <text:p>0</text:p>
          </table:table-cell>
          <table:table-cell table:formula="of:=[.AM140]&amp;IF(ISBLANK([.N140]);&quot;&quot;;&quot;/&quot;&amp;[.N140])" office:value-type="string" office:string-value="0" calcext:value-type="string">
            <text:p>0</text:p>
          </table:table-cell>
          <table:table-cell table:formula="of:=[.AN140]&amp;IF(ISBLANK([.O140]);&quot;&quot;;&quot;/&quot;&amp;[.O140])" office:value-type="string" office:string-value="0" calcext:value-type="string">
            <text:p>0</text:p>
          </table:table-cell>
          <table:table-cell table:formula="of:=[.AO140]&amp;IF(ISBLANK([.P140]);&quot;&quot;;&quot;/&quot;&amp;[.P140])" office:value-type="string" office:string-value="0" calcext:value-type="string">
            <text:p>0</text:p>
          </table:table-cell>
          <table:table-cell table:formula="of:=[.AP140]&amp;IF(ISBLANK([.Q140]);&quot;&quot;;&quot;/&quot;&amp;[.Q140])" office:value-type="string" office:string-value="0" calcext:value-type="string">
            <text:p>0</text:p>
          </table:table-cell>
          <table:table-cell table:formula="of:=[.AQ140]&amp;IF(ISBLANK([.R140]);&quot;&quot;;&quot;/&quot;&amp;[.R140])" office:value-type="string" office:string-value="0" calcext:value-type="string">
            <text:p>0</text:p>
          </table:table-cell>
          <table:table-cell table:formula="of:=[.AR140]&amp;IF(ISBLANK([.S140]);&quot;&quot;;&quot;/&quot;&amp;[.S14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1]" office:value-type="float" office:value="0" calcext:value-type="float">
            <text:p>0</text:p>
          </table:table-cell>
          <table:table-cell table:formula="of:=[.AB141]&amp;IF(ISBLANK([.C141]);&quot;&quot;;&quot;/&quot;&amp;[.C141])" office:value-type="string" office:string-value="0" calcext:value-type="string">
            <text:p>0</text:p>
          </table:table-cell>
          <table:table-cell table:formula="of:=[.AC141]&amp;IF(ISBLANK([.D141]);&quot;&quot;;&quot;/&quot;&amp;[.D141])" office:value-type="string" office:string-value="0" calcext:value-type="string">
            <text:p>0</text:p>
          </table:table-cell>
          <table:table-cell table:formula="of:=[.AD141]&amp;IF(ISBLANK([.E141]);&quot;&quot;;&quot;/&quot;&amp;[.E141])" office:value-type="string" office:string-value="0" calcext:value-type="string">
            <text:p>0</text:p>
          </table:table-cell>
          <table:table-cell table:formula="of:=[.AE141]&amp;IF(ISBLANK([.F141]);&quot;&quot;;&quot;/&quot;&amp;[.F141])" office:value-type="string" office:string-value="0" calcext:value-type="string">
            <text:p>0</text:p>
          </table:table-cell>
          <table:table-cell table:formula="of:=[.AF141]&amp;IF(ISBLANK([.G141]);&quot;&quot;;&quot;/&quot;&amp;[.G141])" office:value-type="string" office:string-value="0" calcext:value-type="string">
            <text:p>0</text:p>
          </table:table-cell>
          <table:table-cell table:formula="of:=[.AG141]&amp;IF(ISBLANK([.H141]);&quot;&quot;;&quot;/&quot;&amp;[.H141])" office:value-type="string" office:string-value="0" calcext:value-type="string">
            <text:p>0</text:p>
          </table:table-cell>
          <table:table-cell table:formula="of:=[.AH141]&amp;IF(ISBLANK([.I141]);&quot;&quot;;&quot;/&quot;&amp;[.I141])" office:value-type="string" office:string-value="0" calcext:value-type="string">
            <text:p>0</text:p>
          </table:table-cell>
          <table:table-cell table:formula="of:=[.AI141]&amp;IF(ISBLANK([.J141]);&quot;&quot;;&quot;/&quot;&amp;[.J141])" office:value-type="string" office:string-value="0" calcext:value-type="string">
            <text:p>0</text:p>
          </table:table-cell>
          <table:table-cell table:formula="of:=[.AJ141]&amp;IF(ISBLANK([.K141]);&quot;&quot;;&quot;/&quot;&amp;[.K141])" office:value-type="string" office:string-value="0" calcext:value-type="string">
            <text:p>0</text:p>
          </table:table-cell>
          <table:table-cell table:formula="of:=[.AK141]&amp;IF(ISBLANK([.L141]);&quot;&quot;;&quot;/&quot;&amp;[.L141])" office:value-type="string" office:string-value="0" calcext:value-type="string">
            <text:p>0</text:p>
          </table:table-cell>
          <table:table-cell table:formula="of:=[.AL141]&amp;IF(ISBLANK([.M141]);&quot;&quot;;&quot;/&quot;&amp;[.M141])" office:value-type="string" office:string-value="0" calcext:value-type="string">
            <text:p>0</text:p>
          </table:table-cell>
          <table:table-cell table:formula="of:=[.AM141]&amp;IF(ISBLANK([.N141]);&quot;&quot;;&quot;/&quot;&amp;[.N141])" office:value-type="string" office:string-value="0" calcext:value-type="string">
            <text:p>0</text:p>
          </table:table-cell>
          <table:table-cell table:formula="of:=[.AN141]&amp;IF(ISBLANK([.O141]);&quot;&quot;;&quot;/&quot;&amp;[.O141])" office:value-type="string" office:string-value="0" calcext:value-type="string">
            <text:p>0</text:p>
          </table:table-cell>
          <table:table-cell table:formula="of:=[.AO141]&amp;IF(ISBLANK([.P141]);&quot;&quot;;&quot;/&quot;&amp;[.P141])" office:value-type="string" office:string-value="0" calcext:value-type="string">
            <text:p>0</text:p>
          </table:table-cell>
          <table:table-cell table:formula="of:=[.AP141]&amp;IF(ISBLANK([.Q141]);&quot;&quot;;&quot;/&quot;&amp;[.Q141])" office:value-type="string" office:string-value="0" calcext:value-type="string">
            <text:p>0</text:p>
          </table:table-cell>
          <table:table-cell table:formula="of:=[.AQ141]&amp;IF(ISBLANK([.R141]);&quot;&quot;;&quot;/&quot;&amp;[.R141])" office:value-type="string" office:string-value="0" calcext:value-type="string">
            <text:p>0</text:p>
          </table:table-cell>
          <table:table-cell table:formula="of:=[.AR141]&amp;IF(ISBLANK([.S141]);&quot;&quot;;&quot;/&quot;&amp;[.S14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2]" office:value-type="float" office:value="0" calcext:value-type="float">
            <text:p>0</text:p>
          </table:table-cell>
          <table:table-cell table:formula="of:=[.AB142]&amp;IF(ISBLANK([.C142]);&quot;&quot;;&quot;/&quot;&amp;[.C142])" office:value-type="string" office:string-value="0" calcext:value-type="string">
            <text:p>0</text:p>
          </table:table-cell>
          <table:table-cell table:formula="of:=[.AC142]&amp;IF(ISBLANK([.D142]);&quot;&quot;;&quot;/&quot;&amp;[.D142])" office:value-type="string" office:string-value="0" calcext:value-type="string">
            <text:p>0</text:p>
          </table:table-cell>
          <table:table-cell table:formula="of:=[.AD142]&amp;IF(ISBLANK([.E142]);&quot;&quot;;&quot;/&quot;&amp;[.E142])" office:value-type="string" office:string-value="0" calcext:value-type="string">
            <text:p>0</text:p>
          </table:table-cell>
          <table:table-cell table:formula="of:=[.AE142]&amp;IF(ISBLANK([.F142]);&quot;&quot;;&quot;/&quot;&amp;[.F142])" office:value-type="string" office:string-value="0" calcext:value-type="string">
            <text:p>0</text:p>
          </table:table-cell>
          <table:table-cell table:formula="of:=[.AF142]&amp;IF(ISBLANK([.G142]);&quot;&quot;;&quot;/&quot;&amp;[.G142])" office:value-type="string" office:string-value="0" calcext:value-type="string">
            <text:p>0</text:p>
          </table:table-cell>
          <table:table-cell table:formula="of:=[.AG142]&amp;IF(ISBLANK([.H142]);&quot;&quot;;&quot;/&quot;&amp;[.H142])" office:value-type="string" office:string-value="0" calcext:value-type="string">
            <text:p>0</text:p>
          </table:table-cell>
          <table:table-cell table:formula="of:=[.AH142]&amp;IF(ISBLANK([.I142]);&quot;&quot;;&quot;/&quot;&amp;[.I142])" office:value-type="string" office:string-value="0" calcext:value-type="string">
            <text:p>0</text:p>
          </table:table-cell>
          <table:table-cell table:formula="of:=[.AI142]&amp;IF(ISBLANK([.J142]);&quot;&quot;;&quot;/&quot;&amp;[.J142])" office:value-type="string" office:string-value="0" calcext:value-type="string">
            <text:p>0</text:p>
          </table:table-cell>
          <table:table-cell table:formula="of:=[.AJ142]&amp;IF(ISBLANK([.K142]);&quot;&quot;;&quot;/&quot;&amp;[.K142])" office:value-type="string" office:string-value="0" calcext:value-type="string">
            <text:p>0</text:p>
          </table:table-cell>
          <table:table-cell table:formula="of:=[.AK142]&amp;IF(ISBLANK([.L142]);&quot;&quot;;&quot;/&quot;&amp;[.L142])" office:value-type="string" office:string-value="0" calcext:value-type="string">
            <text:p>0</text:p>
          </table:table-cell>
          <table:table-cell table:formula="of:=[.AL142]&amp;IF(ISBLANK([.M142]);&quot;&quot;;&quot;/&quot;&amp;[.M142])" office:value-type="string" office:string-value="0" calcext:value-type="string">
            <text:p>0</text:p>
          </table:table-cell>
          <table:table-cell table:formula="of:=[.AM142]&amp;IF(ISBLANK([.N142]);&quot;&quot;;&quot;/&quot;&amp;[.N142])" office:value-type="string" office:string-value="0" calcext:value-type="string">
            <text:p>0</text:p>
          </table:table-cell>
          <table:table-cell table:formula="of:=[.AN142]&amp;IF(ISBLANK([.O142]);&quot;&quot;;&quot;/&quot;&amp;[.O142])" office:value-type="string" office:string-value="0" calcext:value-type="string">
            <text:p>0</text:p>
          </table:table-cell>
          <table:table-cell table:formula="of:=[.AO142]&amp;IF(ISBLANK([.P142]);&quot;&quot;;&quot;/&quot;&amp;[.P142])" office:value-type="string" office:string-value="0" calcext:value-type="string">
            <text:p>0</text:p>
          </table:table-cell>
          <table:table-cell table:formula="of:=[.AP142]&amp;IF(ISBLANK([.Q142]);&quot;&quot;;&quot;/&quot;&amp;[.Q142])" office:value-type="string" office:string-value="0" calcext:value-type="string">
            <text:p>0</text:p>
          </table:table-cell>
          <table:table-cell table:formula="of:=[.AQ142]&amp;IF(ISBLANK([.R142]);&quot;&quot;;&quot;/&quot;&amp;[.R142])" office:value-type="string" office:string-value="0" calcext:value-type="string">
            <text:p>0</text:p>
          </table:table-cell>
          <table:table-cell table:formula="of:=[.AR142]&amp;IF(ISBLANK([.S142]);&quot;&quot;;&quot;/&quot;&amp;[.S14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3]" office:value-type="float" office:value="0" calcext:value-type="float">
            <text:p>0</text:p>
          </table:table-cell>
          <table:table-cell table:formula="of:=[.AB143]&amp;IF(ISBLANK([.C143]);&quot;&quot;;&quot;/&quot;&amp;[.C143])" office:value-type="string" office:string-value="0" calcext:value-type="string">
            <text:p>0</text:p>
          </table:table-cell>
          <table:table-cell table:formula="of:=[.AC143]&amp;IF(ISBLANK([.D143]);&quot;&quot;;&quot;/&quot;&amp;[.D143])" office:value-type="string" office:string-value="0" calcext:value-type="string">
            <text:p>0</text:p>
          </table:table-cell>
          <table:table-cell table:formula="of:=[.AD143]&amp;IF(ISBLANK([.E143]);&quot;&quot;;&quot;/&quot;&amp;[.E143])" office:value-type="string" office:string-value="0" calcext:value-type="string">
            <text:p>0</text:p>
          </table:table-cell>
          <table:table-cell table:formula="of:=[.AE143]&amp;IF(ISBLANK([.F143]);&quot;&quot;;&quot;/&quot;&amp;[.F143])" office:value-type="string" office:string-value="0" calcext:value-type="string">
            <text:p>0</text:p>
          </table:table-cell>
          <table:table-cell table:formula="of:=[.AF143]&amp;IF(ISBLANK([.G143]);&quot;&quot;;&quot;/&quot;&amp;[.G143])" office:value-type="string" office:string-value="0" calcext:value-type="string">
            <text:p>0</text:p>
          </table:table-cell>
          <table:table-cell table:formula="of:=[.AG143]&amp;IF(ISBLANK([.H143]);&quot;&quot;;&quot;/&quot;&amp;[.H143])" office:value-type="string" office:string-value="0" calcext:value-type="string">
            <text:p>0</text:p>
          </table:table-cell>
          <table:table-cell table:formula="of:=[.AH143]&amp;IF(ISBLANK([.I143]);&quot;&quot;;&quot;/&quot;&amp;[.I143])" office:value-type="string" office:string-value="0" calcext:value-type="string">
            <text:p>0</text:p>
          </table:table-cell>
          <table:table-cell table:formula="of:=[.AI143]&amp;IF(ISBLANK([.J143]);&quot;&quot;;&quot;/&quot;&amp;[.J143])" office:value-type="string" office:string-value="0" calcext:value-type="string">
            <text:p>0</text:p>
          </table:table-cell>
          <table:table-cell table:formula="of:=[.AJ143]&amp;IF(ISBLANK([.K143]);&quot;&quot;;&quot;/&quot;&amp;[.K143])" office:value-type="string" office:string-value="0" calcext:value-type="string">
            <text:p>0</text:p>
          </table:table-cell>
          <table:table-cell table:formula="of:=[.AK143]&amp;IF(ISBLANK([.L143]);&quot;&quot;;&quot;/&quot;&amp;[.L143])" office:value-type="string" office:string-value="0" calcext:value-type="string">
            <text:p>0</text:p>
          </table:table-cell>
          <table:table-cell table:formula="of:=[.AL143]&amp;IF(ISBLANK([.M143]);&quot;&quot;;&quot;/&quot;&amp;[.M143])" office:value-type="string" office:string-value="0" calcext:value-type="string">
            <text:p>0</text:p>
          </table:table-cell>
          <table:table-cell table:formula="of:=[.AM143]&amp;IF(ISBLANK([.N143]);&quot;&quot;;&quot;/&quot;&amp;[.N143])" office:value-type="string" office:string-value="0" calcext:value-type="string">
            <text:p>0</text:p>
          </table:table-cell>
          <table:table-cell table:formula="of:=[.AN143]&amp;IF(ISBLANK([.O143]);&quot;&quot;;&quot;/&quot;&amp;[.O143])" office:value-type="string" office:string-value="0" calcext:value-type="string">
            <text:p>0</text:p>
          </table:table-cell>
          <table:table-cell table:formula="of:=[.AO143]&amp;IF(ISBLANK([.P143]);&quot;&quot;;&quot;/&quot;&amp;[.P143])" office:value-type="string" office:string-value="0" calcext:value-type="string">
            <text:p>0</text:p>
          </table:table-cell>
          <table:table-cell table:formula="of:=[.AP143]&amp;IF(ISBLANK([.Q143]);&quot;&quot;;&quot;/&quot;&amp;[.Q143])" office:value-type="string" office:string-value="0" calcext:value-type="string">
            <text:p>0</text:p>
          </table:table-cell>
          <table:table-cell table:formula="of:=[.AQ143]&amp;IF(ISBLANK([.R143]);&quot;&quot;;&quot;/&quot;&amp;[.R143])" office:value-type="string" office:string-value="0" calcext:value-type="string">
            <text:p>0</text:p>
          </table:table-cell>
          <table:table-cell table:formula="of:=[.AR143]&amp;IF(ISBLANK([.S143]);&quot;&quot;;&quot;/&quot;&amp;[.S14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4]" office:value-type="float" office:value="0" calcext:value-type="float">
            <text:p>0</text:p>
          </table:table-cell>
          <table:table-cell table:formula="of:=[.AB144]&amp;IF(ISBLANK([.C144]);&quot;&quot;;&quot;/&quot;&amp;[.C144])" office:value-type="string" office:string-value="0" calcext:value-type="string">
            <text:p>0</text:p>
          </table:table-cell>
          <table:table-cell table:formula="of:=[.AC144]&amp;IF(ISBLANK([.D144]);&quot;&quot;;&quot;/&quot;&amp;[.D144])" office:value-type="string" office:string-value="0" calcext:value-type="string">
            <text:p>0</text:p>
          </table:table-cell>
          <table:table-cell table:formula="of:=[.AD144]&amp;IF(ISBLANK([.E144]);&quot;&quot;;&quot;/&quot;&amp;[.E144])" office:value-type="string" office:string-value="0" calcext:value-type="string">
            <text:p>0</text:p>
          </table:table-cell>
          <table:table-cell table:formula="of:=[.AE144]&amp;IF(ISBLANK([.F144]);&quot;&quot;;&quot;/&quot;&amp;[.F144])" office:value-type="string" office:string-value="0" calcext:value-type="string">
            <text:p>0</text:p>
          </table:table-cell>
          <table:table-cell table:formula="of:=[.AF144]&amp;IF(ISBLANK([.G144]);&quot;&quot;;&quot;/&quot;&amp;[.G144])" office:value-type="string" office:string-value="0" calcext:value-type="string">
            <text:p>0</text:p>
          </table:table-cell>
          <table:table-cell table:formula="of:=[.AG144]&amp;IF(ISBLANK([.H144]);&quot;&quot;;&quot;/&quot;&amp;[.H144])" office:value-type="string" office:string-value="0" calcext:value-type="string">
            <text:p>0</text:p>
          </table:table-cell>
          <table:table-cell table:formula="of:=[.AH144]&amp;IF(ISBLANK([.I144]);&quot;&quot;;&quot;/&quot;&amp;[.I144])" office:value-type="string" office:string-value="0" calcext:value-type="string">
            <text:p>0</text:p>
          </table:table-cell>
          <table:table-cell table:formula="of:=[.AI144]&amp;IF(ISBLANK([.J144]);&quot;&quot;;&quot;/&quot;&amp;[.J144])" office:value-type="string" office:string-value="0" calcext:value-type="string">
            <text:p>0</text:p>
          </table:table-cell>
          <table:table-cell table:formula="of:=[.AJ144]&amp;IF(ISBLANK([.K144]);&quot;&quot;;&quot;/&quot;&amp;[.K144])" office:value-type="string" office:string-value="0" calcext:value-type="string">
            <text:p>0</text:p>
          </table:table-cell>
          <table:table-cell table:formula="of:=[.AK144]&amp;IF(ISBLANK([.L144]);&quot;&quot;;&quot;/&quot;&amp;[.L144])" office:value-type="string" office:string-value="0" calcext:value-type="string">
            <text:p>0</text:p>
          </table:table-cell>
          <table:table-cell table:formula="of:=[.AL144]&amp;IF(ISBLANK([.M144]);&quot;&quot;;&quot;/&quot;&amp;[.M144])" office:value-type="string" office:string-value="0" calcext:value-type="string">
            <text:p>0</text:p>
          </table:table-cell>
          <table:table-cell table:formula="of:=[.AM144]&amp;IF(ISBLANK([.N144]);&quot;&quot;;&quot;/&quot;&amp;[.N144])" office:value-type="string" office:string-value="0" calcext:value-type="string">
            <text:p>0</text:p>
          </table:table-cell>
          <table:table-cell table:formula="of:=[.AN144]&amp;IF(ISBLANK([.O144]);&quot;&quot;;&quot;/&quot;&amp;[.O144])" office:value-type="string" office:string-value="0" calcext:value-type="string">
            <text:p>0</text:p>
          </table:table-cell>
          <table:table-cell table:formula="of:=[.AO144]&amp;IF(ISBLANK([.P144]);&quot;&quot;;&quot;/&quot;&amp;[.P144])" office:value-type="string" office:string-value="0" calcext:value-type="string">
            <text:p>0</text:p>
          </table:table-cell>
          <table:table-cell table:formula="of:=[.AP144]&amp;IF(ISBLANK([.Q144]);&quot;&quot;;&quot;/&quot;&amp;[.Q144])" office:value-type="string" office:string-value="0" calcext:value-type="string">
            <text:p>0</text:p>
          </table:table-cell>
          <table:table-cell table:formula="of:=[.AQ144]&amp;IF(ISBLANK([.R144]);&quot;&quot;;&quot;/&quot;&amp;[.R144])" office:value-type="string" office:string-value="0" calcext:value-type="string">
            <text:p>0</text:p>
          </table:table-cell>
          <table:table-cell table:formula="of:=[.AR144]&amp;IF(ISBLANK([.S144]);&quot;&quot;;&quot;/&quot;&amp;[.S14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5]" office:value-type="float" office:value="0" calcext:value-type="float">
            <text:p>0</text:p>
          </table:table-cell>
          <table:table-cell table:formula="of:=[.AB145]&amp;IF(ISBLANK([.C145]);&quot;&quot;;&quot;/&quot;&amp;[.C145])" office:value-type="string" office:string-value="0" calcext:value-type="string">
            <text:p>0</text:p>
          </table:table-cell>
          <table:table-cell table:formula="of:=[.AC145]&amp;IF(ISBLANK([.D145]);&quot;&quot;;&quot;/&quot;&amp;[.D145])" office:value-type="string" office:string-value="0" calcext:value-type="string">
            <text:p>0</text:p>
          </table:table-cell>
          <table:table-cell table:formula="of:=[.AD145]&amp;IF(ISBLANK([.E145]);&quot;&quot;;&quot;/&quot;&amp;[.E145])" office:value-type="string" office:string-value="0" calcext:value-type="string">
            <text:p>0</text:p>
          </table:table-cell>
          <table:table-cell table:formula="of:=[.AE145]&amp;IF(ISBLANK([.F145]);&quot;&quot;;&quot;/&quot;&amp;[.F145])" office:value-type="string" office:string-value="0" calcext:value-type="string">
            <text:p>0</text:p>
          </table:table-cell>
          <table:table-cell table:formula="of:=[.AF145]&amp;IF(ISBLANK([.G145]);&quot;&quot;;&quot;/&quot;&amp;[.G145])" office:value-type="string" office:string-value="0" calcext:value-type="string">
            <text:p>0</text:p>
          </table:table-cell>
          <table:table-cell table:formula="of:=[.AG145]&amp;IF(ISBLANK([.H145]);&quot;&quot;;&quot;/&quot;&amp;[.H145])" office:value-type="string" office:string-value="0" calcext:value-type="string">
            <text:p>0</text:p>
          </table:table-cell>
          <table:table-cell table:formula="of:=[.AH145]&amp;IF(ISBLANK([.I145]);&quot;&quot;;&quot;/&quot;&amp;[.I145])" office:value-type="string" office:string-value="0" calcext:value-type="string">
            <text:p>0</text:p>
          </table:table-cell>
          <table:table-cell table:formula="of:=[.AI145]&amp;IF(ISBLANK([.J145]);&quot;&quot;;&quot;/&quot;&amp;[.J145])" office:value-type="string" office:string-value="0" calcext:value-type="string">
            <text:p>0</text:p>
          </table:table-cell>
          <table:table-cell table:formula="of:=[.AJ145]&amp;IF(ISBLANK([.K145]);&quot;&quot;;&quot;/&quot;&amp;[.K145])" office:value-type="string" office:string-value="0" calcext:value-type="string">
            <text:p>0</text:p>
          </table:table-cell>
          <table:table-cell table:formula="of:=[.AK145]&amp;IF(ISBLANK([.L145]);&quot;&quot;;&quot;/&quot;&amp;[.L145])" office:value-type="string" office:string-value="0" calcext:value-type="string">
            <text:p>0</text:p>
          </table:table-cell>
          <table:table-cell table:formula="of:=[.AL145]&amp;IF(ISBLANK([.M145]);&quot;&quot;;&quot;/&quot;&amp;[.M145])" office:value-type="string" office:string-value="0" calcext:value-type="string">
            <text:p>0</text:p>
          </table:table-cell>
          <table:table-cell table:formula="of:=[.AM145]&amp;IF(ISBLANK([.N145]);&quot;&quot;;&quot;/&quot;&amp;[.N145])" office:value-type="string" office:string-value="0" calcext:value-type="string">
            <text:p>0</text:p>
          </table:table-cell>
          <table:table-cell table:formula="of:=[.AN145]&amp;IF(ISBLANK([.O145]);&quot;&quot;;&quot;/&quot;&amp;[.O145])" office:value-type="string" office:string-value="0" calcext:value-type="string">
            <text:p>0</text:p>
          </table:table-cell>
          <table:table-cell table:formula="of:=[.AO145]&amp;IF(ISBLANK([.P145]);&quot;&quot;;&quot;/&quot;&amp;[.P145])" office:value-type="string" office:string-value="0" calcext:value-type="string">
            <text:p>0</text:p>
          </table:table-cell>
          <table:table-cell table:formula="of:=[.AP145]&amp;IF(ISBLANK([.Q145]);&quot;&quot;;&quot;/&quot;&amp;[.Q145])" office:value-type="string" office:string-value="0" calcext:value-type="string">
            <text:p>0</text:p>
          </table:table-cell>
          <table:table-cell table:formula="of:=[.AQ145]&amp;IF(ISBLANK([.R145]);&quot;&quot;;&quot;/&quot;&amp;[.R145])" office:value-type="string" office:string-value="0" calcext:value-type="string">
            <text:p>0</text:p>
          </table:table-cell>
          <table:table-cell table:formula="of:=[.AR145]&amp;IF(ISBLANK([.S145]);&quot;&quot;;&quot;/&quot;&amp;[.S14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6]" office:value-type="float" office:value="0" calcext:value-type="float">
            <text:p>0</text:p>
          </table:table-cell>
          <table:table-cell table:formula="of:=[.AB146]&amp;IF(ISBLANK([.C146]);&quot;&quot;;&quot;/&quot;&amp;[.C146])" office:value-type="string" office:string-value="0" calcext:value-type="string">
            <text:p>0</text:p>
          </table:table-cell>
          <table:table-cell table:formula="of:=[.AC146]&amp;IF(ISBLANK([.D146]);&quot;&quot;;&quot;/&quot;&amp;[.D146])" office:value-type="string" office:string-value="0" calcext:value-type="string">
            <text:p>0</text:p>
          </table:table-cell>
          <table:table-cell table:formula="of:=[.AD146]&amp;IF(ISBLANK([.E146]);&quot;&quot;;&quot;/&quot;&amp;[.E146])" office:value-type="string" office:string-value="0" calcext:value-type="string">
            <text:p>0</text:p>
          </table:table-cell>
          <table:table-cell table:formula="of:=[.AE146]&amp;IF(ISBLANK([.F146]);&quot;&quot;;&quot;/&quot;&amp;[.F146])" office:value-type="string" office:string-value="0" calcext:value-type="string">
            <text:p>0</text:p>
          </table:table-cell>
          <table:table-cell table:formula="of:=[.AF146]&amp;IF(ISBLANK([.G146]);&quot;&quot;;&quot;/&quot;&amp;[.G146])" office:value-type="string" office:string-value="0" calcext:value-type="string">
            <text:p>0</text:p>
          </table:table-cell>
          <table:table-cell table:formula="of:=[.AG146]&amp;IF(ISBLANK([.H146]);&quot;&quot;;&quot;/&quot;&amp;[.H146])" office:value-type="string" office:string-value="0" calcext:value-type="string">
            <text:p>0</text:p>
          </table:table-cell>
          <table:table-cell table:formula="of:=[.AH146]&amp;IF(ISBLANK([.I146]);&quot;&quot;;&quot;/&quot;&amp;[.I146])" office:value-type="string" office:string-value="0" calcext:value-type="string">
            <text:p>0</text:p>
          </table:table-cell>
          <table:table-cell table:formula="of:=[.AI146]&amp;IF(ISBLANK([.J146]);&quot;&quot;;&quot;/&quot;&amp;[.J146])" office:value-type="string" office:string-value="0" calcext:value-type="string">
            <text:p>0</text:p>
          </table:table-cell>
          <table:table-cell table:formula="of:=[.AJ146]&amp;IF(ISBLANK([.K146]);&quot;&quot;;&quot;/&quot;&amp;[.K146])" office:value-type="string" office:string-value="0" calcext:value-type="string">
            <text:p>0</text:p>
          </table:table-cell>
          <table:table-cell table:formula="of:=[.AK146]&amp;IF(ISBLANK([.L146]);&quot;&quot;;&quot;/&quot;&amp;[.L146])" office:value-type="string" office:string-value="0" calcext:value-type="string">
            <text:p>0</text:p>
          </table:table-cell>
          <table:table-cell table:formula="of:=[.AL146]&amp;IF(ISBLANK([.M146]);&quot;&quot;;&quot;/&quot;&amp;[.M146])" office:value-type="string" office:string-value="0" calcext:value-type="string">
            <text:p>0</text:p>
          </table:table-cell>
          <table:table-cell table:formula="of:=[.AM146]&amp;IF(ISBLANK([.N146]);&quot;&quot;;&quot;/&quot;&amp;[.N146])" office:value-type="string" office:string-value="0" calcext:value-type="string">
            <text:p>0</text:p>
          </table:table-cell>
          <table:table-cell table:formula="of:=[.AN146]&amp;IF(ISBLANK([.O146]);&quot;&quot;;&quot;/&quot;&amp;[.O146])" office:value-type="string" office:string-value="0" calcext:value-type="string">
            <text:p>0</text:p>
          </table:table-cell>
          <table:table-cell table:formula="of:=[.AO146]&amp;IF(ISBLANK([.P146]);&quot;&quot;;&quot;/&quot;&amp;[.P146])" office:value-type="string" office:string-value="0" calcext:value-type="string">
            <text:p>0</text:p>
          </table:table-cell>
          <table:table-cell table:formula="of:=[.AP146]&amp;IF(ISBLANK([.Q146]);&quot;&quot;;&quot;/&quot;&amp;[.Q146])" office:value-type="string" office:string-value="0" calcext:value-type="string">
            <text:p>0</text:p>
          </table:table-cell>
          <table:table-cell table:formula="of:=[.AQ146]&amp;IF(ISBLANK([.R146]);&quot;&quot;;&quot;/&quot;&amp;[.R146])" office:value-type="string" office:string-value="0" calcext:value-type="string">
            <text:p>0</text:p>
          </table:table-cell>
          <table:table-cell table:formula="of:=[.AR146]&amp;IF(ISBLANK([.S146]);&quot;&quot;;&quot;/&quot;&amp;[.S14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7]" office:value-type="float" office:value="0" calcext:value-type="float">
            <text:p>0</text:p>
          </table:table-cell>
          <table:table-cell table:formula="of:=[.AB147]&amp;IF(ISBLANK([.C147]);&quot;&quot;;&quot;/&quot;&amp;[.C147])" office:value-type="string" office:string-value="0" calcext:value-type="string">
            <text:p>0</text:p>
          </table:table-cell>
          <table:table-cell table:formula="of:=[.AC147]&amp;IF(ISBLANK([.D147]);&quot;&quot;;&quot;/&quot;&amp;[.D147])" office:value-type="string" office:string-value="0" calcext:value-type="string">
            <text:p>0</text:p>
          </table:table-cell>
          <table:table-cell table:formula="of:=[.AD147]&amp;IF(ISBLANK([.E147]);&quot;&quot;;&quot;/&quot;&amp;[.E147])" office:value-type="string" office:string-value="0" calcext:value-type="string">
            <text:p>0</text:p>
          </table:table-cell>
          <table:table-cell table:formula="of:=[.AE147]&amp;IF(ISBLANK([.F147]);&quot;&quot;;&quot;/&quot;&amp;[.F147])" office:value-type="string" office:string-value="0" calcext:value-type="string">
            <text:p>0</text:p>
          </table:table-cell>
          <table:table-cell table:formula="of:=[.AF147]&amp;IF(ISBLANK([.G147]);&quot;&quot;;&quot;/&quot;&amp;[.G147])" office:value-type="string" office:string-value="0" calcext:value-type="string">
            <text:p>0</text:p>
          </table:table-cell>
          <table:table-cell table:formula="of:=[.AG147]&amp;IF(ISBLANK([.H147]);&quot;&quot;;&quot;/&quot;&amp;[.H147])" office:value-type="string" office:string-value="0" calcext:value-type="string">
            <text:p>0</text:p>
          </table:table-cell>
          <table:table-cell table:formula="of:=[.AH147]&amp;IF(ISBLANK([.I147]);&quot;&quot;;&quot;/&quot;&amp;[.I147])" office:value-type="string" office:string-value="0" calcext:value-type="string">
            <text:p>0</text:p>
          </table:table-cell>
          <table:table-cell table:formula="of:=[.AI147]&amp;IF(ISBLANK([.J147]);&quot;&quot;;&quot;/&quot;&amp;[.J147])" office:value-type="string" office:string-value="0" calcext:value-type="string">
            <text:p>0</text:p>
          </table:table-cell>
          <table:table-cell table:formula="of:=[.AJ147]&amp;IF(ISBLANK([.K147]);&quot;&quot;;&quot;/&quot;&amp;[.K147])" office:value-type="string" office:string-value="0" calcext:value-type="string">
            <text:p>0</text:p>
          </table:table-cell>
          <table:table-cell table:formula="of:=[.AK147]&amp;IF(ISBLANK([.L147]);&quot;&quot;;&quot;/&quot;&amp;[.L147])" office:value-type="string" office:string-value="0" calcext:value-type="string">
            <text:p>0</text:p>
          </table:table-cell>
          <table:table-cell table:formula="of:=[.AL147]&amp;IF(ISBLANK([.M147]);&quot;&quot;;&quot;/&quot;&amp;[.M147])" office:value-type="string" office:string-value="0" calcext:value-type="string">
            <text:p>0</text:p>
          </table:table-cell>
          <table:table-cell table:formula="of:=[.AM147]&amp;IF(ISBLANK([.N147]);&quot;&quot;;&quot;/&quot;&amp;[.N147])" office:value-type="string" office:string-value="0" calcext:value-type="string">
            <text:p>0</text:p>
          </table:table-cell>
          <table:table-cell table:formula="of:=[.AN147]&amp;IF(ISBLANK([.O147]);&quot;&quot;;&quot;/&quot;&amp;[.O147])" office:value-type="string" office:string-value="0" calcext:value-type="string">
            <text:p>0</text:p>
          </table:table-cell>
          <table:table-cell table:formula="of:=[.AO147]&amp;IF(ISBLANK([.P147]);&quot;&quot;;&quot;/&quot;&amp;[.P147])" office:value-type="string" office:string-value="0" calcext:value-type="string">
            <text:p>0</text:p>
          </table:table-cell>
          <table:table-cell table:formula="of:=[.AP147]&amp;IF(ISBLANK([.Q147]);&quot;&quot;;&quot;/&quot;&amp;[.Q147])" office:value-type="string" office:string-value="0" calcext:value-type="string">
            <text:p>0</text:p>
          </table:table-cell>
          <table:table-cell table:formula="of:=[.AQ147]&amp;IF(ISBLANK([.R147]);&quot;&quot;;&quot;/&quot;&amp;[.R147])" office:value-type="string" office:string-value="0" calcext:value-type="string">
            <text:p>0</text:p>
          </table:table-cell>
          <table:table-cell table:formula="of:=[.AR147]&amp;IF(ISBLANK([.S147]);&quot;&quot;;&quot;/&quot;&amp;[.S14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8]" office:value-type="float" office:value="0" calcext:value-type="float">
            <text:p>0</text:p>
          </table:table-cell>
          <table:table-cell table:formula="of:=[.AB148]&amp;IF(ISBLANK([.C148]);&quot;&quot;;&quot;/&quot;&amp;[.C148])" office:value-type="string" office:string-value="0" calcext:value-type="string">
            <text:p>0</text:p>
          </table:table-cell>
          <table:table-cell table:formula="of:=[.AC148]&amp;IF(ISBLANK([.D148]);&quot;&quot;;&quot;/&quot;&amp;[.D148])" office:value-type="string" office:string-value="0" calcext:value-type="string">
            <text:p>0</text:p>
          </table:table-cell>
          <table:table-cell table:formula="of:=[.AD148]&amp;IF(ISBLANK([.E148]);&quot;&quot;;&quot;/&quot;&amp;[.E148])" office:value-type="string" office:string-value="0" calcext:value-type="string">
            <text:p>0</text:p>
          </table:table-cell>
          <table:table-cell table:formula="of:=[.AE148]&amp;IF(ISBLANK([.F148]);&quot;&quot;;&quot;/&quot;&amp;[.F148])" office:value-type="string" office:string-value="0" calcext:value-type="string">
            <text:p>0</text:p>
          </table:table-cell>
          <table:table-cell table:formula="of:=[.AF148]&amp;IF(ISBLANK([.G148]);&quot;&quot;;&quot;/&quot;&amp;[.G148])" office:value-type="string" office:string-value="0" calcext:value-type="string">
            <text:p>0</text:p>
          </table:table-cell>
          <table:table-cell table:formula="of:=[.AG148]&amp;IF(ISBLANK([.H148]);&quot;&quot;;&quot;/&quot;&amp;[.H148])" office:value-type="string" office:string-value="0" calcext:value-type="string">
            <text:p>0</text:p>
          </table:table-cell>
          <table:table-cell table:formula="of:=[.AH148]&amp;IF(ISBLANK([.I148]);&quot;&quot;;&quot;/&quot;&amp;[.I148])" office:value-type="string" office:string-value="0" calcext:value-type="string">
            <text:p>0</text:p>
          </table:table-cell>
          <table:table-cell table:formula="of:=[.AI148]&amp;IF(ISBLANK([.J148]);&quot;&quot;;&quot;/&quot;&amp;[.J148])" office:value-type="string" office:string-value="0" calcext:value-type="string">
            <text:p>0</text:p>
          </table:table-cell>
          <table:table-cell table:formula="of:=[.AJ148]&amp;IF(ISBLANK([.K148]);&quot;&quot;;&quot;/&quot;&amp;[.K148])" office:value-type="string" office:string-value="0" calcext:value-type="string">
            <text:p>0</text:p>
          </table:table-cell>
          <table:table-cell table:formula="of:=[.AK148]&amp;IF(ISBLANK([.L148]);&quot;&quot;;&quot;/&quot;&amp;[.L148])" office:value-type="string" office:string-value="0" calcext:value-type="string">
            <text:p>0</text:p>
          </table:table-cell>
          <table:table-cell table:formula="of:=[.AL148]&amp;IF(ISBLANK([.M148]);&quot;&quot;;&quot;/&quot;&amp;[.M148])" office:value-type="string" office:string-value="0" calcext:value-type="string">
            <text:p>0</text:p>
          </table:table-cell>
          <table:table-cell table:formula="of:=[.AM148]&amp;IF(ISBLANK([.N148]);&quot;&quot;;&quot;/&quot;&amp;[.N148])" office:value-type="string" office:string-value="0" calcext:value-type="string">
            <text:p>0</text:p>
          </table:table-cell>
          <table:table-cell table:formula="of:=[.AN148]&amp;IF(ISBLANK([.O148]);&quot;&quot;;&quot;/&quot;&amp;[.O148])" office:value-type="string" office:string-value="0" calcext:value-type="string">
            <text:p>0</text:p>
          </table:table-cell>
          <table:table-cell table:formula="of:=[.AO148]&amp;IF(ISBLANK([.P148]);&quot;&quot;;&quot;/&quot;&amp;[.P148])" office:value-type="string" office:string-value="0" calcext:value-type="string">
            <text:p>0</text:p>
          </table:table-cell>
          <table:table-cell table:formula="of:=[.AP148]&amp;IF(ISBLANK([.Q148]);&quot;&quot;;&quot;/&quot;&amp;[.Q148])" office:value-type="string" office:string-value="0" calcext:value-type="string">
            <text:p>0</text:p>
          </table:table-cell>
          <table:table-cell table:formula="of:=[.AQ148]&amp;IF(ISBLANK([.R148]);&quot;&quot;;&quot;/&quot;&amp;[.R148])" office:value-type="string" office:string-value="0" calcext:value-type="string">
            <text:p>0</text:p>
          </table:table-cell>
          <table:table-cell table:formula="of:=[.AR148]&amp;IF(ISBLANK([.S148]);&quot;&quot;;&quot;/&quot;&amp;[.S14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9]" office:value-type="float" office:value="0" calcext:value-type="float">
            <text:p>0</text:p>
          </table:table-cell>
          <table:table-cell table:formula="of:=[.AB149]&amp;IF(ISBLANK([.C149]);&quot;&quot;;&quot;/&quot;&amp;[.C149])" office:value-type="string" office:string-value="0" calcext:value-type="string">
            <text:p>0</text:p>
          </table:table-cell>
          <table:table-cell table:formula="of:=[.AC149]&amp;IF(ISBLANK([.D149]);&quot;&quot;;&quot;/&quot;&amp;[.D149])" office:value-type="string" office:string-value="0" calcext:value-type="string">
            <text:p>0</text:p>
          </table:table-cell>
          <table:table-cell table:formula="of:=[.AD149]&amp;IF(ISBLANK([.E149]);&quot;&quot;;&quot;/&quot;&amp;[.E149])" office:value-type="string" office:string-value="0" calcext:value-type="string">
            <text:p>0</text:p>
          </table:table-cell>
          <table:table-cell table:formula="of:=[.AE149]&amp;IF(ISBLANK([.F149]);&quot;&quot;;&quot;/&quot;&amp;[.F149])" office:value-type="string" office:string-value="0" calcext:value-type="string">
            <text:p>0</text:p>
          </table:table-cell>
          <table:table-cell table:formula="of:=[.AF149]&amp;IF(ISBLANK([.G149]);&quot;&quot;;&quot;/&quot;&amp;[.G149])" office:value-type="string" office:string-value="0" calcext:value-type="string">
            <text:p>0</text:p>
          </table:table-cell>
          <table:table-cell table:formula="of:=[.AG149]&amp;IF(ISBLANK([.H149]);&quot;&quot;;&quot;/&quot;&amp;[.H149])" office:value-type="string" office:string-value="0" calcext:value-type="string">
            <text:p>0</text:p>
          </table:table-cell>
          <table:table-cell table:formula="of:=[.AH149]&amp;IF(ISBLANK([.I149]);&quot;&quot;;&quot;/&quot;&amp;[.I149])" office:value-type="string" office:string-value="0" calcext:value-type="string">
            <text:p>0</text:p>
          </table:table-cell>
          <table:table-cell table:formula="of:=[.AI149]&amp;IF(ISBLANK([.J149]);&quot;&quot;;&quot;/&quot;&amp;[.J149])" office:value-type="string" office:string-value="0" calcext:value-type="string">
            <text:p>0</text:p>
          </table:table-cell>
          <table:table-cell table:formula="of:=[.AJ149]&amp;IF(ISBLANK([.K149]);&quot;&quot;;&quot;/&quot;&amp;[.K149])" office:value-type="string" office:string-value="0" calcext:value-type="string">
            <text:p>0</text:p>
          </table:table-cell>
          <table:table-cell table:formula="of:=[.AK149]&amp;IF(ISBLANK([.L149]);&quot;&quot;;&quot;/&quot;&amp;[.L149])" office:value-type="string" office:string-value="0" calcext:value-type="string">
            <text:p>0</text:p>
          </table:table-cell>
          <table:table-cell table:formula="of:=[.AL149]&amp;IF(ISBLANK([.M149]);&quot;&quot;;&quot;/&quot;&amp;[.M149])" office:value-type="string" office:string-value="0" calcext:value-type="string">
            <text:p>0</text:p>
          </table:table-cell>
          <table:table-cell table:formula="of:=[.AM149]&amp;IF(ISBLANK([.N149]);&quot;&quot;;&quot;/&quot;&amp;[.N149])" office:value-type="string" office:string-value="0" calcext:value-type="string">
            <text:p>0</text:p>
          </table:table-cell>
          <table:table-cell table:formula="of:=[.AN149]&amp;IF(ISBLANK([.O149]);&quot;&quot;;&quot;/&quot;&amp;[.O149])" office:value-type="string" office:string-value="0" calcext:value-type="string">
            <text:p>0</text:p>
          </table:table-cell>
          <table:table-cell table:formula="of:=[.AO149]&amp;IF(ISBLANK([.P149]);&quot;&quot;;&quot;/&quot;&amp;[.P149])" office:value-type="string" office:string-value="0" calcext:value-type="string">
            <text:p>0</text:p>
          </table:table-cell>
          <table:table-cell table:formula="of:=[.AP149]&amp;IF(ISBLANK([.Q149]);&quot;&quot;;&quot;/&quot;&amp;[.Q149])" office:value-type="string" office:string-value="0" calcext:value-type="string">
            <text:p>0</text:p>
          </table:table-cell>
          <table:table-cell table:formula="of:=[.AQ149]&amp;IF(ISBLANK([.R149]);&quot;&quot;;&quot;/&quot;&amp;[.R149])" office:value-type="string" office:string-value="0" calcext:value-type="string">
            <text:p>0</text:p>
          </table:table-cell>
          <table:table-cell table:formula="of:=[.AR149]&amp;IF(ISBLANK([.S149]);&quot;&quot;;&quot;/&quot;&amp;[.S14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0]" office:value-type="float" office:value="0" calcext:value-type="float">
            <text:p>0</text:p>
          </table:table-cell>
          <table:table-cell table:formula="of:=[.AB150]&amp;IF(ISBLANK([.C150]);&quot;&quot;;&quot;/&quot;&amp;[.C150])" office:value-type="string" office:string-value="0" calcext:value-type="string">
            <text:p>0</text:p>
          </table:table-cell>
          <table:table-cell table:formula="of:=[.AC150]&amp;IF(ISBLANK([.D150]);&quot;&quot;;&quot;/&quot;&amp;[.D150])" office:value-type="string" office:string-value="0" calcext:value-type="string">
            <text:p>0</text:p>
          </table:table-cell>
          <table:table-cell table:formula="of:=[.AD150]&amp;IF(ISBLANK([.E150]);&quot;&quot;;&quot;/&quot;&amp;[.E150])" office:value-type="string" office:string-value="0" calcext:value-type="string">
            <text:p>0</text:p>
          </table:table-cell>
          <table:table-cell table:formula="of:=[.AE150]&amp;IF(ISBLANK([.F150]);&quot;&quot;;&quot;/&quot;&amp;[.F150])" office:value-type="string" office:string-value="0" calcext:value-type="string">
            <text:p>0</text:p>
          </table:table-cell>
          <table:table-cell table:formula="of:=[.AF150]&amp;IF(ISBLANK([.G150]);&quot;&quot;;&quot;/&quot;&amp;[.G150])" office:value-type="string" office:string-value="0" calcext:value-type="string">
            <text:p>0</text:p>
          </table:table-cell>
          <table:table-cell table:formula="of:=[.AG150]&amp;IF(ISBLANK([.H150]);&quot;&quot;;&quot;/&quot;&amp;[.H150])" office:value-type="string" office:string-value="0" calcext:value-type="string">
            <text:p>0</text:p>
          </table:table-cell>
          <table:table-cell table:formula="of:=[.AH150]&amp;IF(ISBLANK([.I150]);&quot;&quot;;&quot;/&quot;&amp;[.I150])" office:value-type="string" office:string-value="0" calcext:value-type="string">
            <text:p>0</text:p>
          </table:table-cell>
          <table:table-cell table:formula="of:=[.AI150]&amp;IF(ISBLANK([.J150]);&quot;&quot;;&quot;/&quot;&amp;[.J150])" office:value-type="string" office:string-value="0" calcext:value-type="string">
            <text:p>0</text:p>
          </table:table-cell>
          <table:table-cell table:formula="of:=[.AJ150]&amp;IF(ISBLANK([.K150]);&quot;&quot;;&quot;/&quot;&amp;[.K150])" office:value-type="string" office:string-value="0" calcext:value-type="string">
            <text:p>0</text:p>
          </table:table-cell>
          <table:table-cell table:formula="of:=[.AK150]&amp;IF(ISBLANK([.L150]);&quot;&quot;;&quot;/&quot;&amp;[.L150])" office:value-type="string" office:string-value="0" calcext:value-type="string">
            <text:p>0</text:p>
          </table:table-cell>
          <table:table-cell table:formula="of:=[.AL150]&amp;IF(ISBLANK([.M150]);&quot;&quot;;&quot;/&quot;&amp;[.M150])" office:value-type="string" office:string-value="0" calcext:value-type="string">
            <text:p>0</text:p>
          </table:table-cell>
          <table:table-cell table:formula="of:=[.AM150]&amp;IF(ISBLANK([.N150]);&quot;&quot;;&quot;/&quot;&amp;[.N150])" office:value-type="string" office:string-value="0" calcext:value-type="string">
            <text:p>0</text:p>
          </table:table-cell>
          <table:table-cell table:formula="of:=[.AN150]&amp;IF(ISBLANK([.O150]);&quot;&quot;;&quot;/&quot;&amp;[.O150])" office:value-type="string" office:string-value="0" calcext:value-type="string">
            <text:p>0</text:p>
          </table:table-cell>
          <table:table-cell table:formula="of:=[.AO150]&amp;IF(ISBLANK([.P150]);&quot;&quot;;&quot;/&quot;&amp;[.P150])" office:value-type="string" office:string-value="0" calcext:value-type="string">
            <text:p>0</text:p>
          </table:table-cell>
          <table:table-cell table:formula="of:=[.AP150]&amp;IF(ISBLANK([.Q150]);&quot;&quot;;&quot;/&quot;&amp;[.Q150])" office:value-type="string" office:string-value="0" calcext:value-type="string">
            <text:p>0</text:p>
          </table:table-cell>
          <table:table-cell table:formula="of:=[.AQ150]&amp;IF(ISBLANK([.R150]);&quot;&quot;;&quot;/&quot;&amp;[.R150])" office:value-type="string" office:string-value="0" calcext:value-type="string">
            <text:p>0</text:p>
          </table:table-cell>
          <table:table-cell table:formula="of:=[.AR150]&amp;IF(ISBLANK([.S150]);&quot;&quot;;&quot;/&quot;&amp;[.S15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1]" office:value-type="float" office:value="0" calcext:value-type="float">
            <text:p>0</text:p>
          </table:table-cell>
          <table:table-cell table:formula="of:=[.AB151]&amp;IF(ISBLANK([.C151]);&quot;&quot;;&quot;/&quot;&amp;[.C151])" office:value-type="string" office:string-value="0" calcext:value-type="string">
            <text:p>0</text:p>
          </table:table-cell>
          <table:table-cell table:formula="of:=[.AC151]&amp;IF(ISBLANK([.D151]);&quot;&quot;;&quot;/&quot;&amp;[.D151])" office:value-type="string" office:string-value="0" calcext:value-type="string">
            <text:p>0</text:p>
          </table:table-cell>
          <table:table-cell table:formula="of:=[.AD151]&amp;IF(ISBLANK([.E151]);&quot;&quot;;&quot;/&quot;&amp;[.E151])" office:value-type="string" office:string-value="0" calcext:value-type="string">
            <text:p>0</text:p>
          </table:table-cell>
          <table:table-cell table:formula="of:=[.AE151]&amp;IF(ISBLANK([.F151]);&quot;&quot;;&quot;/&quot;&amp;[.F151])" office:value-type="string" office:string-value="0" calcext:value-type="string">
            <text:p>0</text:p>
          </table:table-cell>
          <table:table-cell table:formula="of:=[.AF151]&amp;IF(ISBLANK([.G151]);&quot;&quot;;&quot;/&quot;&amp;[.G151])" office:value-type="string" office:string-value="0" calcext:value-type="string">
            <text:p>0</text:p>
          </table:table-cell>
          <table:table-cell table:formula="of:=[.AG151]&amp;IF(ISBLANK([.H151]);&quot;&quot;;&quot;/&quot;&amp;[.H151])" office:value-type="string" office:string-value="0" calcext:value-type="string">
            <text:p>0</text:p>
          </table:table-cell>
          <table:table-cell table:formula="of:=[.AH151]&amp;IF(ISBLANK([.I151]);&quot;&quot;;&quot;/&quot;&amp;[.I151])" office:value-type="string" office:string-value="0" calcext:value-type="string">
            <text:p>0</text:p>
          </table:table-cell>
          <table:table-cell table:formula="of:=[.AI151]&amp;IF(ISBLANK([.J151]);&quot;&quot;;&quot;/&quot;&amp;[.J151])" office:value-type="string" office:string-value="0" calcext:value-type="string">
            <text:p>0</text:p>
          </table:table-cell>
          <table:table-cell table:formula="of:=[.AJ151]&amp;IF(ISBLANK([.K151]);&quot;&quot;;&quot;/&quot;&amp;[.K151])" office:value-type="string" office:string-value="0" calcext:value-type="string">
            <text:p>0</text:p>
          </table:table-cell>
          <table:table-cell table:formula="of:=[.AK151]&amp;IF(ISBLANK([.L151]);&quot;&quot;;&quot;/&quot;&amp;[.L151])" office:value-type="string" office:string-value="0" calcext:value-type="string">
            <text:p>0</text:p>
          </table:table-cell>
          <table:table-cell table:formula="of:=[.AL151]&amp;IF(ISBLANK([.M151]);&quot;&quot;;&quot;/&quot;&amp;[.M151])" office:value-type="string" office:string-value="0" calcext:value-type="string">
            <text:p>0</text:p>
          </table:table-cell>
          <table:table-cell table:formula="of:=[.AM151]&amp;IF(ISBLANK([.N151]);&quot;&quot;;&quot;/&quot;&amp;[.N151])" office:value-type="string" office:string-value="0" calcext:value-type="string">
            <text:p>0</text:p>
          </table:table-cell>
          <table:table-cell table:formula="of:=[.AN151]&amp;IF(ISBLANK([.O151]);&quot;&quot;;&quot;/&quot;&amp;[.O151])" office:value-type="string" office:string-value="0" calcext:value-type="string">
            <text:p>0</text:p>
          </table:table-cell>
          <table:table-cell table:formula="of:=[.AO151]&amp;IF(ISBLANK([.P151]);&quot;&quot;;&quot;/&quot;&amp;[.P151])" office:value-type="string" office:string-value="0" calcext:value-type="string">
            <text:p>0</text:p>
          </table:table-cell>
          <table:table-cell table:formula="of:=[.AP151]&amp;IF(ISBLANK([.Q151]);&quot;&quot;;&quot;/&quot;&amp;[.Q151])" office:value-type="string" office:string-value="0" calcext:value-type="string">
            <text:p>0</text:p>
          </table:table-cell>
          <table:table-cell table:formula="of:=[.AQ151]&amp;IF(ISBLANK([.R151]);&quot;&quot;;&quot;/&quot;&amp;[.R151])" office:value-type="string" office:string-value="0" calcext:value-type="string">
            <text:p>0</text:p>
          </table:table-cell>
          <table:table-cell table:formula="of:=[.AR151]&amp;IF(ISBLANK([.S151]);&quot;&quot;;&quot;/&quot;&amp;[.S15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2]" office:value-type="float" office:value="0" calcext:value-type="float">
            <text:p>0</text:p>
          </table:table-cell>
          <table:table-cell table:formula="of:=[.AB152]&amp;IF(ISBLANK([.C152]);&quot;&quot;;&quot;/&quot;&amp;[.C152])" office:value-type="string" office:string-value="0" calcext:value-type="string">
            <text:p>0</text:p>
          </table:table-cell>
          <table:table-cell table:formula="of:=[.AC152]&amp;IF(ISBLANK([.D152]);&quot;&quot;;&quot;/&quot;&amp;[.D152])" office:value-type="string" office:string-value="0" calcext:value-type="string">
            <text:p>0</text:p>
          </table:table-cell>
          <table:table-cell table:formula="of:=[.AD152]&amp;IF(ISBLANK([.E152]);&quot;&quot;;&quot;/&quot;&amp;[.E152])" office:value-type="string" office:string-value="0" calcext:value-type="string">
            <text:p>0</text:p>
          </table:table-cell>
          <table:table-cell table:formula="of:=[.AE152]&amp;IF(ISBLANK([.F152]);&quot;&quot;;&quot;/&quot;&amp;[.F152])" office:value-type="string" office:string-value="0" calcext:value-type="string">
            <text:p>0</text:p>
          </table:table-cell>
          <table:table-cell table:formula="of:=[.AF152]&amp;IF(ISBLANK([.G152]);&quot;&quot;;&quot;/&quot;&amp;[.G152])" office:value-type="string" office:string-value="0" calcext:value-type="string">
            <text:p>0</text:p>
          </table:table-cell>
          <table:table-cell table:formula="of:=[.AG152]&amp;IF(ISBLANK([.H152]);&quot;&quot;;&quot;/&quot;&amp;[.H152])" office:value-type="string" office:string-value="0" calcext:value-type="string">
            <text:p>0</text:p>
          </table:table-cell>
          <table:table-cell table:formula="of:=[.AH152]&amp;IF(ISBLANK([.I152]);&quot;&quot;;&quot;/&quot;&amp;[.I152])" office:value-type="string" office:string-value="0" calcext:value-type="string">
            <text:p>0</text:p>
          </table:table-cell>
          <table:table-cell table:formula="of:=[.AI152]&amp;IF(ISBLANK([.J152]);&quot;&quot;;&quot;/&quot;&amp;[.J152])" office:value-type="string" office:string-value="0" calcext:value-type="string">
            <text:p>0</text:p>
          </table:table-cell>
          <table:table-cell table:formula="of:=[.AJ152]&amp;IF(ISBLANK([.K152]);&quot;&quot;;&quot;/&quot;&amp;[.K152])" office:value-type="string" office:string-value="0" calcext:value-type="string">
            <text:p>0</text:p>
          </table:table-cell>
          <table:table-cell table:formula="of:=[.AK152]&amp;IF(ISBLANK([.L152]);&quot;&quot;;&quot;/&quot;&amp;[.L152])" office:value-type="string" office:string-value="0" calcext:value-type="string">
            <text:p>0</text:p>
          </table:table-cell>
          <table:table-cell table:formula="of:=[.AL152]&amp;IF(ISBLANK([.M152]);&quot;&quot;;&quot;/&quot;&amp;[.M152])" office:value-type="string" office:string-value="0" calcext:value-type="string">
            <text:p>0</text:p>
          </table:table-cell>
          <table:table-cell table:formula="of:=[.AM152]&amp;IF(ISBLANK([.N152]);&quot;&quot;;&quot;/&quot;&amp;[.N152])" office:value-type="string" office:string-value="0" calcext:value-type="string">
            <text:p>0</text:p>
          </table:table-cell>
          <table:table-cell table:formula="of:=[.AN152]&amp;IF(ISBLANK([.O152]);&quot;&quot;;&quot;/&quot;&amp;[.O152])" office:value-type="string" office:string-value="0" calcext:value-type="string">
            <text:p>0</text:p>
          </table:table-cell>
          <table:table-cell table:formula="of:=[.AO152]&amp;IF(ISBLANK([.P152]);&quot;&quot;;&quot;/&quot;&amp;[.P152])" office:value-type="string" office:string-value="0" calcext:value-type="string">
            <text:p>0</text:p>
          </table:table-cell>
          <table:table-cell table:formula="of:=[.AP152]&amp;IF(ISBLANK([.Q152]);&quot;&quot;;&quot;/&quot;&amp;[.Q152])" office:value-type="string" office:string-value="0" calcext:value-type="string">
            <text:p>0</text:p>
          </table:table-cell>
          <table:table-cell table:formula="of:=[.AQ152]&amp;IF(ISBLANK([.R152]);&quot;&quot;;&quot;/&quot;&amp;[.R152])" office:value-type="string" office:string-value="0" calcext:value-type="string">
            <text:p>0</text:p>
          </table:table-cell>
          <table:table-cell table:formula="of:=[.AR152]&amp;IF(ISBLANK([.S152]);&quot;&quot;;&quot;/&quot;&amp;[.S15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3]" office:value-type="float" office:value="0" calcext:value-type="float">
            <text:p>0</text:p>
          </table:table-cell>
          <table:table-cell table:formula="of:=[.AB153]&amp;IF(ISBLANK([.C153]);&quot;&quot;;&quot;/&quot;&amp;[.C153])" office:value-type="string" office:string-value="0" calcext:value-type="string">
            <text:p>0</text:p>
          </table:table-cell>
          <table:table-cell table:formula="of:=[.AC153]&amp;IF(ISBLANK([.D153]);&quot;&quot;;&quot;/&quot;&amp;[.D153])" office:value-type="string" office:string-value="0" calcext:value-type="string">
            <text:p>0</text:p>
          </table:table-cell>
          <table:table-cell table:formula="of:=[.AD153]&amp;IF(ISBLANK([.E153]);&quot;&quot;;&quot;/&quot;&amp;[.E153])" office:value-type="string" office:string-value="0" calcext:value-type="string">
            <text:p>0</text:p>
          </table:table-cell>
          <table:table-cell table:formula="of:=[.AE153]&amp;IF(ISBLANK([.F153]);&quot;&quot;;&quot;/&quot;&amp;[.F153])" office:value-type="string" office:string-value="0" calcext:value-type="string">
            <text:p>0</text:p>
          </table:table-cell>
          <table:table-cell table:formula="of:=[.AF153]&amp;IF(ISBLANK([.G153]);&quot;&quot;;&quot;/&quot;&amp;[.G153])" office:value-type="string" office:string-value="0" calcext:value-type="string">
            <text:p>0</text:p>
          </table:table-cell>
          <table:table-cell table:formula="of:=[.AG153]&amp;IF(ISBLANK([.H153]);&quot;&quot;;&quot;/&quot;&amp;[.H153])" office:value-type="string" office:string-value="0" calcext:value-type="string">
            <text:p>0</text:p>
          </table:table-cell>
          <table:table-cell table:formula="of:=[.AH153]&amp;IF(ISBLANK([.I153]);&quot;&quot;;&quot;/&quot;&amp;[.I153])" office:value-type="string" office:string-value="0" calcext:value-type="string">
            <text:p>0</text:p>
          </table:table-cell>
          <table:table-cell table:formula="of:=[.AI153]&amp;IF(ISBLANK([.J153]);&quot;&quot;;&quot;/&quot;&amp;[.J153])" office:value-type="string" office:string-value="0" calcext:value-type="string">
            <text:p>0</text:p>
          </table:table-cell>
          <table:table-cell table:formula="of:=[.AJ153]&amp;IF(ISBLANK([.K153]);&quot;&quot;;&quot;/&quot;&amp;[.K153])" office:value-type="string" office:string-value="0" calcext:value-type="string">
            <text:p>0</text:p>
          </table:table-cell>
          <table:table-cell table:formula="of:=[.AK153]&amp;IF(ISBLANK([.L153]);&quot;&quot;;&quot;/&quot;&amp;[.L153])" office:value-type="string" office:string-value="0" calcext:value-type="string">
            <text:p>0</text:p>
          </table:table-cell>
          <table:table-cell table:formula="of:=[.AL153]&amp;IF(ISBLANK([.M153]);&quot;&quot;;&quot;/&quot;&amp;[.M153])" office:value-type="string" office:string-value="0" calcext:value-type="string">
            <text:p>0</text:p>
          </table:table-cell>
          <table:table-cell table:formula="of:=[.AM153]&amp;IF(ISBLANK([.N153]);&quot;&quot;;&quot;/&quot;&amp;[.N153])" office:value-type="string" office:string-value="0" calcext:value-type="string">
            <text:p>0</text:p>
          </table:table-cell>
          <table:table-cell table:formula="of:=[.AN153]&amp;IF(ISBLANK([.O153]);&quot;&quot;;&quot;/&quot;&amp;[.O153])" office:value-type="string" office:string-value="0" calcext:value-type="string">
            <text:p>0</text:p>
          </table:table-cell>
          <table:table-cell table:formula="of:=[.AO153]&amp;IF(ISBLANK([.P153]);&quot;&quot;;&quot;/&quot;&amp;[.P153])" office:value-type="string" office:string-value="0" calcext:value-type="string">
            <text:p>0</text:p>
          </table:table-cell>
          <table:table-cell table:formula="of:=[.AP153]&amp;IF(ISBLANK([.Q153]);&quot;&quot;;&quot;/&quot;&amp;[.Q153])" office:value-type="string" office:string-value="0" calcext:value-type="string">
            <text:p>0</text:p>
          </table:table-cell>
          <table:table-cell table:formula="of:=[.AQ153]&amp;IF(ISBLANK([.R153]);&quot;&quot;;&quot;/&quot;&amp;[.R153])" office:value-type="string" office:string-value="0" calcext:value-type="string">
            <text:p>0</text:p>
          </table:table-cell>
          <table:table-cell table:formula="of:=[.AR153]&amp;IF(ISBLANK([.S153]);&quot;&quot;;&quot;/&quot;&amp;[.S15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4]" office:value-type="float" office:value="0" calcext:value-type="float">
            <text:p>0</text:p>
          </table:table-cell>
          <table:table-cell table:formula="of:=[.AB154]&amp;IF(ISBLANK([.C154]);&quot;&quot;;&quot;/&quot;&amp;[.C154])" office:value-type="string" office:string-value="0" calcext:value-type="string">
            <text:p>0</text:p>
          </table:table-cell>
          <table:table-cell table:formula="of:=[.AC154]&amp;IF(ISBLANK([.D154]);&quot;&quot;;&quot;/&quot;&amp;[.D154])" office:value-type="string" office:string-value="0" calcext:value-type="string">
            <text:p>0</text:p>
          </table:table-cell>
          <table:table-cell table:formula="of:=[.AD154]&amp;IF(ISBLANK([.E154]);&quot;&quot;;&quot;/&quot;&amp;[.E154])" office:value-type="string" office:string-value="0" calcext:value-type="string">
            <text:p>0</text:p>
          </table:table-cell>
          <table:table-cell table:formula="of:=[.AE154]&amp;IF(ISBLANK([.F154]);&quot;&quot;;&quot;/&quot;&amp;[.F154])" office:value-type="string" office:string-value="0" calcext:value-type="string">
            <text:p>0</text:p>
          </table:table-cell>
          <table:table-cell table:formula="of:=[.AF154]&amp;IF(ISBLANK([.G154]);&quot;&quot;;&quot;/&quot;&amp;[.G154])" office:value-type="string" office:string-value="0" calcext:value-type="string">
            <text:p>0</text:p>
          </table:table-cell>
          <table:table-cell table:formula="of:=[.AG154]&amp;IF(ISBLANK([.H154]);&quot;&quot;;&quot;/&quot;&amp;[.H154])" office:value-type="string" office:string-value="0" calcext:value-type="string">
            <text:p>0</text:p>
          </table:table-cell>
          <table:table-cell table:formula="of:=[.AH154]&amp;IF(ISBLANK([.I154]);&quot;&quot;;&quot;/&quot;&amp;[.I154])" office:value-type="string" office:string-value="0" calcext:value-type="string">
            <text:p>0</text:p>
          </table:table-cell>
          <table:table-cell table:formula="of:=[.AI154]&amp;IF(ISBLANK([.J154]);&quot;&quot;;&quot;/&quot;&amp;[.J154])" office:value-type="string" office:string-value="0" calcext:value-type="string">
            <text:p>0</text:p>
          </table:table-cell>
          <table:table-cell table:formula="of:=[.AJ154]&amp;IF(ISBLANK([.K154]);&quot;&quot;;&quot;/&quot;&amp;[.K154])" office:value-type="string" office:string-value="0" calcext:value-type="string">
            <text:p>0</text:p>
          </table:table-cell>
          <table:table-cell table:formula="of:=[.AK154]&amp;IF(ISBLANK([.L154]);&quot;&quot;;&quot;/&quot;&amp;[.L154])" office:value-type="string" office:string-value="0" calcext:value-type="string">
            <text:p>0</text:p>
          </table:table-cell>
          <table:table-cell table:formula="of:=[.AL154]&amp;IF(ISBLANK([.M154]);&quot;&quot;;&quot;/&quot;&amp;[.M154])" office:value-type="string" office:string-value="0" calcext:value-type="string">
            <text:p>0</text:p>
          </table:table-cell>
          <table:table-cell table:formula="of:=[.AM154]&amp;IF(ISBLANK([.N154]);&quot;&quot;;&quot;/&quot;&amp;[.N154])" office:value-type="string" office:string-value="0" calcext:value-type="string">
            <text:p>0</text:p>
          </table:table-cell>
          <table:table-cell table:formula="of:=[.AN154]&amp;IF(ISBLANK([.O154]);&quot;&quot;;&quot;/&quot;&amp;[.O154])" office:value-type="string" office:string-value="0" calcext:value-type="string">
            <text:p>0</text:p>
          </table:table-cell>
          <table:table-cell table:formula="of:=[.AO154]&amp;IF(ISBLANK([.P154]);&quot;&quot;;&quot;/&quot;&amp;[.P154])" office:value-type="string" office:string-value="0" calcext:value-type="string">
            <text:p>0</text:p>
          </table:table-cell>
          <table:table-cell table:formula="of:=[.AP154]&amp;IF(ISBLANK([.Q154]);&quot;&quot;;&quot;/&quot;&amp;[.Q154])" office:value-type="string" office:string-value="0" calcext:value-type="string">
            <text:p>0</text:p>
          </table:table-cell>
          <table:table-cell table:formula="of:=[.AQ154]&amp;IF(ISBLANK([.R154]);&quot;&quot;;&quot;/&quot;&amp;[.R154])" office:value-type="string" office:string-value="0" calcext:value-type="string">
            <text:p>0</text:p>
          </table:table-cell>
          <table:table-cell table:formula="of:=[.AR154]&amp;IF(ISBLANK([.S154]);&quot;&quot;;&quot;/&quot;&amp;[.S15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5]" office:value-type="float" office:value="0" calcext:value-type="float">
            <text:p>0</text:p>
          </table:table-cell>
          <table:table-cell table:formula="of:=[.AB155]&amp;IF(ISBLANK([.C155]);&quot;&quot;;&quot;/&quot;&amp;[.C155])" office:value-type="string" office:string-value="0" calcext:value-type="string">
            <text:p>0</text:p>
          </table:table-cell>
          <table:table-cell table:formula="of:=[.AC155]&amp;IF(ISBLANK([.D155]);&quot;&quot;;&quot;/&quot;&amp;[.D155])" office:value-type="string" office:string-value="0" calcext:value-type="string">
            <text:p>0</text:p>
          </table:table-cell>
          <table:table-cell table:formula="of:=[.AD155]&amp;IF(ISBLANK([.E155]);&quot;&quot;;&quot;/&quot;&amp;[.E155])" office:value-type="string" office:string-value="0" calcext:value-type="string">
            <text:p>0</text:p>
          </table:table-cell>
          <table:table-cell table:formula="of:=[.AE155]&amp;IF(ISBLANK([.F155]);&quot;&quot;;&quot;/&quot;&amp;[.F155])" office:value-type="string" office:string-value="0" calcext:value-type="string">
            <text:p>0</text:p>
          </table:table-cell>
          <table:table-cell table:formula="of:=[.AF155]&amp;IF(ISBLANK([.G155]);&quot;&quot;;&quot;/&quot;&amp;[.G155])" office:value-type="string" office:string-value="0" calcext:value-type="string">
            <text:p>0</text:p>
          </table:table-cell>
          <table:table-cell table:formula="of:=[.AG155]&amp;IF(ISBLANK([.H155]);&quot;&quot;;&quot;/&quot;&amp;[.H155])" office:value-type="string" office:string-value="0" calcext:value-type="string">
            <text:p>0</text:p>
          </table:table-cell>
          <table:table-cell table:formula="of:=[.AH155]&amp;IF(ISBLANK([.I155]);&quot;&quot;;&quot;/&quot;&amp;[.I155])" office:value-type="string" office:string-value="0" calcext:value-type="string">
            <text:p>0</text:p>
          </table:table-cell>
          <table:table-cell table:formula="of:=[.AI155]&amp;IF(ISBLANK([.J155]);&quot;&quot;;&quot;/&quot;&amp;[.J155])" office:value-type="string" office:string-value="0" calcext:value-type="string">
            <text:p>0</text:p>
          </table:table-cell>
          <table:table-cell table:formula="of:=[.AJ155]&amp;IF(ISBLANK([.K155]);&quot;&quot;;&quot;/&quot;&amp;[.K155])" office:value-type="string" office:string-value="0" calcext:value-type="string">
            <text:p>0</text:p>
          </table:table-cell>
          <table:table-cell table:formula="of:=[.AK155]&amp;IF(ISBLANK([.L155]);&quot;&quot;;&quot;/&quot;&amp;[.L155])" office:value-type="string" office:string-value="0" calcext:value-type="string">
            <text:p>0</text:p>
          </table:table-cell>
          <table:table-cell table:formula="of:=[.AL155]&amp;IF(ISBLANK([.M155]);&quot;&quot;;&quot;/&quot;&amp;[.M155])" office:value-type="string" office:string-value="0" calcext:value-type="string">
            <text:p>0</text:p>
          </table:table-cell>
          <table:table-cell table:formula="of:=[.AM155]&amp;IF(ISBLANK([.N155]);&quot;&quot;;&quot;/&quot;&amp;[.N155])" office:value-type="string" office:string-value="0" calcext:value-type="string">
            <text:p>0</text:p>
          </table:table-cell>
          <table:table-cell table:formula="of:=[.AN155]&amp;IF(ISBLANK([.O155]);&quot;&quot;;&quot;/&quot;&amp;[.O155])" office:value-type="string" office:string-value="0" calcext:value-type="string">
            <text:p>0</text:p>
          </table:table-cell>
          <table:table-cell table:formula="of:=[.AO155]&amp;IF(ISBLANK([.P155]);&quot;&quot;;&quot;/&quot;&amp;[.P155])" office:value-type="string" office:string-value="0" calcext:value-type="string">
            <text:p>0</text:p>
          </table:table-cell>
          <table:table-cell table:formula="of:=[.AP155]&amp;IF(ISBLANK([.Q155]);&quot;&quot;;&quot;/&quot;&amp;[.Q155])" office:value-type="string" office:string-value="0" calcext:value-type="string">
            <text:p>0</text:p>
          </table:table-cell>
          <table:table-cell table:formula="of:=[.AQ155]&amp;IF(ISBLANK([.R155]);&quot;&quot;;&quot;/&quot;&amp;[.R155])" office:value-type="string" office:string-value="0" calcext:value-type="string">
            <text:p>0</text:p>
          </table:table-cell>
          <table:table-cell table:formula="of:=[.AR155]&amp;IF(ISBLANK([.S155]);&quot;&quot;;&quot;/&quot;&amp;[.S15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6]" office:value-type="float" office:value="0" calcext:value-type="float">
            <text:p>0</text:p>
          </table:table-cell>
          <table:table-cell table:formula="of:=[.AB156]&amp;IF(ISBLANK([.C156]);&quot;&quot;;&quot;/&quot;&amp;[.C156])" office:value-type="string" office:string-value="0" calcext:value-type="string">
            <text:p>0</text:p>
          </table:table-cell>
          <table:table-cell table:formula="of:=[.AC156]&amp;IF(ISBLANK([.D156]);&quot;&quot;;&quot;/&quot;&amp;[.D156])" office:value-type="string" office:string-value="0" calcext:value-type="string">
            <text:p>0</text:p>
          </table:table-cell>
          <table:table-cell table:formula="of:=[.AD156]&amp;IF(ISBLANK([.E156]);&quot;&quot;;&quot;/&quot;&amp;[.E156])" office:value-type="string" office:string-value="0" calcext:value-type="string">
            <text:p>0</text:p>
          </table:table-cell>
          <table:table-cell table:formula="of:=[.AE156]&amp;IF(ISBLANK([.F156]);&quot;&quot;;&quot;/&quot;&amp;[.F156])" office:value-type="string" office:string-value="0" calcext:value-type="string">
            <text:p>0</text:p>
          </table:table-cell>
          <table:table-cell table:formula="of:=[.AF156]&amp;IF(ISBLANK([.G156]);&quot;&quot;;&quot;/&quot;&amp;[.G156])" office:value-type="string" office:string-value="0" calcext:value-type="string">
            <text:p>0</text:p>
          </table:table-cell>
          <table:table-cell table:formula="of:=[.AG156]&amp;IF(ISBLANK([.H156]);&quot;&quot;;&quot;/&quot;&amp;[.H156])" office:value-type="string" office:string-value="0" calcext:value-type="string">
            <text:p>0</text:p>
          </table:table-cell>
          <table:table-cell table:formula="of:=[.AH156]&amp;IF(ISBLANK([.I156]);&quot;&quot;;&quot;/&quot;&amp;[.I156])" office:value-type="string" office:string-value="0" calcext:value-type="string">
            <text:p>0</text:p>
          </table:table-cell>
          <table:table-cell table:formula="of:=[.AI156]&amp;IF(ISBLANK([.J156]);&quot;&quot;;&quot;/&quot;&amp;[.J156])" office:value-type="string" office:string-value="0" calcext:value-type="string">
            <text:p>0</text:p>
          </table:table-cell>
          <table:table-cell table:formula="of:=[.AJ156]&amp;IF(ISBLANK([.K156]);&quot;&quot;;&quot;/&quot;&amp;[.K156])" office:value-type="string" office:string-value="0" calcext:value-type="string">
            <text:p>0</text:p>
          </table:table-cell>
          <table:table-cell table:formula="of:=[.AK156]&amp;IF(ISBLANK([.L156]);&quot;&quot;;&quot;/&quot;&amp;[.L156])" office:value-type="string" office:string-value="0" calcext:value-type="string">
            <text:p>0</text:p>
          </table:table-cell>
          <table:table-cell table:formula="of:=[.AL156]&amp;IF(ISBLANK([.M156]);&quot;&quot;;&quot;/&quot;&amp;[.M156])" office:value-type="string" office:string-value="0" calcext:value-type="string">
            <text:p>0</text:p>
          </table:table-cell>
          <table:table-cell table:formula="of:=[.AM156]&amp;IF(ISBLANK([.N156]);&quot;&quot;;&quot;/&quot;&amp;[.N156])" office:value-type="string" office:string-value="0" calcext:value-type="string">
            <text:p>0</text:p>
          </table:table-cell>
          <table:table-cell table:formula="of:=[.AN156]&amp;IF(ISBLANK([.O156]);&quot;&quot;;&quot;/&quot;&amp;[.O156])" office:value-type="string" office:string-value="0" calcext:value-type="string">
            <text:p>0</text:p>
          </table:table-cell>
          <table:table-cell table:formula="of:=[.AO156]&amp;IF(ISBLANK([.P156]);&quot;&quot;;&quot;/&quot;&amp;[.P156])" office:value-type="string" office:string-value="0" calcext:value-type="string">
            <text:p>0</text:p>
          </table:table-cell>
          <table:table-cell table:formula="of:=[.AP156]&amp;IF(ISBLANK([.Q156]);&quot;&quot;;&quot;/&quot;&amp;[.Q156])" office:value-type="string" office:string-value="0" calcext:value-type="string">
            <text:p>0</text:p>
          </table:table-cell>
          <table:table-cell table:formula="of:=[.AQ156]&amp;IF(ISBLANK([.R156]);&quot;&quot;;&quot;/&quot;&amp;[.R156])" office:value-type="string" office:string-value="0" calcext:value-type="string">
            <text:p>0</text:p>
          </table:table-cell>
          <table:table-cell table:formula="of:=[.AR156]&amp;IF(ISBLANK([.S156]);&quot;&quot;;&quot;/&quot;&amp;[.S15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7]" office:value-type="float" office:value="0" calcext:value-type="float">
            <text:p>0</text:p>
          </table:table-cell>
          <table:table-cell table:formula="of:=[.AB157]&amp;IF(ISBLANK([.C157]);&quot;&quot;;&quot;/&quot;&amp;[.C157])" office:value-type="string" office:string-value="0" calcext:value-type="string">
            <text:p>0</text:p>
          </table:table-cell>
          <table:table-cell table:formula="of:=[.AC157]&amp;IF(ISBLANK([.D157]);&quot;&quot;;&quot;/&quot;&amp;[.D157])" office:value-type="string" office:string-value="0" calcext:value-type="string">
            <text:p>0</text:p>
          </table:table-cell>
          <table:table-cell table:formula="of:=[.AD157]&amp;IF(ISBLANK([.E157]);&quot;&quot;;&quot;/&quot;&amp;[.E157])" office:value-type="string" office:string-value="0" calcext:value-type="string">
            <text:p>0</text:p>
          </table:table-cell>
          <table:table-cell table:formula="of:=[.AE157]&amp;IF(ISBLANK([.F157]);&quot;&quot;;&quot;/&quot;&amp;[.F157])" office:value-type="string" office:string-value="0" calcext:value-type="string">
            <text:p>0</text:p>
          </table:table-cell>
          <table:table-cell table:formula="of:=[.AF157]&amp;IF(ISBLANK([.G157]);&quot;&quot;;&quot;/&quot;&amp;[.G157])" office:value-type="string" office:string-value="0" calcext:value-type="string">
            <text:p>0</text:p>
          </table:table-cell>
          <table:table-cell table:formula="of:=[.AG157]&amp;IF(ISBLANK([.H157]);&quot;&quot;;&quot;/&quot;&amp;[.H157])" office:value-type="string" office:string-value="0" calcext:value-type="string">
            <text:p>0</text:p>
          </table:table-cell>
          <table:table-cell table:formula="of:=[.AH157]&amp;IF(ISBLANK([.I157]);&quot;&quot;;&quot;/&quot;&amp;[.I157])" office:value-type="string" office:string-value="0" calcext:value-type="string">
            <text:p>0</text:p>
          </table:table-cell>
          <table:table-cell table:formula="of:=[.AI157]&amp;IF(ISBLANK([.J157]);&quot;&quot;;&quot;/&quot;&amp;[.J157])" office:value-type="string" office:string-value="0" calcext:value-type="string">
            <text:p>0</text:p>
          </table:table-cell>
          <table:table-cell table:formula="of:=[.AJ157]&amp;IF(ISBLANK([.K157]);&quot;&quot;;&quot;/&quot;&amp;[.K157])" office:value-type="string" office:string-value="0" calcext:value-type="string">
            <text:p>0</text:p>
          </table:table-cell>
          <table:table-cell table:formula="of:=[.AK157]&amp;IF(ISBLANK([.L157]);&quot;&quot;;&quot;/&quot;&amp;[.L157])" office:value-type="string" office:string-value="0" calcext:value-type="string">
            <text:p>0</text:p>
          </table:table-cell>
          <table:table-cell table:formula="of:=[.AL157]&amp;IF(ISBLANK([.M157]);&quot;&quot;;&quot;/&quot;&amp;[.M157])" office:value-type="string" office:string-value="0" calcext:value-type="string">
            <text:p>0</text:p>
          </table:table-cell>
          <table:table-cell table:formula="of:=[.AM157]&amp;IF(ISBLANK([.N157]);&quot;&quot;;&quot;/&quot;&amp;[.N157])" office:value-type="string" office:string-value="0" calcext:value-type="string">
            <text:p>0</text:p>
          </table:table-cell>
          <table:table-cell table:formula="of:=[.AN157]&amp;IF(ISBLANK([.O157]);&quot;&quot;;&quot;/&quot;&amp;[.O157])" office:value-type="string" office:string-value="0" calcext:value-type="string">
            <text:p>0</text:p>
          </table:table-cell>
          <table:table-cell table:formula="of:=[.AO157]&amp;IF(ISBLANK([.P157]);&quot;&quot;;&quot;/&quot;&amp;[.P157])" office:value-type="string" office:string-value="0" calcext:value-type="string">
            <text:p>0</text:p>
          </table:table-cell>
          <table:table-cell table:formula="of:=[.AP157]&amp;IF(ISBLANK([.Q157]);&quot;&quot;;&quot;/&quot;&amp;[.Q157])" office:value-type="string" office:string-value="0" calcext:value-type="string">
            <text:p>0</text:p>
          </table:table-cell>
          <table:table-cell table:formula="of:=[.AQ157]&amp;IF(ISBLANK([.R157]);&quot;&quot;;&quot;/&quot;&amp;[.R157])" office:value-type="string" office:string-value="0" calcext:value-type="string">
            <text:p>0</text:p>
          </table:table-cell>
          <table:table-cell table:formula="of:=[.AR157]&amp;IF(ISBLANK([.S157]);&quot;&quot;;&quot;/&quot;&amp;[.S15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8]" office:value-type="float" office:value="0" calcext:value-type="float">
            <text:p>0</text:p>
          </table:table-cell>
          <table:table-cell table:formula="of:=[.AB158]&amp;IF(ISBLANK([.C158]);&quot;&quot;;&quot;/&quot;&amp;[.C158])" office:value-type="string" office:string-value="0" calcext:value-type="string">
            <text:p>0</text:p>
          </table:table-cell>
          <table:table-cell table:formula="of:=[.AC158]&amp;IF(ISBLANK([.D158]);&quot;&quot;;&quot;/&quot;&amp;[.D158])" office:value-type="string" office:string-value="0" calcext:value-type="string">
            <text:p>0</text:p>
          </table:table-cell>
          <table:table-cell table:formula="of:=[.AD158]&amp;IF(ISBLANK([.E158]);&quot;&quot;;&quot;/&quot;&amp;[.E158])" office:value-type="string" office:string-value="0" calcext:value-type="string">
            <text:p>0</text:p>
          </table:table-cell>
          <table:table-cell table:formula="of:=[.AE158]&amp;IF(ISBLANK([.F158]);&quot;&quot;;&quot;/&quot;&amp;[.F158])" office:value-type="string" office:string-value="0" calcext:value-type="string">
            <text:p>0</text:p>
          </table:table-cell>
          <table:table-cell table:formula="of:=[.AF158]&amp;IF(ISBLANK([.G158]);&quot;&quot;;&quot;/&quot;&amp;[.G158])" office:value-type="string" office:string-value="0" calcext:value-type="string">
            <text:p>0</text:p>
          </table:table-cell>
          <table:table-cell table:formula="of:=[.AG158]&amp;IF(ISBLANK([.H158]);&quot;&quot;;&quot;/&quot;&amp;[.H158])" office:value-type="string" office:string-value="0" calcext:value-type="string">
            <text:p>0</text:p>
          </table:table-cell>
          <table:table-cell table:formula="of:=[.AH158]&amp;IF(ISBLANK([.I158]);&quot;&quot;;&quot;/&quot;&amp;[.I158])" office:value-type="string" office:string-value="0" calcext:value-type="string">
            <text:p>0</text:p>
          </table:table-cell>
          <table:table-cell table:formula="of:=[.AI158]&amp;IF(ISBLANK([.J158]);&quot;&quot;;&quot;/&quot;&amp;[.J158])" office:value-type="string" office:string-value="0" calcext:value-type="string">
            <text:p>0</text:p>
          </table:table-cell>
          <table:table-cell table:formula="of:=[.AJ158]&amp;IF(ISBLANK([.K158]);&quot;&quot;;&quot;/&quot;&amp;[.K158])" office:value-type="string" office:string-value="0" calcext:value-type="string">
            <text:p>0</text:p>
          </table:table-cell>
          <table:table-cell table:formula="of:=[.AK158]&amp;IF(ISBLANK([.L158]);&quot;&quot;;&quot;/&quot;&amp;[.L158])" office:value-type="string" office:string-value="0" calcext:value-type="string">
            <text:p>0</text:p>
          </table:table-cell>
          <table:table-cell table:formula="of:=[.AL158]&amp;IF(ISBLANK([.M158]);&quot;&quot;;&quot;/&quot;&amp;[.M158])" office:value-type="string" office:string-value="0" calcext:value-type="string">
            <text:p>0</text:p>
          </table:table-cell>
          <table:table-cell table:formula="of:=[.AM158]&amp;IF(ISBLANK([.N158]);&quot;&quot;;&quot;/&quot;&amp;[.N158])" office:value-type="string" office:string-value="0" calcext:value-type="string">
            <text:p>0</text:p>
          </table:table-cell>
          <table:table-cell table:formula="of:=[.AN158]&amp;IF(ISBLANK([.O158]);&quot;&quot;;&quot;/&quot;&amp;[.O158])" office:value-type="string" office:string-value="0" calcext:value-type="string">
            <text:p>0</text:p>
          </table:table-cell>
          <table:table-cell table:formula="of:=[.AO158]&amp;IF(ISBLANK([.P158]);&quot;&quot;;&quot;/&quot;&amp;[.P158])" office:value-type="string" office:string-value="0" calcext:value-type="string">
            <text:p>0</text:p>
          </table:table-cell>
          <table:table-cell table:formula="of:=[.AP158]&amp;IF(ISBLANK([.Q158]);&quot;&quot;;&quot;/&quot;&amp;[.Q158])" office:value-type="string" office:string-value="0" calcext:value-type="string">
            <text:p>0</text:p>
          </table:table-cell>
          <table:table-cell table:formula="of:=[.AQ158]&amp;IF(ISBLANK([.R158]);&quot;&quot;;&quot;/&quot;&amp;[.R158])" office:value-type="string" office:string-value="0" calcext:value-type="string">
            <text:p>0</text:p>
          </table:table-cell>
          <table:table-cell table:formula="of:=[.AR158]&amp;IF(ISBLANK([.S158]);&quot;&quot;;&quot;/&quot;&amp;[.S15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9]" office:value-type="float" office:value="0" calcext:value-type="float">
            <text:p>0</text:p>
          </table:table-cell>
          <table:table-cell table:formula="of:=[.AB159]&amp;IF(ISBLANK([.C159]);&quot;&quot;;&quot;/&quot;&amp;[.C159])" office:value-type="string" office:string-value="0" calcext:value-type="string">
            <text:p>0</text:p>
          </table:table-cell>
          <table:table-cell table:formula="of:=[.AC159]&amp;IF(ISBLANK([.D159]);&quot;&quot;;&quot;/&quot;&amp;[.D159])" office:value-type="string" office:string-value="0" calcext:value-type="string">
            <text:p>0</text:p>
          </table:table-cell>
          <table:table-cell table:formula="of:=[.AD159]&amp;IF(ISBLANK([.E159]);&quot;&quot;;&quot;/&quot;&amp;[.E159])" office:value-type="string" office:string-value="0" calcext:value-type="string">
            <text:p>0</text:p>
          </table:table-cell>
          <table:table-cell table:formula="of:=[.AE159]&amp;IF(ISBLANK([.F159]);&quot;&quot;;&quot;/&quot;&amp;[.F159])" office:value-type="string" office:string-value="0" calcext:value-type="string">
            <text:p>0</text:p>
          </table:table-cell>
          <table:table-cell table:formula="of:=[.AF159]&amp;IF(ISBLANK([.G159]);&quot;&quot;;&quot;/&quot;&amp;[.G159])" office:value-type="string" office:string-value="0" calcext:value-type="string">
            <text:p>0</text:p>
          </table:table-cell>
          <table:table-cell table:formula="of:=[.AG159]&amp;IF(ISBLANK([.H159]);&quot;&quot;;&quot;/&quot;&amp;[.H159])" office:value-type="string" office:string-value="0" calcext:value-type="string">
            <text:p>0</text:p>
          </table:table-cell>
          <table:table-cell table:formula="of:=[.AH159]&amp;IF(ISBLANK([.I159]);&quot;&quot;;&quot;/&quot;&amp;[.I159])" office:value-type="string" office:string-value="0" calcext:value-type="string">
            <text:p>0</text:p>
          </table:table-cell>
          <table:table-cell table:formula="of:=[.AI159]&amp;IF(ISBLANK([.J159]);&quot;&quot;;&quot;/&quot;&amp;[.J159])" office:value-type="string" office:string-value="0" calcext:value-type="string">
            <text:p>0</text:p>
          </table:table-cell>
          <table:table-cell table:formula="of:=[.AJ159]&amp;IF(ISBLANK([.K159]);&quot;&quot;;&quot;/&quot;&amp;[.K159])" office:value-type="string" office:string-value="0" calcext:value-type="string">
            <text:p>0</text:p>
          </table:table-cell>
          <table:table-cell table:formula="of:=[.AK159]&amp;IF(ISBLANK([.L159]);&quot;&quot;;&quot;/&quot;&amp;[.L159])" office:value-type="string" office:string-value="0" calcext:value-type="string">
            <text:p>0</text:p>
          </table:table-cell>
          <table:table-cell table:formula="of:=[.AL159]&amp;IF(ISBLANK([.M159]);&quot;&quot;;&quot;/&quot;&amp;[.M159])" office:value-type="string" office:string-value="0" calcext:value-type="string">
            <text:p>0</text:p>
          </table:table-cell>
          <table:table-cell table:formula="of:=[.AM159]&amp;IF(ISBLANK([.N159]);&quot;&quot;;&quot;/&quot;&amp;[.N159])" office:value-type="string" office:string-value="0" calcext:value-type="string">
            <text:p>0</text:p>
          </table:table-cell>
          <table:table-cell table:formula="of:=[.AN159]&amp;IF(ISBLANK([.O159]);&quot;&quot;;&quot;/&quot;&amp;[.O159])" office:value-type="string" office:string-value="0" calcext:value-type="string">
            <text:p>0</text:p>
          </table:table-cell>
          <table:table-cell table:formula="of:=[.AO159]&amp;IF(ISBLANK([.P159]);&quot;&quot;;&quot;/&quot;&amp;[.P159])" office:value-type="string" office:string-value="0" calcext:value-type="string">
            <text:p>0</text:p>
          </table:table-cell>
          <table:table-cell table:formula="of:=[.AP159]&amp;IF(ISBLANK([.Q159]);&quot;&quot;;&quot;/&quot;&amp;[.Q159])" office:value-type="string" office:string-value="0" calcext:value-type="string">
            <text:p>0</text:p>
          </table:table-cell>
          <table:table-cell table:formula="of:=[.AQ159]&amp;IF(ISBLANK([.R159]);&quot;&quot;;&quot;/&quot;&amp;[.R159])" office:value-type="string" office:string-value="0" calcext:value-type="string">
            <text:p>0</text:p>
          </table:table-cell>
          <table:table-cell table:formula="of:=[.AR159]&amp;IF(ISBLANK([.S159]);&quot;&quot;;&quot;/&quot;&amp;[.S15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0]" office:value-type="float" office:value="0" calcext:value-type="float">
            <text:p>0</text:p>
          </table:table-cell>
          <table:table-cell table:formula="of:=[.AB160]&amp;IF(ISBLANK([.C160]);&quot;&quot;;&quot;/&quot;&amp;[.C160])" office:value-type="string" office:string-value="0" calcext:value-type="string">
            <text:p>0</text:p>
          </table:table-cell>
          <table:table-cell table:formula="of:=[.AC160]&amp;IF(ISBLANK([.D160]);&quot;&quot;;&quot;/&quot;&amp;[.D160])" office:value-type="string" office:string-value="0" calcext:value-type="string">
            <text:p>0</text:p>
          </table:table-cell>
          <table:table-cell table:formula="of:=[.AD160]&amp;IF(ISBLANK([.E160]);&quot;&quot;;&quot;/&quot;&amp;[.E160])" office:value-type="string" office:string-value="0" calcext:value-type="string">
            <text:p>0</text:p>
          </table:table-cell>
          <table:table-cell table:formula="of:=[.AE160]&amp;IF(ISBLANK([.F160]);&quot;&quot;;&quot;/&quot;&amp;[.F160])" office:value-type="string" office:string-value="0" calcext:value-type="string">
            <text:p>0</text:p>
          </table:table-cell>
          <table:table-cell table:formula="of:=[.AF160]&amp;IF(ISBLANK([.G160]);&quot;&quot;;&quot;/&quot;&amp;[.G160])" office:value-type="string" office:string-value="0" calcext:value-type="string">
            <text:p>0</text:p>
          </table:table-cell>
          <table:table-cell table:formula="of:=[.AG160]&amp;IF(ISBLANK([.H160]);&quot;&quot;;&quot;/&quot;&amp;[.H160])" office:value-type="string" office:string-value="0" calcext:value-type="string">
            <text:p>0</text:p>
          </table:table-cell>
          <table:table-cell table:formula="of:=[.AH160]&amp;IF(ISBLANK([.I160]);&quot;&quot;;&quot;/&quot;&amp;[.I160])" office:value-type="string" office:string-value="0" calcext:value-type="string">
            <text:p>0</text:p>
          </table:table-cell>
          <table:table-cell table:formula="of:=[.AI160]&amp;IF(ISBLANK([.J160]);&quot;&quot;;&quot;/&quot;&amp;[.J160])" office:value-type="string" office:string-value="0" calcext:value-type="string">
            <text:p>0</text:p>
          </table:table-cell>
          <table:table-cell table:formula="of:=[.AJ160]&amp;IF(ISBLANK([.K160]);&quot;&quot;;&quot;/&quot;&amp;[.K160])" office:value-type="string" office:string-value="0" calcext:value-type="string">
            <text:p>0</text:p>
          </table:table-cell>
          <table:table-cell table:formula="of:=[.AK160]&amp;IF(ISBLANK([.L160]);&quot;&quot;;&quot;/&quot;&amp;[.L160])" office:value-type="string" office:string-value="0" calcext:value-type="string">
            <text:p>0</text:p>
          </table:table-cell>
          <table:table-cell table:formula="of:=[.AL160]&amp;IF(ISBLANK([.M160]);&quot;&quot;;&quot;/&quot;&amp;[.M160])" office:value-type="string" office:string-value="0" calcext:value-type="string">
            <text:p>0</text:p>
          </table:table-cell>
          <table:table-cell table:formula="of:=[.AM160]&amp;IF(ISBLANK([.N160]);&quot;&quot;;&quot;/&quot;&amp;[.N160])" office:value-type="string" office:string-value="0" calcext:value-type="string">
            <text:p>0</text:p>
          </table:table-cell>
          <table:table-cell table:formula="of:=[.AN160]&amp;IF(ISBLANK([.O160]);&quot;&quot;;&quot;/&quot;&amp;[.O160])" office:value-type="string" office:string-value="0" calcext:value-type="string">
            <text:p>0</text:p>
          </table:table-cell>
          <table:table-cell table:formula="of:=[.AO160]&amp;IF(ISBLANK([.P160]);&quot;&quot;;&quot;/&quot;&amp;[.P160])" office:value-type="string" office:string-value="0" calcext:value-type="string">
            <text:p>0</text:p>
          </table:table-cell>
          <table:table-cell table:formula="of:=[.AP160]&amp;IF(ISBLANK([.Q160]);&quot;&quot;;&quot;/&quot;&amp;[.Q160])" office:value-type="string" office:string-value="0" calcext:value-type="string">
            <text:p>0</text:p>
          </table:table-cell>
          <table:table-cell table:formula="of:=[.AQ160]&amp;IF(ISBLANK([.R160]);&quot;&quot;;&quot;/&quot;&amp;[.R160])" office:value-type="string" office:string-value="0" calcext:value-type="string">
            <text:p>0</text:p>
          </table:table-cell>
          <table:table-cell table:formula="of:=[.AR160]&amp;IF(ISBLANK([.S160]);&quot;&quot;;&quot;/&quot;&amp;[.S16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1]" office:value-type="float" office:value="0" calcext:value-type="float">
            <text:p>0</text:p>
          </table:table-cell>
          <table:table-cell table:formula="of:=[.AB161]&amp;IF(ISBLANK([.C161]);&quot;&quot;;&quot;/&quot;&amp;[.C161])" office:value-type="string" office:string-value="0" calcext:value-type="string">
            <text:p>0</text:p>
          </table:table-cell>
          <table:table-cell table:formula="of:=[.AC161]&amp;IF(ISBLANK([.D161]);&quot;&quot;;&quot;/&quot;&amp;[.D161])" office:value-type="string" office:string-value="0" calcext:value-type="string">
            <text:p>0</text:p>
          </table:table-cell>
          <table:table-cell table:formula="of:=[.AD161]&amp;IF(ISBLANK([.E161]);&quot;&quot;;&quot;/&quot;&amp;[.E161])" office:value-type="string" office:string-value="0" calcext:value-type="string">
            <text:p>0</text:p>
          </table:table-cell>
          <table:table-cell table:formula="of:=[.AE161]&amp;IF(ISBLANK([.F161]);&quot;&quot;;&quot;/&quot;&amp;[.F161])" office:value-type="string" office:string-value="0" calcext:value-type="string">
            <text:p>0</text:p>
          </table:table-cell>
          <table:table-cell table:formula="of:=[.AF161]&amp;IF(ISBLANK([.G161]);&quot;&quot;;&quot;/&quot;&amp;[.G161])" office:value-type="string" office:string-value="0" calcext:value-type="string">
            <text:p>0</text:p>
          </table:table-cell>
          <table:table-cell table:formula="of:=[.AG161]&amp;IF(ISBLANK([.H161]);&quot;&quot;;&quot;/&quot;&amp;[.H161])" office:value-type="string" office:string-value="0" calcext:value-type="string">
            <text:p>0</text:p>
          </table:table-cell>
          <table:table-cell table:formula="of:=[.AH161]&amp;IF(ISBLANK([.I161]);&quot;&quot;;&quot;/&quot;&amp;[.I161])" office:value-type="string" office:string-value="0" calcext:value-type="string">
            <text:p>0</text:p>
          </table:table-cell>
          <table:table-cell table:formula="of:=[.AI161]&amp;IF(ISBLANK([.J161]);&quot;&quot;;&quot;/&quot;&amp;[.J161])" office:value-type="string" office:string-value="0" calcext:value-type="string">
            <text:p>0</text:p>
          </table:table-cell>
          <table:table-cell table:formula="of:=[.AJ161]&amp;IF(ISBLANK([.K161]);&quot;&quot;;&quot;/&quot;&amp;[.K161])" office:value-type="string" office:string-value="0" calcext:value-type="string">
            <text:p>0</text:p>
          </table:table-cell>
          <table:table-cell table:formula="of:=[.AK161]&amp;IF(ISBLANK([.L161]);&quot;&quot;;&quot;/&quot;&amp;[.L161])" office:value-type="string" office:string-value="0" calcext:value-type="string">
            <text:p>0</text:p>
          </table:table-cell>
          <table:table-cell table:formula="of:=[.AL161]&amp;IF(ISBLANK([.M161]);&quot;&quot;;&quot;/&quot;&amp;[.M161])" office:value-type="string" office:string-value="0" calcext:value-type="string">
            <text:p>0</text:p>
          </table:table-cell>
          <table:table-cell table:formula="of:=[.AM161]&amp;IF(ISBLANK([.N161]);&quot;&quot;;&quot;/&quot;&amp;[.N161])" office:value-type="string" office:string-value="0" calcext:value-type="string">
            <text:p>0</text:p>
          </table:table-cell>
          <table:table-cell table:formula="of:=[.AN161]&amp;IF(ISBLANK([.O161]);&quot;&quot;;&quot;/&quot;&amp;[.O161])" office:value-type="string" office:string-value="0" calcext:value-type="string">
            <text:p>0</text:p>
          </table:table-cell>
          <table:table-cell table:formula="of:=[.AO161]&amp;IF(ISBLANK([.P161]);&quot;&quot;;&quot;/&quot;&amp;[.P161])" office:value-type="string" office:string-value="0" calcext:value-type="string">
            <text:p>0</text:p>
          </table:table-cell>
          <table:table-cell table:formula="of:=[.AP161]&amp;IF(ISBLANK([.Q161]);&quot;&quot;;&quot;/&quot;&amp;[.Q161])" office:value-type="string" office:string-value="0" calcext:value-type="string">
            <text:p>0</text:p>
          </table:table-cell>
          <table:table-cell table:formula="of:=[.AQ161]&amp;IF(ISBLANK([.R161]);&quot;&quot;;&quot;/&quot;&amp;[.R161])" office:value-type="string" office:string-value="0" calcext:value-type="string">
            <text:p>0</text:p>
          </table:table-cell>
          <table:table-cell table:formula="of:=[.AR161]&amp;IF(ISBLANK([.S161]);&quot;&quot;;&quot;/&quot;&amp;[.S16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2]" office:value-type="float" office:value="0" calcext:value-type="float">
            <text:p>0</text:p>
          </table:table-cell>
          <table:table-cell table:formula="of:=[.AB162]&amp;IF(ISBLANK([.C162]);&quot;&quot;;&quot;/&quot;&amp;[.C162])" office:value-type="string" office:string-value="0" calcext:value-type="string">
            <text:p>0</text:p>
          </table:table-cell>
          <table:table-cell table:formula="of:=[.AC162]&amp;IF(ISBLANK([.D162]);&quot;&quot;;&quot;/&quot;&amp;[.D162])" office:value-type="string" office:string-value="0" calcext:value-type="string">
            <text:p>0</text:p>
          </table:table-cell>
          <table:table-cell table:formula="of:=[.AD162]&amp;IF(ISBLANK([.E162]);&quot;&quot;;&quot;/&quot;&amp;[.E162])" office:value-type="string" office:string-value="0" calcext:value-type="string">
            <text:p>0</text:p>
          </table:table-cell>
          <table:table-cell table:formula="of:=[.AE162]&amp;IF(ISBLANK([.F162]);&quot;&quot;;&quot;/&quot;&amp;[.F162])" office:value-type="string" office:string-value="0" calcext:value-type="string">
            <text:p>0</text:p>
          </table:table-cell>
          <table:table-cell table:formula="of:=[.AF162]&amp;IF(ISBLANK([.G162]);&quot;&quot;;&quot;/&quot;&amp;[.G162])" office:value-type="string" office:string-value="0" calcext:value-type="string">
            <text:p>0</text:p>
          </table:table-cell>
          <table:table-cell table:formula="of:=[.AG162]&amp;IF(ISBLANK([.H162]);&quot;&quot;;&quot;/&quot;&amp;[.H162])" office:value-type="string" office:string-value="0" calcext:value-type="string">
            <text:p>0</text:p>
          </table:table-cell>
          <table:table-cell table:formula="of:=[.AH162]&amp;IF(ISBLANK([.I162]);&quot;&quot;;&quot;/&quot;&amp;[.I162])" office:value-type="string" office:string-value="0" calcext:value-type="string">
            <text:p>0</text:p>
          </table:table-cell>
          <table:table-cell table:formula="of:=[.AI162]&amp;IF(ISBLANK([.J162]);&quot;&quot;;&quot;/&quot;&amp;[.J162])" office:value-type="string" office:string-value="0" calcext:value-type="string">
            <text:p>0</text:p>
          </table:table-cell>
          <table:table-cell table:formula="of:=[.AJ162]&amp;IF(ISBLANK([.K162]);&quot;&quot;;&quot;/&quot;&amp;[.K162])" office:value-type="string" office:string-value="0" calcext:value-type="string">
            <text:p>0</text:p>
          </table:table-cell>
          <table:table-cell table:formula="of:=[.AK162]&amp;IF(ISBLANK([.L162]);&quot;&quot;;&quot;/&quot;&amp;[.L162])" office:value-type="string" office:string-value="0" calcext:value-type="string">
            <text:p>0</text:p>
          </table:table-cell>
          <table:table-cell table:formula="of:=[.AL162]&amp;IF(ISBLANK([.M162]);&quot;&quot;;&quot;/&quot;&amp;[.M162])" office:value-type="string" office:string-value="0" calcext:value-type="string">
            <text:p>0</text:p>
          </table:table-cell>
          <table:table-cell table:formula="of:=[.AM162]&amp;IF(ISBLANK([.N162]);&quot;&quot;;&quot;/&quot;&amp;[.N162])" office:value-type="string" office:string-value="0" calcext:value-type="string">
            <text:p>0</text:p>
          </table:table-cell>
          <table:table-cell table:formula="of:=[.AN162]&amp;IF(ISBLANK([.O162]);&quot;&quot;;&quot;/&quot;&amp;[.O162])" office:value-type="string" office:string-value="0" calcext:value-type="string">
            <text:p>0</text:p>
          </table:table-cell>
          <table:table-cell table:formula="of:=[.AO162]&amp;IF(ISBLANK([.P162]);&quot;&quot;;&quot;/&quot;&amp;[.P162])" office:value-type="string" office:string-value="0" calcext:value-type="string">
            <text:p>0</text:p>
          </table:table-cell>
          <table:table-cell table:formula="of:=[.AP162]&amp;IF(ISBLANK([.Q162]);&quot;&quot;;&quot;/&quot;&amp;[.Q162])" office:value-type="string" office:string-value="0" calcext:value-type="string">
            <text:p>0</text:p>
          </table:table-cell>
          <table:table-cell table:formula="of:=[.AQ162]&amp;IF(ISBLANK([.R162]);&quot;&quot;;&quot;/&quot;&amp;[.R162])" office:value-type="string" office:string-value="0" calcext:value-type="string">
            <text:p>0</text:p>
          </table:table-cell>
          <table:table-cell table:formula="of:=[.AR162]&amp;IF(ISBLANK([.S162]);&quot;&quot;;&quot;/&quot;&amp;[.S16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3]" office:value-type="float" office:value="0" calcext:value-type="float">
            <text:p>0</text:p>
          </table:table-cell>
          <table:table-cell table:formula="of:=[.AB163]&amp;IF(ISBLANK([.C163]);&quot;&quot;;&quot;/&quot;&amp;[.C163])" office:value-type="string" office:string-value="0" calcext:value-type="string">
            <text:p>0</text:p>
          </table:table-cell>
          <table:table-cell table:formula="of:=[.AC163]&amp;IF(ISBLANK([.D163]);&quot;&quot;;&quot;/&quot;&amp;[.D163])" office:value-type="string" office:string-value="0" calcext:value-type="string">
            <text:p>0</text:p>
          </table:table-cell>
          <table:table-cell table:formula="of:=[.AD163]&amp;IF(ISBLANK([.E163]);&quot;&quot;;&quot;/&quot;&amp;[.E163])" office:value-type="string" office:string-value="0" calcext:value-type="string">
            <text:p>0</text:p>
          </table:table-cell>
          <table:table-cell table:formula="of:=[.AE163]&amp;IF(ISBLANK([.F163]);&quot;&quot;;&quot;/&quot;&amp;[.F163])" office:value-type="string" office:string-value="0" calcext:value-type="string">
            <text:p>0</text:p>
          </table:table-cell>
          <table:table-cell table:formula="of:=[.AF163]&amp;IF(ISBLANK([.G163]);&quot;&quot;;&quot;/&quot;&amp;[.G163])" office:value-type="string" office:string-value="0" calcext:value-type="string">
            <text:p>0</text:p>
          </table:table-cell>
          <table:table-cell table:formula="of:=[.AG163]&amp;IF(ISBLANK([.H163]);&quot;&quot;;&quot;/&quot;&amp;[.H163])" office:value-type="string" office:string-value="0" calcext:value-type="string">
            <text:p>0</text:p>
          </table:table-cell>
          <table:table-cell table:formula="of:=[.AH163]&amp;IF(ISBLANK([.I163]);&quot;&quot;;&quot;/&quot;&amp;[.I163])" office:value-type="string" office:string-value="0" calcext:value-type="string">
            <text:p>0</text:p>
          </table:table-cell>
          <table:table-cell table:formula="of:=[.AI163]&amp;IF(ISBLANK([.J163]);&quot;&quot;;&quot;/&quot;&amp;[.J163])" office:value-type="string" office:string-value="0" calcext:value-type="string">
            <text:p>0</text:p>
          </table:table-cell>
          <table:table-cell table:formula="of:=[.AJ163]&amp;IF(ISBLANK([.K163]);&quot;&quot;;&quot;/&quot;&amp;[.K163])" office:value-type="string" office:string-value="0" calcext:value-type="string">
            <text:p>0</text:p>
          </table:table-cell>
          <table:table-cell table:formula="of:=[.AK163]&amp;IF(ISBLANK([.L163]);&quot;&quot;;&quot;/&quot;&amp;[.L163])" office:value-type="string" office:string-value="0" calcext:value-type="string">
            <text:p>0</text:p>
          </table:table-cell>
          <table:table-cell table:formula="of:=[.AL163]&amp;IF(ISBLANK([.M163]);&quot;&quot;;&quot;/&quot;&amp;[.M163])" office:value-type="string" office:string-value="0" calcext:value-type="string">
            <text:p>0</text:p>
          </table:table-cell>
          <table:table-cell table:formula="of:=[.AM163]&amp;IF(ISBLANK([.N163]);&quot;&quot;;&quot;/&quot;&amp;[.N163])" office:value-type="string" office:string-value="0" calcext:value-type="string">
            <text:p>0</text:p>
          </table:table-cell>
          <table:table-cell table:formula="of:=[.AN163]&amp;IF(ISBLANK([.O163]);&quot;&quot;;&quot;/&quot;&amp;[.O163])" office:value-type="string" office:string-value="0" calcext:value-type="string">
            <text:p>0</text:p>
          </table:table-cell>
          <table:table-cell table:formula="of:=[.AO163]&amp;IF(ISBLANK([.P163]);&quot;&quot;;&quot;/&quot;&amp;[.P163])" office:value-type="string" office:string-value="0" calcext:value-type="string">
            <text:p>0</text:p>
          </table:table-cell>
          <table:table-cell table:formula="of:=[.AP163]&amp;IF(ISBLANK([.Q163]);&quot;&quot;;&quot;/&quot;&amp;[.Q163])" office:value-type="string" office:string-value="0" calcext:value-type="string">
            <text:p>0</text:p>
          </table:table-cell>
          <table:table-cell table:formula="of:=[.AQ163]&amp;IF(ISBLANK([.R163]);&quot;&quot;;&quot;/&quot;&amp;[.R163])" office:value-type="string" office:string-value="0" calcext:value-type="string">
            <text:p>0</text:p>
          </table:table-cell>
          <table:table-cell table:formula="of:=[.AR163]&amp;IF(ISBLANK([.S163]);&quot;&quot;;&quot;/&quot;&amp;[.S16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4]" office:value-type="float" office:value="0" calcext:value-type="float">
            <text:p>0</text:p>
          </table:table-cell>
          <table:table-cell table:formula="of:=[.AB164]&amp;IF(ISBLANK([.C164]);&quot;&quot;;&quot;/&quot;&amp;[.C164])" office:value-type="string" office:string-value="0" calcext:value-type="string">
            <text:p>0</text:p>
          </table:table-cell>
          <table:table-cell table:formula="of:=[.AC164]&amp;IF(ISBLANK([.D164]);&quot;&quot;;&quot;/&quot;&amp;[.D164])" office:value-type="string" office:string-value="0" calcext:value-type="string">
            <text:p>0</text:p>
          </table:table-cell>
          <table:table-cell table:formula="of:=[.AD164]&amp;IF(ISBLANK([.E164]);&quot;&quot;;&quot;/&quot;&amp;[.E164])" office:value-type="string" office:string-value="0" calcext:value-type="string">
            <text:p>0</text:p>
          </table:table-cell>
          <table:table-cell table:formula="of:=[.AE164]&amp;IF(ISBLANK([.F164]);&quot;&quot;;&quot;/&quot;&amp;[.F164])" office:value-type="string" office:string-value="0" calcext:value-type="string">
            <text:p>0</text:p>
          </table:table-cell>
          <table:table-cell table:formula="of:=[.AF164]&amp;IF(ISBLANK([.G164]);&quot;&quot;;&quot;/&quot;&amp;[.G164])" office:value-type="string" office:string-value="0" calcext:value-type="string">
            <text:p>0</text:p>
          </table:table-cell>
          <table:table-cell table:formula="of:=[.AG164]&amp;IF(ISBLANK([.H164]);&quot;&quot;;&quot;/&quot;&amp;[.H164])" office:value-type="string" office:string-value="0" calcext:value-type="string">
            <text:p>0</text:p>
          </table:table-cell>
          <table:table-cell table:formula="of:=[.AH164]&amp;IF(ISBLANK([.I164]);&quot;&quot;;&quot;/&quot;&amp;[.I164])" office:value-type="string" office:string-value="0" calcext:value-type="string">
            <text:p>0</text:p>
          </table:table-cell>
          <table:table-cell table:formula="of:=[.AI164]&amp;IF(ISBLANK([.J164]);&quot;&quot;;&quot;/&quot;&amp;[.J164])" office:value-type="string" office:string-value="0" calcext:value-type="string">
            <text:p>0</text:p>
          </table:table-cell>
          <table:table-cell table:formula="of:=[.AJ164]&amp;IF(ISBLANK([.K164]);&quot;&quot;;&quot;/&quot;&amp;[.K164])" office:value-type="string" office:string-value="0" calcext:value-type="string">
            <text:p>0</text:p>
          </table:table-cell>
          <table:table-cell table:formula="of:=[.AK164]&amp;IF(ISBLANK([.L164]);&quot;&quot;;&quot;/&quot;&amp;[.L164])" office:value-type="string" office:string-value="0" calcext:value-type="string">
            <text:p>0</text:p>
          </table:table-cell>
          <table:table-cell table:formula="of:=[.AL164]&amp;IF(ISBLANK([.M164]);&quot;&quot;;&quot;/&quot;&amp;[.M164])" office:value-type="string" office:string-value="0" calcext:value-type="string">
            <text:p>0</text:p>
          </table:table-cell>
          <table:table-cell table:formula="of:=[.AM164]&amp;IF(ISBLANK([.N164]);&quot;&quot;;&quot;/&quot;&amp;[.N164])" office:value-type="string" office:string-value="0" calcext:value-type="string">
            <text:p>0</text:p>
          </table:table-cell>
          <table:table-cell table:formula="of:=[.AN164]&amp;IF(ISBLANK([.O164]);&quot;&quot;;&quot;/&quot;&amp;[.O164])" office:value-type="string" office:string-value="0" calcext:value-type="string">
            <text:p>0</text:p>
          </table:table-cell>
          <table:table-cell table:formula="of:=[.AO164]&amp;IF(ISBLANK([.P164]);&quot;&quot;;&quot;/&quot;&amp;[.P164])" office:value-type="string" office:string-value="0" calcext:value-type="string">
            <text:p>0</text:p>
          </table:table-cell>
          <table:table-cell table:formula="of:=[.AP164]&amp;IF(ISBLANK([.Q164]);&quot;&quot;;&quot;/&quot;&amp;[.Q164])" office:value-type="string" office:string-value="0" calcext:value-type="string">
            <text:p>0</text:p>
          </table:table-cell>
          <table:table-cell table:formula="of:=[.AQ164]&amp;IF(ISBLANK([.R164]);&quot;&quot;;&quot;/&quot;&amp;[.R164])" office:value-type="string" office:string-value="0" calcext:value-type="string">
            <text:p>0</text:p>
          </table:table-cell>
          <table:table-cell table:formula="of:=[.AR164]&amp;IF(ISBLANK([.S164]);&quot;&quot;;&quot;/&quot;&amp;[.S16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5]" office:value-type="float" office:value="0" calcext:value-type="float">
            <text:p>0</text:p>
          </table:table-cell>
          <table:table-cell table:formula="of:=[.AB165]&amp;IF(ISBLANK([.C165]);&quot;&quot;;&quot;/&quot;&amp;[.C165])" office:value-type="string" office:string-value="0" calcext:value-type="string">
            <text:p>0</text:p>
          </table:table-cell>
          <table:table-cell table:formula="of:=[.AC165]&amp;IF(ISBLANK([.D165]);&quot;&quot;;&quot;/&quot;&amp;[.D165])" office:value-type="string" office:string-value="0" calcext:value-type="string">
            <text:p>0</text:p>
          </table:table-cell>
          <table:table-cell table:formula="of:=[.AD165]&amp;IF(ISBLANK([.E165]);&quot;&quot;;&quot;/&quot;&amp;[.E165])" office:value-type="string" office:string-value="0" calcext:value-type="string">
            <text:p>0</text:p>
          </table:table-cell>
          <table:table-cell table:formula="of:=[.AE165]&amp;IF(ISBLANK([.F165]);&quot;&quot;;&quot;/&quot;&amp;[.F165])" office:value-type="string" office:string-value="0" calcext:value-type="string">
            <text:p>0</text:p>
          </table:table-cell>
          <table:table-cell table:formula="of:=[.AF165]&amp;IF(ISBLANK([.G165]);&quot;&quot;;&quot;/&quot;&amp;[.G165])" office:value-type="string" office:string-value="0" calcext:value-type="string">
            <text:p>0</text:p>
          </table:table-cell>
          <table:table-cell table:formula="of:=[.AG165]&amp;IF(ISBLANK([.H165]);&quot;&quot;;&quot;/&quot;&amp;[.H165])" office:value-type="string" office:string-value="0" calcext:value-type="string">
            <text:p>0</text:p>
          </table:table-cell>
          <table:table-cell table:formula="of:=[.AH165]&amp;IF(ISBLANK([.I165]);&quot;&quot;;&quot;/&quot;&amp;[.I165])" office:value-type="string" office:string-value="0" calcext:value-type="string">
            <text:p>0</text:p>
          </table:table-cell>
          <table:table-cell table:formula="of:=[.AI165]&amp;IF(ISBLANK([.J165]);&quot;&quot;;&quot;/&quot;&amp;[.J165])" office:value-type="string" office:string-value="0" calcext:value-type="string">
            <text:p>0</text:p>
          </table:table-cell>
          <table:table-cell table:formula="of:=[.AJ165]&amp;IF(ISBLANK([.K165]);&quot;&quot;;&quot;/&quot;&amp;[.K165])" office:value-type="string" office:string-value="0" calcext:value-type="string">
            <text:p>0</text:p>
          </table:table-cell>
          <table:table-cell table:formula="of:=[.AK165]&amp;IF(ISBLANK([.L165]);&quot;&quot;;&quot;/&quot;&amp;[.L165])" office:value-type="string" office:string-value="0" calcext:value-type="string">
            <text:p>0</text:p>
          </table:table-cell>
          <table:table-cell table:formula="of:=[.AL165]&amp;IF(ISBLANK([.M165]);&quot;&quot;;&quot;/&quot;&amp;[.M165])" office:value-type="string" office:string-value="0" calcext:value-type="string">
            <text:p>0</text:p>
          </table:table-cell>
          <table:table-cell table:formula="of:=[.AM165]&amp;IF(ISBLANK([.N165]);&quot;&quot;;&quot;/&quot;&amp;[.N165])" office:value-type="string" office:string-value="0" calcext:value-type="string">
            <text:p>0</text:p>
          </table:table-cell>
          <table:table-cell table:formula="of:=[.AN165]&amp;IF(ISBLANK([.O165]);&quot;&quot;;&quot;/&quot;&amp;[.O165])" office:value-type="string" office:string-value="0" calcext:value-type="string">
            <text:p>0</text:p>
          </table:table-cell>
          <table:table-cell table:formula="of:=[.AO165]&amp;IF(ISBLANK([.P165]);&quot;&quot;;&quot;/&quot;&amp;[.P165])" office:value-type="string" office:string-value="0" calcext:value-type="string">
            <text:p>0</text:p>
          </table:table-cell>
          <table:table-cell table:formula="of:=[.AP165]&amp;IF(ISBLANK([.Q165]);&quot;&quot;;&quot;/&quot;&amp;[.Q165])" office:value-type="string" office:string-value="0" calcext:value-type="string">
            <text:p>0</text:p>
          </table:table-cell>
          <table:table-cell table:formula="of:=[.AQ165]&amp;IF(ISBLANK([.R165]);&quot;&quot;;&quot;/&quot;&amp;[.R165])" office:value-type="string" office:string-value="0" calcext:value-type="string">
            <text:p>0</text:p>
          </table:table-cell>
          <table:table-cell table:formula="of:=[.AR165]&amp;IF(ISBLANK([.S165]);&quot;&quot;;&quot;/&quot;&amp;[.S16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6]" office:value-type="float" office:value="0" calcext:value-type="float">
            <text:p>0</text:p>
          </table:table-cell>
          <table:table-cell table:formula="of:=[.AB166]&amp;IF(ISBLANK([.C166]);&quot;&quot;;&quot;/&quot;&amp;[.C166])" office:value-type="string" office:string-value="0" calcext:value-type="string">
            <text:p>0</text:p>
          </table:table-cell>
          <table:table-cell table:formula="of:=[.AC166]&amp;IF(ISBLANK([.D166]);&quot;&quot;;&quot;/&quot;&amp;[.D166])" office:value-type="string" office:string-value="0" calcext:value-type="string">
            <text:p>0</text:p>
          </table:table-cell>
          <table:table-cell table:formula="of:=[.AD166]&amp;IF(ISBLANK([.E166]);&quot;&quot;;&quot;/&quot;&amp;[.E166])" office:value-type="string" office:string-value="0" calcext:value-type="string">
            <text:p>0</text:p>
          </table:table-cell>
          <table:table-cell table:formula="of:=[.AE166]&amp;IF(ISBLANK([.F166]);&quot;&quot;;&quot;/&quot;&amp;[.F166])" office:value-type="string" office:string-value="0" calcext:value-type="string">
            <text:p>0</text:p>
          </table:table-cell>
          <table:table-cell table:formula="of:=[.AF166]&amp;IF(ISBLANK([.G166]);&quot;&quot;;&quot;/&quot;&amp;[.G166])" office:value-type="string" office:string-value="0" calcext:value-type="string">
            <text:p>0</text:p>
          </table:table-cell>
          <table:table-cell table:formula="of:=[.AG166]&amp;IF(ISBLANK([.H166]);&quot;&quot;;&quot;/&quot;&amp;[.H166])" office:value-type="string" office:string-value="0" calcext:value-type="string">
            <text:p>0</text:p>
          </table:table-cell>
          <table:table-cell table:formula="of:=[.AH166]&amp;IF(ISBLANK([.I166]);&quot;&quot;;&quot;/&quot;&amp;[.I166])" office:value-type="string" office:string-value="0" calcext:value-type="string">
            <text:p>0</text:p>
          </table:table-cell>
          <table:table-cell table:formula="of:=[.AI166]&amp;IF(ISBLANK([.J166]);&quot;&quot;;&quot;/&quot;&amp;[.J166])" office:value-type="string" office:string-value="0" calcext:value-type="string">
            <text:p>0</text:p>
          </table:table-cell>
          <table:table-cell table:formula="of:=[.AJ166]&amp;IF(ISBLANK([.K166]);&quot;&quot;;&quot;/&quot;&amp;[.K166])" office:value-type="string" office:string-value="0" calcext:value-type="string">
            <text:p>0</text:p>
          </table:table-cell>
          <table:table-cell table:formula="of:=[.AK166]&amp;IF(ISBLANK([.L166]);&quot;&quot;;&quot;/&quot;&amp;[.L166])" office:value-type="string" office:string-value="0" calcext:value-type="string">
            <text:p>0</text:p>
          </table:table-cell>
          <table:table-cell table:formula="of:=[.AL166]&amp;IF(ISBLANK([.M166]);&quot;&quot;;&quot;/&quot;&amp;[.M166])" office:value-type="string" office:string-value="0" calcext:value-type="string">
            <text:p>0</text:p>
          </table:table-cell>
          <table:table-cell table:formula="of:=[.AM166]&amp;IF(ISBLANK([.N166]);&quot;&quot;;&quot;/&quot;&amp;[.N166])" office:value-type="string" office:string-value="0" calcext:value-type="string">
            <text:p>0</text:p>
          </table:table-cell>
          <table:table-cell table:formula="of:=[.AN166]&amp;IF(ISBLANK([.O166]);&quot;&quot;;&quot;/&quot;&amp;[.O166])" office:value-type="string" office:string-value="0" calcext:value-type="string">
            <text:p>0</text:p>
          </table:table-cell>
          <table:table-cell table:formula="of:=[.AO166]&amp;IF(ISBLANK([.P166]);&quot;&quot;;&quot;/&quot;&amp;[.P166])" office:value-type="string" office:string-value="0" calcext:value-type="string">
            <text:p>0</text:p>
          </table:table-cell>
          <table:table-cell table:formula="of:=[.AP166]&amp;IF(ISBLANK([.Q166]);&quot;&quot;;&quot;/&quot;&amp;[.Q166])" office:value-type="string" office:string-value="0" calcext:value-type="string">
            <text:p>0</text:p>
          </table:table-cell>
          <table:table-cell table:formula="of:=[.AQ166]&amp;IF(ISBLANK([.R166]);&quot;&quot;;&quot;/&quot;&amp;[.R166])" office:value-type="string" office:string-value="0" calcext:value-type="string">
            <text:p>0</text:p>
          </table:table-cell>
          <table:table-cell table:formula="of:=[.AR166]&amp;IF(ISBLANK([.S166]);&quot;&quot;;&quot;/&quot;&amp;[.S16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7]" office:value-type="float" office:value="0" calcext:value-type="float">
            <text:p>0</text:p>
          </table:table-cell>
          <table:table-cell table:formula="of:=[.AB167]&amp;IF(ISBLANK([.C167]);&quot;&quot;;&quot;/&quot;&amp;[.C167])" office:value-type="string" office:string-value="0" calcext:value-type="string">
            <text:p>0</text:p>
          </table:table-cell>
          <table:table-cell table:formula="of:=[.AC167]&amp;IF(ISBLANK([.D167]);&quot;&quot;;&quot;/&quot;&amp;[.D167])" office:value-type="string" office:string-value="0" calcext:value-type="string">
            <text:p>0</text:p>
          </table:table-cell>
          <table:table-cell table:formula="of:=[.AD167]&amp;IF(ISBLANK([.E167]);&quot;&quot;;&quot;/&quot;&amp;[.E167])" office:value-type="string" office:string-value="0" calcext:value-type="string">
            <text:p>0</text:p>
          </table:table-cell>
          <table:table-cell table:formula="of:=[.AE167]&amp;IF(ISBLANK([.F167]);&quot;&quot;;&quot;/&quot;&amp;[.F167])" office:value-type="string" office:string-value="0" calcext:value-type="string">
            <text:p>0</text:p>
          </table:table-cell>
          <table:table-cell table:formula="of:=[.AF167]&amp;IF(ISBLANK([.G167]);&quot;&quot;;&quot;/&quot;&amp;[.G167])" office:value-type="string" office:string-value="0" calcext:value-type="string">
            <text:p>0</text:p>
          </table:table-cell>
          <table:table-cell table:formula="of:=[.AG167]&amp;IF(ISBLANK([.H167]);&quot;&quot;;&quot;/&quot;&amp;[.H167])" office:value-type="string" office:string-value="0" calcext:value-type="string">
            <text:p>0</text:p>
          </table:table-cell>
          <table:table-cell table:formula="of:=[.AH167]&amp;IF(ISBLANK([.I167]);&quot;&quot;;&quot;/&quot;&amp;[.I167])" office:value-type="string" office:string-value="0" calcext:value-type="string">
            <text:p>0</text:p>
          </table:table-cell>
          <table:table-cell table:formula="of:=[.AI167]&amp;IF(ISBLANK([.J167]);&quot;&quot;;&quot;/&quot;&amp;[.J167])" office:value-type="string" office:string-value="0" calcext:value-type="string">
            <text:p>0</text:p>
          </table:table-cell>
          <table:table-cell table:formula="of:=[.AJ167]&amp;IF(ISBLANK([.K167]);&quot;&quot;;&quot;/&quot;&amp;[.K167])" office:value-type="string" office:string-value="0" calcext:value-type="string">
            <text:p>0</text:p>
          </table:table-cell>
          <table:table-cell table:formula="of:=[.AK167]&amp;IF(ISBLANK([.L167]);&quot;&quot;;&quot;/&quot;&amp;[.L167])" office:value-type="string" office:string-value="0" calcext:value-type="string">
            <text:p>0</text:p>
          </table:table-cell>
          <table:table-cell table:formula="of:=[.AL167]&amp;IF(ISBLANK([.M167]);&quot;&quot;;&quot;/&quot;&amp;[.M167])" office:value-type="string" office:string-value="0" calcext:value-type="string">
            <text:p>0</text:p>
          </table:table-cell>
          <table:table-cell table:formula="of:=[.AM167]&amp;IF(ISBLANK([.N167]);&quot;&quot;;&quot;/&quot;&amp;[.N167])" office:value-type="string" office:string-value="0" calcext:value-type="string">
            <text:p>0</text:p>
          </table:table-cell>
          <table:table-cell table:formula="of:=[.AN167]&amp;IF(ISBLANK([.O167]);&quot;&quot;;&quot;/&quot;&amp;[.O167])" office:value-type="string" office:string-value="0" calcext:value-type="string">
            <text:p>0</text:p>
          </table:table-cell>
          <table:table-cell table:formula="of:=[.AO167]&amp;IF(ISBLANK([.P167]);&quot;&quot;;&quot;/&quot;&amp;[.P167])" office:value-type="string" office:string-value="0" calcext:value-type="string">
            <text:p>0</text:p>
          </table:table-cell>
          <table:table-cell table:formula="of:=[.AP167]&amp;IF(ISBLANK([.Q167]);&quot;&quot;;&quot;/&quot;&amp;[.Q167])" office:value-type="string" office:string-value="0" calcext:value-type="string">
            <text:p>0</text:p>
          </table:table-cell>
          <table:table-cell table:formula="of:=[.AQ167]&amp;IF(ISBLANK([.R167]);&quot;&quot;;&quot;/&quot;&amp;[.R167])" office:value-type="string" office:string-value="0" calcext:value-type="string">
            <text:p>0</text:p>
          </table:table-cell>
          <table:table-cell table:formula="of:=[.AR167]&amp;IF(ISBLANK([.S167]);&quot;&quot;;&quot;/&quot;&amp;[.S16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8]" office:value-type="float" office:value="0" calcext:value-type="float">
            <text:p>0</text:p>
          </table:table-cell>
          <table:table-cell table:formula="of:=[.AB168]&amp;IF(ISBLANK([.C168]);&quot;&quot;;&quot;/&quot;&amp;[.C168])" office:value-type="string" office:string-value="0" calcext:value-type="string">
            <text:p>0</text:p>
          </table:table-cell>
          <table:table-cell table:formula="of:=[.AC168]&amp;IF(ISBLANK([.D168]);&quot;&quot;;&quot;/&quot;&amp;[.D168])" office:value-type="string" office:string-value="0" calcext:value-type="string">
            <text:p>0</text:p>
          </table:table-cell>
          <table:table-cell table:formula="of:=[.AD168]&amp;IF(ISBLANK([.E168]);&quot;&quot;;&quot;/&quot;&amp;[.E168])" office:value-type="string" office:string-value="0" calcext:value-type="string">
            <text:p>0</text:p>
          </table:table-cell>
          <table:table-cell table:formula="of:=[.AE168]&amp;IF(ISBLANK([.F168]);&quot;&quot;;&quot;/&quot;&amp;[.F168])" office:value-type="string" office:string-value="0" calcext:value-type="string">
            <text:p>0</text:p>
          </table:table-cell>
          <table:table-cell table:formula="of:=[.AF168]&amp;IF(ISBLANK([.G168]);&quot;&quot;;&quot;/&quot;&amp;[.G168])" office:value-type="string" office:string-value="0" calcext:value-type="string">
            <text:p>0</text:p>
          </table:table-cell>
          <table:table-cell table:formula="of:=[.AG168]&amp;IF(ISBLANK([.H168]);&quot;&quot;;&quot;/&quot;&amp;[.H168])" office:value-type="string" office:string-value="0" calcext:value-type="string">
            <text:p>0</text:p>
          </table:table-cell>
          <table:table-cell table:formula="of:=[.AH168]&amp;IF(ISBLANK([.I168]);&quot;&quot;;&quot;/&quot;&amp;[.I168])" office:value-type="string" office:string-value="0" calcext:value-type="string">
            <text:p>0</text:p>
          </table:table-cell>
          <table:table-cell table:formula="of:=[.AI168]&amp;IF(ISBLANK([.J168]);&quot;&quot;;&quot;/&quot;&amp;[.J168])" office:value-type="string" office:string-value="0" calcext:value-type="string">
            <text:p>0</text:p>
          </table:table-cell>
          <table:table-cell table:formula="of:=[.AJ168]&amp;IF(ISBLANK([.K168]);&quot;&quot;;&quot;/&quot;&amp;[.K168])" office:value-type="string" office:string-value="0" calcext:value-type="string">
            <text:p>0</text:p>
          </table:table-cell>
          <table:table-cell table:formula="of:=[.AK168]&amp;IF(ISBLANK([.L168]);&quot;&quot;;&quot;/&quot;&amp;[.L168])" office:value-type="string" office:string-value="0" calcext:value-type="string">
            <text:p>0</text:p>
          </table:table-cell>
          <table:table-cell table:formula="of:=[.AL168]&amp;IF(ISBLANK([.M168]);&quot;&quot;;&quot;/&quot;&amp;[.M168])" office:value-type="string" office:string-value="0" calcext:value-type="string">
            <text:p>0</text:p>
          </table:table-cell>
          <table:table-cell table:formula="of:=[.AM168]&amp;IF(ISBLANK([.N168]);&quot;&quot;;&quot;/&quot;&amp;[.N168])" office:value-type="string" office:string-value="0" calcext:value-type="string">
            <text:p>0</text:p>
          </table:table-cell>
          <table:table-cell table:formula="of:=[.AN168]&amp;IF(ISBLANK([.O168]);&quot;&quot;;&quot;/&quot;&amp;[.O168])" office:value-type="string" office:string-value="0" calcext:value-type="string">
            <text:p>0</text:p>
          </table:table-cell>
          <table:table-cell table:formula="of:=[.AO168]&amp;IF(ISBLANK([.P168]);&quot;&quot;;&quot;/&quot;&amp;[.P168])" office:value-type="string" office:string-value="0" calcext:value-type="string">
            <text:p>0</text:p>
          </table:table-cell>
          <table:table-cell table:formula="of:=[.AP168]&amp;IF(ISBLANK([.Q168]);&quot;&quot;;&quot;/&quot;&amp;[.Q168])" office:value-type="string" office:string-value="0" calcext:value-type="string">
            <text:p>0</text:p>
          </table:table-cell>
          <table:table-cell table:formula="of:=[.AQ168]&amp;IF(ISBLANK([.R168]);&quot;&quot;;&quot;/&quot;&amp;[.R168])" office:value-type="string" office:string-value="0" calcext:value-type="string">
            <text:p>0</text:p>
          </table:table-cell>
          <table:table-cell table:formula="of:=[.AR168]&amp;IF(ISBLANK([.S168]);&quot;&quot;;&quot;/&quot;&amp;[.S16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9]" office:value-type="float" office:value="0" calcext:value-type="float">
            <text:p>0</text:p>
          </table:table-cell>
          <table:table-cell table:formula="of:=[.AB169]&amp;IF(ISBLANK([.C169]);&quot;&quot;;&quot;/&quot;&amp;[.C169])" office:value-type="string" office:string-value="0" calcext:value-type="string">
            <text:p>0</text:p>
          </table:table-cell>
          <table:table-cell table:formula="of:=[.AC169]&amp;IF(ISBLANK([.D169]);&quot;&quot;;&quot;/&quot;&amp;[.D169])" office:value-type="string" office:string-value="0" calcext:value-type="string">
            <text:p>0</text:p>
          </table:table-cell>
          <table:table-cell table:formula="of:=[.AD169]&amp;IF(ISBLANK([.E169]);&quot;&quot;;&quot;/&quot;&amp;[.E169])" office:value-type="string" office:string-value="0" calcext:value-type="string">
            <text:p>0</text:p>
          </table:table-cell>
          <table:table-cell table:formula="of:=[.AE169]&amp;IF(ISBLANK([.F169]);&quot;&quot;;&quot;/&quot;&amp;[.F169])" office:value-type="string" office:string-value="0" calcext:value-type="string">
            <text:p>0</text:p>
          </table:table-cell>
          <table:table-cell table:formula="of:=[.AF169]&amp;IF(ISBLANK([.G169]);&quot;&quot;;&quot;/&quot;&amp;[.G169])" office:value-type="string" office:string-value="0" calcext:value-type="string">
            <text:p>0</text:p>
          </table:table-cell>
          <table:table-cell table:formula="of:=[.AG169]&amp;IF(ISBLANK([.H169]);&quot;&quot;;&quot;/&quot;&amp;[.H169])" office:value-type="string" office:string-value="0" calcext:value-type="string">
            <text:p>0</text:p>
          </table:table-cell>
          <table:table-cell table:formula="of:=[.AH169]&amp;IF(ISBLANK([.I169]);&quot;&quot;;&quot;/&quot;&amp;[.I169])" office:value-type="string" office:string-value="0" calcext:value-type="string">
            <text:p>0</text:p>
          </table:table-cell>
          <table:table-cell table:formula="of:=[.AI169]&amp;IF(ISBLANK([.J169]);&quot;&quot;;&quot;/&quot;&amp;[.J169])" office:value-type="string" office:string-value="0" calcext:value-type="string">
            <text:p>0</text:p>
          </table:table-cell>
          <table:table-cell table:formula="of:=[.AJ169]&amp;IF(ISBLANK([.K169]);&quot;&quot;;&quot;/&quot;&amp;[.K169])" office:value-type="string" office:string-value="0" calcext:value-type="string">
            <text:p>0</text:p>
          </table:table-cell>
          <table:table-cell table:formula="of:=[.AK169]&amp;IF(ISBLANK([.L169]);&quot;&quot;;&quot;/&quot;&amp;[.L169])" office:value-type="string" office:string-value="0" calcext:value-type="string">
            <text:p>0</text:p>
          </table:table-cell>
          <table:table-cell table:formula="of:=[.AL169]&amp;IF(ISBLANK([.M169]);&quot;&quot;;&quot;/&quot;&amp;[.M169])" office:value-type="string" office:string-value="0" calcext:value-type="string">
            <text:p>0</text:p>
          </table:table-cell>
          <table:table-cell table:formula="of:=[.AM169]&amp;IF(ISBLANK([.N169]);&quot;&quot;;&quot;/&quot;&amp;[.N169])" office:value-type="string" office:string-value="0" calcext:value-type="string">
            <text:p>0</text:p>
          </table:table-cell>
          <table:table-cell table:formula="of:=[.AN169]&amp;IF(ISBLANK([.O169]);&quot;&quot;;&quot;/&quot;&amp;[.O169])" office:value-type="string" office:string-value="0" calcext:value-type="string">
            <text:p>0</text:p>
          </table:table-cell>
          <table:table-cell table:formula="of:=[.AO169]&amp;IF(ISBLANK([.P169]);&quot;&quot;;&quot;/&quot;&amp;[.P169])" office:value-type="string" office:string-value="0" calcext:value-type="string">
            <text:p>0</text:p>
          </table:table-cell>
          <table:table-cell table:formula="of:=[.AP169]&amp;IF(ISBLANK([.Q169]);&quot;&quot;;&quot;/&quot;&amp;[.Q169])" office:value-type="string" office:string-value="0" calcext:value-type="string">
            <text:p>0</text:p>
          </table:table-cell>
          <table:table-cell table:formula="of:=[.AQ169]&amp;IF(ISBLANK([.R169]);&quot;&quot;;&quot;/&quot;&amp;[.R169])" office:value-type="string" office:string-value="0" calcext:value-type="string">
            <text:p>0</text:p>
          </table:table-cell>
          <table:table-cell table:formula="of:=[.AR169]&amp;IF(ISBLANK([.S169]);&quot;&quot;;&quot;/&quot;&amp;[.S16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0]" office:value-type="float" office:value="0" calcext:value-type="float">
            <text:p>0</text:p>
          </table:table-cell>
          <table:table-cell table:formula="of:=[.AB170]&amp;IF(ISBLANK([.C170]);&quot;&quot;;&quot;/&quot;&amp;[.C170])" office:value-type="string" office:string-value="0" calcext:value-type="string">
            <text:p>0</text:p>
          </table:table-cell>
          <table:table-cell table:formula="of:=[.AC170]&amp;IF(ISBLANK([.D170]);&quot;&quot;;&quot;/&quot;&amp;[.D170])" office:value-type="string" office:string-value="0" calcext:value-type="string">
            <text:p>0</text:p>
          </table:table-cell>
          <table:table-cell table:formula="of:=[.AD170]&amp;IF(ISBLANK([.E170]);&quot;&quot;;&quot;/&quot;&amp;[.E170])" office:value-type="string" office:string-value="0" calcext:value-type="string">
            <text:p>0</text:p>
          </table:table-cell>
          <table:table-cell table:formula="of:=[.AE170]&amp;IF(ISBLANK([.F170]);&quot;&quot;;&quot;/&quot;&amp;[.F170])" office:value-type="string" office:string-value="0" calcext:value-type="string">
            <text:p>0</text:p>
          </table:table-cell>
          <table:table-cell table:formula="of:=[.AF170]&amp;IF(ISBLANK([.G170]);&quot;&quot;;&quot;/&quot;&amp;[.G170])" office:value-type="string" office:string-value="0" calcext:value-type="string">
            <text:p>0</text:p>
          </table:table-cell>
          <table:table-cell table:formula="of:=[.AG170]&amp;IF(ISBLANK([.H170]);&quot;&quot;;&quot;/&quot;&amp;[.H170])" office:value-type="string" office:string-value="0" calcext:value-type="string">
            <text:p>0</text:p>
          </table:table-cell>
          <table:table-cell table:formula="of:=[.AH170]&amp;IF(ISBLANK([.I170]);&quot;&quot;;&quot;/&quot;&amp;[.I170])" office:value-type="string" office:string-value="0" calcext:value-type="string">
            <text:p>0</text:p>
          </table:table-cell>
          <table:table-cell table:formula="of:=[.AI170]&amp;IF(ISBLANK([.J170]);&quot;&quot;;&quot;/&quot;&amp;[.J170])" office:value-type="string" office:string-value="0" calcext:value-type="string">
            <text:p>0</text:p>
          </table:table-cell>
          <table:table-cell table:formula="of:=[.AJ170]&amp;IF(ISBLANK([.K170]);&quot;&quot;;&quot;/&quot;&amp;[.K170])" office:value-type="string" office:string-value="0" calcext:value-type="string">
            <text:p>0</text:p>
          </table:table-cell>
          <table:table-cell table:formula="of:=[.AK170]&amp;IF(ISBLANK([.L170]);&quot;&quot;;&quot;/&quot;&amp;[.L170])" office:value-type="string" office:string-value="0" calcext:value-type="string">
            <text:p>0</text:p>
          </table:table-cell>
          <table:table-cell table:formula="of:=[.AL170]&amp;IF(ISBLANK([.M170]);&quot;&quot;;&quot;/&quot;&amp;[.M170])" office:value-type="string" office:string-value="0" calcext:value-type="string">
            <text:p>0</text:p>
          </table:table-cell>
          <table:table-cell table:formula="of:=[.AM170]&amp;IF(ISBLANK([.N170]);&quot;&quot;;&quot;/&quot;&amp;[.N170])" office:value-type="string" office:string-value="0" calcext:value-type="string">
            <text:p>0</text:p>
          </table:table-cell>
          <table:table-cell table:formula="of:=[.AN170]&amp;IF(ISBLANK([.O170]);&quot;&quot;;&quot;/&quot;&amp;[.O170])" office:value-type="string" office:string-value="0" calcext:value-type="string">
            <text:p>0</text:p>
          </table:table-cell>
          <table:table-cell table:formula="of:=[.AO170]&amp;IF(ISBLANK([.P170]);&quot;&quot;;&quot;/&quot;&amp;[.P170])" office:value-type="string" office:string-value="0" calcext:value-type="string">
            <text:p>0</text:p>
          </table:table-cell>
          <table:table-cell table:formula="of:=[.AP170]&amp;IF(ISBLANK([.Q170]);&quot;&quot;;&quot;/&quot;&amp;[.Q170])" office:value-type="string" office:string-value="0" calcext:value-type="string">
            <text:p>0</text:p>
          </table:table-cell>
          <table:table-cell table:formula="of:=[.AQ170]&amp;IF(ISBLANK([.R170]);&quot;&quot;;&quot;/&quot;&amp;[.R170])" office:value-type="string" office:string-value="0" calcext:value-type="string">
            <text:p>0</text:p>
          </table:table-cell>
          <table:table-cell table:formula="of:=[.AR170]&amp;IF(ISBLANK([.S170]);&quot;&quot;;&quot;/&quot;&amp;[.S17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1]" office:value-type="float" office:value="0" calcext:value-type="float">
            <text:p>0</text:p>
          </table:table-cell>
          <table:table-cell table:formula="of:=[.AB171]&amp;IF(ISBLANK([.C171]);&quot;&quot;;&quot;/&quot;&amp;[.C171])" office:value-type="string" office:string-value="0" calcext:value-type="string">
            <text:p>0</text:p>
          </table:table-cell>
          <table:table-cell table:formula="of:=[.AC171]&amp;IF(ISBLANK([.D171]);&quot;&quot;;&quot;/&quot;&amp;[.D171])" office:value-type="string" office:string-value="0" calcext:value-type="string">
            <text:p>0</text:p>
          </table:table-cell>
          <table:table-cell table:formula="of:=[.AD171]&amp;IF(ISBLANK([.E171]);&quot;&quot;;&quot;/&quot;&amp;[.E171])" office:value-type="string" office:string-value="0" calcext:value-type="string">
            <text:p>0</text:p>
          </table:table-cell>
          <table:table-cell table:formula="of:=[.AE171]&amp;IF(ISBLANK([.F171]);&quot;&quot;;&quot;/&quot;&amp;[.F171])" office:value-type="string" office:string-value="0" calcext:value-type="string">
            <text:p>0</text:p>
          </table:table-cell>
          <table:table-cell table:formula="of:=[.AF171]&amp;IF(ISBLANK([.G171]);&quot;&quot;;&quot;/&quot;&amp;[.G171])" office:value-type="string" office:string-value="0" calcext:value-type="string">
            <text:p>0</text:p>
          </table:table-cell>
          <table:table-cell table:formula="of:=[.AG171]&amp;IF(ISBLANK([.H171]);&quot;&quot;;&quot;/&quot;&amp;[.H171])" office:value-type="string" office:string-value="0" calcext:value-type="string">
            <text:p>0</text:p>
          </table:table-cell>
          <table:table-cell table:formula="of:=[.AH171]&amp;IF(ISBLANK([.I171]);&quot;&quot;;&quot;/&quot;&amp;[.I171])" office:value-type="string" office:string-value="0" calcext:value-type="string">
            <text:p>0</text:p>
          </table:table-cell>
          <table:table-cell table:formula="of:=[.AI171]&amp;IF(ISBLANK([.J171]);&quot;&quot;;&quot;/&quot;&amp;[.J171])" office:value-type="string" office:string-value="0" calcext:value-type="string">
            <text:p>0</text:p>
          </table:table-cell>
          <table:table-cell table:formula="of:=[.AJ171]&amp;IF(ISBLANK([.K171]);&quot;&quot;;&quot;/&quot;&amp;[.K171])" office:value-type="string" office:string-value="0" calcext:value-type="string">
            <text:p>0</text:p>
          </table:table-cell>
          <table:table-cell table:formula="of:=[.AK171]&amp;IF(ISBLANK([.L171]);&quot;&quot;;&quot;/&quot;&amp;[.L171])" office:value-type="string" office:string-value="0" calcext:value-type="string">
            <text:p>0</text:p>
          </table:table-cell>
          <table:table-cell table:formula="of:=[.AL171]&amp;IF(ISBLANK([.M171]);&quot;&quot;;&quot;/&quot;&amp;[.M171])" office:value-type="string" office:string-value="0" calcext:value-type="string">
            <text:p>0</text:p>
          </table:table-cell>
          <table:table-cell table:formula="of:=[.AM171]&amp;IF(ISBLANK([.N171]);&quot;&quot;;&quot;/&quot;&amp;[.N171])" office:value-type="string" office:string-value="0" calcext:value-type="string">
            <text:p>0</text:p>
          </table:table-cell>
          <table:table-cell table:formula="of:=[.AN171]&amp;IF(ISBLANK([.O171]);&quot;&quot;;&quot;/&quot;&amp;[.O171])" office:value-type="string" office:string-value="0" calcext:value-type="string">
            <text:p>0</text:p>
          </table:table-cell>
          <table:table-cell table:formula="of:=[.AO171]&amp;IF(ISBLANK([.P171]);&quot;&quot;;&quot;/&quot;&amp;[.P171])" office:value-type="string" office:string-value="0" calcext:value-type="string">
            <text:p>0</text:p>
          </table:table-cell>
          <table:table-cell table:formula="of:=[.AP171]&amp;IF(ISBLANK([.Q171]);&quot;&quot;;&quot;/&quot;&amp;[.Q171])" office:value-type="string" office:string-value="0" calcext:value-type="string">
            <text:p>0</text:p>
          </table:table-cell>
          <table:table-cell table:formula="of:=[.AQ171]&amp;IF(ISBLANK([.R171]);&quot;&quot;;&quot;/&quot;&amp;[.R171])" office:value-type="string" office:string-value="0" calcext:value-type="string">
            <text:p>0</text:p>
          </table:table-cell>
          <table:table-cell table:formula="of:=[.AR171]&amp;IF(ISBLANK([.S171]);&quot;&quot;;&quot;/&quot;&amp;[.S17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2]" office:value-type="float" office:value="0" calcext:value-type="float">
            <text:p>0</text:p>
          </table:table-cell>
          <table:table-cell table:formula="of:=[.AB172]&amp;IF(ISBLANK([.C172]);&quot;&quot;;&quot;/&quot;&amp;[.C172])" office:value-type="string" office:string-value="0" calcext:value-type="string">
            <text:p>0</text:p>
          </table:table-cell>
          <table:table-cell table:formula="of:=[.AC172]&amp;IF(ISBLANK([.D172]);&quot;&quot;;&quot;/&quot;&amp;[.D172])" office:value-type="string" office:string-value="0" calcext:value-type="string">
            <text:p>0</text:p>
          </table:table-cell>
          <table:table-cell table:formula="of:=[.AD172]&amp;IF(ISBLANK([.E172]);&quot;&quot;;&quot;/&quot;&amp;[.E172])" office:value-type="string" office:string-value="0" calcext:value-type="string">
            <text:p>0</text:p>
          </table:table-cell>
          <table:table-cell table:formula="of:=[.AE172]&amp;IF(ISBLANK([.F172]);&quot;&quot;;&quot;/&quot;&amp;[.F172])" office:value-type="string" office:string-value="0" calcext:value-type="string">
            <text:p>0</text:p>
          </table:table-cell>
          <table:table-cell table:formula="of:=[.AF172]&amp;IF(ISBLANK([.G172]);&quot;&quot;;&quot;/&quot;&amp;[.G172])" office:value-type="string" office:string-value="0" calcext:value-type="string">
            <text:p>0</text:p>
          </table:table-cell>
          <table:table-cell table:formula="of:=[.AG172]&amp;IF(ISBLANK([.H172]);&quot;&quot;;&quot;/&quot;&amp;[.H172])" office:value-type="string" office:string-value="0" calcext:value-type="string">
            <text:p>0</text:p>
          </table:table-cell>
          <table:table-cell table:formula="of:=[.AH172]&amp;IF(ISBLANK([.I172]);&quot;&quot;;&quot;/&quot;&amp;[.I172])" office:value-type="string" office:string-value="0" calcext:value-type="string">
            <text:p>0</text:p>
          </table:table-cell>
          <table:table-cell table:formula="of:=[.AI172]&amp;IF(ISBLANK([.J172]);&quot;&quot;;&quot;/&quot;&amp;[.J172])" office:value-type="string" office:string-value="0" calcext:value-type="string">
            <text:p>0</text:p>
          </table:table-cell>
          <table:table-cell table:formula="of:=[.AJ172]&amp;IF(ISBLANK([.K172]);&quot;&quot;;&quot;/&quot;&amp;[.K172])" office:value-type="string" office:string-value="0" calcext:value-type="string">
            <text:p>0</text:p>
          </table:table-cell>
          <table:table-cell table:formula="of:=[.AK172]&amp;IF(ISBLANK([.L172]);&quot;&quot;;&quot;/&quot;&amp;[.L172])" office:value-type="string" office:string-value="0" calcext:value-type="string">
            <text:p>0</text:p>
          </table:table-cell>
          <table:table-cell table:formula="of:=[.AL172]&amp;IF(ISBLANK([.M172]);&quot;&quot;;&quot;/&quot;&amp;[.M172])" office:value-type="string" office:string-value="0" calcext:value-type="string">
            <text:p>0</text:p>
          </table:table-cell>
          <table:table-cell table:formula="of:=[.AM172]&amp;IF(ISBLANK([.N172]);&quot;&quot;;&quot;/&quot;&amp;[.N172])" office:value-type="string" office:string-value="0" calcext:value-type="string">
            <text:p>0</text:p>
          </table:table-cell>
          <table:table-cell table:formula="of:=[.AN172]&amp;IF(ISBLANK([.O172]);&quot;&quot;;&quot;/&quot;&amp;[.O172])" office:value-type="string" office:string-value="0" calcext:value-type="string">
            <text:p>0</text:p>
          </table:table-cell>
          <table:table-cell table:formula="of:=[.AO172]&amp;IF(ISBLANK([.P172]);&quot;&quot;;&quot;/&quot;&amp;[.P172])" office:value-type="string" office:string-value="0" calcext:value-type="string">
            <text:p>0</text:p>
          </table:table-cell>
          <table:table-cell table:formula="of:=[.AP172]&amp;IF(ISBLANK([.Q172]);&quot;&quot;;&quot;/&quot;&amp;[.Q172])" office:value-type="string" office:string-value="0" calcext:value-type="string">
            <text:p>0</text:p>
          </table:table-cell>
          <table:table-cell table:formula="of:=[.AQ172]&amp;IF(ISBLANK([.R172]);&quot;&quot;;&quot;/&quot;&amp;[.R172])" office:value-type="string" office:string-value="0" calcext:value-type="string">
            <text:p>0</text:p>
          </table:table-cell>
          <table:table-cell table:formula="of:=[.AR172]&amp;IF(ISBLANK([.S172]);&quot;&quot;;&quot;/&quot;&amp;[.S17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3]" office:value-type="float" office:value="0" calcext:value-type="float">
            <text:p>0</text:p>
          </table:table-cell>
          <table:table-cell table:formula="of:=[.AB173]&amp;IF(ISBLANK([.C173]);&quot;&quot;;&quot;/&quot;&amp;[.C173])" office:value-type="string" office:string-value="0" calcext:value-type="string">
            <text:p>0</text:p>
          </table:table-cell>
          <table:table-cell table:formula="of:=[.AC173]&amp;IF(ISBLANK([.D173]);&quot;&quot;;&quot;/&quot;&amp;[.D173])" office:value-type="string" office:string-value="0" calcext:value-type="string">
            <text:p>0</text:p>
          </table:table-cell>
          <table:table-cell table:formula="of:=[.AD173]&amp;IF(ISBLANK([.E173]);&quot;&quot;;&quot;/&quot;&amp;[.E173])" office:value-type="string" office:string-value="0" calcext:value-type="string">
            <text:p>0</text:p>
          </table:table-cell>
          <table:table-cell table:formula="of:=[.AE173]&amp;IF(ISBLANK([.F173]);&quot;&quot;;&quot;/&quot;&amp;[.F173])" office:value-type="string" office:string-value="0" calcext:value-type="string">
            <text:p>0</text:p>
          </table:table-cell>
          <table:table-cell table:formula="of:=[.AF173]&amp;IF(ISBLANK([.G173]);&quot;&quot;;&quot;/&quot;&amp;[.G173])" office:value-type="string" office:string-value="0" calcext:value-type="string">
            <text:p>0</text:p>
          </table:table-cell>
          <table:table-cell table:formula="of:=[.AG173]&amp;IF(ISBLANK([.H173]);&quot;&quot;;&quot;/&quot;&amp;[.H173])" office:value-type="string" office:string-value="0" calcext:value-type="string">
            <text:p>0</text:p>
          </table:table-cell>
          <table:table-cell table:formula="of:=[.AH173]&amp;IF(ISBLANK([.I173]);&quot;&quot;;&quot;/&quot;&amp;[.I173])" office:value-type="string" office:string-value="0" calcext:value-type="string">
            <text:p>0</text:p>
          </table:table-cell>
          <table:table-cell table:formula="of:=[.AI173]&amp;IF(ISBLANK([.J173]);&quot;&quot;;&quot;/&quot;&amp;[.J173])" office:value-type="string" office:string-value="0" calcext:value-type="string">
            <text:p>0</text:p>
          </table:table-cell>
          <table:table-cell table:formula="of:=[.AJ173]&amp;IF(ISBLANK([.K173]);&quot;&quot;;&quot;/&quot;&amp;[.K173])" office:value-type="string" office:string-value="0" calcext:value-type="string">
            <text:p>0</text:p>
          </table:table-cell>
          <table:table-cell table:formula="of:=[.AK173]&amp;IF(ISBLANK([.L173]);&quot;&quot;;&quot;/&quot;&amp;[.L173])" office:value-type="string" office:string-value="0" calcext:value-type="string">
            <text:p>0</text:p>
          </table:table-cell>
          <table:table-cell table:formula="of:=[.AL173]&amp;IF(ISBLANK([.M173]);&quot;&quot;;&quot;/&quot;&amp;[.M173])" office:value-type="string" office:string-value="0" calcext:value-type="string">
            <text:p>0</text:p>
          </table:table-cell>
          <table:table-cell table:formula="of:=[.AM173]&amp;IF(ISBLANK([.N173]);&quot;&quot;;&quot;/&quot;&amp;[.N173])" office:value-type="string" office:string-value="0" calcext:value-type="string">
            <text:p>0</text:p>
          </table:table-cell>
          <table:table-cell table:formula="of:=[.AN173]&amp;IF(ISBLANK([.O173]);&quot;&quot;;&quot;/&quot;&amp;[.O173])" office:value-type="string" office:string-value="0" calcext:value-type="string">
            <text:p>0</text:p>
          </table:table-cell>
          <table:table-cell table:formula="of:=[.AO173]&amp;IF(ISBLANK([.P173]);&quot;&quot;;&quot;/&quot;&amp;[.P173])" office:value-type="string" office:string-value="0" calcext:value-type="string">
            <text:p>0</text:p>
          </table:table-cell>
          <table:table-cell table:formula="of:=[.AP173]&amp;IF(ISBLANK([.Q173]);&quot;&quot;;&quot;/&quot;&amp;[.Q173])" office:value-type="string" office:string-value="0" calcext:value-type="string">
            <text:p>0</text:p>
          </table:table-cell>
          <table:table-cell table:formula="of:=[.AQ173]&amp;IF(ISBLANK([.R173]);&quot;&quot;;&quot;/&quot;&amp;[.R173])" office:value-type="string" office:string-value="0" calcext:value-type="string">
            <text:p>0</text:p>
          </table:table-cell>
          <table:table-cell table:formula="of:=[.AR173]&amp;IF(ISBLANK([.S173]);&quot;&quot;;&quot;/&quot;&amp;[.S17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4]" office:value-type="float" office:value="0" calcext:value-type="float">
            <text:p>0</text:p>
          </table:table-cell>
          <table:table-cell table:formula="of:=[.AB174]&amp;IF(ISBLANK([.C174]);&quot;&quot;;&quot;/&quot;&amp;[.C174])" office:value-type="string" office:string-value="0" calcext:value-type="string">
            <text:p>0</text:p>
          </table:table-cell>
          <table:table-cell table:formula="of:=[.AC174]&amp;IF(ISBLANK([.D174]);&quot;&quot;;&quot;/&quot;&amp;[.D174])" office:value-type="string" office:string-value="0" calcext:value-type="string">
            <text:p>0</text:p>
          </table:table-cell>
          <table:table-cell table:formula="of:=[.AD174]&amp;IF(ISBLANK([.E174]);&quot;&quot;;&quot;/&quot;&amp;[.E174])" office:value-type="string" office:string-value="0" calcext:value-type="string">
            <text:p>0</text:p>
          </table:table-cell>
          <table:table-cell table:formula="of:=[.AE174]&amp;IF(ISBLANK([.F174]);&quot;&quot;;&quot;/&quot;&amp;[.F174])" office:value-type="string" office:string-value="0" calcext:value-type="string">
            <text:p>0</text:p>
          </table:table-cell>
          <table:table-cell table:formula="of:=[.AF174]&amp;IF(ISBLANK([.G174]);&quot;&quot;;&quot;/&quot;&amp;[.G174])" office:value-type="string" office:string-value="0" calcext:value-type="string">
            <text:p>0</text:p>
          </table:table-cell>
          <table:table-cell table:formula="of:=[.AG174]&amp;IF(ISBLANK([.H174]);&quot;&quot;;&quot;/&quot;&amp;[.H174])" office:value-type="string" office:string-value="0" calcext:value-type="string">
            <text:p>0</text:p>
          </table:table-cell>
          <table:table-cell table:formula="of:=[.AH174]&amp;IF(ISBLANK([.I174]);&quot;&quot;;&quot;/&quot;&amp;[.I174])" office:value-type="string" office:string-value="0" calcext:value-type="string">
            <text:p>0</text:p>
          </table:table-cell>
          <table:table-cell table:formula="of:=[.AI174]&amp;IF(ISBLANK([.J174]);&quot;&quot;;&quot;/&quot;&amp;[.J174])" office:value-type="string" office:string-value="0" calcext:value-type="string">
            <text:p>0</text:p>
          </table:table-cell>
          <table:table-cell table:formula="of:=[.AJ174]&amp;IF(ISBLANK([.K174]);&quot;&quot;;&quot;/&quot;&amp;[.K174])" office:value-type="string" office:string-value="0" calcext:value-type="string">
            <text:p>0</text:p>
          </table:table-cell>
          <table:table-cell table:formula="of:=[.AK174]&amp;IF(ISBLANK([.L174]);&quot;&quot;;&quot;/&quot;&amp;[.L174])" office:value-type="string" office:string-value="0" calcext:value-type="string">
            <text:p>0</text:p>
          </table:table-cell>
          <table:table-cell table:formula="of:=[.AL174]&amp;IF(ISBLANK([.M174]);&quot;&quot;;&quot;/&quot;&amp;[.M174])" office:value-type="string" office:string-value="0" calcext:value-type="string">
            <text:p>0</text:p>
          </table:table-cell>
          <table:table-cell table:formula="of:=[.AM174]&amp;IF(ISBLANK([.N174]);&quot;&quot;;&quot;/&quot;&amp;[.N174])" office:value-type="string" office:string-value="0" calcext:value-type="string">
            <text:p>0</text:p>
          </table:table-cell>
          <table:table-cell table:formula="of:=[.AN174]&amp;IF(ISBLANK([.O174]);&quot;&quot;;&quot;/&quot;&amp;[.O174])" office:value-type="string" office:string-value="0" calcext:value-type="string">
            <text:p>0</text:p>
          </table:table-cell>
          <table:table-cell table:formula="of:=[.AO174]&amp;IF(ISBLANK([.P174]);&quot;&quot;;&quot;/&quot;&amp;[.P174])" office:value-type="string" office:string-value="0" calcext:value-type="string">
            <text:p>0</text:p>
          </table:table-cell>
          <table:table-cell table:formula="of:=[.AP174]&amp;IF(ISBLANK([.Q174]);&quot;&quot;;&quot;/&quot;&amp;[.Q174])" office:value-type="string" office:string-value="0" calcext:value-type="string">
            <text:p>0</text:p>
          </table:table-cell>
          <table:table-cell table:formula="of:=[.AQ174]&amp;IF(ISBLANK([.R174]);&quot;&quot;;&quot;/&quot;&amp;[.R174])" office:value-type="string" office:string-value="0" calcext:value-type="string">
            <text:p>0</text:p>
          </table:table-cell>
          <table:table-cell table:formula="of:=[.AR174]&amp;IF(ISBLANK([.S174]);&quot;&quot;;&quot;/&quot;&amp;[.S17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5]" office:value-type="float" office:value="0" calcext:value-type="float">
            <text:p>0</text:p>
          </table:table-cell>
          <table:table-cell table:formula="of:=[.AB175]&amp;IF(ISBLANK([.C175]);&quot;&quot;;&quot;/&quot;&amp;[.C175])" office:value-type="string" office:string-value="0" calcext:value-type="string">
            <text:p>0</text:p>
          </table:table-cell>
          <table:table-cell table:formula="of:=[.AC175]&amp;IF(ISBLANK([.D175]);&quot;&quot;;&quot;/&quot;&amp;[.D175])" office:value-type="string" office:string-value="0" calcext:value-type="string">
            <text:p>0</text:p>
          </table:table-cell>
          <table:table-cell table:formula="of:=[.AD175]&amp;IF(ISBLANK([.E175]);&quot;&quot;;&quot;/&quot;&amp;[.E175])" office:value-type="string" office:string-value="0" calcext:value-type="string">
            <text:p>0</text:p>
          </table:table-cell>
          <table:table-cell table:formula="of:=[.AE175]&amp;IF(ISBLANK([.F175]);&quot;&quot;;&quot;/&quot;&amp;[.F175])" office:value-type="string" office:string-value="0" calcext:value-type="string">
            <text:p>0</text:p>
          </table:table-cell>
          <table:table-cell table:formula="of:=[.AF175]&amp;IF(ISBLANK([.G175]);&quot;&quot;;&quot;/&quot;&amp;[.G175])" office:value-type="string" office:string-value="0" calcext:value-type="string">
            <text:p>0</text:p>
          </table:table-cell>
          <table:table-cell table:formula="of:=[.AG175]&amp;IF(ISBLANK([.H175]);&quot;&quot;;&quot;/&quot;&amp;[.H175])" office:value-type="string" office:string-value="0" calcext:value-type="string">
            <text:p>0</text:p>
          </table:table-cell>
          <table:table-cell table:formula="of:=[.AH175]&amp;IF(ISBLANK([.I175]);&quot;&quot;;&quot;/&quot;&amp;[.I175])" office:value-type="string" office:string-value="0" calcext:value-type="string">
            <text:p>0</text:p>
          </table:table-cell>
          <table:table-cell table:formula="of:=[.AI175]&amp;IF(ISBLANK([.J175]);&quot;&quot;;&quot;/&quot;&amp;[.J175])" office:value-type="string" office:string-value="0" calcext:value-type="string">
            <text:p>0</text:p>
          </table:table-cell>
          <table:table-cell table:formula="of:=[.AJ175]&amp;IF(ISBLANK([.K175]);&quot;&quot;;&quot;/&quot;&amp;[.K175])" office:value-type="string" office:string-value="0" calcext:value-type="string">
            <text:p>0</text:p>
          </table:table-cell>
          <table:table-cell table:formula="of:=[.AK175]&amp;IF(ISBLANK([.L175]);&quot;&quot;;&quot;/&quot;&amp;[.L175])" office:value-type="string" office:string-value="0" calcext:value-type="string">
            <text:p>0</text:p>
          </table:table-cell>
          <table:table-cell table:formula="of:=[.AL175]&amp;IF(ISBLANK([.M175]);&quot;&quot;;&quot;/&quot;&amp;[.M175])" office:value-type="string" office:string-value="0" calcext:value-type="string">
            <text:p>0</text:p>
          </table:table-cell>
          <table:table-cell table:formula="of:=[.AM175]&amp;IF(ISBLANK([.N175]);&quot;&quot;;&quot;/&quot;&amp;[.N175])" office:value-type="string" office:string-value="0" calcext:value-type="string">
            <text:p>0</text:p>
          </table:table-cell>
          <table:table-cell table:formula="of:=[.AN175]&amp;IF(ISBLANK([.O175]);&quot;&quot;;&quot;/&quot;&amp;[.O175])" office:value-type="string" office:string-value="0" calcext:value-type="string">
            <text:p>0</text:p>
          </table:table-cell>
          <table:table-cell table:formula="of:=[.AO175]&amp;IF(ISBLANK([.P175]);&quot;&quot;;&quot;/&quot;&amp;[.P175])" office:value-type="string" office:string-value="0" calcext:value-type="string">
            <text:p>0</text:p>
          </table:table-cell>
          <table:table-cell table:formula="of:=[.AP175]&amp;IF(ISBLANK([.Q175]);&quot;&quot;;&quot;/&quot;&amp;[.Q175])" office:value-type="string" office:string-value="0" calcext:value-type="string">
            <text:p>0</text:p>
          </table:table-cell>
          <table:table-cell table:formula="of:=[.AQ175]&amp;IF(ISBLANK([.R175]);&quot;&quot;;&quot;/&quot;&amp;[.R175])" office:value-type="string" office:string-value="0" calcext:value-type="string">
            <text:p>0</text:p>
          </table:table-cell>
          <table:table-cell table:formula="of:=[.AR175]&amp;IF(ISBLANK([.S175]);&quot;&quot;;&quot;/&quot;&amp;[.S17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6]" office:value-type="float" office:value="0" calcext:value-type="float">
            <text:p>0</text:p>
          </table:table-cell>
          <table:table-cell table:formula="of:=[.AB176]&amp;IF(ISBLANK([.C176]);&quot;&quot;;&quot;/&quot;&amp;[.C176])" office:value-type="string" office:string-value="0" calcext:value-type="string">
            <text:p>0</text:p>
          </table:table-cell>
          <table:table-cell table:formula="of:=[.AC176]&amp;IF(ISBLANK([.D176]);&quot;&quot;;&quot;/&quot;&amp;[.D176])" office:value-type="string" office:string-value="0" calcext:value-type="string">
            <text:p>0</text:p>
          </table:table-cell>
          <table:table-cell table:formula="of:=[.AD176]&amp;IF(ISBLANK([.E176]);&quot;&quot;;&quot;/&quot;&amp;[.E176])" office:value-type="string" office:string-value="0" calcext:value-type="string">
            <text:p>0</text:p>
          </table:table-cell>
          <table:table-cell table:formula="of:=[.AE176]&amp;IF(ISBLANK([.F176]);&quot;&quot;;&quot;/&quot;&amp;[.F176])" office:value-type="string" office:string-value="0" calcext:value-type="string">
            <text:p>0</text:p>
          </table:table-cell>
          <table:table-cell table:formula="of:=[.AF176]&amp;IF(ISBLANK([.G176]);&quot;&quot;;&quot;/&quot;&amp;[.G176])" office:value-type="string" office:string-value="0" calcext:value-type="string">
            <text:p>0</text:p>
          </table:table-cell>
          <table:table-cell table:formula="of:=[.AG176]&amp;IF(ISBLANK([.H176]);&quot;&quot;;&quot;/&quot;&amp;[.H176])" office:value-type="string" office:string-value="0" calcext:value-type="string">
            <text:p>0</text:p>
          </table:table-cell>
          <table:table-cell table:formula="of:=[.AH176]&amp;IF(ISBLANK([.I176]);&quot;&quot;;&quot;/&quot;&amp;[.I176])" office:value-type="string" office:string-value="0" calcext:value-type="string">
            <text:p>0</text:p>
          </table:table-cell>
          <table:table-cell table:formula="of:=[.AI176]&amp;IF(ISBLANK([.J176]);&quot;&quot;;&quot;/&quot;&amp;[.J176])" office:value-type="string" office:string-value="0" calcext:value-type="string">
            <text:p>0</text:p>
          </table:table-cell>
          <table:table-cell table:formula="of:=[.AJ176]&amp;IF(ISBLANK([.K176]);&quot;&quot;;&quot;/&quot;&amp;[.K176])" office:value-type="string" office:string-value="0" calcext:value-type="string">
            <text:p>0</text:p>
          </table:table-cell>
          <table:table-cell table:formula="of:=[.AK176]&amp;IF(ISBLANK([.L176]);&quot;&quot;;&quot;/&quot;&amp;[.L176])" office:value-type="string" office:string-value="0" calcext:value-type="string">
            <text:p>0</text:p>
          </table:table-cell>
          <table:table-cell table:formula="of:=[.AL176]&amp;IF(ISBLANK([.M176]);&quot;&quot;;&quot;/&quot;&amp;[.M176])" office:value-type="string" office:string-value="0" calcext:value-type="string">
            <text:p>0</text:p>
          </table:table-cell>
          <table:table-cell table:formula="of:=[.AM176]&amp;IF(ISBLANK([.N176]);&quot;&quot;;&quot;/&quot;&amp;[.N176])" office:value-type="string" office:string-value="0" calcext:value-type="string">
            <text:p>0</text:p>
          </table:table-cell>
          <table:table-cell table:formula="of:=[.AN176]&amp;IF(ISBLANK([.O176]);&quot;&quot;;&quot;/&quot;&amp;[.O176])" office:value-type="string" office:string-value="0" calcext:value-type="string">
            <text:p>0</text:p>
          </table:table-cell>
          <table:table-cell table:formula="of:=[.AO176]&amp;IF(ISBLANK([.P176]);&quot;&quot;;&quot;/&quot;&amp;[.P176])" office:value-type="string" office:string-value="0" calcext:value-type="string">
            <text:p>0</text:p>
          </table:table-cell>
          <table:table-cell table:formula="of:=[.AP176]&amp;IF(ISBLANK([.Q176]);&quot;&quot;;&quot;/&quot;&amp;[.Q176])" office:value-type="string" office:string-value="0" calcext:value-type="string">
            <text:p>0</text:p>
          </table:table-cell>
          <table:table-cell table:formula="of:=[.AQ176]&amp;IF(ISBLANK([.R176]);&quot;&quot;;&quot;/&quot;&amp;[.R176])" office:value-type="string" office:string-value="0" calcext:value-type="string">
            <text:p>0</text:p>
          </table:table-cell>
          <table:table-cell table:formula="of:=[.AR176]&amp;IF(ISBLANK([.S176]);&quot;&quot;;&quot;/&quot;&amp;[.S17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7]" office:value-type="float" office:value="0" calcext:value-type="float">
            <text:p>0</text:p>
          </table:table-cell>
          <table:table-cell table:formula="of:=[.AB177]&amp;IF(ISBLANK([.C177]);&quot;&quot;;&quot;/&quot;&amp;[.C177])" office:value-type="string" office:string-value="0" calcext:value-type="string">
            <text:p>0</text:p>
          </table:table-cell>
          <table:table-cell table:formula="of:=[.AC177]&amp;IF(ISBLANK([.D177]);&quot;&quot;;&quot;/&quot;&amp;[.D177])" office:value-type="string" office:string-value="0" calcext:value-type="string">
            <text:p>0</text:p>
          </table:table-cell>
          <table:table-cell table:formula="of:=[.AD177]&amp;IF(ISBLANK([.E177]);&quot;&quot;;&quot;/&quot;&amp;[.E177])" office:value-type="string" office:string-value="0" calcext:value-type="string">
            <text:p>0</text:p>
          </table:table-cell>
          <table:table-cell table:formula="of:=[.AE177]&amp;IF(ISBLANK([.F177]);&quot;&quot;;&quot;/&quot;&amp;[.F177])" office:value-type="string" office:string-value="0" calcext:value-type="string">
            <text:p>0</text:p>
          </table:table-cell>
          <table:table-cell table:formula="of:=[.AF177]&amp;IF(ISBLANK([.G177]);&quot;&quot;;&quot;/&quot;&amp;[.G177])" office:value-type="string" office:string-value="0" calcext:value-type="string">
            <text:p>0</text:p>
          </table:table-cell>
          <table:table-cell table:formula="of:=[.AG177]&amp;IF(ISBLANK([.H177]);&quot;&quot;;&quot;/&quot;&amp;[.H177])" office:value-type="string" office:string-value="0" calcext:value-type="string">
            <text:p>0</text:p>
          </table:table-cell>
          <table:table-cell table:formula="of:=[.AH177]&amp;IF(ISBLANK([.I177]);&quot;&quot;;&quot;/&quot;&amp;[.I177])" office:value-type="string" office:string-value="0" calcext:value-type="string">
            <text:p>0</text:p>
          </table:table-cell>
          <table:table-cell table:formula="of:=[.AI177]&amp;IF(ISBLANK([.J177]);&quot;&quot;;&quot;/&quot;&amp;[.J177])" office:value-type="string" office:string-value="0" calcext:value-type="string">
            <text:p>0</text:p>
          </table:table-cell>
          <table:table-cell table:formula="of:=[.AJ177]&amp;IF(ISBLANK([.K177]);&quot;&quot;;&quot;/&quot;&amp;[.K177])" office:value-type="string" office:string-value="0" calcext:value-type="string">
            <text:p>0</text:p>
          </table:table-cell>
          <table:table-cell table:formula="of:=[.AK177]&amp;IF(ISBLANK([.L177]);&quot;&quot;;&quot;/&quot;&amp;[.L177])" office:value-type="string" office:string-value="0" calcext:value-type="string">
            <text:p>0</text:p>
          </table:table-cell>
          <table:table-cell table:formula="of:=[.AL177]&amp;IF(ISBLANK([.M177]);&quot;&quot;;&quot;/&quot;&amp;[.M177])" office:value-type="string" office:string-value="0" calcext:value-type="string">
            <text:p>0</text:p>
          </table:table-cell>
          <table:table-cell table:formula="of:=[.AM177]&amp;IF(ISBLANK([.N177]);&quot;&quot;;&quot;/&quot;&amp;[.N177])" office:value-type="string" office:string-value="0" calcext:value-type="string">
            <text:p>0</text:p>
          </table:table-cell>
          <table:table-cell table:formula="of:=[.AN177]&amp;IF(ISBLANK([.O177]);&quot;&quot;;&quot;/&quot;&amp;[.O177])" office:value-type="string" office:string-value="0" calcext:value-type="string">
            <text:p>0</text:p>
          </table:table-cell>
          <table:table-cell table:formula="of:=[.AO177]&amp;IF(ISBLANK([.P177]);&quot;&quot;;&quot;/&quot;&amp;[.P177])" office:value-type="string" office:string-value="0" calcext:value-type="string">
            <text:p>0</text:p>
          </table:table-cell>
          <table:table-cell table:formula="of:=[.AP177]&amp;IF(ISBLANK([.Q177]);&quot;&quot;;&quot;/&quot;&amp;[.Q177])" office:value-type="string" office:string-value="0" calcext:value-type="string">
            <text:p>0</text:p>
          </table:table-cell>
          <table:table-cell table:formula="of:=[.AQ177]&amp;IF(ISBLANK([.R177]);&quot;&quot;;&quot;/&quot;&amp;[.R177])" office:value-type="string" office:string-value="0" calcext:value-type="string">
            <text:p>0</text:p>
          </table:table-cell>
          <table:table-cell table:formula="of:=[.AR177]&amp;IF(ISBLANK([.S177]);&quot;&quot;;&quot;/&quot;&amp;[.S17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8]" office:value-type="float" office:value="0" calcext:value-type="float">
            <text:p>0</text:p>
          </table:table-cell>
          <table:table-cell table:formula="of:=[.AB178]&amp;IF(ISBLANK([.C178]);&quot;&quot;;&quot;/&quot;&amp;[.C178])" office:value-type="string" office:string-value="0" calcext:value-type="string">
            <text:p>0</text:p>
          </table:table-cell>
          <table:table-cell table:formula="of:=[.AC178]&amp;IF(ISBLANK([.D178]);&quot;&quot;;&quot;/&quot;&amp;[.D178])" office:value-type="string" office:string-value="0" calcext:value-type="string">
            <text:p>0</text:p>
          </table:table-cell>
          <table:table-cell table:formula="of:=[.AD178]&amp;IF(ISBLANK([.E178]);&quot;&quot;;&quot;/&quot;&amp;[.E178])" office:value-type="string" office:string-value="0" calcext:value-type="string">
            <text:p>0</text:p>
          </table:table-cell>
          <table:table-cell table:formula="of:=[.AE178]&amp;IF(ISBLANK([.F178]);&quot;&quot;;&quot;/&quot;&amp;[.F178])" office:value-type="string" office:string-value="0" calcext:value-type="string">
            <text:p>0</text:p>
          </table:table-cell>
          <table:table-cell table:formula="of:=[.AF178]&amp;IF(ISBLANK([.G178]);&quot;&quot;;&quot;/&quot;&amp;[.G178])" office:value-type="string" office:string-value="0" calcext:value-type="string">
            <text:p>0</text:p>
          </table:table-cell>
          <table:table-cell table:formula="of:=[.AG178]&amp;IF(ISBLANK([.H178]);&quot;&quot;;&quot;/&quot;&amp;[.H178])" office:value-type="string" office:string-value="0" calcext:value-type="string">
            <text:p>0</text:p>
          </table:table-cell>
          <table:table-cell table:formula="of:=[.AH178]&amp;IF(ISBLANK([.I178]);&quot;&quot;;&quot;/&quot;&amp;[.I178])" office:value-type="string" office:string-value="0" calcext:value-type="string">
            <text:p>0</text:p>
          </table:table-cell>
          <table:table-cell table:formula="of:=[.AI178]&amp;IF(ISBLANK([.J178]);&quot;&quot;;&quot;/&quot;&amp;[.J178])" office:value-type="string" office:string-value="0" calcext:value-type="string">
            <text:p>0</text:p>
          </table:table-cell>
          <table:table-cell table:formula="of:=[.AJ178]&amp;IF(ISBLANK([.K178]);&quot;&quot;;&quot;/&quot;&amp;[.K178])" office:value-type="string" office:string-value="0" calcext:value-type="string">
            <text:p>0</text:p>
          </table:table-cell>
          <table:table-cell table:formula="of:=[.AK178]&amp;IF(ISBLANK([.L178]);&quot;&quot;;&quot;/&quot;&amp;[.L178])" office:value-type="string" office:string-value="0" calcext:value-type="string">
            <text:p>0</text:p>
          </table:table-cell>
          <table:table-cell table:formula="of:=[.AL178]&amp;IF(ISBLANK([.M178]);&quot;&quot;;&quot;/&quot;&amp;[.M178])" office:value-type="string" office:string-value="0" calcext:value-type="string">
            <text:p>0</text:p>
          </table:table-cell>
          <table:table-cell table:formula="of:=[.AM178]&amp;IF(ISBLANK([.N178]);&quot;&quot;;&quot;/&quot;&amp;[.N178])" office:value-type="string" office:string-value="0" calcext:value-type="string">
            <text:p>0</text:p>
          </table:table-cell>
          <table:table-cell table:formula="of:=[.AN178]&amp;IF(ISBLANK([.O178]);&quot;&quot;;&quot;/&quot;&amp;[.O178])" office:value-type="string" office:string-value="0" calcext:value-type="string">
            <text:p>0</text:p>
          </table:table-cell>
          <table:table-cell table:formula="of:=[.AO178]&amp;IF(ISBLANK([.P178]);&quot;&quot;;&quot;/&quot;&amp;[.P178])" office:value-type="string" office:string-value="0" calcext:value-type="string">
            <text:p>0</text:p>
          </table:table-cell>
          <table:table-cell table:formula="of:=[.AP178]&amp;IF(ISBLANK([.Q178]);&quot;&quot;;&quot;/&quot;&amp;[.Q178])" office:value-type="string" office:string-value="0" calcext:value-type="string">
            <text:p>0</text:p>
          </table:table-cell>
          <table:table-cell table:formula="of:=[.AQ178]&amp;IF(ISBLANK([.R178]);&quot;&quot;;&quot;/&quot;&amp;[.R178])" office:value-type="string" office:string-value="0" calcext:value-type="string">
            <text:p>0</text:p>
          </table:table-cell>
          <table:table-cell table:formula="of:=[.AR178]&amp;IF(ISBLANK([.S178]);&quot;&quot;;&quot;/&quot;&amp;[.S17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9]" office:value-type="float" office:value="0" calcext:value-type="float">
            <text:p>0</text:p>
          </table:table-cell>
          <table:table-cell table:formula="of:=[.AB179]&amp;IF(ISBLANK([.C179]);&quot;&quot;;&quot;/&quot;&amp;[.C179])" office:value-type="string" office:string-value="0" calcext:value-type="string">
            <text:p>0</text:p>
          </table:table-cell>
          <table:table-cell table:formula="of:=[.AC179]&amp;IF(ISBLANK([.D179]);&quot;&quot;;&quot;/&quot;&amp;[.D179])" office:value-type="string" office:string-value="0" calcext:value-type="string">
            <text:p>0</text:p>
          </table:table-cell>
          <table:table-cell table:formula="of:=[.AD179]&amp;IF(ISBLANK([.E179]);&quot;&quot;;&quot;/&quot;&amp;[.E179])" office:value-type="string" office:string-value="0" calcext:value-type="string">
            <text:p>0</text:p>
          </table:table-cell>
          <table:table-cell table:formula="of:=[.AE179]&amp;IF(ISBLANK([.F179]);&quot;&quot;;&quot;/&quot;&amp;[.F179])" office:value-type="string" office:string-value="0" calcext:value-type="string">
            <text:p>0</text:p>
          </table:table-cell>
          <table:table-cell table:formula="of:=[.AF179]&amp;IF(ISBLANK([.G179]);&quot;&quot;;&quot;/&quot;&amp;[.G179])" office:value-type="string" office:string-value="0" calcext:value-type="string">
            <text:p>0</text:p>
          </table:table-cell>
          <table:table-cell table:formula="of:=[.AG179]&amp;IF(ISBLANK([.H179]);&quot;&quot;;&quot;/&quot;&amp;[.H179])" office:value-type="string" office:string-value="0" calcext:value-type="string">
            <text:p>0</text:p>
          </table:table-cell>
          <table:table-cell table:formula="of:=[.AH179]&amp;IF(ISBLANK([.I179]);&quot;&quot;;&quot;/&quot;&amp;[.I179])" office:value-type="string" office:string-value="0" calcext:value-type="string">
            <text:p>0</text:p>
          </table:table-cell>
          <table:table-cell table:formula="of:=[.AI179]&amp;IF(ISBLANK([.J179]);&quot;&quot;;&quot;/&quot;&amp;[.J179])" office:value-type="string" office:string-value="0" calcext:value-type="string">
            <text:p>0</text:p>
          </table:table-cell>
          <table:table-cell table:formula="of:=[.AJ179]&amp;IF(ISBLANK([.K179]);&quot;&quot;;&quot;/&quot;&amp;[.K179])" office:value-type="string" office:string-value="0" calcext:value-type="string">
            <text:p>0</text:p>
          </table:table-cell>
          <table:table-cell table:formula="of:=[.AK179]&amp;IF(ISBLANK([.L179]);&quot;&quot;;&quot;/&quot;&amp;[.L179])" office:value-type="string" office:string-value="0" calcext:value-type="string">
            <text:p>0</text:p>
          </table:table-cell>
          <table:table-cell table:formula="of:=[.AL179]&amp;IF(ISBLANK([.M179]);&quot;&quot;;&quot;/&quot;&amp;[.M179])" office:value-type="string" office:string-value="0" calcext:value-type="string">
            <text:p>0</text:p>
          </table:table-cell>
          <table:table-cell table:formula="of:=[.AM179]&amp;IF(ISBLANK([.N179]);&quot;&quot;;&quot;/&quot;&amp;[.N179])" office:value-type="string" office:string-value="0" calcext:value-type="string">
            <text:p>0</text:p>
          </table:table-cell>
          <table:table-cell table:formula="of:=[.AN179]&amp;IF(ISBLANK([.O179]);&quot;&quot;;&quot;/&quot;&amp;[.O179])" office:value-type="string" office:string-value="0" calcext:value-type="string">
            <text:p>0</text:p>
          </table:table-cell>
          <table:table-cell table:formula="of:=[.AO179]&amp;IF(ISBLANK([.P179]);&quot;&quot;;&quot;/&quot;&amp;[.P179])" office:value-type="string" office:string-value="0" calcext:value-type="string">
            <text:p>0</text:p>
          </table:table-cell>
          <table:table-cell table:formula="of:=[.AP179]&amp;IF(ISBLANK([.Q179]);&quot;&quot;;&quot;/&quot;&amp;[.Q179])" office:value-type="string" office:string-value="0" calcext:value-type="string">
            <text:p>0</text:p>
          </table:table-cell>
          <table:table-cell table:formula="of:=[.AQ179]&amp;IF(ISBLANK([.R179]);&quot;&quot;;&quot;/&quot;&amp;[.R179])" office:value-type="string" office:string-value="0" calcext:value-type="string">
            <text:p>0</text:p>
          </table:table-cell>
          <table:table-cell table:formula="of:=[.AR179]&amp;IF(ISBLANK([.S179]);&quot;&quot;;&quot;/&quot;&amp;[.S17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0]" office:value-type="float" office:value="0" calcext:value-type="float">
            <text:p>0</text:p>
          </table:table-cell>
          <table:table-cell table:formula="of:=[.AB180]&amp;IF(ISBLANK([.C180]);&quot;&quot;;&quot;/&quot;&amp;[.C180])" office:value-type="string" office:string-value="0" calcext:value-type="string">
            <text:p>0</text:p>
          </table:table-cell>
          <table:table-cell table:formula="of:=[.AC180]&amp;IF(ISBLANK([.D180]);&quot;&quot;;&quot;/&quot;&amp;[.D180])" office:value-type="string" office:string-value="0" calcext:value-type="string">
            <text:p>0</text:p>
          </table:table-cell>
          <table:table-cell table:formula="of:=[.AD180]&amp;IF(ISBLANK([.E180]);&quot;&quot;;&quot;/&quot;&amp;[.E180])" office:value-type="string" office:string-value="0" calcext:value-type="string">
            <text:p>0</text:p>
          </table:table-cell>
          <table:table-cell table:formula="of:=[.AE180]&amp;IF(ISBLANK([.F180]);&quot;&quot;;&quot;/&quot;&amp;[.F180])" office:value-type="string" office:string-value="0" calcext:value-type="string">
            <text:p>0</text:p>
          </table:table-cell>
          <table:table-cell table:formula="of:=[.AF180]&amp;IF(ISBLANK([.G180]);&quot;&quot;;&quot;/&quot;&amp;[.G180])" office:value-type="string" office:string-value="0" calcext:value-type="string">
            <text:p>0</text:p>
          </table:table-cell>
          <table:table-cell table:formula="of:=[.AG180]&amp;IF(ISBLANK([.H180]);&quot;&quot;;&quot;/&quot;&amp;[.H180])" office:value-type="string" office:string-value="0" calcext:value-type="string">
            <text:p>0</text:p>
          </table:table-cell>
          <table:table-cell table:formula="of:=[.AH180]&amp;IF(ISBLANK([.I180]);&quot;&quot;;&quot;/&quot;&amp;[.I180])" office:value-type="string" office:string-value="0" calcext:value-type="string">
            <text:p>0</text:p>
          </table:table-cell>
          <table:table-cell table:formula="of:=[.AI180]&amp;IF(ISBLANK([.J180]);&quot;&quot;;&quot;/&quot;&amp;[.J180])" office:value-type="string" office:string-value="0" calcext:value-type="string">
            <text:p>0</text:p>
          </table:table-cell>
          <table:table-cell table:formula="of:=[.AJ180]&amp;IF(ISBLANK([.K180]);&quot;&quot;;&quot;/&quot;&amp;[.K180])" office:value-type="string" office:string-value="0" calcext:value-type="string">
            <text:p>0</text:p>
          </table:table-cell>
          <table:table-cell table:formula="of:=[.AK180]&amp;IF(ISBLANK([.L180]);&quot;&quot;;&quot;/&quot;&amp;[.L180])" office:value-type="string" office:string-value="0" calcext:value-type="string">
            <text:p>0</text:p>
          </table:table-cell>
          <table:table-cell table:formula="of:=[.AL180]&amp;IF(ISBLANK([.M180]);&quot;&quot;;&quot;/&quot;&amp;[.M180])" office:value-type="string" office:string-value="0" calcext:value-type="string">
            <text:p>0</text:p>
          </table:table-cell>
          <table:table-cell table:formula="of:=[.AM180]&amp;IF(ISBLANK([.N180]);&quot;&quot;;&quot;/&quot;&amp;[.N180])" office:value-type="string" office:string-value="0" calcext:value-type="string">
            <text:p>0</text:p>
          </table:table-cell>
          <table:table-cell table:formula="of:=[.AN180]&amp;IF(ISBLANK([.O180]);&quot;&quot;;&quot;/&quot;&amp;[.O180])" office:value-type="string" office:string-value="0" calcext:value-type="string">
            <text:p>0</text:p>
          </table:table-cell>
          <table:table-cell table:formula="of:=[.AO180]&amp;IF(ISBLANK([.P180]);&quot;&quot;;&quot;/&quot;&amp;[.P180])" office:value-type="string" office:string-value="0" calcext:value-type="string">
            <text:p>0</text:p>
          </table:table-cell>
          <table:table-cell table:formula="of:=[.AP180]&amp;IF(ISBLANK([.Q180]);&quot;&quot;;&quot;/&quot;&amp;[.Q180])" office:value-type="string" office:string-value="0" calcext:value-type="string">
            <text:p>0</text:p>
          </table:table-cell>
          <table:table-cell table:formula="of:=[.AQ180]&amp;IF(ISBLANK([.R180]);&quot;&quot;;&quot;/&quot;&amp;[.R180])" office:value-type="string" office:string-value="0" calcext:value-type="string">
            <text:p>0</text:p>
          </table:table-cell>
          <table:table-cell table:formula="of:=[.AR180]&amp;IF(ISBLANK([.S180]);&quot;&quot;;&quot;/&quot;&amp;[.S18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1]" office:value-type="float" office:value="0" calcext:value-type="float">
            <text:p>0</text:p>
          </table:table-cell>
          <table:table-cell table:formula="of:=[.AB181]&amp;IF(ISBLANK([.C181]);&quot;&quot;;&quot;/&quot;&amp;[.C181])" office:value-type="string" office:string-value="0" calcext:value-type="string">
            <text:p>0</text:p>
          </table:table-cell>
          <table:table-cell table:formula="of:=[.AC181]&amp;IF(ISBLANK([.D181]);&quot;&quot;;&quot;/&quot;&amp;[.D181])" office:value-type="string" office:string-value="0" calcext:value-type="string">
            <text:p>0</text:p>
          </table:table-cell>
          <table:table-cell table:formula="of:=[.AD181]&amp;IF(ISBLANK([.E181]);&quot;&quot;;&quot;/&quot;&amp;[.E181])" office:value-type="string" office:string-value="0" calcext:value-type="string">
            <text:p>0</text:p>
          </table:table-cell>
          <table:table-cell table:formula="of:=[.AE181]&amp;IF(ISBLANK([.F181]);&quot;&quot;;&quot;/&quot;&amp;[.F181])" office:value-type="string" office:string-value="0" calcext:value-type="string">
            <text:p>0</text:p>
          </table:table-cell>
          <table:table-cell table:formula="of:=[.AF181]&amp;IF(ISBLANK([.G181]);&quot;&quot;;&quot;/&quot;&amp;[.G181])" office:value-type="string" office:string-value="0" calcext:value-type="string">
            <text:p>0</text:p>
          </table:table-cell>
          <table:table-cell table:formula="of:=[.AG181]&amp;IF(ISBLANK([.H181]);&quot;&quot;;&quot;/&quot;&amp;[.H181])" office:value-type="string" office:string-value="0" calcext:value-type="string">
            <text:p>0</text:p>
          </table:table-cell>
          <table:table-cell table:formula="of:=[.AH181]&amp;IF(ISBLANK([.I181]);&quot;&quot;;&quot;/&quot;&amp;[.I181])" office:value-type="string" office:string-value="0" calcext:value-type="string">
            <text:p>0</text:p>
          </table:table-cell>
          <table:table-cell table:formula="of:=[.AI181]&amp;IF(ISBLANK([.J181]);&quot;&quot;;&quot;/&quot;&amp;[.J181])" office:value-type="string" office:string-value="0" calcext:value-type="string">
            <text:p>0</text:p>
          </table:table-cell>
          <table:table-cell table:formula="of:=[.AJ181]&amp;IF(ISBLANK([.K181]);&quot;&quot;;&quot;/&quot;&amp;[.K181])" office:value-type="string" office:string-value="0" calcext:value-type="string">
            <text:p>0</text:p>
          </table:table-cell>
          <table:table-cell table:formula="of:=[.AK181]&amp;IF(ISBLANK([.L181]);&quot;&quot;;&quot;/&quot;&amp;[.L181])" office:value-type="string" office:string-value="0" calcext:value-type="string">
            <text:p>0</text:p>
          </table:table-cell>
          <table:table-cell table:formula="of:=[.AL181]&amp;IF(ISBLANK([.M181]);&quot;&quot;;&quot;/&quot;&amp;[.M181])" office:value-type="string" office:string-value="0" calcext:value-type="string">
            <text:p>0</text:p>
          </table:table-cell>
          <table:table-cell table:formula="of:=[.AM181]&amp;IF(ISBLANK([.N181]);&quot;&quot;;&quot;/&quot;&amp;[.N181])" office:value-type="string" office:string-value="0" calcext:value-type="string">
            <text:p>0</text:p>
          </table:table-cell>
          <table:table-cell table:formula="of:=[.AN181]&amp;IF(ISBLANK([.O181]);&quot;&quot;;&quot;/&quot;&amp;[.O181])" office:value-type="string" office:string-value="0" calcext:value-type="string">
            <text:p>0</text:p>
          </table:table-cell>
          <table:table-cell table:formula="of:=[.AO181]&amp;IF(ISBLANK([.P181]);&quot;&quot;;&quot;/&quot;&amp;[.P181])" office:value-type="string" office:string-value="0" calcext:value-type="string">
            <text:p>0</text:p>
          </table:table-cell>
          <table:table-cell table:formula="of:=[.AP181]&amp;IF(ISBLANK([.Q181]);&quot;&quot;;&quot;/&quot;&amp;[.Q181])" office:value-type="string" office:string-value="0" calcext:value-type="string">
            <text:p>0</text:p>
          </table:table-cell>
          <table:table-cell table:formula="of:=[.AQ181]&amp;IF(ISBLANK([.R181]);&quot;&quot;;&quot;/&quot;&amp;[.R181])" office:value-type="string" office:string-value="0" calcext:value-type="string">
            <text:p>0</text:p>
          </table:table-cell>
          <table:table-cell table:formula="of:=[.AR181]&amp;IF(ISBLANK([.S181]);&quot;&quot;;&quot;/&quot;&amp;[.S18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2]" office:value-type="float" office:value="0" calcext:value-type="float">
            <text:p>0</text:p>
          </table:table-cell>
          <table:table-cell table:formula="of:=[.AB182]&amp;IF(ISBLANK([.C182]);&quot;&quot;;&quot;/&quot;&amp;[.C182])" office:value-type="string" office:string-value="0" calcext:value-type="string">
            <text:p>0</text:p>
          </table:table-cell>
          <table:table-cell table:formula="of:=[.AC182]&amp;IF(ISBLANK([.D182]);&quot;&quot;;&quot;/&quot;&amp;[.D182])" office:value-type="string" office:string-value="0" calcext:value-type="string">
            <text:p>0</text:p>
          </table:table-cell>
          <table:table-cell table:formula="of:=[.AD182]&amp;IF(ISBLANK([.E182]);&quot;&quot;;&quot;/&quot;&amp;[.E182])" office:value-type="string" office:string-value="0" calcext:value-type="string">
            <text:p>0</text:p>
          </table:table-cell>
          <table:table-cell table:formula="of:=[.AE182]&amp;IF(ISBLANK([.F182]);&quot;&quot;;&quot;/&quot;&amp;[.F182])" office:value-type="string" office:string-value="0" calcext:value-type="string">
            <text:p>0</text:p>
          </table:table-cell>
          <table:table-cell table:formula="of:=[.AF182]&amp;IF(ISBLANK([.G182]);&quot;&quot;;&quot;/&quot;&amp;[.G182])" office:value-type="string" office:string-value="0" calcext:value-type="string">
            <text:p>0</text:p>
          </table:table-cell>
          <table:table-cell table:formula="of:=[.AG182]&amp;IF(ISBLANK([.H182]);&quot;&quot;;&quot;/&quot;&amp;[.H182])" office:value-type="string" office:string-value="0" calcext:value-type="string">
            <text:p>0</text:p>
          </table:table-cell>
          <table:table-cell table:formula="of:=[.AH182]&amp;IF(ISBLANK([.I182]);&quot;&quot;;&quot;/&quot;&amp;[.I182])" office:value-type="string" office:string-value="0" calcext:value-type="string">
            <text:p>0</text:p>
          </table:table-cell>
          <table:table-cell table:formula="of:=[.AI182]&amp;IF(ISBLANK([.J182]);&quot;&quot;;&quot;/&quot;&amp;[.J182])" office:value-type="string" office:string-value="0" calcext:value-type="string">
            <text:p>0</text:p>
          </table:table-cell>
          <table:table-cell table:formula="of:=[.AJ182]&amp;IF(ISBLANK([.K182]);&quot;&quot;;&quot;/&quot;&amp;[.K182])" office:value-type="string" office:string-value="0" calcext:value-type="string">
            <text:p>0</text:p>
          </table:table-cell>
          <table:table-cell table:formula="of:=[.AK182]&amp;IF(ISBLANK([.L182]);&quot;&quot;;&quot;/&quot;&amp;[.L182])" office:value-type="string" office:string-value="0" calcext:value-type="string">
            <text:p>0</text:p>
          </table:table-cell>
          <table:table-cell table:formula="of:=[.AL182]&amp;IF(ISBLANK([.M182]);&quot;&quot;;&quot;/&quot;&amp;[.M182])" office:value-type="string" office:string-value="0" calcext:value-type="string">
            <text:p>0</text:p>
          </table:table-cell>
          <table:table-cell table:formula="of:=[.AM182]&amp;IF(ISBLANK([.N182]);&quot;&quot;;&quot;/&quot;&amp;[.N182])" office:value-type="string" office:string-value="0" calcext:value-type="string">
            <text:p>0</text:p>
          </table:table-cell>
          <table:table-cell table:formula="of:=[.AN182]&amp;IF(ISBLANK([.O182]);&quot;&quot;;&quot;/&quot;&amp;[.O182])" office:value-type="string" office:string-value="0" calcext:value-type="string">
            <text:p>0</text:p>
          </table:table-cell>
          <table:table-cell table:formula="of:=[.AO182]&amp;IF(ISBLANK([.P182]);&quot;&quot;;&quot;/&quot;&amp;[.P182])" office:value-type="string" office:string-value="0" calcext:value-type="string">
            <text:p>0</text:p>
          </table:table-cell>
          <table:table-cell table:formula="of:=[.AP182]&amp;IF(ISBLANK([.Q182]);&quot;&quot;;&quot;/&quot;&amp;[.Q182])" office:value-type="string" office:string-value="0" calcext:value-type="string">
            <text:p>0</text:p>
          </table:table-cell>
          <table:table-cell table:formula="of:=[.AQ182]&amp;IF(ISBLANK([.R182]);&quot;&quot;;&quot;/&quot;&amp;[.R182])" office:value-type="string" office:string-value="0" calcext:value-type="string">
            <text:p>0</text:p>
          </table:table-cell>
          <table:table-cell table:formula="of:=[.AR182]&amp;IF(ISBLANK([.S182]);&quot;&quot;;&quot;/&quot;&amp;[.S18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3]" office:value-type="float" office:value="0" calcext:value-type="float">
            <text:p>0</text:p>
          </table:table-cell>
          <table:table-cell table:formula="of:=[.AB183]&amp;IF(ISBLANK([.C183]);&quot;&quot;;&quot;/&quot;&amp;[.C183])" office:value-type="string" office:string-value="0" calcext:value-type="string">
            <text:p>0</text:p>
          </table:table-cell>
          <table:table-cell table:formula="of:=[.AC183]&amp;IF(ISBLANK([.D183]);&quot;&quot;;&quot;/&quot;&amp;[.D183])" office:value-type="string" office:string-value="0" calcext:value-type="string">
            <text:p>0</text:p>
          </table:table-cell>
          <table:table-cell table:formula="of:=[.AD183]&amp;IF(ISBLANK([.E183]);&quot;&quot;;&quot;/&quot;&amp;[.E183])" office:value-type="string" office:string-value="0" calcext:value-type="string">
            <text:p>0</text:p>
          </table:table-cell>
          <table:table-cell table:formula="of:=[.AE183]&amp;IF(ISBLANK([.F183]);&quot;&quot;;&quot;/&quot;&amp;[.F183])" office:value-type="string" office:string-value="0" calcext:value-type="string">
            <text:p>0</text:p>
          </table:table-cell>
          <table:table-cell table:formula="of:=[.AF183]&amp;IF(ISBLANK([.G183]);&quot;&quot;;&quot;/&quot;&amp;[.G183])" office:value-type="string" office:string-value="0" calcext:value-type="string">
            <text:p>0</text:p>
          </table:table-cell>
          <table:table-cell table:formula="of:=[.AG183]&amp;IF(ISBLANK([.H183]);&quot;&quot;;&quot;/&quot;&amp;[.H183])" office:value-type="string" office:string-value="0" calcext:value-type="string">
            <text:p>0</text:p>
          </table:table-cell>
          <table:table-cell table:formula="of:=[.AH183]&amp;IF(ISBLANK([.I183]);&quot;&quot;;&quot;/&quot;&amp;[.I183])" office:value-type="string" office:string-value="0" calcext:value-type="string">
            <text:p>0</text:p>
          </table:table-cell>
          <table:table-cell table:formula="of:=[.AI183]&amp;IF(ISBLANK([.J183]);&quot;&quot;;&quot;/&quot;&amp;[.J183])" office:value-type="string" office:string-value="0" calcext:value-type="string">
            <text:p>0</text:p>
          </table:table-cell>
          <table:table-cell table:formula="of:=[.AJ183]&amp;IF(ISBLANK([.K183]);&quot;&quot;;&quot;/&quot;&amp;[.K183])" office:value-type="string" office:string-value="0" calcext:value-type="string">
            <text:p>0</text:p>
          </table:table-cell>
          <table:table-cell table:formula="of:=[.AK183]&amp;IF(ISBLANK([.L183]);&quot;&quot;;&quot;/&quot;&amp;[.L183])" office:value-type="string" office:string-value="0" calcext:value-type="string">
            <text:p>0</text:p>
          </table:table-cell>
          <table:table-cell table:formula="of:=[.AL183]&amp;IF(ISBLANK([.M183]);&quot;&quot;;&quot;/&quot;&amp;[.M183])" office:value-type="string" office:string-value="0" calcext:value-type="string">
            <text:p>0</text:p>
          </table:table-cell>
          <table:table-cell table:formula="of:=[.AM183]&amp;IF(ISBLANK([.N183]);&quot;&quot;;&quot;/&quot;&amp;[.N183])" office:value-type="string" office:string-value="0" calcext:value-type="string">
            <text:p>0</text:p>
          </table:table-cell>
          <table:table-cell table:formula="of:=[.AN183]&amp;IF(ISBLANK([.O183]);&quot;&quot;;&quot;/&quot;&amp;[.O183])" office:value-type="string" office:string-value="0" calcext:value-type="string">
            <text:p>0</text:p>
          </table:table-cell>
          <table:table-cell table:formula="of:=[.AO183]&amp;IF(ISBLANK([.P183]);&quot;&quot;;&quot;/&quot;&amp;[.P183])" office:value-type="string" office:string-value="0" calcext:value-type="string">
            <text:p>0</text:p>
          </table:table-cell>
          <table:table-cell table:formula="of:=[.AP183]&amp;IF(ISBLANK([.Q183]);&quot;&quot;;&quot;/&quot;&amp;[.Q183])" office:value-type="string" office:string-value="0" calcext:value-type="string">
            <text:p>0</text:p>
          </table:table-cell>
          <table:table-cell table:formula="of:=[.AQ183]&amp;IF(ISBLANK([.R183]);&quot;&quot;;&quot;/&quot;&amp;[.R183])" office:value-type="string" office:string-value="0" calcext:value-type="string">
            <text:p>0</text:p>
          </table:table-cell>
          <table:table-cell table:formula="of:=[.AR183]&amp;IF(ISBLANK([.S183]);&quot;&quot;;&quot;/&quot;&amp;[.S18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4]" office:value-type="float" office:value="0" calcext:value-type="float">
            <text:p>0</text:p>
          </table:table-cell>
          <table:table-cell table:formula="of:=[.AB184]&amp;IF(ISBLANK([.C184]);&quot;&quot;;&quot;/&quot;&amp;[.C184])" office:value-type="string" office:string-value="0" calcext:value-type="string">
            <text:p>0</text:p>
          </table:table-cell>
          <table:table-cell table:formula="of:=[.AC184]&amp;IF(ISBLANK([.D184]);&quot;&quot;;&quot;/&quot;&amp;[.D184])" office:value-type="string" office:string-value="0" calcext:value-type="string">
            <text:p>0</text:p>
          </table:table-cell>
          <table:table-cell table:formula="of:=[.AD184]&amp;IF(ISBLANK([.E184]);&quot;&quot;;&quot;/&quot;&amp;[.E184])" office:value-type="string" office:string-value="0" calcext:value-type="string">
            <text:p>0</text:p>
          </table:table-cell>
          <table:table-cell table:formula="of:=[.AE184]&amp;IF(ISBLANK([.F184]);&quot;&quot;;&quot;/&quot;&amp;[.F184])" office:value-type="string" office:string-value="0" calcext:value-type="string">
            <text:p>0</text:p>
          </table:table-cell>
          <table:table-cell table:formula="of:=[.AF184]&amp;IF(ISBLANK([.G184]);&quot;&quot;;&quot;/&quot;&amp;[.G184])" office:value-type="string" office:string-value="0" calcext:value-type="string">
            <text:p>0</text:p>
          </table:table-cell>
          <table:table-cell table:formula="of:=[.AG184]&amp;IF(ISBLANK([.H184]);&quot;&quot;;&quot;/&quot;&amp;[.H184])" office:value-type="string" office:string-value="0" calcext:value-type="string">
            <text:p>0</text:p>
          </table:table-cell>
          <table:table-cell table:formula="of:=[.AH184]&amp;IF(ISBLANK([.I184]);&quot;&quot;;&quot;/&quot;&amp;[.I184])" office:value-type="string" office:string-value="0" calcext:value-type="string">
            <text:p>0</text:p>
          </table:table-cell>
          <table:table-cell table:formula="of:=[.AI184]&amp;IF(ISBLANK([.J184]);&quot;&quot;;&quot;/&quot;&amp;[.J184])" office:value-type="string" office:string-value="0" calcext:value-type="string">
            <text:p>0</text:p>
          </table:table-cell>
          <table:table-cell table:formula="of:=[.AJ184]&amp;IF(ISBLANK([.K184]);&quot;&quot;;&quot;/&quot;&amp;[.K184])" office:value-type="string" office:string-value="0" calcext:value-type="string">
            <text:p>0</text:p>
          </table:table-cell>
          <table:table-cell table:formula="of:=[.AK184]&amp;IF(ISBLANK([.L184]);&quot;&quot;;&quot;/&quot;&amp;[.L184])" office:value-type="string" office:string-value="0" calcext:value-type="string">
            <text:p>0</text:p>
          </table:table-cell>
          <table:table-cell table:formula="of:=[.AL184]&amp;IF(ISBLANK([.M184]);&quot;&quot;;&quot;/&quot;&amp;[.M184])" office:value-type="string" office:string-value="0" calcext:value-type="string">
            <text:p>0</text:p>
          </table:table-cell>
          <table:table-cell table:formula="of:=[.AM184]&amp;IF(ISBLANK([.N184]);&quot;&quot;;&quot;/&quot;&amp;[.N184])" office:value-type="string" office:string-value="0" calcext:value-type="string">
            <text:p>0</text:p>
          </table:table-cell>
          <table:table-cell table:formula="of:=[.AN184]&amp;IF(ISBLANK([.O184]);&quot;&quot;;&quot;/&quot;&amp;[.O184])" office:value-type="string" office:string-value="0" calcext:value-type="string">
            <text:p>0</text:p>
          </table:table-cell>
          <table:table-cell table:formula="of:=[.AO184]&amp;IF(ISBLANK([.P184]);&quot;&quot;;&quot;/&quot;&amp;[.P184])" office:value-type="string" office:string-value="0" calcext:value-type="string">
            <text:p>0</text:p>
          </table:table-cell>
          <table:table-cell table:formula="of:=[.AP184]&amp;IF(ISBLANK([.Q184]);&quot;&quot;;&quot;/&quot;&amp;[.Q184])" office:value-type="string" office:string-value="0" calcext:value-type="string">
            <text:p>0</text:p>
          </table:table-cell>
          <table:table-cell table:formula="of:=[.AQ184]&amp;IF(ISBLANK([.R184]);&quot;&quot;;&quot;/&quot;&amp;[.R184])" office:value-type="string" office:string-value="0" calcext:value-type="string">
            <text:p>0</text:p>
          </table:table-cell>
          <table:table-cell table:formula="of:=[.AR184]&amp;IF(ISBLANK([.S184]);&quot;&quot;;&quot;/&quot;&amp;[.S18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5]" office:value-type="float" office:value="0" calcext:value-type="float">
            <text:p>0</text:p>
          </table:table-cell>
          <table:table-cell table:formula="of:=[.AB185]&amp;IF(ISBLANK([.C185]);&quot;&quot;;&quot;/&quot;&amp;[.C185])" office:value-type="string" office:string-value="0" calcext:value-type="string">
            <text:p>0</text:p>
          </table:table-cell>
          <table:table-cell table:formula="of:=[.AC185]&amp;IF(ISBLANK([.D185]);&quot;&quot;;&quot;/&quot;&amp;[.D185])" office:value-type="string" office:string-value="0" calcext:value-type="string">
            <text:p>0</text:p>
          </table:table-cell>
          <table:table-cell table:formula="of:=[.AD185]&amp;IF(ISBLANK([.E185]);&quot;&quot;;&quot;/&quot;&amp;[.E185])" office:value-type="string" office:string-value="0" calcext:value-type="string">
            <text:p>0</text:p>
          </table:table-cell>
          <table:table-cell table:formula="of:=[.AE185]&amp;IF(ISBLANK([.F185]);&quot;&quot;;&quot;/&quot;&amp;[.F185])" office:value-type="string" office:string-value="0" calcext:value-type="string">
            <text:p>0</text:p>
          </table:table-cell>
          <table:table-cell table:formula="of:=[.AF185]&amp;IF(ISBLANK([.G185]);&quot;&quot;;&quot;/&quot;&amp;[.G185])" office:value-type="string" office:string-value="0" calcext:value-type="string">
            <text:p>0</text:p>
          </table:table-cell>
          <table:table-cell table:formula="of:=[.AG185]&amp;IF(ISBLANK([.H185]);&quot;&quot;;&quot;/&quot;&amp;[.H185])" office:value-type="string" office:string-value="0" calcext:value-type="string">
            <text:p>0</text:p>
          </table:table-cell>
          <table:table-cell table:formula="of:=[.AH185]&amp;IF(ISBLANK([.I185]);&quot;&quot;;&quot;/&quot;&amp;[.I185])" office:value-type="string" office:string-value="0" calcext:value-type="string">
            <text:p>0</text:p>
          </table:table-cell>
          <table:table-cell table:formula="of:=[.AI185]&amp;IF(ISBLANK([.J185]);&quot;&quot;;&quot;/&quot;&amp;[.J185])" office:value-type="string" office:string-value="0" calcext:value-type="string">
            <text:p>0</text:p>
          </table:table-cell>
          <table:table-cell table:formula="of:=[.AJ185]&amp;IF(ISBLANK([.K185]);&quot;&quot;;&quot;/&quot;&amp;[.K185])" office:value-type="string" office:string-value="0" calcext:value-type="string">
            <text:p>0</text:p>
          </table:table-cell>
          <table:table-cell table:formula="of:=[.AK185]&amp;IF(ISBLANK([.L185]);&quot;&quot;;&quot;/&quot;&amp;[.L185])" office:value-type="string" office:string-value="0" calcext:value-type="string">
            <text:p>0</text:p>
          </table:table-cell>
          <table:table-cell table:formula="of:=[.AL185]&amp;IF(ISBLANK([.M185]);&quot;&quot;;&quot;/&quot;&amp;[.M185])" office:value-type="string" office:string-value="0" calcext:value-type="string">
            <text:p>0</text:p>
          </table:table-cell>
          <table:table-cell table:formula="of:=[.AM185]&amp;IF(ISBLANK([.N185]);&quot;&quot;;&quot;/&quot;&amp;[.N185])" office:value-type="string" office:string-value="0" calcext:value-type="string">
            <text:p>0</text:p>
          </table:table-cell>
          <table:table-cell table:formula="of:=[.AN185]&amp;IF(ISBLANK([.O185]);&quot;&quot;;&quot;/&quot;&amp;[.O185])" office:value-type="string" office:string-value="0" calcext:value-type="string">
            <text:p>0</text:p>
          </table:table-cell>
          <table:table-cell table:formula="of:=[.AO185]&amp;IF(ISBLANK([.P185]);&quot;&quot;;&quot;/&quot;&amp;[.P185])" office:value-type="string" office:string-value="0" calcext:value-type="string">
            <text:p>0</text:p>
          </table:table-cell>
          <table:table-cell table:formula="of:=[.AP185]&amp;IF(ISBLANK([.Q185]);&quot;&quot;;&quot;/&quot;&amp;[.Q185])" office:value-type="string" office:string-value="0" calcext:value-type="string">
            <text:p>0</text:p>
          </table:table-cell>
          <table:table-cell table:formula="of:=[.AQ185]&amp;IF(ISBLANK([.R185]);&quot;&quot;;&quot;/&quot;&amp;[.R185])" office:value-type="string" office:string-value="0" calcext:value-type="string">
            <text:p>0</text:p>
          </table:table-cell>
          <table:table-cell table:formula="of:=[.AR185]&amp;IF(ISBLANK([.S185]);&quot;&quot;;&quot;/&quot;&amp;[.S18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6]" office:value-type="float" office:value="0" calcext:value-type="float">
            <text:p>0</text:p>
          </table:table-cell>
          <table:table-cell table:formula="of:=[.AB186]&amp;IF(ISBLANK([.C186]);&quot;&quot;;&quot;/&quot;&amp;[.C186])" office:value-type="string" office:string-value="0" calcext:value-type="string">
            <text:p>0</text:p>
          </table:table-cell>
          <table:table-cell table:formula="of:=[.AC186]&amp;IF(ISBLANK([.D186]);&quot;&quot;;&quot;/&quot;&amp;[.D186])" office:value-type="string" office:string-value="0" calcext:value-type="string">
            <text:p>0</text:p>
          </table:table-cell>
          <table:table-cell table:formula="of:=[.AD186]&amp;IF(ISBLANK([.E186]);&quot;&quot;;&quot;/&quot;&amp;[.E186])" office:value-type="string" office:string-value="0" calcext:value-type="string">
            <text:p>0</text:p>
          </table:table-cell>
          <table:table-cell table:formula="of:=[.AE186]&amp;IF(ISBLANK([.F186]);&quot;&quot;;&quot;/&quot;&amp;[.F186])" office:value-type="string" office:string-value="0" calcext:value-type="string">
            <text:p>0</text:p>
          </table:table-cell>
          <table:table-cell table:formula="of:=[.AF186]&amp;IF(ISBLANK([.G186]);&quot;&quot;;&quot;/&quot;&amp;[.G186])" office:value-type="string" office:string-value="0" calcext:value-type="string">
            <text:p>0</text:p>
          </table:table-cell>
          <table:table-cell table:formula="of:=[.AG186]&amp;IF(ISBLANK([.H186]);&quot;&quot;;&quot;/&quot;&amp;[.H186])" office:value-type="string" office:string-value="0" calcext:value-type="string">
            <text:p>0</text:p>
          </table:table-cell>
          <table:table-cell table:formula="of:=[.AH186]&amp;IF(ISBLANK([.I186]);&quot;&quot;;&quot;/&quot;&amp;[.I186])" office:value-type="string" office:string-value="0" calcext:value-type="string">
            <text:p>0</text:p>
          </table:table-cell>
          <table:table-cell table:formula="of:=[.AI186]&amp;IF(ISBLANK([.J186]);&quot;&quot;;&quot;/&quot;&amp;[.J186])" office:value-type="string" office:string-value="0" calcext:value-type="string">
            <text:p>0</text:p>
          </table:table-cell>
          <table:table-cell table:formula="of:=[.AJ186]&amp;IF(ISBLANK([.K186]);&quot;&quot;;&quot;/&quot;&amp;[.K186])" office:value-type="string" office:string-value="0" calcext:value-type="string">
            <text:p>0</text:p>
          </table:table-cell>
          <table:table-cell table:formula="of:=[.AK186]&amp;IF(ISBLANK([.L186]);&quot;&quot;;&quot;/&quot;&amp;[.L186])" office:value-type="string" office:string-value="0" calcext:value-type="string">
            <text:p>0</text:p>
          </table:table-cell>
          <table:table-cell table:formula="of:=[.AL186]&amp;IF(ISBLANK([.M186]);&quot;&quot;;&quot;/&quot;&amp;[.M186])" office:value-type="string" office:string-value="0" calcext:value-type="string">
            <text:p>0</text:p>
          </table:table-cell>
          <table:table-cell table:formula="of:=[.AM186]&amp;IF(ISBLANK([.N186]);&quot;&quot;;&quot;/&quot;&amp;[.N186])" office:value-type="string" office:string-value="0" calcext:value-type="string">
            <text:p>0</text:p>
          </table:table-cell>
          <table:table-cell table:formula="of:=[.AN186]&amp;IF(ISBLANK([.O186]);&quot;&quot;;&quot;/&quot;&amp;[.O186])" office:value-type="string" office:string-value="0" calcext:value-type="string">
            <text:p>0</text:p>
          </table:table-cell>
          <table:table-cell table:formula="of:=[.AO186]&amp;IF(ISBLANK([.P186]);&quot;&quot;;&quot;/&quot;&amp;[.P186])" office:value-type="string" office:string-value="0" calcext:value-type="string">
            <text:p>0</text:p>
          </table:table-cell>
          <table:table-cell table:formula="of:=[.AP186]&amp;IF(ISBLANK([.Q186]);&quot;&quot;;&quot;/&quot;&amp;[.Q186])" office:value-type="string" office:string-value="0" calcext:value-type="string">
            <text:p>0</text:p>
          </table:table-cell>
          <table:table-cell table:formula="of:=[.AQ186]&amp;IF(ISBLANK([.R186]);&quot;&quot;;&quot;/&quot;&amp;[.R186])" office:value-type="string" office:string-value="0" calcext:value-type="string">
            <text:p>0</text:p>
          </table:table-cell>
          <table:table-cell table:formula="of:=[.AR186]&amp;IF(ISBLANK([.S186]);&quot;&quot;;&quot;/&quot;&amp;[.S18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7]" office:value-type="float" office:value="0" calcext:value-type="float">
            <text:p>0</text:p>
          </table:table-cell>
          <table:table-cell table:formula="of:=[.AB187]&amp;IF(ISBLANK([.C187]);&quot;&quot;;&quot;/&quot;&amp;[.C187])" office:value-type="string" office:string-value="0" calcext:value-type="string">
            <text:p>0</text:p>
          </table:table-cell>
          <table:table-cell table:formula="of:=[.AC187]&amp;IF(ISBLANK([.D187]);&quot;&quot;;&quot;/&quot;&amp;[.D187])" office:value-type="string" office:string-value="0" calcext:value-type="string">
            <text:p>0</text:p>
          </table:table-cell>
          <table:table-cell table:formula="of:=[.AD187]&amp;IF(ISBLANK([.E187]);&quot;&quot;;&quot;/&quot;&amp;[.E187])" office:value-type="string" office:string-value="0" calcext:value-type="string">
            <text:p>0</text:p>
          </table:table-cell>
          <table:table-cell table:formula="of:=[.AE187]&amp;IF(ISBLANK([.F187]);&quot;&quot;;&quot;/&quot;&amp;[.F187])" office:value-type="string" office:string-value="0" calcext:value-type="string">
            <text:p>0</text:p>
          </table:table-cell>
          <table:table-cell table:formula="of:=[.AF187]&amp;IF(ISBLANK([.G187]);&quot;&quot;;&quot;/&quot;&amp;[.G187])" office:value-type="string" office:string-value="0" calcext:value-type="string">
            <text:p>0</text:p>
          </table:table-cell>
          <table:table-cell table:formula="of:=[.AG187]&amp;IF(ISBLANK([.H187]);&quot;&quot;;&quot;/&quot;&amp;[.H187])" office:value-type="string" office:string-value="0" calcext:value-type="string">
            <text:p>0</text:p>
          </table:table-cell>
          <table:table-cell table:formula="of:=[.AH187]&amp;IF(ISBLANK([.I187]);&quot;&quot;;&quot;/&quot;&amp;[.I187])" office:value-type="string" office:string-value="0" calcext:value-type="string">
            <text:p>0</text:p>
          </table:table-cell>
          <table:table-cell table:formula="of:=[.AI187]&amp;IF(ISBLANK([.J187]);&quot;&quot;;&quot;/&quot;&amp;[.J187])" office:value-type="string" office:string-value="0" calcext:value-type="string">
            <text:p>0</text:p>
          </table:table-cell>
          <table:table-cell table:formula="of:=[.AJ187]&amp;IF(ISBLANK([.K187]);&quot;&quot;;&quot;/&quot;&amp;[.K187])" office:value-type="string" office:string-value="0" calcext:value-type="string">
            <text:p>0</text:p>
          </table:table-cell>
          <table:table-cell table:formula="of:=[.AK187]&amp;IF(ISBLANK([.L187]);&quot;&quot;;&quot;/&quot;&amp;[.L187])" office:value-type="string" office:string-value="0" calcext:value-type="string">
            <text:p>0</text:p>
          </table:table-cell>
          <table:table-cell table:formula="of:=[.AL187]&amp;IF(ISBLANK([.M187]);&quot;&quot;;&quot;/&quot;&amp;[.M187])" office:value-type="string" office:string-value="0" calcext:value-type="string">
            <text:p>0</text:p>
          </table:table-cell>
          <table:table-cell table:formula="of:=[.AM187]&amp;IF(ISBLANK([.N187]);&quot;&quot;;&quot;/&quot;&amp;[.N187])" office:value-type="string" office:string-value="0" calcext:value-type="string">
            <text:p>0</text:p>
          </table:table-cell>
          <table:table-cell table:formula="of:=[.AN187]&amp;IF(ISBLANK([.O187]);&quot;&quot;;&quot;/&quot;&amp;[.O187])" office:value-type="string" office:string-value="0" calcext:value-type="string">
            <text:p>0</text:p>
          </table:table-cell>
          <table:table-cell table:formula="of:=[.AO187]&amp;IF(ISBLANK([.P187]);&quot;&quot;;&quot;/&quot;&amp;[.P187])" office:value-type="string" office:string-value="0" calcext:value-type="string">
            <text:p>0</text:p>
          </table:table-cell>
          <table:table-cell table:formula="of:=[.AP187]&amp;IF(ISBLANK([.Q187]);&quot;&quot;;&quot;/&quot;&amp;[.Q187])" office:value-type="string" office:string-value="0" calcext:value-type="string">
            <text:p>0</text:p>
          </table:table-cell>
          <table:table-cell table:formula="of:=[.AQ187]&amp;IF(ISBLANK([.R187]);&quot;&quot;;&quot;/&quot;&amp;[.R187])" office:value-type="string" office:string-value="0" calcext:value-type="string">
            <text:p>0</text:p>
          </table:table-cell>
          <table:table-cell table:formula="of:=[.AR187]&amp;IF(ISBLANK([.S187]);&quot;&quot;;&quot;/&quot;&amp;[.S18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8]" office:value-type="float" office:value="0" calcext:value-type="float">
            <text:p>0</text:p>
          </table:table-cell>
          <table:table-cell table:formula="of:=[.AB188]&amp;IF(ISBLANK([.C188]);&quot;&quot;;&quot;/&quot;&amp;[.C188])" office:value-type="string" office:string-value="0" calcext:value-type="string">
            <text:p>0</text:p>
          </table:table-cell>
          <table:table-cell table:formula="of:=[.AC188]&amp;IF(ISBLANK([.D188]);&quot;&quot;;&quot;/&quot;&amp;[.D188])" office:value-type="string" office:string-value="0" calcext:value-type="string">
            <text:p>0</text:p>
          </table:table-cell>
          <table:table-cell table:formula="of:=[.AD188]&amp;IF(ISBLANK([.E188]);&quot;&quot;;&quot;/&quot;&amp;[.E188])" office:value-type="string" office:string-value="0" calcext:value-type="string">
            <text:p>0</text:p>
          </table:table-cell>
          <table:table-cell table:formula="of:=[.AE188]&amp;IF(ISBLANK([.F188]);&quot;&quot;;&quot;/&quot;&amp;[.F188])" office:value-type="string" office:string-value="0" calcext:value-type="string">
            <text:p>0</text:p>
          </table:table-cell>
          <table:table-cell table:formula="of:=[.AF188]&amp;IF(ISBLANK([.G188]);&quot;&quot;;&quot;/&quot;&amp;[.G188])" office:value-type="string" office:string-value="0" calcext:value-type="string">
            <text:p>0</text:p>
          </table:table-cell>
          <table:table-cell table:formula="of:=[.AG188]&amp;IF(ISBLANK([.H188]);&quot;&quot;;&quot;/&quot;&amp;[.H188])" office:value-type="string" office:string-value="0" calcext:value-type="string">
            <text:p>0</text:p>
          </table:table-cell>
          <table:table-cell table:formula="of:=[.AH188]&amp;IF(ISBLANK([.I188]);&quot;&quot;;&quot;/&quot;&amp;[.I188])" office:value-type="string" office:string-value="0" calcext:value-type="string">
            <text:p>0</text:p>
          </table:table-cell>
          <table:table-cell table:formula="of:=[.AI188]&amp;IF(ISBLANK([.J188]);&quot;&quot;;&quot;/&quot;&amp;[.J188])" office:value-type="string" office:string-value="0" calcext:value-type="string">
            <text:p>0</text:p>
          </table:table-cell>
          <table:table-cell table:formula="of:=[.AJ188]&amp;IF(ISBLANK([.K188]);&quot;&quot;;&quot;/&quot;&amp;[.K188])" office:value-type="string" office:string-value="0" calcext:value-type="string">
            <text:p>0</text:p>
          </table:table-cell>
          <table:table-cell table:formula="of:=[.AK188]&amp;IF(ISBLANK([.L188]);&quot;&quot;;&quot;/&quot;&amp;[.L188])" office:value-type="string" office:string-value="0" calcext:value-type="string">
            <text:p>0</text:p>
          </table:table-cell>
          <table:table-cell table:formula="of:=[.AL188]&amp;IF(ISBLANK([.M188]);&quot;&quot;;&quot;/&quot;&amp;[.M188])" office:value-type="string" office:string-value="0" calcext:value-type="string">
            <text:p>0</text:p>
          </table:table-cell>
          <table:table-cell table:formula="of:=[.AM188]&amp;IF(ISBLANK([.N188]);&quot;&quot;;&quot;/&quot;&amp;[.N188])" office:value-type="string" office:string-value="0" calcext:value-type="string">
            <text:p>0</text:p>
          </table:table-cell>
          <table:table-cell table:formula="of:=[.AN188]&amp;IF(ISBLANK([.O188]);&quot;&quot;;&quot;/&quot;&amp;[.O188])" office:value-type="string" office:string-value="0" calcext:value-type="string">
            <text:p>0</text:p>
          </table:table-cell>
          <table:table-cell table:formula="of:=[.AO188]&amp;IF(ISBLANK([.P188]);&quot;&quot;;&quot;/&quot;&amp;[.P188])" office:value-type="string" office:string-value="0" calcext:value-type="string">
            <text:p>0</text:p>
          </table:table-cell>
          <table:table-cell table:formula="of:=[.AP188]&amp;IF(ISBLANK([.Q188]);&quot;&quot;;&quot;/&quot;&amp;[.Q188])" office:value-type="string" office:string-value="0" calcext:value-type="string">
            <text:p>0</text:p>
          </table:table-cell>
          <table:table-cell table:formula="of:=[.AQ188]&amp;IF(ISBLANK([.R188]);&quot;&quot;;&quot;/&quot;&amp;[.R188])" office:value-type="string" office:string-value="0" calcext:value-type="string">
            <text:p>0</text:p>
          </table:table-cell>
          <table:table-cell table:formula="of:=[.AR188]&amp;IF(ISBLANK([.S188]);&quot;&quot;;&quot;/&quot;&amp;[.S18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9]" office:value-type="float" office:value="0" calcext:value-type="float">
            <text:p>0</text:p>
          </table:table-cell>
          <table:table-cell table:formula="of:=[.AB189]&amp;IF(ISBLANK([.C189]);&quot;&quot;;&quot;/&quot;&amp;[.C189])" office:value-type="string" office:string-value="0" calcext:value-type="string">
            <text:p>0</text:p>
          </table:table-cell>
          <table:table-cell table:formula="of:=[.AC189]&amp;IF(ISBLANK([.D189]);&quot;&quot;;&quot;/&quot;&amp;[.D189])" office:value-type="string" office:string-value="0" calcext:value-type="string">
            <text:p>0</text:p>
          </table:table-cell>
          <table:table-cell table:formula="of:=[.AD189]&amp;IF(ISBLANK([.E189]);&quot;&quot;;&quot;/&quot;&amp;[.E189])" office:value-type="string" office:string-value="0" calcext:value-type="string">
            <text:p>0</text:p>
          </table:table-cell>
          <table:table-cell table:formula="of:=[.AE189]&amp;IF(ISBLANK([.F189]);&quot;&quot;;&quot;/&quot;&amp;[.F189])" office:value-type="string" office:string-value="0" calcext:value-type="string">
            <text:p>0</text:p>
          </table:table-cell>
          <table:table-cell table:formula="of:=[.AF189]&amp;IF(ISBLANK([.G189]);&quot;&quot;;&quot;/&quot;&amp;[.G189])" office:value-type="string" office:string-value="0" calcext:value-type="string">
            <text:p>0</text:p>
          </table:table-cell>
          <table:table-cell table:formula="of:=[.AG189]&amp;IF(ISBLANK([.H189]);&quot;&quot;;&quot;/&quot;&amp;[.H189])" office:value-type="string" office:string-value="0" calcext:value-type="string">
            <text:p>0</text:p>
          </table:table-cell>
          <table:table-cell table:formula="of:=[.AH189]&amp;IF(ISBLANK([.I189]);&quot;&quot;;&quot;/&quot;&amp;[.I189])" office:value-type="string" office:string-value="0" calcext:value-type="string">
            <text:p>0</text:p>
          </table:table-cell>
          <table:table-cell table:formula="of:=[.AI189]&amp;IF(ISBLANK([.J189]);&quot;&quot;;&quot;/&quot;&amp;[.J189])" office:value-type="string" office:string-value="0" calcext:value-type="string">
            <text:p>0</text:p>
          </table:table-cell>
          <table:table-cell table:formula="of:=[.AJ189]&amp;IF(ISBLANK([.K189]);&quot;&quot;;&quot;/&quot;&amp;[.K189])" office:value-type="string" office:string-value="0" calcext:value-type="string">
            <text:p>0</text:p>
          </table:table-cell>
          <table:table-cell table:formula="of:=[.AK189]&amp;IF(ISBLANK([.L189]);&quot;&quot;;&quot;/&quot;&amp;[.L189])" office:value-type="string" office:string-value="0" calcext:value-type="string">
            <text:p>0</text:p>
          </table:table-cell>
          <table:table-cell table:formula="of:=[.AL189]&amp;IF(ISBLANK([.M189]);&quot;&quot;;&quot;/&quot;&amp;[.M189])" office:value-type="string" office:string-value="0" calcext:value-type="string">
            <text:p>0</text:p>
          </table:table-cell>
          <table:table-cell table:formula="of:=[.AM189]&amp;IF(ISBLANK([.N189]);&quot;&quot;;&quot;/&quot;&amp;[.N189])" office:value-type="string" office:string-value="0" calcext:value-type="string">
            <text:p>0</text:p>
          </table:table-cell>
          <table:table-cell table:formula="of:=[.AN189]&amp;IF(ISBLANK([.O189]);&quot;&quot;;&quot;/&quot;&amp;[.O189])" office:value-type="string" office:string-value="0" calcext:value-type="string">
            <text:p>0</text:p>
          </table:table-cell>
          <table:table-cell table:formula="of:=[.AO189]&amp;IF(ISBLANK([.P189]);&quot;&quot;;&quot;/&quot;&amp;[.P189])" office:value-type="string" office:string-value="0" calcext:value-type="string">
            <text:p>0</text:p>
          </table:table-cell>
          <table:table-cell table:formula="of:=[.AP189]&amp;IF(ISBLANK([.Q189]);&quot;&quot;;&quot;/&quot;&amp;[.Q189])" office:value-type="string" office:string-value="0" calcext:value-type="string">
            <text:p>0</text:p>
          </table:table-cell>
          <table:table-cell table:formula="of:=[.AQ189]&amp;IF(ISBLANK([.R189]);&quot;&quot;;&quot;/&quot;&amp;[.R189])" office:value-type="string" office:string-value="0" calcext:value-type="string">
            <text:p>0</text:p>
          </table:table-cell>
          <table:table-cell table:formula="of:=[.AR189]&amp;IF(ISBLANK([.S189]);&quot;&quot;;&quot;/&quot;&amp;[.S18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0]" office:value-type="float" office:value="0" calcext:value-type="float">
            <text:p>0</text:p>
          </table:table-cell>
          <table:table-cell table:formula="of:=[.AB190]&amp;IF(ISBLANK([.C190]);&quot;&quot;;&quot;/&quot;&amp;[.C190])" office:value-type="string" office:string-value="0" calcext:value-type="string">
            <text:p>0</text:p>
          </table:table-cell>
          <table:table-cell table:formula="of:=[.AC190]&amp;IF(ISBLANK([.D190]);&quot;&quot;;&quot;/&quot;&amp;[.D190])" office:value-type="string" office:string-value="0" calcext:value-type="string">
            <text:p>0</text:p>
          </table:table-cell>
          <table:table-cell table:formula="of:=[.AD190]&amp;IF(ISBLANK([.E190]);&quot;&quot;;&quot;/&quot;&amp;[.E190])" office:value-type="string" office:string-value="0" calcext:value-type="string">
            <text:p>0</text:p>
          </table:table-cell>
          <table:table-cell table:formula="of:=[.AE190]&amp;IF(ISBLANK([.F190]);&quot;&quot;;&quot;/&quot;&amp;[.F190])" office:value-type="string" office:string-value="0" calcext:value-type="string">
            <text:p>0</text:p>
          </table:table-cell>
          <table:table-cell table:formula="of:=[.AF190]&amp;IF(ISBLANK([.G190]);&quot;&quot;;&quot;/&quot;&amp;[.G190])" office:value-type="string" office:string-value="0" calcext:value-type="string">
            <text:p>0</text:p>
          </table:table-cell>
          <table:table-cell table:formula="of:=[.AG190]&amp;IF(ISBLANK([.H190]);&quot;&quot;;&quot;/&quot;&amp;[.H190])" office:value-type="string" office:string-value="0" calcext:value-type="string">
            <text:p>0</text:p>
          </table:table-cell>
          <table:table-cell table:formula="of:=[.AH190]&amp;IF(ISBLANK([.I190]);&quot;&quot;;&quot;/&quot;&amp;[.I190])" office:value-type="string" office:string-value="0" calcext:value-type="string">
            <text:p>0</text:p>
          </table:table-cell>
          <table:table-cell table:formula="of:=[.AI190]&amp;IF(ISBLANK([.J190]);&quot;&quot;;&quot;/&quot;&amp;[.J190])" office:value-type="string" office:string-value="0" calcext:value-type="string">
            <text:p>0</text:p>
          </table:table-cell>
          <table:table-cell table:formula="of:=[.AJ190]&amp;IF(ISBLANK([.K190]);&quot;&quot;;&quot;/&quot;&amp;[.K190])" office:value-type="string" office:string-value="0" calcext:value-type="string">
            <text:p>0</text:p>
          </table:table-cell>
          <table:table-cell table:formula="of:=[.AK190]&amp;IF(ISBLANK([.L190]);&quot;&quot;;&quot;/&quot;&amp;[.L190])" office:value-type="string" office:string-value="0" calcext:value-type="string">
            <text:p>0</text:p>
          </table:table-cell>
          <table:table-cell table:formula="of:=[.AL190]&amp;IF(ISBLANK([.M190]);&quot;&quot;;&quot;/&quot;&amp;[.M190])" office:value-type="string" office:string-value="0" calcext:value-type="string">
            <text:p>0</text:p>
          </table:table-cell>
          <table:table-cell table:formula="of:=[.AM190]&amp;IF(ISBLANK([.N190]);&quot;&quot;;&quot;/&quot;&amp;[.N190])" office:value-type="string" office:string-value="0" calcext:value-type="string">
            <text:p>0</text:p>
          </table:table-cell>
          <table:table-cell table:formula="of:=[.AN190]&amp;IF(ISBLANK([.O190]);&quot;&quot;;&quot;/&quot;&amp;[.O190])" office:value-type="string" office:string-value="0" calcext:value-type="string">
            <text:p>0</text:p>
          </table:table-cell>
          <table:table-cell table:formula="of:=[.AO190]&amp;IF(ISBLANK([.P190]);&quot;&quot;;&quot;/&quot;&amp;[.P190])" office:value-type="string" office:string-value="0" calcext:value-type="string">
            <text:p>0</text:p>
          </table:table-cell>
          <table:table-cell table:formula="of:=[.AP190]&amp;IF(ISBLANK([.Q190]);&quot;&quot;;&quot;/&quot;&amp;[.Q190])" office:value-type="string" office:string-value="0" calcext:value-type="string">
            <text:p>0</text:p>
          </table:table-cell>
          <table:table-cell table:formula="of:=[.AQ190]&amp;IF(ISBLANK([.R190]);&quot;&quot;;&quot;/&quot;&amp;[.R190])" office:value-type="string" office:string-value="0" calcext:value-type="string">
            <text:p>0</text:p>
          </table:table-cell>
          <table:table-cell table:formula="of:=[.AR190]&amp;IF(ISBLANK([.S190]);&quot;&quot;;&quot;/&quot;&amp;[.S19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1]" office:value-type="float" office:value="0" calcext:value-type="float">
            <text:p>0</text:p>
          </table:table-cell>
          <table:table-cell table:formula="of:=[.AB191]&amp;IF(ISBLANK([.C191]);&quot;&quot;;&quot;/&quot;&amp;[.C191])" office:value-type="string" office:string-value="0" calcext:value-type="string">
            <text:p>0</text:p>
          </table:table-cell>
          <table:table-cell table:formula="of:=[.AC191]&amp;IF(ISBLANK([.D191]);&quot;&quot;;&quot;/&quot;&amp;[.D191])" office:value-type="string" office:string-value="0" calcext:value-type="string">
            <text:p>0</text:p>
          </table:table-cell>
          <table:table-cell table:formula="of:=[.AD191]&amp;IF(ISBLANK([.E191]);&quot;&quot;;&quot;/&quot;&amp;[.E191])" office:value-type="string" office:string-value="0" calcext:value-type="string">
            <text:p>0</text:p>
          </table:table-cell>
          <table:table-cell table:formula="of:=[.AE191]&amp;IF(ISBLANK([.F191]);&quot;&quot;;&quot;/&quot;&amp;[.F191])" office:value-type="string" office:string-value="0" calcext:value-type="string">
            <text:p>0</text:p>
          </table:table-cell>
          <table:table-cell table:formula="of:=[.AF191]&amp;IF(ISBLANK([.G191]);&quot;&quot;;&quot;/&quot;&amp;[.G191])" office:value-type="string" office:string-value="0" calcext:value-type="string">
            <text:p>0</text:p>
          </table:table-cell>
          <table:table-cell table:formula="of:=[.AG191]&amp;IF(ISBLANK([.H191]);&quot;&quot;;&quot;/&quot;&amp;[.H191])" office:value-type="string" office:string-value="0" calcext:value-type="string">
            <text:p>0</text:p>
          </table:table-cell>
          <table:table-cell table:formula="of:=[.AH191]&amp;IF(ISBLANK([.I191]);&quot;&quot;;&quot;/&quot;&amp;[.I191])" office:value-type="string" office:string-value="0" calcext:value-type="string">
            <text:p>0</text:p>
          </table:table-cell>
          <table:table-cell table:formula="of:=[.AI191]&amp;IF(ISBLANK([.J191]);&quot;&quot;;&quot;/&quot;&amp;[.J191])" office:value-type="string" office:string-value="0" calcext:value-type="string">
            <text:p>0</text:p>
          </table:table-cell>
          <table:table-cell table:formula="of:=[.AJ191]&amp;IF(ISBLANK([.K191]);&quot;&quot;;&quot;/&quot;&amp;[.K191])" office:value-type="string" office:string-value="0" calcext:value-type="string">
            <text:p>0</text:p>
          </table:table-cell>
          <table:table-cell table:formula="of:=[.AK191]&amp;IF(ISBLANK([.L191]);&quot;&quot;;&quot;/&quot;&amp;[.L191])" office:value-type="string" office:string-value="0" calcext:value-type="string">
            <text:p>0</text:p>
          </table:table-cell>
          <table:table-cell table:formula="of:=[.AL191]&amp;IF(ISBLANK([.M191]);&quot;&quot;;&quot;/&quot;&amp;[.M191])" office:value-type="string" office:string-value="0" calcext:value-type="string">
            <text:p>0</text:p>
          </table:table-cell>
          <table:table-cell table:formula="of:=[.AM191]&amp;IF(ISBLANK([.N191]);&quot;&quot;;&quot;/&quot;&amp;[.N191])" office:value-type="string" office:string-value="0" calcext:value-type="string">
            <text:p>0</text:p>
          </table:table-cell>
          <table:table-cell table:formula="of:=[.AN191]&amp;IF(ISBLANK([.O191]);&quot;&quot;;&quot;/&quot;&amp;[.O191])" office:value-type="string" office:string-value="0" calcext:value-type="string">
            <text:p>0</text:p>
          </table:table-cell>
          <table:table-cell table:formula="of:=[.AO191]&amp;IF(ISBLANK([.P191]);&quot;&quot;;&quot;/&quot;&amp;[.P191])" office:value-type="string" office:string-value="0" calcext:value-type="string">
            <text:p>0</text:p>
          </table:table-cell>
          <table:table-cell table:formula="of:=[.AP191]&amp;IF(ISBLANK([.Q191]);&quot;&quot;;&quot;/&quot;&amp;[.Q191])" office:value-type="string" office:string-value="0" calcext:value-type="string">
            <text:p>0</text:p>
          </table:table-cell>
          <table:table-cell table:formula="of:=[.AQ191]&amp;IF(ISBLANK([.R191]);&quot;&quot;;&quot;/&quot;&amp;[.R191])" office:value-type="string" office:string-value="0" calcext:value-type="string">
            <text:p>0</text:p>
          </table:table-cell>
          <table:table-cell table:formula="of:=[.AR191]&amp;IF(ISBLANK([.S191]);&quot;&quot;;&quot;/&quot;&amp;[.S19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2]" office:value-type="float" office:value="0" calcext:value-type="float">
            <text:p>0</text:p>
          </table:table-cell>
          <table:table-cell table:formula="of:=[.AB192]&amp;IF(ISBLANK([.C192]);&quot;&quot;;&quot;/&quot;&amp;[.C192])" office:value-type="string" office:string-value="0" calcext:value-type="string">
            <text:p>0</text:p>
          </table:table-cell>
          <table:table-cell table:formula="of:=[.AC192]&amp;IF(ISBLANK([.D192]);&quot;&quot;;&quot;/&quot;&amp;[.D192])" office:value-type="string" office:string-value="0" calcext:value-type="string">
            <text:p>0</text:p>
          </table:table-cell>
          <table:table-cell table:formula="of:=[.AD192]&amp;IF(ISBLANK([.E192]);&quot;&quot;;&quot;/&quot;&amp;[.E192])" office:value-type="string" office:string-value="0" calcext:value-type="string">
            <text:p>0</text:p>
          </table:table-cell>
          <table:table-cell table:formula="of:=[.AE192]&amp;IF(ISBLANK([.F192]);&quot;&quot;;&quot;/&quot;&amp;[.F192])" office:value-type="string" office:string-value="0" calcext:value-type="string">
            <text:p>0</text:p>
          </table:table-cell>
          <table:table-cell table:formula="of:=[.AF192]&amp;IF(ISBLANK([.G192]);&quot;&quot;;&quot;/&quot;&amp;[.G192])" office:value-type="string" office:string-value="0" calcext:value-type="string">
            <text:p>0</text:p>
          </table:table-cell>
          <table:table-cell table:formula="of:=[.AG192]&amp;IF(ISBLANK([.H192]);&quot;&quot;;&quot;/&quot;&amp;[.H192])" office:value-type="string" office:string-value="0" calcext:value-type="string">
            <text:p>0</text:p>
          </table:table-cell>
          <table:table-cell table:formula="of:=[.AH192]&amp;IF(ISBLANK([.I192]);&quot;&quot;;&quot;/&quot;&amp;[.I192])" office:value-type="string" office:string-value="0" calcext:value-type="string">
            <text:p>0</text:p>
          </table:table-cell>
          <table:table-cell table:formula="of:=[.AI192]&amp;IF(ISBLANK([.J192]);&quot;&quot;;&quot;/&quot;&amp;[.J192])" office:value-type="string" office:string-value="0" calcext:value-type="string">
            <text:p>0</text:p>
          </table:table-cell>
          <table:table-cell table:formula="of:=[.AJ192]&amp;IF(ISBLANK([.K192]);&quot;&quot;;&quot;/&quot;&amp;[.K192])" office:value-type="string" office:string-value="0" calcext:value-type="string">
            <text:p>0</text:p>
          </table:table-cell>
          <table:table-cell table:formula="of:=[.AK192]&amp;IF(ISBLANK([.L192]);&quot;&quot;;&quot;/&quot;&amp;[.L192])" office:value-type="string" office:string-value="0" calcext:value-type="string">
            <text:p>0</text:p>
          </table:table-cell>
          <table:table-cell table:formula="of:=[.AL192]&amp;IF(ISBLANK([.M192]);&quot;&quot;;&quot;/&quot;&amp;[.M192])" office:value-type="string" office:string-value="0" calcext:value-type="string">
            <text:p>0</text:p>
          </table:table-cell>
          <table:table-cell table:formula="of:=[.AM192]&amp;IF(ISBLANK([.N192]);&quot;&quot;;&quot;/&quot;&amp;[.N192])" office:value-type="string" office:string-value="0" calcext:value-type="string">
            <text:p>0</text:p>
          </table:table-cell>
          <table:table-cell table:formula="of:=[.AN192]&amp;IF(ISBLANK([.O192]);&quot;&quot;;&quot;/&quot;&amp;[.O192])" office:value-type="string" office:string-value="0" calcext:value-type="string">
            <text:p>0</text:p>
          </table:table-cell>
          <table:table-cell table:formula="of:=[.AO192]&amp;IF(ISBLANK([.P192]);&quot;&quot;;&quot;/&quot;&amp;[.P192])" office:value-type="string" office:string-value="0" calcext:value-type="string">
            <text:p>0</text:p>
          </table:table-cell>
          <table:table-cell table:formula="of:=[.AP192]&amp;IF(ISBLANK([.Q192]);&quot;&quot;;&quot;/&quot;&amp;[.Q192])" office:value-type="string" office:string-value="0" calcext:value-type="string">
            <text:p>0</text:p>
          </table:table-cell>
          <table:table-cell table:formula="of:=[.AQ192]&amp;IF(ISBLANK([.R192]);&quot;&quot;;&quot;/&quot;&amp;[.R192])" office:value-type="string" office:string-value="0" calcext:value-type="string">
            <text:p>0</text:p>
          </table:table-cell>
          <table:table-cell table:formula="of:=[.AR192]&amp;IF(ISBLANK([.S192]);&quot;&quot;;&quot;/&quot;&amp;[.S19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3]" office:value-type="float" office:value="0" calcext:value-type="float">
            <text:p>0</text:p>
          </table:table-cell>
          <table:table-cell table:formula="of:=[.AB193]&amp;IF(ISBLANK([.C193]);&quot;&quot;;&quot;/&quot;&amp;[.C193])" office:value-type="string" office:string-value="0" calcext:value-type="string">
            <text:p>0</text:p>
          </table:table-cell>
          <table:table-cell table:formula="of:=[.AC193]&amp;IF(ISBLANK([.D193]);&quot;&quot;;&quot;/&quot;&amp;[.D193])" office:value-type="string" office:string-value="0" calcext:value-type="string">
            <text:p>0</text:p>
          </table:table-cell>
          <table:table-cell table:formula="of:=[.AD193]&amp;IF(ISBLANK([.E193]);&quot;&quot;;&quot;/&quot;&amp;[.E193])" office:value-type="string" office:string-value="0" calcext:value-type="string">
            <text:p>0</text:p>
          </table:table-cell>
          <table:table-cell table:formula="of:=[.AE193]&amp;IF(ISBLANK([.F193]);&quot;&quot;;&quot;/&quot;&amp;[.F193])" office:value-type="string" office:string-value="0" calcext:value-type="string">
            <text:p>0</text:p>
          </table:table-cell>
          <table:table-cell table:formula="of:=[.AF193]&amp;IF(ISBLANK([.G193]);&quot;&quot;;&quot;/&quot;&amp;[.G193])" office:value-type="string" office:string-value="0" calcext:value-type="string">
            <text:p>0</text:p>
          </table:table-cell>
          <table:table-cell table:formula="of:=[.AG193]&amp;IF(ISBLANK([.H193]);&quot;&quot;;&quot;/&quot;&amp;[.H193])" office:value-type="string" office:string-value="0" calcext:value-type="string">
            <text:p>0</text:p>
          </table:table-cell>
          <table:table-cell table:formula="of:=[.AH193]&amp;IF(ISBLANK([.I193]);&quot;&quot;;&quot;/&quot;&amp;[.I193])" office:value-type="string" office:string-value="0" calcext:value-type="string">
            <text:p>0</text:p>
          </table:table-cell>
          <table:table-cell table:formula="of:=[.AI193]&amp;IF(ISBLANK([.J193]);&quot;&quot;;&quot;/&quot;&amp;[.J193])" office:value-type="string" office:string-value="0" calcext:value-type="string">
            <text:p>0</text:p>
          </table:table-cell>
          <table:table-cell table:formula="of:=[.AJ193]&amp;IF(ISBLANK([.K193]);&quot;&quot;;&quot;/&quot;&amp;[.K193])" office:value-type="string" office:string-value="0" calcext:value-type="string">
            <text:p>0</text:p>
          </table:table-cell>
          <table:table-cell table:formula="of:=[.AK193]&amp;IF(ISBLANK([.L193]);&quot;&quot;;&quot;/&quot;&amp;[.L193])" office:value-type="string" office:string-value="0" calcext:value-type="string">
            <text:p>0</text:p>
          </table:table-cell>
          <table:table-cell table:formula="of:=[.AL193]&amp;IF(ISBLANK([.M193]);&quot;&quot;;&quot;/&quot;&amp;[.M193])" office:value-type="string" office:string-value="0" calcext:value-type="string">
            <text:p>0</text:p>
          </table:table-cell>
          <table:table-cell table:formula="of:=[.AM193]&amp;IF(ISBLANK([.N193]);&quot;&quot;;&quot;/&quot;&amp;[.N193])" office:value-type="string" office:string-value="0" calcext:value-type="string">
            <text:p>0</text:p>
          </table:table-cell>
          <table:table-cell table:formula="of:=[.AN193]&amp;IF(ISBLANK([.O193]);&quot;&quot;;&quot;/&quot;&amp;[.O193])" office:value-type="string" office:string-value="0" calcext:value-type="string">
            <text:p>0</text:p>
          </table:table-cell>
          <table:table-cell table:formula="of:=[.AO193]&amp;IF(ISBLANK([.P193]);&quot;&quot;;&quot;/&quot;&amp;[.P193])" office:value-type="string" office:string-value="0" calcext:value-type="string">
            <text:p>0</text:p>
          </table:table-cell>
          <table:table-cell table:formula="of:=[.AP193]&amp;IF(ISBLANK([.Q193]);&quot;&quot;;&quot;/&quot;&amp;[.Q193])" office:value-type="string" office:string-value="0" calcext:value-type="string">
            <text:p>0</text:p>
          </table:table-cell>
          <table:table-cell table:formula="of:=[.AQ193]&amp;IF(ISBLANK([.R193]);&quot;&quot;;&quot;/&quot;&amp;[.R193])" office:value-type="string" office:string-value="0" calcext:value-type="string">
            <text:p>0</text:p>
          </table:table-cell>
          <table:table-cell table:formula="of:=[.AR193]&amp;IF(ISBLANK([.S193]);&quot;&quot;;&quot;/&quot;&amp;[.S19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4]" office:value-type="float" office:value="0" calcext:value-type="float">
            <text:p>0</text:p>
          </table:table-cell>
          <table:table-cell table:formula="of:=[.AB194]&amp;IF(ISBLANK([.C194]);&quot;&quot;;&quot;/&quot;&amp;[.C194])" office:value-type="string" office:string-value="0" calcext:value-type="string">
            <text:p>0</text:p>
          </table:table-cell>
          <table:table-cell table:formula="of:=[.AC194]&amp;IF(ISBLANK([.D194]);&quot;&quot;;&quot;/&quot;&amp;[.D194])" office:value-type="string" office:string-value="0" calcext:value-type="string">
            <text:p>0</text:p>
          </table:table-cell>
          <table:table-cell table:formula="of:=[.AD194]&amp;IF(ISBLANK([.E194]);&quot;&quot;;&quot;/&quot;&amp;[.E194])" office:value-type="string" office:string-value="0" calcext:value-type="string">
            <text:p>0</text:p>
          </table:table-cell>
          <table:table-cell table:formula="of:=[.AE194]&amp;IF(ISBLANK([.F194]);&quot;&quot;;&quot;/&quot;&amp;[.F194])" office:value-type="string" office:string-value="0" calcext:value-type="string">
            <text:p>0</text:p>
          </table:table-cell>
          <table:table-cell table:formula="of:=[.AF194]&amp;IF(ISBLANK([.G194]);&quot;&quot;;&quot;/&quot;&amp;[.G194])" office:value-type="string" office:string-value="0" calcext:value-type="string">
            <text:p>0</text:p>
          </table:table-cell>
          <table:table-cell table:formula="of:=[.AG194]&amp;IF(ISBLANK([.H194]);&quot;&quot;;&quot;/&quot;&amp;[.H194])" office:value-type="string" office:string-value="0" calcext:value-type="string">
            <text:p>0</text:p>
          </table:table-cell>
          <table:table-cell table:formula="of:=[.AH194]&amp;IF(ISBLANK([.I194]);&quot;&quot;;&quot;/&quot;&amp;[.I194])" office:value-type="string" office:string-value="0" calcext:value-type="string">
            <text:p>0</text:p>
          </table:table-cell>
          <table:table-cell table:formula="of:=[.AI194]&amp;IF(ISBLANK([.J194]);&quot;&quot;;&quot;/&quot;&amp;[.J194])" office:value-type="string" office:string-value="0" calcext:value-type="string">
            <text:p>0</text:p>
          </table:table-cell>
          <table:table-cell table:formula="of:=[.AJ194]&amp;IF(ISBLANK([.K194]);&quot;&quot;;&quot;/&quot;&amp;[.K194])" office:value-type="string" office:string-value="0" calcext:value-type="string">
            <text:p>0</text:p>
          </table:table-cell>
          <table:table-cell table:formula="of:=[.AK194]&amp;IF(ISBLANK([.L194]);&quot;&quot;;&quot;/&quot;&amp;[.L194])" office:value-type="string" office:string-value="0" calcext:value-type="string">
            <text:p>0</text:p>
          </table:table-cell>
          <table:table-cell table:formula="of:=[.AL194]&amp;IF(ISBLANK([.M194]);&quot;&quot;;&quot;/&quot;&amp;[.M194])" office:value-type="string" office:string-value="0" calcext:value-type="string">
            <text:p>0</text:p>
          </table:table-cell>
          <table:table-cell table:formula="of:=[.AM194]&amp;IF(ISBLANK([.N194]);&quot;&quot;;&quot;/&quot;&amp;[.N194])" office:value-type="string" office:string-value="0" calcext:value-type="string">
            <text:p>0</text:p>
          </table:table-cell>
          <table:table-cell table:formula="of:=[.AN194]&amp;IF(ISBLANK([.O194]);&quot;&quot;;&quot;/&quot;&amp;[.O194])" office:value-type="string" office:string-value="0" calcext:value-type="string">
            <text:p>0</text:p>
          </table:table-cell>
          <table:table-cell table:formula="of:=[.AO194]&amp;IF(ISBLANK([.P194]);&quot;&quot;;&quot;/&quot;&amp;[.P194])" office:value-type="string" office:string-value="0" calcext:value-type="string">
            <text:p>0</text:p>
          </table:table-cell>
          <table:table-cell table:formula="of:=[.AP194]&amp;IF(ISBLANK([.Q194]);&quot;&quot;;&quot;/&quot;&amp;[.Q194])" office:value-type="string" office:string-value="0" calcext:value-type="string">
            <text:p>0</text:p>
          </table:table-cell>
          <table:table-cell table:formula="of:=[.AQ194]&amp;IF(ISBLANK([.R194]);&quot;&quot;;&quot;/&quot;&amp;[.R194])" office:value-type="string" office:string-value="0" calcext:value-type="string">
            <text:p>0</text:p>
          </table:table-cell>
          <table:table-cell table:formula="of:=[.AR194]&amp;IF(ISBLANK([.S194]);&quot;&quot;;&quot;/&quot;&amp;[.S19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5]" office:value-type="float" office:value="0" calcext:value-type="float">
            <text:p>0</text:p>
          </table:table-cell>
          <table:table-cell table:formula="of:=[.AB195]&amp;IF(ISBLANK([.C195]);&quot;&quot;;&quot;/&quot;&amp;[.C195])" office:value-type="string" office:string-value="0" calcext:value-type="string">
            <text:p>0</text:p>
          </table:table-cell>
          <table:table-cell table:formula="of:=[.AC195]&amp;IF(ISBLANK([.D195]);&quot;&quot;;&quot;/&quot;&amp;[.D195])" office:value-type="string" office:string-value="0" calcext:value-type="string">
            <text:p>0</text:p>
          </table:table-cell>
          <table:table-cell table:formula="of:=[.AD195]&amp;IF(ISBLANK([.E195]);&quot;&quot;;&quot;/&quot;&amp;[.E195])" office:value-type="string" office:string-value="0" calcext:value-type="string">
            <text:p>0</text:p>
          </table:table-cell>
          <table:table-cell table:formula="of:=[.AE195]&amp;IF(ISBLANK([.F195]);&quot;&quot;;&quot;/&quot;&amp;[.F195])" office:value-type="string" office:string-value="0" calcext:value-type="string">
            <text:p>0</text:p>
          </table:table-cell>
          <table:table-cell table:formula="of:=[.AF195]&amp;IF(ISBLANK([.G195]);&quot;&quot;;&quot;/&quot;&amp;[.G195])" office:value-type="string" office:string-value="0" calcext:value-type="string">
            <text:p>0</text:p>
          </table:table-cell>
          <table:table-cell table:formula="of:=[.AG195]&amp;IF(ISBLANK([.H195]);&quot;&quot;;&quot;/&quot;&amp;[.H195])" office:value-type="string" office:string-value="0" calcext:value-type="string">
            <text:p>0</text:p>
          </table:table-cell>
          <table:table-cell table:formula="of:=[.AH195]&amp;IF(ISBLANK([.I195]);&quot;&quot;;&quot;/&quot;&amp;[.I195])" office:value-type="string" office:string-value="0" calcext:value-type="string">
            <text:p>0</text:p>
          </table:table-cell>
          <table:table-cell table:formula="of:=[.AI195]&amp;IF(ISBLANK([.J195]);&quot;&quot;;&quot;/&quot;&amp;[.J195])" office:value-type="string" office:string-value="0" calcext:value-type="string">
            <text:p>0</text:p>
          </table:table-cell>
          <table:table-cell table:formula="of:=[.AJ195]&amp;IF(ISBLANK([.K195]);&quot;&quot;;&quot;/&quot;&amp;[.K195])" office:value-type="string" office:string-value="0" calcext:value-type="string">
            <text:p>0</text:p>
          </table:table-cell>
          <table:table-cell table:formula="of:=[.AK195]&amp;IF(ISBLANK([.L195]);&quot;&quot;;&quot;/&quot;&amp;[.L195])" office:value-type="string" office:string-value="0" calcext:value-type="string">
            <text:p>0</text:p>
          </table:table-cell>
          <table:table-cell table:formula="of:=[.AL195]&amp;IF(ISBLANK([.M195]);&quot;&quot;;&quot;/&quot;&amp;[.M195])" office:value-type="string" office:string-value="0" calcext:value-type="string">
            <text:p>0</text:p>
          </table:table-cell>
          <table:table-cell table:formula="of:=[.AM195]&amp;IF(ISBLANK([.N195]);&quot;&quot;;&quot;/&quot;&amp;[.N195])" office:value-type="string" office:string-value="0" calcext:value-type="string">
            <text:p>0</text:p>
          </table:table-cell>
          <table:table-cell table:formula="of:=[.AN195]&amp;IF(ISBLANK([.O195]);&quot;&quot;;&quot;/&quot;&amp;[.O195])" office:value-type="string" office:string-value="0" calcext:value-type="string">
            <text:p>0</text:p>
          </table:table-cell>
          <table:table-cell table:formula="of:=[.AO195]&amp;IF(ISBLANK([.P195]);&quot;&quot;;&quot;/&quot;&amp;[.P195])" office:value-type="string" office:string-value="0" calcext:value-type="string">
            <text:p>0</text:p>
          </table:table-cell>
          <table:table-cell table:formula="of:=[.AP195]&amp;IF(ISBLANK([.Q195]);&quot;&quot;;&quot;/&quot;&amp;[.Q195])" office:value-type="string" office:string-value="0" calcext:value-type="string">
            <text:p>0</text:p>
          </table:table-cell>
          <table:table-cell table:formula="of:=[.AQ195]&amp;IF(ISBLANK([.R195]);&quot;&quot;;&quot;/&quot;&amp;[.R195])" office:value-type="string" office:string-value="0" calcext:value-type="string">
            <text:p>0</text:p>
          </table:table-cell>
          <table:table-cell table:formula="of:=[.AR195]&amp;IF(ISBLANK([.S195]);&quot;&quot;;&quot;/&quot;&amp;[.S19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6]" office:value-type="float" office:value="0" calcext:value-type="float">
            <text:p>0</text:p>
          </table:table-cell>
          <table:table-cell table:formula="of:=[.AB196]&amp;IF(ISBLANK([.C196]);&quot;&quot;;&quot;/&quot;&amp;[.C196])" office:value-type="string" office:string-value="0" calcext:value-type="string">
            <text:p>0</text:p>
          </table:table-cell>
          <table:table-cell table:formula="of:=[.AC196]&amp;IF(ISBLANK([.D196]);&quot;&quot;;&quot;/&quot;&amp;[.D196])" office:value-type="string" office:string-value="0" calcext:value-type="string">
            <text:p>0</text:p>
          </table:table-cell>
          <table:table-cell table:formula="of:=[.AD196]&amp;IF(ISBLANK([.E196]);&quot;&quot;;&quot;/&quot;&amp;[.E196])" office:value-type="string" office:string-value="0" calcext:value-type="string">
            <text:p>0</text:p>
          </table:table-cell>
          <table:table-cell table:formula="of:=[.AE196]&amp;IF(ISBLANK([.F196]);&quot;&quot;;&quot;/&quot;&amp;[.F196])" office:value-type="string" office:string-value="0" calcext:value-type="string">
            <text:p>0</text:p>
          </table:table-cell>
          <table:table-cell table:formula="of:=[.AF196]&amp;IF(ISBLANK([.G196]);&quot;&quot;;&quot;/&quot;&amp;[.G196])" office:value-type="string" office:string-value="0" calcext:value-type="string">
            <text:p>0</text:p>
          </table:table-cell>
          <table:table-cell table:formula="of:=[.AG196]&amp;IF(ISBLANK([.H196]);&quot;&quot;;&quot;/&quot;&amp;[.H196])" office:value-type="string" office:string-value="0" calcext:value-type="string">
            <text:p>0</text:p>
          </table:table-cell>
          <table:table-cell table:formula="of:=[.AH196]&amp;IF(ISBLANK([.I196]);&quot;&quot;;&quot;/&quot;&amp;[.I196])" office:value-type="string" office:string-value="0" calcext:value-type="string">
            <text:p>0</text:p>
          </table:table-cell>
          <table:table-cell table:formula="of:=[.AI196]&amp;IF(ISBLANK([.J196]);&quot;&quot;;&quot;/&quot;&amp;[.J196])" office:value-type="string" office:string-value="0" calcext:value-type="string">
            <text:p>0</text:p>
          </table:table-cell>
          <table:table-cell table:formula="of:=[.AJ196]&amp;IF(ISBLANK([.K196]);&quot;&quot;;&quot;/&quot;&amp;[.K196])" office:value-type="string" office:string-value="0" calcext:value-type="string">
            <text:p>0</text:p>
          </table:table-cell>
          <table:table-cell table:formula="of:=[.AK196]&amp;IF(ISBLANK([.L196]);&quot;&quot;;&quot;/&quot;&amp;[.L196])" office:value-type="string" office:string-value="0" calcext:value-type="string">
            <text:p>0</text:p>
          </table:table-cell>
          <table:table-cell table:formula="of:=[.AL196]&amp;IF(ISBLANK([.M196]);&quot;&quot;;&quot;/&quot;&amp;[.M196])" office:value-type="string" office:string-value="0" calcext:value-type="string">
            <text:p>0</text:p>
          </table:table-cell>
          <table:table-cell table:formula="of:=[.AM196]&amp;IF(ISBLANK([.N196]);&quot;&quot;;&quot;/&quot;&amp;[.N196])" office:value-type="string" office:string-value="0" calcext:value-type="string">
            <text:p>0</text:p>
          </table:table-cell>
          <table:table-cell table:formula="of:=[.AN196]&amp;IF(ISBLANK([.O196]);&quot;&quot;;&quot;/&quot;&amp;[.O196])" office:value-type="string" office:string-value="0" calcext:value-type="string">
            <text:p>0</text:p>
          </table:table-cell>
          <table:table-cell table:formula="of:=[.AO196]&amp;IF(ISBLANK([.P196]);&quot;&quot;;&quot;/&quot;&amp;[.P196])" office:value-type="string" office:string-value="0" calcext:value-type="string">
            <text:p>0</text:p>
          </table:table-cell>
          <table:table-cell table:formula="of:=[.AP196]&amp;IF(ISBLANK([.Q196]);&quot;&quot;;&quot;/&quot;&amp;[.Q196])" office:value-type="string" office:string-value="0" calcext:value-type="string">
            <text:p>0</text:p>
          </table:table-cell>
          <table:table-cell table:formula="of:=[.AQ196]&amp;IF(ISBLANK([.R196]);&quot;&quot;;&quot;/&quot;&amp;[.R196])" office:value-type="string" office:string-value="0" calcext:value-type="string">
            <text:p>0</text:p>
          </table:table-cell>
          <table:table-cell table:formula="of:=[.AR196]&amp;IF(ISBLANK([.S196]);&quot;&quot;;&quot;/&quot;&amp;[.S19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7]" office:value-type="float" office:value="0" calcext:value-type="float">
            <text:p>0</text:p>
          </table:table-cell>
          <table:table-cell table:formula="of:=[.AB197]&amp;IF(ISBLANK([.C197]);&quot;&quot;;&quot;/&quot;&amp;[.C197])" office:value-type="string" office:string-value="0" calcext:value-type="string">
            <text:p>0</text:p>
          </table:table-cell>
          <table:table-cell table:formula="of:=[.AC197]&amp;IF(ISBLANK([.D197]);&quot;&quot;;&quot;/&quot;&amp;[.D197])" office:value-type="string" office:string-value="0" calcext:value-type="string">
            <text:p>0</text:p>
          </table:table-cell>
          <table:table-cell table:formula="of:=[.AD197]&amp;IF(ISBLANK([.E197]);&quot;&quot;;&quot;/&quot;&amp;[.E197])" office:value-type="string" office:string-value="0" calcext:value-type="string">
            <text:p>0</text:p>
          </table:table-cell>
          <table:table-cell table:formula="of:=[.AE197]&amp;IF(ISBLANK([.F197]);&quot;&quot;;&quot;/&quot;&amp;[.F197])" office:value-type="string" office:string-value="0" calcext:value-type="string">
            <text:p>0</text:p>
          </table:table-cell>
          <table:table-cell table:formula="of:=[.AF197]&amp;IF(ISBLANK([.G197]);&quot;&quot;;&quot;/&quot;&amp;[.G197])" office:value-type="string" office:string-value="0" calcext:value-type="string">
            <text:p>0</text:p>
          </table:table-cell>
          <table:table-cell table:formula="of:=[.AG197]&amp;IF(ISBLANK([.H197]);&quot;&quot;;&quot;/&quot;&amp;[.H197])" office:value-type="string" office:string-value="0" calcext:value-type="string">
            <text:p>0</text:p>
          </table:table-cell>
          <table:table-cell table:formula="of:=[.AH197]&amp;IF(ISBLANK([.I197]);&quot;&quot;;&quot;/&quot;&amp;[.I197])" office:value-type="string" office:string-value="0" calcext:value-type="string">
            <text:p>0</text:p>
          </table:table-cell>
          <table:table-cell table:formula="of:=[.AI197]&amp;IF(ISBLANK([.J197]);&quot;&quot;;&quot;/&quot;&amp;[.J197])" office:value-type="string" office:string-value="0" calcext:value-type="string">
            <text:p>0</text:p>
          </table:table-cell>
          <table:table-cell table:formula="of:=[.AJ197]&amp;IF(ISBLANK([.K197]);&quot;&quot;;&quot;/&quot;&amp;[.K197])" office:value-type="string" office:string-value="0" calcext:value-type="string">
            <text:p>0</text:p>
          </table:table-cell>
          <table:table-cell table:formula="of:=[.AK197]&amp;IF(ISBLANK([.L197]);&quot;&quot;;&quot;/&quot;&amp;[.L197])" office:value-type="string" office:string-value="0" calcext:value-type="string">
            <text:p>0</text:p>
          </table:table-cell>
          <table:table-cell table:formula="of:=[.AL197]&amp;IF(ISBLANK([.M197]);&quot;&quot;;&quot;/&quot;&amp;[.M197])" office:value-type="string" office:string-value="0" calcext:value-type="string">
            <text:p>0</text:p>
          </table:table-cell>
          <table:table-cell table:formula="of:=[.AM197]&amp;IF(ISBLANK([.N197]);&quot;&quot;;&quot;/&quot;&amp;[.N197])" office:value-type="string" office:string-value="0" calcext:value-type="string">
            <text:p>0</text:p>
          </table:table-cell>
          <table:table-cell table:formula="of:=[.AN197]&amp;IF(ISBLANK([.O197]);&quot;&quot;;&quot;/&quot;&amp;[.O197])" office:value-type="string" office:string-value="0" calcext:value-type="string">
            <text:p>0</text:p>
          </table:table-cell>
          <table:table-cell table:formula="of:=[.AO197]&amp;IF(ISBLANK([.P197]);&quot;&quot;;&quot;/&quot;&amp;[.P197])" office:value-type="string" office:string-value="0" calcext:value-type="string">
            <text:p>0</text:p>
          </table:table-cell>
          <table:table-cell table:formula="of:=[.AP197]&amp;IF(ISBLANK([.Q197]);&quot;&quot;;&quot;/&quot;&amp;[.Q197])" office:value-type="string" office:string-value="0" calcext:value-type="string">
            <text:p>0</text:p>
          </table:table-cell>
          <table:table-cell table:formula="of:=[.AQ197]&amp;IF(ISBLANK([.R197]);&quot;&quot;;&quot;/&quot;&amp;[.R197])" office:value-type="string" office:string-value="0" calcext:value-type="string">
            <text:p>0</text:p>
          </table:table-cell>
          <table:table-cell table:formula="of:=[.AR197]&amp;IF(ISBLANK([.S197]);&quot;&quot;;&quot;/&quot;&amp;[.S19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8]" office:value-type="float" office:value="0" calcext:value-type="float">
            <text:p>0</text:p>
          </table:table-cell>
          <table:table-cell table:formula="of:=[.AB198]&amp;IF(ISBLANK([.C198]);&quot;&quot;;&quot;/&quot;&amp;[.C198])" office:value-type="string" office:string-value="0" calcext:value-type="string">
            <text:p>0</text:p>
          </table:table-cell>
          <table:table-cell table:formula="of:=[.AC198]&amp;IF(ISBLANK([.D198]);&quot;&quot;;&quot;/&quot;&amp;[.D198])" office:value-type="string" office:string-value="0" calcext:value-type="string">
            <text:p>0</text:p>
          </table:table-cell>
          <table:table-cell table:formula="of:=[.AD198]&amp;IF(ISBLANK([.E198]);&quot;&quot;;&quot;/&quot;&amp;[.E198])" office:value-type="string" office:string-value="0" calcext:value-type="string">
            <text:p>0</text:p>
          </table:table-cell>
          <table:table-cell table:formula="of:=[.AE198]&amp;IF(ISBLANK([.F198]);&quot;&quot;;&quot;/&quot;&amp;[.F198])" office:value-type="string" office:string-value="0" calcext:value-type="string">
            <text:p>0</text:p>
          </table:table-cell>
          <table:table-cell table:formula="of:=[.AF198]&amp;IF(ISBLANK([.G198]);&quot;&quot;;&quot;/&quot;&amp;[.G198])" office:value-type="string" office:string-value="0" calcext:value-type="string">
            <text:p>0</text:p>
          </table:table-cell>
          <table:table-cell table:formula="of:=[.AG198]&amp;IF(ISBLANK([.H198]);&quot;&quot;;&quot;/&quot;&amp;[.H198])" office:value-type="string" office:string-value="0" calcext:value-type="string">
            <text:p>0</text:p>
          </table:table-cell>
          <table:table-cell table:formula="of:=[.AH198]&amp;IF(ISBLANK([.I198]);&quot;&quot;;&quot;/&quot;&amp;[.I198])" office:value-type="string" office:string-value="0" calcext:value-type="string">
            <text:p>0</text:p>
          </table:table-cell>
          <table:table-cell table:formula="of:=[.AI198]&amp;IF(ISBLANK([.J198]);&quot;&quot;;&quot;/&quot;&amp;[.J198])" office:value-type="string" office:string-value="0" calcext:value-type="string">
            <text:p>0</text:p>
          </table:table-cell>
          <table:table-cell table:formula="of:=[.AJ198]&amp;IF(ISBLANK([.K198]);&quot;&quot;;&quot;/&quot;&amp;[.K198])" office:value-type="string" office:string-value="0" calcext:value-type="string">
            <text:p>0</text:p>
          </table:table-cell>
          <table:table-cell table:formula="of:=[.AK198]&amp;IF(ISBLANK([.L198]);&quot;&quot;;&quot;/&quot;&amp;[.L198])" office:value-type="string" office:string-value="0" calcext:value-type="string">
            <text:p>0</text:p>
          </table:table-cell>
          <table:table-cell table:formula="of:=[.AL198]&amp;IF(ISBLANK([.M198]);&quot;&quot;;&quot;/&quot;&amp;[.M198])" office:value-type="string" office:string-value="0" calcext:value-type="string">
            <text:p>0</text:p>
          </table:table-cell>
          <table:table-cell table:formula="of:=[.AM198]&amp;IF(ISBLANK([.N198]);&quot;&quot;;&quot;/&quot;&amp;[.N198])" office:value-type="string" office:string-value="0" calcext:value-type="string">
            <text:p>0</text:p>
          </table:table-cell>
          <table:table-cell table:formula="of:=[.AN198]&amp;IF(ISBLANK([.O198]);&quot;&quot;;&quot;/&quot;&amp;[.O198])" office:value-type="string" office:string-value="0" calcext:value-type="string">
            <text:p>0</text:p>
          </table:table-cell>
          <table:table-cell table:formula="of:=[.AO198]&amp;IF(ISBLANK([.P198]);&quot;&quot;;&quot;/&quot;&amp;[.P198])" office:value-type="string" office:string-value="0" calcext:value-type="string">
            <text:p>0</text:p>
          </table:table-cell>
          <table:table-cell table:formula="of:=[.AP198]&amp;IF(ISBLANK([.Q198]);&quot;&quot;;&quot;/&quot;&amp;[.Q198])" office:value-type="string" office:string-value="0" calcext:value-type="string">
            <text:p>0</text:p>
          </table:table-cell>
          <table:table-cell table:formula="of:=[.AQ198]&amp;IF(ISBLANK([.R198]);&quot;&quot;;&quot;/&quot;&amp;[.R198])" office:value-type="string" office:string-value="0" calcext:value-type="string">
            <text:p>0</text:p>
          </table:table-cell>
          <table:table-cell table:formula="of:=[.AR198]&amp;IF(ISBLANK([.S198]);&quot;&quot;;&quot;/&quot;&amp;[.S19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9]" office:value-type="float" office:value="0" calcext:value-type="float">
            <text:p>0</text:p>
          </table:table-cell>
          <table:table-cell table:formula="of:=[.AB199]&amp;IF(ISBLANK([.C199]);&quot;&quot;;&quot;/&quot;&amp;[.C199])" office:value-type="string" office:string-value="0" calcext:value-type="string">
            <text:p>0</text:p>
          </table:table-cell>
          <table:table-cell table:formula="of:=[.AC199]&amp;IF(ISBLANK([.D199]);&quot;&quot;;&quot;/&quot;&amp;[.D199])" office:value-type="string" office:string-value="0" calcext:value-type="string">
            <text:p>0</text:p>
          </table:table-cell>
          <table:table-cell table:formula="of:=[.AD199]&amp;IF(ISBLANK([.E199]);&quot;&quot;;&quot;/&quot;&amp;[.E199])" office:value-type="string" office:string-value="0" calcext:value-type="string">
            <text:p>0</text:p>
          </table:table-cell>
          <table:table-cell table:formula="of:=[.AE199]&amp;IF(ISBLANK([.F199]);&quot;&quot;;&quot;/&quot;&amp;[.F199])" office:value-type="string" office:string-value="0" calcext:value-type="string">
            <text:p>0</text:p>
          </table:table-cell>
          <table:table-cell table:formula="of:=[.AF199]&amp;IF(ISBLANK([.G199]);&quot;&quot;;&quot;/&quot;&amp;[.G199])" office:value-type="string" office:string-value="0" calcext:value-type="string">
            <text:p>0</text:p>
          </table:table-cell>
          <table:table-cell table:formula="of:=[.AG199]&amp;IF(ISBLANK([.H199]);&quot;&quot;;&quot;/&quot;&amp;[.H199])" office:value-type="string" office:string-value="0" calcext:value-type="string">
            <text:p>0</text:p>
          </table:table-cell>
          <table:table-cell table:formula="of:=[.AH199]&amp;IF(ISBLANK([.I199]);&quot;&quot;;&quot;/&quot;&amp;[.I199])" office:value-type="string" office:string-value="0" calcext:value-type="string">
            <text:p>0</text:p>
          </table:table-cell>
          <table:table-cell table:formula="of:=[.AI199]&amp;IF(ISBLANK([.J199]);&quot;&quot;;&quot;/&quot;&amp;[.J199])" office:value-type="string" office:string-value="0" calcext:value-type="string">
            <text:p>0</text:p>
          </table:table-cell>
          <table:table-cell table:formula="of:=[.AJ199]&amp;IF(ISBLANK([.K199]);&quot;&quot;;&quot;/&quot;&amp;[.K199])" office:value-type="string" office:string-value="0" calcext:value-type="string">
            <text:p>0</text:p>
          </table:table-cell>
          <table:table-cell table:formula="of:=[.AK199]&amp;IF(ISBLANK([.L199]);&quot;&quot;;&quot;/&quot;&amp;[.L199])" office:value-type="string" office:string-value="0" calcext:value-type="string">
            <text:p>0</text:p>
          </table:table-cell>
          <table:table-cell table:formula="of:=[.AL199]&amp;IF(ISBLANK([.M199]);&quot;&quot;;&quot;/&quot;&amp;[.M199])" office:value-type="string" office:string-value="0" calcext:value-type="string">
            <text:p>0</text:p>
          </table:table-cell>
          <table:table-cell table:formula="of:=[.AM199]&amp;IF(ISBLANK([.N199]);&quot;&quot;;&quot;/&quot;&amp;[.N199])" office:value-type="string" office:string-value="0" calcext:value-type="string">
            <text:p>0</text:p>
          </table:table-cell>
          <table:table-cell table:formula="of:=[.AN199]&amp;IF(ISBLANK([.O199]);&quot;&quot;;&quot;/&quot;&amp;[.O199])" office:value-type="string" office:string-value="0" calcext:value-type="string">
            <text:p>0</text:p>
          </table:table-cell>
          <table:table-cell table:formula="of:=[.AO199]&amp;IF(ISBLANK([.P199]);&quot;&quot;;&quot;/&quot;&amp;[.P199])" office:value-type="string" office:string-value="0" calcext:value-type="string">
            <text:p>0</text:p>
          </table:table-cell>
          <table:table-cell table:formula="of:=[.AP199]&amp;IF(ISBLANK([.Q199]);&quot;&quot;;&quot;/&quot;&amp;[.Q199])" office:value-type="string" office:string-value="0" calcext:value-type="string">
            <text:p>0</text:p>
          </table:table-cell>
          <table:table-cell table:formula="of:=[.AQ199]&amp;IF(ISBLANK([.R199]);&quot;&quot;;&quot;/&quot;&amp;[.R199])" office:value-type="string" office:string-value="0" calcext:value-type="string">
            <text:p>0</text:p>
          </table:table-cell>
          <table:table-cell table:formula="of:=[.AR199]&amp;IF(ISBLANK([.S199]);&quot;&quot;;&quot;/&quot;&amp;[.S19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0]" office:value-type="float" office:value="0" calcext:value-type="float">
            <text:p>0</text:p>
          </table:table-cell>
          <table:table-cell table:formula="of:=[.AB200]&amp;IF(ISBLANK([.C200]);&quot;&quot;;&quot;/&quot;&amp;[.C200])" office:value-type="string" office:string-value="0" calcext:value-type="string">
            <text:p>0</text:p>
          </table:table-cell>
          <table:table-cell table:formula="of:=[.AC200]&amp;IF(ISBLANK([.D200]);&quot;&quot;;&quot;/&quot;&amp;[.D200])" office:value-type="string" office:string-value="0" calcext:value-type="string">
            <text:p>0</text:p>
          </table:table-cell>
          <table:table-cell table:formula="of:=[.AD200]&amp;IF(ISBLANK([.E200]);&quot;&quot;;&quot;/&quot;&amp;[.E200])" office:value-type="string" office:string-value="0" calcext:value-type="string">
            <text:p>0</text:p>
          </table:table-cell>
          <table:table-cell table:formula="of:=[.AE200]&amp;IF(ISBLANK([.F200]);&quot;&quot;;&quot;/&quot;&amp;[.F200])" office:value-type="string" office:string-value="0" calcext:value-type="string">
            <text:p>0</text:p>
          </table:table-cell>
          <table:table-cell table:formula="of:=[.AF200]&amp;IF(ISBLANK([.G200]);&quot;&quot;;&quot;/&quot;&amp;[.G200])" office:value-type="string" office:string-value="0" calcext:value-type="string">
            <text:p>0</text:p>
          </table:table-cell>
          <table:table-cell table:formula="of:=[.AG200]&amp;IF(ISBLANK([.H200]);&quot;&quot;;&quot;/&quot;&amp;[.H200])" office:value-type="string" office:string-value="0" calcext:value-type="string">
            <text:p>0</text:p>
          </table:table-cell>
          <table:table-cell table:formula="of:=[.AH200]&amp;IF(ISBLANK([.I200]);&quot;&quot;;&quot;/&quot;&amp;[.I200])" office:value-type="string" office:string-value="0" calcext:value-type="string">
            <text:p>0</text:p>
          </table:table-cell>
          <table:table-cell table:formula="of:=[.AI200]&amp;IF(ISBLANK([.J200]);&quot;&quot;;&quot;/&quot;&amp;[.J200])" office:value-type="string" office:string-value="0" calcext:value-type="string">
            <text:p>0</text:p>
          </table:table-cell>
          <table:table-cell table:formula="of:=[.AJ200]&amp;IF(ISBLANK([.K200]);&quot;&quot;;&quot;/&quot;&amp;[.K200])" office:value-type="string" office:string-value="0" calcext:value-type="string">
            <text:p>0</text:p>
          </table:table-cell>
          <table:table-cell table:formula="of:=[.AK200]&amp;IF(ISBLANK([.L200]);&quot;&quot;;&quot;/&quot;&amp;[.L200])" office:value-type="string" office:string-value="0" calcext:value-type="string">
            <text:p>0</text:p>
          </table:table-cell>
          <table:table-cell table:formula="of:=[.AL200]&amp;IF(ISBLANK([.M200]);&quot;&quot;;&quot;/&quot;&amp;[.M200])" office:value-type="string" office:string-value="0" calcext:value-type="string">
            <text:p>0</text:p>
          </table:table-cell>
          <table:table-cell table:formula="of:=[.AM200]&amp;IF(ISBLANK([.N200]);&quot;&quot;;&quot;/&quot;&amp;[.N200])" office:value-type="string" office:string-value="0" calcext:value-type="string">
            <text:p>0</text:p>
          </table:table-cell>
          <table:table-cell table:formula="of:=[.AN200]&amp;IF(ISBLANK([.O200]);&quot;&quot;;&quot;/&quot;&amp;[.O200])" office:value-type="string" office:string-value="0" calcext:value-type="string">
            <text:p>0</text:p>
          </table:table-cell>
          <table:table-cell table:formula="of:=[.AO200]&amp;IF(ISBLANK([.P200]);&quot;&quot;;&quot;/&quot;&amp;[.P200])" office:value-type="string" office:string-value="0" calcext:value-type="string">
            <text:p>0</text:p>
          </table:table-cell>
          <table:table-cell table:formula="of:=[.AP200]&amp;IF(ISBLANK([.Q200]);&quot;&quot;;&quot;/&quot;&amp;[.Q200])" office:value-type="string" office:string-value="0" calcext:value-type="string">
            <text:p>0</text:p>
          </table:table-cell>
          <table:table-cell table:formula="of:=[.AQ200]&amp;IF(ISBLANK([.R200]);&quot;&quot;;&quot;/&quot;&amp;[.R200])" office:value-type="string" office:string-value="0" calcext:value-type="string">
            <text:p>0</text:p>
          </table:table-cell>
          <table:table-cell table:formula="of:=[.AR200]&amp;IF(ISBLANK([.S200]);&quot;&quot;;&quot;/&quot;&amp;[.S20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1]" office:value-type="float" office:value="0" calcext:value-type="float">
            <text:p>0</text:p>
          </table:table-cell>
          <table:table-cell table:formula="of:=[.AB201]&amp;IF(ISBLANK([.C201]);&quot;&quot;;&quot;/&quot;&amp;[.C201])" office:value-type="string" office:string-value="0" calcext:value-type="string">
            <text:p>0</text:p>
          </table:table-cell>
          <table:table-cell table:formula="of:=[.AC201]&amp;IF(ISBLANK([.D201]);&quot;&quot;;&quot;/&quot;&amp;[.D201])" office:value-type="string" office:string-value="0" calcext:value-type="string">
            <text:p>0</text:p>
          </table:table-cell>
          <table:table-cell table:formula="of:=[.AD201]&amp;IF(ISBLANK([.E201]);&quot;&quot;;&quot;/&quot;&amp;[.E201])" office:value-type="string" office:string-value="0" calcext:value-type="string">
            <text:p>0</text:p>
          </table:table-cell>
          <table:table-cell table:formula="of:=[.AE201]&amp;IF(ISBLANK([.F201]);&quot;&quot;;&quot;/&quot;&amp;[.F201])" office:value-type="string" office:string-value="0" calcext:value-type="string">
            <text:p>0</text:p>
          </table:table-cell>
          <table:table-cell table:formula="of:=[.AF201]&amp;IF(ISBLANK([.G201]);&quot;&quot;;&quot;/&quot;&amp;[.G201])" office:value-type="string" office:string-value="0" calcext:value-type="string">
            <text:p>0</text:p>
          </table:table-cell>
          <table:table-cell table:formula="of:=[.AG201]&amp;IF(ISBLANK([.H201]);&quot;&quot;;&quot;/&quot;&amp;[.H201])" office:value-type="string" office:string-value="0" calcext:value-type="string">
            <text:p>0</text:p>
          </table:table-cell>
          <table:table-cell table:formula="of:=[.AH201]&amp;IF(ISBLANK([.I201]);&quot;&quot;;&quot;/&quot;&amp;[.I201])" office:value-type="string" office:string-value="0" calcext:value-type="string">
            <text:p>0</text:p>
          </table:table-cell>
          <table:table-cell table:formula="of:=[.AI201]&amp;IF(ISBLANK([.J201]);&quot;&quot;;&quot;/&quot;&amp;[.J201])" office:value-type="string" office:string-value="0" calcext:value-type="string">
            <text:p>0</text:p>
          </table:table-cell>
          <table:table-cell table:formula="of:=[.AJ201]&amp;IF(ISBLANK([.K201]);&quot;&quot;;&quot;/&quot;&amp;[.K201])" office:value-type="string" office:string-value="0" calcext:value-type="string">
            <text:p>0</text:p>
          </table:table-cell>
          <table:table-cell table:formula="of:=[.AK201]&amp;IF(ISBLANK([.L201]);&quot;&quot;;&quot;/&quot;&amp;[.L201])" office:value-type="string" office:string-value="0" calcext:value-type="string">
            <text:p>0</text:p>
          </table:table-cell>
          <table:table-cell table:formula="of:=[.AL201]&amp;IF(ISBLANK([.M201]);&quot;&quot;;&quot;/&quot;&amp;[.M201])" office:value-type="string" office:string-value="0" calcext:value-type="string">
            <text:p>0</text:p>
          </table:table-cell>
          <table:table-cell table:formula="of:=[.AM201]&amp;IF(ISBLANK([.N201]);&quot;&quot;;&quot;/&quot;&amp;[.N201])" office:value-type="string" office:string-value="0" calcext:value-type="string">
            <text:p>0</text:p>
          </table:table-cell>
          <table:table-cell table:formula="of:=[.AN201]&amp;IF(ISBLANK([.O201]);&quot;&quot;;&quot;/&quot;&amp;[.O201])" office:value-type="string" office:string-value="0" calcext:value-type="string">
            <text:p>0</text:p>
          </table:table-cell>
          <table:table-cell table:formula="of:=[.AO201]&amp;IF(ISBLANK([.P201]);&quot;&quot;;&quot;/&quot;&amp;[.P201])" office:value-type="string" office:string-value="0" calcext:value-type="string">
            <text:p>0</text:p>
          </table:table-cell>
          <table:table-cell table:formula="of:=[.AP201]&amp;IF(ISBLANK([.Q201]);&quot;&quot;;&quot;/&quot;&amp;[.Q201])" office:value-type="string" office:string-value="0" calcext:value-type="string">
            <text:p>0</text:p>
          </table:table-cell>
          <table:table-cell table:formula="of:=[.AQ201]&amp;IF(ISBLANK([.R201]);&quot;&quot;;&quot;/&quot;&amp;[.R201])" office:value-type="string" office:string-value="0" calcext:value-type="string">
            <text:p>0</text:p>
          </table:table-cell>
          <table:table-cell table:formula="of:=[.AR201]&amp;IF(ISBLANK([.S201]);&quot;&quot;;&quot;/&quot;&amp;[.S20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2]" office:value-type="float" office:value="0" calcext:value-type="float">
            <text:p>0</text:p>
          </table:table-cell>
          <table:table-cell table:formula="of:=[.AB202]&amp;IF(ISBLANK([.C202]);&quot;&quot;;&quot;/&quot;&amp;[.C202])" office:value-type="string" office:string-value="0" calcext:value-type="string">
            <text:p>0</text:p>
          </table:table-cell>
          <table:table-cell table:formula="of:=[.AC202]&amp;IF(ISBLANK([.D202]);&quot;&quot;;&quot;/&quot;&amp;[.D202])" office:value-type="string" office:string-value="0" calcext:value-type="string">
            <text:p>0</text:p>
          </table:table-cell>
          <table:table-cell table:formula="of:=[.AD202]&amp;IF(ISBLANK([.E202]);&quot;&quot;;&quot;/&quot;&amp;[.E202])" office:value-type="string" office:string-value="0" calcext:value-type="string">
            <text:p>0</text:p>
          </table:table-cell>
          <table:table-cell table:formula="of:=[.AE202]&amp;IF(ISBLANK([.F202]);&quot;&quot;;&quot;/&quot;&amp;[.F202])" office:value-type="string" office:string-value="0" calcext:value-type="string">
            <text:p>0</text:p>
          </table:table-cell>
          <table:table-cell table:formula="of:=[.AF202]&amp;IF(ISBLANK([.G202]);&quot;&quot;;&quot;/&quot;&amp;[.G202])" office:value-type="string" office:string-value="0" calcext:value-type="string">
            <text:p>0</text:p>
          </table:table-cell>
          <table:table-cell table:formula="of:=[.AG202]&amp;IF(ISBLANK([.H202]);&quot;&quot;;&quot;/&quot;&amp;[.H202])" office:value-type="string" office:string-value="0" calcext:value-type="string">
            <text:p>0</text:p>
          </table:table-cell>
          <table:table-cell table:formula="of:=[.AH202]&amp;IF(ISBLANK([.I202]);&quot;&quot;;&quot;/&quot;&amp;[.I202])" office:value-type="string" office:string-value="0" calcext:value-type="string">
            <text:p>0</text:p>
          </table:table-cell>
          <table:table-cell table:formula="of:=[.AI202]&amp;IF(ISBLANK([.J202]);&quot;&quot;;&quot;/&quot;&amp;[.J202])" office:value-type="string" office:string-value="0" calcext:value-type="string">
            <text:p>0</text:p>
          </table:table-cell>
          <table:table-cell table:formula="of:=[.AJ202]&amp;IF(ISBLANK([.K202]);&quot;&quot;;&quot;/&quot;&amp;[.K202])" office:value-type="string" office:string-value="0" calcext:value-type="string">
            <text:p>0</text:p>
          </table:table-cell>
          <table:table-cell table:formula="of:=[.AK202]&amp;IF(ISBLANK([.L202]);&quot;&quot;;&quot;/&quot;&amp;[.L202])" office:value-type="string" office:string-value="0" calcext:value-type="string">
            <text:p>0</text:p>
          </table:table-cell>
          <table:table-cell table:formula="of:=[.AL202]&amp;IF(ISBLANK([.M202]);&quot;&quot;;&quot;/&quot;&amp;[.M202])" office:value-type="string" office:string-value="0" calcext:value-type="string">
            <text:p>0</text:p>
          </table:table-cell>
          <table:table-cell table:formula="of:=[.AM202]&amp;IF(ISBLANK([.N202]);&quot;&quot;;&quot;/&quot;&amp;[.N202])" office:value-type="string" office:string-value="0" calcext:value-type="string">
            <text:p>0</text:p>
          </table:table-cell>
          <table:table-cell table:formula="of:=[.AN202]&amp;IF(ISBLANK([.O202]);&quot;&quot;;&quot;/&quot;&amp;[.O202])" office:value-type="string" office:string-value="0" calcext:value-type="string">
            <text:p>0</text:p>
          </table:table-cell>
          <table:table-cell table:formula="of:=[.AO202]&amp;IF(ISBLANK([.P202]);&quot;&quot;;&quot;/&quot;&amp;[.P202])" office:value-type="string" office:string-value="0" calcext:value-type="string">
            <text:p>0</text:p>
          </table:table-cell>
          <table:table-cell table:formula="of:=[.AP202]&amp;IF(ISBLANK([.Q202]);&quot;&quot;;&quot;/&quot;&amp;[.Q202])" office:value-type="string" office:string-value="0" calcext:value-type="string">
            <text:p>0</text:p>
          </table:table-cell>
          <table:table-cell table:formula="of:=[.AQ202]&amp;IF(ISBLANK([.R202]);&quot;&quot;;&quot;/&quot;&amp;[.R202])" office:value-type="string" office:string-value="0" calcext:value-type="string">
            <text:p>0</text:p>
          </table:table-cell>
          <table:table-cell table:formula="of:=[.AR202]&amp;IF(ISBLANK([.S202]);&quot;&quot;;&quot;/&quot;&amp;[.S20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3]" office:value-type="float" office:value="0" calcext:value-type="float">
            <text:p>0</text:p>
          </table:table-cell>
          <table:table-cell table:formula="of:=[.AB203]&amp;IF(ISBLANK([.C203]);&quot;&quot;;&quot;/&quot;&amp;[.C203])" office:value-type="string" office:string-value="0" calcext:value-type="string">
            <text:p>0</text:p>
          </table:table-cell>
          <table:table-cell table:formula="of:=[.AC203]&amp;IF(ISBLANK([.D203]);&quot;&quot;;&quot;/&quot;&amp;[.D203])" office:value-type="string" office:string-value="0" calcext:value-type="string">
            <text:p>0</text:p>
          </table:table-cell>
          <table:table-cell table:formula="of:=[.AD203]&amp;IF(ISBLANK([.E203]);&quot;&quot;;&quot;/&quot;&amp;[.E203])" office:value-type="string" office:string-value="0" calcext:value-type="string">
            <text:p>0</text:p>
          </table:table-cell>
          <table:table-cell table:formula="of:=[.AE203]&amp;IF(ISBLANK([.F203]);&quot;&quot;;&quot;/&quot;&amp;[.F203])" office:value-type="string" office:string-value="0" calcext:value-type="string">
            <text:p>0</text:p>
          </table:table-cell>
          <table:table-cell table:formula="of:=[.AF203]&amp;IF(ISBLANK([.G203]);&quot;&quot;;&quot;/&quot;&amp;[.G203])" office:value-type="string" office:string-value="0" calcext:value-type="string">
            <text:p>0</text:p>
          </table:table-cell>
          <table:table-cell table:formula="of:=[.AG203]&amp;IF(ISBLANK([.H203]);&quot;&quot;;&quot;/&quot;&amp;[.H203])" office:value-type="string" office:string-value="0" calcext:value-type="string">
            <text:p>0</text:p>
          </table:table-cell>
          <table:table-cell table:formula="of:=[.AH203]&amp;IF(ISBLANK([.I203]);&quot;&quot;;&quot;/&quot;&amp;[.I203])" office:value-type="string" office:string-value="0" calcext:value-type="string">
            <text:p>0</text:p>
          </table:table-cell>
          <table:table-cell table:formula="of:=[.AI203]&amp;IF(ISBLANK([.J203]);&quot;&quot;;&quot;/&quot;&amp;[.J203])" office:value-type="string" office:string-value="0" calcext:value-type="string">
            <text:p>0</text:p>
          </table:table-cell>
          <table:table-cell table:formula="of:=[.AJ203]&amp;IF(ISBLANK([.K203]);&quot;&quot;;&quot;/&quot;&amp;[.K203])" office:value-type="string" office:string-value="0" calcext:value-type="string">
            <text:p>0</text:p>
          </table:table-cell>
          <table:table-cell table:formula="of:=[.AK203]&amp;IF(ISBLANK([.L203]);&quot;&quot;;&quot;/&quot;&amp;[.L203])" office:value-type="string" office:string-value="0" calcext:value-type="string">
            <text:p>0</text:p>
          </table:table-cell>
          <table:table-cell table:formula="of:=[.AL203]&amp;IF(ISBLANK([.M203]);&quot;&quot;;&quot;/&quot;&amp;[.M203])" office:value-type="string" office:string-value="0" calcext:value-type="string">
            <text:p>0</text:p>
          </table:table-cell>
          <table:table-cell table:formula="of:=[.AM203]&amp;IF(ISBLANK([.N203]);&quot;&quot;;&quot;/&quot;&amp;[.N203])" office:value-type="string" office:string-value="0" calcext:value-type="string">
            <text:p>0</text:p>
          </table:table-cell>
          <table:table-cell table:formula="of:=[.AN203]&amp;IF(ISBLANK([.O203]);&quot;&quot;;&quot;/&quot;&amp;[.O203])" office:value-type="string" office:string-value="0" calcext:value-type="string">
            <text:p>0</text:p>
          </table:table-cell>
          <table:table-cell table:formula="of:=[.AO203]&amp;IF(ISBLANK([.P203]);&quot;&quot;;&quot;/&quot;&amp;[.P203])" office:value-type="string" office:string-value="0" calcext:value-type="string">
            <text:p>0</text:p>
          </table:table-cell>
          <table:table-cell table:formula="of:=[.AP203]&amp;IF(ISBLANK([.Q203]);&quot;&quot;;&quot;/&quot;&amp;[.Q203])" office:value-type="string" office:string-value="0" calcext:value-type="string">
            <text:p>0</text:p>
          </table:table-cell>
          <table:table-cell table:formula="of:=[.AQ203]&amp;IF(ISBLANK([.R203]);&quot;&quot;;&quot;/&quot;&amp;[.R203])" office:value-type="string" office:string-value="0" calcext:value-type="string">
            <text:p>0</text:p>
          </table:table-cell>
          <table:table-cell table:formula="of:=[.AR203]&amp;IF(ISBLANK([.S203]);&quot;&quot;;&quot;/&quot;&amp;[.S20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4]" office:value-type="float" office:value="0" calcext:value-type="float">
            <text:p>0</text:p>
          </table:table-cell>
          <table:table-cell table:formula="of:=[.AB204]&amp;IF(ISBLANK([.C204]);&quot;&quot;;&quot;/&quot;&amp;[.C204])" office:value-type="string" office:string-value="0" calcext:value-type="string">
            <text:p>0</text:p>
          </table:table-cell>
          <table:table-cell table:formula="of:=[.AC204]&amp;IF(ISBLANK([.D204]);&quot;&quot;;&quot;/&quot;&amp;[.D204])" office:value-type="string" office:string-value="0" calcext:value-type="string">
            <text:p>0</text:p>
          </table:table-cell>
          <table:table-cell table:formula="of:=[.AD204]&amp;IF(ISBLANK([.E204]);&quot;&quot;;&quot;/&quot;&amp;[.E204])" office:value-type="string" office:string-value="0" calcext:value-type="string">
            <text:p>0</text:p>
          </table:table-cell>
          <table:table-cell table:formula="of:=[.AE204]&amp;IF(ISBLANK([.F204]);&quot;&quot;;&quot;/&quot;&amp;[.F204])" office:value-type="string" office:string-value="0" calcext:value-type="string">
            <text:p>0</text:p>
          </table:table-cell>
          <table:table-cell table:formula="of:=[.AF204]&amp;IF(ISBLANK([.G204]);&quot;&quot;;&quot;/&quot;&amp;[.G204])" office:value-type="string" office:string-value="0" calcext:value-type="string">
            <text:p>0</text:p>
          </table:table-cell>
          <table:table-cell table:formula="of:=[.AG204]&amp;IF(ISBLANK([.H204]);&quot;&quot;;&quot;/&quot;&amp;[.H204])" office:value-type="string" office:string-value="0" calcext:value-type="string">
            <text:p>0</text:p>
          </table:table-cell>
          <table:table-cell table:formula="of:=[.AH204]&amp;IF(ISBLANK([.I204]);&quot;&quot;;&quot;/&quot;&amp;[.I204])" office:value-type="string" office:string-value="0" calcext:value-type="string">
            <text:p>0</text:p>
          </table:table-cell>
          <table:table-cell table:formula="of:=[.AI204]&amp;IF(ISBLANK([.J204]);&quot;&quot;;&quot;/&quot;&amp;[.J204])" office:value-type="string" office:string-value="0" calcext:value-type="string">
            <text:p>0</text:p>
          </table:table-cell>
          <table:table-cell table:formula="of:=[.AJ204]&amp;IF(ISBLANK([.K204]);&quot;&quot;;&quot;/&quot;&amp;[.K204])" office:value-type="string" office:string-value="0" calcext:value-type="string">
            <text:p>0</text:p>
          </table:table-cell>
          <table:table-cell table:formula="of:=[.AK204]&amp;IF(ISBLANK([.L204]);&quot;&quot;;&quot;/&quot;&amp;[.L204])" office:value-type="string" office:string-value="0" calcext:value-type="string">
            <text:p>0</text:p>
          </table:table-cell>
          <table:table-cell table:formula="of:=[.AL204]&amp;IF(ISBLANK([.M204]);&quot;&quot;;&quot;/&quot;&amp;[.M204])" office:value-type="string" office:string-value="0" calcext:value-type="string">
            <text:p>0</text:p>
          </table:table-cell>
          <table:table-cell table:formula="of:=[.AM204]&amp;IF(ISBLANK([.N204]);&quot;&quot;;&quot;/&quot;&amp;[.N204])" office:value-type="string" office:string-value="0" calcext:value-type="string">
            <text:p>0</text:p>
          </table:table-cell>
          <table:table-cell table:formula="of:=[.AN204]&amp;IF(ISBLANK([.O204]);&quot;&quot;;&quot;/&quot;&amp;[.O204])" office:value-type="string" office:string-value="0" calcext:value-type="string">
            <text:p>0</text:p>
          </table:table-cell>
          <table:table-cell table:formula="of:=[.AO204]&amp;IF(ISBLANK([.P204]);&quot;&quot;;&quot;/&quot;&amp;[.P204])" office:value-type="string" office:string-value="0" calcext:value-type="string">
            <text:p>0</text:p>
          </table:table-cell>
          <table:table-cell table:formula="of:=[.AP204]&amp;IF(ISBLANK([.Q204]);&quot;&quot;;&quot;/&quot;&amp;[.Q204])" office:value-type="string" office:string-value="0" calcext:value-type="string">
            <text:p>0</text:p>
          </table:table-cell>
          <table:table-cell table:formula="of:=[.AQ204]&amp;IF(ISBLANK([.R204]);&quot;&quot;;&quot;/&quot;&amp;[.R204])" office:value-type="string" office:string-value="0" calcext:value-type="string">
            <text:p>0</text:p>
          </table:table-cell>
          <table:table-cell table:formula="of:=[.AR204]&amp;IF(ISBLANK([.S204]);&quot;&quot;;&quot;/&quot;&amp;[.S20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5]" office:value-type="float" office:value="0" calcext:value-type="float">
            <text:p>0</text:p>
          </table:table-cell>
          <table:table-cell table:formula="of:=[.AB205]&amp;IF(ISBLANK([.C205]);&quot;&quot;;&quot;/&quot;&amp;[.C205])" office:value-type="string" office:string-value="0" calcext:value-type="string">
            <text:p>0</text:p>
          </table:table-cell>
          <table:table-cell table:formula="of:=[.AC205]&amp;IF(ISBLANK([.D205]);&quot;&quot;;&quot;/&quot;&amp;[.D205])" office:value-type="string" office:string-value="0" calcext:value-type="string">
            <text:p>0</text:p>
          </table:table-cell>
          <table:table-cell table:formula="of:=[.AD205]&amp;IF(ISBLANK([.E205]);&quot;&quot;;&quot;/&quot;&amp;[.E205])" office:value-type="string" office:string-value="0" calcext:value-type="string">
            <text:p>0</text:p>
          </table:table-cell>
          <table:table-cell table:formula="of:=[.AE205]&amp;IF(ISBLANK([.F205]);&quot;&quot;;&quot;/&quot;&amp;[.F205])" office:value-type="string" office:string-value="0" calcext:value-type="string">
            <text:p>0</text:p>
          </table:table-cell>
          <table:table-cell table:formula="of:=[.AF205]&amp;IF(ISBLANK([.G205]);&quot;&quot;;&quot;/&quot;&amp;[.G205])" office:value-type="string" office:string-value="0" calcext:value-type="string">
            <text:p>0</text:p>
          </table:table-cell>
          <table:table-cell table:formula="of:=[.AG205]&amp;IF(ISBLANK([.H205]);&quot;&quot;;&quot;/&quot;&amp;[.H205])" office:value-type="string" office:string-value="0" calcext:value-type="string">
            <text:p>0</text:p>
          </table:table-cell>
          <table:table-cell table:formula="of:=[.AH205]&amp;IF(ISBLANK([.I205]);&quot;&quot;;&quot;/&quot;&amp;[.I205])" office:value-type="string" office:string-value="0" calcext:value-type="string">
            <text:p>0</text:p>
          </table:table-cell>
          <table:table-cell table:formula="of:=[.AI205]&amp;IF(ISBLANK([.J205]);&quot;&quot;;&quot;/&quot;&amp;[.J205])" office:value-type="string" office:string-value="0" calcext:value-type="string">
            <text:p>0</text:p>
          </table:table-cell>
          <table:table-cell table:formula="of:=[.AJ205]&amp;IF(ISBLANK([.K205]);&quot;&quot;;&quot;/&quot;&amp;[.K205])" office:value-type="string" office:string-value="0" calcext:value-type="string">
            <text:p>0</text:p>
          </table:table-cell>
          <table:table-cell table:formula="of:=[.AK205]&amp;IF(ISBLANK([.L205]);&quot;&quot;;&quot;/&quot;&amp;[.L205])" office:value-type="string" office:string-value="0" calcext:value-type="string">
            <text:p>0</text:p>
          </table:table-cell>
          <table:table-cell table:formula="of:=[.AL205]&amp;IF(ISBLANK([.M205]);&quot;&quot;;&quot;/&quot;&amp;[.M205])" office:value-type="string" office:string-value="0" calcext:value-type="string">
            <text:p>0</text:p>
          </table:table-cell>
          <table:table-cell table:formula="of:=[.AM205]&amp;IF(ISBLANK([.N205]);&quot;&quot;;&quot;/&quot;&amp;[.N205])" office:value-type="string" office:string-value="0" calcext:value-type="string">
            <text:p>0</text:p>
          </table:table-cell>
          <table:table-cell table:formula="of:=[.AN205]&amp;IF(ISBLANK([.O205]);&quot;&quot;;&quot;/&quot;&amp;[.O205])" office:value-type="string" office:string-value="0" calcext:value-type="string">
            <text:p>0</text:p>
          </table:table-cell>
          <table:table-cell table:formula="of:=[.AO205]&amp;IF(ISBLANK([.P205]);&quot;&quot;;&quot;/&quot;&amp;[.P205])" office:value-type="string" office:string-value="0" calcext:value-type="string">
            <text:p>0</text:p>
          </table:table-cell>
          <table:table-cell table:formula="of:=[.AP205]&amp;IF(ISBLANK([.Q205]);&quot;&quot;;&quot;/&quot;&amp;[.Q205])" office:value-type="string" office:string-value="0" calcext:value-type="string">
            <text:p>0</text:p>
          </table:table-cell>
          <table:table-cell table:formula="of:=[.AQ205]&amp;IF(ISBLANK([.R205]);&quot;&quot;;&quot;/&quot;&amp;[.R205])" office:value-type="string" office:string-value="0" calcext:value-type="string">
            <text:p>0</text:p>
          </table:table-cell>
          <table:table-cell table:formula="of:=[.AR205]&amp;IF(ISBLANK([.S205]);&quot;&quot;;&quot;/&quot;&amp;[.S20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6]" office:value-type="float" office:value="0" calcext:value-type="float">
            <text:p>0</text:p>
          </table:table-cell>
          <table:table-cell table:formula="of:=[.AB206]&amp;IF(ISBLANK([.C206]);&quot;&quot;;&quot;/&quot;&amp;[.C206])" office:value-type="string" office:string-value="0" calcext:value-type="string">
            <text:p>0</text:p>
          </table:table-cell>
          <table:table-cell table:formula="of:=[.AC206]&amp;IF(ISBLANK([.D206]);&quot;&quot;;&quot;/&quot;&amp;[.D206])" office:value-type="string" office:string-value="0" calcext:value-type="string">
            <text:p>0</text:p>
          </table:table-cell>
          <table:table-cell table:formula="of:=[.AD206]&amp;IF(ISBLANK([.E206]);&quot;&quot;;&quot;/&quot;&amp;[.E206])" office:value-type="string" office:string-value="0" calcext:value-type="string">
            <text:p>0</text:p>
          </table:table-cell>
          <table:table-cell table:formula="of:=[.AE206]&amp;IF(ISBLANK([.F206]);&quot;&quot;;&quot;/&quot;&amp;[.F206])" office:value-type="string" office:string-value="0" calcext:value-type="string">
            <text:p>0</text:p>
          </table:table-cell>
          <table:table-cell table:formula="of:=[.AF206]&amp;IF(ISBLANK([.G206]);&quot;&quot;;&quot;/&quot;&amp;[.G206])" office:value-type="string" office:string-value="0" calcext:value-type="string">
            <text:p>0</text:p>
          </table:table-cell>
          <table:table-cell table:formula="of:=[.AG206]&amp;IF(ISBLANK([.H206]);&quot;&quot;;&quot;/&quot;&amp;[.H206])" office:value-type="string" office:string-value="0" calcext:value-type="string">
            <text:p>0</text:p>
          </table:table-cell>
          <table:table-cell table:formula="of:=[.AH206]&amp;IF(ISBLANK([.I206]);&quot;&quot;;&quot;/&quot;&amp;[.I206])" office:value-type="string" office:string-value="0" calcext:value-type="string">
            <text:p>0</text:p>
          </table:table-cell>
          <table:table-cell table:formula="of:=[.AI206]&amp;IF(ISBLANK([.J206]);&quot;&quot;;&quot;/&quot;&amp;[.J206])" office:value-type="string" office:string-value="0" calcext:value-type="string">
            <text:p>0</text:p>
          </table:table-cell>
          <table:table-cell table:formula="of:=[.AJ206]&amp;IF(ISBLANK([.K206]);&quot;&quot;;&quot;/&quot;&amp;[.K206])" office:value-type="string" office:string-value="0" calcext:value-type="string">
            <text:p>0</text:p>
          </table:table-cell>
          <table:table-cell table:formula="of:=[.AK206]&amp;IF(ISBLANK([.L206]);&quot;&quot;;&quot;/&quot;&amp;[.L206])" office:value-type="string" office:string-value="0" calcext:value-type="string">
            <text:p>0</text:p>
          </table:table-cell>
          <table:table-cell table:formula="of:=[.AL206]&amp;IF(ISBLANK([.M206]);&quot;&quot;;&quot;/&quot;&amp;[.M206])" office:value-type="string" office:string-value="0" calcext:value-type="string">
            <text:p>0</text:p>
          </table:table-cell>
          <table:table-cell table:formula="of:=[.AM206]&amp;IF(ISBLANK([.N206]);&quot;&quot;;&quot;/&quot;&amp;[.N206])" office:value-type="string" office:string-value="0" calcext:value-type="string">
            <text:p>0</text:p>
          </table:table-cell>
          <table:table-cell table:formula="of:=[.AN206]&amp;IF(ISBLANK([.O206]);&quot;&quot;;&quot;/&quot;&amp;[.O206])" office:value-type="string" office:string-value="0" calcext:value-type="string">
            <text:p>0</text:p>
          </table:table-cell>
          <table:table-cell table:formula="of:=[.AO206]&amp;IF(ISBLANK([.P206]);&quot;&quot;;&quot;/&quot;&amp;[.P206])" office:value-type="string" office:string-value="0" calcext:value-type="string">
            <text:p>0</text:p>
          </table:table-cell>
          <table:table-cell table:formula="of:=[.AP206]&amp;IF(ISBLANK([.Q206]);&quot;&quot;;&quot;/&quot;&amp;[.Q206])" office:value-type="string" office:string-value="0" calcext:value-type="string">
            <text:p>0</text:p>
          </table:table-cell>
          <table:table-cell table:formula="of:=[.AQ206]&amp;IF(ISBLANK([.R206]);&quot;&quot;;&quot;/&quot;&amp;[.R206])" office:value-type="string" office:string-value="0" calcext:value-type="string">
            <text:p>0</text:p>
          </table:table-cell>
          <table:table-cell table:formula="of:=[.AR206]&amp;IF(ISBLANK([.S206]);&quot;&quot;;&quot;/&quot;&amp;[.S20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7]" office:value-type="float" office:value="0" calcext:value-type="float">
            <text:p>0</text:p>
          </table:table-cell>
          <table:table-cell table:formula="of:=[.AB207]&amp;IF(ISBLANK([.C207]);&quot;&quot;;&quot;/&quot;&amp;[.C207])" office:value-type="string" office:string-value="0" calcext:value-type="string">
            <text:p>0</text:p>
          </table:table-cell>
          <table:table-cell table:formula="of:=[.AC207]&amp;IF(ISBLANK([.D207]);&quot;&quot;;&quot;/&quot;&amp;[.D207])" office:value-type="string" office:string-value="0" calcext:value-type="string">
            <text:p>0</text:p>
          </table:table-cell>
          <table:table-cell table:formula="of:=[.AD207]&amp;IF(ISBLANK([.E207]);&quot;&quot;;&quot;/&quot;&amp;[.E207])" office:value-type="string" office:string-value="0" calcext:value-type="string">
            <text:p>0</text:p>
          </table:table-cell>
          <table:table-cell table:formula="of:=[.AE207]&amp;IF(ISBLANK([.F207]);&quot;&quot;;&quot;/&quot;&amp;[.F207])" office:value-type="string" office:string-value="0" calcext:value-type="string">
            <text:p>0</text:p>
          </table:table-cell>
          <table:table-cell table:formula="of:=[.AF207]&amp;IF(ISBLANK([.G207]);&quot;&quot;;&quot;/&quot;&amp;[.G207])" office:value-type="string" office:string-value="0" calcext:value-type="string">
            <text:p>0</text:p>
          </table:table-cell>
          <table:table-cell table:formula="of:=[.AG207]&amp;IF(ISBLANK([.H207]);&quot;&quot;;&quot;/&quot;&amp;[.H207])" office:value-type="string" office:string-value="0" calcext:value-type="string">
            <text:p>0</text:p>
          </table:table-cell>
          <table:table-cell table:formula="of:=[.AH207]&amp;IF(ISBLANK([.I207]);&quot;&quot;;&quot;/&quot;&amp;[.I207])" office:value-type="string" office:string-value="0" calcext:value-type="string">
            <text:p>0</text:p>
          </table:table-cell>
          <table:table-cell table:formula="of:=[.AI207]&amp;IF(ISBLANK([.J207]);&quot;&quot;;&quot;/&quot;&amp;[.J207])" office:value-type="string" office:string-value="0" calcext:value-type="string">
            <text:p>0</text:p>
          </table:table-cell>
          <table:table-cell table:formula="of:=[.AJ207]&amp;IF(ISBLANK([.K207]);&quot;&quot;;&quot;/&quot;&amp;[.K207])" office:value-type="string" office:string-value="0" calcext:value-type="string">
            <text:p>0</text:p>
          </table:table-cell>
          <table:table-cell table:formula="of:=[.AK207]&amp;IF(ISBLANK([.L207]);&quot;&quot;;&quot;/&quot;&amp;[.L207])" office:value-type="string" office:string-value="0" calcext:value-type="string">
            <text:p>0</text:p>
          </table:table-cell>
          <table:table-cell table:formula="of:=[.AL207]&amp;IF(ISBLANK([.M207]);&quot;&quot;;&quot;/&quot;&amp;[.M207])" office:value-type="string" office:string-value="0" calcext:value-type="string">
            <text:p>0</text:p>
          </table:table-cell>
          <table:table-cell table:formula="of:=[.AM207]&amp;IF(ISBLANK([.N207]);&quot;&quot;;&quot;/&quot;&amp;[.N207])" office:value-type="string" office:string-value="0" calcext:value-type="string">
            <text:p>0</text:p>
          </table:table-cell>
          <table:table-cell table:formula="of:=[.AN207]&amp;IF(ISBLANK([.O207]);&quot;&quot;;&quot;/&quot;&amp;[.O207])" office:value-type="string" office:string-value="0" calcext:value-type="string">
            <text:p>0</text:p>
          </table:table-cell>
          <table:table-cell table:formula="of:=[.AO207]&amp;IF(ISBLANK([.P207]);&quot;&quot;;&quot;/&quot;&amp;[.P207])" office:value-type="string" office:string-value="0" calcext:value-type="string">
            <text:p>0</text:p>
          </table:table-cell>
          <table:table-cell table:formula="of:=[.AP207]&amp;IF(ISBLANK([.Q207]);&quot;&quot;;&quot;/&quot;&amp;[.Q207])" office:value-type="string" office:string-value="0" calcext:value-type="string">
            <text:p>0</text:p>
          </table:table-cell>
          <table:table-cell table:formula="of:=[.AQ207]&amp;IF(ISBLANK([.R207]);&quot;&quot;;&quot;/&quot;&amp;[.R207])" office:value-type="string" office:string-value="0" calcext:value-type="string">
            <text:p>0</text:p>
          </table:table-cell>
          <table:table-cell table:formula="of:=[.AR207]&amp;IF(ISBLANK([.S207]);&quot;&quot;;&quot;/&quot;&amp;[.S20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8]" office:value-type="float" office:value="0" calcext:value-type="float">
            <text:p>0</text:p>
          </table:table-cell>
          <table:table-cell table:formula="of:=[.AB208]&amp;IF(ISBLANK([.C208]);&quot;&quot;;&quot;/&quot;&amp;[.C208])" office:value-type="string" office:string-value="0" calcext:value-type="string">
            <text:p>0</text:p>
          </table:table-cell>
          <table:table-cell table:formula="of:=[.AC208]&amp;IF(ISBLANK([.D208]);&quot;&quot;;&quot;/&quot;&amp;[.D208])" office:value-type="string" office:string-value="0" calcext:value-type="string">
            <text:p>0</text:p>
          </table:table-cell>
          <table:table-cell table:formula="of:=[.AD208]&amp;IF(ISBLANK([.E208]);&quot;&quot;;&quot;/&quot;&amp;[.E208])" office:value-type="string" office:string-value="0" calcext:value-type="string">
            <text:p>0</text:p>
          </table:table-cell>
          <table:table-cell table:formula="of:=[.AE208]&amp;IF(ISBLANK([.F208]);&quot;&quot;;&quot;/&quot;&amp;[.F208])" office:value-type="string" office:string-value="0" calcext:value-type="string">
            <text:p>0</text:p>
          </table:table-cell>
          <table:table-cell table:formula="of:=[.AF208]&amp;IF(ISBLANK([.G208]);&quot;&quot;;&quot;/&quot;&amp;[.G208])" office:value-type="string" office:string-value="0" calcext:value-type="string">
            <text:p>0</text:p>
          </table:table-cell>
          <table:table-cell table:formula="of:=[.AG208]&amp;IF(ISBLANK([.H208]);&quot;&quot;;&quot;/&quot;&amp;[.H208])" office:value-type="string" office:string-value="0" calcext:value-type="string">
            <text:p>0</text:p>
          </table:table-cell>
          <table:table-cell table:formula="of:=[.AH208]&amp;IF(ISBLANK([.I208]);&quot;&quot;;&quot;/&quot;&amp;[.I208])" office:value-type="string" office:string-value="0" calcext:value-type="string">
            <text:p>0</text:p>
          </table:table-cell>
          <table:table-cell table:formula="of:=[.AI208]&amp;IF(ISBLANK([.J208]);&quot;&quot;;&quot;/&quot;&amp;[.J208])" office:value-type="string" office:string-value="0" calcext:value-type="string">
            <text:p>0</text:p>
          </table:table-cell>
          <table:table-cell table:formula="of:=[.AJ208]&amp;IF(ISBLANK([.K208]);&quot;&quot;;&quot;/&quot;&amp;[.K208])" office:value-type="string" office:string-value="0" calcext:value-type="string">
            <text:p>0</text:p>
          </table:table-cell>
          <table:table-cell table:formula="of:=[.AK208]&amp;IF(ISBLANK([.L208]);&quot;&quot;;&quot;/&quot;&amp;[.L208])" office:value-type="string" office:string-value="0" calcext:value-type="string">
            <text:p>0</text:p>
          </table:table-cell>
          <table:table-cell table:formula="of:=[.AL208]&amp;IF(ISBLANK([.M208]);&quot;&quot;;&quot;/&quot;&amp;[.M208])" office:value-type="string" office:string-value="0" calcext:value-type="string">
            <text:p>0</text:p>
          </table:table-cell>
          <table:table-cell table:formula="of:=[.AM208]&amp;IF(ISBLANK([.N208]);&quot;&quot;;&quot;/&quot;&amp;[.N208])" office:value-type="string" office:string-value="0" calcext:value-type="string">
            <text:p>0</text:p>
          </table:table-cell>
          <table:table-cell table:formula="of:=[.AN208]&amp;IF(ISBLANK([.O208]);&quot;&quot;;&quot;/&quot;&amp;[.O208])" office:value-type="string" office:string-value="0" calcext:value-type="string">
            <text:p>0</text:p>
          </table:table-cell>
          <table:table-cell table:formula="of:=[.AO208]&amp;IF(ISBLANK([.P208]);&quot;&quot;;&quot;/&quot;&amp;[.P208])" office:value-type="string" office:string-value="0" calcext:value-type="string">
            <text:p>0</text:p>
          </table:table-cell>
          <table:table-cell table:formula="of:=[.AP208]&amp;IF(ISBLANK([.Q208]);&quot;&quot;;&quot;/&quot;&amp;[.Q208])" office:value-type="string" office:string-value="0" calcext:value-type="string">
            <text:p>0</text:p>
          </table:table-cell>
          <table:table-cell table:formula="of:=[.AQ208]&amp;IF(ISBLANK([.R208]);&quot;&quot;;&quot;/&quot;&amp;[.R208])" office:value-type="string" office:string-value="0" calcext:value-type="string">
            <text:p>0</text:p>
          </table:table-cell>
          <table:table-cell table:formula="of:=[.AR208]&amp;IF(ISBLANK([.S208]);&quot;&quot;;&quot;/&quot;&amp;[.S20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9]" office:value-type="float" office:value="0" calcext:value-type="float">
            <text:p>0</text:p>
          </table:table-cell>
          <table:table-cell table:formula="of:=[.AB209]&amp;IF(ISBLANK([.C209]);&quot;&quot;;&quot;/&quot;&amp;[.C209])" office:value-type="string" office:string-value="0" calcext:value-type="string">
            <text:p>0</text:p>
          </table:table-cell>
          <table:table-cell table:formula="of:=[.AC209]&amp;IF(ISBLANK([.D209]);&quot;&quot;;&quot;/&quot;&amp;[.D209])" office:value-type="string" office:string-value="0" calcext:value-type="string">
            <text:p>0</text:p>
          </table:table-cell>
          <table:table-cell table:formula="of:=[.AD209]&amp;IF(ISBLANK([.E209]);&quot;&quot;;&quot;/&quot;&amp;[.E209])" office:value-type="string" office:string-value="0" calcext:value-type="string">
            <text:p>0</text:p>
          </table:table-cell>
          <table:table-cell table:formula="of:=[.AE209]&amp;IF(ISBLANK([.F209]);&quot;&quot;;&quot;/&quot;&amp;[.F209])" office:value-type="string" office:string-value="0" calcext:value-type="string">
            <text:p>0</text:p>
          </table:table-cell>
          <table:table-cell table:formula="of:=[.AF209]&amp;IF(ISBLANK([.G209]);&quot;&quot;;&quot;/&quot;&amp;[.G209])" office:value-type="string" office:string-value="0" calcext:value-type="string">
            <text:p>0</text:p>
          </table:table-cell>
          <table:table-cell table:formula="of:=[.AG209]&amp;IF(ISBLANK([.H209]);&quot;&quot;;&quot;/&quot;&amp;[.H209])" office:value-type="string" office:string-value="0" calcext:value-type="string">
            <text:p>0</text:p>
          </table:table-cell>
          <table:table-cell table:formula="of:=[.AH209]&amp;IF(ISBLANK([.I209]);&quot;&quot;;&quot;/&quot;&amp;[.I209])" office:value-type="string" office:string-value="0" calcext:value-type="string">
            <text:p>0</text:p>
          </table:table-cell>
          <table:table-cell table:formula="of:=[.AI209]&amp;IF(ISBLANK([.J209]);&quot;&quot;;&quot;/&quot;&amp;[.J209])" office:value-type="string" office:string-value="0" calcext:value-type="string">
            <text:p>0</text:p>
          </table:table-cell>
          <table:table-cell table:formula="of:=[.AJ209]&amp;IF(ISBLANK([.K209]);&quot;&quot;;&quot;/&quot;&amp;[.K209])" office:value-type="string" office:string-value="0" calcext:value-type="string">
            <text:p>0</text:p>
          </table:table-cell>
          <table:table-cell table:formula="of:=[.AK209]&amp;IF(ISBLANK([.L209]);&quot;&quot;;&quot;/&quot;&amp;[.L209])" office:value-type="string" office:string-value="0" calcext:value-type="string">
            <text:p>0</text:p>
          </table:table-cell>
          <table:table-cell table:formula="of:=[.AL209]&amp;IF(ISBLANK([.M209]);&quot;&quot;;&quot;/&quot;&amp;[.M209])" office:value-type="string" office:string-value="0" calcext:value-type="string">
            <text:p>0</text:p>
          </table:table-cell>
          <table:table-cell table:formula="of:=[.AM209]&amp;IF(ISBLANK([.N209]);&quot;&quot;;&quot;/&quot;&amp;[.N209])" office:value-type="string" office:string-value="0" calcext:value-type="string">
            <text:p>0</text:p>
          </table:table-cell>
          <table:table-cell table:formula="of:=[.AN209]&amp;IF(ISBLANK([.O209]);&quot;&quot;;&quot;/&quot;&amp;[.O209])" office:value-type="string" office:string-value="0" calcext:value-type="string">
            <text:p>0</text:p>
          </table:table-cell>
          <table:table-cell table:formula="of:=[.AO209]&amp;IF(ISBLANK([.P209]);&quot;&quot;;&quot;/&quot;&amp;[.P209])" office:value-type="string" office:string-value="0" calcext:value-type="string">
            <text:p>0</text:p>
          </table:table-cell>
          <table:table-cell table:formula="of:=[.AP209]&amp;IF(ISBLANK([.Q209]);&quot;&quot;;&quot;/&quot;&amp;[.Q209])" office:value-type="string" office:string-value="0" calcext:value-type="string">
            <text:p>0</text:p>
          </table:table-cell>
          <table:table-cell table:formula="of:=[.AQ209]&amp;IF(ISBLANK([.R209]);&quot;&quot;;&quot;/&quot;&amp;[.R209])" office:value-type="string" office:string-value="0" calcext:value-type="string">
            <text:p>0</text:p>
          </table:table-cell>
          <table:table-cell table:formula="of:=[.AR209]&amp;IF(ISBLANK([.S209]);&quot;&quot;;&quot;/&quot;&amp;[.S20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0]" office:value-type="float" office:value="0" calcext:value-type="float">
            <text:p>0</text:p>
          </table:table-cell>
          <table:table-cell table:formula="of:=[.AB210]&amp;IF(ISBLANK([.C210]);&quot;&quot;;&quot;/&quot;&amp;[.C210])" office:value-type="string" office:string-value="0" calcext:value-type="string">
            <text:p>0</text:p>
          </table:table-cell>
          <table:table-cell table:formula="of:=[.AC210]&amp;IF(ISBLANK([.D210]);&quot;&quot;;&quot;/&quot;&amp;[.D210])" office:value-type="string" office:string-value="0" calcext:value-type="string">
            <text:p>0</text:p>
          </table:table-cell>
          <table:table-cell table:formula="of:=[.AD210]&amp;IF(ISBLANK([.E210]);&quot;&quot;;&quot;/&quot;&amp;[.E210])" office:value-type="string" office:string-value="0" calcext:value-type="string">
            <text:p>0</text:p>
          </table:table-cell>
          <table:table-cell table:formula="of:=[.AE210]&amp;IF(ISBLANK([.F210]);&quot;&quot;;&quot;/&quot;&amp;[.F210])" office:value-type="string" office:string-value="0" calcext:value-type="string">
            <text:p>0</text:p>
          </table:table-cell>
          <table:table-cell table:formula="of:=[.AF210]&amp;IF(ISBLANK([.G210]);&quot;&quot;;&quot;/&quot;&amp;[.G210])" office:value-type="string" office:string-value="0" calcext:value-type="string">
            <text:p>0</text:p>
          </table:table-cell>
          <table:table-cell table:formula="of:=[.AG210]&amp;IF(ISBLANK([.H210]);&quot;&quot;;&quot;/&quot;&amp;[.H210])" office:value-type="string" office:string-value="0" calcext:value-type="string">
            <text:p>0</text:p>
          </table:table-cell>
          <table:table-cell table:formula="of:=[.AH210]&amp;IF(ISBLANK([.I210]);&quot;&quot;;&quot;/&quot;&amp;[.I210])" office:value-type="string" office:string-value="0" calcext:value-type="string">
            <text:p>0</text:p>
          </table:table-cell>
          <table:table-cell table:formula="of:=[.AI210]&amp;IF(ISBLANK([.J210]);&quot;&quot;;&quot;/&quot;&amp;[.J210])" office:value-type="string" office:string-value="0" calcext:value-type="string">
            <text:p>0</text:p>
          </table:table-cell>
          <table:table-cell table:formula="of:=[.AJ210]&amp;IF(ISBLANK([.K210]);&quot;&quot;;&quot;/&quot;&amp;[.K210])" office:value-type="string" office:string-value="0" calcext:value-type="string">
            <text:p>0</text:p>
          </table:table-cell>
          <table:table-cell table:formula="of:=[.AK210]&amp;IF(ISBLANK([.L210]);&quot;&quot;;&quot;/&quot;&amp;[.L210])" office:value-type="string" office:string-value="0" calcext:value-type="string">
            <text:p>0</text:p>
          </table:table-cell>
          <table:table-cell table:formula="of:=[.AL210]&amp;IF(ISBLANK([.M210]);&quot;&quot;;&quot;/&quot;&amp;[.M210])" office:value-type="string" office:string-value="0" calcext:value-type="string">
            <text:p>0</text:p>
          </table:table-cell>
          <table:table-cell table:formula="of:=[.AM210]&amp;IF(ISBLANK([.N210]);&quot;&quot;;&quot;/&quot;&amp;[.N210])" office:value-type="string" office:string-value="0" calcext:value-type="string">
            <text:p>0</text:p>
          </table:table-cell>
          <table:table-cell table:formula="of:=[.AN210]&amp;IF(ISBLANK([.O210]);&quot;&quot;;&quot;/&quot;&amp;[.O210])" office:value-type="string" office:string-value="0" calcext:value-type="string">
            <text:p>0</text:p>
          </table:table-cell>
          <table:table-cell table:formula="of:=[.AO210]&amp;IF(ISBLANK([.P210]);&quot;&quot;;&quot;/&quot;&amp;[.P210])" office:value-type="string" office:string-value="0" calcext:value-type="string">
            <text:p>0</text:p>
          </table:table-cell>
          <table:table-cell table:formula="of:=[.AP210]&amp;IF(ISBLANK([.Q210]);&quot;&quot;;&quot;/&quot;&amp;[.Q210])" office:value-type="string" office:string-value="0" calcext:value-type="string">
            <text:p>0</text:p>
          </table:table-cell>
          <table:table-cell table:formula="of:=[.AQ210]&amp;IF(ISBLANK([.R210]);&quot;&quot;;&quot;/&quot;&amp;[.R210])" office:value-type="string" office:string-value="0" calcext:value-type="string">
            <text:p>0</text:p>
          </table:table-cell>
          <table:table-cell table:formula="of:=[.AR210]&amp;IF(ISBLANK([.S210]);&quot;&quot;;&quot;/&quot;&amp;[.S21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1]" office:value-type="float" office:value="0" calcext:value-type="float">
            <text:p>0</text:p>
          </table:table-cell>
          <table:table-cell table:formula="of:=[.AB211]&amp;IF(ISBLANK([.C211]);&quot;&quot;;&quot;/&quot;&amp;[.C211])" office:value-type="string" office:string-value="0" calcext:value-type="string">
            <text:p>0</text:p>
          </table:table-cell>
          <table:table-cell table:formula="of:=[.AC211]&amp;IF(ISBLANK([.D211]);&quot;&quot;;&quot;/&quot;&amp;[.D211])" office:value-type="string" office:string-value="0" calcext:value-type="string">
            <text:p>0</text:p>
          </table:table-cell>
          <table:table-cell table:formula="of:=[.AD211]&amp;IF(ISBLANK([.E211]);&quot;&quot;;&quot;/&quot;&amp;[.E211])" office:value-type="string" office:string-value="0" calcext:value-type="string">
            <text:p>0</text:p>
          </table:table-cell>
          <table:table-cell table:formula="of:=[.AE211]&amp;IF(ISBLANK([.F211]);&quot;&quot;;&quot;/&quot;&amp;[.F211])" office:value-type="string" office:string-value="0" calcext:value-type="string">
            <text:p>0</text:p>
          </table:table-cell>
          <table:table-cell table:formula="of:=[.AF211]&amp;IF(ISBLANK([.G211]);&quot;&quot;;&quot;/&quot;&amp;[.G211])" office:value-type="string" office:string-value="0" calcext:value-type="string">
            <text:p>0</text:p>
          </table:table-cell>
          <table:table-cell table:formula="of:=[.AG211]&amp;IF(ISBLANK([.H211]);&quot;&quot;;&quot;/&quot;&amp;[.H211])" office:value-type="string" office:string-value="0" calcext:value-type="string">
            <text:p>0</text:p>
          </table:table-cell>
          <table:table-cell table:formula="of:=[.AH211]&amp;IF(ISBLANK([.I211]);&quot;&quot;;&quot;/&quot;&amp;[.I211])" office:value-type="string" office:string-value="0" calcext:value-type="string">
            <text:p>0</text:p>
          </table:table-cell>
          <table:table-cell table:formula="of:=[.AI211]&amp;IF(ISBLANK([.J211]);&quot;&quot;;&quot;/&quot;&amp;[.J211])" office:value-type="string" office:string-value="0" calcext:value-type="string">
            <text:p>0</text:p>
          </table:table-cell>
          <table:table-cell table:formula="of:=[.AJ211]&amp;IF(ISBLANK([.K211]);&quot;&quot;;&quot;/&quot;&amp;[.K211])" office:value-type="string" office:string-value="0" calcext:value-type="string">
            <text:p>0</text:p>
          </table:table-cell>
          <table:table-cell table:formula="of:=[.AK211]&amp;IF(ISBLANK([.L211]);&quot;&quot;;&quot;/&quot;&amp;[.L211])" office:value-type="string" office:string-value="0" calcext:value-type="string">
            <text:p>0</text:p>
          </table:table-cell>
          <table:table-cell table:formula="of:=[.AL211]&amp;IF(ISBLANK([.M211]);&quot;&quot;;&quot;/&quot;&amp;[.M211])" office:value-type="string" office:string-value="0" calcext:value-type="string">
            <text:p>0</text:p>
          </table:table-cell>
          <table:table-cell table:formula="of:=[.AM211]&amp;IF(ISBLANK([.N211]);&quot;&quot;;&quot;/&quot;&amp;[.N211])" office:value-type="string" office:string-value="0" calcext:value-type="string">
            <text:p>0</text:p>
          </table:table-cell>
          <table:table-cell table:formula="of:=[.AN211]&amp;IF(ISBLANK([.O211]);&quot;&quot;;&quot;/&quot;&amp;[.O211])" office:value-type="string" office:string-value="0" calcext:value-type="string">
            <text:p>0</text:p>
          </table:table-cell>
          <table:table-cell table:formula="of:=[.AO211]&amp;IF(ISBLANK([.P211]);&quot;&quot;;&quot;/&quot;&amp;[.P211])" office:value-type="string" office:string-value="0" calcext:value-type="string">
            <text:p>0</text:p>
          </table:table-cell>
          <table:table-cell table:formula="of:=[.AP211]&amp;IF(ISBLANK([.Q211]);&quot;&quot;;&quot;/&quot;&amp;[.Q211])" office:value-type="string" office:string-value="0" calcext:value-type="string">
            <text:p>0</text:p>
          </table:table-cell>
          <table:table-cell table:formula="of:=[.AQ211]&amp;IF(ISBLANK([.R211]);&quot;&quot;;&quot;/&quot;&amp;[.R211])" office:value-type="string" office:string-value="0" calcext:value-type="string">
            <text:p>0</text:p>
          </table:table-cell>
          <table:table-cell table:formula="of:=[.AR211]&amp;IF(ISBLANK([.S211]);&quot;&quot;;&quot;/&quot;&amp;[.S21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2]" office:value-type="float" office:value="0" calcext:value-type="float">
            <text:p>0</text:p>
          </table:table-cell>
          <table:table-cell table:formula="of:=[.AB212]&amp;IF(ISBLANK([.C212]);&quot;&quot;;&quot;/&quot;&amp;[.C212])" office:value-type="string" office:string-value="0" calcext:value-type="string">
            <text:p>0</text:p>
          </table:table-cell>
          <table:table-cell table:formula="of:=[.AC212]&amp;IF(ISBLANK([.D212]);&quot;&quot;;&quot;/&quot;&amp;[.D212])" office:value-type="string" office:string-value="0" calcext:value-type="string">
            <text:p>0</text:p>
          </table:table-cell>
          <table:table-cell table:formula="of:=[.AD212]&amp;IF(ISBLANK([.E212]);&quot;&quot;;&quot;/&quot;&amp;[.E212])" office:value-type="string" office:string-value="0" calcext:value-type="string">
            <text:p>0</text:p>
          </table:table-cell>
          <table:table-cell table:formula="of:=[.AE212]&amp;IF(ISBLANK([.F212]);&quot;&quot;;&quot;/&quot;&amp;[.F212])" office:value-type="string" office:string-value="0" calcext:value-type="string">
            <text:p>0</text:p>
          </table:table-cell>
          <table:table-cell table:formula="of:=[.AF212]&amp;IF(ISBLANK([.G212]);&quot;&quot;;&quot;/&quot;&amp;[.G212])" office:value-type="string" office:string-value="0" calcext:value-type="string">
            <text:p>0</text:p>
          </table:table-cell>
          <table:table-cell table:formula="of:=[.AG212]&amp;IF(ISBLANK([.H212]);&quot;&quot;;&quot;/&quot;&amp;[.H212])" office:value-type="string" office:string-value="0" calcext:value-type="string">
            <text:p>0</text:p>
          </table:table-cell>
          <table:table-cell table:formula="of:=[.AH212]&amp;IF(ISBLANK([.I212]);&quot;&quot;;&quot;/&quot;&amp;[.I212])" office:value-type="string" office:string-value="0" calcext:value-type="string">
            <text:p>0</text:p>
          </table:table-cell>
          <table:table-cell table:formula="of:=[.AI212]&amp;IF(ISBLANK([.J212]);&quot;&quot;;&quot;/&quot;&amp;[.J212])" office:value-type="string" office:string-value="0" calcext:value-type="string">
            <text:p>0</text:p>
          </table:table-cell>
          <table:table-cell table:formula="of:=[.AJ212]&amp;IF(ISBLANK([.K212]);&quot;&quot;;&quot;/&quot;&amp;[.K212])" office:value-type="string" office:string-value="0" calcext:value-type="string">
            <text:p>0</text:p>
          </table:table-cell>
          <table:table-cell table:formula="of:=[.AK212]&amp;IF(ISBLANK([.L212]);&quot;&quot;;&quot;/&quot;&amp;[.L212])" office:value-type="string" office:string-value="0" calcext:value-type="string">
            <text:p>0</text:p>
          </table:table-cell>
          <table:table-cell table:formula="of:=[.AL212]&amp;IF(ISBLANK([.M212]);&quot;&quot;;&quot;/&quot;&amp;[.M212])" office:value-type="string" office:string-value="0" calcext:value-type="string">
            <text:p>0</text:p>
          </table:table-cell>
          <table:table-cell table:formula="of:=[.AM212]&amp;IF(ISBLANK([.N212]);&quot;&quot;;&quot;/&quot;&amp;[.N212])" office:value-type="string" office:string-value="0" calcext:value-type="string">
            <text:p>0</text:p>
          </table:table-cell>
          <table:table-cell table:formula="of:=[.AN212]&amp;IF(ISBLANK([.O212]);&quot;&quot;;&quot;/&quot;&amp;[.O212])" office:value-type="string" office:string-value="0" calcext:value-type="string">
            <text:p>0</text:p>
          </table:table-cell>
          <table:table-cell table:formula="of:=[.AO212]&amp;IF(ISBLANK([.P212]);&quot;&quot;;&quot;/&quot;&amp;[.P212])" office:value-type="string" office:string-value="0" calcext:value-type="string">
            <text:p>0</text:p>
          </table:table-cell>
          <table:table-cell table:formula="of:=[.AP212]&amp;IF(ISBLANK([.Q212]);&quot;&quot;;&quot;/&quot;&amp;[.Q212])" office:value-type="string" office:string-value="0" calcext:value-type="string">
            <text:p>0</text:p>
          </table:table-cell>
          <table:table-cell table:formula="of:=[.AQ212]&amp;IF(ISBLANK([.R212]);&quot;&quot;;&quot;/&quot;&amp;[.R212])" office:value-type="string" office:string-value="0" calcext:value-type="string">
            <text:p>0</text:p>
          </table:table-cell>
          <table:table-cell table:formula="of:=[.AR212]&amp;IF(ISBLANK([.S212]);&quot;&quot;;&quot;/&quot;&amp;[.S21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3]" office:value-type="float" office:value="0" calcext:value-type="float">
            <text:p>0</text:p>
          </table:table-cell>
          <table:table-cell table:formula="of:=[.AB213]&amp;IF(ISBLANK([.C213]);&quot;&quot;;&quot;/&quot;&amp;[.C213])" office:value-type="string" office:string-value="0" calcext:value-type="string">
            <text:p>0</text:p>
          </table:table-cell>
          <table:table-cell table:formula="of:=[.AC213]&amp;IF(ISBLANK([.D213]);&quot;&quot;;&quot;/&quot;&amp;[.D213])" office:value-type="string" office:string-value="0" calcext:value-type="string">
            <text:p>0</text:p>
          </table:table-cell>
          <table:table-cell table:formula="of:=[.AD213]&amp;IF(ISBLANK([.E213]);&quot;&quot;;&quot;/&quot;&amp;[.E213])" office:value-type="string" office:string-value="0" calcext:value-type="string">
            <text:p>0</text:p>
          </table:table-cell>
          <table:table-cell table:formula="of:=[.AE213]&amp;IF(ISBLANK([.F213]);&quot;&quot;;&quot;/&quot;&amp;[.F213])" office:value-type="string" office:string-value="0" calcext:value-type="string">
            <text:p>0</text:p>
          </table:table-cell>
          <table:table-cell table:formula="of:=[.AF213]&amp;IF(ISBLANK([.G213]);&quot;&quot;;&quot;/&quot;&amp;[.G213])" office:value-type="string" office:string-value="0" calcext:value-type="string">
            <text:p>0</text:p>
          </table:table-cell>
          <table:table-cell table:formula="of:=[.AG213]&amp;IF(ISBLANK([.H213]);&quot;&quot;;&quot;/&quot;&amp;[.H213])" office:value-type="string" office:string-value="0" calcext:value-type="string">
            <text:p>0</text:p>
          </table:table-cell>
          <table:table-cell table:formula="of:=[.AH213]&amp;IF(ISBLANK([.I213]);&quot;&quot;;&quot;/&quot;&amp;[.I213])" office:value-type="string" office:string-value="0" calcext:value-type="string">
            <text:p>0</text:p>
          </table:table-cell>
          <table:table-cell table:formula="of:=[.AI213]&amp;IF(ISBLANK([.J213]);&quot;&quot;;&quot;/&quot;&amp;[.J213])" office:value-type="string" office:string-value="0" calcext:value-type="string">
            <text:p>0</text:p>
          </table:table-cell>
          <table:table-cell table:formula="of:=[.AJ213]&amp;IF(ISBLANK([.K213]);&quot;&quot;;&quot;/&quot;&amp;[.K213])" office:value-type="string" office:string-value="0" calcext:value-type="string">
            <text:p>0</text:p>
          </table:table-cell>
          <table:table-cell table:formula="of:=[.AK213]&amp;IF(ISBLANK([.L213]);&quot;&quot;;&quot;/&quot;&amp;[.L213])" office:value-type="string" office:string-value="0" calcext:value-type="string">
            <text:p>0</text:p>
          </table:table-cell>
          <table:table-cell table:formula="of:=[.AL213]&amp;IF(ISBLANK([.M213]);&quot;&quot;;&quot;/&quot;&amp;[.M213])" office:value-type="string" office:string-value="0" calcext:value-type="string">
            <text:p>0</text:p>
          </table:table-cell>
          <table:table-cell table:formula="of:=[.AM213]&amp;IF(ISBLANK([.N213]);&quot;&quot;;&quot;/&quot;&amp;[.N213])" office:value-type="string" office:string-value="0" calcext:value-type="string">
            <text:p>0</text:p>
          </table:table-cell>
          <table:table-cell table:formula="of:=[.AN213]&amp;IF(ISBLANK([.O213]);&quot;&quot;;&quot;/&quot;&amp;[.O213])" office:value-type="string" office:string-value="0" calcext:value-type="string">
            <text:p>0</text:p>
          </table:table-cell>
          <table:table-cell table:formula="of:=[.AO213]&amp;IF(ISBLANK([.P213]);&quot;&quot;;&quot;/&quot;&amp;[.P213])" office:value-type="string" office:string-value="0" calcext:value-type="string">
            <text:p>0</text:p>
          </table:table-cell>
          <table:table-cell table:formula="of:=[.AP213]&amp;IF(ISBLANK([.Q213]);&quot;&quot;;&quot;/&quot;&amp;[.Q213])" office:value-type="string" office:string-value="0" calcext:value-type="string">
            <text:p>0</text:p>
          </table:table-cell>
          <table:table-cell table:formula="of:=[.AQ213]&amp;IF(ISBLANK([.R213]);&quot;&quot;;&quot;/&quot;&amp;[.R213])" office:value-type="string" office:string-value="0" calcext:value-type="string">
            <text:p>0</text:p>
          </table:table-cell>
          <table:table-cell table:formula="of:=[.AR213]&amp;IF(ISBLANK([.S213]);&quot;&quot;;&quot;/&quot;&amp;[.S21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4]" office:value-type="float" office:value="0" calcext:value-type="float">
            <text:p>0</text:p>
          </table:table-cell>
          <table:table-cell table:formula="of:=[.AB214]&amp;IF(ISBLANK([.C214]);&quot;&quot;;&quot;/&quot;&amp;[.C214])" office:value-type="string" office:string-value="0" calcext:value-type="string">
            <text:p>0</text:p>
          </table:table-cell>
          <table:table-cell table:formula="of:=[.AC214]&amp;IF(ISBLANK([.D214]);&quot;&quot;;&quot;/&quot;&amp;[.D214])" office:value-type="string" office:string-value="0" calcext:value-type="string">
            <text:p>0</text:p>
          </table:table-cell>
          <table:table-cell table:formula="of:=[.AD214]&amp;IF(ISBLANK([.E214]);&quot;&quot;;&quot;/&quot;&amp;[.E214])" office:value-type="string" office:string-value="0" calcext:value-type="string">
            <text:p>0</text:p>
          </table:table-cell>
          <table:table-cell table:formula="of:=[.AE214]&amp;IF(ISBLANK([.F214]);&quot;&quot;;&quot;/&quot;&amp;[.F214])" office:value-type="string" office:string-value="0" calcext:value-type="string">
            <text:p>0</text:p>
          </table:table-cell>
          <table:table-cell table:formula="of:=[.AF214]&amp;IF(ISBLANK([.G214]);&quot;&quot;;&quot;/&quot;&amp;[.G214])" office:value-type="string" office:string-value="0" calcext:value-type="string">
            <text:p>0</text:p>
          </table:table-cell>
          <table:table-cell table:formula="of:=[.AG214]&amp;IF(ISBLANK([.H214]);&quot;&quot;;&quot;/&quot;&amp;[.H214])" office:value-type="string" office:string-value="0" calcext:value-type="string">
            <text:p>0</text:p>
          </table:table-cell>
          <table:table-cell table:formula="of:=[.AH214]&amp;IF(ISBLANK([.I214]);&quot;&quot;;&quot;/&quot;&amp;[.I214])" office:value-type="string" office:string-value="0" calcext:value-type="string">
            <text:p>0</text:p>
          </table:table-cell>
          <table:table-cell table:formula="of:=[.AI214]&amp;IF(ISBLANK([.J214]);&quot;&quot;;&quot;/&quot;&amp;[.J214])" office:value-type="string" office:string-value="0" calcext:value-type="string">
            <text:p>0</text:p>
          </table:table-cell>
          <table:table-cell table:formula="of:=[.AJ214]&amp;IF(ISBLANK([.K214]);&quot;&quot;;&quot;/&quot;&amp;[.K214])" office:value-type="string" office:string-value="0" calcext:value-type="string">
            <text:p>0</text:p>
          </table:table-cell>
          <table:table-cell table:formula="of:=[.AK214]&amp;IF(ISBLANK([.L214]);&quot;&quot;;&quot;/&quot;&amp;[.L214])" office:value-type="string" office:string-value="0" calcext:value-type="string">
            <text:p>0</text:p>
          </table:table-cell>
          <table:table-cell table:formula="of:=[.AL214]&amp;IF(ISBLANK([.M214]);&quot;&quot;;&quot;/&quot;&amp;[.M214])" office:value-type="string" office:string-value="0" calcext:value-type="string">
            <text:p>0</text:p>
          </table:table-cell>
          <table:table-cell table:formula="of:=[.AM214]&amp;IF(ISBLANK([.N214]);&quot;&quot;;&quot;/&quot;&amp;[.N214])" office:value-type="string" office:string-value="0" calcext:value-type="string">
            <text:p>0</text:p>
          </table:table-cell>
          <table:table-cell table:formula="of:=[.AN214]&amp;IF(ISBLANK([.O214]);&quot;&quot;;&quot;/&quot;&amp;[.O214])" office:value-type="string" office:string-value="0" calcext:value-type="string">
            <text:p>0</text:p>
          </table:table-cell>
          <table:table-cell table:formula="of:=[.AO214]&amp;IF(ISBLANK([.P214]);&quot;&quot;;&quot;/&quot;&amp;[.P214])" office:value-type="string" office:string-value="0" calcext:value-type="string">
            <text:p>0</text:p>
          </table:table-cell>
          <table:table-cell table:formula="of:=[.AP214]&amp;IF(ISBLANK([.Q214]);&quot;&quot;;&quot;/&quot;&amp;[.Q214])" office:value-type="string" office:string-value="0" calcext:value-type="string">
            <text:p>0</text:p>
          </table:table-cell>
          <table:table-cell table:formula="of:=[.AQ214]&amp;IF(ISBLANK([.R214]);&quot;&quot;;&quot;/&quot;&amp;[.R214])" office:value-type="string" office:string-value="0" calcext:value-type="string">
            <text:p>0</text:p>
          </table:table-cell>
          <table:table-cell table:formula="of:=[.AR214]&amp;IF(ISBLANK([.S214]);&quot;&quot;;&quot;/&quot;&amp;[.S21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5]" office:value-type="float" office:value="0" calcext:value-type="float">
            <text:p>0</text:p>
          </table:table-cell>
          <table:table-cell table:formula="of:=[.AB215]&amp;IF(ISBLANK([.C215]);&quot;&quot;;&quot;/&quot;&amp;[.C215])" office:value-type="string" office:string-value="0" calcext:value-type="string">
            <text:p>0</text:p>
          </table:table-cell>
          <table:table-cell table:formula="of:=[.AC215]&amp;IF(ISBLANK([.D215]);&quot;&quot;;&quot;/&quot;&amp;[.D215])" office:value-type="string" office:string-value="0" calcext:value-type="string">
            <text:p>0</text:p>
          </table:table-cell>
          <table:table-cell table:formula="of:=[.AD215]&amp;IF(ISBLANK([.E215]);&quot;&quot;;&quot;/&quot;&amp;[.E215])" office:value-type="string" office:string-value="0" calcext:value-type="string">
            <text:p>0</text:p>
          </table:table-cell>
          <table:table-cell table:formula="of:=[.AE215]&amp;IF(ISBLANK([.F215]);&quot;&quot;;&quot;/&quot;&amp;[.F215])" office:value-type="string" office:string-value="0" calcext:value-type="string">
            <text:p>0</text:p>
          </table:table-cell>
          <table:table-cell table:formula="of:=[.AF215]&amp;IF(ISBLANK([.G215]);&quot;&quot;;&quot;/&quot;&amp;[.G215])" office:value-type="string" office:string-value="0" calcext:value-type="string">
            <text:p>0</text:p>
          </table:table-cell>
          <table:table-cell table:formula="of:=[.AG215]&amp;IF(ISBLANK([.H215]);&quot;&quot;;&quot;/&quot;&amp;[.H215])" office:value-type="string" office:string-value="0" calcext:value-type="string">
            <text:p>0</text:p>
          </table:table-cell>
          <table:table-cell table:formula="of:=[.AH215]&amp;IF(ISBLANK([.I215]);&quot;&quot;;&quot;/&quot;&amp;[.I215])" office:value-type="string" office:string-value="0" calcext:value-type="string">
            <text:p>0</text:p>
          </table:table-cell>
          <table:table-cell table:formula="of:=[.AI215]&amp;IF(ISBLANK([.J215]);&quot;&quot;;&quot;/&quot;&amp;[.J215])" office:value-type="string" office:string-value="0" calcext:value-type="string">
            <text:p>0</text:p>
          </table:table-cell>
          <table:table-cell table:formula="of:=[.AJ215]&amp;IF(ISBLANK([.K215]);&quot;&quot;;&quot;/&quot;&amp;[.K215])" office:value-type="string" office:string-value="0" calcext:value-type="string">
            <text:p>0</text:p>
          </table:table-cell>
          <table:table-cell table:formula="of:=[.AK215]&amp;IF(ISBLANK([.L215]);&quot;&quot;;&quot;/&quot;&amp;[.L215])" office:value-type="string" office:string-value="0" calcext:value-type="string">
            <text:p>0</text:p>
          </table:table-cell>
          <table:table-cell table:formula="of:=[.AL215]&amp;IF(ISBLANK([.M215]);&quot;&quot;;&quot;/&quot;&amp;[.M215])" office:value-type="string" office:string-value="0" calcext:value-type="string">
            <text:p>0</text:p>
          </table:table-cell>
          <table:table-cell table:formula="of:=[.AM215]&amp;IF(ISBLANK([.N215]);&quot;&quot;;&quot;/&quot;&amp;[.N215])" office:value-type="string" office:string-value="0" calcext:value-type="string">
            <text:p>0</text:p>
          </table:table-cell>
          <table:table-cell table:formula="of:=[.AN215]&amp;IF(ISBLANK([.O215]);&quot;&quot;;&quot;/&quot;&amp;[.O215])" office:value-type="string" office:string-value="0" calcext:value-type="string">
            <text:p>0</text:p>
          </table:table-cell>
          <table:table-cell table:formula="of:=[.AO215]&amp;IF(ISBLANK([.P215]);&quot;&quot;;&quot;/&quot;&amp;[.P215])" office:value-type="string" office:string-value="0" calcext:value-type="string">
            <text:p>0</text:p>
          </table:table-cell>
          <table:table-cell table:formula="of:=[.AP215]&amp;IF(ISBLANK([.Q215]);&quot;&quot;;&quot;/&quot;&amp;[.Q215])" office:value-type="string" office:string-value="0" calcext:value-type="string">
            <text:p>0</text:p>
          </table:table-cell>
          <table:table-cell table:formula="of:=[.AQ215]&amp;IF(ISBLANK([.R215]);&quot;&quot;;&quot;/&quot;&amp;[.R215])" office:value-type="string" office:string-value="0" calcext:value-type="string">
            <text:p>0</text:p>
          </table:table-cell>
          <table:table-cell table:formula="of:=[.AR215]&amp;IF(ISBLANK([.S215]);&quot;&quot;;&quot;/&quot;&amp;[.S21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6]" office:value-type="float" office:value="0" calcext:value-type="float">
            <text:p>0</text:p>
          </table:table-cell>
          <table:table-cell table:formula="of:=[.AB216]&amp;IF(ISBLANK([.C216]);&quot;&quot;;&quot;/&quot;&amp;[.C216])" office:value-type="string" office:string-value="0" calcext:value-type="string">
            <text:p>0</text:p>
          </table:table-cell>
          <table:table-cell table:formula="of:=[.AC216]&amp;IF(ISBLANK([.D216]);&quot;&quot;;&quot;/&quot;&amp;[.D216])" office:value-type="string" office:string-value="0" calcext:value-type="string">
            <text:p>0</text:p>
          </table:table-cell>
          <table:table-cell table:formula="of:=[.AD216]&amp;IF(ISBLANK([.E216]);&quot;&quot;;&quot;/&quot;&amp;[.E216])" office:value-type="string" office:string-value="0" calcext:value-type="string">
            <text:p>0</text:p>
          </table:table-cell>
          <table:table-cell table:formula="of:=[.AE216]&amp;IF(ISBLANK([.F216]);&quot;&quot;;&quot;/&quot;&amp;[.F216])" office:value-type="string" office:string-value="0" calcext:value-type="string">
            <text:p>0</text:p>
          </table:table-cell>
          <table:table-cell table:formula="of:=[.AF216]&amp;IF(ISBLANK([.G216]);&quot;&quot;;&quot;/&quot;&amp;[.G216])" office:value-type="string" office:string-value="0" calcext:value-type="string">
            <text:p>0</text:p>
          </table:table-cell>
          <table:table-cell table:formula="of:=[.AG216]&amp;IF(ISBLANK([.H216]);&quot;&quot;;&quot;/&quot;&amp;[.H216])" office:value-type="string" office:string-value="0" calcext:value-type="string">
            <text:p>0</text:p>
          </table:table-cell>
          <table:table-cell table:formula="of:=[.AH216]&amp;IF(ISBLANK([.I216]);&quot;&quot;;&quot;/&quot;&amp;[.I216])" office:value-type="string" office:string-value="0" calcext:value-type="string">
            <text:p>0</text:p>
          </table:table-cell>
          <table:table-cell table:formula="of:=[.AI216]&amp;IF(ISBLANK([.J216]);&quot;&quot;;&quot;/&quot;&amp;[.J216])" office:value-type="string" office:string-value="0" calcext:value-type="string">
            <text:p>0</text:p>
          </table:table-cell>
          <table:table-cell table:formula="of:=[.AJ216]&amp;IF(ISBLANK([.K216]);&quot;&quot;;&quot;/&quot;&amp;[.K216])" office:value-type="string" office:string-value="0" calcext:value-type="string">
            <text:p>0</text:p>
          </table:table-cell>
          <table:table-cell table:formula="of:=[.AK216]&amp;IF(ISBLANK([.L216]);&quot;&quot;;&quot;/&quot;&amp;[.L216])" office:value-type="string" office:string-value="0" calcext:value-type="string">
            <text:p>0</text:p>
          </table:table-cell>
          <table:table-cell table:formula="of:=[.AL216]&amp;IF(ISBLANK([.M216]);&quot;&quot;;&quot;/&quot;&amp;[.M216])" office:value-type="string" office:string-value="0" calcext:value-type="string">
            <text:p>0</text:p>
          </table:table-cell>
          <table:table-cell table:formula="of:=[.AM216]&amp;IF(ISBLANK([.N216]);&quot;&quot;;&quot;/&quot;&amp;[.N216])" office:value-type="string" office:string-value="0" calcext:value-type="string">
            <text:p>0</text:p>
          </table:table-cell>
          <table:table-cell table:formula="of:=[.AN216]&amp;IF(ISBLANK([.O216]);&quot;&quot;;&quot;/&quot;&amp;[.O216])" office:value-type="string" office:string-value="0" calcext:value-type="string">
            <text:p>0</text:p>
          </table:table-cell>
          <table:table-cell table:formula="of:=[.AO216]&amp;IF(ISBLANK([.P216]);&quot;&quot;;&quot;/&quot;&amp;[.P216])" office:value-type="string" office:string-value="0" calcext:value-type="string">
            <text:p>0</text:p>
          </table:table-cell>
          <table:table-cell table:formula="of:=[.AP216]&amp;IF(ISBLANK([.Q216]);&quot;&quot;;&quot;/&quot;&amp;[.Q216])" office:value-type="string" office:string-value="0" calcext:value-type="string">
            <text:p>0</text:p>
          </table:table-cell>
          <table:table-cell table:formula="of:=[.AQ216]&amp;IF(ISBLANK([.R216]);&quot;&quot;;&quot;/&quot;&amp;[.R216])" office:value-type="string" office:string-value="0" calcext:value-type="string">
            <text:p>0</text:p>
          </table:table-cell>
          <table:table-cell table:formula="of:=[.AR216]&amp;IF(ISBLANK([.S216]);&quot;&quot;;&quot;/&quot;&amp;[.S21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7]" office:value-type="float" office:value="0" calcext:value-type="float">
            <text:p>0</text:p>
          </table:table-cell>
          <table:table-cell table:formula="of:=[.AB217]&amp;IF(ISBLANK([.C217]);&quot;&quot;;&quot;/&quot;&amp;[.C217])" office:value-type="string" office:string-value="0" calcext:value-type="string">
            <text:p>0</text:p>
          </table:table-cell>
          <table:table-cell table:formula="of:=[.AC217]&amp;IF(ISBLANK([.D217]);&quot;&quot;;&quot;/&quot;&amp;[.D217])" office:value-type="string" office:string-value="0" calcext:value-type="string">
            <text:p>0</text:p>
          </table:table-cell>
          <table:table-cell table:formula="of:=[.AD217]&amp;IF(ISBLANK([.E217]);&quot;&quot;;&quot;/&quot;&amp;[.E217])" office:value-type="string" office:string-value="0" calcext:value-type="string">
            <text:p>0</text:p>
          </table:table-cell>
          <table:table-cell table:formula="of:=[.AE217]&amp;IF(ISBLANK([.F217]);&quot;&quot;;&quot;/&quot;&amp;[.F217])" office:value-type="string" office:string-value="0" calcext:value-type="string">
            <text:p>0</text:p>
          </table:table-cell>
          <table:table-cell table:formula="of:=[.AF217]&amp;IF(ISBLANK([.G217]);&quot;&quot;;&quot;/&quot;&amp;[.G217])" office:value-type="string" office:string-value="0" calcext:value-type="string">
            <text:p>0</text:p>
          </table:table-cell>
          <table:table-cell table:formula="of:=[.AG217]&amp;IF(ISBLANK([.H217]);&quot;&quot;;&quot;/&quot;&amp;[.H217])" office:value-type="string" office:string-value="0" calcext:value-type="string">
            <text:p>0</text:p>
          </table:table-cell>
          <table:table-cell table:formula="of:=[.AH217]&amp;IF(ISBLANK([.I217]);&quot;&quot;;&quot;/&quot;&amp;[.I217])" office:value-type="string" office:string-value="0" calcext:value-type="string">
            <text:p>0</text:p>
          </table:table-cell>
          <table:table-cell table:formula="of:=[.AI217]&amp;IF(ISBLANK([.J217]);&quot;&quot;;&quot;/&quot;&amp;[.J217])" office:value-type="string" office:string-value="0" calcext:value-type="string">
            <text:p>0</text:p>
          </table:table-cell>
          <table:table-cell table:formula="of:=[.AJ217]&amp;IF(ISBLANK([.K217]);&quot;&quot;;&quot;/&quot;&amp;[.K217])" office:value-type="string" office:string-value="0" calcext:value-type="string">
            <text:p>0</text:p>
          </table:table-cell>
          <table:table-cell table:formula="of:=[.AK217]&amp;IF(ISBLANK([.L217]);&quot;&quot;;&quot;/&quot;&amp;[.L217])" office:value-type="string" office:string-value="0" calcext:value-type="string">
            <text:p>0</text:p>
          </table:table-cell>
          <table:table-cell table:formula="of:=[.AL217]&amp;IF(ISBLANK([.M217]);&quot;&quot;;&quot;/&quot;&amp;[.M217])" office:value-type="string" office:string-value="0" calcext:value-type="string">
            <text:p>0</text:p>
          </table:table-cell>
          <table:table-cell table:formula="of:=[.AM217]&amp;IF(ISBLANK([.N217]);&quot;&quot;;&quot;/&quot;&amp;[.N217])" office:value-type="string" office:string-value="0" calcext:value-type="string">
            <text:p>0</text:p>
          </table:table-cell>
          <table:table-cell table:formula="of:=[.AN217]&amp;IF(ISBLANK([.O217]);&quot;&quot;;&quot;/&quot;&amp;[.O217])" office:value-type="string" office:string-value="0" calcext:value-type="string">
            <text:p>0</text:p>
          </table:table-cell>
          <table:table-cell table:formula="of:=[.AO217]&amp;IF(ISBLANK([.P217]);&quot;&quot;;&quot;/&quot;&amp;[.P217])" office:value-type="string" office:string-value="0" calcext:value-type="string">
            <text:p>0</text:p>
          </table:table-cell>
          <table:table-cell table:formula="of:=[.AP217]&amp;IF(ISBLANK([.Q217]);&quot;&quot;;&quot;/&quot;&amp;[.Q217])" office:value-type="string" office:string-value="0" calcext:value-type="string">
            <text:p>0</text:p>
          </table:table-cell>
          <table:table-cell table:formula="of:=[.AQ217]&amp;IF(ISBLANK([.R217]);&quot;&quot;;&quot;/&quot;&amp;[.R217])" office:value-type="string" office:string-value="0" calcext:value-type="string">
            <text:p>0</text:p>
          </table:table-cell>
          <table:table-cell table:formula="of:=[.AR217]&amp;IF(ISBLANK([.S217]);&quot;&quot;;&quot;/&quot;&amp;[.S21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8]" office:value-type="float" office:value="0" calcext:value-type="float">
            <text:p>0</text:p>
          </table:table-cell>
          <table:table-cell table:formula="of:=[.AB218]&amp;IF(ISBLANK([.C218]);&quot;&quot;;&quot;/&quot;&amp;[.C218])" office:value-type="string" office:string-value="0" calcext:value-type="string">
            <text:p>0</text:p>
          </table:table-cell>
          <table:table-cell table:formula="of:=[.AC218]&amp;IF(ISBLANK([.D218]);&quot;&quot;;&quot;/&quot;&amp;[.D218])" office:value-type="string" office:string-value="0" calcext:value-type="string">
            <text:p>0</text:p>
          </table:table-cell>
          <table:table-cell table:formula="of:=[.AD218]&amp;IF(ISBLANK([.E218]);&quot;&quot;;&quot;/&quot;&amp;[.E218])" office:value-type="string" office:string-value="0" calcext:value-type="string">
            <text:p>0</text:p>
          </table:table-cell>
          <table:table-cell table:formula="of:=[.AE218]&amp;IF(ISBLANK([.F218]);&quot;&quot;;&quot;/&quot;&amp;[.F218])" office:value-type="string" office:string-value="0" calcext:value-type="string">
            <text:p>0</text:p>
          </table:table-cell>
          <table:table-cell table:formula="of:=[.AF218]&amp;IF(ISBLANK([.G218]);&quot;&quot;;&quot;/&quot;&amp;[.G218])" office:value-type="string" office:string-value="0" calcext:value-type="string">
            <text:p>0</text:p>
          </table:table-cell>
          <table:table-cell table:formula="of:=[.AG218]&amp;IF(ISBLANK([.H218]);&quot;&quot;;&quot;/&quot;&amp;[.H218])" office:value-type="string" office:string-value="0" calcext:value-type="string">
            <text:p>0</text:p>
          </table:table-cell>
          <table:table-cell table:formula="of:=[.AH218]&amp;IF(ISBLANK([.I218]);&quot;&quot;;&quot;/&quot;&amp;[.I218])" office:value-type="string" office:string-value="0" calcext:value-type="string">
            <text:p>0</text:p>
          </table:table-cell>
          <table:table-cell table:formula="of:=[.AI218]&amp;IF(ISBLANK([.J218]);&quot;&quot;;&quot;/&quot;&amp;[.J218])" office:value-type="string" office:string-value="0" calcext:value-type="string">
            <text:p>0</text:p>
          </table:table-cell>
          <table:table-cell table:formula="of:=[.AJ218]&amp;IF(ISBLANK([.K218]);&quot;&quot;;&quot;/&quot;&amp;[.K218])" office:value-type="string" office:string-value="0" calcext:value-type="string">
            <text:p>0</text:p>
          </table:table-cell>
          <table:table-cell table:formula="of:=[.AK218]&amp;IF(ISBLANK([.L218]);&quot;&quot;;&quot;/&quot;&amp;[.L218])" office:value-type="string" office:string-value="0" calcext:value-type="string">
            <text:p>0</text:p>
          </table:table-cell>
          <table:table-cell table:formula="of:=[.AL218]&amp;IF(ISBLANK([.M218]);&quot;&quot;;&quot;/&quot;&amp;[.M218])" office:value-type="string" office:string-value="0" calcext:value-type="string">
            <text:p>0</text:p>
          </table:table-cell>
          <table:table-cell table:formula="of:=[.AM218]&amp;IF(ISBLANK([.N218]);&quot;&quot;;&quot;/&quot;&amp;[.N218])" office:value-type="string" office:string-value="0" calcext:value-type="string">
            <text:p>0</text:p>
          </table:table-cell>
          <table:table-cell table:formula="of:=[.AN218]&amp;IF(ISBLANK([.O218]);&quot;&quot;;&quot;/&quot;&amp;[.O218])" office:value-type="string" office:string-value="0" calcext:value-type="string">
            <text:p>0</text:p>
          </table:table-cell>
          <table:table-cell table:formula="of:=[.AO218]&amp;IF(ISBLANK([.P218]);&quot;&quot;;&quot;/&quot;&amp;[.P218])" office:value-type="string" office:string-value="0" calcext:value-type="string">
            <text:p>0</text:p>
          </table:table-cell>
          <table:table-cell table:formula="of:=[.AP218]&amp;IF(ISBLANK([.Q218]);&quot;&quot;;&quot;/&quot;&amp;[.Q218])" office:value-type="string" office:string-value="0" calcext:value-type="string">
            <text:p>0</text:p>
          </table:table-cell>
          <table:table-cell table:formula="of:=[.AQ218]&amp;IF(ISBLANK([.R218]);&quot;&quot;;&quot;/&quot;&amp;[.R218])" office:value-type="string" office:string-value="0" calcext:value-type="string">
            <text:p>0</text:p>
          </table:table-cell>
          <table:table-cell table:formula="of:=[.AR218]&amp;IF(ISBLANK([.S218]);&quot;&quot;;&quot;/&quot;&amp;[.S21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9]" office:value-type="float" office:value="0" calcext:value-type="float">
            <text:p>0</text:p>
          </table:table-cell>
          <table:table-cell table:formula="of:=[.AB219]&amp;IF(ISBLANK([.C219]);&quot;&quot;;&quot;/&quot;&amp;[.C219])" office:value-type="string" office:string-value="0" calcext:value-type="string">
            <text:p>0</text:p>
          </table:table-cell>
          <table:table-cell table:formula="of:=[.AC219]&amp;IF(ISBLANK([.D219]);&quot;&quot;;&quot;/&quot;&amp;[.D219])" office:value-type="string" office:string-value="0" calcext:value-type="string">
            <text:p>0</text:p>
          </table:table-cell>
          <table:table-cell table:formula="of:=[.AD219]&amp;IF(ISBLANK([.E219]);&quot;&quot;;&quot;/&quot;&amp;[.E219])" office:value-type="string" office:string-value="0" calcext:value-type="string">
            <text:p>0</text:p>
          </table:table-cell>
          <table:table-cell table:formula="of:=[.AE219]&amp;IF(ISBLANK([.F219]);&quot;&quot;;&quot;/&quot;&amp;[.F219])" office:value-type="string" office:string-value="0" calcext:value-type="string">
            <text:p>0</text:p>
          </table:table-cell>
          <table:table-cell table:formula="of:=[.AF219]&amp;IF(ISBLANK([.G219]);&quot;&quot;;&quot;/&quot;&amp;[.G219])" office:value-type="string" office:string-value="0" calcext:value-type="string">
            <text:p>0</text:p>
          </table:table-cell>
          <table:table-cell table:formula="of:=[.AG219]&amp;IF(ISBLANK([.H219]);&quot;&quot;;&quot;/&quot;&amp;[.H219])" office:value-type="string" office:string-value="0" calcext:value-type="string">
            <text:p>0</text:p>
          </table:table-cell>
          <table:table-cell table:formula="of:=[.AH219]&amp;IF(ISBLANK([.I219]);&quot;&quot;;&quot;/&quot;&amp;[.I219])" office:value-type="string" office:string-value="0" calcext:value-type="string">
            <text:p>0</text:p>
          </table:table-cell>
          <table:table-cell table:formula="of:=[.AI219]&amp;IF(ISBLANK([.J219]);&quot;&quot;;&quot;/&quot;&amp;[.J219])" office:value-type="string" office:string-value="0" calcext:value-type="string">
            <text:p>0</text:p>
          </table:table-cell>
          <table:table-cell table:formula="of:=[.AJ219]&amp;IF(ISBLANK([.K219]);&quot;&quot;;&quot;/&quot;&amp;[.K219])" office:value-type="string" office:string-value="0" calcext:value-type="string">
            <text:p>0</text:p>
          </table:table-cell>
          <table:table-cell table:formula="of:=[.AK219]&amp;IF(ISBLANK([.L219]);&quot;&quot;;&quot;/&quot;&amp;[.L219])" office:value-type="string" office:string-value="0" calcext:value-type="string">
            <text:p>0</text:p>
          </table:table-cell>
          <table:table-cell table:formula="of:=[.AL219]&amp;IF(ISBLANK([.M219]);&quot;&quot;;&quot;/&quot;&amp;[.M219])" office:value-type="string" office:string-value="0" calcext:value-type="string">
            <text:p>0</text:p>
          </table:table-cell>
          <table:table-cell table:formula="of:=[.AM219]&amp;IF(ISBLANK([.N219]);&quot;&quot;;&quot;/&quot;&amp;[.N219])" office:value-type="string" office:string-value="0" calcext:value-type="string">
            <text:p>0</text:p>
          </table:table-cell>
          <table:table-cell table:formula="of:=[.AN219]&amp;IF(ISBLANK([.O219]);&quot;&quot;;&quot;/&quot;&amp;[.O219])" office:value-type="string" office:string-value="0" calcext:value-type="string">
            <text:p>0</text:p>
          </table:table-cell>
          <table:table-cell table:formula="of:=[.AO219]&amp;IF(ISBLANK([.P219]);&quot;&quot;;&quot;/&quot;&amp;[.P219])" office:value-type="string" office:string-value="0" calcext:value-type="string">
            <text:p>0</text:p>
          </table:table-cell>
          <table:table-cell table:formula="of:=[.AP219]&amp;IF(ISBLANK([.Q219]);&quot;&quot;;&quot;/&quot;&amp;[.Q219])" office:value-type="string" office:string-value="0" calcext:value-type="string">
            <text:p>0</text:p>
          </table:table-cell>
          <table:table-cell table:formula="of:=[.AQ219]&amp;IF(ISBLANK([.R219]);&quot;&quot;;&quot;/&quot;&amp;[.R219])" office:value-type="string" office:string-value="0" calcext:value-type="string">
            <text:p>0</text:p>
          </table:table-cell>
          <table:table-cell table:formula="of:=[.AR219]&amp;IF(ISBLANK([.S219]);&quot;&quot;;&quot;/&quot;&amp;[.S21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0]" office:value-type="float" office:value="0" calcext:value-type="float">
            <text:p>0</text:p>
          </table:table-cell>
          <table:table-cell table:formula="of:=[.AB220]&amp;IF(ISBLANK([.C220]);&quot;&quot;;&quot;/&quot;&amp;[.C220])" office:value-type="string" office:string-value="0" calcext:value-type="string">
            <text:p>0</text:p>
          </table:table-cell>
          <table:table-cell table:formula="of:=[.AC220]&amp;IF(ISBLANK([.D220]);&quot;&quot;;&quot;/&quot;&amp;[.D220])" office:value-type="string" office:string-value="0" calcext:value-type="string">
            <text:p>0</text:p>
          </table:table-cell>
          <table:table-cell table:formula="of:=[.AD220]&amp;IF(ISBLANK([.E220]);&quot;&quot;;&quot;/&quot;&amp;[.E220])" office:value-type="string" office:string-value="0" calcext:value-type="string">
            <text:p>0</text:p>
          </table:table-cell>
          <table:table-cell table:formula="of:=[.AE220]&amp;IF(ISBLANK([.F220]);&quot;&quot;;&quot;/&quot;&amp;[.F220])" office:value-type="string" office:string-value="0" calcext:value-type="string">
            <text:p>0</text:p>
          </table:table-cell>
          <table:table-cell table:formula="of:=[.AF220]&amp;IF(ISBLANK([.G220]);&quot;&quot;;&quot;/&quot;&amp;[.G220])" office:value-type="string" office:string-value="0" calcext:value-type="string">
            <text:p>0</text:p>
          </table:table-cell>
          <table:table-cell table:formula="of:=[.AG220]&amp;IF(ISBLANK([.H220]);&quot;&quot;;&quot;/&quot;&amp;[.H220])" office:value-type="string" office:string-value="0" calcext:value-type="string">
            <text:p>0</text:p>
          </table:table-cell>
          <table:table-cell table:formula="of:=[.AH220]&amp;IF(ISBLANK([.I220]);&quot;&quot;;&quot;/&quot;&amp;[.I220])" office:value-type="string" office:string-value="0" calcext:value-type="string">
            <text:p>0</text:p>
          </table:table-cell>
          <table:table-cell table:formula="of:=[.AI220]&amp;IF(ISBLANK([.J220]);&quot;&quot;;&quot;/&quot;&amp;[.J220])" office:value-type="string" office:string-value="0" calcext:value-type="string">
            <text:p>0</text:p>
          </table:table-cell>
          <table:table-cell table:formula="of:=[.AJ220]&amp;IF(ISBLANK([.K220]);&quot;&quot;;&quot;/&quot;&amp;[.K220])" office:value-type="string" office:string-value="0" calcext:value-type="string">
            <text:p>0</text:p>
          </table:table-cell>
          <table:table-cell table:formula="of:=[.AK220]&amp;IF(ISBLANK([.L220]);&quot;&quot;;&quot;/&quot;&amp;[.L220])" office:value-type="string" office:string-value="0" calcext:value-type="string">
            <text:p>0</text:p>
          </table:table-cell>
          <table:table-cell table:formula="of:=[.AL220]&amp;IF(ISBLANK([.M220]);&quot;&quot;;&quot;/&quot;&amp;[.M220])" office:value-type="string" office:string-value="0" calcext:value-type="string">
            <text:p>0</text:p>
          </table:table-cell>
          <table:table-cell table:formula="of:=[.AM220]&amp;IF(ISBLANK([.N220]);&quot;&quot;;&quot;/&quot;&amp;[.N220])" office:value-type="string" office:string-value="0" calcext:value-type="string">
            <text:p>0</text:p>
          </table:table-cell>
          <table:table-cell table:formula="of:=[.AN220]&amp;IF(ISBLANK([.O220]);&quot;&quot;;&quot;/&quot;&amp;[.O220])" office:value-type="string" office:string-value="0" calcext:value-type="string">
            <text:p>0</text:p>
          </table:table-cell>
          <table:table-cell table:formula="of:=[.AO220]&amp;IF(ISBLANK([.P220]);&quot;&quot;;&quot;/&quot;&amp;[.P220])" office:value-type="string" office:string-value="0" calcext:value-type="string">
            <text:p>0</text:p>
          </table:table-cell>
          <table:table-cell table:formula="of:=[.AP220]&amp;IF(ISBLANK([.Q220]);&quot;&quot;;&quot;/&quot;&amp;[.Q220])" office:value-type="string" office:string-value="0" calcext:value-type="string">
            <text:p>0</text:p>
          </table:table-cell>
          <table:table-cell table:formula="of:=[.AQ220]&amp;IF(ISBLANK([.R220]);&quot;&quot;;&quot;/&quot;&amp;[.R220])" office:value-type="string" office:string-value="0" calcext:value-type="string">
            <text:p>0</text:p>
          </table:table-cell>
          <table:table-cell table:formula="of:=[.AR220]&amp;IF(ISBLANK([.S220]);&quot;&quot;;&quot;/&quot;&amp;[.S2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1]" office:value-type="float" office:value="0" calcext:value-type="float">
            <text:p>0</text:p>
          </table:table-cell>
          <table:table-cell table:formula="of:=[.AB221]&amp;IF(ISBLANK([.C221]);&quot;&quot;;&quot;/&quot;&amp;[.C221])" office:value-type="string" office:string-value="0" calcext:value-type="string">
            <text:p>0</text:p>
          </table:table-cell>
          <table:table-cell table:formula="of:=[.AC221]&amp;IF(ISBLANK([.D221]);&quot;&quot;;&quot;/&quot;&amp;[.D221])" office:value-type="string" office:string-value="0" calcext:value-type="string">
            <text:p>0</text:p>
          </table:table-cell>
          <table:table-cell table:formula="of:=[.AD221]&amp;IF(ISBLANK([.E221]);&quot;&quot;;&quot;/&quot;&amp;[.E221])" office:value-type="string" office:string-value="0" calcext:value-type="string">
            <text:p>0</text:p>
          </table:table-cell>
          <table:table-cell table:formula="of:=[.AE221]&amp;IF(ISBLANK([.F221]);&quot;&quot;;&quot;/&quot;&amp;[.F221])" office:value-type="string" office:string-value="0" calcext:value-type="string">
            <text:p>0</text:p>
          </table:table-cell>
          <table:table-cell table:formula="of:=[.AF221]&amp;IF(ISBLANK([.G221]);&quot;&quot;;&quot;/&quot;&amp;[.G221])" office:value-type="string" office:string-value="0" calcext:value-type="string">
            <text:p>0</text:p>
          </table:table-cell>
          <table:table-cell table:formula="of:=[.AG221]&amp;IF(ISBLANK([.H221]);&quot;&quot;;&quot;/&quot;&amp;[.H221])" office:value-type="string" office:string-value="0" calcext:value-type="string">
            <text:p>0</text:p>
          </table:table-cell>
          <table:table-cell table:formula="of:=[.AH221]&amp;IF(ISBLANK([.I221]);&quot;&quot;;&quot;/&quot;&amp;[.I221])" office:value-type="string" office:string-value="0" calcext:value-type="string">
            <text:p>0</text:p>
          </table:table-cell>
          <table:table-cell table:formula="of:=[.AI221]&amp;IF(ISBLANK([.J221]);&quot;&quot;;&quot;/&quot;&amp;[.J221])" office:value-type="string" office:string-value="0" calcext:value-type="string">
            <text:p>0</text:p>
          </table:table-cell>
          <table:table-cell table:formula="of:=[.AJ221]&amp;IF(ISBLANK([.K221]);&quot;&quot;;&quot;/&quot;&amp;[.K221])" office:value-type="string" office:string-value="0" calcext:value-type="string">
            <text:p>0</text:p>
          </table:table-cell>
          <table:table-cell table:formula="of:=[.AK221]&amp;IF(ISBLANK([.L221]);&quot;&quot;;&quot;/&quot;&amp;[.L221])" office:value-type="string" office:string-value="0" calcext:value-type="string">
            <text:p>0</text:p>
          </table:table-cell>
          <table:table-cell table:formula="of:=[.AL221]&amp;IF(ISBLANK([.M221]);&quot;&quot;;&quot;/&quot;&amp;[.M221])" office:value-type="string" office:string-value="0" calcext:value-type="string">
            <text:p>0</text:p>
          </table:table-cell>
          <table:table-cell table:formula="of:=[.AM221]&amp;IF(ISBLANK([.N221]);&quot;&quot;;&quot;/&quot;&amp;[.N221])" office:value-type="string" office:string-value="0" calcext:value-type="string">
            <text:p>0</text:p>
          </table:table-cell>
          <table:table-cell table:formula="of:=[.AN221]&amp;IF(ISBLANK([.O221]);&quot;&quot;;&quot;/&quot;&amp;[.O221])" office:value-type="string" office:string-value="0" calcext:value-type="string">
            <text:p>0</text:p>
          </table:table-cell>
          <table:table-cell table:formula="of:=[.AO221]&amp;IF(ISBLANK([.P221]);&quot;&quot;;&quot;/&quot;&amp;[.P221])" office:value-type="string" office:string-value="0" calcext:value-type="string">
            <text:p>0</text:p>
          </table:table-cell>
          <table:table-cell table:formula="of:=[.AP221]&amp;IF(ISBLANK([.Q221]);&quot;&quot;;&quot;/&quot;&amp;[.Q221])" office:value-type="string" office:string-value="0" calcext:value-type="string">
            <text:p>0</text:p>
          </table:table-cell>
          <table:table-cell table:formula="of:=[.AQ221]&amp;IF(ISBLANK([.R221]);&quot;&quot;;&quot;/&quot;&amp;[.R221])" office:value-type="string" office:string-value="0" calcext:value-type="string">
            <text:p>0</text:p>
          </table:table-cell>
          <table:table-cell table:formula="of:=[.AR221]&amp;IF(ISBLANK([.S221]);&quot;&quot;;&quot;/&quot;&amp;[.S2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2]" office:value-type="float" office:value="0" calcext:value-type="float">
            <text:p>0</text:p>
          </table:table-cell>
          <table:table-cell table:formula="of:=[.AB222]&amp;IF(ISBLANK([.C222]);&quot;&quot;;&quot;/&quot;&amp;[.C222])" office:value-type="string" office:string-value="0" calcext:value-type="string">
            <text:p>0</text:p>
          </table:table-cell>
          <table:table-cell table:formula="of:=[.AC222]&amp;IF(ISBLANK([.D222]);&quot;&quot;;&quot;/&quot;&amp;[.D222])" office:value-type="string" office:string-value="0" calcext:value-type="string">
            <text:p>0</text:p>
          </table:table-cell>
          <table:table-cell table:formula="of:=[.AD222]&amp;IF(ISBLANK([.E222]);&quot;&quot;;&quot;/&quot;&amp;[.E222])" office:value-type="string" office:string-value="0" calcext:value-type="string">
            <text:p>0</text:p>
          </table:table-cell>
          <table:table-cell table:formula="of:=[.AE222]&amp;IF(ISBLANK([.F222]);&quot;&quot;;&quot;/&quot;&amp;[.F222])" office:value-type="string" office:string-value="0" calcext:value-type="string">
            <text:p>0</text:p>
          </table:table-cell>
          <table:table-cell table:formula="of:=[.AF222]&amp;IF(ISBLANK([.G222]);&quot;&quot;;&quot;/&quot;&amp;[.G222])" office:value-type="string" office:string-value="0" calcext:value-type="string">
            <text:p>0</text:p>
          </table:table-cell>
          <table:table-cell table:formula="of:=[.AG222]&amp;IF(ISBLANK([.H222]);&quot;&quot;;&quot;/&quot;&amp;[.H222])" office:value-type="string" office:string-value="0" calcext:value-type="string">
            <text:p>0</text:p>
          </table:table-cell>
          <table:table-cell table:formula="of:=[.AH222]&amp;IF(ISBLANK([.I222]);&quot;&quot;;&quot;/&quot;&amp;[.I222])" office:value-type="string" office:string-value="0" calcext:value-type="string">
            <text:p>0</text:p>
          </table:table-cell>
          <table:table-cell table:formula="of:=[.AI222]&amp;IF(ISBLANK([.J222]);&quot;&quot;;&quot;/&quot;&amp;[.J222])" office:value-type="string" office:string-value="0" calcext:value-type="string">
            <text:p>0</text:p>
          </table:table-cell>
          <table:table-cell table:formula="of:=[.AJ222]&amp;IF(ISBLANK([.K222]);&quot;&quot;;&quot;/&quot;&amp;[.K222])" office:value-type="string" office:string-value="0" calcext:value-type="string">
            <text:p>0</text:p>
          </table:table-cell>
          <table:table-cell table:formula="of:=[.AK222]&amp;IF(ISBLANK([.L222]);&quot;&quot;;&quot;/&quot;&amp;[.L222])" office:value-type="string" office:string-value="0" calcext:value-type="string">
            <text:p>0</text:p>
          </table:table-cell>
          <table:table-cell table:formula="of:=[.AL222]&amp;IF(ISBLANK([.M222]);&quot;&quot;;&quot;/&quot;&amp;[.M222])" office:value-type="string" office:string-value="0" calcext:value-type="string">
            <text:p>0</text:p>
          </table:table-cell>
          <table:table-cell table:formula="of:=[.AM222]&amp;IF(ISBLANK([.N222]);&quot;&quot;;&quot;/&quot;&amp;[.N222])" office:value-type="string" office:string-value="0" calcext:value-type="string">
            <text:p>0</text:p>
          </table:table-cell>
          <table:table-cell table:formula="of:=[.AN222]&amp;IF(ISBLANK([.O222]);&quot;&quot;;&quot;/&quot;&amp;[.O222])" office:value-type="string" office:string-value="0" calcext:value-type="string">
            <text:p>0</text:p>
          </table:table-cell>
          <table:table-cell table:formula="of:=[.AO222]&amp;IF(ISBLANK([.P222]);&quot;&quot;;&quot;/&quot;&amp;[.P222])" office:value-type="string" office:string-value="0" calcext:value-type="string">
            <text:p>0</text:p>
          </table:table-cell>
          <table:table-cell table:formula="of:=[.AP222]&amp;IF(ISBLANK([.Q222]);&quot;&quot;;&quot;/&quot;&amp;[.Q222])" office:value-type="string" office:string-value="0" calcext:value-type="string">
            <text:p>0</text:p>
          </table:table-cell>
          <table:table-cell table:formula="of:=[.AQ222]&amp;IF(ISBLANK([.R222]);&quot;&quot;;&quot;/&quot;&amp;[.R222])" office:value-type="string" office:string-value="0" calcext:value-type="string">
            <text:p>0</text:p>
          </table:table-cell>
          <table:table-cell table:formula="of:=[.AR222]&amp;IF(ISBLANK([.S222]);&quot;&quot;;&quot;/&quot;&amp;[.S2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3]" office:value-type="float" office:value="0" calcext:value-type="float">
            <text:p>0</text:p>
          </table:table-cell>
          <table:table-cell table:formula="of:=[.AB223]&amp;IF(ISBLANK([.C223]);&quot;&quot;;&quot;/&quot;&amp;[.C223])" office:value-type="string" office:string-value="0" calcext:value-type="string">
            <text:p>0</text:p>
          </table:table-cell>
          <table:table-cell table:formula="of:=[.AC223]&amp;IF(ISBLANK([.D223]);&quot;&quot;;&quot;/&quot;&amp;[.D223])" office:value-type="string" office:string-value="0" calcext:value-type="string">
            <text:p>0</text:p>
          </table:table-cell>
          <table:table-cell table:formula="of:=[.AD223]&amp;IF(ISBLANK([.E223]);&quot;&quot;;&quot;/&quot;&amp;[.E223])" office:value-type="string" office:string-value="0" calcext:value-type="string">
            <text:p>0</text:p>
          </table:table-cell>
          <table:table-cell table:formula="of:=[.AE223]&amp;IF(ISBLANK([.F223]);&quot;&quot;;&quot;/&quot;&amp;[.F223])" office:value-type="string" office:string-value="0" calcext:value-type="string">
            <text:p>0</text:p>
          </table:table-cell>
          <table:table-cell table:formula="of:=[.AF223]&amp;IF(ISBLANK([.G223]);&quot;&quot;;&quot;/&quot;&amp;[.G223])" office:value-type="string" office:string-value="0" calcext:value-type="string">
            <text:p>0</text:p>
          </table:table-cell>
          <table:table-cell table:formula="of:=[.AG223]&amp;IF(ISBLANK([.H223]);&quot;&quot;;&quot;/&quot;&amp;[.H223])" office:value-type="string" office:string-value="0" calcext:value-type="string">
            <text:p>0</text:p>
          </table:table-cell>
          <table:table-cell table:formula="of:=[.AH223]&amp;IF(ISBLANK([.I223]);&quot;&quot;;&quot;/&quot;&amp;[.I223])" office:value-type="string" office:string-value="0" calcext:value-type="string">
            <text:p>0</text:p>
          </table:table-cell>
          <table:table-cell table:formula="of:=[.AI223]&amp;IF(ISBLANK([.J223]);&quot;&quot;;&quot;/&quot;&amp;[.J223])" office:value-type="string" office:string-value="0" calcext:value-type="string">
            <text:p>0</text:p>
          </table:table-cell>
          <table:table-cell table:formula="of:=[.AJ223]&amp;IF(ISBLANK([.K223]);&quot;&quot;;&quot;/&quot;&amp;[.K223])" office:value-type="string" office:string-value="0" calcext:value-type="string">
            <text:p>0</text:p>
          </table:table-cell>
          <table:table-cell table:formula="of:=[.AK223]&amp;IF(ISBLANK([.L223]);&quot;&quot;;&quot;/&quot;&amp;[.L223])" office:value-type="string" office:string-value="0" calcext:value-type="string">
            <text:p>0</text:p>
          </table:table-cell>
          <table:table-cell table:formula="of:=[.AL223]&amp;IF(ISBLANK([.M223]);&quot;&quot;;&quot;/&quot;&amp;[.M223])" office:value-type="string" office:string-value="0" calcext:value-type="string">
            <text:p>0</text:p>
          </table:table-cell>
          <table:table-cell table:formula="of:=[.AM223]&amp;IF(ISBLANK([.N223]);&quot;&quot;;&quot;/&quot;&amp;[.N223])" office:value-type="string" office:string-value="0" calcext:value-type="string">
            <text:p>0</text:p>
          </table:table-cell>
          <table:table-cell table:formula="of:=[.AN223]&amp;IF(ISBLANK([.O223]);&quot;&quot;;&quot;/&quot;&amp;[.O223])" office:value-type="string" office:string-value="0" calcext:value-type="string">
            <text:p>0</text:p>
          </table:table-cell>
          <table:table-cell table:formula="of:=[.AO223]&amp;IF(ISBLANK([.P223]);&quot;&quot;;&quot;/&quot;&amp;[.P223])" office:value-type="string" office:string-value="0" calcext:value-type="string">
            <text:p>0</text:p>
          </table:table-cell>
          <table:table-cell table:formula="of:=[.AP223]&amp;IF(ISBLANK([.Q223]);&quot;&quot;;&quot;/&quot;&amp;[.Q223])" office:value-type="string" office:string-value="0" calcext:value-type="string">
            <text:p>0</text:p>
          </table:table-cell>
          <table:table-cell table:formula="of:=[.AQ223]&amp;IF(ISBLANK([.R223]);&quot;&quot;;&quot;/&quot;&amp;[.R223])" office:value-type="string" office:string-value="0" calcext:value-type="string">
            <text:p>0</text:p>
          </table:table-cell>
          <table:table-cell table:formula="of:=[.AR223]&amp;IF(ISBLANK([.S223]);&quot;&quot;;&quot;/&quot;&amp;[.S2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4]" office:value-type="float" office:value="0" calcext:value-type="float">
            <text:p>0</text:p>
          </table:table-cell>
          <table:table-cell table:formula="of:=[.AB224]&amp;IF(ISBLANK([.C224]);&quot;&quot;;&quot;/&quot;&amp;[.C224])" office:value-type="string" office:string-value="0" calcext:value-type="string">
            <text:p>0</text:p>
          </table:table-cell>
          <table:table-cell table:formula="of:=[.AC224]&amp;IF(ISBLANK([.D224]);&quot;&quot;;&quot;/&quot;&amp;[.D224])" office:value-type="string" office:string-value="0" calcext:value-type="string">
            <text:p>0</text:p>
          </table:table-cell>
          <table:table-cell table:formula="of:=[.AD224]&amp;IF(ISBLANK([.E224]);&quot;&quot;;&quot;/&quot;&amp;[.E224])" office:value-type="string" office:string-value="0" calcext:value-type="string">
            <text:p>0</text:p>
          </table:table-cell>
          <table:table-cell table:formula="of:=[.AE224]&amp;IF(ISBLANK([.F224]);&quot;&quot;;&quot;/&quot;&amp;[.F224])" office:value-type="string" office:string-value="0" calcext:value-type="string">
            <text:p>0</text:p>
          </table:table-cell>
          <table:table-cell table:formula="of:=[.AF224]&amp;IF(ISBLANK([.G224]);&quot;&quot;;&quot;/&quot;&amp;[.G224])" office:value-type="string" office:string-value="0" calcext:value-type="string">
            <text:p>0</text:p>
          </table:table-cell>
          <table:table-cell table:formula="of:=[.AG224]&amp;IF(ISBLANK([.H224]);&quot;&quot;;&quot;/&quot;&amp;[.H224])" office:value-type="string" office:string-value="0" calcext:value-type="string">
            <text:p>0</text:p>
          </table:table-cell>
          <table:table-cell table:formula="of:=[.AH224]&amp;IF(ISBLANK([.I224]);&quot;&quot;;&quot;/&quot;&amp;[.I224])" office:value-type="string" office:string-value="0" calcext:value-type="string">
            <text:p>0</text:p>
          </table:table-cell>
          <table:table-cell table:formula="of:=[.AI224]&amp;IF(ISBLANK([.J224]);&quot;&quot;;&quot;/&quot;&amp;[.J224])" office:value-type="string" office:string-value="0" calcext:value-type="string">
            <text:p>0</text:p>
          </table:table-cell>
          <table:table-cell table:formula="of:=[.AJ224]&amp;IF(ISBLANK([.K224]);&quot;&quot;;&quot;/&quot;&amp;[.K224])" office:value-type="string" office:string-value="0" calcext:value-type="string">
            <text:p>0</text:p>
          </table:table-cell>
          <table:table-cell table:formula="of:=[.AK224]&amp;IF(ISBLANK([.L224]);&quot;&quot;;&quot;/&quot;&amp;[.L224])" office:value-type="string" office:string-value="0" calcext:value-type="string">
            <text:p>0</text:p>
          </table:table-cell>
          <table:table-cell table:formula="of:=[.AL224]&amp;IF(ISBLANK([.M224]);&quot;&quot;;&quot;/&quot;&amp;[.M224])" office:value-type="string" office:string-value="0" calcext:value-type="string">
            <text:p>0</text:p>
          </table:table-cell>
          <table:table-cell table:formula="of:=[.AM224]&amp;IF(ISBLANK([.N224]);&quot;&quot;;&quot;/&quot;&amp;[.N224])" office:value-type="string" office:string-value="0" calcext:value-type="string">
            <text:p>0</text:p>
          </table:table-cell>
          <table:table-cell table:formula="of:=[.AN224]&amp;IF(ISBLANK([.O224]);&quot;&quot;;&quot;/&quot;&amp;[.O224])" office:value-type="string" office:string-value="0" calcext:value-type="string">
            <text:p>0</text:p>
          </table:table-cell>
          <table:table-cell table:formula="of:=[.AO224]&amp;IF(ISBLANK([.P224]);&quot;&quot;;&quot;/&quot;&amp;[.P224])" office:value-type="string" office:string-value="0" calcext:value-type="string">
            <text:p>0</text:p>
          </table:table-cell>
          <table:table-cell table:formula="of:=[.AP224]&amp;IF(ISBLANK([.Q224]);&quot;&quot;;&quot;/&quot;&amp;[.Q224])" office:value-type="string" office:string-value="0" calcext:value-type="string">
            <text:p>0</text:p>
          </table:table-cell>
          <table:table-cell table:formula="of:=[.AQ224]&amp;IF(ISBLANK([.R224]);&quot;&quot;;&quot;/&quot;&amp;[.R224])" office:value-type="string" office:string-value="0" calcext:value-type="string">
            <text:p>0</text:p>
          </table:table-cell>
          <table:table-cell table:formula="of:=[.AR224]&amp;IF(ISBLANK([.S224]);&quot;&quot;;&quot;/&quot;&amp;[.S2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5]" office:value-type="float" office:value="0" calcext:value-type="float">
            <text:p>0</text:p>
          </table:table-cell>
          <table:table-cell table:formula="of:=[.AB225]&amp;IF(ISBLANK([.C225]);&quot;&quot;;&quot;/&quot;&amp;[.C225])" office:value-type="string" office:string-value="0" calcext:value-type="string">
            <text:p>0</text:p>
          </table:table-cell>
          <table:table-cell table:formula="of:=[.AC225]&amp;IF(ISBLANK([.D225]);&quot;&quot;;&quot;/&quot;&amp;[.D225])" office:value-type="string" office:string-value="0" calcext:value-type="string">
            <text:p>0</text:p>
          </table:table-cell>
          <table:table-cell table:formula="of:=[.AD225]&amp;IF(ISBLANK([.E225]);&quot;&quot;;&quot;/&quot;&amp;[.E225])" office:value-type="string" office:string-value="0" calcext:value-type="string">
            <text:p>0</text:p>
          </table:table-cell>
          <table:table-cell table:formula="of:=[.AE225]&amp;IF(ISBLANK([.F225]);&quot;&quot;;&quot;/&quot;&amp;[.F225])" office:value-type="string" office:string-value="0" calcext:value-type="string">
            <text:p>0</text:p>
          </table:table-cell>
          <table:table-cell table:formula="of:=[.AF225]&amp;IF(ISBLANK([.G225]);&quot;&quot;;&quot;/&quot;&amp;[.G225])" office:value-type="string" office:string-value="0" calcext:value-type="string">
            <text:p>0</text:p>
          </table:table-cell>
          <table:table-cell table:formula="of:=[.AG225]&amp;IF(ISBLANK([.H225]);&quot;&quot;;&quot;/&quot;&amp;[.H225])" office:value-type="string" office:string-value="0" calcext:value-type="string">
            <text:p>0</text:p>
          </table:table-cell>
          <table:table-cell table:formula="of:=[.AH225]&amp;IF(ISBLANK([.I225]);&quot;&quot;;&quot;/&quot;&amp;[.I225])" office:value-type="string" office:string-value="0" calcext:value-type="string">
            <text:p>0</text:p>
          </table:table-cell>
          <table:table-cell table:formula="of:=[.AI225]&amp;IF(ISBLANK([.J225]);&quot;&quot;;&quot;/&quot;&amp;[.J225])" office:value-type="string" office:string-value="0" calcext:value-type="string">
            <text:p>0</text:p>
          </table:table-cell>
          <table:table-cell table:formula="of:=[.AJ225]&amp;IF(ISBLANK([.K225]);&quot;&quot;;&quot;/&quot;&amp;[.K225])" office:value-type="string" office:string-value="0" calcext:value-type="string">
            <text:p>0</text:p>
          </table:table-cell>
          <table:table-cell table:formula="of:=[.AK225]&amp;IF(ISBLANK([.L225]);&quot;&quot;;&quot;/&quot;&amp;[.L225])" office:value-type="string" office:string-value="0" calcext:value-type="string">
            <text:p>0</text:p>
          </table:table-cell>
          <table:table-cell table:formula="of:=[.AL225]&amp;IF(ISBLANK([.M225]);&quot;&quot;;&quot;/&quot;&amp;[.M225])" office:value-type="string" office:string-value="0" calcext:value-type="string">
            <text:p>0</text:p>
          </table:table-cell>
          <table:table-cell table:formula="of:=[.AM225]&amp;IF(ISBLANK([.N225]);&quot;&quot;;&quot;/&quot;&amp;[.N225])" office:value-type="string" office:string-value="0" calcext:value-type="string">
            <text:p>0</text:p>
          </table:table-cell>
          <table:table-cell table:formula="of:=[.AN225]&amp;IF(ISBLANK([.O225]);&quot;&quot;;&quot;/&quot;&amp;[.O225])" office:value-type="string" office:string-value="0" calcext:value-type="string">
            <text:p>0</text:p>
          </table:table-cell>
          <table:table-cell table:formula="of:=[.AO225]&amp;IF(ISBLANK([.P225]);&quot;&quot;;&quot;/&quot;&amp;[.P225])" office:value-type="string" office:string-value="0" calcext:value-type="string">
            <text:p>0</text:p>
          </table:table-cell>
          <table:table-cell table:formula="of:=[.AP225]&amp;IF(ISBLANK([.Q225]);&quot;&quot;;&quot;/&quot;&amp;[.Q225])" office:value-type="string" office:string-value="0" calcext:value-type="string">
            <text:p>0</text:p>
          </table:table-cell>
          <table:table-cell table:formula="of:=[.AQ225]&amp;IF(ISBLANK([.R225]);&quot;&quot;;&quot;/&quot;&amp;[.R225])" office:value-type="string" office:string-value="0" calcext:value-type="string">
            <text:p>0</text:p>
          </table:table-cell>
          <table:table-cell table:formula="of:=[.AR225]&amp;IF(ISBLANK([.S225]);&quot;&quot;;&quot;/&quot;&amp;[.S2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6]" office:value-type="float" office:value="0" calcext:value-type="float">
            <text:p>0</text:p>
          </table:table-cell>
          <table:table-cell table:formula="of:=[.AB226]&amp;IF(ISBLANK([.C226]);&quot;&quot;;&quot;/&quot;&amp;[.C226])" office:value-type="string" office:string-value="0" calcext:value-type="string">
            <text:p>0</text:p>
          </table:table-cell>
          <table:table-cell table:formula="of:=[.AC226]&amp;IF(ISBLANK([.D226]);&quot;&quot;;&quot;/&quot;&amp;[.D226])" office:value-type="string" office:string-value="0" calcext:value-type="string">
            <text:p>0</text:p>
          </table:table-cell>
          <table:table-cell table:formula="of:=[.AD226]&amp;IF(ISBLANK([.E226]);&quot;&quot;;&quot;/&quot;&amp;[.E226])" office:value-type="string" office:string-value="0" calcext:value-type="string">
            <text:p>0</text:p>
          </table:table-cell>
          <table:table-cell table:formula="of:=[.AE226]&amp;IF(ISBLANK([.F226]);&quot;&quot;;&quot;/&quot;&amp;[.F226])" office:value-type="string" office:string-value="0" calcext:value-type="string">
            <text:p>0</text:p>
          </table:table-cell>
          <table:table-cell table:formula="of:=[.AF226]&amp;IF(ISBLANK([.G226]);&quot;&quot;;&quot;/&quot;&amp;[.G226])" office:value-type="string" office:string-value="0" calcext:value-type="string">
            <text:p>0</text:p>
          </table:table-cell>
          <table:table-cell table:formula="of:=[.AG226]&amp;IF(ISBLANK([.H226]);&quot;&quot;;&quot;/&quot;&amp;[.H226])" office:value-type="string" office:string-value="0" calcext:value-type="string">
            <text:p>0</text:p>
          </table:table-cell>
          <table:table-cell table:formula="of:=[.AH226]&amp;IF(ISBLANK([.I226]);&quot;&quot;;&quot;/&quot;&amp;[.I226])" office:value-type="string" office:string-value="0" calcext:value-type="string">
            <text:p>0</text:p>
          </table:table-cell>
          <table:table-cell table:formula="of:=[.AI226]&amp;IF(ISBLANK([.J226]);&quot;&quot;;&quot;/&quot;&amp;[.J226])" office:value-type="string" office:string-value="0" calcext:value-type="string">
            <text:p>0</text:p>
          </table:table-cell>
          <table:table-cell table:formula="of:=[.AJ226]&amp;IF(ISBLANK([.K226]);&quot;&quot;;&quot;/&quot;&amp;[.K226])" office:value-type="string" office:string-value="0" calcext:value-type="string">
            <text:p>0</text:p>
          </table:table-cell>
          <table:table-cell table:formula="of:=[.AK226]&amp;IF(ISBLANK([.L226]);&quot;&quot;;&quot;/&quot;&amp;[.L226])" office:value-type="string" office:string-value="0" calcext:value-type="string">
            <text:p>0</text:p>
          </table:table-cell>
          <table:table-cell table:formula="of:=[.AL226]&amp;IF(ISBLANK([.M226]);&quot;&quot;;&quot;/&quot;&amp;[.M226])" office:value-type="string" office:string-value="0" calcext:value-type="string">
            <text:p>0</text:p>
          </table:table-cell>
          <table:table-cell table:formula="of:=[.AM226]&amp;IF(ISBLANK([.N226]);&quot;&quot;;&quot;/&quot;&amp;[.N226])" office:value-type="string" office:string-value="0" calcext:value-type="string">
            <text:p>0</text:p>
          </table:table-cell>
          <table:table-cell table:formula="of:=[.AN226]&amp;IF(ISBLANK([.O226]);&quot;&quot;;&quot;/&quot;&amp;[.O226])" office:value-type="string" office:string-value="0" calcext:value-type="string">
            <text:p>0</text:p>
          </table:table-cell>
          <table:table-cell table:formula="of:=[.AO226]&amp;IF(ISBLANK([.P226]);&quot;&quot;;&quot;/&quot;&amp;[.P226])" office:value-type="string" office:string-value="0" calcext:value-type="string">
            <text:p>0</text:p>
          </table:table-cell>
          <table:table-cell table:formula="of:=[.AP226]&amp;IF(ISBLANK([.Q226]);&quot;&quot;;&quot;/&quot;&amp;[.Q226])" office:value-type="string" office:string-value="0" calcext:value-type="string">
            <text:p>0</text:p>
          </table:table-cell>
          <table:table-cell table:formula="of:=[.AQ226]&amp;IF(ISBLANK([.R226]);&quot;&quot;;&quot;/&quot;&amp;[.R226])" office:value-type="string" office:string-value="0" calcext:value-type="string">
            <text:p>0</text:p>
          </table:table-cell>
          <table:table-cell table:formula="of:=[.AR226]&amp;IF(ISBLANK([.S226]);&quot;&quot;;&quot;/&quot;&amp;[.S22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7]" office:value-type="float" office:value="0" calcext:value-type="float">
            <text:p>0</text:p>
          </table:table-cell>
          <table:table-cell table:formula="of:=[.AB227]&amp;IF(ISBLANK([.C227]);&quot;&quot;;&quot;/&quot;&amp;[.C227])" office:value-type="string" office:string-value="0" calcext:value-type="string">
            <text:p>0</text:p>
          </table:table-cell>
          <table:table-cell table:formula="of:=[.AC227]&amp;IF(ISBLANK([.D227]);&quot;&quot;;&quot;/&quot;&amp;[.D227])" office:value-type="string" office:string-value="0" calcext:value-type="string">
            <text:p>0</text:p>
          </table:table-cell>
          <table:table-cell table:formula="of:=[.AD227]&amp;IF(ISBLANK([.E227]);&quot;&quot;;&quot;/&quot;&amp;[.E227])" office:value-type="string" office:string-value="0" calcext:value-type="string">
            <text:p>0</text:p>
          </table:table-cell>
          <table:table-cell table:formula="of:=[.AE227]&amp;IF(ISBLANK([.F227]);&quot;&quot;;&quot;/&quot;&amp;[.F227])" office:value-type="string" office:string-value="0" calcext:value-type="string">
            <text:p>0</text:p>
          </table:table-cell>
          <table:table-cell table:formula="of:=[.AF227]&amp;IF(ISBLANK([.G227]);&quot;&quot;;&quot;/&quot;&amp;[.G227])" office:value-type="string" office:string-value="0" calcext:value-type="string">
            <text:p>0</text:p>
          </table:table-cell>
          <table:table-cell table:formula="of:=[.AG227]&amp;IF(ISBLANK([.H227]);&quot;&quot;;&quot;/&quot;&amp;[.H227])" office:value-type="string" office:string-value="0" calcext:value-type="string">
            <text:p>0</text:p>
          </table:table-cell>
          <table:table-cell table:formula="of:=[.AH227]&amp;IF(ISBLANK([.I227]);&quot;&quot;;&quot;/&quot;&amp;[.I227])" office:value-type="string" office:string-value="0" calcext:value-type="string">
            <text:p>0</text:p>
          </table:table-cell>
          <table:table-cell table:formula="of:=[.AI227]&amp;IF(ISBLANK([.J227]);&quot;&quot;;&quot;/&quot;&amp;[.J227])" office:value-type="string" office:string-value="0" calcext:value-type="string">
            <text:p>0</text:p>
          </table:table-cell>
          <table:table-cell table:formula="of:=[.AJ227]&amp;IF(ISBLANK([.K227]);&quot;&quot;;&quot;/&quot;&amp;[.K227])" office:value-type="string" office:string-value="0" calcext:value-type="string">
            <text:p>0</text:p>
          </table:table-cell>
          <table:table-cell table:formula="of:=[.AK227]&amp;IF(ISBLANK([.L227]);&quot;&quot;;&quot;/&quot;&amp;[.L227])" office:value-type="string" office:string-value="0" calcext:value-type="string">
            <text:p>0</text:p>
          </table:table-cell>
          <table:table-cell table:formula="of:=[.AL227]&amp;IF(ISBLANK([.M227]);&quot;&quot;;&quot;/&quot;&amp;[.M227])" office:value-type="string" office:string-value="0" calcext:value-type="string">
            <text:p>0</text:p>
          </table:table-cell>
          <table:table-cell table:formula="of:=[.AM227]&amp;IF(ISBLANK([.N227]);&quot;&quot;;&quot;/&quot;&amp;[.N227])" office:value-type="string" office:string-value="0" calcext:value-type="string">
            <text:p>0</text:p>
          </table:table-cell>
          <table:table-cell table:formula="of:=[.AN227]&amp;IF(ISBLANK([.O227]);&quot;&quot;;&quot;/&quot;&amp;[.O227])" office:value-type="string" office:string-value="0" calcext:value-type="string">
            <text:p>0</text:p>
          </table:table-cell>
          <table:table-cell table:formula="of:=[.AO227]&amp;IF(ISBLANK([.P227]);&quot;&quot;;&quot;/&quot;&amp;[.P227])" office:value-type="string" office:string-value="0" calcext:value-type="string">
            <text:p>0</text:p>
          </table:table-cell>
          <table:table-cell table:formula="of:=[.AP227]&amp;IF(ISBLANK([.Q227]);&quot;&quot;;&quot;/&quot;&amp;[.Q227])" office:value-type="string" office:string-value="0" calcext:value-type="string">
            <text:p>0</text:p>
          </table:table-cell>
          <table:table-cell table:formula="of:=[.AQ227]&amp;IF(ISBLANK([.R227]);&quot;&quot;;&quot;/&quot;&amp;[.R227])" office:value-type="string" office:string-value="0" calcext:value-type="string">
            <text:p>0</text:p>
          </table:table-cell>
          <table:table-cell table:formula="of:=[.AR227]&amp;IF(ISBLANK([.S227]);&quot;&quot;;&quot;/&quot;&amp;[.S22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8]" office:value-type="float" office:value="0" calcext:value-type="float">
            <text:p>0</text:p>
          </table:table-cell>
          <table:table-cell table:formula="of:=[.AB228]&amp;IF(ISBLANK([.C228]);&quot;&quot;;&quot;/&quot;&amp;[.C228])" office:value-type="string" office:string-value="0" calcext:value-type="string">
            <text:p>0</text:p>
          </table:table-cell>
          <table:table-cell table:formula="of:=[.AC228]&amp;IF(ISBLANK([.D228]);&quot;&quot;;&quot;/&quot;&amp;[.D228])" office:value-type="string" office:string-value="0" calcext:value-type="string">
            <text:p>0</text:p>
          </table:table-cell>
          <table:table-cell table:formula="of:=[.AD228]&amp;IF(ISBLANK([.E228]);&quot;&quot;;&quot;/&quot;&amp;[.E228])" office:value-type="string" office:string-value="0" calcext:value-type="string">
            <text:p>0</text:p>
          </table:table-cell>
          <table:table-cell table:formula="of:=[.AE228]&amp;IF(ISBLANK([.F228]);&quot;&quot;;&quot;/&quot;&amp;[.F228])" office:value-type="string" office:string-value="0" calcext:value-type="string">
            <text:p>0</text:p>
          </table:table-cell>
          <table:table-cell table:formula="of:=[.AF228]&amp;IF(ISBLANK([.G228]);&quot;&quot;;&quot;/&quot;&amp;[.G228])" office:value-type="string" office:string-value="0" calcext:value-type="string">
            <text:p>0</text:p>
          </table:table-cell>
          <table:table-cell table:formula="of:=[.AG228]&amp;IF(ISBLANK([.H228]);&quot;&quot;;&quot;/&quot;&amp;[.H228])" office:value-type="string" office:string-value="0" calcext:value-type="string">
            <text:p>0</text:p>
          </table:table-cell>
          <table:table-cell table:formula="of:=[.AH228]&amp;IF(ISBLANK([.I228]);&quot;&quot;;&quot;/&quot;&amp;[.I228])" office:value-type="string" office:string-value="0" calcext:value-type="string">
            <text:p>0</text:p>
          </table:table-cell>
          <table:table-cell table:formula="of:=[.AI228]&amp;IF(ISBLANK([.J228]);&quot;&quot;;&quot;/&quot;&amp;[.J228])" office:value-type="string" office:string-value="0" calcext:value-type="string">
            <text:p>0</text:p>
          </table:table-cell>
          <table:table-cell table:formula="of:=[.AJ228]&amp;IF(ISBLANK([.K228]);&quot;&quot;;&quot;/&quot;&amp;[.K228])" office:value-type="string" office:string-value="0" calcext:value-type="string">
            <text:p>0</text:p>
          </table:table-cell>
          <table:table-cell table:formula="of:=[.AK228]&amp;IF(ISBLANK([.L228]);&quot;&quot;;&quot;/&quot;&amp;[.L228])" office:value-type="string" office:string-value="0" calcext:value-type="string">
            <text:p>0</text:p>
          </table:table-cell>
          <table:table-cell table:formula="of:=[.AL228]&amp;IF(ISBLANK([.M228]);&quot;&quot;;&quot;/&quot;&amp;[.M228])" office:value-type="string" office:string-value="0" calcext:value-type="string">
            <text:p>0</text:p>
          </table:table-cell>
          <table:table-cell table:formula="of:=[.AM228]&amp;IF(ISBLANK([.N228]);&quot;&quot;;&quot;/&quot;&amp;[.N228])" office:value-type="string" office:string-value="0" calcext:value-type="string">
            <text:p>0</text:p>
          </table:table-cell>
          <table:table-cell table:formula="of:=[.AN228]&amp;IF(ISBLANK([.O228]);&quot;&quot;;&quot;/&quot;&amp;[.O228])" office:value-type="string" office:string-value="0" calcext:value-type="string">
            <text:p>0</text:p>
          </table:table-cell>
          <table:table-cell table:formula="of:=[.AO228]&amp;IF(ISBLANK([.P228]);&quot;&quot;;&quot;/&quot;&amp;[.P228])" office:value-type="string" office:string-value="0" calcext:value-type="string">
            <text:p>0</text:p>
          </table:table-cell>
          <table:table-cell table:formula="of:=[.AP228]&amp;IF(ISBLANK([.Q228]);&quot;&quot;;&quot;/&quot;&amp;[.Q228])" office:value-type="string" office:string-value="0" calcext:value-type="string">
            <text:p>0</text:p>
          </table:table-cell>
          <table:table-cell table:formula="of:=[.AQ228]&amp;IF(ISBLANK([.R228]);&quot;&quot;;&quot;/&quot;&amp;[.R228])" office:value-type="string" office:string-value="0" calcext:value-type="string">
            <text:p>0</text:p>
          </table:table-cell>
          <table:table-cell table:formula="of:=[.AR228]&amp;IF(ISBLANK([.S228]);&quot;&quot;;&quot;/&quot;&amp;[.S22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9]" office:value-type="float" office:value="0" calcext:value-type="float">
            <text:p>0</text:p>
          </table:table-cell>
          <table:table-cell table:formula="of:=[.AB229]&amp;IF(ISBLANK([.C229]);&quot;&quot;;&quot;/&quot;&amp;[.C229])" office:value-type="string" office:string-value="0" calcext:value-type="string">
            <text:p>0</text:p>
          </table:table-cell>
          <table:table-cell table:formula="of:=[.AC229]&amp;IF(ISBLANK([.D229]);&quot;&quot;;&quot;/&quot;&amp;[.D229])" office:value-type="string" office:string-value="0" calcext:value-type="string">
            <text:p>0</text:p>
          </table:table-cell>
          <table:table-cell table:formula="of:=[.AD229]&amp;IF(ISBLANK([.E229]);&quot;&quot;;&quot;/&quot;&amp;[.E229])" office:value-type="string" office:string-value="0" calcext:value-type="string">
            <text:p>0</text:p>
          </table:table-cell>
          <table:table-cell table:formula="of:=[.AE229]&amp;IF(ISBLANK([.F229]);&quot;&quot;;&quot;/&quot;&amp;[.F229])" office:value-type="string" office:string-value="0" calcext:value-type="string">
            <text:p>0</text:p>
          </table:table-cell>
          <table:table-cell table:formula="of:=[.AF229]&amp;IF(ISBLANK([.G229]);&quot;&quot;;&quot;/&quot;&amp;[.G229])" office:value-type="string" office:string-value="0" calcext:value-type="string">
            <text:p>0</text:p>
          </table:table-cell>
          <table:table-cell table:formula="of:=[.AG229]&amp;IF(ISBLANK([.H229]);&quot;&quot;;&quot;/&quot;&amp;[.H229])" office:value-type="string" office:string-value="0" calcext:value-type="string">
            <text:p>0</text:p>
          </table:table-cell>
          <table:table-cell table:formula="of:=[.AH229]&amp;IF(ISBLANK([.I229]);&quot;&quot;;&quot;/&quot;&amp;[.I229])" office:value-type="string" office:string-value="0" calcext:value-type="string">
            <text:p>0</text:p>
          </table:table-cell>
          <table:table-cell table:formula="of:=[.AI229]&amp;IF(ISBLANK([.J229]);&quot;&quot;;&quot;/&quot;&amp;[.J229])" office:value-type="string" office:string-value="0" calcext:value-type="string">
            <text:p>0</text:p>
          </table:table-cell>
          <table:table-cell table:formula="of:=[.AJ229]&amp;IF(ISBLANK([.K229]);&quot;&quot;;&quot;/&quot;&amp;[.K229])" office:value-type="string" office:string-value="0" calcext:value-type="string">
            <text:p>0</text:p>
          </table:table-cell>
          <table:table-cell table:formula="of:=[.AK229]&amp;IF(ISBLANK([.L229]);&quot;&quot;;&quot;/&quot;&amp;[.L229])" office:value-type="string" office:string-value="0" calcext:value-type="string">
            <text:p>0</text:p>
          </table:table-cell>
          <table:table-cell table:formula="of:=[.AL229]&amp;IF(ISBLANK([.M229]);&quot;&quot;;&quot;/&quot;&amp;[.M229])" office:value-type="string" office:string-value="0" calcext:value-type="string">
            <text:p>0</text:p>
          </table:table-cell>
          <table:table-cell table:formula="of:=[.AM229]&amp;IF(ISBLANK([.N229]);&quot;&quot;;&quot;/&quot;&amp;[.N229])" office:value-type="string" office:string-value="0" calcext:value-type="string">
            <text:p>0</text:p>
          </table:table-cell>
          <table:table-cell table:formula="of:=[.AN229]&amp;IF(ISBLANK([.O229]);&quot;&quot;;&quot;/&quot;&amp;[.O229])" office:value-type="string" office:string-value="0" calcext:value-type="string">
            <text:p>0</text:p>
          </table:table-cell>
          <table:table-cell table:formula="of:=[.AO229]&amp;IF(ISBLANK([.P229]);&quot;&quot;;&quot;/&quot;&amp;[.P229])" office:value-type="string" office:string-value="0" calcext:value-type="string">
            <text:p>0</text:p>
          </table:table-cell>
          <table:table-cell table:formula="of:=[.AP229]&amp;IF(ISBLANK([.Q229]);&quot;&quot;;&quot;/&quot;&amp;[.Q229])" office:value-type="string" office:string-value="0" calcext:value-type="string">
            <text:p>0</text:p>
          </table:table-cell>
          <table:table-cell table:formula="of:=[.AQ229]&amp;IF(ISBLANK([.R229]);&quot;&quot;;&quot;/&quot;&amp;[.R229])" office:value-type="string" office:string-value="0" calcext:value-type="string">
            <text:p>0</text:p>
          </table:table-cell>
          <table:table-cell table:formula="of:=[.AR229]&amp;IF(ISBLANK([.S229]);&quot;&quot;;&quot;/&quot;&amp;[.S229])" office:value-type="string" office:string-value="0" calcext:value-type="string">
            <text:p>0</text:p>
          </table:table-cell>
        </table:table-row>
      </table:table>
      <table:table table:name="BLAN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6" table:default-cell-style-name="Default"/>
        <table:table-column table:style-name="co12" table:default-cell-style-name="Default"/>
        <table:table-column table:style-name="co13" table:number-columns-repeated="1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F15</text:p>
          </table:table-cell>
          <table:table-cell office:value-type="string" calcext:value-type="string">
            <text:p>Pin</text:p>
          </table:table-cell>
          <table:table-cell table:style-name="ce2" office:value-type="string" calcext:value-type="string">
            <text:p>Additional Functions</text:p>
          </table:table-cell>
          <table:table-cell office:value-type="string" calcext:value-type="string">
            <text:p>AF0</text:p>
          </table:table-cell>
          <table:table-cell table:number-columns-repeated="4"/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table:number-columns-repeated="4"/>
          <table:table-cell office:value-type="string" calcext:value-type="string">
            <text:p>AF14</text:p>
          </table:table-cell>
          <table:table-cell table:number-columns-repeated="9"/>
          <table:table-cell table:formula="of:=[.B1]" office:value-type="string" office:string-value="Pin" calcext:value-type="string">
            <text:p>Pin</text:p>
          </table:table-cell>
          <table:table-cell table:formula="of:=[.C1]" office:value-type="string" office:string-value="Additional Functions" calcext:value-type="string">
            <text:p>Additional Functions</text:p>
          </table:table-cell>
          <table:table-cell table:formula="of:=[.D1]" office:value-type="string" office:string-value="AF0" calcext:value-type="string">
            <text:p>AF0</text:p>
          </table:table-cell>
          <table:table-cell table:formula="of:=[.E1]"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  <table:table-cell table:formula="of:=[.G1]" office:value-type="float" office:value="0" calcext:value-type="float">
            <text:p>0</text:p>
          </table:table-cell>
          <table:table-cell table:formula="of:=[.H1]" office:value-type="float" office:value="0" calcext:value-type="float">
            <text:p>0</text:p>
          </table:table-cell>
          <table:table-cell table:formula="of:=[.I1]" office:value-type="string" office:string-value="AF5" calcext:value-type="string">
            <text:p>AF5</text:p>
          </table:table-cell>
          <table:table-cell table:formula="of:=[.J1]" office:value-type="string" office:string-value="AF6" calcext:value-type="string">
            <text:p>AF6</text:p>
          </table:table-cell>
          <table:table-cell table:formula="of:=[.K1]" office:value-type="string" office:string-value="AF7" calcext:value-type="string">
            <text:p>AF7</text:p>
          </table:table-cell>
          <table:table-cell table:formula="of:=[.L1]" office:value-type="string" office:string-value="AF8" calcext:value-type="string">
            <text:p>AF8</text:p>
          </table:table-cell>
          <table:table-cell table:formula="of:=[.M1]" office:value-type="string" office:string-value="AF9" calcext:value-type="string">
            <text:p>AF9</text:p>
          </table:table-cell>
          <table:table-cell table:formula="of:=[.N1]" office:value-type="float" office:value="0" calcext:value-type="float">
            <text:p>0</text:p>
          </table:table-cell>
          <table:table-cell table:formula="of:=[.O1]" office:value-type="float" office:value="0" calcext:value-type="float">
            <text:p>0</text:p>
          </table:table-cell>
          <table:table-cell table:formula="of:=[.P1]" office:value-type="float" office:value="0" calcext:value-type="float">
            <text:p>0</text:p>
          </table:table-cell>
          <table:table-cell table:formula="of:=[.Q1]" office:value-type="float" office:value="0" calcext:value-type="float">
            <text:p>0</text:p>
          </table:table-cell>
          <table:table-cell table:formula="of:=[.R1]" office:value-type="string" office:string-value="AF14" calcext:value-type="string">
            <text:p>AF14</text:p>
          </table:table-cell>
          <table:table-cell table:formula="of:=[.S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2_IN5</text:p>
          </table:table-cell>
          <table:table-cell table:number-columns-repeated="7"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5"/>
          <table:table-cell office:value-type="string" calcext:value-type="string">
            <text:p>TIM2_ETR</text:p>
          </table:table-cell>
          <table:table-cell table:number-columns-repeated="9"/>
          <table:table-cell table:formula="of:=[.B2]" office:value-type="string" office:string-value="PA0" calcext:value-type="string">
            <text:p>PA0</text:p>
          </table:table-cell>
          <table:table-cell table:formula="of:=[.AB2]&amp;IF(ISBLANK([.C2]);&quot;&quot;;&quot;/&quot;&amp;[.C2])" office:value-type="string" office:string-value="PA0/ADC12_IN5" calcext:value-type="string">
            <text:p>PA0/ADC12_IN5</text:p>
          </table:table-cell>
          <table:table-cell table:formula="of:=[.AC2]&amp;IF(ISBLANK([.D2]);&quot;&quot;;&quot;/&quot;&amp;[.D2])" office:value-type="string" office:string-value="PA0/ADC12_IN5" calcext:value-type="string">
            <text:p>PA0/ADC12_IN5</text:p>
          </table:table-cell>
          <table:table-cell table:formula="of:=[.AD2]&amp;IF(ISBLANK([.E2]);&quot;&quot;;&quot;/&quot;&amp;[.E2])" office:value-type="string" office:string-value="PA0/ADC12_IN5" calcext:value-type="string">
            <text:p>PA0/ADC12_IN5</text:p>
          </table:table-cell>
          <table:table-cell table:formula="of:=[.AE2]&amp;IF(ISBLANK([.F2]);&quot;&quot;;&quot;/&quot;&amp;[.F2])" office:value-type="string" office:string-value="PA0/ADC12_IN5" calcext:value-type="string">
            <text:p>PA0/ADC12_IN5</text:p>
          </table:table-cell>
          <table:table-cell table:formula="of:=[.AF2]&amp;IF(ISBLANK([.G2]);&quot;&quot;;&quot;/&quot;&amp;[.G2])" office:value-type="string" office:string-value="PA0/ADC12_IN5" calcext:value-type="string">
            <text:p>PA0/ADC12_IN5</text:p>
          </table:table-cell>
          <table:table-cell table:formula="of:=[.AG2]&amp;IF(ISBLANK([.H2]);&quot;&quot;;&quot;/&quot;&amp;[.H2])" office:value-type="string" office:string-value="PA0/ADC12_IN5" calcext:value-type="string">
            <text:p>PA0/ADC12_IN5</text:p>
          </table:table-cell>
          <table:table-cell table:formula="of:=[.AH2]&amp;IF(ISBLANK([.I2]);&quot;&quot;;&quot;/&quot;&amp;[.I2])" office:value-type="string" office:string-value="PA0/ADC12_IN5" calcext:value-type="string">
            <text:p>PA0/ADC12_IN5</text:p>
          </table:table-cell>
          <table:table-cell table:formula="of:=[.AI2]&amp;IF(ISBLANK([.J2]);&quot;&quot;;&quot;/&quot;&amp;[.J2])" office:value-type="string" office:string-value="PA0/ADC12_IN5" calcext:value-type="string">
            <text:p>PA0/ADC12_IN5</text:p>
          </table:table-cell>
          <table:table-cell table:formula="of:=[.AJ2]&amp;IF(ISBLANK([.K2]);&quot;&quot;;&quot;/&quot;&amp;[.K2])" office:value-type="string" office:string-value="PA0/ADC12_IN5/USART2_CTS" calcext:value-type="string">
            <text:p>PA0/ADC12_IN5/USART2_CTS</text:p>
          </table:table-cell>
          <table:table-cell table:formula="of:=[.AK2]&amp;IF(ISBLANK([.L2]);&quot;&quot;;&quot;/&quot;&amp;[.L2])" office:value-type="string" office:string-value="PA0/ADC12_IN5/USART2_CTS/UART4_TX" calcext:value-type="string">
            <text:p>PA0/ADC12_IN5/USART2_CTS/UART4_TX</text:p>
          </table:table-cell>
          <table:table-cell table:formula="of:=[.AL2]&amp;IF(ISBLANK([.M2]);&quot;&quot;;&quot;/&quot;&amp;[.M2])" office:value-type="string" office:string-value="PA0/ADC12_IN5/USART2_CTS/UART4_TX" calcext:value-type="string">
            <text:p>PA0/ADC12_IN5/USART2_CTS/UART4_TX</text:p>
          </table:table-cell>
          <table:table-cell table:formula="of:=[.AM2]&amp;IF(ISBLANK([.N2]);&quot;&quot;;&quot;/&quot;&amp;[.N2])" office:value-type="string" office:string-value="PA0/ADC12_IN5/USART2_CTS/UART4_TX" calcext:value-type="string">
            <text:p>PA0/ADC12_IN5/USART2_CTS/UART4_TX</text:p>
          </table:table-cell>
          <table:table-cell table:formula="of:=[.AN2]&amp;IF(ISBLANK([.O2]);&quot;&quot;;&quot;/&quot;&amp;[.O2])" office:value-type="string" office:string-value="PA0/ADC12_IN5/USART2_CTS/UART4_TX" calcext:value-type="string">
            <text:p>PA0/ADC12_IN5/USART2_CTS/UART4_TX</text:p>
          </table:table-cell>
          <table:table-cell table:formula="of:=[.AO2]&amp;IF(ISBLANK([.P2]);&quot;&quot;;&quot;/&quot;&amp;[.P2])" office:value-type="string" office:string-value="PA0/ADC12_IN5/USART2_CTS/UART4_TX" calcext:value-type="string">
            <text:p>PA0/ADC12_IN5/USART2_CTS/UART4_TX</text:p>
          </table:table-cell>
          <table:table-cell table:formula="of:=[.AP2]&amp;IF(ISBLANK([.Q2]);&quot;&quot;;&quot;/&quot;&amp;[.Q2])" office:value-type="string" office:string-value="PA0/ADC12_IN5/USART2_CTS/UART4_TX" calcext:value-type="string">
            <text:p>PA0/ADC12_IN5/USART2_CTS/UART4_TX</text:p>
          </table:table-cell>
          <table:table-cell table:formula="of:=[.AQ2]&amp;IF(ISBLANK([.R2]);&quot;&quot;;&quot;/&quot;&amp;[.R2])" office:value-type="string" office:string-value="PA0/ADC12_IN5/USART2_CTS/UART4_TX/TIM2_ETR" calcext:value-type="string">
            <text:p>PA0/ADC12_IN5/USART2_CTS/UART4_TX/TIM2_ETR</text:p>
          </table:table-cell>
          <table:table-cell table:formula="of:=[.AR2]&amp;IF(ISBLANK([.S2]);&quot;&quot;;&quot;/&quot;&amp;[.S2])" office:value-type="string" office:string-value="PA0/ADC12_IN5/USART2_CTS/UART4_TX/TIM2_ETR" calcext:value-type="string">
            <text:p>PA0/ADC12_IN5/USART2_CTS/UART4_TX/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2_IN6</text:p>
          </table:table-cell>
          <table:table-cell table:number-columns-repeated="7"/>
          <table:table-cell office:value-type="string" calcext:value-type="string">
            <text:p>USART2_RTS_DE</text:p>
          </table:table-cell>
          <table:table-cell office:value-type="string" calcext:value-type="string">
            <text:p>UART4_RX</text:p>
          </table:table-cell>
          <table:table-cell table:number-columns-repeated="5"/>
          <table:table-cell office:value-type="string" calcext:value-type="string">
            <text:p>TIM15_CH1N</text:p>
          </table:table-cell>
          <table:table-cell table:number-columns-repeated="9"/>
          <table:table-cell table:formula="of:=[.B3]" office:value-type="string" office:string-value="PA1" calcext:value-type="string">
            <text:p>PA1</text:p>
          </table:table-cell>
          <table:table-cell table:formula="of:=[.AB3]&amp;IF(ISBLANK([.C3]);&quot;&quot;;&quot;/&quot;&amp;[.C3])" office:value-type="string" office:string-value="PA1/ADC12_IN6" calcext:value-type="string">
            <text:p>PA1/ADC12_IN6</text:p>
          </table:table-cell>
          <table:table-cell table:formula="of:=[.AC3]&amp;IF(ISBLANK([.D3]);&quot;&quot;;&quot;/&quot;&amp;[.D3])" office:value-type="string" office:string-value="PA1/ADC12_IN6" calcext:value-type="string">
            <text:p>PA1/ADC12_IN6</text:p>
          </table:table-cell>
          <table:table-cell table:formula="of:=[.AD3]&amp;IF(ISBLANK([.E3]);&quot;&quot;;&quot;/&quot;&amp;[.E3])" office:value-type="string" office:string-value="PA1/ADC12_IN6" calcext:value-type="string">
            <text:p>PA1/ADC12_IN6</text:p>
          </table:table-cell>
          <table:table-cell table:formula="of:=[.AE3]&amp;IF(ISBLANK([.F3]);&quot;&quot;;&quot;/&quot;&amp;[.F3])" office:value-type="string" office:string-value="PA1/ADC12_IN6" calcext:value-type="string">
            <text:p>PA1/ADC12_IN6</text:p>
          </table:table-cell>
          <table:table-cell table:formula="of:=[.AF3]&amp;IF(ISBLANK([.G3]);&quot;&quot;;&quot;/&quot;&amp;[.G3])" office:value-type="string" office:string-value="PA1/ADC12_IN6" calcext:value-type="string">
            <text:p>PA1/ADC12_IN6</text:p>
          </table:table-cell>
          <table:table-cell table:formula="of:=[.AG3]&amp;IF(ISBLANK([.H3]);&quot;&quot;;&quot;/&quot;&amp;[.H3])" office:value-type="string" office:string-value="PA1/ADC12_IN6" calcext:value-type="string">
            <text:p>PA1/ADC12_IN6</text:p>
          </table:table-cell>
          <table:table-cell table:formula="of:=[.AH3]&amp;IF(ISBLANK([.I3]);&quot;&quot;;&quot;/&quot;&amp;[.I3])" office:value-type="string" office:string-value="PA1/ADC12_IN6" calcext:value-type="string">
            <text:p>PA1/ADC12_IN6</text:p>
          </table:table-cell>
          <table:table-cell table:formula="of:=[.AI3]&amp;IF(ISBLANK([.J3]);&quot;&quot;;&quot;/&quot;&amp;[.J3])" office:value-type="string" office:string-value="PA1/ADC12_IN6" calcext:value-type="string">
            <text:p>PA1/ADC12_IN6</text:p>
          </table:table-cell>
          <table:table-cell table:formula="of:=[.AJ3]&amp;IF(ISBLANK([.K3]);&quot;&quot;;&quot;/&quot;&amp;[.K3])" office:value-type="string" office:string-value="PA1/ADC12_IN6/USART2_RTS_DE" calcext:value-type="string">
            <text:p>PA1/ADC12_IN6/USART2_RTS_DE</text:p>
          </table:table-cell>
          <table:table-cell table:formula="of:=[.AK3]&amp;IF(ISBLANK([.L3]);&quot;&quot;;&quot;/&quot;&amp;[.L3])" office:value-type="string" office:string-value="PA1/ADC12_IN6/USART2_RTS_DE/UART4_RX" calcext:value-type="string">
            <text:p>PA1/ADC12_IN6/USART2_RTS_DE/UART4_RX</text:p>
          </table:table-cell>
          <table:table-cell table:formula="of:=[.AL3]&amp;IF(ISBLANK([.M3]);&quot;&quot;;&quot;/&quot;&amp;[.M3])" office:value-type="string" office:string-value="PA1/ADC12_IN6/USART2_RTS_DE/UART4_RX" calcext:value-type="string">
            <text:p>PA1/ADC12_IN6/USART2_RTS_DE/UART4_RX</text:p>
          </table:table-cell>
          <table:table-cell table:formula="of:=[.AM3]&amp;IF(ISBLANK([.N3]);&quot;&quot;;&quot;/&quot;&amp;[.N3])" office:value-type="string" office:string-value="PA1/ADC12_IN6/USART2_RTS_DE/UART4_RX" calcext:value-type="string">
            <text:p>PA1/ADC12_IN6/USART2_RTS_DE/UART4_RX</text:p>
          </table:table-cell>
          <table:table-cell table:formula="of:=[.AN3]&amp;IF(ISBLANK([.O3]);&quot;&quot;;&quot;/&quot;&amp;[.O3])" office:value-type="string" office:string-value="PA1/ADC12_IN6/USART2_RTS_DE/UART4_RX" calcext:value-type="string">
            <text:p>PA1/ADC12_IN6/USART2_RTS_DE/UART4_RX</text:p>
          </table:table-cell>
          <table:table-cell table:formula="of:=[.AO3]&amp;IF(ISBLANK([.P3]);&quot;&quot;;&quot;/&quot;&amp;[.P3])" office:value-type="string" office:string-value="PA1/ADC12_IN6/USART2_RTS_DE/UART4_RX" calcext:value-type="string">
            <text:p>PA1/ADC12_IN6/USART2_RTS_DE/UART4_RX</text:p>
          </table:table-cell>
          <table:table-cell table:formula="of:=[.AP3]&amp;IF(ISBLANK([.Q3]);&quot;&quot;;&quot;/&quot;&amp;[.Q3])" office:value-type="string" office:string-value="PA1/ADC12_IN6/USART2_RTS_DE/UART4_RX" calcext:value-type="string">
            <text:p>PA1/ADC12_IN6/USART2_RTS_DE/UART4_RX</text:p>
          </table:table-cell>
          <table:table-cell table:formula="of:=[.AQ3]&amp;IF(ISBLANK([.R3]);&quot;&quot;;&quot;/&quot;&amp;[.R3])" office:value-type="string" office:string-value="PA1/ADC12_IN6/USART2_RTS_DE/UART4_RX/TIM15_CH1N" calcext:value-type="string">
            <text:p>PA1/ADC12_IN6/USART2_RTS_DE/UART4_RX/TIM15_CH1N</text:p>
          </table:table-cell>
          <table:table-cell table:formula="of:=[.AR3]&amp;IF(ISBLANK([.S3]);&quot;&quot;;&quot;/&quot;&amp;[.S3])" office:value-type="string" office:string-value="PA1/ADC12_IN6/USART2_RTS_DE/UART4_RX/TIM15_CH1N" calcext:value-type="string">
            <text:p>PA1/ADC12_IN6/USART2_RTS_DE/UART4_RX/TIM15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12_IN7</text:p>
          </table:table-cell>
          <table:table-cell table:number-columns-repeated="7"/>
          <table:table-cell office:value-type="string" calcext:value-type="string">
            <text:p>USART2_TX</text:p>
          </table:table-cell>
          <table:table-cell table:number-columns-repeated="6"/>
          <table:table-cell office:value-type="string" calcext:value-type="string">
            <text:p>TIM15_CH1</text:p>
          </table:table-cell>
          <table:table-cell table:number-columns-repeated="9"/>
          <table:table-cell table:formula="of:=[.B4]" office:value-type="string" office:string-value="PA2" calcext:value-type="string">
            <text:p>PA2</text:p>
          </table:table-cell>
          <table:table-cell table:formula="of:=[.AB4]&amp;IF(ISBLANK([.C4]);&quot;&quot;;&quot;/&quot;&amp;[.C4])" office:value-type="string" office:string-value="PA2/ADC12_IN7" calcext:value-type="string">
            <text:p>PA2/ADC12_IN7</text:p>
          </table:table-cell>
          <table:table-cell table:formula="of:=[.AC4]&amp;IF(ISBLANK([.D4]);&quot;&quot;;&quot;/&quot;&amp;[.D4])" office:value-type="string" office:string-value="PA2/ADC12_IN7" calcext:value-type="string">
            <text:p>PA2/ADC12_IN7</text:p>
          </table:table-cell>
          <table:table-cell table:formula="of:=[.AD4]&amp;IF(ISBLANK([.E4]);&quot;&quot;;&quot;/&quot;&amp;[.E4])" office:value-type="string" office:string-value="PA2/ADC12_IN7" calcext:value-type="string">
            <text:p>PA2/ADC12_IN7</text:p>
          </table:table-cell>
          <table:table-cell table:formula="of:=[.AE4]&amp;IF(ISBLANK([.F4]);&quot;&quot;;&quot;/&quot;&amp;[.F4])" office:value-type="string" office:string-value="PA2/ADC12_IN7" calcext:value-type="string">
            <text:p>PA2/ADC12_IN7</text:p>
          </table:table-cell>
          <table:table-cell table:formula="of:=[.AF4]&amp;IF(ISBLANK([.G4]);&quot;&quot;;&quot;/&quot;&amp;[.G4])" office:value-type="string" office:string-value="PA2/ADC12_IN7" calcext:value-type="string">
            <text:p>PA2/ADC12_IN7</text:p>
          </table:table-cell>
          <table:table-cell table:formula="of:=[.AG4]&amp;IF(ISBLANK([.H4]);&quot;&quot;;&quot;/&quot;&amp;[.H4])" office:value-type="string" office:string-value="PA2/ADC12_IN7" calcext:value-type="string">
            <text:p>PA2/ADC12_IN7</text:p>
          </table:table-cell>
          <table:table-cell table:formula="of:=[.AH4]&amp;IF(ISBLANK([.I4]);&quot;&quot;;&quot;/&quot;&amp;[.I4])" office:value-type="string" office:string-value="PA2/ADC12_IN7" calcext:value-type="string">
            <text:p>PA2/ADC12_IN7</text:p>
          </table:table-cell>
          <table:table-cell table:formula="of:=[.AI4]&amp;IF(ISBLANK([.J4]);&quot;&quot;;&quot;/&quot;&amp;[.J4])" office:value-type="string" office:string-value="PA2/ADC12_IN7" calcext:value-type="string">
            <text:p>PA2/ADC12_IN7</text:p>
          </table:table-cell>
          <table:table-cell table:formula="of:=[.AJ4]&amp;IF(ISBLANK([.K4]);&quot;&quot;;&quot;/&quot;&amp;[.K4])" office:value-type="string" office:string-value="PA2/ADC12_IN7/USART2_TX" calcext:value-type="string">
            <text:p>PA2/ADC12_IN7/USART2_TX</text:p>
          </table:table-cell>
          <table:table-cell table:formula="of:=[.AK4]&amp;IF(ISBLANK([.L4]);&quot;&quot;;&quot;/&quot;&amp;[.L4])" office:value-type="string" office:string-value="PA2/ADC12_IN7/USART2_TX" calcext:value-type="string">
            <text:p>PA2/ADC12_IN7/USART2_TX</text:p>
          </table:table-cell>
          <table:table-cell table:formula="of:=[.AL4]&amp;IF(ISBLANK([.M4]);&quot;&quot;;&quot;/&quot;&amp;[.M4])" office:value-type="string" office:string-value="PA2/ADC12_IN7/USART2_TX" calcext:value-type="string">
            <text:p>PA2/ADC12_IN7/USART2_TX</text:p>
          </table:table-cell>
          <table:table-cell table:formula="of:=[.AM4]&amp;IF(ISBLANK([.N4]);&quot;&quot;;&quot;/&quot;&amp;[.N4])" office:value-type="string" office:string-value="PA2/ADC12_IN7/USART2_TX" calcext:value-type="string">
            <text:p>PA2/ADC12_IN7/USART2_TX</text:p>
          </table:table-cell>
          <table:table-cell table:formula="of:=[.AN4]&amp;IF(ISBLANK([.O4]);&quot;&quot;;&quot;/&quot;&amp;[.O4])" office:value-type="string" office:string-value="PA2/ADC12_IN7/USART2_TX" calcext:value-type="string">
            <text:p>PA2/ADC12_IN7/USART2_TX</text:p>
          </table:table-cell>
          <table:table-cell table:formula="of:=[.AO4]&amp;IF(ISBLANK([.P4]);&quot;&quot;;&quot;/&quot;&amp;[.P4])" office:value-type="string" office:string-value="PA2/ADC12_IN7/USART2_TX" calcext:value-type="string">
            <text:p>PA2/ADC12_IN7/USART2_TX</text:p>
          </table:table-cell>
          <table:table-cell table:formula="of:=[.AP4]&amp;IF(ISBLANK([.Q4]);&quot;&quot;;&quot;/&quot;&amp;[.Q4])" office:value-type="string" office:string-value="PA2/ADC12_IN7/USART2_TX" calcext:value-type="string">
            <text:p>PA2/ADC12_IN7/USART2_TX</text:p>
          </table:table-cell>
          <table:table-cell table:formula="of:=[.AQ4]&amp;IF(ISBLANK([.R4]);&quot;&quot;;&quot;/&quot;&amp;[.R4])" office:value-type="string" office:string-value="PA2/ADC12_IN7/USART2_TX/TIM15_CH1" calcext:value-type="string">
            <text:p>PA2/ADC12_IN7/USART2_TX/TIM15_CH1</text:p>
          </table:table-cell>
          <table:table-cell table:formula="of:=[.AR4]&amp;IF(ISBLANK([.S4]);&quot;&quot;;&quot;/&quot;&amp;[.S4])" office:value-type="string" office:string-value="PA2/ADC12_IN7/USART2_TX/TIM15_CH1" calcext:value-type="string">
            <text:p>PA2/ADC12_IN7/USART2_TX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DC12_IN8</text:p>
          </table:table-cell>
          <table:table-cell table:number-columns-repeated="7"/>
          <table:table-cell office:value-type="string" calcext:value-type="string">
            <text:p>USART2_RX</text:p>
          </table:table-cell>
          <table:table-cell table:number-columns-repeated="6"/>
          <table:table-cell office:value-type="string" calcext:value-type="string">
            <text:p>TIM15_CH2</text:p>
          </table:table-cell>
          <table:table-cell table:number-columns-repeated="9"/>
          <table:table-cell table:formula="of:=[.B5]" office:value-type="string" office:string-value="PA3" calcext:value-type="string">
            <text:p>PA3</text:p>
          </table:table-cell>
          <table:table-cell table:formula="of:=[.AB5]&amp;IF(ISBLANK([.C5]);&quot;&quot;;&quot;/&quot;&amp;[.C5])" office:value-type="string" office:string-value="PA3/ADC12_IN8" calcext:value-type="string">
            <text:p>PA3/ADC12_IN8</text:p>
          </table:table-cell>
          <table:table-cell table:formula="of:=[.AC5]&amp;IF(ISBLANK([.D5]);&quot;&quot;;&quot;/&quot;&amp;[.D5])" office:value-type="string" office:string-value="PA3/ADC12_IN8" calcext:value-type="string">
            <text:p>PA3/ADC12_IN8</text:p>
          </table:table-cell>
          <table:table-cell table:formula="of:=[.AD5]&amp;IF(ISBLANK([.E5]);&quot;&quot;;&quot;/&quot;&amp;[.E5])" office:value-type="string" office:string-value="PA3/ADC12_IN8" calcext:value-type="string">
            <text:p>PA3/ADC12_IN8</text:p>
          </table:table-cell>
          <table:table-cell table:formula="of:=[.AE5]&amp;IF(ISBLANK([.F5]);&quot;&quot;;&quot;/&quot;&amp;[.F5])" office:value-type="string" office:string-value="PA3/ADC12_IN8" calcext:value-type="string">
            <text:p>PA3/ADC12_IN8</text:p>
          </table:table-cell>
          <table:table-cell table:formula="of:=[.AF5]&amp;IF(ISBLANK([.G5]);&quot;&quot;;&quot;/&quot;&amp;[.G5])" office:value-type="string" office:string-value="PA3/ADC12_IN8" calcext:value-type="string">
            <text:p>PA3/ADC12_IN8</text:p>
          </table:table-cell>
          <table:table-cell table:formula="of:=[.AG5]&amp;IF(ISBLANK([.H5]);&quot;&quot;;&quot;/&quot;&amp;[.H5])" office:value-type="string" office:string-value="PA3/ADC12_IN8" calcext:value-type="string">
            <text:p>PA3/ADC12_IN8</text:p>
          </table:table-cell>
          <table:table-cell table:formula="of:=[.AH5]&amp;IF(ISBLANK([.I5]);&quot;&quot;;&quot;/&quot;&amp;[.I5])" office:value-type="string" office:string-value="PA3/ADC12_IN8" calcext:value-type="string">
            <text:p>PA3/ADC12_IN8</text:p>
          </table:table-cell>
          <table:table-cell table:formula="of:=[.AI5]&amp;IF(ISBLANK([.J5]);&quot;&quot;;&quot;/&quot;&amp;[.J5])" office:value-type="string" office:string-value="PA3/ADC12_IN8" calcext:value-type="string">
            <text:p>PA3/ADC12_IN8</text:p>
          </table:table-cell>
          <table:table-cell table:formula="of:=[.AJ5]&amp;IF(ISBLANK([.K5]);&quot;&quot;;&quot;/&quot;&amp;[.K5])" office:value-type="string" office:string-value="PA3/ADC12_IN8/USART2_RX" calcext:value-type="string">
            <text:p>PA3/ADC12_IN8/USART2_RX</text:p>
          </table:table-cell>
          <table:table-cell table:formula="of:=[.AK5]&amp;IF(ISBLANK([.L5]);&quot;&quot;;&quot;/&quot;&amp;[.L5])" office:value-type="string" office:string-value="PA3/ADC12_IN8/USART2_RX" calcext:value-type="string">
            <text:p>PA3/ADC12_IN8/USART2_RX</text:p>
          </table:table-cell>
          <table:table-cell table:formula="of:=[.AL5]&amp;IF(ISBLANK([.M5]);&quot;&quot;;&quot;/&quot;&amp;[.M5])" office:value-type="string" office:string-value="PA3/ADC12_IN8/USART2_RX" calcext:value-type="string">
            <text:p>PA3/ADC12_IN8/USART2_RX</text:p>
          </table:table-cell>
          <table:table-cell table:formula="of:=[.AM5]&amp;IF(ISBLANK([.N5]);&quot;&quot;;&quot;/&quot;&amp;[.N5])" office:value-type="string" office:string-value="PA3/ADC12_IN8/USART2_RX" calcext:value-type="string">
            <text:p>PA3/ADC12_IN8/USART2_RX</text:p>
          </table:table-cell>
          <table:table-cell table:formula="of:=[.AN5]&amp;IF(ISBLANK([.O5]);&quot;&quot;;&quot;/&quot;&amp;[.O5])" office:value-type="string" office:string-value="PA3/ADC12_IN8/USART2_RX" calcext:value-type="string">
            <text:p>PA3/ADC12_IN8/USART2_RX</text:p>
          </table:table-cell>
          <table:table-cell table:formula="of:=[.AO5]&amp;IF(ISBLANK([.P5]);&quot;&quot;;&quot;/&quot;&amp;[.P5])" office:value-type="string" office:string-value="PA3/ADC12_IN8/USART2_RX" calcext:value-type="string">
            <text:p>PA3/ADC12_IN8/USART2_RX</text:p>
          </table:table-cell>
          <table:table-cell table:formula="of:=[.AP5]&amp;IF(ISBLANK([.Q5]);&quot;&quot;;&quot;/&quot;&amp;[.Q5])" office:value-type="string" office:string-value="PA3/ADC12_IN8/USART2_RX" calcext:value-type="string">
            <text:p>PA3/ADC12_IN8/USART2_RX</text:p>
          </table:table-cell>
          <table:table-cell table:formula="of:=[.AQ5]&amp;IF(ISBLANK([.R5]);&quot;&quot;;&quot;/&quot;&amp;[.R5])" office:value-type="string" office:string-value="PA3/ADC12_IN8/USART2_RX/TIM15_CH2" calcext:value-type="string">
            <text:p>PA3/ADC12_IN8/USART2_RX/TIM15_CH2</text:p>
          </table:table-cell>
          <table:table-cell table:formula="of:=[.AR5]&amp;IF(ISBLANK([.S5]);&quot;&quot;;&quot;/&quot;&amp;[.S5])" office:value-type="string" office:string-value="PA3/ADC12_IN8/USART2_RX/TIM15_CH2" calcext:value-type="string">
            <text:p>PA3/ADC12_IN8/USART2_RX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2_IN9/DAC1_OUT1</text:p>
          </table:table-cell>
          <table:table-cell table:number-columns-repeated="5"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USART2_CK</text:p>
          </table:table-cell>
          <table:table-cell table:number-columns-repeated="6"/>
          <table:table-cell office:value-type="string" calcext:value-type="string">
            <text:p>LPTIM2_OUT</text:p>
          </table:table-cell>
          <table:table-cell table:number-columns-repeated="9"/>
          <table:table-cell table:formula="of:=[.B6]" office:value-type="string" office:string-value="PA4" calcext:value-type="string">
            <text:p>PA4</text:p>
          </table:table-cell>
          <table:table-cell table:formula="of:=[.AB6]&amp;IF(ISBLANK([.C6]);&quot;&quot;;&quot;/&quot;&amp;[.C6])" office:value-type="string" office:string-value="PA4/ADC12_IN9/DAC1_OUT1" calcext:value-type="string">
            <text:p>PA4/ADC12_IN9/DAC1_OUT1</text:p>
          </table:table-cell>
          <table:table-cell table:formula="of:=[.AC6]&amp;IF(ISBLANK([.D6]);&quot;&quot;;&quot;/&quot;&amp;[.D6])" office:value-type="string" office:string-value="PA4/ADC12_IN9/DAC1_OUT1" calcext:value-type="string">
            <text:p>PA4/ADC12_IN9/DAC1_OUT1</text:p>
          </table:table-cell>
          <table:table-cell table:formula="of:=[.AD6]&amp;IF(ISBLANK([.E6]);&quot;&quot;;&quot;/&quot;&amp;[.E6])" office:value-type="string" office:string-value="PA4/ADC12_IN9/DAC1_OUT1" calcext:value-type="string">
            <text:p>PA4/ADC12_IN9/DAC1_OUT1</text:p>
          </table:table-cell>
          <table:table-cell table:formula="of:=[.AE6]&amp;IF(ISBLANK([.F6]);&quot;&quot;;&quot;/&quot;&amp;[.F6])" office:value-type="string" office:string-value="PA4/ADC12_IN9/DAC1_OUT1" calcext:value-type="string">
            <text:p>PA4/ADC12_IN9/DAC1_OUT1</text:p>
          </table:table-cell>
          <table:table-cell table:formula="of:=[.AF6]&amp;IF(ISBLANK([.G6]);&quot;&quot;;&quot;/&quot;&amp;[.G6])" office:value-type="string" office:string-value="PA4/ADC12_IN9/DAC1_OUT1" calcext:value-type="string">
            <text:p>PA4/ADC12_IN9/DAC1_OUT1</text:p>
          </table:table-cell>
          <table:table-cell table:formula="of:=[.AG6]&amp;IF(ISBLANK([.H6]);&quot;&quot;;&quot;/&quot;&amp;[.H6])" office:value-type="string" office:string-value="PA4/ADC12_IN9/DAC1_OUT1" calcext:value-type="string">
            <text:p>PA4/ADC12_IN9/DAC1_OUT1</text:p>
          </table:table-cell>
          <table:table-cell table:formula="of:=[.AH6]&amp;IF(ISBLANK([.I6]);&quot;&quot;;&quot;/&quot;&amp;[.I6])" office:value-type="string" office:string-value="PA4/ADC12_IN9/DAC1_OUT1/SPI1_NSS" calcext:value-type="string">
            <text:p>PA4/ADC12_IN9/DAC1_OUT1/SPI1_NSS</text:p>
          </table:table-cell>
          <table:table-cell table:formula="of:=[.AI6]&amp;IF(ISBLANK([.J6]);&quot;&quot;;&quot;/&quot;&amp;[.J6])" office:value-type="string" office:string-value="PA4/ADC12_IN9/DAC1_OUT1/SPI1_NSS/SPI3_NSS" calcext:value-type="string">
            <text:p>PA4/ADC12_IN9/DAC1_OUT1/SPI1_NSS/SPI3_NSS</text:p>
          </table:table-cell>
          <table:table-cell table:formula="of:=[.AJ6]&amp;IF(ISBLANK([.K6]);&quot;&quot;;&quot;/&quot;&amp;[.K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K6]&amp;IF(ISBLANK([.L6]);&quot;&quot;;&quot;/&quot;&amp;[.L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L6]&amp;IF(ISBLANK([.M6]);&quot;&quot;;&quot;/&quot;&amp;[.M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M6]&amp;IF(ISBLANK([.N6]);&quot;&quot;;&quot;/&quot;&amp;[.N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N6]&amp;IF(ISBLANK([.O6]);&quot;&quot;;&quot;/&quot;&amp;[.O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O6]&amp;IF(ISBLANK([.P6]);&quot;&quot;;&quot;/&quot;&amp;[.P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P6]&amp;IF(ISBLANK([.Q6]);&quot;&quot;;&quot;/&quot;&amp;[.Q6])" office:value-type="string" office:string-value="PA4/ADC12_IN9/DAC1_OUT1/SPI1_NSS/SPI3_NSS/USART2_CK" calcext:value-type="string">
            <text:p>PA4/ADC12_IN9/DAC1_OUT1/SPI1_NSS/SPI3_NSS/USART2_CK</text:p>
          </table:table-cell>
          <table:table-cell table:formula="of:=[.AQ6]&amp;IF(ISBLANK([.R6]);&quot;&quot;;&quot;/&quot;&amp;[.R6])" office:value-type="string" office:string-value="PA4/ADC12_IN9/DAC1_OUT1/SPI1_NSS/SPI3_NSS/USART2_CK/LPTIM2_OUT" calcext:value-type="string">
            <text:p>PA4/ADC12_IN9/DAC1_OUT1/SPI1_NSS/SPI3_NSS/USART2_CK/LPTIM2_OUT</text:p>
          </table:table-cell>
          <table:table-cell table:formula="of:=[.AR6]&amp;IF(ISBLANK([.S6]);&quot;&quot;;&quot;/&quot;&amp;[.S6])" office:value-type="string" office:string-value="PA4/ADC12_IN9/DAC1_OUT1/SPI1_NSS/SPI3_NSS/USART2_CK/LPTIM2_OUT" calcext:value-type="string">
            <text:p>PA4/ADC12_IN9/DAC1_OUT1/SPI1_NSS/SPI3_NSS/USART2_CK/LPTIM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DC12_IN10/DAC1_OUT2</text:p>
          </table:table-cell>
          <table:table-cell table:number-columns-repeated="5"/>
          <table:table-cell office:value-type="string" calcext:value-type="string">
            <text:p>SPI1_SCK</text:p>
          </table:table-cell>
          <table:table-cell table:number-columns-repeated="8"/>
          <table:table-cell office:value-type="string" calcext:value-type="string">
            <text:p>LPTIM2_ETR</text:p>
          </table:table-cell>
          <table:table-cell table:number-columns-repeated="9"/>
          <table:table-cell table:formula="of:=[.B7]" office:value-type="string" office:string-value="PA5" calcext:value-type="string">
            <text:p>PA5</text:p>
          </table:table-cell>
          <table:table-cell table:formula="of:=[.AB7]&amp;IF(ISBLANK([.C7]);&quot;&quot;;&quot;/&quot;&amp;[.C7])" office:value-type="string" office:string-value="PA5/ADC12_IN10/DAC1_OUT2" calcext:value-type="string">
            <text:p>PA5/ADC12_IN10/DAC1_OUT2</text:p>
          </table:table-cell>
          <table:table-cell table:formula="of:=[.AC7]&amp;IF(ISBLANK([.D7]);&quot;&quot;;&quot;/&quot;&amp;[.D7])" office:value-type="string" office:string-value="PA5/ADC12_IN10/DAC1_OUT2" calcext:value-type="string">
            <text:p>PA5/ADC12_IN10/DAC1_OUT2</text:p>
          </table:table-cell>
          <table:table-cell table:formula="of:=[.AD7]&amp;IF(ISBLANK([.E7]);&quot;&quot;;&quot;/&quot;&amp;[.E7])" office:value-type="string" office:string-value="PA5/ADC12_IN10/DAC1_OUT2" calcext:value-type="string">
            <text:p>PA5/ADC12_IN10/DAC1_OUT2</text:p>
          </table:table-cell>
          <table:table-cell table:formula="of:=[.AE7]&amp;IF(ISBLANK([.F7]);&quot;&quot;;&quot;/&quot;&amp;[.F7])" office:value-type="string" office:string-value="PA5/ADC12_IN10/DAC1_OUT2" calcext:value-type="string">
            <text:p>PA5/ADC12_IN10/DAC1_OUT2</text:p>
          </table:table-cell>
          <table:table-cell table:formula="of:=[.AF7]&amp;IF(ISBLANK([.G7]);&quot;&quot;;&quot;/&quot;&amp;[.G7])" office:value-type="string" office:string-value="PA5/ADC12_IN10/DAC1_OUT2" calcext:value-type="string">
            <text:p>PA5/ADC12_IN10/DAC1_OUT2</text:p>
          </table:table-cell>
          <table:table-cell table:formula="of:=[.AG7]&amp;IF(ISBLANK([.H7]);&quot;&quot;;&quot;/&quot;&amp;[.H7])" office:value-type="string" office:string-value="PA5/ADC12_IN10/DAC1_OUT2" calcext:value-type="string">
            <text:p>PA5/ADC12_IN10/DAC1_OUT2</text:p>
          </table:table-cell>
          <table:table-cell table:formula="of:=[.AH7]&amp;IF(ISBLANK([.I7]);&quot;&quot;;&quot;/&quot;&amp;[.I7])" office:value-type="string" office:string-value="PA5/ADC12_IN10/DAC1_OUT2/SPI1_SCK" calcext:value-type="string">
            <text:p>PA5/ADC12_IN10/DAC1_OUT2/SPI1_SCK</text:p>
          </table:table-cell>
          <table:table-cell table:formula="of:=[.AI7]&amp;IF(ISBLANK([.J7]);&quot;&quot;;&quot;/&quot;&amp;[.J7])" office:value-type="string" office:string-value="PA5/ADC12_IN10/DAC1_OUT2/SPI1_SCK" calcext:value-type="string">
            <text:p>PA5/ADC12_IN10/DAC1_OUT2/SPI1_SCK</text:p>
          </table:table-cell>
          <table:table-cell table:formula="of:=[.AJ7]&amp;IF(ISBLANK([.K7]);&quot;&quot;;&quot;/&quot;&amp;[.K7])" office:value-type="string" office:string-value="PA5/ADC12_IN10/DAC1_OUT2/SPI1_SCK" calcext:value-type="string">
            <text:p>PA5/ADC12_IN10/DAC1_OUT2/SPI1_SCK</text:p>
          </table:table-cell>
          <table:table-cell table:formula="of:=[.AK7]&amp;IF(ISBLANK([.L7]);&quot;&quot;;&quot;/&quot;&amp;[.L7])" office:value-type="string" office:string-value="PA5/ADC12_IN10/DAC1_OUT2/SPI1_SCK" calcext:value-type="string">
            <text:p>PA5/ADC12_IN10/DAC1_OUT2/SPI1_SCK</text:p>
          </table:table-cell>
          <table:table-cell table:formula="of:=[.AL7]&amp;IF(ISBLANK([.M7]);&quot;&quot;;&quot;/&quot;&amp;[.M7])" office:value-type="string" office:string-value="PA5/ADC12_IN10/DAC1_OUT2/SPI1_SCK" calcext:value-type="string">
            <text:p>PA5/ADC12_IN10/DAC1_OUT2/SPI1_SCK</text:p>
          </table:table-cell>
          <table:table-cell table:formula="of:=[.AM7]&amp;IF(ISBLANK([.N7]);&quot;&quot;;&quot;/&quot;&amp;[.N7])" office:value-type="string" office:string-value="PA5/ADC12_IN10/DAC1_OUT2/SPI1_SCK" calcext:value-type="string">
            <text:p>PA5/ADC12_IN10/DAC1_OUT2/SPI1_SCK</text:p>
          </table:table-cell>
          <table:table-cell table:formula="of:=[.AN7]&amp;IF(ISBLANK([.O7]);&quot;&quot;;&quot;/&quot;&amp;[.O7])" office:value-type="string" office:string-value="PA5/ADC12_IN10/DAC1_OUT2/SPI1_SCK" calcext:value-type="string">
            <text:p>PA5/ADC12_IN10/DAC1_OUT2/SPI1_SCK</text:p>
          </table:table-cell>
          <table:table-cell table:formula="of:=[.AO7]&amp;IF(ISBLANK([.P7]);&quot;&quot;;&quot;/&quot;&amp;[.P7])" office:value-type="string" office:string-value="PA5/ADC12_IN10/DAC1_OUT2/SPI1_SCK" calcext:value-type="string">
            <text:p>PA5/ADC12_IN10/DAC1_OUT2/SPI1_SCK</text:p>
          </table:table-cell>
          <table:table-cell table:formula="of:=[.AP7]&amp;IF(ISBLANK([.Q7]);&quot;&quot;;&quot;/&quot;&amp;[.Q7])" office:value-type="string" office:string-value="PA5/ADC12_IN10/DAC1_OUT2/SPI1_SCK" calcext:value-type="string">
            <text:p>PA5/ADC12_IN10/DAC1_OUT2/SPI1_SCK</text:p>
          </table:table-cell>
          <table:table-cell table:formula="of:=[.AQ7]&amp;IF(ISBLANK([.R7]);&quot;&quot;;&quot;/&quot;&amp;[.R7])" office:value-type="string" office:string-value="PA5/ADC12_IN10/DAC1_OUT2/SPI1_SCK/LPTIM2_ETR" calcext:value-type="string">
            <text:p>PA5/ADC12_IN10/DAC1_OUT2/SPI1_SCK/LPTIM2_ETR</text:p>
          </table:table-cell>
          <table:table-cell table:formula="of:=[.AR7]&amp;IF(ISBLANK([.S7]);&quot;&quot;;&quot;/&quot;&amp;[.S7])" office:value-type="string" office:string-value="PA5/ADC12_IN10/DAC1_OUT2/SPI1_SCK/LPTIM2_ETR" calcext:value-type="string">
            <text:p>PA5/ADC12_IN10/DAC1_OUT2/SPI1_SCK/LP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DC12_IN11</text:p>
          </table:table-cell>
          <table:table-cell table:number-columns-repeated="5"/>
          <table:table-cell office:value-type="string" calcext:value-type="string">
            <text:p>SPI1_MISO</text:p>
          </table:table-cell>
          <table:table-cell/>
          <table:table-cell office:value-type="string" calcext:value-type="string">
            <text:p>USART3_CTS</text:p>
          </table:table-cell>
          <table:table-cell table:number-columns-repeated="6"/>
          <table:table-cell office:value-type="string" calcext:value-type="string">
            <text:p>TIM16_CH1</text:p>
          </table:table-cell>
          <table:table-cell table:number-columns-repeated="9"/>
          <table:table-cell table:formula="of:=[.B8]" office:value-type="string" office:string-value="PA6" calcext:value-type="string">
            <text:p>PA6</text:p>
          </table:table-cell>
          <table:table-cell table:formula="of:=[.AB8]&amp;IF(ISBLANK([.C8]);&quot;&quot;;&quot;/&quot;&amp;[.C8])" office:value-type="string" office:string-value="PA6/ADC12_IN11" calcext:value-type="string">
            <text:p>PA6/ADC12_IN11</text:p>
          </table:table-cell>
          <table:table-cell table:formula="of:=[.AC8]&amp;IF(ISBLANK([.D8]);&quot;&quot;;&quot;/&quot;&amp;[.D8])" office:value-type="string" office:string-value="PA6/ADC12_IN11" calcext:value-type="string">
            <text:p>PA6/ADC12_IN11</text:p>
          </table:table-cell>
          <table:table-cell table:formula="of:=[.AD8]&amp;IF(ISBLANK([.E8]);&quot;&quot;;&quot;/&quot;&amp;[.E8])" office:value-type="string" office:string-value="PA6/ADC12_IN11" calcext:value-type="string">
            <text:p>PA6/ADC12_IN11</text:p>
          </table:table-cell>
          <table:table-cell table:formula="of:=[.AE8]&amp;IF(ISBLANK([.F8]);&quot;&quot;;&quot;/&quot;&amp;[.F8])" office:value-type="string" office:string-value="PA6/ADC12_IN11" calcext:value-type="string">
            <text:p>PA6/ADC12_IN11</text:p>
          </table:table-cell>
          <table:table-cell table:formula="of:=[.AF8]&amp;IF(ISBLANK([.G8]);&quot;&quot;;&quot;/&quot;&amp;[.G8])" office:value-type="string" office:string-value="PA6/ADC12_IN11" calcext:value-type="string">
            <text:p>PA6/ADC12_IN11</text:p>
          </table:table-cell>
          <table:table-cell table:formula="of:=[.AG8]&amp;IF(ISBLANK([.H8]);&quot;&quot;;&quot;/&quot;&amp;[.H8])" office:value-type="string" office:string-value="PA6/ADC12_IN11" calcext:value-type="string">
            <text:p>PA6/ADC12_IN11</text:p>
          </table:table-cell>
          <table:table-cell table:formula="of:=[.AH8]&amp;IF(ISBLANK([.I8]);&quot;&quot;;&quot;/&quot;&amp;[.I8])" office:value-type="string" office:string-value="PA6/ADC12_IN11/SPI1_MISO" calcext:value-type="string">
            <text:p>PA6/ADC12_IN11/SPI1_MISO</text:p>
          </table:table-cell>
          <table:table-cell table:formula="of:=[.AI8]&amp;IF(ISBLANK([.J8]);&quot;&quot;;&quot;/&quot;&amp;[.J8])" office:value-type="string" office:string-value="PA6/ADC12_IN11/SPI1_MISO" calcext:value-type="string">
            <text:p>PA6/ADC12_IN11/SPI1_MISO</text:p>
          </table:table-cell>
          <table:table-cell table:formula="of:=[.AJ8]&amp;IF(ISBLANK([.K8]);&quot;&quot;;&quot;/&quot;&amp;[.K8])" office:value-type="string" office:string-value="PA6/ADC12_IN11/SPI1_MISO/USART3_CTS" calcext:value-type="string">
            <text:p>PA6/ADC12_IN11/SPI1_MISO/USART3_CTS</text:p>
          </table:table-cell>
          <table:table-cell table:formula="of:=[.AK8]&amp;IF(ISBLANK([.L8]);&quot;&quot;;&quot;/&quot;&amp;[.L8])" office:value-type="string" office:string-value="PA6/ADC12_IN11/SPI1_MISO/USART3_CTS" calcext:value-type="string">
            <text:p>PA6/ADC12_IN11/SPI1_MISO/USART3_CTS</text:p>
          </table:table-cell>
          <table:table-cell table:formula="of:=[.AL8]&amp;IF(ISBLANK([.M8]);&quot;&quot;;&quot;/&quot;&amp;[.M8])" office:value-type="string" office:string-value="PA6/ADC12_IN11/SPI1_MISO/USART3_CTS" calcext:value-type="string">
            <text:p>PA6/ADC12_IN11/SPI1_MISO/USART3_CTS</text:p>
          </table:table-cell>
          <table:table-cell table:formula="of:=[.AM8]&amp;IF(ISBLANK([.N8]);&quot;&quot;;&quot;/&quot;&amp;[.N8])" office:value-type="string" office:string-value="PA6/ADC12_IN11/SPI1_MISO/USART3_CTS" calcext:value-type="string">
            <text:p>PA6/ADC12_IN11/SPI1_MISO/USART3_CTS</text:p>
          </table:table-cell>
          <table:table-cell table:formula="of:=[.AN8]&amp;IF(ISBLANK([.O8]);&quot;&quot;;&quot;/&quot;&amp;[.O8])" office:value-type="string" office:string-value="PA6/ADC12_IN11/SPI1_MISO/USART3_CTS" calcext:value-type="string">
            <text:p>PA6/ADC12_IN11/SPI1_MISO/USART3_CTS</text:p>
          </table:table-cell>
          <table:table-cell table:formula="of:=[.AO8]&amp;IF(ISBLANK([.P8]);&quot;&quot;;&quot;/&quot;&amp;[.P8])" office:value-type="string" office:string-value="PA6/ADC12_IN11/SPI1_MISO/USART3_CTS" calcext:value-type="string">
            <text:p>PA6/ADC12_IN11/SPI1_MISO/USART3_CTS</text:p>
          </table:table-cell>
          <table:table-cell table:formula="of:=[.AP8]&amp;IF(ISBLANK([.Q8]);&quot;&quot;;&quot;/&quot;&amp;[.Q8])" office:value-type="string" office:string-value="PA6/ADC12_IN11/SPI1_MISO/USART3_CTS" calcext:value-type="string">
            <text:p>PA6/ADC12_IN11/SPI1_MISO/USART3_CTS</text:p>
          </table:table-cell>
          <table:table-cell table:formula="of:=[.AQ8]&amp;IF(ISBLANK([.R8]);&quot;&quot;;&quot;/&quot;&amp;[.R8])" office:value-type="string" office:string-value="PA6/ADC12_IN11/SPI1_MISO/USART3_CTS/TIM16_CH1" calcext:value-type="string">
            <text:p>PA6/ADC12_IN11/SPI1_MISO/USART3_CTS/TIM16_CH1</text:p>
          </table:table-cell>
          <table:table-cell table:formula="of:=[.AR8]&amp;IF(ISBLANK([.S8]);&quot;&quot;;&quot;/&quot;&amp;[.S8])" office:value-type="string" office:string-value="PA6/ADC12_IN11/SPI1_MISO/USART3_CTS/TIM16_CH1" calcext:value-type="string">
            <text:p>PA6/ADC12_IN11/SPI1_MISO/USART3_CTS/TIM16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DC12_IN12</text:p>
          </table:table-cell>
          <table:table-cell table:number-columns-repeated="5"/>
          <table:table-cell office:value-type="string" calcext:value-type="string">
            <text:p>SPI1_MOSI</text:p>
          </table:table-cell>
          <table:table-cell table:number-columns-repeated="8"/>
          <table:table-cell office:value-type="string" calcext:value-type="string">
            <text:p>TIM17_CH1</text:p>
          </table:table-cell>
          <table:table-cell table:number-columns-repeated="9"/>
          <table:table-cell table:formula="of:=[.B9]" office:value-type="string" office:string-value="PA7" calcext:value-type="string">
            <text:p>PA7</text:p>
          </table:table-cell>
          <table:table-cell table:formula="of:=[.AB9]&amp;IF(ISBLANK([.C9]);&quot;&quot;;&quot;/&quot;&amp;[.C9])" office:value-type="string" office:string-value="PA7/ADC12_IN12" calcext:value-type="string">
            <text:p>PA7/ADC12_IN12</text:p>
          </table:table-cell>
          <table:table-cell table:formula="of:=[.AC9]&amp;IF(ISBLANK([.D9]);&quot;&quot;;&quot;/&quot;&amp;[.D9])" office:value-type="string" office:string-value="PA7/ADC12_IN12" calcext:value-type="string">
            <text:p>PA7/ADC12_IN12</text:p>
          </table:table-cell>
          <table:table-cell table:formula="of:=[.AD9]&amp;IF(ISBLANK([.E9]);&quot;&quot;;&quot;/&quot;&amp;[.E9])" office:value-type="string" office:string-value="PA7/ADC12_IN12" calcext:value-type="string">
            <text:p>PA7/ADC12_IN12</text:p>
          </table:table-cell>
          <table:table-cell table:formula="of:=[.AE9]&amp;IF(ISBLANK([.F9]);&quot;&quot;;&quot;/&quot;&amp;[.F9])" office:value-type="string" office:string-value="PA7/ADC12_IN12" calcext:value-type="string">
            <text:p>PA7/ADC12_IN12</text:p>
          </table:table-cell>
          <table:table-cell table:formula="of:=[.AF9]&amp;IF(ISBLANK([.G9]);&quot;&quot;;&quot;/&quot;&amp;[.G9])" office:value-type="string" office:string-value="PA7/ADC12_IN12" calcext:value-type="string">
            <text:p>PA7/ADC12_IN12</text:p>
          </table:table-cell>
          <table:table-cell table:formula="of:=[.AG9]&amp;IF(ISBLANK([.H9]);&quot;&quot;;&quot;/&quot;&amp;[.H9])" office:value-type="string" office:string-value="PA7/ADC12_IN12" calcext:value-type="string">
            <text:p>PA7/ADC12_IN12</text:p>
          </table:table-cell>
          <table:table-cell table:formula="of:=[.AH9]&amp;IF(ISBLANK([.I9]);&quot;&quot;;&quot;/&quot;&amp;[.I9])" office:value-type="string" office:string-value="PA7/ADC12_IN12/SPI1_MOSI" calcext:value-type="string">
            <text:p>PA7/ADC12_IN12/SPI1_MOSI</text:p>
          </table:table-cell>
          <table:table-cell table:formula="of:=[.AI9]&amp;IF(ISBLANK([.J9]);&quot;&quot;;&quot;/&quot;&amp;[.J9])" office:value-type="string" office:string-value="PA7/ADC12_IN12/SPI1_MOSI" calcext:value-type="string">
            <text:p>PA7/ADC12_IN12/SPI1_MOSI</text:p>
          </table:table-cell>
          <table:table-cell table:formula="of:=[.AJ9]&amp;IF(ISBLANK([.K9]);&quot;&quot;;&quot;/&quot;&amp;[.K9])" office:value-type="string" office:string-value="PA7/ADC12_IN12/SPI1_MOSI" calcext:value-type="string">
            <text:p>PA7/ADC12_IN12/SPI1_MOSI</text:p>
          </table:table-cell>
          <table:table-cell table:formula="of:=[.AK9]&amp;IF(ISBLANK([.L9]);&quot;&quot;;&quot;/&quot;&amp;[.L9])" office:value-type="string" office:string-value="PA7/ADC12_IN12/SPI1_MOSI" calcext:value-type="string">
            <text:p>PA7/ADC12_IN12/SPI1_MOSI</text:p>
          </table:table-cell>
          <table:table-cell table:formula="of:=[.AL9]&amp;IF(ISBLANK([.M9]);&quot;&quot;;&quot;/&quot;&amp;[.M9])" office:value-type="string" office:string-value="PA7/ADC12_IN12/SPI1_MOSI" calcext:value-type="string">
            <text:p>PA7/ADC12_IN12/SPI1_MOSI</text:p>
          </table:table-cell>
          <table:table-cell table:formula="of:=[.AM9]&amp;IF(ISBLANK([.N9]);&quot;&quot;;&quot;/&quot;&amp;[.N9])" office:value-type="string" office:string-value="PA7/ADC12_IN12/SPI1_MOSI" calcext:value-type="string">
            <text:p>PA7/ADC12_IN12/SPI1_MOSI</text:p>
          </table:table-cell>
          <table:table-cell table:formula="of:=[.AN9]&amp;IF(ISBLANK([.O9]);&quot;&quot;;&quot;/&quot;&amp;[.O9])" office:value-type="string" office:string-value="PA7/ADC12_IN12/SPI1_MOSI" calcext:value-type="string">
            <text:p>PA7/ADC12_IN12/SPI1_MOSI</text:p>
          </table:table-cell>
          <table:table-cell table:formula="of:=[.AO9]&amp;IF(ISBLANK([.P9]);&quot;&quot;;&quot;/&quot;&amp;[.P9])" office:value-type="string" office:string-value="PA7/ADC12_IN12/SPI1_MOSI" calcext:value-type="string">
            <text:p>PA7/ADC12_IN12/SPI1_MOSI</text:p>
          </table:table-cell>
          <table:table-cell table:formula="of:=[.AP9]&amp;IF(ISBLANK([.Q9]);&quot;&quot;;&quot;/&quot;&amp;[.Q9])" office:value-type="string" office:string-value="PA7/ADC12_IN12/SPI1_MOSI" calcext:value-type="string">
            <text:p>PA7/ADC12_IN12/SPI1_MOSI</text:p>
          </table:table-cell>
          <table:table-cell table:formula="of:=[.AQ9]&amp;IF(ISBLANK([.R9]);&quot;&quot;;&quot;/&quot;&amp;[.R9])" office:value-type="string" office:string-value="PA7/ADC12_IN12/SPI1_MOSI/TIM17_CH1" calcext:value-type="string">
            <text:p>PA7/ADC12_IN12/SPI1_MOSI/TIM17_CH1</text:p>
          </table:table-cell>
          <table:table-cell table:formula="of:=[.AR9]&amp;IF(ISBLANK([.S9]);&quot;&quot;;&quot;/&quot;&amp;[.S9])" office:value-type="string" office:string-value="PA7/ADC12_IN12/SPI1_MOSI/TIM17_CH1" calcext:value-type="string">
            <text:p>PA7/ADC12_IN12/SPI1_MOSI/TIM17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MCO</text:p>
          </table:table-cell>
          <table:table-cell table:number-columns-repeated="6"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LPTIM2_OUT</text:p>
          </table:table-cell>
          <table:table-cell table:number-columns-repeated="9"/>
          <table:table-cell table:formula="of:=[.B10]" office:value-type="string" office:string-value="PA8" calcext:value-type="string">
            <text:p>PA8</text:p>
          </table:table-cell>
          <table:table-cell table:formula="of:=[.AB10]&amp;IF(ISBLANK([.C10]);&quot;&quot;;&quot;/&quot;&amp;[.C10])" office:value-type="string" office:string-value="PA8" calcext:value-type="string">
            <text:p>PA8</text:p>
          </table:table-cell>
          <table:table-cell table:formula="of:=[.AC10]&amp;IF(ISBLANK([.D10]);&quot;&quot;;&quot;/&quot;&amp;[.D10])" office:value-type="string" office:string-value="PA8/MCO" calcext:value-type="string">
            <text:p>PA8/MCO</text:p>
          </table:table-cell>
          <table:table-cell table:formula="of:=[.AD10]&amp;IF(ISBLANK([.E10]);&quot;&quot;;&quot;/&quot;&amp;[.E10])" office:value-type="string" office:string-value="PA8/MCO" calcext:value-type="string">
            <text:p>PA8/MCO</text:p>
          </table:table-cell>
          <table:table-cell table:formula="of:=[.AE10]&amp;IF(ISBLANK([.F10]);&quot;&quot;;&quot;/&quot;&amp;[.F10])" office:value-type="string" office:string-value="PA8/MCO" calcext:value-type="string">
            <text:p>PA8/MCO</text:p>
          </table:table-cell>
          <table:table-cell table:formula="of:=[.AF10]&amp;IF(ISBLANK([.G10]);&quot;&quot;;&quot;/&quot;&amp;[.G10])" office:value-type="string" office:string-value="PA8/MCO" calcext:value-type="string">
            <text:p>PA8/MCO</text:p>
          </table:table-cell>
          <table:table-cell table:formula="of:=[.AG10]&amp;IF(ISBLANK([.H10]);&quot;&quot;;&quot;/&quot;&amp;[.H10])" office:value-type="string" office:string-value="PA8/MCO" calcext:value-type="string">
            <text:p>PA8/MCO</text:p>
          </table:table-cell>
          <table:table-cell table:formula="of:=[.AH10]&amp;IF(ISBLANK([.I10]);&quot;&quot;;&quot;/&quot;&amp;[.I10])" office:value-type="string" office:string-value="PA8/MCO" calcext:value-type="string">
            <text:p>PA8/MCO</text:p>
          </table:table-cell>
          <table:table-cell table:formula="of:=[.AI10]&amp;IF(ISBLANK([.J10]);&quot;&quot;;&quot;/&quot;&amp;[.J10])" office:value-type="string" office:string-value="PA8/MCO" calcext:value-type="string">
            <text:p>PA8/MCO</text:p>
          </table:table-cell>
          <table:table-cell table:formula="of:=[.AJ10]&amp;IF(ISBLANK([.K10]);&quot;&quot;;&quot;/&quot;&amp;[.K10])" office:value-type="string" office:string-value="PA8/MCO/USART1_CK" calcext:value-type="string">
            <text:p>PA8/MCO/USART1_CK</text:p>
          </table:table-cell>
          <table:table-cell table:formula="of:=[.AK10]&amp;IF(ISBLANK([.L10]);&quot;&quot;;&quot;/&quot;&amp;[.L10])" office:value-type="string" office:string-value="PA8/MCO/USART1_CK" calcext:value-type="string">
            <text:p>PA8/MCO/USART1_CK</text:p>
          </table:table-cell>
          <table:table-cell table:formula="of:=[.AL10]&amp;IF(ISBLANK([.M10]);&quot;&quot;;&quot;/&quot;&amp;[.M10])" office:value-type="string" office:string-value="PA8/MCO/USART1_CK" calcext:value-type="string">
            <text:p>PA8/MCO/USART1_CK</text:p>
          </table:table-cell>
          <table:table-cell table:formula="of:=[.AM10]&amp;IF(ISBLANK([.N10]);&quot;&quot;;&quot;/&quot;&amp;[.N10])" office:value-type="string" office:string-value="PA8/MCO/USART1_CK" calcext:value-type="string">
            <text:p>PA8/MCO/USART1_CK</text:p>
          </table:table-cell>
          <table:table-cell table:formula="of:=[.AN10]&amp;IF(ISBLANK([.O10]);&quot;&quot;;&quot;/&quot;&amp;[.O10])" office:value-type="string" office:string-value="PA8/MCO/USART1_CK" calcext:value-type="string">
            <text:p>PA8/MCO/USART1_CK</text:p>
          </table:table-cell>
          <table:table-cell table:formula="of:=[.AO10]&amp;IF(ISBLANK([.P10]);&quot;&quot;;&quot;/&quot;&amp;[.P10])" office:value-type="string" office:string-value="PA8/MCO/USART1_CK" calcext:value-type="string">
            <text:p>PA8/MCO/USART1_CK</text:p>
          </table:table-cell>
          <table:table-cell table:formula="of:=[.AP10]&amp;IF(ISBLANK([.Q10]);&quot;&quot;;&quot;/&quot;&amp;[.Q10])" office:value-type="string" office:string-value="PA8/MCO/USART1_CK" calcext:value-type="string">
            <text:p>PA8/MCO/USART1_CK</text:p>
          </table:table-cell>
          <table:table-cell table:formula="of:=[.AQ10]&amp;IF(ISBLANK([.R10]);&quot;&quot;;&quot;/&quot;&amp;[.R10])" office:value-type="string" office:string-value="PA8/MCO/USART1_CK/LPTIM2_OUT" calcext:value-type="string">
            <text:p>PA8/MCO/USART1_CK/LPTIM2_OUT</text:p>
          </table:table-cell>
          <table:table-cell table:formula="of:=[.AR10]&amp;IF(ISBLANK([.S10]);&quot;&quot;;&quot;/&quot;&amp;[.S10])" office:value-type="string" office:string-value="PA8/MCO/USART1_CK/LPTIM2_OUT" calcext:value-type="string">
            <text:p>PA8/MCO/USART1_CK/LPTIM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9</text:p>
          </table:table-cell>
          <table:table-cell table:number-columns-repeated="8"/>
          <table:table-cell office:value-type="string" calcext:value-type="string">
            <text:p>USART1_TX</text:p>
          </table:table-cell>
          <table:table-cell table:number-columns-repeated="6"/>
          <table:table-cell office:value-type="string" calcext:value-type="string">
            <text:p>TIM15_BKIN</text:p>
          </table:table-cell>
          <table:table-cell table:number-columns-repeated="9"/>
          <table:table-cell table:formula="of:=[.B11]" office:value-type="string" office:string-value="PA9" calcext:value-type="string">
            <text:p>PA9</text:p>
          </table:table-cell>
          <table:table-cell table:formula="of:=[.AB11]&amp;IF(ISBLANK([.C11]);&quot;&quot;;&quot;/&quot;&amp;[.C11])" office:value-type="string" office:string-value="PA9" calcext:value-type="string">
            <text:p>PA9</text:p>
          </table:table-cell>
          <table:table-cell table:formula="of:=[.AC11]&amp;IF(ISBLANK([.D11]);&quot;&quot;;&quot;/&quot;&amp;[.D11])" office:value-type="string" office:string-value="PA9" calcext:value-type="string">
            <text:p>PA9</text:p>
          </table:table-cell>
          <table:table-cell table:formula="of:=[.AD11]&amp;IF(ISBLANK([.E11]);&quot;&quot;;&quot;/&quot;&amp;[.E11])" office:value-type="string" office:string-value="PA9" calcext:value-type="string">
            <text:p>PA9</text:p>
          </table:table-cell>
          <table:table-cell table:formula="of:=[.AE11]&amp;IF(ISBLANK([.F11]);&quot;&quot;;&quot;/&quot;&amp;[.F11])" office:value-type="string" office:string-value="PA9" calcext:value-type="string">
            <text:p>PA9</text:p>
          </table:table-cell>
          <table:table-cell table:formula="of:=[.AF11]&amp;IF(ISBLANK([.G11]);&quot;&quot;;&quot;/&quot;&amp;[.G11])" office:value-type="string" office:string-value="PA9" calcext:value-type="string">
            <text:p>PA9</text:p>
          </table:table-cell>
          <table:table-cell table:formula="of:=[.AG11]&amp;IF(ISBLANK([.H11]);&quot;&quot;;&quot;/&quot;&amp;[.H11])" office:value-type="string" office:string-value="PA9" calcext:value-type="string">
            <text:p>PA9</text:p>
          </table:table-cell>
          <table:table-cell table:formula="of:=[.AH11]&amp;IF(ISBLANK([.I11]);&quot;&quot;;&quot;/&quot;&amp;[.I11])" office:value-type="string" office:string-value="PA9" calcext:value-type="string">
            <text:p>PA9</text:p>
          </table:table-cell>
          <table:table-cell table:formula="of:=[.AI11]&amp;IF(ISBLANK([.J11]);&quot;&quot;;&quot;/&quot;&amp;[.J11])" office:value-type="string" office:string-value="PA9" calcext:value-type="string">
            <text:p>PA9</text:p>
          </table:table-cell>
          <table:table-cell table:formula="of:=[.AJ11]&amp;IF(ISBLANK([.K11]);&quot;&quot;;&quot;/&quot;&amp;[.K11])" office:value-type="string" office:string-value="PA9/USART1_TX" calcext:value-type="string">
            <text:p>PA9/USART1_TX</text:p>
          </table:table-cell>
          <table:table-cell table:formula="of:=[.AK11]&amp;IF(ISBLANK([.L11]);&quot;&quot;;&quot;/&quot;&amp;[.L11])" office:value-type="string" office:string-value="PA9/USART1_TX" calcext:value-type="string">
            <text:p>PA9/USART1_TX</text:p>
          </table:table-cell>
          <table:table-cell table:formula="of:=[.AL11]&amp;IF(ISBLANK([.M11]);&quot;&quot;;&quot;/&quot;&amp;[.M11])" office:value-type="string" office:string-value="PA9/USART1_TX" calcext:value-type="string">
            <text:p>PA9/USART1_TX</text:p>
          </table:table-cell>
          <table:table-cell table:formula="of:=[.AM11]&amp;IF(ISBLANK([.N11]);&quot;&quot;;&quot;/&quot;&amp;[.N11])" office:value-type="string" office:string-value="PA9/USART1_TX" calcext:value-type="string">
            <text:p>PA9/USART1_TX</text:p>
          </table:table-cell>
          <table:table-cell table:formula="of:=[.AN11]&amp;IF(ISBLANK([.O11]);&quot;&quot;;&quot;/&quot;&amp;[.O11])" office:value-type="string" office:string-value="PA9/USART1_TX" calcext:value-type="string">
            <text:p>PA9/USART1_TX</text:p>
          </table:table-cell>
          <table:table-cell table:formula="of:=[.AO11]&amp;IF(ISBLANK([.P11]);&quot;&quot;;&quot;/&quot;&amp;[.P11])" office:value-type="string" office:string-value="PA9/USART1_TX" calcext:value-type="string">
            <text:p>PA9/USART1_TX</text:p>
          </table:table-cell>
          <table:table-cell table:formula="of:=[.AP11]&amp;IF(ISBLANK([.Q11]);&quot;&quot;;&quot;/&quot;&amp;[.Q11])" office:value-type="string" office:string-value="PA9/USART1_TX" calcext:value-type="string">
            <text:p>PA9/USART1_TX</text:p>
          </table:table-cell>
          <table:table-cell table:formula="of:=[.AQ11]&amp;IF(ISBLANK([.R11]);&quot;&quot;;&quot;/&quot;&amp;[.R11])" office:value-type="string" office:string-value="PA9/USART1_TX/TIM15_BKIN" calcext:value-type="string">
            <text:p>PA9/USART1_TX/TIM15_BKIN</text:p>
          </table:table-cell>
          <table:table-cell table:formula="of:=[.AR11]&amp;IF(ISBLANK([.S11]);&quot;&quot;;&quot;/&quot;&amp;[.S11])" office:value-type="string" office:string-value="PA9/USART1_TX/TIM15_BKIN" calcext:value-type="string">
            <text:p>PA9/USART1_TX/TIM15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0</text:p>
          </table:table-cell>
          <table:table-cell table:number-columns-repeated="8"/>
          <table:table-cell office:value-type="string" calcext:value-type="string">
            <text:p>USART1_RX</text:p>
          </table:table-cell>
          <table:table-cell table:number-columns-repeated="6"/>
          <table:table-cell office:value-type="string" calcext:value-type="string">
            <text:p>TIM17_BKIN</text:p>
          </table:table-cell>
          <table:table-cell table:number-columns-repeated="9"/>
          <table:table-cell table:formula="of:=[.B12]" office:value-type="string" office:string-value="PA10" calcext:value-type="string">
            <text:p>PA10</text:p>
          </table:table-cell>
          <table:table-cell table:formula="of:=[.AB12]&amp;IF(ISBLANK([.C12]);&quot;&quot;;&quot;/&quot;&amp;[.C12])" office:value-type="string" office:string-value="PA10" calcext:value-type="string">
            <text:p>PA10</text:p>
          </table:table-cell>
          <table:table-cell table:formula="of:=[.AC12]&amp;IF(ISBLANK([.D12]);&quot;&quot;;&quot;/&quot;&amp;[.D12])" office:value-type="string" office:string-value="PA10" calcext:value-type="string">
            <text:p>PA10</text:p>
          </table:table-cell>
          <table:table-cell table:formula="of:=[.AD12]&amp;IF(ISBLANK([.E12]);&quot;&quot;;&quot;/&quot;&amp;[.E12])" office:value-type="string" office:string-value="PA10" calcext:value-type="string">
            <text:p>PA10</text:p>
          </table:table-cell>
          <table:table-cell table:formula="of:=[.AE12]&amp;IF(ISBLANK([.F12]);&quot;&quot;;&quot;/&quot;&amp;[.F12])" office:value-type="string" office:string-value="PA10" calcext:value-type="string">
            <text:p>PA10</text:p>
          </table:table-cell>
          <table:table-cell table:formula="of:=[.AF12]&amp;IF(ISBLANK([.G12]);&quot;&quot;;&quot;/&quot;&amp;[.G12])" office:value-type="string" office:string-value="PA10" calcext:value-type="string">
            <text:p>PA10</text:p>
          </table:table-cell>
          <table:table-cell table:formula="of:=[.AG12]&amp;IF(ISBLANK([.H12]);&quot;&quot;;&quot;/&quot;&amp;[.H12])" office:value-type="string" office:string-value="PA10" calcext:value-type="string">
            <text:p>PA10</text:p>
          </table:table-cell>
          <table:table-cell table:formula="of:=[.AH12]&amp;IF(ISBLANK([.I12]);&quot;&quot;;&quot;/&quot;&amp;[.I12])" office:value-type="string" office:string-value="PA10" calcext:value-type="string">
            <text:p>PA10</text:p>
          </table:table-cell>
          <table:table-cell table:formula="of:=[.AI12]&amp;IF(ISBLANK([.J12]);&quot;&quot;;&quot;/&quot;&amp;[.J12])" office:value-type="string" office:string-value="PA10" calcext:value-type="string">
            <text:p>PA10</text:p>
          </table:table-cell>
          <table:table-cell table:formula="of:=[.AJ12]&amp;IF(ISBLANK([.K12]);&quot;&quot;;&quot;/&quot;&amp;[.K12])" office:value-type="string" office:string-value="PA10/USART1_RX" calcext:value-type="string">
            <text:p>PA10/USART1_RX</text:p>
          </table:table-cell>
          <table:table-cell table:formula="of:=[.AK12]&amp;IF(ISBLANK([.L12]);&quot;&quot;;&quot;/&quot;&amp;[.L12])" office:value-type="string" office:string-value="PA10/USART1_RX" calcext:value-type="string">
            <text:p>PA10/USART1_RX</text:p>
          </table:table-cell>
          <table:table-cell table:formula="of:=[.AL12]&amp;IF(ISBLANK([.M12]);&quot;&quot;;&quot;/&quot;&amp;[.M12])" office:value-type="string" office:string-value="PA10/USART1_RX" calcext:value-type="string">
            <text:p>PA10/USART1_RX</text:p>
          </table:table-cell>
          <table:table-cell table:formula="of:=[.AM12]&amp;IF(ISBLANK([.N12]);&quot;&quot;;&quot;/&quot;&amp;[.N12])" office:value-type="string" office:string-value="PA10/USART1_RX" calcext:value-type="string">
            <text:p>PA10/USART1_RX</text:p>
          </table:table-cell>
          <table:table-cell table:formula="of:=[.AN12]&amp;IF(ISBLANK([.O12]);&quot;&quot;;&quot;/&quot;&amp;[.O12])" office:value-type="string" office:string-value="PA10/USART1_RX" calcext:value-type="string">
            <text:p>PA10/USART1_RX</text:p>
          </table:table-cell>
          <table:table-cell table:formula="of:=[.AO12]&amp;IF(ISBLANK([.P12]);&quot;&quot;;&quot;/&quot;&amp;[.P12])" office:value-type="string" office:string-value="PA10/USART1_RX" calcext:value-type="string">
            <text:p>PA10/USART1_RX</text:p>
          </table:table-cell>
          <table:table-cell table:formula="of:=[.AP12]&amp;IF(ISBLANK([.Q12]);&quot;&quot;;&quot;/&quot;&amp;[.Q12])" office:value-type="string" office:string-value="PA10/USART1_RX" calcext:value-type="string">
            <text:p>PA10/USART1_RX</text:p>
          </table:table-cell>
          <table:table-cell table:formula="of:=[.AQ12]&amp;IF(ISBLANK([.R12]);&quot;&quot;;&quot;/&quot;&amp;[.R12])" office:value-type="string" office:string-value="PA10/USART1_RX/TIM17_BKIN" calcext:value-type="string">
            <text:p>PA10/USART1_RX/TIM17_BKIN</text:p>
          </table:table-cell>
          <table:table-cell table:formula="of:=[.AR12]&amp;IF(ISBLANK([.S12]);&quot;&quot;;&quot;/&quot;&amp;[.S12])" office:value-type="string" office:string-value="PA10/USART1_RX/TIM17_BKIN" calcext:value-type="string">
            <text:p>PA10/USART1_RX/TIM17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1</text:p>
          </table:table-cell>
          <table:table-cell table:number-columns-repeated="8"/>
          <table:table-cell office:value-type="string" calcext:value-type="string">
            <text:p>USART1_CTS</text:p>
          </table:table-cell>
          <table:table-cell/>
          <table:table-cell office:value-type="string" calcext:value-type="string">
            <text:p>CAN1_RX</text:p>
          </table:table-cell>
          <table:table-cell table:number-columns-repeated="14"/>
          <table:table-cell table:formula="of:=[.B13]" office:value-type="string" office:string-value="PA11" calcext:value-type="string">
            <text:p>PA11</text:p>
          </table:table-cell>
          <table:table-cell table:formula="of:=[.AB13]&amp;IF(ISBLANK([.C13]);&quot;&quot;;&quot;/&quot;&amp;[.C13])" office:value-type="string" office:string-value="PA11" calcext:value-type="string">
            <text:p>PA11</text:p>
          </table:table-cell>
          <table:table-cell table:formula="of:=[.AC13]&amp;IF(ISBLANK([.D13]);&quot;&quot;;&quot;/&quot;&amp;[.D13])" office:value-type="string" office:string-value="PA11" calcext:value-type="string">
            <text:p>PA11</text:p>
          </table:table-cell>
          <table:table-cell table:formula="of:=[.AD13]&amp;IF(ISBLANK([.E13]);&quot;&quot;;&quot;/&quot;&amp;[.E13])" office:value-type="string" office:string-value="PA11" calcext:value-type="string">
            <text:p>PA11</text:p>
          </table:table-cell>
          <table:table-cell table:formula="of:=[.AE13]&amp;IF(ISBLANK([.F13]);&quot;&quot;;&quot;/&quot;&amp;[.F13])" office:value-type="string" office:string-value="PA11" calcext:value-type="string">
            <text:p>PA11</text:p>
          </table:table-cell>
          <table:table-cell table:formula="of:=[.AF13]&amp;IF(ISBLANK([.G13]);&quot;&quot;;&quot;/&quot;&amp;[.G13])" office:value-type="string" office:string-value="PA11" calcext:value-type="string">
            <text:p>PA11</text:p>
          </table:table-cell>
          <table:table-cell table:formula="of:=[.AG13]&amp;IF(ISBLANK([.H13]);&quot;&quot;;&quot;/&quot;&amp;[.H13])" office:value-type="string" office:string-value="PA11" calcext:value-type="string">
            <text:p>PA11</text:p>
          </table:table-cell>
          <table:table-cell table:formula="of:=[.AH13]&amp;IF(ISBLANK([.I13]);&quot;&quot;;&quot;/&quot;&amp;[.I13])" office:value-type="string" office:string-value="PA11" calcext:value-type="string">
            <text:p>PA11</text:p>
          </table:table-cell>
          <table:table-cell table:formula="of:=[.AI13]&amp;IF(ISBLANK([.J13]);&quot;&quot;;&quot;/&quot;&amp;[.J13])" office:value-type="string" office:string-value="PA11" calcext:value-type="string">
            <text:p>PA11</text:p>
          </table:table-cell>
          <table:table-cell table:formula="of:=[.AJ13]&amp;IF(ISBLANK([.K13]);&quot;&quot;;&quot;/&quot;&amp;[.K13])" office:value-type="string" office:string-value="PA11/USART1_CTS" calcext:value-type="string">
            <text:p>PA11/USART1_CTS</text:p>
          </table:table-cell>
          <table:table-cell table:formula="of:=[.AK13]&amp;IF(ISBLANK([.L13]);&quot;&quot;;&quot;/&quot;&amp;[.L13])" office:value-type="string" office:string-value="PA11/USART1_CTS" calcext:value-type="string">
            <text:p>PA11/USART1_CTS</text:p>
          </table:table-cell>
          <table:table-cell table:formula="of:=[.AL13]&amp;IF(ISBLANK([.M13]);&quot;&quot;;&quot;/&quot;&amp;[.M13])" office:value-type="string" office:string-value="PA11/USART1_CTS/CAN1_RX" calcext:value-type="string">
            <text:p>PA11/USART1_CTS/CAN1_RX</text:p>
          </table:table-cell>
          <table:table-cell table:formula="of:=[.AM13]&amp;IF(ISBLANK([.N13]);&quot;&quot;;&quot;/&quot;&amp;[.N13])" office:value-type="string" office:string-value="PA11/USART1_CTS/CAN1_RX" calcext:value-type="string">
            <text:p>PA11/USART1_CTS/CAN1_RX</text:p>
          </table:table-cell>
          <table:table-cell table:formula="of:=[.AN13]&amp;IF(ISBLANK([.O13]);&quot;&quot;;&quot;/&quot;&amp;[.O13])" office:value-type="string" office:string-value="PA11/USART1_CTS/CAN1_RX" calcext:value-type="string">
            <text:p>PA11/USART1_CTS/CAN1_RX</text:p>
          </table:table-cell>
          <table:table-cell table:formula="of:=[.AO13]&amp;IF(ISBLANK([.P13]);&quot;&quot;;&quot;/&quot;&amp;[.P13])" office:value-type="string" office:string-value="PA11/USART1_CTS/CAN1_RX" calcext:value-type="string">
            <text:p>PA11/USART1_CTS/CAN1_RX</text:p>
          </table:table-cell>
          <table:table-cell table:formula="of:=[.AP13]&amp;IF(ISBLANK([.Q13]);&quot;&quot;;&quot;/&quot;&amp;[.Q13])" office:value-type="string" office:string-value="PA11/USART1_CTS/CAN1_RX" calcext:value-type="string">
            <text:p>PA11/USART1_CTS/CAN1_RX</text:p>
          </table:table-cell>
          <table:table-cell table:formula="of:=[.AQ13]&amp;IF(ISBLANK([.R13]);&quot;&quot;;&quot;/&quot;&amp;[.R13])" office:value-type="string" office:string-value="PA11/USART1_CTS/CAN1_RX" calcext:value-type="string">
            <text:p>PA11/USART1_CTS/CAN1_RX</text:p>
          </table:table-cell>
          <table:table-cell table:formula="of:=[.AR13]&amp;IF(ISBLANK([.S13]);&quot;&quot;;&quot;/&quot;&amp;[.S13])" office:value-type="string" office:string-value="PA11/USART1_CTS/CAN1_RX" calcext:value-type="string">
            <text:p>PA11/USART1_CTS/CAN1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2</text:p>
          </table:table-cell>
          <table:table-cell table:number-columns-repeated="8"/>
          <table:table-cell office:value-type="string" calcext:value-type="string">
            <text:p>USART1_RTS_DE</text:p>
          </table:table-cell>
          <table:table-cell/>
          <table:table-cell office:value-type="string" calcext:value-type="string">
            <text:p>CAN1_TX</text:p>
          </table:table-cell>
          <table:table-cell table:number-columns-repeated="14"/>
          <table:table-cell table:formula="of:=[.B14]" office:value-type="string" office:string-value="PA12" calcext:value-type="string">
            <text:p>PA12</text:p>
          </table:table-cell>
          <table:table-cell table:formula="of:=[.AB14]&amp;IF(ISBLANK([.C14]);&quot;&quot;;&quot;/&quot;&amp;[.C14])" office:value-type="string" office:string-value="PA12" calcext:value-type="string">
            <text:p>PA12</text:p>
          </table:table-cell>
          <table:table-cell table:formula="of:=[.AC14]&amp;IF(ISBLANK([.D14]);&quot;&quot;;&quot;/&quot;&amp;[.D14])" office:value-type="string" office:string-value="PA12" calcext:value-type="string">
            <text:p>PA12</text:p>
          </table:table-cell>
          <table:table-cell table:formula="of:=[.AD14]&amp;IF(ISBLANK([.E14]);&quot;&quot;;&quot;/&quot;&amp;[.E14])" office:value-type="string" office:string-value="PA12" calcext:value-type="string">
            <text:p>PA12</text:p>
          </table:table-cell>
          <table:table-cell table:formula="of:=[.AE14]&amp;IF(ISBLANK([.F14]);&quot;&quot;;&quot;/&quot;&amp;[.F14])" office:value-type="string" office:string-value="PA12" calcext:value-type="string">
            <text:p>PA12</text:p>
          </table:table-cell>
          <table:table-cell table:formula="of:=[.AF14]&amp;IF(ISBLANK([.G14]);&quot;&quot;;&quot;/&quot;&amp;[.G14])" office:value-type="string" office:string-value="PA12" calcext:value-type="string">
            <text:p>PA12</text:p>
          </table:table-cell>
          <table:table-cell table:formula="of:=[.AG14]&amp;IF(ISBLANK([.H14]);&quot;&quot;;&quot;/&quot;&amp;[.H14])" office:value-type="string" office:string-value="PA12" calcext:value-type="string">
            <text:p>PA12</text:p>
          </table:table-cell>
          <table:table-cell table:formula="of:=[.AH14]&amp;IF(ISBLANK([.I14]);&quot;&quot;;&quot;/&quot;&amp;[.I14])" office:value-type="string" office:string-value="PA12" calcext:value-type="string">
            <text:p>PA12</text:p>
          </table:table-cell>
          <table:table-cell table:formula="of:=[.AI14]&amp;IF(ISBLANK([.J14]);&quot;&quot;;&quot;/&quot;&amp;[.J14])" office:value-type="string" office:string-value="PA12" calcext:value-type="string">
            <text:p>PA12</text:p>
          </table:table-cell>
          <table:table-cell table:formula="of:=[.AJ14]&amp;IF(ISBLANK([.K14]);&quot;&quot;;&quot;/&quot;&amp;[.K14])" office:value-type="string" office:string-value="PA12/USART1_RTS_DE" calcext:value-type="string">
            <text:p>PA12/USART1_RTS_DE</text:p>
          </table:table-cell>
          <table:table-cell table:formula="of:=[.AK14]&amp;IF(ISBLANK([.L14]);&quot;&quot;;&quot;/&quot;&amp;[.L14])" office:value-type="string" office:string-value="PA12/USART1_RTS_DE" calcext:value-type="string">
            <text:p>PA12/USART1_RTS_DE</text:p>
          </table:table-cell>
          <table:table-cell table:formula="of:=[.AL14]&amp;IF(ISBLANK([.M14]);&quot;&quot;;&quot;/&quot;&amp;[.M14])" office:value-type="string" office:string-value="PA12/USART1_RTS_DE/CAN1_TX" calcext:value-type="string">
            <text:p>PA12/USART1_RTS_DE/CAN1_TX</text:p>
          </table:table-cell>
          <table:table-cell table:formula="of:=[.AM14]&amp;IF(ISBLANK([.N14]);&quot;&quot;;&quot;/&quot;&amp;[.N14])" office:value-type="string" office:string-value="PA12/USART1_RTS_DE/CAN1_TX" calcext:value-type="string">
            <text:p>PA12/USART1_RTS_DE/CAN1_TX</text:p>
          </table:table-cell>
          <table:table-cell table:formula="of:=[.AN14]&amp;IF(ISBLANK([.O14]);&quot;&quot;;&quot;/&quot;&amp;[.O14])" office:value-type="string" office:string-value="PA12/USART1_RTS_DE/CAN1_TX" calcext:value-type="string">
            <text:p>PA12/USART1_RTS_DE/CAN1_TX</text:p>
          </table:table-cell>
          <table:table-cell table:formula="of:=[.AO14]&amp;IF(ISBLANK([.P14]);&quot;&quot;;&quot;/&quot;&amp;[.P14])" office:value-type="string" office:string-value="PA12/USART1_RTS_DE/CAN1_TX" calcext:value-type="string">
            <text:p>PA12/USART1_RTS_DE/CAN1_TX</text:p>
          </table:table-cell>
          <table:table-cell table:formula="of:=[.AP14]&amp;IF(ISBLANK([.Q14]);&quot;&quot;;&quot;/&quot;&amp;[.Q14])" office:value-type="string" office:string-value="PA12/USART1_RTS_DE/CAN1_TX" calcext:value-type="string">
            <text:p>PA12/USART1_RTS_DE/CAN1_TX</text:p>
          </table:table-cell>
          <table:table-cell table:formula="of:=[.AQ14]&amp;IF(ISBLANK([.R14]);&quot;&quot;;&quot;/&quot;&amp;[.R14])" office:value-type="string" office:string-value="PA12/USART1_RTS_DE/CAN1_TX" calcext:value-type="string">
            <text:p>PA12/USART1_RTS_DE/CAN1_TX</text:p>
          </table:table-cell>
          <table:table-cell table:formula="of:=[.AR14]&amp;IF(ISBLANK([.S14]);&quot;&quot;;&quot;/&quot;&amp;[.S14])" office:value-type="string" office:string-value="PA12/USART1_RTS_DE/CAN1_TX" calcext:value-type="string">
            <text:p>PA12/USART1_RTS_DE/CAN1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JTMS-SWDIO</text:p>
          </table:table-cell>
          <table:table-cell table:number-columns-repeated="23"/>
          <table:table-cell table:formula="of:=[.B15]" office:value-type="string" office:string-value="PA13" calcext:value-type="string">
            <text:p>PA13</text:p>
          </table:table-cell>
          <table:table-cell table:formula="of:=[.AB15]&amp;IF(ISBLANK([.C15]);&quot;&quot;;&quot;/&quot;&amp;[.C15])" office:value-type="string" office:string-value="PA13" calcext:value-type="string">
            <text:p>PA13</text:p>
          </table:table-cell>
          <table:table-cell table:formula="of:=[.AC15]&amp;IF(ISBLANK([.D15]);&quot;&quot;;&quot;/&quot;&amp;[.D15])" office:value-type="string" office:string-value="PA13/JTMS-SWDIO" calcext:value-type="string">
            <text:p>PA13/JTMS-SWDIO</text:p>
          </table:table-cell>
          <table:table-cell table:formula="of:=[.AD15]&amp;IF(ISBLANK([.E15]);&quot;&quot;;&quot;/&quot;&amp;[.E15])" office:value-type="string" office:string-value="PA13/JTMS-SWDIO" calcext:value-type="string">
            <text:p>PA13/JTMS-SWDIO</text:p>
          </table:table-cell>
          <table:table-cell table:formula="of:=[.AE15]&amp;IF(ISBLANK([.F15]);&quot;&quot;;&quot;/&quot;&amp;[.F15])" office:value-type="string" office:string-value="PA13/JTMS-SWDIO" calcext:value-type="string">
            <text:p>PA13/JTMS-SWDIO</text:p>
          </table:table-cell>
          <table:table-cell table:formula="of:=[.AF15]&amp;IF(ISBLANK([.G15]);&quot;&quot;;&quot;/&quot;&amp;[.G15])" office:value-type="string" office:string-value="PA13/JTMS-SWDIO" calcext:value-type="string">
            <text:p>PA13/JTMS-SWDIO</text:p>
          </table:table-cell>
          <table:table-cell table:formula="of:=[.AG15]&amp;IF(ISBLANK([.H15]);&quot;&quot;;&quot;/&quot;&amp;[.H15])" office:value-type="string" office:string-value="PA13/JTMS-SWDIO" calcext:value-type="string">
            <text:p>PA13/JTMS-SWDIO</text:p>
          </table:table-cell>
          <table:table-cell table:formula="of:=[.AH15]&amp;IF(ISBLANK([.I15]);&quot;&quot;;&quot;/&quot;&amp;[.I15])" office:value-type="string" office:string-value="PA13/JTMS-SWDIO" calcext:value-type="string">
            <text:p>PA13/JTMS-SWDIO</text:p>
          </table:table-cell>
          <table:table-cell table:formula="of:=[.AI15]&amp;IF(ISBLANK([.J15]);&quot;&quot;;&quot;/&quot;&amp;[.J15])" office:value-type="string" office:string-value="PA13/JTMS-SWDIO" calcext:value-type="string">
            <text:p>PA13/JTMS-SWDIO</text:p>
          </table:table-cell>
          <table:table-cell table:formula="of:=[.AJ15]&amp;IF(ISBLANK([.K15]);&quot;&quot;;&quot;/&quot;&amp;[.K15])" office:value-type="string" office:string-value="PA13/JTMS-SWDIO" calcext:value-type="string">
            <text:p>PA13/JTMS-SWDIO</text:p>
          </table:table-cell>
          <table:table-cell table:formula="of:=[.AK15]&amp;IF(ISBLANK([.L15]);&quot;&quot;;&quot;/&quot;&amp;[.L15])" office:value-type="string" office:string-value="PA13/JTMS-SWDIO" calcext:value-type="string">
            <text:p>PA13/JTMS-SWDIO</text:p>
          </table:table-cell>
          <table:table-cell table:formula="of:=[.AL15]&amp;IF(ISBLANK([.M15]);&quot;&quot;;&quot;/&quot;&amp;[.M15])" office:value-type="string" office:string-value="PA13/JTMS-SWDIO" calcext:value-type="string">
            <text:p>PA13/JTMS-SWDIO</text:p>
          </table:table-cell>
          <table:table-cell table:formula="of:=[.AM15]&amp;IF(ISBLANK([.N15]);&quot;&quot;;&quot;/&quot;&amp;[.N15])" office:value-type="string" office:string-value="PA13/JTMS-SWDIO" calcext:value-type="string">
            <text:p>PA13/JTMS-SWDIO</text:p>
          </table:table-cell>
          <table:table-cell table:formula="of:=[.AN15]&amp;IF(ISBLANK([.O15]);&quot;&quot;;&quot;/&quot;&amp;[.O15])" office:value-type="string" office:string-value="PA13/JTMS-SWDIO" calcext:value-type="string">
            <text:p>PA13/JTMS-SWDIO</text:p>
          </table:table-cell>
          <table:table-cell table:formula="of:=[.AO15]&amp;IF(ISBLANK([.P15]);&quot;&quot;;&quot;/&quot;&amp;[.P15])" office:value-type="string" office:string-value="PA13/JTMS-SWDIO" calcext:value-type="string">
            <text:p>PA13/JTMS-SWDIO</text:p>
          </table:table-cell>
          <table:table-cell table:formula="of:=[.AP15]&amp;IF(ISBLANK([.Q15]);&quot;&quot;;&quot;/&quot;&amp;[.Q15])" office:value-type="string" office:string-value="PA13/JTMS-SWDIO" calcext:value-type="string">
            <text:p>PA13/JTMS-SWDIO</text:p>
          </table:table-cell>
          <table:table-cell table:formula="of:=[.AQ15]&amp;IF(ISBLANK([.R15]);&quot;&quot;;&quot;/&quot;&amp;[.R15])" office:value-type="string" office:string-value="PA13/JTMS-SWDIO" calcext:value-type="string">
            <text:p>PA13/JTMS-SWDIO</text:p>
          </table:table-cell>
          <table:table-cell table:formula="of:=[.AR15]&amp;IF(ISBLANK([.S15]);&quot;&quot;;&quot;/&quot;&amp;[.S15])" office:value-type="string" office:string-value="PA13/JTMS-SWDIO" calcext:value-type="string">
            <text:p>PA13/JTMS-SWDIO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JTCK-SWCLK</text:p>
          </table:table-cell>
          <table:table-cell table:number-columns-repeated="23"/>
          <table:table-cell table:formula="of:=[.B16]" office:value-type="string" office:string-value="PA14" calcext:value-type="string">
            <text:p>PA14</text:p>
          </table:table-cell>
          <table:table-cell table:formula="of:=[.AB16]&amp;IF(ISBLANK([.C16]);&quot;&quot;;&quot;/&quot;&amp;[.C16])" office:value-type="string" office:string-value="PA14" calcext:value-type="string">
            <text:p>PA14</text:p>
          </table:table-cell>
          <table:table-cell table:formula="of:=[.AC16]&amp;IF(ISBLANK([.D16]);&quot;&quot;;&quot;/&quot;&amp;[.D16])" office:value-type="string" office:string-value="PA14/JTCK-SWCLK" calcext:value-type="string">
            <text:p>PA14/JTCK-SWCLK</text:p>
          </table:table-cell>
          <table:table-cell table:formula="of:=[.AD16]&amp;IF(ISBLANK([.E16]);&quot;&quot;;&quot;/&quot;&amp;[.E16])" office:value-type="string" office:string-value="PA14/JTCK-SWCLK" calcext:value-type="string">
            <text:p>PA14/JTCK-SWCLK</text:p>
          </table:table-cell>
          <table:table-cell table:formula="of:=[.AE16]&amp;IF(ISBLANK([.F16]);&quot;&quot;;&quot;/&quot;&amp;[.F16])" office:value-type="string" office:string-value="PA14/JTCK-SWCLK" calcext:value-type="string">
            <text:p>PA14/JTCK-SWCLK</text:p>
          </table:table-cell>
          <table:table-cell table:formula="of:=[.AF16]&amp;IF(ISBLANK([.G16]);&quot;&quot;;&quot;/&quot;&amp;[.G16])" office:value-type="string" office:string-value="PA14/JTCK-SWCLK" calcext:value-type="string">
            <text:p>PA14/JTCK-SWCLK</text:p>
          </table:table-cell>
          <table:table-cell table:formula="of:=[.AG16]&amp;IF(ISBLANK([.H16]);&quot;&quot;;&quot;/&quot;&amp;[.H16])" office:value-type="string" office:string-value="PA14/JTCK-SWCLK" calcext:value-type="string">
            <text:p>PA14/JTCK-SWCLK</text:p>
          </table:table-cell>
          <table:table-cell table:formula="of:=[.AH16]&amp;IF(ISBLANK([.I16]);&quot;&quot;;&quot;/&quot;&amp;[.I16])" office:value-type="string" office:string-value="PA14/JTCK-SWCLK" calcext:value-type="string">
            <text:p>PA14/JTCK-SWCLK</text:p>
          </table:table-cell>
          <table:table-cell table:formula="of:=[.AI16]&amp;IF(ISBLANK([.J16]);&quot;&quot;;&quot;/&quot;&amp;[.J16])" office:value-type="string" office:string-value="PA14/JTCK-SWCLK" calcext:value-type="string">
            <text:p>PA14/JTCK-SWCLK</text:p>
          </table:table-cell>
          <table:table-cell table:formula="of:=[.AJ16]&amp;IF(ISBLANK([.K16]);&quot;&quot;;&quot;/&quot;&amp;[.K16])" office:value-type="string" office:string-value="PA14/JTCK-SWCLK" calcext:value-type="string">
            <text:p>PA14/JTCK-SWCLK</text:p>
          </table:table-cell>
          <table:table-cell table:formula="of:=[.AK16]&amp;IF(ISBLANK([.L16]);&quot;&quot;;&quot;/&quot;&amp;[.L16])" office:value-type="string" office:string-value="PA14/JTCK-SWCLK" calcext:value-type="string">
            <text:p>PA14/JTCK-SWCLK</text:p>
          </table:table-cell>
          <table:table-cell table:formula="of:=[.AL16]&amp;IF(ISBLANK([.M16]);&quot;&quot;;&quot;/&quot;&amp;[.M16])" office:value-type="string" office:string-value="PA14/JTCK-SWCLK" calcext:value-type="string">
            <text:p>PA14/JTCK-SWCLK</text:p>
          </table:table-cell>
          <table:table-cell table:formula="of:=[.AM16]&amp;IF(ISBLANK([.N16]);&quot;&quot;;&quot;/&quot;&amp;[.N16])" office:value-type="string" office:string-value="PA14/JTCK-SWCLK" calcext:value-type="string">
            <text:p>PA14/JTCK-SWCLK</text:p>
          </table:table-cell>
          <table:table-cell table:formula="of:=[.AN16]&amp;IF(ISBLANK([.O16]);&quot;&quot;;&quot;/&quot;&amp;[.O16])" office:value-type="string" office:string-value="PA14/JTCK-SWCLK" calcext:value-type="string">
            <text:p>PA14/JTCK-SWCLK</text:p>
          </table:table-cell>
          <table:table-cell table:formula="of:=[.AO16]&amp;IF(ISBLANK([.P16]);&quot;&quot;;&quot;/&quot;&amp;[.P16])" office:value-type="string" office:string-value="PA14/JTCK-SWCLK" calcext:value-type="string">
            <text:p>PA14/JTCK-SWCLK</text:p>
          </table:table-cell>
          <table:table-cell table:formula="of:=[.AP16]&amp;IF(ISBLANK([.Q16]);&quot;&quot;;&quot;/&quot;&amp;[.Q16])" office:value-type="string" office:string-value="PA14/JTCK-SWCLK" calcext:value-type="string">
            <text:p>PA14/JTCK-SWCLK</text:p>
          </table:table-cell>
          <table:table-cell table:formula="of:=[.AQ16]&amp;IF(ISBLANK([.R16]);&quot;&quot;;&quot;/&quot;&amp;[.R16])" office:value-type="string" office:string-value="PA14/JTCK-SWCLK" calcext:value-type="string">
            <text:p>PA14/JTCK-SWCLK</text:p>
          </table:table-cell>
          <table:table-cell table:formula="of:=[.AR16]&amp;IF(ISBLANK([.S16]);&quot;&quot;;&quot;/&quot;&amp;[.S16])" office:value-type="string" office:string-value="PA14/JTCK-SWCLK" calcext:value-type="string">
            <text:p>PA14/JTCK-SWCL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JTDI</text:p>
          </table:table-cell>
          <table:table-cell table:number-columns-repeated="4"/>
          <table:table-cell office:value-type="string" calcext:value-type="string">
            <text:p>SPI1_NSS</text:p>
          </table:table-cell>
          <table:table-cell office:value-type="string" calcext:value-type="string">
            <text:p>SPI3_NSS</text:p>
          </table:table-cell>
          <table:table-cell/>
          <table:table-cell office:value-type="string" calcext:value-type="string">
            <text:p>UART4_RTS_DE</text:p>
          </table:table-cell>
          <table:table-cell table:number-columns-repeated="15"/>
          <table:table-cell table:formula="of:=[.B17]" office:value-type="string" office:string-value="PA15" calcext:value-type="string">
            <text:p>PA15</text:p>
          </table:table-cell>
          <table:table-cell table:formula="of:=[.AB17]&amp;IF(ISBLANK([.C17]);&quot;&quot;;&quot;/&quot;&amp;[.C17])" office:value-type="string" office:string-value="PA15" calcext:value-type="string">
            <text:p>PA15</text:p>
          </table:table-cell>
          <table:table-cell table:formula="of:=[.AC17]&amp;IF(ISBLANK([.D17]);&quot;&quot;;&quot;/&quot;&amp;[.D17])" office:value-type="string" office:string-value="PA15/JTDI" calcext:value-type="string">
            <text:p>PA15/JTDI</text:p>
          </table:table-cell>
          <table:table-cell table:formula="of:=[.AD17]&amp;IF(ISBLANK([.E17]);&quot;&quot;;&quot;/&quot;&amp;[.E17])" office:value-type="string" office:string-value="PA15/JTDI" calcext:value-type="string">
            <text:p>PA15/JTDI</text:p>
          </table:table-cell>
          <table:table-cell table:formula="of:=[.AE17]&amp;IF(ISBLANK([.F17]);&quot;&quot;;&quot;/&quot;&amp;[.F17])" office:value-type="string" office:string-value="PA15/JTDI" calcext:value-type="string">
            <text:p>PA15/JTDI</text:p>
          </table:table-cell>
          <table:table-cell table:formula="of:=[.AF17]&amp;IF(ISBLANK([.G17]);&quot;&quot;;&quot;/&quot;&amp;[.G17])" office:value-type="string" office:string-value="PA15/JTDI" calcext:value-type="string">
            <text:p>PA15/JTDI</text:p>
          </table:table-cell>
          <table:table-cell table:formula="of:=[.AG17]&amp;IF(ISBLANK([.H17]);&quot;&quot;;&quot;/&quot;&amp;[.H17])" office:value-type="string" office:string-value="PA15/JTDI" calcext:value-type="string">
            <text:p>PA15/JTDI</text:p>
          </table:table-cell>
          <table:table-cell table:formula="of:=[.AH17]&amp;IF(ISBLANK([.I17]);&quot;&quot;;&quot;/&quot;&amp;[.I17])" office:value-type="string" office:string-value="PA15/JTDI/SPI1_NSS" calcext:value-type="string">
            <text:p>PA15/JTDI/SPI1_NSS</text:p>
          </table:table-cell>
          <table:table-cell table:formula="of:=[.AI17]&amp;IF(ISBLANK([.J17]);&quot;&quot;;&quot;/&quot;&amp;[.J17])" office:value-type="string" office:string-value="PA15/JTDI/SPI1_NSS/SPI3_NSS" calcext:value-type="string">
            <text:p>PA15/JTDI/SPI1_NSS/SPI3_NSS</text:p>
          </table:table-cell>
          <table:table-cell table:formula="of:=[.AJ17]&amp;IF(ISBLANK([.K17]);&quot;&quot;;&quot;/&quot;&amp;[.K17])" office:value-type="string" office:string-value="PA15/JTDI/SPI1_NSS/SPI3_NSS" calcext:value-type="string">
            <text:p>PA15/JTDI/SPI1_NSS/SPI3_NSS</text:p>
          </table:table-cell>
          <table:table-cell table:formula="of:=[.AK17]&amp;IF(ISBLANK([.L17]);&quot;&quot;;&quot;/&quot;&amp;[.L17])" office:value-type="string" office:string-value="PA15/JTDI/SPI1_NSS/SPI3_NSS/UART4_RTS_DE" calcext:value-type="string">
            <text:p>PA15/JTDI/SPI1_NSS/SPI3_NSS/UART4_RTS_DE</text:p>
          </table:table-cell>
          <table:table-cell table:formula="of:=[.AL17]&amp;IF(ISBLANK([.M17]);&quot;&quot;;&quot;/&quot;&amp;[.M17])" office:value-type="string" office:string-value="PA15/JTDI/SPI1_NSS/SPI3_NSS/UART4_RTS_DE" calcext:value-type="string">
            <text:p>PA15/JTDI/SPI1_NSS/SPI3_NSS/UART4_RTS_DE</text:p>
          </table:table-cell>
          <table:table-cell table:formula="of:=[.AM17]&amp;IF(ISBLANK([.N17]);&quot;&quot;;&quot;/&quot;&amp;[.N17])" office:value-type="string" office:string-value="PA15/JTDI/SPI1_NSS/SPI3_NSS/UART4_RTS_DE" calcext:value-type="string">
            <text:p>PA15/JTDI/SPI1_NSS/SPI3_NSS/UART4_RTS_DE</text:p>
          </table:table-cell>
          <table:table-cell table:formula="of:=[.AN17]&amp;IF(ISBLANK([.O17]);&quot;&quot;;&quot;/&quot;&amp;[.O17])" office:value-type="string" office:string-value="PA15/JTDI/SPI1_NSS/SPI3_NSS/UART4_RTS_DE" calcext:value-type="string">
            <text:p>PA15/JTDI/SPI1_NSS/SPI3_NSS/UART4_RTS_DE</text:p>
          </table:table-cell>
          <table:table-cell table:formula="of:=[.AO17]&amp;IF(ISBLANK([.P17]);&quot;&quot;;&quot;/&quot;&amp;[.P17])" office:value-type="string" office:string-value="PA15/JTDI/SPI1_NSS/SPI3_NSS/UART4_RTS_DE" calcext:value-type="string">
            <text:p>PA15/JTDI/SPI1_NSS/SPI3_NSS/UART4_RTS_DE</text:p>
          </table:table-cell>
          <table:table-cell table:formula="of:=[.AP17]&amp;IF(ISBLANK([.Q17]);&quot;&quot;;&quot;/&quot;&amp;[.Q17])" office:value-type="string" office:string-value="PA15/JTDI/SPI1_NSS/SPI3_NSS/UART4_RTS_DE" calcext:value-type="string">
            <text:p>PA15/JTDI/SPI1_NSS/SPI3_NSS/UART4_RTS_DE</text:p>
          </table:table-cell>
          <table:table-cell table:formula="of:=[.AQ17]&amp;IF(ISBLANK([.R17]);&quot;&quot;;&quot;/&quot;&amp;[.R17])" office:value-type="string" office:string-value="PA15/JTDI/SPI1_NSS/SPI3_NSS/UART4_RTS_DE" calcext:value-type="string">
            <text:p>PA15/JTDI/SPI1_NSS/SPI3_NSS/UART4_RTS_DE</text:p>
          </table:table-cell>
          <table:table-cell table:formula="of:=[.AR17]&amp;IF(ISBLANK([.S17]);&quot;&quot;;&quot;/&quot;&amp;[.S17])" office:value-type="string" office:string-value="PA15/JTDI/SPI1_NSS/SPI3_NSS/UART4_RTS_DE" calcext:value-type="string">
            <text:p>PA15/JTDI/SPI1_NSS/SPI3_NSS/UART4_RTS_D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15</text:p>
          </table:table-cell>
          <table:table-cell table:number-columns-repeated="7"/>
          <table:table-cell office:value-type="string" calcext:value-type="string">
            <text:p>USART3_CK</text:p>
          </table:table-cell>
          <table:table-cell table:number-columns-repeated="16"/>
          <table:table-cell table:formula="of:=[.B18]" office:value-type="string" office:string-value="PB0" calcext:value-type="string">
            <text:p>PB0</text:p>
          </table:table-cell>
          <table:table-cell table:formula="of:=[.AB18]&amp;IF(ISBLANK([.C18]);&quot;&quot;;&quot;/&quot;&amp;[.C18])" office:value-type="string" office:string-value="PB0/ADC12_IN15" calcext:value-type="string">
            <text:p>PB0/ADC12_IN15</text:p>
          </table:table-cell>
          <table:table-cell table:formula="of:=[.AC18]&amp;IF(ISBLANK([.D18]);&quot;&quot;;&quot;/&quot;&amp;[.D18])" office:value-type="string" office:string-value="PB0/ADC12_IN15" calcext:value-type="string">
            <text:p>PB0/ADC12_IN15</text:p>
          </table:table-cell>
          <table:table-cell table:formula="of:=[.AD18]&amp;IF(ISBLANK([.E18]);&quot;&quot;;&quot;/&quot;&amp;[.E18])" office:value-type="string" office:string-value="PB0/ADC12_IN15" calcext:value-type="string">
            <text:p>PB0/ADC12_IN15</text:p>
          </table:table-cell>
          <table:table-cell table:formula="of:=[.AE18]&amp;IF(ISBLANK([.F18]);&quot;&quot;;&quot;/&quot;&amp;[.F18])" office:value-type="string" office:string-value="PB0/ADC12_IN15" calcext:value-type="string">
            <text:p>PB0/ADC12_IN15</text:p>
          </table:table-cell>
          <table:table-cell table:formula="of:=[.AF18]&amp;IF(ISBLANK([.G18]);&quot;&quot;;&quot;/&quot;&amp;[.G18])" office:value-type="string" office:string-value="PB0/ADC12_IN15" calcext:value-type="string">
            <text:p>PB0/ADC12_IN15</text:p>
          </table:table-cell>
          <table:table-cell table:formula="of:=[.AG18]&amp;IF(ISBLANK([.H18]);&quot;&quot;;&quot;/&quot;&amp;[.H18])" office:value-type="string" office:string-value="PB0/ADC12_IN15" calcext:value-type="string">
            <text:p>PB0/ADC12_IN15</text:p>
          </table:table-cell>
          <table:table-cell table:formula="of:=[.AH18]&amp;IF(ISBLANK([.I18]);&quot;&quot;;&quot;/&quot;&amp;[.I18])" office:value-type="string" office:string-value="PB0/ADC12_IN15" calcext:value-type="string">
            <text:p>PB0/ADC12_IN15</text:p>
          </table:table-cell>
          <table:table-cell table:formula="of:=[.AI18]&amp;IF(ISBLANK([.J18]);&quot;&quot;;&quot;/&quot;&amp;[.J18])" office:value-type="string" office:string-value="PB0/ADC12_IN15" calcext:value-type="string">
            <text:p>PB0/ADC12_IN15</text:p>
          </table:table-cell>
          <table:table-cell table:formula="of:=[.AJ18]&amp;IF(ISBLANK([.K18]);&quot;&quot;;&quot;/&quot;&amp;[.K18])" office:value-type="string" office:string-value="PB0/ADC12_IN15/USART3_CK" calcext:value-type="string">
            <text:p>PB0/ADC12_IN15/USART3_CK</text:p>
          </table:table-cell>
          <table:table-cell table:formula="of:=[.AK18]&amp;IF(ISBLANK([.L18]);&quot;&quot;;&quot;/&quot;&amp;[.L18])" office:value-type="string" office:string-value="PB0/ADC12_IN15/USART3_CK" calcext:value-type="string">
            <text:p>PB0/ADC12_IN15/USART3_CK</text:p>
          </table:table-cell>
          <table:table-cell table:formula="of:=[.AL18]&amp;IF(ISBLANK([.M18]);&quot;&quot;;&quot;/&quot;&amp;[.M18])" office:value-type="string" office:string-value="PB0/ADC12_IN15/USART3_CK" calcext:value-type="string">
            <text:p>PB0/ADC12_IN15/USART3_CK</text:p>
          </table:table-cell>
          <table:table-cell table:formula="of:=[.AM18]&amp;IF(ISBLANK([.N18]);&quot;&quot;;&quot;/&quot;&amp;[.N18])" office:value-type="string" office:string-value="PB0/ADC12_IN15/USART3_CK" calcext:value-type="string">
            <text:p>PB0/ADC12_IN15/USART3_CK</text:p>
          </table:table-cell>
          <table:table-cell table:formula="of:=[.AN18]&amp;IF(ISBLANK([.O18]);&quot;&quot;;&quot;/&quot;&amp;[.O18])" office:value-type="string" office:string-value="PB0/ADC12_IN15/USART3_CK" calcext:value-type="string">
            <text:p>PB0/ADC12_IN15/USART3_CK</text:p>
          </table:table-cell>
          <table:table-cell table:formula="of:=[.AO18]&amp;IF(ISBLANK([.P18]);&quot;&quot;;&quot;/&quot;&amp;[.P18])" office:value-type="string" office:string-value="PB0/ADC12_IN15/USART3_CK" calcext:value-type="string">
            <text:p>PB0/ADC12_IN15/USART3_CK</text:p>
          </table:table-cell>
          <table:table-cell table:formula="of:=[.AP18]&amp;IF(ISBLANK([.Q18]);&quot;&quot;;&quot;/&quot;&amp;[.Q18])" office:value-type="string" office:string-value="PB0/ADC12_IN15/USART3_CK" calcext:value-type="string">
            <text:p>PB0/ADC12_IN15/USART3_CK</text:p>
          </table:table-cell>
          <table:table-cell table:formula="of:=[.AQ18]&amp;IF(ISBLANK([.R18]);&quot;&quot;;&quot;/&quot;&amp;[.R18])" office:value-type="string" office:string-value="PB0/ADC12_IN15/USART3_CK" calcext:value-type="string">
            <text:p>PB0/ADC12_IN15/USART3_CK</text:p>
          </table:table-cell>
          <table:table-cell table:formula="of:=[.AR18]&amp;IF(ISBLANK([.S18]);&quot;&quot;;&quot;/&quot;&amp;[.S18])" office:value-type="string" office:string-value="PB0/ADC12_IN15/USART3_CK" calcext:value-type="string">
            <text:p>PB0/ADC12_IN15/USART3_C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16</text:p>
          </table:table-cell>
          <table:table-cell table:number-columns-repeated="7"/>
          <table:table-cell office:value-type="string" calcext:value-type="string">
            <text:p>USART3_RTS_DE</text:p>
          </table:table-cell>
          <table:table-cell table:number-columns-repeated="6"/>
          <table:table-cell office:value-type="string" calcext:value-type="string">
            <text:p>LPTIM2_IN1</text:p>
          </table:table-cell>
          <table:table-cell table:number-columns-repeated="9"/>
          <table:table-cell table:formula="of:=[.B19]" office:value-type="string" office:string-value="PB1" calcext:value-type="string">
            <text:p>PB1</text:p>
          </table:table-cell>
          <table:table-cell table:formula="of:=[.AB19]&amp;IF(ISBLANK([.C19]);&quot;&quot;;&quot;/&quot;&amp;[.C19])" office:value-type="string" office:string-value="PB1/ADC12_IN16" calcext:value-type="string">
            <text:p>PB1/ADC12_IN16</text:p>
          </table:table-cell>
          <table:table-cell table:formula="of:=[.AC19]&amp;IF(ISBLANK([.D19]);&quot;&quot;;&quot;/&quot;&amp;[.D19])" office:value-type="string" office:string-value="PB1/ADC12_IN16" calcext:value-type="string">
            <text:p>PB1/ADC12_IN16</text:p>
          </table:table-cell>
          <table:table-cell table:formula="of:=[.AD19]&amp;IF(ISBLANK([.E19]);&quot;&quot;;&quot;/&quot;&amp;[.E19])" office:value-type="string" office:string-value="PB1/ADC12_IN16" calcext:value-type="string">
            <text:p>PB1/ADC12_IN16</text:p>
          </table:table-cell>
          <table:table-cell table:formula="of:=[.AE19]&amp;IF(ISBLANK([.F19]);&quot;&quot;;&quot;/&quot;&amp;[.F19])" office:value-type="string" office:string-value="PB1/ADC12_IN16" calcext:value-type="string">
            <text:p>PB1/ADC12_IN16</text:p>
          </table:table-cell>
          <table:table-cell table:formula="of:=[.AF19]&amp;IF(ISBLANK([.G19]);&quot;&quot;;&quot;/&quot;&amp;[.G19])" office:value-type="string" office:string-value="PB1/ADC12_IN16" calcext:value-type="string">
            <text:p>PB1/ADC12_IN16</text:p>
          </table:table-cell>
          <table:table-cell table:formula="of:=[.AG19]&amp;IF(ISBLANK([.H19]);&quot;&quot;;&quot;/&quot;&amp;[.H19])" office:value-type="string" office:string-value="PB1/ADC12_IN16" calcext:value-type="string">
            <text:p>PB1/ADC12_IN16</text:p>
          </table:table-cell>
          <table:table-cell table:formula="of:=[.AH19]&amp;IF(ISBLANK([.I19]);&quot;&quot;;&quot;/&quot;&amp;[.I19])" office:value-type="string" office:string-value="PB1/ADC12_IN16" calcext:value-type="string">
            <text:p>PB1/ADC12_IN16</text:p>
          </table:table-cell>
          <table:table-cell table:formula="of:=[.AI19]&amp;IF(ISBLANK([.J19]);&quot;&quot;;&quot;/&quot;&amp;[.J19])" office:value-type="string" office:string-value="PB1/ADC12_IN16" calcext:value-type="string">
            <text:p>PB1/ADC12_IN16</text:p>
          </table:table-cell>
          <table:table-cell table:formula="of:=[.AJ19]&amp;IF(ISBLANK([.K19]);&quot;&quot;;&quot;/&quot;&amp;[.K19])" office:value-type="string" office:string-value="PB1/ADC12_IN16/USART3_RTS_DE" calcext:value-type="string">
            <text:p>PB1/ADC12_IN16/USART3_RTS_DE</text:p>
          </table:table-cell>
          <table:table-cell table:formula="of:=[.AK19]&amp;IF(ISBLANK([.L19]);&quot;&quot;;&quot;/&quot;&amp;[.L19])" office:value-type="string" office:string-value="PB1/ADC12_IN16/USART3_RTS_DE" calcext:value-type="string">
            <text:p>PB1/ADC12_IN16/USART3_RTS_DE</text:p>
          </table:table-cell>
          <table:table-cell table:formula="of:=[.AL19]&amp;IF(ISBLANK([.M19]);&quot;&quot;;&quot;/&quot;&amp;[.M19])" office:value-type="string" office:string-value="PB1/ADC12_IN16/USART3_RTS_DE" calcext:value-type="string">
            <text:p>PB1/ADC12_IN16/USART3_RTS_DE</text:p>
          </table:table-cell>
          <table:table-cell table:formula="of:=[.AM19]&amp;IF(ISBLANK([.N19]);&quot;&quot;;&quot;/&quot;&amp;[.N19])" office:value-type="string" office:string-value="PB1/ADC12_IN16/USART3_RTS_DE" calcext:value-type="string">
            <text:p>PB1/ADC12_IN16/USART3_RTS_DE</text:p>
          </table:table-cell>
          <table:table-cell table:formula="of:=[.AN19]&amp;IF(ISBLANK([.O19]);&quot;&quot;;&quot;/&quot;&amp;[.O19])" office:value-type="string" office:string-value="PB1/ADC12_IN16/USART3_RTS_DE" calcext:value-type="string">
            <text:p>PB1/ADC12_IN16/USART3_RTS_DE</text:p>
          </table:table-cell>
          <table:table-cell table:formula="of:=[.AO19]&amp;IF(ISBLANK([.P19]);&quot;&quot;;&quot;/&quot;&amp;[.P19])" office:value-type="string" office:string-value="PB1/ADC12_IN16/USART3_RTS_DE" calcext:value-type="string">
            <text:p>PB1/ADC12_IN16/USART3_RTS_DE</text:p>
          </table:table-cell>
          <table:table-cell table:formula="of:=[.AP19]&amp;IF(ISBLANK([.Q19]);&quot;&quot;;&quot;/&quot;&amp;[.Q19])" office:value-type="string" office:string-value="PB1/ADC12_IN16/USART3_RTS_DE" calcext:value-type="string">
            <text:p>PB1/ADC12_IN16/USART3_RTS_DE</text:p>
          </table:table-cell>
          <table:table-cell table:formula="of:=[.AQ19]&amp;IF(ISBLANK([.R19]);&quot;&quot;;&quot;/&quot;&amp;[.R19])" office:value-type="string" office:string-value="PB1/ADC12_IN16/USART3_RTS_DE/LPTIM2_IN1" calcext:value-type="string">
            <text:p>PB1/ADC12_IN16/USART3_RTS_DE/LPTIM2_IN1</text:p>
          </table:table-cell>
          <table:table-cell table:formula="of:=[.AR19]&amp;IF(ISBLANK([.S19]);&quot;&quot;;&quot;/&quot;&amp;[.S19])" office:value-type="string" office:string-value="PB1/ADC12_IN16/USART3_RTS_DE/LPTIM2_IN1" calcext:value-type="string">
            <text:p>PB1/ADC12_IN16/USART3_RTS_DE/LPTIM2_IN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RTC_OUT</text:p>
          </table:table-cell>
          <table:table-cell table:number-columns-repeated="23"/>
          <table:table-cell table:formula="of:=[.B20]" office:value-type="string" office:string-value="PB2" calcext:value-type="string">
            <text:p>PB2</text:p>
          </table:table-cell>
          <table:table-cell table:formula="of:=[.AB20]&amp;IF(ISBLANK([.C20]);&quot;&quot;;&quot;/&quot;&amp;[.C20])" office:value-type="string" office:string-value="PB2" calcext:value-type="string">
            <text:p>PB2</text:p>
          </table:table-cell>
          <table:table-cell table:formula="of:=[.AC20]&amp;IF(ISBLANK([.D20]);&quot;&quot;;&quot;/&quot;&amp;[.D20])" office:value-type="string" office:string-value="PB2/RTC_OUT" calcext:value-type="string">
            <text:p>PB2/RTC_OUT</text:p>
          </table:table-cell>
          <table:table-cell table:formula="of:=[.AD20]&amp;IF(ISBLANK([.E20]);&quot;&quot;;&quot;/&quot;&amp;[.E20])" office:value-type="string" office:string-value="PB2/RTC_OUT" calcext:value-type="string">
            <text:p>PB2/RTC_OUT</text:p>
          </table:table-cell>
          <table:table-cell table:formula="of:=[.AE20]&amp;IF(ISBLANK([.F20]);&quot;&quot;;&quot;/&quot;&amp;[.F20])" office:value-type="string" office:string-value="PB2/RTC_OUT" calcext:value-type="string">
            <text:p>PB2/RTC_OUT</text:p>
          </table:table-cell>
          <table:table-cell table:formula="of:=[.AF20]&amp;IF(ISBLANK([.G20]);&quot;&quot;;&quot;/&quot;&amp;[.G20])" office:value-type="string" office:string-value="PB2/RTC_OUT" calcext:value-type="string">
            <text:p>PB2/RTC_OUT</text:p>
          </table:table-cell>
          <table:table-cell table:formula="of:=[.AG20]&amp;IF(ISBLANK([.H20]);&quot;&quot;;&quot;/&quot;&amp;[.H20])" office:value-type="string" office:string-value="PB2/RTC_OUT" calcext:value-type="string">
            <text:p>PB2/RTC_OUT</text:p>
          </table:table-cell>
          <table:table-cell table:formula="of:=[.AH20]&amp;IF(ISBLANK([.I20]);&quot;&quot;;&quot;/&quot;&amp;[.I20])" office:value-type="string" office:string-value="PB2/RTC_OUT" calcext:value-type="string">
            <text:p>PB2/RTC_OUT</text:p>
          </table:table-cell>
          <table:table-cell table:formula="of:=[.AI20]&amp;IF(ISBLANK([.J20]);&quot;&quot;;&quot;/&quot;&amp;[.J20])" office:value-type="string" office:string-value="PB2/RTC_OUT" calcext:value-type="string">
            <text:p>PB2/RTC_OUT</text:p>
          </table:table-cell>
          <table:table-cell table:formula="of:=[.AJ20]&amp;IF(ISBLANK([.K20]);&quot;&quot;;&quot;/&quot;&amp;[.K20])" office:value-type="string" office:string-value="PB2/RTC_OUT" calcext:value-type="string">
            <text:p>PB2/RTC_OUT</text:p>
          </table:table-cell>
          <table:table-cell table:formula="of:=[.AK20]&amp;IF(ISBLANK([.L20]);&quot;&quot;;&quot;/&quot;&amp;[.L20])" office:value-type="string" office:string-value="PB2/RTC_OUT" calcext:value-type="string">
            <text:p>PB2/RTC_OUT</text:p>
          </table:table-cell>
          <table:table-cell table:formula="of:=[.AL20]&amp;IF(ISBLANK([.M20]);&quot;&quot;;&quot;/&quot;&amp;[.M20])" office:value-type="string" office:string-value="PB2/RTC_OUT" calcext:value-type="string">
            <text:p>PB2/RTC_OUT</text:p>
          </table:table-cell>
          <table:table-cell table:formula="of:=[.AM20]&amp;IF(ISBLANK([.N20]);&quot;&quot;;&quot;/&quot;&amp;[.N20])" office:value-type="string" office:string-value="PB2/RTC_OUT" calcext:value-type="string">
            <text:p>PB2/RTC_OUT</text:p>
          </table:table-cell>
          <table:table-cell table:formula="of:=[.AN20]&amp;IF(ISBLANK([.O20]);&quot;&quot;;&quot;/&quot;&amp;[.O20])" office:value-type="string" office:string-value="PB2/RTC_OUT" calcext:value-type="string">
            <text:p>PB2/RTC_OUT</text:p>
          </table:table-cell>
          <table:table-cell table:formula="of:=[.AO20]&amp;IF(ISBLANK([.P20]);&quot;&quot;;&quot;/&quot;&amp;[.P20])" office:value-type="string" office:string-value="PB2/RTC_OUT" calcext:value-type="string">
            <text:p>PB2/RTC_OUT</text:p>
          </table:table-cell>
          <table:table-cell table:formula="of:=[.AP20]&amp;IF(ISBLANK([.Q20]);&quot;&quot;;&quot;/&quot;&amp;[.Q20])" office:value-type="string" office:string-value="PB2/RTC_OUT" calcext:value-type="string">
            <text:p>PB2/RTC_OUT</text:p>
          </table:table-cell>
          <table:table-cell table:formula="of:=[.AQ20]&amp;IF(ISBLANK([.R20]);&quot;&quot;;&quot;/&quot;&amp;[.R20])" office:value-type="string" office:string-value="PB2/RTC_OUT" calcext:value-type="string">
            <text:p>PB2/RTC_OUT</text:p>
          </table:table-cell>
          <table:table-cell table:formula="of:=[.AR20]&amp;IF(ISBLANK([.S20]);&quot;&quot;;&quot;/&quot;&amp;[.S20])" office:value-type="string" office:string-value="PB2/RTC_OUT" calcext:value-type="string">
            <text:p>PB2/RTC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JTDO-TRACESWO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USART1_RTS_DE</text:p>
          </table:table-cell>
          <table:table-cell table:number-columns-repeated="16"/>
          <table:table-cell table:formula="of:=[.B21]" office:value-type="string" office:string-value="PB3" calcext:value-type="string">
            <text:p>PB3</text:p>
          </table:table-cell>
          <table:table-cell table:formula="of:=[.AB21]&amp;IF(ISBLANK([.C21]);&quot;&quot;;&quot;/&quot;&amp;[.C21])" office:value-type="string" office:string-value="PB3" calcext:value-type="string">
            <text:p>PB3</text:p>
          </table:table-cell>
          <table:table-cell table:formula="of:=[.AC21]&amp;IF(ISBLANK([.D21]);&quot;&quot;;&quot;/&quot;&amp;[.D21])" office:value-type="string" office:string-value="PB3/JTDO-TRACESWO" calcext:value-type="string">
            <text:p>PB3/JTDO-TRACESWO</text:p>
          </table:table-cell>
          <table:table-cell table:formula="of:=[.AD21]&amp;IF(ISBLANK([.E21]);&quot;&quot;;&quot;/&quot;&amp;[.E21])" office:value-type="string" office:string-value="PB3/JTDO-TRACESWO" calcext:value-type="string">
            <text:p>PB3/JTDO-TRACESWO</text:p>
          </table:table-cell>
          <table:table-cell table:formula="of:=[.AE21]&amp;IF(ISBLANK([.F21]);&quot;&quot;;&quot;/&quot;&amp;[.F21])" office:value-type="string" office:string-value="PB3/JTDO-TRACESWO" calcext:value-type="string">
            <text:p>PB3/JTDO-TRACESWO</text:p>
          </table:table-cell>
          <table:table-cell table:formula="of:=[.AF21]&amp;IF(ISBLANK([.G21]);&quot;&quot;;&quot;/&quot;&amp;[.G21])" office:value-type="string" office:string-value="PB3/JTDO-TRACESWO" calcext:value-type="string">
            <text:p>PB3/JTDO-TRACESWO</text:p>
          </table:table-cell>
          <table:table-cell table:formula="of:=[.AG21]&amp;IF(ISBLANK([.H21]);&quot;&quot;;&quot;/&quot;&amp;[.H21])" office:value-type="string" office:string-value="PB3/JTDO-TRACESWO" calcext:value-type="string">
            <text:p>PB3/JTDO-TRACESWO</text:p>
          </table:table-cell>
          <table:table-cell table:formula="of:=[.AH21]&amp;IF(ISBLANK([.I21]);&quot;&quot;;&quot;/&quot;&amp;[.I21])" office:value-type="string" office:string-value="PB3/JTDO-TRACESWO/SPI1_SCK" calcext:value-type="string">
            <text:p>PB3/JTDO-TRACESWO/SPI1_SCK</text:p>
          </table:table-cell>
          <table:table-cell table:formula="of:=[.AI21]&amp;IF(ISBLANK([.J21]);&quot;&quot;;&quot;/&quot;&amp;[.J21])" office:value-type="string" office:string-value="PB3/JTDO-TRACESWO/SPI1_SCK/SPI3_SCK" calcext:value-type="string">
            <text:p>PB3/JTDO-TRACESWO/SPI1_SCK/SPI3_SCK</text:p>
          </table:table-cell>
          <table:table-cell table:formula="of:=[.AJ21]&amp;IF(ISBLANK([.K21]);&quot;&quot;;&quot;/&quot;&amp;[.K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K21]&amp;IF(ISBLANK([.L21]);&quot;&quot;;&quot;/&quot;&amp;[.L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L21]&amp;IF(ISBLANK([.M21]);&quot;&quot;;&quot;/&quot;&amp;[.M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M21]&amp;IF(ISBLANK([.N21]);&quot;&quot;;&quot;/&quot;&amp;[.N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N21]&amp;IF(ISBLANK([.O21]);&quot;&quot;;&quot;/&quot;&amp;[.O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O21]&amp;IF(ISBLANK([.P21]);&quot;&quot;;&quot;/&quot;&amp;[.P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P21]&amp;IF(ISBLANK([.Q21]);&quot;&quot;;&quot;/&quot;&amp;[.Q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Q21]&amp;IF(ISBLANK([.R21]);&quot;&quot;;&quot;/&quot;&amp;[.R21])" office:value-type="string" office:string-value="PB3/JTDO-TRACESWO/SPI1_SCK/SPI3_SCK/USART1_RTS_DE" calcext:value-type="string">
            <text:p>PB3/JTDO-TRACESWO/SPI1_SCK/SPI3_SCK/USART1_RTS_DE</text:p>
          </table:table-cell>
          <table:table-cell table:formula="of:=[.AR21]&amp;IF(ISBLANK([.S21]);&quot;&quot;;&quot;/&quot;&amp;[.S21])" office:value-type="string" office:string-value="PB3/JTDO-TRACESWO/SPI1_SCK/SPI3_SCK/USART1_RTS_DE" calcext:value-type="string">
            <text:p>PB3/JTDO-TRACESWO/SPI1_SCK/SPI3_SCK/USART1_RTS_D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NJTRST</text:p>
          </table:table-cell>
          <table:table-cell table:number-columns-repeated="4"/>
          <table:table-cell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UART5_RTS_DE</text:p>
          </table:table-cell>
          <table:table-cell table:number-columns-repeated="5"/>
          <table:table-cell office:value-type="string" calcext:value-type="string">
            <text:p>TIM17_BKIN</text:p>
          </table:table-cell>
          <table:table-cell table:number-columns-repeated="9"/>
          <table:table-cell table:formula="of:=[.B22]" office:value-type="string" office:string-value="PB4" calcext:value-type="string">
            <text:p>PB4</text:p>
          </table:table-cell>
          <table:table-cell table:formula="of:=[.AB22]&amp;IF(ISBLANK([.C22]);&quot;&quot;;&quot;/&quot;&amp;[.C22])" office:value-type="string" office:string-value="PB4" calcext:value-type="string">
            <text:p>PB4</text:p>
          </table:table-cell>
          <table:table-cell table:formula="of:=[.AC22]&amp;IF(ISBLANK([.D22]);&quot;&quot;;&quot;/&quot;&amp;[.D22])" office:value-type="string" office:string-value="PB4/NJTRST" calcext:value-type="string">
            <text:p>PB4/NJTRST</text:p>
          </table:table-cell>
          <table:table-cell table:formula="of:=[.AD22]&amp;IF(ISBLANK([.E22]);&quot;&quot;;&quot;/&quot;&amp;[.E22])" office:value-type="string" office:string-value="PB4/NJTRST" calcext:value-type="string">
            <text:p>PB4/NJTRST</text:p>
          </table:table-cell>
          <table:table-cell table:formula="of:=[.AE22]&amp;IF(ISBLANK([.F22]);&quot;&quot;;&quot;/&quot;&amp;[.F22])" office:value-type="string" office:string-value="PB4/NJTRST" calcext:value-type="string">
            <text:p>PB4/NJTRST</text:p>
          </table:table-cell>
          <table:table-cell table:formula="of:=[.AF22]&amp;IF(ISBLANK([.G22]);&quot;&quot;;&quot;/&quot;&amp;[.G22])" office:value-type="string" office:string-value="PB4/NJTRST" calcext:value-type="string">
            <text:p>PB4/NJTRST</text:p>
          </table:table-cell>
          <table:table-cell table:formula="of:=[.AG22]&amp;IF(ISBLANK([.H22]);&quot;&quot;;&quot;/&quot;&amp;[.H22])" office:value-type="string" office:string-value="PB4/NJTRST" calcext:value-type="string">
            <text:p>PB4/NJTRST</text:p>
          </table:table-cell>
          <table:table-cell table:formula="of:=[.AH22]&amp;IF(ISBLANK([.I22]);&quot;&quot;;&quot;/&quot;&amp;[.I22])" office:value-type="string" office:string-value="PB4/NJTRST/SPI1_MISO" calcext:value-type="string">
            <text:p>PB4/NJTRST/SPI1_MISO</text:p>
          </table:table-cell>
          <table:table-cell table:formula="of:=[.AI22]&amp;IF(ISBLANK([.J22]);&quot;&quot;;&quot;/&quot;&amp;[.J22])" office:value-type="string" office:string-value="PB4/NJTRST/SPI1_MISO/SPI3_MISO" calcext:value-type="string">
            <text:p>PB4/NJTRST/SPI1_MISO/SPI3_MISO</text:p>
          </table:table-cell>
          <table:table-cell table:formula="of:=[.AJ22]&amp;IF(ISBLANK([.K22]);&quot;&quot;;&quot;/&quot;&amp;[.K22])" office:value-type="string" office:string-value="PB4/NJTRST/SPI1_MISO/SPI3_MISO/USART1_CTS" calcext:value-type="string">
            <text:p>PB4/NJTRST/SPI1_MISO/SPI3_MISO/USART1_CTS</text:p>
          </table:table-cell>
          <table:table-cell table:formula="of:=[.AK22]&amp;IF(ISBLANK([.L22]);&quot;&quot;;&quot;/&quot;&amp;[.L22])" office:value-type="string" office:string-value="PB4/NJTRST/SPI1_MISO/SPI3_MISO/USART1_CTS/UART5_RTS_DE" calcext:value-type="string">
            <text:p>PB4/NJTRST/SPI1_MISO/SPI3_MISO/USART1_CTS/UART5_RTS_DE</text:p>
          </table:table-cell>
          <table:table-cell table:formula="of:=[.AL22]&amp;IF(ISBLANK([.M22]);&quot;&quot;;&quot;/&quot;&amp;[.M22])" office:value-type="string" office:string-value="PB4/NJTRST/SPI1_MISO/SPI3_MISO/USART1_CTS/UART5_RTS_DE" calcext:value-type="string">
            <text:p>PB4/NJTRST/SPI1_MISO/SPI3_MISO/USART1_CTS/UART5_RTS_DE</text:p>
          </table:table-cell>
          <table:table-cell table:formula="of:=[.AM22]&amp;IF(ISBLANK([.N22]);&quot;&quot;;&quot;/&quot;&amp;[.N22])" office:value-type="string" office:string-value="PB4/NJTRST/SPI1_MISO/SPI3_MISO/USART1_CTS/UART5_RTS_DE" calcext:value-type="string">
            <text:p>PB4/NJTRST/SPI1_MISO/SPI3_MISO/USART1_CTS/UART5_RTS_DE</text:p>
          </table:table-cell>
          <table:table-cell table:formula="of:=[.AN22]&amp;IF(ISBLANK([.O22]);&quot;&quot;;&quot;/&quot;&amp;[.O22])" office:value-type="string" office:string-value="PB4/NJTRST/SPI1_MISO/SPI3_MISO/USART1_CTS/UART5_RTS_DE" calcext:value-type="string">
            <text:p>PB4/NJTRST/SPI1_MISO/SPI3_MISO/USART1_CTS/UART5_RTS_DE</text:p>
          </table:table-cell>
          <table:table-cell table:formula="of:=[.AO22]&amp;IF(ISBLANK([.P22]);&quot;&quot;;&quot;/&quot;&amp;[.P22])" office:value-type="string" office:string-value="PB4/NJTRST/SPI1_MISO/SPI3_MISO/USART1_CTS/UART5_RTS_DE" calcext:value-type="string">
            <text:p>PB4/NJTRST/SPI1_MISO/SPI3_MISO/USART1_CTS/UART5_RTS_DE</text:p>
          </table:table-cell>
          <table:table-cell table:formula="of:=[.AP22]&amp;IF(ISBLANK([.Q22]);&quot;&quot;;&quot;/&quot;&amp;[.Q22])" office:value-type="string" office:string-value="PB4/NJTRST/SPI1_MISO/SPI3_MISO/USART1_CTS/UART5_RTS_DE" calcext:value-type="string">
            <text:p>PB4/NJTRST/SPI1_MISO/SPI3_MISO/USART1_CTS/UART5_RTS_DE</text:p>
          </table:table-cell>
          <table:table-cell table:formula="of:=[.AQ22]&amp;IF(ISBLANK([.R22]);&quot;&quot;;&quot;/&quot;&amp;[.R22])" office:value-type="string" office:string-value="PB4/NJTRST/SPI1_MISO/SPI3_MISO/USART1_CTS/UART5_RTS_DE/TIM17_BKIN" calcext:value-type="string">
            <text:p>PB4/NJTRST/SPI1_MISO/SPI3_MISO/USART1_CTS/UART5_RTS_DE/TIM17_BKIN</text:p>
          </table:table-cell>
          <table:table-cell table:formula="of:=[.AR22]&amp;IF(ISBLANK([.S22]);&quot;&quot;;&quot;/&quot;&amp;[.S22])" office:value-type="string" office:string-value="PB4/NJTRST/SPI1_MISO/SPI3_MISO/USART1_CTS/UART5_RTS_DE/TIM17_BKIN" calcext:value-type="string">
            <text:p>PB4/NJTRST/SPI1_MISO/SPI3_MISO/USART1_CTS/UART5_RTS_DE/TIM17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5</text:p>
          </table:table-cell>
          <table:table-cell table:number-columns-repeated="6"/>
          <table:table-cell office:value-type="string" calcext:value-type="string">
            <text:p>SPI1_MOSI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UART5_CTS</text:p>
          </table:table-cell>
          <table:table-cell table:number-columns-repeated="5"/>
          <table:table-cell office:value-type="string" calcext:value-type="string">
            <text:p>TIM16_BKIN</text:p>
          </table:table-cell>
          <table:table-cell table:number-columns-repeated="9"/>
          <table:table-cell table:formula="of:=[.B23]" office:value-type="string" office:string-value="PB5" calcext:value-type="string">
            <text:p>PB5</text:p>
          </table:table-cell>
          <table:table-cell table:formula="of:=[.AB23]&amp;IF(ISBLANK([.C23]);&quot;&quot;;&quot;/&quot;&amp;[.C23])" office:value-type="string" office:string-value="PB5" calcext:value-type="string">
            <text:p>PB5</text:p>
          </table:table-cell>
          <table:table-cell table:formula="of:=[.AC23]&amp;IF(ISBLANK([.D23]);&quot;&quot;;&quot;/&quot;&amp;[.D23])" office:value-type="string" office:string-value="PB5" calcext:value-type="string">
            <text:p>PB5</text:p>
          </table:table-cell>
          <table:table-cell table:formula="of:=[.AD23]&amp;IF(ISBLANK([.E23]);&quot;&quot;;&quot;/&quot;&amp;[.E23])" office:value-type="string" office:string-value="PB5" calcext:value-type="string">
            <text:p>PB5</text:p>
          </table:table-cell>
          <table:table-cell table:formula="of:=[.AE23]&amp;IF(ISBLANK([.F23]);&quot;&quot;;&quot;/&quot;&amp;[.F23])" office:value-type="string" office:string-value="PB5" calcext:value-type="string">
            <text:p>PB5</text:p>
          </table:table-cell>
          <table:table-cell table:formula="of:=[.AF23]&amp;IF(ISBLANK([.G23]);&quot;&quot;;&quot;/&quot;&amp;[.G23])" office:value-type="string" office:string-value="PB5" calcext:value-type="string">
            <text:p>PB5</text:p>
          </table:table-cell>
          <table:table-cell table:formula="of:=[.AG23]&amp;IF(ISBLANK([.H23]);&quot;&quot;;&quot;/&quot;&amp;[.H23])" office:value-type="string" office:string-value="PB5" calcext:value-type="string">
            <text:p>PB5</text:p>
          </table:table-cell>
          <table:table-cell table:formula="of:=[.AH23]&amp;IF(ISBLANK([.I23]);&quot;&quot;;&quot;/&quot;&amp;[.I23])" office:value-type="string" office:string-value="PB5/SPI1_MOSI" calcext:value-type="string">
            <text:p>PB5/SPI1_MOSI</text:p>
          </table:table-cell>
          <table:table-cell table:formula="of:=[.AI23]&amp;IF(ISBLANK([.J23]);&quot;&quot;;&quot;/&quot;&amp;[.J23])" office:value-type="string" office:string-value="PB5/SPI1_MOSI/SPI3_MOSI" calcext:value-type="string">
            <text:p>PB5/SPI1_MOSI/SPI3_MOSI</text:p>
          </table:table-cell>
          <table:table-cell table:formula="of:=[.AJ23]&amp;IF(ISBLANK([.K23]);&quot;&quot;;&quot;/&quot;&amp;[.K23])" office:value-type="string" office:string-value="PB5/SPI1_MOSI/SPI3_MOSI/USART1_CK" calcext:value-type="string">
            <text:p>PB5/SPI1_MOSI/SPI3_MOSI/USART1_CK</text:p>
          </table:table-cell>
          <table:table-cell table:formula="of:=[.AK23]&amp;IF(ISBLANK([.L23]);&quot;&quot;;&quot;/&quot;&amp;[.L23])" office:value-type="string" office:string-value="PB5/SPI1_MOSI/SPI3_MOSI/USART1_CK/UART5_CTS" calcext:value-type="string">
            <text:p>PB5/SPI1_MOSI/SPI3_MOSI/USART1_CK/UART5_CTS</text:p>
          </table:table-cell>
          <table:table-cell table:formula="of:=[.AL23]&amp;IF(ISBLANK([.M23]);&quot;&quot;;&quot;/&quot;&amp;[.M23])" office:value-type="string" office:string-value="PB5/SPI1_MOSI/SPI3_MOSI/USART1_CK/UART5_CTS" calcext:value-type="string">
            <text:p>PB5/SPI1_MOSI/SPI3_MOSI/USART1_CK/UART5_CTS</text:p>
          </table:table-cell>
          <table:table-cell table:formula="of:=[.AM23]&amp;IF(ISBLANK([.N23]);&quot;&quot;;&quot;/&quot;&amp;[.N23])" office:value-type="string" office:string-value="PB5/SPI1_MOSI/SPI3_MOSI/USART1_CK/UART5_CTS" calcext:value-type="string">
            <text:p>PB5/SPI1_MOSI/SPI3_MOSI/USART1_CK/UART5_CTS</text:p>
          </table:table-cell>
          <table:table-cell table:formula="of:=[.AN23]&amp;IF(ISBLANK([.O23]);&quot;&quot;;&quot;/&quot;&amp;[.O23])" office:value-type="string" office:string-value="PB5/SPI1_MOSI/SPI3_MOSI/USART1_CK/UART5_CTS" calcext:value-type="string">
            <text:p>PB5/SPI1_MOSI/SPI3_MOSI/USART1_CK/UART5_CTS</text:p>
          </table:table-cell>
          <table:table-cell table:formula="of:=[.AO23]&amp;IF(ISBLANK([.P23]);&quot;&quot;;&quot;/&quot;&amp;[.P23])" office:value-type="string" office:string-value="PB5/SPI1_MOSI/SPI3_MOSI/USART1_CK/UART5_CTS" calcext:value-type="string">
            <text:p>PB5/SPI1_MOSI/SPI3_MOSI/USART1_CK/UART5_CTS</text:p>
          </table:table-cell>
          <table:table-cell table:formula="of:=[.AP23]&amp;IF(ISBLANK([.Q23]);&quot;&quot;;&quot;/&quot;&amp;[.Q23])" office:value-type="string" office:string-value="PB5/SPI1_MOSI/SPI3_MOSI/USART1_CK/UART5_CTS" calcext:value-type="string">
            <text:p>PB5/SPI1_MOSI/SPI3_MOSI/USART1_CK/UART5_CTS</text:p>
          </table:table-cell>
          <table:table-cell table:formula="of:=[.AQ23]&amp;IF(ISBLANK([.R23]);&quot;&quot;;&quot;/&quot;&amp;[.R23])" office:value-type="string" office:string-value="PB5/SPI1_MOSI/SPI3_MOSI/USART1_CK/UART5_CTS/TIM16_BKIN" calcext:value-type="string">
            <text:p>PB5/SPI1_MOSI/SPI3_MOSI/USART1_CK/UART5_CTS/TIM16_BKIN</text:p>
          </table:table-cell>
          <table:table-cell table:formula="of:=[.AR23]&amp;IF(ISBLANK([.S23]);&quot;&quot;;&quot;/&quot;&amp;[.S23])" office:value-type="string" office:string-value="PB5/SPI1_MOSI/SPI3_MOSI/USART1_CK/UART5_CTS/TIM16_BKIN" calcext:value-type="string">
            <text:p>PB5/SPI1_MOSI/SPI3_MOSI/USART1_CK/UART5_CTS/TIM16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6</text:p>
          </table:table-cell>
          <table:table-cell table:number-columns-repeated="8"/>
          <table:table-cell office:value-type="string" calcext:value-type="string">
            <text:p>USART1_TX</text:p>
          </table:table-cell>
          <table:table-cell table:number-columns-repeated="6"/>
          <table:table-cell office:value-type="string" calcext:value-type="string">
            <text:p>TIM16_CH1N</text:p>
          </table:table-cell>
          <table:table-cell table:number-columns-repeated="9"/>
          <table:table-cell table:formula="of:=[.B24]" office:value-type="string" office:string-value="PB6" calcext:value-type="string">
            <text:p>PB6</text:p>
          </table:table-cell>
          <table:table-cell table:formula="of:=[.AB24]&amp;IF(ISBLANK([.C24]);&quot;&quot;;&quot;/&quot;&amp;[.C24])" office:value-type="string" office:string-value="PB6" calcext:value-type="string">
            <text:p>PB6</text:p>
          </table:table-cell>
          <table:table-cell table:formula="of:=[.AC24]&amp;IF(ISBLANK([.D24]);&quot;&quot;;&quot;/&quot;&amp;[.D24])" office:value-type="string" office:string-value="PB6" calcext:value-type="string">
            <text:p>PB6</text:p>
          </table:table-cell>
          <table:table-cell table:formula="of:=[.AD24]&amp;IF(ISBLANK([.E24]);&quot;&quot;;&quot;/&quot;&amp;[.E24])" office:value-type="string" office:string-value="PB6" calcext:value-type="string">
            <text:p>PB6</text:p>
          </table:table-cell>
          <table:table-cell table:formula="of:=[.AE24]&amp;IF(ISBLANK([.F24]);&quot;&quot;;&quot;/&quot;&amp;[.F24])" office:value-type="string" office:string-value="PB6" calcext:value-type="string">
            <text:p>PB6</text:p>
          </table:table-cell>
          <table:table-cell table:formula="of:=[.AF24]&amp;IF(ISBLANK([.G24]);&quot;&quot;;&quot;/&quot;&amp;[.G24])" office:value-type="string" office:string-value="PB6" calcext:value-type="string">
            <text:p>PB6</text:p>
          </table:table-cell>
          <table:table-cell table:formula="of:=[.AG24]&amp;IF(ISBLANK([.H24]);&quot;&quot;;&quot;/&quot;&amp;[.H24])" office:value-type="string" office:string-value="PB6" calcext:value-type="string">
            <text:p>PB6</text:p>
          </table:table-cell>
          <table:table-cell table:formula="of:=[.AH24]&amp;IF(ISBLANK([.I24]);&quot;&quot;;&quot;/&quot;&amp;[.I24])" office:value-type="string" office:string-value="PB6" calcext:value-type="string">
            <text:p>PB6</text:p>
          </table:table-cell>
          <table:table-cell table:formula="of:=[.AI24]&amp;IF(ISBLANK([.J24]);&quot;&quot;;&quot;/&quot;&amp;[.J24])" office:value-type="string" office:string-value="PB6" calcext:value-type="string">
            <text:p>PB6</text:p>
          </table:table-cell>
          <table:table-cell table:formula="of:=[.AJ24]&amp;IF(ISBLANK([.K24]);&quot;&quot;;&quot;/&quot;&amp;[.K24])" office:value-type="string" office:string-value="PB6/USART1_TX" calcext:value-type="string">
            <text:p>PB6/USART1_TX</text:p>
          </table:table-cell>
          <table:table-cell table:formula="of:=[.AK24]&amp;IF(ISBLANK([.L24]);&quot;&quot;;&quot;/&quot;&amp;[.L24])" office:value-type="string" office:string-value="PB6/USART1_TX" calcext:value-type="string">
            <text:p>PB6/USART1_TX</text:p>
          </table:table-cell>
          <table:table-cell table:formula="of:=[.AL24]&amp;IF(ISBLANK([.M24]);&quot;&quot;;&quot;/&quot;&amp;[.M24])" office:value-type="string" office:string-value="PB6/USART1_TX" calcext:value-type="string">
            <text:p>PB6/USART1_TX</text:p>
          </table:table-cell>
          <table:table-cell table:formula="of:=[.AM24]&amp;IF(ISBLANK([.N24]);&quot;&quot;;&quot;/&quot;&amp;[.N24])" office:value-type="string" office:string-value="PB6/USART1_TX" calcext:value-type="string">
            <text:p>PB6/USART1_TX</text:p>
          </table:table-cell>
          <table:table-cell table:formula="of:=[.AN24]&amp;IF(ISBLANK([.O24]);&quot;&quot;;&quot;/&quot;&amp;[.O24])" office:value-type="string" office:string-value="PB6/USART1_TX" calcext:value-type="string">
            <text:p>PB6/USART1_TX</text:p>
          </table:table-cell>
          <table:table-cell table:formula="of:=[.AO24]&amp;IF(ISBLANK([.P24]);&quot;&quot;;&quot;/&quot;&amp;[.P24])" office:value-type="string" office:string-value="PB6/USART1_TX" calcext:value-type="string">
            <text:p>PB6/USART1_TX</text:p>
          </table:table-cell>
          <table:table-cell table:formula="of:=[.AP24]&amp;IF(ISBLANK([.Q24]);&quot;&quot;;&quot;/&quot;&amp;[.Q24])" office:value-type="string" office:string-value="PB6/USART1_TX" calcext:value-type="string">
            <text:p>PB6/USART1_TX</text:p>
          </table:table-cell>
          <table:table-cell table:formula="of:=[.AQ24]&amp;IF(ISBLANK([.R24]);&quot;&quot;;&quot;/&quot;&amp;[.R24])" office:value-type="string" office:string-value="PB6/USART1_TX/TIM16_CH1N" calcext:value-type="string">
            <text:p>PB6/USART1_TX/TIM16_CH1N</text:p>
          </table:table-cell>
          <table:table-cell table:formula="of:=[.AR24]&amp;IF(ISBLANK([.S24]);&quot;&quot;;&quot;/&quot;&amp;[.S24])" office:value-type="string" office:string-value="PB6/USART1_TX/TIM16_CH1N" calcext:value-type="string">
            <text:p>PB6/USART1_TX/TIM16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7</text:p>
          </table:table-cell>
          <table:table-cell table:number-columns-repeated="8"/>
          <table:table-cell office:value-type="string" calcext:value-type="string">
            <text:p>USART1_RX</text:p>
          </table:table-cell>
          <table:table-cell office:value-type="string" calcext:value-type="string">
            <text:p>UART4_CTS</text:p>
          </table:table-cell>
          <table:table-cell table:number-columns-repeated="5"/>
          <table:table-cell office:value-type="string" calcext:value-type="string">
            <text:p>TIM17_CH1N</text:p>
          </table:table-cell>
          <table:table-cell table:number-columns-repeated="9"/>
          <table:table-cell table:formula="of:=[.B25]" office:value-type="string" office:string-value="PB7" calcext:value-type="string">
            <text:p>PB7</text:p>
          </table:table-cell>
          <table:table-cell table:formula="of:=[.AB25]&amp;IF(ISBLANK([.C25]);&quot;&quot;;&quot;/&quot;&amp;[.C25])" office:value-type="string" office:string-value="PB7" calcext:value-type="string">
            <text:p>PB7</text:p>
          </table:table-cell>
          <table:table-cell table:formula="of:=[.AC25]&amp;IF(ISBLANK([.D25]);&quot;&quot;;&quot;/&quot;&amp;[.D25])" office:value-type="string" office:string-value="PB7" calcext:value-type="string">
            <text:p>PB7</text:p>
          </table:table-cell>
          <table:table-cell table:formula="of:=[.AD25]&amp;IF(ISBLANK([.E25]);&quot;&quot;;&quot;/&quot;&amp;[.E25])" office:value-type="string" office:string-value="PB7" calcext:value-type="string">
            <text:p>PB7</text:p>
          </table:table-cell>
          <table:table-cell table:formula="of:=[.AE25]&amp;IF(ISBLANK([.F25]);&quot;&quot;;&quot;/&quot;&amp;[.F25])" office:value-type="string" office:string-value="PB7" calcext:value-type="string">
            <text:p>PB7</text:p>
          </table:table-cell>
          <table:table-cell table:formula="of:=[.AF25]&amp;IF(ISBLANK([.G25]);&quot;&quot;;&quot;/&quot;&amp;[.G25])" office:value-type="string" office:string-value="PB7" calcext:value-type="string">
            <text:p>PB7</text:p>
          </table:table-cell>
          <table:table-cell table:formula="of:=[.AG25]&amp;IF(ISBLANK([.H25]);&quot;&quot;;&quot;/&quot;&amp;[.H25])" office:value-type="string" office:string-value="PB7" calcext:value-type="string">
            <text:p>PB7</text:p>
          </table:table-cell>
          <table:table-cell table:formula="of:=[.AH25]&amp;IF(ISBLANK([.I25]);&quot;&quot;;&quot;/&quot;&amp;[.I25])" office:value-type="string" office:string-value="PB7" calcext:value-type="string">
            <text:p>PB7</text:p>
          </table:table-cell>
          <table:table-cell table:formula="of:=[.AI25]&amp;IF(ISBLANK([.J25]);&quot;&quot;;&quot;/&quot;&amp;[.J25])" office:value-type="string" office:string-value="PB7" calcext:value-type="string">
            <text:p>PB7</text:p>
          </table:table-cell>
          <table:table-cell table:formula="of:=[.AJ25]&amp;IF(ISBLANK([.K25]);&quot;&quot;;&quot;/&quot;&amp;[.K25])" office:value-type="string" office:string-value="PB7/USART1_RX" calcext:value-type="string">
            <text:p>PB7/USART1_RX</text:p>
          </table:table-cell>
          <table:table-cell table:formula="of:=[.AK25]&amp;IF(ISBLANK([.L25]);&quot;&quot;;&quot;/&quot;&amp;[.L25])" office:value-type="string" office:string-value="PB7/USART1_RX/UART4_CTS" calcext:value-type="string">
            <text:p>PB7/USART1_RX/UART4_CTS</text:p>
          </table:table-cell>
          <table:table-cell table:formula="of:=[.AL25]&amp;IF(ISBLANK([.M25]);&quot;&quot;;&quot;/&quot;&amp;[.M25])" office:value-type="string" office:string-value="PB7/USART1_RX/UART4_CTS" calcext:value-type="string">
            <text:p>PB7/USART1_RX/UART4_CTS</text:p>
          </table:table-cell>
          <table:table-cell table:formula="of:=[.AM25]&amp;IF(ISBLANK([.N25]);&quot;&quot;;&quot;/&quot;&amp;[.N25])" office:value-type="string" office:string-value="PB7/USART1_RX/UART4_CTS" calcext:value-type="string">
            <text:p>PB7/USART1_RX/UART4_CTS</text:p>
          </table:table-cell>
          <table:table-cell table:formula="of:=[.AN25]&amp;IF(ISBLANK([.O25]);&quot;&quot;;&quot;/&quot;&amp;[.O25])" office:value-type="string" office:string-value="PB7/USART1_RX/UART4_CTS" calcext:value-type="string">
            <text:p>PB7/USART1_RX/UART4_CTS</text:p>
          </table:table-cell>
          <table:table-cell table:formula="of:=[.AO25]&amp;IF(ISBLANK([.P25]);&quot;&quot;;&quot;/&quot;&amp;[.P25])" office:value-type="string" office:string-value="PB7/USART1_RX/UART4_CTS" calcext:value-type="string">
            <text:p>PB7/USART1_RX/UART4_CTS</text:p>
          </table:table-cell>
          <table:table-cell table:formula="of:=[.AP25]&amp;IF(ISBLANK([.Q25]);&quot;&quot;;&quot;/&quot;&amp;[.Q25])" office:value-type="string" office:string-value="PB7/USART1_RX/UART4_CTS" calcext:value-type="string">
            <text:p>PB7/USART1_RX/UART4_CTS</text:p>
          </table:table-cell>
          <table:table-cell table:formula="of:=[.AQ25]&amp;IF(ISBLANK([.R25]);&quot;&quot;;&quot;/&quot;&amp;[.R25])" office:value-type="string" office:string-value="PB7/USART1_RX/UART4_CTS/TIM17_CH1N" calcext:value-type="string">
            <text:p>PB7/USART1_RX/UART4_CTS/TIM17_CH1N</text:p>
          </table:table-cell>
          <table:table-cell table:formula="of:=[.AR25]&amp;IF(ISBLANK([.S25]);&quot;&quot;;&quot;/&quot;&amp;[.S25])" office:value-type="string" office:string-value="PB7/USART1_RX/UART4_CTS/TIM17_CH1N" calcext:value-type="string">
            <text:p>PB7/USART1_RX/UART4_CTS/TIM17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8</text:p>
          </table:table-cell>
          <table:table-cell table:number-columns-repeated="10"/>
          <table:table-cell office:value-type="string" calcext:value-type="string">
            <text:p>CAN1_RX</text:p>
          </table:table-cell>
          <table:table-cell table:number-columns-repeated="4"/>
          <table:table-cell office:value-type="string" calcext:value-type="string">
            <text:p>TIM16_CH1</text:p>
          </table:table-cell>
          <table:table-cell table:number-columns-repeated="9"/>
          <table:table-cell table:formula="of:=[.B26]" office:value-type="string" office:string-value="PB8" calcext:value-type="string">
            <text:p>PB8</text:p>
          </table:table-cell>
          <table:table-cell table:formula="of:=[.AB26]&amp;IF(ISBLANK([.C26]);&quot;&quot;;&quot;/&quot;&amp;[.C26])" office:value-type="string" office:string-value="PB8" calcext:value-type="string">
            <text:p>PB8</text:p>
          </table:table-cell>
          <table:table-cell table:formula="of:=[.AC26]&amp;IF(ISBLANK([.D26]);&quot;&quot;;&quot;/&quot;&amp;[.D26])" office:value-type="string" office:string-value="PB8" calcext:value-type="string">
            <text:p>PB8</text:p>
          </table:table-cell>
          <table:table-cell table:formula="of:=[.AD26]&amp;IF(ISBLANK([.E26]);&quot;&quot;;&quot;/&quot;&amp;[.E26])" office:value-type="string" office:string-value="PB8" calcext:value-type="string">
            <text:p>PB8</text:p>
          </table:table-cell>
          <table:table-cell table:formula="of:=[.AE26]&amp;IF(ISBLANK([.F26]);&quot;&quot;;&quot;/&quot;&amp;[.F26])" office:value-type="string" office:string-value="PB8" calcext:value-type="string">
            <text:p>PB8</text:p>
          </table:table-cell>
          <table:table-cell table:formula="of:=[.AF26]&amp;IF(ISBLANK([.G26]);&quot;&quot;;&quot;/&quot;&amp;[.G26])" office:value-type="string" office:string-value="PB8" calcext:value-type="string">
            <text:p>PB8</text:p>
          </table:table-cell>
          <table:table-cell table:formula="of:=[.AG26]&amp;IF(ISBLANK([.H26]);&quot;&quot;;&quot;/&quot;&amp;[.H26])" office:value-type="string" office:string-value="PB8" calcext:value-type="string">
            <text:p>PB8</text:p>
          </table:table-cell>
          <table:table-cell table:formula="of:=[.AH26]&amp;IF(ISBLANK([.I26]);&quot;&quot;;&quot;/&quot;&amp;[.I26])" office:value-type="string" office:string-value="PB8" calcext:value-type="string">
            <text:p>PB8</text:p>
          </table:table-cell>
          <table:table-cell table:formula="of:=[.AI26]&amp;IF(ISBLANK([.J26]);&quot;&quot;;&quot;/&quot;&amp;[.J26])" office:value-type="string" office:string-value="PB8" calcext:value-type="string">
            <text:p>PB8</text:p>
          </table:table-cell>
          <table:table-cell table:formula="of:=[.AJ26]&amp;IF(ISBLANK([.K26]);&quot;&quot;;&quot;/&quot;&amp;[.K26])" office:value-type="string" office:string-value="PB8" calcext:value-type="string">
            <text:p>PB8</text:p>
          </table:table-cell>
          <table:table-cell table:formula="of:=[.AK26]&amp;IF(ISBLANK([.L26]);&quot;&quot;;&quot;/&quot;&amp;[.L26])" office:value-type="string" office:string-value="PB8" calcext:value-type="string">
            <text:p>PB8</text:p>
          </table:table-cell>
          <table:table-cell table:formula="of:=[.AL26]&amp;IF(ISBLANK([.M26]);&quot;&quot;;&quot;/&quot;&amp;[.M26])" office:value-type="string" office:string-value="PB8/CAN1_RX" calcext:value-type="string">
            <text:p>PB8/CAN1_RX</text:p>
          </table:table-cell>
          <table:table-cell table:formula="of:=[.AM26]&amp;IF(ISBLANK([.N26]);&quot;&quot;;&quot;/&quot;&amp;[.N26])" office:value-type="string" office:string-value="PB8/CAN1_RX" calcext:value-type="string">
            <text:p>PB8/CAN1_RX</text:p>
          </table:table-cell>
          <table:table-cell table:formula="of:=[.AN26]&amp;IF(ISBLANK([.O26]);&quot;&quot;;&quot;/&quot;&amp;[.O26])" office:value-type="string" office:string-value="PB8/CAN1_RX" calcext:value-type="string">
            <text:p>PB8/CAN1_RX</text:p>
          </table:table-cell>
          <table:table-cell table:formula="of:=[.AO26]&amp;IF(ISBLANK([.P26]);&quot;&quot;;&quot;/&quot;&amp;[.P26])" office:value-type="string" office:string-value="PB8/CAN1_RX" calcext:value-type="string">
            <text:p>PB8/CAN1_RX</text:p>
          </table:table-cell>
          <table:table-cell table:formula="of:=[.AP26]&amp;IF(ISBLANK([.Q26]);&quot;&quot;;&quot;/&quot;&amp;[.Q26])" office:value-type="string" office:string-value="PB8/CAN1_RX" calcext:value-type="string">
            <text:p>PB8/CAN1_RX</text:p>
          </table:table-cell>
          <table:table-cell table:formula="of:=[.AQ26]&amp;IF(ISBLANK([.R26]);&quot;&quot;;&quot;/&quot;&amp;[.R26])" office:value-type="string" office:string-value="PB8/CAN1_RX/TIM16_CH1" calcext:value-type="string">
            <text:p>PB8/CAN1_RX/TIM16_CH1</text:p>
          </table:table-cell>
          <table:table-cell table:formula="of:=[.AR26]&amp;IF(ISBLANK([.S26]);&quot;&quot;;&quot;/&quot;&amp;[.S26])" office:value-type="string" office:string-value="PB8/CAN1_RX/TIM16_CH1" calcext:value-type="string">
            <text:p>PB8/CAN1_RX/TIM16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9</text:p>
          </table:table-cell>
          <table:table-cell table:number-columns-repeated="6"/>
          <table:table-cell office:value-type="string" calcext:value-type="string">
            <text:p>SPI2_NS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4"/>
          <table:table-cell office:value-type="string" calcext:value-type="string">
            <text:p>TIM17_CH1</text:p>
          </table:table-cell>
          <table:table-cell table:number-columns-repeated="9"/>
          <table:table-cell table:formula="of:=[.B27]" office:value-type="string" office:string-value="PB9" calcext:value-type="string">
            <text:p>PB9</text:p>
          </table:table-cell>
          <table:table-cell table:formula="of:=[.AB27]&amp;IF(ISBLANK([.C27]);&quot;&quot;;&quot;/&quot;&amp;[.C27])" office:value-type="string" office:string-value="PB9" calcext:value-type="string">
            <text:p>PB9</text:p>
          </table:table-cell>
          <table:table-cell table:formula="of:=[.AC27]&amp;IF(ISBLANK([.D27]);&quot;&quot;;&quot;/&quot;&amp;[.D27])" office:value-type="string" office:string-value="PB9" calcext:value-type="string">
            <text:p>PB9</text:p>
          </table:table-cell>
          <table:table-cell table:formula="of:=[.AD27]&amp;IF(ISBLANK([.E27]);&quot;&quot;;&quot;/&quot;&amp;[.E27])" office:value-type="string" office:string-value="PB9" calcext:value-type="string">
            <text:p>PB9</text:p>
          </table:table-cell>
          <table:table-cell table:formula="of:=[.AE27]&amp;IF(ISBLANK([.F27]);&quot;&quot;;&quot;/&quot;&amp;[.F27])" office:value-type="string" office:string-value="PB9" calcext:value-type="string">
            <text:p>PB9</text:p>
          </table:table-cell>
          <table:table-cell table:formula="of:=[.AF27]&amp;IF(ISBLANK([.G27]);&quot;&quot;;&quot;/&quot;&amp;[.G27])" office:value-type="string" office:string-value="PB9" calcext:value-type="string">
            <text:p>PB9</text:p>
          </table:table-cell>
          <table:table-cell table:formula="of:=[.AG27]&amp;IF(ISBLANK([.H27]);&quot;&quot;;&quot;/&quot;&amp;[.H27])" office:value-type="string" office:string-value="PB9" calcext:value-type="string">
            <text:p>PB9</text:p>
          </table:table-cell>
          <table:table-cell table:formula="of:=[.AH27]&amp;IF(ISBLANK([.I27]);&quot;&quot;;&quot;/&quot;&amp;[.I27])" office:value-type="string" office:string-value="PB9/SPI2_NSS" calcext:value-type="string">
            <text:p>PB9/SPI2_NSS</text:p>
          </table:table-cell>
          <table:table-cell table:formula="of:=[.AI27]&amp;IF(ISBLANK([.J27]);&quot;&quot;;&quot;/&quot;&amp;[.J27])" office:value-type="string" office:string-value="PB9/SPI2_NSS" calcext:value-type="string">
            <text:p>PB9/SPI2_NSS</text:p>
          </table:table-cell>
          <table:table-cell table:formula="of:=[.AJ27]&amp;IF(ISBLANK([.K27]);&quot;&quot;;&quot;/&quot;&amp;[.K27])" office:value-type="string" office:string-value="PB9/SPI2_NSS" calcext:value-type="string">
            <text:p>PB9/SPI2_NSS</text:p>
          </table:table-cell>
          <table:table-cell table:formula="of:=[.AK27]&amp;IF(ISBLANK([.L27]);&quot;&quot;;&quot;/&quot;&amp;[.L27])" office:value-type="string" office:string-value="PB9/SPI2_NSS" calcext:value-type="string">
            <text:p>PB9/SPI2_NSS</text:p>
          </table:table-cell>
          <table:table-cell table:formula="of:=[.AL27]&amp;IF(ISBLANK([.M27]);&quot;&quot;;&quot;/&quot;&amp;[.M27])" office:value-type="string" office:string-value="PB9/SPI2_NSS/CAN1_TX" calcext:value-type="string">
            <text:p>PB9/SPI2_NSS/CAN1_TX</text:p>
          </table:table-cell>
          <table:table-cell table:formula="of:=[.AM27]&amp;IF(ISBLANK([.N27]);&quot;&quot;;&quot;/&quot;&amp;[.N27])" office:value-type="string" office:string-value="PB9/SPI2_NSS/CAN1_TX" calcext:value-type="string">
            <text:p>PB9/SPI2_NSS/CAN1_TX</text:p>
          </table:table-cell>
          <table:table-cell table:formula="of:=[.AN27]&amp;IF(ISBLANK([.O27]);&quot;&quot;;&quot;/&quot;&amp;[.O27])" office:value-type="string" office:string-value="PB9/SPI2_NSS/CAN1_TX" calcext:value-type="string">
            <text:p>PB9/SPI2_NSS/CAN1_TX</text:p>
          </table:table-cell>
          <table:table-cell table:formula="of:=[.AO27]&amp;IF(ISBLANK([.P27]);&quot;&quot;;&quot;/&quot;&amp;[.P27])" office:value-type="string" office:string-value="PB9/SPI2_NSS/CAN1_TX" calcext:value-type="string">
            <text:p>PB9/SPI2_NSS/CAN1_TX</text:p>
          </table:table-cell>
          <table:table-cell table:formula="of:=[.AP27]&amp;IF(ISBLANK([.Q27]);&quot;&quot;;&quot;/&quot;&amp;[.Q27])" office:value-type="string" office:string-value="PB9/SPI2_NSS/CAN1_TX" calcext:value-type="string">
            <text:p>PB9/SPI2_NSS/CAN1_TX</text:p>
          </table:table-cell>
          <table:table-cell table:formula="of:=[.AQ27]&amp;IF(ISBLANK([.R27]);&quot;&quot;;&quot;/&quot;&amp;[.R27])" office:value-type="string" office:string-value="PB9/SPI2_NSS/CAN1_TX/TIM17_CH1" calcext:value-type="string">
            <text:p>PB9/SPI2_NSS/CAN1_TX/TIM17_CH1</text:p>
          </table:table-cell>
          <table:table-cell table:formula="of:=[.AR27]&amp;IF(ISBLANK([.S27]);&quot;&quot;;&quot;/&quot;&amp;[.S27])" office:value-type="string" office:string-value="PB9/SPI2_NSS/CAN1_TX/TIM17_CH1" calcext:value-type="string">
            <text:p>PB9/SPI2_NSS/CAN1_TX/TIM17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0</text:p>
          </table:table-cell>
          <table:table-cell table:number-columns-repeated="6"/>
          <table:table-cell office:value-type="string" calcext:value-type="string">
            <text:p>SPI2_SCK</text:p>
          </table:table-cell>
          <table:table-cell/>
          <table:table-cell office:value-type="string" calcext:value-type="string">
            <text:p>USART3_TX</text:p>
          </table:table-cell>
          <table:table-cell office:value-type="string" calcext:value-type="string">
            <text:p>LPUART1_RX</text:p>
          </table:table-cell>
          <table:table-cell table:number-columns-repeated="15"/>
          <table:table-cell table:formula="of:=[.B28]" office:value-type="string" office:string-value="PB10" calcext:value-type="string">
            <text:p>PB10</text:p>
          </table:table-cell>
          <table:table-cell table:formula="of:=[.AB28]&amp;IF(ISBLANK([.C28]);&quot;&quot;;&quot;/&quot;&amp;[.C28])" office:value-type="string" office:string-value="PB10" calcext:value-type="string">
            <text:p>PB10</text:p>
          </table:table-cell>
          <table:table-cell table:formula="of:=[.AC28]&amp;IF(ISBLANK([.D28]);&quot;&quot;;&quot;/&quot;&amp;[.D28])" office:value-type="string" office:string-value="PB10" calcext:value-type="string">
            <text:p>PB10</text:p>
          </table:table-cell>
          <table:table-cell table:formula="of:=[.AD28]&amp;IF(ISBLANK([.E28]);&quot;&quot;;&quot;/&quot;&amp;[.E28])" office:value-type="string" office:string-value="PB10" calcext:value-type="string">
            <text:p>PB10</text:p>
          </table:table-cell>
          <table:table-cell table:formula="of:=[.AE28]&amp;IF(ISBLANK([.F28]);&quot;&quot;;&quot;/&quot;&amp;[.F28])" office:value-type="string" office:string-value="PB10" calcext:value-type="string">
            <text:p>PB10</text:p>
          </table:table-cell>
          <table:table-cell table:formula="of:=[.AF28]&amp;IF(ISBLANK([.G28]);&quot;&quot;;&quot;/&quot;&amp;[.G28])" office:value-type="string" office:string-value="PB10" calcext:value-type="string">
            <text:p>PB10</text:p>
          </table:table-cell>
          <table:table-cell table:formula="of:=[.AG28]&amp;IF(ISBLANK([.H28]);&quot;&quot;;&quot;/&quot;&amp;[.H28])" office:value-type="string" office:string-value="PB10" calcext:value-type="string">
            <text:p>PB10</text:p>
          </table:table-cell>
          <table:table-cell table:formula="of:=[.AH28]&amp;IF(ISBLANK([.I28]);&quot;&quot;;&quot;/&quot;&amp;[.I28])" office:value-type="string" office:string-value="PB10/SPI2_SCK" calcext:value-type="string">
            <text:p>PB10/SPI2_SCK</text:p>
          </table:table-cell>
          <table:table-cell table:formula="of:=[.AI28]&amp;IF(ISBLANK([.J28]);&quot;&quot;;&quot;/&quot;&amp;[.J28])" office:value-type="string" office:string-value="PB10/SPI2_SCK" calcext:value-type="string">
            <text:p>PB10/SPI2_SCK</text:p>
          </table:table-cell>
          <table:table-cell table:formula="of:=[.AJ28]&amp;IF(ISBLANK([.K28]);&quot;&quot;;&quot;/&quot;&amp;[.K28])" office:value-type="string" office:string-value="PB10/SPI2_SCK/USART3_TX" calcext:value-type="string">
            <text:p>PB10/SPI2_SCK/USART3_TX</text:p>
          </table:table-cell>
          <table:table-cell table:formula="of:=[.AK28]&amp;IF(ISBLANK([.L28]);&quot;&quot;;&quot;/&quot;&amp;[.L28])" office:value-type="string" office:string-value="PB10/SPI2_SCK/USART3_TX/LPUART1_RX" calcext:value-type="string">
            <text:p>PB10/SPI2_SCK/USART3_TX/LPUART1_RX</text:p>
          </table:table-cell>
          <table:table-cell table:formula="of:=[.AL28]&amp;IF(ISBLANK([.M28]);&quot;&quot;;&quot;/&quot;&amp;[.M28])" office:value-type="string" office:string-value="PB10/SPI2_SCK/USART3_TX/LPUART1_RX" calcext:value-type="string">
            <text:p>PB10/SPI2_SCK/USART3_TX/LPUART1_RX</text:p>
          </table:table-cell>
          <table:table-cell table:formula="of:=[.AM28]&amp;IF(ISBLANK([.N28]);&quot;&quot;;&quot;/&quot;&amp;[.N28])" office:value-type="string" office:string-value="PB10/SPI2_SCK/USART3_TX/LPUART1_RX" calcext:value-type="string">
            <text:p>PB10/SPI2_SCK/USART3_TX/LPUART1_RX</text:p>
          </table:table-cell>
          <table:table-cell table:formula="of:=[.AN28]&amp;IF(ISBLANK([.O28]);&quot;&quot;;&quot;/&quot;&amp;[.O28])" office:value-type="string" office:string-value="PB10/SPI2_SCK/USART3_TX/LPUART1_RX" calcext:value-type="string">
            <text:p>PB10/SPI2_SCK/USART3_TX/LPUART1_RX</text:p>
          </table:table-cell>
          <table:table-cell table:formula="of:=[.AO28]&amp;IF(ISBLANK([.P28]);&quot;&quot;;&quot;/&quot;&amp;[.P28])" office:value-type="string" office:string-value="PB10/SPI2_SCK/USART3_TX/LPUART1_RX" calcext:value-type="string">
            <text:p>PB10/SPI2_SCK/USART3_TX/LPUART1_RX</text:p>
          </table:table-cell>
          <table:table-cell table:formula="of:=[.AP28]&amp;IF(ISBLANK([.Q28]);&quot;&quot;;&quot;/&quot;&amp;[.Q28])" office:value-type="string" office:string-value="PB10/SPI2_SCK/USART3_TX/LPUART1_RX" calcext:value-type="string">
            <text:p>PB10/SPI2_SCK/USART3_TX/LPUART1_RX</text:p>
          </table:table-cell>
          <table:table-cell table:formula="of:=[.AQ28]&amp;IF(ISBLANK([.R28]);&quot;&quot;;&quot;/&quot;&amp;[.R28])" office:value-type="string" office:string-value="PB10/SPI2_SCK/USART3_TX/LPUART1_RX" calcext:value-type="string">
            <text:p>PB10/SPI2_SCK/USART3_TX/LPUART1_RX</text:p>
          </table:table-cell>
          <table:table-cell table:formula="of:=[.AR28]&amp;IF(ISBLANK([.S28]);&quot;&quot;;&quot;/&quot;&amp;[.S28])" office:value-type="string" office:string-value="PB10/SPI2_SCK/USART3_TX/LPUART1_RX" calcext:value-type="string">
            <text:p>PB10/SPI2_SCK/USART3_TX/LPUART1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1</text:p>
          </table:table-cell>
          <table:table-cell table:number-columns-repeated="8"/>
          <table:table-cell office:value-type="string" calcext:value-type="string">
            <text:p>USART3_RX</text:p>
          </table:table-cell>
          <table:table-cell office:value-type="string" calcext:value-type="string">
            <text:p>LPUART1_TX</text:p>
          </table:table-cell>
          <table:table-cell table:number-columns-repeated="15"/>
          <table:table-cell table:formula="of:=[.B29]" office:value-type="string" office:string-value="PB11" calcext:value-type="string">
            <text:p>PB11</text:p>
          </table:table-cell>
          <table:table-cell table:formula="of:=[.AB29]&amp;IF(ISBLANK([.C29]);&quot;&quot;;&quot;/&quot;&amp;[.C29])" office:value-type="string" office:string-value="PB11" calcext:value-type="string">
            <text:p>PB11</text:p>
          </table:table-cell>
          <table:table-cell table:formula="of:=[.AC29]&amp;IF(ISBLANK([.D29]);&quot;&quot;;&quot;/&quot;&amp;[.D29])" office:value-type="string" office:string-value="PB11" calcext:value-type="string">
            <text:p>PB11</text:p>
          </table:table-cell>
          <table:table-cell table:formula="of:=[.AD29]&amp;IF(ISBLANK([.E29]);&quot;&quot;;&quot;/&quot;&amp;[.E29])" office:value-type="string" office:string-value="PB11" calcext:value-type="string">
            <text:p>PB11</text:p>
          </table:table-cell>
          <table:table-cell table:formula="of:=[.AE29]&amp;IF(ISBLANK([.F29]);&quot;&quot;;&quot;/&quot;&amp;[.F29])" office:value-type="string" office:string-value="PB11" calcext:value-type="string">
            <text:p>PB11</text:p>
          </table:table-cell>
          <table:table-cell table:formula="of:=[.AF29]&amp;IF(ISBLANK([.G29]);&quot;&quot;;&quot;/&quot;&amp;[.G29])" office:value-type="string" office:string-value="PB11" calcext:value-type="string">
            <text:p>PB11</text:p>
          </table:table-cell>
          <table:table-cell table:formula="of:=[.AG29]&amp;IF(ISBLANK([.H29]);&quot;&quot;;&quot;/&quot;&amp;[.H29])" office:value-type="string" office:string-value="PB11" calcext:value-type="string">
            <text:p>PB11</text:p>
          </table:table-cell>
          <table:table-cell table:formula="of:=[.AH29]&amp;IF(ISBLANK([.I29]);&quot;&quot;;&quot;/&quot;&amp;[.I29])" office:value-type="string" office:string-value="PB11" calcext:value-type="string">
            <text:p>PB11</text:p>
          </table:table-cell>
          <table:table-cell table:formula="of:=[.AI29]&amp;IF(ISBLANK([.J29]);&quot;&quot;;&quot;/&quot;&amp;[.J29])" office:value-type="string" office:string-value="PB11" calcext:value-type="string">
            <text:p>PB11</text:p>
          </table:table-cell>
          <table:table-cell table:formula="of:=[.AJ29]&amp;IF(ISBLANK([.K29]);&quot;&quot;;&quot;/&quot;&amp;[.K29])" office:value-type="string" office:string-value="PB11/USART3_RX" calcext:value-type="string">
            <text:p>PB11/USART3_RX</text:p>
          </table:table-cell>
          <table:table-cell table:formula="of:=[.AK29]&amp;IF(ISBLANK([.L29]);&quot;&quot;;&quot;/&quot;&amp;[.L29])" office:value-type="string" office:string-value="PB11/USART3_RX/LPUART1_TX" calcext:value-type="string">
            <text:p>PB11/USART3_RX/LPUART1_TX</text:p>
          </table:table-cell>
          <table:table-cell table:formula="of:=[.AL29]&amp;IF(ISBLANK([.M29]);&quot;&quot;;&quot;/&quot;&amp;[.M29])" office:value-type="string" office:string-value="PB11/USART3_RX/LPUART1_TX" calcext:value-type="string">
            <text:p>PB11/USART3_RX/LPUART1_TX</text:p>
          </table:table-cell>
          <table:table-cell table:formula="of:=[.AM29]&amp;IF(ISBLANK([.N29]);&quot;&quot;;&quot;/&quot;&amp;[.N29])" office:value-type="string" office:string-value="PB11/USART3_RX/LPUART1_TX" calcext:value-type="string">
            <text:p>PB11/USART3_RX/LPUART1_TX</text:p>
          </table:table-cell>
          <table:table-cell table:formula="of:=[.AN29]&amp;IF(ISBLANK([.O29]);&quot;&quot;;&quot;/&quot;&amp;[.O29])" office:value-type="string" office:string-value="PB11/USART3_RX/LPUART1_TX" calcext:value-type="string">
            <text:p>PB11/USART3_RX/LPUART1_TX</text:p>
          </table:table-cell>
          <table:table-cell table:formula="of:=[.AO29]&amp;IF(ISBLANK([.P29]);&quot;&quot;;&quot;/&quot;&amp;[.P29])" office:value-type="string" office:string-value="PB11/USART3_RX/LPUART1_TX" calcext:value-type="string">
            <text:p>PB11/USART3_RX/LPUART1_TX</text:p>
          </table:table-cell>
          <table:table-cell table:formula="of:=[.AP29]&amp;IF(ISBLANK([.Q29]);&quot;&quot;;&quot;/&quot;&amp;[.Q29])" office:value-type="string" office:string-value="PB11/USART3_RX/LPUART1_TX" calcext:value-type="string">
            <text:p>PB11/USART3_RX/LPUART1_TX</text:p>
          </table:table-cell>
          <table:table-cell table:formula="of:=[.AQ29]&amp;IF(ISBLANK([.R29]);&quot;&quot;;&quot;/&quot;&amp;[.R29])" office:value-type="string" office:string-value="PB11/USART3_RX/LPUART1_TX" calcext:value-type="string">
            <text:p>PB11/USART3_RX/LPUART1_TX</text:p>
          </table:table-cell>
          <table:table-cell table:formula="of:=[.AR29]&amp;IF(ISBLANK([.S29]);&quot;&quot;;&quot;/&quot;&amp;[.S29])" office:value-type="string" office:string-value="PB11/USART3_RX/LPUART1_TX" calcext:value-type="string">
            <text:p>PB11/USART3_RX/LPUART1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2</text:p>
          </table:table-cell>
          <table:table-cell table:number-columns-repeated="6"/>
          <table:table-cell office:value-type="string" calcext:value-type="string">
            <text:p>SPI2_NSS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LPUART1_RTS_DE</text:p>
          </table:table-cell>
          <table:table-cell table:number-columns-repeated="5"/>
          <table:table-cell office:value-type="string" calcext:value-type="string">
            <text:p>TIM15_BKIN</text:p>
          </table:table-cell>
          <table:table-cell table:number-columns-repeated="9"/>
          <table:table-cell table:formula="of:=[.B30]" office:value-type="string" office:string-value="PB12" calcext:value-type="string">
            <text:p>PB12</text:p>
          </table:table-cell>
          <table:table-cell table:formula="of:=[.AB30]&amp;IF(ISBLANK([.C30]);&quot;&quot;;&quot;/&quot;&amp;[.C30])" office:value-type="string" office:string-value="PB12" calcext:value-type="string">
            <text:p>PB12</text:p>
          </table:table-cell>
          <table:table-cell table:formula="of:=[.AC30]&amp;IF(ISBLANK([.D30]);&quot;&quot;;&quot;/&quot;&amp;[.D30])" office:value-type="string" office:string-value="PB12" calcext:value-type="string">
            <text:p>PB12</text:p>
          </table:table-cell>
          <table:table-cell table:formula="of:=[.AD30]&amp;IF(ISBLANK([.E30]);&quot;&quot;;&quot;/&quot;&amp;[.E30])" office:value-type="string" office:string-value="PB12" calcext:value-type="string">
            <text:p>PB12</text:p>
          </table:table-cell>
          <table:table-cell table:formula="of:=[.AE30]&amp;IF(ISBLANK([.F30]);&quot;&quot;;&quot;/&quot;&amp;[.F30])" office:value-type="string" office:string-value="PB12" calcext:value-type="string">
            <text:p>PB12</text:p>
          </table:table-cell>
          <table:table-cell table:formula="of:=[.AF30]&amp;IF(ISBLANK([.G30]);&quot;&quot;;&quot;/&quot;&amp;[.G30])" office:value-type="string" office:string-value="PB12" calcext:value-type="string">
            <text:p>PB12</text:p>
          </table:table-cell>
          <table:table-cell table:formula="of:=[.AG30]&amp;IF(ISBLANK([.H30]);&quot;&quot;;&quot;/&quot;&amp;[.H30])" office:value-type="string" office:string-value="PB12" calcext:value-type="string">
            <text:p>PB12</text:p>
          </table:table-cell>
          <table:table-cell table:formula="of:=[.AH30]&amp;IF(ISBLANK([.I30]);&quot;&quot;;&quot;/&quot;&amp;[.I30])" office:value-type="string" office:string-value="PB12/SPI2_NSS" calcext:value-type="string">
            <text:p>PB12/SPI2_NSS</text:p>
          </table:table-cell>
          <table:table-cell table:formula="of:=[.AI30]&amp;IF(ISBLANK([.J30]);&quot;&quot;;&quot;/&quot;&amp;[.J30])" office:value-type="string" office:string-value="PB12/SPI2_NSS" calcext:value-type="string">
            <text:p>PB12/SPI2_NSS</text:p>
          </table:table-cell>
          <table:table-cell table:formula="of:=[.AJ30]&amp;IF(ISBLANK([.K30]);&quot;&quot;;&quot;/&quot;&amp;[.K30])" office:value-type="string" office:string-value="PB12/SPI2_NSS/USART3_CK" calcext:value-type="string">
            <text:p>PB12/SPI2_NSS/USART3_CK</text:p>
          </table:table-cell>
          <table:table-cell table:formula="of:=[.AK30]&amp;IF(ISBLANK([.L30]);&quot;&quot;;&quot;/&quot;&amp;[.L30])" office:value-type="string" office:string-value="PB12/SPI2_NSS/USART3_CK/LPUART1_RTS_DE" calcext:value-type="string">
            <text:p>PB12/SPI2_NSS/USART3_CK/LPUART1_RTS_DE</text:p>
          </table:table-cell>
          <table:table-cell table:formula="of:=[.AL30]&amp;IF(ISBLANK([.M30]);&quot;&quot;;&quot;/&quot;&amp;[.M30])" office:value-type="string" office:string-value="PB12/SPI2_NSS/USART3_CK/LPUART1_RTS_DE" calcext:value-type="string">
            <text:p>PB12/SPI2_NSS/USART3_CK/LPUART1_RTS_DE</text:p>
          </table:table-cell>
          <table:table-cell table:formula="of:=[.AM30]&amp;IF(ISBLANK([.N30]);&quot;&quot;;&quot;/&quot;&amp;[.N30])" office:value-type="string" office:string-value="PB12/SPI2_NSS/USART3_CK/LPUART1_RTS_DE" calcext:value-type="string">
            <text:p>PB12/SPI2_NSS/USART3_CK/LPUART1_RTS_DE</text:p>
          </table:table-cell>
          <table:table-cell table:formula="of:=[.AN30]&amp;IF(ISBLANK([.O30]);&quot;&quot;;&quot;/&quot;&amp;[.O30])" office:value-type="string" office:string-value="PB12/SPI2_NSS/USART3_CK/LPUART1_RTS_DE" calcext:value-type="string">
            <text:p>PB12/SPI2_NSS/USART3_CK/LPUART1_RTS_DE</text:p>
          </table:table-cell>
          <table:table-cell table:formula="of:=[.AO30]&amp;IF(ISBLANK([.P30]);&quot;&quot;;&quot;/&quot;&amp;[.P30])" office:value-type="string" office:string-value="PB12/SPI2_NSS/USART3_CK/LPUART1_RTS_DE" calcext:value-type="string">
            <text:p>PB12/SPI2_NSS/USART3_CK/LPUART1_RTS_DE</text:p>
          </table:table-cell>
          <table:table-cell table:formula="of:=[.AP30]&amp;IF(ISBLANK([.Q30]);&quot;&quot;;&quot;/&quot;&amp;[.Q30])" office:value-type="string" office:string-value="PB12/SPI2_NSS/USART3_CK/LPUART1_RTS_DE" calcext:value-type="string">
            <text:p>PB12/SPI2_NSS/USART3_CK/LPUART1_RTS_DE</text:p>
          </table:table-cell>
          <table:table-cell table:formula="of:=[.AQ30]&amp;IF(ISBLANK([.R30]);&quot;&quot;;&quot;/&quot;&amp;[.R30])" office:value-type="string" office:string-value="PB12/SPI2_NSS/USART3_CK/LPUART1_RTS_DE/TIM15_BKIN" calcext:value-type="string">
            <text:p>PB12/SPI2_NSS/USART3_CK/LPUART1_RTS_DE/TIM15_BKIN</text:p>
          </table:table-cell>
          <table:table-cell table:formula="of:=[.AR30]&amp;IF(ISBLANK([.S30]);&quot;&quot;;&quot;/&quot;&amp;[.S30])" office:value-type="string" office:string-value="PB12/SPI2_NSS/USART3_CK/LPUART1_RTS_DE/TIM15_BKIN" calcext:value-type="string">
            <text:p>PB12/SPI2_NSS/USART3_CK/LPUART1_RTS_DE/TIM15_BK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3</text:p>
          </table:table-cell>
          <table:table-cell table:number-columns-repeated="6"/>
          <table:table-cell office:value-type="string" calcext:value-type="string">
            <text:p>SPI2_SCK</text:p>
          </table:table-cell>
          <table:table-cell/>
          <table:table-cell office:value-type="string" calcext:value-type="string">
            <text:p>USART3_CTS</text:p>
          </table:table-cell>
          <table:table-cell office:value-type="string" calcext:value-type="string">
            <text:p>LPUART1_CTS</text:p>
          </table:table-cell>
          <table:table-cell table:number-columns-repeated="5"/>
          <table:table-cell office:value-type="string" calcext:value-type="string">
            <text:p>TIM15_CH1N</text:p>
          </table:table-cell>
          <table:table-cell table:number-columns-repeated="9"/>
          <table:table-cell table:formula="of:=[.B31]" office:value-type="string" office:string-value="PB13" calcext:value-type="string">
            <text:p>PB13</text:p>
          </table:table-cell>
          <table:table-cell table:formula="of:=[.AB31]&amp;IF(ISBLANK([.C31]);&quot;&quot;;&quot;/&quot;&amp;[.C31])" office:value-type="string" office:string-value="PB13" calcext:value-type="string">
            <text:p>PB13</text:p>
          </table:table-cell>
          <table:table-cell table:formula="of:=[.AC31]&amp;IF(ISBLANK([.D31]);&quot;&quot;;&quot;/&quot;&amp;[.D31])" office:value-type="string" office:string-value="PB13" calcext:value-type="string">
            <text:p>PB13</text:p>
          </table:table-cell>
          <table:table-cell table:formula="of:=[.AD31]&amp;IF(ISBLANK([.E31]);&quot;&quot;;&quot;/&quot;&amp;[.E31])" office:value-type="string" office:string-value="PB13" calcext:value-type="string">
            <text:p>PB13</text:p>
          </table:table-cell>
          <table:table-cell table:formula="of:=[.AE31]&amp;IF(ISBLANK([.F31]);&quot;&quot;;&quot;/&quot;&amp;[.F31])" office:value-type="string" office:string-value="PB13" calcext:value-type="string">
            <text:p>PB13</text:p>
          </table:table-cell>
          <table:table-cell table:formula="of:=[.AF31]&amp;IF(ISBLANK([.G31]);&quot;&quot;;&quot;/&quot;&amp;[.G31])" office:value-type="string" office:string-value="PB13" calcext:value-type="string">
            <text:p>PB13</text:p>
          </table:table-cell>
          <table:table-cell table:formula="of:=[.AG31]&amp;IF(ISBLANK([.H31]);&quot;&quot;;&quot;/&quot;&amp;[.H31])" office:value-type="string" office:string-value="PB13" calcext:value-type="string">
            <text:p>PB13</text:p>
          </table:table-cell>
          <table:table-cell table:formula="of:=[.AH31]&amp;IF(ISBLANK([.I31]);&quot;&quot;;&quot;/&quot;&amp;[.I31])" office:value-type="string" office:string-value="PB13/SPI2_SCK" calcext:value-type="string">
            <text:p>PB13/SPI2_SCK</text:p>
          </table:table-cell>
          <table:table-cell table:formula="of:=[.AI31]&amp;IF(ISBLANK([.J31]);&quot;&quot;;&quot;/&quot;&amp;[.J31])" office:value-type="string" office:string-value="PB13/SPI2_SCK" calcext:value-type="string">
            <text:p>PB13/SPI2_SCK</text:p>
          </table:table-cell>
          <table:table-cell table:formula="of:=[.AJ31]&amp;IF(ISBLANK([.K31]);&quot;&quot;;&quot;/&quot;&amp;[.K31])" office:value-type="string" office:string-value="PB13/SPI2_SCK/USART3_CTS" calcext:value-type="string">
            <text:p>PB13/SPI2_SCK/USART3_CTS</text:p>
          </table:table-cell>
          <table:table-cell table:formula="of:=[.AK31]&amp;IF(ISBLANK([.L31]);&quot;&quot;;&quot;/&quot;&amp;[.L31])" office:value-type="string" office:string-value="PB13/SPI2_SCK/USART3_CTS/LPUART1_CTS" calcext:value-type="string">
            <text:p>PB13/SPI2_SCK/USART3_CTS/LPUART1_CTS</text:p>
          </table:table-cell>
          <table:table-cell table:formula="of:=[.AL31]&amp;IF(ISBLANK([.M31]);&quot;&quot;;&quot;/&quot;&amp;[.M31])" office:value-type="string" office:string-value="PB13/SPI2_SCK/USART3_CTS/LPUART1_CTS" calcext:value-type="string">
            <text:p>PB13/SPI2_SCK/USART3_CTS/LPUART1_CTS</text:p>
          </table:table-cell>
          <table:table-cell table:formula="of:=[.AM31]&amp;IF(ISBLANK([.N31]);&quot;&quot;;&quot;/&quot;&amp;[.N31])" office:value-type="string" office:string-value="PB13/SPI2_SCK/USART3_CTS/LPUART1_CTS" calcext:value-type="string">
            <text:p>PB13/SPI2_SCK/USART3_CTS/LPUART1_CTS</text:p>
          </table:table-cell>
          <table:table-cell table:formula="of:=[.AN31]&amp;IF(ISBLANK([.O31]);&quot;&quot;;&quot;/&quot;&amp;[.O31])" office:value-type="string" office:string-value="PB13/SPI2_SCK/USART3_CTS/LPUART1_CTS" calcext:value-type="string">
            <text:p>PB13/SPI2_SCK/USART3_CTS/LPUART1_CTS</text:p>
          </table:table-cell>
          <table:table-cell table:formula="of:=[.AO31]&amp;IF(ISBLANK([.P31]);&quot;&quot;;&quot;/&quot;&amp;[.P31])" office:value-type="string" office:string-value="PB13/SPI2_SCK/USART3_CTS/LPUART1_CTS" calcext:value-type="string">
            <text:p>PB13/SPI2_SCK/USART3_CTS/LPUART1_CTS</text:p>
          </table:table-cell>
          <table:table-cell table:formula="of:=[.AP31]&amp;IF(ISBLANK([.Q31]);&quot;&quot;;&quot;/&quot;&amp;[.Q31])" office:value-type="string" office:string-value="PB13/SPI2_SCK/USART3_CTS/LPUART1_CTS" calcext:value-type="string">
            <text:p>PB13/SPI2_SCK/USART3_CTS/LPUART1_CTS</text:p>
          </table:table-cell>
          <table:table-cell table:formula="of:=[.AQ31]&amp;IF(ISBLANK([.R31]);&quot;&quot;;&quot;/&quot;&amp;[.R31])" office:value-type="string" office:string-value="PB13/SPI2_SCK/USART3_CTS/LPUART1_CTS/TIM15_CH1N" calcext:value-type="string">
            <text:p>PB13/SPI2_SCK/USART3_CTS/LPUART1_CTS/TIM15_CH1N</text:p>
          </table:table-cell>
          <table:table-cell table:formula="of:=[.AR31]&amp;IF(ISBLANK([.S31]);&quot;&quot;;&quot;/&quot;&amp;[.S31])" office:value-type="string" office:string-value="PB13/SPI2_SCK/USART3_CTS/LPUART1_CTS/TIM15_CH1N" calcext:value-type="string">
            <text:p>PB13/SPI2_SCK/USART3_CTS/LPUART1_CTS/TIM15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4</text:p>
          </table:table-cell>
          <table:table-cell table:number-columns-repeated="6"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USART3_RTS_DE</text:p>
          </table:table-cell>
          <table:table-cell table:number-columns-repeated="6"/>
          <table:table-cell office:value-type="string" calcext:value-type="string">
            <text:p>TIM15_CH1</text:p>
          </table:table-cell>
          <table:table-cell table:number-columns-repeated="9"/>
          <table:table-cell table:formula="of:=[.B32]" office:value-type="string" office:string-value="PB14" calcext:value-type="string">
            <text:p>PB14</text:p>
          </table:table-cell>
          <table:table-cell table:formula="of:=[.AB32]&amp;IF(ISBLANK([.C32]);&quot;&quot;;&quot;/&quot;&amp;[.C32])" office:value-type="string" office:string-value="PB14" calcext:value-type="string">
            <text:p>PB14</text:p>
          </table:table-cell>
          <table:table-cell table:formula="of:=[.AC32]&amp;IF(ISBLANK([.D32]);&quot;&quot;;&quot;/&quot;&amp;[.D32])" office:value-type="string" office:string-value="PB14" calcext:value-type="string">
            <text:p>PB14</text:p>
          </table:table-cell>
          <table:table-cell table:formula="of:=[.AD32]&amp;IF(ISBLANK([.E32]);&quot;&quot;;&quot;/&quot;&amp;[.E32])" office:value-type="string" office:string-value="PB14" calcext:value-type="string">
            <text:p>PB14</text:p>
          </table:table-cell>
          <table:table-cell table:formula="of:=[.AE32]&amp;IF(ISBLANK([.F32]);&quot;&quot;;&quot;/&quot;&amp;[.F32])" office:value-type="string" office:string-value="PB14" calcext:value-type="string">
            <text:p>PB14</text:p>
          </table:table-cell>
          <table:table-cell table:formula="of:=[.AF32]&amp;IF(ISBLANK([.G32]);&quot;&quot;;&quot;/&quot;&amp;[.G32])" office:value-type="string" office:string-value="PB14" calcext:value-type="string">
            <text:p>PB14</text:p>
          </table:table-cell>
          <table:table-cell table:formula="of:=[.AG32]&amp;IF(ISBLANK([.H32]);&quot;&quot;;&quot;/&quot;&amp;[.H32])" office:value-type="string" office:string-value="PB14" calcext:value-type="string">
            <text:p>PB14</text:p>
          </table:table-cell>
          <table:table-cell table:formula="of:=[.AH32]&amp;IF(ISBLANK([.I32]);&quot;&quot;;&quot;/&quot;&amp;[.I32])" office:value-type="string" office:string-value="PB14/SPI2_MISO" calcext:value-type="string">
            <text:p>PB14/SPI2_MISO</text:p>
          </table:table-cell>
          <table:table-cell table:formula="of:=[.AI32]&amp;IF(ISBLANK([.J32]);&quot;&quot;;&quot;/&quot;&amp;[.J32])" office:value-type="string" office:string-value="PB14/SPI2_MISO" calcext:value-type="string">
            <text:p>PB14/SPI2_MISO</text:p>
          </table:table-cell>
          <table:table-cell table:formula="of:=[.AJ32]&amp;IF(ISBLANK([.K32]);&quot;&quot;;&quot;/&quot;&amp;[.K32])" office:value-type="string" office:string-value="PB14/SPI2_MISO/USART3_RTS_DE" calcext:value-type="string">
            <text:p>PB14/SPI2_MISO/USART3_RTS_DE</text:p>
          </table:table-cell>
          <table:table-cell table:formula="of:=[.AK32]&amp;IF(ISBLANK([.L32]);&quot;&quot;;&quot;/&quot;&amp;[.L32])" office:value-type="string" office:string-value="PB14/SPI2_MISO/USART3_RTS_DE" calcext:value-type="string">
            <text:p>PB14/SPI2_MISO/USART3_RTS_DE</text:p>
          </table:table-cell>
          <table:table-cell table:formula="of:=[.AL32]&amp;IF(ISBLANK([.M32]);&quot;&quot;;&quot;/&quot;&amp;[.M32])" office:value-type="string" office:string-value="PB14/SPI2_MISO/USART3_RTS_DE" calcext:value-type="string">
            <text:p>PB14/SPI2_MISO/USART3_RTS_DE</text:p>
          </table:table-cell>
          <table:table-cell table:formula="of:=[.AM32]&amp;IF(ISBLANK([.N32]);&quot;&quot;;&quot;/&quot;&amp;[.N32])" office:value-type="string" office:string-value="PB14/SPI2_MISO/USART3_RTS_DE" calcext:value-type="string">
            <text:p>PB14/SPI2_MISO/USART3_RTS_DE</text:p>
          </table:table-cell>
          <table:table-cell table:formula="of:=[.AN32]&amp;IF(ISBLANK([.O32]);&quot;&quot;;&quot;/&quot;&amp;[.O32])" office:value-type="string" office:string-value="PB14/SPI2_MISO/USART3_RTS_DE" calcext:value-type="string">
            <text:p>PB14/SPI2_MISO/USART3_RTS_DE</text:p>
          </table:table-cell>
          <table:table-cell table:formula="of:=[.AO32]&amp;IF(ISBLANK([.P32]);&quot;&quot;;&quot;/&quot;&amp;[.P32])" office:value-type="string" office:string-value="PB14/SPI2_MISO/USART3_RTS_DE" calcext:value-type="string">
            <text:p>PB14/SPI2_MISO/USART3_RTS_DE</text:p>
          </table:table-cell>
          <table:table-cell table:formula="of:=[.AP32]&amp;IF(ISBLANK([.Q32]);&quot;&quot;;&quot;/&quot;&amp;[.Q32])" office:value-type="string" office:string-value="PB14/SPI2_MISO/USART3_RTS_DE" calcext:value-type="string">
            <text:p>PB14/SPI2_MISO/USART3_RTS_DE</text:p>
          </table:table-cell>
          <table:table-cell table:formula="of:=[.AQ32]&amp;IF(ISBLANK([.R32]);&quot;&quot;;&quot;/&quot;&amp;[.R32])" office:value-type="string" office:string-value="PB14/SPI2_MISO/USART3_RTS_DE/TIM15_CH1" calcext:value-type="string">
            <text:p>PB14/SPI2_MISO/USART3_RTS_DE/TIM15_CH1</text:p>
          </table:table-cell>
          <table:table-cell table:formula="of:=[.AR32]&amp;IF(ISBLANK([.S32]);&quot;&quot;;&quot;/&quot;&amp;[.S32])" office:value-type="string" office:string-value="PB14/SPI2_MISO/USART3_RTS_DE/TIM15_CH1" calcext:value-type="string">
            <text:p>PB14/SPI2_MISO/USART3_RTS_DE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table:number-columns-repeated="4"/>
          <table:table-cell office:value-type="string" calcext:value-type="string">
            <text:p>SPI2_MOSI</text:p>
          </table:table-cell>
          <table:table-cell table:number-columns-repeated="8"/>
          <table:table-cell office:value-type="string" calcext:value-type="string">
            <text:p>TIM15_CH2</text:p>
          </table:table-cell>
          <table:table-cell table:number-columns-repeated="9"/>
          <table:table-cell table:formula="of:=[.B33]" office:value-type="string" office:string-value="PB15" calcext:value-type="string">
            <text:p>PB15</text:p>
          </table:table-cell>
          <table:table-cell table:formula="of:=[.AB33]&amp;IF(ISBLANK([.C33]);&quot;&quot;;&quot;/&quot;&amp;[.C33])" office:value-type="string" office:string-value="PB15" calcext:value-type="string">
            <text:p>PB15</text:p>
          </table:table-cell>
          <table:table-cell table:formula="of:=[.AC33]&amp;IF(ISBLANK([.D33]);&quot;&quot;;&quot;/&quot;&amp;[.D33])" office:value-type="string" office:string-value="PB15/RTC_REFIN" calcext:value-type="string">
            <text:p>PB15/RTC_REFIN</text:p>
          </table:table-cell>
          <table:table-cell table:formula="of:=[.AD33]&amp;IF(ISBLANK([.E33]);&quot;&quot;;&quot;/&quot;&amp;[.E33])" office:value-type="string" office:string-value="PB15/RTC_REFIN" calcext:value-type="string">
            <text:p>PB15/RTC_REFIN</text:p>
          </table:table-cell>
          <table:table-cell table:formula="of:=[.AE33]&amp;IF(ISBLANK([.F33]);&quot;&quot;;&quot;/&quot;&amp;[.F33])" office:value-type="string" office:string-value="PB15/RTC_REFIN" calcext:value-type="string">
            <text:p>PB15/RTC_REFIN</text:p>
          </table:table-cell>
          <table:table-cell table:formula="of:=[.AF33]&amp;IF(ISBLANK([.G33]);&quot;&quot;;&quot;/&quot;&amp;[.G33])" office:value-type="string" office:string-value="PB15/RTC_REFIN" calcext:value-type="string">
            <text:p>PB15/RTC_REFIN</text:p>
          </table:table-cell>
          <table:table-cell table:formula="of:=[.AG33]&amp;IF(ISBLANK([.H33]);&quot;&quot;;&quot;/&quot;&amp;[.H33])" office:value-type="string" office:string-value="PB15/RTC_REFIN" calcext:value-type="string">
            <text:p>PB15/RTC_REFIN</text:p>
          </table:table-cell>
          <table:table-cell table:formula="of:=[.AH33]&amp;IF(ISBLANK([.I33]);&quot;&quot;;&quot;/&quot;&amp;[.I33])" office:value-type="string" office:string-value="PB15/RTC_REFIN/SPI2_MOSI" calcext:value-type="string">
            <text:p>PB15/RTC_REFIN/SPI2_MOSI</text:p>
          </table:table-cell>
          <table:table-cell table:formula="of:=[.AI33]&amp;IF(ISBLANK([.J33]);&quot;&quot;;&quot;/&quot;&amp;[.J33])" office:value-type="string" office:string-value="PB15/RTC_REFIN/SPI2_MOSI" calcext:value-type="string">
            <text:p>PB15/RTC_REFIN/SPI2_MOSI</text:p>
          </table:table-cell>
          <table:table-cell table:formula="of:=[.AJ33]&amp;IF(ISBLANK([.K33]);&quot;&quot;;&quot;/&quot;&amp;[.K33])" office:value-type="string" office:string-value="PB15/RTC_REFIN/SPI2_MOSI" calcext:value-type="string">
            <text:p>PB15/RTC_REFIN/SPI2_MOSI</text:p>
          </table:table-cell>
          <table:table-cell table:formula="of:=[.AK33]&amp;IF(ISBLANK([.L33]);&quot;&quot;;&quot;/&quot;&amp;[.L33])" office:value-type="string" office:string-value="PB15/RTC_REFIN/SPI2_MOSI" calcext:value-type="string">
            <text:p>PB15/RTC_REFIN/SPI2_MOSI</text:p>
          </table:table-cell>
          <table:table-cell table:formula="of:=[.AL33]&amp;IF(ISBLANK([.M33]);&quot;&quot;;&quot;/&quot;&amp;[.M33])" office:value-type="string" office:string-value="PB15/RTC_REFIN/SPI2_MOSI" calcext:value-type="string">
            <text:p>PB15/RTC_REFIN/SPI2_MOSI</text:p>
          </table:table-cell>
          <table:table-cell table:formula="of:=[.AM33]&amp;IF(ISBLANK([.N33]);&quot;&quot;;&quot;/&quot;&amp;[.N33])" office:value-type="string" office:string-value="PB15/RTC_REFIN/SPI2_MOSI" calcext:value-type="string">
            <text:p>PB15/RTC_REFIN/SPI2_MOSI</text:p>
          </table:table-cell>
          <table:table-cell table:formula="of:=[.AN33]&amp;IF(ISBLANK([.O33]);&quot;&quot;;&quot;/&quot;&amp;[.O33])" office:value-type="string" office:string-value="PB15/RTC_REFIN/SPI2_MOSI" calcext:value-type="string">
            <text:p>PB15/RTC_REFIN/SPI2_MOSI</text:p>
          </table:table-cell>
          <table:table-cell table:formula="of:=[.AO33]&amp;IF(ISBLANK([.P33]);&quot;&quot;;&quot;/&quot;&amp;[.P33])" office:value-type="string" office:string-value="PB15/RTC_REFIN/SPI2_MOSI" calcext:value-type="string">
            <text:p>PB15/RTC_REFIN/SPI2_MOSI</text:p>
          </table:table-cell>
          <table:table-cell table:formula="of:=[.AP33]&amp;IF(ISBLANK([.Q33]);&quot;&quot;;&quot;/&quot;&amp;[.Q33])" office:value-type="string" office:string-value="PB15/RTC_REFIN/SPI2_MOSI" calcext:value-type="string">
            <text:p>PB15/RTC_REFIN/SPI2_MOSI</text:p>
          </table:table-cell>
          <table:table-cell table:formula="of:=[.AQ33]&amp;IF(ISBLANK([.R33]);&quot;&quot;;&quot;/&quot;&amp;[.R33])" office:value-type="string" office:string-value="PB15/RTC_REFIN/SPI2_MOSI/TIM15_CH2" calcext:value-type="string">
            <text:p>PB15/RTC_REFIN/SPI2_MOSI/TIM15_CH2</text:p>
          </table:table-cell>
          <table:table-cell table:formula="of:=[.AR33]&amp;IF(ISBLANK([.S33]);&quot;&quot;;&quot;/&quot;&amp;[.S33])" office:value-type="string" office:string-value="PB15/RTC_REFIN/SPI2_MOSI/TIM15_CH2" calcext:value-type="string">
            <text:p>PB15/RTC_REFIN/SPI2_MOSI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</text:p>
          </table:table-cell>
          <table:table-cell table:number-columns-repeated="8"/>
          <table:table-cell office:value-type="string" calcext:value-type="string">
            <text:p>LPUART1_RX</text:p>
          </table:table-cell>
          <table:table-cell table:number-columns-repeated="5"/>
          <table:table-cell office:value-type="string" calcext:value-type="string">
            <text:p>LPTIM2_IN1</text:p>
          </table:table-cell>
          <table:table-cell table:number-columns-repeated="9"/>
          <table:table-cell table:formula="of:=[.B34]" office:value-type="string" office:string-value="PC0" calcext:value-type="string">
            <text:p>PC0</text:p>
          </table:table-cell>
          <table:table-cell table:formula="of:=[.AB34]&amp;IF(ISBLANK([.C34]);&quot;&quot;;&quot;/&quot;&amp;[.C34])" office:value-type="string" office:string-value="PC0/ADC123_IN1" calcext:value-type="string">
            <text:p>PC0/ADC123_IN1</text:p>
          </table:table-cell>
          <table:table-cell table:formula="of:=[.AC34]&amp;IF(ISBLANK([.D34]);&quot;&quot;;&quot;/&quot;&amp;[.D34])" office:value-type="string" office:string-value="PC0/ADC123_IN1" calcext:value-type="string">
            <text:p>PC0/ADC123_IN1</text:p>
          </table:table-cell>
          <table:table-cell table:formula="of:=[.AD34]&amp;IF(ISBLANK([.E34]);&quot;&quot;;&quot;/&quot;&amp;[.E34])" office:value-type="string" office:string-value="PC0/ADC123_IN1" calcext:value-type="string">
            <text:p>PC0/ADC123_IN1</text:p>
          </table:table-cell>
          <table:table-cell table:formula="of:=[.AE34]&amp;IF(ISBLANK([.F34]);&quot;&quot;;&quot;/&quot;&amp;[.F34])" office:value-type="string" office:string-value="PC0/ADC123_IN1" calcext:value-type="string">
            <text:p>PC0/ADC123_IN1</text:p>
          </table:table-cell>
          <table:table-cell table:formula="of:=[.AF34]&amp;IF(ISBLANK([.G34]);&quot;&quot;;&quot;/&quot;&amp;[.G34])" office:value-type="string" office:string-value="PC0/ADC123_IN1" calcext:value-type="string">
            <text:p>PC0/ADC123_IN1</text:p>
          </table:table-cell>
          <table:table-cell table:formula="of:=[.AG34]&amp;IF(ISBLANK([.H34]);&quot;&quot;;&quot;/&quot;&amp;[.H34])" office:value-type="string" office:string-value="PC0/ADC123_IN1" calcext:value-type="string">
            <text:p>PC0/ADC123_IN1</text:p>
          </table:table-cell>
          <table:table-cell table:formula="of:=[.AH34]&amp;IF(ISBLANK([.I34]);&quot;&quot;;&quot;/&quot;&amp;[.I34])" office:value-type="string" office:string-value="PC0/ADC123_IN1" calcext:value-type="string">
            <text:p>PC0/ADC123_IN1</text:p>
          </table:table-cell>
          <table:table-cell table:formula="of:=[.AI34]&amp;IF(ISBLANK([.J34]);&quot;&quot;;&quot;/&quot;&amp;[.J34])" office:value-type="string" office:string-value="PC0/ADC123_IN1" calcext:value-type="string">
            <text:p>PC0/ADC123_IN1</text:p>
          </table:table-cell>
          <table:table-cell table:formula="of:=[.AJ34]&amp;IF(ISBLANK([.K34]);&quot;&quot;;&quot;/&quot;&amp;[.K34])" office:value-type="string" office:string-value="PC0/ADC123_IN1" calcext:value-type="string">
            <text:p>PC0/ADC123_IN1</text:p>
          </table:table-cell>
          <table:table-cell table:formula="of:=[.AK34]&amp;IF(ISBLANK([.L34]);&quot;&quot;;&quot;/&quot;&amp;[.L34])" office:value-type="string" office:string-value="PC0/ADC123_IN1/LPUART1_RX" calcext:value-type="string">
            <text:p>PC0/ADC123_IN1/LPUART1_RX</text:p>
          </table:table-cell>
          <table:table-cell table:formula="of:=[.AL34]&amp;IF(ISBLANK([.M34]);&quot;&quot;;&quot;/&quot;&amp;[.M34])" office:value-type="string" office:string-value="PC0/ADC123_IN1/LPUART1_RX" calcext:value-type="string">
            <text:p>PC0/ADC123_IN1/LPUART1_RX</text:p>
          </table:table-cell>
          <table:table-cell table:formula="of:=[.AM34]&amp;IF(ISBLANK([.N34]);&quot;&quot;;&quot;/&quot;&amp;[.N34])" office:value-type="string" office:string-value="PC0/ADC123_IN1/LPUART1_RX" calcext:value-type="string">
            <text:p>PC0/ADC123_IN1/LPUART1_RX</text:p>
          </table:table-cell>
          <table:table-cell table:formula="of:=[.AN34]&amp;IF(ISBLANK([.O34]);&quot;&quot;;&quot;/&quot;&amp;[.O34])" office:value-type="string" office:string-value="PC0/ADC123_IN1/LPUART1_RX" calcext:value-type="string">
            <text:p>PC0/ADC123_IN1/LPUART1_RX</text:p>
          </table:table-cell>
          <table:table-cell table:formula="of:=[.AO34]&amp;IF(ISBLANK([.P34]);&quot;&quot;;&quot;/&quot;&amp;[.P34])" office:value-type="string" office:string-value="PC0/ADC123_IN1/LPUART1_RX" calcext:value-type="string">
            <text:p>PC0/ADC123_IN1/LPUART1_RX</text:p>
          </table:table-cell>
          <table:table-cell table:formula="of:=[.AP34]&amp;IF(ISBLANK([.Q34]);&quot;&quot;;&quot;/&quot;&amp;[.Q34])" office:value-type="string" office:string-value="PC0/ADC123_IN1/LPUART1_RX" calcext:value-type="string">
            <text:p>PC0/ADC123_IN1/LPUART1_RX</text:p>
          </table:table-cell>
          <table:table-cell table:formula="of:=[.AQ34]&amp;IF(ISBLANK([.R34]);&quot;&quot;;&quot;/&quot;&amp;[.R34])" office:value-type="string" office:string-value="PC0/ADC123_IN1/LPUART1_RX/LPTIM2_IN1" calcext:value-type="string">
            <text:p>PC0/ADC123_IN1/LPUART1_RX/LPTIM2_IN1</text:p>
          </table:table-cell>
          <table:table-cell table:formula="of:=[.AR34]&amp;IF(ISBLANK([.S34]);&quot;&quot;;&quot;/&quot;&amp;[.S34])" office:value-type="string" office:string-value="PC0/ADC123_IN1/LPUART1_RX/LPTIM2_IN1" calcext:value-type="string">
            <text:p>PC0/ADC123_IN1/LPUART1_RX/LPTIM2_IN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2</text:p>
          </table:table-cell>
          <table:table-cell table:number-columns-repeated="8"/>
          <table:table-cell office:value-type="string" calcext:value-type="string">
            <text:p>LPUART1_TX</text:p>
          </table:table-cell>
          <table:table-cell table:number-columns-repeated="15"/>
          <table:table-cell table:formula="of:=[.B35]" office:value-type="string" office:string-value="PC1" calcext:value-type="string">
            <text:p>PC1</text:p>
          </table:table-cell>
          <table:table-cell table:formula="of:=[.AB35]&amp;IF(ISBLANK([.C35]);&quot;&quot;;&quot;/&quot;&amp;[.C35])" office:value-type="string" office:string-value="PC1/ADC123_IN2" calcext:value-type="string">
            <text:p>PC1/ADC123_IN2</text:p>
          </table:table-cell>
          <table:table-cell table:formula="of:=[.AC35]&amp;IF(ISBLANK([.D35]);&quot;&quot;;&quot;/&quot;&amp;[.D35])" office:value-type="string" office:string-value="PC1/ADC123_IN2" calcext:value-type="string">
            <text:p>PC1/ADC123_IN2</text:p>
          </table:table-cell>
          <table:table-cell table:formula="of:=[.AD35]&amp;IF(ISBLANK([.E35]);&quot;&quot;;&quot;/&quot;&amp;[.E35])" office:value-type="string" office:string-value="PC1/ADC123_IN2" calcext:value-type="string">
            <text:p>PC1/ADC123_IN2</text:p>
          </table:table-cell>
          <table:table-cell table:formula="of:=[.AE35]&amp;IF(ISBLANK([.F35]);&quot;&quot;;&quot;/&quot;&amp;[.F35])" office:value-type="string" office:string-value="PC1/ADC123_IN2" calcext:value-type="string">
            <text:p>PC1/ADC123_IN2</text:p>
          </table:table-cell>
          <table:table-cell table:formula="of:=[.AF35]&amp;IF(ISBLANK([.G35]);&quot;&quot;;&quot;/&quot;&amp;[.G35])" office:value-type="string" office:string-value="PC1/ADC123_IN2" calcext:value-type="string">
            <text:p>PC1/ADC123_IN2</text:p>
          </table:table-cell>
          <table:table-cell table:formula="of:=[.AG35]&amp;IF(ISBLANK([.H35]);&quot;&quot;;&quot;/&quot;&amp;[.H35])" office:value-type="string" office:string-value="PC1/ADC123_IN2" calcext:value-type="string">
            <text:p>PC1/ADC123_IN2</text:p>
          </table:table-cell>
          <table:table-cell table:formula="of:=[.AH35]&amp;IF(ISBLANK([.I35]);&quot;&quot;;&quot;/&quot;&amp;[.I35])" office:value-type="string" office:string-value="PC1/ADC123_IN2" calcext:value-type="string">
            <text:p>PC1/ADC123_IN2</text:p>
          </table:table-cell>
          <table:table-cell table:formula="of:=[.AI35]&amp;IF(ISBLANK([.J35]);&quot;&quot;;&quot;/&quot;&amp;[.J35])" office:value-type="string" office:string-value="PC1/ADC123_IN2" calcext:value-type="string">
            <text:p>PC1/ADC123_IN2</text:p>
          </table:table-cell>
          <table:table-cell table:formula="of:=[.AJ35]&amp;IF(ISBLANK([.K35]);&quot;&quot;;&quot;/&quot;&amp;[.K35])" office:value-type="string" office:string-value="PC1/ADC123_IN2" calcext:value-type="string">
            <text:p>PC1/ADC123_IN2</text:p>
          </table:table-cell>
          <table:table-cell table:formula="of:=[.AK35]&amp;IF(ISBLANK([.L35]);&quot;&quot;;&quot;/&quot;&amp;[.L35])" office:value-type="string" office:string-value="PC1/ADC123_IN2/LPUART1_TX" calcext:value-type="string">
            <text:p>PC1/ADC123_IN2/LPUART1_TX</text:p>
          </table:table-cell>
          <table:table-cell table:formula="of:=[.AL35]&amp;IF(ISBLANK([.M35]);&quot;&quot;;&quot;/&quot;&amp;[.M35])" office:value-type="string" office:string-value="PC1/ADC123_IN2/LPUART1_TX" calcext:value-type="string">
            <text:p>PC1/ADC123_IN2/LPUART1_TX</text:p>
          </table:table-cell>
          <table:table-cell table:formula="of:=[.AM35]&amp;IF(ISBLANK([.N35]);&quot;&quot;;&quot;/&quot;&amp;[.N35])" office:value-type="string" office:string-value="PC1/ADC123_IN2/LPUART1_TX" calcext:value-type="string">
            <text:p>PC1/ADC123_IN2/LPUART1_TX</text:p>
          </table:table-cell>
          <table:table-cell table:formula="of:=[.AN35]&amp;IF(ISBLANK([.O35]);&quot;&quot;;&quot;/&quot;&amp;[.O35])" office:value-type="string" office:string-value="PC1/ADC123_IN2/LPUART1_TX" calcext:value-type="string">
            <text:p>PC1/ADC123_IN2/LPUART1_TX</text:p>
          </table:table-cell>
          <table:table-cell table:formula="of:=[.AO35]&amp;IF(ISBLANK([.P35]);&quot;&quot;;&quot;/&quot;&amp;[.P35])" office:value-type="string" office:string-value="PC1/ADC123_IN2/LPUART1_TX" calcext:value-type="string">
            <text:p>PC1/ADC123_IN2/LPUART1_TX</text:p>
          </table:table-cell>
          <table:table-cell table:formula="of:=[.AP35]&amp;IF(ISBLANK([.Q35]);&quot;&quot;;&quot;/&quot;&amp;[.Q35])" office:value-type="string" office:string-value="PC1/ADC123_IN2/LPUART1_TX" calcext:value-type="string">
            <text:p>PC1/ADC123_IN2/LPUART1_TX</text:p>
          </table:table-cell>
          <table:table-cell table:formula="of:=[.AQ35]&amp;IF(ISBLANK([.R35]);&quot;&quot;;&quot;/&quot;&amp;[.R35])" office:value-type="string" office:string-value="PC1/ADC123_IN2/LPUART1_TX" calcext:value-type="string">
            <text:p>PC1/ADC123_IN2/LPUART1_TX</text:p>
          </table:table-cell>
          <table:table-cell table:formula="of:=[.AR35]&amp;IF(ISBLANK([.S35]);&quot;&quot;;&quot;/&quot;&amp;[.S35])" office:value-type="string" office:string-value="PC1/ADC123_IN2/LPUART1_TX" calcext:value-type="string">
            <text:p>PC1/ADC123_IN2/LPUART1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3</text:p>
          </table:table-cell>
          <table:table-cell table:number-columns-repeated="5"/>
          <table:table-cell office:value-type="string" calcext:value-type="string">
            <text:p>SPI2_MISO</text:p>
          </table:table-cell>
          <table:table-cell table:number-columns-repeated="18"/>
          <table:table-cell table:formula="of:=[.B36]" office:value-type="string" office:string-value="PC2" calcext:value-type="string">
            <text:p>PC2</text:p>
          </table:table-cell>
          <table:table-cell table:formula="of:=[.AB36]&amp;IF(ISBLANK([.C36]);&quot;&quot;;&quot;/&quot;&amp;[.C36])" office:value-type="string" office:string-value="PC2/ADC123_IN3" calcext:value-type="string">
            <text:p>PC2/ADC123_IN3</text:p>
          </table:table-cell>
          <table:table-cell table:formula="of:=[.AC36]&amp;IF(ISBLANK([.D36]);&quot;&quot;;&quot;/&quot;&amp;[.D36])" office:value-type="string" office:string-value="PC2/ADC123_IN3" calcext:value-type="string">
            <text:p>PC2/ADC123_IN3</text:p>
          </table:table-cell>
          <table:table-cell table:formula="of:=[.AD36]&amp;IF(ISBLANK([.E36]);&quot;&quot;;&quot;/&quot;&amp;[.E36])" office:value-type="string" office:string-value="PC2/ADC123_IN3" calcext:value-type="string">
            <text:p>PC2/ADC123_IN3</text:p>
          </table:table-cell>
          <table:table-cell table:formula="of:=[.AE36]&amp;IF(ISBLANK([.F36]);&quot;&quot;;&quot;/&quot;&amp;[.F36])" office:value-type="string" office:string-value="PC2/ADC123_IN3" calcext:value-type="string">
            <text:p>PC2/ADC123_IN3</text:p>
          </table:table-cell>
          <table:table-cell table:formula="of:=[.AF36]&amp;IF(ISBLANK([.G36]);&quot;&quot;;&quot;/&quot;&amp;[.G36])" office:value-type="string" office:string-value="PC2/ADC123_IN3" calcext:value-type="string">
            <text:p>PC2/ADC123_IN3</text:p>
          </table:table-cell>
          <table:table-cell table:formula="of:=[.AG36]&amp;IF(ISBLANK([.H36]);&quot;&quot;;&quot;/&quot;&amp;[.H36])" office:value-type="string" office:string-value="PC2/ADC123_IN3" calcext:value-type="string">
            <text:p>PC2/ADC123_IN3</text:p>
          </table:table-cell>
          <table:table-cell table:formula="of:=[.AH36]&amp;IF(ISBLANK([.I36]);&quot;&quot;;&quot;/&quot;&amp;[.I36])" office:value-type="string" office:string-value="PC2/ADC123_IN3/SPI2_MISO" calcext:value-type="string">
            <text:p>PC2/ADC123_IN3/SPI2_MISO</text:p>
          </table:table-cell>
          <table:table-cell table:formula="of:=[.AI36]&amp;IF(ISBLANK([.J36]);&quot;&quot;;&quot;/&quot;&amp;[.J36])" office:value-type="string" office:string-value="PC2/ADC123_IN3/SPI2_MISO" calcext:value-type="string">
            <text:p>PC2/ADC123_IN3/SPI2_MISO</text:p>
          </table:table-cell>
          <table:table-cell table:formula="of:=[.AJ36]&amp;IF(ISBLANK([.K36]);&quot;&quot;;&quot;/&quot;&amp;[.K36])" office:value-type="string" office:string-value="PC2/ADC123_IN3/SPI2_MISO" calcext:value-type="string">
            <text:p>PC2/ADC123_IN3/SPI2_MISO</text:p>
          </table:table-cell>
          <table:table-cell table:formula="of:=[.AK36]&amp;IF(ISBLANK([.L36]);&quot;&quot;;&quot;/&quot;&amp;[.L36])" office:value-type="string" office:string-value="PC2/ADC123_IN3/SPI2_MISO" calcext:value-type="string">
            <text:p>PC2/ADC123_IN3/SPI2_MISO</text:p>
          </table:table-cell>
          <table:table-cell table:formula="of:=[.AL36]&amp;IF(ISBLANK([.M36]);&quot;&quot;;&quot;/&quot;&amp;[.M36])" office:value-type="string" office:string-value="PC2/ADC123_IN3/SPI2_MISO" calcext:value-type="string">
            <text:p>PC2/ADC123_IN3/SPI2_MISO</text:p>
          </table:table-cell>
          <table:table-cell table:formula="of:=[.AM36]&amp;IF(ISBLANK([.N36]);&quot;&quot;;&quot;/&quot;&amp;[.N36])" office:value-type="string" office:string-value="PC2/ADC123_IN3/SPI2_MISO" calcext:value-type="string">
            <text:p>PC2/ADC123_IN3/SPI2_MISO</text:p>
          </table:table-cell>
          <table:table-cell table:formula="of:=[.AN36]&amp;IF(ISBLANK([.O36]);&quot;&quot;;&quot;/&quot;&amp;[.O36])" office:value-type="string" office:string-value="PC2/ADC123_IN3/SPI2_MISO" calcext:value-type="string">
            <text:p>PC2/ADC123_IN3/SPI2_MISO</text:p>
          </table:table-cell>
          <table:table-cell table:formula="of:=[.AO36]&amp;IF(ISBLANK([.P36]);&quot;&quot;;&quot;/&quot;&amp;[.P36])" office:value-type="string" office:string-value="PC2/ADC123_IN3/SPI2_MISO" calcext:value-type="string">
            <text:p>PC2/ADC123_IN3/SPI2_MISO</text:p>
          </table:table-cell>
          <table:table-cell table:formula="of:=[.AP36]&amp;IF(ISBLANK([.Q36]);&quot;&quot;;&quot;/&quot;&amp;[.Q36])" office:value-type="string" office:string-value="PC2/ADC123_IN3/SPI2_MISO" calcext:value-type="string">
            <text:p>PC2/ADC123_IN3/SPI2_MISO</text:p>
          </table:table-cell>
          <table:table-cell table:formula="of:=[.AQ36]&amp;IF(ISBLANK([.R36]);&quot;&quot;;&quot;/&quot;&amp;[.R36])" office:value-type="string" office:string-value="PC2/ADC123_IN3/SPI2_MISO" calcext:value-type="string">
            <text:p>PC2/ADC123_IN3/SPI2_MISO</text:p>
          </table:table-cell>
          <table:table-cell table:formula="of:=[.AR36]&amp;IF(ISBLANK([.S36]);&quot;&quot;;&quot;/&quot;&amp;[.S36])" office:value-type="string" office:string-value="PC2/ADC123_IN3/SPI2_MISO" calcext:value-type="string">
            <text:p>PC2/ADC123_IN3/SPI2_MISO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4</text:p>
          </table:table-cell>
          <table:table-cell table:number-columns-repeated="5"/>
          <table:table-cell office:value-type="string" calcext:value-type="string">
            <text:p>SPI2_MOSI</text:p>
          </table:table-cell>
          <table:table-cell table:number-columns-repeated="8"/>
          <table:table-cell office:value-type="string" calcext:value-type="string">
            <text:p>LPTIM2_ETR</text:p>
          </table:table-cell>
          <table:table-cell table:number-columns-repeated="9"/>
          <table:table-cell table:formula="of:=[.B37]" office:value-type="string" office:string-value="PC3" calcext:value-type="string">
            <text:p>PC3</text:p>
          </table:table-cell>
          <table:table-cell table:formula="of:=[.AB37]&amp;IF(ISBLANK([.C37]);&quot;&quot;;&quot;/&quot;&amp;[.C37])" office:value-type="string" office:string-value="PC3/ADC123_IN4" calcext:value-type="string">
            <text:p>PC3/ADC123_IN4</text:p>
          </table:table-cell>
          <table:table-cell table:formula="of:=[.AC37]&amp;IF(ISBLANK([.D37]);&quot;&quot;;&quot;/&quot;&amp;[.D37])" office:value-type="string" office:string-value="PC3/ADC123_IN4" calcext:value-type="string">
            <text:p>PC3/ADC123_IN4</text:p>
          </table:table-cell>
          <table:table-cell table:formula="of:=[.AD37]&amp;IF(ISBLANK([.E37]);&quot;&quot;;&quot;/&quot;&amp;[.E37])" office:value-type="string" office:string-value="PC3/ADC123_IN4" calcext:value-type="string">
            <text:p>PC3/ADC123_IN4</text:p>
          </table:table-cell>
          <table:table-cell table:formula="of:=[.AE37]&amp;IF(ISBLANK([.F37]);&quot;&quot;;&quot;/&quot;&amp;[.F37])" office:value-type="string" office:string-value="PC3/ADC123_IN4" calcext:value-type="string">
            <text:p>PC3/ADC123_IN4</text:p>
          </table:table-cell>
          <table:table-cell table:formula="of:=[.AF37]&amp;IF(ISBLANK([.G37]);&quot;&quot;;&quot;/&quot;&amp;[.G37])" office:value-type="string" office:string-value="PC3/ADC123_IN4" calcext:value-type="string">
            <text:p>PC3/ADC123_IN4</text:p>
          </table:table-cell>
          <table:table-cell table:formula="of:=[.AG37]&amp;IF(ISBLANK([.H37]);&quot;&quot;;&quot;/&quot;&amp;[.H37])" office:value-type="string" office:string-value="PC3/ADC123_IN4" calcext:value-type="string">
            <text:p>PC3/ADC123_IN4</text:p>
          </table:table-cell>
          <table:table-cell table:formula="of:=[.AH37]&amp;IF(ISBLANK([.I37]);&quot;&quot;;&quot;/&quot;&amp;[.I37])" office:value-type="string" office:string-value="PC3/ADC123_IN4/SPI2_MOSI" calcext:value-type="string">
            <text:p>PC3/ADC123_IN4/SPI2_MOSI</text:p>
          </table:table-cell>
          <table:table-cell table:formula="of:=[.AI37]&amp;IF(ISBLANK([.J37]);&quot;&quot;;&quot;/&quot;&amp;[.J37])" office:value-type="string" office:string-value="PC3/ADC123_IN4/SPI2_MOSI" calcext:value-type="string">
            <text:p>PC3/ADC123_IN4/SPI2_MOSI</text:p>
          </table:table-cell>
          <table:table-cell table:formula="of:=[.AJ37]&amp;IF(ISBLANK([.K37]);&quot;&quot;;&quot;/&quot;&amp;[.K37])" office:value-type="string" office:string-value="PC3/ADC123_IN4/SPI2_MOSI" calcext:value-type="string">
            <text:p>PC3/ADC123_IN4/SPI2_MOSI</text:p>
          </table:table-cell>
          <table:table-cell table:formula="of:=[.AK37]&amp;IF(ISBLANK([.L37]);&quot;&quot;;&quot;/&quot;&amp;[.L37])" office:value-type="string" office:string-value="PC3/ADC123_IN4/SPI2_MOSI" calcext:value-type="string">
            <text:p>PC3/ADC123_IN4/SPI2_MOSI</text:p>
          </table:table-cell>
          <table:table-cell table:formula="of:=[.AL37]&amp;IF(ISBLANK([.M37]);&quot;&quot;;&quot;/&quot;&amp;[.M37])" office:value-type="string" office:string-value="PC3/ADC123_IN4/SPI2_MOSI" calcext:value-type="string">
            <text:p>PC3/ADC123_IN4/SPI2_MOSI</text:p>
          </table:table-cell>
          <table:table-cell table:formula="of:=[.AM37]&amp;IF(ISBLANK([.N37]);&quot;&quot;;&quot;/&quot;&amp;[.N37])" office:value-type="string" office:string-value="PC3/ADC123_IN4/SPI2_MOSI" calcext:value-type="string">
            <text:p>PC3/ADC123_IN4/SPI2_MOSI</text:p>
          </table:table-cell>
          <table:table-cell table:formula="of:=[.AN37]&amp;IF(ISBLANK([.O37]);&quot;&quot;;&quot;/&quot;&amp;[.O37])" office:value-type="string" office:string-value="PC3/ADC123_IN4/SPI2_MOSI" calcext:value-type="string">
            <text:p>PC3/ADC123_IN4/SPI2_MOSI</text:p>
          </table:table-cell>
          <table:table-cell table:formula="of:=[.AO37]&amp;IF(ISBLANK([.P37]);&quot;&quot;;&quot;/&quot;&amp;[.P37])" office:value-type="string" office:string-value="PC3/ADC123_IN4/SPI2_MOSI" calcext:value-type="string">
            <text:p>PC3/ADC123_IN4/SPI2_MOSI</text:p>
          </table:table-cell>
          <table:table-cell table:formula="of:=[.AP37]&amp;IF(ISBLANK([.Q37]);&quot;&quot;;&quot;/&quot;&amp;[.Q37])" office:value-type="string" office:string-value="PC3/ADC123_IN4/SPI2_MOSI" calcext:value-type="string">
            <text:p>PC3/ADC123_IN4/SPI2_MOSI</text:p>
          </table:table-cell>
          <table:table-cell table:formula="of:=[.AQ37]&amp;IF(ISBLANK([.R37]);&quot;&quot;;&quot;/&quot;&amp;[.R37])" office:value-type="string" office:string-value="PC3/ADC123_IN4/SPI2_MOSI/LPTIM2_ETR" calcext:value-type="string">
            <text:p>PC3/ADC123_IN4/SPI2_MOSI/LPTIM2_ETR</text:p>
          </table:table-cell>
          <table:table-cell table:formula="of:=[.AR37]&amp;IF(ISBLANK([.S37]);&quot;&quot;;&quot;/&quot;&amp;[.S37])" office:value-type="string" office:string-value="PC3/ADC123_IN4/SPI2_MOSI/LPTIM2_ETR" calcext:value-type="string">
            <text:p>PC3/ADC123_IN4/SPI2_MOSI/LP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3</text:p>
          </table:table-cell>
          <table:table-cell table:number-columns-repeated="7"/>
          <table:table-cell office:value-type="string" calcext:value-type="string">
            <text:p>USART3_TX</text:p>
          </table:table-cell>
          <table:table-cell table:number-columns-repeated="16"/>
          <table:table-cell table:formula="of:=[.B38]" office:value-type="string" office:string-value="PC4" calcext:value-type="string">
            <text:p>PC4</text:p>
          </table:table-cell>
          <table:table-cell table:formula="of:=[.AB38]&amp;IF(ISBLANK([.C38]);&quot;&quot;;&quot;/&quot;&amp;[.C38])" office:value-type="string" office:string-value="PC4/ADC12_IN13" calcext:value-type="string">
            <text:p>PC4/ADC12_IN13</text:p>
          </table:table-cell>
          <table:table-cell table:formula="of:=[.AC38]&amp;IF(ISBLANK([.D38]);&quot;&quot;;&quot;/&quot;&amp;[.D38])" office:value-type="string" office:string-value="PC4/ADC12_IN13" calcext:value-type="string">
            <text:p>PC4/ADC12_IN13</text:p>
          </table:table-cell>
          <table:table-cell table:formula="of:=[.AD38]&amp;IF(ISBLANK([.E38]);&quot;&quot;;&quot;/&quot;&amp;[.E38])" office:value-type="string" office:string-value="PC4/ADC12_IN13" calcext:value-type="string">
            <text:p>PC4/ADC12_IN13</text:p>
          </table:table-cell>
          <table:table-cell table:formula="of:=[.AE38]&amp;IF(ISBLANK([.F38]);&quot;&quot;;&quot;/&quot;&amp;[.F38])" office:value-type="string" office:string-value="PC4/ADC12_IN13" calcext:value-type="string">
            <text:p>PC4/ADC12_IN13</text:p>
          </table:table-cell>
          <table:table-cell table:formula="of:=[.AF38]&amp;IF(ISBLANK([.G38]);&quot;&quot;;&quot;/&quot;&amp;[.G38])" office:value-type="string" office:string-value="PC4/ADC12_IN13" calcext:value-type="string">
            <text:p>PC4/ADC12_IN13</text:p>
          </table:table-cell>
          <table:table-cell table:formula="of:=[.AG38]&amp;IF(ISBLANK([.H38]);&quot;&quot;;&quot;/&quot;&amp;[.H38])" office:value-type="string" office:string-value="PC4/ADC12_IN13" calcext:value-type="string">
            <text:p>PC4/ADC12_IN13</text:p>
          </table:table-cell>
          <table:table-cell table:formula="of:=[.AH38]&amp;IF(ISBLANK([.I38]);&quot;&quot;;&quot;/&quot;&amp;[.I38])" office:value-type="string" office:string-value="PC4/ADC12_IN13" calcext:value-type="string">
            <text:p>PC4/ADC12_IN13</text:p>
          </table:table-cell>
          <table:table-cell table:formula="of:=[.AI38]&amp;IF(ISBLANK([.J38]);&quot;&quot;;&quot;/&quot;&amp;[.J38])" office:value-type="string" office:string-value="PC4/ADC12_IN13" calcext:value-type="string">
            <text:p>PC4/ADC12_IN13</text:p>
          </table:table-cell>
          <table:table-cell table:formula="of:=[.AJ38]&amp;IF(ISBLANK([.K38]);&quot;&quot;;&quot;/&quot;&amp;[.K38])" office:value-type="string" office:string-value="PC4/ADC12_IN13/USART3_TX" calcext:value-type="string">
            <text:p>PC4/ADC12_IN13/USART3_TX</text:p>
          </table:table-cell>
          <table:table-cell table:formula="of:=[.AK38]&amp;IF(ISBLANK([.L38]);&quot;&quot;;&quot;/&quot;&amp;[.L38])" office:value-type="string" office:string-value="PC4/ADC12_IN13/USART3_TX" calcext:value-type="string">
            <text:p>PC4/ADC12_IN13/USART3_TX</text:p>
          </table:table-cell>
          <table:table-cell table:formula="of:=[.AL38]&amp;IF(ISBLANK([.M38]);&quot;&quot;;&quot;/&quot;&amp;[.M38])" office:value-type="string" office:string-value="PC4/ADC12_IN13/USART3_TX" calcext:value-type="string">
            <text:p>PC4/ADC12_IN13/USART3_TX</text:p>
          </table:table-cell>
          <table:table-cell table:formula="of:=[.AM38]&amp;IF(ISBLANK([.N38]);&quot;&quot;;&quot;/&quot;&amp;[.N38])" office:value-type="string" office:string-value="PC4/ADC12_IN13/USART3_TX" calcext:value-type="string">
            <text:p>PC4/ADC12_IN13/USART3_TX</text:p>
          </table:table-cell>
          <table:table-cell table:formula="of:=[.AN38]&amp;IF(ISBLANK([.O38]);&quot;&quot;;&quot;/&quot;&amp;[.O38])" office:value-type="string" office:string-value="PC4/ADC12_IN13/USART3_TX" calcext:value-type="string">
            <text:p>PC4/ADC12_IN13/USART3_TX</text:p>
          </table:table-cell>
          <table:table-cell table:formula="of:=[.AO38]&amp;IF(ISBLANK([.P38]);&quot;&quot;;&quot;/&quot;&amp;[.P38])" office:value-type="string" office:string-value="PC4/ADC12_IN13/USART3_TX" calcext:value-type="string">
            <text:p>PC4/ADC12_IN13/USART3_TX</text:p>
          </table:table-cell>
          <table:table-cell table:formula="of:=[.AP38]&amp;IF(ISBLANK([.Q38]);&quot;&quot;;&quot;/&quot;&amp;[.Q38])" office:value-type="string" office:string-value="PC4/ADC12_IN13/USART3_TX" calcext:value-type="string">
            <text:p>PC4/ADC12_IN13/USART3_TX</text:p>
          </table:table-cell>
          <table:table-cell table:formula="of:=[.AQ38]&amp;IF(ISBLANK([.R38]);&quot;&quot;;&quot;/&quot;&amp;[.R38])" office:value-type="string" office:string-value="PC4/ADC12_IN13/USART3_TX" calcext:value-type="string">
            <text:p>PC4/ADC12_IN13/USART3_TX</text:p>
          </table:table-cell>
          <table:table-cell table:formula="of:=[.AR38]&amp;IF(ISBLANK([.S38]);&quot;&quot;;&quot;/&quot;&amp;[.S38])" office:value-type="string" office:string-value="PC4/ADC12_IN13/USART3_TX" calcext:value-type="string">
            <text:p>PC4/ADC12_IN13/USART3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4</text:p>
          </table:table-cell>
          <table:table-cell table:number-columns-repeated="7"/>
          <table:table-cell office:value-type="string" calcext:value-type="string">
            <text:p>USART3_RX</text:p>
          </table:table-cell>
          <table:table-cell table:number-columns-repeated="16"/>
          <table:table-cell table:formula="of:=[.B39]" office:value-type="string" office:string-value="PC5" calcext:value-type="string">
            <text:p>PC5</text:p>
          </table:table-cell>
          <table:table-cell table:formula="of:=[.AB39]&amp;IF(ISBLANK([.C39]);&quot;&quot;;&quot;/&quot;&amp;[.C39])" office:value-type="string" office:string-value="PC5/ADC12_IN14" calcext:value-type="string">
            <text:p>PC5/ADC12_IN14</text:p>
          </table:table-cell>
          <table:table-cell table:formula="of:=[.AC39]&amp;IF(ISBLANK([.D39]);&quot;&quot;;&quot;/&quot;&amp;[.D39])" office:value-type="string" office:string-value="PC5/ADC12_IN14" calcext:value-type="string">
            <text:p>PC5/ADC12_IN14</text:p>
          </table:table-cell>
          <table:table-cell table:formula="of:=[.AD39]&amp;IF(ISBLANK([.E39]);&quot;&quot;;&quot;/&quot;&amp;[.E39])" office:value-type="string" office:string-value="PC5/ADC12_IN14" calcext:value-type="string">
            <text:p>PC5/ADC12_IN14</text:p>
          </table:table-cell>
          <table:table-cell table:formula="of:=[.AE39]&amp;IF(ISBLANK([.F39]);&quot;&quot;;&quot;/&quot;&amp;[.F39])" office:value-type="string" office:string-value="PC5/ADC12_IN14" calcext:value-type="string">
            <text:p>PC5/ADC12_IN14</text:p>
          </table:table-cell>
          <table:table-cell table:formula="of:=[.AF39]&amp;IF(ISBLANK([.G39]);&quot;&quot;;&quot;/&quot;&amp;[.G39])" office:value-type="string" office:string-value="PC5/ADC12_IN14" calcext:value-type="string">
            <text:p>PC5/ADC12_IN14</text:p>
          </table:table-cell>
          <table:table-cell table:formula="of:=[.AG39]&amp;IF(ISBLANK([.H39]);&quot;&quot;;&quot;/&quot;&amp;[.H39])" office:value-type="string" office:string-value="PC5/ADC12_IN14" calcext:value-type="string">
            <text:p>PC5/ADC12_IN14</text:p>
          </table:table-cell>
          <table:table-cell table:formula="of:=[.AH39]&amp;IF(ISBLANK([.I39]);&quot;&quot;;&quot;/&quot;&amp;[.I39])" office:value-type="string" office:string-value="PC5/ADC12_IN14" calcext:value-type="string">
            <text:p>PC5/ADC12_IN14</text:p>
          </table:table-cell>
          <table:table-cell table:formula="of:=[.AI39]&amp;IF(ISBLANK([.J39]);&quot;&quot;;&quot;/&quot;&amp;[.J39])" office:value-type="string" office:string-value="PC5/ADC12_IN14" calcext:value-type="string">
            <text:p>PC5/ADC12_IN14</text:p>
          </table:table-cell>
          <table:table-cell table:formula="of:=[.AJ39]&amp;IF(ISBLANK([.K39]);&quot;&quot;;&quot;/&quot;&amp;[.K39])" office:value-type="string" office:string-value="PC5/ADC12_IN14/USART3_RX" calcext:value-type="string">
            <text:p>PC5/ADC12_IN14/USART3_RX</text:p>
          </table:table-cell>
          <table:table-cell table:formula="of:=[.AK39]&amp;IF(ISBLANK([.L39]);&quot;&quot;;&quot;/&quot;&amp;[.L39])" office:value-type="string" office:string-value="PC5/ADC12_IN14/USART3_RX" calcext:value-type="string">
            <text:p>PC5/ADC12_IN14/USART3_RX</text:p>
          </table:table-cell>
          <table:table-cell table:formula="of:=[.AL39]&amp;IF(ISBLANK([.M39]);&quot;&quot;;&quot;/&quot;&amp;[.M39])" office:value-type="string" office:string-value="PC5/ADC12_IN14/USART3_RX" calcext:value-type="string">
            <text:p>PC5/ADC12_IN14/USART3_RX</text:p>
          </table:table-cell>
          <table:table-cell table:formula="of:=[.AM39]&amp;IF(ISBLANK([.N39]);&quot;&quot;;&quot;/&quot;&amp;[.N39])" office:value-type="string" office:string-value="PC5/ADC12_IN14/USART3_RX" calcext:value-type="string">
            <text:p>PC5/ADC12_IN14/USART3_RX</text:p>
          </table:table-cell>
          <table:table-cell table:formula="of:=[.AN39]&amp;IF(ISBLANK([.O39]);&quot;&quot;;&quot;/&quot;&amp;[.O39])" office:value-type="string" office:string-value="PC5/ADC12_IN14/USART3_RX" calcext:value-type="string">
            <text:p>PC5/ADC12_IN14/USART3_RX</text:p>
          </table:table-cell>
          <table:table-cell table:formula="of:=[.AO39]&amp;IF(ISBLANK([.P39]);&quot;&quot;;&quot;/&quot;&amp;[.P39])" office:value-type="string" office:string-value="PC5/ADC12_IN14/USART3_RX" calcext:value-type="string">
            <text:p>PC5/ADC12_IN14/USART3_RX</text:p>
          </table:table-cell>
          <table:table-cell table:formula="of:=[.AP39]&amp;IF(ISBLANK([.Q39]);&quot;&quot;;&quot;/&quot;&amp;[.Q39])" office:value-type="string" office:string-value="PC5/ADC12_IN14/USART3_RX" calcext:value-type="string">
            <text:p>PC5/ADC12_IN14/USART3_RX</text:p>
          </table:table-cell>
          <table:table-cell table:formula="of:=[.AQ39]&amp;IF(ISBLANK([.R39]);&quot;&quot;;&quot;/&quot;&amp;[.R39])" office:value-type="string" office:string-value="PC5/ADC12_IN14/USART3_RX" calcext:value-type="string">
            <text:p>PC5/ADC12_IN14/USART3_RX</text:p>
          </table:table-cell>
          <table:table-cell table:formula="of:=[.AR39]&amp;IF(ISBLANK([.S39]);&quot;&quot;;&quot;/&quot;&amp;[.S39])" office:value-type="string" office:string-value="PC5/ADC12_IN14/USART3_RX" calcext:value-type="string">
            <text:p>PC5/ADC12_IN14/USART3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6</text:p>
          </table:table-cell>
          <table:table-cell table:number-columns-repeated="25"/>
          <table:table-cell table:formula="of:=[.B40]" office:value-type="string" office:string-value="PC6" calcext:value-type="string">
            <text:p>PC6</text:p>
          </table:table-cell>
          <table:table-cell table:formula="of:=[.AB40]&amp;IF(ISBLANK([.C40]);&quot;&quot;;&quot;/&quot;&amp;[.C40])" office:value-type="string" office:string-value="PC6" calcext:value-type="string">
            <text:p>PC6</text:p>
          </table:table-cell>
          <table:table-cell table:formula="of:=[.AC40]&amp;IF(ISBLANK([.D40]);&quot;&quot;;&quot;/&quot;&amp;[.D40])" office:value-type="string" office:string-value="PC6" calcext:value-type="string">
            <text:p>PC6</text:p>
          </table:table-cell>
          <table:table-cell table:formula="of:=[.AD40]&amp;IF(ISBLANK([.E40]);&quot;&quot;;&quot;/&quot;&amp;[.E40])" office:value-type="string" office:string-value="PC6" calcext:value-type="string">
            <text:p>PC6</text:p>
          </table:table-cell>
          <table:table-cell table:formula="of:=[.AE40]&amp;IF(ISBLANK([.F40]);&quot;&quot;;&quot;/&quot;&amp;[.F40])" office:value-type="string" office:string-value="PC6" calcext:value-type="string">
            <text:p>PC6</text:p>
          </table:table-cell>
          <table:table-cell table:formula="of:=[.AF40]&amp;IF(ISBLANK([.G40]);&quot;&quot;;&quot;/&quot;&amp;[.G40])" office:value-type="string" office:string-value="PC6" calcext:value-type="string">
            <text:p>PC6</text:p>
          </table:table-cell>
          <table:table-cell table:formula="of:=[.AG40]&amp;IF(ISBLANK([.H40]);&quot;&quot;;&quot;/&quot;&amp;[.H40])" office:value-type="string" office:string-value="PC6" calcext:value-type="string">
            <text:p>PC6</text:p>
          </table:table-cell>
          <table:table-cell table:formula="of:=[.AH40]&amp;IF(ISBLANK([.I40]);&quot;&quot;;&quot;/&quot;&amp;[.I40])" office:value-type="string" office:string-value="PC6" calcext:value-type="string">
            <text:p>PC6</text:p>
          </table:table-cell>
          <table:table-cell table:formula="of:=[.AI40]&amp;IF(ISBLANK([.J40]);&quot;&quot;;&quot;/&quot;&amp;[.J40])" office:value-type="string" office:string-value="PC6" calcext:value-type="string">
            <text:p>PC6</text:p>
          </table:table-cell>
          <table:table-cell table:formula="of:=[.AJ40]&amp;IF(ISBLANK([.K40]);&quot;&quot;;&quot;/&quot;&amp;[.K40])" office:value-type="string" office:string-value="PC6" calcext:value-type="string">
            <text:p>PC6</text:p>
          </table:table-cell>
          <table:table-cell table:formula="of:=[.AK40]&amp;IF(ISBLANK([.L40]);&quot;&quot;;&quot;/&quot;&amp;[.L40])" office:value-type="string" office:string-value="PC6" calcext:value-type="string">
            <text:p>PC6</text:p>
          </table:table-cell>
          <table:table-cell table:formula="of:=[.AL40]&amp;IF(ISBLANK([.M40]);&quot;&quot;;&quot;/&quot;&amp;[.M40])" office:value-type="string" office:string-value="PC6" calcext:value-type="string">
            <text:p>PC6</text:p>
          </table:table-cell>
          <table:table-cell table:formula="of:=[.AM40]&amp;IF(ISBLANK([.N40]);&quot;&quot;;&quot;/&quot;&amp;[.N40])" office:value-type="string" office:string-value="PC6" calcext:value-type="string">
            <text:p>PC6</text:p>
          </table:table-cell>
          <table:table-cell table:formula="of:=[.AN40]&amp;IF(ISBLANK([.O40]);&quot;&quot;;&quot;/&quot;&amp;[.O40])" office:value-type="string" office:string-value="PC6" calcext:value-type="string">
            <text:p>PC6</text:p>
          </table:table-cell>
          <table:table-cell table:formula="of:=[.AO40]&amp;IF(ISBLANK([.P40]);&quot;&quot;;&quot;/&quot;&amp;[.P40])" office:value-type="string" office:string-value="PC6" calcext:value-type="string">
            <text:p>PC6</text:p>
          </table:table-cell>
          <table:table-cell table:formula="of:=[.AP40]&amp;IF(ISBLANK([.Q40]);&quot;&quot;;&quot;/&quot;&amp;[.Q40])" office:value-type="string" office:string-value="PC6" calcext:value-type="string">
            <text:p>PC6</text:p>
          </table:table-cell>
          <table:table-cell table:formula="of:=[.AQ40]&amp;IF(ISBLANK([.R40]);&quot;&quot;;&quot;/&quot;&amp;[.R40])" office:value-type="string" office:string-value="PC6" calcext:value-type="string">
            <text:p>PC6</text:p>
          </table:table-cell>
          <table:table-cell table:formula="of:=[.AR40]&amp;IF(ISBLANK([.S40]);&quot;&quot;;&quot;/&quot;&amp;[.S40])" office:value-type="string" office:string-value="PC6" calcext:value-type="string">
            <text:p>PC6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7</text:p>
          </table:table-cell>
          <table:table-cell table:number-columns-repeated="25"/>
          <table:table-cell table:formula="of:=[.B41]" office:value-type="string" office:string-value="PC7" calcext:value-type="string">
            <text:p>PC7</text:p>
          </table:table-cell>
          <table:table-cell table:formula="of:=[.AB41]&amp;IF(ISBLANK([.C41]);&quot;&quot;;&quot;/&quot;&amp;[.C41])" office:value-type="string" office:string-value="PC7" calcext:value-type="string">
            <text:p>PC7</text:p>
          </table:table-cell>
          <table:table-cell table:formula="of:=[.AC41]&amp;IF(ISBLANK([.D41]);&quot;&quot;;&quot;/&quot;&amp;[.D41])" office:value-type="string" office:string-value="PC7" calcext:value-type="string">
            <text:p>PC7</text:p>
          </table:table-cell>
          <table:table-cell table:formula="of:=[.AD41]&amp;IF(ISBLANK([.E41]);&quot;&quot;;&quot;/&quot;&amp;[.E41])" office:value-type="string" office:string-value="PC7" calcext:value-type="string">
            <text:p>PC7</text:p>
          </table:table-cell>
          <table:table-cell table:formula="of:=[.AE41]&amp;IF(ISBLANK([.F41]);&quot;&quot;;&quot;/&quot;&amp;[.F41])" office:value-type="string" office:string-value="PC7" calcext:value-type="string">
            <text:p>PC7</text:p>
          </table:table-cell>
          <table:table-cell table:formula="of:=[.AF41]&amp;IF(ISBLANK([.G41]);&quot;&quot;;&quot;/&quot;&amp;[.G41])" office:value-type="string" office:string-value="PC7" calcext:value-type="string">
            <text:p>PC7</text:p>
          </table:table-cell>
          <table:table-cell table:formula="of:=[.AG41]&amp;IF(ISBLANK([.H41]);&quot;&quot;;&quot;/&quot;&amp;[.H41])" office:value-type="string" office:string-value="PC7" calcext:value-type="string">
            <text:p>PC7</text:p>
          </table:table-cell>
          <table:table-cell table:formula="of:=[.AH41]&amp;IF(ISBLANK([.I41]);&quot;&quot;;&quot;/&quot;&amp;[.I41])" office:value-type="string" office:string-value="PC7" calcext:value-type="string">
            <text:p>PC7</text:p>
          </table:table-cell>
          <table:table-cell table:formula="of:=[.AI41]&amp;IF(ISBLANK([.J41]);&quot;&quot;;&quot;/&quot;&amp;[.J41])" office:value-type="string" office:string-value="PC7" calcext:value-type="string">
            <text:p>PC7</text:p>
          </table:table-cell>
          <table:table-cell table:formula="of:=[.AJ41]&amp;IF(ISBLANK([.K41]);&quot;&quot;;&quot;/&quot;&amp;[.K41])" office:value-type="string" office:string-value="PC7" calcext:value-type="string">
            <text:p>PC7</text:p>
          </table:table-cell>
          <table:table-cell table:formula="of:=[.AK41]&amp;IF(ISBLANK([.L41]);&quot;&quot;;&quot;/&quot;&amp;[.L41])" office:value-type="string" office:string-value="PC7" calcext:value-type="string">
            <text:p>PC7</text:p>
          </table:table-cell>
          <table:table-cell table:formula="of:=[.AL41]&amp;IF(ISBLANK([.M41]);&quot;&quot;;&quot;/&quot;&amp;[.M41])" office:value-type="string" office:string-value="PC7" calcext:value-type="string">
            <text:p>PC7</text:p>
          </table:table-cell>
          <table:table-cell table:formula="of:=[.AM41]&amp;IF(ISBLANK([.N41]);&quot;&quot;;&quot;/&quot;&amp;[.N41])" office:value-type="string" office:string-value="PC7" calcext:value-type="string">
            <text:p>PC7</text:p>
          </table:table-cell>
          <table:table-cell table:formula="of:=[.AN41]&amp;IF(ISBLANK([.O41]);&quot;&quot;;&quot;/&quot;&amp;[.O41])" office:value-type="string" office:string-value="PC7" calcext:value-type="string">
            <text:p>PC7</text:p>
          </table:table-cell>
          <table:table-cell table:formula="of:=[.AO41]&amp;IF(ISBLANK([.P41]);&quot;&quot;;&quot;/&quot;&amp;[.P41])" office:value-type="string" office:string-value="PC7" calcext:value-type="string">
            <text:p>PC7</text:p>
          </table:table-cell>
          <table:table-cell table:formula="of:=[.AP41]&amp;IF(ISBLANK([.Q41]);&quot;&quot;;&quot;/&quot;&amp;[.Q41])" office:value-type="string" office:string-value="PC7" calcext:value-type="string">
            <text:p>PC7</text:p>
          </table:table-cell>
          <table:table-cell table:formula="of:=[.AQ41]&amp;IF(ISBLANK([.R41]);&quot;&quot;;&quot;/&quot;&amp;[.R41])" office:value-type="string" office:string-value="PC7" calcext:value-type="string">
            <text:p>PC7</text:p>
          </table:table-cell>
          <table:table-cell table:formula="of:=[.AR41]&amp;IF(ISBLANK([.S41]);&quot;&quot;;&quot;/&quot;&amp;[.S41])" office:value-type="string" office:string-value="PC7" calcext:value-type="string">
            <text:p>PC7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8</text:p>
          </table:table-cell>
          <table:table-cell table:number-columns-repeated="25"/>
          <table:table-cell table:formula="of:=[.B42]" office:value-type="string" office:string-value="PC8" calcext:value-type="string">
            <text:p>PC8</text:p>
          </table:table-cell>
          <table:table-cell table:formula="of:=[.AB42]&amp;IF(ISBLANK([.C42]);&quot;&quot;;&quot;/&quot;&amp;[.C42])" office:value-type="string" office:string-value="PC8" calcext:value-type="string">
            <text:p>PC8</text:p>
          </table:table-cell>
          <table:table-cell table:formula="of:=[.AC42]&amp;IF(ISBLANK([.D42]);&quot;&quot;;&quot;/&quot;&amp;[.D42])" office:value-type="string" office:string-value="PC8" calcext:value-type="string">
            <text:p>PC8</text:p>
          </table:table-cell>
          <table:table-cell table:formula="of:=[.AD42]&amp;IF(ISBLANK([.E42]);&quot;&quot;;&quot;/&quot;&amp;[.E42])" office:value-type="string" office:string-value="PC8" calcext:value-type="string">
            <text:p>PC8</text:p>
          </table:table-cell>
          <table:table-cell table:formula="of:=[.AE42]&amp;IF(ISBLANK([.F42]);&quot;&quot;;&quot;/&quot;&amp;[.F42])" office:value-type="string" office:string-value="PC8" calcext:value-type="string">
            <text:p>PC8</text:p>
          </table:table-cell>
          <table:table-cell table:formula="of:=[.AF42]&amp;IF(ISBLANK([.G42]);&quot;&quot;;&quot;/&quot;&amp;[.G42])" office:value-type="string" office:string-value="PC8" calcext:value-type="string">
            <text:p>PC8</text:p>
          </table:table-cell>
          <table:table-cell table:formula="of:=[.AG42]&amp;IF(ISBLANK([.H42]);&quot;&quot;;&quot;/&quot;&amp;[.H42])" office:value-type="string" office:string-value="PC8" calcext:value-type="string">
            <text:p>PC8</text:p>
          </table:table-cell>
          <table:table-cell table:formula="of:=[.AH42]&amp;IF(ISBLANK([.I42]);&quot;&quot;;&quot;/&quot;&amp;[.I42])" office:value-type="string" office:string-value="PC8" calcext:value-type="string">
            <text:p>PC8</text:p>
          </table:table-cell>
          <table:table-cell table:formula="of:=[.AI42]&amp;IF(ISBLANK([.J42]);&quot;&quot;;&quot;/&quot;&amp;[.J42])" office:value-type="string" office:string-value="PC8" calcext:value-type="string">
            <text:p>PC8</text:p>
          </table:table-cell>
          <table:table-cell table:formula="of:=[.AJ42]&amp;IF(ISBLANK([.K42]);&quot;&quot;;&quot;/&quot;&amp;[.K42])" office:value-type="string" office:string-value="PC8" calcext:value-type="string">
            <text:p>PC8</text:p>
          </table:table-cell>
          <table:table-cell table:formula="of:=[.AK42]&amp;IF(ISBLANK([.L42]);&quot;&quot;;&quot;/&quot;&amp;[.L42])" office:value-type="string" office:string-value="PC8" calcext:value-type="string">
            <text:p>PC8</text:p>
          </table:table-cell>
          <table:table-cell table:formula="of:=[.AL42]&amp;IF(ISBLANK([.M42]);&quot;&quot;;&quot;/&quot;&amp;[.M42])" office:value-type="string" office:string-value="PC8" calcext:value-type="string">
            <text:p>PC8</text:p>
          </table:table-cell>
          <table:table-cell table:formula="of:=[.AM42]&amp;IF(ISBLANK([.N42]);&quot;&quot;;&quot;/&quot;&amp;[.N42])" office:value-type="string" office:string-value="PC8" calcext:value-type="string">
            <text:p>PC8</text:p>
          </table:table-cell>
          <table:table-cell table:formula="of:=[.AN42]&amp;IF(ISBLANK([.O42]);&quot;&quot;;&quot;/&quot;&amp;[.O42])" office:value-type="string" office:string-value="PC8" calcext:value-type="string">
            <text:p>PC8</text:p>
          </table:table-cell>
          <table:table-cell table:formula="of:=[.AO42]&amp;IF(ISBLANK([.P42]);&quot;&quot;;&quot;/&quot;&amp;[.P42])" office:value-type="string" office:string-value="PC8" calcext:value-type="string">
            <text:p>PC8</text:p>
          </table:table-cell>
          <table:table-cell table:formula="of:=[.AP42]&amp;IF(ISBLANK([.Q42]);&quot;&quot;;&quot;/&quot;&amp;[.Q42])" office:value-type="string" office:string-value="PC8" calcext:value-type="string">
            <text:p>PC8</text:p>
          </table:table-cell>
          <table:table-cell table:formula="of:=[.AQ42]&amp;IF(ISBLANK([.R42]);&quot;&quot;;&quot;/&quot;&amp;[.R42])" office:value-type="string" office:string-value="PC8" calcext:value-type="string">
            <text:p>PC8</text:p>
          </table:table-cell>
          <table:table-cell table:formula="of:=[.AR42]&amp;IF(ISBLANK([.S42]);&quot;&quot;;&quot;/&quot;&amp;[.S42])" office:value-type="string" office:string-value="PC8" calcext:value-type="string">
            <text:p>PC8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9</text:p>
          </table:table-cell>
          <table:table-cell table:number-columns-repeated="15"/>
          <table:table-cell office:value-type="string" calcext:value-type="string">
            <text:p>TIM8_BKIN2_COMP1</text:p>
          </table:table-cell>
          <table:table-cell table:number-columns-repeated="9"/>
          <table:table-cell table:formula="of:=[.B43]" office:value-type="string" office:string-value="PC9" calcext:value-type="string">
            <text:p>PC9</text:p>
          </table:table-cell>
          <table:table-cell table:formula="of:=[.AB43]&amp;IF(ISBLANK([.C43]);&quot;&quot;;&quot;/&quot;&amp;[.C43])" office:value-type="string" office:string-value="PC9" calcext:value-type="string">
            <text:p>PC9</text:p>
          </table:table-cell>
          <table:table-cell table:formula="of:=[.AC43]&amp;IF(ISBLANK([.D43]);&quot;&quot;;&quot;/&quot;&amp;[.D43])" office:value-type="string" office:string-value="PC9" calcext:value-type="string">
            <text:p>PC9</text:p>
          </table:table-cell>
          <table:table-cell table:formula="of:=[.AD43]&amp;IF(ISBLANK([.E43]);&quot;&quot;;&quot;/&quot;&amp;[.E43])" office:value-type="string" office:string-value="PC9" calcext:value-type="string">
            <text:p>PC9</text:p>
          </table:table-cell>
          <table:table-cell table:formula="of:=[.AE43]&amp;IF(ISBLANK([.F43]);&quot;&quot;;&quot;/&quot;&amp;[.F43])" office:value-type="string" office:string-value="PC9" calcext:value-type="string">
            <text:p>PC9</text:p>
          </table:table-cell>
          <table:table-cell table:formula="of:=[.AF43]&amp;IF(ISBLANK([.G43]);&quot;&quot;;&quot;/&quot;&amp;[.G43])" office:value-type="string" office:string-value="PC9" calcext:value-type="string">
            <text:p>PC9</text:p>
          </table:table-cell>
          <table:table-cell table:formula="of:=[.AG43]&amp;IF(ISBLANK([.H43]);&quot;&quot;;&quot;/&quot;&amp;[.H43])" office:value-type="string" office:string-value="PC9" calcext:value-type="string">
            <text:p>PC9</text:p>
          </table:table-cell>
          <table:table-cell table:formula="of:=[.AH43]&amp;IF(ISBLANK([.I43]);&quot;&quot;;&quot;/&quot;&amp;[.I43])" office:value-type="string" office:string-value="PC9" calcext:value-type="string">
            <text:p>PC9</text:p>
          </table:table-cell>
          <table:table-cell table:formula="of:=[.AI43]&amp;IF(ISBLANK([.J43]);&quot;&quot;;&quot;/&quot;&amp;[.J43])" office:value-type="string" office:string-value="PC9" calcext:value-type="string">
            <text:p>PC9</text:p>
          </table:table-cell>
          <table:table-cell table:formula="of:=[.AJ43]&amp;IF(ISBLANK([.K43]);&quot;&quot;;&quot;/&quot;&amp;[.K43])" office:value-type="string" office:string-value="PC9" calcext:value-type="string">
            <text:p>PC9</text:p>
          </table:table-cell>
          <table:table-cell table:formula="of:=[.AK43]&amp;IF(ISBLANK([.L43]);&quot;&quot;;&quot;/&quot;&amp;[.L43])" office:value-type="string" office:string-value="PC9" calcext:value-type="string">
            <text:p>PC9</text:p>
          </table:table-cell>
          <table:table-cell table:formula="of:=[.AL43]&amp;IF(ISBLANK([.M43]);&quot;&quot;;&quot;/&quot;&amp;[.M43])" office:value-type="string" office:string-value="PC9" calcext:value-type="string">
            <text:p>PC9</text:p>
          </table:table-cell>
          <table:table-cell table:formula="of:=[.AM43]&amp;IF(ISBLANK([.N43]);&quot;&quot;;&quot;/&quot;&amp;[.N43])" office:value-type="string" office:string-value="PC9" calcext:value-type="string">
            <text:p>PC9</text:p>
          </table:table-cell>
          <table:table-cell table:formula="of:=[.AN43]&amp;IF(ISBLANK([.O43]);&quot;&quot;;&quot;/&quot;&amp;[.O43])" office:value-type="string" office:string-value="PC9" calcext:value-type="string">
            <text:p>PC9</text:p>
          </table:table-cell>
          <table:table-cell table:formula="of:=[.AO43]&amp;IF(ISBLANK([.P43]);&quot;&quot;;&quot;/&quot;&amp;[.P43])" office:value-type="string" office:string-value="PC9" calcext:value-type="string">
            <text:p>PC9</text:p>
          </table:table-cell>
          <table:table-cell table:formula="of:=[.AP43]&amp;IF(ISBLANK([.Q43]);&quot;&quot;;&quot;/&quot;&amp;[.Q43])" office:value-type="string" office:string-value="PC9" calcext:value-type="string">
            <text:p>PC9</text:p>
          </table:table-cell>
          <table:table-cell table:formula="of:=[.AQ43]&amp;IF(ISBLANK([.R43]);&quot;&quot;;&quot;/&quot;&amp;[.R43])" office:value-type="string" office:string-value="PC9/TIM8_BKIN2_COMP1" calcext:value-type="string">
            <text:p>PC9/TIM8_BKIN2_COMP1</text:p>
          </table:table-cell>
          <table:table-cell table:formula="of:=[.AR43]&amp;IF(ISBLANK([.S43]);&quot;&quot;;&quot;/&quot;&amp;[.S43])" office:value-type="string" office:string-value="PC9/TIM8_BKIN2_COMP1" calcext:value-type="string">
            <text:p>PC9/TIM8_BKIN2_COMP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0</text:p>
          </table:table-cell>
          <table:table-cell table:number-columns-repeated="7"/>
          <table:table-cell office:value-type="string" calcext:value-type="string">
            <text:p>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15"/>
          <table:table-cell table:formula="of:=[.B44]" office:value-type="string" office:string-value="PC10" calcext:value-type="string">
            <text:p>PC10</text:p>
          </table:table-cell>
          <table:table-cell table:formula="of:=[.AB44]&amp;IF(ISBLANK([.C44]);&quot;&quot;;&quot;/&quot;&amp;[.C44])" office:value-type="string" office:string-value="PC10" calcext:value-type="string">
            <text:p>PC10</text:p>
          </table:table-cell>
          <table:table-cell table:formula="of:=[.AC44]&amp;IF(ISBLANK([.D44]);&quot;&quot;;&quot;/&quot;&amp;[.D44])" office:value-type="string" office:string-value="PC10" calcext:value-type="string">
            <text:p>PC10</text:p>
          </table:table-cell>
          <table:table-cell table:formula="of:=[.AD44]&amp;IF(ISBLANK([.E44]);&quot;&quot;;&quot;/&quot;&amp;[.E44])" office:value-type="string" office:string-value="PC10" calcext:value-type="string">
            <text:p>PC10</text:p>
          </table:table-cell>
          <table:table-cell table:formula="of:=[.AE44]&amp;IF(ISBLANK([.F44]);&quot;&quot;;&quot;/&quot;&amp;[.F44])" office:value-type="string" office:string-value="PC10" calcext:value-type="string">
            <text:p>PC10</text:p>
          </table:table-cell>
          <table:table-cell table:formula="of:=[.AF44]&amp;IF(ISBLANK([.G44]);&quot;&quot;;&quot;/&quot;&amp;[.G44])" office:value-type="string" office:string-value="PC10" calcext:value-type="string">
            <text:p>PC10</text:p>
          </table:table-cell>
          <table:table-cell table:formula="of:=[.AG44]&amp;IF(ISBLANK([.H44]);&quot;&quot;;&quot;/&quot;&amp;[.H44])" office:value-type="string" office:string-value="PC10" calcext:value-type="string">
            <text:p>PC10</text:p>
          </table:table-cell>
          <table:table-cell table:formula="of:=[.AH44]&amp;IF(ISBLANK([.I44]);&quot;&quot;;&quot;/&quot;&amp;[.I44])" office:value-type="string" office:string-value="PC10" calcext:value-type="string">
            <text:p>PC10</text:p>
          </table:table-cell>
          <table:table-cell table:formula="of:=[.AI44]&amp;IF(ISBLANK([.J44]);&quot;&quot;;&quot;/&quot;&amp;[.J44])" office:value-type="string" office:string-value="PC10/SPI3_SCK" calcext:value-type="string">
            <text:p>PC10/SPI3_SCK</text:p>
          </table:table-cell>
          <table:table-cell table:formula="of:=[.AJ44]&amp;IF(ISBLANK([.K44]);&quot;&quot;;&quot;/&quot;&amp;[.K44])" office:value-type="string" office:string-value="PC10/SPI3_SCK/USART3_TX" calcext:value-type="string">
            <text:p>PC10/SPI3_SCK/USART3_TX</text:p>
          </table:table-cell>
          <table:table-cell table:formula="of:=[.AK44]&amp;IF(ISBLANK([.L44]);&quot;&quot;;&quot;/&quot;&amp;[.L44])" office:value-type="string" office:string-value="PC10/SPI3_SCK/USART3_TX/UART4_TX" calcext:value-type="string">
            <text:p>PC10/SPI3_SCK/USART3_TX/UART4_TX</text:p>
          </table:table-cell>
          <table:table-cell table:formula="of:=[.AL44]&amp;IF(ISBLANK([.M44]);&quot;&quot;;&quot;/&quot;&amp;[.M44])" office:value-type="string" office:string-value="PC10/SPI3_SCK/USART3_TX/UART4_TX" calcext:value-type="string">
            <text:p>PC10/SPI3_SCK/USART3_TX/UART4_TX</text:p>
          </table:table-cell>
          <table:table-cell table:formula="of:=[.AM44]&amp;IF(ISBLANK([.N44]);&quot;&quot;;&quot;/&quot;&amp;[.N44])" office:value-type="string" office:string-value="PC10/SPI3_SCK/USART3_TX/UART4_TX" calcext:value-type="string">
            <text:p>PC10/SPI3_SCK/USART3_TX/UART4_TX</text:p>
          </table:table-cell>
          <table:table-cell table:formula="of:=[.AN44]&amp;IF(ISBLANK([.O44]);&quot;&quot;;&quot;/&quot;&amp;[.O44])" office:value-type="string" office:string-value="PC10/SPI3_SCK/USART3_TX/UART4_TX" calcext:value-type="string">
            <text:p>PC10/SPI3_SCK/USART3_TX/UART4_TX</text:p>
          </table:table-cell>
          <table:table-cell table:formula="of:=[.AO44]&amp;IF(ISBLANK([.P44]);&quot;&quot;;&quot;/&quot;&amp;[.P44])" office:value-type="string" office:string-value="PC10/SPI3_SCK/USART3_TX/UART4_TX" calcext:value-type="string">
            <text:p>PC10/SPI3_SCK/USART3_TX/UART4_TX</text:p>
          </table:table-cell>
          <table:table-cell table:formula="of:=[.AP44]&amp;IF(ISBLANK([.Q44]);&quot;&quot;;&quot;/&quot;&amp;[.Q44])" office:value-type="string" office:string-value="PC10/SPI3_SCK/USART3_TX/UART4_TX" calcext:value-type="string">
            <text:p>PC10/SPI3_SCK/USART3_TX/UART4_TX</text:p>
          </table:table-cell>
          <table:table-cell table:formula="of:=[.AQ44]&amp;IF(ISBLANK([.R44]);&quot;&quot;;&quot;/&quot;&amp;[.R44])" office:value-type="string" office:string-value="PC10/SPI3_SCK/USART3_TX/UART4_TX" calcext:value-type="string">
            <text:p>PC10/SPI3_SCK/USART3_TX/UART4_TX</text:p>
          </table:table-cell>
          <table:table-cell table:formula="of:=[.AR44]&amp;IF(ISBLANK([.S44]);&quot;&quot;;&quot;/&quot;&amp;[.S44])" office:value-type="string" office:string-value="PC10/SPI3_SCK/USART3_TX/UART4_TX" calcext:value-type="string">
            <text:p>PC10/SPI3_SCK/USART3_TX/UART4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1</text:p>
          </table:table-cell>
          <table:table-cell table:number-columns-repeated="7"/>
          <table:table-cell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15"/>
          <table:table-cell table:formula="of:=[.B45]" office:value-type="string" office:string-value="PC11" calcext:value-type="string">
            <text:p>PC11</text:p>
          </table:table-cell>
          <table:table-cell table:formula="of:=[.AB45]&amp;IF(ISBLANK([.C45]);&quot;&quot;;&quot;/&quot;&amp;[.C45])" office:value-type="string" office:string-value="PC11" calcext:value-type="string">
            <text:p>PC11</text:p>
          </table:table-cell>
          <table:table-cell table:formula="of:=[.AC45]&amp;IF(ISBLANK([.D45]);&quot;&quot;;&quot;/&quot;&amp;[.D45])" office:value-type="string" office:string-value="PC11" calcext:value-type="string">
            <text:p>PC11</text:p>
          </table:table-cell>
          <table:table-cell table:formula="of:=[.AD45]&amp;IF(ISBLANK([.E45]);&quot;&quot;;&quot;/&quot;&amp;[.E45])" office:value-type="string" office:string-value="PC11" calcext:value-type="string">
            <text:p>PC11</text:p>
          </table:table-cell>
          <table:table-cell table:formula="of:=[.AE45]&amp;IF(ISBLANK([.F45]);&quot;&quot;;&quot;/&quot;&amp;[.F45])" office:value-type="string" office:string-value="PC11" calcext:value-type="string">
            <text:p>PC11</text:p>
          </table:table-cell>
          <table:table-cell table:formula="of:=[.AF45]&amp;IF(ISBLANK([.G45]);&quot;&quot;;&quot;/&quot;&amp;[.G45])" office:value-type="string" office:string-value="PC11" calcext:value-type="string">
            <text:p>PC11</text:p>
          </table:table-cell>
          <table:table-cell table:formula="of:=[.AG45]&amp;IF(ISBLANK([.H45]);&quot;&quot;;&quot;/&quot;&amp;[.H45])" office:value-type="string" office:string-value="PC11" calcext:value-type="string">
            <text:p>PC11</text:p>
          </table:table-cell>
          <table:table-cell table:formula="of:=[.AH45]&amp;IF(ISBLANK([.I45]);&quot;&quot;;&quot;/&quot;&amp;[.I45])" office:value-type="string" office:string-value="PC11" calcext:value-type="string">
            <text:p>PC11</text:p>
          </table:table-cell>
          <table:table-cell table:formula="of:=[.AI45]&amp;IF(ISBLANK([.J45]);&quot;&quot;;&quot;/&quot;&amp;[.J45])" office:value-type="string" office:string-value="PC11/SPI3_MISO" calcext:value-type="string">
            <text:p>PC11/SPI3_MISO</text:p>
          </table:table-cell>
          <table:table-cell table:formula="of:=[.AJ45]&amp;IF(ISBLANK([.K45]);&quot;&quot;;&quot;/&quot;&amp;[.K45])" office:value-type="string" office:string-value="PC11/SPI3_MISO/USART3_RX" calcext:value-type="string">
            <text:p>PC11/SPI3_MISO/USART3_RX</text:p>
          </table:table-cell>
          <table:table-cell table:formula="of:=[.AK45]&amp;IF(ISBLANK([.L45]);&quot;&quot;;&quot;/&quot;&amp;[.L45])" office:value-type="string" office:string-value="PC11/SPI3_MISO/USART3_RX/UART4_RX" calcext:value-type="string">
            <text:p>PC11/SPI3_MISO/USART3_RX/UART4_RX</text:p>
          </table:table-cell>
          <table:table-cell table:formula="of:=[.AL45]&amp;IF(ISBLANK([.M45]);&quot;&quot;;&quot;/&quot;&amp;[.M45])" office:value-type="string" office:string-value="PC11/SPI3_MISO/USART3_RX/UART4_RX" calcext:value-type="string">
            <text:p>PC11/SPI3_MISO/USART3_RX/UART4_RX</text:p>
          </table:table-cell>
          <table:table-cell table:formula="of:=[.AM45]&amp;IF(ISBLANK([.N45]);&quot;&quot;;&quot;/&quot;&amp;[.N45])" office:value-type="string" office:string-value="PC11/SPI3_MISO/USART3_RX/UART4_RX" calcext:value-type="string">
            <text:p>PC11/SPI3_MISO/USART3_RX/UART4_RX</text:p>
          </table:table-cell>
          <table:table-cell table:formula="of:=[.AN45]&amp;IF(ISBLANK([.O45]);&quot;&quot;;&quot;/&quot;&amp;[.O45])" office:value-type="string" office:string-value="PC11/SPI3_MISO/USART3_RX/UART4_RX" calcext:value-type="string">
            <text:p>PC11/SPI3_MISO/USART3_RX/UART4_RX</text:p>
          </table:table-cell>
          <table:table-cell table:formula="of:=[.AO45]&amp;IF(ISBLANK([.P45]);&quot;&quot;;&quot;/&quot;&amp;[.P45])" office:value-type="string" office:string-value="PC11/SPI3_MISO/USART3_RX/UART4_RX" calcext:value-type="string">
            <text:p>PC11/SPI3_MISO/USART3_RX/UART4_RX</text:p>
          </table:table-cell>
          <table:table-cell table:formula="of:=[.AP45]&amp;IF(ISBLANK([.Q45]);&quot;&quot;;&quot;/&quot;&amp;[.Q45])" office:value-type="string" office:string-value="PC11/SPI3_MISO/USART3_RX/UART4_RX" calcext:value-type="string">
            <text:p>PC11/SPI3_MISO/USART3_RX/UART4_RX</text:p>
          </table:table-cell>
          <table:table-cell table:formula="of:=[.AQ45]&amp;IF(ISBLANK([.R45]);&quot;&quot;;&quot;/&quot;&amp;[.R45])" office:value-type="string" office:string-value="PC11/SPI3_MISO/USART3_RX/UART4_RX" calcext:value-type="string">
            <text:p>PC11/SPI3_MISO/USART3_RX/UART4_RX</text:p>
          </table:table-cell>
          <table:table-cell table:formula="of:=[.AR45]&amp;IF(ISBLANK([.S45]);&quot;&quot;;&quot;/&quot;&amp;[.S45])" office:value-type="string" office:string-value="PC11/SPI3_MISO/USART3_RX/UART4_RX" calcext:value-type="string">
            <text:p>PC11/SPI3_MISO/USART3_RX/UART4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2</text:p>
          </table:table-cell>
          <table:table-cell table:number-columns-repeated="7"/>
          <table:table-cell office:value-type="string" calcext:value-type="string">
            <text:p>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15"/>
          <table:table-cell table:formula="of:=[.B46]" office:value-type="string" office:string-value="PC12" calcext:value-type="string">
            <text:p>PC12</text:p>
          </table:table-cell>
          <table:table-cell table:formula="of:=[.AB46]&amp;IF(ISBLANK([.C46]);&quot;&quot;;&quot;/&quot;&amp;[.C46])" office:value-type="string" office:string-value="PC12" calcext:value-type="string">
            <text:p>PC12</text:p>
          </table:table-cell>
          <table:table-cell table:formula="of:=[.AC46]&amp;IF(ISBLANK([.D46]);&quot;&quot;;&quot;/&quot;&amp;[.D46])" office:value-type="string" office:string-value="PC12" calcext:value-type="string">
            <text:p>PC12</text:p>
          </table:table-cell>
          <table:table-cell table:formula="of:=[.AD46]&amp;IF(ISBLANK([.E46]);&quot;&quot;;&quot;/&quot;&amp;[.E46])" office:value-type="string" office:string-value="PC12" calcext:value-type="string">
            <text:p>PC12</text:p>
          </table:table-cell>
          <table:table-cell table:formula="of:=[.AE46]&amp;IF(ISBLANK([.F46]);&quot;&quot;;&quot;/&quot;&amp;[.F46])" office:value-type="string" office:string-value="PC12" calcext:value-type="string">
            <text:p>PC12</text:p>
          </table:table-cell>
          <table:table-cell table:formula="of:=[.AF46]&amp;IF(ISBLANK([.G46]);&quot;&quot;;&quot;/&quot;&amp;[.G46])" office:value-type="string" office:string-value="PC12" calcext:value-type="string">
            <text:p>PC12</text:p>
          </table:table-cell>
          <table:table-cell table:formula="of:=[.AG46]&amp;IF(ISBLANK([.H46]);&quot;&quot;;&quot;/&quot;&amp;[.H46])" office:value-type="string" office:string-value="PC12" calcext:value-type="string">
            <text:p>PC12</text:p>
          </table:table-cell>
          <table:table-cell table:formula="of:=[.AH46]&amp;IF(ISBLANK([.I46]);&quot;&quot;;&quot;/&quot;&amp;[.I46])" office:value-type="string" office:string-value="PC12" calcext:value-type="string">
            <text:p>PC12</text:p>
          </table:table-cell>
          <table:table-cell table:formula="of:=[.AI46]&amp;IF(ISBLANK([.J46]);&quot;&quot;;&quot;/&quot;&amp;[.J46])" office:value-type="string" office:string-value="PC12/SPI3_MOSI" calcext:value-type="string">
            <text:p>PC12/SPI3_MOSI</text:p>
          </table:table-cell>
          <table:table-cell table:formula="of:=[.AJ46]&amp;IF(ISBLANK([.K46]);&quot;&quot;;&quot;/&quot;&amp;[.K46])" office:value-type="string" office:string-value="PC12/SPI3_MOSI/USART3_CK" calcext:value-type="string">
            <text:p>PC12/SPI3_MOSI/USART3_CK</text:p>
          </table:table-cell>
          <table:table-cell table:formula="of:=[.AK46]&amp;IF(ISBLANK([.L46]);&quot;&quot;;&quot;/&quot;&amp;[.L46])" office:value-type="string" office:string-value="PC12/SPI3_MOSI/USART3_CK/UART5_TX" calcext:value-type="string">
            <text:p>PC12/SPI3_MOSI/USART3_CK/UART5_TX</text:p>
          </table:table-cell>
          <table:table-cell table:formula="of:=[.AL46]&amp;IF(ISBLANK([.M46]);&quot;&quot;;&quot;/&quot;&amp;[.M46])" office:value-type="string" office:string-value="PC12/SPI3_MOSI/USART3_CK/UART5_TX" calcext:value-type="string">
            <text:p>PC12/SPI3_MOSI/USART3_CK/UART5_TX</text:p>
          </table:table-cell>
          <table:table-cell table:formula="of:=[.AM46]&amp;IF(ISBLANK([.N46]);&quot;&quot;;&quot;/&quot;&amp;[.N46])" office:value-type="string" office:string-value="PC12/SPI3_MOSI/USART3_CK/UART5_TX" calcext:value-type="string">
            <text:p>PC12/SPI3_MOSI/USART3_CK/UART5_TX</text:p>
          </table:table-cell>
          <table:table-cell table:formula="of:=[.AN46]&amp;IF(ISBLANK([.O46]);&quot;&quot;;&quot;/&quot;&amp;[.O46])" office:value-type="string" office:string-value="PC12/SPI3_MOSI/USART3_CK/UART5_TX" calcext:value-type="string">
            <text:p>PC12/SPI3_MOSI/USART3_CK/UART5_TX</text:p>
          </table:table-cell>
          <table:table-cell table:formula="of:=[.AO46]&amp;IF(ISBLANK([.P46]);&quot;&quot;;&quot;/&quot;&amp;[.P46])" office:value-type="string" office:string-value="PC12/SPI3_MOSI/USART3_CK/UART5_TX" calcext:value-type="string">
            <text:p>PC12/SPI3_MOSI/USART3_CK/UART5_TX</text:p>
          </table:table-cell>
          <table:table-cell table:formula="of:=[.AP46]&amp;IF(ISBLANK([.Q46]);&quot;&quot;;&quot;/&quot;&amp;[.Q46])" office:value-type="string" office:string-value="PC12/SPI3_MOSI/USART3_CK/UART5_TX" calcext:value-type="string">
            <text:p>PC12/SPI3_MOSI/USART3_CK/UART5_TX</text:p>
          </table:table-cell>
          <table:table-cell table:formula="of:=[.AQ46]&amp;IF(ISBLANK([.R46]);&quot;&quot;;&quot;/&quot;&amp;[.R46])" office:value-type="string" office:string-value="PC12/SPI3_MOSI/USART3_CK/UART5_TX" calcext:value-type="string">
            <text:p>PC12/SPI3_MOSI/USART3_CK/UART5_TX</text:p>
          </table:table-cell>
          <table:table-cell table:formula="of:=[.AR46]&amp;IF(ISBLANK([.S46]);&quot;&quot;;&quot;/&quot;&amp;[.S46])" office:value-type="string" office:string-value="PC12/SPI3_MOSI/USART3_CK/UART5_TX" calcext:value-type="string">
            <text:p>PC12/SPI3_MOSI/USART3_CK/UART5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3</text:p>
          </table:table-cell>
          <table:table-cell table:number-columns-repeated="25"/>
          <table:table-cell table:formula="of:=[.B47]" office:value-type="string" office:string-value="PC13" calcext:value-type="string">
            <text:p>PC13</text:p>
          </table:table-cell>
          <table:table-cell table:formula="of:=[.AB47]&amp;IF(ISBLANK([.C47]);&quot;&quot;;&quot;/&quot;&amp;[.C47])" office:value-type="string" office:string-value="PC13" calcext:value-type="string">
            <text:p>PC13</text:p>
          </table:table-cell>
          <table:table-cell table:formula="of:=[.AC47]&amp;IF(ISBLANK([.D47]);&quot;&quot;;&quot;/&quot;&amp;[.D47])" office:value-type="string" office:string-value="PC13" calcext:value-type="string">
            <text:p>PC13</text:p>
          </table:table-cell>
          <table:table-cell table:formula="of:=[.AD47]&amp;IF(ISBLANK([.E47]);&quot;&quot;;&quot;/&quot;&amp;[.E47])" office:value-type="string" office:string-value="PC13" calcext:value-type="string">
            <text:p>PC13</text:p>
          </table:table-cell>
          <table:table-cell table:formula="of:=[.AE47]&amp;IF(ISBLANK([.F47]);&quot;&quot;;&quot;/&quot;&amp;[.F47])" office:value-type="string" office:string-value="PC13" calcext:value-type="string">
            <text:p>PC13</text:p>
          </table:table-cell>
          <table:table-cell table:formula="of:=[.AF47]&amp;IF(ISBLANK([.G47]);&quot;&quot;;&quot;/&quot;&amp;[.G47])" office:value-type="string" office:string-value="PC13" calcext:value-type="string">
            <text:p>PC13</text:p>
          </table:table-cell>
          <table:table-cell table:formula="of:=[.AG47]&amp;IF(ISBLANK([.H47]);&quot;&quot;;&quot;/&quot;&amp;[.H47])" office:value-type="string" office:string-value="PC13" calcext:value-type="string">
            <text:p>PC13</text:p>
          </table:table-cell>
          <table:table-cell table:formula="of:=[.AH47]&amp;IF(ISBLANK([.I47]);&quot;&quot;;&quot;/&quot;&amp;[.I47])" office:value-type="string" office:string-value="PC13" calcext:value-type="string">
            <text:p>PC13</text:p>
          </table:table-cell>
          <table:table-cell table:formula="of:=[.AI47]&amp;IF(ISBLANK([.J47]);&quot;&quot;;&quot;/&quot;&amp;[.J47])" office:value-type="string" office:string-value="PC13" calcext:value-type="string">
            <text:p>PC13</text:p>
          </table:table-cell>
          <table:table-cell table:formula="of:=[.AJ47]&amp;IF(ISBLANK([.K47]);&quot;&quot;;&quot;/&quot;&amp;[.K47])" office:value-type="string" office:string-value="PC13" calcext:value-type="string">
            <text:p>PC13</text:p>
          </table:table-cell>
          <table:table-cell table:formula="of:=[.AK47]&amp;IF(ISBLANK([.L47]);&quot;&quot;;&quot;/&quot;&amp;[.L47])" office:value-type="string" office:string-value="PC13" calcext:value-type="string">
            <text:p>PC13</text:p>
          </table:table-cell>
          <table:table-cell table:formula="of:=[.AL47]&amp;IF(ISBLANK([.M47]);&quot;&quot;;&quot;/&quot;&amp;[.M47])" office:value-type="string" office:string-value="PC13" calcext:value-type="string">
            <text:p>PC13</text:p>
          </table:table-cell>
          <table:table-cell table:formula="of:=[.AM47]&amp;IF(ISBLANK([.N47]);&quot;&quot;;&quot;/&quot;&amp;[.N47])" office:value-type="string" office:string-value="PC13" calcext:value-type="string">
            <text:p>PC13</text:p>
          </table:table-cell>
          <table:table-cell table:formula="of:=[.AN47]&amp;IF(ISBLANK([.O47]);&quot;&quot;;&quot;/&quot;&amp;[.O47])" office:value-type="string" office:string-value="PC13" calcext:value-type="string">
            <text:p>PC13</text:p>
          </table:table-cell>
          <table:table-cell table:formula="of:=[.AO47]&amp;IF(ISBLANK([.P47]);&quot;&quot;;&quot;/&quot;&amp;[.P47])" office:value-type="string" office:string-value="PC13" calcext:value-type="string">
            <text:p>PC13</text:p>
          </table:table-cell>
          <table:table-cell table:formula="of:=[.AP47]&amp;IF(ISBLANK([.Q47]);&quot;&quot;;&quot;/&quot;&amp;[.Q47])" office:value-type="string" office:string-value="PC13" calcext:value-type="string">
            <text:p>PC13</text:p>
          </table:table-cell>
          <table:table-cell table:formula="of:=[.AQ47]&amp;IF(ISBLANK([.R47]);&quot;&quot;;&quot;/&quot;&amp;[.R47])" office:value-type="string" office:string-value="PC13" calcext:value-type="string">
            <text:p>PC13</text:p>
          </table:table-cell>
          <table:table-cell table:formula="of:=[.AR47]&amp;IF(ISBLANK([.S47]);&quot;&quot;;&quot;/&quot;&amp;[.S47])" office:value-type="string" office:string-value="PC13" calcext:value-type="string">
            <text:p>PC13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24"/>
          <table:table-cell table:formula="of:=[.B48]" office:value-type="string" office:string-value="PC14" calcext:value-type="string">
            <text:p>PC14</text:p>
          </table:table-cell>
          <table:table-cell table:formula="of:=[.AB48]&amp;IF(ISBLANK([.C48]);&quot;&quot;;&quot;/&quot;&amp;[.C48])" office:value-type="string" office:string-value="PC14/OSC32_IN" calcext:value-type="string">
            <text:p>PC14/OSC32_IN</text:p>
          </table:table-cell>
          <table:table-cell table:formula="of:=[.AC48]&amp;IF(ISBLANK([.D48]);&quot;&quot;;&quot;/&quot;&amp;[.D48])" office:value-type="string" office:string-value="PC14/OSC32_IN" calcext:value-type="string">
            <text:p>PC14/OSC32_IN</text:p>
          </table:table-cell>
          <table:table-cell table:formula="of:=[.AD48]&amp;IF(ISBLANK([.E48]);&quot;&quot;;&quot;/&quot;&amp;[.E48])" office:value-type="string" office:string-value="PC14/OSC32_IN" calcext:value-type="string">
            <text:p>PC14/OSC32_IN</text:p>
          </table:table-cell>
          <table:table-cell table:formula="of:=[.AE48]&amp;IF(ISBLANK([.F48]);&quot;&quot;;&quot;/&quot;&amp;[.F48])" office:value-type="string" office:string-value="PC14/OSC32_IN" calcext:value-type="string">
            <text:p>PC14/OSC32_IN</text:p>
          </table:table-cell>
          <table:table-cell table:formula="of:=[.AF48]&amp;IF(ISBLANK([.G48]);&quot;&quot;;&quot;/&quot;&amp;[.G48])" office:value-type="string" office:string-value="PC14/OSC32_IN" calcext:value-type="string">
            <text:p>PC14/OSC32_IN</text:p>
          </table:table-cell>
          <table:table-cell table:formula="of:=[.AG48]&amp;IF(ISBLANK([.H48]);&quot;&quot;;&quot;/&quot;&amp;[.H48])" office:value-type="string" office:string-value="PC14/OSC32_IN" calcext:value-type="string">
            <text:p>PC14/OSC32_IN</text:p>
          </table:table-cell>
          <table:table-cell table:formula="of:=[.AH48]&amp;IF(ISBLANK([.I48]);&quot;&quot;;&quot;/&quot;&amp;[.I48])" office:value-type="string" office:string-value="PC14/OSC32_IN" calcext:value-type="string">
            <text:p>PC14/OSC32_IN</text:p>
          </table:table-cell>
          <table:table-cell table:formula="of:=[.AI48]&amp;IF(ISBLANK([.J48]);&quot;&quot;;&quot;/&quot;&amp;[.J48])" office:value-type="string" office:string-value="PC14/OSC32_IN" calcext:value-type="string">
            <text:p>PC14/OSC32_IN</text:p>
          </table:table-cell>
          <table:table-cell table:formula="of:=[.AJ48]&amp;IF(ISBLANK([.K48]);&quot;&quot;;&quot;/&quot;&amp;[.K48])" office:value-type="string" office:string-value="PC14/OSC32_IN" calcext:value-type="string">
            <text:p>PC14/OSC32_IN</text:p>
          </table:table-cell>
          <table:table-cell table:formula="of:=[.AK48]&amp;IF(ISBLANK([.L48]);&quot;&quot;;&quot;/&quot;&amp;[.L48])" office:value-type="string" office:string-value="PC14/OSC32_IN" calcext:value-type="string">
            <text:p>PC14/OSC32_IN</text:p>
          </table:table-cell>
          <table:table-cell table:formula="of:=[.AL48]&amp;IF(ISBLANK([.M48]);&quot;&quot;;&quot;/&quot;&amp;[.M48])" office:value-type="string" office:string-value="PC14/OSC32_IN" calcext:value-type="string">
            <text:p>PC14/OSC32_IN</text:p>
          </table:table-cell>
          <table:table-cell table:formula="of:=[.AM48]&amp;IF(ISBLANK([.N48]);&quot;&quot;;&quot;/&quot;&amp;[.N48])" office:value-type="string" office:string-value="PC14/OSC32_IN" calcext:value-type="string">
            <text:p>PC14/OSC32_IN</text:p>
          </table:table-cell>
          <table:table-cell table:formula="of:=[.AN48]&amp;IF(ISBLANK([.O48]);&quot;&quot;;&quot;/&quot;&amp;[.O48])" office:value-type="string" office:string-value="PC14/OSC32_IN" calcext:value-type="string">
            <text:p>PC14/OSC32_IN</text:p>
          </table:table-cell>
          <table:table-cell table:formula="of:=[.AO48]&amp;IF(ISBLANK([.P48]);&quot;&quot;;&quot;/&quot;&amp;[.P48])" office:value-type="string" office:string-value="PC14/OSC32_IN" calcext:value-type="string">
            <text:p>PC14/OSC32_IN</text:p>
          </table:table-cell>
          <table:table-cell table:formula="of:=[.AP48]&amp;IF(ISBLANK([.Q48]);&quot;&quot;;&quot;/&quot;&amp;[.Q48])" office:value-type="string" office:string-value="PC14/OSC32_IN" calcext:value-type="string">
            <text:p>PC14/OSC32_IN</text:p>
          </table:table-cell>
          <table:table-cell table:formula="of:=[.AQ48]&amp;IF(ISBLANK([.R48]);&quot;&quot;;&quot;/&quot;&amp;[.R48])" office:value-type="string" office:string-value="PC14/OSC32_IN" calcext:value-type="string">
            <text:p>PC14/OSC32_IN</text:p>
          </table:table-cell>
          <table:table-cell table:formula="of:=[.AR48]&amp;IF(ISBLANK([.S48]);&quot;&quot;;&quot;/&quot;&amp;[.S48])" office:value-type="string" office:string-value="PC14/OSC32_IN" calcext:value-type="string">
            <text:p>PC14/OSC32_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4"/>
          <table:table-cell table:formula="of:=[.B49]" office:value-type="string" office:string-value="PC15" calcext:value-type="string">
            <text:p>PC15</text:p>
          </table:table-cell>
          <table:table-cell table:formula="of:=[.AB49]&amp;IF(ISBLANK([.C49]);&quot;&quot;;&quot;/&quot;&amp;[.C49])" office:value-type="string" office:string-value="PC15/OSC32_OUT" calcext:value-type="string">
            <text:p>PC15/OSC32_OUT</text:p>
          </table:table-cell>
          <table:table-cell table:formula="of:=[.AC49]&amp;IF(ISBLANK([.D49]);&quot;&quot;;&quot;/&quot;&amp;[.D49])" office:value-type="string" office:string-value="PC15/OSC32_OUT" calcext:value-type="string">
            <text:p>PC15/OSC32_OUT</text:p>
          </table:table-cell>
          <table:table-cell table:formula="of:=[.AD49]&amp;IF(ISBLANK([.E49]);&quot;&quot;;&quot;/&quot;&amp;[.E49])" office:value-type="string" office:string-value="PC15/OSC32_OUT" calcext:value-type="string">
            <text:p>PC15/OSC32_OUT</text:p>
          </table:table-cell>
          <table:table-cell table:formula="of:=[.AE49]&amp;IF(ISBLANK([.F49]);&quot;&quot;;&quot;/&quot;&amp;[.F49])" office:value-type="string" office:string-value="PC15/OSC32_OUT" calcext:value-type="string">
            <text:p>PC15/OSC32_OUT</text:p>
          </table:table-cell>
          <table:table-cell table:formula="of:=[.AF49]&amp;IF(ISBLANK([.G49]);&quot;&quot;;&quot;/&quot;&amp;[.G49])" office:value-type="string" office:string-value="PC15/OSC32_OUT" calcext:value-type="string">
            <text:p>PC15/OSC32_OUT</text:p>
          </table:table-cell>
          <table:table-cell table:formula="of:=[.AG49]&amp;IF(ISBLANK([.H49]);&quot;&quot;;&quot;/&quot;&amp;[.H49])" office:value-type="string" office:string-value="PC15/OSC32_OUT" calcext:value-type="string">
            <text:p>PC15/OSC32_OUT</text:p>
          </table:table-cell>
          <table:table-cell table:formula="of:=[.AH49]&amp;IF(ISBLANK([.I49]);&quot;&quot;;&quot;/&quot;&amp;[.I49])" office:value-type="string" office:string-value="PC15/OSC32_OUT" calcext:value-type="string">
            <text:p>PC15/OSC32_OUT</text:p>
          </table:table-cell>
          <table:table-cell table:formula="of:=[.AI49]&amp;IF(ISBLANK([.J49]);&quot;&quot;;&quot;/&quot;&amp;[.J49])" office:value-type="string" office:string-value="PC15/OSC32_OUT" calcext:value-type="string">
            <text:p>PC15/OSC32_OUT</text:p>
          </table:table-cell>
          <table:table-cell table:formula="of:=[.AJ49]&amp;IF(ISBLANK([.K49]);&quot;&quot;;&quot;/&quot;&amp;[.K49])" office:value-type="string" office:string-value="PC15/OSC32_OUT" calcext:value-type="string">
            <text:p>PC15/OSC32_OUT</text:p>
          </table:table-cell>
          <table:table-cell table:formula="of:=[.AK49]&amp;IF(ISBLANK([.L49]);&quot;&quot;;&quot;/&quot;&amp;[.L49])" office:value-type="string" office:string-value="PC15/OSC32_OUT" calcext:value-type="string">
            <text:p>PC15/OSC32_OUT</text:p>
          </table:table-cell>
          <table:table-cell table:formula="of:=[.AL49]&amp;IF(ISBLANK([.M49]);&quot;&quot;;&quot;/&quot;&amp;[.M49])" office:value-type="string" office:string-value="PC15/OSC32_OUT" calcext:value-type="string">
            <text:p>PC15/OSC32_OUT</text:p>
          </table:table-cell>
          <table:table-cell table:formula="of:=[.AM49]&amp;IF(ISBLANK([.N49]);&quot;&quot;;&quot;/&quot;&amp;[.N49])" office:value-type="string" office:string-value="PC15/OSC32_OUT" calcext:value-type="string">
            <text:p>PC15/OSC32_OUT</text:p>
          </table:table-cell>
          <table:table-cell table:formula="of:=[.AN49]&amp;IF(ISBLANK([.O49]);&quot;&quot;;&quot;/&quot;&amp;[.O49])" office:value-type="string" office:string-value="PC15/OSC32_OUT" calcext:value-type="string">
            <text:p>PC15/OSC32_OUT</text:p>
          </table:table-cell>
          <table:table-cell table:formula="of:=[.AO49]&amp;IF(ISBLANK([.P49]);&quot;&quot;;&quot;/&quot;&amp;[.P49])" office:value-type="string" office:string-value="PC15/OSC32_OUT" calcext:value-type="string">
            <text:p>PC15/OSC32_OUT</text:p>
          </table:table-cell>
          <table:table-cell table:formula="of:=[.AP49]&amp;IF(ISBLANK([.Q49]);&quot;&quot;;&quot;/&quot;&amp;[.Q49])" office:value-type="string" office:string-value="PC15/OSC32_OUT" calcext:value-type="string">
            <text:p>PC15/OSC32_OUT</text:p>
          </table:table-cell>
          <table:table-cell table:formula="of:=[.AQ49]&amp;IF(ISBLANK([.R49]);&quot;&quot;;&quot;/&quot;&amp;[.R49])" office:value-type="string" office:string-value="PC15/OSC32_OUT" calcext:value-type="string">
            <text:p>PC15/OSC32_OUT</text:p>
          </table:table-cell>
          <table:table-cell table:formula="of:=[.AR49]&amp;IF(ISBLANK([.S49]);&quot;&quot;;&quot;/&quot;&amp;[.S49])" office:value-type="string" office:string-value="PC15/OSC32_OUT" calcext:value-type="string">
            <text:p>PC15/OSC3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0</text:p>
          </table:table-cell>
          <table:table-cell table:number-columns-repeated="6"/>
          <table:table-cell office:value-type="string" calcext:value-type="string">
            <text:p>SPI2_NSS</text:p>
          </table:table-cell>
          <table:table-cell table:number-columns-repeated="3"/>
          <table:table-cell office:value-type="string" calcext:value-type="string">
            <text:p>CAN1_RX</text:p>
          </table:table-cell>
          <table:table-cell table:number-columns-repeated="14"/>
          <table:table-cell table:formula="of:=[.B50]" office:value-type="string" office:string-value="PD0" calcext:value-type="string">
            <text:p>PD0</text:p>
          </table:table-cell>
          <table:table-cell table:formula="of:=[.AB50]&amp;IF(ISBLANK([.C50]);&quot;&quot;;&quot;/&quot;&amp;[.C50])" office:value-type="string" office:string-value="PD0" calcext:value-type="string">
            <text:p>PD0</text:p>
          </table:table-cell>
          <table:table-cell table:formula="of:=[.AC50]&amp;IF(ISBLANK([.D50]);&quot;&quot;;&quot;/&quot;&amp;[.D50])" office:value-type="string" office:string-value="PD0" calcext:value-type="string">
            <text:p>PD0</text:p>
          </table:table-cell>
          <table:table-cell table:formula="of:=[.AD50]&amp;IF(ISBLANK([.E50]);&quot;&quot;;&quot;/&quot;&amp;[.E50])" office:value-type="string" office:string-value="PD0" calcext:value-type="string">
            <text:p>PD0</text:p>
          </table:table-cell>
          <table:table-cell table:formula="of:=[.AE50]&amp;IF(ISBLANK([.F50]);&quot;&quot;;&quot;/&quot;&amp;[.F50])" office:value-type="string" office:string-value="PD0" calcext:value-type="string">
            <text:p>PD0</text:p>
          </table:table-cell>
          <table:table-cell table:formula="of:=[.AF50]&amp;IF(ISBLANK([.G50]);&quot;&quot;;&quot;/&quot;&amp;[.G50])" office:value-type="string" office:string-value="PD0" calcext:value-type="string">
            <text:p>PD0</text:p>
          </table:table-cell>
          <table:table-cell table:formula="of:=[.AG50]&amp;IF(ISBLANK([.H50]);&quot;&quot;;&quot;/&quot;&amp;[.H50])" office:value-type="string" office:string-value="PD0" calcext:value-type="string">
            <text:p>PD0</text:p>
          </table:table-cell>
          <table:table-cell table:formula="of:=[.AH50]&amp;IF(ISBLANK([.I50]);&quot;&quot;;&quot;/&quot;&amp;[.I50])" office:value-type="string" office:string-value="PD0/SPI2_NSS" calcext:value-type="string">
            <text:p>PD0/SPI2_NSS</text:p>
          </table:table-cell>
          <table:table-cell table:formula="of:=[.AI50]&amp;IF(ISBLANK([.J50]);&quot;&quot;;&quot;/&quot;&amp;[.J50])" office:value-type="string" office:string-value="PD0/SPI2_NSS" calcext:value-type="string">
            <text:p>PD0/SPI2_NSS</text:p>
          </table:table-cell>
          <table:table-cell table:formula="of:=[.AJ50]&amp;IF(ISBLANK([.K50]);&quot;&quot;;&quot;/&quot;&amp;[.K50])" office:value-type="string" office:string-value="PD0/SPI2_NSS" calcext:value-type="string">
            <text:p>PD0/SPI2_NSS</text:p>
          </table:table-cell>
          <table:table-cell table:formula="of:=[.AK50]&amp;IF(ISBLANK([.L50]);&quot;&quot;;&quot;/&quot;&amp;[.L50])" office:value-type="string" office:string-value="PD0/SPI2_NSS" calcext:value-type="string">
            <text:p>PD0/SPI2_NSS</text:p>
          </table:table-cell>
          <table:table-cell table:formula="of:=[.AL50]&amp;IF(ISBLANK([.M50]);&quot;&quot;;&quot;/&quot;&amp;[.M50])" office:value-type="string" office:string-value="PD0/SPI2_NSS/CAN1_RX" calcext:value-type="string">
            <text:p>PD0/SPI2_NSS/CAN1_RX</text:p>
          </table:table-cell>
          <table:table-cell table:formula="of:=[.AM50]&amp;IF(ISBLANK([.N50]);&quot;&quot;;&quot;/&quot;&amp;[.N50])" office:value-type="string" office:string-value="PD0/SPI2_NSS/CAN1_RX" calcext:value-type="string">
            <text:p>PD0/SPI2_NSS/CAN1_RX</text:p>
          </table:table-cell>
          <table:table-cell table:formula="of:=[.AN50]&amp;IF(ISBLANK([.O50]);&quot;&quot;;&quot;/&quot;&amp;[.O50])" office:value-type="string" office:string-value="PD0/SPI2_NSS/CAN1_RX" calcext:value-type="string">
            <text:p>PD0/SPI2_NSS/CAN1_RX</text:p>
          </table:table-cell>
          <table:table-cell table:formula="of:=[.AO50]&amp;IF(ISBLANK([.P50]);&quot;&quot;;&quot;/&quot;&amp;[.P50])" office:value-type="string" office:string-value="PD0/SPI2_NSS/CAN1_RX" calcext:value-type="string">
            <text:p>PD0/SPI2_NSS/CAN1_RX</text:p>
          </table:table-cell>
          <table:table-cell table:formula="of:=[.AP50]&amp;IF(ISBLANK([.Q50]);&quot;&quot;;&quot;/&quot;&amp;[.Q50])" office:value-type="string" office:string-value="PD0/SPI2_NSS/CAN1_RX" calcext:value-type="string">
            <text:p>PD0/SPI2_NSS/CAN1_RX</text:p>
          </table:table-cell>
          <table:table-cell table:formula="of:=[.AQ50]&amp;IF(ISBLANK([.R50]);&quot;&quot;;&quot;/&quot;&amp;[.R50])" office:value-type="string" office:string-value="PD0/SPI2_NSS/CAN1_RX" calcext:value-type="string">
            <text:p>PD0/SPI2_NSS/CAN1_RX</text:p>
          </table:table-cell>
          <table:table-cell table:formula="of:=[.AR50]&amp;IF(ISBLANK([.S50]);&quot;&quot;;&quot;/&quot;&amp;[.S50])" office:value-type="string" office:string-value="PD0/SPI2_NSS/CAN1_RX" calcext:value-type="string">
            <text:p>PD0/SPI2_NSS/CAN1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</text:p>
          </table:table-cell>
          <table:table-cell table:number-columns-repeated="6"/>
          <table:table-cell office:value-type="string" calcext:value-type="string">
            <text:p>SPI2_SCK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14"/>
          <table:table-cell table:formula="of:=[.B51]" office:value-type="string" office:string-value="PD1" calcext:value-type="string">
            <text:p>PD1</text:p>
          </table:table-cell>
          <table:table-cell table:formula="of:=[.AB51]&amp;IF(ISBLANK([.C51]);&quot;&quot;;&quot;/&quot;&amp;[.C51])" office:value-type="string" office:string-value="PD1" calcext:value-type="string">
            <text:p>PD1</text:p>
          </table:table-cell>
          <table:table-cell table:formula="of:=[.AC51]&amp;IF(ISBLANK([.D51]);&quot;&quot;;&quot;/&quot;&amp;[.D51])" office:value-type="string" office:string-value="PD1" calcext:value-type="string">
            <text:p>PD1</text:p>
          </table:table-cell>
          <table:table-cell table:formula="of:=[.AD51]&amp;IF(ISBLANK([.E51]);&quot;&quot;;&quot;/&quot;&amp;[.E51])" office:value-type="string" office:string-value="PD1" calcext:value-type="string">
            <text:p>PD1</text:p>
          </table:table-cell>
          <table:table-cell table:formula="of:=[.AE51]&amp;IF(ISBLANK([.F51]);&quot;&quot;;&quot;/&quot;&amp;[.F51])" office:value-type="string" office:string-value="PD1" calcext:value-type="string">
            <text:p>PD1</text:p>
          </table:table-cell>
          <table:table-cell table:formula="of:=[.AF51]&amp;IF(ISBLANK([.G51]);&quot;&quot;;&quot;/&quot;&amp;[.G51])" office:value-type="string" office:string-value="PD1" calcext:value-type="string">
            <text:p>PD1</text:p>
          </table:table-cell>
          <table:table-cell table:formula="of:=[.AG51]&amp;IF(ISBLANK([.H51]);&quot;&quot;;&quot;/&quot;&amp;[.H51])" office:value-type="string" office:string-value="PD1" calcext:value-type="string">
            <text:p>PD1</text:p>
          </table:table-cell>
          <table:table-cell table:formula="of:=[.AH51]&amp;IF(ISBLANK([.I51]);&quot;&quot;;&quot;/&quot;&amp;[.I51])" office:value-type="string" office:string-value="PD1/SPI2_SCK" calcext:value-type="string">
            <text:p>PD1/SPI2_SCK</text:p>
          </table:table-cell>
          <table:table-cell table:formula="of:=[.AI51]&amp;IF(ISBLANK([.J51]);&quot;&quot;;&quot;/&quot;&amp;[.J51])" office:value-type="string" office:string-value="PD1/SPI2_SCK" calcext:value-type="string">
            <text:p>PD1/SPI2_SCK</text:p>
          </table:table-cell>
          <table:table-cell table:formula="of:=[.AJ51]&amp;IF(ISBLANK([.K51]);&quot;&quot;;&quot;/&quot;&amp;[.K51])" office:value-type="string" office:string-value="PD1/SPI2_SCK" calcext:value-type="string">
            <text:p>PD1/SPI2_SCK</text:p>
          </table:table-cell>
          <table:table-cell table:formula="of:=[.AK51]&amp;IF(ISBLANK([.L51]);&quot;&quot;;&quot;/&quot;&amp;[.L51])" office:value-type="string" office:string-value="PD1/SPI2_SCK" calcext:value-type="string">
            <text:p>PD1/SPI2_SCK</text:p>
          </table:table-cell>
          <table:table-cell table:formula="of:=[.AL51]&amp;IF(ISBLANK([.M51]);&quot;&quot;;&quot;/&quot;&amp;[.M51])" office:value-type="string" office:string-value="PD1/SPI2_SCK/CAN1_TX" calcext:value-type="string">
            <text:p>PD1/SPI2_SCK/CAN1_TX</text:p>
          </table:table-cell>
          <table:table-cell table:formula="of:=[.AM51]&amp;IF(ISBLANK([.N51]);&quot;&quot;;&quot;/&quot;&amp;[.N51])" office:value-type="string" office:string-value="PD1/SPI2_SCK/CAN1_TX" calcext:value-type="string">
            <text:p>PD1/SPI2_SCK/CAN1_TX</text:p>
          </table:table-cell>
          <table:table-cell table:formula="of:=[.AN51]&amp;IF(ISBLANK([.O51]);&quot;&quot;;&quot;/&quot;&amp;[.O51])" office:value-type="string" office:string-value="PD1/SPI2_SCK/CAN1_TX" calcext:value-type="string">
            <text:p>PD1/SPI2_SCK/CAN1_TX</text:p>
          </table:table-cell>
          <table:table-cell table:formula="of:=[.AO51]&amp;IF(ISBLANK([.P51]);&quot;&quot;;&quot;/&quot;&amp;[.P51])" office:value-type="string" office:string-value="PD1/SPI2_SCK/CAN1_TX" calcext:value-type="string">
            <text:p>PD1/SPI2_SCK/CAN1_TX</text:p>
          </table:table-cell>
          <table:table-cell table:formula="of:=[.AP51]&amp;IF(ISBLANK([.Q51]);&quot;&quot;;&quot;/&quot;&amp;[.Q51])" office:value-type="string" office:string-value="PD1/SPI2_SCK/CAN1_TX" calcext:value-type="string">
            <text:p>PD1/SPI2_SCK/CAN1_TX</text:p>
          </table:table-cell>
          <table:table-cell table:formula="of:=[.AQ51]&amp;IF(ISBLANK([.R51]);&quot;&quot;;&quot;/&quot;&amp;[.R51])" office:value-type="string" office:string-value="PD1/SPI2_SCK/CAN1_TX" calcext:value-type="string">
            <text:p>PD1/SPI2_SCK/CAN1_TX</text:p>
          </table:table-cell>
          <table:table-cell table:formula="of:=[.AR51]&amp;IF(ISBLANK([.S51]);&quot;&quot;;&quot;/&quot;&amp;[.S51])" office:value-type="string" office:string-value="PD1/SPI2_SCK/CAN1_TX" calcext:value-type="string">
            <text:p>PD1/SPI2_SCK/CAN1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2</text:p>
          </table:table-cell>
          <table:table-cell table:number-columns-repeated="8"/>
          <table:table-cell office:value-type="string" calcext:value-type="string">
            <text:p>USART3_RTS_DE</text:p>
          </table:table-cell>
          <table:table-cell office:value-type="string" calcext:value-type="string">
            <text:p>UART5_RX</text:p>
          </table:table-cell>
          <table:table-cell table:number-columns-repeated="15"/>
          <table:table-cell table:formula="of:=[.B52]" office:value-type="string" office:string-value="PD2" calcext:value-type="string">
            <text:p>PD2</text:p>
          </table:table-cell>
          <table:table-cell table:formula="of:=[.AB52]&amp;IF(ISBLANK([.C52]);&quot;&quot;;&quot;/&quot;&amp;[.C52])" office:value-type="string" office:string-value="PD2" calcext:value-type="string">
            <text:p>PD2</text:p>
          </table:table-cell>
          <table:table-cell table:formula="of:=[.AC52]&amp;IF(ISBLANK([.D52]);&quot;&quot;;&quot;/&quot;&amp;[.D52])" office:value-type="string" office:string-value="PD2" calcext:value-type="string">
            <text:p>PD2</text:p>
          </table:table-cell>
          <table:table-cell table:formula="of:=[.AD52]&amp;IF(ISBLANK([.E52]);&quot;&quot;;&quot;/&quot;&amp;[.E52])" office:value-type="string" office:string-value="PD2" calcext:value-type="string">
            <text:p>PD2</text:p>
          </table:table-cell>
          <table:table-cell table:formula="of:=[.AE52]&amp;IF(ISBLANK([.F52]);&quot;&quot;;&quot;/&quot;&amp;[.F52])" office:value-type="string" office:string-value="PD2" calcext:value-type="string">
            <text:p>PD2</text:p>
          </table:table-cell>
          <table:table-cell table:formula="of:=[.AF52]&amp;IF(ISBLANK([.G52]);&quot;&quot;;&quot;/&quot;&amp;[.G52])" office:value-type="string" office:string-value="PD2" calcext:value-type="string">
            <text:p>PD2</text:p>
          </table:table-cell>
          <table:table-cell table:formula="of:=[.AG52]&amp;IF(ISBLANK([.H52]);&quot;&quot;;&quot;/&quot;&amp;[.H52])" office:value-type="string" office:string-value="PD2" calcext:value-type="string">
            <text:p>PD2</text:p>
          </table:table-cell>
          <table:table-cell table:formula="of:=[.AH52]&amp;IF(ISBLANK([.I52]);&quot;&quot;;&quot;/&quot;&amp;[.I52])" office:value-type="string" office:string-value="PD2" calcext:value-type="string">
            <text:p>PD2</text:p>
          </table:table-cell>
          <table:table-cell table:formula="of:=[.AI52]&amp;IF(ISBLANK([.J52]);&quot;&quot;;&quot;/&quot;&amp;[.J52])" office:value-type="string" office:string-value="PD2" calcext:value-type="string">
            <text:p>PD2</text:p>
          </table:table-cell>
          <table:table-cell table:formula="of:=[.AJ52]&amp;IF(ISBLANK([.K52]);&quot;&quot;;&quot;/&quot;&amp;[.K52])" office:value-type="string" office:string-value="PD2/USART3_RTS_DE" calcext:value-type="string">
            <text:p>PD2/USART3_RTS_DE</text:p>
          </table:table-cell>
          <table:table-cell table:formula="of:=[.AK52]&amp;IF(ISBLANK([.L52]);&quot;&quot;;&quot;/&quot;&amp;[.L52])" office:value-type="string" office:string-value="PD2/USART3_RTS_DE/UART5_RX" calcext:value-type="string">
            <text:p>PD2/USART3_RTS_DE/UART5_RX</text:p>
          </table:table-cell>
          <table:table-cell table:formula="of:=[.AL52]&amp;IF(ISBLANK([.M52]);&quot;&quot;;&quot;/&quot;&amp;[.M52])" office:value-type="string" office:string-value="PD2/USART3_RTS_DE/UART5_RX" calcext:value-type="string">
            <text:p>PD2/USART3_RTS_DE/UART5_RX</text:p>
          </table:table-cell>
          <table:table-cell table:formula="of:=[.AM52]&amp;IF(ISBLANK([.N52]);&quot;&quot;;&quot;/&quot;&amp;[.N52])" office:value-type="string" office:string-value="PD2/USART3_RTS_DE/UART5_RX" calcext:value-type="string">
            <text:p>PD2/USART3_RTS_DE/UART5_RX</text:p>
          </table:table-cell>
          <table:table-cell table:formula="of:=[.AN52]&amp;IF(ISBLANK([.O52]);&quot;&quot;;&quot;/&quot;&amp;[.O52])" office:value-type="string" office:string-value="PD2/USART3_RTS_DE/UART5_RX" calcext:value-type="string">
            <text:p>PD2/USART3_RTS_DE/UART5_RX</text:p>
          </table:table-cell>
          <table:table-cell table:formula="of:=[.AO52]&amp;IF(ISBLANK([.P52]);&quot;&quot;;&quot;/&quot;&amp;[.P52])" office:value-type="string" office:string-value="PD2/USART3_RTS_DE/UART5_RX" calcext:value-type="string">
            <text:p>PD2/USART3_RTS_DE/UART5_RX</text:p>
          </table:table-cell>
          <table:table-cell table:formula="of:=[.AP52]&amp;IF(ISBLANK([.Q52]);&quot;&quot;;&quot;/&quot;&amp;[.Q52])" office:value-type="string" office:string-value="PD2/USART3_RTS_DE/UART5_RX" calcext:value-type="string">
            <text:p>PD2/USART3_RTS_DE/UART5_RX</text:p>
          </table:table-cell>
          <table:table-cell table:formula="of:=[.AQ52]&amp;IF(ISBLANK([.R52]);&quot;&quot;;&quot;/&quot;&amp;[.R52])" office:value-type="string" office:string-value="PD2/USART3_RTS_DE/UART5_RX" calcext:value-type="string">
            <text:p>PD2/USART3_RTS_DE/UART5_RX</text:p>
          </table:table-cell>
          <table:table-cell table:formula="of:=[.AR52]&amp;IF(ISBLANK([.S52]);&quot;&quot;;&quot;/&quot;&amp;[.S52])" office:value-type="string" office:string-value="PD2/USART3_RTS_DE/UART5_RX" calcext:value-type="string">
            <text:p>PD2/USART3_RTS_DE/UART5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3</text:p>
          </table:table-cell>
          <table:table-cell table:number-columns-repeated="6"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USART2_CTS</text:p>
          </table:table-cell>
          <table:table-cell table:number-columns-repeated="16"/>
          <table:table-cell table:formula="of:=[.B53]" office:value-type="string" office:string-value="PD3" calcext:value-type="string">
            <text:p>PD3</text:p>
          </table:table-cell>
          <table:table-cell table:formula="of:=[.AB53]&amp;IF(ISBLANK([.C53]);&quot;&quot;;&quot;/&quot;&amp;[.C53])" office:value-type="string" office:string-value="PD3" calcext:value-type="string">
            <text:p>PD3</text:p>
          </table:table-cell>
          <table:table-cell table:formula="of:=[.AC53]&amp;IF(ISBLANK([.D53]);&quot;&quot;;&quot;/&quot;&amp;[.D53])" office:value-type="string" office:string-value="PD3" calcext:value-type="string">
            <text:p>PD3</text:p>
          </table:table-cell>
          <table:table-cell table:formula="of:=[.AD53]&amp;IF(ISBLANK([.E53]);&quot;&quot;;&quot;/&quot;&amp;[.E53])" office:value-type="string" office:string-value="PD3" calcext:value-type="string">
            <text:p>PD3</text:p>
          </table:table-cell>
          <table:table-cell table:formula="of:=[.AE53]&amp;IF(ISBLANK([.F53]);&quot;&quot;;&quot;/&quot;&amp;[.F53])" office:value-type="string" office:string-value="PD3" calcext:value-type="string">
            <text:p>PD3</text:p>
          </table:table-cell>
          <table:table-cell table:formula="of:=[.AF53]&amp;IF(ISBLANK([.G53]);&quot;&quot;;&quot;/&quot;&amp;[.G53])" office:value-type="string" office:string-value="PD3" calcext:value-type="string">
            <text:p>PD3</text:p>
          </table:table-cell>
          <table:table-cell table:formula="of:=[.AG53]&amp;IF(ISBLANK([.H53]);&quot;&quot;;&quot;/&quot;&amp;[.H53])" office:value-type="string" office:string-value="PD3" calcext:value-type="string">
            <text:p>PD3</text:p>
          </table:table-cell>
          <table:table-cell table:formula="of:=[.AH53]&amp;IF(ISBLANK([.I53]);&quot;&quot;;&quot;/&quot;&amp;[.I53])" office:value-type="string" office:string-value="PD3/SPI2_MISO" calcext:value-type="string">
            <text:p>PD3/SPI2_MISO</text:p>
          </table:table-cell>
          <table:table-cell table:formula="of:=[.AI53]&amp;IF(ISBLANK([.J53]);&quot;&quot;;&quot;/&quot;&amp;[.J53])" office:value-type="string" office:string-value="PD3/SPI2_MISO" calcext:value-type="string">
            <text:p>PD3/SPI2_MISO</text:p>
          </table:table-cell>
          <table:table-cell table:formula="of:=[.AJ53]&amp;IF(ISBLANK([.K53]);&quot;&quot;;&quot;/&quot;&amp;[.K53])" office:value-type="string" office:string-value="PD3/SPI2_MISO/USART2_CTS" calcext:value-type="string">
            <text:p>PD3/SPI2_MISO/USART2_CTS</text:p>
          </table:table-cell>
          <table:table-cell table:formula="of:=[.AK53]&amp;IF(ISBLANK([.L53]);&quot;&quot;;&quot;/&quot;&amp;[.L53])" office:value-type="string" office:string-value="PD3/SPI2_MISO/USART2_CTS" calcext:value-type="string">
            <text:p>PD3/SPI2_MISO/USART2_CTS</text:p>
          </table:table-cell>
          <table:table-cell table:formula="of:=[.AL53]&amp;IF(ISBLANK([.M53]);&quot;&quot;;&quot;/&quot;&amp;[.M53])" office:value-type="string" office:string-value="PD3/SPI2_MISO/USART2_CTS" calcext:value-type="string">
            <text:p>PD3/SPI2_MISO/USART2_CTS</text:p>
          </table:table-cell>
          <table:table-cell table:formula="of:=[.AM53]&amp;IF(ISBLANK([.N53]);&quot;&quot;;&quot;/&quot;&amp;[.N53])" office:value-type="string" office:string-value="PD3/SPI2_MISO/USART2_CTS" calcext:value-type="string">
            <text:p>PD3/SPI2_MISO/USART2_CTS</text:p>
          </table:table-cell>
          <table:table-cell table:formula="of:=[.AN53]&amp;IF(ISBLANK([.O53]);&quot;&quot;;&quot;/&quot;&amp;[.O53])" office:value-type="string" office:string-value="PD3/SPI2_MISO/USART2_CTS" calcext:value-type="string">
            <text:p>PD3/SPI2_MISO/USART2_CTS</text:p>
          </table:table-cell>
          <table:table-cell table:formula="of:=[.AO53]&amp;IF(ISBLANK([.P53]);&quot;&quot;;&quot;/&quot;&amp;[.P53])" office:value-type="string" office:string-value="PD3/SPI2_MISO/USART2_CTS" calcext:value-type="string">
            <text:p>PD3/SPI2_MISO/USART2_CTS</text:p>
          </table:table-cell>
          <table:table-cell table:formula="of:=[.AP53]&amp;IF(ISBLANK([.Q53]);&quot;&quot;;&quot;/&quot;&amp;[.Q53])" office:value-type="string" office:string-value="PD3/SPI2_MISO/USART2_CTS" calcext:value-type="string">
            <text:p>PD3/SPI2_MISO/USART2_CTS</text:p>
          </table:table-cell>
          <table:table-cell table:formula="of:=[.AQ53]&amp;IF(ISBLANK([.R53]);&quot;&quot;;&quot;/&quot;&amp;[.R53])" office:value-type="string" office:string-value="PD3/SPI2_MISO/USART2_CTS" calcext:value-type="string">
            <text:p>PD3/SPI2_MISO/USART2_CTS</text:p>
          </table:table-cell>
          <table:table-cell table:formula="of:=[.AR53]&amp;IF(ISBLANK([.S53]);&quot;&quot;;&quot;/&quot;&amp;[.S53])" office:value-type="string" office:string-value="PD3/SPI2_MISO/USART2_CTS" calcext:value-type="string">
            <text:p>PD3/SPI2_MISO/USART2_CTS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4</text:p>
          </table:table-cell>
          <table:table-cell table:number-columns-repeated="6"/>
          <table:table-cell office:value-type="string" calcext:value-type="string">
            <text:p>SPI2_MOSI</text:p>
          </table:table-cell>
          <table:table-cell/>
          <table:table-cell office:value-type="string" calcext:value-type="string">
            <text:p>USART2_RTS_DE</text:p>
          </table:table-cell>
          <table:table-cell table:number-columns-repeated="16"/>
          <table:table-cell table:formula="of:=[.B54]" office:value-type="string" office:string-value="PD4" calcext:value-type="string">
            <text:p>PD4</text:p>
          </table:table-cell>
          <table:table-cell table:formula="of:=[.AB54]&amp;IF(ISBLANK([.C54]);&quot;&quot;;&quot;/&quot;&amp;[.C54])" office:value-type="string" office:string-value="PD4" calcext:value-type="string">
            <text:p>PD4</text:p>
          </table:table-cell>
          <table:table-cell table:formula="of:=[.AC54]&amp;IF(ISBLANK([.D54]);&quot;&quot;;&quot;/&quot;&amp;[.D54])" office:value-type="string" office:string-value="PD4" calcext:value-type="string">
            <text:p>PD4</text:p>
          </table:table-cell>
          <table:table-cell table:formula="of:=[.AD54]&amp;IF(ISBLANK([.E54]);&quot;&quot;;&quot;/&quot;&amp;[.E54])" office:value-type="string" office:string-value="PD4" calcext:value-type="string">
            <text:p>PD4</text:p>
          </table:table-cell>
          <table:table-cell table:formula="of:=[.AE54]&amp;IF(ISBLANK([.F54]);&quot;&quot;;&quot;/&quot;&amp;[.F54])" office:value-type="string" office:string-value="PD4" calcext:value-type="string">
            <text:p>PD4</text:p>
          </table:table-cell>
          <table:table-cell table:formula="of:=[.AF54]&amp;IF(ISBLANK([.G54]);&quot;&quot;;&quot;/&quot;&amp;[.G54])" office:value-type="string" office:string-value="PD4" calcext:value-type="string">
            <text:p>PD4</text:p>
          </table:table-cell>
          <table:table-cell table:formula="of:=[.AG54]&amp;IF(ISBLANK([.H54]);&quot;&quot;;&quot;/&quot;&amp;[.H54])" office:value-type="string" office:string-value="PD4" calcext:value-type="string">
            <text:p>PD4</text:p>
          </table:table-cell>
          <table:table-cell table:formula="of:=[.AH54]&amp;IF(ISBLANK([.I54]);&quot;&quot;;&quot;/&quot;&amp;[.I54])" office:value-type="string" office:string-value="PD4/SPI2_MOSI" calcext:value-type="string">
            <text:p>PD4/SPI2_MOSI</text:p>
          </table:table-cell>
          <table:table-cell table:formula="of:=[.AI54]&amp;IF(ISBLANK([.J54]);&quot;&quot;;&quot;/&quot;&amp;[.J54])" office:value-type="string" office:string-value="PD4/SPI2_MOSI" calcext:value-type="string">
            <text:p>PD4/SPI2_MOSI</text:p>
          </table:table-cell>
          <table:table-cell table:formula="of:=[.AJ54]&amp;IF(ISBLANK([.K54]);&quot;&quot;;&quot;/&quot;&amp;[.K54])" office:value-type="string" office:string-value="PD4/SPI2_MOSI/USART2_RTS_DE" calcext:value-type="string">
            <text:p>PD4/SPI2_MOSI/USART2_RTS_DE</text:p>
          </table:table-cell>
          <table:table-cell table:formula="of:=[.AK54]&amp;IF(ISBLANK([.L54]);&quot;&quot;;&quot;/&quot;&amp;[.L54])" office:value-type="string" office:string-value="PD4/SPI2_MOSI/USART2_RTS_DE" calcext:value-type="string">
            <text:p>PD4/SPI2_MOSI/USART2_RTS_DE</text:p>
          </table:table-cell>
          <table:table-cell table:formula="of:=[.AL54]&amp;IF(ISBLANK([.M54]);&quot;&quot;;&quot;/&quot;&amp;[.M54])" office:value-type="string" office:string-value="PD4/SPI2_MOSI/USART2_RTS_DE" calcext:value-type="string">
            <text:p>PD4/SPI2_MOSI/USART2_RTS_DE</text:p>
          </table:table-cell>
          <table:table-cell table:formula="of:=[.AM54]&amp;IF(ISBLANK([.N54]);&quot;&quot;;&quot;/&quot;&amp;[.N54])" office:value-type="string" office:string-value="PD4/SPI2_MOSI/USART2_RTS_DE" calcext:value-type="string">
            <text:p>PD4/SPI2_MOSI/USART2_RTS_DE</text:p>
          </table:table-cell>
          <table:table-cell table:formula="of:=[.AN54]&amp;IF(ISBLANK([.O54]);&quot;&quot;;&quot;/&quot;&amp;[.O54])" office:value-type="string" office:string-value="PD4/SPI2_MOSI/USART2_RTS_DE" calcext:value-type="string">
            <text:p>PD4/SPI2_MOSI/USART2_RTS_DE</text:p>
          </table:table-cell>
          <table:table-cell table:formula="of:=[.AO54]&amp;IF(ISBLANK([.P54]);&quot;&quot;;&quot;/&quot;&amp;[.P54])" office:value-type="string" office:string-value="PD4/SPI2_MOSI/USART2_RTS_DE" calcext:value-type="string">
            <text:p>PD4/SPI2_MOSI/USART2_RTS_DE</text:p>
          </table:table-cell>
          <table:table-cell table:formula="of:=[.AP54]&amp;IF(ISBLANK([.Q54]);&quot;&quot;;&quot;/&quot;&amp;[.Q54])" office:value-type="string" office:string-value="PD4/SPI2_MOSI/USART2_RTS_DE" calcext:value-type="string">
            <text:p>PD4/SPI2_MOSI/USART2_RTS_DE</text:p>
          </table:table-cell>
          <table:table-cell table:formula="of:=[.AQ54]&amp;IF(ISBLANK([.R54]);&quot;&quot;;&quot;/&quot;&amp;[.R54])" office:value-type="string" office:string-value="PD4/SPI2_MOSI/USART2_RTS_DE" calcext:value-type="string">
            <text:p>PD4/SPI2_MOSI/USART2_RTS_DE</text:p>
          </table:table-cell>
          <table:table-cell table:formula="of:=[.AR54]&amp;IF(ISBLANK([.S54]);&quot;&quot;;&quot;/&quot;&amp;[.S54])" office:value-type="string" office:string-value="PD4/SPI2_MOSI/USART2_RTS_DE" calcext:value-type="string">
            <text:p>PD4/SPI2_MOSI/USART2_RTS_D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5</text:p>
          </table:table-cell>
          <table:table-cell table:number-columns-repeated="8"/>
          <table:table-cell office:value-type="string" calcext:value-type="string">
            <text:p>USART2_TX</text:p>
          </table:table-cell>
          <table:table-cell table:number-columns-repeated="16"/>
          <table:table-cell table:formula="of:=[.B55]" office:value-type="string" office:string-value="PD5" calcext:value-type="string">
            <text:p>PD5</text:p>
          </table:table-cell>
          <table:table-cell table:formula="of:=[.AB55]&amp;IF(ISBLANK([.C55]);&quot;&quot;;&quot;/&quot;&amp;[.C55])" office:value-type="string" office:string-value="PD5" calcext:value-type="string">
            <text:p>PD5</text:p>
          </table:table-cell>
          <table:table-cell table:formula="of:=[.AC55]&amp;IF(ISBLANK([.D55]);&quot;&quot;;&quot;/&quot;&amp;[.D55])" office:value-type="string" office:string-value="PD5" calcext:value-type="string">
            <text:p>PD5</text:p>
          </table:table-cell>
          <table:table-cell table:formula="of:=[.AD55]&amp;IF(ISBLANK([.E55]);&quot;&quot;;&quot;/&quot;&amp;[.E55])" office:value-type="string" office:string-value="PD5" calcext:value-type="string">
            <text:p>PD5</text:p>
          </table:table-cell>
          <table:table-cell table:formula="of:=[.AE55]&amp;IF(ISBLANK([.F55]);&quot;&quot;;&quot;/&quot;&amp;[.F55])" office:value-type="string" office:string-value="PD5" calcext:value-type="string">
            <text:p>PD5</text:p>
          </table:table-cell>
          <table:table-cell table:formula="of:=[.AF55]&amp;IF(ISBLANK([.G55]);&quot;&quot;;&quot;/&quot;&amp;[.G55])" office:value-type="string" office:string-value="PD5" calcext:value-type="string">
            <text:p>PD5</text:p>
          </table:table-cell>
          <table:table-cell table:formula="of:=[.AG55]&amp;IF(ISBLANK([.H55]);&quot;&quot;;&quot;/&quot;&amp;[.H55])" office:value-type="string" office:string-value="PD5" calcext:value-type="string">
            <text:p>PD5</text:p>
          </table:table-cell>
          <table:table-cell table:formula="of:=[.AH55]&amp;IF(ISBLANK([.I55]);&quot;&quot;;&quot;/&quot;&amp;[.I55])" office:value-type="string" office:string-value="PD5" calcext:value-type="string">
            <text:p>PD5</text:p>
          </table:table-cell>
          <table:table-cell table:formula="of:=[.AI55]&amp;IF(ISBLANK([.J55]);&quot;&quot;;&quot;/&quot;&amp;[.J55])" office:value-type="string" office:string-value="PD5" calcext:value-type="string">
            <text:p>PD5</text:p>
          </table:table-cell>
          <table:table-cell table:formula="of:=[.AJ55]&amp;IF(ISBLANK([.K55]);&quot;&quot;;&quot;/&quot;&amp;[.K55])" office:value-type="string" office:string-value="PD5/USART2_TX" calcext:value-type="string">
            <text:p>PD5/USART2_TX</text:p>
          </table:table-cell>
          <table:table-cell table:formula="of:=[.AK55]&amp;IF(ISBLANK([.L55]);&quot;&quot;;&quot;/&quot;&amp;[.L55])" office:value-type="string" office:string-value="PD5/USART2_TX" calcext:value-type="string">
            <text:p>PD5/USART2_TX</text:p>
          </table:table-cell>
          <table:table-cell table:formula="of:=[.AL55]&amp;IF(ISBLANK([.M55]);&quot;&quot;;&quot;/&quot;&amp;[.M55])" office:value-type="string" office:string-value="PD5/USART2_TX" calcext:value-type="string">
            <text:p>PD5/USART2_TX</text:p>
          </table:table-cell>
          <table:table-cell table:formula="of:=[.AM55]&amp;IF(ISBLANK([.N55]);&quot;&quot;;&quot;/&quot;&amp;[.N55])" office:value-type="string" office:string-value="PD5/USART2_TX" calcext:value-type="string">
            <text:p>PD5/USART2_TX</text:p>
          </table:table-cell>
          <table:table-cell table:formula="of:=[.AN55]&amp;IF(ISBLANK([.O55]);&quot;&quot;;&quot;/&quot;&amp;[.O55])" office:value-type="string" office:string-value="PD5/USART2_TX" calcext:value-type="string">
            <text:p>PD5/USART2_TX</text:p>
          </table:table-cell>
          <table:table-cell table:formula="of:=[.AO55]&amp;IF(ISBLANK([.P55]);&quot;&quot;;&quot;/&quot;&amp;[.P55])" office:value-type="string" office:string-value="PD5/USART2_TX" calcext:value-type="string">
            <text:p>PD5/USART2_TX</text:p>
          </table:table-cell>
          <table:table-cell table:formula="of:=[.AP55]&amp;IF(ISBLANK([.Q55]);&quot;&quot;;&quot;/&quot;&amp;[.Q55])" office:value-type="string" office:string-value="PD5/USART2_TX" calcext:value-type="string">
            <text:p>PD5/USART2_TX</text:p>
          </table:table-cell>
          <table:table-cell table:formula="of:=[.AQ55]&amp;IF(ISBLANK([.R55]);&quot;&quot;;&quot;/&quot;&amp;[.R55])" office:value-type="string" office:string-value="PD5/USART2_TX" calcext:value-type="string">
            <text:p>PD5/USART2_TX</text:p>
          </table:table-cell>
          <table:table-cell table:formula="of:=[.AR55]&amp;IF(ISBLANK([.S55]);&quot;&quot;;&quot;/&quot;&amp;[.S55])" office:value-type="string" office:string-value="PD5/USART2_TX" calcext:value-type="string">
            <text:p>PD5/USART2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6</text:p>
          </table:table-cell>
          <table:table-cell table:number-columns-repeated="8"/>
          <table:table-cell office:value-type="string" calcext:value-type="string">
            <text:p>USART2_RX</text:p>
          </table:table-cell>
          <table:table-cell table:number-columns-repeated="16"/>
          <table:table-cell table:formula="of:=[.B56]" office:value-type="string" office:string-value="PD6" calcext:value-type="string">
            <text:p>PD6</text:p>
          </table:table-cell>
          <table:table-cell table:formula="of:=[.AB56]&amp;IF(ISBLANK([.C56]);&quot;&quot;;&quot;/&quot;&amp;[.C56])" office:value-type="string" office:string-value="PD6" calcext:value-type="string">
            <text:p>PD6</text:p>
          </table:table-cell>
          <table:table-cell table:formula="of:=[.AC56]&amp;IF(ISBLANK([.D56]);&quot;&quot;;&quot;/&quot;&amp;[.D56])" office:value-type="string" office:string-value="PD6" calcext:value-type="string">
            <text:p>PD6</text:p>
          </table:table-cell>
          <table:table-cell table:formula="of:=[.AD56]&amp;IF(ISBLANK([.E56]);&quot;&quot;;&quot;/&quot;&amp;[.E56])" office:value-type="string" office:string-value="PD6" calcext:value-type="string">
            <text:p>PD6</text:p>
          </table:table-cell>
          <table:table-cell table:formula="of:=[.AE56]&amp;IF(ISBLANK([.F56]);&quot;&quot;;&quot;/&quot;&amp;[.F56])" office:value-type="string" office:string-value="PD6" calcext:value-type="string">
            <text:p>PD6</text:p>
          </table:table-cell>
          <table:table-cell table:formula="of:=[.AF56]&amp;IF(ISBLANK([.G56]);&quot;&quot;;&quot;/&quot;&amp;[.G56])" office:value-type="string" office:string-value="PD6" calcext:value-type="string">
            <text:p>PD6</text:p>
          </table:table-cell>
          <table:table-cell table:formula="of:=[.AG56]&amp;IF(ISBLANK([.H56]);&quot;&quot;;&quot;/&quot;&amp;[.H56])" office:value-type="string" office:string-value="PD6" calcext:value-type="string">
            <text:p>PD6</text:p>
          </table:table-cell>
          <table:table-cell table:formula="of:=[.AH56]&amp;IF(ISBLANK([.I56]);&quot;&quot;;&quot;/&quot;&amp;[.I56])" office:value-type="string" office:string-value="PD6" calcext:value-type="string">
            <text:p>PD6</text:p>
          </table:table-cell>
          <table:table-cell table:formula="of:=[.AI56]&amp;IF(ISBLANK([.J56]);&quot;&quot;;&quot;/&quot;&amp;[.J56])" office:value-type="string" office:string-value="PD6" calcext:value-type="string">
            <text:p>PD6</text:p>
          </table:table-cell>
          <table:table-cell table:formula="of:=[.AJ56]&amp;IF(ISBLANK([.K56]);&quot;&quot;;&quot;/&quot;&amp;[.K56])" office:value-type="string" office:string-value="PD6/USART2_RX" calcext:value-type="string">
            <text:p>PD6/USART2_RX</text:p>
          </table:table-cell>
          <table:table-cell table:formula="of:=[.AK56]&amp;IF(ISBLANK([.L56]);&quot;&quot;;&quot;/&quot;&amp;[.L56])" office:value-type="string" office:string-value="PD6/USART2_RX" calcext:value-type="string">
            <text:p>PD6/USART2_RX</text:p>
          </table:table-cell>
          <table:table-cell table:formula="of:=[.AL56]&amp;IF(ISBLANK([.M56]);&quot;&quot;;&quot;/&quot;&amp;[.M56])" office:value-type="string" office:string-value="PD6/USART2_RX" calcext:value-type="string">
            <text:p>PD6/USART2_RX</text:p>
          </table:table-cell>
          <table:table-cell table:formula="of:=[.AM56]&amp;IF(ISBLANK([.N56]);&quot;&quot;;&quot;/&quot;&amp;[.N56])" office:value-type="string" office:string-value="PD6/USART2_RX" calcext:value-type="string">
            <text:p>PD6/USART2_RX</text:p>
          </table:table-cell>
          <table:table-cell table:formula="of:=[.AN56]&amp;IF(ISBLANK([.O56]);&quot;&quot;;&quot;/&quot;&amp;[.O56])" office:value-type="string" office:string-value="PD6/USART2_RX" calcext:value-type="string">
            <text:p>PD6/USART2_RX</text:p>
          </table:table-cell>
          <table:table-cell table:formula="of:=[.AO56]&amp;IF(ISBLANK([.P56]);&quot;&quot;;&quot;/&quot;&amp;[.P56])" office:value-type="string" office:string-value="PD6/USART2_RX" calcext:value-type="string">
            <text:p>PD6/USART2_RX</text:p>
          </table:table-cell>
          <table:table-cell table:formula="of:=[.AP56]&amp;IF(ISBLANK([.Q56]);&quot;&quot;;&quot;/&quot;&amp;[.Q56])" office:value-type="string" office:string-value="PD6/USART2_RX" calcext:value-type="string">
            <text:p>PD6/USART2_RX</text:p>
          </table:table-cell>
          <table:table-cell table:formula="of:=[.AQ56]&amp;IF(ISBLANK([.R56]);&quot;&quot;;&quot;/&quot;&amp;[.R56])" office:value-type="string" office:string-value="PD6/USART2_RX" calcext:value-type="string">
            <text:p>PD6/USART2_RX</text:p>
          </table:table-cell>
          <table:table-cell table:formula="of:=[.AR56]&amp;IF(ISBLANK([.S56]);&quot;&quot;;&quot;/&quot;&amp;[.S56])" office:value-type="string" office:string-value="PD6/USART2_RX" calcext:value-type="string">
            <text:p>PD6/USART2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7</text:p>
          </table:table-cell>
          <table:table-cell table:number-columns-repeated="8"/>
          <table:table-cell office:value-type="string" calcext:value-type="string">
            <text:p>USART2_CK</text:p>
          </table:table-cell>
          <table:table-cell table:number-columns-repeated="16"/>
          <table:table-cell table:formula="of:=[.B57]" office:value-type="string" office:string-value="PD7" calcext:value-type="string">
            <text:p>PD7</text:p>
          </table:table-cell>
          <table:table-cell table:formula="of:=[.AB57]&amp;IF(ISBLANK([.C57]);&quot;&quot;;&quot;/&quot;&amp;[.C57])" office:value-type="string" office:string-value="PD7" calcext:value-type="string">
            <text:p>PD7</text:p>
          </table:table-cell>
          <table:table-cell table:formula="of:=[.AC57]&amp;IF(ISBLANK([.D57]);&quot;&quot;;&quot;/&quot;&amp;[.D57])" office:value-type="string" office:string-value="PD7" calcext:value-type="string">
            <text:p>PD7</text:p>
          </table:table-cell>
          <table:table-cell table:formula="of:=[.AD57]&amp;IF(ISBLANK([.E57]);&quot;&quot;;&quot;/&quot;&amp;[.E57])" office:value-type="string" office:string-value="PD7" calcext:value-type="string">
            <text:p>PD7</text:p>
          </table:table-cell>
          <table:table-cell table:formula="of:=[.AE57]&amp;IF(ISBLANK([.F57]);&quot;&quot;;&quot;/&quot;&amp;[.F57])" office:value-type="string" office:string-value="PD7" calcext:value-type="string">
            <text:p>PD7</text:p>
          </table:table-cell>
          <table:table-cell table:formula="of:=[.AF57]&amp;IF(ISBLANK([.G57]);&quot;&quot;;&quot;/&quot;&amp;[.G57])" office:value-type="string" office:string-value="PD7" calcext:value-type="string">
            <text:p>PD7</text:p>
          </table:table-cell>
          <table:table-cell table:formula="of:=[.AG57]&amp;IF(ISBLANK([.H57]);&quot;&quot;;&quot;/&quot;&amp;[.H57])" office:value-type="string" office:string-value="PD7" calcext:value-type="string">
            <text:p>PD7</text:p>
          </table:table-cell>
          <table:table-cell table:formula="of:=[.AH57]&amp;IF(ISBLANK([.I57]);&quot;&quot;;&quot;/&quot;&amp;[.I57])" office:value-type="string" office:string-value="PD7" calcext:value-type="string">
            <text:p>PD7</text:p>
          </table:table-cell>
          <table:table-cell table:formula="of:=[.AI57]&amp;IF(ISBLANK([.J57]);&quot;&quot;;&quot;/&quot;&amp;[.J57])" office:value-type="string" office:string-value="PD7" calcext:value-type="string">
            <text:p>PD7</text:p>
          </table:table-cell>
          <table:table-cell table:formula="of:=[.AJ57]&amp;IF(ISBLANK([.K57]);&quot;&quot;;&quot;/&quot;&amp;[.K57])" office:value-type="string" office:string-value="PD7/USART2_CK" calcext:value-type="string">
            <text:p>PD7/USART2_CK</text:p>
          </table:table-cell>
          <table:table-cell table:formula="of:=[.AK57]&amp;IF(ISBLANK([.L57]);&quot;&quot;;&quot;/&quot;&amp;[.L57])" office:value-type="string" office:string-value="PD7/USART2_CK" calcext:value-type="string">
            <text:p>PD7/USART2_CK</text:p>
          </table:table-cell>
          <table:table-cell table:formula="of:=[.AL57]&amp;IF(ISBLANK([.M57]);&quot;&quot;;&quot;/&quot;&amp;[.M57])" office:value-type="string" office:string-value="PD7/USART2_CK" calcext:value-type="string">
            <text:p>PD7/USART2_CK</text:p>
          </table:table-cell>
          <table:table-cell table:formula="of:=[.AM57]&amp;IF(ISBLANK([.N57]);&quot;&quot;;&quot;/&quot;&amp;[.N57])" office:value-type="string" office:string-value="PD7/USART2_CK" calcext:value-type="string">
            <text:p>PD7/USART2_CK</text:p>
          </table:table-cell>
          <table:table-cell table:formula="of:=[.AN57]&amp;IF(ISBLANK([.O57]);&quot;&quot;;&quot;/&quot;&amp;[.O57])" office:value-type="string" office:string-value="PD7/USART2_CK" calcext:value-type="string">
            <text:p>PD7/USART2_CK</text:p>
          </table:table-cell>
          <table:table-cell table:formula="of:=[.AO57]&amp;IF(ISBLANK([.P57]);&quot;&quot;;&quot;/&quot;&amp;[.P57])" office:value-type="string" office:string-value="PD7/USART2_CK" calcext:value-type="string">
            <text:p>PD7/USART2_CK</text:p>
          </table:table-cell>
          <table:table-cell table:formula="of:=[.AP57]&amp;IF(ISBLANK([.Q57]);&quot;&quot;;&quot;/&quot;&amp;[.Q57])" office:value-type="string" office:string-value="PD7/USART2_CK" calcext:value-type="string">
            <text:p>PD7/USART2_CK</text:p>
          </table:table-cell>
          <table:table-cell table:formula="of:=[.AQ57]&amp;IF(ISBLANK([.R57]);&quot;&quot;;&quot;/&quot;&amp;[.R57])" office:value-type="string" office:string-value="PD7/USART2_CK" calcext:value-type="string">
            <text:p>PD7/USART2_CK</text:p>
          </table:table-cell>
          <table:table-cell table:formula="of:=[.AR57]&amp;IF(ISBLANK([.S57]);&quot;&quot;;&quot;/&quot;&amp;[.S57])" office:value-type="string" office:string-value="PD7/USART2_CK" calcext:value-type="string">
            <text:p>PD7/USART2_C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8</text:p>
          </table:table-cell>
          <table:table-cell table:number-columns-repeated="8"/>
          <table:table-cell office:value-type="string" calcext:value-type="string">
            <text:p>USART3_TX</text:p>
          </table:table-cell>
          <table:table-cell table:number-columns-repeated="16"/>
          <table:table-cell table:formula="of:=[.B58]" office:value-type="string" office:string-value="PD8" calcext:value-type="string">
            <text:p>PD8</text:p>
          </table:table-cell>
          <table:table-cell table:formula="of:=[.AB58]&amp;IF(ISBLANK([.C58]);&quot;&quot;;&quot;/&quot;&amp;[.C58])" office:value-type="string" office:string-value="PD8" calcext:value-type="string">
            <text:p>PD8</text:p>
          </table:table-cell>
          <table:table-cell table:formula="of:=[.AC58]&amp;IF(ISBLANK([.D58]);&quot;&quot;;&quot;/&quot;&amp;[.D58])" office:value-type="string" office:string-value="PD8" calcext:value-type="string">
            <text:p>PD8</text:p>
          </table:table-cell>
          <table:table-cell table:formula="of:=[.AD58]&amp;IF(ISBLANK([.E58]);&quot;&quot;;&quot;/&quot;&amp;[.E58])" office:value-type="string" office:string-value="PD8" calcext:value-type="string">
            <text:p>PD8</text:p>
          </table:table-cell>
          <table:table-cell table:formula="of:=[.AE58]&amp;IF(ISBLANK([.F58]);&quot;&quot;;&quot;/&quot;&amp;[.F58])" office:value-type="string" office:string-value="PD8" calcext:value-type="string">
            <text:p>PD8</text:p>
          </table:table-cell>
          <table:table-cell table:formula="of:=[.AF58]&amp;IF(ISBLANK([.G58]);&quot;&quot;;&quot;/&quot;&amp;[.G58])" office:value-type="string" office:string-value="PD8" calcext:value-type="string">
            <text:p>PD8</text:p>
          </table:table-cell>
          <table:table-cell table:formula="of:=[.AG58]&amp;IF(ISBLANK([.H58]);&quot;&quot;;&quot;/&quot;&amp;[.H58])" office:value-type="string" office:string-value="PD8" calcext:value-type="string">
            <text:p>PD8</text:p>
          </table:table-cell>
          <table:table-cell table:formula="of:=[.AH58]&amp;IF(ISBLANK([.I58]);&quot;&quot;;&quot;/&quot;&amp;[.I58])" office:value-type="string" office:string-value="PD8" calcext:value-type="string">
            <text:p>PD8</text:p>
          </table:table-cell>
          <table:table-cell table:formula="of:=[.AI58]&amp;IF(ISBLANK([.J58]);&quot;&quot;;&quot;/&quot;&amp;[.J58])" office:value-type="string" office:string-value="PD8" calcext:value-type="string">
            <text:p>PD8</text:p>
          </table:table-cell>
          <table:table-cell table:formula="of:=[.AJ58]&amp;IF(ISBLANK([.K58]);&quot;&quot;;&quot;/&quot;&amp;[.K58])" office:value-type="string" office:string-value="PD8/USART3_TX" calcext:value-type="string">
            <text:p>PD8/USART3_TX</text:p>
          </table:table-cell>
          <table:table-cell table:formula="of:=[.AK58]&amp;IF(ISBLANK([.L58]);&quot;&quot;;&quot;/&quot;&amp;[.L58])" office:value-type="string" office:string-value="PD8/USART3_TX" calcext:value-type="string">
            <text:p>PD8/USART3_TX</text:p>
          </table:table-cell>
          <table:table-cell table:formula="of:=[.AL58]&amp;IF(ISBLANK([.M58]);&quot;&quot;;&quot;/&quot;&amp;[.M58])" office:value-type="string" office:string-value="PD8/USART3_TX" calcext:value-type="string">
            <text:p>PD8/USART3_TX</text:p>
          </table:table-cell>
          <table:table-cell table:formula="of:=[.AM58]&amp;IF(ISBLANK([.N58]);&quot;&quot;;&quot;/&quot;&amp;[.N58])" office:value-type="string" office:string-value="PD8/USART3_TX" calcext:value-type="string">
            <text:p>PD8/USART3_TX</text:p>
          </table:table-cell>
          <table:table-cell table:formula="of:=[.AN58]&amp;IF(ISBLANK([.O58]);&quot;&quot;;&quot;/&quot;&amp;[.O58])" office:value-type="string" office:string-value="PD8/USART3_TX" calcext:value-type="string">
            <text:p>PD8/USART3_TX</text:p>
          </table:table-cell>
          <table:table-cell table:formula="of:=[.AO58]&amp;IF(ISBLANK([.P58]);&quot;&quot;;&quot;/&quot;&amp;[.P58])" office:value-type="string" office:string-value="PD8/USART3_TX" calcext:value-type="string">
            <text:p>PD8/USART3_TX</text:p>
          </table:table-cell>
          <table:table-cell table:formula="of:=[.AP58]&amp;IF(ISBLANK([.Q58]);&quot;&quot;;&quot;/&quot;&amp;[.Q58])" office:value-type="string" office:string-value="PD8/USART3_TX" calcext:value-type="string">
            <text:p>PD8/USART3_TX</text:p>
          </table:table-cell>
          <table:table-cell table:formula="of:=[.AQ58]&amp;IF(ISBLANK([.R58]);&quot;&quot;;&quot;/&quot;&amp;[.R58])" office:value-type="string" office:string-value="PD8/USART3_TX" calcext:value-type="string">
            <text:p>PD8/USART3_TX</text:p>
          </table:table-cell>
          <table:table-cell table:formula="of:=[.AR58]&amp;IF(ISBLANK([.S58]);&quot;&quot;;&quot;/&quot;&amp;[.S58])" office:value-type="string" office:string-value="PD8/USART3_TX" calcext:value-type="string">
            <text:p>PD8/USART3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9</text:p>
          </table:table-cell>
          <table:table-cell table:number-columns-repeated="8"/>
          <table:table-cell office:value-type="string" calcext:value-type="string">
            <text:p>USART3_RX</text:p>
          </table:table-cell>
          <table:table-cell table:number-columns-repeated="16"/>
          <table:table-cell table:formula="of:=[.B59]" office:value-type="string" office:string-value="PD9" calcext:value-type="string">
            <text:p>PD9</text:p>
          </table:table-cell>
          <table:table-cell table:formula="of:=[.AB59]&amp;IF(ISBLANK([.C59]);&quot;&quot;;&quot;/&quot;&amp;[.C59])" office:value-type="string" office:string-value="PD9" calcext:value-type="string">
            <text:p>PD9</text:p>
          </table:table-cell>
          <table:table-cell table:formula="of:=[.AC59]&amp;IF(ISBLANK([.D59]);&quot;&quot;;&quot;/&quot;&amp;[.D59])" office:value-type="string" office:string-value="PD9" calcext:value-type="string">
            <text:p>PD9</text:p>
          </table:table-cell>
          <table:table-cell table:formula="of:=[.AD59]&amp;IF(ISBLANK([.E59]);&quot;&quot;;&quot;/&quot;&amp;[.E59])" office:value-type="string" office:string-value="PD9" calcext:value-type="string">
            <text:p>PD9</text:p>
          </table:table-cell>
          <table:table-cell table:formula="of:=[.AE59]&amp;IF(ISBLANK([.F59]);&quot;&quot;;&quot;/&quot;&amp;[.F59])" office:value-type="string" office:string-value="PD9" calcext:value-type="string">
            <text:p>PD9</text:p>
          </table:table-cell>
          <table:table-cell table:formula="of:=[.AF59]&amp;IF(ISBLANK([.G59]);&quot;&quot;;&quot;/&quot;&amp;[.G59])" office:value-type="string" office:string-value="PD9" calcext:value-type="string">
            <text:p>PD9</text:p>
          </table:table-cell>
          <table:table-cell table:formula="of:=[.AG59]&amp;IF(ISBLANK([.H59]);&quot;&quot;;&quot;/&quot;&amp;[.H59])" office:value-type="string" office:string-value="PD9" calcext:value-type="string">
            <text:p>PD9</text:p>
          </table:table-cell>
          <table:table-cell table:formula="of:=[.AH59]&amp;IF(ISBLANK([.I59]);&quot;&quot;;&quot;/&quot;&amp;[.I59])" office:value-type="string" office:string-value="PD9" calcext:value-type="string">
            <text:p>PD9</text:p>
          </table:table-cell>
          <table:table-cell table:formula="of:=[.AI59]&amp;IF(ISBLANK([.J59]);&quot;&quot;;&quot;/&quot;&amp;[.J59])" office:value-type="string" office:string-value="PD9" calcext:value-type="string">
            <text:p>PD9</text:p>
          </table:table-cell>
          <table:table-cell table:formula="of:=[.AJ59]&amp;IF(ISBLANK([.K59]);&quot;&quot;;&quot;/&quot;&amp;[.K59])" office:value-type="string" office:string-value="PD9/USART3_RX" calcext:value-type="string">
            <text:p>PD9/USART3_RX</text:p>
          </table:table-cell>
          <table:table-cell table:formula="of:=[.AK59]&amp;IF(ISBLANK([.L59]);&quot;&quot;;&quot;/&quot;&amp;[.L59])" office:value-type="string" office:string-value="PD9/USART3_RX" calcext:value-type="string">
            <text:p>PD9/USART3_RX</text:p>
          </table:table-cell>
          <table:table-cell table:formula="of:=[.AL59]&amp;IF(ISBLANK([.M59]);&quot;&quot;;&quot;/&quot;&amp;[.M59])" office:value-type="string" office:string-value="PD9/USART3_RX" calcext:value-type="string">
            <text:p>PD9/USART3_RX</text:p>
          </table:table-cell>
          <table:table-cell table:formula="of:=[.AM59]&amp;IF(ISBLANK([.N59]);&quot;&quot;;&quot;/&quot;&amp;[.N59])" office:value-type="string" office:string-value="PD9/USART3_RX" calcext:value-type="string">
            <text:p>PD9/USART3_RX</text:p>
          </table:table-cell>
          <table:table-cell table:formula="of:=[.AN59]&amp;IF(ISBLANK([.O59]);&quot;&quot;;&quot;/&quot;&amp;[.O59])" office:value-type="string" office:string-value="PD9/USART3_RX" calcext:value-type="string">
            <text:p>PD9/USART3_RX</text:p>
          </table:table-cell>
          <table:table-cell table:formula="of:=[.AO59]&amp;IF(ISBLANK([.P59]);&quot;&quot;;&quot;/&quot;&amp;[.P59])" office:value-type="string" office:string-value="PD9/USART3_RX" calcext:value-type="string">
            <text:p>PD9/USART3_RX</text:p>
          </table:table-cell>
          <table:table-cell table:formula="of:=[.AP59]&amp;IF(ISBLANK([.Q59]);&quot;&quot;;&quot;/&quot;&amp;[.Q59])" office:value-type="string" office:string-value="PD9/USART3_RX" calcext:value-type="string">
            <text:p>PD9/USART3_RX</text:p>
          </table:table-cell>
          <table:table-cell table:formula="of:=[.AQ59]&amp;IF(ISBLANK([.R59]);&quot;&quot;;&quot;/&quot;&amp;[.R59])" office:value-type="string" office:string-value="PD9/USART3_RX" calcext:value-type="string">
            <text:p>PD9/USART3_RX</text:p>
          </table:table-cell>
          <table:table-cell table:formula="of:=[.AR59]&amp;IF(ISBLANK([.S59]);&quot;&quot;;&quot;/&quot;&amp;[.S59])" office:value-type="string" office:string-value="PD9/USART3_RX" calcext:value-type="string">
            <text:p>PD9/USART3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0</text:p>
          </table:table-cell>
          <table:table-cell table:number-columns-repeated="8"/>
          <table:table-cell office:value-type="string" calcext:value-type="string">
            <text:p>USART3_CK</text:p>
          </table:table-cell>
          <table:table-cell table:number-columns-repeated="16"/>
          <table:table-cell table:formula="of:=[.B60]" office:value-type="string" office:string-value="PD10" calcext:value-type="string">
            <text:p>PD10</text:p>
          </table:table-cell>
          <table:table-cell table:formula="of:=[.AB60]&amp;IF(ISBLANK([.C60]);&quot;&quot;;&quot;/&quot;&amp;[.C60])" office:value-type="string" office:string-value="PD10" calcext:value-type="string">
            <text:p>PD10</text:p>
          </table:table-cell>
          <table:table-cell table:formula="of:=[.AC60]&amp;IF(ISBLANK([.D60]);&quot;&quot;;&quot;/&quot;&amp;[.D60])" office:value-type="string" office:string-value="PD10" calcext:value-type="string">
            <text:p>PD10</text:p>
          </table:table-cell>
          <table:table-cell table:formula="of:=[.AD60]&amp;IF(ISBLANK([.E60]);&quot;&quot;;&quot;/&quot;&amp;[.E60])" office:value-type="string" office:string-value="PD10" calcext:value-type="string">
            <text:p>PD10</text:p>
          </table:table-cell>
          <table:table-cell table:formula="of:=[.AE60]&amp;IF(ISBLANK([.F60]);&quot;&quot;;&quot;/&quot;&amp;[.F60])" office:value-type="string" office:string-value="PD10" calcext:value-type="string">
            <text:p>PD10</text:p>
          </table:table-cell>
          <table:table-cell table:formula="of:=[.AF60]&amp;IF(ISBLANK([.G60]);&quot;&quot;;&quot;/&quot;&amp;[.G60])" office:value-type="string" office:string-value="PD10" calcext:value-type="string">
            <text:p>PD10</text:p>
          </table:table-cell>
          <table:table-cell table:formula="of:=[.AG60]&amp;IF(ISBLANK([.H60]);&quot;&quot;;&quot;/&quot;&amp;[.H60])" office:value-type="string" office:string-value="PD10" calcext:value-type="string">
            <text:p>PD10</text:p>
          </table:table-cell>
          <table:table-cell table:formula="of:=[.AH60]&amp;IF(ISBLANK([.I60]);&quot;&quot;;&quot;/&quot;&amp;[.I60])" office:value-type="string" office:string-value="PD10" calcext:value-type="string">
            <text:p>PD10</text:p>
          </table:table-cell>
          <table:table-cell table:formula="of:=[.AI60]&amp;IF(ISBLANK([.J60]);&quot;&quot;;&quot;/&quot;&amp;[.J60])" office:value-type="string" office:string-value="PD10" calcext:value-type="string">
            <text:p>PD10</text:p>
          </table:table-cell>
          <table:table-cell table:formula="of:=[.AJ60]&amp;IF(ISBLANK([.K60]);&quot;&quot;;&quot;/&quot;&amp;[.K60])" office:value-type="string" office:string-value="PD10/USART3_CK" calcext:value-type="string">
            <text:p>PD10/USART3_CK</text:p>
          </table:table-cell>
          <table:table-cell table:formula="of:=[.AK60]&amp;IF(ISBLANK([.L60]);&quot;&quot;;&quot;/&quot;&amp;[.L60])" office:value-type="string" office:string-value="PD10/USART3_CK" calcext:value-type="string">
            <text:p>PD10/USART3_CK</text:p>
          </table:table-cell>
          <table:table-cell table:formula="of:=[.AL60]&amp;IF(ISBLANK([.M60]);&quot;&quot;;&quot;/&quot;&amp;[.M60])" office:value-type="string" office:string-value="PD10/USART3_CK" calcext:value-type="string">
            <text:p>PD10/USART3_CK</text:p>
          </table:table-cell>
          <table:table-cell table:formula="of:=[.AM60]&amp;IF(ISBLANK([.N60]);&quot;&quot;;&quot;/&quot;&amp;[.N60])" office:value-type="string" office:string-value="PD10/USART3_CK" calcext:value-type="string">
            <text:p>PD10/USART3_CK</text:p>
          </table:table-cell>
          <table:table-cell table:formula="of:=[.AN60]&amp;IF(ISBLANK([.O60]);&quot;&quot;;&quot;/&quot;&amp;[.O60])" office:value-type="string" office:string-value="PD10/USART3_CK" calcext:value-type="string">
            <text:p>PD10/USART3_CK</text:p>
          </table:table-cell>
          <table:table-cell table:formula="of:=[.AO60]&amp;IF(ISBLANK([.P60]);&quot;&quot;;&quot;/&quot;&amp;[.P60])" office:value-type="string" office:string-value="PD10/USART3_CK" calcext:value-type="string">
            <text:p>PD10/USART3_CK</text:p>
          </table:table-cell>
          <table:table-cell table:formula="of:=[.AP60]&amp;IF(ISBLANK([.Q60]);&quot;&quot;;&quot;/&quot;&amp;[.Q60])" office:value-type="string" office:string-value="PD10/USART3_CK" calcext:value-type="string">
            <text:p>PD10/USART3_CK</text:p>
          </table:table-cell>
          <table:table-cell table:formula="of:=[.AQ60]&amp;IF(ISBLANK([.R60]);&quot;&quot;;&quot;/&quot;&amp;[.R60])" office:value-type="string" office:string-value="PD10/USART3_CK" calcext:value-type="string">
            <text:p>PD10/USART3_CK</text:p>
          </table:table-cell>
          <table:table-cell table:formula="of:=[.AR60]&amp;IF(ISBLANK([.S60]);&quot;&quot;;&quot;/&quot;&amp;[.S60])" office:value-type="string" office:string-value="PD10/USART3_CK" calcext:value-type="string">
            <text:p>PD10/USART3_C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1</text:p>
          </table:table-cell>
          <table:table-cell table:number-columns-repeated="8"/>
          <table:table-cell office:value-type="string" calcext:value-type="string">
            <text:p>USART3_CTS</text:p>
          </table:table-cell>
          <table:table-cell table:number-columns-repeated="6"/>
          <table:table-cell office:value-type="string" calcext:value-type="string">
            <text:p>LPTIM2_ETR</text:p>
          </table:table-cell>
          <table:table-cell table:number-columns-repeated="9"/>
          <table:table-cell table:formula="of:=[.B61]" office:value-type="string" office:string-value="PD11" calcext:value-type="string">
            <text:p>PD11</text:p>
          </table:table-cell>
          <table:table-cell table:formula="of:=[.AB61]&amp;IF(ISBLANK([.C61]);&quot;&quot;;&quot;/&quot;&amp;[.C61])" office:value-type="string" office:string-value="PD11" calcext:value-type="string">
            <text:p>PD11</text:p>
          </table:table-cell>
          <table:table-cell table:formula="of:=[.AC61]&amp;IF(ISBLANK([.D61]);&quot;&quot;;&quot;/&quot;&amp;[.D61])" office:value-type="string" office:string-value="PD11" calcext:value-type="string">
            <text:p>PD11</text:p>
          </table:table-cell>
          <table:table-cell table:formula="of:=[.AD61]&amp;IF(ISBLANK([.E61]);&quot;&quot;;&quot;/&quot;&amp;[.E61])" office:value-type="string" office:string-value="PD11" calcext:value-type="string">
            <text:p>PD11</text:p>
          </table:table-cell>
          <table:table-cell table:formula="of:=[.AE61]&amp;IF(ISBLANK([.F61]);&quot;&quot;;&quot;/&quot;&amp;[.F61])" office:value-type="string" office:string-value="PD11" calcext:value-type="string">
            <text:p>PD11</text:p>
          </table:table-cell>
          <table:table-cell table:formula="of:=[.AF61]&amp;IF(ISBLANK([.G61]);&quot;&quot;;&quot;/&quot;&amp;[.G61])" office:value-type="string" office:string-value="PD11" calcext:value-type="string">
            <text:p>PD11</text:p>
          </table:table-cell>
          <table:table-cell table:formula="of:=[.AG61]&amp;IF(ISBLANK([.H61]);&quot;&quot;;&quot;/&quot;&amp;[.H61])" office:value-type="string" office:string-value="PD11" calcext:value-type="string">
            <text:p>PD11</text:p>
          </table:table-cell>
          <table:table-cell table:formula="of:=[.AH61]&amp;IF(ISBLANK([.I61]);&quot;&quot;;&quot;/&quot;&amp;[.I61])" office:value-type="string" office:string-value="PD11" calcext:value-type="string">
            <text:p>PD11</text:p>
          </table:table-cell>
          <table:table-cell table:formula="of:=[.AI61]&amp;IF(ISBLANK([.J61]);&quot;&quot;;&quot;/&quot;&amp;[.J61])" office:value-type="string" office:string-value="PD11" calcext:value-type="string">
            <text:p>PD11</text:p>
          </table:table-cell>
          <table:table-cell table:formula="of:=[.AJ61]&amp;IF(ISBLANK([.K61]);&quot;&quot;;&quot;/&quot;&amp;[.K61])" office:value-type="string" office:string-value="PD11/USART3_CTS" calcext:value-type="string">
            <text:p>PD11/USART3_CTS</text:p>
          </table:table-cell>
          <table:table-cell table:formula="of:=[.AK61]&amp;IF(ISBLANK([.L61]);&quot;&quot;;&quot;/&quot;&amp;[.L61])" office:value-type="string" office:string-value="PD11/USART3_CTS" calcext:value-type="string">
            <text:p>PD11/USART3_CTS</text:p>
          </table:table-cell>
          <table:table-cell table:formula="of:=[.AL61]&amp;IF(ISBLANK([.M61]);&quot;&quot;;&quot;/&quot;&amp;[.M61])" office:value-type="string" office:string-value="PD11/USART3_CTS" calcext:value-type="string">
            <text:p>PD11/USART3_CTS</text:p>
          </table:table-cell>
          <table:table-cell table:formula="of:=[.AM61]&amp;IF(ISBLANK([.N61]);&quot;&quot;;&quot;/&quot;&amp;[.N61])" office:value-type="string" office:string-value="PD11/USART3_CTS" calcext:value-type="string">
            <text:p>PD11/USART3_CTS</text:p>
          </table:table-cell>
          <table:table-cell table:formula="of:=[.AN61]&amp;IF(ISBLANK([.O61]);&quot;&quot;;&quot;/&quot;&amp;[.O61])" office:value-type="string" office:string-value="PD11/USART3_CTS" calcext:value-type="string">
            <text:p>PD11/USART3_CTS</text:p>
          </table:table-cell>
          <table:table-cell table:formula="of:=[.AO61]&amp;IF(ISBLANK([.P61]);&quot;&quot;;&quot;/&quot;&amp;[.P61])" office:value-type="string" office:string-value="PD11/USART3_CTS" calcext:value-type="string">
            <text:p>PD11/USART3_CTS</text:p>
          </table:table-cell>
          <table:table-cell table:formula="of:=[.AP61]&amp;IF(ISBLANK([.Q61]);&quot;&quot;;&quot;/&quot;&amp;[.Q61])" office:value-type="string" office:string-value="PD11/USART3_CTS" calcext:value-type="string">
            <text:p>PD11/USART3_CTS</text:p>
          </table:table-cell>
          <table:table-cell table:formula="of:=[.AQ61]&amp;IF(ISBLANK([.R61]);&quot;&quot;;&quot;/&quot;&amp;[.R61])" office:value-type="string" office:string-value="PD11/USART3_CTS/LPTIM2_ETR" calcext:value-type="string">
            <text:p>PD11/USART3_CTS/LPTIM2_ETR</text:p>
          </table:table-cell>
          <table:table-cell table:formula="of:=[.AR61]&amp;IF(ISBLANK([.S61]);&quot;&quot;;&quot;/&quot;&amp;[.S61])" office:value-type="string" office:string-value="PD11/USART3_CTS/LPTIM2_ETR" calcext:value-type="string">
            <text:p>PD11/USART3_CTS/LPTIM2_ETR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2</text:p>
          </table:table-cell>
          <table:table-cell table:number-columns-repeated="8"/>
          <table:table-cell office:value-type="string" calcext:value-type="string">
            <text:p>USART3_RTS_DE</text:p>
          </table:table-cell>
          <table:table-cell table:number-columns-repeated="6"/>
          <table:table-cell office:value-type="string" calcext:value-type="string">
            <text:p>LPTIM2_IN1</text:p>
          </table:table-cell>
          <table:table-cell table:number-columns-repeated="9"/>
          <table:table-cell table:formula="of:=[.B62]" office:value-type="string" office:string-value="PD12" calcext:value-type="string">
            <text:p>PD12</text:p>
          </table:table-cell>
          <table:table-cell table:formula="of:=[.AB62]&amp;IF(ISBLANK([.C62]);&quot;&quot;;&quot;/&quot;&amp;[.C62])" office:value-type="string" office:string-value="PD12" calcext:value-type="string">
            <text:p>PD12</text:p>
          </table:table-cell>
          <table:table-cell table:formula="of:=[.AC62]&amp;IF(ISBLANK([.D62]);&quot;&quot;;&quot;/&quot;&amp;[.D62])" office:value-type="string" office:string-value="PD12" calcext:value-type="string">
            <text:p>PD12</text:p>
          </table:table-cell>
          <table:table-cell table:formula="of:=[.AD62]&amp;IF(ISBLANK([.E62]);&quot;&quot;;&quot;/&quot;&amp;[.E62])" office:value-type="string" office:string-value="PD12" calcext:value-type="string">
            <text:p>PD12</text:p>
          </table:table-cell>
          <table:table-cell table:formula="of:=[.AE62]&amp;IF(ISBLANK([.F62]);&quot;&quot;;&quot;/&quot;&amp;[.F62])" office:value-type="string" office:string-value="PD12" calcext:value-type="string">
            <text:p>PD12</text:p>
          </table:table-cell>
          <table:table-cell table:formula="of:=[.AF62]&amp;IF(ISBLANK([.G62]);&quot;&quot;;&quot;/&quot;&amp;[.G62])" office:value-type="string" office:string-value="PD12" calcext:value-type="string">
            <text:p>PD12</text:p>
          </table:table-cell>
          <table:table-cell table:formula="of:=[.AG62]&amp;IF(ISBLANK([.H62]);&quot;&quot;;&quot;/&quot;&amp;[.H62])" office:value-type="string" office:string-value="PD12" calcext:value-type="string">
            <text:p>PD12</text:p>
          </table:table-cell>
          <table:table-cell table:formula="of:=[.AH62]&amp;IF(ISBLANK([.I62]);&quot;&quot;;&quot;/&quot;&amp;[.I62])" office:value-type="string" office:string-value="PD12" calcext:value-type="string">
            <text:p>PD12</text:p>
          </table:table-cell>
          <table:table-cell table:formula="of:=[.AI62]&amp;IF(ISBLANK([.J62]);&quot;&quot;;&quot;/&quot;&amp;[.J62])" office:value-type="string" office:string-value="PD12" calcext:value-type="string">
            <text:p>PD12</text:p>
          </table:table-cell>
          <table:table-cell table:formula="of:=[.AJ62]&amp;IF(ISBLANK([.K62]);&quot;&quot;;&quot;/&quot;&amp;[.K62])" office:value-type="string" office:string-value="PD12/USART3_RTS_DE" calcext:value-type="string">
            <text:p>PD12/USART3_RTS_DE</text:p>
          </table:table-cell>
          <table:table-cell table:formula="of:=[.AK62]&amp;IF(ISBLANK([.L62]);&quot;&quot;;&quot;/&quot;&amp;[.L62])" office:value-type="string" office:string-value="PD12/USART3_RTS_DE" calcext:value-type="string">
            <text:p>PD12/USART3_RTS_DE</text:p>
          </table:table-cell>
          <table:table-cell table:formula="of:=[.AL62]&amp;IF(ISBLANK([.M62]);&quot;&quot;;&quot;/&quot;&amp;[.M62])" office:value-type="string" office:string-value="PD12/USART3_RTS_DE" calcext:value-type="string">
            <text:p>PD12/USART3_RTS_DE</text:p>
          </table:table-cell>
          <table:table-cell table:formula="of:=[.AM62]&amp;IF(ISBLANK([.N62]);&quot;&quot;;&quot;/&quot;&amp;[.N62])" office:value-type="string" office:string-value="PD12/USART3_RTS_DE" calcext:value-type="string">
            <text:p>PD12/USART3_RTS_DE</text:p>
          </table:table-cell>
          <table:table-cell table:formula="of:=[.AN62]&amp;IF(ISBLANK([.O62]);&quot;&quot;;&quot;/&quot;&amp;[.O62])" office:value-type="string" office:string-value="PD12/USART3_RTS_DE" calcext:value-type="string">
            <text:p>PD12/USART3_RTS_DE</text:p>
          </table:table-cell>
          <table:table-cell table:formula="of:=[.AO62]&amp;IF(ISBLANK([.P62]);&quot;&quot;;&quot;/&quot;&amp;[.P62])" office:value-type="string" office:string-value="PD12/USART3_RTS_DE" calcext:value-type="string">
            <text:p>PD12/USART3_RTS_DE</text:p>
          </table:table-cell>
          <table:table-cell table:formula="of:=[.AP62]&amp;IF(ISBLANK([.Q62]);&quot;&quot;;&quot;/&quot;&amp;[.Q62])" office:value-type="string" office:string-value="PD12/USART3_RTS_DE" calcext:value-type="string">
            <text:p>PD12/USART3_RTS_DE</text:p>
          </table:table-cell>
          <table:table-cell table:formula="of:=[.AQ62]&amp;IF(ISBLANK([.R62]);&quot;&quot;;&quot;/&quot;&amp;[.R62])" office:value-type="string" office:string-value="PD12/USART3_RTS_DE/LPTIM2_IN1" calcext:value-type="string">
            <text:p>PD12/USART3_RTS_DE/LPTIM2_IN1</text:p>
          </table:table-cell>
          <table:table-cell table:formula="of:=[.AR62]&amp;IF(ISBLANK([.S62]);&quot;&quot;;&quot;/&quot;&amp;[.S62])" office:value-type="string" office:string-value="PD12/USART3_RTS_DE/LPTIM2_IN1" calcext:value-type="string">
            <text:p>PD12/USART3_RTS_DE/LPTIM2_IN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3</text:p>
          </table:table-cell>
          <table:table-cell table:number-columns-repeated="15"/>
          <table:table-cell office:value-type="string" calcext:value-type="string">
            <text:p>LPTIM2_OUT</text:p>
          </table:table-cell>
          <table:table-cell table:number-columns-repeated="9"/>
          <table:table-cell table:formula="of:=[.B63]" office:value-type="string" office:string-value="PD13" calcext:value-type="string">
            <text:p>PD13</text:p>
          </table:table-cell>
          <table:table-cell table:formula="of:=[.AB63]&amp;IF(ISBLANK([.C63]);&quot;&quot;;&quot;/&quot;&amp;[.C63])" office:value-type="string" office:string-value="PD13" calcext:value-type="string">
            <text:p>PD13</text:p>
          </table:table-cell>
          <table:table-cell table:formula="of:=[.AC63]&amp;IF(ISBLANK([.D63]);&quot;&quot;;&quot;/&quot;&amp;[.D63])" office:value-type="string" office:string-value="PD13" calcext:value-type="string">
            <text:p>PD13</text:p>
          </table:table-cell>
          <table:table-cell table:formula="of:=[.AD63]&amp;IF(ISBLANK([.E63]);&quot;&quot;;&quot;/&quot;&amp;[.E63])" office:value-type="string" office:string-value="PD13" calcext:value-type="string">
            <text:p>PD13</text:p>
          </table:table-cell>
          <table:table-cell table:formula="of:=[.AE63]&amp;IF(ISBLANK([.F63]);&quot;&quot;;&quot;/&quot;&amp;[.F63])" office:value-type="string" office:string-value="PD13" calcext:value-type="string">
            <text:p>PD13</text:p>
          </table:table-cell>
          <table:table-cell table:formula="of:=[.AF63]&amp;IF(ISBLANK([.G63]);&quot;&quot;;&quot;/&quot;&amp;[.G63])" office:value-type="string" office:string-value="PD13" calcext:value-type="string">
            <text:p>PD13</text:p>
          </table:table-cell>
          <table:table-cell table:formula="of:=[.AG63]&amp;IF(ISBLANK([.H63]);&quot;&quot;;&quot;/&quot;&amp;[.H63])" office:value-type="string" office:string-value="PD13" calcext:value-type="string">
            <text:p>PD13</text:p>
          </table:table-cell>
          <table:table-cell table:formula="of:=[.AH63]&amp;IF(ISBLANK([.I63]);&quot;&quot;;&quot;/&quot;&amp;[.I63])" office:value-type="string" office:string-value="PD13" calcext:value-type="string">
            <text:p>PD13</text:p>
          </table:table-cell>
          <table:table-cell table:formula="of:=[.AI63]&amp;IF(ISBLANK([.J63]);&quot;&quot;;&quot;/&quot;&amp;[.J63])" office:value-type="string" office:string-value="PD13" calcext:value-type="string">
            <text:p>PD13</text:p>
          </table:table-cell>
          <table:table-cell table:formula="of:=[.AJ63]&amp;IF(ISBLANK([.K63]);&quot;&quot;;&quot;/&quot;&amp;[.K63])" office:value-type="string" office:string-value="PD13" calcext:value-type="string">
            <text:p>PD13</text:p>
          </table:table-cell>
          <table:table-cell table:formula="of:=[.AK63]&amp;IF(ISBLANK([.L63]);&quot;&quot;;&quot;/&quot;&amp;[.L63])" office:value-type="string" office:string-value="PD13" calcext:value-type="string">
            <text:p>PD13</text:p>
          </table:table-cell>
          <table:table-cell table:formula="of:=[.AL63]&amp;IF(ISBLANK([.M63]);&quot;&quot;;&quot;/&quot;&amp;[.M63])" office:value-type="string" office:string-value="PD13" calcext:value-type="string">
            <text:p>PD13</text:p>
          </table:table-cell>
          <table:table-cell table:formula="of:=[.AM63]&amp;IF(ISBLANK([.N63]);&quot;&quot;;&quot;/&quot;&amp;[.N63])" office:value-type="string" office:string-value="PD13" calcext:value-type="string">
            <text:p>PD13</text:p>
          </table:table-cell>
          <table:table-cell table:formula="of:=[.AN63]&amp;IF(ISBLANK([.O63]);&quot;&quot;;&quot;/&quot;&amp;[.O63])" office:value-type="string" office:string-value="PD13" calcext:value-type="string">
            <text:p>PD13</text:p>
          </table:table-cell>
          <table:table-cell table:formula="of:=[.AO63]&amp;IF(ISBLANK([.P63]);&quot;&quot;;&quot;/&quot;&amp;[.P63])" office:value-type="string" office:string-value="PD13" calcext:value-type="string">
            <text:p>PD13</text:p>
          </table:table-cell>
          <table:table-cell table:formula="of:=[.AP63]&amp;IF(ISBLANK([.Q63]);&quot;&quot;;&quot;/&quot;&amp;[.Q63])" office:value-type="string" office:string-value="PD13" calcext:value-type="string">
            <text:p>PD13</text:p>
          </table:table-cell>
          <table:table-cell table:formula="of:=[.AQ63]&amp;IF(ISBLANK([.R63]);&quot;&quot;;&quot;/&quot;&amp;[.R63])" office:value-type="string" office:string-value="PD13/LPTIM2_OUT" calcext:value-type="string">
            <text:p>PD13/LPTIM2_OUT</text:p>
          </table:table-cell>
          <table:table-cell table:formula="of:=[.AR63]&amp;IF(ISBLANK([.S63]);&quot;&quot;;&quot;/&quot;&amp;[.S63])" office:value-type="string" office:string-value="PD13/LPTIM2_OUT" calcext:value-type="string">
            <text:p>PD13/LPTIM2_OUT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4</text:p>
          </table:table-cell>
          <table:table-cell table:number-columns-repeated="25"/>
          <table:table-cell table:formula="of:=[.B64]" office:value-type="string" office:string-value="PD14" calcext:value-type="string">
            <text:p>PD14</text:p>
          </table:table-cell>
          <table:table-cell table:formula="of:=[.AB64]&amp;IF(ISBLANK([.C64]);&quot;&quot;;&quot;/&quot;&amp;[.C64])" office:value-type="string" office:string-value="PD14" calcext:value-type="string">
            <text:p>PD14</text:p>
          </table:table-cell>
          <table:table-cell table:formula="of:=[.AC64]&amp;IF(ISBLANK([.D64]);&quot;&quot;;&quot;/&quot;&amp;[.D64])" office:value-type="string" office:string-value="PD14" calcext:value-type="string">
            <text:p>PD14</text:p>
          </table:table-cell>
          <table:table-cell table:formula="of:=[.AD64]&amp;IF(ISBLANK([.E64]);&quot;&quot;;&quot;/&quot;&amp;[.E64])" office:value-type="string" office:string-value="PD14" calcext:value-type="string">
            <text:p>PD14</text:p>
          </table:table-cell>
          <table:table-cell table:formula="of:=[.AE64]&amp;IF(ISBLANK([.F64]);&quot;&quot;;&quot;/&quot;&amp;[.F64])" office:value-type="string" office:string-value="PD14" calcext:value-type="string">
            <text:p>PD14</text:p>
          </table:table-cell>
          <table:table-cell table:formula="of:=[.AF64]&amp;IF(ISBLANK([.G64]);&quot;&quot;;&quot;/&quot;&amp;[.G64])" office:value-type="string" office:string-value="PD14" calcext:value-type="string">
            <text:p>PD14</text:p>
          </table:table-cell>
          <table:table-cell table:formula="of:=[.AG64]&amp;IF(ISBLANK([.H64]);&quot;&quot;;&quot;/&quot;&amp;[.H64])" office:value-type="string" office:string-value="PD14" calcext:value-type="string">
            <text:p>PD14</text:p>
          </table:table-cell>
          <table:table-cell table:formula="of:=[.AH64]&amp;IF(ISBLANK([.I64]);&quot;&quot;;&quot;/&quot;&amp;[.I64])" office:value-type="string" office:string-value="PD14" calcext:value-type="string">
            <text:p>PD14</text:p>
          </table:table-cell>
          <table:table-cell table:formula="of:=[.AI64]&amp;IF(ISBLANK([.J64]);&quot;&quot;;&quot;/&quot;&amp;[.J64])" office:value-type="string" office:string-value="PD14" calcext:value-type="string">
            <text:p>PD14</text:p>
          </table:table-cell>
          <table:table-cell table:formula="of:=[.AJ64]&amp;IF(ISBLANK([.K64]);&quot;&quot;;&quot;/&quot;&amp;[.K64])" office:value-type="string" office:string-value="PD14" calcext:value-type="string">
            <text:p>PD14</text:p>
          </table:table-cell>
          <table:table-cell table:formula="of:=[.AK64]&amp;IF(ISBLANK([.L64]);&quot;&quot;;&quot;/&quot;&amp;[.L64])" office:value-type="string" office:string-value="PD14" calcext:value-type="string">
            <text:p>PD14</text:p>
          </table:table-cell>
          <table:table-cell table:formula="of:=[.AL64]&amp;IF(ISBLANK([.M64]);&quot;&quot;;&quot;/&quot;&amp;[.M64])" office:value-type="string" office:string-value="PD14" calcext:value-type="string">
            <text:p>PD14</text:p>
          </table:table-cell>
          <table:table-cell table:formula="of:=[.AM64]&amp;IF(ISBLANK([.N64]);&quot;&quot;;&quot;/&quot;&amp;[.N64])" office:value-type="string" office:string-value="PD14" calcext:value-type="string">
            <text:p>PD14</text:p>
          </table:table-cell>
          <table:table-cell table:formula="of:=[.AN64]&amp;IF(ISBLANK([.O64]);&quot;&quot;;&quot;/&quot;&amp;[.O64])" office:value-type="string" office:string-value="PD14" calcext:value-type="string">
            <text:p>PD14</text:p>
          </table:table-cell>
          <table:table-cell table:formula="of:=[.AO64]&amp;IF(ISBLANK([.P64]);&quot;&quot;;&quot;/&quot;&amp;[.P64])" office:value-type="string" office:string-value="PD14" calcext:value-type="string">
            <text:p>PD14</text:p>
          </table:table-cell>
          <table:table-cell table:formula="of:=[.AP64]&amp;IF(ISBLANK([.Q64]);&quot;&quot;;&quot;/&quot;&amp;[.Q64])" office:value-type="string" office:string-value="PD14" calcext:value-type="string">
            <text:p>PD14</text:p>
          </table:table-cell>
          <table:table-cell table:formula="of:=[.AQ64]&amp;IF(ISBLANK([.R64]);&quot;&quot;;&quot;/&quot;&amp;[.R64])" office:value-type="string" office:string-value="PD14" calcext:value-type="string">
            <text:p>PD14</text:p>
          </table:table-cell>
          <table:table-cell table:formula="of:=[.AR64]&amp;IF(ISBLANK([.S64]);&quot;&quot;;&quot;/&quot;&amp;[.S64])" office:value-type="string" office:string-value="PD14" calcext:value-type="string">
            <text:p>PD14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D15</text:p>
          </table:table-cell>
          <table:table-cell table:number-columns-repeated="25"/>
          <table:table-cell table:formula="of:=[.B65]" office:value-type="string" office:string-value="PD15" calcext:value-type="string">
            <text:p>PD15</text:p>
          </table:table-cell>
          <table:table-cell table:formula="of:=[.AB65]&amp;IF(ISBLANK([.C65]);&quot;&quot;;&quot;/&quot;&amp;[.C65])" office:value-type="string" office:string-value="PD15" calcext:value-type="string">
            <text:p>PD15</text:p>
          </table:table-cell>
          <table:table-cell table:formula="of:=[.AC65]&amp;IF(ISBLANK([.D65]);&quot;&quot;;&quot;/&quot;&amp;[.D65])" office:value-type="string" office:string-value="PD15" calcext:value-type="string">
            <text:p>PD15</text:p>
          </table:table-cell>
          <table:table-cell table:formula="of:=[.AD65]&amp;IF(ISBLANK([.E65]);&quot;&quot;;&quot;/&quot;&amp;[.E65])" office:value-type="string" office:string-value="PD15" calcext:value-type="string">
            <text:p>PD15</text:p>
          </table:table-cell>
          <table:table-cell table:formula="of:=[.AE65]&amp;IF(ISBLANK([.F65]);&quot;&quot;;&quot;/&quot;&amp;[.F65])" office:value-type="string" office:string-value="PD15" calcext:value-type="string">
            <text:p>PD15</text:p>
          </table:table-cell>
          <table:table-cell table:formula="of:=[.AF65]&amp;IF(ISBLANK([.G65]);&quot;&quot;;&quot;/&quot;&amp;[.G65])" office:value-type="string" office:string-value="PD15" calcext:value-type="string">
            <text:p>PD15</text:p>
          </table:table-cell>
          <table:table-cell table:formula="of:=[.AG65]&amp;IF(ISBLANK([.H65]);&quot;&quot;;&quot;/&quot;&amp;[.H65])" office:value-type="string" office:string-value="PD15" calcext:value-type="string">
            <text:p>PD15</text:p>
          </table:table-cell>
          <table:table-cell table:formula="of:=[.AH65]&amp;IF(ISBLANK([.I65]);&quot;&quot;;&quot;/&quot;&amp;[.I65])" office:value-type="string" office:string-value="PD15" calcext:value-type="string">
            <text:p>PD15</text:p>
          </table:table-cell>
          <table:table-cell table:formula="of:=[.AI65]&amp;IF(ISBLANK([.J65]);&quot;&quot;;&quot;/&quot;&amp;[.J65])" office:value-type="string" office:string-value="PD15" calcext:value-type="string">
            <text:p>PD15</text:p>
          </table:table-cell>
          <table:table-cell table:formula="of:=[.AJ65]&amp;IF(ISBLANK([.K65]);&quot;&quot;;&quot;/&quot;&amp;[.K65])" office:value-type="string" office:string-value="PD15" calcext:value-type="string">
            <text:p>PD15</text:p>
          </table:table-cell>
          <table:table-cell table:formula="of:=[.AK65]&amp;IF(ISBLANK([.L65]);&quot;&quot;;&quot;/&quot;&amp;[.L65])" office:value-type="string" office:string-value="PD15" calcext:value-type="string">
            <text:p>PD15</text:p>
          </table:table-cell>
          <table:table-cell table:formula="of:=[.AL65]&amp;IF(ISBLANK([.M65]);&quot;&quot;;&quot;/&quot;&amp;[.M65])" office:value-type="string" office:string-value="PD15" calcext:value-type="string">
            <text:p>PD15</text:p>
          </table:table-cell>
          <table:table-cell table:formula="of:=[.AM65]&amp;IF(ISBLANK([.N65]);&quot;&quot;;&quot;/&quot;&amp;[.N65])" office:value-type="string" office:string-value="PD15" calcext:value-type="string">
            <text:p>PD15</text:p>
          </table:table-cell>
          <table:table-cell table:formula="of:=[.AN65]&amp;IF(ISBLANK([.O65]);&quot;&quot;;&quot;/&quot;&amp;[.O65])" office:value-type="string" office:string-value="PD15" calcext:value-type="string">
            <text:p>PD15</text:p>
          </table:table-cell>
          <table:table-cell table:formula="of:=[.AO65]&amp;IF(ISBLANK([.P65]);&quot;&quot;;&quot;/&quot;&amp;[.P65])" office:value-type="string" office:string-value="PD15" calcext:value-type="string">
            <text:p>PD15</text:p>
          </table:table-cell>
          <table:table-cell table:formula="of:=[.AP65]&amp;IF(ISBLANK([.Q65]);&quot;&quot;;&quot;/&quot;&amp;[.Q65])" office:value-type="string" office:string-value="PD15" calcext:value-type="string">
            <text:p>PD15</text:p>
          </table:table-cell>
          <table:table-cell table:formula="of:=[.AQ65]&amp;IF(ISBLANK([.R65]);&quot;&quot;;&quot;/&quot;&amp;[.R65])" office:value-type="string" office:string-value="PD15" calcext:value-type="string">
            <text:p>PD15</text:p>
          </table:table-cell>
          <table:table-cell table:formula="of:=[.AR65]&amp;IF(ISBLANK([.S65]);&quot;&quot;;&quot;/&quot;&amp;[.S65])" office:value-type="string" office:string-value="PD15" calcext:value-type="string">
            <text:p>PD15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0</text:p>
          </table:table-cell>
          <table:table-cell table:number-columns-repeated="15"/>
          <table:table-cell office:value-type="string" calcext:value-type="string">
            <text:p>TIM16_CH1</text:p>
          </table:table-cell>
          <table:table-cell table:number-columns-repeated="9"/>
          <table:table-cell table:formula="of:=[.B66]" office:value-type="string" office:string-value="PE0" calcext:value-type="string">
            <text:p>PE0</text:p>
          </table:table-cell>
          <table:table-cell table:formula="of:=[.AB66]&amp;IF(ISBLANK([.C66]);&quot;&quot;;&quot;/&quot;&amp;[.C66])" office:value-type="string" office:string-value="PE0" calcext:value-type="string">
            <text:p>PE0</text:p>
          </table:table-cell>
          <table:table-cell table:formula="of:=[.AC66]&amp;IF(ISBLANK([.D66]);&quot;&quot;;&quot;/&quot;&amp;[.D66])" office:value-type="string" office:string-value="PE0" calcext:value-type="string">
            <text:p>PE0</text:p>
          </table:table-cell>
          <table:table-cell table:formula="of:=[.AD66]&amp;IF(ISBLANK([.E66]);&quot;&quot;;&quot;/&quot;&amp;[.E66])" office:value-type="string" office:string-value="PE0" calcext:value-type="string">
            <text:p>PE0</text:p>
          </table:table-cell>
          <table:table-cell table:formula="of:=[.AE66]&amp;IF(ISBLANK([.F66]);&quot;&quot;;&quot;/&quot;&amp;[.F66])" office:value-type="string" office:string-value="PE0" calcext:value-type="string">
            <text:p>PE0</text:p>
          </table:table-cell>
          <table:table-cell table:formula="of:=[.AF66]&amp;IF(ISBLANK([.G66]);&quot;&quot;;&quot;/&quot;&amp;[.G66])" office:value-type="string" office:string-value="PE0" calcext:value-type="string">
            <text:p>PE0</text:p>
          </table:table-cell>
          <table:table-cell table:formula="of:=[.AG66]&amp;IF(ISBLANK([.H66]);&quot;&quot;;&quot;/&quot;&amp;[.H66])" office:value-type="string" office:string-value="PE0" calcext:value-type="string">
            <text:p>PE0</text:p>
          </table:table-cell>
          <table:table-cell table:formula="of:=[.AH66]&amp;IF(ISBLANK([.I66]);&quot;&quot;;&quot;/&quot;&amp;[.I66])" office:value-type="string" office:string-value="PE0" calcext:value-type="string">
            <text:p>PE0</text:p>
          </table:table-cell>
          <table:table-cell table:formula="of:=[.AI66]&amp;IF(ISBLANK([.J66]);&quot;&quot;;&quot;/&quot;&amp;[.J66])" office:value-type="string" office:string-value="PE0" calcext:value-type="string">
            <text:p>PE0</text:p>
          </table:table-cell>
          <table:table-cell table:formula="of:=[.AJ66]&amp;IF(ISBLANK([.K66]);&quot;&quot;;&quot;/&quot;&amp;[.K66])" office:value-type="string" office:string-value="PE0" calcext:value-type="string">
            <text:p>PE0</text:p>
          </table:table-cell>
          <table:table-cell table:formula="of:=[.AK66]&amp;IF(ISBLANK([.L66]);&quot;&quot;;&quot;/&quot;&amp;[.L66])" office:value-type="string" office:string-value="PE0" calcext:value-type="string">
            <text:p>PE0</text:p>
          </table:table-cell>
          <table:table-cell table:formula="of:=[.AL66]&amp;IF(ISBLANK([.M66]);&quot;&quot;;&quot;/&quot;&amp;[.M66])" office:value-type="string" office:string-value="PE0" calcext:value-type="string">
            <text:p>PE0</text:p>
          </table:table-cell>
          <table:table-cell table:formula="of:=[.AM66]&amp;IF(ISBLANK([.N66]);&quot;&quot;;&quot;/&quot;&amp;[.N66])" office:value-type="string" office:string-value="PE0" calcext:value-type="string">
            <text:p>PE0</text:p>
          </table:table-cell>
          <table:table-cell table:formula="of:=[.AN66]&amp;IF(ISBLANK([.O66]);&quot;&quot;;&quot;/&quot;&amp;[.O66])" office:value-type="string" office:string-value="PE0" calcext:value-type="string">
            <text:p>PE0</text:p>
          </table:table-cell>
          <table:table-cell table:formula="of:=[.AO66]&amp;IF(ISBLANK([.P66]);&quot;&quot;;&quot;/&quot;&amp;[.P66])" office:value-type="string" office:string-value="PE0" calcext:value-type="string">
            <text:p>PE0</text:p>
          </table:table-cell>
          <table:table-cell table:formula="of:=[.AP66]&amp;IF(ISBLANK([.Q66]);&quot;&quot;;&quot;/&quot;&amp;[.Q66])" office:value-type="string" office:string-value="PE0" calcext:value-type="string">
            <text:p>PE0</text:p>
          </table:table-cell>
          <table:table-cell table:formula="of:=[.AQ66]&amp;IF(ISBLANK([.R66]);&quot;&quot;;&quot;/&quot;&amp;[.R66])" office:value-type="string" office:string-value="PE0/TIM16_CH1" calcext:value-type="string">
            <text:p>PE0/TIM16_CH1</text:p>
          </table:table-cell>
          <table:table-cell table:formula="of:=[.AR66]&amp;IF(ISBLANK([.S66]);&quot;&quot;;&quot;/&quot;&amp;[.S66])" office:value-type="string" office:string-value="PE0/TIM16_CH1" calcext:value-type="string">
            <text:p>PE0/TIM16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</text:p>
          </table:table-cell>
          <table:table-cell table:number-columns-repeated="15"/>
          <table:table-cell office:value-type="string" calcext:value-type="string">
            <text:p>TIM17_CH1</text:p>
          </table:table-cell>
          <table:table-cell table:number-columns-repeated="9"/>
          <table:table-cell table:formula="of:=[.B67]" office:value-type="string" office:string-value="PE1" calcext:value-type="string">
            <text:p>PE1</text:p>
          </table:table-cell>
          <table:table-cell table:formula="of:=[.AB67]&amp;IF(ISBLANK([.C67]);&quot;&quot;;&quot;/&quot;&amp;[.C67])" office:value-type="string" office:string-value="PE1" calcext:value-type="string">
            <text:p>PE1</text:p>
          </table:table-cell>
          <table:table-cell table:formula="of:=[.AC67]&amp;IF(ISBLANK([.D67]);&quot;&quot;;&quot;/&quot;&amp;[.D67])" office:value-type="string" office:string-value="PE1" calcext:value-type="string">
            <text:p>PE1</text:p>
          </table:table-cell>
          <table:table-cell table:formula="of:=[.AD67]&amp;IF(ISBLANK([.E67]);&quot;&quot;;&quot;/&quot;&amp;[.E67])" office:value-type="string" office:string-value="PE1" calcext:value-type="string">
            <text:p>PE1</text:p>
          </table:table-cell>
          <table:table-cell table:formula="of:=[.AE67]&amp;IF(ISBLANK([.F67]);&quot;&quot;;&quot;/&quot;&amp;[.F67])" office:value-type="string" office:string-value="PE1" calcext:value-type="string">
            <text:p>PE1</text:p>
          </table:table-cell>
          <table:table-cell table:formula="of:=[.AF67]&amp;IF(ISBLANK([.G67]);&quot;&quot;;&quot;/&quot;&amp;[.G67])" office:value-type="string" office:string-value="PE1" calcext:value-type="string">
            <text:p>PE1</text:p>
          </table:table-cell>
          <table:table-cell table:formula="of:=[.AG67]&amp;IF(ISBLANK([.H67]);&quot;&quot;;&quot;/&quot;&amp;[.H67])" office:value-type="string" office:string-value="PE1" calcext:value-type="string">
            <text:p>PE1</text:p>
          </table:table-cell>
          <table:table-cell table:formula="of:=[.AH67]&amp;IF(ISBLANK([.I67]);&quot;&quot;;&quot;/&quot;&amp;[.I67])" office:value-type="string" office:string-value="PE1" calcext:value-type="string">
            <text:p>PE1</text:p>
          </table:table-cell>
          <table:table-cell table:formula="of:=[.AI67]&amp;IF(ISBLANK([.J67]);&quot;&quot;;&quot;/&quot;&amp;[.J67])" office:value-type="string" office:string-value="PE1" calcext:value-type="string">
            <text:p>PE1</text:p>
          </table:table-cell>
          <table:table-cell table:formula="of:=[.AJ67]&amp;IF(ISBLANK([.K67]);&quot;&quot;;&quot;/&quot;&amp;[.K67])" office:value-type="string" office:string-value="PE1" calcext:value-type="string">
            <text:p>PE1</text:p>
          </table:table-cell>
          <table:table-cell table:formula="of:=[.AK67]&amp;IF(ISBLANK([.L67]);&quot;&quot;;&quot;/&quot;&amp;[.L67])" office:value-type="string" office:string-value="PE1" calcext:value-type="string">
            <text:p>PE1</text:p>
          </table:table-cell>
          <table:table-cell table:formula="of:=[.AL67]&amp;IF(ISBLANK([.M67]);&quot;&quot;;&quot;/&quot;&amp;[.M67])" office:value-type="string" office:string-value="PE1" calcext:value-type="string">
            <text:p>PE1</text:p>
          </table:table-cell>
          <table:table-cell table:formula="of:=[.AM67]&amp;IF(ISBLANK([.N67]);&quot;&quot;;&quot;/&quot;&amp;[.N67])" office:value-type="string" office:string-value="PE1" calcext:value-type="string">
            <text:p>PE1</text:p>
          </table:table-cell>
          <table:table-cell table:formula="of:=[.AN67]&amp;IF(ISBLANK([.O67]);&quot;&quot;;&quot;/&quot;&amp;[.O67])" office:value-type="string" office:string-value="PE1" calcext:value-type="string">
            <text:p>PE1</text:p>
          </table:table-cell>
          <table:table-cell table:formula="of:=[.AO67]&amp;IF(ISBLANK([.P67]);&quot;&quot;;&quot;/&quot;&amp;[.P67])" office:value-type="string" office:string-value="PE1" calcext:value-type="string">
            <text:p>PE1</text:p>
          </table:table-cell>
          <table:table-cell table:formula="of:=[.AP67]&amp;IF(ISBLANK([.Q67]);&quot;&quot;;&quot;/&quot;&amp;[.Q67])" office:value-type="string" office:string-value="PE1" calcext:value-type="string">
            <text:p>PE1</text:p>
          </table:table-cell>
          <table:table-cell table:formula="of:=[.AQ67]&amp;IF(ISBLANK([.R67]);&quot;&quot;;&quot;/&quot;&amp;[.R67])" office:value-type="string" office:string-value="PE1/TIM17_CH1" calcext:value-type="string">
            <text:p>PE1/TIM17_CH1</text:p>
          </table:table-cell>
          <table:table-cell table:formula="of:=[.AR67]&amp;IF(ISBLANK([.S67]);&quot;&quot;;&quot;/&quot;&amp;[.S67])" office:value-type="string" office:string-value="PE1/TIM17_CH1" calcext:value-type="string">
            <text:p>PE1/TIM17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TRACECK</text:p>
          </table:table-cell>
          <table:table-cell table:number-columns-repeated="23"/>
          <table:table-cell table:formula="of:=[.B68]" office:value-type="string" office:string-value="PE2" calcext:value-type="string">
            <text:p>PE2</text:p>
          </table:table-cell>
          <table:table-cell table:formula="of:=[.AB68]&amp;IF(ISBLANK([.C68]);&quot;&quot;;&quot;/&quot;&amp;[.C68])" office:value-type="string" office:string-value="PE2" calcext:value-type="string">
            <text:p>PE2</text:p>
          </table:table-cell>
          <table:table-cell table:formula="of:=[.AC68]&amp;IF(ISBLANK([.D68]);&quot;&quot;;&quot;/&quot;&amp;[.D68])" office:value-type="string" office:string-value="PE2/TRACECK" calcext:value-type="string">
            <text:p>PE2/TRACECK</text:p>
          </table:table-cell>
          <table:table-cell table:formula="of:=[.AD68]&amp;IF(ISBLANK([.E68]);&quot;&quot;;&quot;/&quot;&amp;[.E68])" office:value-type="string" office:string-value="PE2/TRACECK" calcext:value-type="string">
            <text:p>PE2/TRACECK</text:p>
          </table:table-cell>
          <table:table-cell table:formula="of:=[.AE68]&amp;IF(ISBLANK([.F68]);&quot;&quot;;&quot;/&quot;&amp;[.F68])" office:value-type="string" office:string-value="PE2/TRACECK" calcext:value-type="string">
            <text:p>PE2/TRACECK</text:p>
          </table:table-cell>
          <table:table-cell table:formula="of:=[.AF68]&amp;IF(ISBLANK([.G68]);&quot;&quot;;&quot;/&quot;&amp;[.G68])" office:value-type="string" office:string-value="PE2/TRACECK" calcext:value-type="string">
            <text:p>PE2/TRACECK</text:p>
          </table:table-cell>
          <table:table-cell table:formula="of:=[.AG68]&amp;IF(ISBLANK([.H68]);&quot;&quot;;&quot;/&quot;&amp;[.H68])" office:value-type="string" office:string-value="PE2/TRACECK" calcext:value-type="string">
            <text:p>PE2/TRACECK</text:p>
          </table:table-cell>
          <table:table-cell table:formula="of:=[.AH68]&amp;IF(ISBLANK([.I68]);&quot;&quot;;&quot;/&quot;&amp;[.I68])" office:value-type="string" office:string-value="PE2/TRACECK" calcext:value-type="string">
            <text:p>PE2/TRACECK</text:p>
          </table:table-cell>
          <table:table-cell table:formula="of:=[.AI68]&amp;IF(ISBLANK([.J68]);&quot;&quot;;&quot;/&quot;&amp;[.J68])" office:value-type="string" office:string-value="PE2/TRACECK" calcext:value-type="string">
            <text:p>PE2/TRACECK</text:p>
          </table:table-cell>
          <table:table-cell table:formula="of:=[.AJ68]&amp;IF(ISBLANK([.K68]);&quot;&quot;;&quot;/&quot;&amp;[.K68])" office:value-type="string" office:string-value="PE2/TRACECK" calcext:value-type="string">
            <text:p>PE2/TRACECK</text:p>
          </table:table-cell>
          <table:table-cell table:formula="of:=[.AK68]&amp;IF(ISBLANK([.L68]);&quot;&quot;;&quot;/&quot;&amp;[.L68])" office:value-type="string" office:string-value="PE2/TRACECK" calcext:value-type="string">
            <text:p>PE2/TRACECK</text:p>
          </table:table-cell>
          <table:table-cell table:formula="of:=[.AL68]&amp;IF(ISBLANK([.M68]);&quot;&quot;;&quot;/&quot;&amp;[.M68])" office:value-type="string" office:string-value="PE2/TRACECK" calcext:value-type="string">
            <text:p>PE2/TRACECK</text:p>
          </table:table-cell>
          <table:table-cell table:formula="of:=[.AM68]&amp;IF(ISBLANK([.N68]);&quot;&quot;;&quot;/&quot;&amp;[.N68])" office:value-type="string" office:string-value="PE2/TRACECK" calcext:value-type="string">
            <text:p>PE2/TRACECK</text:p>
          </table:table-cell>
          <table:table-cell table:formula="of:=[.AN68]&amp;IF(ISBLANK([.O68]);&quot;&quot;;&quot;/&quot;&amp;[.O68])" office:value-type="string" office:string-value="PE2/TRACECK" calcext:value-type="string">
            <text:p>PE2/TRACECK</text:p>
          </table:table-cell>
          <table:table-cell table:formula="of:=[.AO68]&amp;IF(ISBLANK([.P68]);&quot;&quot;;&quot;/&quot;&amp;[.P68])" office:value-type="string" office:string-value="PE2/TRACECK" calcext:value-type="string">
            <text:p>PE2/TRACECK</text:p>
          </table:table-cell>
          <table:table-cell table:formula="of:=[.AP68]&amp;IF(ISBLANK([.Q68]);&quot;&quot;;&quot;/&quot;&amp;[.Q68])" office:value-type="string" office:string-value="PE2/TRACECK" calcext:value-type="string">
            <text:p>PE2/TRACECK</text:p>
          </table:table-cell>
          <table:table-cell table:formula="of:=[.AQ68]&amp;IF(ISBLANK([.R68]);&quot;&quot;;&quot;/&quot;&amp;[.R68])" office:value-type="string" office:string-value="PE2/TRACECK" calcext:value-type="string">
            <text:p>PE2/TRACECK</text:p>
          </table:table-cell>
          <table:table-cell table:formula="of:=[.AR68]&amp;IF(ISBLANK([.S68]);&quot;&quot;;&quot;/&quot;&amp;[.S68])" office:value-type="string" office:string-value="PE2/TRACECK" calcext:value-type="string">
            <text:p>PE2/TRACEC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TRACED0</text:p>
          </table:table-cell>
          <table:table-cell table:number-columns-repeated="23"/>
          <table:table-cell table:formula="of:=[.B69]" office:value-type="string" office:string-value="PE3" calcext:value-type="string">
            <text:p>PE3</text:p>
          </table:table-cell>
          <table:table-cell table:formula="of:=[.AB69]&amp;IF(ISBLANK([.C69]);&quot;&quot;;&quot;/&quot;&amp;[.C69])" office:value-type="string" office:string-value="PE3" calcext:value-type="string">
            <text:p>PE3</text:p>
          </table:table-cell>
          <table:table-cell table:formula="of:=[.AC69]&amp;IF(ISBLANK([.D69]);&quot;&quot;;&quot;/&quot;&amp;[.D69])" office:value-type="string" office:string-value="PE3/TRACED0" calcext:value-type="string">
            <text:p>PE3/TRACED0</text:p>
          </table:table-cell>
          <table:table-cell table:formula="of:=[.AD69]&amp;IF(ISBLANK([.E69]);&quot;&quot;;&quot;/&quot;&amp;[.E69])" office:value-type="string" office:string-value="PE3/TRACED0" calcext:value-type="string">
            <text:p>PE3/TRACED0</text:p>
          </table:table-cell>
          <table:table-cell table:formula="of:=[.AE69]&amp;IF(ISBLANK([.F69]);&quot;&quot;;&quot;/&quot;&amp;[.F69])" office:value-type="string" office:string-value="PE3/TRACED0" calcext:value-type="string">
            <text:p>PE3/TRACED0</text:p>
          </table:table-cell>
          <table:table-cell table:formula="of:=[.AF69]&amp;IF(ISBLANK([.G69]);&quot;&quot;;&quot;/&quot;&amp;[.G69])" office:value-type="string" office:string-value="PE3/TRACED0" calcext:value-type="string">
            <text:p>PE3/TRACED0</text:p>
          </table:table-cell>
          <table:table-cell table:formula="of:=[.AG69]&amp;IF(ISBLANK([.H69]);&quot;&quot;;&quot;/&quot;&amp;[.H69])" office:value-type="string" office:string-value="PE3/TRACED0" calcext:value-type="string">
            <text:p>PE3/TRACED0</text:p>
          </table:table-cell>
          <table:table-cell table:formula="of:=[.AH69]&amp;IF(ISBLANK([.I69]);&quot;&quot;;&quot;/&quot;&amp;[.I69])" office:value-type="string" office:string-value="PE3/TRACED0" calcext:value-type="string">
            <text:p>PE3/TRACED0</text:p>
          </table:table-cell>
          <table:table-cell table:formula="of:=[.AI69]&amp;IF(ISBLANK([.J69]);&quot;&quot;;&quot;/&quot;&amp;[.J69])" office:value-type="string" office:string-value="PE3/TRACED0" calcext:value-type="string">
            <text:p>PE3/TRACED0</text:p>
          </table:table-cell>
          <table:table-cell table:formula="of:=[.AJ69]&amp;IF(ISBLANK([.K69]);&quot;&quot;;&quot;/&quot;&amp;[.K69])" office:value-type="string" office:string-value="PE3/TRACED0" calcext:value-type="string">
            <text:p>PE3/TRACED0</text:p>
          </table:table-cell>
          <table:table-cell table:formula="of:=[.AK69]&amp;IF(ISBLANK([.L69]);&quot;&quot;;&quot;/&quot;&amp;[.L69])" office:value-type="string" office:string-value="PE3/TRACED0" calcext:value-type="string">
            <text:p>PE3/TRACED0</text:p>
          </table:table-cell>
          <table:table-cell table:formula="of:=[.AL69]&amp;IF(ISBLANK([.M69]);&quot;&quot;;&quot;/&quot;&amp;[.M69])" office:value-type="string" office:string-value="PE3/TRACED0" calcext:value-type="string">
            <text:p>PE3/TRACED0</text:p>
          </table:table-cell>
          <table:table-cell table:formula="of:=[.AM69]&amp;IF(ISBLANK([.N69]);&quot;&quot;;&quot;/&quot;&amp;[.N69])" office:value-type="string" office:string-value="PE3/TRACED0" calcext:value-type="string">
            <text:p>PE3/TRACED0</text:p>
          </table:table-cell>
          <table:table-cell table:formula="of:=[.AN69]&amp;IF(ISBLANK([.O69]);&quot;&quot;;&quot;/&quot;&amp;[.O69])" office:value-type="string" office:string-value="PE3/TRACED0" calcext:value-type="string">
            <text:p>PE3/TRACED0</text:p>
          </table:table-cell>
          <table:table-cell table:formula="of:=[.AO69]&amp;IF(ISBLANK([.P69]);&quot;&quot;;&quot;/&quot;&amp;[.P69])" office:value-type="string" office:string-value="PE3/TRACED0" calcext:value-type="string">
            <text:p>PE3/TRACED0</text:p>
          </table:table-cell>
          <table:table-cell table:formula="of:=[.AP69]&amp;IF(ISBLANK([.Q69]);&quot;&quot;;&quot;/&quot;&amp;[.Q69])" office:value-type="string" office:string-value="PE3/TRACED0" calcext:value-type="string">
            <text:p>PE3/TRACED0</text:p>
          </table:table-cell>
          <table:table-cell table:formula="of:=[.AQ69]&amp;IF(ISBLANK([.R69]);&quot;&quot;;&quot;/&quot;&amp;[.R69])" office:value-type="string" office:string-value="PE3/TRACED0" calcext:value-type="string">
            <text:p>PE3/TRACED0</text:p>
          </table:table-cell>
          <table:table-cell table:formula="of:=[.AR69]&amp;IF(ISBLANK([.S69]);&quot;&quot;;&quot;/&quot;&amp;[.S69])" office:value-type="string" office:string-value="PE3/TRACED0" calcext:value-type="string">
            <text:p>PE3/TRACED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TRACED1</text:p>
          </table:table-cell>
          <table:table-cell table:number-columns-repeated="23"/>
          <table:table-cell table:formula="of:=[.B70]" office:value-type="string" office:string-value="PE4" calcext:value-type="string">
            <text:p>PE4</text:p>
          </table:table-cell>
          <table:table-cell table:formula="of:=[.AB70]&amp;IF(ISBLANK([.C70]);&quot;&quot;;&quot;/&quot;&amp;[.C70])" office:value-type="string" office:string-value="PE4" calcext:value-type="string">
            <text:p>PE4</text:p>
          </table:table-cell>
          <table:table-cell table:formula="of:=[.AC70]&amp;IF(ISBLANK([.D70]);&quot;&quot;;&quot;/&quot;&amp;[.D70])" office:value-type="string" office:string-value="PE4/TRACED1" calcext:value-type="string">
            <text:p>PE4/TRACED1</text:p>
          </table:table-cell>
          <table:table-cell table:formula="of:=[.AD70]&amp;IF(ISBLANK([.E70]);&quot;&quot;;&quot;/&quot;&amp;[.E70])" office:value-type="string" office:string-value="PE4/TRACED1" calcext:value-type="string">
            <text:p>PE4/TRACED1</text:p>
          </table:table-cell>
          <table:table-cell table:formula="of:=[.AE70]&amp;IF(ISBLANK([.F70]);&quot;&quot;;&quot;/&quot;&amp;[.F70])" office:value-type="string" office:string-value="PE4/TRACED1" calcext:value-type="string">
            <text:p>PE4/TRACED1</text:p>
          </table:table-cell>
          <table:table-cell table:formula="of:=[.AF70]&amp;IF(ISBLANK([.G70]);&quot;&quot;;&quot;/&quot;&amp;[.G70])" office:value-type="string" office:string-value="PE4/TRACED1" calcext:value-type="string">
            <text:p>PE4/TRACED1</text:p>
          </table:table-cell>
          <table:table-cell table:formula="of:=[.AG70]&amp;IF(ISBLANK([.H70]);&quot;&quot;;&quot;/&quot;&amp;[.H70])" office:value-type="string" office:string-value="PE4/TRACED1" calcext:value-type="string">
            <text:p>PE4/TRACED1</text:p>
          </table:table-cell>
          <table:table-cell table:formula="of:=[.AH70]&amp;IF(ISBLANK([.I70]);&quot;&quot;;&quot;/&quot;&amp;[.I70])" office:value-type="string" office:string-value="PE4/TRACED1" calcext:value-type="string">
            <text:p>PE4/TRACED1</text:p>
          </table:table-cell>
          <table:table-cell table:formula="of:=[.AI70]&amp;IF(ISBLANK([.J70]);&quot;&quot;;&quot;/&quot;&amp;[.J70])" office:value-type="string" office:string-value="PE4/TRACED1" calcext:value-type="string">
            <text:p>PE4/TRACED1</text:p>
          </table:table-cell>
          <table:table-cell table:formula="of:=[.AJ70]&amp;IF(ISBLANK([.K70]);&quot;&quot;;&quot;/&quot;&amp;[.K70])" office:value-type="string" office:string-value="PE4/TRACED1" calcext:value-type="string">
            <text:p>PE4/TRACED1</text:p>
          </table:table-cell>
          <table:table-cell table:formula="of:=[.AK70]&amp;IF(ISBLANK([.L70]);&quot;&quot;;&quot;/&quot;&amp;[.L70])" office:value-type="string" office:string-value="PE4/TRACED1" calcext:value-type="string">
            <text:p>PE4/TRACED1</text:p>
          </table:table-cell>
          <table:table-cell table:formula="of:=[.AL70]&amp;IF(ISBLANK([.M70]);&quot;&quot;;&quot;/&quot;&amp;[.M70])" office:value-type="string" office:string-value="PE4/TRACED1" calcext:value-type="string">
            <text:p>PE4/TRACED1</text:p>
          </table:table-cell>
          <table:table-cell table:formula="of:=[.AM70]&amp;IF(ISBLANK([.N70]);&quot;&quot;;&quot;/&quot;&amp;[.N70])" office:value-type="string" office:string-value="PE4/TRACED1" calcext:value-type="string">
            <text:p>PE4/TRACED1</text:p>
          </table:table-cell>
          <table:table-cell table:formula="of:=[.AN70]&amp;IF(ISBLANK([.O70]);&quot;&quot;;&quot;/&quot;&amp;[.O70])" office:value-type="string" office:string-value="PE4/TRACED1" calcext:value-type="string">
            <text:p>PE4/TRACED1</text:p>
          </table:table-cell>
          <table:table-cell table:formula="of:=[.AO70]&amp;IF(ISBLANK([.P70]);&quot;&quot;;&quot;/&quot;&amp;[.P70])" office:value-type="string" office:string-value="PE4/TRACED1" calcext:value-type="string">
            <text:p>PE4/TRACED1</text:p>
          </table:table-cell>
          <table:table-cell table:formula="of:=[.AP70]&amp;IF(ISBLANK([.Q70]);&quot;&quot;;&quot;/&quot;&amp;[.Q70])" office:value-type="string" office:string-value="PE4/TRACED1" calcext:value-type="string">
            <text:p>PE4/TRACED1</text:p>
          </table:table-cell>
          <table:table-cell table:formula="of:=[.AQ70]&amp;IF(ISBLANK([.R70]);&quot;&quot;;&quot;/&quot;&amp;[.R70])" office:value-type="string" office:string-value="PE4/TRACED1" calcext:value-type="string">
            <text:p>PE4/TRACED1</text:p>
          </table:table-cell>
          <table:table-cell table:formula="of:=[.AR70]&amp;IF(ISBLANK([.S70]);&quot;&quot;;&quot;/&quot;&amp;[.S70])" office:value-type="string" office:string-value="PE4/TRACED1" calcext:value-type="string">
            <text:p>PE4/TRACED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TRACED2</text:p>
          </table:table-cell>
          <table:table-cell table:number-columns-repeated="23"/>
          <table:table-cell table:formula="of:=[.B71]" office:value-type="string" office:string-value="PE5" calcext:value-type="string">
            <text:p>PE5</text:p>
          </table:table-cell>
          <table:table-cell table:formula="of:=[.AB71]&amp;IF(ISBLANK([.C71]);&quot;&quot;;&quot;/&quot;&amp;[.C71])" office:value-type="string" office:string-value="PE5" calcext:value-type="string">
            <text:p>PE5</text:p>
          </table:table-cell>
          <table:table-cell table:formula="of:=[.AC71]&amp;IF(ISBLANK([.D71]);&quot;&quot;;&quot;/&quot;&amp;[.D71])" office:value-type="string" office:string-value="PE5/TRACED2" calcext:value-type="string">
            <text:p>PE5/TRACED2</text:p>
          </table:table-cell>
          <table:table-cell table:formula="of:=[.AD71]&amp;IF(ISBLANK([.E71]);&quot;&quot;;&quot;/&quot;&amp;[.E71])" office:value-type="string" office:string-value="PE5/TRACED2" calcext:value-type="string">
            <text:p>PE5/TRACED2</text:p>
          </table:table-cell>
          <table:table-cell table:formula="of:=[.AE71]&amp;IF(ISBLANK([.F71]);&quot;&quot;;&quot;/&quot;&amp;[.F71])" office:value-type="string" office:string-value="PE5/TRACED2" calcext:value-type="string">
            <text:p>PE5/TRACED2</text:p>
          </table:table-cell>
          <table:table-cell table:formula="of:=[.AF71]&amp;IF(ISBLANK([.G71]);&quot;&quot;;&quot;/&quot;&amp;[.G71])" office:value-type="string" office:string-value="PE5/TRACED2" calcext:value-type="string">
            <text:p>PE5/TRACED2</text:p>
          </table:table-cell>
          <table:table-cell table:formula="of:=[.AG71]&amp;IF(ISBLANK([.H71]);&quot;&quot;;&quot;/&quot;&amp;[.H71])" office:value-type="string" office:string-value="PE5/TRACED2" calcext:value-type="string">
            <text:p>PE5/TRACED2</text:p>
          </table:table-cell>
          <table:table-cell table:formula="of:=[.AH71]&amp;IF(ISBLANK([.I71]);&quot;&quot;;&quot;/&quot;&amp;[.I71])" office:value-type="string" office:string-value="PE5/TRACED2" calcext:value-type="string">
            <text:p>PE5/TRACED2</text:p>
          </table:table-cell>
          <table:table-cell table:formula="of:=[.AI71]&amp;IF(ISBLANK([.J71]);&quot;&quot;;&quot;/&quot;&amp;[.J71])" office:value-type="string" office:string-value="PE5/TRACED2" calcext:value-type="string">
            <text:p>PE5/TRACED2</text:p>
          </table:table-cell>
          <table:table-cell table:formula="of:=[.AJ71]&amp;IF(ISBLANK([.K71]);&quot;&quot;;&quot;/&quot;&amp;[.K71])" office:value-type="string" office:string-value="PE5/TRACED2" calcext:value-type="string">
            <text:p>PE5/TRACED2</text:p>
          </table:table-cell>
          <table:table-cell table:formula="of:=[.AK71]&amp;IF(ISBLANK([.L71]);&quot;&quot;;&quot;/&quot;&amp;[.L71])" office:value-type="string" office:string-value="PE5/TRACED2" calcext:value-type="string">
            <text:p>PE5/TRACED2</text:p>
          </table:table-cell>
          <table:table-cell table:formula="of:=[.AL71]&amp;IF(ISBLANK([.M71]);&quot;&quot;;&quot;/&quot;&amp;[.M71])" office:value-type="string" office:string-value="PE5/TRACED2" calcext:value-type="string">
            <text:p>PE5/TRACED2</text:p>
          </table:table-cell>
          <table:table-cell table:formula="of:=[.AM71]&amp;IF(ISBLANK([.N71]);&quot;&quot;;&quot;/&quot;&amp;[.N71])" office:value-type="string" office:string-value="PE5/TRACED2" calcext:value-type="string">
            <text:p>PE5/TRACED2</text:p>
          </table:table-cell>
          <table:table-cell table:formula="of:=[.AN71]&amp;IF(ISBLANK([.O71]);&quot;&quot;;&quot;/&quot;&amp;[.O71])" office:value-type="string" office:string-value="PE5/TRACED2" calcext:value-type="string">
            <text:p>PE5/TRACED2</text:p>
          </table:table-cell>
          <table:table-cell table:formula="of:=[.AO71]&amp;IF(ISBLANK([.P71]);&quot;&quot;;&quot;/&quot;&amp;[.P71])" office:value-type="string" office:string-value="PE5/TRACED2" calcext:value-type="string">
            <text:p>PE5/TRACED2</text:p>
          </table:table-cell>
          <table:table-cell table:formula="of:=[.AP71]&amp;IF(ISBLANK([.Q71]);&quot;&quot;;&quot;/&quot;&amp;[.Q71])" office:value-type="string" office:string-value="PE5/TRACED2" calcext:value-type="string">
            <text:p>PE5/TRACED2</text:p>
          </table:table-cell>
          <table:table-cell table:formula="of:=[.AQ71]&amp;IF(ISBLANK([.R71]);&quot;&quot;;&quot;/&quot;&amp;[.R71])" office:value-type="string" office:string-value="PE5/TRACED2" calcext:value-type="string">
            <text:p>PE5/TRACED2</text:p>
          </table:table-cell>
          <table:table-cell table:formula="of:=[.AR71]&amp;IF(ISBLANK([.S71]);&quot;&quot;;&quot;/&quot;&amp;[.S71])" office:value-type="string" office:string-value="PE5/TRACED2" calcext:value-type="string">
            <text:p>PE5/TRACED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RTC_TAMP3/WKUP3</text:p>
          </table:table-cell>
          <table:table-cell office:value-type="string" calcext:value-type="string">
            <text:p>TRACED3</text:p>
          </table:table-cell>
          <table:table-cell table:number-columns-repeated="23"/>
          <table:table-cell table:formula="of:=[.B72]" office:value-type="string" office:string-value="PE6" calcext:value-type="string">
            <text:p>PE6</text:p>
          </table:table-cell>
          <table:table-cell table:formula="of:=[.AB72]&amp;IF(ISBLANK([.C72]);&quot;&quot;;&quot;/&quot;&amp;[.C72])" office:value-type="string" office:string-value="PE6/RTC_TAMP3/WKUP3" calcext:value-type="string">
            <text:p>PE6/RTC_TAMP3/WKUP3</text:p>
          </table:table-cell>
          <table:table-cell table:formula="of:=[.AC72]&amp;IF(ISBLANK([.D72]);&quot;&quot;;&quot;/&quot;&amp;[.D72])" office:value-type="string" office:string-value="PE6/RTC_TAMP3/WKUP3/TRACED3" calcext:value-type="string">
            <text:p>PE6/RTC_TAMP3/WKUP3/TRACED3</text:p>
          </table:table-cell>
          <table:table-cell table:formula="of:=[.AD72]&amp;IF(ISBLANK([.E72]);&quot;&quot;;&quot;/&quot;&amp;[.E72])" office:value-type="string" office:string-value="PE6/RTC_TAMP3/WKUP3/TRACED3" calcext:value-type="string">
            <text:p>PE6/RTC_TAMP3/WKUP3/TRACED3</text:p>
          </table:table-cell>
          <table:table-cell table:formula="of:=[.AE72]&amp;IF(ISBLANK([.F72]);&quot;&quot;;&quot;/&quot;&amp;[.F72])" office:value-type="string" office:string-value="PE6/RTC_TAMP3/WKUP3/TRACED3" calcext:value-type="string">
            <text:p>PE6/RTC_TAMP3/WKUP3/TRACED3</text:p>
          </table:table-cell>
          <table:table-cell table:formula="of:=[.AF72]&amp;IF(ISBLANK([.G72]);&quot;&quot;;&quot;/&quot;&amp;[.G72])" office:value-type="string" office:string-value="PE6/RTC_TAMP3/WKUP3/TRACED3" calcext:value-type="string">
            <text:p>PE6/RTC_TAMP3/WKUP3/TRACED3</text:p>
          </table:table-cell>
          <table:table-cell table:formula="of:=[.AG72]&amp;IF(ISBLANK([.H72]);&quot;&quot;;&quot;/&quot;&amp;[.H72])" office:value-type="string" office:string-value="PE6/RTC_TAMP3/WKUP3/TRACED3" calcext:value-type="string">
            <text:p>PE6/RTC_TAMP3/WKUP3/TRACED3</text:p>
          </table:table-cell>
          <table:table-cell table:formula="of:=[.AH72]&amp;IF(ISBLANK([.I72]);&quot;&quot;;&quot;/&quot;&amp;[.I72])" office:value-type="string" office:string-value="PE6/RTC_TAMP3/WKUP3/TRACED3" calcext:value-type="string">
            <text:p>PE6/RTC_TAMP3/WKUP3/TRACED3</text:p>
          </table:table-cell>
          <table:table-cell table:formula="of:=[.AI72]&amp;IF(ISBLANK([.J72]);&quot;&quot;;&quot;/&quot;&amp;[.J72])" office:value-type="string" office:string-value="PE6/RTC_TAMP3/WKUP3/TRACED3" calcext:value-type="string">
            <text:p>PE6/RTC_TAMP3/WKUP3/TRACED3</text:p>
          </table:table-cell>
          <table:table-cell table:formula="of:=[.AJ72]&amp;IF(ISBLANK([.K72]);&quot;&quot;;&quot;/&quot;&amp;[.K72])" office:value-type="string" office:string-value="PE6/RTC_TAMP3/WKUP3/TRACED3" calcext:value-type="string">
            <text:p>PE6/RTC_TAMP3/WKUP3/TRACED3</text:p>
          </table:table-cell>
          <table:table-cell table:formula="of:=[.AK72]&amp;IF(ISBLANK([.L72]);&quot;&quot;;&quot;/&quot;&amp;[.L72])" office:value-type="string" office:string-value="PE6/RTC_TAMP3/WKUP3/TRACED3" calcext:value-type="string">
            <text:p>PE6/RTC_TAMP3/WKUP3/TRACED3</text:p>
          </table:table-cell>
          <table:table-cell table:formula="of:=[.AL72]&amp;IF(ISBLANK([.M72]);&quot;&quot;;&quot;/&quot;&amp;[.M72])" office:value-type="string" office:string-value="PE6/RTC_TAMP3/WKUP3/TRACED3" calcext:value-type="string">
            <text:p>PE6/RTC_TAMP3/WKUP3/TRACED3</text:p>
          </table:table-cell>
          <table:table-cell table:formula="of:=[.AM72]&amp;IF(ISBLANK([.N72]);&quot;&quot;;&quot;/&quot;&amp;[.N72])" office:value-type="string" office:string-value="PE6/RTC_TAMP3/WKUP3/TRACED3" calcext:value-type="string">
            <text:p>PE6/RTC_TAMP3/WKUP3/TRACED3</text:p>
          </table:table-cell>
          <table:table-cell table:formula="of:=[.AN72]&amp;IF(ISBLANK([.O72]);&quot;&quot;;&quot;/&quot;&amp;[.O72])" office:value-type="string" office:string-value="PE6/RTC_TAMP3/WKUP3/TRACED3" calcext:value-type="string">
            <text:p>PE6/RTC_TAMP3/WKUP3/TRACED3</text:p>
          </table:table-cell>
          <table:table-cell table:formula="of:=[.AO72]&amp;IF(ISBLANK([.P72]);&quot;&quot;;&quot;/&quot;&amp;[.P72])" office:value-type="string" office:string-value="PE6/RTC_TAMP3/WKUP3/TRACED3" calcext:value-type="string">
            <text:p>PE6/RTC_TAMP3/WKUP3/TRACED3</text:p>
          </table:table-cell>
          <table:table-cell table:formula="of:=[.AP72]&amp;IF(ISBLANK([.Q72]);&quot;&quot;;&quot;/&quot;&amp;[.Q72])" office:value-type="string" office:string-value="PE6/RTC_TAMP3/WKUP3/TRACED3" calcext:value-type="string">
            <text:p>PE6/RTC_TAMP3/WKUP3/TRACED3</text:p>
          </table:table-cell>
          <table:table-cell table:formula="of:=[.AQ72]&amp;IF(ISBLANK([.R72]);&quot;&quot;;&quot;/&quot;&amp;[.R72])" office:value-type="string" office:string-value="PE6/RTC_TAMP3/WKUP3/TRACED3" calcext:value-type="string">
            <text:p>PE6/RTC_TAMP3/WKUP3/TRACED3</text:p>
          </table:table-cell>
          <table:table-cell table:formula="of:=[.AR72]&amp;IF(ISBLANK([.S72]);&quot;&quot;;&quot;/&quot;&amp;[.S72])" office:value-type="string" office:string-value="PE6/RTC_TAMP3/WKUP3/TRACED3" calcext:value-type="string">
            <text:p>PE6/RTC_TAMP3/WKUP3/TRACED3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7</text:p>
          </table:table-cell>
          <table:table-cell table:number-columns-repeated="25"/>
          <table:table-cell table:formula="of:=[.B73]" office:value-type="string" office:string-value="PE7" calcext:value-type="string">
            <text:p>PE7</text:p>
          </table:table-cell>
          <table:table-cell table:formula="of:=[.AB73]&amp;IF(ISBLANK([.C73]);&quot;&quot;;&quot;/&quot;&amp;[.C73])" office:value-type="string" office:string-value="PE7" calcext:value-type="string">
            <text:p>PE7</text:p>
          </table:table-cell>
          <table:table-cell table:formula="of:=[.AC73]&amp;IF(ISBLANK([.D73]);&quot;&quot;;&quot;/&quot;&amp;[.D73])" office:value-type="string" office:string-value="PE7" calcext:value-type="string">
            <text:p>PE7</text:p>
          </table:table-cell>
          <table:table-cell table:formula="of:=[.AD73]&amp;IF(ISBLANK([.E73]);&quot;&quot;;&quot;/&quot;&amp;[.E73])" office:value-type="string" office:string-value="PE7" calcext:value-type="string">
            <text:p>PE7</text:p>
          </table:table-cell>
          <table:table-cell table:formula="of:=[.AE73]&amp;IF(ISBLANK([.F73]);&quot;&quot;;&quot;/&quot;&amp;[.F73])" office:value-type="string" office:string-value="PE7" calcext:value-type="string">
            <text:p>PE7</text:p>
          </table:table-cell>
          <table:table-cell table:formula="of:=[.AF73]&amp;IF(ISBLANK([.G73]);&quot;&quot;;&quot;/&quot;&amp;[.G73])" office:value-type="string" office:string-value="PE7" calcext:value-type="string">
            <text:p>PE7</text:p>
          </table:table-cell>
          <table:table-cell table:formula="of:=[.AG73]&amp;IF(ISBLANK([.H73]);&quot;&quot;;&quot;/&quot;&amp;[.H73])" office:value-type="string" office:string-value="PE7" calcext:value-type="string">
            <text:p>PE7</text:p>
          </table:table-cell>
          <table:table-cell table:formula="of:=[.AH73]&amp;IF(ISBLANK([.I73]);&quot;&quot;;&quot;/&quot;&amp;[.I73])" office:value-type="string" office:string-value="PE7" calcext:value-type="string">
            <text:p>PE7</text:p>
          </table:table-cell>
          <table:table-cell table:formula="of:=[.AI73]&amp;IF(ISBLANK([.J73]);&quot;&quot;;&quot;/&quot;&amp;[.J73])" office:value-type="string" office:string-value="PE7" calcext:value-type="string">
            <text:p>PE7</text:p>
          </table:table-cell>
          <table:table-cell table:formula="of:=[.AJ73]&amp;IF(ISBLANK([.K73]);&quot;&quot;;&quot;/&quot;&amp;[.K73])" office:value-type="string" office:string-value="PE7" calcext:value-type="string">
            <text:p>PE7</text:p>
          </table:table-cell>
          <table:table-cell table:formula="of:=[.AK73]&amp;IF(ISBLANK([.L73]);&quot;&quot;;&quot;/&quot;&amp;[.L73])" office:value-type="string" office:string-value="PE7" calcext:value-type="string">
            <text:p>PE7</text:p>
          </table:table-cell>
          <table:table-cell table:formula="of:=[.AL73]&amp;IF(ISBLANK([.M73]);&quot;&quot;;&quot;/&quot;&amp;[.M73])" office:value-type="string" office:string-value="PE7" calcext:value-type="string">
            <text:p>PE7</text:p>
          </table:table-cell>
          <table:table-cell table:formula="of:=[.AM73]&amp;IF(ISBLANK([.N73]);&quot;&quot;;&quot;/&quot;&amp;[.N73])" office:value-type="string" office:string-value="PE7" calcext:value-type="string">
            <text:p>PE7</text:p>
          </table:table-cell>
          <table:table-cell table:formula="of:=[.AN73]&amp;IF(ISBLANK([.O73]);&quot;&quot;;&quot;/&quot;&amp;[.O73])" office:value-type="string" office:string-value="PE7" calcext:value-type="string">
            <text:p>PE7</text:p>
          </table:table-cell>
          <table:table-cell table:formula="of:=[.AO73]&amp;IF(ISBLANK([.P73]);&quot;&quot;;&quot;/&quot;&amp;[.P73])" office:value-type="string" office:string-value="PE7" calcext:value-type="string">
            <text:p>PE7</text:p>
          </table:table-cell>
          <table:table-cell table:formula="of:=[.AP73]&amp;IF(ISBLANK([.Q73]);&quot;&quot;;&quot;/&quot;&amp;[.Q73])" office:value-type="string" office:string-value="PE7" calcext:value-type="string">
            <text:p>PE7</text:p>
          </table:table-cell>
          <table:table-cell table:formula="of:=[.AQ73]&amp;IF(ISBLANK([.R73]);&quot;&quot;;&quot;/&quot;&amp;[.R73])" office:value-type="string" office:string-value="PE7" calcext:value-type="string">
            <text:p>PE7</text:p>
          </table:table-cell>
          <table:table-cell table:formula="of:=[.AR73]&amp;IF(ISBLANK([.S73]);&quot;&quot;;&quot;/&quot;&amp;[.S73])" office:value-type="string" office:string-value="PE7" calcext:value-type="string">
            <text:p>PE7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8</text:p>
          </table:table-cell>
          <table:table-cell table:number-columns-repeated="25"/>
          <table:table-cell table:formula="of:=[.B74]" office:value-type="string" office:string-value="PE8" calcext:value-type="string">
            <text:p>PE8</text:p>
          </table:table-cell>
          <table:table-cell table:formula="of:=[.AB74]&amp;IF(ISBLANK([.C74]);&quot;&quot;;&quot;/&quot;&amp;[.C74])" office:value-type="string" office:string-value="PE8" calcext:value-type="string">
            <text:p>PE8</text:p>
          </table:table-cell>
          <table:table-cell table:formula="of:=[.AC74]&amp;IF(ISBLANK([.D74]);&quot;&quot;;&quot;/&quot;&amp;[.D74])" office:value-type="string" office:string-value="PE8" calcext:value-type="string">
            <text:p>PE8</text:p>
          </table:table-cell>
          <table:table-cell table:formula="of:=[.AD74]&amp;IF(ISBLANK([.E74]);&quot;&quot;;&quot;/&quot;&amp;[.E74])" office:value-type="string" office:string-value="PE8" calcext:value-type="string">
            <text:p>PE8</text:p>
          </table:table-cell>
          <table:table-cell table:formula="of:=[.AE74]&amp;IF(ISBLANK([.F74]);&quot;&quot;;&quot;/&quot;&amp;[.F74])" office:value-type="string" office:string-value="PE8" calcext:value-type="string">
            <text:p>PE8</text:p>
          </table:table-cell>
          <table:table-cell table:formula="of:=[.AF74]&amp;IF(ISBLANK([.G74]);&quot;&quot;;&quot;/&quot;&amp;[.G74])" office:value-type="string" office:string-value="PE8" calcext:value-type="string">
            <text:p>PE8</text:p>
          </table:table-cell>
          <table:table-cell table:formula="of:=[.AG74]&amp;IF(ISBLANK([.H74]);&quot;&quot;;&quot;/&quot;&amp;[.H74])" office:value-type="string" office:string-value="PE8" calcext:value-type="string">
            <text:p>PE8</text:p>
          </table:table-cell>
          <table:table-cell table:formula="of:=[.AH74]&amp;IF(ISBLANK([.I74]);&quot;&quot;;&quot;/&quot;&amp;[.I74])" office:value-type="string" office:string-value="PE8" calcext:value-type="string">
            <text:p>PE8</text:p>
          </table:table-cell>
          <table:table-cell table:formula="of:=[.AI74]&amp;IF(ISBLANK([.J74]);&quot;&quot;;&quot;/&quot;&amp;[.J74])" office:value-type="string" office:string-value="PE8" calcext:value-type="string">
            <text:p>PE8</text:p>
          </table:table-cell>
          <table:table-cell table:formula="of:=[.AJ74]&amp;IF(ISBLANK([.K74]);&quot;&quot;;&quot;/&quot;&amp;[.K74])" office:value-type="string" office:string-value="PE8" calcext:value-type="string">
            <text:p>PE8</text:p>
          </table:table-cell>
          <table:table-cell table:formula="of:=[.AK74]&amp;IF(ISBLANK([.L74]);&quot;&quot;;&quot;/&quot;&amp;[.L74])" office:value-type="string" office:string-value="PE8" calcext:value-type="string">
            <text:p>PE8</text:p>
          </table:table-cell>
          <table:table-cell table:formula="of:=[.AL74]&amp;IF(ISBLANK([.M74]);&quot;&quot;;&quot;/&quot;&amp;[.M74])" office:value-type="string" office:string-value="PE8" calcext:value-type="string">
            <text:p>PE8</text:p>
          </table:table-cell>
          <table:table-cell table:formula="of:=[.AM74]&amp;IF(ISBLANK([.N74]);&quot;&quot;;&quot;/&quot;&amp;[.N74])" office:value-type="string" office:string-value="PE8" calcext:value-type="string">
            <text:p>PE8</text:p>
          </table:table-cell>
          <table:table-cell table:formula="of:=[.AN74]&amp;IF(ISBLANK([.O74]);&quot;&quot;;&quot;/&quot;&amp;[.O74])" office:value-type="string" office:string-value="PE8" calcext:value-type="string">
            <text:p>PE8</text:p>
          </table:table-cell>
          <table:table-cell table:formula="of:=[.AO74]&amp;IF(ISBLANK([.P74]);&quot;&quot;;&quot;/&quot;&amp;[.P74])" office:value-type="string" office:string-value="PE8" calcext:value-type="string">
            <text:p>PE8</text:p>
          </table:table-cell>
          <table:table-cell table:formula="of:=[.AP74]&amp;IF(ISBLANK([.Q74]);&quot;&quot;;&quot;/&quot;&amp;[.Q74])" office:value-type="string" office:string-value="PE8" calcext:value-type="string">
            <text:p>PE8</text:p>
          </table:table-cell>
          <table:table-cell table:formula="of:=[.AQ74]&amp;IF(ISBLANK([.R74]);&quot;&quot;;&quot;/&quot;&amp;[.R74])" office:value-type="string" office:string-value="PE8" calcext:value-type="string">
            <text:p>PE8</text:p>
          </table:table-cell>
          <table:table-cell table:formula="of:=[.AR74]&amp;IF(ISBLANK([.S74]);&quot;&quot;;&quot;/&quot;&amp;[.S74])" office:value-type="string" office:string-value="PE8" calcext:value-type="string">
            <text:p>PE8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9</text:p>
          </table:table-cell>
          <table:table-cell table:number-columns-repeated="25"/>
          <table:table-cell table:formula="of:=[.B75]" office:value-type="string" office:string-value="PE9" calcext:value-type="string">
            <text:p>PE9</text:p>
          </table:table-cell>
          <table:table-cell table:formula="of:=[.AB75]&amp;IF(ISBLANK([.C75]);&quot;&quot;;&quot;/&quot;&amp;[.C75])" office:value-type="string" office:string-value="PE9" calcext:value-type="string">
            <text:p>PE9</text:p>
          </table:table-cell>
          <table:table-cell table:formula="of:=[.AC75]&amp;IF(ISBLANK([.D75]);&quot;&quot;;&quot;/&quot;&amp;[.D75])" office:value-type="string" office:string-value="PE9" calcext:value-type="string">
            <text:p>PE9</text:p>
          </table:table-cell>
          <table:table-cell table:formula="of:=[.AD75]&amp;IF(ISBLANK([.E75]);&quot;&quot;;&quot;/&quot;&amp;[.E75])" office:value-type="string" office:string-value="PE9" calcext:value-type="string">
            <text:p>PE9</text:p>
          </table:table-cell>
          <table:table-cell table:formula="of:=[.AE75]&amp;IF(ISBLANK([.F75]);&quot;&quot;;&quot;/&quot;&amp;[.F75])" office:value-type="string" office:string-value="PE9" calcext:value-type="string">
            <text:p>PE9</text:p>
          </table:table-cell>
          <table:table-cell table:formula="of:=[.AF75]&amp;IF(ISBLANK([.G75]);&quot;&quot;;&quot;/&quot;&amp;[.G75])" office:value-type="string" office:string-value="PE9" calcext:value-type="string">
            <text:p>PE9</text:p>
          </table:table-cell>
          <table:table-cell table:formula="of:=[.AG75]&amp;IF(ISBLANK([.H75]);&quot;&quot;;&quot;/&quot;&amp;[.H75])" office:value-type="string" office:string-value="PE9" calcext:value-type="string">
            <text:p>PE9</text:p>
          </table:table-cell>
          <table:table-cell table:formula="of:=[.AH75]&amp;IF(ISBLANK([.I75]);&quot;&quot;;&quot;/&quot;&amp;[.I75])" office:value-type="string" office:string-value="PE9" calcext:value-type="string">
            <text:p>PE9</text:p>
          </table:table-cell>
          <table:table-cell table:formula="of:=[.AI75]&amp;IF(ISBLANK([.J75]);&quot;&quot;;&quot;/&quot;&amp;[.J75])" office:value-type="string" office:string-value="PE9" calcext:value-type="string">
            <text:p>PE9</text:p>
          </table:table-cell>
          <table:table-cell table:formula="of:=[.AJ75]&amp;IF(ISBLANK([.K75]);&quot;&quot;;&quot;/&quot;&amp;[.K75])" office:value-type="string" office:string-value="PE9" calcext:value-type="string">
            <text:p>PE9</text:p>
          </table:table-cell>
          <table:table-cell table:formula="of:=[.AK75]&amp;IF(ISBLANK([.L75]);&quot;&quot;;&quot;/&quot;&amp;[.L75])" office:value-type="string" office:string-value="PE9" calcext:value-type="string">
            <text:p>PE9</text:p>
          </table:table-cell>
          <table:table-cell table:formula="of:=[.AL75]&amp;IF(ISBLANK([.M75]);&quot;&quot;;&quot;/&quot;&amp;[.M75])" office:value-type="string" office:string-value="PE9" calcext:value-type="string">
            <text:p>PE9</text:p>
          </table:table-cell>
          <table:table-cell table:formula="of:=[.AM75]&amp;IF(ISBLANK([.N75]);&quot;&quot;;&quot;/&quot;&amp;[.N75])" office:value-type="string" office:string-value="PE9" calcext:value-type="string">
            <text:p>PE9</text:p>
          </table:table-cell>
          <table:table-cell table:formula="of:=[.AN75]&amp;IF(ISBLANK([.O75]);&quot;&quot;;&quot;/&quot;&amp;[.O75])" office:value-type="string" office:string-value="PE9" calcext:value-type="string">
            <text:p>PE9</text:p>
          </table:table-cell>
          <table:table-cell table:formula="of:=[.AO75]&amp;IF(ISBLANK([.P75]);&quot;&quot;;&quot;/&quot;&amp;[.P75])" office:value-type="string" office:string-value="PE9" calcext:value-type="string">
            <text:p>PE9</text:p>
          </table:table-cell>
          <table:table-cell table:formula="of:=[.AP75]&amp;IF(ISBLANK([.Q75]);&quot;&quot;;&quot;/&quot;&amp;[.Q75])" office:value-type="string" office:string-value="PE9" calcext:value-type="string">
            <text:p>PE9</text:p>
          </table:table-cell>
          <table:table-cell table:formula="of:=[.AQ75]&amp;IF(ISBLANK([.R75]);&quot;&quot;;&quot;/&quot;&amp;[.R75])" office:value-type="string" office:string-value="PE9" calcext:value-type="string">
            <text:p>PE9</text:p>
          </table:table-cell>
          <table:table-cell table:formula="of:=[.AR75]&amp;IF(ISBLANK([.S75]);&quot;&quot;;&quot;/&quot;&amp;[.S75])" office:value-type="string" office:string-value="PE9" calcext:value-type="string">
            <text:p>PE9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0</text:p>
          </table:table-cell>
          <table:table-cell table:number-columns-repeated="25"/>
          <table:table-cell table:formula="of:=[.B76]" office:value-type="string" office:string-value="PE10" calcext:value-type="string">
            <text:p>PE10</text:p>
          </table:table-cell>
          <table:table-cell table:formula="of:=[.AB76]&amp;IF(ISBLANK([.C76]);&quot;&quot;;&quot;/&quot;&amp;[.C76])" office:value-type="string" office:string-value="PE10" calcext:value-type="string">
            <text:p>PE10</text:p>
          </table:table-cell>
          <table:table-cell table:formula="of:=[.AC76]&amp;IF(ISBLANK([.D76]);&quot;&quot;;&quot;/&quot;&amp;[.D76])" office:value-type="string" office:string-value="PE10" calcext:value-type="string">
            <text:p>PE10</text:p>
          </table:table-cell>
          <table:table-cell table:formula="of:=[.AD76]&amp;IF(ISBLANK([.E76]);&quot;&quot;;&quot;/&quot;&amp;[.E76])" office:value-type="string" office:string-value="PE10" calcext:value-type="string">
            <text:p>PE10</text:p>
          </table:table-cell>
          <table:table-cell table:formula="of:=[.AE76]&amp;IF(ISBLANK([.F76]);&quot;&quot;;&quot;/&quot;&amp;[.F76])" office:value-type="string" office:string-value="PE10" calcext:value-type="string">
            <text:p>PE10</text:p>
          </table:table-cell>
          <table:table-cell table:formula="of:=[.AF76]&amp;IF(ISBLANK([.G76]);&quot;&quot;;&quot;/&quot;&amp;[.G76])" office:value-type="string" office:string-value="PE10" calcext:value-type="string">
            <text:p>PE10</text:p>
          </table:table-cell>
          <table:table-cell table:formula="of:=[.AG76]&amp;IF(ISBLANK([.H76]);&quot;&quot;;&quot;/&quot;&amp;[.H76])" office:value-type="string" office:string-value="PE10" calcext:value-type="string">
            <text:p>PE10</text:p>
          </table:table-cell>
          <table:table-cell table:formula="of:=[.AH76]&amp;IF(ISBLANK([.I76]);&quot;&quot;;&quot;/&quot;&amp;[.I76])" office:value-type="string" office:string-value="PE10" calcext:value-type="string">
            <text:p>PE10</text:p>
          </table:table-cell>
          <table:table-cell table:formula="of:=[.AI76]&amp;IF(ISBLANK([.J76]);&quot;&quot;;&quot;/&quot;&amp;[.J76])" office:value-type="string" office:string-value="PE10" calcext:value-type="string">
            <text:p>PE10</text:p>
          </table:table-cell>
          <table:table-cell table:formula="of:=[.AJ76]&amp;IF(ISBLANK([.K76]);&quot;&quot;;&quot;/&quot;&amp;[.K76])" office:value-type="string" office:string-value="PE10" calcext:value-type="string">
            <text:p>PE10</text:p>
          </table:table-cell>
          <table:table-cell table:formula="of:=[.AK76]&amp;IF(ISBLANK([.L76]);&quot;&quot;;&quot;/&quot;&amp;[.L76])" office:value-type="string" office:string-value="PE10" calcext:value-type="string">
            <text:p>PE10</text:p>
          </table:table-cell>
          <table:table-cell table:formula="of:=[.AL76]&amp;IF(ISBLANK([.M76]);&quot;&quot;;&quot;/&quot;&amp;[.M76])" office:value-type="string" office:string-value="PE10" calcext:value-type="string">
            <text:p>PE10</text:p>
          </table:table-cell>
          <table:table-cell table:formula="of:=[.AM76]&amp;IF(ISBLANK([.N76]);&quot;&quot;;&quot;/&quot;&amp;[.N76])" office:value-type="string" office:string-value="PE10" calcext:value-type="string">
            <text:p>PE10</text:p>
          </table:table-cell>
          <table:table-cell table:formula="of:=[.AN76]&amp;IF(ISBLANK([.O76]);&quot;&quot;;&quot;/&quot;&amp;[.O76])" office:value-type="string" office:string-value="PE10" calcext:value-type="string">
            <text:p>PE10</text:p>
          </table:table-cell>
          <table:table-cell table:formula="of:=[.AO76]&amp;IF(ISBLANK([.P76]);&quot;&quot;;&quot;/&quot;&amp;[.P76])" office:value-type="string" office:string-value="PE10" calcext:value-type="string">
            <text:p>PE10</text:p>
          </table:table-cell>
          <table:table-cell table:formula="of:=[.AP76]&amp;IF(ISBLANK([.Q76]);&quot;&quot;;&quot;/&quot;&amp;[.Q76])" office:value-type="string" office:string-value="PE10" calcext:value-type="string">
            <text:p>PE10</text:p>
          </table:table-cell>
          <table:table-cell table:formula="of:=[.AQ76]&amp;IF(ISBLANK([.R76]);&quot;&quot;;&quot;/&quot;&amp;[.R76])" office:value-type="string" office:string-value="PE10" calcext:value-type="string">
            <text:p>PE10</text:p>
          </table:table-cell>
          <table:table-cell table:formula="of:=[.AR76]&amp;IF(ISBLANK([.S76]);&quot;&quot;;&quot;/&quot;&amp;[.S76])" office:value-type="string" office:string-value="PE10" calcext:value-type="string">
            <text:p>PE1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1</text:p>
          </table:table-cell>
          <table:table-cell table:number-columns-repeated="25"/>
          <table:table-cell table:formula="of:=[.B77]" office:value-type="string" office:string-value="PE11" calcext:value-type="string">
            <text:p>PE11</text:p>
          </table:table-cell>
          <table:table-cell table:formula="of:=[.AB77]&amp;IF(ISBLANK([.C77]);&quot;&quot;;&quot;/&quot;&amp;[.C77])" office:value-type="string" office:string-value="PE11" calcext:value-type="string">
            <text:p>PE11</text:p>
          </table:table-cell>
          <table:table-cell table:formula="of:=[.AC77]&amp;IF(ISBLANK([.D77]);&quot;&quot;;&quot;/&quot;&amp;[.D77])" office:value-type="string" office:string-value="PE11" calcext:value-type="string">
            <text:p>PE11</text:p>
          </table:table-cell>
          <table:table-cell table:formula="of:=[.AD77]&amp;IF(ISBLANK([.E77]);&quot;&quot;;&quot;/&quot;&amp;[.E77])" office:value-type="string" office:string-value="PE11" calcext:value-type="string">
            <text:p>PE11</text:p>
          </table:table-cell>
          <table:table-cell table:formula="of:=[.AE77]&amp;IF(ISBLANK([.F77]);&quot;&quot;;&quot;/&quot;&amp;[.F77])" office:value-type="string" office:string-value="PE11" calcext:value-type="string">
            <text:p>PE11</text:p>
          </table:table-cell>
          <table:table-cell table:formula="of:=[.AF77]&amp;IF(ISBLANK([.G77]);&quot;&quot;;&quot;/&quot;&amp;[.G77])" office:value-type="string" office:string-value="PE11" calcext:value-type="string">
            <text:p>PE11</text:p>
          </table:table-cell>
          <table:table-cell table:formula="of:=[.AG77]&amp;IF(ISBLANK([.H77]);&quot;&quot;;&quot;/&quot;&amp;[.H77])" office:value-type="string" office:string-value="PE11" calcext:value-type="string">
            <text:p>PE11</text:p>
          </table:table-cell>
          <table:table-cell table:formula="of:=[.AH77]&amp;IF(ISBLANK([.I77]);&quot;&quot;;&quot;/&quot;&amp;[.I77])" office:value-type="string" office:string-value="PE11" calcext:value-type="string">
            <text:p>PE11</text:p>
          </table:table-cell>
          <table:table-cell table:formula="of:=[.AI77]&amp;IF(ISBLANK([.J77]);&quot;&quot;;&quot;/&quot;&amp;[.J77])" office:value-type="string" office:string-value="PE11" calcext:value-type="string">
            <text:p>PE11</text:p>
          </table:table-cell>
          <table:table-cell table:formula="of:=[.AJ77]&amp;IF(ISBLANK([.K77]);&quot;&quot;;&quot;/&quot;&amp;[.K77])" office:value-type="string" office:string-value="PE11" calcext:value-type="string">
            <text:p>PE11</text:p>
          </table:table-cell>
          <table:table-cell table:formula="of:=[.AK77]&amp;IF(ISBLANK([.L77]);&quot;&quot;;&quot;/&quot;&amp;[.L77])" office:value-type="string" office:string-value="PE11" calcext:value-type="string">
            <text:p>PE11</text:p>
          </table:table-cell>
          <table:table-cell table:formula="of:=[.AL77]&amp;IF(ISBLANK([.M77]);&quot;&quot;;&quot;/&quot;&amp;[.M77])" office:value-type="string" office:string-value="PE11" calcext:value-type="string">
            <text:p>PE11</text:p>
          </table:table-cell>
          <table:table-cell table:formula="of:=[.AM77]&amp;IF(ISBLANK([.N77]);&quot;&quot;;&quot;/&quot;&amp;[.N77])" office:value-type="string" office:string-value="PE11" calcext:value-type="string">
            <text:p>PE11</text:p>
          </table:table-cell>
          <table:table-cell table:formula="of:=[.AN77]&amp;IF(ISBLANK([.O77]);&quot;&quot;;&quot;/&quot;&amp;[.O77])" office:value-type="string" office:string-value="PE11" calcext:value-type="string">
            <text:p>PE11</text:p>
          </table:table-cell>
          <table:table-cell table:formula="of:=[.AO77]&amp;IF(ISBLANK([.P77]);&quot;&quot;;&quot;/&quot;&amp;[.P77])" office:value-type="string" office:string-value="PE11" calcext:value-type="string">
            <text:p>PE11</text:p>
          </table:table-cell>
          <table:table-cell table:formula="of:=[.AP77]&amp;IF(ISBLANK([.Q77]);&quot;&quot;;&quot;/&quot;&amp;[.Q77])" office:value-type="string" office:string-value="PE11" calcext:value-type="string">
            <text:p>PE11</text:p>
          </table:table-cell>
          <table:table-cell table:formula="of:=[.AQ77]&amp;IF(ISBLANK([.R77]);&quot;&quot;;&quot;/&quot;&amp;[.R77])" office:value-type="string" office:string-value="PE11" calcext:value-type="string">
            <text:p>PE11</text:p>
          </table:table-cell>
          <table:table-cell table:formula="of:=[.AR77]&amp;IF(ISBLANK([.S77]);&quot;&quot;;&quot;/&quot;&amp;[.S77])" office:value-type="string" office:string-value="PE11" calcext:value-type="string">
            <text:p>PE1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2</text:p>
          </table:table-cell>
          <table:table-cell table:number-columns-repeated="6"/>
          <table:table-cell office:value-type="string" calcext:value-type="string">
            <text:p>SPI1_NSS</text:p>
          </table:table-cell>
          <table:table-cell table:number-columns-repeated="18"/>
          <table:table-cell table:formula="of:=[.B78]" office:value-type="string" office:string-value="PE12" calcext:value-type="string">
            <text:p>PE12</text:p>
          </table:table-cell>
          <table:table-cell table:formula="of:=[.AB78]&amp;IF(ISBLANK([.C78]);&quot;&quot;;&quot;/&quot;&amp;[.C78])" office:value-type="string" office:string-value="PE12" calcext:value-type="string">
            <text:p>PE12</text:p>
          </table:table-cell>
          <table:table-cell table:formula="of:=[.AC78]&amp;IF(ISBLANK([.D78]);&quot;&quot;;&quot;/&quot;&amp;[.D78])" office:value-type="string" office:string-value="PE12" calcext:value-type="string">
            <text:p>PE12</text:p>
          </table:table-cell>
          <table:table-cell table:formula="of:=[.AD78]&amp;IF(ISBLANK([.E78]);&quot;&quot;;&quot;/&quot;&amp;[.E78])" office:value-type="string" office:string-value="PE12" calcext:value-type="string">
            <text:p>PE12</text:p>
          </table:table-cell>
          <table:table-cell table:formula="of:=[.AE78]&amp;IF(ISBLANK([.F78]);&quot;&quot;;&quot;/&quot;&amp;[.F78])" office:value-type="string" office:string-value="PE12" calcext:value-type="string">
            <text:p>PE12</text:p>
          </table:table-cell>
          <table:table-cell table:formula="of:=[.AF78]&amp;IF(ISBLANK([.G78]);&quot;&quot;;&quot;/&quot;&amp;[.G78])" office:value-type="string" office:string-value="PE12" calcext:value-type="string">
            <text:p>PE12</text:p>
          </table:table-cell>
          <table:table-cell table:formula="of:=[.AG78]&amp;IF(ISBLANK([.H78]);&quot;&quot;;&quot;/&quot;&amp;[.H78])" office:value-type="string" office:string-value="PE12" calcext:value-type="string">
            <text:p>PE12</text:p>
          </table:table-cell>
          <table:table-cell table:formula="of:=[.AH78]&amp;IF(ISBLANK([.I78]);&quot;&quot;;&quot;/&quot;&amp;[.I78])" office:value-type="string" office:string-value="PE12/SPI1_NSS" calcext:value-type="string">
            <text:p>PE12/SPI1_NSS</text:p>
          </table:table-cell>
          <table:table-cell table:formula="of:=[.AI78]&amp;IF(ISBLANK([.J78]);&quot;&quot;;&quot;/&quot;&amp;[.J78])" office:value-type="string" office:string-value="PE12/SPI1_NSS" calcext:value-type="string">
            <text:p>PE12/SPI1_NSS</text:p>
          </table:table-cell>
          <table:table-cell table:formula="of:=[.AJ78]&amp;IF(ISBLANK([.K78]);&quot;&quot;;&quot;/&quot;&amp;[.K78])" office:value-type="string" office:string-value="PE12/SPI1_NSS" calcext:value-type="string">
            <text:p>PE12/SPI1_NSS</text:p>
          </table:table-cell>
          <table:table-cell table:formula="of:=[.AK78]&amp;IF(ISBLANK([.L78]);&quot;&quot;;&quot;/&quot;&amp;[.L78])" office:value-type="string" office:string-value="PE12/SPI1_NSS" calcext:value-type="string">
            <text:p>PE12/SPI1_NSS</text:p>
          </table:table-cell>
          <table:table-cell table:formula="of:=[.AL78]&amp;IF(ISBLANK([.M78]);&quot;&quot;;&quot;/&quot;&amp;[.M78])" office:value-type="string" office:string-value="PE12/SPI1_NSS" calcext:value-type="string">
            <text:p>PE12/SPI1_NSS</text:p>
          </table:table-cell>
          <table:table-cell table:formula="of:=[.AM78]&amp;IF(ISBLANK([.N78]);&quot;&quot;;&quot;/&quot;&amp;[.N78])" office:value-type="string" office:string-value="PE12/SPI1_NSS" calcext:value-type="string">
            <text:p>PE12/SPI1_NSS</text:p>
          </table:table-cell>
          <table:table-cell table:formula="of:=[.AN78]&amp;IF(ISBLANK([.O78]);&quot;&quot;;&quot;/&quot;&amp;[.O78])" office:value-type="string" office:string-value="PE12/SPI1_NSS" calcext:value-type="string">
            <text:p>PE12/SPI1_NSS</text:p>
          </table:table-cell>
          <table:table-cell table:formula="of:=[.AO78]&amp;IF(ISBLANK([.P78]);&quot;&quot;;&quot;/&quot;&amp;[.P78])" office:value-type="string" office:string-value="PE12/SPI1_NSS" calcext:value-type="string">
            <text:p>PE12/SPI1_NSS</text:p>
          </table:table-cell>
          <table:table-cell table:formula="of:=[.AP78]&amp;IF(ISBLANK([.Q78]);&quot;&quot;;&quot;/&quot;&amp;[.Q78])" office:value-type="string" office:string-value="PE12/SPI1_NSS" calcext:value-type="string">
            <text:p>PE12/SPI1_NSS</text:p>
          </table:table-cell>
          <table:table-cell table:formula="of:=[.AQ78]&amp;IF(ISBLANK([.R78]);&quot;&quot;;&quot;/&quot;&amp;[.R78])" office:value-type="string" office:string-value="PE12/SPI1_NSS" calcext:value-type="string">
            <text:p>PE12/SPI1_NSS</text:p>
          </table:table-cell>
          <table:table-cell table:formula="of:=[.AR78]&amp;IF(ISBLANK([.S78]);&quot;&quot;;&quot;/&quot;&amp;[.S78])" office:value-type="string" office:string-value="PE12/SPI1_NSS" calcext:value-type="string">
            <text:p>PE12/SPI1_NSS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3</text:p>
          </table:table-cell>
          <table:table-cell table:number-columns-repeated="6"/>
          <table:table-cell office:value-type="string" calcext:value-type="string">
            <text:p>SPI1_SCK</text:p>
          </table:table-cell>
          <table:table-cell table:number-columns-repeated="18"/>
          <table:table-cell table:formula="of:=[.B79]" office:value-type="string" office:string-value="PE13" calcext:value-type="string">
            <text:p>PE13</text:p>
          </table:table-cell>
          <table:table-cell table:formula="of:=[.AB79]&amp;IF(ISBLANK([.C79]);&quot;&quot;;&quot;/&quot;&amp;[.C79])" office:value-type="string" office:string-value="PE13" calcext:value-type="string">
            <text:p>PE13</text:p>
          </table:table-cell>
          <table:table-cell table:formula="of:=[.AC79]&amp;IF(ISBLANK([.D79]);&quot;&quot;;&quot;/&quot;&amp;[.D79])" office:value-type="string" office:string-value="PE13" calcext:value-type="string">
            <text:p>PE13</text:p>
          </table:table-cell>
          <table:table-cell table:formula="of:=[.AD79]&amp;IF(ISBLANK([.E79]);&quot;&quot;;&quot;/&quot;&amp;[.E79])" office:value-type="string" office:string-value="PE13" calcext:value-type="string">
            <text:p>PE13</text:p>
          </table:table-cell>
          <table:table-cell table:formula="of:=[.AE79]&amp;IF(ISBLANK([.F79]);&quot;&quot;;&quot;/&quot;&amp;[.F79])" office:value-type="string" office:string-value="PE13" calcext:value-type="string">
            <text:p>PE13</text:p>
          </table:table-cell>
          <table:table-cell table:formula="of:=[.AF79]&amp;IF(ISBLANK([.G79]);&quot;&quot;;&quot;/&quot;&amp;[.G79])" office:value-type="string" office:string-value="PE13" calcext:value-type="string">
            <text:p>PE13</text:p>
          </table:table-cell>
          <table:table-cell table:formula="of:=[.AG79]&amp;IF(ISBLANK([.H79]);&quot;&quot;;&quot;/&quot;&amp;[.H79])" office:value-type="string" office:string-value="PE13" calcext:value-type="string">
            <text:p>PE13</text:p>
          </table:table-cell>
          <table:table-cell table:formula="of:=[.AH79]&amp;IF(ISBLANK([.I79]);&quot;&quot;;&quot;/&quot;&amp;[.I79])" office:value-type="string" office:string-value="PE13/SPI1_SCK" calcext:value-type="string">
            <text:p>PE13/SPI1_SCK</text:p>
          </table:table-cell>
          <table:table-cell table:formula="of:=[.AI79]&amp;IF(ISBLANK([.J79]);&quot;&quot;;&quot;/&quot;&amp;[.J79])" office:value-type="string" office:string-value="PE13/SPI1_SCK" calcext:value-type="string">
            <text:p>PE13/SPI1_SCK</text:p>
          </table:table-cell>
          <table:table-cell table:formula="of:=[.AJ79]&amp;IF(ISBLANK([.K79]);&quot;&quot;;&quot;/&quot;&amp;[.K79])" office:value-type="string" office:string-value="PE13/SPI1_SCK" calcext:value-type="string">
            <text:p>PE13/SPI1_SCK</text:p>
          </table:table-cell>
          <table:table-cell table:formula="of:=[.AK79]&amp;IF(ISBLANK([.L79]);&quot;&quot;;&quot;/&quot;&amp;[.L79])" office:value-type="string" office:string-value="PE13/SPI1_SCK" calcext:value-type="string">
            <text:p>PE13/SPI1_SCK</text:p>
          </table:table-cell>
          <table:table-cell table:formula="of:=[.AL79]&amp;IF(ISBLANK([.M79]);&quot;&quot;;&quot;/&quot;&amp;[.M79])" office:value-type="string" office:string-value="PE13/SPI1_SCK" calcext:value-type="string">
            <text:p>PE13/SPI1_SCK</text:p>
          </table:table-cell>
          <table:table-cell table:formula="of:=[.AM79]&amp;IF(ISBLANK([.N79]);&quot;&quot;;&quot;/&quot;&amp;[.N79])" office:value-type="string" office:string-value="PE13/SPI1_SCK" calcext:value-type="string">
            <text:p>PE13/SPI1_SCK</text:p>
          </table:table-cell>
          <table:table-cell table:formula="of:=[.AN79]&amp;IF(ISBLANK([.O79]);&quot;&quot;;&quot;/&quot;&amp;[.O79])" office:value-type="string" office:string-value="PE13/SPI1_SCK" calcext:value-type="string">
            <text:p>PE13/SPI1_SCK</text:p>
          </table:table-cell>
          <table:table-cell table:formula="of:=[.AO79]&amp;IF(ISBLANK([.P79]);&quot;&quot;;&quot;/&quot;&amp;[.P79])" office:value-type="string" office:string-value="PE13/SPI1_SCK" calcext:value-type="string">
            <text:p>PE13/SPI1_SCK</text:p>
          </table:table-cell>
          <table:table-cell table:formula="of:=[.AP79]&amp;IF(ISBLANK([.Q79]);&quot;&quot;;&quot;/&quot;&amp;[.Q79])" office:value-type="string" office:string-value="PE13/SPI1_SCK" calcext:value-type="string">
            <text:p>PE13/SPI1_SCK</text:p>
          </table:table-cell>
          <table:table-cell table:formula="of:=[.AQ79]&amp;IF(ISBLANK([.R79]);&quot;&quot;;&quot;/&quot;&amp;[.R79])" office:value-type="string" office:string-value="PE13/SPI1_SCK" calcext:value-type="string">
            <text:p>PE13/SPI1_SCK</text:p>
          </table:table-cell>
          <table:table-cell table:formula="of:=[.AR79]&amp;IF(ISBLANK([.S79]);&quot;&quot;;&quot;/&quot;&amp;[.S79])" office:value-type="string" office:string-value="PE13/SPI1_SCK" calcext:value-type="string">
            <text:p>PE13/SPI1_SC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4</text:p>
          </table:table-cell>
          <table:table-cell table:number-columns-repeated="6"/>
          <table:table-cell office:value-type="string" calcext:value-type="string">
            <text:p>SPI1_MISO</text:p>
          </table:table-cell>
          <table:table-cell table:number-columns-repeated="18"/>
          <table:table-cell table:formula="of:=[.B80]" office:value-type="string" office:string-value="PE14" calcext:value-type="string">
            <text:p>PE14</text:p>
          </table:table-cell>
          <table:table-cell table:formula="of:=[.AB80]&amp;IF(ISBLANK([.C80]);&quot;&quot;;&quot;/&quot;&amp;[.C80])" office:value-type="string" office:string-value="PE14" calcext:value-type="string">
            <text:p>PE14</text:p>
          </table:table-cell>
          <table:table-cell table:formula="of:=[.AC80]&amp;IF(ISBLANK([.D80]);&quot;&quot;;&quot;/&quot;&amp;[.D80])" office:value-type="string" office:string-value="PE14" calcext:value-type="string">
            <text:p>PE14</text:p>
          </table:table-cell>
          <table:table-cell table:formula="of:=[.AD80]&amp;IF(ISBLANK([.E80]);&quot;&quot;;&quot;/&quot;&amp;[.E80])" office:value-type="string" office:string-value="PE14" calcext:value-type="string">
            <text:p>PE14</text:p>
          </table:table-cell>
          <table:table-cell table:formula="of:=[.AE80]&amp;IF(ISBLANK([.F80]);&quot;&quot;;&quot;/&quot;&amp;[.F80])" office:value-type="string" office:string-value="PE14" calcext:value-type="string">
            <text:p>PE14</text:p>
          </table:table-cell>
          <table:table-cell table:formula="of:=[.AF80]&amp;IF(ISBLANK([.G80]);&quot;&quot;;&quot;/&quot;&amp;[.G80])" office:value-type="string" office:string-value="PE14" calcext:value-type="string">
            <text:p>PE14</text:p>
          </table:table-cell>
          <table:table-cell table:formula="of:=[.AG80]&amp;IF(ISBLANK([.H80]);&quot;&quot;;&quot;/&quot;&amp;[.H80])" office:value-type="string" office:string-value="PE14" calcext:value-type="string">
            <text:p>PE14</text:p>
          </table:table-cell>
          <table:table-cell table:formula="of:=[.AH80]&amp;IF(ISBLANK([.I80]);&quot;&quot;;&quot;/&quot;&amp;[.I80])" office:value-type="string" office:string-value="PE14/SPI1_MISO" calcext:value-type="string">
            <text:p>PE14/SPI1_MISO</text:p>
          </table:table-cell>
          <table:table-cell table:formula="of:=[.AI80]&amp;IF(ISBLANK([.J80]);&quot;&quot;;&quot;/&quot;&amp;[.J80])" office:value-type="string" office:string-value="PE14/SPI1_MISO" calcext:value-type="string">
            <text:p>PE14/SPI1_MISO</text:p>
          </table:table-cell>
          <table:table-cell table:formula="of:=[.AJ80]&amp;IF(ISBLANK([.K80]);&quot;&quot;;&quot;/&quot;&amp;[.K80])" office:value-type="string" office:string-value="PE14/SPI1_MISO" calcext:value-type="string">
            <text:p>PE14/SPI1_MISO</text:p>
          </table:table-cell>
          <table:table-cell table:formula="of:=[.AK80]&amp;IF(ISBLANK([.L80]);&quot;&quot;;&quot;/&quot;&amp;[.L80])" office:value-type="string" office:string-value="PE14/SPI1_MISO" calcext:value-type="string">
            <text:p>PE14/SPI1_MISO</text:p>
          </table:table-cell>
          <table:table-cell table:formula="of:=[.AL80]&amp;IF(ISBLANK([.M80]);&quot;&quot;;&quot;/&quot;&amp;[.M80])" office:value-type="string" office:string-value="PE14/SPI1_MISO" calcext:value-type="string">
            <text:p>PE14/SPI1_MISO</text:p>
          </table:table-cell>
          <table:table-cell table:formula="of:=[.AM80]&amp;IF(ISBLANK([.N80]);&quot;&quot;;&quot;/&quot;&amp;[.N80])" office:value-type="string" office:string-value="PE14/SPI1_MISO" calcext:value-type="string">
            <text:p>PE14/SPI1_MISO</text:p>
          </table:table-cell>
          <table:table-cell table:formula="of:=[.AN80]&amp;IF(ISBLANK([.O80]);&quot;&quot;;&quot;/&quot;&amp;[.O80])" office:value-type="string" office:string-value="PE14/SPI1_MISO" calcext:value-type="string">
            <text:p>PE14/SPI1_MISO</text:p>
          </table:table-cell>
          <table:table-cell table:formula="of:=[.AO80]&amp;IF(ISBLANK([.P80]);&quot;&quot;;&quot;/&quot;&amp;[.P80])" office:value-type="string" office:string-value="PE14/SPI1_MISO" calcext:value-type="string">
            <text:p>PE14/SPI1_MISO</text:p>
          </table:table-cell>
          <table:table-cell table:formula="of:=[.AP80]&amp;IF(ISBLANK([.Q80]);&quot;&quot;;&quot;/&quot;&amp;[.Q80])" office:value-type="string" office:string-value="PE14/SPI1_MISO" calcext:value-type="string">
            <text:p>PE14/SPI1_MISO</text:p>
          </table:table-cell>
          <table:table-cell table:formula="of:=[.AQ80]&amp;IF(ISBLANK([.R80]);&quot;&quot;;&quot;/&quot;&amp;[.R80])" office:value-type="string" office:string-value="PE14/SPI1_MISO" calcext:value-type="string">
            <text:p>PE14/SPI1_MISO</text:p>
          </table:table-cell>
          <table:table-cell table:formula="of:=[.AR80]&amp;IF(ISBLANK([.S80]);&quot;&quot;;&quot;/&quot;&amp;[.S80])" office:value-type="string" office:string-value="PE14/SPI1_MISO" calcext:value-type="string">
            <text:p>PE14/SPI1_MISO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E15</text:p>
          </table:table-cell>
          <table:table-cell table:number-columns-repeated="6"/>
          <table:table-cell office:value-type="string" calcext:value-type="string">
            <text:p>SPI1_MOSI</text:p>
          </table:table-cell>
          <table:table-cell table:number-columns-repeated="18"/>
          <table:table-cell table:formula="of:=[.B81]" office:value-type="string" office:string-value="PE15" calcext:value-type="string">
            <text:p>PE15</text:p>
          </table:table-cell>
          <table:table-cell table:formula="of:=[.AB81]&amp;IF(ISBLANK([.C81]);&quot;&quot;;&quot;/&quot;&amp;[.C81])" office:value-type="string" office:string-value="PE15" calcext:value-type="string">
            <text:p>PE15</text:p>
          </table:table-cell>
          <table:table-cell table:formula="of:=[.AC81]&amp;IF(ISBLANK([.D81]);&quot;&quot;;&quot;/&quot;&amp;[.D81])" office:value-type="string" office:string-value="PE15" calcext:value-type="string">
            <text:p>PE15</text:p>
          </table:table-cell>
          <table:table-cell table:formula="of:=[.AD81]&amp;IF(ISBLANK([.E81]);&quot;&quot;;&quot;/&quot;&amp;[.E81])" office:value-type="string" office:string-value="PE15" calcext:value-type="string">
            <text:p>PE15</text:p>
          </table:table-cell>
          <table:table-cell table:formula="of:=[.AE81]&amp;IF(ISBLANK([.F81]);&quot;&quot;;&quot;/&quot;&amp;[.F81])" office:value-type="string" office:string-value="PE15" calcext:value-type="string">
            <text:p>PE15</text:p>
          </table:table-cell>
          <table:table-cell table:formula="of:=[.AF81]&amp;IF(ISBLANK([.G81]);&quot;&quot;;&quot;/&quot;&amp;[.G81])" office:value-type="string" office:string-value="PE15" calcext:value-type="string">
            <text:p>PE15</text:p>
          </table:table-cell>
          <table:table-cell table:formula="of:=[.AG81]&amp;IF(ISBLANK([.H81]);&quot;&quot;;&quot;/&quot;&amp;[.H81])" office:value-type="string" office:string-value="PE15" calcext:value-type="string">
            <text:p>PE15</text:p>
          </table:table-cell>
          <table:table-cell table:formula="of:=[.AH81]&amp;IF(ISBLANK([.I81]);&quot;&quot;;&quot;/&quot;&amp;[.I81])" office:value-type="string" office:string-value="PE15/SPI1_MOSI" calcext:value-type="string">
            <text:p>PE15/SPI1_MOSI</text:p>
          </table:table-cell>
          <table:table-cell table:formula="of:=[.AI81]&amp;IF(ISBLANK([.J81]);&quot;&quot;;&quot;/&quot;&amp;[.J81])" office:value-type="string" office:string-value="PE15/SPI1_MOSI" calcext:value-type="string">
            <text:p>PE15/SPI1_MOSI</text:p>
          </table:table-cell>
          <table:table-cell table:formula="of:=[.AJ81]&amp;IF(ISBLANK([.K81]);&quot;&quot;;&quot;/&quot;&amp;[.K81])" office:value-type="string" office:string-value="PE15/SPI1_MOSI" calcext:value-type="string">
            <text:p>PE15/SPI1_MOSI</text:p>
          </table:table-cell>
          <table:table-cell table:formula="of:=[.AK81]&amp;IF(ISBLANK([.L81]);&quot;&quot;;&quot;/&quot;&amp;[.L81])" office:value-type="string" office:string-value="PE15/SPI1_MOSI" calcext:value-type="string">
            <text:p>PE15/SPI1_MOSI</text:p>
          </table:table-cell>
          <table:table-cell table:formula="of:=[.AL81]&amp;IF(ISBLANK([.M81]);&quot;&quot;;&quot;/&quot;&amp;[.M81])" office:value-type="string" office:string-value="PE15/SPI1_MOSI" calcext:value-type="string">
            <text:p>PE15/SPI1_MOSI</text:p>
          </table:table-cell>
          <table:table-cell table:formula="of:=[.AM81]&amp;IF(ISBLANK([.N81]);&quot;&quot;;&quot;/&quot;&amp;[.N81])" office:value-type="string" office:string-value="PE15/SPI1_MOSI" calcext:value-type="string">
            <text:p>PE15/SPI1_MOSI</text:p>
          </table:table-cell>
          <table:table-cell table:formula="of:=[.AN81]&amp;IF(ISBLANK([.O81]);&quot;&quot;;&quot;/&quot;&amp;[.O81])" office:value-type="string" office:string-value="PE15/SPI1_MOSI" calcext:value-type="string">
            <text:p>PE15/SPI1_MOSI</text:p>
          </table:table-cell>
          <table:table-cell table:formula="of:=[.AO81]&amp;IF(ISBLANK([.P81]);&quot;&quot;;&quot;/&quot;&amp;[.P81])" office:value-type="string" office:string-value="PE15/SPI1_MOSI" calcext:value-type="string">
            <text:p>PE15/SPI1_MOSI</text:p>
          </table:table-cell>
          <table:table-cell table:formula="of:=[.AP81]&amp;IF(ISBLANK([.Q81]);&quot;&quot;;&quot;/&quot;&amp;[.Q81])" office:value-type="string" office:string-value="PE15/SPI1_MOSI" calcext:value-type="string">
            <text:p>PE15/SPI1_MOSI</text:p>
          </table:table-cell>
          <table:table-cell table:formula="of:=[.AQ81]&amp;IF(ISBLANK([.R81]);&quot;&quot;;&quot;/&quot;&amp;[.R81])" office:value-type="string" office:string-value="PE15/SPI1_MOSI" calcext:value-type="string">
            <text:p>PE15/SPI1_MOSI</text:p>
          </table:table-cell>
          <table:table-cell table:formula="of:=[.AR81]&amp;IF(ISBLANK([.S81]);&quot;&quot;;&quot;/&quot;&amp;[.S81])" office:value-type="string" office:string-value="PE15/SPI1_MOSI" calcext:value-type="string">
            <text:p>PE15/SPI1_MOSI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0</text:p>
          </table:table-cell>
          <table:table-cell table:number-columns-repeated="25"/>
          <table:table-cell table:formula="of:=[.B82]" office:value-type="string" office:string-value="PF0" calcext:value-type="string">
            <text:p>PF0</text:p>
          </table:table-cell>
          <table:table-cell table:formula="of:=[.AB82]&amp;IF(ISBLANK([.C82]);&quot;&quot;;&quot;/&quot;&amp;[.C82])" office:value-type="string" office:string-value="PF0" calcext:value-type="string">
            <text:p>PF0</text:p>
          </table:table-cell>
          <table:table-cell table:formula="of:=[.AC82]&amp;IF(ISBLANK([.D82]);&quot;&quot;;&quot;/&quot;&amp;[.D82])" office:value-type="string" office:string-value="PF0" calcext:value-type="string">
            <text:p>PF0</text:p>
          </table:table-cell>
          <table:table-cell table:formula="of:=[.AD82]&amp;IF(ISBLANK([.E82]);&quot;&quot;;&quot;/&quot;&amp;[.E82])" office:value-type="string" office:string-value="PF0" calcext:value-type="string">
            <text:p>PF0</text:p>
          </table:table-cell>
          <table:table-cell table:formula="of:=[.AE82]&amp;IF(ISBLANK([.F82]);&quot;&quot;;&quot;/&quot;&amp;[.F82])" office:value-type="string" office:string-value="PF0" calcext:value-type="string">
            <text:p>PF0</text:p>
          </table:table-cell>
          <table:table-cell table:formula="of:=[.AF82]&amp;IF(ISBLANK([.G82]);&quot;&quot;;&quot;/&quot;&amp;[.G82])" office:value-type="string" office:string-value="PF0" calcext:value-type="string">
            <text:p>PF0</text:p>
          </table:table-cell>
          <table:table-cell table:formula="of:=[.AG82]&amp;IF(ISBLANK([.H82]);&quot;&quot;;&quot;/&quot;&amp;[.H82])" office:value-type="string" office:string-value="PF0" calcext:value-type="string">
            <text:p>PF0</text:p>
          </table:table-cell>
          <table:table-cell table:formula="of:=[.AH82]&amp;IF(ISBLANK([.I82]);&quot;&quot;;&quot;/&quot;&amp;[.I82])" office:value-type="string" office:string-value="PF0" calcext:value-type="string">
            <text:p>PF0</text:p>
          </table:table-cell>
          <table:table-cell table:formula="of:=[.AI82]&amp;IF(ISBLANK([.J82]);&quot;&quot;;&quot;/&quot;&amp;[.J82])" office:value-type="string" office:string-value="PF0" calcext:value-type="string">
            <text:p>PF0</text:p>
          </table:table-cell>
          <table:table-cell table:formula="of:=[.AJ82]&amp;IF(ISBLANK([.K82]);&quot;&quot;;&quot;/&quot;&amp;[.K82])" office:value-type="string" office:string-value="PF0" calcext:value-type="string">
            <text:p>PF0</text:p>
          </table:table-cell>
          <table:table-cell table:formula="of:=[.AK82]&amp;IF(ISBLANK([.L82]);&quot;&quot;;&quot;/&quot;&amp;[.L82])" office:value-type="string" office:string-value="PF0" calcext:value-type="string">
            <text:p>PF0</text:p>
          </table:table-cell>
          <table:table-cell table:formula="of:=[.AL82]&amp;IF(ISBLANK([.M82]);&quot;&quot;;&quot;/&quot;&amp;[.M82])" office:value-type="string" office:string-value="PF0" calcext:value-type="string">
            <text:p>PF0</text:p>
          </table:table-cell>
          <table:table-cell table:formula="of:=[.AM82]&amp;IF(ISBLANK([.N82]);&quot;&quot;;&quot;/&quot;&amp;[.N82])" office:value-type="string" office:string-value="PF0" calcext:value-type="string">
            <text:p>PF0</text:p>
          </table:table-cell>
          <table:table-cell table:formula="of:=[.AN82]&amp;IF(ISBLANK([.O82]);&quot;&quot;;&quot;/&quot;&amp;[.O82])" office:value-type="string" office:string-value="PF0" calcext:value-type="string">
            <text:p>PF0</text:p>
          </table:table-cell>
          <table:table-cell table:formula="of:=[.AO82]&amp;IF(ISBLANK([.P82]);&quot;&quot;;&quot;/&quot;&amp;[.P82])" office:value-type="string" office:string-value="PF0" calcext:value-type="string">
            <text:p>PF0</text:p>
          </table:table-cell>
          <table:table-cell table:formula="of:=[.AP82]&amp;IF(ISBLANK([.Q82]);&quot;&quot;;&quot;/&quot;&amp;[.Q82])" office:value-type="string" office:string-value="PF0" calcext:value-type="string">
            <text:p>PF0</text:p>
          </table:table-cell>
          <table:table-cell table:formula="of:=[.AQ82]&amp;IF(ISBLANK([.R82]);&quot;&quot;;&quot;/&quot;&amp;[.R82])" office:value-type="string" office:string-value="PF0" calcext:value-type="string">
            <text:p>PF0</text:p>
          </table:table-cell>
          <table:table-cell table:formula="of:=[.AR82]&amp;IF(ISBLANK([.S82]);&quot;&quot;;&quot;/&quot;&amp;[.S82])" office:value-type="string" office:string-value="PF0" calcext:value-type="string">
            <text:p>PF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</text:p>
          </table:table-cell>
          <table:table-cell table:number-columns-repeated="25"/>
          <table:table-cell table:formula="of:=[.B83]" office:value-type="string" office:string-value="PF1" calcext:value-type="string">
            <text:p>PF1</text:p>
          </table:table-cell>
          <table:table-cell table:formula="of:=[.AB83]&amp;IF(ISBLANK([.C83]);&quot;&quot;;&quot;/&quot;&amp;[.C83])" office:value-type="string" office:string-value="PF1" calcext:value-type="string">
            <text:p>PF1</text:p>
          </table:table-cell>
          <table:table-cell table:formula="of:=[.AC83]&amp;IF(ISBLANK([.D83]);&quot;&quot;;&quot;/&quot;&amp;[.D83])" office:value-type="string" office:string-value="PF1" calcext:value-type="string">
            <text:p>PF1</text:p>
          </table:table-cell>
          <table:table-cell table:formula="of:=[.AD83]&amp;IF(ISBLANK([.E83]);&quot;&quot;;&quot;/&quot;&amp;[.E83])" office:value-type="string" office:string-value="PF1" calcext:value-type="string">
            <text:p>PF1</text:p>
          </table:table-cell>
          <table:table-cell table:formula="of:=[.AE83]&amp;IF(ISBLANK([.F83]);&quot;&quot;;&quot;/&quot;&amp;[.F83])" office:value-type="string" office:string-value="PF1" calcext:value-type="string">
            <text:p>PF1</text:p>
          </table:table-cell>
          <table:table-cell table:formula="of:=[.AF83]&amp;IF(ISBLANK([.G83]);&quot;&quot;;&quot;/&quot;&amp;[.G83])" office:value-type="string" office:string-value="PF1" calcext:value-type="string">
            <text:p>PF1</text:p>
          </table:table-cell>
          <table:table-cell table:formula="of:=[.AG83]&amp;IF(ISBLANK([.H83]);&quot;&quot;;&quot;/&quot;&amp;[.H83])" office:value-type="string" office:string-value="PF1" calcext:value-type="string">
            <text:p>PF1</text:p>
          </table:table-cell>
          <table:table-cell table:formula="of:=[.AH83]&amp;IF(ISBLANK([.I83]);&quot;&quot;;&quot;/&quot;&amp;[.I83])" office:value-type="string" office:string-value="PF1" calcext:value-type="string">
            <text:p>PF1</text:p>
          </table:table-cell>
          <table:table-cell table:formula="of:=[.AI83]&amp;IF(ISBLANK([.J83]);&quot;&quot;;&quot;/&quot;&amp;[.J83])" office:value-type="string" office:string-value="PF1" calcext:value-type="string">
            <text:p>PF1</text:p>
          </table:table-cell>
          <table:table-cell table:formula="of:=[.AJ83]&amp;IF(ISBLANK([.K83]);&quot;&quot;;&quot;/&quot;&amp;[.K83])" office:value-type="string" office:string-value="PF1" calcext:value-type="string">
            <text:p>PF1</text:p>
          </table:table-cell>
          <table:table-cell table:formula="of:=[.AK83]&amp;IF(ISBLANK([.L83]);&quot;&quot;;&quot;/&quot;&amp;[.L83])" office:value-type="string" office:string-value="PF1" calcext:value-type="string">
            <text:p>PF1</text:p>
          </table:table-cell>
          <table:table-cell table:formula="of:=[.AL83]&amp;IF(ISBLANK([.M83]);&quot;&quot;;&quot;/&quot;&amp;[.M83])" office:value-type="string" office:string-value="PF1" calcext:value-type="string">
            <text:p>PF1</text:p>
          </table:table-cell>
          <table:table-cell table:formula="of:=[.AM83]&amp;IF(ISBLANK([.N83]);&quot;&quot;;&quot;/&quot;&amp;[.N83])" office:value-type="string" office:string-value="PF1" calcext:value-type="string">
            <text:p>PF1</text:p>
          </table:table-cell>
          <table:table-cell table:formula="of:=[.AN83]&amp;IF(ISBLANK([.O83]);&quot;&quot;;&quot;/&quot;&amp;[.O83])" office:value-type="string" office:string-value="PF1" calcext:value-type="string">
            <text:p>PF1</text:p>
          </table:table-cell>
          <table:table-cell table:formula="of:=[.AO83]&amp;IF(ISBLANK([.P83]);&quot;&quot;;&quot;/&quot;&amp;[.P83])" office:value-type="string" office:string-value="PF1" calcext:value-type="string">
            <text:p>PF1</text:p>
          </table:table-cell>
          <table:table-cell table:formula="of:=[.AP83]&amp;IF(ISBLANK([.Q83]);&quot;&quot;;&quot;/&quot;&amp;[.Q83])" office:value-type="string" office:string-value="PF1" calcext:value-type="string">
            <text:p>PF1</text:p>
          </table:table-cell>
          <table:table-cell table:formula="of:=[.AQ83]&amp;IF(ISBLANK([.R83]);&quot;&quot;;&quot;/&quot;&amp;[.R83])" office:value-type="string" office:string-value="PF1" calcext:value-type="string">
            <text:p>PF1</text:p>
          </table:table-cell>
          <table:table-cell table:formula="of:=[.AR83]&amp;IF(ISBLANK([.S83]);&quot;&quot;;&quot;/&quot;&amp;[.S83])" office:value-type="string" office:string-value="PF1" calcext:value-type="string">
            <text:p>PF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2</text:p>
          </table:table-cell>
          <table:table-cell table:number-columns-repeated="25"/>
          <table:table-cell table:formula="of:=[.B84]" office:value-type="string" office:string-value="PF2" calcext:value-type="string">
            <text:p>PF2</text:p>
          </table:table-cell>
          <table:table-cell table:formula="of:=[.AB84]&amp;IF(ISBLANK([.C84]);&quot;&quot;;&quot;/&quot;&amp;[.C84])" office:value-type="string" office:string-value="PF2" calcext:value-type="string">
            <text:p>PF2</text:p>
          </table:table-cell>
          <table:table-cell table:formula="of:=[.AC84]&amp;IF(ISBLANK([.D84]);&quot;&quot;;&quot;/&quot;&amp;[.D84])" office:value-type="string" office:string-value="PF2" calcext:value-type="string">
            <text:p>PF2</text:p>
          </table:table-cell>
          <table:table-cell table:formula="of:=[.AD84]&amp;IF(ISBLANK([.E84]);&quot;&quot;;&quot;/&quot;&amp;[.E84])" office:value-type="string" office:string-value="PF2" calcext:value-type="string">
            <text:p>PF2</text:p>
          </table:table-cell>
          <table:table-cell table:formula="of:=[.AE84]&amp;IF(ISBLANK([.F84]);&quot;&quot;;&quot;/&quot;&amp;[.F84])" office:value-type="string" office:string-value="PF2" calcext:value-type="string">
            <text:p>PF2</text:p>
          </table:table-cell>
          <table:table-cell table:formula="of:=[.AF84]&amp;IF(ISBLANK([.G84]);&quot;&quot;;&quot;/&quot;&amp;[.G84])" office:value-type="string" office:string-value="PF2" calcext:value-type="string">
            <text:p>PF2</text:p>
          </table:table-cell>
          <table:table-cell table:formula="of:=[.AG84]&amp;IF(ISBLANK([.H84]);&quot;&quot;;&quot;/&quot;&amp;[.H84])" office:value-type="string" office:string-value="PF2" calcext:value-type="string">
            <text:p>PF2</text:p>
          </table:table-cell>
          <table:table-cell table:formula="of:=[.AH84]&amp;IF(ISBLANK([.I84]);&quot;&quot;;&quot;/&quot;&amp;[.I84])" office:value-type="string" office:string-value="PF2" calcext:value-type="string">
            <text:p>PF2</text:p>
          </table:table-cell>
          <table:table-cell table:formula="of:=[.AI84]&amp;IF(ISBLANK([.J84]);&quot;&quot;;&quot;/&quot;&amp;[.J84])" office:value-type="string" office:string-value="PF2" calcext:value-type="string">
            <text:p>PF2</text:p>
          </table:table-cell>
          <table:table-cell table:formula="of:=[.AJ84]&amp;IF(ISBLANK([.K84]);&quot;&quot;;&quot;/&quot;&amp;[.K84])" office:value-type="string" office:string-value="PF2" calcext:value-type="string">
            <text:p>PF2</text:p>
          </table:table-cell>
          <table:table-cell table:formula="of:=[.AK84]&amp;IF(ISBLANK([.L84]);&quot;&quot;;&quot;/&quot;&amp;[.L84])" office:value-type="string" office:string-value="PF2" calcext:value-type="string">
            <text:p>PF2</text:p>
          </table:table-cell>
          <table:table-cell table:formula="of:=[.AL84]&amp;IF(ISBLANK([.M84]);&quot;&quot;;&quot;/&quot;&amp;[.M84])" office:value-type="string" office:string-value="PF2" calcext:value-type="string">
            <text:p>PF2</text:p>
          </table:table-cell>
          <table:table-cell table:formula="of:=[.AM84]&amp;IF(ISBLANK([.N84]);&quot;&quot;;&quot;/&quot;&amp;[.N84])" office:value-type="string" office:string-value="PF2" calcext:value-type="string">
            <text:p>PF2</text:p>
          </table:table-cell>
          <table:table-cell table:formula="of:=[.AN84]&amp;IF(ISBLANK([.O84]);&quot;&quot;;&quot;/&quot;&amp;[.O84])" office:value-type="string" office:string-value="PF2" calcext:value-type="string">
            <text:p>PF2</text:p>
          </table:table-cell>
          <table:table-cell table:formula="of:=[.AO84]&amp;IF(ISBLANK([.P84]);&quot;&quot;;&quot;/&quot;&amp;[.P84])" office:value-type="string" office:string-value="PF2" calcext:value-type="string">
            <text:p>PF2</text:p>
          </table:table-cell>
          <table:table-cell table:formula="of:=[.AP84]&amp;IF(ISBLANK([.Q84]);&quot;&quot;;&quot;/&quot;&amp;[.Q84])" office:value-type="string" office:string-value="PF2" calcext:value-type="string">
            <text:p>PF2</text:p>
          </table:table-cell>
          <table:table-cell table:formula="of:=[.AQ84]&amp;IF(ISBLANK([.R84]);&quot;&quot;;&quot;/&quot;&amp;[.R84])" office:value-type="string" office:string-value="PF2" calcext:value-type="string">
            <text:p>PF2</text:p>
          </table:table-cell>
          <table:table-cell table:formula="of:=[.AR84]&amp;IF(ISBLANK([.S84]);&quot;&quot;;&quot;/&quot;&amp;[.S84])" office:value-type="string" office:string-value="PF2" calcext:value-type="string">
            <text:p>PF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DC3_IN6</text:p>
          </table:table-cell>
          <table:table-cell table:number-columns-repeated="24"/>
          <table:table-cell table:formula="of:=[.B85]" office:value-type="string" office:string-value="PF3" calcext:value-type="string">
            <text:p>PF3</text:p>
          </table:table-cell>
          <table:table-cell table:formula="of:=[.AB85]&amp;IF(ISBLANK([.C85]);&quot;&quot;;&quot;/&quot;&amp;[.C85])" office:value-type="string" office:string-value="PF3/ADC3_IN6" calcext:value-type="string">
            <text:p>PF3/ADC3_IN6</text:p>
          </table:table-cell>
          <table:table-cell table:formula="of:=[.AC85]&amp;IF(ISBLANK([.D85]);&quot;&quot;;&quot;/&quot;&amp;[.D85])" office:value-type="string" office:string-value="PF3/ADC3_IN6" calcext:value-type="string">
            <text:p>PF3/ADC3_IN6</text:p>
          </table:table-cell>
          <table:table-cell table:formula="of:=[.AD85]&amp;IF(ISBLANK([.E85]);&quot;&quot;;&quot;/&quot;&amp;[.E85])" office:value-type="string" office:string-value="PF3/ADC3_IN6" calcext:value-type="string">
            <text:p>PF3/ADC3_IN6</text:p>
          </table:table-cell>
          <table:table-cell table:formula="of:=[.AE85]&amp;IF(ISBLANK([.F85]);&quot;&quot;;&quot;/&quot;&amp;[.F85])" office:value-type="string" office:string-value="PF3/ADC3_IN6" calcext:value-type="string">
            <text:p>PF3/ADC3_IN6</text:p>
          </table:table-cell>
          <table:table-cell table:formula="of:=[.AF85]&amp;IF(ISBLANK([.G85]);&quot;&quot;;&quot;/&quot;&amp;[.G85])" office:value-type="string" office:string-value="PF3/ADC3_IN6" calcext:value-type="string">
            <text:p>PF3/ADC3_IN6</text:p>
          </table:table-cell>
          <table:table-cell table:formula="of:=[.AG85]&amp;IF(ISBLANK([.H85]);&quot;&quot;;&quot;/&quot;&amp;[.H85])" office:value-type="string" office:string-value="PF3/ADC3_IN6" calcext:value-type="string">
            <text:p>PF3/ADC3_IN6</text:p>
          </table:table-cell>
          <table:table-cell table:formula="of:=[.AH85]&amp;IF(ISBLANK([.I85]);&quot;&quot;;&quot;/&quot;&amp;[.I85])" office:value-type="string" office:string-value="PF3/ADC3_IN6" calcext:value-type="string">
            <text:p>PF3/ADC3_IN6</text:p>
          </table:table-cell>
          <table:table-cell table:formula="of:=[.AI85]&amp;IF(ISBLANK([.J85]);&quot;&quot;;&quot;/&quot;&amp;[.J85])" office:value-type="string" office:string-value="PF3/ADC3_IN6" calcext:value-type="string">
            <text:p>PF3/ADC3_IN6</text:p>
          </table:table-cell>
          <table:table-cell table:formula="of:=[.AJ85]&amp;IF(ISBLANK([.K85]);&quot;&quot;;&quot;/&quot;&amp;[.K85])" office:value-type="string" office:string-value="PF3/ADC3_IN6" calcext:value-type="string">
            <text:p>PF3/ADC3_IN6</text:p>
          </table:table-cell>
          <table:table-cell table:formula="of:=[.AK85]&amp;IF(ISBLANK([.L85]);&quot;&quot;;&quot;/&quot;&amp;[.L85])" office:value-type="string" office:string-value="PF3/ADC3_IN6" calcext:value-type="string">
            <text:p>PF3/ADC3_IN6</text:p>
          </table:table-cell>
          <table:table-cell table:formula="of:=[.AL85]&amp;IF(ISBLANK([.M85]);&quot;&quot;;&quot;/&quot;&amp;[.M85])" office:value-type="string" office:string-value="PF3/ADC3_IN6" calcext:value-type="string">
            <text:p>PF3/ADC3_IN6</text:p>
          </table:table-cell>
          <table:table-cell table:formula="of:=[.AM85]&amp;IF(ISBLANK([.N85]);&quot;&quot;;&quot;/&quot;&amp;[.N85])" office:value-type="string" office:string-value="PF3/ADC3_IN6" calcext:value-type="string">
            <text:p>PF3/ADC3_IN6</text:p>
          </table:table-cell>
          <table:table-cell table:formula="of:=[.AN85]&amp;IF(ISBLANK([.O85]);&quot;&quot;;&quot;/&quot;&amp;[.O85])" office:value-type="string" office:string-value="PF3/ADC3_IN6" calcext:value-type="string">
            <text:p>PF3/ADC3_IN6</text:p>
          </table:table-cell>
          <table:table-cell table:formula="of:=[.AO85]&amp;IF(ISBLANK([.P85]);&quot;&quot;;&quot;/&quot;&amp;[.P85])" office:value-type="string" office:string-value="PF3/ADC3_IN6" calcext:value-type="string">
            <text:p>PF3/ADC3_IN6</text:p>
          </table:table-cell>
          <table:table-cell table:formula="of:=[.AP85]&amp;IF(ISBLANK([.Q85]);&quot;&quot;;&quot;/&quot;&amp;[.Q85])" office:value-type="string" office:string-value="PF3/ADC3_IN6" calcext:value-type="string">
            <text:p>PF3/ADC3_IN6</text:p>
          </table:table-cell>
          <table:table-cell table:formula="of:=[.AQ85]&amp;IF(ISBLANK([.R85]);&quot;&quot;;&quot;/&quot;&amp;[.R85])" office:value-type="string" office:string-value="PF3/ADC3_IN6" calcext:value-type="string">
            <text:p>PF3/ADC3_IN6</text:p>
          </table:table-cell>
          <table:table-cell table:formula="of:=[.AR85]&amp;IF(ISBLANK([.S85]);&quot;&quot;;&quot;/&quot;&amp;[.S85])" office:value-type="string" office:string-value="PF3/ADC3_IN6" calcext:value-type="string">
            <text:p>PF3/ADC3_IN6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DC3_IN7</text:p>
          </table:table-cell>
          <table:table-cell table:number-columns-repeated="24"/>
          <table:table-cell table:formula="of:=[.B86]" office:value-type="string" office:string-value="PF4" calcext:value-type="string">
            <text:p>PF4</text:p>
          </table:table-cell>
          <table:table-cell table:formula="of:=[.AB86]&amp;IF(ISBLANK([.C86]);&quot;&quot;;&quot;/&quot;&amp;[.C86])" office:value-type="string" office:string-value="PF4/ADC3_IN7" calcext:value-type="string">
            <text:p>PF4/ADC3_IN7</text:p>
          </table:table-cell>
          <table:table-cell table:formula="of:=[.AC86]&amp;IF(ISBLANK([.D86]);&quot;&quot;;&quot;/&quot;&amp;[.D86])" office:value-type="string" office:string-value="PF4/ADC3_IN7" calcext:value-type="string">
            <text:p>PF4/ADC3_IN7</text:p>
          </table:table-cell>
          <table:table-cell table:formula="of:=[.AD86]&amp;IF(ISBLANK([.E86]);&quot;&quot;;&quot;/&quot;&amp;[.E86])" office:value-type="string" office:string-value="PF4/ADC3_IN7" calcext:value-type="string">
            <text:p>PF4/ADC3_IN7</text:p>
          </table:table-cell>
          <table:table-cell table:formula="of:=[.AE86]&amp;IF(ISBLANK([.F86]);&quot;&quot;;&quot;/&quot;&amp;[.F86])" office:value-type="string" office:string-value="PF4/ADC3_IN7" calcext:value-type="string">
            <text:p>PF4/ADC3_IN7</text:p>
          </table:table-cell>
          <table:table-cell table:formula="of:=[.AF86]&amp;IF(ISBLANK([.G86]);&quot;&quot;;&quot;/&quot;&amp;[.G86])" office:value-type="string" office:string-value="PF4/ADC3_IN7" calcext:value-type="string">
            <text:p>PF4/ADC3_IN7</text:p>
          </table:table-cell>
          <table:table-cell table:formula="of:=[.AG86]&amp;IF(ISBLANK([.H86]);&quot;&quot;;&quot;/&quot;&amp;[.H86])" office:value-type="string" office:string-value="PF4/ADC3_IN7" calcext:value-type="string">
            <text:p>PF4/ADC3_IN7</text:p>
          </table:table-cell>
          <table:table-cell table:formula="of:=[.AH86]&amp;IF(ISBLANK([.I86]);&quot;&quot;;&quot;/&quot;&amp;[.I86])" office:value-type="string" office:string-value="PF4/ADC3_IN7" calcext:value-type="string">
            <text:p>PF4/ADC3_IN7</text:p>
          </table:table-cell>
          <table:table-cell table:formula="of:=[.AI86]&amp;IF(ISBLANK([.J86]);&quot;&quot;;&quot;/&quot;&amp;[.J86])" office:value-type="string" office:string-value="PF4/ADC3_IN7" calcext:value-type="string">
            <text:p>PF4/ADC3_IN7</text:p>
          </table:table-cell>
          <table:table-cell table:formula="of:=[.AJ86]&amp;IF(ISBLANK([.K86]);&quot;&quot;;&quot;/&quot;&amp;[.K86])" office:value-type="string" office:string-value="PF4/ADC3_IN7" calcext:value-type="string">
            <text:p>PF4/ADC3_IN7</text:p>
          </table:table-cell>
          <table:table-cell table:formula="of:=[.AK86]&amp;IF(ISBLANK([.L86]);&quot;&quot;;&quot;/&quot;&amp;[.L86])" office:value-type="string" office:string-value="PF4/ADC3_IN7" calcext:value-type="string">
            <text:p>PF4/ADC3_IN7</text:p>
          </table:table-cell>
          <table:table-cell table:formula="of:=[.AL86]&amp;IF(ISBLANK([.M86]);&quot;&quot;;&quot;/&quot;&amp;[.M86])" office:value-type="string" office:string-value="PF4/ADC3_IN7" calcext:value-type="string">
            <text:p>PF4/ADC3_IN7</text:p>
          </table:table-cell>
          <table:table-cell table:formula="of:=[.AM86]&amp;IF(ISBLANK([.N86]);&quot;&quot;;&quot;/&quot;&amp;[.N86])" office:value-type="string" office:string-value="PF4/ADC3_IN7" calcext:value-type="string">
            <text:p>PF4/ADC3_IN7</text:p>
          </table:table-cell>
          <table:table-cell table:formula="of:=[.AN86]&amp;IF(ISBLANK([.O86]);&quot;&quot;;&quot;/&quot;&amp;[.O86])" office:value-type="string" office:string-value="PF4/ADC3_IN7" calcext:value-type="string">
            <text:p>PF4/ADC3_IN7</text:p>
          </table:table-cell>
          <table:table-cell table:formula="of:=[.AO86]&amp;IF(ISBLANK([.P86]);&quot;&quot;;&quot;/&quot;&amp;[.P86])" office:value-type="string" office:string-value="PF4/ADC3_IN7" calcext:value-type="string">
            <text:p>PF4/ADC3_IN7</text:p>
          </table:table-cell>
          <table:table-cell table:formula="of:=[.AP86]&amp;IF(ISBLANK([.Q86]);&quot;&quot;;&quot;/&quot;&amp;[.Q86])" office:value-type="string" office:string-value="PF4/ADC3_IN7" calcext:value-type="string">
            <text:p>PF4/ADC3_IN7</text:p>
          </table:table-cell>
          <table:table-cell table:formula="of:=[.AQ86]&amp;IF(ISBLANK([.R86]);&quot;&quot;;&quot;/&quot;&amp;[.R86])" office:value-type="string" office:string-value="PF4/ADC3_IN7" calcext:value-type="string">
            <text:p>PF4/ADC3_IN7</text:p>
          </table:table-cell>
          <table:table-cell table:formula="of:=[.AR86]&amp;IF(ISBLANK([.S86]);&quot;&quot;;&quot;/&quot;&amp;[.S86])" office:value-type="string" office:string-value="PF4/ADC3_IN7" calcext:value-type="string">
            <text:p>PF4/ADC3_IN7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DC3_IN8</text:p>
          </table:table-cell>
          <table:table-cell table:number-columns-repeated="24"/>
          <table:table-cell table:formula="of:=[.B87]" office:value-type="string" office:string-value="PF5" calcext:value-type="string">
            <text:p>PF5</text:p>
          </table:table-cell>
          <table:table-cell table:formula="of:=[.AB87]&amp;IF(ISBLANK([.C87]);&quot;&quot;;&quot;/&quot;&amp;[.C87])" office:value-type="string" office:string-value="PF5/ADC3_IN8" calcext:value-type="string">
            <text:p>PF5/ADC3_IN8</text:p>
          </table:table-cell>
          <table:table-cell table:formula="of:=[.AC87]&amp;IF(ISBLANK([.D87]);&quot;&quot;;&quot;/&quot;&amp;[.D87])" office:value-type="string" office:string-value="PF5/ADC3_IN8" calcext:value-type="string">
            <text:p>PF5/ADC3_IN8</text:p>
          </table:table-cell>
          <table:table-cell table:formula="of:=[.AD87]&amp;IF(ISBLANK([.E87]);&quot;&quot;;&quot;/&quot;&amp;[.E87])" office:value-type="string" office:string-value="PF5/ADC3_IN8" calcext:value-type="string">
            <text:p>PF5/ADC3_IN8</text:p>
          </table:table-cell>
          <table:table-cell table:formula="of:=[.AE87]&amp;IF(ISBLANK([.F87]);&quot;&quot;;&quot;/&quot;&amp;[.F87])" office:value-type="string" office:string-value="PF5/ADC3_IN8" calcext:value-type="string">
            <text:p>PF5/ADC3_IN8</text:p>
          </table:table-cell>
          <table:table-cell table:formula="of:=[.AF87]&amp;IF(ISBLANK([.G87]);&quot;&quot;;&quot;/&quot;&amp;[.G87])" office:value-type="string" office:string-value="PF5/ADC3_IN8" calcext:value-type="string">
            <text:p>PF5/ADC3_IN8</text:p>
          </table:table-cell>
          <table:table-cell table:formula="of:=[.AG87]&amp;IF(ISBLANK([.H87]);&quot;&quot;;&quot;/&quot;&amp;[.H87])" office:value-type="string" office:string-value="PF5/ADC3_IN8" calcext:value-type="string">
            <text:p>PF5/ADC3_IN8</text:p>
          </table:table-cell>
          <table:table-cell table:formula="of:=[.AH87]&amp;IF(ISBLANK([.I87]);&quot;&quot;;&quot;/&quot;&amp;[.I87])" office:value-type="string" office:string-value="PF5/ADC3_IN8" calcext:value-type="string">
            <text:p>PF5/ADC3_IN8</text:p>
          </table:table-cell>
          <table:table-cell table:formula="of:=[.AI87]&amp;IF(ISBLANK([.J87]);&quot;&quot;;&quot;/&quot;&amp;[.J87])" office:value-type="string" office:string-value="PF5/ADC3_IN8" calcext:value-type="string">
            <text:p>PF5/ADC3_IN8</text:p>
          </table:table-cell>
          <table:table-cell table:formula="of:=[.AJ87]&amp;IF(ISBLANK([.K87]);&quot;&quot;;&quot;/&quot;&amp;[.K87])" office:value-type="string" office:string-value="PF5/ADC3_IN8" calcext:value-type="string">
            <text:p>PF5/ADC3_IN8</text:p>
          </table:table-cell>
          <table:table-cell table:formula="of:=[.AK87]&amp;IF(ISBLANK([.L87]);&quot;&quot;;&quot;/&quot;&amp;[.L87])" office:value-type="string" office:string-value="PF5/ADC3_IN8" calcext:value-type="string">
            <text:p>PF5/ADC3_IN8</text:p>
          </table:table-cell>
          <table:table-cell table:formula="of:=[.AL87]&amp;IF(ISBLANK([.M87]);&quot;&quot;;&quot;/&quot;&amp;[.M87])" office:value-type="string" office:string-value="PF5/ADC3_IN8" calcext:value-type="string">
            <text:p>PF5/ADC3_IN8</text:p>
          </table:table-cell>
          <table:table-cell table:formula="of:=[.AM87]&amp;IF(ISBLANK([.N87]);&quot;&quot;;&quot;/&quot;&amp;[.N87])" office:value-type="string" office:string-value="PF5/ADC3_IN8" calcext:value-type="string">
            <text:p>PF5/ADC3_IN8</text:p>
          </table:table-cell>
          <table:table-cell table:formula="of:=[.AN87]&amp;IF(ISBLANK([.O87]);&quot;&quot;;&quot;/&quot;&amp;[.O87])" office:value-type="string" office:string-value="PF5/ADC3_IN8" calcext:value-type="string">
            <text:p>PF5/ADC3_IN8</text:p>
          </table:table-cell>
          <table:table-cell table:formula="of:=[.AO87]&amp;IF(ISBLANK([.P87]);&quot;&quot;;&quot;/&quot;&amp;[.P87])" office:value-type="string" office:string-value="PF5/ADC3_IN8" calcext:value-type="string">
            <text:p>PF5/ADC3_IN8</text:p>
          </table:table-cell>
          <table:table-cell table:formula="of:=[.AP87]&amp;IF(ISBLANK([.Q87]);&quot;&quot;;&quot;/&quot;&amp;[.Q87])" office:value-type="string" office:string-value="PF5/ADC3_IN8" calcext:value-type="string">
            <text:p>PF5/ADC3_IN8</text:p>
          </table:table-cell>
          <table:table-cell table:formula="of:=[.AQ87]&amp;IF(ISBLANK([.R87]);&quot;&quot;;&quot;/&quot;&amp;[.R87])" office:value-type="string" office:string-value="PF5/ADC3_IN8" calcext:value-type="string">
            <text:p>PF5/ADC3_IN8</text:p>
          </table:table-cell>
          <table:table-cell table:formula="of:=[.AR87]&amp;IF(ISBLANK([.S87]);&quot;&quot;;&quot;/&quot;&amp;[.S87])" office:value-type="string" office:string-value="PF5/ADC3_IN8" calcext:value-type="string">
            <text:p>PF5/ADC3_IN8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DC3_IN9</text:p>
          </table:table-cell>
          <table:table-cell table:number-columns-repeated="24"/>
          <table:table-cell table:formula="of:=[.B88]" office:value-type="string" office:string-value="PF6" calcext:value-type="string">
            <text:p>PF6</text:p>
          </table:table-cell>
          <table:table-cell table:formula="of:=[.AB88]&amp;IF(ISBLANK([.C88]);&quot;&quot;;&quot;/&quot;&amp;[.C88])" office:value-type="string" office:string-value="PF6/ADC3_IN9" calcext:value-type="string">
            <text:p>PF6/ADC3_IN9</text:p>
          </table:table-cell>
          <table:table-cell table:formula="of:=[.AC88]&amp;IF(ISBLANK([.D88]);&quot;&quot;;&quot;/&quot;&amp;[.D88])" office:value-type="string" office:string-value="PF6/ADC3_IN9" calcext:value-type="string">
            <text:p>PF6/ADC3_IN9</text:p>
          </table:table-cell>
          <table:table-cell table:formula="of:=[.AD88]&amp;IF(ISBLANK([.E88]);&quot;&quot;;&quot;/&quot;&amp;[.E88])" office:value-type="string" office:string-value="PF6/ADC3_IN9" calcext:value-type="string">
            <text:p>PF6/ADC3_IN9</text:p>
          </table:table-cell>
          <table:table-cell table:formula="of:=[.AE88]&amp;IF(ISBLANK([.F88]);&quot;&quot;;&quot;/&quot;&amp;[.F88])" office:value-type="string" office:string-value="PF6/ADC3_IN9" calcext:value-type="string">
            <text:p>PF6/ADC3_IN9</text:p>
          </table:table-cell>
          <table:table-cell table:formula="of:=[.AF88]&amp;IF(ISBLANK([.G88]);&quot;&quot;;&quot;/&quot;&amp;[.G88])" office:value-type="string" office:string-value="PF6/ADC3_IN9" calcext:value-type="string">
            <text:p>PF6/ADC3_IN9</text:p>
          </table:table-cell>
          <table:table-cell table:formula="of:=[.AG88]&amp;IF(ISBLANK([.H88]);&quot;&quot;;&quot;/&quot;&amp;[.H88])" office:value-type="string" office:string-value="PF6/ADC3_IN9" calcext:value-type="string">
            <text:p>PF6/ADC3_IN9</text:p>
          </table:table-cell>
          <table:table-cell table:formula="of:=[.AH88]&amp;IF(ISBLANK([.I88]);&quot;&quot;;&quot;/&quot;&amp;[.I88])" office:value-type="string" office:string-value="PF6/ADC3_IN9" calcext:value-type="string">
            <text:p>PF6/ADC3_IN9</text:p>
          </table:table-cell>
          <table:table-cell table:formula="of:=[.AI88]&amp;IF(ISBLANK([.J88]);&quot;&quot;;&quot;/&quot;&amp;[.J88])" office:value-type="string" office:string-value="PF6/ADC3_IN9" calcext:value-type="string">
            <text:p>PF6/ADC3_IN9</text:p>
          </table:table-cell>
          <table:table-cell table:formula="of:=[.AJ88]&amp;IF(ISBLANK([.K88]);&quot;&quot;;&quot;/&quot;&amp;[.K88])" office:value-type="string" office:string-value="PF6/ADC3_IN9" calcext:value-type="string">
            <text:p>PF6/ADC3_IN9</text:p>
          </table:table-cell>
          <table:table-cell table:formula="of:=[.AK88]&amp;IF(ISBLANK([.L88]);&quot;&quot;;&quot;/&quot;&amp;[.L88])" office:value-type="string" office:string-value="PF6/ADC3_IN9" calcext:value-type="string">
            <text:p>PF6/ADC3_IN9</text:p>
          </table:table-cell>
          <table:table-cell table:formula="of:=[.AL88]&amp;IF(ISBLANK([.M88]);&quot;&quot;;&quot;/&quot;&amp;[.M88])" office:value-type="string" office:string-value="PF6/ADC3_IN9" calcext:value-type="string">
            <text:p>PF6/ADC3_IN9</text:p>
          </table:table-cell>
          <table:table-cell table:formula="of:=[.AM88]&amp;IF(ISBLANK([.N88]);&quot;&quot;;&quot;/&quot;&amp;[.N88])" office:value-type="string" office:string-value="PF6/ADC3_IN9" calcext:value-type="string">
            <text:p>PF6/ADC3_IN9</text:p>
          </table:table-cell>
          <table:table-cell table:formula="of:=[.AN88]&amp;IF(ISBLANK([.O88]);&quot;&quot;;&quot;/&quot;&amp;[.O88])" office:value-type="string" office:string-value="PF6/ADC3_IN9" calcext:value-type="string">
            <text:p>PF6/ADC3_IN9</text:p>
          </table:table-cell>
          <table:table-cell table:formula="of:=[.AO88]&amp;IF(ISBLANK([.P88]);&quot;&quot;;&quot;/&quot;&amp;[.P88])" office:value-type="string" office:string-value="PF6/ADC3_IN9" calcext:value-type="string">
            <text:p>PF6/ADC3_IN9</text:p>
          </table:table-cell>
          <table:table-cell table:formula="of:=[.AP88]&amp;IF(ISBLANK([.Q88]);&quot;&quot;;&quot;/&quot;&amp;[.Q88])" office:value-type="string" office:string-value="PF6/ADC3_IN9" calcext:value-type="string">
            <text:p>PF6/ADC3_IN9</text:p>
          </table:table-cell>
          <table:table-cell table:formula="of:=[.AQ88]&amp;IF(ISBLANK([.R88]);&quot;&quot;;&quot;/&quot;&amp;[.R88])" office:value-type="string" office:string-value="PF6/ADC3_IN9" calcext:value-type="string">
            <text:p>PF6/ADC3_IN9</text:p>
          </table:table-cell>
          <table:table-cell table:formula="of:=[.AR88]&amp;IF(ISBLANK([.S88]);&quot;&quot;;&quot;/&quot;&amp;[.S88])" office:value-type="string" office:string-value="PF6/ADC3_IN9" calcext:value-type="string">
            <text:p>PF6/ADC3_IN9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DC3_IN10</text:p>
          </table:table-cell>
          <table:table-cell table:number-columns-repeated="24"/>
          <table:table-cell table:formula="of:=[.B89]" office:value-type="string" office:string-value="PF7" calcext:value-type="string">
            <text:p>PF7</text:p>
          </table:table-cell>
          <table:table-cell table:formula="of:=[.AB89]&amp;IF(ISBLANK([.C89]);&quot;&quot;;&quot;/&quot;&amp;[.C89])" office:value-type="string" office:string-value="PF7/ADC3_IN10" calcext:value-type="string">
            <text:p>PF7/ADC3_IN10</text:p>
          </table:table-cell>
          <table:table-cell table:formula="of:=[.AC89]&amp;IF(ISBLANK([.D89]);&quot;&quot;;&quot;/&quot;&amp;[.D89])" office:value-type="string" office:string-value="PF7/ADC3_IN10" calcext:value-type="string">
            <text:p>PF7/ADC3_IN10</text:p>
          </table:table-cell>
          <table:table-cell table:formula="of:=[.AD89]&amp;IF(ISBLANK([.E89]);&quot;&quot;;&quot;/&quot;&amp;[.E89])" office:value-type="string" office:string-value="PF7/ADC3_IN10" calcext:value-type="string">
            <text:p>PF7/ADC3_IN10</text:p>
          </table:table-cell>
          <table:table-cell table:formula="of:=[.AE89]&amp;IF(ISBLANK([.F89]);&quot;&quot;;&quot;/&quot;&amp;[.F89])" office:value-type="string" office:string-value="PF7/ADC3_IN10" calcext:value-type="string">
            <text:p>PF7/ADC3_IN10</text:p>
          </table:table-cell>
          <table:table-cell table:formula="of:=[.AF89]&amp;IF(ISBLANK([.G89]);&quot;&quot;;&quot;/&quot;&amp;[.G89])" office:value-type="string" office:string-value="PF7/ADC3_IN10" calcext:value-type="string">
            <text:p>PF7/ADC3_IN10</text:p>
          </table:table-cell>
          <table:table-cell table:formula="of:=[.AG89]&amp;IF(ISBLANK([.H89]);&quot;&quot;;&quot;/&quot;&amp;[.H89])" office:value-type="string" office:string-value="PF7/ADC3_IN10" calcext:value-type="string">
            <text:p>PF7/ADC3_IN10</text:p>
          </table:table-cell>
          <table:table-cell table:formula="of:=[.AH89]&amp;IF(ISBLANK([.I89]);&quot;&quot;;&quot;/&quot;&amp;[.I89])" office:value-type="string" office:string-value="PF7/ADC3_IN10" calcext:value-type="string">
            <text:p>PF7/ADC3_IN10</text:p>
          </table:table-cell>
          <table:table-cell table:formula="of:=[.AI89]&amp;IF(ISBLANK([.J89]);&quot;&quot;;&quot;/&quot;&amp;[.J89])" office:value-type="string" office:string-value="PF7/ADC3_IN10" calcext:value-type="string">
            <text:p>PF7/ADC3_IN10</text:p>
          </table:table-cell>
          <table:table-cell table:formula="of:=[.AJ89]&amp;IF(ISBLANK([.K89]);&quot;&quot;;&quot;/&quot;&amp;[.K89])" office:value-type="string" office:string-value="PF7/ADC3_IN10" calcext:value-type="string">
            <text:p>PF7/ADC3_IN10</text:p>
          </table:table-cell>
          <table:table-cell table:formula="of:=[.AK89]&amp;IF(ISBLANK([.L89]);&quot;&quot;;&quot;/&quot;&amp;[.L89])" office:value-type="string" office:string-value="PF7/ADC3_IN10" calcext:value-type="string">
            <text:p>PF7/ADC3_IN10</text:p>
          </table:table-cell>
          <table:table-cell table:formula="of:=[.AL89]&amp;IF(ISBLANK([.M89]);&quot;&quot;;&quot;/&quot;&amp;[.M89])" office:value-type="string" office:string-value="PF7/ADC3_IN10" calcext:value-type="string">
            <text:p>PF7/ADC3_IN10</text:p>
          </table:table-cell>
          <table:table-cell table:formula="of:=[.AM89]&amp;IF(ISBLANK([.N89]);&quot;&quot;;&quot;/&quot;&amp;[.N89])" office:value-type="string" office:string-value="PF7/ADC3_IN10" calcext:value-type="string">
            <text:p>PF7/ADC3_IN10</text:p>
          </table:table-cell>
          <table:table-cell table:formula="of:=[.AN89]&amp;IF(ISBLANK([.O89]);&quot;&quot;;&quot;/&quot;&amp;[.O89])" office:value-type="string" office:string-value="PF7/ADC3_IN10" calcext:value-type="string">
            <text:p>PF7/ADC3_IN10</text:p>
          </table:table-cell>
          <table:table-cell table:formula="of:=[.AO89]&amp;IF(ISBLANK([.P89]);&quot;&quot;;&quot;/&quot;&amp;[.P89])" office:value-type="string" office:string-value="PF7/ADC3_IN10" calcext:value-type="string">
            <text:p>PF7/ADC3_IN10</text:p>
          </table:table-cell>
          <table:table-cell table:formula="of:=[.AP89]&amp;IF(ISBLANK([.Q89]);&quot;&quot;;&quot;/&quot;&amp;[.Q89])" office:value-type="string" office:string-value="PF7/ADC3_IN10" calcext:value-type="string">
            <text:p>PF7/ADC3_IN10</text:p>
          </table:table-cell>
          <table:table-cell table:formula="of:=[.AQ89]&amp;IF(ISBLANK([.R89]);&quot;&quot;;&quot;/&quot;&amp;[.R89])" office:value-type="string" office:string-value="PF7/ADC3_IN10" calcext:value-type="string">
            <text:p>PF7/ADC3_IN10</text:p>
          </table:table-cell>
          <table:table-cell table:formula="of:=[.AR89]&amp;IF(ISBLANK([.S89]);&quot;&quot;;&quot;/&quot;&amp;[.S89])" office:value-type="string" office:string-value="PF7/ADC3_IN10" calcext:value-type="string">
            <text:p>PF7/ADC3_IN1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ADC3_IN11</text:p>
          </table:table-cell>
          <table:table-cell table:number-columns-repeated="24"/>
          <table:table-cell table:formula="of:=[.B90]" office:value-type="string" office:string-value="PF8" calcext:value-type="string">
            <text:p>PF8</text:p>
          </table:table-cell>
          <table:table-cell table:formula="of:=[.AB90]&amp;IF(ISBLANK([.C90]);&quot;&quot;;&quot;/&quot;&amp;[.C90])" office:value-type="string" office:string-value="PF8/ADC3_IN11" calcext:value-type="string">
            <text:p>PF8/ADC3_IN11</text:p>
          </table:table-cell>
          <table:table-cell table:formula="of:=[.AC90]&amp;IF(ISBLANK([.D90]);&quot;&quot;;&quot;/&quot;&amp;[.D90])" office:value-type="string" office:string-value="PF8/ADC3_IN11" calcext:value-type="string">
            <text:p>PF8/ADC3_IN11</text:p>
          </table:table-cell>
          <table:table-cell table:formula="of:=[.AD90]&amp;IF(ISBLANK([.E90]);&quot;&quot;;&quot;/&quot;&amp;[.E90])" office:value-type="string" office:string-value="PF8/ADC3_IN11" calcext:value-type="string">
            <text:p>PF8/ADC3_IN11</text:p>
          </table:table-cell>
          <table:table-cell table:formula="of:=[.AE90]&amp;IF(ISBLANK([.F90]);&quot;&quot;;&quot;/&quot;&amp;[.F90])" office:value-type="string" office:string-value="PF8/ADC3_IN11" calcext:value-type="string">
            <text:p>PF8/ADC3_IN11</text:p>
          </table:table-cell>
          <table:table-cell table:formula="of:=[.AF90]&amp;IF(ISBLANK([.G90]);&quot;&quot;;&quot;/&quot;&amp;[.G90])" office:value-type="string" office:string-value="PF8/ADC3_IN11" calcext:value-type="string">
            <text:p>PF8/ADC3_IN11</text:p>
          </table:table-cell>
          <table:table-cell table:formula="of:=[.AG90]&amp;IF(ISBLANK([.H90]);&quot;&quot;;&quot;/&quot;&amp;[.H90])" office:value-type="string" office:string-value="PF8/ADC3_IN11" calcext:value-type="string">
            <text:p>PF8/ADC3_IN11</text:p>
          </table:table-cell>
          <table:table-cell table:formula="of:=[.AH90]&amp;IF(ISBLANK([.I90]);&quot;&quot;;&quot;/&quot;&amp;[.I90])" office:value-type="string" office:string-value="PF8/ADC3_IN11" calcext:value-type="string">
            <text:p>PF8/ADC3_IN11</text:p>
          </table:table-cell>
          <table:table-cell table:formula="of:=[.AI90]&amp;IF(ISBLANK([.J90]);&quot;&quot;;&quot;/&quot;&amp;[.J90])" office:value-type="string" office:string-value="PF8/ADC3_IN11" calcext:value-type="string">
            <text:p>PF8/ADC3_IN11</text:p>
          </table:table-cell>
          <table:table-cell table:formula="of:=[.AJ90]&amp;IF(ISBLANK([.K90]);&quot;&quot;;&quot;/&quot;&amp;[.K90])" office:value-type="string" office:string-value="PF8/ADC3_IN11" calcext:value-type="string">
            <text:p>PF8/ADC3_IN11</text:p>
          </table:table-cell>
          <table:table-cell table:formula="of:=[.AK90]&amp;IF(ISBLANK([.L90]);&quot;&quot;;&quot;/&quot;&amp;[.L90])" office:value-type="string" office:string-value="PF8/ADC3_IN11" calcext:value-type="string">
            <text:p>PF8/ADC3_IN11</text:p>
          </table:table-cell>
          <table:table-cell table:formula="of:=[.AL90]&amp;IF(ISBLANK([.M90]);&quot;&quot;;&quot;/&quot;&amp;[.M90])" office:value-type="string" office:string-value="PF8/ADC3_IN11" calcext:value-type="string">
            <text:p>PF8/ADC3_IN11</text:p>
          </table:table-cell>
          <table:table-cell table:formula="of:=[.AM90]&amp;IF(ISBLANK([.N90]);&quot;&quot;;&quot;/&quot;&amp;[.N90])" office:value-type="string" office:string-value="PF8/ADC3_IN11" calcext:value-type="string">
            <text:p>PF8/ADC3_IN11</text:p>
          </table:table-cell>
          <table:table-cell table:formula="of:=[.AN90]&amp;IF(ISBLANK([.O90]);&quot;&quot;;&quot;/&quot;&amp;[.O90])" office:value-type="string" office:string-value="PF8/ADC3_IN11" calcext:value-type="string">
            <text:p>PF8/ADC3_IN11</text:p>
          </table:table-cell>
          <table:table-cell table:formula="of:=[.AO90]&amp;IF(ISBLANK([.P90]);&quot;&quot;;&quot;/&quot;&amp;[.P90])" office:value-type="string" office:string-value="PF8/ADC3_IN11" calcext:value-type="string">
            <text:p>PF8/ADC3_IN11</text:p>
          </table:table-cell>
          <table:table-cell table:formula="of:=[.AP90]&amp;IF(ISBLANK([.Q90]);&quot;&quot;;&quot;/&quot;&amp;[.Q90])" office:value-type="string" office:string-value="PF8/ADC3_IN11" calcext:value-type="string">
            <text:p>PF8/ADC3_IN11</text:p>
          </table:table-cell>
          <table:table-cell table:formula="of:=[.AQ90]&amp;IF(ISBLANK([.R90]);&quot;&quot;;&quot;/&quot;&amp;[.R90])" office:value-type="string" office:string-value="PF8/ADC3_IN11" calcext:value-type="string">
            <text:p>PF8/ADC3_IN11</text:p>
          </table:table-cell>
          <table:table-cell table:formula="of:=[.AR90]&amp;IF(ISBLANK([.S90]);&quot;&quot;;&quot;/&quot;&amp;[.S90])" office:value-type="string" office:string-value="PF8/ADC3_IN11" calcext:value-type="string">
            <text:p>PF8/ADC3_IN1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ADC3_IN12</text:p>
          </table:table-cell>
          <table:table-cell table:number-columns-repeated="14"/>
          <table:table-cell office:value-type="string" calcext:value-type="string">
            <text:p>TIM15_CH1</text:p>
          </table:table-cell>
          <table:table-cell table:number-columns-repeated="9"/>
          <table:table-cell table:formula="of:=[.B91]" office:value-type="string" office:string-value="PF9" calcext:value-type="string">
            <text:p>PF9</text:p>
          </table:table-cell>
          <table:table-cell table:formula="of:=[.AB91]&amp;IF(ISBLANK([.C91]);&quot;&quot;;&quot;/&quot;&amp;[.C91])" office:value-type="string" office:string-value="PF9/ADC3_IN12" calcext:value-type="string">
            <text:p>PF9/ADC3_IN12</text:p>
          </table:table-cell>
          <table:table-cell table:formula="of:=[.AC91]&amp;IF(ISBLANK([.D91]);&quot;&quot;;&quot;/&quot;&amp;[.D91])" office:value-type="string" office:string-value="PF9/ADC3_IN12" calcext:value-type="string">
            <text:p>PF9/ADC3_IN12</text:p>
          </table:table-cell>
          <table:table-cell table:formula="of:=[.AD91]&amp;IF(ISBLANK([.E91]);&quot;&quot;;&quot;/&quot;&amp;[.E91])" office:value-type="string" office:string-value="PF9/ADC3_IN12" calcext:value-type="string">
            <text:p>PF9/ADC3_IN12</text:p>
          </table:table-cell>
          <table:table-cell table:formula="of:=[.AE91]&amp;IF(ISBLANK([.F91]);&quot;&quot;;&quot;/&quot;&amp;[.F91])" office:value-type="string" office:string-value="PF9/ADC3_IN12" calcext:value-type="string">
            <text:p>PF9/ADC3_IN12</text:p>
          </table:table-cell>
          <table:table-cell table:formula="of:=[.AF91]&amp;IF(ISBLANK([.G91]);&quot;&quot;;&quot;/&quot;&amp;[.G91])" office:value-type="string" office:string-value="PF9/ADC3_IN12" calcext:value-type="string">
            <text:p>PF9/ADC3_IN12</text:p>
          </table:table-cell>
          <table:table-cell table:formula="of:=[.AG91]&amp;IF(ISBLANK([.H91]);&quot;&quot;;&quot;/&quot;&amp;[.H91])" office:value-type="string" office:string-value="PF9/ADC3_IN12" calcext:value-type="string">
            <text:p>PF9/ADC3_IN12</text:p>
          </table:table-cell>
          <table:table-cell table:formula="of:=[.AH91]&amp;IF(ISBLANK([.I91]);&quot;&quot;;&quot;/&quot;&amp;[.I91])" office:value-type="string" office:string-value="PF9/ADC3_IN12" calcext:value-type="string">
            <text:p>PF9/ADC3_IN12</text:p>
          </table:table-cell>
          <table:table-cell table:formula="of:=[.AI91]&amp;IF(ISBLANK([.J91]);&quot;&quot;;&quot;/&quot;&amp;[.J91])" office:value-type="string" office:string-value="PF9/ADC3_IN12" calcext:value-type="string">
            <text:p>PF9/ADC3_IN12</text:p>
          </table:table-cell>
          <table:table-cell table:formula="of:=[.AJ91]&amp;IF(ISBLANK([.K91]);&quot;&quot;;&quot;/&quot;&amp;[.K91])" office:value-type="string" office:string-value="PF9/ADC3_IN12" calcext:value-type="string">
            <text:p>PF9/ADC3_IN12</text:p>
          </table:table-cell>
          <table:table-cell table:formula="of:=[.AK91]&amp;IF(ISBLANK([.L91]);&quot;&quot;;&quot;/&quot;&amp;[.L91])" office:value-type="string" office:string-value="PF9/ADC3_IN12" calcext:value-type="string">
            <text:p>PF9/ADC3_IN12</text:p>
          </table:table-cell>
          <table:table-cell table:formula="of:=[.AL91]&amp;IF(ISBLANK([.M91]);&quot;&quot;;&quot;/&quot;&amp;[.M91])" office:value-type="string" office:string-value="PF9/ADC3_IN12" calcext:value-type="string">
            <text:p>PF9/ADC3_IN12</text:p>
          </table:table-cell>
          <table:table-cell table:formula="of:=[.AM91]&amp;IF(ISBLANK([.N91]);&quot;&quot;;&quot;/&quot;&amp;[.N91])" office:value-type="string" office:string-value="PF9/ADC3_IN12" calcext:value-type="string">
            <text:p>PF9/ADC3_IN12</text:p>
          </table:table-cell>
          <table:table-cell table:formula="of:=[.AN91]&amp;IF(ISBLANK([.O91]);&quot;&quot;;&quot;/&quot;&amp;[.O91])" office:value-type="string" office:string-value="PF9/ADC3_IN12" calcext:value-type="string">
            <text:p>PF9/ADC3_IN12</text:p>
          </table:table-cell>
          <table:table-cell table:formula="of:=[.AO91]&amp;IF(ISBLANK([.P91]);&quot;&quot;;&quot;/&quot;&amp;[.P91])" office:value-type="string" office:string-value="PF9/ADC3_IN12" calcext:value-type="string">
            <text:p>PF9/ADC3_IN12</text:p>
          </table:table-cell>
          <table:table-cell table:formula="of:=[.AP91]&amp;IF(ISBLANK([.Q91]);&quot;&quot;;&quot;/&quot;&amp;[.Q91])" office:value-type="string" office:string-value="PF9/ADC3_IN12" calcext:value-type="string">
            <text:p>PF9/ADC3_IN12</text:p>
          </table:table-cell>
          <table:table-cell table:formula="of:=[.AQ91]&amp;IF(ISBLANK([.R91]);&quot;&quot;;&quot;/&quot;&amp;[.R91])" office:value-type="string" office:string-value="PF9/ADC3_IN12/TIM15_CH1" calcext:value-type="string">
            <text:p>PF9/ADC3_IN12/TIM15_CH1</text:p>
          </table:table-cell>
          <table:table-cell table:formula="of:=[.AR91]&amp;IF(ISBLANK([.S91]);&quot;&quot;;&quot;/&quot;&amp;[.S91])" office:value-type="string" office:string-value="PF9/ADC3_IN12/TIM15_CH1" calcext:value-type="string">
            <text:p>PF9/ADC3_IN12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ADC3_IN13</text:p>
          </table:table-cell>
          <table:table-cell table:number-columns-repeated="14"/>
          <table:table-cell office:value-type="string" calcext:value-type="string">
            <text:p>TIM15_CH2</text:p>
          </table:table-cell>
          <table:table-cell table:number-columns-repeated="9"/>
          <table:table-cell table:formula="of:=[.B92]" office:value-type="string" office:string-value="PF10" calcext:value-type="string">
            <text:p>PF10</text:p>
          </table:table-cell>
          <table:table-cell table:formula="of:=[.AB92]&amp;IF(ISBLANK([.C92]);&quot;&quot;;&quot;/&quot;&amp;[.C92])" office:value-type="string" office:string-value="PF10/ADC3_IN13" calcext:value-type="string">
            <text:p>PF10/ADC3_IN13</text:p>
          </table:table-cell>
          <table:table-cell table:formula="of:=[.AC92]&amp;IF(ISBLANK([.D92]);&quot;&quot;;&quot;/&quot;&amp;[.D92])" office:value-type="string" office:string-value="PF10/ADC3_IN13" calcext:value-type="string">
            <text:p>PF10/ADC3_IN13</text:p>
          </table:table-cell>
          <table:table-cell table:formula="of:=[.AD92]&amp;IF(ISBLANK([.E92]);&quot;&quot;;&quot;/&quot;&amp;[.E92])" office:value-type="string" office:string-value="PF10/ADC3_IN13" calcext:value-type="string">
            <text:p>PF10/ADC3_IN13</text:p>
          </table:table-cell>
          <table:table-cell table:formula="of:=[.AE92]&amp;IF(ISBLANK([.F92]);&quot;&quot;;&quot;/&quot;&amp;[.F92])" office:value-type="string" office:string-value="PF10/ADC3_IN13" calcext:value-type="string">
            <text:p>PF10/ADC3_IN13</text:p>
          </table:table-cell>
          <table:table-cell table:formula="of:=[.AF92]&amp;IF(ISBLANK([.G92]);&quot;&quot;;&quot;/&quot;&amp;[.G92])" office:value-type="string" office:string-value="PF10/ADC3_IN13" calcext:value-type="string">
            <text:p>PF10/ADC3_IN13</text:p>
          </table:table-cell>
          <table:table-cell table:formula="of:=[.AG92]&amp;IF(ISBLANK([.H92]);&quot;&quot;;&quot;/&quot;&amp;[.H92])" office:value-type="string" office:string-value="PF10/ADC3_IN13" calcext:value-type="string">
            <text:p>PF10/ADC3_IN13</text:p>
          </table:table-cell>
          <table:table-cell table:formula="of:=[.AH92]&amp;IF(ISBLANK([.I92]);&quot;&quot;;&quot;/&quot;&amp;[.I92])" office:value-type="string" office:string-value="PF10/ADC3_IN13" calcext:value-type="string">
            <text:p>PF10/ADC3_IN13</text:p>
          </table:table-cell>
          <table:table-cell table:formula="of:=[.AI92]&amp;IF(ISBLANK([.J92]);&quot;&quot;;&quot;/&quot;&amp;[.J92])" office:value-type="string" office:string-value="PF10/ADC3_IN13" calcext:value-type="string">
            <text:p>PF10/ADC3_IN13</text:p>
          </table:table-cell>
          <table:table-cell table:formula="of:=[.AJ92]&amp;IF(ISBLANK([.K92]);&quot;&quot;;&quot;/&quot;&amp;[.K92])" office:value-type="string" office:string-value="PF10/ADC3_IN13" calcext:value-type="string">
            <text:p>PF10/ADC3_IN13</text:p>
          </table:table-cell>
          <table:table-cell table:formula="of:=[.AK92]&amp;IF(ISBLANK([.L92]);&quot;&quot;;&quot;/&quot;&amp;[.L92])" office:value-type="string" office:string-value="PF10/ADC3_IN13" calcext:value-type="string">
            <text:p>PF10/ADC3_IN13</text:p>
          </table:table-cell>
          <table:table-cell table:formula="of:=[.AL92]&amp;IF(ISBLANK([.M92]);&quot;&quot;;&quot;/&quot;&amp;[.M92])" office:value-type="string" office:string-value="PF10/ADC3_IN13" calcext:value-type="string">
            <text:p>PF10/ADC3_IN13</text:p>
          </table:table-cell>
          <table:table-cell table:formula="of:=[.AM92]&amp;IF(ISBLANK([.N92]);&quot;&quot;;&quot;/&quot;&amp;[.N92])" office:value-type="string" office:string-value="PF10/ADC3_IN13" calcext:value-type="string">
            <text:p>PF10/ADC3_IN13</text:p>
          </table:table-cell>
          <table:table-cell table:formula="of:=[.AN92]&amp;IF(ISBLANK([.O92]);&quot;&quot;;&quot;/&quot;&amp;[.O92])" office:value-type="string" office:string-value="PF10/ADC3_IN13" calcext:value-type="string">
            <text:p>PF10/ADC3_IN13</text:p>
          </table:table-cell>
          <table:table-cell table:formula="of:=[.AO92]&amp;IF(ISBLANK([.P92]);&quot;&quot;;&quot;/&quot;&amp;[.P92])" office:value-type="string" office:string-value="PF10/ADC3_IN13" calcext:value-type="string">
            <text:p>PF10/ADC3_IN13</text:p>
          </table:table-cell>
          <table:table-cell table:formula="of:=[.AP92]&amp;IF(ISBLANK([.Q92]);&quot;&quot;;&quot;/&quot;&amp;[.Q92])" office:value-type="string" office:string-value="PF10/ADC3_IN13" calcext:value-type="string">
            <text:p>PF10/ADC3_IN13</text:p>
          </table:table-cell>
          <table:table-cell table:formula="of:=[.AQ92]&amp;IF(ISBLANK([.R92]);&quot;&quot;;&quot;/&quot;&amp;[.R92])" office:value-type="string" office:string-value="PF10/ADC3_IN13/TIM15_CH2" calcext:value-type="string">
            <text:p>PF10/ADC3_IN13/TIM15_CH2</text:p>
          </table:table-cell>
          <table:table-cell table:formula="of:=[.AR92]&amp;IF(ISBLANK([.S92]);&quot;&quot;;&quot;/&quot;&amp;[.S92])" office:value-type="string" office:string-value="PF10/ADC3_IN13/TIM15_CH2" calcext:value-type="string">
            <text:p>PF10/ADC3_IN13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1</text:p>
          </table:table-cell>
          <table:table-cell table:number-columns-repeated="25"/>
          <table:table-cell table:formula="of:=[.B93]" office:value-type="string" office:string-value="PF11" calcext:value-type="string">
            <text:p>PF11</text:p>
          </table:table-cell>
          <table:table-cell table:formula="of:=[.AB93]&amp;IF(ISBLANK([.C93]);&quot;&quot;;&quot;/&quot;&amp;[.C93])" office:value-type="string" office:string-value="PF11" calcext:value-type="string">
            <text:p>PF11</text:p>
          </table:table-cell>
          <table:table-cell table:formula="of:=[.AC93]&amp;IF(ISBLANK([.D93]);&quot;&quot;;&quot;/&quot;&amp;[.D93])" office:value-type="string" office:string-value="PF11" calcext:value-type="string">
            <text:p>PF11</text:p>
          </table:table-cell>
          <table:table-cell table:formula="of:=[.AD93]&amp;IF(ISBLANK([.E93]);&quot;&quot;;&quot;/&quot;&amp;[.E93])" office:value-type="string" office:string-value="PF11" calcext:value-type="string">
            <text:p>PF11</text:p>
          </table:table-cell>
          <table:table-cell table:formula="of:=[.AE93]&amp;IF(ISBLANK([.F93]);&quot;&quot;;&quot;/&quot;&amp;[.F93])" office:value-type="string" office:string-value="PF11" calcext:value-type="string">
            <text:p>PF11</text:p>
          </table:table-cell>
          <table:table-cell table:formula="of:=[.AF93]&amp;IF(ISBLANK([.G93]);&quot;&quot;;&quot;/&quot;&amp;[.G93])" office:value-type="string" office:string-value="PF11" calcext:value-type="string">
            <text:p>PF11</text:p>
          </table:table-cell>
          <table:table-cell table:formula="of:=[.AG93]&amp;IF(ISBLANK([.H93]);&quot;&quot;;&quot;/&quot;&amp;[.H93])" office:value-type="string" office:string-value="PF11" calcext:value-type="string">
            <text:p>PF11</text:p>
          </table:table-cell>
          <table:table-cell table:formula="of:=[.AH93]&amp;IF(ISBLANK([.I93]);&quot;&quot;;&quot;/&quot;&amp;[.I93])" office:value-type="string" office:string-value="PF11" calcext:value-type="string">
            <text:p>PF11</text:p>
          </table:table-cell>
          <table:table-cell table:formula="of:=[.AI93]&amp;IF(ISBLANK([.J93]);&quot;&quot;;&quot;/&quot;&amp;[.J93])" office:value-type="string" office:string-value="PF11" calcext:value-type="string">
            <text:p>PF11</text:p>
          </table:table-cell>
          <table:table-cell table:formula="of:=[.AJ93]&amp;IF(ISBLANK([.K93]);&quot;&quot;;&quot;/&quot;&amp;[.K93])" office:value-type="string" office:string-value="PF11" calcext:value-type="string">
            <text:p>PF11</text:p>
          </table:table-cell>
          <table:table-cell table:formula="of:=[.AK93]&amp;IF(ISBLANK([.L93]);&quot;&quot;;&quot;/&quot;&amp;[.L93])" office:value-type="string" office:string-value="PF11" calcext:value-type="string">
            <text:p>PF11</text:p>
          </table:table-cell>
          <table:table-cell table:formula="of:=[.AL93]&amp;IF(ISBLANK([.M93]);&quot;&quot;;&quot;/&quot;&amp;[.M93])" office:value-type="string" office:string-value="PF11" calcext:value-type="string">
            <text:p>PF11</text:p>
          </table:table-cell>
          <table:table-cell table:formula="of:=[.AM93]&amp;IF(ISBLANK([.N93]);&quot;&quot;;&quot;/&quot;&amp;[.N93])" office:value-type="string" office:string-value="PF11" calcext:value-type="string">
            <text:p>PF11</text:p>
          </table:table-cell>
          <table:table-cell table:formula="of:=[.AN93]&amp;IF(ISBLANK([.O93]);&quot;&quot;;&quot;/&quot;&amp;[.O93])" office:value-type="string" office:string-value="PF11" calcext:value-type="string">
            <text:p>PF11</text:p>
          </table:table-cell>
          <table:table-cell table:formula="of:=[.AO93]&amp;IF(ISBLANK([.P93]);&quot;&quot;;&quot;/&quot;&amp;[.P93])" office:value-type="string" office:string-value="PF11" calcext:value-type="string">
            <text:p>PF11</text:p>
          </table:table-cell>
          <table:table-cell table:formula="of:=[.AP93]&amp;IF(ISBLANK([.Q93]);&quot;&quot;;&quot;/&quot;&amp;[.Q93])" office:value-type="string" office:string-value="PF11" calcext:value-type="string">
            <text:p>PF11</text:p>
          </table:table-cell>
          <table:table-cell table:formula="of:=[.AQ93]&amp;IF(ISBLANK([.R93]);&quot;&quot;;&quot;/&quot;&amp;[.R93])" office:value-type="string" office:string-value="PF11" calcext:value-type="string">
            <text:p>PF11</text:p>
          </table:table-cell>
          <table:table-cell table:formula="of:=[.AR93]&amp;IF(ISBLANK([.S93]);&quot;&quot;;&quot;/&quot;&amp;[.S93])" office:value-type="string" office:string-value="PF11" calcext:value-type="string">
            <text:p>PF1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2</text:p>
          </table:table-cell>
          <table:table-cell table:number-columns-repeated="25"/>
          <table:table-cell table:formula="of:=[.B94]" office:value-type="string" office:string-value="PF12" calcext:value-type="string">
            <text:p>PF12</text:p>
          </table:table-cell>
          <table:table-cell table:formula="of:=[.AB94]&amp;IF(ISBLANK([.C94]);&quot;&quot;;&quot;/&quot;&amp;[.C94])" office:value-type="string" office:string-value="PF12" calcext:value-type="string">
            <text:p>PF12</text:p>
          </table:table-cell>
          <table:table-cell table:formula="of:=[.AC94]&amp;IF(ISBLANK([.D94]);&quot;&quot;;&quot;/&quot;&amp;[.D94])" office:value-type="string" office:string-value="PF12" calcext:value-type="string">
            <text:p>PF12</text:p>
          </table:table-cell>
          <table:table-cell table:formula="of:=[.AD94]&amp;IF(ISBLANK([.E94]);&quot;&quot;;&quot;/&quot;&amp;[.E94])" office:value-type="string" office:string-value="PF12" calcext:value-type="string">
            <text:p>PF12</text:p>
          </table:table-cell>
          <table:table-cell table:formula="of:=[.AE94]&amp;IF(ISBLANK([.F94]);&quot;&quot;;&quot;/&quot;&amp;[.F94])" office:value-type="string" office:string-value="PF12" calcext:value-type="string">
            <text:p>PF12</text:p>
          </table:table-cell>
          <table:table-cell table:formula="of:=[.AF94]&amp;IF(ISBLANK([.G94]);&quot;&quot;;&quot;/&quot;&amp;[.G94])" office:value-type="string" office:string-value="PF12" calcext:value-type="string">
            <text:p>PF12</text:p>
          </table:table-cell>
          <table:table-cell table:formula="of:=[.AG94]&amp;IF(ISBLANK([.H94]);&quot;&quot;;&quot;/&quot;&amp;[.H94])" office:value-type="string" office:string-value="PF12" calcext:value-type="string">
            <text:p>PF12</text:p>
          </table:table-cell>
          <table:table-cell table:formula="of:=[.AH94]&amp;IF(ISBLANK([.I94]);&quot;&quot;;&quot;/&quot;&amp;[.I94])" office:value-type="string" office:string-value="PF12" calcext:value-type="string">
            <text:p>PF12</text:p>
          </table:table-cell>
          <table:table-cell table:formula="of:=[.AI94]&amp;IF(ISBLANK([.J94]);&quot;&quot;;&quot;/&quot;&amp;[.J94])" office:value-type="string" office:string-value="PF12" calcext:value-type="string">
            <text:p>PF12</text:p>
          </table:table-cell>
          <table:table-cell table:formula="of:=[.AJ94]&amp;IF(ISBLANK([.K94]);&quot;&quot;;&quot;/&quot;&amp;[.K94])" office:value-type="string" office:string-value="PF12" calcext:value-type="string">
            <text:p>PF12</text:p>
          </table:table-cell>
          <table:table-cell table:formula="of:=[.AK94]&amp;IF(ISBLANK([.L94]);&quot;&quot;;&quot;/&quot;&amp;[.L94])" office:value-type="string" office:string-value="PF12" calcext:value-type="string">
            <text:p>PF12</text:p>
          </table:table-cell>
          <table:table-cell table:formula="of:=[.AL94]&amp;IF(ISBLANK([.M94]);&quot;&quot;;&quot;/&quot;&amp;[.M94])" office:value-type="string" office:string-value="PF12" calcext:value-type="string">
            <text:p>PF12</text:p>
          </table:table-cell>
          <table:table-cell table:formula="of:=[.AM94]&amp;IF(ISBLANK([.N94]);&quot;&quot;;&quot;/&quot;&amp;[.N94])" office:value-type="string" office:string-value="PF12" calcext:value-type="string">
            <text:p>PF12</text:p>
          </table:table-cell>
          <table:table-cell table:formula="of:=[.AN94]&amp;IF(ISBLANK([.O94]);&quot;&quot;;&quot;/&quot;&amp;[.O94])" office:value-type="string" office:string-value="PF12" calcext:value-type="string">
            <text:p>PF12</text:p>
          </table:table-cell>
          <table:table-cell table:formula="of:=[.AO94]&amp;IF(ISBLANK([.P94]);&quot;&quot;;&quot;/&quot;&amp;[.P94])" office:value-type="string" office:string-value="PF12" calcext:value-type="string">
            <text:p>PF12</text:p>
          </table:table-cell>
          <table:table-cell table:formula="of:=[.AP94]&amp;IF(ISBLANK([.Q94]);&quot;&quot;;&quot;/&quot;&amp;[.Q94])" office:value-type="string" office:string-value="PF12" calcext:value-type="string">
            <text:p>PF12</text:p>
          </table:table-cell>
          <table:table-cell table:formula="of:=[.AQ94]&amp;IF(ISBLANK([.R94]);&quot;&quot;;&quot;/&quot;&amp;[.R94])" office:value-type="string" office:string-value="PF12" calcext:value-type="string">
            <text:p>PF12</text:p>
          </table:table-cell>
          <table:table-cell table:formula="of:=[.AR94]&amp;IF(ISBLANK([.S94]);&quot;&quot;;&quot;/&quot;&amp;[.S94])" office:value-type="string" office:string-value="PF12" calcext:value-type="string">
            <text:p>PF1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3</text:p>
          </table:table-cell>
          <table:table-cell table:number-columns-repeated="25"/>
          <table:table-cell table:formula="of:=[.B95]" office:value-type="string" office:string-value="PF13" calcext:value-type="string">
            <text:p>PF13</text:p>
          </table:table-cell>
          <table:table-cell table:formula="of:=[.AB95]&amp;IF(ISBLANK([.C95]);&quot;&quot;;&quot;/&quot;&amp;[.C95])" office:value-type="string" office:string-value="PF13" calcext:value-type="string">
            <text:p>PF13</text:p>
          </table:table-cell>
          <table:table-cell table:formula="of:=[.AC95]&amp;IF(ISBLANK([.D95]);&quot;&quot;;&quot;/&quot;&amp;[.D95])" office:value-type="string" office:string-value="PF13" calcext:value-type="string">
            <text:p>PF13</text:p>
          </table:table-cell>
          <table:table-cell table:formula="of:=[.AD95]&amp;IF(ISBLANK([.E95]);&quot;&quot;;&quot;/&quot;&amp;[.E95])" office:value-type="string" office:string-value="PF13" calcext:value-type="string">
            <text:p>PF13</text:p>
          </table:table-cell>
          <table:table-cell table:formula="of:=[.AE95]&amp;IF(ISBLANK([.F95]);&quot;&quot;;&quot;/&quot;&amp;[.F95])" office:value-type="string" office:string-value="PF13" calcext:value-type="string">
            <text:p>PF13</text:p>
          </table:table-cell>
          <table:table-cell table:formula="of:=[.AF95]&amp;IF(ISBLANK([.G95]);&quot;&quot;;&quot;/&quot;&amp;[.G95])" office:value-type="string" office:string-value="PF13" calcext:value-type="string">
            <text:p>PF13</text:p>
          </table:table-cell>
          <table:table-cell table:formula="of:=[.AG95]&amp;IF(ISBLANK([.H95]);&quot;&quot;;&quot;/&quot;&amp;[.H95])" office:value-type="string" office:string-value="PF13" calcext:value-type="string">
            <text:p>PF13</text:p>
          </table:table-cell>
          <table:table-cell table:formula="of:=[.AH95]&amp;IF(ISBLANK([.I95]);&quot;&quot;;&quot;/&quot;&amp;[.I95])" office:value-type="string" office:string-value="PF13" calcext:value-type="string">
            <text:p>PF13</text:p>
          </table:table-cell>
          <table:table-cell table:formula="of:=[.AI95]&amp;IF(ISBLANK([.J95]);&quot;&quot;;&quot;/&quot;&amp;[.J95])" office:value-type="string" office:string-value="PF13" calcext:value-type="string">
            <text:p>PF13</text:p>
          </table:table-cell>
          <table:table-cell table:formula="of:=[.AJ95]&amp;IF(ISBLANK([.K95]);&quot;&quot;;&quot;/&quot;&amp;[.K95])" office:value-type="string" office:string-value="PF13" calcext:value-type="string">
            <text:p>PF13</text:p>
          </table:table-cell>
          <table:table-cell table:formula="of:=[.AK95]&amp;IF(ISBLANK([.L95]);&quot;&quot;;&quot;/&quot;&amp;[.L95])" office:value-type="string" office:string-value="PF13" calcext:value-type="string">
            <text:p>PF13</text:p>
          </table:table-cell>
          <table:table-cell table:formula="of:=[.AL95]&amp;IF(ISBLANK([.M95]);&quot;&quot;;&quot;/&quot;&amp;[.M95])" office:value-type="string" office:string-value="PF13" calcext:value-type="string">
            <text:p>PF13</text:p>
          </table:table-cell>
          <table:table-cell table:formula="of:=[.AM95]&amp;IF(ISBLANK([.N95]);&quot;&quot;;&quot;/&quot;&amp;[.N95])" office:value-type="string" office:string-value="PF13" calcext:value-type="string">
            <text:p>PF13</text:p>
          </table:table-cell>
          <table:table-cell table:formula="of:=[.AN95]&amp;IF(ISBLANK([.O95]);&quot;&quot;;&quot;/&quot;&amp;[.O95])" office:value-type="string" office:string-value="PF13" calcext:value-type="string">
            <text:p>PF13</text:p>
          </table:table-cell>
          <table:table-cell table:formula="of:=[.AO95]&amp;IF(ISBLANK([.P95]);&quot;&quot;;&quot;/&quot;&amp;[.P95])" office:value-type="string" office:string-value="PF13" calcext:value-type="string">
            <text:p>PF13</text:p>
          </table:table-cell>
          <table:table-cell table:formula="of:=[.AP95]&amp;IF(ISBLANK([.Q95]);&quot;&quot;;&quot;/&quot;&amp;[.Q95])" office:value-type="string" office:string-value="PF13" calcext:value-type="string">
            <text:p>PF13</text:p>
          </table:table-cell>
          <table:table-cell table:formula="of:=[.AQ95]&amp;IF(ISBLANK([.R95]);&quot;&quot;;&quot;/&quot;&amp;[.R95])" office:value-type="string" office:string-value="PF13" calcext:value-type="string">
            <text:p>PF13</text:p>
          </table:table-cell>
          <table:table-cell table:formula="of:=[.AR95]&amp;IF(ISBLANK([.S95]);&quot;&quot;;&quot;/&quot;&amp;[.S95])" office:value-type="string" office:string-value="PF13" calcext:value-type="string">
            <text:p>PF13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4</text:p>
          </table:table-cell>
          <table:table-cell table:number-columns-repeated="25"/>
          <table:table-cell table:formula="of:=[.B96]" office:value-type="string" office:string-value="PF14" calcext:value-type="string">
            <text:p>PF14</text:p>
          </table:table-cell>
          <table:table-cell table:formula="of:=[.AB96]&amp;IF(ISBLANK([.C96]);&quot;&quot;;&quot;/&quot;&amp;[.C96])" office:value-type="string" office:string-value="PF14" calcext:value-type="string">
            <text:p>PF14</text:p>
          </table:table-cell>
          <table:table-cell table:formula="of:=[.AC96]&amp;IF(ISBLANK([.D96]);&quot;&quot;;&quot;/&quot;&amp;[.D96])" office:value-type="string" office:string-value="PF14" calcext:value-type="string">
            <text:p>PF14</text:p>
          </table:table-cell>
          <table:table-cell table:formula="of:=[.AD96]&amp;IF(ISBLANK([.E96]);&quot;&quot;;&quot;/&quot;&amp;[.E96])" office:value-type="string" office:string-value="PF14" calcext:value-type="string">
            <text:p>PF14</text:p>
          </table:table-cell>
          <table:table-cell table:formula="of:=[.AE96]&amp;IF(ISBLANK([.F96]);&quot;&quot;;&quot;/&quot;&amp;[.F96])" office:value-type="string" office:string-value="PF14" calcext:value-type="string">
            <text:p>PF14</text:p>
          </table:table-cell>
          <table:table-cell table:formula="of:=[.AF96]&amp;IF(ISBLANK([.G96]);&quot;&quot;;&quot;/&quot;&amp;[.G96])" office:value-type="string" office:string-value="PF14" calcext:value-type="string">
            <text:p>PF14</text:p>
          </table:table-cell>
          <table:table-cell table:formula="of:=[.AG96]&amp;IF(ISBLANK([.H96]);&quot;&quot;;&quot;/&quot;&amp;[.H96])" office:value-type="string" office:string-value="PF14" calcext:value-type="string">
            <text:p>PF14</text:p>
          </table:table-cell>
          <table:table-cell table:formula="of:=[.AH96]&amp;IF(ISBLANK([.I96]);&quot;&quot;;&quot;/&quot;&amp;[.I96])" office:value-type="string" office:string-value="PF14" calcext:value-type="string">
            <text:p>PF14</text:p>
          </table:table-cell>
          <table:table-cell table:formula="of:=[.AI96]&amp;IF(ISBLANK([.J96]);&quot;&quot;;&quot;/&quot;&amp;[.J96])" office:value-type="string" office:string-value="PF14" calcext:value-type="string">
            <text:p>PF14</text:p>
          </table:table-cell>
          <table:table-cell table:formula="of:=[.AJ96]&amp;IF(ISBLANK([.K96]);&quot;&quot;;&quot;/&quot;&amp;[.K96])" office:value-type="string" office:string-value="PF14" calcext:value-type="string">
            <text:p>PF14</text:p>
          </table:table-cell>
          <table:table-cell table:formula="of:=[.AK96]&amp;IF(ISBLANK([.L96]);&quot;&quot;;&quot;/&quot;&amp;[.L96])" office:value-type="string" office:string-value="PF14" calcext:value-type="string">
            <text:p>PF14</text:p>
          </table:table-cell>
          <table:table-cell table:formula="of:=[.AL96]&amp;IF(ISBLANK([.M96]);&quot;&quot;;&quot;/&quot;&amp;[.M96])" office:value-type="string" office:string-value="PF14" calcext:value-type="string">
            <text:p>PF14</text:p>
          </table:table-cell>
          <table:table-cell table:formula="of:=[.AM96]&amp;IF(ISBLANK([.N96]);&quot;&quot;;&quot;/&quot;&amp;[.N96])" office:value-type="string" office:string-value="PF14" calcext:value-type="string">
            <text:p>PF14</text:p>
          </table:table-cell>
          <table:table-cell table:formula="of:=[.AN96]&amp;IF(ISBLANK([.O96]);&quot;&quot;;&quot;/&quot;&amp;[.O96])" office:value-type="string" office:string-value="PF14" calcext:value-type="string">
            <text:p>PF14</text:p>
          </table:table-cell>
          <table:table-cell table:formula="of:=[.AO96]&amp;IF(ISBLANK([.P96]);&quot;&quot;;&quot;/&quot;&amp;[.P96])" office:value-type="string" office:string-value="PF14" calcext:value-type="string">
            <text:p>PF14</text:p>
          </table:table-cell>
          <table:table-cell table:formula="of:=[.AP96]&amp;IF(ISBLANK([.Q96]);&quot;&quot;;&quot;/&quot;&amp;[.Q96])" office:value-type="string" office:string-value="PF14" calcext:value-type="string">
            <text:p>PF14</text:p>
          </table:table-cell>
          <table:table-cell table:formula="of:=[.AQ96]&amp;IF(ISBLANK([.R96]);&quot;&quot;;&quot;/&quot;&amp;[.R96])" office:value-type="string" office:string-value="PF14" calcext:value-type="string">
            <text:p>PF14</text:p>
          </table:table-cell>
          <table:table-cell table:formula="of:=[.AR96]&amp;IF(ISBLANK([.S96]);&quot;&quot;;&quot;/&quot;&amp;[.S96])" office:value-type="string" office:string-value="PF14" calcext:value-type="string">
            <text:p>PF14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F15</text:p>
          </table:table-cell>
          <table:table-cell table:number-columns-repeated="25"/>
          <table:table-cell table:formula="of:=[.B97]" office:value-type="string" office:string-value="PF15" calcext:value-type="string">
            <text:p>PF15</text:p>
          </table:table-cell>
          <table:table-cell table:formula="of:=[.AB97]&amp;IF(ISBLANK([.C97]);&quot;&quot;;&quot;/&quot;&amp;[.C97])" office:value-type="string" office:string-value="PF15" calcext:value-type="string">
            <text:p>PF15</text:p>
          </table:table-cell>
          <table:table-cell table:formula="of:=[.AC97]&amp;IF(ISBLANK([.D97]);&quot;&quot;;&quot;/&quot;&amp;[.D97])" office:value-type="string" office:string-value="PF15" calcext:value-type="string">
            <text:p>PF15</text:p>
          </table:table-cell>
          <table:table-cell table:formula="of:=[.AD97]&amp;IF(ISBLANK([.E97]);&quot;&quot;;&quot;/&quot;&amp;[.E97])" office:value-type="string" office:string-value="PF15" calcext:value-type="string">
            <text:p>PF15</text:p>
          </table:table-cell>
          <table:table-cell table:formula="of:=[.AE97]&amp;IF(ISBLANK([.F97]);&quot;&quot;;&quot;/&quot;&amp;[.F97])" office:value-type="string" office:string-value="PF15" calcext:value-type="string">
            <text:p>PF15</text:p>
          </table:table-cell>
          <table:table-cell table:formula="of:=[.AF97]&amp;IF(ISBLANK([.G97]);&quot;&quot;;&quot;/&quot;&amp;[.G97])" office:value-type="string" office:string-value="PF15" calcext:value-type="string">
            <text:p>PF15</text:p>
          </table:table-cell>
          <table:table-cell table:formula="of:=[.AG97]&amp;IF(ISBLANK([.H97]);&quot;&quot;;&quot;/&quot;&amp;[.H97])" office:value-type="string" office:string-value="PF15" calcext:value-type="string">
            <text:p>PF15</text:p>
          </table:table-cell>
          <table:table-cell table:formula="of:=[.AH97]&amp;IF(ISBLANK([.I97]);&quot;&quot;;&quot;/&quot;&amp;[.I97])" office:value-type="string" office:string-value="PF15" calcext:value-type="string">
            <text:p>PF15</text:p>
          </table:table-cell>
          <table:table-cell table:formula="of:=[.AI97]&amp;IF(ISBLANK([.J97]);&quot;&quot;;&quot;/&quot;&amp;[.J97])" office:value-type="string" office:string-value="PF15" calcext:value-type="string">
            <text:p>PF15</text:p>
          </table:table-cell>
          <table:table-cell table:formula="of:=[.AJ97]&amp;IF(ISBLANK([.K97]);&quot;&quot;;&quot;/&quot;&amp;[.K97])" office:value-type="string" office:string-value="PF15" calcext:value-type="string">
            <text:p>PF15</text:p>
          </table:table-cell>
          <table:table-cell table:formula="of:=[.AK97]&amp;IF(ISBLANK([.L97]);&quot;&quot;;&quot;/&quot;&amp;[.L97])" office:value-type="string" office:string-value="PF15" calcext:value-type="string">
            <text:p>PF15</text:p>
          </table:table-cell>
          <table:table-cell table:formula="of:=[.AL97]&amp;IF(ISBLANK([.M97]);&quot;&quot;;&quot;/&quot;&amp;[.M97])" office:value-type="string" office:string-value="PF15" calcext:value-type="string">
            <text:p>PF15</text:p>
          </table:table-cell>
          <table:table-cell table:formula="of:=[.AM97]&amp;IF(ISBLANK([.N97]);&quot;&quot;;&quot;/&quot;&amp;[.N97])" office:value-type="string" office:string-value="PF15" calcext:value-type="string">
            <text:p>PF15</text:p>
          </table:table-cell>
          <table:table-cell table:formula="of:=[.AN97]&amp;IF(ISBLANK([.O97]);&quot;&quot;;&quot;/&quot;&amp;[.O97])" office:value-type="string" office:string-value="PF15" calcext:value-type="string">
            <text:p>PF15</text:p>
          </table:table-cell>
          <table:table-cell table:formula="of:=[.AO97]&amp;IF(ISBLANK([.P97]);&quot;&quot;;&quot;/&quot;&amp;[.P97])" office:value-type="string" office:string-value="PF15" calcext:value-type="string">
            <text:p>PF15</text:p>
          </table:table-cell>
          <table:table-cell table:formula="of:=[.AP97]&amp;IF(ISBLANK([.Q97]);&quot;&quot;;&quot;/&quot;&amp;[.Q97])" office:value-type="string" office:string-value="PF15" calcext:value-type="string">
            <text:p>PF15</text:p>
          </table:table-cell>
          <table:table-cell table:formula="of:=[.AQ97]&amp;IF(ISBLANK([.R97]);&quot;&quot;;&quot;/&quot;&amp;[.R97])" office:value-type="string" office:string-value="PF15" calcext:value-type="string">
            <text:p>PF15</text:p>
          </table:table-cell>
          <table:table-cell table:formula="of:=[.AR97]&amp;IF(ISBLANK([.S97]);&quot;&quot;;&quot;/&quot;&amp;[.S97])" office:value-type="string" office:string-value="PF15" calcext:value-type="string">
            <text:p>PF15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0</text:p>
          </table:table-cell>
          <table:table-cell table:number-columns-repeated="25"/>
          <table:table-cell table:formula="of:=[.B98]" office:value-type="string" office:string-value="PG0" calcext:value-type="string">
            <text:p>PG0</text:p>
          </table:table-cell>
          <table:table-cell table:formula="of:=[.AB98]&amp;IF(ISBLANK([.C98]);&quot;&quot;;&quot;/&quot;&amp;[.C98])" office:value-type="string" office:string-value="PG0" calcext:value-type="string">
            <text:p>PG0</text:p>
          </table:table-cell>
          <table:table-cell table:formula="of:=[.AC98]&amp;IF(ISBLANK([.D98]);&quot;&quot;;&quot;/&quot;&amp;[.D98])" office:value-type="string" office:string-value="PG0" calcext:value-type="string">
            <text:p>PG0</text:p>
          </table:table-cell>
          <table:table-cell table:formula="of:=[.AD98]&amp;IF(ISBLANK([.E98]);&quot;&quot;;&quot;/&quot;&amp;[.E98])" office:value-type="string" office:string-value="PG0" calcext:value-type="string">
            <text:p>PG0</text:p>
          </table:table-cell>
          <table:table-cell table:formula="of:=[.AE98]&amp;IF(ISBLANK([.F98]);&quot;&quot;;&quot;/&quot;&amp;[.F98])" office:value-type="string" office:string-value="PG0" calcext:value-type="string">
            <text:p>PG0</text:p>
          </table:table-cell>
          <table:table-cell table:formula="of:=[.AF98]&amp;IF(ISBLANK([.G98]);&quot;&quot;;&quot;/&quot;&amp;[.G98])" office:value-type="string" office:string-value="PG0" calcext:value-type="string">
            <text:p>PG0</text:p>
          </table:table-cell>
          <table:table-cell table:formula="of:=[.AG98]&amp;IF(ISBLANK([.H98]);&quot;&quot;;&quot;/&quot;&amp;[.H98])" office:value-type="string" office:string-value="PG0" calcext:value-type="string">
            <text:p>PG0</text:p>
          </table:table-cell>
          <table:table-cell table:formula="of:=[.AH98]&amp;IF(ISBLANK([.I98]);&quot;&quot;;&quot;/&quot;&amp;[.I98])" office:value-type="string" office:string-value="PG0" calcext:value-type="string">
            <text:p>PG0</text:p>
          </table:table-cell>
          <table:table-cell table:formula="of:=[.AI98]&amp;IF(ISBLANK([.J98]);&quot;&quot;;&quot;/&quot;&amp;[.J98])" office:value-type="string" office:string-value="PG0" calcext:value-type="string">
            <text:p>PG0</text:p>
          </table:table-cell>
          <table:table-cell table:formula="of:=[.AJ98]&amp;IF(ISBLANK([.K98]);&quot;&quot;;&quot;/&quot;&amp;[.K98])" office:value-type="string" office:string-value="PG0" calcext:value-type="string">
            <text:p>PG0</text:p>
          </table:table-cell>
          <table:table-cell table:formula="of:=[.AK98]&amp;IF(ISBLANK([.L98]);&quot;&quot;;&quot;/&quot;&amp;[.L98])" office:value-type="string" office:string-value="PG0" calcext:value-type="string">
            <text:p>PG0</text:p>
          </table:table-cell>
          <table:table-cell table:formula="of:=[.AL98]&amp;IF(ISBLANK([.M98]);&quot;&quot;;&quot;/&quot;&amp;[.M98])" office:value-type="string" office:string-value="PG0" calcext:value-type="string">
            <text:p>PG0</text:p>
          </table:table-cell>
          <table:table-cell table:formula="of:=[.AM98]&amp;IF(ISBLANK([.N98]);&quot;&quot;;&quot;/&quot;&amp;[.N98])" office:value-type="string" office:string-value="PG0" calcext:value-type="string">
            <text:p>PG0</text:p>
          </table:table-cell>
          <table:table-cell table:formula="of:=[.AN98]&amp;IF(ISBLANK([.O98]);&quot;&quot;;&quot;/&quot;&amp;[.O98])" office:value-type="string" office:string-value="PG0" calcext:value-type="string">
            <text:p>PG0</text:p>
          </table:table-cell>
          <table:table-cell table:formula="of:=[.AO98]&amp;IF(ISBLANK([.P98]);&quot;&quot;;&quot;/&quot;&amp;[.P98])" office:value-type="string" office:string-value="PG0" calcext:value-type="string">
            <text:p>PG0</text:p>
          </table:table-cell>
          <table:table-cell table:formula="of:=[.AP98]&amp;IF(ISBLANK([.Q98]);&quot;&quot;;&quot;/&quot;&amp;[.Q98])" office:value-type="string" office:string-value="PG0" calcext:value-type="string">
            <text:p>PG0</text:p>
          </table:table-cell>
          <table:table-cell table:formula="of:=[.AQ98]&amp;IF(ISBLANK([.R98]);&quot;&quot;;&quot;/&quot;&amp;[.R98])" office:value-type="string" office:string-value="PG0" calcext:value-type="string">
            <text:p>PG0</text:p>
          </table:table-cell>
          <table:table-cell table:formula="of:=[.AR98]&amp;IF(ISBLANK([.S98]);&quot;&quot;;&quot;/&quot;&amp;[.S98])" office:value-type="string" office:string-value="PG0" calcext:value-type="string">
            <text:p>PG0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</text:p>
          </table:table-cell>
          <table:table-cell table:number-columns-repeated="25"/>
          <table:table-cell table:formula="of:=[.B99]" office:value-type="string" office:string-value="PG1" calcext:value-type="string">
            <text:p>PG1</text:p>
          </table:table-cell>
          <table:table-cell table:formula="of:=[.AB99]&amp;IF(ISBLANK([.C99]);&quot;&quot;;&quot;/&quot;&amp;[.C99])" office:value-type="string" office:string-value="PG1" calcext:value-type="string">
            <text:p>PG1</text:p>
          </table:table-cell>
          <table:table-cell table:formula="of:=[.AC99]&amp;IF(ISBLANK([.D99]);&quot;&quot;;&quot;/&quot;&amp;[.D99])" office:value-type="string" office:string-value="PG1" calcext:value-type="string">
            <text:p>PG1</text:p>
          </table:table-cell>
          <table:table-cell table:formula="of:=[.AD99]&amp;IF(ISBLANK([.E99]);&quot;&quot;;&quot;/&quot;&amp;[.E99])" office:value-type="string" office:string-value="PG1" calcext:value-type="string">
            <text:p>PG1</text:p>
          </table:table-cell>
          <table:table-cell table:formula="of:=[.AE99]&amp;IF(ISBLANK([.F99]);&quot;&quot;;&quot;/&quot;&amp;[.F99])" office:value-type="string" office:string-value="PG1" calcext:value-type="string">
            <text:p>PG1</text:p>
          </table:table-cell>
          <table:table-cell table:formula="of:=[.AF99]&amp;IF(ISBLANK([.G99]);&quot;&quot;;&quot;/&quot;&amp;[.G99])" office:value-type="string" office:string-value="PG1" calcext:value-type="string">
            <text:p>PG1</text:p>
          </table:table-cell>
          <table:table-cell table:formula="of:=[.AG99]&amp;IF(ISBLANK([.H99]);&quot;&quot;;&quot;/&quot;&amp;[.H99])" office:value-type="string" office:string-value="PG1" calcext:value-type="string">
            <text:p>PG1</text:p>
          </table:table-cell>
          <table:table-cell table:formula="of:=[.AH99]&amp;IF(ISBLANK([.I99]);&quot;&quot;;&quot;/&quot;&amp;[.I99])" office:value-type="string" office:string-value="PG1" calcext:value-type="string">
            <text:p>PG1</text:p>
          </table:table-cell>
          <table:table-cell table:formula="of:=[.AI99]&amp;IF(ISBLANK([.J99]);&quot;&quot;;&quot;/&quot;&amp;[.J99])" office:value-type="string" office:string-value="PG1" calcext:value-type="string">
            <text:p>PG1</text:p>
          </table:table-cell>
          <table:table-cell table:formula="of:=[.AJ99]&amp;IF(ISBLANK([.K99]);&quot;&quot;;&quot;/&quot;&amp;[.K99])" office:value-type="string" office:string-value="PG1" calcext:value-type="string">
            <text:p>PG1</text:p>
          </table:table-cell>
          <table:table-cell table:formula="of:=[.AK99]&amp;IF(ISBLANK([.L99]);&quot;&quot;;&quot;/&quot;&amp;[.L99])" office:value-type="string" office:string-value="PG1" calcext:value-type="string">
            <text:p>PG1</text:p>
          </table:table-cell>
          <table:table-cell table:formula="of:=[.AL99]&amp;IF(ISBLANK([.M99]);&quot;&quot;;&quot;/&quot;&amp;[.M99])" office:value-type="string" office:string-value="PG1" calcext:value-type="string">
            <text:p>PG1</text:p>
          </table:table-cell>
          <table:table-cell table:formula="of:=[.AM99]&amp;IF(ISBLANK([.N99]);&quot;&quot;;&quot;/&quot;&amp;[.N99])" office:value-type="string" office:string-value="PG1" calcext:value-type="string">
            <text:p>PG1</text:p>
          </table:table-cell>
          <table:table-cell table:formula="of:=[.AN99]&amp;IF(ISBLANK([.O99]);&quot;&quot;;&quot;/&quot;&amp;[.O99])" office:value-type="string" office:string-value="PG1" calcext:value-type="string">
            <text:p>PG1</text:p>
          </table:table-cell>
          <table:table-cell table:formula="of:=[.AO99]&amp;IF(ISBLANK([.P99]);&quot;&quot;;&quot;/&quot;&amp;[.P99])" office:value-type="string" office:string-value="PG1" calcext:value-type="string">
            <text:p>PG1</text:p>
          </table:table-cell>
          <table:table-cell table:formula="of:=[.AP99]&amp;IF(ISBLANK([.Q99]);&quot;&quot;;&quot;/&quot;&amp;[.Q99])" office:value-type="string" office:string-value="PG1" calcext:value-type="string">
            <text:p>PG1</text:p>
          </table:table-cell>
          <table:table-cell table:formula="of:=[.AQ99]&amp;IF(ISBLANK([.R99]);&quot;&quot;;&quot;/&quot;&amp;[.R99])" office:value-type="string" office:string-value="PG1" calcext:value-type="string">
            <text:p>PG1</text:p>
          </table:table-cell>
          <table:table-cell table:formula="of:=[.AR99]&amp;IF(ISBLANK([.S99]);&quot;&quot;;&quot;/&quot;&amp;[.S99])" office:value-type="string" office:string-value="PG1" calcext:value-type="string">
            <text:p>PG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2</text:p>
          </table:table-cell>
          <table:table-cell table:number-columns-repeated="6"/>
          <table:table-cell office:value-type="string" calcext:value-type="string">
            <text:p>SPI1_SCK</text:p>
          </table:table-cell>
          <table:table-cell table:number-columns-repeated="18"/>
          <table:table-cell table:formula="of:=[.B100]" office:value-type="string" office:string-value="PG2" calcext:value-type="string">
            <text:p>PG2</text:p>
          </table:table-cell>
          <table:table-cell table:formula="of:=[.AB100]&amp;IF(ISBLANK([.C100]);&quot;&quot;;&quot;/&quot;&amp;[.C100])" office:value-type="string" office:string-value="PG2" calcext:value-type="string">
            <text:p>PG2</text:p>
          </table:table-cell>
          <table:table-cell table:formula="of:=[.AC100]&amp;IF(ISBLANK([.D100]);&quot;&quot;;&quot;/&quot;&amp;[.D100])" office:value-type="string" office:string-value="PG2" calcext:value-type="string">
            <text:p>PG2</text:p>
          </table:table-cell>
          <table:table-cell table:formula="of:=[.AD100]&amp;IF(ISBLANK([.E100]);&quot;&quot;;&quot;/&quot;&amp;[.E100])" office:value-type="string" office:string-value="PG2" calcext:value-type="string">
            <text:p>PG2</text:p>
          </table:table-cell>
          <table:table-cell table:formula="of:=[.AE100]&amp;IF(ISBLANK([.F100]);&quot;&quot;;&quot;/&quot;&amp;[.F100])" office:value-type="string" office:string-value="PG2" calcext:value-type="string">
            <text:p>PG2</text:p>
          </table:table-cell>
          <table:table-cell table:formula="of:=[.AF100]&amp;IF(ISBLANK([.G100]);&quot;&quot;;&quot;/&quot;&amp;[.G100])" office:value-type="string" office:string-value="PG2" calcext:value-type="string">
            <text:p>PG2</text:p>
          </table:table-cell>
          <table:table-cell table:formula="of:=[.AG100]&amp;IF(ISBLANK([.H100]);&quot;&quot;;&quot;/&quot;&amp;[.H100])" office:value-type="string" office:string-value="PG2" calcext:value-type="string">
            <text:p>PG2</text:p>
          </table:table-cell>
          <table:table-cell table:formula="of:=[.AH100]&amp;IF(ISBLANK([.I100]);&quot;&quot;;&quot;/&quot;&amp;[.I100])" office:value-type="string" office:string-value="PG2/SPI1_SCK" calcext:value-type="string">
            <text:p>PG2/SPI1_SCK</text:p>
          </table:table-cell>
          <table:table-cell table:formula="of:=[.AI100]&amp;IF(ISBLANK([.J100]);&quot;&quot;;&quot;/&quot;&amp;[.J100])" office:value-type="string" office:string-value="PG2/SPI1_SCK" calcext:value-type="string">
            <text:p>PG2/SPI1_SCK</text:p>
          </table:table-cell>
          <table:table-cell table:formula="of:=[.AJ100]&amp;IF(ISBLANK([.K100]);&quot;&quot;;&quot;/&quot;&amp;[.K100])" office:value-type="string" office:string-value="PG2/SPI1_SCK" calcext:value-type="string">
            <text:p>PG2/SPI1_SCK</text:p>
          </table:table-cell>
          <table:table-cell table:formula="of:=[.AK100]&amp;IF(ISBLANK([.L100]);&quot;&quot;;&quot;/&quot;&amp;[.L100])" office:value-type="string" office:string-value="PG2/SPI1_SCK" calcext:value-type="string">
            <text:p>PG2/SPI1_SCK</text:p>
          </table:table-cell>
          <table:table-cell table:formula="of:=[.AL100]&amp;IF(ISBLANK([.M100]);&quot;&quot;;&quot;/&quot;&amp;[.M100])" office:value-type="string" office:string-value="PG2/SPI1_SCK" calcext:value-type="string">
            <text:p>PG2/SPI1_SCK</text:p>
          </table:table-cell>
          <table:table-cell table:formula="of:=[.AM100]&amp;IF(ISBLANK([.N100]);&quot;&quot;;&quot;/&quot;&amp;[.N100])" office:value-type="string" office:string-value="PG2/SPI1_SCK" calcext:value-type="string">
            <text:p>PG2/SPI1_SCK</text:p>
          </table:table-cell>
          <table:table-cell table:formula="of:=[.AN100]&amp;IF(ISBLANK([.O100]);&quot;&quot;;&quot;/&quot;&amp;[.O100])" office:value-type="string" office:string-value="PG2/SPI1_SCK" calcext:value-type="string">
            <text:p>PG2/SPI1_SCK</text:p>
          </table:table-cell>
          <table:table-cell table:formula="of:=[.AO100]&amp;IF(ISBLANK([.P100]);&quot;&quot;;&quot;/&quot;&amp;[.P100])" office:value-type="string" office:string-value="PG2/SPI1_SCK" calcext:value-type="string">
            <text:p>PG2/SPI1_SCK</text:p>
          </table:table-cell>
          <table:table-cell table:formula="of:=[.AP100]&amp;IF(ISBLANK([.Q100]);&quot;&quot;;&quot;/&quot;&amp;[.Q100])" office:value-type="string" office:string-value="PG2/SPI1_SCK" calcext:value-type="string">
            <text:p>PG2/SPI1_SCK</text:p>
          </table:table-cell>
          <table:table-cell table:formula="of:=[.AQ100]&amp;IF(ISBLANK([.R100]);&quot;&quot;;&quot;/&quot;&amp;[.R100])" office:value-type="string" office:string-value="PG2/SPI1_SCK" calcext:value-type="string">
            <text:p>PG2/SPI1_SCK</text:p>
          </table:table-cell>
          <table:table-cell table:formula="of:=[.AR100]&amp;IF(ISBLANK([.S100]);&quot;&quot;;&quot;/&quot;&amp;[.S100])" office:value-type="string" office:string-value="PG2/SPI1_SCK" calcext:value-type="string">
            <text:p>PG2/SPI1_SC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3</text:p>
          </table:table-cell>
          <table:table-cell table:number-columns-repeated="6"/>
          <table:table-cell office:value-type="string" calcext:value-type="string">
            <text:p>SPI1_MISO</text:p>
          </table:table-cell>
          <table:table-cell table:number-columns-repeated="18"/>
          <table:table-cell table:formula="of:=[.B101]" office:value-type="string" office:string-value="PG3" calcext:value-type="string">
            <text:p>PG3</text:p>
          </table:table-cell>
          <table:table-cell table:formula="of:=[.AB101]&amp;IF(ISBLANK([.C101]);&quot;&quot;;&quot;/&quot;&amp;[.C101])" office:value-type="string" office:string-value="PG3" calcext:value-type="string">
            <text:p>PG3</text:p>
          </table:table-cell>
          <table:table-cell table:formula="of:=[.AC101]&amp;IF(ISBLANK([.D101]);&quot;&quot;;&quot;/&quot;&amp;[.D101])" office:value-type="string" office:string-value="PG3" calcext:value-type="string">
            <text:p>PG3</text:p>
          </table:table-cell>
          <table:table-cell table:formula="of:=[.AD101]&amp;IF(ISBLANK([.E101]);&quot;&quot;;&quot;/&quot;&amp;[.E101])" office:value-type="string" office:string-value="PG3" calcext:value-type="string">
            <text:p>PG3</text:p>
          </table:table-cell>
          <table:table-cell table:formula="of:=[.AE101]&amp;IF(ISBLANK([.F101]);&quot;&quot;;&quot;/&quot;&amp;[.F101])" office:value-type="string" office:string-value="PG3" calcext:value-type="string">
            <text:p>PG3</text:p>
          </table:table-cell>
          <table:table-cell table:formula="of:=[.AF101]&amp;IF(ISBLANK([.G101]);&quot;&quot;;&quot;/&quot;&amp;[.G101])" office:value-type="string" office:string-value="PG3" calcext:value-type="string">
            <text:p>PG3</text:p>
          </table:table-cell>
          <table:table-cell table:formula="of:=[.AG101]&amp;IF(ISBLANK([.H101]);&quot;&quot;;&quot;/&quot;&amp;[.H101])" office:value-type="string" office:string-value="PG3" calcext:value-type="string">
            <text:p>PG3</text:p>
          </table:table-cell>
          <table:table-cell table:formula="of:=[.AH101]&amp;IF(ISBLANK([.I101]);&quot;&quot;;&quot;/&quot;&amp;[.I101])" office:value-type="string" office:string-value="PG3/SPI1_MISO" calcext:value-type="string">
            <text:p>PG3/SPI1_MISO</text:p>
          </table:table-cell>
          <table:table-cell table:formula="of:=[.AI101]&amp;IF(ISBLANK([.J101]);&quot;&quot;;&quot;/&quot;&amp;[.J101])" office:value-type="string" office:string-value="PG3/SPI1_MISO" calcext:value-type="string">
            <text:p>PG3/SPI1_MISO</text:p>
          </table:table-cell>
          <table:table-cell table:formula="of:=[.AJ101]&amp;IF(ISBLANK([.K101]);&quot;&quot;;&quot;/&quot;&amp;[.K101])" office:value-type="string" office:string-value="PG3/SPI1_MISO" calcext:value-type="string">
            <text:p>PG3/SPI1_MISO</text:p>
          </table:table-cell>
          <table:table-cell table:formula="of:=[.AK101]&amp;IF(ISBLANK([.L101]);&quot;&quot;;&quot;/&quot;&amp;[.L101])" office:value-type="string" office:string-value="PG3/SPI1_MISO" calcext:value-type="string">
            <text:p>PG3/SPI1_MISO</text:p>
          </table:table-cell>
          <table:table-cell table:formula="of:=[.AL101]&amp;IF(ISBLANK([.M101]);&quot;&quot;;&quot;/&quot;&amp;[.M101])" office:value-type="string" office:string-value="PG3/SPI1_MISO" calcext:value-type="string">
            <text:p>PG3/SPI1_MISO</text:p>
          </table:table-cell>
          <table:table-cell table:formula="of:=[.AM101]&amp;IF(ISBLANK([.N101]);&quot;&quot;;&quot;/&quot;&amp;[.N101])" office:value-type="string" office:string-value="PG3/SPI1_MISO" calcext:value-type="string">
            <text:p>PG3/SPI1_MISO</text:p>
          </table:table-cell>
          <table:table-cell table:formula="of:=[.AN101]&amp;IF(ISBLANK([.O101]);&quot;&quot;;&quot;/&quot;&amp;[.O101])" office:value-type="string" office:string-value="PG3/SPI1_MISO" calcext:value-type="string">
            <text:p>PG3/SPI1_MISO</text:p>
          </table:table-cell>
          <table:table-cell table:formula="of:=[.AO101]&amp;IF(ISBLANK([.P101]);&quot;&quot;;&quot;/&quot;&amp;[.P101])" office:value-type="string" office:string-value="PG3/SPI1_MISO" calcext:value-type="string">
            <text:p>PG3/SPI1_MISO</text:p>
          </table:table-cell>
          <table:table-cell table:formula="of:=[.AP101]&amp;IF(ISBLANK([.Q101]);&quot;&quot;;&quot;/&quot;&amp;[.Q101])" office:value-type="string" office:string-value="PG3/SPI1_MISO" calcext:value-type="string">
            <text:p>PG3/SPI1_MISO</text:p>
          </table:table-cell>
          <table:table-cell table:formula="of:=[.AQ101]&amp;IF(ISBLANK([.R101]);&quot;&quot;;&quot;/&quot;&amp;[.R101])" office:value-type="string" office:string-value="PG3/SPI1_MISO" calcext:value-type="string">
            <text:p>PG3/SPI1_MISO</text:p>
          </table:table-cell>
          <table:table-cell table:formula="of:=[.AR101]&amp;IF(ISBLANK([.S101]);&quot;&quot;;&quot;/&quot;&amp;[.S101])" office:value-type="string" office:string-value="PG3/SPI1_MISO" calcext:value-type="string">
            <text:p>PG3/SPI1_MISO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4</text:p>
          </table:table-cell>
          <table:table-cell table:number-columns-repeated="6"/>
          <table:table-cell office:value-type="string" calcext:value-type="string">
            <text:p>SPI1_MOSI</text:p>
          </table:table-cell>
          <table:table-cell table:number-columns-repeated="18"/>
          <table:table-cell table:formula="of:=[.B102]" office:value-type="string" office:string-value="PG4" calcext:value-type="string">
            <text:p>PG4</text:p>
          </table:table-cell>
          <table:table-cell table:formula="of:=[.AB102]&amp;IF(ISBLANK([.C102]);&quot;&quot;;&quot;/&quot;&amp;[.C102])" office:value-type="string" office:string-value="PG4" calcext:value-type="string">
            <text:p>PG4</text:p>
          </table:table-cell>
          <table:table-cell table:formula="of:=[.AC102]&amp;IF(ISBLANK([.D102]);&quot;&quot;;&quot;/&quot;&amp;[.D102])" office:value-type="string" office:string-value="PG4" calcext:value-type="string">
            <text:p>PG4</text:p>
          </table:table-cell>
          <table:table-cell table:formula="of:=[.AD102]&amp;IF(ISBLANK([.E102]);&quot;&quot;;&quot;/&quot;&amp;[.E102])" office:value-type="string" office:string-value="PG4" calcext:value-type="string">
            <text:p>PG4</text:p>
          </table:table-cell>
          <table:table-cell table:formula="of:=[.AE102]&amp;IF(ISBLANK([.F102]);&quot;&quot;;&quot;/&quot;&amp;[.F102])" office:value-type="string" office:string-value="PG4" calcext:value-type="string">
            <text:p>PG4</text:p>
          </table:table-cell>
          <table:table-cell table:formula="of:=[.AF102]&amp;IF(ISBLANK([.G102]);&quot;&quot;;&quot;/&quot;&amp;[.G102])" office:value-type="string" office:string-value="PG4" calcext:value-type="string">
            <text:p>PG4</text:p>
          </table:table-cell>
          <table:table-cell table:formula="of:=[.AG102]&amp;IF(ISBLANK([.H102]);&quot;&quot;;&quot;/&quot;&amp;[.H102])" office:value-type="string" office:string-value="PG4" calcext:value-type="string">
            <text:p>PG4</text:p>
          </table:table-cell>
          <table:table-cell table:formula="of:=[.AH102]&amp;IF(ISBLANK([.I102]);&quot;&quot;;&quot;/&quot;&amp;[.I102])" office:value-type="string" office:string-value="PG4/SPI1_MOSI" calcext:value-type="string">
            <text:p>PG4/SPI1_MOSI</text:p>
          </table:table-cell>
          <table:table-cell table:formula="of:=[.AI102]&amp;IF(ISBLANK([.J102]);&quot;&quot;;&quot;/&quot;&amp;[.J102])" office:value-type="string" office:string-value="PG4/SPI1_MOSI" calcext:value-type="string">
            <text:p>PG4/SPI1_MOSI</text:p>
          </table:table-cell>
          <table:table-cell table:formula="of:=[.AJ102]&amp;IF(ISBLANK([.K102]);&quot;&quot;;&quot;/&quot;&amp;[.K102])" office:value-type="string" office:string-value="PG4/SPI1_MOSI" calcext:value-type="string">
            <text:p>PG4/SPI1_MOSI</text:p>
          </table:table-cell>
          <table:table-cell table:formula="of:=[.AK102]&amp;IF(ISBLANK([.L102]);&quot;&quot;;&quot;/&quot;&amp;[.L102])" office:value-type="string" office:string-value="PG4/SPI1_MOSI" calcext:value-type="string">
            <text:p>PG4/SPI1_MOSI</text:p>
          </table:table-cell>
          <table:table-cell table:formula="of:=[.AL102]&amp;IF(ISBLANK([.M102]);&quot;&quot;;&quot;/&quot;&amp;[.M102])" office:value-type="string" office:string-value="PG4/SPI1_MOSI" calcext:value-type="string">
            <text:p>PG4/SPI1_MOSI</text:p>
          </table:table-cell>
          <table:table-cell table:formula="of:=[.AM102]&amp;IF(ISBLANK([.N102]);&quot;&quot;;&quot;/&quot;&amp;[.N102])" office:value-type="string" office:string-value="PG4/SPI1_MOSI" calcext:value-type="string">
            <text:p>PG4/SPI1_MOSI</text:p>
          </table:table-cell>
          <table:table-cell table:formula="of:=[.AN102]&amp;IF(ISBLANK([.O102]);&quot;&quot;;&quot;/&quot;&amp;[.O102])" office:value-type="string" office:string-value="PG4/SPI1_MOSI" calcext:value-type="string">
            <text:p>PG4/SPI1_MOSI</text:p>
          </table:table-cell>
          <table:table-cell table:formula="of:=[.AO102]&amp;IF(ISBLANK([.P102]);&quot;&quot;;&quot;/&quot;&amp;[.P102])" office:value-type="string" office:string-value="PG4/SPI1_MOSI" calcext:value-type="string">
            <text:p>PG4/SPI1_MOSI</text:p>
          </table:table-cell>
          <table:table-cell table:formula="of:=[.AP102]&amp;IF(ISBLANK([.Q102]);&quot;&quot;;&quot;/&quot;&amp;[.Q102])" office:value-type="string" office:string-value="PG4/SPI1_MOSI" calcext:value-type="string">
            <text:p>PG4/SPI1_MOSI</text:p>
          </table:table-cell>
          <table:table-cell table:formula="of:=[.AQ102]&amp;IF(ISBLANK([.R102]);&quot;&quot;;&quot;/&quot;&amp;[.R102])" office:value-type="string" office:string-value="PG4/SPI1_MOSI" calcext:value-type="string">
            <text:p>PG4/SPI1_MOSI</text:p>
          </table:table-cell>
          <table:table-cell table:formula="of:=[.AR102]&amp;IF(ISBLANK([.S102]);&quot;&quot;;&quot;/&quot;&amp;[.S102])" office:value-type="string" office:string-value="PG4/SPI1_MOSI" calcext:value-type="string">
            <text:p>PG4/SPI1_MOSI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5</text:p>
          </table:table-cell>
          <table:table-cell table:number-columns-repeated="6"/>
          <table:table-cell office:value-type="string" calcext:value-type="string">
            <text:p>SPI1_NSS</text:p>
          </table:table-cell>
          <table:table-cell table:number-columns-repeated="2"/>
          <table:table-cell office:value-type="string" calcext:value-type="string">
            <text:p>LPUART1_CTS</text:p>
          </table:table-cell>
          <table:table-cell table:number-columns-repeated="15"/>
          <table:table-cell table:formula="of:=[.B103]" office:value-type="string" office:string-value="PG5" calcext:value-type="string">
            <text:p>PG5</text:p>
          </table:table-cell>
          <table:table-cell table:formula="of:=[.AB103]&amp;IF(ISBLANK([.C103]);&quot;&quot;;&quot;/&quot;&amp;[.C103])" office:value-type="string" office:string-value="PG5" calcext:value-type="string">
            <text:p>PG5</text:p>
          </table:table-cell>
          <table:table-cell table:formula="of:=[.AC103]&amp;IF(ISBLANK([.D103]);&quot;&quot;;&quot;/&quot;&amp;[.D103])" office:value-type="string" office:string-value="PG5" calcext:value-type="string">
            <text:p>PG5</text:p>
          </table:table-cell>
          <table:table-cell table:formula="of:=[.AD103]&amp;IF(ISBLANK([.E103]);&quot;&quot;;&quot;/&quot;&amp;[.E103])" office:value-type="string" office:string-value="PG5" calcext:value-type="string">
            <text:p>PG5</text:p>
          </table:table-cell>
          <table:table-cell table:formula="of:=[.AE103]&amp;IF(ISBLANK([.F103]);&quot;&quot;;&quot;/&quot;&amp;[.F103])" office:value-type="string" office:string-value="PG5" calcext:value-type="string">
            <text:p>PG5</text:p>
          </table:table-cell>
          <table:table-cell table:formula="of:=[.AF103]&amp;IF(ISBLANK([.G103]);&quot;&quot;;&quot;/&quot;&amp;[.G103])" office:value-type="string" office:string-value="PG5" calcext:value-type="string">
            <text:p>PG5</text:p>
          </table:table-cell>
          <table:table-cell table:formula="of:=[.AG103]&amp;IF(ISBLANK([.H103]);&quot;&quot;;&quot;/&quot;&amp;[.H103])" office:value-type="string" office:string-value="PG5" calcext:value-type="string">
            <text:p>PG5</text:p>
          </table:table-cell>
          <table:table-cell table:formula="of:=[.AH103]&amp;IF(ISBLANK([.I103]);&quot;&quot;;&quot;/&quot;&amp;[.I103])" office:value-type="string" office:string-value="PG5/SPI1_NSS" calcext:value-type="string">
            <text:p>PG5/SPI1_NSS</text:p>
          </table:table-cell>
          <table:table-cell table:formula="of:=[.AI103]&amp;IF(ISBLANK([.J103]);&quot;&quot;;&quot;/&quot;&amp;[.J103])" office:value-type="string" office:string-value="PG5/SPI1_NSS" calcext:value-type="string">
            <text:p>PG5/SPI1_NSS</text:p>
          </table:table-cell>
          <table:table-cell table:formula="of:=[.AJ103]&amp;IF(ISBLANK([.K103]);&quot;&quot;;&quot;/&quot;&amp;[.K103])" office:value-type="string" office:string-value="PG5/SPI1_NSS" calcext:value-type="string">
            <text:p>PG5/SPI1_NSS</text:p>
          </table:table-cell>
          <table:table-cell table:formula="of:=[.AK103]&amp;IF(ISBLANK([.L103]);&quot;&quot;;&quot;/&quot;&amp;[.L103])" office:value-type="string" office:string-value="PG5/SPI1_NSS/LPUART1_CTS" calcext:value-type="string">
            <text:p>PG5/SPI1_NSS/LPUART1_CTS</text:p>
          </table:table-cell>
          <table:table-cell table:formula="of:=[.AL103]&amp;IF(ISBLANK([.M103]);&quot;&quot;;&quot;/&quot;&amp;[.M103])" office:value-type="string" office:string-value="PG5/SPI1_NSS/LPUART1_CTS" calcext:value-type="string">
            <text:p>PG5/SPI1_NSS/LPUART1_CTS</text:p>
          </table:table-cell>
          <table:table-cell table:formula="of:=[.AM103]&amp;IF(ISBLANK([.N103]);&quot;&quot;;&quot;/&quot;&amp;[.N103])" office:value-type="string" office:string-value="PG5/SPI1_NSS/LPUART1_CTS" calcext:value-type="string">
            <text:p>PG5/SPI1_NSS/LPUART1_CTS</text:p>
          </table:table-cell>
          <table:table-cell table:formula="of:=[.AN103]&amp;IF(ISBLANK([.O103]);&quot;&quot;;&quot;/&quot;&amp;[.O103])" office:value-type="string" office:string-value="PG5/SPI1_NSS/LPUART1_CTS" calcext:value-type="string">
            <text:p>PG5/SPI1_NSS/LPUART1_CTS</text:p>
          </table:table-cell>
          <table:table-cell table:formula="of:=[.AO103]&amp;IF(ISBLANK([.P103]);&quot;&quot;;&quot;/&quot;&amp;[.P103])" office:value-type="string" office:string-value="PG5/SPI1_NSS/LPUART1_CTS" calcext:value-type="string">
            <text:p>PG5/SPI1_NSS/LPUART1_CTS</text:p>
          </table:table-cell>
          <table:table-cell table:formula="of:=[.AP103]&amp;IF(ISBLANK([.Q103]);&quot;&quot;;&quot;/&quot;&amp;[.Q103])" office:value-type="string" office:string-value="PG5/SPI1_NSS/LPUART1_CTS" calcext:value-type="string">
            <text:p>PG5/SPI1_NSS/LPUART1_CTS</text:p>
          </table:table-cell>
          <table:table-cell table:formula="of:=[.AQ103]&amp;IF(ISBLANK([.R103]);&quot;&quot;;&quot;/&quot;&amp;[.R103])" office:value-type="string" office:string-value="PG5/SPI1_NSS/LPUART1_CTS" calcext:value-type="string">
            <text:p>PG5/SPI1_NSS/LPUART1_CTS</text:p>
          </table:table-cell>
          <table:table-cell table:formula="of:=[.AR103]&amp;IF(ISBLANK([.S103]);&quot;&quot;;&quot;/&quot;&amp;[.S103])" office:value-type="string" office:string-value="PG5/SPI1_NSS/LPUART1_CTS" calcext:value-type="string">
            <text:p>PG5/SPI1_NSS/LPUART1_CTS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6</text:p>
          </table:table-cell>
          <table:table-cell table:number-columns-repeated="9"/>
          <table:table-cell office:value-type="string" calcext:value-type="string">
            <text:p>LPUART1_RTS_DE</text:p>
          </table:table-cell>
          <table:table-cell table:number-columns-repeated="15"/>
          <table:table-cell table:formula="of:=[.B104]" office:value-type="string" office:string-value="PG6" calcext:value-type="string">
            <text:p>PG6</text:p>
          </table:table-cell>
          <table:table-cell table:formula="of:=[.AB104]&amp;IF(ISBLANK([.C104]);&quot;&quot;;&quot;/&quot;&amp;[.C104])" office:value-type="string" office:string-value="PG6" calcext:value-type="string">
            <text:p>PG6</text:p>
          </table:table-cell>
          <table:table-cell table:formula="of:=[.AC104]&amp;IF(ISBLANK([.D104]);&quot;&quot;;&quot;/&quot;&amp;[.D104])" office:value-type="string" office:string-value="PG6" calcext:value-type="string">
            <text:p>PG6</text:p>
          </table:table-cell>
          <table:table-cell table:formula="of:=[.AD104]&amp;IF(ISBLANK([.E104]);&quot;&quot;;&quot;/&quot;&amp;[.E104])" office:value-type="string" office:string-value="PG6" calcext:value-type="string">
            <text:p>PG6</text:p>
          </table:table-cell>
          <table:table-cell table:formula="of:=[.AE104]&amp;IF(ISBLANK([.F104]);&quot;&quot;;&quot;/&quot;&amp;[.F104])" office:value-type="string" office:string-value="PG6" calcext:value-type="string">
            <text:p>PG6</text:p>
          </table:table-cell>
          <table:table-cell table:formula="of:=[.AF104]&amp;IF(ISBLANK([.G104]);&quot;&quot;;&quot;/&quot;&amp;[.G104])" office:value-type="string" office:string-value="PG6" calcext:value-type="string">
            <text:p>PG6</text:p>
          </table:table-cell>
          <table:table-cell table:formula="of:=[.AG104]&amp;IF(ISBLANK([.H104]);&quot;&quot;;&quot;/&quot;&amp;[.H104])" office:value-type="string" office:string-value="PG6" calcext:value-type="string">
            <text:p>PG6</text:p>
          </table:table-cell>
          <table:table-cell table:formula="of:=[.AH104]&amp;IF(ISBLANK([.I104]);&quot;&quot;;&quot;/&quot;&amp;[.I104])" office:value-type="string" office:string-value="PG6" calcext:value-type="string">
            <text:p>PG6</text:p>
          </table:table-cell>
          <table:table-cell table:formula="of:=[.AI104]&amp;IF(ISBLANK([.J104]);&quot;&quot;;&quot;/&quot;&amp;[.J104])" office:value-type="string" office:string-value="PG6" calcext:value-type="string">
            <text:p>PG6</text:p>
          </table:table-cell>
          <table:table-cell table:formula="of:=[.AJ104]&amp;IF(ISBLANK([.K104]);&quot;&quot;;&quot;/&quot;&amp;[.K104])" office:value-type="string" office:string-value="PG6" calcext:value-type="string">
            <text:p>PG6</text:p>
          </table:table-cell>
          <table:table-cell table:formula="of:=[.AK104]&amp;IF(ISBLANK([.L104]);&quot;&quot;;&quot;/&quot;&amp;[.L104])" office:value-type="string" office:string-value="PG6/LPUART1_RTS_DE" calcext:value-type="string">
            <text:p>PG6/LPUART1_RTS_DE</text:p>
          </table:table-cell>
          <table:table-cell table:formula="of:=[.AL104]&amp;IF(ISBLANK([.M104]);&quot;&quot;;&quot;/&quot;&amp;[.M104])" office:value-type="string" office:string-value="PG6/LPUART1_RTS_DE" calcext:value-type="string">
            <text:p>PG6/LPUART1_RTS_DE</text:p>
          </table:table-cell>
          <table:table-cell table:formula="of:=[.AM104]&amp;IF(ISBLANK([.N104]);&quot;&quot;;&quot;/&quot;&amp;[.N104])" office:value-type="string" office:string-value="PG6/LPUART1_RTS_DE" calcext:value-type="string">
            <text:p>PG6/LPUART1_RTS_DE</text:p>
          </table:table-cell>
          <table:table-cell table:formula="of:=[.AN104]&amp;IF(ISBLANK([.O104]);&quot;&quot;;&quot;/&quot;&amp;[.O104])" office:value-type="string" office:string-value="PG6/LPUART1_RTS_DE" calcext:value-type="string">
            <text:p>PG6/LPUART1_RTS_DE</text:p>
          </table:table-cell>
          <table:table-cell table:formula="of:=[.AO104]&amp;IF(ISBLANK([.P104]);&quot;&quot;;&quot;/&quot;&amp;[.P104])" office:value-type="string" office:string-value="PG6/LPUART1_RTS_DE" calcext:value-type="string">
            <text:p>PG6/LPUART1_RTS_DE</text:p>
          </table:table-cell>
          <table:table-cell table:formula="of:=[.AP104]&amp;IF(ISBLANK([.Q104]);&quot;&quot;;&quot;/&quot;&amp;[.Q104])" office:value-type="string" office:string-value="PG6/LPUART1_RTS_DE" calcext:value-type="string">
            <text:p>PG6/LPUART1_RTS_DE</text:p>
          </table:table-cell>
          <table:table-cell table:formula="of:=[.AQ104]&amp;IF(ISBLANK([.R104]);&quot;&quot;;&quot;/&quot;&amp;[.R104])" office:value-type="string" office:string-value="PG6/LPUART1_RTS_DE" calcext:value-type="string">
            <text:p>PG6/LPUART1_RTS_DE</text:p>
          </table:table-cell>
          <table:table-cell table:formula="of:=[.AR104]&amp;IF(ISBLANK([.S104]);&quot;&quot;;&quot;/&quot;&amp;[.S104])" office:value-type="string" office:string-value="PG6/LPUART1_RTS_DE" calcext:value-type="string">
            <text:p>PG6/LPUART1_RTS_D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7</text:p>
          </table:table-cell>
          <table:table-cell table:number-columns-repeated="9"/>
          <table:table-cell office:value-type="string" calcext:value-type="string">
            <text:p>LPUART1_TX</text:p>
          </table:table-cell>
          <table:table-cell table:number-columns-repeated="15"/>
          <table:table-cell table:formula="of:=[.B105]" office:value-type="string" office:string-value="PG7" calcext:value-type="string">
            <text:p>PG7</text:p>
          </table:table-cell>
          <table:table-cell table:formula="of:=[.AB105]&amp;IF(ISBLANK([.C105]);&quot;&quot;;&quot;/&quot;&amp;[.C105])" office:value-type="string" office:string-value="PG7" calcext:value-type="string">
            <text:p>PG7</text:p>
          </table:table-cell>
          <table:table-cell table:formula="of:=[.AC105]&amp;IF(ISBLANK([.D105]);&quot;&quot;;&quot;/&quot;&amp;[.D105])" office:value-type="string" office:string-value="PG7" calcext:value-type="string">
            <text:p>PG7</text:p>
          </table:table-cell>
          <table:table-cell table:formula="of:=[.AD105]&amp;IF(ISBLANK([.E105]);&quot;&quot;;&quot;/&quot;&amp;[.E105])" office:value-type="string" office:string-value="PG7" calcext:value-type="string">
            <text:p>PG7</text:p>
          </table:table-cell>
          <table:table-cell table:formula="of:=[.AE105]&amp;IF(ISBLANK([.F105]);&quot;&quot;;&quot;/&quot;&amp;[.F105])" office:value-type="string" office:string-value="PG7" calcext:value-type="string">
            <text:p>PG7</text:p>
          </table:table-cell>
          <table:table-cell table:formula="of:=[.AF105]&amp;IF(ISBLANK([.G105]);&quot;&quot;;&quot;/&quot;&amp;[.G105])" office:value-type="string" office:string-value="PG7" calcext:value-type="string">
            <text:p>PG7</text:p>
          </table:table-cell>
          <table:table-cell table:formula="of:=[.AG105]&amp;IF(ISBLANK([.H105]);&quot;&quot;;&quot;/&quot;&amp;[.H105])" office:value-type="string" office:string-value="PG7" calcext:value-type="string">
            <text:p>PG7</text:p>
          </table:table-cell>
          <table:table-cell table:formula="of:=[.AH105]&amp;IF(ISBLANK([.I105]);&quot;&quot;;&quot;/&quot;&amp;[.I105])" office:value-type="string" office:string-value="PG7" calcext:value-type="string">
            <text:p>PG7</text:p>
          </table:table-cell>
          <table:table-cell table:formula="of:=[.AI105]&amp;IF(ISBLANK([.J105]);&quot;&quot;;&quot;/&quot;&amp;[.J105])" office:value-type="string" office:string-value="PG7" calcext:value-type="string">
            <text:p>PG7</text:p>
          </table:table-cell>
          <table:table-cell table:formula="of:=[.AJ105]&amp;IF(ISBLANK([.K105]);&quot;&quot;;&quot;/&quot;&amp;[.K105])" office:value-type="string" office:string-value="PG7" calcext:value-type="string">
            <text:p>PG7</text:p>
          </table:table-cell>
          <table:table-cell table:formula="of:=[.AK105]&amp;IF(ISBLANK([.L105]);&quot;&quot;;&quot;/&quot;&amp;[.L105])" office:value-type="string" office:string-value="PG7/LPUART1_TX" calcext:value-type="string">
            <text:p>PG7/LPUART1_TX</text:p>
          </table:table-cell>
          <table:table-cell table:formula="of:=[.AL105]&amp;IF(ISBLANK([.M105]);&quot;&quot;;&quot;/&quot;&amp;[.M105])" office:value-type="string" office:string-value="PG7/LPUART1_TX" calcext:value-type="string">
            <text:p>PG7/LPUART1_TX</text:p>
          </table:table-cell>
          <table:table-cell table:formula="of:=[.AM105]&amp;IF(ISBLANK([.N105]);&quot;&quot;;&quot;/&quot;&amp;[.N105])" office:value-type="string" office:string-value="PG7/LPUART1_TX" calcext:value-type="string">
            <text:p>PG7/LPUART1_TX</text:p>
          </table:table-cell>
          <table:table-cell table:formula="of:=[.AN105]&amp;IF(ISBLANK([.O105]);&quot;&quot;;&quot;/&quot;&amp;[.O105])" office:value-type="string" office:string-value="PG7/LPUART1_TX" calcext:value-type="string">
            <text:p>PG7/LPUART1_TX</text:p>
          </table:table-cell>
          <table:table-cell table:formula="of:=[.AO105]&amp;IF(ISBLANK([.P105]);&quot;&quot;;&quot;/&quot;&amp;[.P105])" office:value-type="string" office:string-value="PG7/LPUART1_TX" calcext:value-type="string">
            <text:p>PG7/LPUART1_TX</text:p>
          </table:table-cell>
          <table:table-cell table:formula="of:=[.AP105]&amp;IF(ISBLANK([.Q105]);&quot;&quot;;&quot;/&quot;&amp;[.Q105])" office:value-type="string" office:string-value="PG7/LPUART1_TX" calcext:value-type="string">
            <text:p>PG7/LPUART1_TX</text:p>
          </table:table-cell>
          <table:table-cell table:formula="of:=[.AQ105]&amp;IF(ISBLANK([.R105]);&quot;&quot;;&quot;/&quot;&amp;[.R105])" office:value-type="string" office:string-value="PG7/LPUART1_TX" calcext:value-type="string">
            <text:p>PG7/LPUART1_TX</text:p>
          </table:table-cell>
          <table:table-cell table:formula="of:=[.AR105]&amp;IF(ISBLANK([.S105]);&quot;&quot;;&quot;/&quot;&amp;[.S105])" office:value-type="string" office:string-value="PG7/LPUART1_TX" calcext:value-type="string">
            <text:p>PG7/LPUART1_T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8</text:p>
          </table:table-cell>
          <table:table-cell table:number-columns-repeated="9"/>
          <table:table-cell office:value-type="string" calcext:value-type="string">
            <text:p>LPUART1_RX</text:p>
          </table:table-cell>
          <table:table-cell table:number-columns-repeated="15"/>
          <table:table-cell table:formula="of:=[.B106]" office:value-type="string" office:string-value="PG8" calcext:value-type="string">
            <text:p>PG8</text:p>
          </table:table-cell>
          <table:table-cell table:formula="of:=[.AB106]&amp;IF(ISBLANK([.C106]);&quot;&quot;;&quot;/&quot;&amp;[.C106])" office:value-type="string" office:string-value="PG8" calcext:value-type="string">
            <text:p>PG8</text:p>
          </table:table-cell>
          <table:table-cell table:formula="of:=[.AC106]&amp;IF(ISBLANK([.D106]);&quot;&quot;;&quot;/&quot;&amp;[.D106])" office:value-type="string" office:string-value="PG8" calcext:value-type="string">
            <text:p>PG8</text:p>
          </table:table-cell>
          <table:table-cell table:formula="of:=[.AD106]&amp;IF(ISBLANK([.E106]);&quot;&quot;;&quot;/&quot;&amp;[.E106])" office:value-type="string" office:string-value="PG8" calcext:value-type="string">
            <text:p>PG8</text:p>
          </table:table-cell>
          <table:table-cell table:formula="of:=[.AE106]&amp;IF(ISBLANK([.F106]);&quot;&quot;;&quot;/&quot;&amp;[.F106])" office:value-type="string" office:string-value="PG8" calcext:value-type="string">
            <text:p>PG8</text:p>
          </table:table-cell>
          <table:table-cell table:formula="of:=[.AF106]&amp;IF(ISBLANK([.G106]);&quot;&quot;;&quot;/&quot;&amp;[.G106])" office:value-type="string" office:string-value="PG8" calcext:value-type="string">
            <text:p>PG8</text:p>
          </table:table-cell>
          <table:table-cell table:formula="of:=[.AG106]&amp;IF(ISBLANK([.H106]);&quot;&quot;;&quot;/&quot;&amp;[.H106])" office:value-type="string" office:string-value="PG8" calcext:value-type="string">
            <text:p>PG8</text:p>
          </table:table-cell>
          <table:table-cell table:formula="of:=[.AH106]&amp;IF(ISBLANK([.I106]);&quot;&quot;;&quot;/&quot;&amp;[.I106])" office:value-type="string" office:string-value="PG8" calcext:value-type="string">
            <text:p>PG8</text:p>
          </table:table-cell>
          <table:table-cell table:formula="of:=[.AI106]&amp;IF(ISBLANK([.J106]);&quot;&quot;;&quot;/&quot;&amp;[.J106])" office:value-type="string" office:string-value="PG8" calcext:value-type="string">
            <text:p>PG8</text:p>
          </table:table-cell>
          <table:table-cell table:formula="of:=[.AJ106]&amp;IF(ISBLANK([.K106]);&quot;&quot;;&quot;/&quot;&amp;[.K106])" office:value-type="string" office:string-value="PG8" calcext:value-type="string">
            <text:p>PG8</text:p>
          </table:table-cell>
          <table:table-cell table:formula="of:=[.AK106]&amp;IF(ISBLANK([.L106]);&quot;&quot;;&quot;/&quot;&amp;[.L106])" office:value-type="string" office:string-value="PG8/LPUART1_RX" calcext:value-type="string">
            <text:p>PG8/LPUART1_RX</text:p>
          </table:table-cell>
          <table:table-cell table:formula="of:=[.AL106]&amp;IF(ISBLANK([.M106]);&quot;&quot;;&quot;/&quot;&amp;[.M106])" office:value-type="string" office:string-value="PG8/LPUART1_RX" calcext:value-type="string">
            <text:p>PG8/LPUART1_RX</text:p>
          </table:table-cell>
          <table:table-cell table:formula="of:=[.AM106]&amp;IF(ISBLANK([.N106]);&quot;&quot;;&quot;/&quot;&amp;[.N106])" office:value-type="string" office:string-value="PG8/LPUART1_RX" calcext:value-type="string">
            <text:p>PG8/LPUART1_RX</text:p>
          </table:table-cell>
          <table:table-cell table:formula="of:=[.AN106]&amp;IF(ISBLANK([.O106]);&quot;&quot;;&quot;/&quot;&amp;[.O106])" office:value-type="string" office:string-value="PG8/LPUART1_RX" calcext:value-type="string">
            <text:p>PG8/LPUART1_RX</text:p>
          </table:table-cell>
          <table:table-cell table:formula="of:=[.AO106]&amp;IF(ISBLANK([.P106]);&quot;&quot;;&quot;/&quot;&amp;[.P106])" office:value-type="string" office:string-value="PG8/LPUART1_RX" calcext:value-type="string">
            <text:p>PG8/LPUART1_RX</text:p>
          </table:table-cell>
          <table:table-cell table:formula="of:=[.AP106]&amp;IF(ISBLANK([.Q106]);&quot;&quot;;&quot;/&quot;&amp;[.Q106])" office:value-type="string" office:string-value="PG8/LPUART1_RX" calcext:value-type="string">
            <text:p>PG8/LPUART1_RX</text:p>
          </table:table-cell>
          <table:table-cell table:formula="of:=[.AQ106]&amp;IF(ISBLANK([.R106]);&quot;&quot;;&quot;/&quot;&amp;[.R106])" office:value-type="string" office:string-value="PG8/LPUART1_RX" calcext:value-type="string">
            <text:p>PG8/LPUART1_RX</text:p>
          </table:table-cell>
          <table:table-cell table:formula="of:=[.AR106]&amp;IF(ISBLANK([.S106]);&quot;&quot;;&quot;/&quot;&amp;[.S106])" office:value-type="string" office:string-value="PG8/LPUART1_RX" calcext:value-type="string">
            <text:p>PG8/LPUART1_RX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9</text:p>
          </table:table-cell>
          <table:table-cell table:number-columns-repeated="7"/>
          <table:table-cell office:value-type="string" calcext:value-type="string">
            <text:p>SPI3_SCK</text:p>
          </table:table-cell>
          <table:table-cell office:value-type="string" calcext:value-type="string">
            <text:p>USART1_TX</text:p>
          </table:table-cell>
          <table:table-cell table:number-columns-repeated="6"/>
          <table:table-cell office:value-type="string" calcext:value-type="string">
            <text:p>TIM15_CH1N</text:p>
          </table:table-cell>
          <table:table-cell table:number-columns-repeated="9"/>
          <table:table-cell table:formula="of:=[.B107]" office:value-type="string" office:string-value="PG9" calcext:value-type="string">
            <text:p>PG9</text:p>
          </table:table-cell>
          <table:table-cell table:formula="of:=[.AB107]&amp;IF(ISBLANK([.C107]);&quot;&quot;;&quot;/&quot;&amp;[.C107])" office:value-type="string" office:string-value="PG9" calcext:value-type="string">
            <text:p>PG9</text:p>
          </table:table-cell>
          <table:table-cell table:formula="of:=[.AC107]&amp;IF(ISBLANK([.D107]);&quot;&quot;;&quot;/&quot;&amp;[.D107])" office:value-type="string" office:string-value="PG9" calcext:value-type="string">
            <text:p>PG9</text:p>
          </table:table-cell>
          <table:table-cell table:formula="of:=[.AD107]&amp;IF(ISBLANK([.E107]);&quot;&quot;;&quot;/&quot;&amp;[.E107])" office:value-type="string" office:string-value="PG9" calcext:value-type="string">
            <text:p>PG9</text:p>
          </table:table-cell>
          <table:table-cell table:formula="of:=[.AE107]&amp;IF(ISBLANK([.F107]);&quot;&quot;;&quot;/&quot;&amp;[.F107])" office:value-type="string" office:string-value="PG9" calcext:value-type="string">
            <text:p>PG9</text:p>
          </table:table-cell>
          <table:table-cell table:formula="of:=[.AF107]&amp;IF(ISBLANK([.G107]);&quot;&quot;;&quot;/&quot;&amp;[.G107])" office:value-type="string" office:string-value="PG9" calcext:value-type="string">
            <text:p>PG9</text:p>
          </table:table-cell>
          <table:table-cell table:formula="of:=[.AG107]&amp;IF(ISBLANK([.H107]);&quot;&quot;;&quot;/&quot;&amp;[.H107])" office:value-type="string" office:string-value="PG9" calcext:value-type="string">
            <text:p>PG9</text:p>
          </table:table-cell>
          <table:table-cell table:formula="of:=[.AH107]&amp;IF(ISBLANK([.I107]);&quot;&quot;;&quot;/&quot;&amp;[.I107])" office:value-type="string" office:string-value="PG9" calcext:value-type="string">
            <text:p>PG9</text:p>
          </table:table-cell>
          <table:table-cell table:formula="of:=[.AI107]&amp;IF(ISBLANK([.J107]);&quot;&quot;;&quot;/&quot;&amp;[.J107])" office:value-type="string" office:string-value="PG9/SPI3_SCK" calcext:value-type="string">
            <text:p>PG9/SPI3_SCK</text:p>
          </table:table-cell>
          <table:table-cell table:formula="of:=[.AJ107]&amp;IF(ISBLANK([.K107]);&quot;&quot;;&quot;/&quot;&amp;[.K107])" office:value-type="string" office:string-value="PG9/SPI3_SCK/USART1_TX" calcext:value-type="string">
            <text:p>PG9/SPI3_SCK/USART1_TX</text:p>
          </table:table-cell>
          <table:table-cell table:formula="of:=[.AK107]&amp;IF(ISBLANK([.L107]);&quot;&quot;;&quot;/&quot;&amp;[.L107])" office:value-type="string" office:string-value="PG9/SPI3_SCK/USART1_TX" calcext:value-type="string">
            <text:p>PG9/SPI3_SCK/USART1_TX</text:p>
          </table:table-cell>
          <table:table-cell table:formula="of:=[.AL107]&amp;IF(ISBLANK([.M107]);&quot;&quot;;&quot;/&quot;&amp;[.M107])" office:value-type="string" office:string-value="PG9/SPI3_SCK/USART1_TX" calcext:value-type="string">
            <text:p>PG9/SPI3_SCK/USART1_TX</text:p>
          </table:table-cell>
          <table:table-cell table:formula="of:=[.AM107]&amp;IF(ISBLANK([.N107]);&quot;&quot;;&quot;/&quot;&amp;[.N107])" office:value-type="string" office:string-value="PG9/SPI3_SCK/USART1_TX" calcext:value-type="string">
            <text:p>PG9/SPI3_SCK/USART1_TX</text:p>
          </table:table-cell>
          <table:table-cell table:formula="of:=[.AN107]&amp;IF(ISBLANK([.O107]);&quot;&quot;;&quot;/&quot;&amp;[.O107])" office:value-type="string" office:string-value="PG9/SPI3_SCK/USART1_TX" calcext:value-type="string">
            <text:p>PG9/SPI3_SCK/USART1_TX</text:p>
          </table:table-cell>
          <table:table-cell table:formula="of:=[.AO107]&amp;IF(ISBLANK([.P107]);&quot;&quot;;&quot;/&quot;&amp;[.P107])" office:value-type="string" office:string-value="PG9/SPI3_SCK/USART1_TX" calcext:value-type="string">
            <text:p>PG9/SPI3_SCK/USART1_TX</text:p>
          </table:table-cell>
          <table:table-cell table:formula="of:=[.AP107]&amp;IF(ISBLANK([.Q107]);&quot;&quot;;&quot;/&quot;&amp;[.Q107])" office:value-type="string" office:string-value="PG9/SPI3_SCK/USART1_TX" calcext:value-type="string">
            <text:p>PG9/SPI3_SCK/USART1_TX</text:p>
          </table:table-cell>
          <table:table-cell table:formula="of:=[.AQ107]&amp;IF(ISBLANK([.R107]);&quot;&quot;;&quot;/&quot;&amp;[.R107])" office:value-type="string" office:string-value="PG9/SPI3_SCK/USART1_TX/TIM15_CH1N" calcext:value-type="string">
            <text:p>PG9/SPI3_SCK/USART1_TX/TIM15_CH1N</text:p>
          </table:table-cell>
          <table:table-cell table:formula="of:=[.AR107]&amp;IF(ISBLANK([.S107]);&quot;&quot;;&quot;/&quot;&amp;[.S107])" office:value-type="string" office:string-value="PG9/SPI3_SCK/USART1_TX/TIM15_CH1N" calcext:value-type="string">
            <text:p>PG9/SPI3_SCK/USART1_TX/TIM15_CH1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0</text:p>
          </table:table-cell>
          <table:table-cell table:number-columns-repeated="7"/>
          <table:table-cell office:value-type="string" calcext:value-type="string">
            <text:p>SPI3_MISO</text:p>
          </table:table-cell>
          <table:table-cell office:value-type="string" calcext:value-type="string">
            <text:p>USART1_RX</text:p>
          </table:table-cell>
          <table:table-cell table:number-columns-repeated="6"/>
          <table:table-cell office:value-type="string" calcext:value-type="string">
            <text:p>TIM15_CH1</text:p>
          </table:table-cell>
          <table:table-cell table:number-columns-repeated="9"/>
          <table:table-cell table:formula="of:=[.B108]" office:value-type="string" office:string-value="PG10" calcext:value-type="string">
            <text:p>PG10</text:p>
          </table:table-cell>
          <table:table-cell table:formula="of:=[.AB108]&amp;IF(ISBLANK([.C108]);&quot;&quot;;&quot;/&quot;&amp;[.C108])" office:value-type="string" office:string-value="PG10" calcext:value-type="string">
            <text:p>PG10</text:p>
          </table:table-cell>
          <table:table-cell table:formula="of:=[.AC108]&amp;IF(ISBLANK([.D108]);&quot;&quot;;&quot;/&quot;&amp;[.D108])" office:value-type="string" office:string-value="PG10" calcext:value-type="string">
            <text:p>PG10</text:p>
          </table:table-cell>
          <table:table-cell table:formula="of:=[.AD108]&amp;IF(ISBLANK([.E108]);&quot;&quot;;&quot;/&quot;&amp;[.E108])" office:value-type="string" office:string-value="PG10" calcext:value-type="string">
            <text:p>PG10</text:p>
          </table:table-cell>
          <table:table-cell table:formula="of:=[.AE108]&amp;IF(ISBLANK([.F108]);&quot;&quot;;&quot;/&quot;&amp;[.F108])" office:value-type="string" office:string-value="PG10" calcext:value-type="string">
            <text:p>PG10</text:p>
          </table:table-cell>
          <table:table-cell table:formula="of:=[.AF108]&amp;IF(ISBLANK([.G108]);&quot;&quot;;&quot;/&quot;&amp;[.G108])" office:value-type="string" office:string-value="PG10" calcext:value-type="string">
            <text:p>PG10</text:p>
          </table:table-cell>
          <table:table-cell table:formula="of:=[.AG108]&amp;IF(ISBLANK([.H108]);&quot;&quot;;&quot;/&quot;&amp;[.H108])" office:value-type="string" office:string-value="PG10" calcext:value-type="string">
            <text:p>PG10</text:p>
          </table:table-cell>
          <table:table-cell table:formula="of:=[.AH108]&amp;IF(ISBLANK([.I108]);&quot;&quot;;&quot;/&quot;&amp;[.I108])" office:value-type="string" office:string-value="PG10" calcext:value-type="string">
            <text:p>PG10</text:p>
          </table:table-cell>
          <table:table-cell table:formula="of:=[.AI108]&amp;IF(ISBLANK([.J108]);&quot;&quot;;&quot;/&quot;&amp;[.J108])" office:value-type="string" office:string-value="PG10/SPI3_MISO" calcext:value-type="string">
            <text:p>PG10/SPI3_MISO</text:p>
          </table:table-cell>
          <table:table-cell table:formula="of:=[.AJ108]&amp;IF(ISBLANK([.K108]);&quot;&quot;;&quot;/&quot;&amp;[.K108])" office:value-type="string" office:string-value="PG10/SPI3_MISO/USART1_RX" calcext:value-type="string">
            <text:p>PG10/SPI3_MISO/USART1_RX</text:p>
          </table:table-cell>
          <table:table-cell table:formula="of:=[.AK108]&amp;IF(ISBLANK([.L108]);&quot;&quot;;&quot;/&quot;&amp;[.L108])" office:value-type="string" office:string-value="PG10/SPI3_MISO/USART1_RX" calcext:value-type="string">
            <text:p>PG10/SPI3_MISO/USART1_RX</text:p>
          </table:table-cell>
          <table:table-cell table:formula="of:=[.AL108]&amp;IF(ISBLANK([.M108]);&quot;&quot;;&quot;/&quot;&amp;[.M108])" office:value-type="string" office:string-value="PG10/SPI3_MISO/USART1_RX" calcext:value-type="string">
            <text:p>PG10/SPI3_MISO/USART1_RX</text:p>
          </table:table-cell>
          <table:table-cell table:formula="of:=[.AM108]&amp;IF(ISBLANK([.N108]);&quot;&quot;;&quot;/&quot;&amp;[.N108])" office:value-type="string" office:string-value="PG10/SPI3_MISO/USART1_RX" calcext:value-type="string">
            <text:p>PG10/SPI3_MISO/USART1_RX</text:p>
          </table:table-cell>
          <table:table-cell table:formula="of:=[.AN108]&amp;IF(ISBLANK([.O108]);&quot;&quot;;&quot;/&quot;&amp;[.O108])" office:value-type="string" office:string-value="PG10/SPI3_MISO/USART1_RX" calcext:value-type="string">
            <text:p>PG10/SPI3_MISO/USART1_RX</text:p>
          </table:table-cell>
          <table:table-cell table:formula="of:=[.AO108]&amp;IF(ISBLANK([.P108]);&quot;&quot;;&quot;/&quot;&amp;[.P108])" office:value-type="string" office:string-value="PG10/SPI3_MISO/USART1_RX" calcext:value-type="string">
            <text:p>PG10/SPI3_MISO/USART1_RX</text:p>
          </table:table-cell>
          <table:table-cell table:formula="of:=[.AP108]&amp;IF(ISBLANK([.Q108]);&quot;&quot;;&quot;/&quot;&amp;[.Q108])" office:value-type="string" office:string-value="PG10/SPI3_MISO/USART1_RX" calcext:value-type="string">
            <text:p>PG10/SPI3_MISO/USART1_RX</text:p>
          </table:table-cell>
          <table:table-cell table:formula="of:=[.AQ108]&amp;IF(ISBLANK([.R108]);&quot;&quot;;&quot;/&quot;&amp;[.R108])" office:value-type="string" office:string-value="PG10/SPI3_MISO/USART1_RX/TIM15_CH1" calcext:value-type="string">
            <text:p>PG10/SPI3_MISO/USART1_RX/TIM15_CH1</text:p>
          </table:table-cell>
          <table:table-cell table:formula="of:=[.AR108]&amp;IF(ISBLANK([.S108]);&quot;&quot;;&quot;/&quot;&amp;[.S108])" office:value-type="string" office:string-value="PG10/SPI3_MISO/USART1_RX/TIM15_CH1" calcext:value-type="string">
            <text:p>PG10/SPI3_MISO/USART1_RX/TIM15_CH1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1</text:p>
          </table:table-cell>
          <table:table-cell table:number-columns-repeated="7"/>
          <table:table-cell office:value-type="string" calcext:value-type="string">
            <text:p>SPI3_MOSI</text:p>
          </table:table-cell>
          <table:table-cell office:value-type="string" calcext:value-type="string">
            <text:p>USART1_CTS</text:p>
          </table:table-cell>
          <table:table-cell table:number-columns-repeated="6"/>
          <table:table-cell office:value-type="string" calcext:value-type="string">
            <text:p>TIM15_CH2</text:p>
          </table:table-cell>
          <table:table-cell table:number-columns-repeated="9"/>
          <table:table-cell table:formula="of:=[.B109]" office:value-type="string" office:string-value="PG11" calcext:value-type="string">
            <text:p>PG11</text:p>
          </table:table-cell>
          <table:table-cell table:formula="of:=[.AB109]&amp;IF(ISBLANK([.C109]);&quot;&quot;;&quot;/&quot;&amp;[.C109])" office:value-type="string" office:string-value="PG11" calcext:value-type="string">
            <text:p>PG11</text:p>
          </table:table-cell>
          <table:table-cell table:formula="of:=[.AC109]&amp;IF(ISBLANK([.D109]);&quot;&quot;;&quot;/&quot;&amp;[.D109])" office:value-type="string" office:string-value="PG11" calcext:value-type="string">
            <text:p>PG11</text:p>
          </table:table-cell>
          <table:table-cell table:formula="of:=[.AD109]&amp;IF(ISBLANK([.E109]);&quot;&quot;;&quot;/&quot;&amp;[.E109])" office:value-type="string" office:string-value="PG11" calcext:value-type="string">
            <text:p>PG11</text:p>
          </table:table-cell>
          <table:table-cell table:formula="of:=[.AE109]&amp;IF(ISBLANK([.F109]);&quot;&quot;;&quot;/&quot;&amp;[.F109])" office:value-type="string" office:string-value="PG11" calcext:value-type="string">
            <text:p>PG11</text:p>
          </table:table-cell>
          <table:table-cell table:formula="of:=[.AF109]&amp;IF(ISBLANK([.G109]);&quot;&quot;;&quot;/&quot;&amp;[.G109])" office:value-type="string" office:string-value="PG11" calcext:value-type="string">
            <text:p>PG11</text:p>
          </table:table-cell>
          <table:table-cell table:formula="of:=[.AG109]&amp;IF(ISBLANK([.H109]);&quot;&quot;;&quot;/&quot;&amp;[.H109])" office:value-type="string" office:string-value="PG11" calcext:value-type="string">
            <text:p>PG11</text:p>
          </table:table-cell>
          <table:table-cell table:formula="of:=[.AH109]&amp;IF(ISBLANK([.I109]);&quot;&quot;;&quot;/&quot;&amp;[.I109])" office:value-type="string" office:string-value="PG11" calcext:value-type="string">
            <text:p>PG11</text:p>
          </table:table-cell>
          <table:table-cell table:formula="of:=[.AI109]&amp;IF(ISBLANK([.J109]);&quot;&quot;;&quot;/&quot;&amp;[.J109])" office:value-type="string" office:string-value="PG11/SPI3_MOSI" calcext:value-type="string">
            <text:p>PG11/SPI3_MOSI</text:p>
          </table:table-cell>
          <table:table-cell table:formula="of:=[.AJ109]&amp;IF(ISBLANK([.K109]);&quot;&quot;;&quot;/&quot;&amp;[.K109])" office:value-type="string" office:string-value="PG11/SPI3_MOSI/USART1_CTS" calcext:value-type="string">
            <text:p>PG11/SPI3_MOSI/USART1_CTS</text:p>
          </table:table-cell>
          <table:table-cell table:formula="of:=[.AK109]&amp;IF(ISBLANK([.L109]);&quot;&quot;;&quot;/&quot;&amp;[.L109])" office:value-type="string" office:string-value="PG11/SPI3_MOSI/USART1_CTS" calcext:value-type="string">
            <text:p>PG11/SPI3_MOSI/USART1_CTS</text:p>
          </table:table-cell>
          <table:table-cell table:formula="of:=[.AL109]&amp;IF(ISBLANK([.M109]);&quot;&quot;;&quot;/&quot;&amp;[.M109])" office:value-type="string" office:string-value="PG11/SPI3_MOSI/USART1_CTS" calcext:value-type="string">
            <text:p>PG11/SPI3_MOSI/USART1_CTS</text:p>
          </table:table-cell>
          <table:table-cell table:formula="of:=[.AM109]&amp;IF(ISBLANK([.N109]);&quot;&quot;;&quot;/&quot;&amp;[.N109])" office:value-type="string" office:string-value="PG11/SPI3_MOSI/USART1_CTS" calcext:value-type="string">
            <text:p>PG11/SPI3_MOSI/USART1_CTS</text:p>
          </table:table-cell>
          <table:table-cell table:formula="of:=[.AN109]&amp;IF(ISBLANK([.O109]);&quot;&quot;;&quot;/&quot;&amp;[.O109])" office:value-type="string" office:string-value="PG11/SPI3_MOSI/USART1_CTS" calcext:value-type="string">
            <text:p>PG11/SPI3_MOSI/USART1_CTS</text:p>
          </table:table-cell>
          <table:table-cell table:formula="of:=[.AO109]&amp;IF(ISBLANK([.P109]);&quot;&quot;;&quot;/&quot;&amp;[.P109])" office:value-type="string" office:string-value="PG11/SPI3_MOSI/USART1_CTS" calcext:value-type="string">
            <text:p>PG11/SPI3_MOSI/USART1_CTS</text:p>
          </table:table-cell>
          <table:table-cell table:formula="of:=[.AP109]&amp;IF(ISBLANK([.Q109]);&quot;&quot;;&quot;/&quot;&amp;[.Q109])" office:value-type="string" office:string-value="PG11/SPI3_MOSI/USART1_CTS" calcext:value-type="string">
            <text:p>PG11/SPI3_MOSI/USART1_CTS</text:p>
          </table:table-cell>
          <table:table-cell table:formula="of:=[.AQ109]&amp;IF(ISBLANK([.R109]);&quot;&quot;;&quot;/&quot;&amp;[.R109])" office:value-type="string" office:string-value="PG11/SPI3_MOSI/USART1_CTS/TIM15_CH2" calcext:value-type="string">
            <text:p>PG11/SPI3_MOSI/USART1_CTS/TIM15_CH2</text:p>
          </table:table-cell>
          <table:table-cell table:formula="of:=[.AR109]&amp;IF(ISBLANK([.S109]);&quot;&quot;;&quot;/&quot;&amp;[.S109])" office:value-type="string" office:string-value="PG11/SPI3_MOSI/USART1_CTS/TIM15_CH2" calcext:value-type="string">
            <text:p>PG11/SPI3_MOSI/USART1_CTS/TIM15_CH2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2</text:p>
          </table:table-cell>
          <table:table-cell table:number-columns-repeated="7"/>
          <table:table-cell office:value-type="string" calcext:value-type="string">
            <text:p>SPI3_NSS</text:p>
          </table:table-cell>
          <table:table-cell office:value-type="string" calcext:value-type="string">
            <text:p>USART1_RTS_DE</text:p>
          </table:table-cell>
          <table:table-cell table:number-columns-repeated="16"/>
          <table:table-cell table:formula="of:=[.B110]" office:value-type="string" office:string-value="PG12" calcext:value-type="string">
            <text:p>PG12</text:p>
          </table:table-cell>
          <table:table-cell table:formula="of:=[.AB110]&amp;IF(ISBLANK([.C110]);&quot;&quot;;&quot;/&quot;&amp;[.C110])" office:value-type="string" office:string-value="PG12" calcext:value-type="string">
            <text:p>PG12</text:p>
          </table:table-cell>
          <table:table-cell table:formula="of:=[.AC110]&amp;IF(ISBLANK([.D110]);&quot;&quot;;&quot;/&quot;&amp;[.D110])" office:value-type="string" office:string-value="PG12" calcext:value-type="string">
            <text:p>PG12</text:p>
          </table:table-cell>
          <table:table-cell table:formula="of:=[.AD110]&amp;IF(ISBLANK([.E110]);&quot;&quot;;&quot;/&quot;&amp;[.E110])" office:value-type="string" office:string-value="PG12" calcext:value-type="string">
            <text:p>PG12</text:p>
          </table:table-cell>
          <table:table-cell table:formula="of:=[.AE110]&amp;IF(ISBLANK([.F110]);&quot;&quot;;&quot;/&quot;&amp;[.F110])" office:value-type="string" office:string-value="PG12" calcext:value-type="string">
            <text:p>PG12</text:p>
          </table:table-cell>
          <table:table-cell table:formula="of:=[.AF110]&amp;IF(ISBLANK([.G110]);&quot;&quot;;&quot;/&quot;&amp;[.G110])" office:value-type="string" office:string-value="PG12" calcext:value-type="string">
            <text:p>PG12</text:p>
          </table:table-cell>
          <table:table-cell table:formula="of:=[.AG110]&amp;IF(ISBLANK([.H110]);&quot;&quot;;&quot;/&quot;&amp;[.H110])" office:value-type="string" office:string-value="PG12" calcext:value-type="string">
            <text:p>PG12</text:p>
          </table:table-cell>
          <table:table-cell table:formula="of:=[.AH110]&amp;IF(ISBLANK([.I110]);&quot;&quot;;&quot;/&quot;&amp;[.I110])" office:value-type="string" office:string-value="PG12" calcext:value-type="string">
            <text:p>PG12</text:p>
          </table:table-cell>
          <table:table-cell table:formula="of:=[.AI110]&amp;IF(ISBLANK([.J110]);&quot;&quot;;&quot;/&quot;&amp;[.J110])" office:value-type="string" office:string-value="PG12/SPI3_NSS" calcext:value-type="string">
            <text:p>PG12/SPI3_NSS</text:p>
          </table:table-cell>
          <table:table-cell table:formula="of:=[.AJ110]&amp;IF(ISBLANK([.K110]);&quot;&quot;;&quot;/&quot;&amp;[.K110])" office:value-type="string" office:string-value="PG12/SPI3_NSS/USART1_RTS_DE" calcext:value-type="string">
            <text:p>PG12/SPI3_NSS/USART1_RTS_DE</text:p>
          </table:table-cell>
          <table:table-cell table:formula="of:=[.AK110]&amp;IF(ISBLANK([.L110]);&quot;&quot;;&quot;/&quot;&amp;[.L110])" office:value-type="string" office:string-value="PG12/SPI3_NSS/USART1_RTS_DE" calcext:value-type="string">
            <text:p>PG12/SPI3_NSS/USART1_RTS_DE</text:p>
          </table:table-cell>
          <table:table-cell table:formula="of:=[.AL110]&amp;IF(ISBLANK([.M110]);&quot;&quot;;&quot;/&quot;&amp;[.M110])" office:value-type="string" office:string-value="PG12/SPI3_NSS/USART1_RTS_DE" calcext:value-type="string">
            <text:p>PG12/SPI3_NSS/USART1_RTS_DE</text:p>
          </table:table-cell>
          <table:table-cell table:formula="of:=[.AM110]&amp;IF(ISBLANK([.N110]);&quot;&quot;;&quot;/&quot;&amp;[.N110])" office:value-type="string" office:string-value="PG12/SPI3_NSS/USART1_RTS_DE" calcext:value-type="string">
            <text:p>PG12/SPI3_NSS/USART1_RTS_DE</text:p>
          </table:table-cell>
          <table:table-cell table:formula="of:=[.AN110]&amp;IF(ISBLANK([.O110]);&quot;&quot;;&quot;/&quot;&amp;[.O110])" office:value-type="string" office:string-value="PG12/SPI3_NSS/USART1_RTS_DE" calcext:value-type="string">
            <text:p>PG12/SPI3_NSS/USART1_RTS_DE</text:p>
          </table:table-cell>
          <table:table-cell table:formula="of:=[.AO110]&amp;IF(ISBLANK([.P110]);&quot;&quot;;&quot;/&quot;&amp;[.P110])" office:value-type="string" office:string-value="PG12/SPI3_NSS/USART1_RTS_DE" calcext:value-type="string">
            <text:p>PG12/SPI3_NSS/USART1_RTS_DE</text:p>
          </table:table-cell>
          <table:table-cell table:formula="of:=[.AP110]&amp;IF(ISBLANK([.Q110]);&quot;&quot;;&quot;/&quot;&amp;[.Q110])" office:value-type="string" office:string-value="PG12/SPI3_NSS/USART1_RTS_DE" calcext:value-type="string">
            <text:p>PG12/SPI3_NSS/USART1_RTS_DE</text:p>
          </table:table-cell>
          <table:table-cell table:formula="of:=[.AQ110]&amp;IF(ISBLANK([.R110]);&quot;&quot;;&quot;/&quot;&amp;[.R110])" office:value-type="string" office:string-value="PG12/SPI3_NSS/USART1_RTS_DE" calcext:value-type="string">
            <text:p>PG12/SPI3_NSS/USART1_RTS_DE</text:p>
          </table:table-cell>
          <table:table-cell table:formula="of:=[.AR110]&amp;IF(ISBLANK([.S110]);&quot;&quot;;&quot;/&quot;&amp;[.S110])" office:value-type="string" office:string-value="PG12/SPI3_NSS/USART1_RTS_DE" calcext:value-type="string">
            <text:p>PG12/SPI3_NSS/USART1_RTS_DE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3</text:p>
          </table:table-cell>
          <table:table-cell table:number-columns-repeated="8"/>
          <table:table-cell office:value-type="string" calcext:value-type="string">
            <text:p>USART1_CK</text:p>
          </table:table-cell>
          <table:table-cell table:number-columns-repeated="16"/>
          <table:table-cell table:formula="of:=[.B111]" office:value-type="string" office:string-value="PG13" calcext:value-type="string">
            <text:p>PG13</text:p>
          </table:table-cell>
          <table:table-cell table:formula="of:=[.AB111]&amp;IF(ISBLANK([.C111]);&quot;&quot;;&quot;/&quot;&amp;[.C111])" office:value-type="string" office:string-value="PG13" calcext:value-type="string">
            <text:p>PG13</text:p>
          </table:table-cell>
          <table:table-cell table:formula="of:=[.AC111]&amp;IF(ISBLANK([.D111]);&quot;&quot;;&quot;/&quot;&amp;[.D111])" office:value-type="string" office:string-value="PG13" calcext:value-type="string">
            <text:p>PG13</text:p>
          </table:table-cell>
          <table:table-cell table:formula="of:=[.AD111]&amp;IF(ISBLANK([.E111]);&quot;&quot;;&quot;/&quot;&amp;[.E111])" office:value-type="string" office:string-value="PG13" calcext:value-type="string">
            <text:p>PG13</text:p>
          </table:table-cell>
          <table:table-cell table:formula="of:=[.AE111]&amp;IF(ISBLANK([.F111]);&quot;&quot;;&quot;/&quot;&amp;[.F111])" office:value-type="string" office:string-value="PG13" calcext:value-type="string">
            <text:p>PG13</text:p>
          </table:table-cell>
          <table:table-cell table:formula="of:=[.AF111]&amp;IF(ISBLANK([.G111]);&quot;&quot;;&quot;/&quot;&amp;[.G111])" office:value-type="string" office:string-value="PG13" calcext:value-type="string">
            <text:p>PG13</text:p>
          </table:table-cell>
          <table:table-cell table:formula="of:=[.AG111]&amp;IF(ISBLANK([.H111]);&quot;&quot;;&quot;/&quot;&amp;[.H111])" office:value-type="string" office:string-value="PG13" calcext:value-type="string">
            <text:p>PG13</text:p>
          </table:table-cell>
          <table:table-cell table:formula="of:=[.AH111]&amp;IF(ISBLANK([.I111]);&quot;&quot;;&quot;/&quot;&amp;[.I111])" office:value-type="string" office:string-value="PG13" calcext:value-type="string">
            <text:p>PG13</text:p>
          </table:table-cell>
          <table:table-cell table:formula="of:=[.AI111]&amp;IF(ISBLANK([.J111]);&quot;&quot;;&quot;/&quot;&amp;[.J111])" office:value-type="string" office:string-value="PG13" calcext:value-type="string">
            <text:p>PG13</text:p>
          </table:table-cell>
          <table:table-cell table:formula="of:=[.AJ111]&amp;IF(ISBLANK([.K111]);&quot;&quot;;&quot;/&quot;&amp;[.K111])" office:value-type="string" office:string-value="PG13/USART1_CK" calcext:value-type="string">
            <text:p>PG13/USART1_CK</text:p>
          </table:table-cell>
          <table:table-cell table:formula="of:=[.AK111]&amp;IF(ISBLANK([.L111]);&quot;&quot;;&quot;/&quot;&amp;[.L111])" office:value-type="string" office:string-value="PG13/USART1_CK" calcext:value-type="string">
            <text:p>PG13/USART1_CK</text:p>
          </table:table-cell>
          <table:table-cell table:formula="of:=[.AL111]&amp;IF(ISBLANK([.M111]);&quot;&quot;;&quot;/&quot;&amp;[.M111])" office:value-type="string" office:string-value="PG13/USART1_CK" calcext:value-type="string">
            <text:p>PG13/USART1_CK</text:p>
          </table:table-cell>
          <table:table-cell table:formula="of:=[.AM111]&amp;IF(ISBLANK([.N111]);&quot;&quot;;&quot;/&quot;&amp;[.N111])" office:value-type="string" office:string-value="PG13/USART1_CK" calcext:value-type="string">
            <text:p>PG13/USART1_CK</text:p>
          </table:table-cell>
          <table:table-cell table:formula="of:=[.AN111]&amp;IF(ISBLANK([.O111]);&quot;&quot;;&quot;/&quot;&amp;[.O111])" office:value-type="string" office:string-value="PG13/USART1_CK" calcext:value-type="string">
            <text:p>PG13/USART1_CK</text:p>
          </table:table-cell>
          <table:table-cell table:formula="of:=[.AO111]&amp;IF(ISBLANK([.P111]);&quot;&quot;;&quot;/&quot;&amp;[.P111])" office:value-type="string" office:string-value="PG13/USART1_CK" calcext:value-type="string">
            <text:p>PG13/USART1_CK</text:p>
          </table:table-cell>
          <table:table-cell table:formula="of:=[.AP111]&amp;IF(ISBLANK([.Q111]);&quot;&quot;;&quot;/&quot;&amp;[.Q111])" office:value-type="string" office:string-value="PG13/USART1_CK" calcext:value-type="string">
            <text:p>PG13/USART1_CK</text:p>
          </table:table-cell>
          <table:table-cell table:formula="of:=[.AQ111]&amp;IF(ISBLANK([.R111]);&quot;&quot;;&quot;/&quot;&amp;[.R111])" office:value-type="string" office:string-value="PG13/USART1_CK" calcext:value-type="string">
            <text:p>PG13/USART1_CK</text:p>
          </table:table-cell>
          <table:table-cell table:formula="of:=[.AR111]&amp;IF(ISBLANK([.S111]);&quot;&quot;;&quot;/&quot;&amp;[.S111])" office:value-type="string" office:string-value="PG13/USART1_CK" calcext:value-type="string">
            <text:p>PG13/USART1_CK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4</text:p>
          </table:table-cell>
          <table:table-cell table:number-columns-repeated="25"/>
          <table:table-cell table:formula="of:=[.B112]" office:value-type="string" office:string-value="PG14" calcext:value-type="string">
            <text:p>PG14</text:p>
          </table:table-cell>
          <table:table-cell table:formula="of:=[.AB112]&amp;IF(ISBLANK([.C112]);&quot;&quot;;&quot;/&quot;&amp;[.C112])" office:value-type="string" office:string-value="PG14" calcext:value-type="string">
            <text:p>PG14</text:p>
          </table:table-cell>
          <table:table-cell table:formula="of:=[.AC112]&amp;IF(ISBLANK([.D112]);&quot;&quot;;&quot;/&quot;&amp;[.D112])" office:value-type="string" office:string-value="PG14" calcext:value-type="string">
            <text:p>PG14</text:p>
          </table:table-cell>
          <table:table-cell table:formula="of:=[.AD112]&amp;IF(ISBLANK([.E112]);&quot;&quot;;&quot;/&quot;&amp;[.E112])" office:value-type="string" office:string-value="PG14" calcext:value-type="string">
            <text:p>PG14</text:p>
          </table:table-cell>
          <table:table-cell table:formula="of:=[.AE112]&amp;IF(ISBLANK([.F112]);&quot;&quot;;&quot;/&quot;&amp;[.F112])" office:value-type="string" office:string-value="PG14" calcext:value-type="string">
            <text:p>PG14</text:p>
          </table:table-cell>
          <table:table-cell table:formula="of:=[.AF112]&amp;IF(ISBLANK([.G112]);&quot;&quot;;&quot;/&quot;&amp;[.G112])" office:value-type="string" office:string-value="PG14" calcext:value-type="string">
            <text:p>PG14</text:p>
          </table:table-cell>
          <table:table-cell table:formula="of:=[.AG112]&amp;IF(ISBLANK([.H112]);&quot;&quot;;&quot;/&quot;&amp;[.H112])" office:value-type="string" office:string-value="PG14" calcext:value-type="string">
            <text:p>PG14</text:p>
          </table:table-cell>
          <table:table-cell table:formula="of:=[.AH112]&amp;IF(ISBLANK([.I112]);&quot;&quot;;&quot;/&quot;&amp;[.I112])" office:value-type="string" office:string-value="PG14" calcext:value-type="string">
            <text:p>PG14</text:p>
          </table:table-cell>
          <table:table-cell table:formula="of:=[.AI112]&amp;IF(ISBLANK([.J112]);&quot;&quot;;&quot;/&quot;&amp;[.J112])" office:value-type="string" office:string-value="PG14" calcext:value-type="string">
            <text:p>PG14</text:p>
          </table:table-cell>
          <table:table-cell table:formula="of:=[.AJ112]&amp;IF(ISBLANK([.K112]);&quot;&quot;;&quot;/&quot;&amp;[.K112])" office:value-type="string" office:string-value="PG14" calcext:value-type="string">
            <text:p>PG14</text:p>
          </table:table-cell>
          <table:table-cell table:formula="of:=[.AK112]&amp;IF(ISBLANK([.L112]);&quot;&quot;;&quot;/&quot;&amp;[.L112])" office:value-type="string" office:string-value="PG14" calcext:value-type="string">
            <text:p>PG14</text:p>
          </table:table-cell>
          <table:table-cell table:formula="of:=[.AL112]&amp;IF(ISBLANK([.M112]);&quot;&quot;;&quot;/&quot;&amp;[.M112])" office:value-type="string" office:string-value="PG14" calcext:value-type="string">
            <text:p>PG14</text:p>
          </table:table-cell>
          <table:table-cell table:formula="of:=[.AM112]&amp;IF(ISBLANK([.N112]);&quot;&quot;;&quot;/&quot;&amp;[.N112])" office:value-type="string" office:string-value="PG14" calcext:value-type="string">
            <text:p>PG14</text:p>
          </table:table-cell>
          <table:table-cell table:formula="of:=[.AN112]&amp;IF(ISBLANK([.O112]);&quot;&quot;;&quot;/&quot;&amp;[.O112])" office:value-type="string" office:string-value="PG14" calcext:value-type="string">
            <text:p>PG14</text:p>
          </table:table-cell>
          <table:table-cell table:formula="of:=[.AO112]&amp;IF(ISBLANK([.P112]);&quot;&quot;;&quot;/&quot;&amp;[.P112])" office:value-type="string" office:string-value="PG14" calcext:value-type="string">
            <text:p>PG14</text:p>
          </table:table-cell>
          <table:table-cell table:formula="of:=[.AP112]&amp;IF(ISBLANK([.Q112]);&quot;&quot;;&quot;/&quot;&amp;[.Q112])" office:value-type="string" office:string-value="PG14" calcext:value-type="string">
            <text:p>PG14</text:p>
          </table:table-cell>
          <table:table-cell table:formula="of:=[.AQ112]&amp;IF(ISBLANK([.R112]);&quot;&quot;;&quot;/&quot;&amp;[.R112])" office:value-type="string" office:string-value="PG14" calcext:value-type="string">
            <text:p>PG14</text:p>
          </table:table-cell>
          <table:table-cell table:formula="of:=[.AR112]&amp;IF(ISBLANK([.S112]);&quot;&quot;;&quot;/&quot;&amp;[.S112])" office:value-type="string" office:string-value="PG14" calcext:value-type="string">
            <text:p>PG14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G15</text:p>
          </table:table-cell>
          <table:table-cell table:number-columns-repeated="25"/>
          <table:table-cell table:formula="of:=[.B113]" office:value-type="string" office:string-value="PG15" calcext:value-type="string">
            <text:p>PG15</text:p>
          </table:table-cell>
          <table:table-cell table:formula="of:=[.AB113]&amp;IF(ISBLANK([.C113]);&quot;&quot;;&quot;/&quot;&amp;[.C113])" office:value-type="string" office:string-value="PG15" calcext:value-type="string">
            <text:p>PG15</text:p>
          </table:table-cell>
          <table:table-cell table:formula="of:=[.AC113]&amp;IF(ISBLANK([.D113]);&quot;&quot;;&quot;/&quot;&amp;[.D113])" office:value-type="string" office:string-value="PG15" calcext:value-type="string">
            <text:p>PG15</text:p>
          </table:table-cell>
          <table:table-cell table:formula="of:=[.AD113]&amp;IF(ISBLANK([.E113]);&quot;&quot;;&quot;/&quot;&amp;[.E113])" office:value-type="string" office:string-value="PG15" calcext:value-type="string">
            <text:p>PG15</text:p>
          </table:table-cell>
          <table:table-cell table:formula="of:=[.AE113]&amp;IF(ISBLANK([.F113]);&quot;&quot;;&quot;/&quot;&amp;[.F113])" office:value-type="string" office:string-value="PG15" calcext:value-type="string">
            <text:p>PG15</text:p>
          </table:table-cell>
          <table:table-cell table:formula="of:=[.AF113]&amp;IF(ISBLANK([.G113]);&quot;&quot;;&quot;/&quot;&amp;[.G113])" office:value-type="string" office:string-value="PG15" calcext:value-type="string">
            <text:p>PG15</text:p>
          </table:table-cell>
          <table:table-cell table:formula="of:=[.AG113]&amp;IF(ISBLANK([.H113]);&quot;&quot;;&quot;/&quot;&amp;[.H113])" office:value-type="string" office:string-value="PG15" calcext:value-type="string">
            <text:p>PG15</text:p>
          </table:table-cell>
          <table:table-cell table:formula="of:=[.AH113]&amp;IF(ISBLANK([.I113]);&quot;&quot;;&quot;/&quot;&amp;[.I113])" office:value-type="string" office:string-value="PG15" calcext:value-type="string">
            <text:p>PG15</text:p>
          </table:table-cell>
          <table:table-cell table:formula="of:=[.AI113]&amp;IF(ISBLANK([.J113]);&quot;&quot;;&quot;/&quot;&amp;[.J113])" office:value-type="string" office:string-value="PG15" calcext:value-type="string">
            <text:p>PG15</text:p>
          </table:table-cell>
          <table:table-cell table:formula="of:=[.AJ113]&amp;IF(ISBLANK([.K113]);&quot;&quot;;&quot;/&quot;&amp;[.K113])" office:value-type="string" office:string-value="PG15" calcext:value-type="string">
            <text:p>PG15</text:p>
          </table:table-cell>
          <table:table-cell table:formula="of:=[.AK113]&amp;IF(ISBLANK([.L113]);&quot;&quot;;&quot;/&quot;&amp;[.L113])" office:value-type="string" office:string-value="PG15" calcext:value-type="string">
            <text:p>PG15</text:p>
          </table:table-cell>
          <table:table-cell table:formula="of:=[.AL113]&amp;IF(ISBLANK([.M113]);&quot;&quot;;&quot;/&quot;&amp;[.M113])" office:value-type="string" office:string-value="PG15" calcext:value-type="string">
            <text:p>PG15</text:p>
          </table:table-cell>
          <table:table-cell table:formula="of:=[.AM113]&amp;IF(ISBLANK([.N113]);&quot;&quot;;&quot;/&quot;&amp;[.N113])" office:value-type="string" office:string-value="PG15" calcext:value-type="string">
            <text:p>PG15</text:p>
          </table:table-cell>
          <table:table-cell table:formula="of:=[.AN113]&amp;IF(ISBLANK([.O113]);&quot;&quot;;&quot;/&quot;&amp;[.O113])" office:value-type="string" office:string-value="PG15" calcext:value-type="string">
            <text:p>PG15</text:p>
          </table:table-cell>
          <table:table-cell table:formula="of:=[.AO113]&amp;IF(ISBLANK([.P113]);&quot;&quot;;&quot;/&quot;&amp;[.P113])" office:value-type="string" office:string-value="PG15" calcext:value-type="string">
            <text:p>PG15</text:p>
          </table:table-cell>
          <table:table-cell table:formula="of:=[.AP113]&amp;IF(ISBLANK([.Q113]);&quot;&quot;;&quot;/&quot;&amp;[.Q113])" office:value-type="string" office:string-value="PG15" calcext:value-type="string">
            <text:p>PG15</text:p>
          </table:table-cell>
          <table:table-cell table:formula="of:=[.AQ113]&amp;IF(ISBLANK([.R113]);&quot;&quot;;&quot;/&quot;&amp;[.R113])" office:value-type="string" office:string-value="PG15" calcext:value-type="string">
            <text:p>PG15</text:p>
          </table:table-cell>
          <table:table-cell table:formula="of:=[.AR113]&amp;IF(ISBLANK([.S113]);&quot;&quot;;&quot;/&quot;&amp;[.S113])" office:value-type="string" office:string-value="PG15" calcext:value-type="string">
            <text:p>PG15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OSC_IN</text:p>
          </table:table-cell>
          <table:table-cell table:number-columns-repeated="24"/>
          <table:table-cell table:formula="of:=[.B114]" office:value-type="string" office:string-value="PH0" calcext:value-type="string">
            <text:p>PH0</text:p>
          </table:table-cell>
          <table:table-cell table:formula="of:=[.AB114]&amp;IF(ISBLANK([.C114]);&quot;&quot;;&quot;/&quot;&amp;[.C114])" office:value-type="string" office:string-value="PH0/OSC_IN" calcext:value-type="string">
            <text:p>PH0/OSC_IN</text:p>
          </table:table-cell>
          <table:table-cell table:formula="of:=[.AC114]&amp;IF(ISBLANK([.D114]);&quot;&quot;;&quot;/&quot;&amp;[.D114])" office:value-type="string" office:string-value="PH0/OSC_IN" calcext:value-type="string">
            <text:p>PH0/OSC_IN</text:p>
          </table:table-cell>
          <table:table-cell table:formula="of:=[.AD114]&amp;IF(ISBLANK([.E114]);&quot;&quot;;&quot;/&quot;&amp;[.E114])" office:value-type="string" office:string-value="PH0/OSC_IN" calcext:value-type="string">
            <text:p>PH0/OSC_IN</text:p>
          </table:table-cell>
          <table:table-cell table:formula="of:=[.AE114]&amp;IF(ISBLANK([.F114]);&quot;&quot;;&quot;/&quot;&amp;[.F114])" office:value-type="string" office:string-value="PH0/OSC_IN" calcext:value-type="string">
            <text:p>PH0/OSC_IN</text:p>
          </table:table-cell>
          <table:table-cell table:formula="of:=[.AF114]&amp;IF(ISBLANK([.G114]);&quot;&quot;;&quot;/&quot;&amp;[.G114])" office:value-type="string" office:string-value="PH0/OSC_IN" calcext:value-type="string">
            <text:p>PH0/OSC_IN</text:p>
          </table:table-cell>
          <table:table-cell table:formula="of:=[.AG114]&amp;IF(ISBLANK([.H114]);&quot;&quot;;&quot;/&quot;&amp;[.H114])" office:value-type="string" office:string-value="PH0/OSC_IN" calcext:value-type="string">
            <text:p>PH0/OSC_IN</text:p>
          </table:table-cell>
          <table:table-cell table:formula="of:=[.AH114]&amp;IF(ISBLANK([.I114]);&quot;&quot;;&quot;/&quot;&amp;[.I114])" office:value-type="string" office:string-value="PH0/OSC_IN" calcext:value-type="string">
            <text:p>PH0/OSC_IN</text:p>
          </table:table-cell>
          <table:table-cell table:formula="of:=[.AI114]&amp;IF(ISBLANK([.J114]);&quot;&quot;;&quot;/&quot;&amp;[.J114])" office:value-type="string" office:string-value="PH0/OSC_IN" calcext:value-type="string">
            <text:p>PH0/OSC_IN</text:p>
          </table:table-cell>
          <table:table-cell table:formula="of:=[.AJ114]&amp;IF(ISBLANK([.K114]);&quot;&quot;;&quot;/&quot;&amp;[.K114])" office:value-type="string" office:string-value="PH0/OSC_IN" calcext:value-type="string">
            <text:p>PH0/OSC_IN</text:p>
          </table:table-cell>
          <table:table-cell table:formula="of:=[.AK114]&amp;IF(ISBLANK([.L114]);&quot;&quot;;&quot;/&quot;&amp;[.L114])" office:value-type="string" office:string-value="PH0/OSC_IN" calcext:value-type="string">
            <text:p>PH0/OSC_IN</text:p>
          </table:table-cell>
          <table:table-cell table:formula="of:=[.AL114]&amp;IF(ISBLANK([.M114]);&quot;&quot;;&quot;/&quot;&amp;[.M114])" office:value-type="string" office:string-value="PH0/OSC_IN" calcext:value-type="string">
            <text:p>PH0/OSC_IN</text:p>
          </table:table-cell>
          <table:table-cell table:formula="of:=[.AM114]&amp;IF(ISBLANK([.N114]);&quot;&quot;;&quot;/&quot;&amp;[.N114])" office:value-type="string" office:string-value="PH0/OSC_IN" calcext:value-type="string">
            <text:p>PH0/OSC_IN</text:p>
          </table:table-cell>
          <table:table-cell table:formula="of:=[.AN114]&amp;IF(ISBLANK([.O114]);&quot;&quot;;&quot;/&quot;&amp;[.O114])" office:value-type="string" office:string-value="PH0/OSC_IN" calcext:value-type="string">
            <text:p>PH0/OSC_IN</text:p>
          </table:table-cell>
          <table:table-cell table:formula="of:=[.AO114]&amp;IF(ISBLANK([.P114]);&quot;&quot;;&quot;/&quot;&amp;[.P114])" office:value-type="string" office:string-value="PH0/OSC_IN" calcext:value-type="string">
            <text:p>PH0/OSC_IN</text:p>
          </table:table-cell>
          <table:table-cell table:formula="of:=[.AP114]&amp;IF(ISBLANK([.Q114]);&quot;&quot;;&quot;/&quot;&amp;[.Q114])" office:value-type="string" office:string-value="PH0/OSC_IN" calcext:value-type="string">
            <text:p>PH0/OSC_IN</text:p>
          </table:table-cell>
          <table:table-cell table:formula="of:=[.AQ114]&amp;IF(ISBLANK([.R114]);&quot;&quot;;&quot;/&quot;&amp;[.R114])" office:value-type="string" office:string-value="PH0/OSC_IN" calcext:value-type="string">
            <text:p>PH0/OSC_IN</text:p>
          </table:table-cell>
          <table:table-cell table:formula="of:=[.AR114]&amp;IF(ISBLANK([.S114]);&quot;&quot;;&quot;/&quot;&amp;[.S114])" office:value-type="string" office:string-value="PH0/OSC_IN" calcext:value-type="string">
            <text:p>PH0/OSC_IN</text:p>
          </table:table-cell>
        </table:table-row>
        <table:table-row table:style-name="ro1">
          <table:table-cell office:value-type="string" calcext:value-type="string">
            <text:p>EVENTOUT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OSC_OUT</text:p>
          </table:table-cell>
          <table:table-cell table:number-columns-repeated="24"/>
          <table:table-cell table:formula="of:=[.B115]" office:value-type="string" office:string-value="PH1" calcext:value-type="string">
            <text:p>PH1</text:p>
          </table:table-cell>
          <table:table-cell table:formula="of:=[.AB115]&amp;IF(ISBLANK([.C115]);&quot;&quot;;&quot;/&quot;&amp;[.C115])" office:value-type="string" office:string-value="PH1/OSC_OUT" calcext:value-type="string">
            <text:p>PH1/OSC_OUT</text:p>
          </table:table-cell>
          <table:table-cell table:formula="of:=[.AC115]&amp;IF(ISBLANK([.D115]);&quot;&quot;;&quot;/&quot;&amp;[.D115])" office:value-type="string" office:string-value="PH1/OSC_OUT" calcext:value-type="string">
            <text:p>PH1/OSC_OUT</text:p>
          </table:table-cell>
          <table:table-cell table:formula="of:=[.AD115]&amp;IF(ISBLANK([.E115]);&quot;&quot;;&quot;/&quot;&amp;[.E115])" office:value-type="string" office:string-value="PH1/OSC_OUT" calcext:value-type="string">
            <text:p>PH1/OSC_OUT</text:p>
          </table:table-cell>
          <table:table-cell table:formula="of:=[.AE115]&amp;IF(ISBLANK([.F115]);&quot;&quot;;&quot;/&quot;&amp;[.F115])" office:value-type="string" office:string-value="PH1/OSC_OUT" calcext:value-type="string">
            <text:p>PH1/OSC_OUT</text:p>
          </table:table-cell>
          <table:table-cell table:formula="of:=[.AF115]&amp;IF(ISBLANK([.G115]);&quot;&quot;;&quot;/&quot;&amp;[.G115])" office:value-type="string" office:string-value="PH1/OSC_OUT" calcext:value-type="string">
            <text:p>PH1/OSC_OUT</text:p>
          </table:table-cell>
          <table:table-cell table:formula="of:=[.AG115]&amp;IF(ISBLANK([.H115]);&quot;&quot;;&quot;/&quot;&amp;[.H115])" office:value-type="string" office:string-value="PH1/OSC_OUT" calcext:value-type="string">
            <text:p>PH1/OSC_OUT</text:p>
          </table:table-cell>
          <table:table-cell table:formula="of:=[.AH115]&amp;IF(ISBLANK([.I115]);&quot;&quot;;&quot;/&quot;&amp;[.I115])" office:value-type="string" office:string-value="PH1/OSC_OUT" calcext:value-type="string">
            <text:p>PH1/OSC_OUT</text:p>
          </table:table-cell>
          <table:table-cell table:formula="of:=[.AI115]&amp;IF(ISBLANK([.J115]);&quot;&quot;;&quot;/&quot;&amp;[.J115])" office:value-type="string" office:string-value="PH1/OSC_OUT" calcext:value-type="string">
            <text:p>PH1/OSC_OUT</text:p>
          </table:table-cell>
          <table:table-cell table:formula="of:=[.AJ115]&amp;IF(ISBLANK([.K115]);&quot;&quot;;&quot;/&quot;&amp;[.K115])" office:value-type="string" office:string-value="PH1/OSC_OUT" calcext:value-type="string">
            <text:p>PH1/OSC_OUT</text:p>
          </table:table-cell>
          <table:table-cell table:formula="of:=[.AK115]&amp;IF(ISBLANK([.L115]);&quot;&quot;;&quot;/&quot;&amp;[.L115])" office:value-type="string" office:string-value="PH1/OSC_OUT" calcext:value-type="string">
            <text:p>PH1/OSC_OUT</text:p>
          </table:table-cell>
          <table:table-cell table:formula="of:=[.AL115]&amp;IF(ISBLANK([.M115]);&quot;&quot;;&quot;/&quot;&amp;[.M115])" office:value-type="string" office:string-value="PH1/OSC_OUT" calcext:value-type="string">
            <text:p>PH1/OSC_OUT</text:p>
          </table:table-cell>
          <table:table-cell table:formula="of:=[.AM115]&amp;IF(ISBLANK([.N115]);&quot;&quot;;&quot;/&quot;&amp;[.N115])" office:value-type="string" office:string-value="PH1/OSC_OUT" calcext:value-type="string">
            <text:p>PH1/OSC_OUT</text:p>
          </table:table-cell>
          <table:table-cell table:formula="of:=[.AN115]&amp;IF(ISBLANK([.O115]);&quot;&quot;;&quot;/&quot;&amp;[.O115])" office:value-type="string" office:string-value="PH1/OSC_OUT" calcext:value-type="string">
            <text:p>PH1/OSC_OUT</text:p>
          </table:table-cell>
          <table:table-cell table:formula="of:=[.AO115]&amp;IF(ISBLANK([.P115]);&quot;&quot;;&quot;/&quot;&amp;[.P115])" office:value-type="string" office:string-value="PH1/OSC_OUT" calcext:value-type="string">
            <text:p>PH1/OSC_OUT</text:p>
          </table:table-cell>
          <table:table-cell table:formula="of:=[.AP115]&amp;IF(ISBLANK([.Q115]);&quot;&quot;;&quot;/&quot;&amp;[.Q115])" office:value-type="string" office:string-value="PH1/OSC_OUT" calcext:value-type="string">
            <text:p>PH1/OSC_OUT</text:p>
          </table:table-cell>
          <table:table-cell table:formula="of:=[.AQ115]&amp;IF(ISBLANK([.R115]);&quot;&quot;;&quot;/&quot;&amp;[.R115])" office:value-type="string" office:string-value="PH1/OSC_OUT" calcext:value-type="string">
            <text:p>PH1/OSC_OUT</text:p>
          </table:table-cell>
          <table:table-cell table:formula="of:=[.AR115]&amp;IF(ISBLANK([.S115]);&quot;&quot;;&quot;/&quot;&amp;[.S115])" office:value-type="string" office:string-value="PH1/OSC_OUT" calcext:value-type="string">
            <text:p>PH1/OSC_OUT</text:p>
          </table:table-cell>
        </table:table-row>
        <table:table-row table:style-name="ro1">
          <table:table-cell table:number-columns-repeated="27"/>
          <table:table-cell table:formula="of:=[.B116]" office:value-type="float" office:value="0" calcext:value-type="float">
            <text:p>0</text:p>
          </table:table-cell>
          <table:table-cell table:formula="of:=[.AB116]&amp;IF(ISBLANK([.C116]);&quot;&quot;;&quot;/&quot;&amp;[.C116])" office:value-type="string" office:string-value="0" calcext:value-type="string">
            <text:p>0</text:p>
          </table:table-cell>
          <table:table-cell table:formula="of:=[.AC116]&amp;IF(ISBLANK([.D116]);&quot;&quot;;&quot;/&quot;&amp;[.D116])" office:value-type="string" office:string-value="0" calcext:value-type="string">
            <text:p>0</text:p>
          </table:table-cell>
          <table:table-cell table:formula="of:=[.AD116]&amp;IF(ISBLANK([.E116]);&quot;&quot;;&quot;/&quot;&amp;[.E116])" office:value-type="string" office:string-value="0" calcext:value-type="string">
            <text:p>0</text:p>
          </table:table-cell>
          <table:table-cell table:formula="of:=[.AE116]&amp;IF(ISBLANK([.F116]);&quot;&quot;;&quot;/&quot;&amp;[.F116])" office:value-type="string" office:string-value="0" calcext:value-type="string">
            <text:p>0</text:p>
          </table:table-cell>
          <table:table-cell table:formula="of:=[.AF116]&amp;IF(ISBLANK([.G116]);&quot;&quot;;&quot;/&quot;&amp;[.G116])" office:value-type="string" office:string-value="0" calcext:value-type="string">
            <text:p>0</text:p>
          </table:table-cell>
          <table:table-cell table:formula="of:=[.AG116]&amp;IF(ISBLANK([.H116]);&quot;&quot;;&quot;/&quot;&amp;[.H116])" office:value-type="string" office:string-value="0" calcext:value-type="string">
            <text:p>0</text:p>
          </table:table-cell>
          <table:table-cell table:formula="of:=[.AH116]&amp;IF(ISBLANK([.I116]);&quot;&quot;;&quot;/&quot;&amp;[.I116])" office:value-type="string" office:string-value="0" calcext:value-type="string">
            <text:p>0</text:p>
          </table:table-cell>
          <table:table-cell table:formula="of:=[.AI116]&amp;IF(ISBLANK([.J116]);&quot;&quot;;&quot;/&quot;&amp;[.J116])" office:value-type="string" office:string-value="0" calcext:value-type="string">
            <text:p>0</text:p>
          </table:table-cell>
          <table:table-cell table:formula="of:=[.AJ116]&amp;IF(ISBLANK([.K116]);&quot;&quot;;&quot;/&quot;&amp;[.K116])" office:value-type="string" office:string-value="0" calcext:value-type="string">
            <text:p>0</text:p>
          </table:table-cell>
          <table:table-cell table:formula="of:=[.AK116]&amp;IF(ISBLANK([.L116]);&quot;&quot;;&quot;/&quot;&amp;[.L116])" office:value-type="string" office:string-value="0" calcext:value-type="string">
            <text:p>0</text:p>
          </table:table-cell>
          <table:table-cell table:formula="of:=[.AL116]&amp;IF(ISBLANK([.M116]);&quot;&quot;;&quot;/&quot;&amp;[.M116])" office:value-type="string" office:string-value="0" calcext:value-type="string">
            <text:p>0</text:p>
          </table:table-cell>
          <table:table-cell table:formula="of:=[.AM116]&amp;IF(ISBLANK([.N116]);&quot;&quot;;&quot;/&quot;&amp;[.N116])" office:value-type="string" office:string-value="0" calcext:value-type="string">
            <text:p>0</text:p>
          </table:table-cell>
          <table:table-cell table:formula="of:=[.AN116]&amp;IF(ISBLANK([.O116]);&quot;&quot;;&quot;/&quot;&amp;[.O116])" office:value-type="string" office:string-value="0" calcext:value-type="string">
            <text:p>0</text:p>
          </table:table-cell>
          <table:table-cell table:formula="of:=[.AO116]&amp;IF(ISBLANK([.P116]);&quot;&quot;;&quot;/&quot;&amp;[.P116])" office:value-type="string" office:string-value="0" calcext:value-type="string">
            <text:p>0</text:p>
          </table:table-cell>
          <table:table-cell table:formula="of:=[.AP116]&amp;IF(ISBLANK([.Q116]);&quot;&quot;;&quot;/&quot;&amp;[.Q116])" office:value-type="string" office:string-value="0" calcext:value-type="string">
            <text:p>0</text:p>
          </table:table-cell>
          <table:table-cell table:formula="of:=[.AQ116]&amp;IF(ISBLANK([.R116]);&quot;&quot;;&quot;/&quot;&amp;[.R116])" office:value-type="string" office:string-value="0" calcext:value-type="string">
            <text:p>0</text:p>
          </table:table-cell>
          <table:table-cell table:formula="of:=[.AR116]&amp;IF(ISBLANK([.S116]);&quot;&quot;;&quot;/&quot;&amp;[.S11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17]" office:value-type="float" office:value="0" calcext:value-type="float">
            <text:p>0</text:p>
          </table:table-cell>
          <table:table-cell table:formula="of:=[.AB117]&amp;IF(ISBLANK([.C117]);&quot;&quot;;&quot;/&quot;&amp;[.C117])" office:value-type="string" office:string-value="0" calcext:value-type="string">
            <text:p>0</text:p>
          </table:table-cell>
          <table:table-cell table:formula="of:=[.AC117]&amp;IF(ISBLANK([.D117]);&quot;&quot;;&quot;/&quot;&amp;[.D117])" office:value-type="string" office:string-value="0" calcext:value-type="string">
            <text:p>0</text:p>
          </table:table-cell>
          <table:table-cell table:formula="of:=[.AD117]&amp;IF(ISBLANK([.E117]);&quot;&quot;;&quot;/&quot;&amp;[.E117])" office:value-type="string" office:string-value="0" calcext:value-type="string">
            <text:p>0</text:p>
          </table:table-cell>
          <table:table-cell table:formula="of:=[.AE117]&amp;IF(ISBLANK([.F117]);&quot;&quot;;&quot;/&quot;&amp;[.F117])" office:value-type="string" office:string-value="0" calcext:value-type="string">
            <text:p>0</text:p>
          </table:table-cell>
          <table:table-cell table:formula="of:=[.AF117]&amp;IF(ISBLANK([.G117]);&quot;&quot;;&quot;/&quot;&amp;[.G117])" office:value-type="string" office:string-value="0" calcext:value-type="string">
            <text:p>0</text:p>
          </table:table-cell>
          <table:table-cell table:formula="of:=[.AG117]&amp;IF(ISBLANK([.H117]);&quot;&quot;;&quot;/&quot;&amp;[.H117])" office:value-type="string" office:string-value="0" calcext:value-type="string">
            <text:p>0</text:p>
          </table:table-cell>
          <table:table-cell table:formula="of:=[.AH117]&amp;IF(ISBLANK([.I117]);&quot;&quot;;&quot;/&quot;&amp;[.I117])" office:value-type="string" office:string-value="0" calcext:value-type="string">
            <text:p>0</text:p>
          </table:table-cell>
          <table:table-cell table:formula="of:=[.AI117]&amp;IF(ISBLANK([.J117]);&quot;&quot;;&quot;/&quot;&amp;[.J117])" office:value-type="string" office:string-value="0" calcext:value-type="string">
            <text:p>0</text:p>
          </table:table-cell>
          <table:table-cell table:formula="of:=[.AJ117]&amp;IF(ISBLANK([.K117]);&quot;&quot;;&quot;/&quot;&amp;[.K117])" office:value-type="string" office:string-value="0" calcext:value-type="string">
            <text:p>0</text:p>
          </table:table-cell>
          <table:table-cell table:formula="of:=[.AK117]&amp;IF(ISBLANK([.L117]);&quot;&quot;;&quot;/&quot;&amp;[.L117])" office:value-type="string" office:string-value="0" calcext:value-type="string">
            <text:p>0</text:p>
          </table:table-cell>
          <table:table-cell table:formula="of:=[.AL117]&amp;IF(ISBLANK([.M117]);&quot;&quot;;&quot;/&quot;&amp;[.M117])" office:value-type="string" office:string-value="0" calcext:value-type="string">
            <text:p>0</text:p>
          </table:table-cell>
          <table:table-cell table:formula="of:=[.AM117]&amp;IF(ISBLANK([.N117]);&quot;&quot;;&quot;/&quot;&amp;[.N117])" office:value-type="string" office:string-value="0" calcext:value-type="string">
            <text:p>0</text:p>
          </table:table-cell>
          <table:table-cell table:formula="of:=[.AN117]&amp;IF(ISBLANK([.O117]);&quot;&quot;;&quot;/&quot;&amp;[.O117])" office:value-type="string" office:string-value="0" calcext:value-type="string">
            <text:p>0</text:p>
          </table:table-cell>
          <table:table-cell table:formula="of:=[.AO117]&amp;IF(ISBLANK([.P117]);&quot;&quot;;&quot;/&quot;&amp;[.P117])" office:value-type="string" office:string-value="0" calcext:value-type="string">
            <text:p>0</text:p>
          </table:table-cell>
          <table:table-cell table:formula="of:=[.AP117]&amp;IF(ISBLANK([.Q117]);&quot;&quot;;&quot;/&quot;&amp;[.Q117])" office:value-type="string" office:string-value="0" calcext:value-type="string">
            <text:p>0</text:p>
          </table:table-cell>
          <table:table-cell table:formula="of:=[.AQ117]&amp;IF(ISBLANK([.R117]);&quot;&quot;;&quot;/&quot;&amp;[.R117])" office:value-type="string" office:string-value="0" calcext:value-type="string">
            <text:p>0</text:p>
          </table:table-cell>
          <table:table-cell table:formula="of:=[.AR117]&amp;IF(ISBLANK([.S117]);&quot;&quot;;&quot;/&quot;&amp;[.S11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18]" office:value-type="float" office:value="0" calcext:value-type="float">
            <text:p>0</text:p>
          </table:table-cell>
          <table:table-cell table:formula="of:=[.AB118]&amp;IF(ISBLANK([.C118]);&quot;&quot;;&quot;/&quot;&amp;[.C118])" office:value-type="string" office:string-value="0" calcext:value-type="string">
            <text:p>0</text:p>
          </table:table-cell>
          <table:table-cell table:formula="of:=[.AC118]&amp;IF(ISBLANK([.D118]);&quot;&quot;;&quot;/&quot;&amp;[.D118])" office:value-type="string" office:string-value="0" calcext:value-type="string">
            <text:p>0</text:p>
          </table:table-cell>
          <table:table-cell table:formula="of:=[.AD118]&amp;IF(ISBLANK([.E118]);&quot;&quot;;&quot;/&quot;&amp;[.E118])" office:value-type="string" office:string-value="0" calcext:value-type="string">
            <text:p>0</text:p>
          </table:table-cell>
          <table:table-cell table:formula="of:=[.AE118]&amp;IF(ISBLANK([.F118]);&quot;&quot;;&quot;/&quot;&amp;[.F118])" office:value-type="string" office:string-value="0" calcext:value-type="string">
            <text:p>0</text:p>
          </table:table-cell>
          <table:table-cell table:formula="of:=[.AF118]&amp;IF(ISBLANK([.G118]);&quot;&quot;;&quot;/&quot;&amp;[.G118])" office:value-type="string" office:string-value="0" calcext:value-type="string">
            <text:p>0</text:p>
          </table:table-cell>
          <table:table-cell table:formula="of:=[.AG118]&amp;IF(ISBLANK([.H118]);&quot;&quot;;&quot;/&quot;&amp;[.H118])" office:value-type="string" office:string-value="0" calcext:value-type="string">
            <text:p>0</text:p>
          </table:table-cell>
          <table:table-cell table:formula="of:=[.AH118]&amp;IF(ISBLANK([.I118]);&quot;&quot;;&quot;/&quot;&amp;[.I118])" office:value-type="string" office:string-value="0" calcext:value-type="string">
            <text:p>0</text:p>
          </table:table-cell>
          <table:table-cell table:formula="of:=[.AI118]&amp;IF(ISBLANK([.J118]);&quot;&quot;;&quot;/&quot;&amp;[.J118])" office:value-type="string" office:string-value="0" calcext:value-type="string">
            <text:p>0</text:p>
          </table:table-cell>
          <table:table-cell table:formula="of:=[.AJ118]&amp;IF(ISBLANK([.K118]);&quot;&quot;;&quot;/&quot;&amp;[.K118])" office:value-type="string" office:string-value="0" calcext:value-type="string">
            <text:p>0</text:p>
          </table:table-cell>
          <table:table-cell table:formula="of:=[.AK118]&amp;IF(ISBLANK([.L118]);&quot;&quot;;&quot;/&quot;&amp;[.L118])" office:value-type="string" office:string-value="0" calcext:value-type="string">
            <text:p>0</text:p>
          </table:table-cell>
          <table:table-cell table:formula="of:=[.AL118]&amp;IF(ISBLANK([.M118]);&quot;&quot;;&quot;/&quot;&amp;[.M118])" office:value-type="string" office:string-value="0" calcext:value-type="string">
            <text:p>0</text:p>
          </table:table-cell>
          <table:table-cell table:formula="of:=[.AM118]&amp;IF(ISBLANK([.N118]);&quot;&quot;;&quot;/&quot;&amp;[.N118])" office:value-type="string" office:string-value="0" calcext:value-type="string">
            <text:p>0</text:p>
          </table:table-cell>
          <table:table-cell table:formula="of:=[.AN118]&amp;IF(ISBLANK([.O118]);&quot;&quot;;&quot;/&quot;&amp;[.O118])" office:value-type="string" office:string-value="0" calcext:value-type="string">
            <text:p>0</text:p>
          </table:table-cell>
          <table:table-cell table:formula="of:=[.AO118]&amp;IF(ISBLANK([.P118]);&quot;&quot;;&quot;/&quot;&amp;[.P118])" office:value-type="string" office:string-value="0" calcext:value-type="string">
            <text:p>0</text:p>
          </table:table-cell>
          <table:table-cell table:formula="of:=[.AP118]&amp;IF(ISBLANK([.Q118]);&quot;&quot;;&quot;/&quot;&amp;[.Q118])" office:value-type="string" office:string-value="0" calcext:value-type="string">
            <text:p>0</text:p>
          </table:table-cell>
          <table:table-cell table:formula="of:=[.AQ118]&amp;IF(ISBLANK([.R118]);&quot;&quot;;&quot;/&quot;&amp;[.R118])" office:value-type="string" office:string-value="0" calcext:value-type="string">
            <text:p>0</text:p>
          </table:table-cell>
          <table:table-cell table:formula="of:=[.AR118]&amp;IF(ISBLANK([.S118]);&quot;&quot;;&quot;/&quot;&amp;[.S11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19]" office:value-type="float" office:value="0" calcext:value-type="float">
            <text:p>0</text:p>
          </table:table-cell>
          <table:table-cell table:formula="of:=[.AB119]&amp;IF(ISBLANK([.C119]);&quot;&quot;;&quot;/&quot;&amp;[.C119])" office:value-type="string" office:string-value="0" calcext:value-type="string">
            <text:p>0</text:p>
          </table:table-cell>
          <table:table-cell table:formula="of:=[.AC119]&amp;IF(ISBLANK([.D119]);&quot;&quot;;&quot;/&quot;&amp;[.D119])" office:value-type="string" office:string-value="0" calcext:value-type="string">
            <text:p>0</text:p>
          </table:table-cell>
          <table:table-cell table:formula="of:=[.AD119]&amp;IF(ISBLANK([.E119]);&quot;&quot;;&quot;/&quot;&amp;[.E119])" office:value-type="string" office:string-value="0" calcext:value-type="string">
            <text:p>0</text:p>
          </table:table-cell>
          <table:table-cell table:formula="of:=[.AE119]&amp;IF(ISBLANK([.F119]);&quot;&quot;;&quot;/&quot;&amp;[.F119])" office:value-type="string" office:string-value="0" calcext:value-type="string">
            <text:p>0</text:p>
          </table:table-cell>
          <table:table-cell table:formula="of:=[.AF119]&amp;IF(ISBLANK([.G119]);&quot;&quot;;&quot;/&quot;&amp;[.G119])" office:value-type="string" office:string-value="0" calcext:value-type="string">
            <text:p>0</text:p>
          </table:table-cell>
          <table:table-cell table:formula="of:=[.AG119]&amp;IF(ISBLANK([.H119]);&quot;&quot;;&quot;/&quot;&amp;[.H119])" office:value-type="string" office:string-value="0" calcext:value-type="string">
            <text:p>0</text:p>
          </table:table-cell>
          <table:table-cell table:formula="of:=[.AH119]&amp;IF(ISBLANK([.I119]);&quot;&quot;;&quot;/&quot;&amp;[.I119])" office:value-type="string" office:string-value="0" calcext:value-type="string">
            <text:p>0</text:p>
          </table:table-cell>
          <table:table-cell table:formula="of:=[.AI119]&amp;IF(ISBLANK([.J119]);&quot;&quot;;&quot;/&quot;&amp;[.J119])" office:value-type="string" office:string-value="0" calcext:value-type="string">
            <text:p>0</text:p>
          </table:table-cell>
          <table:table-cell table:formula="of:=[.AJ119]&amp;IF(ISBLANK([.K119]);&quot;&quot;;&quot;/&quot;&amp;[.K119])" office:value-type="string" office:string-value="0" calcext:value-type="string">
            <text:p>0</text:p>
          </table:table-cell>
          <table:table-cell table:formula="of:=[.AK119]&amp;IF(ISBLANK([.L119]);&quot;&quot;;&quot;/&quot;&amp;[.L119])" office:value-type="string" office:string-value="0" calcext:value-type="string">
            <text:p>0</text:p>
          </table:table-cell>
          <table:table-cell table:formula="of:=[.AL119]&amp;IF(ISBLANK([.M119]);&quot;&quot;;&quot;/&quot;&amp;[.M119])" office:value-type="string" office:string-value="0" calcext:value-type="string">
            <text:p>0</text:p>
          </table:table-cell>
          <table:table-cell table:formula="of:=[.AM119]&amp;IF(ISBLANK([.N119]);&quot;&quot;;&quot;/&quot;&amp;[.N119])" office:value-type="string" office:string-value="0" calcext:value-type="string">
            <text:p>0</text:p>
          </table:table-cell>
          <table:table-cell table:formula="of:=[.AN119]&amp;IF(ISBLANK([.O119]);&quot;&quot;;&quot;/&quot;&amp;[.O119])" office:value-type="string" office:string-value="0" calcext:value-type="string">
            <text:p>0</text:p>
          </table:table-cell>
          <table:table-cell table:formula="of:=[.AO119]&amp;IF(ISBLANK([.P119]);&quot;&quot;;&quot;/&quot;&amp;[.P119])" office:value-type="string" office:string-value="0" calcext:value-type="string">
            <text:p>0</text:p>
          </table:table-cell>
          <table:table-cell table:formula="of:=[.AP119]&amp;IF(ISBLANK([.Q119]);&quot;&quot;;&quot;/&quot;&amp;[.Q119])" office:value-type="string" office:string-value="0" calcext:value-type="string">
            <text:p>0</text:p>
          </table:table-cell>
          <table:table-cell table:formula="of:=[.AQ119]&amp;IF(ISBLANK([.R119]);&quot;&quot;;&quot;/&quot;&amp;[.R119])" office:value-type="string" office:string-value="0" calcext:value-type="string">
            <text:p>0</text:p>
          </table:table-cell>
          <table:table-cell table:formula="of:=[.AR119]&amp;IF(ISBLANK([.S119]);&quot;&quot;;&quot;/&quot;&amp;[.S11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0]" office:value-type="float" office:value="0" calcext:value-type="float">
            <text:p>0</text:p>
          </table:table-cell>
          <table:table-cell table:formula="of:=[.AB120]&amp;IF(ISBLANK([.C120]);&quot;&quot;;&quot;/&quot;&amp;[.C120])" office:value-type="string" office:string-value="0" calcext:value-type="string">
            <text:p>0</text:p>
          </table:table-cell>
          <table:table-cell table:formula="of:=[.AC120]&amp;IF(ISBLANK([.D120]);&quot;&quot;;&quot;/&quot;&amp;[.D120])" office:value-type="string" office:string-value="0" calcext:value-type="string">
            <text:p>0</text:p>
          </table:table-cell>
          <table:table-cell table:formula="of:=[.AD120]&amp;IF(ISBLANK([.E120]);&quot;&quot;;&quot;/&quot;&amp;[.E120])" office:value-type="string" office:string-value="0" calcext:value-type="string">
            <text:p>0</text:p>
          </table:table-cell>
          <table:table-cell table:formula="of:=[.AE120]&amp;IF(ISBLANK([.F120]);&quot;&quot;;&quot;/&quot;&amp;[.F120])" office:value-type="string" office:string-value="0" calcext:value-type="string">
            <text:p>0</text:p>
          </table:table-cell>
          <table:table-cell table:formula="of:=[.AF120]&amp;IF(ISBLANK([.G120]);&quot;&quot;;&quot;/&quot;&amp;[.G120])" office:value-type="string" office:string-value="0" calcext:value-type="string">
            <text:p>0</text:p>
          </table:table-cell>
          <table:table-cell table:formula="of:=[.AG120]&amp;IF(ISBLANK([.H120]);&quot;&quot;;&quot;/&quot;&amp;[.H120])" office:value-type="string" office:string-value="0" calcext:value-type="string">
            <text:p>0</text:p>
          </table:table-cell>
          <table:table-cell table:formula="of:=[.AH120]&amp;IF(ISBLANK([.I120]);&quot;&quot;;&quot;/&quot;&amp;[.I120])" office:value-type="string" office:string-value="0" calcext:value-type="string">
            <text:p>0</text:p>
          </table:table-cell>
          <table:table-cell table:formula="of:=[.AI120]&amp;IF(ISBLANK([.J120]);&quot;&quot;;&quot;/&quot;&amp;[.J120])" office:value-type="string" office:string-value="0" calcext:value-type="string">
            <text:p>0</text:p>
          </table:table-cell>
          <table:table-cell table:formula="of:=[.AJ120]&amp;IF(ISBLANK([.K120]);&quot;&quot;;&quot;/&quot;&amp;[.K120])" office:value-type="string" office:string-value="0" calcext:value-type="string">
            <text:p>0</text:p>
          </table:table-cell>
          <table:table-cell table:formula="of:=[.AK120]&amp;IF(ISBLANK([.L120]);&quot;&quot;;&quot;/&quot;&amp;[.L120])" office:value-type="string" office:string-value="0" calcext:value-type="string">
            <text:p>0</text:p>
          </table:table-cell>
          <table:table-cell table:formula="of:=[.AL120]&amp;IF(ISBLANK([.M120]);&quot;&quot;;&quot;/&quot;&amp;[.M120])" office:value-type="string" office:string-value="0" calcext:value-type="string">
            <text:p>0</text:p>
          </table:table-cell>
          <table:table-cell table:formula="of:=[.AM120]&amp;IF(ISBLANK([.N120]);&quot;&quot;;&quot;/&quot;&amp;[.N120])" office:value-type="string" office:string-value="0" calcext:value-type="string">
            <text:p>0</text:p>
          </table:table-cell>
          <table:table-cell table:formula="of:=[.AN120]&amp;IF(ISBLANK([.O120]);&quot;&quot;;&quot;/&quot;&amp;[.O120])" office:value-type="string" office:string-value="0" calcext:value-type="string">
            <text:p>0</text:p>
          </table:table-cell>
          <table:table-cell table:formula="of:=[.AO120]&amp;IF(ISBLANK([.P120]);&quot;&quot;;&quot;/&quot;&amp;[.P120])" office:value-type="string" office:string-value="0" calcext:value-type="string">
            <text:p>0</text:p>
          </table:table-cell>
          <table:table-cell table:formula="of:=[.AP120]&amp;IF(ISBLANK([.Q120]);&quot;&quot;;&quot;/&quot;&amp;[.Q120])" office:value-type="string" office:string-value="0" calcext:value-type="string">
            <text:p>0</text:p>
          </table:table-cell>
          <table:table-cell table:formula="of:=[.AQ120]&amp;IF(ISBLANK([.R120]);&quot;&quot;;&quot;/&quot;&amp;[.R120])" office:value-type="string" office:string-value="0" calcext:value-type="string">
            <text:p>0</text:p>
          </table:table-cell>
          <table:table-cell table:formula="of:=[.AR120]&amp;IF(ISBLANK([.S120]);&quot;&quot;;&quot;/&quot;&amp;[.S1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1]" office:value-type="float" office:value="0" calcext:value-type="float">
            <text:p>0</text:p>
          </table:table-cell>
          <table:table-cell table:formula="of:=[.AB121]&amp;IF(ISBLANK([.C121]);&quot;&quot;;&quot;/&quot;&amp;[.C121])" office:value-type="string" office:string-value="0" calcext:value-type="string">
            <text:p>0</text:p>
          </table:table-cell>
          <table:table-cell table:formula="of:=[.AC121]&amp;IF(ISBLANK([.D121]);&quot;&quot;;&quot;/&quot;&amp;[.D121])" office:value-type="string" office:string-value="0" calcext:value-type="string">
            <text:p>0</text:p>
          </table:table-cell>
          <table:table-cell table:formula="of:=[.AD121]&amp;IF(ISBLANK([.E121]);&quot;&quot;;&quot;/&quot;&amp;[.E121])" office:value-type="string" office:string-value="0" calcext:value-type="string">
            <text:p>0</text:p>
          </table:table-cell>
          <table:table-cell table:formula="of:=[.AE121]&amp;IF(ISBLANK([.F121]);&quot;&quot;;&quot;/&quot;&amp;[.F121])" office:value-type="string" office:string-value="0" calcext:value-type="string">
            <text:p>0</text:p>
          </table:table-cell>
          <table:table-cell table:formula="of:=[.AF121]&amp;IF(ISBLANK([.G121]);&quot;&quot;;&quot;/&quot;&amp;[.G121])" office:value-type="string" office:string-value="0" calcext:value-type="string">
            <text:p>0</text:p>
          </table:table-cell>
          <table:table-cell table:formula="of:=[.AG121]&amp;IF(ISBLANK([.H121]);&quot;&quot;;&quot;/&quot;&amp;[.H121])" office:value-type="string" office:string-value="0" calcext:value-type="string">
            <text:p>0</text:p>
          </table:table-cell>
          <table:table-cell table:formula="of:=[.AH121]&amp;IF(ISBLANK([.I121]);&quot;&quot;;&quot;/&quot;&amp;[.I121])" office:value-type="string" office:string-value="0" calcext:value-type="string">
            <text:p>0</text:p>
          </table:table-cell>
          <table:table-cell table:formula="of:=[.AI121]&amp;IF(ISBLANK([.J121]);&quot;&quot;;&quot;/&quot;&amp;[.J121])" office:value-type="string" office:string-value="0" calcext:value-type="string">
            <text:p>0</text:p>
          </table:table-cell>
          <table:table-cell table:formula="of:=[.AJ121]&amp;IF(ISBLANK([.K121]);&quot;&quot;;&quot;/&quot;&amp;[.K121])" office:value-type="string" office:string-value="0" calcext:value-type="string">
            <text:p>0</text:p>
          </table:table-cell>
          <table:table-cell table:formula="of:=[.AK121]&amp;IF(ISBLANK([.L121]);&quot;&quot;;&quot;/&quot;&amp;[.L121])" office:value-type="string" office:string-value="0" calcext:value-type="string">
            <text:p>0</text:p>
          </table:table-cell>
          <table:table-cell table:formula="of:=[.AL121]&amp;IF(ISBLANK([.M121]);&quot;&quot;;&quot;/&quot;&amp;[.M121])" office:value-type="string" office:string-value="0" calcext:value-type="string">
            <text:p>0</text:p>
          </table:table-cell>
          <table:table-cell table:formula="of:=[.AM121]&amp;IF(ISBLANK([.N121]);&quot;&quot;;&quot;/&quot;&amp;[.N121])" office:value-type="string" office:string-value="0" calcext:value-type="string">
            <text:p>0</text:p>
          </table:table-cell>
          <table:table-cell table:formula="of:=[.AN121]&amp;IF(ISBLANK([.O121]);&quot;&quot;;&quot;/&quot;&amp;[.O121])" office:value-type="string" office:string-value="0" calcext:value-type="string">
            <text:p>0</text:p>
          </table:table-cell>
          <table:table-cell table:formula="of:=[.AO121]&amp;IF(ISBLANK([.P121]);&quot;&quot;;&quot;/&quot;&amp;[.P121])" office:value-type="string" office:string-value="0" calcext:value-type="string">
            <text:p>0</text:p>
          </table:table-cell>
          <table:table-cell table:formula="of:=[.AP121]&amp;IF(ISBLANK([.Q121]);&quot;&quot;;&quot;/&quot;&amp;[.Q121])" office:value-type="string" office:string-value="0" calcext:value-type="string">
            <text:p>0</text:p>
          </table:table-cell>
          <table:table-cell table:formula="of:=[.AQ121]&amp;IF(ISBLANK([.R121]);&quot;&quot;;&quot;/&quot;&amp;[.R121])" office:value-type="string" office:string-value="0" calcext:value-type="string">
            <text:p>0</text:p>
          </table:table-cell>
          <table:table-cell table:formula="of:=[.AR121]&amp;IF(ISBLANK([.S121]);&quot;&quot;;&quot;/&quot;&amp;[.S1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2]" office:value-type="float" office:value="0" calcext:value-type="float">
            <text:p>0</text:p>
          </table:table-cell>
          <table:table-cell table:formula="of:=[.AB122]&amp;IF(ISBLANK([.C122]);&quot;&quot;;&quot;/&quot;&amp;[.C122])" office:value-type="string" office:string-value="0" calcext:value-type="string">
            <text:p>0</text:p>
          </table:table-cell>
          <table:table-cell table:formula="of:=[.AC122]&amp;IF(ISBLANK([.D122]);&quot;&quot;;&quot;/&quot;&amp;[.D122])" office:value-type="string" office:string-value="0" calcext:value-type="string">
            <text:p>0</text:p>
          </table:table-cell>
          <table:table-cell table:formula="of:=[.AD122]&amp;IF(ISBLANK([.E122]);&quot;&quot;;&quot;/&quot;&amp;[.E122])" office:value-type="string" office:string-value="0" calcext:value-type="string">
            <text:p>0</text:p>
          </table:table-cell>
          <table:table-cell table:formula="of:=[.AE122]&amp;IF(ISBLANK([.F122]);&quot;&quot;;&quot;/&quot;&amp;[.F122])" office:value-type="string" office:string-value="0" calcext:value-type="string">
            <text:p>0</text:p>
          </table:table-cell>
          <table:table-cell table:formula="of:=[.AF122]&amp;IF(ISBLANK([.G122]);&quot;&quot;;&quot;/&quot;&amp;[.G122])" office:value-type="string" office:string-value="0" calcext:value-type="string">
            <text:p>0</text:p>
          </table:table-cell>
          <table:table-cell table:formula="of:=[.AG122]&amp;IF(ISBLANK([.H122]);&quot;&quot;;&quot;/&quot;&amp;[.H122])" office:value-type="string" office:string-value="0" calcext:value-type="string">
            <text:p>0</text:p>
          </table:table-cell>
          <table:table-cell table:formula="of:=[.AH122]&amp;IF(ISBLANK([.I122]);&quot;&quot;;&quot;/&quot;&amp;[.I122])" office:value-type="string" office:string-value="0" calcext:value-type="string">
            <text:p>0</text:p>
          </table:table-cell>
          <table:table-cell table:formula="of:=[.AI122]&amp;IF(ISBLANK([.J122]);&quot;&quot;;&quot;/&quot;&amp;[.J122])" office:value-type="string" office:string-value="0" calcext:value-type="string">
            <text:p>0</text:p>
          </table:table-cell>
          <table:table-cell table:formula="of:=[.AJ122]&amp;IF(ISBLANK([.K122]);&quot;&quot;;&quot;/&quot;&amp;[.K122])" office:value-type="string" office:string-value="0" calcext:value-type="string">
            <text:p>0</text:p>
          </table:table-cell>
          <table:table-cell table:formula="of:=[.AK122]&amp;IF(ISBLANK([.L122]);&quot;&quot;;&quot;/&quot;&amp;[.L122])" office:value-type="string" office:string-value="0" calcext:value-type="string">
            <text:p>0</text:p>
          </table:table-cell>
          <table:table-cell table:formula="of:=[.AL122]&amp;IF(ISBLANK([.M122]);&quot;&quot;;&quot;/&quot;&amp;[.M122])" office:value-type="string" office:string-value="0" calcext:value-type="string">
            <text:p>0</text:p>
          </table:table-cell>
          <table:table-cell table:formula="of:=[.AM122]&amp;IF(ISBLANK([.N122]);&quot;&quot;;&quot;/&quot;&amp;[.N122])" office:value-type="string" office:string-value="0" calcext:value-type="string">
            <text:p>0</text:p>
          </table:table-cell>
          <table:table-cell table:formula="of:=[.AN122]&amp;IF(ISBLANK([.O122]);&quot;&quot;;&quot;/&quot;&amp;[.O122])" office:value-type="string" office:string-value="0" calcext:value-type="string">
            <text:p>0</text:p>
          </table:table-cell>
          <table:table-cell table:formula="of:=[.AO122]&amp;IF(ISBLANK([.P122]);&quot;&quot;;&quot;/&quot;&amp;[.P122])" office:value-type="string" office:string-value="0" calcext:value-type="string">
            <text:p>0</text:p>
          </table:table-cell>
          <table:table-cell table:formula="of:=[.AP122]&amp;IF(ISBLANK([.Q122]);&quot;&quot;;&quot;/&quot;&amp;[.Q122])" office:value-type="string" office:string-value="0" calcext:value-type="string">
            <text:p>0</text:p>
          </table:table-cell>
          <table:table-cell table:formula="of:=[.AQ122]&amp;IF(ISBLANK([.R122]);&quot;&quot;;&quot;/&quot;&amp;[.R122])" office:value-type="string" office:string-value="0" calcext:value-type="string">
            <text:p>0</text:p>
          </table:table-cell>
          <table:table-cell table:formula="of:=[.AR122]&amp;IF(ISBLANK([.S122]);&quot;&quot;;&quot;/&quot;&amp;[.S1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3]" office:value-type="float" office:value="0" calcext:value-type="float">
            <text:p>0</text:p>
          </table:table-cell>
          <table:table-cell table:formula="of:=[.AB123]&amp;IF(ISBLANK([.C123]);&quot;&quot;;&quot;/&quot;&amp;[.C123])" office:value-type="string" office:string-value="0" calcext:value-type="string">
            <text:p>0</text:p>
          </table:table-cell>
          <table:table-cell table:formula="of:=[.AC123]&amp;IF(ISBLANK([.D123]);&quot;&quot;;&quot;/&quot;&amp;[.D123])" office:value-type="string" office:string-value="0" calcext:value-type="string">
            <text:p>0</text:p>
          </table:table-cell>
          <table:table-cell table:formula="of:=[.AD123]&amp;IF(ISBLANK([.E123]);&quot;&quot;;&quot;/&quot;&amp;[.E123])" office:value-type="string" office:string-value="0" calcext:value-type="string">
            <text:p>0</text:p>
          </table:table-cell>
          <table:table-cell table:formula="of:=[.AE123]&amp;IF(ISBLANK([.F123]);&quot;&quot;;&quot;/&quot;&amp;[.F123])" office:value-type="string" office:string-value="0" calcext:value-type="string">
            <text:p>0</text:p>
          </table:table-cell>
          <table:table-cell table:formula="of:=[.AF123]&amp;IF(ISBLANK([.G123]);&quot;&quot;;&quot;/&quot;&amp;[.G123])" office:value-type="string" office:string-value="0" calcext:value-type="string">
            <text:p>0</text:p>
          </table:table-cell>
          <table:table-cell table:formula="of:=[.AG123]&amp;IF(ISBLANK([.H123]);&quot;&quot;;&quot;/&quot;&amp;[.H123])" office:value-type="string" office:string-value="0" calcext:value-type="string">
            <text:p>0</text:p>
          </table:table-cell>
          <table:table-cell table:formula="of:=[.AH123]&amp;IF(ISBLANK([.I123]);&quot;&quot;;&quot;/&quot;&amp;[.I123])" office:value-type="string" office:string-value="0" calcext:value-type="string">
            <text:p>0</text:p>
          </table:table-cell>
          <table:table-cell table:formula="of:=[.AI123]&amp;IF(ISBLANK([.J123]);&quot;&quot;;&quot;/&quot;&amp;[.J123])" office:value-type="string" office:string-value="0" calcext:value-type="string">
            <text:p>0</text:p>
          </table:table-cell>
          <table:table-cell table:formula="of:=[.AJ123]&amp;IF(ISBLANK([.K123]);&quot;&quot;;&quot;/&quot;&amp;[.K123])" office:value-type="string" office:string-value="0" calcext:value-type="string">
            <text:p>0</text:p>
          </table:table-cell>
          <table:table-cell table:formula="of:=[.AK123]&amp;IF(ISBLANK([.L123]);&quot;&quot;;&quot;/&quot;&amp;[.L123])" office:value-type="string" office:string-value="0" calcext:value-type="string">
            <text:p>0</text:p>
          </table:table-cell>
          <table:table-cell table:formula="of:=[.AL123]&amp;IF(ISBLANK([.M123]);&quot;&quot;;&quot;/&quot;&amp;[.M123])" office:value-type="string" office:string-value="0" calcext:value-type="string">
            <text:p>0</text:p>
          </table:table-cell>
          <table:table-cell table:formula="of:=[.AM123]&amp;IF(ISBLANK([.N123]);&quot;&quot;;&quot;/&quot;&amp;[.N123])" office:value-type="string" office:string-value="0" calcext:value-type="string">
            <text:p>0</text:p>
          </table:table-cell>
          <table:table-cell table:formula="of:=[.AN123]&amp;IF(ISBLANK([.O123]);&quot;&quot;;&quot;/&quot;&amp;[.O123])" office:value-type="string" office:string-value="0" calcext:value-type="string">
            <text:p>0</text:p>
          </table:table-cell>
          <table:table-cell table:formula="of:=[.AO123]&amp;IF(ISBLANK([.P123]);&quot;&quot;;&quot;/&quot;&amp;[.P123])" office:value-type="string" office:string-value="0" calcext:value-type="string">
            <text:p>0</text:p>
          </table:table-cell>
          <table:table-cell table:formula="of:=[.AP123]&amp;IF(ISBLANK([.Q123]);&quot;&quot;;&quot;/&quot;&amp;[.Q123])" office:value-type="string" office:string-value="0" calcext:value-type="string">
            <text:p>0</text:p>
          </table:table-cell>
          <table:table-cell table:formula="of:=[.AQ123]&amp;IF(ISBLANK([.R123]);&quot;&quot;;&quot;/&quot;&amp;[.R123])" office:value-type="string" office:string-value="0" calcext:value-type="string">
            <text:p>0</text:p>
          </table:table-cell>
          <table:table-cell table:formula="of:=[.AR123]&amp;IF(ISBLANK([.S123]);&quot;&quot;;&quot;/&quot;&amp;[.S1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4]" office:value-type="float" office:value="0" calcext:value-type="float">
            <text:p>0</text:p>
          </table:table-cell>
          <table:table-cell table:formula="of:=[.AB124]&amp;IF(ISBLANK([.C124]);&quot;&quot;;&quot;/&quot;&amp;[.C124])" office:value-type="string" office:string-value="0" calcext:value-type="string">
            <text:p>0</text:p>
          </table:table-cell>
          <table:table-cell table:formula="of:=[.AC124]&amp;IF(ISBLANK([.D124]);&quot;&quot;;&quot;/&quot;&amp;[.D124])" office:value-type="string" office:string-value="0" calcext:value-type="string">
            <text:p>0</text:p>
          </table:table-cell>
          <table:table-cell table:formula="of:=[.AD124]&amp;IF(ISBLANK([.E124]);&quot;&quot;;&quot;/&quot;&amp;[.E124])" office:value-type="string" office:string-value="0" calcext:value-type="string">
            <text:p>0</text:p>
          </table:table-cell>
          <table:table-cell table:formula="of:=[.AE124]&amp;IF(ISBLANK([.F124]);&quot;&quot;;&quot;/&quot;&amp;[.F124])" office:value-type="string" office:string-value="0" calcext:value-type="string">
            <text:p>0</text:p>
          </table:table-cell>
          <table:table-cell table:formula="of:=[.AF124]&amp;IF(ISBLANK([.G124]);&quot;&quot;;&quot;/&quot;&amp;[.G124])" office:value-type="string" office:string-value="0" calcext:value-type="string">
            <text:p>0</text:p>
          </table:table-cell>
          <table:table-cell table:formula="of:=[.AG124]&amp;IF(ISBLANK([.H124]);&quot;&quot;;&quot;/&quot;&amp;[.H124])" office:value-type="string" office:string-value="0" calcext:value-type="string">
            <text:p>0</text:p>
          </table:table-cell>
          <table:table-cell table:formula="of:=[.AH124]&amp;IF(ISBLANK([.I124]);&quot;&quot;;&quot;/&quot;&amp;[.I124])" office:value-type="string" office:string-value="0" calcext:value-type="string">
            <text:p>0</text:p>
          </table:table-cell>
          <table:table-cell table:formula="of:=[.AI124]&amp;IF(ISBLANK([.J124]);&quot;&quot;;&quot;/&quot;&amp;[.J124])" office:value-type="string" office:string-value="0" calcext:value-type="string">
            <text:p>0</text:p>
          </table:table-cell>
          <table:table-cell table:formula="of:=[.AJ124]&amp;IF(ISBLANK([.K124]);&quot;&quot;;&quot;/&quot;&amp;[.K124])" office:value-type="string" office:string-value="0" calcext:value-type="string">
            <text:p>0</text:p>
          </table:table-cell>
          <table:table-cell table:formula="of:=[.AK124]&amp;IF(ISBLANK([.L124]);&quot;&quot;;&quot;/&quot;&amp;[.L124])" office:value-type="string" office:string-value="0" calcext:value-type="string">
            <text:p>0</text:p>
          </table:table-cell>
          <table:table-cell table:formula="of:=[.AL124]&amp;IF(ISBLANK([.M124]);&quot;&quot;;&quot;/&quot;&amp;[.M124])" office:value-type="string" office:string-value="0" calcext:value-type="string">
            <text:p>0</text:p>
          </table:table-cell>
          <table:table-cell table:formula="of:=[.AM124]&amp;IF(ISBLANK([.N124]);&quot;&quot;;&quot;/&quot;&amp;[.N124])" office:value-type="string" office:string-value="0" calcext:value-type="string">
            <text:p>0</text:p>
          </table:table-cell>
          <table:table-cell table:formula="of:=[.AN124]&amp;IF(ISBLANK([.O124]);&quot;&quot;;&quot;/&quot;&amp;[.O124])" office:value-type="string" office:string-value="0" calcext:value-type="string">
            <text:p>0</text:p>
          </table:table-cell>
          <table:table-cell table:formula="of:=[.AO124]&amp;IF(ISBLANK([.P124]);&quot;&quot;;&quot;/&quot;&amp;[.P124])" office:value-type="string" office:string-value="0" calcext:value-type="string">
            <text:p>0</text:p>
          </table:table-cell>
          <table:table-cell table:formula="of:=[.AP124]&amp;IF(ISBLANK([.Q124]);&quot;&quot;;&quot;/&quot;&amp;[.Q124])" office:value-type="string" office:string-value="0" calcext:value-type="string">
            <text:p>0</text:p>
          </table:table-cell>
          <table:table-cell table:formula="of:=[.AQ124]&amp;IF(ISBLANK([.R124]);&quot;&quot;;&quot;/&quot;&amp;[.R124])" office:value-type="string" office:string-value="0" calcext:value-type="string">
            <text:p>0</text:p>
          </table:table-cell>
          <table:table-cell table:formula="of:=[.AR124]&amp;IF(ISBLANK([.S124]);&quot;&quot;;&quot;/&quot;&amp;[.S1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5]" office:value-type="float" office:value="0" calcext:value-type="float">
            <text:p>0</text:p>
          </table:table-cell>
          <table:table-cell table:formula="of:=[.AB125]&amp;IF(ISBLANK([.C125]);&quot;&quot;;&quot;/&quot;&amp;[.C125])" office:value-type="string" office:string-value="0" calcext:value-type="string">
            <text:p>0</text:p>
          </table:table-cell>
          <table:table-cell table:formula="of:=[.AC125]&amp;IF(ISBLANK([.D125]);&quot;&quot;;&quot;/&quot;&amp;[.D125])" office:value-type="string" office:string-value="0" calcext:value-type="string">
            <text:p>0</text:p>
          </table:table-cell>
          <table:table-cell table:formula="of:=[.AD125]&amp;IF(ISBLANK([.E125]);&quot;&quot;;&quot;/&quot;&amp;[.E125])" office:value-type="string" office:string-value="0" calcext:value-type="string">
            <text:p>0</text:p>
          </table:table-cell>
          <table:table-cell table:formula="of:=[.AE125]&amp;IF(ISBLANK([.F125]);&quot;&quot;;&quot;/&quot;&amp;[.F125])" office:value-type="string" office:string-value="0" calcext:value-type="string">
            <text:p>0</text:p>
          </table:table-cell>
          <table:table-cell table:formula="of:=[.AF125]&amp;IF(ISBLANK([.G125]);&quot;&quot;;&quot;/&quot;&amp;[.G125])" office:value-type="string" office:string-value="0" calcext:value-type="string">
            <text:p>0</text:p>
          </table:table-cell>
          <table:table-cell table:formula="of:=[.AG125]&amp;IF(ISBLANK([.H125]);&quot;&quot;;&quot;/&quot;&amp;[.H125])" office:value-type="string" office:string-value="0" calcext:value-type="string">
            <text:p>0</text:p>
          </table:table-cell>
          <table:table-cell table:formula="of:=[.AH125]&amp;IF(ISBLANK([.I125]);&quot;&quot;;&quot;/&quot;&amp;[.I125])" office:value-type="string" office:string-value="0" calcext:value-type="string">
            <text:p>0</text:p>
          </table:table-cell>
          <table:table-cell table:formula="of:=[.AI125]&amp;IF(ISBLANK([.J125]);&quot;&quot;;&quot;/&quot;&amp;[.J125])" office:value-type="string" office:string-value="0" calcext:value-type="string">
            <text:p>0</text:p>
          </table:table-cell>
          <table:table-cell table:formula="of:=[.AJ125]&amp;IF(ISBLANK([.K125]);&quot;&quot;;&quot;/&quot;&amp;[.K125])" office:value-type="string" office:string-value="0" calcext:value-type="string">
            <text:p>0</text:p>
          </table:table-cell>
          <table:table-cell table:formula="of:=[.AK125]&amp;IF(ISBLANK([.L125]);&quot;&quot;;&quot;/&quot;&amp;[.L125])" office:value-type="string" office:string-value="0" calcext:value-type="string">
            <text:p>0</text:p>
          </table:table-cell>
          <table:table-cell table:formula="of:=[.AL125]&amp;IF(ISBLANK([.M125]);&quot;&quot;;&quot;/&quot;&amp;[.M125])" office:value-type="string" office:string-value="0" calcext:value-type="string">
            <text:p>0</text:p>
          </table:table-cell>
          <table:table-cell table:formula="of:=[.AM125]&amp;IF(ISBLANK([.N125]);&quot;&quot;;&quot;/&quot;&amp;[.N125])" office:value-type="string" office:string-value="0" calcext:value-type="string">
            <text:p>0</text:p>
          </table:table-cell>
          <table:table-cell table:formula="of:=[.AN125]&amp;IF(ISBLANK([.O125]);&quot;&quot;;&quot;/&quot;&amp;[.O125])" office:value-type="string" office:string-value="0" calcext:value-type="string">
            <text:p>0</text:p>
          </table:table-cell>
          <table:table-cell table:formula="of:=[.AO125]&amp;IF(ISBLANK([.P125]);&quot;&quot;;&quot;/&quot;&amp;[.P125])" office:value-type="string" office:string-value="0" calcext:value-type="string">
            <text:p>0</text:p>
          </table:table-cell>
          <table:table-cell table:formula="of:=[.AP125]&amp;IF(ISBLANK([.Q125]);&quot;&quot;;&quot;/&quot;&amp;[.Q125])" office:value-type="string" office:string-value="0" calcext:value-type="string">
            <text:p>0</text:p>
          </table:table-cell>
          <table:table-cell table:formula="of:=[.AQ125]&amp;IF(ISBLANK([.R125]);&quot;&quot;;&quot;/&quot;&amp;[.R125])" office:value-type="string" office:string-value="0" calcext:value-type="string">
            <text:p>0</text:p>
          </table:table-cell>
          <table:table-cell table:formula="of:=[.AR125]&amp;IF(ISBLANK([.S125]);&quot;&quot;;&quot;/&quot;&amp;[.S1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6]" office:value-type="float" office:value="0" calcext:value-type="float">
            <text:p>0</text:p>
          </table:table-cell>
          <table:table-cell table:formula="of:=[.AB126]&amp;IF(ISBLANK([.C126]);&quot;&quot;;&quot;/&quot;&amp;[.C126])" office:value-type="string" office:string-value="0" calcext:value-type="string">
            <text:p>0</text:p>
          </table:table-cell>
          <table:table-cell table:formula="of:=[.AC126]&amp;IF(ISBLANK([.D126]);&quot;&quot;;&quot;/&quot;&amp;[.D126])" office:value-type="string" office:string-value="0" calcext:value-type="string">
            <text:p>0</text:p>
          </table:table-cell>
          <table:table-cell table:formula="of:=[.AD126]&amp;IF(ISBLANK([.E126]);&quot;&quot;;&quot;/&quot;&amp;[.E126])" office:value-type="string" office:string-value="0" calcext:value-type="string">
            <text:p>0</text:p>
          </table:table-cell>
          <table:table-cell table:formula="of:=[.AE126]&amp;IF(ISBLANK([.F126]);&quot;&quot;;&quot;/&quot;&amp;[.F126])" office:value-type="string" office:string-value="0" calcext:value-type="string">
            <text:p>0</text:p>
          </table:table-cell>
          <table:table-cell table:formula="of:=[.AF126]&amp;IF(ISBLANK([.G126]);&quot;&quot;;&quot;/&quot;&amp;[.G126])" office:value-type="string" office:string-value="0" calcext:value-type="string">
            <text:p>0</text:p>
          </table:table-cell>
          <table:table-cell table:formula="of:=[.AG126]&amp;IF(ISBLANK([.H126]);&quot;&quot;;&quot;/&quot;&amp;[.H126])" office:value-type="string" office:string-value="0" calcext:value-type="string">
            <text:p>0</text:p>
          </table:table-cell>
          <table:table-cell table:formula="of:=[.AH126]&amp;IF(ISBLANK([.I126]);&quot;&quot;;&quot;/&quot;&amp;[.I126])" office:value-type="string" office:string-value="0" calcext:value-type="string">
            <text:p>0</text:p>
          </table:table-cell>
          <table:table-cell table:formula="of:=[.AI126]&amp;IF(ISBLANK([.J126]);&quot;&quot;;&quot;/&quot;&amp;[.J126])" office:value-type="string" office:string-value="0" calcext:value-type="string">
            <text:p>0</text:p>
          </table:table-cell>
          <table:table-cell table:formula="of:=[.AJ126]&amp;IF(ISBLANK([.K126]);&quot;&quot;;&quot;/&quot;&amp;[.K126])" office:value-type="string" office:string-value="0" calcext:value-type="string">
            <text:p>0</text:p>
          </table:table-cell>
          <table:table-cell table:formula="of:=[.AK126]&amp;IF(ISBLANK([.L126]);&quot;&quot;;&quot;/&quot;&amp;[.L126])" office:value-type="string" office:string-value="0" calcext:value-type="string">
            <text:p>0</text:p>
          </table:table-cell>
          <table:table-cell table:formula="of:=[.AL126]&amp;IF(ISBLANK([.M126]);&quot;&quot;;&quot;/&quot;&amp;[.M126])" office:value-type="string" office:string-value="0" calcext:value-type="string">
            <text:p>0</text:p>
          </table:table-cell>
          <table:table-cell table:formula="of:=[.AM126]&amp;IF(ISBLANK([.N126]);&quot;&quot;;&quot;/&quot;&amp;[.N126])" office:value-type="string" office:string-value="0" calcext:value-type="string">
            <text:p>0</text:p>
          </table:table-cell>
          <table:table-cell table:formula="of:=[.AN126]&amp;IF(ISBLANK([.O126]);&quot;&quot;;&quot;/&quot;&amp;[.O126])" office:value-type="string" office:string-value="0" calcext:value-type="string">
            <text:p>0</text:p>
          </table:table-cell>
          <table:table-cell table:formula="of:=[.AO126]&amp;IF(ISBLANK([.P126]);&quot;&quot;;&quot;/&quot;&amp;[.P126])" office:value-type="string" office:string-value="0" calcext:value-type="string">
            <text:p>0</text:p>
          </table:table-cell>
          <table:table-cell table:formula="of:=[.AP126]&amp;IF(ISBLANK([.Q126]);&quot;&quot;;&quot;/&quot;&amp;[.Q126])" office:value-type="string" office:string-value="0" calcext:value-type="string">
            <text:p>0</text:p>
          </table:table-cell>
          <table:table-cell table:formula="of:=[.AQ126]&amp;IF(ISBLANK([.R126]);&quot;&quot;;&quot;/&quot;&amp;[.R126])" office:value-type="string" office:string-value="0" calcext:value-type="string">
            <text:p>0</text:p>
          </table:table-cell>
          <table:table-cell table:formula="of:=[.AR126]&amp;IF(ISBLANK([.S126]);&quot;&quot;;&quot;/&quot;&amp;[.S12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7]" office:value-type="float" office:value="0" calcext:value-type="float">
            <text:p>0</text:p>
          </table:table-cell>
          <table:table-cell table:formula="of:=[.AB127]&amp;IF(ISBLANK([.C127]);&quot;&quot;;&quot;/&quot;&amp;[.C127])" office:value-type="string" office:string-value="0" calcext:value-type="string">
            <text:p>0</text:p>
          </table:table-cell>
          <table:table-cell table:formula="of:=[.AC127]&amp;IF(ISBLANK([.D127]);&quot;&quot;;&quot;/&quot;&amp;[.D127])" office:value-type="string" office:string-value="0" calcext:value-type="string">
            <text:p>0</text:p>
          </table:table-cell>
          <table:table-cell table:formula="of:=[.AD127]&amp;IF(ISBLANK([.E127]);&quot;&quot;;&quot;/&quot;&amp;[.E127])" office:value-type="string" office:string-value="0" calcext:value-type="string">
            <text:p>0</text:p>
          </table:table-cell>
          <table:table-cell table:formula="of:=[.AE127]&amp;IF(ISBLANK([.F127]);&quot;&quot;;&quot;/&quot;&amp;[.F127])" office:value-type="string" office:string-value="0" calcext:value-type="string">
            <text:p>0</text:p>
          </table:table-cell>
          <table:table-cell table:formula="of:=[.AF127]&amp;IF(ISBLANK([.G127]);&quot;&quot;;&quot;/&quot;&amp;[.G127])" office:value-type="string" office:string-value="0" calcext:value-type="string">
            <text:p>0</text:p>
          </table:table-cell>
          <table:table-cell table:formula="of:=[.AG127]&amp;IF(ISBLANK([.H127]);&quot;&quot;;&quot;/&quot;&amp;[.H127])" office:value-type="string" office:string-value="0" calcext:value-type="string">
            <text:p>0</text:p>
          </table:table-cell>
          <table:table-cell table:formula="of:=[.AH127]&amp;IF(ISBLANK([.I127]);&quot;&quot;;&quot;/&quot;&amp;[.I127])" office:value-type="string" office:string-value="0" calcext:value-type="string">
            <text:p>0</text:p>
          </table:table-cell>
          <table:table-cell table:formula="of:=[.AI127]&amp;IF(ISBLANK([.J127]);&quot;&quot;;&quot;/&quot;&amp;[.J127])" office:value-type="string" office:string-value="0" calcext:value-type="string">
            <text:p>0</text:p>
          </table:table-cell>
          <table:table-cell table:formula="of:=[.AJ127]&amp;IF(ISBLANK([.K127]);&quot;&quot;;&quot;/&quot;&amp;[.K127])" office:value-type="string" office:string-value="0" calcext:value-type="string">
            <text:p>0</text:p>
          </table:table-cell>
          <table:table-cell table:formula="of:=[.AK127]&amp;IF(ISBLANK([.L127]);&quot;&quot;;&quot;/&quot;&amp;[.L127])" office:value-type="string" office:string-value="0" calcext:value-type="string">
            <text:p>0</text:p>
          </table:table-cell>
          <table:table-cell table:formula="of:=[.AL127]&amp;IF(ISBLANK([.M127]);&quot;&quot;;&quot;/&quot;&amp;[.M127])" office:value-type="string" office:string-value="0" calcext:value-type="string">
            <text:p>0</text:p>
          </table:table-cell>
          <table:table-cell table:formula="of:=[.AM127]&amp;IF(ISBLANK([.N127]);&quot;&quot;;&quot;/&quot;&amp;[.N127])" office:value-type="string" office:string-value="0" calcext:value-type="string">
            <text:p>0</text:p>
          </table:table-cell>
          <table:table-cell table:formula="of:=[.AN127]&amp;IF(ISBLANK([.O127]);&quot;&quot;;&quot;/&quot;&amp;[.O127])" office:value-type="string" office:string-value="0" calcext:value-type="string">
            <text:p>0</text:p>
          </table:table-cell>
          <table:table-cell table:formula="of:=[.AO127]&amp;IF(ISBLANK([.P127]);&quot;&quot;;&quot;/&quot;&amp;[.P127])" office:value-type="string" office:string-value="0" calcext:value-type="string">
            <text:p>0</text:p>
          </table:table-cell>
          <table:table-cell table:formula="of:=[.AP127]&amp;IF(ISBLANK([.Q127]);&quot;&quot;;&quot;/&quot;&amp;[.Q127])" office:value-type="string" office:string-value="0" calcext:value-type="string">
            <text:p>0</text:p>
          </table:table-cell>
          <table:table-cell table:formula="of:=[.AQ127]&amp;IF(ISBLANK([.R127]);&quot;&quot;;&quot;/&quot;&amp;[.R127])" office:value-type="string" office:string-value="0" calcext:value-type="string">
            <text:p>0</text:p>
          </table:table-cell>
          <table:table-cell table:formula="of:=[.AR127]&amp;IF(ISBLANK([.S127]);&quot;&quot;;&quot;/&quot;&amp;[.S12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8]" office:value-type="float" office:value="0" calcext:value-type="float">
            <text:p>0</text:p>
          </table:table-cell>
          <table:table-cell table:formula="of:=[.AB128]&amp;IF(ISBLANK([.C128]);&quot;&quot;;&quot;/&quot;&amp;[.C128])" office:value-type="string" office:string-value="0" calcext:value-type="string">
            <text:p>0</text:p>
          </table:table-cell>
          <table:table-cell table:formula="of:=[.AC128]&amp;IF(ISBLANK([.D128]);&quot;&quot;;&quot;/&quot;&amp;[.D128])" office:value-type="string" office:string-value="0" calcext:value-type="string">
            <text:p>0</text:p>
          </table:table-cell>
          <table:table-cell table:formula="of:=[.AD128]&amp;IF(ISBLANK([.E128]);&quot;&quot;;&quot;/&quot;&amp;[.E128])" office:value-type="string" office:string-value="0" calcext:value-type="string">
            <text:p>0</text:p>
          </table:table-cell>
          <table:table-cell table:formula="of:=[.AE128]&amp;IF(ISBLANK([.F128]);&quot;&quot;;&quot;/&quot;&amp;[.F128])" office:value-type="string" office:string-value="0" calcext:value-type="string">
            <text:p>0</text:p>
          </table:table-cell>
          <table:table-cell table:formula="of:=[.AF128]&amp;IF(ISBLANK([.G128]);&quot;&quot;;&quot;/&quot;&amp;[.G128])" office:value-type="string" office:string-value="0" calcext:value-type="string">
            <text:p>0</text:p>
          </table:table-cell>
          <table:table-cell table:formula="of:=[.AG128]&amp;IF(ISBLANK([.H128]);&quot;&quot;;&quot;/&quot;&amp;[.H128])" office:value-type="string" office:string-value="0" calcext:value-type="string">
            <text:p>0</text:p>
          </table:table-cell>
          <table:table-cell table:formula="of:=[.AH128]&amp;IF(ISBLANK([.I128]);&quot;&quot;;&quot;/&quot;&amp;[.I128])" office:value-type="string" office:string-value="0" calcext:value-type="string">
            <text:p>0</text:p>
          </table:table-cell>
          <table:table-cell table:formula="of:=[.AI128]&amp;IF(ISBLANK([.J128]);&quot;&quot;;&quot;/&quot;&amp;[.J128])" office:value-type="string" office:string-value="0" calcext:value-type="string">
            <text:p>0</text:p>
          </table:table-cell>
          <table:table-cell table:formula="of:=[.AJ128]&amp;IF(ISBLANK([.K128]);&quot;&quot;;&quot;/&quot;&amp;[.K128])" office:value-type="string" office:string-value="0" calcext:value-type="string">
            <text:p>0</text:p>
          </table:table-cell>
          <table:table-cell table:formula="of:=[.AK128]&amp;IF(ISBLANK([.L128]);&quot;&quot;;&quot;/&quot;&amp;[.L128])" office:value-type="string" office:string-value="0" calcext:value-type="string">
            <text:p>0</text:p>
          </table:table-cell>
          <table:table-cell table:formula="of:=[.AL128]&amp;IF(ISBLANK([.M128]);&quot;&quot;;&quot;/&quot;&amp;[.M128])" office:value-type="string" office:string-value="0" calcext:value-type="string">
            <text:p>0</text:p>
          </table:table-cell>
          <table:table-cell table:formula="of:=[.AM128]&amp;IF(ISBLANK([.N128]);&quot;&quot;;&quot;/&quot;&amp;[.N128])" office:value-type="string" office:string-value="0" calcext:value-type="string">
            <text:p>0</text:p>
          </table:table-cell>
          <table:table-cell table:formula="of:=[.AN128]&amp;IF(ISBLANK([.O128]);&quot;&quot;;&quot;/&quot;&amp;[.O128])" office:value-type="string" office:string-value="0" calcext:value-type="string">
            <text:p>0</text:p>
          </table:table-cell>
          <table:table-cell table:formula="of:=[.AO128]&amp;IF(ISBLANK([.P128]);&quot;&quot;;&quot;/&quot;&amp;[.P128])" office:value-type="string" office:string-value="0" calcext:value-type="string">
            <text:p>0</text:p>
          </table:table-cell>
          <table:table-cell table:formula="of:=[.AP128]&amp;IF(ISBLANK([.Q128]);&quot;&quot;;&quot;/&quot;&amp;[.Q128])" office:value-type="string" office:string-value="0" calcext:value-type="string">
            <text:p>0</text:p>
          </table:table-cell>
          <table:table-cell table:formula="of:=[.AQ128]&amp;IF(ISBLANK([.R128]);&quot;&quot;;&quot;/&quot;&amp;[.R128])" office:value-type="string" office:string-value="0" calcext:value-type="string">
            <text:p>0</text:p>
          </table:table-cell>
          <table:table-cell table:formula="of:=[.AR128]&amp;IF(ISBLANK([.S128]);&quot;&quot;;&quot;/&quot;&amp;[.S12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29]" office:value-type="float" office:value="0" calcext:value-type="float">
            <text:p>0</text:p>
          </table:table-cell>
          <table:table-cell table:formula="of:=[.AB129]&amp;IF(ISBLANK([.C129]);&quot;&quot;;&quot;/&quot;&amp;[.C129])" office:value-type="string" office:string-value="0" calcext:value-type="string">
            <text:p>0</text:p>
          </table:table-cell>
          <table:table-cell table:formula="of:=[.AC129]&amp;IF(ISBLANK([.D129]);&quot;&quot;;&quot;/&quot;&amp;[.D129])" office:value-type="string" office:string-value="0" calcext:value-type="string">
            <text:p>0</text:p>
          </table:table-cell>
          <table:table-cell table:formula="of:=[.AD129]&amp;IF(ISBLANK([.E129]);&quot;&quot;;&quot;/&quot;&amp;[.E129])" office:value-type="string" office:string-value="0" calcext:value-type="string">
            <text:p>0</text:p>
          </table:table-cell>
          <table:table-cell table:formula="of:=[.AE129]&amp;IF(ISBLANK([.F129]);&quot;&quot;;&quot;/&quot;&amp;[.F129])" office:value-type="string" office:string-value="0" calcext:value-type="string">
            <text:p>0</text:p>
          </table:table-cell>
          <table:table-cell table:formula="of:=[.AF129]&amp;IF(ISBLANK([.G129]);&quot;&quot;;&quot;/&quot;&amp;[.G129])" office:value-type="string" office:string-value="0" calcext:value-type="string">
            <text:p>0</text:p>
          </table:table-cell>
          <table:table-cell table:formula="of:=[.AG129]&amp;IF(ISBLANK([.H129]);&quot;&quot;;&quot;/&quot;&amp;[.H129])" office:value-type="string" office:string-value="0" calcext:value-type="string">
            <text:p>0</text:p>
          </table:table-cell>
          <table:table-cell table:formula="of:=[.AH129]&amp;IF(ISBLANK([.I129]);&quot;&quot;;&quot;/&quot;&amp;[.I129])" office:value-type="string" office:string-value="0" calcext:value-type="string">
            <text:p>0</text:p>
          </table:table-cell>
          <table:table-cell table:formula="of:=[.AI129]&amp;IF(ISBLANK([.J129]);&quot;&quot;;&quot;/&quot;&amp;[.J129])" office:value-type="string" office:string-value="0" calcext:value-type="string">
            <text:p>0</text:p>
          </table:table-cell>
          <table:table-cell table:formula="of:=[.AJ129]&amp;IF(ISBLANK([.K129]);&quot;&quot;;&quot;/&quot;&amp;[.K129])" office:value-type="string" office:string-value="0" calcext:value-type="string">
            <text:p>0</text:p>
          </table:table-cell>
          <table:table-cell table:formula="of:=[.AK129]&amp;IF(ISBLANK([.L129]);&quot;&quot;;&quot;/&quot;&amp;[.L129])" office:value-type="string" office:string-value="0" calcext:value-type="string">
            <text:p>0</text:p>
          </table:table-cell>
          <table:table-cell table:formula="of:=[.AL129]&amp;IF(ISBLANK([.M129]);&quot;&quot;;&quot;/&quot;&amp;[.M129])" office:value-type="string" office:string-value="0" calcext:value-type="string">
            <text:p>0</text:p>
          </table:table-cell>
          <table:table-cell table:formula="of:=[.AM129]&amp;IF(ISBLANK([.N129]);&quot;&quot;;&quot;/&quot;&amp;[.N129])" office:value-type="string" office:string-value="0" calcext:value-type="string">
            <text:p>0</text:p>
          </table:table-cell>
          <table:table-cell table:formula="of:=[.AN129]&amp;IF(ISBLANK([.O129]);&quot;&quot;;&quot;/&quot;&amp;[.O129])" office:value-type="string" office:string-value="0" calcext:value-type="string">
            <text:p>0</text:p>
          </table:table-cell>
          <table:table-cell table:formula="of:=[.AO129]&amp;IF(ISBLANK([.P129]);&quot;&quot;;&quot;/&quot;&amp;[.P129])" office:value-type="string" office:string-value="0" calcext:value-type="string">
            <text:p>0</text:p>
          </table:table-cell>
          <table:table-cell table:formula="of:=[.AP129]&amp;IF(ISBLANK([.Q129]);&quot;&quot;;&quot;/&quot;&amp;[.Q129])" office:value-type="string" office:string-value="0" calcext:value-type="string">
            <text:p>0</text:p>
          </table:table-cell>
          <table:table-cell table:formula="of:=[.AQ129]&amp;IF(ISBLANK([.R129]);&quot;&quot;;&quot;/&quot;&amp;[.R129])" office:value-type="string" office:string-value="0" calcext:value-type="string">
            <text:p>0</text:p>
          </table:table-cell>
          <table:table-cell table:formula="of:=[.AR129]&amp;IF(ISBLANK([.S129]);&quot;&quot;;&quot;/&quot;&amp;[.S12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0]" office:value-type="float" office:value="0" calcext:value-type="float">
            <text:p>0</text:p>
          </table:table-cell>
          <table:table-cell table:formula="of:=[.AB130]&amp;IF(ISBLANK([.C130]);&quot;&quot;;&quot;/&quot;&amp;[.C130])" office:value-type="string" office:string-value="0" calcext:value-type="string">
            <text:p>0</text:p>
          </table:table-cell>
          <table:table-cell table:formula="of:=[.AC130]&amp;IF(ISBLANK([.D130]);&quot;&quot;;&quot;/&quot;&amp;[.D130])" office:value-type="string" office:string-value="0" calcext:value-type="string">
            <text:p>0</text:p>
          </table:table-cell>
          <table:table-cell table:formula="of:=[.AD130]&amp;IF(ISBLANK([.E130]);&quot;&quot;;&quot;/&quot;&amp;[.E130])" office:value-type="string" office:string-value="0" calcext:value-type="string">
            <text:p>0</text:p>
          </table:table-cell>
          <table:table-cell table:formula="of:=[.AE130]&amp;IF(ISBLANK([.F130]);&quot;&quot;;&quot;/&quot;&amp;[.F130])" office:value-type="string" office:string-value="0" calcext:value-type="string">
            <text:p>0</text:p>
          </table:table-cell>
          <table:table-cell table:formula="of:=[.AF130]&amp;IF(ISBLANK([.G130]);&quot;&quot;;&quot;/&quot;&amp;[.G130])" office:value-type="string" office:string-value="0" calcext:value-type="string">
            <text:p>0</text:p>
          </table:table-cell>
          <table:table-cell table:formula="of:=[.AG130]&amp;IF(ISBLANK([.H130]);&quot;&quot;;&quot;/&quot;&amp;[.H130])" office:value-type="string" office:string-value="0" calcext:value-type="string">
            <text:p>0</text:p>
          </table:table-cell>
          <table:table-cell table:formula="of:=[.AH130]&amp;IF(ISBLANK([.I130]);&quot;&quot;;&quot;/&quot;&amp;[.I130])" office:value-type="string" office:string-value="0" calcext:value-type="string">
            <text:p>0</text:p>
          </table:table-cell>
          <table:table-cell table:formula="of:=[.AI130]&amp;IF(ISBLANK([.J130]);&quot;&quot;;&quot;/&quot;&amp;[.J130])" office:value-type="string" office:string-value="0" calcext:value-type="string">
            <text:p>0</text:p>
          </table:table-cell>
          <table:table-cell table:formula="of:=[.AJ130]&amp;IF(ISBLANK([.K130]);&quot;&quot;;&quot;/&quot;&amp;[.K130])" office:value-type="string" office:string-value="0" calcext:value-type="string">
            <text:p>0</text:p>
          </table:table-cell>
          <table:table-cell table:formula="of:=[.AK130]&amp;IF(ISBLANK([.L130]);&quot;&quot;;&quot;/&quot;&amp;[.L130])" office:value-type="string" office:string-value="0" calcext:value-type="string">
            <text:p>0</text:p>
          </table:table-cell>
          <table:table-cell table:formula="of:=[.AL130]&amp;IF(ISBLANK([.M130]);&quot;&quot;;&quot;/&quot;&amp;[.M130])" office:value-type="string" office:string-value="0" calcext:value-type="string">
            <text:p>0</text:p>
          </table:table-cell>
          <table:table-cell table:formula="of:=[.AM130]&amp;IF(ISBLANK([.N130]);&quot;&quot;;&quot;/&quot;&amp;[.N130])" office:value-type="string" office:string-value="0" calcext:value-type="string">
            <text:p>0</text:p>
          </table:table-cell>
          <table:table-cell table:formula="of:=[.AN130]&amp;IF(ISBLANK([.O130]);&quot;&quot;;&quot;/&quot;&amp;[.O130])" office:value-type="string" office:string-value="0" calcext:value-type="string">
            <text:p>0</text:p>
          </table:table-cell>
          <table:table-cell table:formula="of:=[.AO130]&amp;IF(ISBLANK([.P130]);&quot;&quot;;&quot;/&quot;&amp;[.P130])" office:value-type="string" office:string-value="0" calcext:value-type="string">
            <text:p>0</text:p>
          </table:table-cell>
          <table:table-cell table:formula="of:=[.AP130]&amp;IF(ISBLANK([.Q130]);&quot;&quot;;&quot;/&quot;&amp;[.Q130])" office:value-type="string" office:string-value="0" calcext:value-type="string">
            <text:p>0</text:p>
          </table:table-cell>
          <table:table-cell table:formula="of:=[.AQ130]&amp;IF(ISBLANK([.R130]);&quot;&quot;;&quot;/&quot;&amp;[.R130])" office:value-type="string" office:string-value="0" calcext:value-type="string">
            <text:p>0</text:p>
          </table:table-cell>
          <table:table-cell table:formula="of:=[.AR130]&amp;IF(ISBLANK([.S130]);&quot;&quot;;&quot;/&quot;&amp;[.S13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1]" office:value-type="float" office:value="0" calcext:value-type="float">
            <text:p>0</text:p>
          </table:table-cell>
          <table:table-cell table:formula="of:=[.AB131]&amp;IF(ISBLANK([.C131]);&quot;&quot;;&quot;/&quot;&amp;[.C131])" office:value-type="string" office:string-value="0" calcext:value-type="string">
            <text:p>0</text:p>
          </table:table-cell>
          <table:table-cell table:formula="of:=[.AC131]&amp;IF(ISBLANK([.D131]);&quot;&quot;;&quot;/&quot;&amp;[.D131])" office:value-type="string" office:string-value="0" calcext:value-type="string">
            <text:p>0</text:p>
          </table:table-cell>
          <table:table-cell table:formula="of:=[.AD131]&amp;IF(ISBLANK([.E131]);&quot;&quot;;&quot;/&quot;&amp;[.E131])" office:value-type="string" office:string-value="0" calcext:value-type="string">
            <text:p>0</text:p>
          </table:table-cell>
          <table:table-cell table:formula="of:=[.AE131]&amp;IF(ISBLANK([.F131]);&quot;&quot;;&quot;/&quot;&amp;[.F131])" office:value-type="string" office:string-value="0" calcext:value-type="string">
            <text:p>0</text:p>
          </table:table-cell>
          <table:table-cell table:formula="of:=[.AF131]&amp;IF(ISBLANK([.G131]);&quot;&quot;;&quot;/&quot;&amp;[.G131])" office:value-type="string" office:string-value="0" calcext:value-type="string">
            <text:p>0</text:p>
          </table:table-cell>
          <table:table-cell table:formula="of:=[.AG131]&amp;IF(ISBLANK([.H131]);&quot;&quot;;&quot;/&quot;&amp;[.H131])" office:value-type="string" office:string-value="0" calcext:value-type="string">
            <text:p>0</text:p>
          </table:table-cell>
          <table:table-cell table:formula="of:=[.AH131]&amp;IF(ISBLANK([.I131]);&quot;&quot;;&quot;/&quot;&amp;[.I131])" office:value-type="string" office:string-value="0" calcext:value-type="string">
            <text:p>0</text:p>
          </table:table-cell>
          <table:table-cell table:formula="of:=[.AI131]&amp;IF(ISBLANK([.J131]);&quot;&quot;;&quot;/&quot;&amp;[.J131])" office:value-type="string" office:string-value="0" calcext:value-type="string">
            <text:p>0</text:p>
          </table:table-cell>
          <table:table-cell table:formula="of:=[.AJ131]&amp;IF(ISBLANK([.K131]);&quot;&quot;;&quot;/&quot;&amp;[.K131])" office:value-type="string" office:string-value="0" calcext:value-type="string">
            <text:p>0</text:p>
          </table:table-cell>
          <table:table-cell table:formula="of:=[.AK131]&amp;IF(ISBLANK([.L131]);&quot;&quot;;&quot;/&quot;&amp;[.L131])" office:value-type="string" office:string-value="0" calcext:value-type="string">
            <text:p>0</text:p>
          </table:table-cell>
          <table:table-cell table:formula="of:=[.AL131]&amp;IF(ISBLANK([.M131]);&quot;&quot;;&quot;/&quot;&amp;[.M131])" office:value-type="string" office:string-value="0" calcext:value-type="string">
            <text:p>0</text:p>
          </table:table-cell>
          <table:table-cell table:formula="of:=[.AM131]&amp;IF(ISBLANK([.N131]);&quot;&quot;;&quot;/&quot;&amp;[.N131])" office:value-type="string" office:string-value="0" calcext:value-type="string">
            <text:p>0</text:p>
          </table:table-cell>
          <table:table-cell table:formula="of:=[.AN131]&amp;IF(ISBLANK([.O131]);&quot;&quot;;&quot;/&quot;&amp;[.O131])" office:value-type="string" office:string-value="0" calcext:value-type="string">
            <text:p>0</text:p>
          </table:table-cell>
          <table:table-cell table:formula="of:=[.AO131]&amp;IF(ISBLANK([.P131]);&quot;&quot;;&quot;/&quot;&amp;[.P131])" office:value-type="string" office:string-value="0" calcext:value-type="string">
            <text:p>0</text:p>
          </table:table-cell>
          <table:table-cell table:formula="of:=[.AP131]&amp;IF(ISBLANK([.Q131]);&quot;&quot;;&quot;/&quot;&amp;[.Q131])" office:value-type="string" office:string-value="0" calcext:value-type="string">
            <text:p>0</text:p>
          </table:table-cell>
          <table:table-cell table:formula="of:=[.AQ131]&amp;IF(ISBLANK([.R131]);&quot;&quot;;&quot;/&quot;&amp;[.R131])" office:value-type="string" office:string-value="0" calcext:value-type="string">
            <text:p>0</text:p>
          </table:table-cell>
          <table:table-cell table:formula="of:=[.AR131]&amp;IF(ISBLANK([.S131]);&quot;&quot;;&quot;/&quot;&amp;[.S13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2]" office:value-type="float" office:value="0" calcext:value-type="float">
            <text:p>0</text:p>
          </table:table-cell>
          <table:table-cell table:formula="of:=[.AB132]&amp;IF(ISBLANK([.C132]);&quot;&quot;;&quot;/&quot;&amp;[.C132])" office:value-type="string" office:string-value="0" calcext:value-type="string">
            <text:p>0</text:p>
          </table:table-cell>
          <table:table-cell table:formula="of:=[.AC132]&amp;IF(ISBLANK([.D132]);&quot;&quot;;&quot;/&quot;&amp;[.D132])" office:value-type="string" office:string-value="0" calcext:value-type="string">
            <text:p>0</text:p>
          </table:table-cell>
          <table:table-cell table:formula="of:=[.AD132]&amp;IF(ISBLANK([.E132]);&quot;&quot;;&quot;/&quot;&amp;[.E132])" office:value-type="string" office:string-value="0" calcext:value-type="string">
            <text:p>0</text:p>
          </table:table-cell>
          <table:table-cell table:formula="of:=[.AE132]&amp;IF(ISBLANK([.F132]);&quot;&quot;;&quot;/&quot;&amp;[.F132])" office:value-type="string" office:string-value="0" calcext:value-type="string">
            <text:p>0</text:p>
          </table:table-cell>
          <table:table-cell table:formula="of:=[.AF132]&amp;IF(ISBLANK([.G132]);&quot;&quot;;&quot;/&quot;&amp;[.G132])" office:value-type="string" office:string-value="0" calcext:value-type="string">
            <text:p>0</text:p>
          </table:table-cell>
          <table:table-cell table:formula="of:=[.AG132]&amp;IF(ISBLANK([.H132]);&quot;&quot;;&quot;/&quot;&amp;[.H132])" office:value-type="string" office:string-value="0" calcext:value-type="string">
            <text:p>0</text:p>
          </table:table-cell>
          <table:table-cell table:formula="of:=[.AH132]&amp;IF(ISBLANK([.I132]);&quot;&quot;;&quot;/&quot;&amp;[.I132])" office:value-type="string" office:string-value="0" calcext:value-type="string">
            <text:p>0</text:p>
          </table:table-cell>
          <table:table-cell table:formula="of:=[.AI132]&amp;IF(ISBLANK([.J132]);&quot;&quot;;&quot;/&quot;&amp;[.J132])" office:value-type="string" office:string-value="0" calcext:value-type="string">
            <text:p>0</text:p>
          </table:table-cell>
          <table:table-cell table:formula="of:=[.AJ132]&amp;IF(ISBLANK([.K132]);&quot;&quot;;&quot;/&quot;&amp;[.K132])" office:value-type="string" office:string-value="0" calcext:value-type="string">
            <text:p>0</text:p>
          </table:table-cell>
          <table:table-cell table:formula="of:=[.AK132]&amp;IF(ISBLANK([.L132]);&quot;&quot;;&quot;/&quot;&amp;[.L132])" office:value-type="string" office:string-value="0" calcext:value-type="string">
            <text:p>0</text:p>
          </table:table-cell>
          <table:table-cell table:formula="of:=[.AL132]&amp;IF(ISBLANK([.M132]);&quot;&quot;;&quot;/&quot;&amp;[.M132])" office:value-type="string" office:string-value="0" calcext:value-type="string">
            <text:p>0</text:p>
          </table:table-cell>
          <table:table-cell table:formula="of:=[.AM132]&amp;IF(ISBLANK([.N132]);&quot;&quot;;&quot;/&quot;&amp;[.N132])" office:value-type="string" office:string-value="0" calcext:value-type="string">
            <text:p>0</text:p>
          </table:table-cell>
          <table:table-cell table:formula="of:=[.AN132]&amp;IF(ISBLANK([.O132]);&quot;&quot;;&quot;/&quot;&amp;[.O132])" office:value-type="string" office:string-value="0" calcext:value-type="string">
            <text:p>0</text:p>
          </table:table-cell>
          <table:table-cell table:formula="of:=[.AO132]&amp;IF(ISBLANK([.P132]);&quot;&quot;;&quot;/&quot;&amp;[.P132])" office:value-type="string" office:string-value="0" calcext:value-type="string">
            <text:p>0</text:p>
          </table:table-cell>
          <table:table-cell table:formula="of:=[.AP132]&amp;IF(ISBLANK([.Q132]);&quot;&quot;;&quot;/&quot;&amp;[.Q132])" office:value-type="string" office:string-value="0" calcext:value-type="string">
            <text:p>0</text:p>
          </table:table-cell>
          <table:table-cell table:formula="of:=[.AQ132]&amp;IF(ISBLANK([.R132]);&quot;&quot;;&quot;/&quot;&amp;[.R132])" office:value-type="string" office:string-value="0" calcext:value-type="string">
            <text:p>0</text:p>
          </table:table-cell>
          <table:table-cell table:formula="of:=[.AR132]&amp;IF(ISBLANK([.S132]);&quot;&quot;;&quot;/&quot;&amp;[.S13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3]" office:value-type="float" office:value="0" calcext:value-type="float">
            <text:p>0</text:p>
          </table:table-cell>
          <table:table-cell table:formula="of:=[.AB133]&amp;IF(ISBLANK([.C133]);&quot;&quot;;&quot;/&quot;&amp;[.C133])" office:value-type="string" office:string-value="0" calcext:value-type="string">
            <text:p>0</text:p>
          </table:table-cell>
          <table:table-cell table:formula="of:=[.AC133]&amp;IF(ISBLANK([.D133]);&quot;&quot;;&quot;/&quot;&amp;[.D133])" office:value-type="string" office:string-value="0" calcext:value-type="string">
            <text:p>0</text:p>
          </table:table-cell>
          <table:table-cell table:formula="of:=[.AD133]&amp;IF(ISBLANK([.E133]);&quot;&quot;;&quot;/&quot;&amp;[.E133])" office:value-type="string" office:string-value="0" calcext:value-type="string">
            <text:p>0</text:p>
          </table:table-cell>
          <table:table-cell table:formula="of:=[.AE133]&amp;IF(ISBLANK([.F133]);&quot;&quot;;&quot;/&quot;&amp;[.F133])" office:value-type="string" office:string-value="0" calcext:value-type="string">
            <text:p>0</text:p>
          </table:table-cell>
          <table:table-cell table:formula="of:=[.AF133]&amp;IF(ISBLANK([.G133]);&quot;&quot;;&quot;/&quot;&amp;[.G133])" office:value-type="string" office:string-value="0" calcext:value-type="string">
            <text:p>0</text:p>
          </table:table-cell>
          <table:table-cell table:formula="of:=[.AG133]&amp;IF(ISBLANK([.H133]);&quot;&quot;;&quot;/&quot;&amp;[.H133])" office:value-type="string" office:string-value="0" calcext:value-type="string">
            <text:p>0</text:p>
          </table:table-cell>
          <table:table-cell table:formula="of:=[.AH133]&amp;IF(ISBLANK([.I133]);&quot;&quot;;&quot;/&quot;&amp;[.I133])" office:value-type="string" office:string-value="0" calcext:value-type="string">
            <text:p>0</text:p>
          </table:table-cell>
          <table:table-cell table:formula="of:=[.AI133]&amp;IF(ISBLANK([.J133]);&quot;&quot;;&quot;/&quot;&amp;[.J133])" office:value-type="string" office:string-value="0" calcext:value-type="string">
            <text:p>0</text:p>
          </table:table-cell>
          <table:table-cell table:formula="of:=[.AJ133]&amp;IF(ISBLANK([.K133]);&quot;&quot;;&quot;/&quot;&amp;[.K133])" office:value-type="string" office:string-value="0" calcext:value-type="string">
            <text:p>0</text:p>
          </table:table-cell>
          <table:table-cell table:formula="of:=[.AK133]&amp;IF(ISBLANK([.L133]);&quot;&quot;;&quot;/&quot;&amp;[.L133])" office:value-type="string" office:string-value="0" calcext:value-type="string">
            <text:p>0</text:p>
          </table:table-cell>
          <table:table-cell table:formula="of:=[.AL133]&amp;IF(ISBLANK([.M133]);&quot;&quot;;&quot;/&quot;&amp;[.M133])" office:value-type="string" office:string-value="0" calcext:value-type="string">
            <text:p>0</text:p>
          </table:table-cell>
          <table:table-cell table:formula="of:=[.AM133]&amp;IF(ISBLANK([.N133]);&quot;&quot;;&quot;/&quot;&amp;[.N133])" office:value-type="string" office:string-value="0" calcext:value-type="string">
            <text:p>0</text:p>
          </table:table-cell>
          <table:table-cell table:formula="of:=[.AN133]&amp;IF(ISBLANK([.O133]);&quot;&quot;;&quot;/&quot;&amp;[.O133])" office:value-type="string" office:string-value="0" calcext:value-type="string">
            <text:p>0</text:p>
          </table:table-cell>
          <table:table-cell table:formula="of:=[.AO133]&amp;IF(ISBLANK([.P133]);&quot;&quot;;&quot;/&quot;&amp;[.P133])" office:value-type="string" office:string-value="0" calcext:value-type="string">
            <text:p>0</text:p>
          </table:table-cell>
          <table:table-cell table:formula="of:=[.AP133]&amp;IF(ISBLANK([.Q133]);&quot;&quot;;&quot;/&quot;&amp;[.Q133])" office:value-type="string" office:string-value="0" calcext:value-type="string">
            <text:p>0</text:p>
          </table:table-cell>
          <table:table-cell table:formula="of:=[.AQ133]&amp;IF(ISBLANK([.R133]);&quot;&quot;;&quot;/&quot;&amp;[.R133])" office:value-type="string" office:string-value="0" calcext:value-type="string">
            <text:p>0</text:p>
          </table:table-cell>
          <table:table-cell table:formula="of:=[.AR133]&amp;IF(ISBLANK([.S133]);&quot;&quot;;&quot;/&quot;&amp;[.S13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4]" office:value-type="float" office:value="0" calcext:value-type="float">
            <text:p>0</text:p>
          </table:table-cell>
          <table:table-cell table:formula="of:=[.AB134]&amp;IF(ISBLANK([.C134]);&quot;&quot;;&quot;/&quot;&amp;[.C134])" office:value-type="string" office:string-value="0" calcext:value-type="string">
            <text:p>0</text:p>
          </table:table-cell>
          <table:table-cell table:formula="of:=[.AC134]&amp;IF(ISBLANK([.D134]);&quot;&quot;;&quot;/&quot;&amp;[.D134])" office:value-type="string" office:string-value="0" calcext:value-type="string">
            <text:p>0</text:p>
          </table:table-cell>
          <table:table-cell table:formula="of:=[.AD134]&amp;IF(ISBLANK([.E134]);&quot;&quot;;&quot;/&quot;&amp;[.E134])" office:value-type="string" office:string-value="0" calcext:value-type="string">
            <text:p>0</text:p>
          </table:table-cell>
          <table:table-cell table:formula="of:=[.AE134]&amp;IF(ISBLANK([.F134]);&quot;&quot;;&quot;/&quot;&amp;[.F134])" office:value-type="string" office:string-value="0" calcext:value-type="string">
            <text:p>0</text:p>
          </table:table-cell>
          <table:table-cell table:formula="of:=[.AF134]&amp;IF(ISBLANK([.G134]);&quot;&quot;;&quot;/&quot;&amp;[.G134])" office:value-type="string" office:string-value="0" calcext:value-type="string">
            <text:p>0</text:p>
          </table:table-cell>
          <table:table-cell table:formula="of:=[.AG134]&amp;IF(ISBLANK([.H134]);&quot;&quot;;&quot;/&quot;&amp;[.H134])" office:value-type="string" office:string-value="0" calcext:value-type="string">
            <text:p>0</text:p>
          </table:table-cell>
          <table:table-cell table:formula="of:=[.AH134]&amp;IF(ISBLANK([.I134]);&quot;&quot;;&quot;/&quot;&amp;[.I134])" office:value-type="string" office:string-value="0" calcext:value-type="string">
            <text:p>0</text:p>
          </table:table-cell>
          <table:table-cell table:formula="of:=[.AI134]&amp;IF(ISBLANK([.J134]);&quot;&quot;;&quot;/&quot;&amp;[.J134])" office:value-type="string" office:string-value="0" calcext:value-type="string">
            <text:p>0</text:p>
          </table:table-cell>
          <table:table-cell table:formula="of:=[.AJ134]&amp;IF(ISBLANK([.K134]);&quot;&quot;;&quot;/&quot;&amp;[.K134])" office:value-type="string" office:string-value="0" calcext:value-type="string">
            <text:p>0</text:p>
          </table:table-cell>
          <table:table-cell table:formula="of:=[.AK134]&amp;IF(ISBLANK([.L134]);&quot;&quot;;&quot;/&quot;&amp;[.L134])" office:value-type="string" office:string-value="0" calcext:value-type="string">
            <text:p>0</text:p>
          </table:table-cell>
          <table:table-cell table:formula="of:=[.AL134]&amp;IF(ISBLANK([.M134]);&quot;&quot;;&quot;/&quot;&amp;[.M134])" office:value-type="string" office:string-value="0" calcext:value-type="string">
            <text:p>0</text:p>
          </table:table-cell>
          <table:table-cell table:formula="of:=[.AM134]&amp;IF(ISBLANK([.N134]);&quot;&quot;;&quot;/&quot;&amp;[.N134])" office:value-type="string" office:string-value="0" calcext:value-type="string">
            <text:p>0</text:p>
          </table:table-cell>
          <table:table-cell table:formula="of:=[.AN134]&amp;IF(ISBLANK([.O134]);&quot;&quot;;&quot;/&quot;&amp;[.O134])" office:value-type="string" office:string-value="0" calcext:value-type="string">
            <text:p>0</text:p>
          </table:table-cell>
          <table:table-cell table:formula="of:=[.AO134]&amp;IF(ISBLANK([.P134]);&quot;&quot;;&quot;/&quot;&amp;[.P134])" office:value-type="string" office:string-value="0" calcext:value-type="string">
            <text:p>0</text:p>
          </table:table-cell>
          <table:table-cell table:formula="of:=[.AP134]&amp;IF(ISBLANK([.Q134]);&quot;&quot;;&quot;/&quot;&amp;[.Q134])" office:value-type="string" office:string-value="0" calcext:value-type="string">
            <text:p>0</text:p>
          </table:table-cell>
          <table:table-cell table:formula="of:=[.AQ134]&amp;IF(ISBLANK([.R134]);&quot;&quot;;&quot;/&quot;&amp;[.R134])" office:value-type="string" office:string-value="0" calcext:value-type="string">
            <text:p>0</text:p>
          </table:table-cell>
          <table:table-cell table:formula="of:=[.AR134]&amp;IF(ISBLANK([.S134]);&quot;&quot;;&quot;/&quot;&amp;[.S13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5]" office:value-type="float" office:value="0" calcext:value-type="float">
            <text:p>0</text:p>
          </table:table-cell>
          <table:table-cell table:formula="of:=[.AB135]&amp;IF(ISBLANK([.C135]);&quot;&quot;;&quot;/&quot;&amp;[.C135])" office:value-type="string" office:string-value="0" calcext:value-type="string">
            <text:p>0</text:p>
          </table:table-cell>
          <table:table-cell table:formula="of:=[.AC135]&amp;IF(ISBLANK([.D135]);&quot;&quot;;&quot;/&quot;&amp;[.D135])" office:value-type="string" office:string-value="0" calcext:value-type="string">
            <text:p>0</text:p>
          </table:table-cell>
          <table:table-cell table:formula="of:=[.AD135]&amp;IF(ISBLANK([.E135]);&quot;&quot;;&quot;/&quot;&amp;[.E135])" office:value-type="string" office:string-value="0" calcext:value-type="string">
            <text:p>0</text:p>
          </table:table-cell>
          <table:table-cell table:formula="of:=[.AE135]&amp;IF(ISBLANK([.F135]);&quot;&quot;;&quot;/&quot;&amp;[.F135])" office:value-type="string" office:string-value="0" calcext:value-type="string">
            <text:p>0</text:p>
          </table:table-cell>
          <table:table-cell table:formula="of:=[.AF135]&amp;IF(ISBLANK([.G135]);&quot;&quot;;&quot;/&quot;&amp;[.G135])" office:value-type="string" office:string-value="0" calcext:value-type="string">
            <text:p>0</text:p>
          </table:table-cell>
          <table:table-cell table:formula="of:=[.AG135]&amp;IF(ISBLANK([.H135]);&quot;&quot;;&quot;/&quot;&amp;[.H135])" office:value-type="string" office:string-value="0" calcext:value-type="string">
            <text:p>0</text:p>
          </table:table-cell>
          <table:table-cell table:formula="of:=[.AH135]&amp;IF(ISBLANK([.I135]);&quot;&quot;;&quot;/&quot;&amp;[.I135])" office:value-type="string" office:string-value="0" calcext:value-type="string">
            <text:p>0</text:p>
          </table:table-cell>
          <table:table-cell table:formula="of:=[.AI135]&amp;IF(ISBLANK([.J135]);&quot;&quot;;&quot;/&quot;&amp;[.J135])" office:value-type="string" office:string-value="0" calcext:value-type="string">
            <text:p>0</text:p>
          </table:table-cell>
          <table:table-cell table:formula="of:=[.AJ135]&amp;IF(ISBLANK([.K135]);&quot;&quot;;&quot;/&quot;&amp;[.K135])" office:value-type="string" office:string-value="0" calcext:value-type="string">
            <text:p>0</text:p>
          </table:table-cell>
          <table:table-cell table:formula="of:=[.AK135]&amp;IF(ISBLANK([.L135]);&quot;&quot;;&quot;/&quot;&amp;[.L135])" office:value-type="string" office:string-value="0" calcext:value-type="string">
            <text:p>0</text:p>
          </table:table-cell>
          <table:table-cell table:formula="of:=[.AL135]&amp;IF(ISBLANK([.M135]);&quot;&quot;;&quot;/&quot;&amp;[.M135])" office:value-type="string" office:string-value="0" calcext:value-type="string">
            <text:p>0</text:p>
          </table:table-cell>
          <table:table-cell table:formula="of:=[.AM135]&amp;IF(ISBLANK([.N135]);&quot;&quot;;&quot;/&quot;&amp;[.N135])" office:value-type="string" office:string-value="0" calcext:value-type="string">
            <text:p>0</text:p>
          </table:table-cell>
          <table:table-cell table:formula="of:=[.AN135]&amp;IF(ISBLANK([.O135]);&quot;&quot;;&quot;/&quot;&amp;[.O135])" office:value-type="string" office:string-value="0" calcext:value-type="string">
            <text:p>0</text:p>
          </table:table-cell>
          <table:table-cell table:formula="of:=[.AO135]&amp;IF(ISBLANK([.P135]);&quot;&quot;;&quot;/&quot;&amp;[.P135])" office:value-type="string" office:string-value="0" calcext:value-type="string">
            <text:p>0</text:p>
          </table:table-cell>
          <table:table-cell table:formula="of:=[.AP135]&amp;IF(ISBLANK([.Q135]);&quot;&quot;;&quot;/&quot;&amp;[.Q135])" office:value-type="string" office:string-value="0" calcext:value-type="string">
            <text:p>0</text:p>
          </table:table-cell>
          <table:table-cell table:formula="of:=[.AQ135]&amp;IF(ISBLANK([.R135]);&quot;&quot;;&quot;/&quot;&amp;[.R135])" office:value-type="string" office:string-value="0" calcext:value-type="string">
            <text:p>0</text:p>
          </table:table-cell>
          <table:table-cell table:formula="of:=[.AR135]&amp;IF(ISBLANK([.S135]);&quot;&quot;;&quot;/&quot;&amp;[.S13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6]" office:value-type="float" office:value="0" calcext:value-type="float">
            <text:p>0</text:p>
          </table:table-cell>
          <table:table-cell table:formula="of:=[.AB136]&amp;IF(ISBLANK([.C136]);&quot;&quot;;&quot;/&quot;&amp;[.C136])" office:value-type="string" office:string-value="0" calcext:value-type="string">
            <text:p>0</text:p>
          </table:table-cell>
          <table:table-cell table:formula="of:=[.AC136]&amp;IF(ISBLANK([.D136]);&quot;&quot;;&quot;/&quot;&amp;[.D136])" office:value-type="string" office:string-value="0" calcext:value-type="string">
            <text:p>0</text:p>
          </table:table-cell>
          <table:table-cell table:formula="of:=[.AD136]&amp;IF(ISBLANK([.E136]);&quot;&quot;;&quot;/&quot;&amp;[.E136])" office:value-type="string" office:string-value="0" calcext:value-type="string">
            <text:p>0</text:p>
          </table:table-cell>
          <table:table-cell table:formula="of:=[.AE136]&amp;IF(ISBLANK([.F136]);&quot;&quot;;&quot;/&quot;&amp;[.F136])" office:value-type="string" office:string-value="0" calcext:value-type="string">
            <text:p>0</text:p>
          </table:table-cell>
          <table:table-cell table:formula="of:=[.AF136]&amp;IF(ISBLANK([.G136]);&quot;&quot;;&quot;/&quot;&amp;[.G136])" office:value-type="string" office:string-value="0" calcext:value-type="string">
            <text:p>0</text:p>
          </table:table-cell>
          <table:table-cell table:formula="of:=[.AG136]&amp;IF(ISBLANK([.H136]);&quot;&quot;;&quot;/&quot;&amp;[.H136])" office:value-type="string" office:string-value="0" calcext:value-type="string">
            <text:p>0</text:p>
          </table:table-cell>
          <table:table-cell table:formula="of:=[.AH136]&amp;IF(ISBLANK([.I136]);&quot;&quot;;&quot;/&quot;&amp;[.I136])" office:value-type="string" office:string-value="0" calcext:value-type="string">
            <text:p>0</text:p>
          </table:table-cell>
          <table:table-cell table:formula="of:=[.AI136]&amp;IF(ISBLANK([.J136]);&quot;&quot;;&quot;/&quot;&amp;[.J136])" office:value-type="string" office:string-value="0" calcext:value-type="string">
            <text:p>0</text:p>
          </table:table-cell>
          <table:table-cell table:formula="of:=[.AJ136]&amp;IF(ISBLANK([.K136]);&quot;&quot;;&quot;/&quot;&amp;[.K136])" office:value-type="string" office:string-value="0" calcext:value-type="string">
            <text:p>0</text:p>
          </table:table-cell>
          <table:table-cell table:formula="of:=[.AK136]&amp;IF(ISBLANK([.L136]);&quot;&quot;;&quot;/&quot;&amp;[.L136])" office:value-type="string" office:string-value="0" calcext:value-type="string">
            <text:p>0</text:p>
          </table:table-cell>
          <table:table-cell table:formula="of:=[.AL136]&amp;IF(ISBLANK([.M136]);&quot;&quot;;&quot;/&quot;&amp;[.M136])" office:value-type="string" office:string-value="0" calcext:value-type="string">
            <text:p>0</text:p>
          </table:table-cell>
          <table:table-cell table:formula="of:=[.AM136]&amp;IF(ISBLANK([.N136]);&quot;&quot;;&quot;/&quot;&amp;[.N136])" office:value-type="string" office:string-value="0" calcext:value-type="string">
            <text:p>0</text:p>
          </table:table-cell>
          <table:table-cell table:formula="of:=[.AN136]&amp;IF(ISBLANK([.O136]);&quot;&quot;;&quot;/&quot;&amp;[.O136])" office:value-type="string" office:string-value="0" calcext:value-type="string">
            <text:p>0</text:p>
          </table:table-cell>
          <table:table-cell table:formula="of:=[.AO136]&amp;IF(ISBLANK([.P136]);&quot;&quot;;&quot;/&quot;&amp;[.P136])" office:value-type="string" office:string-value="0" calcext:value-type="string">
            <text:p>0</text:p>
          </table:table-cell>
          <table:table-cell table:formula="of:=[.AP136]&amp;IF(ISBLANK([.Q136]);&quot;&quot;;&quot;/&quot;&amp;[.Q136])" office:value-type="string" office:string-value="0" calcext:value-type="string">
            <text:p>0</text:p>
          </table:table-cell>
          <table:table-cell table:formula="of:=[.AQ136]&amp;IF(ISBLANK([.R136]);&quot;&quot;;&quot;/&quot;&amp;[.R136])" office:value-type="string" office:string-value="0" calcext:value-type="string">
            <text:p>0</text:p>
          </table:table-cell>
          <table:table-cell table:formula="of:=[.AR136]&amp;IF(ISBLANK([.S136]);&quot;&quot;;&quot;/&quot;&amp;[.S13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7]" office:value-type="float" office:value="0" calcext:value-type="float">
            <text:p>0</text:p>
          </table:table-cell>
          <table:table-cell table:formula="of:=[.AB137]&amp;IF(ISBLANK([.C137]);&quot;&quot;;&quot;/&quot;&amp;[.C137])" office:value-type="string" office:string-value="0" calcext:value-type="string">
            <text:p>0</text:p>
          </table:table-cell>
          <table:table-cell table:formula="of:=[.AC137]&amp;IF(ISBLANK([.D137]);&quot;&quot;;&quot;/&quot;&amp;[.D137])" office:value-type="string" office:string-value="0" calcext:value-type="string">
            <text:p>0</text:p>
          </table:table-cell>
          <table:table-cell table:formula="of:=[.AD137]&amp;IF(ISBLANK([.E137]);&quot;&quot;;&quot;/&quot;&amp;[.E137])" office:value-type="string" office:string-value="0" calcext:value-type="string">
            <text:p>0</text:p>
          </table:table-cell>
          <table:table-cell table:formula="of:=[.AE137]&amp;IF(ISBLANK([.F137]);&quot;&quot;;&quot;/&quot;&amp;[.F137])" office:value-type="string" office:string-value="0" calcext:value-type="string">
            <text:p>0</text:p>
          </table:table-cell>
          <table:table-cell table:formula="of:=[.AF137]&amp;IF(ISBLANK([.G137]);&quot;&quot;;&quot;/&quot;&amp;[.G137])" office:value-type="string" office:string-value="0" calcext:value-type="string">
            <text:p>0</text:p>
          </table:table-cell>
          <table:table-cell table:formula="of:=[.AG137]&amp;IF(ISBLANK([.H137]);&quot;&quot;;&quot;/&quot;&amp;[.H137])" office:value-type="string" office:string-value="0" calcext:value-type="string">
            <text:p>0</text:p>
          </table:table-cell>
          <table:table-cell table:formula="of:=[.AH137]&amp;IF(ISBLANK([.I137]);&quot;&quot;;&quot;/&quot;&amp;[.I137])" office:value-type="string" office:string-value="0" calcext:value-type="string">
            <text:p>0</text:p>
          </table:table-cell>
          <table:table-cell table:formula="of:=[.AI137]&amp;IF(ISBLANK([.J137]);&quot;&quot;;&quot;/&quot;&amp;[.J137])" office:value-type="string" office:string-value="0" calcext:value-type="string">
            <text:p>0</text:p>
          </table:table-cell>
          <table:table-cell table:formula="of:=[.AJ137]&amp;IF(ISBLANK([.K137]);&quot;&quot;;&quot;/&quot;&amp;[.K137])" office:value-type="string" office:string-value="0" calcext:value-type="string">
            <text:p>0</text:p>
          </table:table-cell>
          <table:table-cell table:formula="of:=[.AK137]&amp;IF(ISBLANK([.L137]);&quot;&quot;;&quot;/&quot;&amp;[.L137])" office:value-type="string" office:string-value="0" calcext:value-type="string">
            <text:p>0</text:p>
          </table:table-cell>
          <table:table-cell table:formula="of:=[.AL137]&amp;IF(ISBLANK([.M137]);&quot;&quot;;&quot;/&quot;&amp;[.M137])" office:value-type="string" office:string-value="0" calcext:value-type="string">
            <text:p>0</text:p>
          </table:table-cell>
          <table:table-cell table:formula="of:=[.AM137]&amp;IF(ISBLANK([.N137]);&quot;&quot;;&quot;/&quot;&amp;[.N137])" office:value-type="string" office:string-value="0" calcext:value-type="string">
            <text:p>0</text:p>
          </table:table-cell>
          <table:table-cell table:formula="of:=[.AN137]&amp;IF(ISBLANK([.O137]);&quot;&quot;;&quot;/&quot;&amp;[.O137])" office:value-type="string" office:string-value="0" calcext:value-type="string">
            <text:p>0</text:p>
          </table:table-cell>
          <table:table-cell table:formula="of:=[.AO137]&amp;IF(ISBLANK([.P137]);&quot;&quot;;&quot;/&quot;&amp;[.P137])" office:value-type="string" office:string-value="0" calcext:value-type="string">
            <text:p>0</text:p>
          </table:table-cell>
          <table:table-cell table:formula="of:=[.AP137]&amp;IF(ISBLANK([.Q137]);&quot;&quot;;&quot;/&quot;&amp;[.Q137])" office:value-type="string" office:string-value="0" calcext:value-type="string">
            <text:p>0</text:p>
          </table:table-cell>
          <table:table-cell table:formula="of:=[.AQ137]&amp;IF(ISBLANK([.R137]);&quot;&quot;;&quot;/&quot;&amp;[.R137])" office:value-type="string" office:string-value="0" calcext:value-type="string">
            <text:p>0</text:p>
          </table:table-cell>
          <table:table-cell table:formula="of:=[.AR137]&amp;IF(ISBLANK([.S137]);&quot;&quot;;&quot;/&quot;&amp;[.S13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8]" office:value-type="float" office:value="0" calcext:value-type="float">
            <text:p>0</text:p>
          </table:table-cell>
          <table:table-cell table:formula="of:=[.AB138]&amp;IF(ISBLANK([.C138]);&quot;&quot;;&quot;/&quot;&amp;[.C138])" office:value-type="string" office:string-value="0" calcext:value-type="string">
            <text:p>0</text:p>
          </table:table-cell>
          <table:table-cell table:formula="of:=[.AC138]&amp;IF(ISBLANK([.D138]);&quot;&quot;;&quot;/&quot;&amp;[.D138])" office:value-type="string" office:string-value="0" calcext:value-type="string">
            <text:p>0</text:p>
          </table:table-cell>
          <table:table-cell table:formula="of:=[.AD138]&amp;IF(ISBLANK([.E138]);&quot;&quot;;&quot;/&quot;&amp;[.E138])" office:value-type="string" office:string-value="0" calcext:value-type="string">
            <text:p>0</text:p>
          </table:table-cell>
          <table:table-cell table:formula="of:=[.AE138]&amp;IF(ISBLANK([.F138]);&quot;&quot;;&quot;/&quot;&amp;[.F138])" office:value-type="string" office:string-value="0" calcext:value-type="string">
            <text:p>0</text:p>
          </table:table-cell>
          <table:table-cell table:formula="of:=[.AF138]&amp;IF(ISBLANK([.G138]);&quot;&quot;;&quot;/&quot;&amp;[.G138])" office:value-type="string" office:string-value="0" calcext:value-type="string">
            <text:p>0</text:p>
          </table:table-cell>
          <table:table-cell table:formula="of:=[.AG138]&amp;IF(ISBLANK([.H138]);&quot;&quot;;&quot;/&quot;&amp;[.H138])" office:value-type="string" office:string-value="0" calcext:value-type="string">
            <text:p>0</text:p>
          </table:table-cell>
          <table:table-cell table:formula="of:=[.AH138]&amp;IF(ISBLANK([.I138]);&quot;&quot;;&quot;/&quot;&amp;[.I138])" office:value-type="string" office:string-value="0" calcext:value-type="string">
            <text:p>0</text:p>
          </table:table-cell>
          <table:table-cell table:formula="of:=[.AI138]&amp;IF(ISBLANK([.J138]);&quot;&quot;;&quot;/&quot;&amp;[.J138])" office:value-type="string" office:string-value="0" calcext:value-type="string">
            <text:p>0</text:p>
          </table:table-cell>
          <table:table-cell table:formula="of:=[.AJ138]&amp;IF(ISBLANK([.K138]);&quot;&quot;;&quot;/&quot;&amp;[.K138])" office:value-type="string" office:string-value="0" calcext:value-type="string">
            <text:p>0</text:p>
          </table:table-cell>
          <table:table-cell table:formula="of:=[.AK138]&amp;IF(ISBLANK([.L138]);&quot;&quot;;&quot;/&quot;&amp;[.L138])" office:value-type="string" office:string-value="0" calcext:value-type="string">
            <text:p>0</text:p>
          </table:table-cell>
          <table:table-cell table:formula="of:=[.AL138]&amp;IF(ISBLANK([.M138]);&quot;&quot;;&quot;/&quot;&amp;[.M138])" office:value-type="string" office:string-value="0" calcext:value-type="string">
            <text:p>0</text:p>
          </table:table-cell>
          <table:table-cell table:formula="of:=[.AM138]&amp;IF(ISBLANK([.N138]);&quot;&quot;;&quot;/&quot;&amp;[.N138])" office:value-type="string" office:string-value="0" calcext:value-type="string">
            <text:p>0</text:p>
          </table:table-cell>
          <table:table-cell table:formula="of:=[.AN138]&amp;IF(ISBLANK([.O138]);&quot;&quot;;&quot;/&quot;&amp;[.O138])" office:value-type="string" office:string-value="0" calcext:value-type="string">
            <text:p>0</text:p>
          </table:table-cell>
          <table:table-cell table:formula="of:=[.AO138]&amp;IF(ISBLANK([.P138]);&quot;&quot;;&quot;/&quot;&amp;[.P138])" office:value-type="string" office:string-value="0" calcext:value-type="string">
            <text:p>0</text:p>
          </table:table-cell>
          <table:table-cell table:formula="of:=[.AP138]&amp;IF(ISBLANK([.Q138]);&quot;&quot;;&quot;/&quot;&amp;[.Q138])" office:value-type="string" office:string-value="0" calcext:value-type="string">
            <text:p>0</text:p>
          </table:table-cell>
          <table:table-cell table:formula="of:=[.AQ138]&amp;IF(ISBLANK([.R138]);&quot;&quot;;&quot;/&quot;&amp;[.R138])" office:value-type="string" office:string-value="0" calcext:value-type="string">
            <text:p>0</text:p>
          </table:table-cell>
          <table:table-cell table:formula="of:=[.AR138]&amp;IF(ISBLANK([.S138]);&quot;&quot;;&quot;/&quot;&amp;[.S13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39]" office:value-type="float" office:value="0" calcext:value-type="float">
            <text:p>0</text:p>
          </table:table-cell>
          <table:table-cell table:formula="of:=[.AB139]&amp;IF(ISBLANK([.C139]);&quot;&quot;;&quot;/&quot;&amp;[.C139])" office:value-type="string" office:string-value="0" calcext:value-type="string">
            <text:p>0</text:p>
          </table:table-cell>
          <table:table-cell table:formula="of:=[.AC139]&amp;IF(ISBLANK([.D139]);&quot;&quot;;&quot;/&quot;&amp;[.D139])" office:value-type="string" office:string-value="0" calcext:value-type="string">
            <text:p>0</text:p>
          </table:table-cell>
          <table:table-cell table:formula="of:=[.AD139]&amp;IF(ISBLANK([.E139]);&quot;&quot;;&quot;/&quot;&amp;[.E139])" office:value-type="string" office:string-value="0" calcext:value-type="string">
            <text:p>0</text:p>
          </table:table-cell>
          <table:table-cell table:formula="of:=[.AE139]&amp;IF(ISBLANK([.F139]);&quot;&quot;;&quot;/&quot;&amp;[.F139])" office:value-type="string" office:string-value="0" calcext:value-type="string">
            <text:p>0</text:p>
          </table:table-cell>
          <table:table-cell table:formula="of:=[.AF139]&amp;IF(ISBLANK([.G139]);&quot;&quot;;&quot;/&quot;&amp;[.G139])" office:value-type="string" office:string-value="0" calcext:value-type="string">
            <text:p>0</text:p>
          </table:table-cell>
          <table:table-cell table:formula="of:=[.AG139]&amp;IF(ISBLANK([.H139]);&quot;&quot;;&quot;/&quot;&amp;[.H139])" office:value-type="string" office:string-value="0" calcext:value-type="string">
            <text:p>0</text:p>
          </table:table-cell>
          <table:table-cell table:formula="of:=[.AH139]&amp;IF(ISBLANK([.I139]);&quot;&quot;;&quot;/&quot;&amp;[.I139])" office:value-type="string" office:string-value="0" calcext:value-type="string">
            <text:p>0</text:p>
          </table:table-cell>
          <table:table-cell table:formula="of:=[.AI139]&amp;IF(ISBLANK([.J139]);&quot;&quot;;&quot;/&quot;&amp;[.J139])" office:value-type="string" office:string-value="0" calcext:value-type="string">
            <text:p>0</text:p>
          </table:table-cell>
          <table:table-cell table:formula="of:=[.AJ139]&amp;IF(ISBLANK([.K139]);&quot;&quot;;&quot;/&quot;&amp;[.K139])" office:value-type="string" office:string-value="0" calcext:value-type="string">
            <text:p>0</text:p>
          </table:table-cell>
          <table:table-cell table:formula="of:=[.AK139]&amp;IF(ISBLANK([.L139]);&quot;&quot;;&quot;/&quot;&amp;[.L139])" office:value-type="string" office:string-value="0" calcext:value-type="string">
            <text:p>0</text:p>
          </table:table-cell>
          <table:table-cell table:formula="of:=[.AL139]&amp;IF(ISBLANK([.M139]);&quot;&quot;;&quot;/&quot;&amp;[.M139])" office:value-type="string" office:string-value="0" calcext:value-type="string">
            <text:p>0</text:p>
          </table:table-cell>
          <table:table-cell table:formula="of:=[.AM139]&amp;IF(ISBLANK([.N139]);&quot;&quot;;&quot;/&quot;&amp;[.N139])" office:value-type="string" office:string-value="0" calcext:value-type="string">
            <text:p>0</text:p>
          </table:table-cell>
          <table:table-cell table:formula="of:=[.AN139]&amp;IF(ISBLANK([.O139]);&quot;&quot;;&quot;/&quot;&amp;[.O139])" office:value-type="string" office:string-value="0" calcext:value-type="string">
            <text:p>0</text:p>
          </table:table-cell>
          <table:table-cell table:formula="of:=[.AO139]&amp;IF(ISBLANK([.P139]);&quot;&quot;;&quot;/&quot;&amp;[.P139])" office:value-type="string" office:string-value="0" calcext:value-type="string">
            <text:p>0</text:p>
          </table:table-cell>
          <table:table-cell table:formula="of:=[.AP139]&amp;IF(ISBLANK([.Q139]);&quot;&quot;;&quot;/&quot;&amp;[.Q139])" office:value-type="string" office:string-value="0" calcext:value-type="string">
            <text:p>0</text:p>
          </table:table-cell>
          <table:table-cell table:formula="of:=[.AQ139]&amp;IF(ISBLANK([.R139]);&quot;&quot;;&quot;/&quot;&amp;[.R139])" office:value-type="string" office:string-value="0" calcext:value-type="string">
            <text:p>0</text:p>
          </table:table-cell>
          <table:table-cell table:formula="of:=[.AR139]&amp;IF(ISBLANK([.S139]);&quot;&quot;;&quot;/&quot;&amp;[.S13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0]" office:value-type="float" office:value="0" calcext:value-type="float">
            <text:p>0</text:p>
          </table:table-cell>
          <table:table-cell table:formula="of:=[.AB140]&amp;IF(ISBLANK([.C140]);&quot;&quot;;&quot;/&quot;&amp;[.C140])" office:value-type="string" office:string-value="0" calcext:value-type="string">
            <text:p>0</text:p>
          </table:table-cell>
          <table:table-cell table:formula="of:=[.AC140]&amp;IF(ISBLANK([.D140]);&quot;&quot;;&quot;/&quot;&amp;[.D140])" office:value-type="string" office:string-value="0" calcext:value-type="string">
            <text:p>0</text:p>
          </table:table-cell>
          <table:table-cell table:formula="of:=[.AD140]&amp;IF(ISBLANK([.E140]);&quot;&quot;;&quot;/&quot;&amp;[.E140])" office:value-type="string" office:string-value="0" calcext:value-type="string">
            <text:p>0</text:p>
          </table:table-cell>
          <table:table-cell table:formula="of:=[.AE140]&amp;IF(ISBLANK([.F140]);&quot;&quot;;&quot;/&quot;&amp;[.F140])" office:value-type="string" office:string-value="0" calcext:value-type="string">
            <text:p>0</text:p>
          </table:table-cell>
          <table:table-cell table:formula="of:=[.AF140]&amp;IF(ISBLANK([.G140]);&quot;&quot;;&quot;/&quot;&amp;[.G140])" office:value-type="string" office:string-value="0" calcext:value-type="string">
            <text:p>0</text:p>
          </table:table-cell>
          <table:table-cell table:formula="of:=[.AG140]&amp;IF(ISBLANK([.H140]);&quot;&quot;;&quot;/&quot;&amp;[.H140])" office:value-type="string" office:string-value="0" calcext:value-type="string">
            <text:p>0</text:p>
          </table:table-cell>
          <table:table-cell table:formula="of:=[.AH140]&amp;IF(ISBLANK([.I140]);&quot;&quot;;&quot;/&quot;&amp;[.I140])" office:value-type="string" office:string-value="0" calcext:value-type="string">
            <text:p>0</text:p>
          </table:table-cell>
          <table:table-cell table:formula="of:=[.AI140]&amp;IF(ISBLANK([.J140]);&quot;&quot;;&quot;/&quot;&amp;[.J140])" office:value-type="string" office:string-value="0" calcext:value-type="string">
            <text:p>0</text:p>
          </table:table-cell>
          <table:table-cell table:formula="of:=[.AJ140]&amp;IF(ISBLANK([.K140]);&quot;&quot;;&quot;/&quot;&amp;[.K140])" office:value-type="string" office:string-value="0" calcext:value-type="string">
            <text:p>0</text:p>
          </table:table-cell>
          <table:table-cell table:formula="of:=[.AK140]&amp;IF(ISBLANK([.L140]);&quot;&quot;;&quot;/&quot;&amp;[.L140])" office:value-type="string" office:string-value="0" calcext:value-type="string">
            <text:p>0</text:p>
          </table:table-cell>
          <table:table-cell table:formula="of:=[.AL140]&amp;IF(ISBLANK([.M140]);&quot;&quot;;&quot;/&quot;&amp;[.M140])" office:value-type="string" office:string-value="0" calcext:value-type="string">
            <text:p>0</text:p>
          </table:table-cell>
          <table:table-cell table:formula="of:=[.AM140]&amp;IF(ISBLANK([.N140]);&quot;&quot;;&quot;/&quot;&amp;[.N140])" office:value-type="string" office:string-value="0" calcext:value-type="string">
            <text:p>0</text:p>
          </table:table-cell>
          <table:table-cell table:formula="of:=[.AN140]&amp;IF(ISBLANK([.O140]);&quot;&quot;;&quot;/&quot;&amp;[.O140])" office:value-type="string" office:string-value="0" calcext:value-type="string">
            <text:p>0</text:p>
          </table:table-cell>
          <table:table-cell table:formula="of:=[.AO140]&amp;IF(ISBLANK([.P140]);&quot;&quot;;&quot;/&quot;&amp;[.P140])" office:value-type="string" office:string-value="0" calcext:value-type="string">
            <text:p>0</text:p>
          </table:table-cell>
          <table:table-cell table:formula="of:=[.AP140]&amp;IF(ISBLANK([.Q140]);&quot;&quot;;&quot;/&quot;&amp;[.Q140])" office:value-type="string" office:string-value="0" calcext:value-type="string">
            <text:p>0</text:p>
          </table:table-cell>
          <table:table-cell table:formula="of:=[.AQ140]&amp;IF(ISBLANK([.R140]);&quot;&quot;;&quot;/&quot;&amp;[.R140])" office:value-type="string" office:string-value="0" calcext:value-type="string">
            <text:p>0</text:p>
          </table:table-cell>
          <table:table-cell table:formula="of:=[.AR140]&amp;IF(ISBLANK([.S140]);&quot;&quot;;&quot;/&quot;&amp;[.S14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1]" office:value-type="float" office:value="0" calcext:value-type="float">
            <text:p>0</text:p>
          </table:table-cell>
          <table:table-cell table:formula="of:=[.AB141]&amp;IF(ISBLANK([.C141]);&quot;&quot;;&quot;/&quot;&amp;[.C141])" office:value-type="string" office:string-value="0" calcext:value-type="string">
            <text:p>0</text:p>
          </table:table-cell>
          <table:table-cell table:formula="of:=[.AC141]&amp;IF(ISBLANK([.D141]);&quot;&quot;;&quot;/&quot;&amp;[.D141])" office:value-type="string" office:string-value="0" calcext:value-type="string">
            <text:p>0</text:p>
          </table:table-cell>
          <table:table-cell table:formula="of:=[.AD141]&amp;IF(ISBLANK([.E141]);&quot;&quot;;&quot;/&quot;&amp;[.E141])" office:value-type="string" office:string-value="0" calcext:value-type="string">
            <text:p>0</text:p>
          </table:table-cell>
          <table:table-cell table:formula="of:=[.AE141]&amp;IF(ISBLANK([.F141]);&quot;&quot;;&quot;/&quot;&amp;[.F141])" office:value-type="string" office:string-value="0" calcext:value-type="string">
            <text:p>0</text:p>
          </table:table-cell>
          <table:table-cell table:formula="of:=[.AF141]&amp;IF(ISBLANK([.G141]);&quot;&quot;;&quot;/&quot;&amp;[.G141])" office:value-type="string" office:string-value="0" calcext:value-type="string">
            <text:p>0</text:p>
          </table:table-cell>
          <table:table-cell table:formula="of:=[.AG141]&amp;IF(ISBLANK([.H141]);&quot;&quot;;&quot;/&quot;&amp;[.H141])" office:value-type="string" office:string-value="0" calcext:value-type="string">
            <text:p>0</text:p>
          </table:table-cell>
          <table:table-cell table:formula="of:=[.AH141]&amp;IF(ISBLANK([.I141]);&quot;&quot;;&quot;/&quot;&amp;[.I141])" office:value-type="string" office:string-value="0" calcext:value-type="string">
            <text:p>0</text:p>
          </table:table-cell>
          <table:table-cell table:formula="of:=[.AI141]&amp;IF(ISBLANK([.J141]);&quot;&quot;;&quot;/&quot;&amp;[.J141])" office:value-type="string" office:string-value="0" calcext:value-type="string">
            <text:p>0</text:p>
          </table:table-cell>
          <table:table-cell table:formula="of:=[.AJ141]&amp;IF(ISBLANK([.K141]);&quot;&quot;;&quot;/&quot;&amp;[.K141])" office:value-type="string" office:string-value="0" calcext:value-type="string">
            <text:p>0</text:p>
          </table:table-cell>
          <table:table-cell table:formula="of:=[.AK141]&amp;IF(ISBLANK([.L141]);&quot;&quot;;&quot;/&quot;&amp;[.L141])" office:value-type="string" office:string-value="0" calcext:value-type="string">
            <text:p>0</text:p>
          </table:table-cell>
          <table:table-cell table:formula="of:=[.AL141]&amp;IF(ISBLANK([.M141]);&quot;&quot;;&quot;/&quot;&amp;[.M141])" office:value-type="string" office:string-value="0" calcext:value-type="string">
            <text:p>0</text:p>
          </table:table-cell>
          <table:table-cell table:formula="of:=[.AM141]&amp;IF(ISBLANK([.N141]);&quot;&quot;;&quot;/&quot;&amp;[.N141])" office:value-type="string" office:string-value="0" calcext:value-type="string">
            <text:p>0</text:p>
          </table:table-cell>
          <table:table-cell table:formula="of:=[.AN141]&amp;IF(ISBLANK([.O141]);&quot;&quot;;&quot;/&quot;&amp;[.O141])" office:value-type="string" office:string-value="0" calcext:value-type="string">
            <text:p>0</text:p>
          </table:table-cell>
          <table:table-cell table:formula="of:=[.AO141]&amp;IF(ISBLANK([.P141]);&quot;&quot;;&quot;/&quot;&amp;[.P141])" office:value-type="string" office:string-value="0" calcext:value-type="string">
            <text:p>0</text:p>
          </table:table-cell>
          <table:table-cell table:formula="of:=[.AP141]&amp;IF(ISBLANK([.Q141]);&quot;&quot;;&quot;/&quot;&amp;[.Q141])" office:value-type="string" office:string-value="0" calcext:value-type="string">
            <text:p>0</text:p>
          </table:table-cell>
          <table:table-cell table:formula="of:=[.AQ141]&amp;IF(ISBLANK([.R141]);&quot;&quot;;&quot;/&quot;&amp;[.R141])" office:value-type="string" office:string-value="0" calcext:value-type="string">
            <text:p>0</text:p>
          </table:table-cell>
          <table:table-cell table:formula="of:=[.AR141]&amp;IF(ISBLANK([.S141]);&quot;&quot;;&quot;/&quot;&amp;[.S14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2]" office:value-type="float" office:value="0" calcext:value-type="float">
            <text:p>0</text:p>
          </table:table-cell>
          <table:table-cell table:formula="of:=[.AB142]&amp;IF(ISBLANK([.C142]);&quot;&quot;;&quot;/&quot;&amp;[.C142])" office:value-type="string" office:string-value="0" calcext:value-type="string">
            <text:p>0</text:p>
          </table:table-cell>
          <table:table-cell table:formula="of:=[.AC142]&amp;IF(ISBLANK([.D142]);&quot;&quot;;&quot;/&quot;&amp;[.D142])" office:value-type="string" office:string-value="0" calcext:value-type="string">
            <text:p>0</text:p>
          </table:table-cell>
          <table:table-cell table:formula="of:=[.AD142]&amp;IF(ISBLANK([.E142]);&quot;&quot;;&quot;/&quot;&amp;[.E142])" office:value-type="string" office:string-value="0" calcext:value-type="string">
            <text:p>0</text:p>
          </table:table-cell>
          <table:table-cell table:formula="of:=[.AE142]&amp;IF(ISBLANK([.F142]);&quot;&quot;;&quot;/&quot;&amp;[.F142])" office:value-type="string" office:string-value="0" calcext:value-type="string">
            <text:p>0</text:p>
          </table:table-cell>
          <table:table-cell table:formula="of:=[.AF142]&amp;IF(ISBLANK([.G142]);&quot;&quot;;&quot;/&quot;&amp;[.G142])" office:value-type="string" office:string-value="0" calcext:value-type="string">
            <text:p>0</text:p>
          </table:table-cell>
          <table:table-cell table:formula="of:=[.AG142]&amp;IF(ISBLANK([.H142]);&quot;&quot;;&quot;/&quot;&amp;[.H142])" office:value-type="string" office:string-value="0" calcext:value-type="string">
            <text:p>0</text:p>
          </table:table-cell>
          <table:table-cell table:formula="of:=[.AH142]&amp;IF(ISBLANK([.I142]);&quot;&quot;;&quot;/&quot;&amp;[.I142])" office:value-type="string" office:string-value="0" calcext:value-type="string">
            <text:p>0</text:p>
          </table:table-cell>
          <table:table-cell table:formula="of:=[.AI142]&amp;IF(ISBLANK([.J142]);&quot;&quot;;&quot;/&quot;&amp;[.J142])" office:value-type="string" office:string-value="0" calcext:value-type="string">
            <text:p>0</text:p>
          </table:table-cell>
          <table:table-cell table:formula="of:=[.AJ142]&amp;IF(ISBLANK([.K142]);&quot;&quot;;&quot;/&quot;&amp;[.K142])" office:value-type="string" office:string-value="0" calcext:value-type="string">
            <text:p>0</text:p>
          </table:table-cell>
          <table:table-cell table:formula="of:=[.AK142]&amp;IF(ISBLANK([.L142]);&quot;&quot;;&quot;/&quot;&amp;[.L142])" office:value-type="string" office:string-value="0" calcext:value-type="string">
            <text:p>0</text:p>
          </table:table-cell>
          <table:table-cell table:formula="of:=[.AL142]&amp;IF(ISBLANK([.M142]);&quot;&quot;;&quot;/&quot;&amp;[.M142])" office:value-type="string" office:string-value="0" calcext:value-type="string">
            <text:p>0</text:p>
          </table:table-cell>
          <table:table-cell table:formula="of:=[.AM142]&amp;IF(ISBLANK([.N142]);&quot;&quot;;&quot;/&quot;&amp;[.N142])" office:value-type="string" office:string-value="0" calcext:value-type="string">
            <text:p>0</text:p>
          </table:table-cell>
          <table:table-cell table:formula="of:=[.AN142]&amp;IF(ISBLANK([.O142]);&quot;&quot;;&quot;/&quot;&amp;[.O142])" office:value-type="string" office:string-value="0" calcext:value-type="string">
            <text:p>0</text:p>
          </table:table-cell>
          <table:table-cell table:formula="of:=[.AO142]&amp;IF(ISBLANK([.P142]);&quot;&quot;;&quot;/&quot;&amp;[.P142])" office:value-type="string" office:string-value="0" calcext:value-type="string">
            <text:p>0</text:p>
          </table:table-cell>
          <table:table-cell table:formula="of:=[.AP142]&amp;IF(ISBLANK([.Q142]);&quot;&quot;;&quot;/&quot;&amp;[.Q142])" office:value-type="string" office:string-value="0" calcext:value-type="string">
            <text:p>0</text:p>
          </table:table-cell>
          <table:table-cell table:formula="of:=[.AQ142]&amp;IF(ISBLANK([.R142]);&quot;&quot;;&quot;/&quot;&amp;[.R142])" office:value-type="string" office:string-value="0" calcext:value-type="string">
            <text:p>0</text:p>
          </table:table-cell>
          <table:table-cell table:formula="of:=[.AR142]&amp;IF(ISBLANK([.S142]);&quot;&quot;;&quot;/&quot;&amp;[.S14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3]" office:value-type="float" office:value="0" calcext:value-type="float">
            <text:p>0</text:p>
          </table:table-cell>
          <table:table-cell table:formula="of:=[.AB143]&amp;IF(ISBLANK([.C143]);&quot;&quot;;&quot;/&quot;&amp;[.C143])" office:value-type="string" office:string-value="0" calcext:value-type="string">
            <text:p>0</text:p>
          </table:table-cell>
          <table:table-cell table:formula="of:=[.AC143]&amp;IF(ISBLANK([.D143]);&quot;&quot;;&quot;/&quot;&amp;[.D143])" office:value-type="string" office:string-value="0" calcext:value-type="string">
            <text:p>0</text:p>
          </table:table-cell>
          <table:table-cell table:formula="of:=[.AD143]&amp;IF(ISBLANK([.E143]);&quot;&quot;;&quot;/&quot;&amp;[.E143])" office:value-type="string" office:string-value="0" calcext:value-type="string">
            <text:p>0</text:p>
          </table:table-cell>
          <table:table-cell table:formula="of:=[.AE143]&amp;IF(ISBLANK([.F143]);&quot;&quot;;&quot;/&quot;&amp;[.F143])" office:value-type="string" office:string-value="0" calcext:value-type="string">
            <text:p>0</text:p>
          </table:table-cell>
          <table:table-cell table:formula="of:=[.AF143]&amp;IF(ISBLANK([.G143]);&quot;&quot;;&quot;/&quot;&amp;[.G143])" office:value-type="string" office:string-value="0" calcext:value-type="string">
            <text:p>0</text:p>
          </table:table-cell>
          <table:table-cell table:formula="of:=[.AG143]&amp;IF(ISBLANK([.H143]);&quot;&quot;;&quot;/&quot;&amp;[.H143])" office:value-type="string" office:string-value="0" calcext:value-type="string">
            <text:p>0</text:p>
          </table:table-cell>
          <table:table-cell table:formula="of:=[.AH143]&amp;IF(ISBLANK([.I143]);&quot;&quot;;&quot;/&quot;&amp;[.I143])" office:value-type="string" office:string-value="0" calcext:value-type="string">
            <text:p>0</text:p>
          </table:table-cell>
          <table:table-cell table:formula="of:=[.AI143]&amp;IF(ISBLANK([.J143]);&quot;&quot;;&quot;/&quot;&amp;[.J143])" office:value-type="string" office:string-value="0" calcext:value-type="string">
            <text:p>0</text:p>
          </table:table-cell>
          <table:table-cell table:formula="of:=[.AJ143]&amp;IF(ISBLANK([.K143]);&quot;&quot;;&quot;/&quot;&amp;[.K143])" office:value-type="string" office:string-value="0" calcext:value-type="string">
            <text:p>0</text:p>
          </table:table-cell>
          <table:table-cell table:formula="of:=[.AK143]&amp;IF(ISBLANK([.L143]);&quot;&quot;;&quot;/&quot;&amp;[.L143])" office:value-type="string" office:string-value="0" calcext:value-type="string">
            <text:p>0</text:p>
          </table:table-cell>
          <table:table-cell table:formula="of:=[.AL143]&amp;IF(ISBLANK([.M143]);&quot;&quot;;&quot;/&quot;&amp;[.M143])" office:value-type="string" office:string-value="0" calcext:value-type="string">
            <text:p>0</text:p>
          </table:table-cell>
          <table:table-cell table:formula="of:=[.AM143]&amp;IF(ISBLANK([.N143]);&quot;&quot;;&quot;/&quot;&amp;[.N143])" office:value-type="string" office:string-value="0" calcext:value-type="string">
            <text:p>0</text:p>
          </table:table-cell>
          <table:table-cell table:formula="of:=[.AN143]&amp;IF(ISBLANK([.O143]);&quot;&quot;;&quot;/&quot;&amp;[.O143])" office:value-type="string" office:string-value="0" calcext:value-type="string">
            <text:p>0</text:p>
          </table:table-cell>
          <table:table-cell table:formula="of:=[.AO143]&amp;IF(ISBLANK([.P143]);&quot;&quot;;&quot;/&quot;&amp;[.P143])" office:value-type="string" office:string-value="0" calcext:value-type="string">
            <text:p>0</text:p>
          </table:table-cell>
          <table:table-cell table:formula="of:=[.AP143]&amp;IF(ISBLANK([.Q143]);&quot;&quot;;&quot;/&quot;&amp;[.Q143])" office:value-type="string" office:string-value="0" calcext:value-type="string">
            <text:p>0</text:p>
          </table:table-cell>
          <table:table-cell table:formula="of:=[.AQ143]&amp;IF(ISBLANK([.R143]);&quot;&quot;;&quot;/&quot;&amp;[.R143])" office:value-type="string" office:string-value="0" calcext:value-type="string">
            <text:p>0</text:p>
          </table:table-cell>
          <table:table-cell table:formula="of:=[.AR143]&amp;IF(ISBLANK([.S143]);&quot;&quot;;&quot;/&quot;&amp;[.S14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4]" office:value-type="float" office:value="0" calcext:value-type="float">
            <text:p>0</text:p>
          </table:table-cell>
          <table:table-cell table:formula="of:=[.AB144]&amp;IF(ISBLANK([.C144]);&quot;&quot;;&quot;/&quot;&amp;[.C144])" office:value-type="string" office:string-value="0" calcext:value-type="string">
            <text:p>0</text:p>
          </table:table-cell>
          <table:table-cell table:formula="of:=[.AC144]&amp;IF(ISBLANK([.D144]);&quot;&quot;;&quot;/&quot;&amp;[.D144])" office:value-type="string" office:string-value="0" calcext:value-type="string">
            <text:p>0</text:p>
          </table:table-cell>
          <table:table-cell table:formula="of:=[.AD144]&amp;IF(ISBLANK([.E144]);&quot;&quot;;&quot;/&quot;&amp;[.E144])" office:value-type="string" office:string-value="0" calcext:value-type="string">
            <text:p>0</text:p>
          </table:table-cell>
          <table:table-cell table:formula="of:=[.AE144]&amp;IF(ISBLANK([.F144]);&quot;&quot;;&quot;/&quot;&amp;[.F144])" office:value-type="string" office:string-value="0" calcext:value-type="string">
            <text:p>0</text:p>
          </table:table-cell>
          <table:table-cell table:formula="of:=[.AF144]&amp;IF(ISBLANK([.G144]);&quot;&quot;;&quot;/&quot;&amp;[.G144])" office:value-type="string" office:string-value="0" calcext:value-type="string">
            <text:p>0</text:p>
          </table:table-cell>
          <table:table-cell table:formula="of:=[.AG144]&amp;IF(ISBLANK([.H144]);&quot;&quot;;&quot;/&quot;&amp;[.H144])" office:value-type="string" office:string-value="0" calcext:value-type="string">
            <text:p>0</text:p>
          </table:table-cell>
          <table:table-cell table:formula="of:=[.AH144]&amp;IF(ISBLANK([.I144]);&quot;&quot;;&quot;/&quot;&amp;[.I144])" office:value-type="string" office:string-value="0" calcext:value-type="string">
            <text:p>0</text:p>
          </table:table-cell>
          <table:table-cell table:formula="of:=[.AI144]&amp;IF(ISBLANK([.J144]);&quot;&quot;;&quot;/&quot;&amp;[.J144])" office:value-type="string" office:string-value="0" calcext:value-type="string">
            <text:p>0</text:p>
          </table:table-cell>
          <table:table-cell table:formula="of:=[.AJ144]&amp;IF(ISBLANK([.K144]);&quot;&quot;;&quot;/&quot;&amp;[.K144])" office:value-type="string" office:string-value="0" calcext:value-type="string">
            <text:p>0</text:p>
          </table:table-cell>
          <table:table-cell table:formula="of:=[.AK144]&amp;IF(ISBLANK([.L144]);&quot;&quot;;&quot;/&quot;&amp;[.L144])" office:value-type="string" office:string-value="0" calcext:value-type="string">
            <text:p>0</text:p>
          </table:table-cell>
          <table:table-cell table:formula="of:=[.AL144]&amp;IF(ISBLANK([.M144]);&quot;&quot;;&quot;/&quot;&amp;[.M144])" office:value-type="string" office:string-value="0" calcext:value-type="string">
            <text:p>0</text:p>
          </table:table-cell>
          <table:table-cell table:formula="of:=[.AM144]&amp;IF(ISBLANK([.N144]);&quot;&quot;;&quot;/&quot;&amp;[.N144])" office:value-type="string" office:string-value="0" calcext:value-type="string">
            <text:p>0</text:p>
          </table:table-cell>
          <table:table-cell table:formula="of:=[.AN144]&amp;IF(ISBLANK([.O144]);&quot;&quot;;&quot;/&quot;&amp;[.O144])" office:value-type="string" office:string-value="0" calcext:value-type="string">
            <text:p>0</text:p>
          </table:table-cell>
          <table:table-cell table:formula="of:=[.AO144]&amp;IF(ISBLANK([.P144]);&quot;&quot;;&quot;/&quot;&amp;[.P144])" office:value-type="string" office:string-value="0" calcext:value-type="string">
            <text:p>0</text:p>
          </table:table-cell>
          <table:table-cell table:formula="of:=[.AP144]&amp;IF(ISBLANK([.Q144]);&quot;&quot;;&quot;/&quot;&amp;[.Q144])" office:value-type="string" office:string-value="0" calcext:value-type="string">
            <text:p>0</text:p>
          </table:table-cell>
          <table:table-cell table:formula="of:=[.AQ144]&amp;IF(ISBLANK([.R144]);&quot;&quot;;&quot;/&quot;&amp;[.R144])" office:value-type="string" office:string-value="0" calcext:value-type="string">
            <text:p>0</text:p>
          </table:table-cell>
          <table:table-cell table:formula="of:=[.AR144]&amp;IF(ISBLANK([.S144]);&quot;&quot;;&quot;/&quot;&amp;[.S14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5]" office:value-type="float" office:value="0" calcext:value-type="float">
            <text:p>0</text:p>
          </table:table-cell>
          <table:table-cell table:formula="of:=[.AB145]&amp;IF(ISBLANK([.C145]);&quot;&quot;;&quot;/&quot;&amp;[.C145])" office:value-type="string" office:string-value="0" calcext:value-type="string">
            <text:p>0</text:p>
          </table:table-cell>
          <table:table-cell table:formula="of:=[.AC145]&amp;IF(ISBLANK([.D145]);&quot;&quot;;&quot;/&quot;&amp;[.D145])" office:value-type="string" office:string-value="0" calcext:value-type="string">
            <text:p>0</text:p>
          </table:table-cell>
          <table:table-cell table:formula="of:=[.AD145]&amp;IF(ISBLANK([.E145]);&quot;&quot;;&quot;/&quot;&amp;[.E145])" office:value-type="string" office:string-value="0" calcext:value-type="string">
            <text:p>0</text:p>
          </table:table-cell>
          <table:table-cell table:formula="of:=[.AE145]&amp;IF(ISBLANK([.F145]);&quot;&quot;;&quot;/&quot;&amp;[.F145])" office:value-type="string" office:string-value="0" calcext:value-type="string">
            <text:p>0</text:p>
          </table:table-cell>
          <table:table-cell table:formula="of:=[.AF145]&amp;IF(ISBLANK([.G145]);&quot;&quot;;&quot;/&quot;&amp;[.G145])" office:value-type="string" office:string-value="0" calcext:value-type="string">
            <text:p>0</text:p>
          </table:table-cell>
          <table:table-cell table:formula="of:=[.AG145]&amp;IF(ISBLANK([.H145]);&quot;&quot;;&quot;/&quot;&amp;[.H145])" office:value-type="string" office:string-value="0" calcext:value-type="string">
            <text:p>0</text:p>
          </table:table-cell>
          <table:table-cell table:formula="of:=[.AH145]&amp;IF(ISBLANK([.I145]);&quot;&quot;;&quot;/&quot;&amp;[.I145])" office:value-type="string" office:string-value="0" calcext:value-type="string">
            <text:p>0</text:p>
          </table:table-cell>
          <table:table-cell table:formula="of:=[.AI145]&amp;IF(ISBLANK([.J145]);&quot;&quot;;&quot;/&quot;&amp;[.J145])" office:value-type="string" office:string-value="0" calcext:value-type="string">
            <text:p>0</text:p>
          </table:table-cell>
          <table:table-cell table:formula="of:=[.AJ145]&amp;IF(ISBLANK([.K145]);&quot;&quot;;&quot;/&quot;&amp;[.K145])" office:value-type="string" office:string-value="0" calcext:value-type="string">
            <text:p>0</text:p>
          </table:table-cell>
          <table:table-cell table:formula="of:=[.AK145]&amp;IF(ISBLANK([.L145]);&quot;&quot;;&quot;/&quot;&amp;[.L145])" office:value-type="string" office:string-value="0" calcext:value-type="string">
            <text:p>0</text:p>
          </table:table-cell>
          <table:table-cell table:formula="of:=[.AL145]&amp;IF(ISBLANK([.M145]);&quot;&quot;;&quot;/&quot;&amp;[.M145])" office:value-type="string" office:string-value="0" calcext:value-type="string">
            <text:p>0</text:p>
          </table:table-cell>
          <table:table-cell table:formula="of:=[.AM145]&amp;IF(ISBLANK([.N145]);&quot;&quot;;&quot;/&quot;&amp;[.N145])" office:value-type="string" office:string-value="0" calcext:value-type="string">
            <text:p>0</text:p>
          </table:table-cell>
          <table:table-cell table:formula="of:=[.AN145]&amp;IF(ISBLANK([.O145]);&quot;&quot;;&quot;/&quot;&amp;[.O145])" office:value-type="string" office:string-value="0" calcext:value-type="string">
            <text:p>0</text:p>
          </table:table-cell>
          <table:table-cell table:formula="of:=[.AO145]&amp;IF(ISBLANK([.P145]);&quot;&quot;;&quot;/&quot;&amp;[.P145])" office:value-type="string" office:string-value="0" calcext:value-type="string">
            <text:p>0</text:p>
          </table:table-cell>
          <table:table-cell table:formula="of:=[.AP145]&amp;IF(ISBLANK([.Q145]);&quot;&quot;;&quot;/&quot;&amp;[.Q145])" office:value-type="string" office:string-value="0" calcext:value-type="string">
            <text:p>0</text:p>
          </table:table-cell>
          <table:table-cell table:formula="of:=[.AQ145]&amp;IF(ISBLANK([.R145]);&quot;&quot;;&quot;/&quot;&amp;[.R145])" office:value-type="string" office:string-value="0" calcext:value-type="string">
            <text:p>0</text:p>
          </table:table-cell>
          <table:table-cell table:formula="of:=[.AR145]&amp;IF(ISBLANK([.S145]);&quot;&quot;;&quot;/&quot;&amp;[.S14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6]" office:value-type="float" office:value="0" calcext:value-type="float">
            <text:p>0</text:p>
          </table:table-cell>
          <table:table-cell table:formula="of:=[.AB146]&amp;IF(ISBLANK([.C146]);&quot;&quot;;&quot;/&quot;&amp;[.C146])" office:value-type="string" office:string-value="0" calcext:value-type="string">
            <text:p>0</text:p>
          </table:table-cell>
          <table:table-cell table:formula="of:=[.AC146]&amp;IF(ISBLANK([.D146]);&quot;&quot;;&quot;/&quot;&amp;[.D146])" office:value-type="string" office:string-value="0" calcext:value-type="string">
            <text:p>0</text:p>
          </table:table-cell>
          <table:table-cell table:formula="of:=[.AD146]&amp;IF(ISBLANK([.E146]);&quot;&quot;;&quot;/&quot;&amp;[.E146])" office:value-type="string" office:string-value="0" calcext:value-type="string">
            <text:p>0</text:p>
          </table:table-cell>
          <table:table-cell table:formula="of:=[.AE146]&amp;IF(ISBLANK([.F146]);&quot;&quot;;&quot;/&quot;&amp;[.F146])" office:value-type="string" office:string-value="0" calcext:value-type="string">
            <text:p>0</text:p>
          </table:table-cell>
          <table:table-cell table:formula="of:=[.AF146]&amp;IF(ISBLANK([.G146]);&quot;&quot;;&quot;/&quot;&amp;[.G146])" office:value-type="string" office:string-value="0" calcext:value-type="string">
            <text:p>0</text:p>
          </table:table-cell>
          <table:table-cell table:formula="of:=[.AG146]&amp;IF(ISBLANK([.H146]);&quot;&quot;;&quot;/&quot;&amp;[.H146])" office:value-type="string" office:string-value="0" calcext:value-type="string">
            <text:p>0</text:p>
          </table:table-cell>
          <table:table-cell table:formula="of:=[.AH146]&amp;IF(ISBLANK([.I146]);&quot;&quot;;&quot;/&quot;&amp;[.I146])" office:value-type="string" office:string-value="0" calcext:value-type="string">
            <text:p>0</text:p>
          </table:table-cell>
          <table:table-cell table:formula="of:=[.AI146]&amp;IF(ISBLANK([.J146]);&quot;&quot;;&quot;/&quot;&amp;[.J146])" office:value-type="string" office:string-value="0" calcext:value-type="string">
            <text:p>0</text:p>
          </table:table-cell>
          <table:table-cell table:formula="of:=[.AJ146]&amp;IF(ISBLANK([.K146]);&quot;&quot;;&quot;/&quot;&amp;[.K146])" office:value-type="string" office:string-value="0" calcext:value-type="string">
            <text:p>0</text:p>
          </table:table-cell>
          <table:table-cell table:formula="of:=[.AK146]&amp;IF(ISBLANK([.L146]);&quot;&quot;;&quot;/&quot;&amp;[.L146])" office:value-type="string" office:string-value="0" calcext:value-type="string">
            <text:p>0</text:p>
          </table:table-cell>
          <table:table-cell table:formula="of:=[.AL146]&amp;IF(ISBLANK([.M146]);&quot;&quot;;&quot;/&quot;&amp;[.M146])" office:value-type="string" office:string-value="0" calcext:value-type="string">
            <text:p>0</text:p>
          </table:table-cell>
          <table:table-cell table:formula="of:=[.AM146]&amp;IF(ISBLANK([.N146]);&quot;&quot;;&quot;/&quot;&amp;[.N146])" office:value-type="string" office:string-value="0" calcext:value-type="string">
            <text:p>0</text:p>
          </table:table-cell>
          <table:table-cell table:formula="of:=[.AN146]&amp;IF(ISBLANK([.O146]);&quot;&quot;;&quot;/&quot;&amp;[.O146])" office:value-type="string" office:string-value="0" calcext:value-type="string">
            <text:p>0</text:p>
          </table:table-cell>
          <table:table-cell table:formula="of:=[.AO146]&amp;IF(ISBLANK([.P146]);&quot;&quot;;&quot;/&quot;&amp;[.P146])" office:value-type="string" office:string-value="0" calcext:value-type="string">
            <text:p>0</text:p>
          </table:table-cell>
          <table:table-cell table:formula="of:=[.AP146]&amp;IF(ISBLANK([.Q146]);&quot;&quot;;&quot;/&quot;&amp;[.Q146])" office:value-type="string" office:string-value="0" calcext:value-type="string">
            <text:p>0</text:p>
          </table:table-cell>
          <table:table-cell table:formula="of:=[.AQ146]&amp;IF(ISBLANK([.R146]);&quot;&quot;;&quot;/&quot;&amp;[.R146])" office:value-type="string" office:string-value="0" calcext:value-type="string">
            <text:p>0</text:p>
          </table:table-cell>
          <table:table-cell table:formula="of:=[.AR146]&amp;IF(ISBLANK([.S146]);&quot;&quot;;&quot;/&quot;&amp;[.S14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7]" office:value-type="float" office:value="0" calcext:value-type="float">
            <text:p>0</text:p>
          </table:table-cell>
          <table:table-cell table:formula="of:=[.AB147]&amp;IF(ISBLANK([.C147]);&quot;&quot;;&quot;/&quot;&amp;[.C147])" office:value-type="string" office:string-value="0" calcext:value-type="string">
            <text:p>0</text:p>
          </table:table-cell>
          <table:table-cell table:formula="of:=[.AC147]&amp;IF(ISBLANK([.D147]);&quot;&quot;;&quot;/&quot;&amp;[.D147])" office:value-type="string" office:string-value="0" calcext:value-type="string">
            <text:p>0</text:p>
          </table:table-cell>
          <table:table-cell table:formula="of:=[.AD147]&amp;IF(ISBLANK([.E147]);&quot;&quot;;&quot;/&quot;&amp;[.E147])" office:value-type="string" office:string-value="0" calcext:value-type="string">
            <text:p>0</text:p>
          </table:table-cell>
          <table:table-cell table:formula="of:=[.AE147]&amp;IF(ISBLANK([.F147]);&quot;&quot;;&quot;/&quot;&amp;[.F147])" office:value-type="string" office:string-value="0" calcext:value-type="string">
            <text:p>0</text:p>
          </table:table-cell>
          <table:table-cell table:formula="of:=[.AF147]&amp;IF(ISBLANK([.G147]);&quot;&quot;;&quot;/&quot;&amp;[.G147])" office:value-type="string" office:string-value="0" calcext:value-type="string">
            <text:p>0</text:p>
          </table:table-cell>
          <table:table-cell table:formula="of:=[.AG147]&amp;IF(ISBLANK([.H147]);&quot;&quot;;&quot;/&quot;&amp;[.H147])" office:value-type="string" office:string-value="0" calcext:value-type="string">
            <text:p>0</text:p>
          </table:table-cell>
          <table:table-cell table:formula="of:=[.AH147]&amp;IF(ISBLANK([.I147]);&quot;&quot;;&quot;/&quot;&amp;[.I147])" office:value-type="string" office:string-value="0" calcext:value-type="string">
            <text:p>0</text:p>
          </table:table-cell>
          <table:table-cell table:formula="of:=[.AI147]&amp;IF(ISBLANK([.J147]);&quot;&quot;;&quot;/&quot;&amp;[.J147])" office:value-type="string" office:string-value="0" calcext:value-type="string">
            <text:p>0</text:p>
          </table:table-cell>
          <table:table-cell table:formula="of:=[.AJ147]&amp;IF(ISBLANK([.K147]);&quot;&quot;;&quot;/&quot;&amp;[.K147])" office:value-type="string" office:string-value="0" calcext:value-type="string">
            <text:p>0</text:p>
          </table:table-cell>
          <table:table-cell table:formula="of:=[.AK147]&amp;IF(ISBLANK([.L147]);&quot;&quot;;&quot;/&quot;&amp;[.L147])" office:value-type="string" office:string-value="0" calcext:value-type="string">
            <text:p>0</text:p>
          </table:table-cell>
          <table:table-cell table:formula="of:=[.AL147]&amp;IF(ISBLANK([.M147]);&quot;&quot;;&quot;/&quot;&amp;[.M147])" office:value-type="string" office:string-value="0" calcext:value-type="string">
            <text:p>0</text:p>
          </table:table-cell>
          <table:table-cell table:formula="of:=[.AM147]&amp;IF(ISBLANK([.N147]);&quot;&quot;;&quot;/&quot;&amp;[.N147])" office:value-type="string" office:string-value="0" calcext:value-type="string">
            <text:p>0</text:p>
          </table:table-cell>
          <table:table-cell table:formula="of:=[.AN147]&amp;IF(ISBLANK([.O147]);&quot;&quot;;&quot;/&quot;&amp;[.O147])" office:value-type="string" office:string-value="0" calcext:value-type="string">
            <text:p>0</text:p>
          </table:table-cell>
          <table:table-cell table:formula="of:=[.AO147]&amp;IF(ISBLANK([.P147]);&quot;&quot;;&quot;/&quot;&amp;[.P147])" office:value-type="string" office:string-value="0" calcext:value-type="string">
            <text:p>0</text:p>
          </table:table-cell>
          <table:table-cell table:formula="of:=[.AP147]&amp;IF(ISBLANK([.Q147]);&quot;&quot;;&quot;/&quot;&amp;[.Q147])" office:value-type="string" office:string-value="0" calcext:value-type="string">
            <text:p>0</text:p>
          </table:table-cell>
          <table:table-cell table:formula="of:=[.AQ147]&amp;IF(ISBLANK([.R147]);&quot;&quot;;&quot;/&quot;&amp;[.R147])" office:value-type="string" office:string-value="0" calcext:value-type="string">
            <text:p>0</text:p>
          </table:table-cell>
          <table:table-cell table:formula="of:=[.AR147]&amp;IF(ISBLANK([.S147]);&quot;&quot;;&quot;/&quot;&amp;[.S14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8]" office:value-type="float" office:value="0" calcext:value-type="float">
            <text:p>0</text:p>
          </table:table-cell>
          <table:table-cell table:formula="of:=[.AB148]&amp;IF(ISBLANK([.C148]);&quot;&quot;;&quot;/&quot;&amp;[.C148])" office:value-type="string" office:string-value="0" calcext:value-type="string">
            <text:p>0</text:p>
          </table:table-cell>
          <table:table-cell table:formula="of:=[.AC148]&amp;IF(ISBLANK([.D148]);&quot;&quot;;&quot;/&quot;&amp;[.D148])" office:value-type="string" office:string-value="0" calcext:value-type="string">
            <text:p>0</text:p>
          </table:table-cell>
          <table:table-cell table:formula="of:=[.AD148]&amp;IF(ISBLANK([.E148]);&quot;&quot;;&quot;/&quot;&amp;[.E148])" office:value-type="string" office:string-value="0" calcext:value-type="string">
            <text:p>0</text:p>
          </table:table-cell>
          <table:table-cell table:formula="of:=[.AE148]&amp;IF(ISBLANK([.F148]);&quot;&quot;;&quot;/&quot;&amp;[.F148])" office:value-type="string" office:string-value="0" calcext:value-type="string">
            <text:p>0</text:p>
          </table:table-cell>
          <table:table-cell table:formula="of:=[.AF148]&amp;IF(ISBLANK([.G148]);&quot;&quot;;&quot;/&quot;&amp;[.G148])" office:value-type="string" office:string-value="0" calcext:value-type="string">
            <text:p>0</text:p>
          </table:table-cell>
          <table:table-cell table:formula="of:=[.AG148]&amp;IF(ISBLANK([.H148]);&quot;&quot;;&quot;/&quot;&amp;[.H148])" office:value-type="string" office:string-value="0" calcext:value-type="string">
            <text:p>0</text:p>
          </table:table-cell>
          <table:table-cell table:formula="of:=[.AH148]&amp;IF(ISBLANK([.I148]);&quot;&quot;;&quot;/&quot;&amp;[.I148])" office:value-type="string" office:string-value="0" calcext:value-type="string">
            <text:p>0</text:p>
          </table:table-cell>
          <table:table-cell table:formula="of:=[.AI148]&amp;IF(ISBLANK([.J148]);&quot;&quot;;&quot;/&quot;&amp;[.J148])" office:value-type="string" office:string-value="0" calcext:value-type="string">
            <text:p>0</text:p>
          </table:table-cell>
          <table:table-cell table:formula="of:=[.AJ148]&amp;IF(ISBLANK([.K148]);&quot;&quot;;&quot;/&quot;&amp;[.K148])" office:value-type="string" office:string-value="0" calcext:value-type="string">
            <text:p>0</text:p>
          </table:table-cell>
          <table:table-cell table:formula="of:=[.AK148]&amp;IF(ISBLANK([.L148]);&quot;&quot;;&quot;/&quot;&amp;[.L148])" office:value-type="string" office:string-value="0" calcext:value-type="string">
            <text:p>0</text:p>
          </table:table-cell>
          <table:table-cell table:formula="of:=[.AL148]&amp;IF(ISBLANK([.M148]);&quot;&quot;;&quot;/&quot;&amp;[.M148])" office:value-type="string" office:string-value="0" calcext:value-type="string">
            <text:p>0</text:p>
          </table:table-cell>
          <table:table-cell table:formula="of:=[.AM148]&amp;IF(ISBLANK([.N148]);&quot;&quot;;&quot;/&quot;&amp;[.N148])" office:value-type="string" office:string-value="0" calcext:value-type="string">
            <text:p>0</text:p>
          </table:table-cell>
          <table:table-cell table:formula="of:=[.AN148]&amp;IF(ISBLANK([.O148]);&quot;&quot;;&quot;/&quot;&amp;[.O148])" office:value-type="string" office:string-value="0" calcext:value-type="string">
            <text:p>0</text:p>
          </table:table-cell>
          <table:table-cell table:formula="of:=[.AO148]&amp;IF(ISBLANK([.P148]);&quot;&quot;;&quot;/&quot;&amp;[.P148])" office:value-type="string" office:string-value="0" calcext:value-type="string">
            <text:p>0</text:p>
          </table:table-cell>
          <table:table-cell table:formula="of:=[.AP148]&amp;IF(ISBLANK([.Q148]);&quot;&quot;;&quot;/&quot;&amp;[.Q148])" office:value-type="string" office:string-value="0" calcext:value-type="string">
            <text:p>0</text:p>
          </table:table-cell>
          <table:table-cell table:formula="of:=[.AQ148]&amp;IF(ISBLANK([.R148]);&quot;&quot;;&quot;/&quot;&amp;[.R148])" office:value-type="string" office:string-value="0" calcext:value-type="string">
            <text:p>0</text:p>
          </table:table-cell>
          <table:table-cell table:formula="of:=[.AR148]&amp;IF(ISBLANK([.S148]);&quot;&quot;;&quot;/&quot;&amp;[.S14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49]" office:value-type="float" office:value="0" calcext:value-type="float">
            <text:p>0</text:p>
          </table:table-cell>
          <table:table-cell table:formula="of:=[.AB149]&amp;IF(ISBLANK([.C149]);&quot;&quot;;&quot;/&quot;&amp;[.C149])" office:value-type="string" office:string-value="0" calcext:value-type="string">
            <text:p>0</text:p>
          </table:table-cell>
          <table:table-cell table:formula="of:=[.AC149]&amp;IF(ISBLANK([.D149]);&quot;&quot;;&quot;/&quot;&amp;[.D149])" office:value-type="string" office:string-value="0" calcext:value-type="string">
            <text:p>0</text:p>
          </table:table-cell>
          <table:table-cell table:formula="of:=[.AD149]&amp;IF(ISBLANK([.E149]);&quot;&quot;;&quot;/&quot;&amp;[.E149])" office:value-type="string" office:string-value="0" calcext:value-type="string">
            <text:p>0</text:p>
          </table:table-cell>
          <table:table-cell table:formula="of:=[.AE149]&amp;IF(ISBLANK([.F149]);&quot;&quot;;&quot;/&quot;&amp;[.F149])" office:value-type="string" office:string-value="0" calcext:value-type="string">
            <text:p>0</text:p>
          </table:table-cell>
          <table:table-cell table:formula="of:=[.AF149]&amp;IF(ISBLANK([.G149]);&quot;&quot;;&quot;/&quot;&amp;[.G149])" office:value-type="string" office:string-value="0" calcext:value-type="string">
            <text:p>0</text:p>
          </table:table-cell>
          <table:table-cell table:formula="of:=[.AG149]&amp;IF(ISBLANK([.H149]);&quot;&quot;;&quot;/&quot;&amp;[.H149])" office:value-type="string" office:string-value="0" calcext:value-type="string">
            <text:p>0</text:p>
          </table:table-cell>
          <table:table-cell table:formula="of:=[.AH149]&amp;IF(ISBLANK([.I149]);&quot;&quot;;&quot;/&quot;&amp;[.I149])" office:value-type="string" office:string-value="0" calcext:value-type="string">
            <text:p>0</text:p>
          </table:table-cell>
          <table:table-cell table:formula="of:=[.AI149]&amp;IF(ISBLANK([.J149]);&quot;&quot;;&quot;/&quot;&amp;[.J149])" office:value-type="string" office:string-value="0" calcext:value-type="string">
            <text:p>0</text:p>
          </table:table-cell>
          <table:table-cell table:formula="of:=[.AJ149]&amp;IF(ISBLANK([.K149]);&quot;&quot;;&quot;/&quot;&amp;[.K149])" office:value-type="string" office:string-value="0" calcext:value-type="string">
            <text:p>0</text:p>
          </table:table-cell>
          <table:table-cell table:formula="of:=[.AK149]&amp;IF(ISBLANK([.L149]);&quot;&quot;;&quot;/&quot;&amp;[.L149])" office:value-type="string" office:string-value="0" calcext:value-type="string">
            <text:p>0</text:p>
          </table:table-cell>
          <table:table-cell table:formula="of:=[.AL149]&amp;IF(ISBLANK([.M149]);&quot;&quot;;&quot;/&quot;&amp;[.M149])" office:value-type="string" office:string-value="0" calcext:value-type="string">
            <text:p>0</text:p>
          </table:table-cell>
          <table:table-cell table:formula="of:=[.AM149]&amp;IF(ISBLANK([.N149]);&quot;&quot;;&quot;/&quot;&amp;[.N149])" office:value-type="string" office:string-value="0" calcext:value-type="string">
            <text:p>0</text:p>
          </table:table-cell>
          <table:table-cell table:formula="of:=[.AN149]&amp;IF(ISBLANK([.O149]);&quot;&quot;;&quot;/&quot;&amp;[.O149])" office:value-type="string" office:string-value="0" calcext:value-type="string">
            <text:p>0</text:p>
          </table:table-cell>
          <table:table-cell table:formula="of:=[.AO149]&amp;IF(ISBLANK([.P149]);&quot;&quot;;&quot;/&quot;&amp;[.P149])" office:value-type="string" office:string-value="0" calcext:value-type="string">
            <text:p>0</text:p>
          </table:table-cell>
          <table:table-cell table:formula="of:=[.AP149]&amp;IF(ISBLANK([.Q149]);&quot;&quot;;&quot;/&quot;&amp;[.Q149])" office:value-type="string" office:string-value="0" calcext:value-type="string">
            <text:p>0</text:p>
          </table:table-cell>
          <table:table-cell table:formula="of:=[.AQ149]&amp;IF(ISBLANK([.R149]);&quot;&quot;;&quot;/&quot;&amp;[.R149])" office:value-type="string" office:string-value="0" calcext:value-type="string">
            <text:p>0</text:p>
          </table:table-cell>
          <table:table-cell table:formula="of:=[.AR149]&amp;IF(ISBLANK([.S149]);&quot;&quot;;&quot;/&quot;&amp;[.S14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0]" office:value-type="float" office:value="0" calcext:value-type="float">
            <text:p>0</text:p>
          </table:table-cell>
          <table:table-cell table:formula="of:=[.AB150]&amp;IF(ISBLANK([.C150]);&quot;&quot;;&quot;/&quot;&amp;[.C150])" office:value-type="string" office:string-value="0" calcext:value-type="string">
            <text:p>0</text:p>
          </table:table-cell>
          <table:table-cell table:formula="of:=[.AC150]&amp;IF(ISBLANK([.D150]);&quot;&quot;;&quot;/&quot;&amp;[.D150])" office:value-type="string" office:string-value="0" calcext:value-type="string">
            <text:p>0</text:p>
          </table:table-cell>
          <table:table-cell table:formula="of:=[.AD150]&amp;IF(ISBLANK([.E150]);&quot;&quot;;&quot;/&quot;&amp;[.E150])" office:value-type="string" office:string-value="0" calcext:value-type="string">
            <text:p>0</text:p>
          </table:table-cell>
          <table:table-cell table:formula="of:=[.AE150]&amp;IF(ISBLANK([.F150]);&quot;&quot;;&quot;/&quot;&amp;[.F150])" office:value-type="string" office:string-value="0" calcext:value-type="string">
            <text:p>0</text:p>
          </table:table-cell>
          <table:table-cell table:formula="of:=[.AF150]&amp;IF(ISBLANK([.G150]);&quot;&quot;;&quot;/&quot;&amp;[.G150])" office:value-type="string" office:string-value="0" calcext:value-type="string">
            <text:p>0</text:p>
          </table:table-cell>
          <table:table-cell table:formula="of:=[.AG150]&amp;IF(ISBLANK([.H150]);&quot;&quot;;&quot;/&quot;&amp;[.H150])" office:value-type="string" office:string-value="0" calcext:value-type="string">
            <text:p>0</text:p>
          </table:table-cell>
          <table:table-cell table:formula="of:=[.AH150]&amp;IF(ISBLANK([.I150]);&quot;&quot;;&quot;/&quot;&amp;[.I150])" office:value-type="string" office:string-value="0" calcext:value-type="string">
            <text:p>0</text:p>
          </table:table-cell>
          <table:table-cell table:formula="of:=[.AI150]&amp;IF(ISBLANK([.J150]);&quot;&quot;;&quot;/&quot;&amp;[.J150])" office:value-type="string" office:string-value="0" calcext:value-type="string">
            <text:p>0</text:p>
          </table:table-cell>
          <table:table-cell table:formula="of:=[.AJ150]&amp;IF(ISBLANK([.K150]);&quot;&quot;;&quot;/&quot;&amp;[.K150])" office:value-type="string" office:string-value="0" calcext:value-type="string">
            <text:p>0</text:p>
          </table:table-cell>
          <table:table-cell table:formula="of:=[.AK150]&amp;IF(ISBLANK([.L150]);&quot;&quot;;&quot;/&quot;&amp;[.L150])" office:value-type="string" office:string-value="0" calcext:value-type="string">
            <text:p>0</text:p>
          </table:table-cell>
          <table:table-cell table:formula="of:=[.AL150]&amp;IF(ISBLANK([.M150]);&quot;&quot;;&quot;/&quot;&amp;[.M150])" office:value-type="string" office:string-value="0" calcext:value-type="string">
            <text:p>0</text:p>
          </table:table-cell>
          <table:table-cell table:formula="of:=[.AM150]&amp;IF(ISBLANK([.N150]);&quot;&quot;;&quot;/&quot;&amp;[.N150])" office:value-type="string" office:string-value="0" calcext:value-type="string">
            <text:p>0</text:p>
          </table:table-cell>
          <table:table-cell table:formula="of:=[.AN150]&amp;IF(ISBLANK([.O150]);&quot;&quot;;&quot;/&quot;&amp;[.O150])" office:value-type="string" office:string-value="0" calcext:value-type="string">
            <text:p>0</text:p>
          </table:table-cell>
          <table:table-cell table:formula="of:=[.AO150]&amp;IF(ISBLANK([.P150]);&quot;&quot;;&quot;/&quot;&amp;[.P150])" office:value-type="string" office:string-value="0" calcext:value-type="string">
            <text:p>0</text:p>
          </table:table-cell>
          <table:table-cell table:formula="of:=[.AP150]&amp;IF(ISBLANK([.Q150]);&quot;&quot;;&quot;/&quot;&amp;[.Q150])" office:value-type="string" office:string-value="0" calcext:value-type="string">
            <text:p>0</text:p>
          </table:table-cell>
          <table:table-cell table:formula="of:=[.AQ150]&amp;IF(ISBLANK([.R150]);&quot;&quot;;&quot;/&quot;&amp;[.R150])" office:value-type="string" office:string-value="0" calcext:value-type="string">
            <text:p>0</text:p>
          </table:table-cell>
          <table:table-cell table:formula="of:=[.AR150]&amp;IF(ISBLANK([.S150]);&quot;&quot;;&quot;/&quot;&amp;[.S15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1]" office:value-type="float" office:value="0" calcext:value-type="float">
            <text:p>0</text:p>
          </table:table-cell>
          <table:table-cell table:formula="of:=[.AB151]&amp;IF(ISBLANK([.C151]);&quot;&quot;;&quot;/&quot;&amp;[.C151])" office:value-type="string" office:string-value="0" calcext:value-type="string">
            <text:p>0</text:p>
          </table:table-cell>
          <table:table-cell table:formula="of:=[.AC151]&amp;IF(ISBLANK([.D151]);&quot;&quot;;&quot;/&quot;&amp;[.D151])" office:value-type="string" office:string-value="0" calcext:value-type="string">
            <text:p>0</text:p>
          </table:table-cell>
          <table:table-cell table:formula="of:=[.AD151]&amp;IF(ISBLANK([.E151]);&quot;&quot;;&quot;/&quot;&amp;[.E151])" office:value-type="string" office:string-value="0" calcext:value-type="string">
            <text:p>0</text:p>
          </table:table-cell>
          <table:table-cell table:formula="of:=[.AE151]&amp;IF(ISBLANK([.F151]);&quot;&quot;;&quot;/&quot;&amp;[.F151])" office:value-type="string" office:string-value="0" calcext:value-type="string">
            <text:p>0</text:p>
          </table:table-cell>
          <table:table-cell table:formula="of:=[.AF151]&amp;IF(ISBLANK([.G151]);&quot;&quot;;&quot;/&quot;&amp;[.G151])" office:value-type="string" office:string-value="0" calcext:value-type="string">
            <text:p>0</text:p>
          </table:table-cell>
          <table:table-cell table:formula="of:=[.AG151]&amp;IF(ISBLANK([.H151]);&quot;&quot;;&quot;/&quot;&amp;[.H151])" office:value-type="string" office:string-value="0" calcext:value-type="string">
            <text:p>0</text:p>
          </table:table-cell>
          <table:table-cell table:formula="of:=[.AH151]&amp;IF(ISBLANK([.I151]);&quot;&quot;;&quot;/&quot;&amp;[.I151])" office:value-type="string" office:string-value="0" calcext:value-type="string">
            <text:p>0</text:p>
          </table:table-cell>
          <table:table-cell table:formula="of:=[.AI151]&amp;IF(ISBLANK([.J151]);&quot;&quot;;&quot;/&quot;&amp;[.J151])" office:value-type="string" office:string-value="0" calcext:value-type="string">
            <text:p>0</text:p>
          </table:table-cell>
          <table:table-cell table:formula="of:=[.AJ151]&amp;IF(ISBLANK([.K151]);&quot;&quot;;&quot;/&quot;&amp;[.K151])" office:value-type="string" office:string-value="0" calcext:value-type="string">
            <text:p>0</text:p>
          </table:table-cell>
          <table:table-cell table:formula="of:=[.AK151]&amp;IF(ISBLANK([.L151]);&quot;&quot;;&quot;/&quot;&amp;[.L151])" office:value-type="string" office:string-value="0" calcext:value-type="string">
            <text:p>0</text:p>
          </table:table-cell>
          <table:table-cell table:formula="of:=[.AL151]&amp;IF(ISBLANK([.M151]);&quot;&quot;;&quot;/&quot;&amp;[.M151])" office:value-type="string" office:string-value="0" calcext:value-type="string">
            <text:p>0</text:p>
          </table:table-cell>
          <table:table-cell table:formula="of:=[.AM151]&amp;IF(ISBLANK([.N151]);&quot;&quot;;&quot;/&quot;&amp;[.N151])" office:value-type="string" office:string-value="0" calcext:value-type="string">
            <text:p>0</text:p>
          </table:table-cell>
          <table:table-cell table:formula="of:=[.AN151]&amp;IF(ISBLANK([.O151]);&quot;&quot;;&quot;/&quot;&amp;[.O151])" office:value-type="string" office:string-value="0" calcext:value-type="string">
            <text:p>0</text:p>
          </table:table-cell>
          <table:table-cell table:formula="of:=[.AO151]&amp;IF(ISBLANK([.P151]);&quot;&quot;;&quot;/&quot;&amp;[.P151])" office:value-type="string" office:string-value="0" calcext:value-type="string">
            <text:p>0</text:p>
          </table:table-cell>
          <table:table-cell table:formula="of:=[.AP151]&amp;IF(ISBLANK([.Q151]);&quot;&quot;;&quot;/&quot;&amp;[.Q151])" office:value-type="string" office:string-value="0" calcext:value-type="string">
            <text:p>0</text:p>
          </table:table-cell>
          <table:table-cell table:formula="of:=[.AQ151]&amp;IF(ISBLANK([.R151]);&quot;&quot;;&quot;/&quot;&amp;[.R151])" office:value-type="string" office:string-value="0" calcext:value-type="string">
            <text:p>0</text:p>
          </table:table-cell>
          <table:table-cell table:formula="of:=[.AR151]&amp;IF(ISBLANK([.S151]);&quot;&quot;;&quot;/&quot;&amp;[.S15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2]" office:value-type="float" office:value="0" calcext:value-type="float">
            <text:p>0</text:p>
          </table:table-cell>
          <table:table-cell table:formula="of:=[.AB152]&amp;IF(ISBLANK([.C152]);&quot;&quot;;&quot;/&quot;&amp;[.C152])" office:value-type="string" office:string-value="0" calcext:value-type="string">
            <text:p>0</text:p>
          </table:table-cell>
          <table:table-cell table:formula="of:=[.AC152]&amp;IF(ISBLANK([.D152]);&quot;&quot;;&quot;/&quot;&amp;[.D152])" office:value-type="string" office:string-value="0" calcext:value-type="string">
            <text:p>0</text:p>
          </table:table-cell>
          <table:table-cell table:formula="of:=[.AD152]&amp;IF(ISBLANK([.E152]);&quot;&quot;;&quot;/&quot;&amp;[.E152])" office:value-type="string" office:string-value="0" calcext:value-type="string">
            <text:p>0</text:p>
          </table:table-cell>
          <table:table-cell table:formula="of:=[.AE152]&amp;IF(ISBLANK([.F152]);&quot;&quot;;&quot;/&quot;&amp;[.F152])" office:value-type="string" office:string-value="0" calcext:value-type="string">
            <text:p>0</text:p>
          </table:table-cell>
          <table:table-cell table:formula="of:=[.AF152]&amp;IF(ISBLANK([.G152]);&quot;&quot;;&quot;/&quot;&amp;[.G152])" office:value-type="string" office:string-value="0" calcext:value-type="string">
            <text:p>0</text:p>
          </table:table-cell>
          <table:table-cell table:formula="of:=[.AG152]&amp;IF(ISBLANK([.H152]);&quot;&quot;;&quot;/&quot;&amp;[.H152])" office:value-type="string" office:string-value="0" calcext:value-type="string">
            <text:p>0</text:p>
          </table:table-cell>
          <table:table-cell table:formula="of:=[.AH152]&amp;IF(ISBLANK([.I152]);&quot;&quot;;&quot;/&quot;&amp;[.I152])" office:value-type="string" office:string-value="0" calcext:value-type="string">
            <text:p>0</text:p>
          </table:table-cell>
          <table:table-cell table:formula="of:=[.AI152]&amp;IF(ISBLANK([.J152]);&quot;&quot;;&quot;/&quot;&amp;[.J152])" office:value-type="string" office:string-value="0" calcext:value-type="string">
            <text:p>0</text:p>
          </table:table-cell>
          <table:table-cell table:formula="of:=[.AJ152]&amp;IF(ISBLANK([.K152]);&quot;&quot;;&quot;/&quot;&amp;[.K152])" office:value-type="string" office:string-value="0" calcext:value-type="string">
            <text:p>0</text:p>
          </table:table-cell>
          <table:table-cell table:formula="of:=[.AK152]&amp;IF(ISBLANK([.L152]);&quot;&quot;;&quot;/&quot;&amp;[.L152])" office:value-type="string" office:string-value="0" calcext:value-type="string">
            <text:p>0</text:p>
          </table:table-cell>
          <table:table-cell table:formula="of:=[.AL152]&amp;IF(ISBLANK([.M152]);&quot;&quot;;&quot;/&quot;&amp;[.M152])" office:value-type="string" office:string-value="0" calcext:value-type="string">
            <text:p>0</text:p>
          </table:table-cell>
          <table:table-cell table:formula="of:=[.AM152]&amp;IF(ISBLANK([.N152]);&quot;&quot;;&quot;/&quot;&amp;[.N152])" office:value-type="string" office:string-value="0" calcext:value-type="string">
            <text:p>0</text:p>
          </table:table-cell>
          <table:table-cell table:formula="of:=[.AN152]&amp;IF(ISBLANK([.O152]);&quot;&quot;;&quot;/&quot;&amp;[.O152])" office:value-type="string" office:string-value="0" calcext:value-type="string">
            <text:p>0</text:p>
          </table:table-cell>
          <table:table-cell table:formula="of:=[.AO152]&amp;IF(ISBLANK([.P152]);&quot;&quot;;&quot;/&quot;&amp;[.P152])" office:value-type="string" office:string-value="0" calcext:value-type="string">
            <text:p>0</text:p>
          </table:table-cell>
          <table:table-cell table:formula="of:=[.AP152]&amp;IF(ISBLANK([.Q152]);&quot;&quot;;&quot;/&quot;&amp;[.Q152])" office:value-type="string" office:string-value="0" calcext:value-type="string">
            <text:p>0</text:p>
          </table:table-cell>
          <table:table-cell table:formula="of:=[.AQ152]&amp;IF(ISBLANK([.R152]);&quot;&quot;;&quot;/&quot;&amp;[.R152])" office:value-type="string" office:string-value="0" calcext:value-type="string">
            <text:p>0</text:p>
          </table:table-cell>
          <table:table-cell table:formula="of:=[.AR152]&amp;IF(ISBLANK([.S152]);&quot;&quot;;&quot;/&quot;&amp;[.S15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3]" office:value-type="float" office:value="0" calcext:value-type="float">
            <text:p>0</text:p>
          </table:table-cell>
          <table:table-cell table:formula="of:=[.AB153]&amp;IF(ISBLANK([.C153]);&quot;&quot;;&quot;/&quot;&amp;[.C153])" office:value-type="string" office:string-value="0" calcext:value-type="string">
            <text:p>0</text:p>
          </table:table-cell>
          <table:table-cell table:formula="of:=[.AC153]&amp;IF(ISBLANK([.D153]);&quot;&quot;;&quot;/&quot;&amp;[.D153])" office:value-type="string" office:string-value="0" calcext:value-type="string">
            <text:p>0</text:p>
          </table:table-cell>
          <table:table-cell table:formula="of:=[.AD153]&amp;IF(ISBLANK([.E153]);&quot;&quot;;&quot;/&quot;&amp;[.E153])" office:value-type="string" office:string-value="0" calcext:value-type="string">
            <text:p>0</text:p>
          </table:table-cell>
          <table:table-cell table:formula="of:=[.AE153]&amp;IF(ISBLANK([.F153]);&quot;&quot;;&quot;/&quot;&amp;[.F153])" office:value-type="string" office:string-value="0" calcext:value-type="string">
            <text:p>0</text:p>
          </table:table-cell>
          <table:table-cell table:formula="of:=[.AF153]&amp;IF(ISBLANK([.G153]);&quot;&quot;;&quot;/&quot;&amp;[.G153])" office:value-type="string" office:string-value="0" calcext:value-type="string">
            <text:p>0</text:p>
          </table:table-cell>
          <table:table-cell table:formula="of:=[.AG153]&amp;IF(ISBLANK([.H153]);&quot;&quot;;&quot;/&quot;&amp;[.H153])" office:value-type="string" office:string-value="0" calcext:value-type="string">
            <text:p>0</text:p>
          </table:table-cell>
          <table:table-cell table:formula="of:=[.AH153]&amp;IF(ISBLANK([.I153]);&quot;&quot;;&quot;/&quot;&amp;[.I153])" office:value-type="string" office:string-value="0" calcext:value-type="string">
            <text:p>0</text:p>
          </table:table-cell>
          <table:table-cell table:formula="of:=[.AI153]&amp;IF(ISBLANK([.J153]);&quot;&quot;;&quot;/&quot;&amp;[.J153])" office:value-type="string" office:string-value="0" calcext:value-type="string">
            <text:p>0</text:p>
          </table:table-cell>
          <table:table-cell table:formula="of:=[.AJ153]&amp;IF(ISBLANK([.K153]);&quot;&quot;;&quot;/&quot;&amp;[.K153])" office:value-type="string" office:string-value="0" calcext:value-type="string">
            <text:p>0</text:p>
          </table:table-cell>
          <table:table-cell table:formula="of:=[.AK153]&amp;IF(ISBLANK([.L153]);&quot;&quot;;&quot;/&quot;&amp;[.L153])" office:value-type="string" office:string-value="0" calcext:value-type="string">
            <text:p>0</text:p>
          </table:table-cell>
          <table:table-cell table:formula="of:=[.AL153]&amp;IF(ISBLANK([.M153]);&quot;&quot;;&quot;/&quot;&amp;[.M153])" office:value-type="string" office:string-value="0" calcext:value-type="string">
            <text:p>0</text:p>
          </table:table-cell>
          <table:table-cell table:formula="of:=[.AM153]&amp;IF(ISBLANK([.N153]);&quot;&quot;;&quot;/&quot;&amp;[.N153])" office:value-type="string" office:string-value="0" calcext:value-type="string">
            <text:p>0</text:p>
          </table:table-cell>
          <table:table-cell table:formula="of:=[.AN153]&amp;IF(ISBLANK([.O153]);&quot;&quot;;&quot;/&quot;&amp;[.O153])" office:value-type="string" office:string-value="0" calcext:value-type="string">
            <text:p>0</text:p>
          </table:table-cell>
          <table:table-cell table:formula="of:=[.AO153]&amp;IF(ISBLANK([.P153]);&quot;&quot;;&quot;/&quot;&amp;[.P153])" office:value-type="string" office:string-value="0" calcext:value-type="string">
            <text:p>0</text:p>
          </table:table-cell>
          <table:table-cell table:formula="of:=[.AP153]&amp;IF(ISBLANK([.Q153]);&quot;&quot;;&quot;/&quot;&amp;[.Q153])" office:value-type="string" office:string-value="0" calcext:value-type="string">
            <text:p>0</text:p>
          </table:table-cell>
          <table:table-cell table:formula="of:=[.AQ153]&amp;IF(ISBLANK([.R153]);&quot;&quot;;&quot;/&quot;&amp;[.R153])" office:value-type="string" office:string-value="0" calcext:value-type="string">
            <text:p>0</text:p>
          </table:table-cell>
          <table:table-cell table:formula="of:=[.AR153]&amp;IF(ISBLANK([.S153]);&quot;&quot;;&quot;/&quot;&amp;[.S15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4]" office:value-type="float" office:value="0" calcext:value-type="float">
            <text:p>0</text:p>
          </table:table-cell>
          <table:table-cell table:formula="of:=[.AB154]&amp;IF(ISBLANK([.C154]);&quot;&quot;;&quot;/&quot;&amp;[.C154])" office:value-type="string" office:string-value="0" calcext:value-type="string">
            <text:p>0</text:p>
          </table:table-cell>
          <table:table-cell table:formula="of:=[.AC154]&amp;IF(ISBLANK([.D154]);&quot;&quot;;&quot;/&quot;&amp;[.D154])" office:value-type="string" office:string-value="0" calcext:value-type="string">
            <text:p>0</text:p>
          </table:table-cell>
          <table:table-cell table:formula="of:=[.AD154]&amp;IF(ISBLANK([.E154]);&quot;&quot;;&quot;/&quot;&amp;[.E154])" office:value-type="string" office:string-value="0" calcext:value-type="string">
            <text:p>0</text:p>
          </table:table-cell>
          <table:table-cell table:formula="of:=[.AE154]&amp;IF(ISBLANK([.F154]);&quot;&quot;;&quot;/&quot;&amp;[.F154])" office:value-type="string" office:string-value="0" calcext:value-type="string">
            <text:p>0</text:p>
          </table:table-cell>
          <table:table-cell table:formula="of:=[.AF154]&amp;IF(ISBLANK([.G154]);&quot;&quot;;&quot;/&quot;&amp;[.G154])" office:value-type="string" office:string-value="0" calcext:value-type="string">
            <text:p>0</text:p>
          </table:table-cell>
          <table:table-cell table:formula="of:=[.AG154]&amp;IF(ISBLANK([.H154]);&quot;&quot;;&quot;/&quot;&amp;[.H154])" office:value-type="string" office:string-value="0" calcext:value-type="string">
            <text:p>0</text:p>
          </table:table-cell>
          <table:table-cell table:formula="of:=[.AH154]&amp;IF(ISBLANK([.I154]);&quot;&quot;;&quot;/&quot;&amp;[.I154])" office:value-type="string" office:string-value="0" calcext:value-type="string">
            <text:p>0</text:p>
          </table:table-cell>
          <table:table-cell table:formula="of:=[.AI154]&amp;IF(ISBLANK([.J154]);&quot;&quot;;&quot;/&quot;&amp;[.J154])" office:value-type="string" office:string-value="0" calcext:value-type="string">
            <text:p>0</text:p>
          </table:table-cell>
          <table:table-cell table:formula="of:=[.AJ154]&amp;IF(ISBLANK([.K154]);&quot;&quot;;&quot;/&quot;&amp;[.K154])" office:value-type="string" office:string-value="0" calcext:value-type="string">
            <text:p>0</text:p>
          </table:table-cell>
          <table:table-cell table:formula="of:=[.AK154]&amp;IF(ISBLANK([.L154]);&quot;&quot;;&quot;/&quot;&amp;[.L154])" office:value-type="string" office:string-value="0" calcext:value-type="string">
            <text:p>0</text:p>
          </table:table-cell>
          <table:table-cell table:formula="of:=[.AL154]&amp;IF(ISBLANK([.M154]);&quot;&quot;;&quot;/&quot;&amp;[.M154])" office:value-type="string" office:string-value="0" calcext:value-type="string">
            <text:p>0</text:p>
          </table:table-cell>
          <table:table-cell table:formula="of:=[.AM154]&amp;IF(ISBLANK([.N154]);&quot;&quot;;&quot;/&quot;&amp;[.N154])" office:value-type="string" office:string-value="0" calcext:value-type="string">
            <text:p>0</text:p>
          </table:table-cell>
          <table:table-cell table:formula="of:=[.AN154]&amp;IF(ISBLANK([.O154]);&quot;&quot;;&quot;/&quot;&amp;[.O154])" office:value-type="string" office:string-value="0" calcext:value-type="string">
            <text:p>0</text:p>
          </table:table-cell>
          <table:table-cell table:formula="of:=[.AO154]&amp;IF(ISBLANK([.P154]);&quot;&quot;;&quot;/&quot;&amp;[.P154])" office:value-type="string" office:string-value="0" calcext:value-type="string">
            <text:p>0</text:p>
          </table:table-cell>
          <table:table-cell table:formula="of:=[.AP154]&amp;IF(ISBLANK([.Q154]);&quot;&quot;;&quot;/&quot;&amp;[.Q154])" office:value-type="string" office:string-value="0" calcext:value-type="string">
            <text:p>0</text:p>
          </table:table-cell>
          <table:table-cell table:formula="of:=[.AQ154]&amp;IF(ISBLANK([.R154]);&quot;&quot;;&quot;/&quot;&amp;[.R154])" office:value-type="string" office:string-value="0" calcext:value-type="string">
            <text:p>0</text:p>
          </table:table-cell>
          <table:table-cell table:formula="of:=[.AR154]&amp;IF(ISBLANK([.S154]);&quot;&quot;;&quot;/&quot;&amp;[.S15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5]" office:value-type="float" office:value="0" calcext:value-type="float">
            <text:p>0</text:p>
          </table:table-cell>
          <table:table-cell table:formula="of:=[.AB155]&amp;IF(ISBLANK([.C155]);&quot;&quot;;&quot;/&quot;&amp;[.C155])" office:value-type="string" office:string-value="0" calcext:value-type="string">
            <text:p>0</text:p>
          </table:table-cell>
          <table:table-cell table:formula="of:=[.AC155]&amp;IF(ISBLANK([.D155]);&quot;&quot;;&quot;/&quot;&amp;[.D155])" office:value-type="string" office:string-value="0" calcext:value-type="string">
            <text:p>0</text:p>
          </table:table-cell>
          <table:table-cell table:formula="of:=[.AD155]&amp;IF(ISBLANK([.E155]);&quot;&quot;;&quot;/&quot;&amp;[.E155])" office:value-type="string" office:string-value="0" calcext:value-type="string">
            <text:p>0</text:p>
          </table:table-cell>
          <table:table-cell table:formula="of:=[.AE155]&amp;IF(ISBLANK([.F155]);&quot;&quot;;&quot;/&quot;&amp;[.F155])" office:value-type="string" office:string-value="0" calcext:value-type="string">
            <text:p>0</text:p>
          </table:table-cell>
          <table:table-cell table:formula="of:=[.AF155]&amp;IF(ISBLANK([.G155]);&quot;&quot;;&quot;/&quot;&amp;[.G155])" office:value-type="string" office:string-value="0" calcext:value-type="string">
            <text:p>0</text:p>
          </table:table-cell>
          <table:table-cell table:formula="of:=[.AG155]&amp;IF(ISBLANK([.H155]);&quot;&quot;;&quot;/&quot;&amp;[.H155])" office:value-type="string" office:string-value="0" calcext:value-type="string">
            <text:p>0</text:p>
          </table:table-cell>
          <table:table-cell table:formula="of:=[.AH155]&amp;IF(ISBLANK([.I155]);&quot;&quot;;&quot;/&quot;&amp;[.I155])" office:value-type="string" office:string-value="0" calcext:value-type="string">
            <text:p>0</text:p>
          </table:table-cell>
          <table:table-cell table:formula="of:=[.AI155]&amp;IF(ISBLANK([.J155]);&quot;&quot;;&quot;/&quot;&amp;[.J155])" office:value-type="string" office:string-value="0" calcext:value-type="string">
            <text:p>0</text:p>
          </table:table-cell>
          <table:table-cell table:formula="of:=[.AJ155]&amp;IF(ISBLANK([.K155]);&quot;&quot;;&quot;/&quot;&amp;[.K155])" office:value-type="string" office:string-value="0" calcext:value-type="string">
            <text:p>0</text:p>
          </table:table-cell>
          <table:table-cell table:formula="of:=[.AK155]&amp;IF(ISBLANK([.L155]);&quot;&quot;;&quot;/&quot;&amp;[.L155])" office:value-type="string" office:string-value="0" calcext:value-type="string">
            <text:p>0</text:p>
          </table:table-cell>
          <table:table-cell table:formula="of:=[.AL155]&amp;IF(ISBLANK([.M155]);&quot;&quot;;&quot;/&quot;&amp;[.M155])" office:value-type="string" office:string-value="0" calcext:value-type="string">
            <text:p>0</text:p>
          </table:table-cell>
          <table:table-cell table:formula="of:=[.AM155]&amp;IF(ISBLANK([.N155]);&quot;&quot;;&quot;/&quot;&amp;[.N155])" office:value-type="string" office:string-value="0" calcext:value-type="string">
            <text:p>0</text:p>
          </table:table-cell>
          <table:table-cell table:formula="of:=[.AN155]&amp;IF(ISBLANK([.O155]);&quot;&quot;;&quot;/&quot;&amp;[.O155])" office:value-type="string" office:string-value="0" calcext:value-type="string">
            <text:p>0</text:p>
          </table:table-cell>
          <table:table-cell table:formula="of:=[.AO155]&amp;IF(ISBLANK([.P155]);&quot;&quot;;&quot;/&quot;&amp;[.P155])" office:value-type="string" office:string-value="0" calcext:value-type="string">
            <text:p>0</text:p>
          </table:table-cell>
          <table:table-cell table:formula="of:=[.AP155]&amp;IF(ISBLANK([.Q155]);&quot;&quot;;&quot;/&quot;&amp;[.Q155])" office:value-type="string" office:string-value="0" calcext:value-type="string">
            <text:p>0</text:p>
          </table:table-cell>
          <table:table-cell table:formula="of:=[.AQ155]&amp;IF(ISBLANK([.R155]);&quot;&quot;;&quot;/&quot;&amp;[.R155])" office:value-type="string" office:string-value="0" calcext:value-type="string">
            <text:p>0</text:p>
          </table:table-cell>
          <table:table-cell table:formula="of:=[.AR155]&amp;IF(ISBLANK([.S155]);&quot;&quot;;&quot;/&quot;&amp;[.S15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6]" office:value-type="float" office:value="0" calcext:value-type="float">
            <text:p>0</text:p>
          </table:table-cell>
          <table:table-cell table:formula="of:=[.AB156]&amp;IF(ISBLANK([.C156]);&quot;&quot;;&quot;/&quot;&amp;[.C156])" office:value-type="string" office:string-value="0" calcext:value-type="string">
            <text:p>0</text:p>
          </table:table-cell>
          <table:table-cell table:formula="of:=[.AC156]&amp;IF(ISBLANK([.D156]);&quot;&quot;;&quot;/&quot;&amp;[.D156])" office:value-type="string" office:string-value="0" calcext:value-type="string">
            <text:p>0</text:p>
          </table:table-cell>
          <table:table-cell table:formula="of:=[.AD156]&amp;IF(ISBLANK([.E156]);&quot;&quot;;&quot;/&quot;&amp;[.E156])" office:value-type="string" office:string-value="0" calcext:value-type="string">
            <text:p>0</text:p>
          </table:table-cell>
          <table:table-cell table:formula="of:=[.AE156]&amp;IF(ISBLANK([.F156]);&quot;&quot;;&quot;/&quot;&amp;[.F156])" office:value-type="string" office:string-value="0" calcext:value-type="string">
            <text:p>0</text:p>
          </table:table-cell>
          <table:table-cell table:formula="of:=[.AF156]&amp;IF(ISBLANK([.G156]);&quot;&quot;;&quot;/&quot;&amp;[.G156])" office:value-type="string" office:string-value="0" calcext:value-type="string">
            <text:p>0</text:p>
          </table:table-cell>
          <table:table-cell table:formula="of:=[.AG156]&amp;IF(ISBLANK([.H156]);&quot;&quot;;&quot;/&quot;&amp;[.H156])" office:value-type="string" office:string-value="0" calcext:value-type="string">
            <text:p>0</text:p>
          </table:table-cell>
          <table:table-cell table:formula="of:=[.AH156]&amp;IF(ISBLANK([.I156]);&quot;&quot;;&quot;/&quot;&amp;[.I156])" office:value-type="string" office:string-value="0" calcext:value-type="string">
            <text:p>0</text:p>
          </table:table-cell>
          <table:table-cell table:formula="of:=[.AI156]&amp;IF(ISBLANK([.J156]);&quot;&quot;;&quot;/&quot;&amp;[.J156])" office:value-type="string" office:string-value="0" calcext:value-type="string">
            <text:p>0</text:p>
          </table:table-cell>
          <table:table-cell table:formula="of:=[.AJ156]&amp;IF(ISBLANK([.K156]);&quot;&quot;;&quot;/&quot;&amp;[.K156])" office:value-type="string" office:string-value="0" calcext:value-type="string">
            <text:p>0</text:p>
          </table:table-cell>
          <table:table-cell table:formula="of:=[.AK156]&amp;IF(ISBLANK([.L156]);&quot;&quot;;&quot;/&quot;&amp;[.L156])" office:value-type="string" office:string-value="0" calcext:value-type="string">
            <text:p>0</text:p>
          </table:table-cell>
          <table:table-cell table:formula="of:=[.AL156]&amp;IF(ISBLANK([.M156]);&quot;&quot;;&quot;/&quot;&amp;[.M156])" office:value-type="string" office:string-value="0" calcext:value-type="string">
            <text:p>0</text:p>
          </table:table-cell>
          <table:table-cell table:formula="of:=[.AM156]&amp;IF(ISBLANK([.N156]);&quot;&quot;;&quot;/&quot;&amp;[.N156])" office:value-type="string" office:string-value="0" calcext:value-type="string">
            <text:p>0</text:p>
          </table:table-cell>
          <table:table-cell table:formula="of:=[.AN156]&amp;IF(ISBLANK([.O156]);&quot;&quot;;&quot;/&quot;&amp;[.O156])" office:value-type="string" office:string-value="0" calcext:value-type="string">
            <text:p>0</text:p>
          </table:table-cell>
          <table:table-cell table:formula="of:=[.AO156]&amp;IF(ISBLANK([.P156]);&quot;&quot;;&quot;/&quot;&amp;[.P156])" office:value-type="string" office:string-value="0" calcext:value-type="string">
            <text:p>0</text:p>
          </table:table-cell>
          <table:table-cell table:formula="of:=[.AP156]&amp;IF(ISBLANK([.Q156]);&quot;&quot;;&quot;/&quot;&amp;[.Q156])" office:value-type="string" office:string-value="0" calcext:value-type="string">
            <text:p>0</text:p>
          </table:table-cell>
          <table:table-cell table:formula="of:=[.AQ156]&amp;IF(ISBLANK([.R156]);&quot;&quot;;&quot;/&quot;&amp;[.R156])" office:value-type="string" office:string-value="0" calcext:value-type="string">
            <text:p>0</text:p>
          </table:table-cell>
          <table:table-cell table:formula="of:=[.AR156]&amp;IF(ISBLANK([.S156]);&quot;&quot;;&quot;/&quot;&amp;[.S15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7]" office:value-type="float" office:value="0" calcext:value-type="float">
            <text:p>0</text:p>
          </table:table-cell>
          <table:table-cell table:formula="of:=[.AB157]&amp;IF(ISBLANK([.C157]);&quot;&quot;;&quot;/&quot;&amp;[.C157])" office:value-type="string" office:string-value="0" calcext:value-type="string">
            <text:p>0</text:p>
          </table:table-cell>
          <table:table-cell table:formula="of:=[.AC157]&amp;IF(ISBLANK([.D157]);&quot;&quot;;&quot;/&quot;&amp;[.D157])" office:value-type="string" office:string-value="0" calcext:value-type="string">
            <text:p>0</text:p>
          </table:table-cell>
          <table:table-cell table:formula="of:=[.AD157]&amp;IF(ISBLANK([.E157]);&quot;&quot;;&quot;/&quot;&amp;[.E157])" office:value-type="string" office:string-value="0" calcext:value-type="string">
            <text:p>0</text:p>
          </table:table-cell>
          <table:table-cell table:formula="of:=[.AE157]&amp;IF(ISBLANK([.F157]);&quot;&quot;;&quot;/&quot;&amp;[.F157])" office:value-type="string" office:string-value="0" calcext:value-type="string">
            <text:p>0</text:p>
          </table:table-cell>
          <table:table-cell table:formula="of:=[.AF157]&amp;IF(ISBLANK([.G157]);&quot;&quot;;&quot;/&quot;&amp;[.G157])" office:value-type="string" office:string-value="0" calcext:value-type="string">
            <text:p>0</text:p>
          </table:table-cell>
          <table:table-cell table:formula="of:=[.AG157]&amp;IF(ISBLANK([.H157]);&quot;&quot;;&quot;/&quot;&amp;[.H157])" office:value-type="string" office:string-value="0" calcext:value-type="string">
            <text:p>0</text:p>
          </table:table-cell>
          <table:table-cell table:formula="of:=[.AH157]&amp;IF(ISBLANK([.I157]);&quot;&quot;;&quot;/&quot;&amp;[.I157])" office:value-type="string" office:string-value="0" calcext:value-type="string">
            <text:p>0</text:p>
          </table:table-cell>
          <table:table-cell table:formula="of:=[.AI157]&amp;IF(ISBLANK([.J157]);&quot;&quot;;&quot;/&quot;&amp;[.J157])" office:value-type="string" office:string-value="0" calcext:value-type="string">
            <text:p>0</text:p>
          </table:table-cell>
          <table:table-cell table:formula="of:=[.AJ157]&amp;IF(ISBLANK([.K157]);&quot;&quot;;&quot;/&quot;&amp;[.K157])" office:value-type="string" office:string-value="0" calcext:value-type="string">
            <text:p>0</text:p>
          </table:table-cell>
          <table:table-cell table:formula="of:=[.AK157]&amp;IF(ISBLANK([.L157]);&quot;&quot;;&quot;/&quot;&amp;[.L157])" office:value-type="string" office:string-value="0" calcext:value-type="string">
            <text:p>0</text:p>
          </table:table-cell>
          <table:table-cell table:formula="of:=[.AL157]&amp;IF(ISBLANK([.M157]);&quot;&quot;;&quot;/&quot;&amp;[.M157])" office:value-type="string" office:string-value="0" calcext:value-type="string">
            <text:p>0</text:p>
          </table:table-cell>
          <table:table-cell table:formula="of:=[.AM157]&amp;IF(ISBLANK([.N157]);&quot;&quot;;&quot;/&quot;&amp;[.N157])" office:value-type="string" office:string-value="0" calcext:value-type="string">
            <text:p>0</text:p>
          </table:table-cell>
          <table:table-cell table:formula="of:=[.AN157]&amp;IF(ISBLANK([.O157]);&quot;&quot;;&quot;/&quot;&amp;[.O157])" office:value-type="string" office:string-value="0" calcext:value-type="string">
            <text:p>0</text:p>
          </table:table-cell>
          <table:table-cell table:formula="of:=[.AO157]&amp;IF(ISBLANK([.P157]);&quot;&quot;;&quot;/&quot;&amp;[.P157])" office:value-type="string" office:string-value="0" calcext:value-type="string">
            <text:p>0</text:p>
          </table:table-cell>
          <table:table-cell table:formula="of:=[.AP157]&amp;IF(ISBLANK([.Q157]);&quot;&quot;;&quot;/&quot;&amp;[.Q157])" office:value-type="string" office:string-value="0" calcext:value-type="string">
            <text:p>0</text:p>
          </table:table-cell>
          <table:table-cell table:formula="of:=[.AQ157]&amp;IF(ISBLANK([.R157]);&quot;&quot;;&quot;/&quot;&amp;[.R157])" office:value-type="string" office:string-value="0" calcext:value-type="string">
            <text:p>0</text:p>
          </table:table-cell>
          <table:table-cell table:formula="of:=[.AR157]&amp;IF(ISBLANK([.S157]);&quot;&quot;;&quot;/&quot;&amp;[.S15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8]" office:value-type="float" office:value="0" calcext:value-type="float">
            <text:p>0</text:p>
          </table:table-cell>
          <table:table-cell table:formula="of:=[.AB158]&amp;IF(ISBLANK([.C158]);&quot;&quot;;&quot;/&quot;&amp;[.C158])" office:value-type="string" office:string-value="0" calcext:value-type="string">
            <text:p>0</text:p>
          </table:table-cell>
          <table:table-cell table:formula="of:=[.AC158]&amp;IF(ISBLANK([.D158]);&quot;&quot;;&quot;/&quot;&amp;[.D158])" office:value-type="string" office:string-value="0" calcext:value-type="string">
            <text:p>0</text:p>
          </table:table-cell>
          <table:table-cell table:formula="of:=[.AD158]&amp;IF(ISBLANK([.E158]);&quot;&quot;;&quot;/&quot;&amp;[.E158])" office:value-type="string" office:string-value="0" calcext:value-type="string">
            <text:p>0</text:p>
          </table:table-cell>
          <table:table-cell table:formula="of:=[.AE158]&amp;IF(ISBLANK([.F158]);&quot;&quot;;&quot;/&quot;&amp;[.F158])" office:value-type="string" office:string-value="0" calcext:value-type="string">
            <text:p>0</text:p>
          </table:table-cell>
          <table:table-cell table:formula="of:=[.AF158]&amp;IF(ISBLANK([.G158]);&quot;&quot;;&quot;/&quot;&amp;[.G158])" office:value-type="string" office:string-value="0" calcext:value-type="string">
            <text:p>0</text:p>
          </table:table-cell>
          <table:table-cell table:formula="of:=[.AG158]&amp;IF(ISBLANK([.H158]);&quot;&quot;;&quot;/&quot;&amp;[.H158])" office:value-type="string" office:string-value="0" calcext:value-type="string">
            <text:p>0</text:p>
          </table:table-cell>
          <table:table-cell table:formula="of:=[.AH158]&amp;IF(ISBLANK([.I158]);&quot;&quot;;&quot;/&quot;&amp;[.I158])" office:value-type="string" office:string-value="0" calcext:value-type="string">
            <text:p>0</text:p>
          </table:table-cell>
          <table:table-cell table:formula="of:=[.AI158]&amp;IF(ISBLANK([.J158]);&quot;&quot;;&quot;/&quot;&amp;[.J158])" office:value-type="string" office:string-value="0" calcext:value-type="string">
            <text:p>0</text:p>
          </table:table-cell>
          <table:table-cell table:formula="of:=[.AJ158]&amp;IF(ISBLANK([.K158]);&quot;&quot;;&quot;/&quot;&amp;[.K158])" office:value-type="string" office:string-value="0" calcext:value-type="string">
            <text:p>0</text:p>
          </table:table-cell>
          <table:table-cell table:formula="of:=[.AK158]&amp;IF(ISBLANK([.L158]);&quot;&quot;;&quot;/&quot;&amp;[.L158])" office:value-type="string" office:string-value="0" calcext:value-type="string">
            <text:p>0</text:p>
          </table:table-cell>
          <table:table-cell table:formula="of:=[.AL158]&amp;IF(ISBLANK([.M158]);&quot;&quot;;&quot;/&quot;&amp;[.M158])" office:value-type="string" office:string-value="0" calcext:value-type="string">
            <text:p>0</text:p>
          </table:table-cell>
          <table:table-cell table:formula="of:=[.AM158]&amp;IF(ISBLANK([.N158]);&quot;&quot;;&quot;/&quot;&amp;[.N158])" office:value-type="string" office:string-value="0" calcext:value-type="string">
            <text:p>0</text:p>
          </table:table-cell>
          <table:table-cell table:formula="of:=[.AN158]&amp;IF(ISBLANK([.O158]);&quot;&quot;;&quot;/&quot;&amp;[.O158])" office:value-type="string" office:string-value="0" calcext:value-type="string">
            <text:p>0</text:p>
          </table:table-cell>
          <table:table-cell table:formula="of:=[.AO158]&amp;IF(ISBLANK([.P158]);&quot;&quot;;&quot;/&quot;&amp;[.P158])" office:value-type="string" office:string-value="0" calcext:value-type="string">
            <text:p>0</text:p>
          </table:table-cell>
          <table:table-cell table:formula="of:=[.AP158]&amp;IF(ISBLANK([.Q158]);&quot;&quot;;&quot;/&quot;&amp;[.Q158])" office:value-type="string" office:string-value="0" calcext:value-type="string">
            <text:p>0</text:p>
          </table:table-cell>
          <table:table-cell table:formula="of:=[.AQ158]&amp;IF(ISBLANK([.R158]);&quot;&quot;;&quot;/&quot;&amp;[.R158])" office:value-type="string" office:string-value="0" calcext:value-type="string">
            <text:p>0</text:p>
          </table:table-cell>
          <table:table-cell table:formula="of:=[.AR158]&amp;IF(ISBLANK([.S158]);&quot;&quot;;&quot;/&quot;&amp;[.S15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59]" office:value-type="float" office:value="0" calcext:value-type="float">
            <text:p>0</text:p>
          </table:table-cell>
          <table:table-cell table:formula="of:=[.AB159]&amp;IF(ISBLANK([.C159]);&quot;&quot;;&quot;/&quot;&amp;[.C159])" office:value-type="string" office:string-value="0" calcext:value-type="string">
            <text:p>0</text:p>
          </table:table-cell>
          <table:table-cell table:formula="of:=[.AC159]&amp;IF(ISBLANK([.D159]);&quot;&quot;;&quot;/&quot;&amp;[.D159])" office:value-type="string" office:string-value="0" calcext:value-type="string">
            <text:p>0</text:p>
          </table:table-cell>
          <table:table-cell table:formula="of:=[.AD159]&amp;IF(ISBLANK([.E159]);&quot;&quot;;&quot;/&quot;&amp;[.E159])" office:value-type="string" office:string-value="0" calcext:value-type="string">
            <text:p>0</text:p>
          </table:table-cell>
          <table:table-cell table:formula="of:=[.AE159]&amp;IF(ISBLANK([.F159]);&quot;&quot;;&quot;/&quot;&amp;[.F159])" office:value-type="string" office:string-value="0" calcext:value-type="string">
            <text:p>0</text:p>
          </table:table-cell>
          <table:table-cell table:formula="of:=[.AF159]&amp;IF(ISBLANK([.G159]);&quot;&quot;;&quot;/&quot;&amp;[.G159])" office:value-type="string" office:string-value="0" calcext:value-type="string">
            <text:p>0</text:p>
          </table:table-cell>
          <table:table-cell table:formula="of:=[.AG159]&amp;IF(ISBLANK([.H159]);&quot;&quot;;&quot;/&quot;&amp;[.H159])" office:value-type="string" office:string-value="0" calcext:value-type="string">
            <text:p>0</text:p>
          </table:table-cell>
          <table:table-cell table:formula="of:=[.AH159]&amp;IF(ISBLANK([.I159]);&quot;&quot;;&quot;/&quot;&amp;[.I159])" office:value-type="string" office:string-value="0" calcext:value-type="string">
            <text:p>0</text:p>
          </table:table-cell>
          <table:table-cell table:formula="of:=[.AI159]&amp;IF(ISBLANK([.J159]);&quot;&quot;;&quot;/&quot;&amp;[.J159])" office:value-type="string" office:string-value="0" calcext:value-type="string">
            <text:p>0</text:p>
          </table:table-cell>
          <table:table-cell table:formula="of:=[.AJ159]&amp;IF(ISBLANK([.K159]);&quot;&quot;;&quot;/&quot;&amp;[.K159])" office:value-type="string" office:string-value="0" calcext:value-type="string">
            <text:p>0</text:p>
          </table:table-cell>
          <table:table-cell table:formula="of:=[.AK159]&amp;IF(ISBLANK([.L159]);&quot;&quot;;&quot;/&quot;&amp;[.L159])" office:value-type="string" office:string-value="0" calcext:value-type="string">
            <text:p>0</text:p>
          </table:table-cell>
          <table:table-cell table:formula="of:=[.AL159]&amp;IF(ISBLANK([.M159]);&quot;&quot;;&quot;/&quot;&amp;[.M159])" office:value-type="string" office:string-value="0" calcext:value-type="string">
            <text:p>0</text:p>
          </table:table-cell>
          <table:table-cell table:formula="of:=[.AM159]&amp;IF(ISBLANK([.N159]);&quot;&quot;;&quot;/&quot;&amp;[.N159])" office:value-type="string" office:string-value="0" calcext:value-type="string">
            <text:p>0</text:p>
          </table:table-cell>
          <table:table-cell table:formula="of:=[.AN159]&amp;IF(ISBLANK([.O159]);&quot;&quot;;&quot;/&quot;&amp;[.O159])" office:value-type="string" office:string-value="0" calcext:value-type="string">
            <text:p>0</text:p>
          </table:table-cell>
          <table:table-cell table:formula="of:=[.AO159]&amp;IF(ISBLANK([.P159]);&quot;&quot;;&quot;/&quot;&amp;[.P159])" office:value-type="string" office:string-value="0" calcext:value-type="string">
            <text:p>0</text:p>
          </table:table-cell>
          <table:table-cell table:formula="of:=[.AP159]&amp;IF(ISBLANK([.Q159]);&quot;&quot;;&quot;/&quot;&amp;[.Q159])" office:value-type="string" office:string-value="0" calcext:value-type="string">
            <text:p>0</text:p>
          </table:table-cell>
          <table:table-cell table:formula="of:=[.AQ159]&amp;IF(ISBLANK([.R159]);&quot;&quot;;&quot;/&quot;&amp;[.R159])" office:value-type="string" office:string-value="0" calcext:value-type="string">
            <text:p>0</text:p>
          </table:table-cell>
          <table:table-cell table:formula="of:=[.AR159]&amp;IF(ISBLANK([.S159]);&quot;&quot;;&quot;/&quot;&amp;[.S15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0]" office:value-type="float" office:value="0" calcext:value-type="float">
            <text:p>0</text:p>
          </table:table-cell>
          <table:table-cell table:formula="of:=[.AB160]&amp;IF(ISBLANK([.C160]);&quot;&quot;;&quot;/&quot;&amp;[.C160])" office:value-type="string" office:string-value="0" calcext:value-type="string">
            <text:p>0</text:p>
          </table:table-cell>
          <table:table-cell table:formula="of:=[.AC160]&amp;IF(ISBLANK([.D160]);&quot;&quot;;&quot;/&quot;&amp;[.D160])" office:value-type="string" office:string-value="0" calcext:value-type="string">
            <text:p>0</text:p>
          </table:table-cell>
          <table:table-cell table:formula="of:=[.AD160]&amp;IF(ISBLANK([.E160]);&quot;&quot;;&quot;/&quot;&amp;[.E160])" office:value-type="string" office:string-value="0" calcext:value-type="string">
            <text:p>0</text:p>
          </table:table-cell>
          <table:table-cell table:formula="of:=[.AE160]&amp;IF(ISBLANK([.F160]);&quot;&quot;;&quot;/&quot;&amp;[.F160])" office:value-type="string" office:string-value="0" calcext:value-type="string">
            <text:p>0</text:p>
          </table:table-cell>
          <table:table-cell table:formula="of:=[.AF160]&amp;IF(ISBLANK([.G160]);&quot;&quot;;&quot;/&quot;&amp;[.G160])" office:value-type="string" office:string-value="0" calcext:value-type="string">
            <text:p>0</text:p>
          </table:table-cell>
          <table:table-cell table:formula="of:=[.AG160]&amp;IF(ISBLANK([.H160]);&quot;&quot;;&quot;/&quot;&amp;[.H160])" office:value-type="string" office:string-value="0" calcext:value-type="string">
            <text:p>0</text:p>
          </table:table-cell>
          <table:table-cell table:formula="of:=[.AH160]&amp;IF(ISBLANK([.I160]);&quot;&quot;;&quot;/&quot;&amp;[.I160])" office:value-type="string" office:string-value="0" calcext:value-type="string">
            <text:p>0</text:p>
          </table:table-cell>
          <table:table-cell table:formula="of:=[.AI160]&amp;IF(ISBLANK([.J160]);&quot;&quot;;&quot;/&quot;&amp;[.J160])" office:value-type="string" office:string-value="0" calcext:value-type="string">
            <text:p>0</text:p>
          </table:table-cell>
          <table:table-cell table:formula="of:=[.AJ160]&amp;IF(ISBLANK([.K160]);&quot;&quot;;&quot;/&quot;&amp;[.K160])" office:value-type="string" office:string-value="0" calcext:value-type="string">
            <text:p>0</text:p>
          </table:table-cell>
          <table:table-cell table:formula="of:=[.AK160]&amp;IF(ISBLANK([.L160]);&quot;&quot;;&quot;/&quot;&amp;[.L160])" office:value-type="string" office:string-value="0" calcext:value-type="string">
            <text:p>0</text:p>
          </table:table-cell>
          <table:table-cell table:formula="of:=[.AL160]&amp;IF(ISBLANK([.M160]);&quot;&quot;;&quot;/&quot;&amp;[.M160])" office:value-type="string" office:string-value="0" calcext:value-type="string">
            <text:p>0</text:p>
          </table:table-cell>
          <table:table-cell table:formula="of:=[.AM160]&amp;IF(ISBLANK([.N160]);&quot;&quot;;&quot;/&quot;&amp;[.N160])" office:value-type="string" office:string-value="0" calcext:value-type="string">
            <text:p>0</text:p>
          </table:table-cell>
          <table:table-cell table:formula="of:=[.AN160]&amp;IF(ISBLANK([.O160]);&quot;&quot;;&quot;/&quot;&amp;[.O160])" office:value-type="string" office:string-value="0" calcext:value-type="string">
            <text:p>0</text:p>
          </table:table-cell>
          <table:table-cell table:formula="of:=[.AO160]&amp;IF(ISBLANK([.P160]);&quot;&quot;;&quot;/&quot;&amp;[.P160])" office:value-type="string" office:string-value="0" calcext:value-type="string">
            <text:p>0</text:p>
          </table:table-cell>
          <table:table-cell table:formula="of:=[.AP160]&amp;IF(ISBLANK([.Q160]);&quot;&quot;;&quot;/&quot;&amp;[.Q160])" office:value-type="string" office:string-value="0" calcext:value-type="string">
            <text:p>0</text:p>
          </table:table-cell>
          <table:table-cell table:formula="of:=[.AQ160]&amp;IF(ISBLANK([.R160]);&quot;&quot;;&quot;/&quot;&amp;[.R160])" office:value-type="string" office:string-value="0" calcext:value-type="string">
            <text:p>0</text:p>
          </table:table-cell>
          <table:table-cell table:formula="of:=[.AR160]&amp;IF(ISBLANK([.S160]);&quot;&quot;;&quot;/&quot;&amp;[.S16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1]" office:value-type="float" office:value="0" calcext:value-type="float">
            <text:p>0</text:p>
          </table:table-cell>
          <table:table-cell table:formula="of:=[.AB161]&amp;IF(ISBLANK([.C161]);&quot;&quot;;&quot;/&quot;&amp;[.C161])" office:value-type="string" office:string-value="0" calcext:value-type="string">
            <text:p>0</text:p>
          </table:table-cell>
          <table:table-cell table:formula="of:=[.AC161]&amp;IF(ISBLANK([.D161]);&quot;&quot;;&quot;/&quot;&amp;[.D161])" office:value-type="string" office:string-value="0" calcext:value-type="string">
            <text:p>0</text:p>
          </table:table-cell>
          <table:table-cell table:formula="of:=[.AD161]&amp;IF(ISBLANK([.E161]);&quot;&quot;;&quot;/&quot;&amp;[.E161])" office:value-type="string" office:string-value="0" calcext:value-type="string">
            <text:p>0</text:p>
          </table:table-cell>
          <table:table-cell table:formula="of:=[.AE161]&amp;IF(ISBLANK([.F161]);&quot;&quot;;&quot;/&quot;&amp;[.F161])" office:value-type="string" office:string-value="0" calcext:value-type="string">
            <text:p>0</text:p>
          </table:table-cell>
          <table:table-cell table:formula="of:=[.AF161]&amp;IF(ISBLANK([.G161]);&quot;&quot;;&quot;/&quot;&amp;[.G161])" office:value-type="string" office:string-value="0" calcext:value-type="string">
            <text:p>0</text:p>
          </table:table-cell>
          <table:table-cell table:formula="of:=[.AG161]&amp;IF(ISBLANK([.H161]);&quot;&quot;;&quot;/&quot;&amp;[.H161])" office:value-type="string" office:string-value="0" calcext:value-type="string">
            <text:p>0</text:p>
          </table:table-cell>
          <table:table-cell table:formula="of:=[.AH161]&amp;IF(ISBLANK([.I161]);&quot;&quot;;&quot;/&quot;&amp;[.I161])" office:value-type="string" office:string-value="0" calcext:value-type="string">
            <text:p>0</text:p>
          </table:table-cell>
          <table:table-cell table:formula="of:=[.AI161]&amp;IF(ISBLANK([.J161]);&quot;&quot;;&quot;/&quot;&amp;[.J161])" office:value-type="string" office:string-value="0" calcext:value-type="string">
            <text:p>0</text:p>
          </table:table-cell>
          <table:table-cell table:formula="of:=[.AJ161]&amp;IF(ISBLANK([.K161]);&quot;&quot;;&quot;/&quot;&amp;[.K161])" office:value-type="string" office:string-value="0" calcext:value-type="string">
            <text:p>0</text:p>
          </table:table-cell>
          <table:table-cell table:formula="of:=[.AK161]&amp;IF(ISBLANK([.L161]);&quot;&quot;;&quot;/&quot;&amp;[.L161])" office:value-type="string" office:string-value="0" calcext:value-type="string">
            <text:p>0</text:p>
          </table:table-cell>
          <table:table-cell table:formula="of:=[.AL161]&amp;IF(ISBLANK([.M161]);&quot;&quot;;&quot;/&quot;&amp;[.M161])" office:value-type="string" office:string-value="0" calcext:value-type="string">
            <text:p>0</text:p>
          </table:table-cell>
          <table:table-cell table:formula="of:=[.AM161]&amp;IF(ISBLANK([.N161]);&quot;&quot;;&quot;/&quot;&amp;[.N161])" office:value-type="string" office:string-value="0" calcext:value-type="string">
            <text:p>0</text:p>
          </table:table-cell>
          <table:table-cell table:formula="of:=[.AN161]&amp;IF(ISBLANK([.O161]);&quot;&quot;;&quot;/&quot;&amp;[.O161])" office:value-type="string" office:string-value="0" calcext:value-type="string">
            <text:p>0</text:p>
          </table:table-cell>
          <table:table-cell table:formula="of:=[.AO161]&amp;IF(ISBLANK([.P161]);&quot;&quot;;&quot;/&quot;&amp;[.P161])" office:value-type="string" office:string-value="0" calcext:value-type="string">
            <text:p>0</text:p>
          </table:table-cell>
          <table:table-cell table:formula="of:=[.AP161]&amp;IF(ISBLANK([.Q161]);&quot;&quot;;&quot;/&quot;&amp;[.Q161])" office:value-type="string" office:string-value="0" calcext:value-type="string">
            <text:p>0</text:p>
          </table:table-cell>
          <table:table-cell table:formula="of:=[.AQ161]&amp;IF(ISBLANK([.R161]);&quot;&quot;;&quot;/&quot;&amp;[.R161])" office:value-type="string" office:string-value="0" calcext:value-type="string">
            <text:p>0</text:p>
          </table:table-cell>
          <table:table-cell table:formula="of:=[.AR161]&amp;IF(ISBLANK([.S161]);&quot;&quot;;&quot;/&quot;&amp;[.S16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2]" office:value-type="float" office:value="0" calcext:value-type="float">
            <text:p>0</text:p>
          </table:table-cell>
          <table:table-cell table:formula="of:=[.AB162]&amp;IF(ISBLANK([.C162]);&quot;&quot;;&quot;/&quot;&amp;[.C162])" office:value-type="string" office:string-value="0" calcext:value-type="string">
            <text:p>0</text:p>
          </table:table-cell>
          <table:table-cell table:formula="of:=[.AC162]&amp;IF(ISBLANK([.D162]);&quot;&quot;;&quot;/&quot;&amp;[.D162])" office:value-type="string" office:string-value="0" calcext:value-type="string">
            <text:p>0</text:p>
          </table:table-cell>
          <table:table-cell table:formula="of:=[.AD162]&amp;IF(ISBLANK([.E162]);&quot;&quot;;&quot;/&quot;&amp;[.E162])" office:value-type="string" office:string-value="0" calcext:value-type="string">
            <text:p>0</text:p>
          </table:table-cell>
          <table:table-cell table:formula="of:=[.AE162]&amp;IF(ISBLANK([.F162]);&quot;&quot;;&quot;/&quot;&amp;[.F162])" office:value-type="string" office:string-value="0" calcext:value-type="string">
            <text:p>0</text:p>
          </table:table-cell>
          <table:table-cell table:formula="of:=[.AF162]&amp;IF(ISBLANK([.G162]);&quot;&quot;;&quot;/&quot;&amp;[.G162])" office:value-type="string" office:string-value="0" calcext:value-type="string">
            <text:p>0</text:p>
          </table:table-cell>
          <table:table-cell table:formula="of:=[.AG162]&amp;IF(ISBLANK([.H162]);&quot;&quot;;&quot;/&quot;&amp;[.H162])" office:value-type="string" office:string-value="0" calcext:value-type="string">
            <text:p>0</text:p>
          </table:table-cell>
          <table:table-cell table:formula="of:=[.AH162]&amp;IF(ISBLANK([.I162]);&quot;&quot;;&quot;/&quot;&amp;[.I162])" office:value-type="string" office:string-value="0" calcext:value-type="string">
            <text:p>0</text:p>
          </table:table-cell>
          <table:table-cell table:formula="of:=[.AI162]&amp;IF(ISBLANK([.J162]);&quot;&quot;;&quot;/&quot;&amp;[.J162])" office:value-type="string" office:string-value="0" calcext:value-type="string">
            <text:p>0</text:p>
          </table:table-cell>
          <table:table-cell table:formula="of:=[.AJ162]&amp;IF(ISBLANK([.K162]);&quot;&quot;;&quot;/&quot;&amp;[.K162])" office:value-type="string" office:string-value="0" calcext:value-type="string">
            <text:p>0</text:p>
          </table:table-cell>
          <table:table-cell table:formula="of:=[.AK162]&amp;IF(ISBLANK([.L162]);&quot;&quot;;&quot;/&quot;&amp;[.L162])" office:value-type="string" office:string-value="0" calcext:value-type="string">
            <text:p>0</text:p>
          </table:table-cell>
          <table:table-cell table:formula="of:=[.AL162]&amp;IF(ISBLANK([.M162]);&quot;&quot;;&quot;/&quot;&amp;[.M162])" office:value-type="string" office:string-value="0" calcext:value-type="string">
            <text:p>0</text:p>
          </table:table-cell>
          <table:table-cell table:formula="of:=[.AM162]&amp;IF(ISBLANK([.N162]);&quot;&quot;;&quot;/&quot;&amp;[.N162])" office:value-type="string" office:string-value="0" calcext:value-type="string">
            <text:p>0</text:p>
          </table:table-cell>
          <table:table-cell table:formula="of:=[.AN162]&amp;IF(ISBLANK([.O162]);&quot;&quot;;&quot;/&quot;&amp;[.O162])" office:value-type="string" office:string-value="0" calcext:value-type="string">
            <text:p>0</text:p>
          </table:table-cell>
          <table:table-cell table:formula="of:=[.AO162]&amp;IF(ISBLANK([.P162]);&quot;&quot;;&quot;/&quot;&amp;[.P162])" office:value-type="string" office:string-value="0" calcext:value-type="string">
            <text:p>0</text:p>
          </table:table-cell>
          <table:table-cell table:formula="of:=[.AP162]&amp;IF(ISBLANK([.Q162]);&quot;&quot;;&quot;/&quot;&amp;[.Q162])" office:value-type="string" office:string-value="0" calcext:value-type="string">
            <text:p>0</text:p>
          </table:table-cell>
          <table:table-cell table:formula="of:=[.AQ162]&amp;IF(ISBLANK([.R162]);&quot;&quot;;&quot;/&quot;&amp;[.R162])" office:value-type="string" office:string-value="0" calcext:value-type="string">
            <text:p>0</text:p>
          </table:table-cell>
          <table:table-cell table:formula="of:=[.AR162]&amp;IF(ISBLANK([.S162]);&quot;&quot;;&quot;/&quot;&amp;[.S16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3]" office:value-type="float" office:value="0" calcext:value-type="float">
            <text:p>0</text:p>
          </table:table-cell>
          <table:table-cell table:formula="of:=[.AB163]&amp;IF(ISBLANK([.C163]);&quot;&quot;;&quot;/&quot;&amp;[.C163])" office:value-type="string" office:string-value="0" calcext:value-type="string">
            <text:p>0</text:p>
          </table:table-cell>
          <table:table-cell table:formula="of:=[.AC163]&amp;IF(ISBLANK([.D163]);&quot;&quot;;&quot;/&quot;&amp;[.D163])" office:value-type="string" office:string-value="0" calcext:value-type="string">
            <text:p>0</text:p>
          </table:table-cell>
          <table:table-cell table:formula="of:=[.AD163]&amp;IF(ISBLANK([.E163]);&quot;&quot;;&quot;/&quot;&amp;[.E163])" office:value-type="string" office:string-value="0" calcext:value-type="string">
            <text:p>0</text:p>
          </table:table-cell>
          <table:table-cell table:formula="of:=[.AE163]&amp;IF(ISBLANK([.F163]);&quot;&quot;;&quot;/&quot;&amp;[.F163])" office:value-type="string" office:string-value="0" calcext:value-type="string">
            <text:p>0</text:p>
          </table:table-cell>
          <table:table-cell table:formula="of:=[.AF163]&amp;IF(ISBLANK([.G163]);&quot;&quot;;&quot;/&quot;&amp;[.G163])" office:value-type="string" office:string-value="0" calcext:value-type="string">
            <text:p>0</text:p>
          </table:table-cell>
          <table:table-cell table:formula="of:=[.AG163]&amp;IF(ISBLANK([.H163]);&quot;&quot;;&quot;/&quot;&amp;[.H163])" office:value-type="string" office:string-value="0" calcext:value-type="string">
            <text:p>0</text:p>
          </table:table-cell>
          <table:table-cell table:formula="of:=[.AH163]&amp;IF(ISBLANK([.I163]);&quot;&quot;;&quot;/&quot;&amp;[.I163])" office:value-type="string" office:string-value="0" calcext:value-type="string">
            <text:p>0</text:p>
          </table:table-cell>
          <table:table-cell table:formula="of:=[.AI163]&amp;IF(ISBLANK([.J163]);&quot;&quot;;&quot;/&quot;&amp;[.J163])" office:value-type="string" office:string-value="0" calcext:value-type="string">
            <text:p>0</text:p>
          </table:table-cell>
          <table:table-cell table:formula="of:=[.AJ163]&amp;IF(ISBLANK([.K163]);&quot;&quot;;&quot;/&quot;&amp;[.K163])" office:value-type="string" office:string-value="0" calcext:value-type="string">
            <text:p>0</text:p>
          </table:table-cell>
          <table:table-cell table:formula="of:=[.AK163]&amp;IF(ISBLANK([.L163]);&quot;&quot;;&quot;/&quot;&amp;[.L163])" office:value-type="string" office:string-value="0" calcext:value-type="string">
            <text:p>0</text:p>
          </table:table-cell>
          <table:table-cell table:formula="of:=[.AL163]&amp;IF(ISBLANK([.M163]);&quot;&quot;;&quot;/&quot;&amp;[.M163])" office:value-type="string" office:string-value="0" calcext:value-type="string">
            <text:p>0</text:p>
          </table:table-cell>
          <table:table-cell table:formula="of:=[.AM163]&amp;IF(ISBLANK([.N163]);&quot;&quot;;&quot;/&quot;&amp;[.N163])" office:value-type="string" office:string-value="0" calcext:value-type="string">
            <text:p>0</text:p>
          </table:table-cell>
          <table:table-cell table:formula="of:=[.AN163]&amp;IF(ISBLANK([.O163]);&quot;&quot;;&quot;/&quot;&amp;[.O163])" office:value-type="string" office:string-value="0" calcext:value-type="string">
            <text:p>0</text:p>
          </table:table-cell>
          <table:table-cell table:formula="of:=[.AO163]&amp;IF(ISBLANK([.P163]);&quot;&quot;;&quot;/&quot;&amp;[.P163])" office:value-type="string" office:string-value="0" calcext:value-type="string">
            <text:p>0</text:p>
          </table:table-cell>
          <table:table-cell table:formula="of:=[.AP163]&amp;IF(ISBLANK([.Q163]);&quot;&quot;;&quot;/&quot;&amp;[.Q163])" office:value-type="string" office:string-value="0" calcext:value-type="string">
            <text:p>0</text:p>
          </table:table-cell>
          <table:table-cell table:formula="of:=[.AQ163]&amp;IF(ISBLANK([.R163]);&quot;&quot;;&quot;/&quot;&amp;[.R163])" office:value-type="string" office:string-value="0" calcext:value-type="string">
            <text:p>0</text:p>
          </table:table-cell>
          <table:table-cell table:formula="of:=[.AR163]&amp;IF(ISBLANK([.S163]);&quot;&quot;;&quot;/&quot;&amp;[.S16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4]" office:value-type="float" office:value="0" calcext:value-type="float">
            <text:p>0</text:p>
          </table:table-cell>
          <table:table-cell table:formula="of:=[.AB164]&amp;IF(ISBLANK([.C164]);&quot;&quot;;&quot;/&quot;&amp;[.C164])" office:value-type="string" office:string-value="0" calcext:value-type="string">
            <text:p>0</text:p>
          </table:table-cell>
          <table:table-cell table:formula="of:=[.AC164]&amp;IF(ISBLANK([.D164]);&quot;&quot;;&quot;/&quot;&amp;[.D164])" office:value-type="string" office:string-value="0" calcext:value-type="string">
            <text:p>0</text:p>
          </table:table-cell>
          <table:table-cell table:formula="of:=[.AD164]&amp;IF(ISBLANK([.E164]);&quot;&quot;;&quot;/&quot;&amp;[.E164])" office:value-type="string" office:string-value="0" calcext:value-type="string">
            <text:p>0</text:p>
          </table:table-cell>
          <table:table-cell table:formula="of:=[.AE164]&amp;IF(ISBLANK([.F164]);&quot;&quot;;&quot;/&quot;&amp;[.F164])" office:value-type="string" office:string-value="0" calcext:value-type="string">
            <text:p>0</text:p>
          </table:table-cell>
          <table:table-cell table:formula="of:=[.AF164]&amp;IF(ISBLANK([.G164]);&quot;&quot;;&quot;/&quot;&amp;[.G164])" office:value-type="string" office:string-value="0" calcext:value-type="string">
            <text:p>0</text:p>
          </table:table-cell>
          <table:table-cell table:formula="of:=[.AG164]&amp;IF(ISBLANK([.H164]);&quot;&quot;;&quot;/&quot;&amp;[.H164])" office:value-type="string" office:string-value="0" calcext:value-type="string">
            <text:p>0</text:p>
          </table:table-cell>
          <table:table-cell table:formula="of:=[.AH164]&amp;IF(ISBLANK([.I164]);&quot;&quot;;&quot;/&quot;&amp;[.I164])" office:value-type="string" office:string-value="0" calcext:value-type="string">
            <text:p>0</text:p>
          </table:table-cell>
          <table:table-cell table:formula="of:=[.AI164]&amp;IF(ISBLANK([.J164]);&quot;&quot;;&quot;/&quot;&amp;[.J164])" office:value-type="string" office:string-value="0" calcext:value-type="string">
            <text:p>0</text:p>
          </table:table-cell>
          <table:table-cell table:formula="of:=[.AJ164]&amp;IF(ISBLANK([.K164]);&quot;&quot;;&quot;/&quot;&amp;[.K164])" office:value-type="string" office:string-value="0" calcext:value-type="string">
            <text:p>0</text:p>
          </table:table-cell>
          <table:table-cell table:formula="of:=[.AK164]&amp;IF(ISBLANK([.L164]);&quot;&quot;;&quot;/&quot;&amp;[.L164])" office:value-type="string" office:string-value="0" calcext:value-type="string">
            <text:p>0</text:p>
          </table:table-cell>
          <table:table-cell table:formula="of:=[.AL164]&amp;IF(ISBLANK([.M164]);&quot;&quot;;&quot;/&quot;&amp;[.M164])" office:value-type="string" office:string-value="0" calcext:value-type="string">
            <text:p>0</text:p>
          </table:table-cell>
          <table:table-cell table:formula="of:=[.AM164]&amp;IF(ISBLANK([.N164]);&quot;&quot;;&quot;/&quot;&amp;[.N164])" office:value-type="string" office:string-value="0" calcext:value-type="string">
            <text:p>0</text:p>
          </table:table-cell>
          <table:table-cell table:formula="of:=[.AN164]&amp;IF(ISBLANK([.O164]);&quot;&quot;;&quot;/&quot;&amp;[.O164])" office:value-type="string" office:string-value="0" calcext:value-type="string">
            <text:p>0</text:p>
          </table:table-cell>
          <table:table-cell table:formula="of:=[.AO164]&amp;IF(ISBLANK([.P164]);&quot;&quot;;&quot;/&quot;&amp;[.P164])" office:value-type="string" office:string-value="0" calcext:value-type="string">
            <text:p>0</text:p>
          </table:table-cell>
          <table:table-cell table:formula="of:=[.AP164]&amp;IF(ISBLANK([.Q164]);&quot;&quot;;&quot;/&quot;&amp;[.Q164])" office:value-type="string" office:string-value="0" calcext:value-type="string">
            <text:p>0</text:p>
          </table:table-cell>
          <table:table-cell table:formula="of:=[.AQ164]&amp;IF(ISBLANK([.R164]);&quot;&quot;;&quot;/&quot;&amp;[.R164])" office:value-type="string" office:string-value="0" calcext:value-type="string">
            <text:p>0</text:p>
          </table:table-cell>
          <table:table-cell table:formula="of:=[.AR164]&amp;IF(ISBLANK([.S164]);&quot;&quot;;&quot;/&quot;&amp;[.S16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5]" office:value-type="float" office:value="0" calcext:value-type="float">
            <text:p>0</text:p>
          </table:table-cell>
          <table:table-cell table:formula="of:=[.AB165]&amp;IF(ISBLANK([.C165]);&quot;&quot;;&quot;/&quot;&amp;[.C165])" office:value-type="string" office:string-value="0" calcext:value-type="string">
            <text:p>0</text:p>
          </table:table-cell>
          <table:table-cell table:formula="of:=[.AC165]&amp;IF(ISBLANK([.D165]);&quot;&quot;;&quot;/&quot;&amp;[.D165])" office:value-type="string" office:string-value="0" calcext:value-type="string">
            <text:p>0</text:p>
          </table:table-cell>
          <table:table-cell table:formula="of:=[.AD165]&amp;IF(ISBLANK([.E165]);&quot;&quot;;&quot;/&quot;&amp;[.E165])" office:value-type="string" office:string-value="0" calcext:value-type="string">
            <text:p>0</text:p>
          </table:table-cell>
          <table:table-cell table:formula="of:=[.AE165]&amp;IF(ISBLANK([.F165]);&quot;&quot;;&quot;/&quot;&amp;[.F165])" office:value-type="string" office:string-value="0" calcext:value-type="string">
            <text:p>0</text:p>
          </table:table-cell>
          <table:table-cell table:formula="of:=[.AF165]&amp;IF(ISBLANK([.G165]);&quot;&quot;;&quot;/&quot;&amp;[.G165])" office:value-type="string" office:string-value="0" calcext:value-type="string">
            <text:p>0</text:p>
          </table:table-cell>
          <table:table-cell table:formula="of:=[.AG165]&amp;IF(ISBLANK([.H165]);&quot;&quot;;&quot;/&quot;&amp;[.H165])" office:value-type="string" office:string-value="0" calcext:value-type="string">
            <text:p>0</text:p>
          </table:table-cell>
          <table:table-cell table:formula="of:=[.AH165]&amp;IF(ISBLANK([.I165]);&quot;&quot;;&quot;/&quot;&amp;[.I165])" office:value-type="string" office:string-value="0" calcext:value-type="string">
            <text:p>0</text:p>
          </table:table-cell>
          <table:table-cell table:formula="of:=[.AI165]&amp;IF(ISBLANK([.J165]);&quot;&quot;;&quot;/&quot;&amp;[.J165])" office:value-type="string" office:string-value="0" calcext:value-type="string">
            <text:p>0</text:p>
          </table:table-cell>
          <table:table-cell table:formula="of:=[.AJ165]&amp;IF(ISBLANK([.K165]);&quot;&quot;;&quot;/&quot;&amp;[.K165])" office:value-type="string" office:string-value="0" calcext:value-type="string">
            <text:p>0</text:p>
          </table:table-cell>
          <table:table-cell table:formula="of:=[.AK165]&amp;IF(ISBLANK([.L165]);&quot;&quot;;&quot;/&quot;&amp;[.L165])" office:value-type="string" office:string-value="0" calcext:value-type="string">
            <text:p>0</text:p>
          </table:table-cell>
          <table:table-cell table:formula="of:=[.AL165]&amp;IF(ISBLANK([.M165]);&quot;&quot;;&quot;/&quot;&amp;[.M165])" office:value-type="string" office:string-value="0" calcext:value-type="string">
            <text:p>0</text:p>
          </table:table-cell>
          <table:table-cell table:formula="of:=[.AM165]&amp;IF(ISBLANK([.N165]);&quot;&quot;;&quot;/&quot;&amp;[.N165])" office:value-type="string" office:string-value="0" calcext:value-type="string">
            <text:p>0</text:p>
          </table:table-cell>
          <table:table-cell table:formula="of:=[.AN165]&amp;IF(ISBLANK([.O165]);&quot;&quot;;&quot;/&quot;&amp;[.O165])" office:value-type="string" office:string-value="0" calcext:value-type="string">
            <text:p>0</text:p>
          </table:table-cell>
          <table:table-cell table:formula="of:=[.AO165]&amp;IF(ISBLANK([.P165]);&quot;&quot;;&quot;/&quot;&amp;[.P165])" office:value-type="string" office:string-value="0" calcext:value-type="string">
            <text:p>0</text:p>
          </table:table-cell>
          <table:table-cell table:formula="of:=[.AP165]&amp;IF(ISBLANK([.Q165]);&quot;&quot;;&quot;/&quot;&amp;[.Q165])" office:value-type="string" office:string-value="0" calcext:value-type="string">
            <text:p>0</text:p>
          </table:table-cell>
          <table:table-cell table:formula="of:=[.AQ165]&amp;IF(ISBLANK([.R165]);&quot;&quot;;&quot;/&quot;&amp;[.R165])" office:value-type="string" office:string-value="0" calcext:value-type="string">
            <text:p>0</text:p>
          </table:table-cell>
          <table:table-cell table:formula="of:=[.AR165]&amp;IF(ISBLANK([.S165]);&quot;&quot;;&quot;/&quot;&amp;[.S16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6]" office:value-type="float" office:value="0" calcext:value-type="float">
            <text:p>0</text:p>
          </table:table-cell>
          <table:table-cell table:formula="of:=[.AB166]&amp;IF(ISBLANK([.C166]);&quot;&quot;;&quot;/&quot;&amp;[.C166])" office:value-type="string" office:string-value="0" calcext:value-type="string">
            <text:p>0</text:p>
          </table:table-cell>
          <table:table-cell table:formula="of:=[.AC166]&amp;IF(ISBLANK([.D166]);&quot;&quot;;&quot;/&quot;&amp;[.D166])" office:value-type="string" office:string-value="0" calcext:value-type="string">
            <text:p>0</text:p>
          </table:table-cell>
          <table:table-cell table:formula="of:=[.AD166]&amp;IF(ISBLANK([.E166]);&quot;&quot;;&quot;/&quot;&amp;[.E166])" office:value-type="string" office:string-value="0" calcext:value-type="string">
            <text:p>0</text:p>
          </table:table-cell>
          <table:table-cell table:formula="of:=[.AE166]&amp;IF(ISBLANK([.F166]);&quot;&quot;;&quot;/&quot;&amp;[.F166])" office:value-type="string" office:string-value="0" calcext:value-type="string">
            <text:p>0</text:p>
          </table:table-cell>
          <table:table-cell table:formula="of:=[.AF166]&amp;IF(ISBLANK([.G166]);&quot;&quot;;&quot;/&quot;&amp;[.G166])" office:value-type="string" office:string-value="0" calcext:value-type="string">
            <text:p>0</text:p>
          </table:table-cell>
          <table:table-cell table:formula="of:=[.AG166]&amp;IF(ISBLANK([.H166]);&quot;&quot;;&quot;/&quot;&amp;[.H166])" office:value-type="string" office:string-value="0" calcext:value-type="string">
            <text:p>0</text:p>
          </table:table-cell>
          <table:table-cell table:formula="of:=[.AH166]&amp;IF(ISBLANK([.I166]);&quot;&quot;;&quot;/&quot;&amp;[.I166])" office:value-type="string" office:string-value="0" calcext:value-type="string">
            <text:p>0</text:p>
          </table:table-cell>
          <table:table-cell table:formula="of:=[.AI166]&amp;IF(ISBLANK([.J166]);&quot;&quot;;&quot;/&quot;&amp;[.J166])" office:value-type="string" office:string-value="0" calcext:value-type="string">
            <text:p>0</text:p>
          </table:table-cell>
          <table:table-cell table:formula="of:=[.AJ166]&amp;IF(ISBLANK([.K166]);&quot;&quot;;&quot;/&quot;&amp;[.K166])" office:value-type="string" office:string-value="0" calcext:value-type="string">
            <text:p>0</text:p>
          </table:table-cell>
          <table:table-cell table:formula="of:=[.AK166]&amp;IF(ISBLANK([.L166]);&quot;&quot;;&quot;/&quot;&amp;[.L166])" office:value-type="string" office:string-value="0" calcext:value-type="string">
            <text:p>0</text:p>
          </table:table-cell>
          <table:table-cell table:formula="of:=[.AL166]&amp;IF(ISBLANK([.M166]);&quot;&quot;;&quot;/&quot;&amp;[.M166])" office:value-type="string" office:string-value="0" calcext:value-type="string">
            <text:p>0</text:p>
          </table:table-cell>
          <table:table-cell table:formula="of:=[.AM166]&amp;IF(ISBLANK([.N166]);&quot;&quot;;&quot;/&quot;&amp;[.N166])" office:value-type="string" office:string-value="0" calcext:value-type="string">
            <text:p>0</text:p>
          </table:table-cell>
          <table:table-cell table:formula="of:=[.AN166]&amp;IF(ISBLANK([.O166]);&quot;&quot;;&quot;/&quot;&amp;[.O166])" office:value-type="string" office:string-value="0" calcext:value-type="string">
            <text:p>0</text:p>
          </table:table-cell>
          <table:table-cell table:formula="of:=[.AO166]&amp;IF(ISBLANK([.P166]);&quot;&quot;;&quot;/&quot;&amp;[.P166])" office:value-type="string" office:string-value="0" calcext:value-type="string">
            <text:p>0</text:p>
          </table:table-cell>
          <table:table-cell table:formula="of:=[.AP166]&amp;IF(ISBLANK([.Q166]);&quot;&quot;;&quot;/&quot;&amp;[.Q166])" office:value-type="string" office:string-value="0" calcext:value-type="string">
            <text:p>0</text:p>
          </table:table-cell>
          <table:table-cell table:formula="of:=[.AQ166]&amp;IF(ISBLANK([.R166]);&quot;&quot;;&quot;/&quot;&amp;[.R166])" office:value-type="string" office:string-value="0" calcext:value-type="string">
            <text:p>0</text:p>
          </table:table-cell>
          <table:table-cell table:formula="of:=[.AR166]&amp;IF(ISBLANK([.S166]);&quot;&quot;;&quot;/&quot;&amp;[.S16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7]" office:value-type="float" office:value="0" calcext:value-type="float">
            <text:p>0</text:p>
          </table:table-cell>
          <table:table-cell table:formula="of:=[.AB167]&amp;IF(ISBLANK([.C167]);&quot;&quot;;&quot;/&quot;&amp;[.C167])" office:value-type="string" office:string-value="0" calcext:value-type="string">
            <text:p>0</text:p>
          </table:table-cell>
          <table:table-cell table:formula="of:=[.AC167]&amp;IF(ISBLANK([.D167]);&quot;&quot;;&quot;/&quot;&amp;[.D167])" office:value-type="string" office:string-value="0" calcext:value-type="string">
            <text:p>0</text:p>
          </table:table-cell>
          <table:table-cell table:formula="of:=[.AD167]&amp;IF(ISBLANK([.E167]);&quot;&quot;;&quot;/&quot;&amp;[.E167])" office:value-type="string" office:string-value="0" calcext:value-type="string">
            <text:p>0</text:p>
          </table:table-cell>
          <table:table-cell table:formula="of:=[.AE167]&amp;IF(ISBLANK([.F167]);&quot;&quot;;&quot;/&quot;&amp;[.F167])" office:value-type="string" office:string-value="0" calcext:value-type="string">
            <text:p>0</text:p>
          </table:table-cell>
          <table:table-cell table:formula="of:=[.AF167]&amp;IF(ISBLANK([.G167]);&quot;&quot;;&quot;/&quot;&amp;[.G167])" office:value-type="string" office:string-value="0" calcext:value-type="string">
            <text:p>0</text:p>
          </table:table-cell>
          <table:table-cell table:formula="of:=[.AG167]&amp;IF(ISBLANK([.H167]);&quot;&quot;;&quot;/&quot;&amp;[.H167])" office:value-type="string" office:string-value="0" calcext:value-type="string">
            <text:p>0</text:p>
          </table:table-cell>
          <table:table-cell table:formula="of:=[.AH167]&amp;IF(ISBLANK([.I167]);&quot;&quot;;&quot;/&quot;&amp;[.I167])" office:value-type="string" office:string-value="0" calcext:value-type="string">
            <text:p>0</text:p>
          </table:table-cell>
          <table:table-cell table:formula="of:=[.AI167]&amp;IF(ISBLANK([.J167]);&quot;&quot;;&quot;/&quot;&amp;[.J167])" office:value-type="string" office:string-value="0" calcext:value-type="string">
            <text:p>0</text:p>
          </table:table-cell>
          <table:table-cell table:formula="of:=[.AJ167]&amp;IF(ISBLANK([.K167]);&quot;&quot;;&quot;/&quot;&amp;[.K167])" office:value-type="string" office:string-value="0" calcext:value-type="string">
            <text:p>0</text:p>
          </table:table-cell>
          <table:table-cell table:formula="of:=[.AK167]&amp;IF(ISBLANK([.L167]);&quot;&quot;;&quot;/&quot;&amp;[.L167])" office:value-type="string" office:string-value="0" calcext:value-type="string">
            <text:p>0</text:p>
          </table:table-cell>
          <table:table-cell table:formula="of:=[.AL167]&amp;IF(ISBLANK([.M167]);&quot;&quot;;&quot;/&quot;&amp;[.M167])" office:value-type="string" office:string-value="0" calcext:value-type="string">
            <text:p>0</text:p>
          </table:table-cell>
          <table:table-cell table:formula="of:=[.AM167]&amp;IF(ISBLANK([.N167]);&quot;&quot;;&quot;/&quot;&amp;[.N167])" office:value-type="string" office:string-value="0" calcext:value-type="string">
            <text:p>0</text:p>
          </table:table-cell>
          <table:table-cell table:formula="of:=[.AN167]&amp;IF(ISBLANK([.O167]);&quot;&quot;;&quot;/&quot;&amp;[.O167])" office:value-type="string" office:string-value="0" calcext:value-type="string">
            <text:p>0</text:p>
          </table:table-cell>
          <table:table-cell table:formula="of:=[.AO167]&amp;IF(ISBLANK([.P167]);&quot;&quot;;&quot;/&quot;&amp;[.P167])" office:value-type="string" office:string-value="0" calcext:value-type="string">
            <text:p>0</text:p>
          </table:table-cell>
          <table:table-cell table:formula="of:=[.AP167]&amp;IF(ISBLANK([.Q167]);&quot;&quot;;&quot;/&quot;&amp;[.Q167])" office:value-type="string" office:string-value="0" calcext:value-type="string">
            <text:p>0</text:p>
          </table:table-cell>
          <table:table-cell table:formula="of:=[.AQ167]&amp;IF(ISBLANK([.R167]);&quot;&quot;;&quot;/&quot;&amp;[.R167])" office:value-type="string" office:string-value="0" calcext:value-type="string">
            <text:p>0</text:p>
          </table:table-cell>
          <table:table-cell table:formula="of:=[.AR167]&amp;IF(ISBLANK([.S167]);&quot;&quot;;&quot;/&quot;&amp;[.S16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8]" office:value-type="float" office:value="0" calcext:value-type="float">
            <text:p>0</text:p>
          </table:table-cell>
          <table:table-cell table:formula="of:=[.AB168]&amp;IF(ISBLANK([.C168]);&quot;&quot;;&quot;/&quot;&amp;[.C168])" office:value-type="string" office:string-value="0" calcext:value-type="string">
            <text:p>0</text:p>
          </table:table-cell>
          <table:table-cell table:formula="of:=[.AC168]&amp;IF(ISBLANK([.D168]);&quot;&quot;;&quot;/&quot;&amp;[.D168])" office:value-type="string" office:string-value="0" calcext:value-type="string">
            <text:p>0</text:p>
          </table:table-cell>
          <table:table-cell table:formula="of:=[.AD168]&amp;IF(ISBLANK([.E168]);&quot;&quot;;&quot;/&quot;&amp;[.E168])" office:value-type="string" office:string-value="0" calcext:value-type="string">
            <text:p>0</text:p>
          </table:table-cell>
          <table:table-cell table:formula="of:=[.AE168]&amp;IF(ISBLANK([.F168]);&quot;&quot;;&quot;/&quot;&amp;[.F168])" office:value-type="string" office:string-value="0" calcext:value-type="string">
            <text:p>0</text:p>
          </table:table-cell>
          <table:table-cell table:formula="of:=[.AF168]&amp;IF(ISBLANK([.G168]);&quot;&quot;;&quot;/&quot;&amp;[.G168])" office:value-type="string" office:string-value="0" calcext:value-type="string">
            <text:p>0</text:p>
          </table:table-cell>
          <table:table-cell table:formula="of:=[.AG168]&amp;IF(ISBLANK([.H168]);&quot;&quot;;&quot;/&quot;&amp;[.H168])" office:value-type="string" office:string-value="0" calcext:value-type="string">
            <text:p>0</text:p>
          </table:table-cell>
          <table:table-cell table:formula="of:=[.AH168]&amp;IF(ISBLANK([.I168]);&quot;&quot;;&quot;/&quot;&amp;[.I168])" office:value-type="string" office:string-value="0" calcext:value-type="string">
            <text:p>0</text:p>
          </table:table-cell>
          <table:table-cell table:formula="of:=[.AI168]&amp;IF(ISBLANK([.J168]);&quot;&quot;;&quot;/&quot;&amp;[.J168])" office:value-type="string" office:string-value="0" calcext:value-type="string">
            <text:p>0</text:p>
          </table:table-cell>
          <table:table-cell table:formula="of:=[.AJ168]&amp;IF(ISBLANK([.K168]);&quot;&quot;;&quot;/&quot;&amp;[.K168])" office:value-type="string" office:string-value="0" calcext:value-type="string">
            <text:p>0</text:p>
          </table:table-cell>
          <table:table-cell table:formula="of:=[.AK168]&amp;IF(ISBLANK([.L168]);&quot;&quot;;&quot;/&quot;&amp;[.L168])" office:value-type="string" office:string-value="0" calcext:value-type="string">
            <text:p>0</text:p>
          </table:table-cell>
          <table:table-cell table:formula="of:=[.AL168]&amp;IF(ISBLANK([.M168]);&quot;&quot;;&quot;/&quot;&amp;[.M168])" office:value-type="string" office:string-value="0" calcext:value-type="string">
            <text:p>0</text:p>
          </table:table-cell>
          <table:table-cell table:formula="of:=[.AM168]&amp;IF(ISBLANK([.N168]);&quot;&quot;;&quot;/&quot;&amp;[.N168])" office:value-type="string" office:string-value="0" calcext:value-type="string">
            <text:p>0</text:p>
          </table:table-cell>
          <table:table-cell table:formula="of:=[.AN168]&amp;IF(ISBLANK([.O168]);&quot;&quot;;&quot;/&quot;&amp;[.O168])" office:value-type="string" office:string-value="0" calcext:value-type="string">
            <text:p>0</text:p>
          </table:table-cell>
          <table:table-cell table:formula="of:=[.AO168]&amp;IF(ISBLANK([.P168]);&quot;&quot;;&quot;/&quot;&amp;[.P168])" office:value-type="string" office:string-value="0" calcext:value-type="string">
            <text:p>0</text:p>
          </table:table-cell>
          <table:table-cell table:formula="of:=[.AP168]&amp;IF(ISBLANK([.Q168]);&quot;&quot;;&quot;/&quot;&amp;[.Q168])" office:value-type="string" office:string-value="0" calcext:value-type="string">
            <text:p>0</text:p>
          </table:table-cell>
          <table:table-cell table:formula="of:=[.AQ168]&amp;IF(ISBLANK([.R168]);&quot;&quot;;&quot;/&quot;&amp;[.R168])" office:value-type="string" office:string-value="0" calcext:value-type="string">
            <text:p>0</text:p>
          </table:table-cell>
          <table:table-cell table:formula="of:=[.AR168]&amp;IF(ISBLANK([.S168]);&quot;&quot;;&quot;/&quot;&amp;[.S16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69]" office:value-type="float" office:value="0" calcext:value-type="float">
            <text:p>0</text:p>
          </table:table-cell>
          <table:table-cell table:formula="of:=[.AB169]&amp;IF(ISBLANK([.C169]);&quot;&quot;;&quot;/&quot;&amp;[.C169])" office:value-type="string" office:string-value="0" calcext:value-type="string">
            <text:p>0</text:p>
          </table:table-cell>
          <table:table-cell table:formula="of:=[.AC169]&amp;IF(ISBLANK([.D169]);&quot;&quot;;&quot;/&quot;&amp;[.D169])" office:value-type="string" office:string-value="0" calcext:value-type="string">
            <text:p>0</text:p>
          </table:table-cell>
          <table:table-cell table:formula="of:=[.AD169]&amp;IF(ISBLANK([.E169]);&quot;&quot;;&quot;/&quot;&amp;[.E169])" office:value-type="string" office:string-value="0" calcext:value-type="string">
            <text:p>0</text:p>
          </table:table-cell>
          <table:table-cell table:formula="of:=[.AE169]&amp;IF(ISBLANK([.F169]);&quot;&quot;;&quot;/&quot;&amp;[.F169])" office:value-type="string" office:string-value="0" calcext:value-type="string">
            <text:p>0</text:p>
          </table:table-cell>
          <table:table-cell table:formula="of:=[.AF169]&amp;IF(ISBLANK([.G169]);&quot;&quot;;&quot;/&quot;&amp;[.G169])" office:value-type="string" office:string-value="0" calcext:value-type="string">
            <text:p>0</text:p>
          </table:table-cell>
          <table:table-cell table:formula="of:=[.AG169]&amp;IF(ISBLANK([.H169]);&quot;&quot;;&quot;/&quot;&amp;[.H169])" office:value-type="string" office:string-value="0" calcext:value-type="string">
            <text:p>0</text:p>
          </table:table-cell>
          <table:table-cell table:formula="of:=[.AH169]&amp;IF(ISBLANK([.I169]);&quot;&quot;;&quot;/&quot;&amp;[.I169])" office:value-type="string" office:string-value="0" calcext:value-type="string">
            <text:p>0</text:p>
          </table:table-cell>
          <table:table-cell table:formula="of:=[.AI169]&amp;IF(ISBLANK([.J169]);&quot;&quot;;&quot;/&quot;&amp;[.J169])" office:value-type="string" office:string-value="0" calcext:value-type="string">
            <text:p>0</text:p>
          </table:table-cell>
          <table:table-cell table:formula="of:=[.AJ169]&amp;IF(ISBLANK([.K169]);&quot;&quot;;&quot;/&quot;&amp;[.K169])" office:value-type="string" office:string-value="0" calcext:value-type="string">
            <text:p>0</text:p>
          </table:table-cell>
          <table:table-cell table:formula="of:=[.AK169]&amp;IF(ISBLANK([.L169]);&quot;&quot;;&quot;/&quot;&amp;[.L169])" office:value-type="string" office:string-value="0" calcext:value-type="string">
            <text:p>0</text:p>
          </table:table-cell>
          <table:table-cell table:formula="of:=[.AL169]&amp;IF(ISBLANK([.M169]);&quot;&quot;;&quot;/&quot;&amp;[.M169])" office:value-type="string" office:string-value="0" calcext:value-type="string">
            <text:p>0</text:p>
          </table:table-cell>
          <table:table-cell table:formula="of:=[.AM169]&amp;IF(ISBLANK([.N169]);&quot;&quot;;&quot;/&quot;&amp;[.N169])" office:value-type="string" office:string-value="0" calcext:value-type="string">
            <text:p>0</text:p>
          </table:table-cell>
          <table:table-cell table:formula="of:=[.AN169]&amp;IF(ISBLANK([.O169]);&quot;&quot;;&quot;/&quot;&amp;[.O169])" office:value-type="string" office:string-value="0" calcext:value-type="string">
            <text:p>0</text:p>
          </table:table-cell>
          <table:table-cell table:formula="of:=[.AO169]&amp;IF(ISBLANK([.P169]);&quot;&quot;;&quot;/&quot;&amp;[.P169])" office:value-type="string" office:string-value="0" calcext:value-type="string">
            <text:p>0</text:p>
          </table:table-cell>
          <table:table-cell table:formula="of:=[.AP169]&amp;IF(ISBLANK([.Q169]);&quot;&quot;;&quot;/&quot;&amp;[.Q169])" office:value-type="string" office:string-value="0" calcext:value-type="string">
            <text:p>0</text:p>
          </table:table-cell>
          <table:table-cell table:formula="of:=[.AQ169]&amp;IF(ISBLANK([.R169]);&quot;&quot;;&quot;/&quot;&amp;[.R169])" office:value-type="string" office:string-value="0" calcext:value-type="string">
            <text:p>0</text:p>
          </table:table-cell>
          <table:table-cell table:formula="of:=[.AR169]&amp;IF(ISBLANK([.S169]);&quot;&quot;;&quot;/&quot;&amp;[.S16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0]" office:value-type="float" office:value="0" calcext:value-type="float">
            <text:p>0</text:p>
          </table:table-cell>
          <table:table-cell table:formula="of:=[.AB170]&amp;IF(ISBLANK([.C170]);&quot;&quot;;&quot;/&quot;&amp;[.C170])" office:value-type="string" office:string-value="0" calcext:value-type="string">
            <text:p>0</text:p>
          </table:table-cell>
          <table:table-cell table:formula="of:=[.AC170]&amp;IF(ISBLANK([.D170]);&quot;&quot;;&quot;/&quot;&amp;[.D170])" office:value-type="string" office:string-value="0" calcext:value-type="string">
            <text:p>0</text:p>
          </table:table-cell>
          <table:table-cell table:formula="of:=[.AD170]&amp;IF(ISBLANK([.E170]);&quot;&quot;;&quot;/&quot;&amp;[.E170])" office:value-type="string" office:string-value="0" calcext:value-type="string">
            <text:p>0</text:p>
          </table:table-cell>
          <table:table-cell table:formula="of:=[.AE170]&amp;IF(ISBLANK([.F170]);&quot;&quot;;&quot;/&quot;&amp;[.F170])" office:value-type="string" office:string-value="0" calcext:value-type="string">
            <text:p>0</text:p>
          </table:table-cell>
          <table:table-cell table:formula="of:=[.AF170]&amp;IF(ISBLANK([.G170]);&quot;&quot;;&quot;/&quot;&amp;[.G170])" office:value-type="string" office:string-value="0" calcext:value-type="string">
            <text:p>0</text:p>
          </table:table-cell>
          <table:table-cell table:formula="of:=[.AG170]&amp;IF(ISBLANK([.H170]);&quot;&quot;;&quot;/&quot;&amp;[.H170])" office:value-type="string" office:string-value="0" calcext:value-type="string">
            <text:p>0</text:p>
          </table:table-cell>
          <table:table-cell table:formula="of:=[.AH170]&amp;IF(ISBLANK([.I170]);&quot;&quot;;&quot;/&quot;&amp;[.I170])" office:value-type="string" office:string-value="0" calcext:value-type="string">
            <text:p>0</text:p>
          </table:table-cell>
          <table:table-cell table:formula="of:=[.AI170]&amp;IF(ISBLANK([.J170]);&quot;&quot;;&quot;/&quot;&amp;[.J170])" office:value-type="string" office:string-value="0" calcext:value-type="string">
            <text:p>0</text:p>
          </table:table-cell>
          <table:table-cell table:formula="of:=[.AJ170]&amp;IF(ISBLANK([.K170]);&quot;&quot;;&quot;/&quot;&amp;[.K170])" office:value-type="string" office:string-value="0" calcext:value-type="string">
            <text:p>0</text:p>
          </table:table-cell>
          <table:table-cell table:formula="of:=[.AK170]&amp;IF(ISBLANK([.L170]);&quot;&quot;;&quot;/&quot;&amp;[.L170])" office:value-type="string" office:string-value="0" calcext:value-type="string">
            <text:p>0</text:p>
          </table:table-cell>
          <table:table-cell table:formula="of:=[.AL170]&amp;IF(ISBLANK([.M170]);&quot;&quot;;&quot;/&quot;&amp;[.M170])" office:value-type="string" office:string-value="0" calcext:value-type="string">
            <text:p>0</text:p>
          </table:table-cell>
          <table:table-cell table:formula="of:=[.AM170]&amp;IF(ISBLANK([.N170]);&quot;&quot;;&quot;/&quot;&amp;[.N170])" office:value-type="string" office:string-value="0" calcext:value-type="string">
            <text:p>0</text:p>
          </table:table-cell>
          <table:table-cell table:formula="of:=[.AN170]&amp;IF(ISBLANK([.O170]);&quot;&quot;;&quot;/&quot;&amp;[.O170])" office:value-type="string" office:string-value="0" calcext:value-type="string">
            <text:p>0</text:p>
          </table:table-cell>
          <table:table-cell table:formula="of:=[.AO170]&amp;IF(ISBLANK([.P170]);&quot;&quot;;&quot;/&quot;&amp;[.P170])" office:value-type="string" office:string-value="0" calcext:value-type="string">
            <text:p>0</text:p>
          </table:table-cell>
          <table:table-cell table:formula="of:=[.AP170]&amp;IF(ISBLANK([.Q170]);&quot;&quot;;&quot;/&quot;&amp;[.Q170])" office:value-type="string" office:string-value="0" calcext:value-type="string">
            <text:p>0</text:p>
          </table:table-cell>
          <table:table-cell table:formula="of:=[.AQ170]&amp;IF(ISBLANK([.R170]);&quot;&quot;;&quot;/&quot;&amp;[.R170])" office:value-type="string" office:string-value="0" calcext:value-type="string">
            <text:p>0</text:p>
          </table:table-cell>
          <table:table-cell table:formula="of:=[.AR170]&amp;IF(ISBLANK([.S170]);&quot;&quot;;&quot;/&quot;&amp;[.S17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1]" office:value-type="float" office:value="0" calcext:value-type="float">
            <text:p>0</text:p>
          </table:table-cell>
          <table:table-cell table:formula="of:=[.AB171]&amp;IF(ISBLANK([.C171]);&quot;&quot;;&quot;/&quot;&amp;[.C171])" office:value-type="string" office:string-value="0" calcext:value-type="string">
            <text:p>0</text:p>
          </table:table-cell>
          <table:table-cell table:formula="of:=[.AC171]&amp;IF(ISBLANK([.D171]);&quot;&quot;;&quot;/&quot;&amp;[.D171])" office:value-type="string" office:string-value="0" calcext:value-type="string">
            <text:p>0</text:p>
          </table:table-cell>
          <table:table-cell table:formula="of:=[.AD171]&amp;IF(ISBLANK([.E171]);&quot;&quot;;&quot;/&quot;&amp;[.E171])" office:value-type="string" office:string-value="0" calcext:value-type="string">
            <text:p>0</text:p>
          </table:table-cell>
          <table:table-cell table:formula="of:=[.AE171]&amp;IF(ISBLANK([.F171]);&quot;&quot;;&quot;/&quot;&amp;[.F171])" office:value-type="string" office:string-value="0" calcext:value-type="string">
            <text:p>0</text:p>
          </table:table-cell>
          <table:table-cell table:formula="of:=[.AF171]&amp;IF(ISBLANK([.G171]);&quot;&quot;;&quot;/&quot;&amp;[.G171])" office:value-type="string" office:string-value="0" calcext:value-type="string">
            <text:p>0</text:p>
          </table:table-cell>
          <table:table-cell table:formula="of:=[.AG171]&amp;IF(ISBLANK([.H171]);&quot;&quot;;&quot;/&quot;&amp;[.H171])" office:value-type="string" office:string-value="0" calcext:value-type="string">
            <text:p>0</text:p>
          </table:table-cell>
          <table:table-cell table:formula="of:=[.AH171]&amp;IF(ISBLANK([.I171]);&quot;&quot;;&quot;/&quot;&amp;[.I171])" office:value-type="string" office:string-value="0" calcext:value-type="string">
            <text:p>0</text:p>
          </table:table-cell>
          <table:table-cell table:formula="of:=[.AI171]&amp;IF(ISBLANK([.J171]);&quot;&quot;;&quot;/&quot;&amp;[.J171])" office:value-type="string" office:string-value="0" calcext:value-type="string">
            <text:p>0</text:p>
          </table:table-cell>
          <table:table-cell table:formula="of:=[.AJ171]&amp;IF(ISBLANK([.K171]);&quot;&quot;;&quot;/&quot;&amp;[.K171])" office:value-type="string" office:string-value="0" calcext:value-type="string">
            <text:p>0</text:p>
          </table:table-cell>
          <table:table-cell table:formula="of:=[.AK171]&amp;IF(ISBLANK([.L171]);&quot;&quot;;&quot;/&quot;&amp;[.L171])" office:value-type="string" office:string-value="0" calcext:value-type="string">
            <text:p>0</text:p>
          </table:table-cell>
          <table:table-cell table:formula="of:=[.AL171]&amp;IF(ISBLANK([.M171]);&quot;&quot;;&quot;/&quot;&amp;[.M171])" office:value-type="string" office:string-value="0" calcext:value-type="string">
            <text:p>0</text:p>
          </table:table-cell>
          <table:table-cell table:formula="of:=[.AM171]&amp;IF(ISBLANK([.N171]);&quot;&quot;;&quot;/&quot;&amp;[.N171])" office:value-type="string" office:string-value="0" calcext:value-type="string">
            <text:p>0</text:p>
          </table:table-cell>
          <table:table-cell table:formula="of:=[.AN171]&amp;IF(ISBLANK([.O171]);&quot;&quot;;&quot;/&quot;&amp;[.O171])" office:value-type="string" office:string-value="0" calcext:value-type="string">
            <text:p>0</text:p>
          </table:table-cell>
          <table:table-cell table:formula="of:=[.AO171]&amp;IF(ISBLANK([.P171]);&quot;&quot;;&quot;/&quot;&amp;[.P171])" office:value-type="string" office:string-value="0" calcext:value-type="string">
            <text:p>0</text:p>
          </table:table-cell>
          <table:table-cell table:formula="of:=[.AP171]&amp;IF(ISBLANK([.Q171]);&quot;&quot;;&quot;/&quot;&amp;[.Q171])" office:value-type="string" office:string-value="0" calcext:value-type="string">
            <text:p>0</text:p>
          </table:table-cell>
          <table:table-cell table:formula="of:=[.AQ171]&amp;IF(ISBLANK([.R171]);&quot;&quot;;&quot;/&quot;&amp;[.R171])" office:value-type="string" office:string-value="0" calcext:value-type="string">
            <text:p>0</text:p>
          </table:table-cell>
          <table:table-cell table:formula="of:=[.AR171]&amp;IF(ISBLANK([.S171]);&quot;&quot;;&quot;/&quot;&amp;[.S17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2]" office:value-type="float" office:value="0" calcext:value-type="float">
            <text:p>0</text:p>
          </table:table-cell>
          <table:table-cell table:formula="of:=[.AB172]&amp;IF(ISBLANK([.C172]);&quot;&quot;;&quot;/&quot;&amp;[.C172])" office:value-type="string" office:string-value="0" calcext:value-type="string">
            <text:p>0</text:p>
          </table:table-cell>
          <table:table-cell table:formula="of:=[.AC172]&amp;IF(ISBLANK([.D172]);&quot;&quot;;&quot;/&quot;&amp;[.D172])" office:value-type="string" office:string-value="0" calcext:value-type="string">
            <text:p>0</text:p>
          </table:table-cell>
          <table:table-cell table:formula="of:=[.AD172]&amp;IF(ISBLANK([.E172]);&quot;&quot;;&quot;/&quot;&amp;[.E172])" office:value-type="string" office:string-value="0" calcext:value-type="string">
            <text:p>0</text:p>
          </table:table-cell>
          <table:table-cell table:formula="of:=[.AE172]&amp;IF(ISBLANK([.F172]);&quot;&quot;;&quot;/&quot;&amp;[.F172])" office:value-type="string" office:string-value="0" calcext:value-type="string">
            <text:p>0</text:p>
          </table:table-cell>
          <table:table-cell table:formula="of:=[.AF172]&amp;IF(ISBLANK([.G172]);&quot;&quot;;&quot;/&quot;&amp;[.G172])" office:value-type="string" office:string-value="0" calcext:value-type="string">
            <text:p>0</text:p>
          </table:table-cell>
          <table:table-cell table:formula="of:=[.AG172]&amp;IF(ISBLANK([.H172]);&quot;&quot;;&quot;/&quot;&amp;[.H172])" office:value-type="string" office:string-value="0" calcext:value-type="string">
            <text:p>0</text:p>
          </table:table-cell>
          <table:table-cell table:formula="of:=[.AH172]&amp;IF(ISBLANK([.I172]);&quot;&quot;;&quot;/&quot;&amp;[.I172])" office:value-type="string" office:string-value="0" calcext:value-type="string">
            <text:p>0</text:p>
          </table:table-cell>
          <table:table-cell table:formula="of:=[.AI172]&amp;IF(ISBLANK([.J172]);&quot;&quot;;&quot;/&quot;&amp;[.J172])" office:value-type="string" office:string-value="0" calcext:value-type="string">
            <text:p>0</text:p>
          </table:table-cell>
          <table:table-cell table:formula="of:=[.AJ172]&amp;IF(ISBLANK([.K172]);&quot;&quot;;&quot;/&quot;&amp;[.K172])" office:value-type="string" office:string-value="0" calcext:value-type="string">
            <text:p>0</text:p>
          </table:table-cell>
          <table:table-cell table:formula="of:=[.AK172]&amp;IF(ISBLANK([.L172]);&quot;&quot;;&quot;/&quot;&amp;[.L172])" office:value-type="string" office:string-value="0" calcext:value-type="string">
            <text:p>0</text:p>
          </table:table-cell>
          <table:table-cell table:formula="of:=[.AL172]&amp;IF(ISBLANK([.M172]);&quot;&quot;;&quot;/&quot;&amp;[.M172])" office:value-type="string" office:string-value="0" calcext:value-type="string">
            <text:p>0</text:p>
          </table:table-cell>
          <table:table-cell table:formula="of:=[.AM172]&amp;IF(ISBLANK([.N172]);&quot;&quot;;&quot;/&quot;&amp;[.N172])" office:value-type="string" office:string-value="0" calcext:value-type="string">
            <text:p>0</text:p>
          </table:table-cell>
          <table:table-cell table:formula="of:=[.AN172]&amp;IF(ISBLANK([.O172]);&quot;&quot;;&quot;/&quot;&amp;[.O172])" office:value-type="string" office:string-value="0" calcext:value-type="string">
            <text:p>0</text:p>
          </table:table-cell>
          <table:table-cell table:formula="of:=[.AO172]&amp;IF(ISBLANK([.P172]);&quot;&quot;;&quot;/&quot;&amp;[.P172])" office:value-type="string" office:string-value="0" calcext:value-type="string">
            <text:p>0</text:p>
          </table:table-cell>
          <table:table-cell table:formula="of:=[.AP172]&amp;IF(ISBLANK([.Q172]);&quot;&quot;;&quot;/&quot;&amp;[.Q172])" office:value-type="string" office:string-value="0" calcext:value-type="string">
            <text:p>0</text:p>
          </table:table-cell>
          <table:table-cell table:formula="of:=[.AQ172]&amp;IF(ISBLANK([.R172]);&quot;&quot;;&quot;/&quot;&amp;[.R172])" office:value-type="string" office:string-value="0" calcext:value-type="string">
            <text:p>0</text:p>
          </table:table-cell>
          <table:table-cell table:formula="of:=[.AR172]&amp;IF(ISBLANK([.S172]);&quot;&quot;;&quot;/&quot;&amp;[.S17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3]" office:value-type="float" office:value="0" calcext:value-type="float">
            <text:p>0</text:p>
          </table:table-cell>
          <table:table-cell table:formula="of:=[.AB173]&amp;IF(ISBLANK([.C173]);&quot;&quot;;&quot;/&quot;&amp;[.C173])" office:value-type="string" office:string-value="0" calcext:value-type="string">
            <text:p>0</text:p>
          </table:table-cell>
          <table:table-cell table:formula="of:=[.AC173]&amp;IF(ISBLANK([.D173]);&quot;&quot;;&quot;/&quot;&amp;[.D173])" office:value-type="string" office:string-value="0" calcext:value-type="string">
            <text:p>0</text:p>
          </table:table-cell>
          <table:table-cell table:formula="of:=[.AD173]&amp;IF(ISBLANK([.E173]);&quot;&quot;;&quot;/&quot;&amp;[.E173])" office:value-type="string" office:string-value="0" calcext:value-type="string">
            <text:p>0</text:p>
          </table:table-cell>
          <table:table-cell table:formula="of:=[.AE173]&amp;IF(ISBLANK([.F173]);&quot;&quot;;&quot;/&quot;&amp;[.F173])" office:value-type="string" office:string-value="0" calcext:value-type="string">
            <text:p>0</text:p>
          </table:table-cell>
          <table:table-cell table:formula="of:=[.AF173]&amp;IF(ISBLANK([.G173]);&quot;&quot;;&quot;/&quot;&amp;[.G173])" office:value-type="string" office:string-value="0" calcext:value-type="string">
            <text:p>0</text:p>
          </table:table-cell>
          <table:table-cell table:formula="of:=[.AG173]&amp;IF(ISBLANK([.H173]);&quot;&quot;;&quot;/&quot;&amp;[.H173])" office:value-type="string" office:string-value="0" calcext:value-type="string">
            <text:p>0</text:p>
          </table:table-cell>
          <table:table-cell table:formula="of:=[.AH173]&amp;IF(ISBLANK([.I173]);&quot;&quot;;&quot;/&quot;&amp;[.I173])" office:value-type="string" office:string-value="0" calcext:value-type="string">
            <text:p>0</text:p>
          </table:table-cell>
          <table:table-cell table:formula="of:=[.AI173]&amp;IF(ISBLANK([.J173]);&quot;&quot;;&quot;/&quot;&amp;[.J173])" office:value-type="string" office:string-value="0" calcext:value-type="string">
            <text:p>0</text:p>
          </table:table-cell>
          <table:table-cell table:formula="of:=[.AJ173]&amp;IF(ISBLANK([.K173]);&quot;&quot;;&quot;/&quot;&amp;[.K173])" office:value-type="string" office:string-value="0" calcext:value-type="string">
            <text:p>0</text:p>
          </table:table-cell>
          <table:table-cell table:formula="of:=[.AK173]&amp;IF(ISBLANK([.L173]);&quot;&quot;;&quot;/&quot;&amp;[.L173])" office:value-type="string" office:string-value="0" calcext:value-type="string">
            <text:p>0</text:p>
          </table:table-cell>
          <table:table-cell table:formula="of:=[.AL173]&amp;IF(ISBLANK([.M173]);&quot;&quot;;&quot;/&quot;&amp;[.M173])" office:value-type="string" office:string-value="0" calcext:value-type="string">
            <text:p>0</text:p>
          </table:table-cell>
          <table:table-cell table:formula="of:=[.AM173]&amp;IF(ISBLANK([.N173]);&quot;&quot;;&quot;/&quot;&amp;[.N173])" office:value-type="string" office:string-value="0" calcext:value-type="string">
            <text:p>0</text:p>
          </table:table-cell>
          <table:table-cell table:formula="of:=[.AN173]&amp;IF(ISBLANK([.O173]);&quot;&quot;;&quot;/&quot;&amp;[.O173])" office:value-type="string" office:string-value="0" calcext:value-type="string">
            <text:p>0</text:p>
          </table:table-cell>
          <table:table-cell table:formula="of:=[.AO173]&amp;IF(ISBLANK([.P173]);&quot;&quot;;&quot;/&quot;&amp;[.P173])" office:value-type="string" office:string-value="0" calcext:value-type="string">
            <text:p>0</text:p>
          </table:table-cell>
          <table:table-cell table:formula="of:=[.AP173]&amp;IF(ISBLANK([.Q173]);&quot;&quot;;&quot;/&quot;&amp;[.Q173])" office:value-type="string" office:string-value="0" calcext:value-type="string">
            <text:p>0</text:p>
          </table:table-cell>
          <table:table-cell table:formula="of:=[.AQ173]&amp;IF(ISBLANK([.R173]);&quot;&quot;;&quot;/&quot;&amp;[.R173])" office:value-type="string" office:string-value="0" calcext:value-type="string">
            <text:p>0</text:p>
          </table:table-cell>
          <table:table-cell table:formula="of:=[.AR173]&amp;IF(ISBLANK([.S173]);&quot;&quot;;&quot;/&quot;&amp;[.S17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4]" office:value-type="float" office:value="0" calcext:value-type="float">
            <text:p>0</text:p>
          </table:table-cell>
          <table:table-cell table:formula="of:=[.AB174]&amp;IF(ISBLANK([.C174]);&quot;&quot;;&quot;/&quot;&amp;[.C174])" office:value-type="string" office:string-value="0" calcext:value-type="string">
            <text:p>0</text:p>
          </table:table-cell>
          <table:table-cell table:formula="of:=[.AC174]&amp;IF(ISBLANK([.D174]);&quot;&quot;;&quot;/&quot;&amp;[.D174])" office:value-type="string" office:string-value="0" calcext:value-type="string">
            <text:p>0</text:p>
          </table:table-cell>
          <table:table-cell table:formula="of:=[.AD174]&amp;IF(ISBLANK([.E174]);&quot;&quot;;&quot;/&quot;&amp;[.E174])" office:value-type="string" office:string-value="0" calcext:value-type="string">
            <text:p>0</text:p>
          </table:table-cell>
          <table:table-cell table:formula="of:=[.AE174]&amp;IF(ISBLANK([.F174]);&quot;&quot;;&quot;/&quot;&amp;[.F174])" office:value-type="string" office:string-value="0" calcext:value-type="string">
            <text:p>0</text:p>
          </table:table-cell>
          <table:table-cell table:formula="of:=[.AF174]&amp;IF(ISBLANK([.G174]);&quot;&quot;;&quot;/&quot;&amp;[.G174])" office:value-type="string" office:string-value="0" calcext:value-type="string">
            <text:p>0</text:p>
          </table:table-cell>
          <table:table-cell table:formula="of:=[.AG174]&amp;IF(ISBLANK([.H174]);&quot;&quot;;&quot;/&quot;&amp;[.H174])" office:value-type="string" office:string-value="0" calcext:value-type="string">
            <text:p>0</text:p>
          </table:table-cell>
          <table:table-cell table:formula="of:=[.AH174]&amp;IF(ISBLANK([.I174]);&quot;&quot;;&quot;/&quot;&amp;[.I174])" office:value-type="string" office:string-value="0" calcext:value-type="string">
            <text:p>0</text:p>
          </table:table-cell>
          <table:table-cell table:formula="of:=[.AI174]&amp;IF(ISBLANK([.J174]);&quot;&quot;;&quot;/&quot;&amp;[.J174])" office:value-type="string" office:string-value="0" calcext:value-type="string">
            <text:p>0</text:p>
          </table:table-cell>
          <table:table-cell table:formula="of:=[.AJ174]&amp;IF(ISBLANK([.K174]);&quot;&quot;;&quot;/&quot;&amp;[.K174])" office:value-type="string" office:string-value="0" calcext:value-type="string">
            <text:p>0</text:p>
          </table:table-cell>
          <table:table-cell table:formula="of:=[.AK174]&amp;IF(ISBLANK([.L174]);&quot;&quot;;&quot;/&quot;&amp;[.L174])" office:value-type="string" office:string-value="0" calcext:value-type="string">
            <text:p>0</text:p>
          </table:table-cell>
          <table:table-cell table:formula="of:=[.AL174]&amp;IF(ISBLANK([.M174]);&quot;&quot;;&quot;/&quot;&amp;[.M174])" office:value-type="string" office:string-value="0" calcext:value-type="string">
            <text:p>0</text:p>
          </table:table-cell>
          <table:table-cell table:formula="of:=[.AM174]&amp;IF(ISBLANK([.N174]);&quot;&quot;;&quot;/&quot;&amp;[.N174])" office:value-type="string" office:string-value="0" calcext:value-type="string">
            <text:p>0</text:p>
          </table:table-cell>
          <table:table-cell table:formula="of:=[.AN174]&amp;IF(ISBLANK([.O174]);&quot;&quot;;&quot;/&quot;&amp;[.O174])" office:value-type="string" office:string-value="0" calcext:value-type="string">
            <text:p>0</text:p>
          </table:table-cell>
          <table:table-cell table:formula="of:=[.AO174]&amp;IF(ISBLANK([.P174]);&quot;&quot;;&quot;/&quot;&amp;[.P174])" office:value-type="string" office:string-value="0" calcext:value-type="string">
            <text:p>0</text:p>
          </table:table-cell>
          <table:table-cell table:formula="of:=[.AP174]&amp;IF(ISBLANK([.Q174]);&quot;&quot;;&quot;/&quot;&amp;[.Q174])" office:value-type="string" office:string-value="0" calcext:value-type="string">
            <text:p>0</text:p>
          </table:table-cell>
          <table:table-cell table:formula="of:=[.AQ174]&amp;IF(ISBLANK([.R174]);&quot;&quot;;&quot;/&quot;&amp;[.R174])" office:value-type="string" office:string-value="0" calcext:value-type="string">
            <text:p>0</text:p>
          </table:table-cell>
          <table:table-cell table:formula="of:=[.AR174]&amp;IF(ISBLANK([.S174]);&quot;&quot;;&quot;/&quot;&amp;[.S17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5]" office:value-type="float" office:value="0" calcext:value-type="float">
            <text:p>0</text:p>
          </table:table-cell>
          <table:table-cell table:formula="of:=[.AB175]&amp;IF(ISBLANK([.C175]);&quot;&quot;;&quot;/&quot;&amp;[.C175])" office:value-type="string" office:string-value="0" calcext:value-type="string">
            <text:p>0</text:p>
          </table:table-cell>
          <table:table-cell table:formula="of:=[.AC175]&amp;IF(ISBLANK([.D175]);&quot;&quot;;&quot;/&quot;&amp;[.D175])" office:value-type="string" office:string-value="0" calcext:value-type="string">
            <text:p>0</text:p>
          </table:table-cell>
          <table:table-cell table:formula="of:=[.AD175]&amp;IF(ISBLANK([.E175]);&quot;&quot;;&quot;/&quot;&amp;[.E175])" office:value-type="string" office:string-value="0" calcext:value-type="string">
            <text:p>0</text:p>
          </table:table-cell>
          <table:table-cell table:formula="of:=[.AE175]&amp;IF(ISBLANK([.F175]);&quot;&quot;;&quot;/&quot;&amp;[.F175])" office:value-type="string" office:string-value="0" calcext:value-type="string">
            <text:p>0</text:p>
          </table:table-cell>
          <table:table-cell table:formula="of:=[.AF175]&amp;IF(ISBLANK([.G175]);&quot;&quot;;&quot;/&quot;&amp;[.G175])" office:value-type="string" office:string-value="0" calcext:value-type="string">
            <text:p>0</text:p>
          </table:table-cell>
          <table:table-cell table:formula="of:=[.AG175]&amp;IF(ISBLANK([.H175]);&quot;&quot;;&quot;/&quot;&amp;[.H175])" office:value-type="string" office:string-value="0" calcext:value-type="string">
            <text:p>0</text:p>
          </table:table-cell>
          <table:table-cell table:formula="of:=[.AH175]&amp;IF(ISBLANK([.I175]);&quot;&quot;;&quot;/&quot;&amp;[.I175])" office:value-type="string" office:string-value="0" calcext:value-type="string">
            <text:p>0</text:p>
          </table:table-cell>
          <table:table-cell table:formula="of:=[.AI175]&amp;IF(ISBLANK([.J175]);&quot;&quot;;&quot;/&quot;&amp;[.J175])" office:value-type="string" office:string-value="0" calcext:value-type="string">
            <text:p>0</text:p>
          </table:table-cell>
          <table:table-cell table:formula="of:=[.AJ175]&amp;IF(ISBLANK([.K175]);&quot;&quot;;&quot;/&quot;&amp;[.K175])" office:value-type="string" office:string-value="0" calcext:value-type="string">
            <text:p>0</text:p>
          </table:table-cell>
          <table:table-cell table:formula="of:=[.AK175]&amp;IF(ISBLANK([.L175]);&quot;&quot;;&quot;/&quot;&amp;[.L175])" office:value-type="string" office:string-value="0" calcext:value-type="string">
            <text:p>0</text:p>
          </table:table-cell>
          <table:table-cell table:formula="of:=[.AL175]&amp;IF(ISBLANK([.M175]);&quot;&quot;;&quot;/&quot;&amp;[.M175])" office:value-type="string" office:string-value="0" calcext:value-type="string">
            <text:p>0</text:p>
          </table:table-cell>
          <table:table-cell table:formula="of:=[.AM175]&amp;IF(ISBLANK([.N175]);&quot;&quot;;&quot;/&quot;&amp;[.N175])" office:value-type="string" office:string-value="0" calcext:value-type="string">
            <text:p>0</text:p>
          </table:table-cell>
          <table:table-cell table:formula="of:=[.AN175]&amp;IF(ISBLANK([.O175]);&quot;&quot;;&quot;/&quot;&amp;[.O175])" office:value-type="string" office:string-value="0" calcext:value-type="string">
            <text:p>0</text:p>
          </table:table-cell>
          <table:table-cell table:formula="of:=[.AO175]&amp;IF(ISBLANK([.P175]);&quot;&quot;;&quot;/&quot;&amp;[.P175])" office:value-type="string" office:string-value="0" calcext:value-type="string">
            <text:p>0</text:p>
          </table:table-cell>
          <table:table-cell table:formula="of:=[.AP175]&amp;IF(ISBLANK([.Q175]);&quot;&quot;;&quot;/&quot;&amp;[.Q175])" office:value-type="string" office:string-value="0" calcext:value-type="string">
            <text:p>0</text:p>
          </table:table-cell>
          <table:table-cell table:formula="of:=[.AQ175]&amp;IF(ISBLANK([.R175]);&quot;&quot;;&quot;/&quot;&amp;[.R175])" office:value-type="string" office:string-value="0" calcext:value-type="string">
            <text:p>0</text:p>
          </table:table-cell>
          <table:table-cell table:formula="of:=[.AR175]&amp;IF(ISBLANK([.S175]);&quot;&quot;;&quot;/&quot;&amp;[.S17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6]" office:value-type="float" office:value="0" calcext:value-type="float">
            <text:p>0</text:p>
          </table:table-cell>
          <table:table-cell table:formula="of:=[.AB176]&amp;IF(ISBLANK([.C176]);&quot;&quot;;&quot;/&quot;&amp;[.C176])" office:value-type="string" office:string-value="0" calcext:value-type="string">
            <text:p>0</text:p>
          </table:table-cell>
          <table:table-cell table:formula="of:=[.AC176]&amp;IF(ISBLANK([.D176]);&quot;&quot;;&quot;/&quot;&amp;[.D176])" office:value-type="string" office:string-value="0" calcext:value-type="string">
            <text:p>0</text:p>
          </table:table-cell>
          <table:table-cell table:formula="of:=[.AD176]&amp;IF(ISBLANK([.E176]);&quot;&quot;;&quot;/&quot;&amp;[.E176])" office:value-type="string" office:string-value="0" calcext:value-type="string">
            <text:p>0</text:p>
          </table:table-cell>
          <table:table-cell table:formula="of:=[.AE176]&amp;IF(ISBLANK([.F176]);&quot;&quot;;&quot;/&quot;&amp;[.F176])" office:value-type="string" office:string-value="0" calcext:value-type="string">
            <text:p>0</text:p>
          </table:table-cell>
          <table:table-cell table:formula="of:=[.AF176]&amp;IF(ISBLANK([.G176]);&quot;&quot;;&quot;/&quot;&amp;[.G176])" office:value-type="string" office:string-value="0" calcext:value-type="string">
            <text:p>0</text:p>
          </table:table-cell>
          <table:table-cell table:formula="of:=[.AG176]&amp;IF(ISBLANK([.H176]);&quot;&quot;;&quot;/&quot;&amp;[.H176])" office:value-type="string" office:string-value="0" calcext:value-type="string">
            <text:p>0</text:p>
          </table:table-cell>
          <table:table-cell table:formula="of:=[.AH176]&amp;IF(ISBLANK([.I176]);&quot;&quot;;&quot;/&quot;&amp;[.I176])" office:value-type="string" office:string-value="0" calcext:value-type="string">
            <text:p>0</text:p>
          </table:table-cell>
          <table:table-cell table:formula="of:=[.AI176]&amp;IF(ISBLANK([.J176]);&quot;&quot;;&quot;/&quot;&amp;[.J176])" office:value-type="string" office:string-value="0" calcext:value-type="string">
            <text:p>0</text:p>
          </table:table-cell>
          <table:table-cell table:formula="of:=[.AJ176]&amp;IF(ISBLANK([.K176]);&quot;&quot;;&quot;/&quot;&amp;[.K176])" office:value-type="string" office:string-value="0" calcext:value-type="string">
            <text:p>0</text:p>
          </table:table-cell>
          <table:table-cell table:formula="of:=[.AK176]&amp;IF(ISBLANK([.L176]);&quot;&quot;;&quot;/&quot;&amp;[.L176])" office:value-type="string" office:string-value="0" calcext:value-type="string">
            <text:p>0</text:p>
          </table:table-cell>
          <table:table-cell table:formula="of:=[.AL176]&amp;IF(ISBLANK([.M176]);&quot;&quot;;&quot;/&quot;&amp;[.M176])" office:value-type="string" office:string-value="0" calcext:value-type="string">
            <text:p>0</text:p>
          </table:table-cell>
          <table:table-cell table:formula="of:=[.AM176]&amp;IF(ISBLANK([.N176]);&quot;&quot;;&quot;/&quot;&amp;[.N176])" office:value-type="string" office:string-value="0" calcext:value-type="string">
            <text:p>0</text:p>
          </table:table-cell>
          <table:table-cell table:formula="of:=[.AN176]&amp;IF(ISBLANK([.O176]);&quot;&quot;;&quot;/&quot;&amp;[.O176])" office:value-type="string" office:string-value="0" calcext:value-type="string">
            <text:p>0</text:p>
          </table:table-cell>
          <table:table-cell table:formula="of:=[.AO176]&amp;IF(ISBLANK([.P176]);&quot;&quot;;&quot;/&quot;&amp;[.P176])" office:value-type="string" office:string-value="0" calcext:value-type="string">
            <text:p>0</text:p>
          </table:table-cell>
          <table:table-cell table:formula="of:=[.AP176]&amp;IF(ISBLANK([.Q176]);&quot;&quot;;&quot;/&quot;&amp;[.Q176])" office:value-type="string" office:string-value="0" calcext:value-type="string">
            <text:p>0</text:p>
          </table:table-cell>
          <table:table-cell table:formula="of:=[.AQ176]&amp;IF(ISBLANK([.R176]);&quot;&quot;;&quot;/&quot;&amp;[.R176])" office:value-type="string" office:string-value="0" calcext:value-type="string">
            <text:p>0</text:p>
          </table:table-cell>
          <table:table-cell table:formula="of:=[.AR176]&amp;IF(ISBLANK([.S176]);&quot;&quot;;&quot;/&quot;&amp;[.S17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7]" office:value-type="float" office:value="0" calcext:value-type="float">
            <text:p>0</text:p>
          </table:table-cell>
          <table:table-cell table:formula="of:=[.AB177]&amp;IF(ISBLANK([.C177]);&quot;&quot;;&quot;/&quot;&amp;[.C177])" office:value-type="string" office:string-value="0" calcext:value-type="string">
            <text:p>0</text:p>
          </table:table-cell>
          <table:table-cell table:formula="of:=[.AC177]&amp;IF(ISBLANK([.D177]);&quot;&quot;;&quot;/&quot;&amp;[.D177])" office:value-type="string" office:string-value="0" calcext:value-type="string">
            <text:p>0</text:p>
          </table:table-cell>
          <table:table-cell table:formula="of:=[.AD177]&amp;IF(ISBLANK([.E177]);&quot;&quot;;&quot;/&quot;&amp;[.E177])" office:value-type="string" office:string-value="0" calcext:value-type="string">
            <text:p>0</text:p>
          </table:table-cell>
          <table:table-cell table:formula="of:=[.AE177]&amp;IF(ISBLANK([.F177]);&quot;&quot;;&quot;/&quot;&amp;[.F177])" office:value-type="string" office:string-value="0" calcext:value-type="string">
            <text:p>0</text:p>
          </table:table-cell>
          <table:table-cell table:formula="of:=[.AF177]&amp;IF(ISBLANK([.G177]);&quot;&quot;;&quot;/&quot;&amp;[.G177])" office:value-type="string" office:string-value="0" calcext:value-type="string">
            <text:p>0</text:p>
          </table:table-cell>
          <table:table-cell table:formula="of:=[.AG177]&amp;IF(ISBLANK([.H177]);&quot;&quot;;&quot;/&quot;&amp;[.H177])" office:value-type="string" office:string-value="0" calcext:value-type="string">
            <text:p>0</text:p>
          </table:table-cell>
          <table:table-cell table:formula="of:=[.AH177]&amp;IF(ISBLANK([.I177]);&quot;&quot;;&quot;/&quot;&amp;[.I177])" office:value-type="string" office:string-value="0" calcext:value-type="string">
            <text:p>0</text:p>
          </table:table-cell>
          <table:table-cell table:formula="of:=[.AI177]&amp;IF(ISBLANK([.J177]);&quot;&quot;;&quot;/&quot;&amp;[.J177])" office:value-type="string" office:string-value="0" calcext:value-type="string">
            <text:p>0</text:p>
          </table:table-cell>
          <table:table-cell table:formula="of:=[.AJ177]&amp;IF(ISBLANK([.K177]);&quot;&quot;;&quot;/&quot;&amp;[.K177])" office:value-type="string" office:string-value="0" calcext:value-type="string">
            <text:p>0</text:p>
          </table:table-cell>
          <table:table-cell table:formula="of:=[.AK177]&amp;IF(ISBLANK([.L177]);&quot;&quot;;&quot;/&quot;&amp;[.L177])" office:value-type="string" office:string-value="0" calcext:value-type="string">
            <text:p>0</text:p>
          </table:table-cell>
          <table:table-cell table:formula="of:=[.AL177]&amp;IF(ISBLANK([.M177]);&quot;&quot;;&quot;/&quot;&amp;[.M177])" office:value-type="string" office:string-value="0" calcext:value-type="string">
            <text:p>0</text:p>
          </table:table-cell>
          <table:table-cell table:formula="of:=[.AM177]&amp;IF(ISBLANK([.N177]);&quot;&quot;;&quot;/&quot;&amp;[.N177])" office:value-type="string" office:string-value="0" calcext:value-type="string">
            <text:p>0</text:p>
          </table:table-cell>
          <table:table-cell table:formula="of:=[.AN177]&amp;IF(ISBLANK([.O177]);&quot;&quot;;&quot;/&quot;&amp;[.O177])" office:value-type="string" office:string-value="0" calcext:value-type="string">
            <text:p>0</text:p>
          </table:table-cell>
          <table:table-cell table:formula="of:=[.AO177]&amp;IF(ISBLANK([.P177]);&quot;&quot;;&quot;/&quot;&amp;[.P177])" office:value-type="string" office:string-value="0" calcext:value-type="string">
            <text:p>0</text:p>
          </table:table-cell>
          <table:table-cell table:formula="of:=[.AP177]&amp;IF(ISBLANK([.Q177]);&quot;&quot;;&quot;/&quot;&amp;[.Q177])" office:value-type="string" office:string-value="0" calcext:value-type="string">
            <text:p>0</text:p>
          </table:table-cell>
          <table:table-cell table:formula="of:=[.AQ177]&amp;IF(ISBLANK([.R177]);&quot;&quot;;&quot;/&quot;&amp;[.R177])" office:value-type="string" office:string-value="0" calcext:value-type="string">
            <text:p>0</text:p>
          </table:table-cell>
          <table:table-cell table:formula="of:=[.AR177]&amp;IF(ISBLANK([.S177]);&quot;&quot;;&quot;/&quot;&amp;[.S17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8]" office:value-type="float" office:value="0" calcext:value-type="float">
            <text:p>0</text:p>
          </table:table-cell>
          <table:table-cell table:formula="of:=[.AB178]&amp;IF(ISBLANK([.C178]);&quot;&quot;;&quot;/&quot;&amp;[.C178])" office:value-type="string" office:string-value="0" calcext:value-type="string">
            <text:p>0</text:p>
          </table:table-cell>
          <table:table-cell table:formula="of:=[.AC178]&amp;IF(ISBLANK([.D178]);&quot;&quot;;&quot;/&quot;&amp;[.D178])" office:value-type="string" office:string-value="0" calcext:value-type="string">
            <text:p>0</text:p>
          </table:table-cell>
          <table:table-cell table:formula="of:=[.AD178]&amp;IF(ISBLANK([.E178]);&quot;&quot;;&quot;/&quot;&amp;[.E178])" office:value-type="string" office:string-value="0" calcext:value-type="string">
            <text:p>0</text:p>
          </table:table-cell>
          <table:table-cell table:formula="of:=[.AE178]&amp;IF(ISBLANK([.F178]);&quot;&quot;;&quot;/&quot;&amp;[.F178])" office:value-type="string" office:string-value="0" calcext:value-type="string">
            <text:p>0</text:p>
          </table:table-cell>
          <table:table-cell table:formula="of:=[.AF178]&amp;IF(ISBLANK([.G178]);&quot;&quot;;&quot;/&quot;&amp;[.G178])" office:value-type="string" office:string-value="0" calcext:value-type="string">
            <text:p>0</text:p>
          </table:table-cell>
          <table:table-cell table:formula="of:=[.AG178]&amp;IF(ISBLANK([.H178]);&quot;&quot;;&quot;/&quot;&amp;[.H178])" office:value-type="string" office:string-value="0" calcext:value-type="string">
            <text:p>0</text:p>
          </table:table-cell>
          <table:table-cell table:formula="of:=[.AH178]&amp;IF(ISBLANK([.I178]);&quot;&quot;;&quot;/&quot;&amp;[.I178])" office:value-type="string" office:string-value="0" calcext:value-type="string">
            <text:p>0</text:p>
          </table:table-cell>
          <table:table-cell table:formula="of:=[.AI178]&amp;IF(ISBLANK([.J178]);&quot;&quot;;&quot;/&quot;&amp;[.J178])" office:value-type="string" office:string-value="0" calcext:value-type="string">
            <text:p>0</text:p>
          </table:table-cell>
          <table:table-cell table:formula="of:=[.AJ178]&amp;IF(ISBLANK([.K178]);&quot;&quot;;&quot;/&quot;&amp;[.K178])" office:value-type="string" office:string-value="0" calcext:value-type="string">
            <text:p>0</text:p>
          </table:table-cell>
          <table:table-cell table:formula="of:=[.AK178]&amp;IF(ISBLANK([.L178]);&quot;&quot;;&quot;/&quot;&amp;[.L178])" office:value-type="string" office:string-value="0" calcext:value-type="string">
            <text:p>0</text:p>
          </table:table-cell>
          <table:table-cell table:formula="of:=[.AL178]&amp;IF(ISBLANK([.M178]);&quot;&quot;;&quot;/&quot;&amp;[.M178])" office:value-type="string" office:string-value="0" calcext:value-type="string">
            <text:p>0</text:p>
          </table:table-cell>
          <table:table-cell table:formula="of:=[.AM178]&amp;IF(ISBLANK([.N178]);&quot;&quot;;&quot;/&quot;&amp;[.N178])" office:value-type="string" office:string-value="0" calcext:value-type="string">
            <text:p>0</text:p>
          </table:table-cell>
          <table:table-cell table:formula="of:=[.AN178]&amp;IF(ISBLANK([.O178]);&quot;&quot;;&quot;/&quot;&amp;[.O178])" office:value-type="string" office:string-value="0" calcext:value-type="string">
            <text:p>0</text:p>
          </table:table-cell>
          <table:table-cell table:formula="of:=[.AO178]&amp;IF(ISBLANK([.P178]);&quot;&quot;;&quot;/&quot;&amp;[.P178])" office:value-type="string" office:string-value="0" calcext:value-type="string">
            <text:p>0</text:p>
          </table:table-cell>
          <table:table-cell table:formula="of:=[.AP178]&amp;IF(ISBLANK([.Q178]);&quot;&quot;;&quot;/&quot;&amp;[.Q178])" office:value-type="string" office:string-value="0" calcext:value-type="string">
            <text:p>0</text:p>
          </table:table-cell>
          <table:table-cell table:formula="of:=[.AQ178]&amp;IF(ISBLANK([.R178]);&quot;&quot;;&quot;/&quot;&amp;[.R178])" office:value-type="string" office:string-value="0" calcext:value-type="string">
            <text:p>0</text:p>
          </table:table-cell>
          <table:table-cell table:formula="of:=[.AR178]&amp;IF(ISBLANK([.S178]);&quot;&quot;;&quot;/&quot;&amp;[.S17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79]" office:value-type="float" office:value="0" calcext:value-type="float">
            <text:p>0</text:p>
          </table:table-cell>
          <table:table-cell table:formula="of:=[.AB179]&amp;IF(ISBLANK([.C179]);&quot;&quot;;&quot;/&quot;&amp;[.C179])" office:value-type="string" office:string-value="0" calcext:value-type="string">
            <text:p>0</text:p>
          </table:table-cell>
          <table:table-cell table:formula="of:=[.AC179]&amp;IF(ISBLANK([.D179]);&quot;&quot;;&quot;/&quot;&amp;[.D179])" office:value-type="string" office:string-value="0" calcext:value-type="string">
            <text:p>0</text:p>
          </table:table-cell>
          <table:table-cell table:formula="of:=[.AD179]&amp;IF(ISBLANK([.E179]);&quot;&quot;;&quot;/&quot;&amp;[.E179])" office:value-type="string" office:string-value="0" calcext:value-type="string">
            <text:p>0</text:p>
          </table:table-cell>
          <table:table-cell table:formula="of:=[.AE179]&amp;IF(ISBLANK([.F179]);&quot;&quot;;&quot;/&quot;&amp;[.F179])" office:value-type="string" office:string-value="0" calcext:value-type="string">
            <text:p>0</text:p>
          </table:table-cell>
          <table:table-cell table:formula="of:=[.AF179]&amp;IF(ISBLANK([.G179]);&quot;&quot;;&quot;/&quot;&amp;[.G179])" office:value-type="string" office:string-value="0" calcext:value-type="string">
            <text:p>0</text:p>
          </table:table-cell>
          <table:table-cell table:formula="of:=[.AG179]&amp;IF(ISBLANK([.H179]);&quot;&quot;;&quot;/&quot;&amp;[.H179])" office:value-type="string" office:string-value="0" calcext:value-type="string">
            <text:p>0</text:p>
          </table:table-cell>
          <table:table-cell table:formula="of:=[.AH179]&amp;IF(ISBLANK([.I179]);&quot;&quot;;&quot;/&quot;&amp;[.I179])" office:value-type="string" office:string-value="0" calcext:value-type="string">
            <text:p>0</text:p>
          </table:table-cell>
          <table:table-cell table:formula="of:=[.AI179]&amp;IF(ISBLANK([.J179]);&quot;&quot;;&quot;/&quot;&amp;[.J179])" office:value-type="string" office:string-value="0" calcext:value-type="string">
            <text:p>0</text:p>
          </table:table-cell>
          <table:table-cell table:formula="of:=[.AJ179]&amp;IF(ISBLANK([.K179]);&quot;&quot;;&quot;/&quot;&amp;[.K179])" office:value-type="string" office:string-value="0" calcext:value-type="string">
            <text:p>0</text:p>
          </table:table-cell>
          <table:table-cell table:formula="of:=[.AK179]&amp;IF(ISBLANK([.L179]);&quot;&quot;;&quot;/&quot;&amp;[.L179])" office:value-type="string" office:string-value="0" calcext:value-type="string">
            <text:p>0</text:p>
          </table:table-cell>
          <table:table-cell table:formula="of:=[.AL179]&amp;IF(ISBLANK([.M179]);&quot;&quot;;&quot;/&quot;&amp;[.M179])" office:value-type="string" office:string-value="0" calcext:value-type="string">
            <text:p>0</text:p>
          </table:table-cell>
          <table:table-cell table:formula="of:=[.AM179]&amp;IF(ISBLANK([.N179]);&quot;&quot;;&quot;/&quot;&amp;[.N179])" office:value-type="string" office:string-value="0" calcext:value-type="string">
            <text:p>0</text:p>
          </table:table-cell>
          <table:table-cell table:formula="of:=[.AN179]&amp;IF(ISBLANK([.O179]);&quot;&quot;;&quot;/&quot;&amp;[.O179])" office:value-type="string" office:string-value="0" calcext:value-type="string">
            <text:p>0</text:p>
          </table:table-cell>
          <table:table-cell table:formula="of:=[.AO179]&amp;IF(ISBLANK([.P179]);&quot;&quot;;&quot;/&quot;&amp;[.P179])" office:value-type="string" office:string-value="0" calcext:value-type="string">
            <text:p>0</text:p>
          </table:table-cell>
          <table:table-cell table:formula="of:=[.AP179]&amp;IF(ISBLANK([.Q179]);&quot;&quot;;&quot;/&quot;&amp;[.Q179])" office:value-type="string" office:string-value="0" calcext:value-type="string">
            <text:p>0</text:p>
          </table:table-cell>
          <table:table-cell table:formula="of:=[.AQ179]&amp;IF(ISBLANK([.R179]);&quot;&quot;;&quot;/&quot;&amp;[.R179])" office:value-type="string" office:string-value="0" calcext:value-type="string">
            <text:p>0</text:p>
          </table:table-cell>
          <table:table-cell table:formula="of:=[.AR179]&amp;IF(ISBLANK([.S179]);&quot;&quot;;&quot;/&quot;&amp;[.S17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0]" office:value-type="float" office:value="0" calcext:value-type="float">
            <text:p>0</text:p>
          </table:table-cell>
          <table:table-cell table:formula="of:=[.AB180]&amp;IF(ISBLANK([.C180]);&quot;&quot;;&quot;/&quot;&amp;[.C180])" office:value-type="string" office:string-value="0" calcext:value-type="string">
            <text:p>0</text:p>
          </table:table-cell>
          <table:table-cell table:formula="of:=[.AC180]&amp;IF(ISBLANK([.D180]);&quot;&quot;;&quot;/&quot;&amp;[.D180])" office:value-type="string" office:string-value="0" calcext:value-type="string">
            <text:p>0</text:p>
          </table:table-cell>
          <table:table-cell table:formula="of:=[.AD180]&amp;IF(ISBLANK([.E180]);&quot;&quot;;&quot;/&quot;&amp;[.E180])" office:value-type="string" office:string-value="0" calcext:value-type="string">
            <text:p>0</text:p>
          </table:table-cell>
          <table:table-cell table:formula="of:=[.AE180]&amp;IF(ISBLANK([.F180]);&quot;&quot;;&quot;/&quot;&amp;[.F180])" office:value-type="string" office:string-value="0" calcext:value-type="string">
            <text:p>0</text:p>
          </table:table-cell>
          <table:table-cell table:formula="of:=[.AF180]&amp;IF(ISBLANK([.G180]);&quot;&quot;;&quot;/&quot;&amp;[.G180])" office:value-type="string" office:string-value="0" calcext:value-type="string">
            <text:p>0</text:p>
          </table:table-cell>
          <table:table-cell table:formula="of:=[.AG180]&amp;IF(ISBLANK([.H180]);&quot;&quot;;&quot;/&quot;&amp;[.H180])" office:value-type="string" office:string-value="0" calcext:value-type="string">
            <text:p>0</text:p>
          </table:table-cell>
          <table:table-cell table:formula="of:=[.AH180]&amp;IF(ISBLANK([.I180]);&quot;&quot;;&quot;/&quot;&amp;[.I180])" office:value-type="string" office:string-value="0" calcext:value-type="string">
            <text:p>0</text:p>
          </table:table-cell>
          <table:table-cell table:formula="of:=[.AI180]&amp;IF(ISBLANK([.J180]);&quot;&quot;;&quot;/&quot;&amp;[.J180])" office:value-type="string" office:string-value="0" calcext:value-type="string">
            <text:p>0</text:p>
          </table:table-cell>
          <table:table-cell table:formula="of:=[.AJ180]&amp;IF(ISBLANK([.K180]);&quot;&quot;;&quot;/&quot;&amp;[.K180])" office:value-type="string" office:string-value="0" calcext:value-type="string">
            <text:p>0</text:p>
          </table:table-cell>
          <table:table-cell table:formula="of:=[.AK180]&amp;IF(ISBLANK([.L180]);&quot;&quot;;&quot;/&quot;&amp;[.L180])" office:value-type="string" office:string-value="0" calcext:value-type="string">
            <text:p>0</text:p>
          </table:table-cell>
          <table:table-cell table:formula="of:=[.AL180]&amp;IF(ISBLANK([.M180]);&quot;&quot;;&quot;/&quot;&amp;[.M180])" office:value-type="string" office:string-value="0" calcext:value-type="string">
            <text:p>0</text:p>
          </table:table-cell>
          <table:table-cell table:formula="of:=[.AM180]&amp;IF(ISBLANK([.N180]);&quot;&quot;;&quot;/&quot;&amp;[.N180])" office:value-type="string" office:string-value="0" calcext:value-type="string">
            <text:p>0</text:p>
          </table:table-cell>
          <table:table-cell table:formula="of:=[.AN180]&amp;IF(ISBLANK([.O180]);&quot;&quot;;&quot;/&quot;&amp;[.O180])" office:value-type="string" office:string-value="0" calcext:value-type="string">
            <text:p>0</text:p>
          </table:table-cell>
          <table:table-cell table:formula="of:=[.AO180]&amp;IF(ISBLANK([.P180]);&quot;&quot;;&quot;/&quot;&amp;[.P180])" office:value-type="string" office:string-value="0" calcext:value-type="string">
            <text:p>0</text:p>
          </table:table-cell>
          <table:table-cell table:formula="of:=[.AP180]&amp;IF(ISBLANK([.Q180]);&quot;&quot;;&quot;/&quot;&amp;[.Q180])" office:value-type="string" office:string-value="0" calcext:value-type="string">
            <text:p>0</text:p>
          </table:table-cell>
          <table:table-cell table:formula="of:=[.AQ180]&amp;IF(ISBLANK([.R180]);&quot;&quot;;&quot;/&quot;&amp;[.R180])" office:value-type="string" office:string-value="0" calcext:value-type="string">
            <text:p>0</text:p>
          </table:table-cell>
          <table:table-cell table:formula="of:=[.AR180]&amp;IF(ISBLANK([.S180]);&quot;&quot;;&quot;/&quot;&amp;[.S18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1]" office:value-type="float" office:value="0" calcext:value-type="float">
            <text:p>0</text:p>
          </table:table-cell>
          <table:table-cell table:formula="of:=[.AB181]&amp;IF(ISBLANK([.C181]);&quot;&quot;;&quot;/&quot;&amp;[.C181])" office:value-type="string" office:string-value="0" calcext:value-type="string">
            <text:p>0</text:p>
          </table:table-cell>
          <table:table-cell table:formula="of:=[.AC181]&amp;IF(ISBLANK([.D181]);&quot;&quot;;&quot;/&quot;&amp;[.D181])" office:value-type="string" office:string-value="0" calcext:value-type="string">
            <text:p>0</text:p>
          </table:table-cell>
          <table:table-cell table:formula="of:=[.AD181]&amp;IF(ISBLANK([.E181]);&quot;&quot;;&quot;/&quot;&amp;[.E181])" office:value-type="string" office:string-value="0" calcext:value-type="string">
            <text:p>0</text:p>
          </table:table-cell>
          <table:table-cell table:formula="of:=[.AE181]&amp;IF(ISBLANK([.F181]);&quot;&quot;;&quot;/&quot;&amp;[.F181])" office:value-type="string" office:string-value="0" calcext:value-type="string">
            <text:p>0</text:p>
          </table:table-cell>
          <table:table-cell table:formula="of:=[.AF181]&amp;IF(ISBLANK([.G181]);&quot;&quot;;&quot;/&quot;&amp;[.G181])" office:value-type="string" office:string-value="0" calcext:value-type="string">
            <text:p>0</text:p>
          </table:table-cell>
          <table:table-cell table:formula="of:=[.AG181]&amp;IF(ISBLANK([.H181]);&quot;&quot;;&quot;/&quot;&amp;[.H181])" office:value-type="string" office:string-value="0" calcext:value-type="string">
            <text:p>0</text:p>
          </table:table-cell>
          <table:table-cell table:formula="of:=[.AH181]&amp;IF(ISBLANK([.I181]);&quot;&quot;;&quot;/&quot;&amp;[.I181])" office:value-type="string" office:string-value="0" calcext:value-type="string">
            <text:p>0</text:p>
          </table:table-cell>
          <table:table-cell table:formula="of:=[.AI181]&amp;IF(ISBLANK([.J181]);&quot;&quot;;&quot;/&quot;&amp;[.J181])" office:value-type="string" office:string-value="0" calcext:value-type="string">
            <text:p>0</text:p>
          </table:table-cell>
          <table:table-cell table:formula="of:=[.AJ181]&amp;IF(ISBLANK([.K181]);&quot;&quot;;&quot;/&quot;&amp;[.K181])" office:value-type="string" office:string-value="0" calcext:value-type="string">
            <text:p>0</text:p>
          </table:table-cell>
          <table:table-cell table:formula="of:=[.AK181]&amp;IF(ISBLANK([.L181]);&quot;&quot;;&quot;/&quot;&amp;[.L181])" office:value-type="string" office:string-value="0" calcext:value-type="string">
            <text:p>0</text:p>
          </table:table-cell>
          <table:table-cell table:formula="of:=[.AL181]&amp;IF(ISBLANK([.M181]);&quot;&quot;;&quot;/&quot;&amp;[.M181])" office:value-type="string" office:string-value="0" calcext:value-type="string">
            <text:p>0</text:p>
          </table:table-cell>
          <table:table-cell table:formula="of:=[.AM181]&amp;IF(ISBLANK([.N181]);&quot;&quot;;&quot;/&quot;&amp;[.N181])" office:value-type="string" office:string-value="0" calcext:value-type="string">
            <text:p>0</text:p>
          </table:table-cell>
          <table:table-cell table:formula="of:=[.AN181]&amp;IF(ISBLANK([.O181]);&quot;&quot;;&quot;/&quot;&amp;[.O181])" office:value-type="string" office:string-value="0" calcext:value-type="string">
            <text:p>0</text:p>
          </table:table-cell>
          <table:table-cell table:formula="of:=[.AO181]&amp;IF(ISBLANK([.P181]);&quot;&quot;;&quot;/&quot;&amp;[.P181])" office:value-type="string" office:string-value="0" calcext:value-type="string">
            <text:p>0</text:p>
          </table:table-cell>
          <table:table-cell table:formula="of:=[.AP181]&amp;IF(ISBLANK([.Q181]);&quot;&quot;;&quot;/&quot;&amp;[.Q181])" office:value-type="string" office:string-value="0" calcext:value-type="string">
            <text:p>0</text:p>
          </table:table-cell>
          <table:table-cell table:formula="of:=[.AQ181]&amp;IF(ISBLANK([.R181]);&quot;&quot;;&quot;/&quot;&amp;[.R181])" office:value-type="string" office:string-value="0" calcext:value-type="string">
            <text:p>0</text:p>
          </table:table-cell>
          <table:table-cell table:formula="of:=[.AR181]&amp;IF(ISBLANK([.S181]);&quot;&quot;;&quot;/&quot;&amp;[.S18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2]" office:value-type="float" office:value="0" calcext:value-type="float">
            <text:p>0</text:p>
          </table:table-cell>
          <table:table-cell table:formula="of:=[.AB182]&amp;IF(ISBLANK([.C182]);&quot;&quot;;&quot;/&quot;&amp;[.C182])" office:value-type="string" office:string-value="0" calcext:value-type="string">
            <text:p>0</text:p>
          </table:table-cell>
          <table:table-cell table:formula="of:=[.AC182]&amp;IF(ISBLANK([.D182]);&quot;&quot;;&quot;/&quot;&amp;[.D182])" office:value-type="string" office:string-value="0" calcext:value-type="string">
            <text:p>0</text:p>
          </table:table-cell>
          <table:table-cell table:formula="of:=[.AD182]&amp;IF(ISBLANK([.E182]);&quot;&quot;;&quot;/&quot;&amp;[.E182])" office:value-type="string" office:string-value="0" calcext:value-type="string">
            <text:p>0</text:p>
          </table:table-cell>
          <table:table-cell table:formula="of:=[.AE182]&amp;IF(ISBLANK([.F182]);&quot;&quot;;&quot;/&quot;&amp;[.F182])" office:value-type="string" office:string-value="0" calcext:value-type="string">
            <text:p>0</text:p>
          </table:table-cell>
          <table:table-cell table:formula="of:=[.AF182]&amp;IF(ISBLANK([.G182]);&quot;&quot;;&quot;/&quot;&amp;[.G182])" office:value-type="string" office:string-value="0" calcext:value-type="string">
            <text:p>0</text:p>
          </table:table-cell>
          <table:table-cell table:formula="of:=[.AG182]&amp;IF(ISBLANK([.H182]);&quot;&quot;;&quot;/&quot;&amp;[.H182])" office:value-type="string" office:string-value="0" calcext:value-type="string">
            <text:p>0</text:p>
          </table:table-cell>
          <table:table-cell table:formula="of:=[.AH182]&amp;IF(ISBLANK([.I182]);&quot;&quot;;&quot;/&quot;&amp;[.I182])" office:value-type="string" office:string-value="0" calcext:value-type="string">
            <text:p>0</text:p>
          </table:table-cell>
          <table:table-cell table:formula="of:=[.AI182]&amp;IF(ISBLANK([.J182]);&quot;&quot;;&quot;/&quot;&amp;[.J182])" office:value-type="string" office:string-value="0" calcext:value-type="string">
            <text:p>0</text:p>
          </table:table-cell>
          <table:table-cell table:formula="of:=[.AJ182]&amp;IF(ISBLANK([.K182]);&quot;&quot;;&quot;/&quot;&amp;[.K182])" office:value-type="string" office:string-value="0" calcext:value-type="string">
            <text:p>0</text:p>
          </table:table-cell>
          <table:table-cell table:formula="of:=[.AK182]&amp;IF(ISBLANK([.L182]);&quot;&quot;;&quot;/&quot;&amp;[.L182])" office:value-type="string" office:string-value="0" calcext:value-type="string">
            <text:p>0</text:p>
          </table:table-cell>
          <table:table-cell table:formula="of:=[.AL182]&amp;IF(ISBLANK([.M182]);&quot;&quot;;&quot;/&quot;&amp;[.M182])" office:value-type="string" office:string-value="0" calcext:value-type="string">
            <text:p>0</text:p>
          </table:table-cell>
          <table:table-cell table:formula="of:=[.AM182]&amp;IF(ISBLANK([.N182]);&quot;&quot;;&quot;/&quot;&amp;[.N182])" office:value-type="string" office:string-value="0" calcext:value-type="string">
            <text:p>0</text:p>
          </table:table-cell>
          <table:table-cell table:formula="of:=[.AN182]&amp;IF(ISBLANK([.O182]);&quot;&quot;;&quot;/&quot;&amp;[.O182])" office:value-type="string" office:string-value="0" calcext:value-type="string">
            <text:p>0</text:p>
          </table:table-cell>
          <table:table-cell table:formula="of:=[.AO182]&amp;IF(ISBLANK([.P182]);&quot;&quot;;&quot;/&quot;&amp;[.P182])" office:value-type="string" office:string-value="0" calcext:value-type="string">
            <text:p>0</text:p>
          </table:table-cell>
          <table:table-cell table:formula="of:=[.AP182]&amp;IF(ISBLANK([.Q182]);&quot;&quot;;&quot;/&quot;&amp;[.Q182])" office:value-type="string" office:string-value="0" calcext:value-type="string">
            <text:p>0</text:p>
          </table:table-cell>
          <table:table-cell table:formula="of:=[.AQ182]&amp;IF(ISBLANK([.R182]);&quot;&quot;;&quot;/&quot;&amp;[.R182])" office:value-type="string" office:string-value="0" calcext:value-type="string">
            <text:p>0</text:p>
          </table:table-cell>
          <table:table-cell table:formula="of:=[.AR182]&amp;IF(ISBLANK([.S182]);&quot;&quot;;&quot;/&quot;&amp;[.S18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3]" office:value-type="float" office:value="0" calcext:value-type="float">
            <text:p>0</text:p>
          </table:table-cell>
          <table:table-cell table:formula="of:=[.AB183]&amp;IF(ISBLANK([.C183]);&quot;&quot;;&quot;/&quot;&amp;[.C183])" office:value-type="string" office:string-value="0" calcext:value-type="string">
            <text:p>0</text:p>
          </table:table-cell>
          <table:table-cell table:formula="of:=[.AC183]&amp;IF(ISBLANK([.D183]);&quot;&quot;;&quot;/&quot;&amp;[.D183])" office:value-type="string" office:string-value="0" calcext:value-type="string">
            <text:p>0</text:p>
          </table:table-cell>
          <table:table-cell table:formula="of:=[.AD183]&amp;IF(ISBLANK([.E183]);&quot;&quot;;&quot;/&quot;&amp;[.E183])" office:value-type="string" office:string-value="0" calcext:value-type="string">
            <text:p>0</text:p>
          </table:table-cell>
          <table:table-cell table:formula="of:=[.AE183]&amp;IF(ISBLANK([.F183]);&quot;&quot;;&quot;/&quot;&amp;[.F183])" office:value-type="string" office:string-value="0" calcext:value-type="string">
            <text:p>0</text:p>
          </table:table-cell>
          <table:table-cell table:formula="of:=[.AF183]&amp;IF(ISBLANK([.G183]);&quot;&quot;;&quot;/&quot;&amp;[.G183])" office:value-type="string" office:string-value="0" calcext:value-type="string">
            <text:p>0</text:p>
          </table:table-cell>
          <table:table-cell table:formula="of:=[.AG183]&amp;IF(ISBLANK([.H183]);&quot;&quot;;&quot;/&quot;&amp;[.H183])" office:value-type="string" office:string-value="0" calcext:value-type="string">
            <text:p>0</text:p>
          </table:table-cell>
          <table:table-cell table:formula="of:=[.AH183]&amp;IF(ISBLANK([.I183]);&quot;&quot;;&quot;/&quot;&amp;[.I183])" office:value-type="string" office:string-value="0" calcext:value-type="string">
            <text:p>0</text:p>
          </table:table-cell>
          <table:table-cell table:formula="of:=[.AI183]&amp;IF(ISBLANK([.J183]);&quot;&quot;;&quot;/&quot;&amp;[.J183])" office:value-type="string" office:string-value="0" calcext:value-type="string">
            <text:p>0</text:p>
          </table:table-cell>
          <table:table-cell table:formula="of:=[.AJ183]&amp;IF(ISBLANK([.K183]);&quot;&quot;;&quot;/&quot;&amp;[.K183])" office:value-type="string" office:string-value="0" calcext:value-type="string">
            <text:p>0</text:p>
          </table:table-cell>
          <table:table-cell table:formula="of:=[.AK183]&amp;IF(ISBLANK([.L183]);&quot;&quot;;&quot;/&quot;&amp;[.L183])" office:value-type="string" office:string-value="0" calcext:value-type="string">
            <text:p>0</text:p>
          </table:table-cell>
          <table:table-cell table:formula="of:=[.AL183]&amp;IF(ISBLANK([.M183]);&quot;&quot;;&quot;/&quot;&amp;[.M183])" office:value-type="string" office:string-value="0" calcext:value-type="string">
            <text:p>0</text:p>
          </table:table-cell>
          <table:table-cell table:formula="of:=[.AM183]&amp;IF(ISBLANK([.N183]);&quot;&quot;;&quot;/&quot;&amp;[.N183])" office:value-type="string" office:string-value="0" calcext:value-type="string">
            <text:p>0</text:p>
          </table:table-cell>
          <table:table-cell table:formula="of:=[.AN183]&amp;IF(ISBLANK([.O183]);&quot;&quot;;&quot;/&quot;&amp;[.O183])" office:value-type="string" office:string-value="0" calcext:value-type="string">
            <text:p>0</text:p>
          </table:table-cell>
          <table:table-cell table:formula="of:=[.AO183]&amp;IF(ISBLANK([.P183]);&quot;&quot;;&quot;/&quot;&amp;[.P183])" office:value-type="string" office:string-value="0" calcext:value-type="string">
            <text:p>0</text:p>
          </table:table-cell>
          <table:table-cell table:formula="of:=[.AP183]&amp;IF(ISBLANK([.Q183]);&quot;&quot;;&quot;/&quot;&amp;[.Q183])" office:value-type="string" office:string-value="0" calcext:value-type="string">
            <text:p>0</text:p>
          </table:table-cell>
          <table:table-cell table:formula="of:=[.AQ183]&amp;IF(ISBLANK([.R183]);&quot;&quot;;&quot;/&quot;&amp;[.R183])" office:value-type="string" office:string-value="0" calcext:value-type="string">
            <text:p>0</text:p>
          </table:table-cell>
          <table:table-cell table:formula="of:=[.AR183]&amp;IF(ISBLANK([.S183]);&quot;&quot;;&quot;/&quot;&amp;[.S18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4]" office:value-type="float" office:value="0" calcext:value-type="float">
            <text:p>0</text:p>
          </table:table-cell>
          <table:table-cell table:formula="of:=[.AB184]&amp;IF(ISBLANK([.C184]);&quot;&quot;;&quot;/&quot;&amp;[.C184])" office:value-type="string" office:string-value="0" calcext:value-type="string">
            <text:p>0</text:p>
          </table:table-cell>
          <table:table-cell table:formula="of:=[.AC184]&amp;IF(ISBLANK([.D184]);&quot;&quot;;&quot;/&quot;&amp;[.D184])" office:value-type="string" office:string-value="0" calcext:value-type="string">
            <text:p>0</text:p>
          </table:table-cell>
          <table:table-cell table:formula="of:=[.AD184]&amp;IF(ISBLANK([.E184]);&quot;&quot;;&quot;/&quot;&amp;[.E184])" office:value-type="string" office:string-value="0" calcext:value-type="string">
            <text:p>0</text:p>
          </table:table-cell>
          <table:table-cell table:formula="of:=[.AE184]&amp;IF(ISBLANK([.F184]);&quot;&quot;;&quot;/&quot;&amp;[.F184])" office:value-type="string" office:string-value="0" calcext:value-type="string">
            <text:p>0</text:p>
          </table:table-cell>
          <table:table-cell table:formula="of:=[.AF184]&amp;IF(ISBLANK([.G184]);&quot;&quot;;&quot;/&quot;&amp;[.G184])" office:value-type="string" office:string-value="0" calcext:value-type="string">
            <text:p>0</text:p>
          </table:table-cell>
          <table:table-cell table:formula="of:=[.AG184]&amp;IF(ISBLANK([.H184]);&quot;&quot;;&quot;/&quot;&amp;[.H184])" office:value-type="string" office:string-value="0" calcext:value-type="string">
            <text:p>0</text:p>
          </table:table-cell>
          <table:table-cell table:formula="of:=[.AH184]&amp;IF(ISBLANK([.I184]);&quot;&quot;;&quot;/&quot;&amp;[.I184])" office:value-type="string" office:string-value="0" calcext:value-type="string">
            <text:p>0</text:p>
          </table:table-cell>
          <table:table-cell table:formula="of:=[.AI184]&amp;IF(ISBLANK([.J184]);&quot;&quot;;&quot;/&quot;&amp;[.J184])" office:value-type="string" office:string-value="0" calcext:value-type="string">
            <text:p>0</text:p>
          </table:table-cell>
          <table:table-cell table:formula="of:=[.AJ184]&amp;IF(ISBLANK([.K184]);&quot;&quot;;&quot;/&quot;&amp;[.K184])" office:value-type="string" office:string-value="0" calcext:value-type="string">
            <text:p>0</text:p>
          </table:table-cell>
          <table:table-cell table:formula="of:=[.AK184]&amp;IF(ISBLANK([.L184]);&quot;&quot;;&quot;/&quot;&amp;[.L184])" office:value-type="string" office:string-value="0" calcext:value-type="string">
            <text:p>0</text:p>
          </table:table-cell>
          <table:table-cell table:formula="of:=[.AL184]&amp;IF(ISBLANK([.M184]);&quot;&quot;;&quot;/&quot;&amp;[.M184])" office:value-type="string" office:string-value="0" calcext:value-type="string">
            <text:p>0</text:p>
          </table:table-cell>
          <table:table-cell table:formula="of:=[.AM184]&amp;IF(ISBLANK([.N184]);&quot;&quot;;&quot;/&quot;&amp;[.N184])" office:value-type="string" office:string-value="0" calcext:value-type="string">
            <text:p>0</text:p>
          </table:table-cell>
          <table:table-cell table:formula="of:=[.AN184]&amp;IF(ISBLANK([.O184]);&quot;&quot;;&quot;/&quot;&amp;[.O184])" office:value-type="string" office:string-value="0" calcext:value-type="string">
            <text:p>0</text:p>
          </table:table-cell>
          <table:table-cell table:formula="of:=[.AO184]&amp;IF(ISBLANK([.P184]);&quot;&quot;;&quot;/&quot;&amp;[.P184])" office:value-type="string" office:string-value="0" calcext:value-type="string">
            <text:p>0</text:p>
          </table:table-cell>
          <table:table-cell table:formula="of:=[.AP184]&amp;IF(ISBLANK([.Q184]);&quot;&quot;;&quot;/&quot;&amp;[.Q184])" office:value-type="string" office:string-value="0" calcext:value-type="string">
            <text:p>0</text:p>
          </table:table-cell>
          <table:table-cell table:formula="of:=[.AQ184]&amp;IF(ISBLANK([.R184]);&quot;&quot;;&quot;/&quot;&amp;[.R184])" office:value-type="string" office:string-value="0" calcext:value-type="string">
            <text:p>0</text:p>
          </table:table-cell>
          <table:table-cell table:formula="of:=[.AR184]&amp;IF(ISBLANK([.S184]);&quot;&quot;;&quot;/&quot;&amp;[.S18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5]" office:value-type="float" office:value="0" calcext:value-type="float">
            <text:p>0</text:p>
          </table:table-cell>
          <table:table-cell table:formula="of:=[.AB185]&amp;IF(ISBLANK([.C185]);&quot;&quot;;&quot;/&quot;&amp;[.C185])" office:value-type="string" office:string-value="0" calcext:value-type="string">
            <text:p>0</text:p>
          </table:table-cell>
          <table:table-cell table:formula="of:=[.AC185]&amp;IF(ISBLANK([.D185]);&quot;&quot;;&quot;/&quot;&amp;[.D185])" office:value-type="string" office:string-value="0" calcext:value-type="string">
            <text:p>0</text:p>
          </table:table-cell>
          <table:table-cell table:formula="of:=[.AD185]&amp;IF(ISBLANK([.E185]);&quot;&quot;;&quot;/&quot;&amp;[.E185])" office:value-type="string" office:string-value="0" calcext:value-type="string">
            <text:p>0</text:p>
          </table:table-cell>
          <table:table-cell table:formula="of:=[.AE185]&amp;IF(ISBLANK([.F185]);&quot;&quot;;&quot;/&quot;&amp;[.F185])" office:value-type="string" office:string-value="0" calcext:value-type="string">
            <text:p>0</text:p>
          </table:table-cell>
          <table:table-cell table:formula="of:=[.AF185]&amp;IF(ISBLANK([.G185]);&quot;&quot;;&quot;/&quot;&amp;[.G185])" office:value-type="string" office:string-value="0" calcext:value-type="string">
            <text:p>0</text:p>
          </table:table-cell>
          <table:table-cell table:formula="of:=[.AG185]&amp;IF(ISBLANK([.H185]);&quot;&quot;;&quot;/&quot;&amp;[.H185])" office:value-type="string" office:string-value="0" calcext:value-type="string">
            <text:p>0</text:p>
          </table:table-cell>
          <table:table-cell table:formula="of:=[.AH185]&amp;IF(ISBLANK([.I185]);&quot;&quot;;&quot;/&quot;&amp;[.I185])" office:value-type="string" office:string-value="0" calcext:value-type="string">
            <text:p>0</text:p>
          </table:table-cell>
          <table:table-cell table:formula="of:=[.AI185]&amp;IF(ISBLANK([.J185]);&quot;&quot;;&quot;/&quot;&amp;[.J185])" office:value-type="string" office:string-value="0" calcext:value-type="string">
            <text:p>0</text:p>
          </table:table-cell>
          <table:table-cell table:formula="of:=[.AJ185]&amp;IF(ISBLANK([.K185]);&quot;&quot;;&quot;/&quot;&amp;[.K185])" office:value-type="string" office:string-value="0" calcext:value-type="string">
            <text:p>0</text:p>
          </table:table-cell>
          <table:table-cell table:formula="of:=[.AK185]&amp;IF(ISBLANK([.L185]);&quot;&quot;;&quot;/&quot;&amp;[.L185])" office:value-type="string" office:string-value="0" calcext:value-type="string">
            <text:p>0</text:p>
          </table:table-cell>
          <table:table-cell table:formula="of:=[.AL185]&amp;IF(ISBLANK([.M185]);&quot;&quot;;&quot;/&quot;&amp;[.M185])" office:value-type="string" office:string-value="0" calcext:value-type="string">
            <text:p>0</text:p>
          </table:table-cell>
          <table:table-cell table:formula="of:=[.AM185]&amp;IF(ISBLANK([.N185]);&quot;&quot;;&quot;/&quot;&amp;[.N185])" office:value-type="string" office:string-value="0" calcext:value-type="string">
            <text:p>0</text:p>
          </table:table-cell>
          <table:table-cell table:formula="of:=[.AN185]&amp;IF(ISBLANK([.O185]);&quot;&quot;;&quot;/&quot;&amp;[.O185])" office:value-type="string" office:string-value="0" calcext:value-type="string">
            <text:p>0</text:p>
          </table:table-cell>
          <table:table-cell table:formula="of:=[.AO185]&amp;IF(ISBLANK([.P185]);&quot;&quot;;&quot;/&quot;&amp;[.P185])" office:value-type="string" office:string-value="0" calcext:value-type="string">
            <text:p>0</text:p>
          </table:table-cell>
          <table:table-cell table:formula="of:=[.AP185]&amp;IF(ISBLANK([.Q185]);&quot;&quot;;&quot;/&quot;&amp;[.Q185])" office:value-type="string" office:string-value="0" calcext:value-type="string">
            <text:p>0</text:p>
          </table:table-cell>
          <table:table-cell table:formula="of:=[.AQ185]&amp;IF(ISBLANK([.R185]);&quot;&quot;;&quot;/&quot;&amp;[.R185])" office:value-type="string" office:string-value="0" calcext:value-type="string">
            <text:p>0</text:p>
          </table:table-cell>
          <table:table-cell table:formula="of:=[.AR185]&amp;IF(ISBLANK([.S185]);&quot;&quot;;&quot;/&quot;&amp;[.S18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6]" office:value-type="float" office:value="0" calcext:value-type="float">
            <text:p>0</text:p>
          </table:table-cell>
          <table:table-cell table:formula="of:=[.AB186]&amp;IF(ISBLANK([.C186]);&quot;&quot;;&quot;/&quot;&amp;[.C186])" office:value-type="string" office:string-value="0" calcext:value-type="string">
            <text:p>0</text:p>
          </table:table-cell>
          <table:table-cell table:formula="of:=[.AC186]&amp;IF(ISBLANK([.D186]);&quot;&quot;;&quot;/&quot;&amp;[.D186])" office:value-type="string" office:string-value="0" calcext:value-type="string">
            <text:p>0</text:p>
          </table:table-cell>
          <table:table-cell table:formula="of:=[.AD186]&amp;IF(ISBLANK([.E186]);&quot;&quot;;&quot;/&quot;&amp;[.E186])" office:value-type="string" office:string-value="0" calcext:value-type="string">
            <text:p>0</text:p>
          </table:table-cell>
          <table:table-cell table:formula="of:=[.AE186]&amp;IF(ISBLANK([.F186]);&quot;&quot;;&quot;/&quot;&amp;[.F186])" office:value-type="string" office:string-value="0" calcext:value-type="string">
            <text:p>0</text:p>
          </table:table-cell>
          <table:table-cell table:formula="of:=[.AF186]&amp;IF(ISBLANK([.G186]);&quot;&quot;;&quot;/&quot;&amp;[.G186])" office:value-type="string" office:string-value="0" calcext:value-type="string">
            <text:p>0</text:p>
          </table:table-cell>
          <table:table-cell table:formula="of:=[.AG186]&amp;IF(ISBLANK([.H186]);&quot;&quot;;&quot;/&quot;&amp;[.H186])" office:value-type="string" office:string-value="0" calcext:value-type="string">
            <text:p>0</text:p>
          </table:table-cell>
          <table:table-cell table:formula="of:=[.AH186]&amp;IF(ISBLANK([.I186]);&quot;&quot;;&quot;/&quot;&amp;[.I186])" office:value-type="string" office:string-value="0" calcext:value-type="string">
            <text:p>0</text:p>
          </table:table-cell>
          <table:table-cell table:formula="of:=[.AI186]&amp;IF(ISBLANK([.J186]);&quot;&quot;;&quot;/&quot;&amp;[.J186])" office:value-type="string" office:string-value="0" calcext:value-type="string">
            <text:p>0</text:p>
          </table:table-cell>
          <table:table-cell table:formula="of:=[.AJ186]&amp;IF(ISBLANK([.K186]);&quot;&quot;;&quot;/&quot;&amp;[.K186])" office:value-type="string" office:string-value="0" calcext:value-type="string">
            <text:p>0</text:p>
          </table:table-cell>
          <table:table-cell table:formula="of:=[.AK186]&amp;IF(ISBLANK([.L186]);&quot;&quot;;&quot;/&quot;&amp;[.L186])" office:value-type="string" office:string-value="0" calcext:value-type="string">
            <text:p>0</text:p>
          </table:table-cell>
          <table:table-cell table:formula="of:=[.AL186]&amp;IF(ISBLANK([.M186]);&quot;&quot;;&quot;/&quot;&amp;[.M186])" office:value-type="string" office:string-value="0" calcext:value-type="string">
            <text:p>0</text:p>
          </table:table-cell>
          <table:table-cell table:formula="of:=[.AM186]&amp;IF(ISBLANK([.N186]);&quot;&quot;;&quot;/&quot;&amp;[.N186])" office:value-type="string" office:string-value="0" calcext:value-type="string">
            <text:p>0</text:p>
          </table:table-cell>
          <table:table-cell table:formula="of:=[.AN186]&amp;IF(ISBLANK([.O186]);&quot;&quot;;&quot;/&quot;&amp;[.O186])" office:value-type="string" office:string-value="0" calcext:value-type="string">
            <text:p>0</text:p>
          </table:table-cell>
          <table:table-cell table:formula="of:=[.AO186]&amp;IF(ISBLANK([.P186]);&quot;&quot;;&quot;/&quot;&amp;[.P186])" office:value-type="string" office:string-value="0" calcext:value-type="string">
            <text:p>0</text:p>
          </table:table-cell>
          <table:table-cell table:formula="of:=[.AP186]&amp;IF(ISBLANK([.Q186]);&quot;&quot;;&quot;/&quot;&amp;[.Q186])" office:value-type="string" office:string-value="0" calcext:value-type="string">
            <text:p>0</text:p>
          </table:table-cell>
          <table:table-cell table:formula="of:=[.AQ186]&amp;IF(ISBLANK([.R186]);&quot;&quot;;&quot;/&quot;&amp;[.R186])" office:value-type="string" office:string-value="0" calcext:value-type="string">
            <text:p>0</text:p>
          </table:table-cell>
          <table:table-cell table:formula="of:=[.AR186]&amp;IF(ISBLANK([.S186]);&quot;&quot;;&quot;/&quot;&amp;[.S18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7]" office:value-type="float" office:value="0" calcext:value-type="float">
            <text:p>0</text:p>
          </table:table-cell>
          <table:table-cell table:formula="of:=[.AB187]&amp;IF(ISBLANK([.C187]);&quot;&quot;;&quot;/&quot;&amp;[.C187])" office:value-type="string" office:string-value="0" calcext:value-type="string">
            <text:p>0</text:p>
          </table:table-cell>
          <table:table-cell table:formula="of:=[.AC187]&amp;IF(ISBLANK([.D187]);&quot;&quot;;&quot;/&quot;&amp;[.D187])" office:value-type="string" office:string-value="0" calcext:value-type="string">
            <text:p>0</text:p>
          </table:table-cell>
          <table:table-cell table:formula="of:=[.AD187]&amp;IF(ISBLANK([.E187]);&quot;&quot;;&quot;/&quot;&amp;[.E187])" office:value-type="string" office:string-value="0" calcext:value-type="string">
            <text:p>0</text:p>
          </table:table-cell>
          <table:table-cell table:formula="of:=[.AE187]&amp;IF(ISBLANK([.F187]);&quot;&quot;;&quot;/&quot;&amp;[.F187])" office:value-type="string" office:string-value="0" calcext:value-type="string">
            <text:p>0</text:p>
          </table:table-cell>
          <table:table-cell table:formula="of:=[.AF187]&amp;IF(ISBLANK([.G187]);&quot;&quot;;&quot;/&quot;&amp;[.G187])" office:value-type="string" office:string-value="0" calcext:value-type="string">
            <text:p>0</text:p>
          </table:table-cell>
          <table:table-cell table:formula="of:=[.AG187]&amp;IF(ISBLANK([.H187]);&quot;&quot;;&quot;/&quot;&amp;[.H187])" office:value-type="string" office:string-value="0" calcext:value-type="string">
            <text:p>0</text:p>
          </table:table-cell>
          <table:table-cell table:formula="of:=[.AH187]&amp;IF(ISBLANK([.I187]);&quot;&quot;;&quot;/&quot;&amp;[.I187])" office:value-type="string" office:string-value="0" calcext:value-type="string">
            <text:p>0</text:p>
          </table:table-cell>
          <table:table-cell table:formula="of:=[.AI187]&amp;IF(ISBLANK([.J187]);&quot;&quot;;&quot;/&quot;&amp;[.J187])" office:value-type="string" office:string-value="0" calcext:value-type="string">
            <text:p>0</text:p>
          </table:table-cell>
          <table:table-cell table:formula="of:=[.AJ187]&amp;IF(ISBLANK([.K187]);&quot;&quot;;&quot;/&quot;&amp;[.K187])" office:value-type="string" office:string-value="0" calcext:value-type="string">
            <text:p>0</text:p>
          </table:table-cell>
          <table:table-cell table:formula="of:=[.AK187]&amp;IF(ISBLANK([.L187]);&quot;&quot;;&quot;/&quot;&amp;[.L187])" office:value-type="string" office:string-value="0" calcext:value-type="string">
            <text:p>0</text:p>
          </table:table-cell>
          <table:table-cell table:formula="of:=[.AL187]&amp;IF(ISBLANK([.M187]);&quot;&quot;;&quot;/&quot;&amp;[.M187])" office:value-type="string" office:string-value="0" calcext:value-type="string">
            <text:p>0</text:p>
          </table:table-cell>
          <table:table-cell table:formula="of:=[.AM187]&amp;IF(ISBLANK([.N187]);&quot;&quot;;&quot;/&quot;&amp;[.N187])" office:value-type="string" office:string-value="0" calcext:value-type="string">
            <text:p>0</text:p>
          </table:table-cell>
          <table:table-cell table:formula="of:=[.AN187]&amp;IF(ISBLANK([.O187]);&quot;&quot;;&quot;/&quot;&amp;[.O187])" office:value-type="string" office:string-value="0" calcext:value-type="string">
            <text:p>0</text:p>
          </table:table-cell>
          <table:table-cell table:formula="of:=[.AO187]&amp;IF(ISBLANK([.P187]);&quot;&quot;;&quot;/&quot;&amp;[.P187])" office:value-type="string" office:string-value="0" calcext:value-type="string">
            <text:p>0</text:p>
          </table:table-cell>
          <table:table-cell table:formula="of:=[.AP187]&amp;IF(ISBLANK([.Q187]);&quot;&quot;;&quot;/&quot;&amp;[.Q187])" office:value-type="string" office:string-value="0" calcext:value-type="string">
            <text:p>0</text:p>
          </table:table-cell>
          <table:table-cell table:formula="of:=[.AQ187]&amp;IF(ISBLANK([.R187]);&quot;&quot;;&quot;/&quot;&amp;[.R187])" office:value-type="string" office:string-value="0" calcext:value-type="string">
            <text:p>0</text:p>
          </table:table-cell>
          <table:table-cell table:formula="of:=[.AR187]&amp;IF(ISBLANK([.S187]);&quot;&quot;;&quot;/&quot;&amp;[.S18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8]" office:value-type="float" office:value="0" calcext:value-type="float">
            <text:p>0</text:p>
          </table:table-cell>
          <table:table-cell table:formula="of:=[.AB188]&amp;IF(ISBLANK([.C188]);&quot;&quot;;&quot;/&quot;&amp;[.C188])" office:value-type="string" office:string-value="0" calcext:value-type="string">
            <text:p>0</text:p>
          </table:table-cell>
          <table:table-cell table:formula="of:=[.AC188]&amp;IF(ISBLANK([.D188]);&quot;&quot;;&quot;/&quot;&amp;[.D188])" office:value-type="string" office:string-value="0" calcext:value-type="string">
            <text:p>0</text:p>
          </table:table-cell>
          <table:table-cell table:formula="of:=[.AD188]&amp;IF(ISBLANK([.E188]);&quot;&quot;;&quot;/&quot;&amp;[.E188])" office:value-type="string" office:string-value="0" calcext:value-type="string">
            <text:p>0</text:p>
          </table:table-cell>
          <table:table-cell table:formula="of:=[.AE188]&amp;IF(ISBLANK([.F188]);&quot;&quot;;&quot;/&quot;&amp;[.F188])" office:value-type="string" office:string-value="0" calcext:value-type="string">
            <text:p>0</text:p>
          </table:table-cell>
          <table:table-cell table:formula="of:=[.AF188]&amp;IF(ISBLANK([.G188]);&quot;&quot;;&quot;/&quot;&amp;[.G188])" office:value-type="string" office:string-value="0" calcext:value-type="string">
            <text:p>0</text:p>
          </table:table-cell>
          <table:table-cell table:formula="of:=[.AG188]&amp;IF(ISBLANK([.H188]);&quot;&quot;;&quot;/&quot;&amp;[.H188])" office:value-type="string" office:string-value="0" calcext:value-type="string">
            <text:p>0</text:p>
          </table:table-cell>
          <table:table-cell table:formula="of:=[.AH188]&amp;IF(ISBLANK([.I188]);&quot;&quot;;&quot;/&quot;&amp;[.I188])" office:value-type="string" office:string-value="0" calcext:value-type="string">
            <text:p>0</text:p>
          </table:table-cell>
          <table:table-cell table:formula="of:=[.AI188]&amp;IF(ISBLANK([.J188]);&quot;&quot;;&quot;/&quot;&amp;[.J188])" office:value-type="string" office:string-value="0" calcext:value-type="string">
            <text:p>0</text:p>
          </table:table-cell>
          <table:table-cell table:formula="of:=[.AJ188]&amp;IF(ISBLANK([.K188]);&quot;&quot;;&quot;/&quot;&amp;[.K188])" office:value-type="string" office:string-value="0" calcext:value-type="string">
            <text:p>0</text:p>
          </table:table-cell>
          <table:table-cell table:formula="of:=[.AK188]&amp;IF(ISBLANK([.L188]);&quot;&quot;;&quot;/&quot;&amp;[.L188])" office:value-type="string" office:string-value="0" calcext:value-type="string">
            <text:p>0</text:p>
          </table:table-cell>
          <table:table-cell table:formula="of:=[.AL188]&amp;IF(ISBLANK([.M188]);&quot;&quot;;&quot;/&quot;&amp;[.M188])" office:value-type="string" office:string-value="0" calcext:value-type="string">
            <text:p>0</text:p>
          </table:table-cell>
          <table:table-cell table:formula="of:=[.AM188]&amp;IF(ISBLANK([.N188]);&quot;&quot;;&quot;/&quot;&amp;[.N188])" office:value-type="string" office:string-value="0" calcext:value-type="string">
            <text:p>0</text:p>
          </table:table-cell>
          <table:table-cell table:formula="of:=[.AN188]&amp;IF(ISBLANK([.O188]);&quot;&quot;;&quot;/&quot;&amp;[.O188])" office:value-type="string" office:string-value="0" calcext:value-type="string">
            <text:p>0</text:p>
          </table:table-cell>
          <table:table-cell table:formula="of:=[.AO188]&amp;IF(ISBLANK([.P188]);&quot;&quot;;&quot;/&quot;&amp;[.P188])" office:value-type="string" office:string-value="0" calcext:value-type="string">
            <text:p>0</text:p>
          </table:table-cell>
          <table:table-cell table:formula="of:=[.AP188]&amp;IF(ISBLANK([.Q188]);&quot;&quot;;&quot;/&quot;&amp;[.Q188])" office:value-type="string" office:string-value="0" calcext:value-type="string">
            <text:p>0</text:p>
          </table:table-cell>
          <table:table-cell table:formula="of:=[.AQ188]&amp;IF(ISBLANK([.R188]);&quot;&quot;;&quot;/&quot;&amp;[.R188])" office:value-type="string" office:string-value="0" calcext:value-type="string">
            <text:p>0</text:p>
          </table:table-cell>
          <table:table-cell table:formula="of:=[.AR188]&amp;IF(ISBLANK([.S188]);&quot;&quot;;&quot;/&quot;&amp;[.S18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89]" office:value-type="float" office:value="0" calcext:value-type="float">
            <text:p>0</text:p>
          </table:table-cell>
          <table:table-cell table:formula="of:=[.AB189]&amp;IF(ISBLANK([.C189]);&quot;&quot;;&quot;/&quot;&amp;[.C189])" office:value-type="string" office:string-value="0" calcext:value-type="string">
            <text:p>0</text:p>
          </table:table-cell>
          <table:table-cell table:formula="of:=[.AC189]&amp;IF(ISBLANK([.D189]);&quot;&quot;;&quot;/&quot;&amp;[.D189])" office:value-type="string" office:string-value="0" calcext:value-type="string">
            <text:p>0</text:p>
          </table:table-cell>
          <table:table-cell table:formula="of:=[.AD189]&amp;IF(ISBLANK([.E189]);&quot;&quot;;&quot;/&quot;&amp;[.E189])" office:value-type="string" office:string-value="0" calcext:value-type="string">
            <text:p>0</text:p>
          </table:table-cell>
          <table:table-cell table:formula="of:=[.AE189]&amp;IF(ISBLANK([.F189]);&quot;&quot;;&quot;/&quot;&amp;[.F189])" office:value-type="string" office:string-value="0" calcext:value-type="string">
            <text:p>0</text:p>
          </table:table-cell>
          <table:table-cell table:formula="of:=[.AF189]&amp;IF(ISBLANK([.G189]);&quot;&quot;;&quot;/&quot;&amp;[.G189])" office:value-type="string" office:string-value="0" calcext:value-type="string">
            <text:p>0</text:p>
          </table:table-cell>
          <table:table-cell table:formula="of:=[.AG189]&amp;IF(ISBLANK([.H189]);&quot;&quot;;&quot;/&quot;&amp;[.H189])" office:value-type="string" office:string-value="0" calcext:value-type="string">
            <text:p>0</text:p>
          </table:table-cell>
          <table:table-cell table:formula="of:=[.AH189]&amp;IF(ISBLANK([.I189]);&quot;&quot;;&quot;/&quot;&amp;[.I189])" office:value-type="string" office:string-value="0" calcext:value-type="string">
            <text:p>0</text:p>
          </table:table-cell>
          <table:table-cell table:formula="of:=[.AI189]&amp;IF(ISBLANK([.J189]);&quot;&quot;;&quot;/&quot;&amp;[.J189])" office:value-type="string" office:string-value="0" calcext:value-type="string">
            <text:p>0</text:p>
          </table:table-cell>
          <table:table-cell table:formula="of:=[.AJ189]&amp;IF(ISBLANK([.K189]);&quot;&quot;;&quot;/&quot;&amp;[.K189])" office:value-type="string" office:string-value="0" calcext:value-type="string">
            <text:p>0</text:p>
          </table:table-cell>
          <table:table-cell table:formula="of:=[.AK189]&amp;IF(ISBLANK([.L189]);&quot;&quot;;&quot;/&quot;&amp;[.L189])" office:value-type="string" office:string-value="0" calcext:value-type="string">
            <text:p>0</text:p>
          </table:table-cell>
          <table:table-cell table:formula="of:=[.AL189]&amp;IF(ISBLANK([.M189]);&quot;&quot;;&quot;/&quot;&amp;[.M189])" office:value-type="string" office:string-value="0" calcext:value-type="string">
            <text:p>0</text:p>
          </table:table-cell>
          <table:table-cell table:formula="of:=[.AM189]&amp;IF(ISBLANK([.N189]);&quot;&quot;;&quot;/&quot;&amp;[.N189])" office:value-type="string" office:string-value="0" calcext:value-type="string">
            <text:p>0</text:p>
          </table:table-cell>
          <table:table-cell table:formula="of:=[.AN189]&amp;IF(ISBLANK([.O189]);&quot;&quot;;&quot;/&quot;&amp;[.O189])" office:value-type="string" office:string-value="0" calcext:value-type="string">
            <text:p>0</text:p>
          </table:table-cell>
          <table:table-cell table:formula="of:=[.AO189]&amp;IF(ISBLANK([.P189]);&quot;&quot;;&quot;/&quot;&amp;[.P189])" office:value-type="string" office:string-value="0" calcext:value-type="string">
            <text:p>0</text:p>
          </table:table-cell>
          <table:table-cell table:formula="of:=[.AP189]&amp;IF(ISBLANK([.Q189]);&quot;&quot;;&quot;/&quot;&amp;[.Q189])" office:value-type="string" office:string-value="0" calcext:value-type="string">
            <text:p>0</text:p>
          </table:table-cell>
          <table:table-cell table:formula="of:=[.AQ189]&amp;IF(ISBLANK([.R189]);&quot;&quot;;&quot;/&quot;&amp;[.R189])" office:value-type="string" office:string-value="0" calcext:value-type="string">
            <text:p>0</text:p>
          </table:table-cell>
          <table:table-cell table:formula="of:=[.AR189]&amp;IF(ISBLANK([.S189]);&quot;&quot;;&quot;/&quot;&amp;[.S18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0]" office:value-type="float" office:value="0" calcext:value-type="float">
            <text:p>0</text:p>
          </table:table-cell>
          <table:table-cell table:formula="of:=[.AB190]&amp;IF(ISBLANK([.C190]);&quot;&quot;;&quot;/&quot;&amp;[.C190])" office:value-type="string" office:string-value="0" calcext:value-type="string">
            <text:p>0</text:p>
          </table:table-cell>
          <table:table-cell table:formula="of:=[.AC190]&amp;IF(ISBLANK([.D190]);&quot;&quot;;&quot;/&quot;&amp;[.D190])" office:value-type="string" office:string-value="0" calcext:value-type="string">
            <text:p>0</text:p>
          </table:table-cell>
          <table:table-cell table:formula="of:=[.AD190]&amp;IF(ISBLANK([.E190]);&quot;&quot;;&quot;/&quot;&amp;[.E190])" office:value-type="string" office:string-value="0" calcext:value-type="string">
            <text:p>0</text:p>
          </table:table-cell>
          <table:table-cell table:formula="of:=[.AE190]&amp;IF(ISBLANK([.F190]);&quot;&quot;;&quot;/&quot;&amp;[.F190])" office:value-type="string" office:string-value="0" calcext:value-type="string">
            <text:p>0</text:p>
          </table:table-cell>
          <table:table-cell table:formula="of:=[.AF190]&amp;IF(ISBLANK([.G190]);&quot;&quot;;&quot;/&quot;&amp;[.G190])" office:value-type="string" office:string-value="0" calcext:value-type="string">
            <text:p>0</text:p>
          </table:table-cell>
          <table:table-cell table:formula="of:=[.AG190]&amp;IF(ISBLANK([.H190]);&quot;&quot;;&quot;/&quot;&amp;[.H190])" office:value-type="string" office:string-value="0" calcext:value-type="string">
            <text:p>0</text:p>
          </table:table-cell>
          <table:table-cell table:formula="of:=[.AH190]&amp;IF(ISBLANK([.I190]);&quot;&quot;;&quot;/&quot;&amp;[.I190])" office:value-type="string" office:string-value="0" calcext:value-type="string">
            <text:p>0</text:p>
          </table:table-cell>
          <table:table-cell table:formula="of:=[.AI190]&amp;IF(ISBLANK([.J190]);&quot;&quot;;&quot;/&quot;&amp;[.J190])" office:value-type="string" office:string-value="0" calcext:value-type="string">
            <text:p>0</text:p>
          </table:table-cell>
          <table:table-cell table:formula="of:=[.AJ190]&amp;IF(ISBLANK([.K190]);&quot;&quot;;&quot;/&quot;&amp;[.K190])" office:value-type="string" office:string-value="0" calcext:value-type="string">
            <text:p>0</text:p>
          </table:table-cell>
          <table:table-cell table:formula="of:=[.AK190]&amp;IF(ISBLANK([.L190]);&quot;&quot;;&quot;/&quot;&amp;[.L190])" office:value-type="string" office:string-value="0" calcext:value-type="string">
            <text:p>0</text:p>
          </table:table-cell>
          <table:table-cell table:formula="of:=[.AL190]&amp;IF(ISBLANK([.M190]);&quot;&quot;;&quot;/&quot;&amp;[.M190])" office:value-type="string" office:string-value="0" calcext:value-type="string">
            <text:p>0</text:p>
          </table:table-cell>
          <table:table-cell table:formula="of:=[.AM190]&amp;IF(ISBLANK([.N190]);&quot;&quot;;&quot;/&quot;&amp;[.N190])" office:value-type="string" office:string-value="0" calcext:value-type="string">
            <text:p>0</text:p>
          </table:table-cell>
          <table:table-cell table:formula="of:=[.AN190]&amp;IF(ISBLANK([.O190]);&quot;&quot;;&quot;/&quot;&amp;[.O190])" office:value-type="string" office:string-value="0" calcext:value-type="string">
            <text:p>0</text:p>
          </table:table-cell>
          <table:table-cell table:formula="of:=[.AO190]&amp;IF(ISBLANK([.P190]);&quot;&quot;;&quot;/&quot;&amp;[.P190])" office:value-type="string" office:string-value="0" calcext:value-type="string">
            <text:p>0</text:p>
          </table:table-cell>
          <table:table-cell table:formula="of:=[.AP190]&amp;IF(ISBLANK([.Q190]);&quot;&quot;;&quot;/&quot;&amp;[.Q190])" office:value-type="string" office:string-value="0" calcext:value-type="string">
            <text:p>0</text:p>
          </table:table-cell>
          <table:table-cell table:formula="of:=[.AQ190]&amp;IF(ISBLANK([.R190]);&quot;&quot;;&quot;/&quot;&amp;[.R190])" office:value-type="string" office:string-value="0" calcext:value-type="string">
            <text:p>0</text:p>
          </table:table-cell>
          <table:table-cell table:formula="of:=[.AR190]&amp;IF(ISBLANK([.S190]);&quot;&quot;;&quot;/&quot;&amp;[.S19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1]" office:value-type="float" office:value="0" calcext:value-type="float">
            <text:p>0</text:p>
          </table:table-cell>
          <table:table-cell table:formula="of:=[.AB191]&amp;IF(ISBLANK([.C191]);&quot;&quot;;&quot;/&quot;&amp;[.C191])" office:value-type="string" office:string-value="0" calcext:value-type="string">
            <text:p>0</text:p>
          </table:table-cell>
          <table:table-cell table:formula="of:=[.AC191]&amp;IF(ISBLANK([.D191]);&quot;&quot;;&quot;/&quot;&amp;[.D191])" office:value-type="string" office:string-value="0" calcext:value-type="string">
            <text:p>0</text:p>
          </table:table-cell>
          <table:table-cell table:formula="of:=[.AD191]&amp;IF(ISBLANK([.E191]);&quot;&quot;;&quot;/&quot;&amp;[.E191])" office:value-type="string" office:string-value="0" calcext:value-type="string">
            <text:p>0</text:p>
          </table:table-cell>
          <table:table-cell table:formula="of:=[.AE191]&amp;IF(ISBLANK([.F191]);&quot;&quot;;&quot;/&quot;&amp;[.F191])" office:value-type="string" office:string-value="0" calcext:value-type="string">
            <text:p>0</text:p>
          </table:table-cell>
          <table:table-cell table:formula="of:=[.AF191]&amp;IF(ISBLANK([.G191]);&quot;&quot;;&quot;/&quot;&amp;[.G191])" office:value-type="string" office:string-value="0" calcext:value-type="string">
            <text:p>0</text:p>
          </table:table-cell>
          <table:table-cell table:formula="of:=[.AG191]&amp;IF(ISBLANK([.H191]);&quot;&quot;;&quot;/&quot;&amp;[.H191])" office:value-type="string" office:string-value="0" calcext:value-type="string">
            <text:p>0</text:p>
          </table:table-cell>
          <table:table-cell table:formula="of:=[.AH191]&amp;IF(ISBLANK([.I191]);&quot;&quot;;&quot;/&quot;&amp;[.I191])" office:value-type="string" office:string-value="0" calcext:value-type="string">
            <text:p>0</text:p>
          </table:table-cell>
          <table:table-cell table:formula="of:=[.AI191]&amp;IF(ISBLANK([.J191]);&quot;&quot;;&quot;/&quot;&amp;[.J191])" office:value-type="string" office:string-value="0" calcext:value-type="string">
            <text:p>0</text:p>
          </table:table-cell>
          <table:table-cell table:formula="of:=[.AJ191]&amp;IF(ISBLANK([.K191]);&quot;&quot;;&quot;/&quot;&amp;[.K191])" office:value-type="string" office:string-value="0" calcext:value-type="string">
            <text:p>0</text:p>
          </table:table-cell>
          <table:table-cell table:formula="of:=[.AK191]&amp;IF(ISBLANK([.L191]);&quot;&quot;;&quot;/&quot;&amp;[.L191])" office:value-type="string" office:string-value="0" calcext:value-type="string">
            <text:p>0</text:p>
          </table:table-cell>
          <table:table-cell table:formula="of:=[.AL191]&amp;IF(ISBLANK([.M191]);&quot;&quot;;&quot;/&quot;&amp;[.M191])" office:value-type="string" office:string-value="0" calcext:value-type="string">
            <text:p>0</text:p>
          </table:table-cell>
          <table:table-cell table:formula="of:=[.AM191]&amp;IF(ISBLANK([.N191]);&quot;&quot;;&quot;/&quot;&amp;[.N191])" office:value-type="string" office:string-value="0" calcext:value-type="string">
            <text:p>0</text:p>
          </table:table-cell>
          <table:table-cell table:formula="of:=[.AN191]&amp;IF(ISBLANK([.O191]);&quot;&quot;;&quot;/&quot;&amp;[.O191])" office:value-type="string" office:string-value="0" calcext:value-type="string">
            <text:p>0</text:p>
          </table:table-cell>
          <table:table-cell table:formula="of:=[.AO191]&amp;IF(ISBLANK([.P191]);&quot;&quot;;&quot;/&quot;&amp;[.P191])" office:value-type="string" office:string-value="0" calcext:value-type="string">
            <text:p>0</text:p>
          </table:table-cell>
          <table:table-cell table:formula="of:=[.AP191]&amp;IF(ISBLANK([.Q191]);&quot;&quot;;&quot;/&quot;&amp;[.Q191])" office:value-type="string" office:string-value="0" calcext:value-type="string">
            <text:p>0</text:p>
          </table:table-cell>
          <table:table-cell table:formula="of:=[.AQ191]&amp;IF(ISBLANK([.R191]);&quot;&quot;;&quot;/&quot;&amp;[.R191])" office:value-type="string" office:string-value="0" calcext:value-type="string">
            <text:p>0</text:p>
          </table:table-cell>
          <table:table-cell table:formula="of:=[.AR191]&amp;IF(ISBLANK([.S191]);&quot;&quot;;&quot;/&quot;&amp;[.S19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2]" office:value-type="float" office:value="0" calcext:value-type="float">
            <text:p>0</text:p>
          </table:table-cell>
          <table:table-cell table:formula="of:=[.AB192]&amp;IF(ISBLANK([.C192]);&quot;&quot;;&quot;/&quot;&amp;[.C192])" office:value-type="string" office:string-value="0" calcext:value-type="string">
            <text:p>0</text:p>
          </table:table-cell>
          <table:table-cell table:formula="of:=[.AC192]&amp;IF(ISBLANK([.D192]);&quot;&quot;;&quot;/&quot;&amp;[.D192])" office:value-type="string" office:string-value="0" calcext:value-type="string">
            <text:p>0</text:p>
          </table:table-cell>
          <table:table-cell table:formula="of:=[.AD192]&amp;IF(ISBLANK([.E192]);&quot;&quot;;&quot;/&quot;&amp;[.E192])" office:value-type="string" office:string-value="0" calcext:value-type="string">
            <text:p>0</text:p>
          </table:table-cell>
          <table:table-cell table:formula="of:=[.AE192]&amp;IF(ISBLANK([.F192]);&quot;&quot;;&quot;/&quot;&amp;[.F192])" office:value-type="string" office:string-value="0" calcext:value-type="string">
            <text:p>0</text:p>
          </table:table-cell>
          <table:table-cell table:formula="of:=[.AF192]&amp;IF(ISBLANK([.G192]);&quot;&quot;;&quot;/&quot;&amp;[.G192])" office:value-type="string" office:string-value="0" calcext:value-type="string">
            <text:p>0</text:p>
          </table:table-cell>
          <table:table-cell table:formula="of:=[.AG192]&amp;IF(ISBLANK([.H192]);&quot;&quot;;&quot;/&quot;&amp;[.H192])" office:value-type="string" office:string-value="0" calcext:value-type="string">
            <text:p>0</text:p>
          </table:table-cell>
          <table:table-cell table:formula="of:=[.AH192]&amp;IF(ISBLANK([.I192]);&quot;&quot;;&quot;/&quot;&amp;[.I192])" office:value-type="string" office:string-value="0" calcext:value-type="string">
            <text:p>0</text:p>
          </table:table-cell>
          <table:table-cell table:formula="of:=[.AI192]&amp;IF(ISBLANK([.J192]);&quot;&quot;;&quot;/&quot;&amp;[.J192])" office:value-type="string" office:string-value="0" calcext:value-type="string">
            <text:p>0</text:p>
          </table:table-cell>
          <table:table-cell table:formula="of:=[.AJ192]&amp;IF(ISBLANK([.K192]);&quot;&quot;;&quot;/&quot;&amp;[.K192])" office:value-type="string" office:string-value="0" calcext:value-type="string">
            <text:p>0</text:p>
          </table:table-cell>
          <table:table-cell table:formula="of:=[.AK192]&amp;IF(ISBLANK([.L192]);&quot;&quot;;&quot;/&quot;&amp;[.L192])" office:value-type="string" office:string-value="0" calcext:value-type="string">
            <text:p>0</text:p>
          </table:table-cell>
          <table:table-cell table:formula="of:=[.AL192]&amp;IF(ISBLANK([.M192]);&quot;&quot;;&quot;/&quot;&amp;[.M192])" office:value-type="string" office:string-value="0" calcext:value-type="string">
            <text:p>0</text:p>
          </table:table-cell>
          <table:table-cell table:formula="of:=[.AM192]&amp;IF(ISBLANK([.N192]);&quot;&quot;;&quot;/&quot;&amp;[.N192])" office:value-type="string" office:string-value="0" calcext:value-type="string">
            <text:p>0</text:p>
          </table:table-cell>
          <table:table-cell table:formula="of:=[.AN192]&amp;IF(ISBLANK([.O192]);&quot;&quot;;&quot;/&quot;&amp;[.O192])" office:value-type="string" office:string-value="0" calcext:value-type="string">
            <text:p>0</text:p>
          </table:table-cell>
          <table:table-cell table:formula="of:=[.AO192]&amp;IF(ISBLANK([.P192]);&quot;&quot;;&quot;/&quot;&amp;[.P192])" office:value-type="string" office:string-value="0" calcext:value-type="string">
            <text:p>0</text:p>
          </table:table-cell>
          <table:table-cell table:formula="of:=[.AP192]&amp;IF(ISBLANK([.Q192]);&quot;&quot;;&quot;/&quot;&amp;[.Q192])" office:value-type="string" office:string-value="0" calcext:value-type="string">
            <text:p>0</text:p>
          </table:table-cell>
          <table:table-cell table:formula="of:=[.AQ192]&amp;IF(ISBLANK([.R192]);&quot;&quot;;&quot;/&quot;&amp;[.R192])" office:value-type="string" office:string-value="0" calcext:value-type="string">
            <text:p>0</text:p>
          </table:table-cell>
          <table:table-cell table:formula="of:=[.AR192]&amp;IF(ISBLANK([.S192]);&quot;&quot;;&quot;/&quot;&amp;[.S19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3]" office:value-type="float" office:value="0" calcext:value-type="float">
            <text:p>0</text:p>
          </table:table-cell>
          <table:table-cell table:formula="of:=[.AB193]&amp;IF(ISBLANK([.C193]);&quot;&quot;;&quot;/&quot;&amp;[.C193])" office:value-type="string" office:string-value="0" calcext:value-type="string">
            <text:p>0</text:p>
          </table:table-cell>
          <table:table-cell table:formula="of:=[.AC193]&amp;IF(ISBLANK([.D193]);&quot;&quot;;&quot;/&quot;&amp;[.D193])" office:value-type="string" office:string-value="0" calcext:value-type="string">
            <text:p>0</text:p>
          </table:table-cell>
          <table:table-cell table:formula="of:=[.AD193]&amp;IF(ISBLANK([.E193]);&quot;&quot;;&quot;/&quot;&amp;[.E193])" office:value-type="string" office:string-value="0" calcext:value-type="string">
            <text:p>0</text:p>
          </table:table-cell>
          <table:table-cell table:formula="of:=[.AE193]&amp;IF(ISBLANK([.F193]);&quot;&quot;;&quot;/&quot;&amp;[.F193])" office:value-type="string" office:string-value="0" calcext:value-type="string">
            <text:p>0</text:p>
          </table:table-cell>
          <table:table-cell table:formula="of:=[.AF193]&amp;IF(ISBLANK([.G193]);&quot;&quot;;&quot;/&quot;&amp;[.G193])" office:value-type="string" office:string-value="0" calcext:value-type="string">
            <text:p>0</text:p>
          </table:table-cell>
          <table:table-cell table:formula="of:=[.AG193]&amp;IF(ISBLANK([.H193]);&quot;&quot;;&quot;/&quot;&amp;[.H193])" office:value-type="string" office:string-value="0" calcext:value-type="string">
            <text:p>0</text:p>
          </table:table-cell>
          <table:table-cell table:formula="of:=[.AH193]&amp;IF(ISBLANK([.I193]);&quot;&quot;;&quot;/&quot;&amp;[.I193])" office:value-type="string" office:string-value="0" calcext:value-type="string">
            <text:p>0</text:p>
          </table:table-cell>
          <table:table-cell table:formula="of:=[.AI193]&amp;IF(ISBLANK([.J193]);&quot;&quot;;&quot;/&quot;&amp;[.J193])" office:value-type="string" office:string-value="0" calcext:value-type="string">
            <text:p>0</text:p>
          </table:table-cell>
          <table:table-cell table:formula="of:=[.AJ193]&amp;IF(ISBLANK([.K193]);&quot;&quot;;&quot;/&quot;&amp;[.K193])" office:value-type="string" office:string-value="0" calcext:value-type="string">
            <text:p>0</text:p>
          </table:table-cell>
          <table:table-cell table:formula="of:=[.AK193]&amp;IF(ISBLANK([.L193]);&quot;&quot;;&quot;/&quot;&amp;[.L193])" office:value-type="string" office:string-value="0" calcext:value-type="string">
            <text:p>0</text:p>
          </table:table-cell>
          <table:table-cell table:formula="of:=[.AL193]&amp;IF(ISBLANK([.M193]);&quot;&quot;;&quot;/&quot;&amp;[.M193])" office:value-type="string" office:string-value="0" calcext:value-type="string">
            <text:p>0</text:p>
          </table:table-cell>
          <table:table-cell table:formula="of:=[.AM193]&amp;IF(ISBLANK([.N193]);&quot;&quot;;&quot;/&quot;&amp;[.N193])" office:value-type="string" office:string-value="0" calcext:value-type="string">
            <text:p>0</text:p>
          </table:table-cell>
          <table:table-cell table:formula="of:=[.AN193]&amp;IF(ISBLANK([.O193]);&quot;&quot;;&quot;/&quot;&amp;[.O193])" office:value-type="string" office:string-value="0" calcext:value-type="string">
            <text:p>0</text:p>
          </table:table-cell>
          <table:table-cell table:formula="of:=[.AO193]&amp;IF(ISBLANK([.P193]);&quot;&quot;;&quot;/&quot;&amp;[.P193])" office:value-type="string" office:string-value="0" calcext:value-type="string">
            <text:p>0</text:p>
          </table:table-cell>
          <table:table-cell table:formula="of:=[.AP193]&amp;IF(ISBLANK([.Q193]);&quot;&quot;;&quot;/&quot;&amp;[.Q193])" office:value-type="string" office:string-value="0" calcext:value-type="string">
            <text:p>0</text:p>
          </table:table-cell>
          <table:table-cell table:formula="of:=[.AQ193]&amp;IF(ISBLANK([.R193]);&quot;&quot;;&quot;/&quot;&amp;[.R193])" office:value-type="string" office:string-value="0" calcext:value-type="string">
            <text:p>0</text:p>
          </table:table-cell>
          <table:table-cell table:formula="of:=[.AR193]&amp;IF(ISBLANK([.S193]);&quot;&quot;;&quot;/&quot;&amp;[.S19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4]" office:value-type="float" office:value="0" calcext:value-type="float">
            <text:p>0</text:p>
          </table:table-cell>
          <table:table-cell table:formula="of:=[.AB194]&amp;IF(ISBLANK([.C194]);&quot;&quot;;&quot;/&quot;&amp;[.C194])" office:value-type="string" office:string-value="0" calcext:value-type="string">
            <text:p>0</text:p>
          </table:table-cell>
          <table:table-cell table:formula="of:=[.AC194]&amp;IF(ISBLANK([.D194]);&quot;&quot;;&quot;/&quot;&amp;[.D194])" office:value-type="string" office:string-value="0" calcext:value-type="string">
            <text:p>0</text:p>
          </table:table-cell>
          <table:table-cell table:formula="of:=[.AD194]&amp;IF(ISBLANK([.E194]);&quot;&quot;;&quot;/&quot;&amp;[.E194])" office:value-type="string" office:string-value="0" calcext:value-type="string">
            <text:p>0</text:p>
          </table:table-cell>
          <table:table-cell table:formula="of:=[.AE194]&amp;IF(ISBLANK([.F194]);&quot;&quot;;&quot;/&quot;&amp;[.F194])" office:value-type="string" office:string-value="0" calcext:value-type="string">
            <text:p>0</text:p>
          </table:table-cell>
          <table:table-cell table:formula="of:=[.AF194]&amp;IF(ISBLANK([.G194]);&quot;&quot;;&quot;/&quot;&amp;[.G194])" office:value-type="string" office:string-value="0" calcext:value-type="string">
            <text:p>0</text:p>
          </table:table-cell>
          <table:table-cell table:formula="of:=[.AG194]&amp;IF(ISBLANK([.H194]);&quot;&quot;;&quot;/&quot;&amp;[.H194])" office:value-type="string" office:string-value="0" calcext:value-type="string">
            <text:p>0</text:p>
          </table:table-cell>
          <table:table-cell table:formula="of:=[.AH194]&amp;IF(ISBLANK([.I194]);&quot;&quot;;&quot;/&quot;&amp;[.I194])" office:value-type="string" office:string-value="0" calcext:value-type="string">
            <text:p>0</text:p>
          </table:table-cell>
          <table:table-cell table:formula="of:=[.AI194]&amp;IF(ISBLANK([.J194]);&quot;&quot;;&quot;/&quot;&amp;[.J194])" office:value-type="string" office:string-value="0" calcext:value-type="string">
            <text:p>0</text:p>
          </table:table-cell>
          <table:table-cell table:formula="of:=[.AJ194]&amp;IF(ISBLANK([.K194]);&quot;&quot;;&quot;/&quot;&amp;[.K194])" office:value-type="string" office:string-value="0" calcext:value-type="string">
            <text:p>0</text:p>
          </table:table-cell>
          <table:table-cell table:formula="of:=[.AK194]&amp;IF(ISBLANK([.L194]);&quot;&quot;;&quot;/&quot;&amp;[.L194])" office:value-type="string" office:string-value="0" calcext:value-type="string">
            <text:p>0</text:p>
          </table:table-cell>
          <table:table-cell table:formula="of:=[.AL194]&amp;IF(ISBLANK([.M194]);&quot;&quot;;&quot;/&quot;&amp;[.M194])" office:value-type="string" office:string-value="0" calcext:value-type="string">
            <text:p>0</text:p>
          </table:table-cell>
          <table:table-cell table:formula="of:=[.AM194]&amp;IF(ISBLANK([.N194]);&quot;&quot;;&quot;/&quot;&amp;[.N194])" office:value-type="string" office:string-value="0" calcext:value-type="string">
            <text:p>0</text:p>
          </table:table-cell>
          <table:table-cell table:formula="of:=[.AN194]&amp;IF(ISBLANK([.O194]);&quot;&quot;;&quot;/&quot;&amp;[.O194])" office:value-type="string" office:string-value="0" calcext:value-type="string">
            <text:p>0</text:p>
          </table:table-cell>
          <table:table-cell table:formula="of:=[.AO194]&amp;IF(ISBLANK([.P194]);&quot;&quot;;&quot;/&quot;&amp;[.P194])" office:value-type="string" office:string-value="0" calcext:value-type="string">
            <text:p>0</text:p>
          </table:table-cell>
          <table:table-cell table:formula="of:=[.AP194]&amp;IF(ISBLANK([.Q194]);&quot;&quot;;&quot;/&quot;&amp;[.Q194])" office:value-type="string" office:string-value="0" calcext:value-type="string">
            <text:p>0</text:p>
          </table:table-cell>
          <table:table-cell table:formula="of:=[.AQ194]&amp;IF(ISBLANK([.R194]);&quot;&quot;;&quot;/&quot;&amp;[.R194])" office:value-type="string" office:string-value="0" calcext:value-type="string">
            <text:p>0</text:p>
          </table:table-cell>
          <table:table-cell table:formula="of:=[.AR194]&amp;IF(ISBLANK([.S194]);&quot;&quot;;&quot;/&quot;&amp;[.S19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5]" office:value-type="float" office:value="0" calcext:value-type="float">
            <text:p>0</text:p>
          </table:table-cell>
          <table:table-cell table:formula="of:=[.AB195]&amp;IF(ISBLANK([.C195]);&quot;&quot;;&quot;/&quot;&amp;[.C195])" office:value-type="string" office:string-value="0" calcext:value-type="string">
            <text:p>0</text:p>
          </table:table-cell>
          <table:table-cell table:formula="of:=[.AC195]&amp;IF(ISBLANK([.D195]);&quot;&quot;;&quot;/&quot;&amp;[.D195])" office:value-type="string" office:string-value="0" calcext:value-type="string">
            <text:p>0</text:p>
          </table:table-cell>
          <table:table-cell table:formula="of:=[.AD195]&amp;IF(ISBLANK([.E195]);&quot;&quot;;&quot;/&quot;&amp;[.E195])" office:value-type="string" office:string-value="0" calcext:value-type="string">
            <text:p>0</text:p>
          </table:table-cell>
          <table:table-cell table:formula="of:=[.AE195]&amp;IF(ISBLANK([.F195]);&quot;&quot;;&quot;/&quot;&amp;[.F195])" office:value-type="string" office:string-value="0" calcext:value-type="string">
            <text:p>0</text:p>
          </table:table-cell>
          <table:table-cell table:formula="of:=[.AF195]&amp;IF(ISBLANK([.G195]);&quot;&quot;;&quot;/&quot;&amp;[.G195])" office:value-type="string" office:string-value="0" calcext:value-type="string">
            <text:p>0</text:p>
          </table:table-cell>
          <table:table-cell table:formula="of:=[.AG195]&amp;IF(ISBLANK([.H195]);&quot;&quot;;&quot;/&quot;&amp;[.H195])" office:value-type="string" office:string-value="0" calcext:value-type="string">
            <text:p>0</text:p>
          </table:table-cell>
          <table:table-cell table:formula="of:=[.AH195]&amp;IF(ISBLANK([.I195]);&quot;&quot;;&quot;/&quot;&amp;[.I195])" office:value-type="string" office:string-value="0" calcext:value-type="string">
            <text:p>0</text:p>
          </table:table-cell>
          <table:table-cell table:formula="of:=[.AI195]&amp;IF(ISBLANK([.J195]);&quot;&quot;;&quot;/&quot;&amp;[.J195])" office:value-type="string" office:string-value="0" calcext:value-type="string">
            <text:p>0</text:p>
          </table:table-cell>
          <table:table-cell table:formula="of:=[.AJ195]&amp;IF(ISBLANK([.K195]);&quot;&quot;;&quot;/&quot;&amp;[.K195])" office:value-type="string" office:string-value="0" calcext:value-type="string">
            <text:p>0</text:p>
          </table:table-cell>
          <table:table-cell table:formula="of:=[.AK195]&amp;IF(ISBLANK([.L195]);&quot;&quot;;&quot;/&quot;&amp;[.L195])" office:value-type="string" office:string-value="0" calcext:value-type="string">
            <text:p>0</text:p>
          </table:table-cell>
          <table:table-cell table:formula="of:=[.AL195]&amp;IF(ISBLANK([.M195]);&quot;&quot;;&quot;/&quot;&amp;[.M195])" office:value-type="string" office:string-value="0" calcext:value-type="string">
            <text:p>0</text:p>
          </table:table-cell>
          <table:table-cell table:formula="of:=[.AM195]&amp;IF(ISBLANK([.N195]);&quot;&quot;;&quot;/&quot;&amp;[.N195])" office:value-type="string" office:string-value="0" calcext:value-type="string">
            <text:p>0</text:p>
          </table:table-cell>
          <table:table-cell table:formula="of:=[.AN195]&amp;IF(ISBLANK([.O195]);&quot;&quot;;&quot;/&quot;&amp;[.O195])" office:value-type="string" office:string-value="0" calcext:value-type="string">
            <text:p>0</text:p>
          </table:table-cell>
          <table:table-cell table:formula="of:=[.AO195]&amp;IF(ISBLANK([.P195]);&quot;&quot;;&quot;/&quot;&amp;[.P195])" office:value-type="string" office:string-value="0" calcext:value-type="string">
            <text:p>0</text:p>
          </table:table-cell>
          <table:table-cell table:formula="of:=[.AP195]&amp;IF(ISBLANK([.Q195]);&quot;&quot;;&quot;/&quot;&amp;[.Q195])" office:value-type="string" office:string-value="0" calcext:value-type="string">
            <text:p>0</text:p>
          </table:table-cell>
          <table:table-cell table:formula="of:=[.AQ195]&amp;IF(ISBLANK([.R195]);&quot;&quot;;&quot;/&quot;&amp;[.R195])" office:value-type="string" office:string-value="0" calcext:value-type="string">
            <text:p>0</text:p>
          </table:table-cell>
          <table:table-cell table:formula="of:=[.AR195]&amp;IF(ISBLANK([.S195]);&quot;&quot;;&quot;/&quot;&amp;[.S19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6]" office:value-type="float" office:value="0" calcext:value-type="float">
            <text:p>0</text:p>
          </table:table-cell>
          <table:table-cell table:formula="of:=[.AB196]&amp;IF(ISBLANK([.C196]);&quot;&quot;;&quot;/&quot;&amp;[.C196])" office:value-type="string" office:string-value="0" calcext:value-type="string">
            <text:p>0</text:p>
          </table:table-cell>
          <table:table-cell table:formula="of:=[.AC196]&amp;IF(ISBLANK([.D196]);&quot;&quot;;&quot;/&quot;&amp;[.D196])" office:value-type="string" office:string-value="0" calcext:value-type="string">
            <text:p>0</text:p>
          </table:table-cell>
          <table:table-cell table:formula="of:=[.AD196]&amp;IF(ISBLANK([.E196]);&quot;&quot;;&quot;/&quot;&amp;[.E196])" office:value-type="string" office:string-value="0" calcext:value-type="string">
            <text:p>0</text:p>
          </table:table-cell>
          <table:table-cell table:formula="of:=[.AE196]&amp;IF(ISBLANK([.F196]);&quot;&quot;;&quot;/&quot;&amp;[.F196])" office:value-type="string" office:string-value="0" calcext:value-type="string">
            <text:p>0</text:p>
          </table:table-cell>
          <table:table-cell table:formula="of:=[.AF196]&amp;IF(ISBLANK([.G196]);&quot;&quot;;&quot;/&quot;&amp;[.G196])" office:value-type="string" office:string-value="0" calcext:value-type="string">
            <text:p>0</text:p>
          </table:table-cell>
          <table:table-cell table:formula="of:=[.AG196]&amp;IF(ISBLANK([.H196]);&quot;&quot;;&quot;/&quot;&amp;[.H196])" office:value-type="string" office:string-value="0" calcext:value-type="string">
            <text:p>0</text:p>
          </table:table-cell>
          <table:table-cell table:formula="of:=[.AH196]&amp;IF(ISBLANK([.I196]);&quot;&quot;;&quot;/&quot;&amp;[.I196])" office:value-type="string" office:string-value="0" calcext:value-type="string">
            <text:p>0</text:p>
          </table:table-cell>
          <table:table-cell table:formula="of:=[.AI196]&amp;IF(ISBLANK([.J196]);&quot;&quot;;&quot;/&quot;&amp;[.J196])" office:value-type="string" office:string-value="0" calcext:value-type="string">
            <text:p>0</text:p>
          </table:table-cell>
          <table:table-cell table:formula="of:=[.AJ196]&amp;IF(ISBLANK([.K196]);&quot;&quot;;&quot;/&quot;&amp;[.K196])" office:value-type="string" office:string-value="0" calcext:value-type="string">
            <text:p>0</text:p>
          </table:table-cell>
          <table:table-cell table:formula="of:=[.AK196]&amp;IF(ISBLANK([.L196]);&quot;&quot;;&quot;/&quot;&amp;[.L196])" office:value-type="string" office:string-value="0" calcext:value-type="string">
            <text:p>0</text:p>
          </table:table-cell>
          <table:table-cell table:formula="of:=[.AL196]&amp;IF(ISBLANK([.M196]);&quot;&quot;;&quot;/&quot;&amp;[.M196])" office:value-type="string" office:string-value="0" calcext:value-type="string">
            <text:p>0</text:p>
          </table:table-cell>
          <table:table-cell table:formula="of:=[.AM196]&amp;IF(ISBLANK([.N196]);&quot;&quot;;&quot;/&quot;&amp;[.N196])" office:value-type="string" office:string-value="0" calcext:value-type="string">
            <text:p>0</text:p>
          </table:table-cell>
          <table:table-cell table:formula="of:=[.AN196]&amp;IF(ISBLANK([.O196]);&quot;&quot;;&quot;/&quot;&amp;[.O196])" office:value-type="string" office:string-value="0" calcext:value-type="string">
            <text:p>0</text:p>
          </table:table-cell>
          <table:table-cell table:formula="of:=[.AO196]&amp;IF(ISBLANK([.P196]);&quot;&quot;;&quot;/&quot;&amp;[.P196])" office:value-type="string" office:string-value="0" calcext:value-type="string">
            <text:p>0</text:p>
          </table:table-cell>
          <table:table-cell table:formula="of:=[.AP196]&amp;IF(ISBLANK([.Q196]);&quot;&quot;;&quot;/&quot;&amp;[.Q196])" office:value-type="string" office:string-value="0" calcext:value-type="string">
            <text:p>0</text:p>
          </table:table-cell>
          <table:table-cell table:formula="of:=[.AQ196]&amp;IF(ISBLANK([.R196]);&quot;&quot;;&quot;/&quot;&amp;[.R196])" office:value-type="string" office:string-value="0" calcext:value-type="string">
            <text:p>0</text:p>
          </table:table-cell>
          <table:table-cell table:formula="of:=[.AR196]&amp;IF(ISBLANK([.S196]);&quot;&quot;;&quot;/&quot;&amp;[.S19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7]" office:value-type="float" office:value="0" calcext:value-type="float">
            <text:p>0</text:p>
          </table:table-cell>
          <table:table-cell table:formula="of:=[.AB197]&amp;IF(ISBLANK([.C197]);&quot;&quot;;&quot;/&quot;&amp;[.C197])" office:value-type="string" office:string-value="0" calcext:value-type="string">
            <text:p>0</text:p>
          </table:table-cell>
          <table:table-cell table:formula="of:=[.AC197]&amp;IF(ISBLANK([.D197]);&quot;&quot;;&quot;/&quot;&amp;[.D197])" office:value-type="string" office:string-value="0" calcext:value-type="string">
            <text:p>0</text:p>
          </table:table-cell>
          <table:table-cell table:formula="of:=[.AD197]&amp;IF(ISBLANK([.E197]);&quot;&quot;;&quot;/&quot;&amp;[.E197])" office:value-type="string" office:string-value="0" calcext:value-type="string">
            <text:p>0</text:p>
          </table:table-cell>
          <table:table-cell table:formula="of:=[.AE197]&amp;IF(ISBLANK([.F197]);&quot;&quot;;&quot;/&quot;&amp;[.F197])" office:value-type="string" office:string-value="0" calcext:value-type="string">
            <text:p>0</text:p>
          </table:table-cell>
          <table:table-cell table:formula="of:=[.AF197]&amp;IF(ISBLANK([.G197]);&quot;&quot;;&quot;/&quot;&amp;[.G197])" office:value-type="string" office:string-value="0" calcext:value-type="string">
            <text:p>0</text:p>
          </table:table-cell>
          <table:table-cell table:formula="of:=[.AG197]&amp;IF(ISBLANK([.H197]);&quot;&quot;;&quot;/&quot;&amp;[.H197])" office:value-type="string" office:string-value="0" calcext:value-type="string">
            <text:p>0</text:p>
          </table:table-cell>
          <table:table-cell table:formula="of:=[.AH197]&amp;IF(ISBLANK([.I197]);&quot;&quot;;&quot;/&quot;&amp;[.I197])" office:value-type="string" office:string-value="0" calcext:value-type="string">
            <text:p>0</text:p>
          </table:table-cell>
          <table:table-cell table:formula="of:=[.AI197]&amp;IF(ISBLANK([.J197]);&quot;&quot;;&quot;/&quot;&amp;[.J197])" office:value-type="string" office:string-value="0" calcext:value-type="string">
            <text:p>0</text:p>
          </table:table-cell>
          <table:table-cell table:formula="of:=[.AJ197]&amp;IF(ISBLANK([.K197]);&quot;&quot;;&quot;/&quot;&amp;[.K197])" office:value-type="string" office:string-value="0" calcext:value-type="string">
            <text:p>0</text:p>
          </table:table-cell>
          <table:table-cell table:formula="of:=[.AK197]&amp;IF(ISBLANK([.L197]);&quot;&quot;;&quot;/&quot;&amp;[.L197])" office:value-type="string" office:string-value="0" calcext:value-type="string">
            <text:p>0</text:p>
          </table:table-cell>
          <table:table-cell table:formula="of:=[.AL197]&amp;IF(ISBLANK([.M197]);&quot;&quot;;&quot;/&quot;&amp;[.M197])" office:value-type="string" office:string-value="0" calcext:value-type="string">
            <text:p>0</text:p>
          </table:table-cell>
          <table:table-cell table:formula="of:=[.AM197]&amp;IF(ISBLANK([.N197]);&quot;&quot;;&quot;/&quot;&amp;[.N197])" office:value-type="string" office:string-value="0" calcext:value-type="string">
            <text:p>0</text:p>
          </table:table-cell>
          <table:table-cell table:formula="of:=[.AN197]&amp;IF(ISBLANK([.O197]);&quot;&quot;;&quot;/&quot;&amp;[.O197])" office:value-type="string" office:string-value="0" calcext:value-type="string">
            <text:p>0</text:p>
          </table:table-cell>
          <table:table-cell table:formula="of:=[.AO197]&amp;IF(ISBLANK([.P197]);&quot;&quot;;&quot;/&quot;&amp;[.P197])" office:value-type="string" office:string-value="0" calcext:value-type="string">
            <text:p>0</text:p>
          </table:table-cell>
          <table:table-cell table:formula="of:=[.AP197]&amp;IF(ISBLANK([.Q197]);&quot;&quot;;&quot;/&quot;&amp;[.Q197])" office:value-type="string" office:string-value="0" calcext:value-type="string">
            <text:p>0</text:p>
          </table:table-cell>
          <table:table-cell table:formula="of:=[.AQ197]&amp;IF(ISBLANK([.R197]);&quot;&quot;;&quot;/&quot;&amp;[.R197])" office:value-type="string" office:string-value="0" calcext:value-type="string">
            <text:p>0</text:p>
          </table:table-cell>
          <table:table-cell table:formula="of:=[.AR197]&amp;IF(ISBLANK([.S197]);&quot;&quot;;&quot;/&quot;&amp;[.S19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8]" office:value-type="float" office:value="0" calcext:value-type="float">
            <text:p>0</text:p>
          </table:table-cell>
          <table:table-cell table:formula="of:=[.AB198]&amp;IF(ISBLANK([.C198]);&quot;&quot;;&quot;/&quot;&amp;[.C198])" office:value-type="string" office:string-value="0" calcext:value-type="string">
            <text:p>0</text:p>
          </table:table-cell>
          <table:table-cell table:formula="of:=[.AC198]&amp;IF(ISBLANK([.D198]);&quot;&quot;;&quot;/&quot;&amp;[.D198])" office:value-type="string" office:string-value="0" calcext:value-type="string">
            <text:p>0</text:p>
          </table:table-cell>
          <table:table-cell table:formula="of:=[.AD198]&amp;IF(ISBLANK([.E198]);&quot;&quot;;&quot;/&quot;&amp;[.E198])" office:value-type="string" office:string-value="0" calcext:value-type="string">
            <text:p>0</text:p>
          </table:table-cell>
          <table:table-cell table:formula="of:=[.AE198]&amp;IF(ISBLANK([.F198]);&quot;&quot;;&quot;/&quot;&amp;[.F198])" office:value-type="string" office:string-value="0" calcext:value-type="string">
            <text:p>0</text:p>
          </table:table-cell>
          <table:table-cell table:formula="of:=[.AF198]&amp;IF(ISBLANK([.G198]);&quot;&quot;;&quot;/&quot;&amp;[.G198])" office:value-type="string" office:string-value="0" calcext:value-type="string">
            <text:p>0</text:p>
          </table:table-cell>
          <table:table-cell table:formula="of:=[.AG198]&amp;IF(ISBLANK([.H198]);&quot;&quot;;&quot;/&quot;&amp;[.H198])" office:value-type="string" office:string-value="0" calcext:value-type="string">
            <text:p>0</text:p>
          </table:table-cell>
          <table:table-cell table:formula="of:=[.AH198]&amp;IF(ISBLANK([.I198]);&quot;&quot;;&quot;/&quot;&amp;[.I198])" office:value-type="string" office:string-value="0" calcext:value-type="string">
            <text:p>0</text:p>
          </table:table-cell>
          <table:table-cell table:formula="of:=[.AI198]&amp;IF(ISBLANK([.J198]);&quot;&quot;;&quot;/&quot;&amp;[.J198])" office:value-type="string" office:string-value="0" calcext:value-type="string">
            <text:p>0</text:p>
          </table:table-cell>
          <table:table-cell table:formula="of:=[.AJ198]&amp;IF(ISBLANK([.K198]);&quot;&quot;;&quot;/&quot;&amp;[.K198])" office:value-type="string" office:string-value="0" calcext:value-type="string">
            <text:p>0</text:p>
          </table:table-cell>
          <table:table-cell table:formula="of:=[.AK198]&amp;IF(ISBLANK([.L198]);&quot;&quot;;&quot;/&quot;&amp;[.L198])" office:value-type="string" office:string-value="0" calcext:value-type="string">
            <text:p>0</text:p>
          </table:table-cell>
          <table:table-cell table:formula="of:=[.AL198]&amp;IF(ISBLANK([.M198]);&quot;&quot;;&quot;/&quot;&amp;[.M198])" office:value-type="string" office:string-value="0" calcext:value-type="string">
            <text:p>0</text:p>
          </table:table-cell>
          <table:table-cell table:formula="of:=[.AM198]&amp;IF(ISBLANK([.N198]);&quot;&quot;;&quot;/&quot;&amp;[.N198])" office:value-type="string" office:string-value="0" calcext:value-type="string">
            <text:p>0</text:p>
          </table:table-cell>
          <table:table-cell table:formula="of:=[.AN198]&amp;IF(ISBLANK([.O198]);&quot;&quot;;&quot;/&quot;&amp;[.O198])" office:value-type="string" office:string-value="0" calcext:value-type="string">
            <text:p>0</text:p>
          </table:table-cell>
          <table:table-cell table:formula="of:=[.AO198]&amp;IF(ISBLANK([.P198]);&quot;&quot;;&quot;/&quot;&amp;[.P198])" office:value-type="string" office:string-value="0" calcext:value-type="string">
            <text:p>0</text:p>
          </table:table-cell>
          <table:table-cell table:formula="of:=[.AP198]&amp;IF(ISBLANK([.Q198]);&quot;&quot;;&quot;/&quot;&amp;[.Q198])" office:value-type="string" office:string-value="0" calcext:value-type="string">
            <text:p>0</text:p>
          </table:table-cell>
          <table:table-cell table:formula="of:=[.AQ198]&amp;IF(ISBLANK([.R198]);&quot;&quot;;&quot;/&quot;&amp;[.R198])" office:value-type="string" office:string-value="0" calcext:value-type="string">
            <text:p>0</text:p>
          </table:table-cell>
          <table:table-cell table:formula="of:=[.AR198]&amp;IF(ISBLANK([.S198]);&quot;&quot;;&quot;/&quot;&amp;[.S19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199]" office:value-type="float" office:value="0" calcext:value-type="float">
            <text:p>0</text:p>
          </table:table-cell>
          <table:table-cell table:formula="of:=[.AB199]&amp;IF(ISBLANK([.C199]);&quot;&quot;;&quot;/&quot;&amp;[.C199])" office:value-type="string" office:string-value="0" calcext:value-type="string">
            <text:p>0</text:p>
          </table:table-cell>
          <table:table-cell table:formula="of:=[.AC199]&amp;IF(ISBLANK([.D199]);&quot;&quot;;&quot;/&quot;&amp;[.D199])" office:value-type="string" office:string-value="0" calcext:value-type="string">
            <text:p>0</text:p>
          </table:table-cell>
          <table:table-cell table:formula="of:=[.AD199]&amp;IF(ISBLANK([.E199]);&quot;&quot;;&quot;/&quot;&amp;[.E199])" office:value-type="string" office:string-value="0" calcext:value-type="string">
            <text:p>0</text:p>
          </table:table-cell>
          <table:table-cell table:formula="of:=[.AE199]&amp;IF(ISBLANK([.F199]);&quot;&quot;;&quot;/&quot;&amp;[.F199])" office:value-type="string" office:string-value="0" calcext:value-type="string">
            <text:p>0</text:p>
          </table:table-cell>
          <table:table-cell table:formula="of:=[.AF199]&amp;IF(ISBLANK([.G199]);&quot;&quot;;&quot;/&quot;&amp;[.G199])" office:value-type="string" office:string-value="0" calcext:value-type="string">
            <text:p>0</text:p>
          </table:table-cell>
          <table:table-cell table:formula="of:=[.AG199]&amp;IF(ISBLANK([.H199]);&quot;&quot;;&quot;/&quot;&amp;[.H199])" office:value-type="string" office:string-value="0" calcext:value-type="string">
            <text:p>0</text:p>
          </table:table-cell>
          <table:table-cell table:formula="of:=[.AH199]&amp;IF(ISBLANK([.I199]);&quot;&quot;;&quot;/&quot;&amp;[.I199])" office:value-type="string" office:string-value="0" calcext:value-type="string">
            <text:p>0</text:p>
          </table:table-cell>
          <table:table-cell table:formula="of:=[.AI199]&amp;IF(ISBLANK([.J199]);&quot;&quot;;&quot;/&quot;&amp;[.J199])" office:value-type="string" office:string-value="0" calcext:value-type="string">
            <text:p>0</text:p>
          </table:table-cell>
          <table:table-cell table:formula="of:=[.AJ199]&amp;IF(ISBLANK([.K199]);&quot;&quot;;&quot;/&quot;&amp;[.K199])" office:value-type="string" office:string-value="0" calcext:value-type="string">
            <text:p>0</text:p>
          </table:table-cell>
          <table:table-cell table:formula="of:=[.AK199]&amp;IF(ISBLANK([.L199]);&quot;&quot;;&quot;/&quot;&amp;[.L199])" office:value-type="string" office:string-value="0" calcext:value-type="string">
            <text:p>0</text:p>
          </table:table-cell>
          <table:table-cell table:formula="of:=[.AL199]&amp;IF(ISBLANK([.M199]);&quot;&quot;;&quot;/&quot;&amp;[.M199])" office:value-type="string" office:string-value="0" calcext:value-type="string">
            <text:p>0</text:p>
          </table:table-cell>
          <table:table-cell table:formula="of:=[.AM199]&amp;IF(ISBLANK([.N199]);&quot;&quot;;&quot;/&quot;&amp;[.N199])" office:value-type="string" office:string-value="0" calcext:value-type="string">
            <text:p>0</text:p>
          </table:table-cell>
          <table:table-cell table:formula="of:=[.AN199]&amp;IF(ISBLANK([.O199]);&quot;&quot;;&quot;/&quot;&amp;[.O199])" office:value-type="string" office:string-value="0" calcext:value-type="string">
            <text:p>0</text:p>
          </table:table-cell>
          <table:table-cell table:formula="of:=[.AO199]&amp;IF(ISBLANK([.P199]);&quot;&quot;;&quot;/&quot;&amp;[.P199])" office:value-type="string" office:string-value="0" calcext:value-type="string">
            <text:p>0</text:p>
          </table:table-cell>
          <table:table-cell table:formula="of:=[.AP199]&amp;IF(ISBLANK([.Q199]);&quot;&quot;;&quot;/&quot;&amp;[.Q199])" office:value-type="string" office:string-value="0" calcext:value-type="string">
            <text:p>0</text:p>
          </table:table-cell>
          <table:table-cell table:formula="of:=[.AQ199]&amp;IF(ISBLANK([.R199]);&quot;&quot;;&quot;/&quot;&amp;[.R199])" office:value-type="string" office:string-value="0" calcext:value-type="string">
            <text:p>0</text:p>
          </table:table-cell>
          <table:table-cell table:formula="of:=[.AR199]&amp;IF(ISBLANK([.S199]);&quot;&quot;;&quot;/&quot;&amp;[.S19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0]" office:value-type="float" office:value="0" calcext:value-type="float">
            <text:p>0</text:p>
          </table:table-cell>
          <table:table-cell table:formula="of:=[.AB200]&amp;IF(ISBLANK([.C200]);&quot;&quot;;&quot;/&quot;&amp;[.C200])" office:value-type="string" office:string-value="0" calcext:value-type="string">
            <text:p>0</text:p>
          </table:table-cell>
          <table:table-cell table:formula="of:=[.AC200]&amp;IF(ISBLANK([.D200]);&quot;&quot;;&quot;/&quot;&amp;[.D200])" office:value-type="string" office:string-value="0" calcext:value-type="string">
            <text:p>0</text:p>
          </table:table-cell>
          <table:table-cell table:formula="of:=[.AD200]&amp;IF(ISBLANK([.E200]);&quot;&quot;;&quot;/&quot;&amp;[.E200])" office:value-type="string" office:string-value="0" calcext:value-type="string">
            <text:p>0</text:p>
          </table:table-cell>
          <table:table-cell table:formula="of:=[.AE200]&amp;IF(ISBLANK([.F200]);&quot;&quot;;&quot;/&quot;&amp;[.F200])" office:value-type="string" office:string-value="0" calcext:value-type="string">
            <text:p>0</text:p>
          </table:table-cell>
          <table:table-cell table:formula="of:=[.AF200]&amp;IF(ISBLANK([.G200]);&quot;&quot;;&quot;/&quot;&amp;[.G200])" office:value-type="string" office:string-value="0" calcext:value-type="string">
            <text:p>0</text:p>
          </table:table-cell>
          <table:table-cell table:formula="of:=[.AG200]&amp;IF(ISBLANK([.H200]);&quot;&quot;;&quot;/&quot;&amp;[.H200])" office:value-type="string" office:string-value="0" calcext:value-type="string">
            <text:p>0</text:p>
          </table:table-cell>
          <table:table-cell table:formula="of:=[.AH200]&amp;IF(ISBLANK([.I200]);&quot;&quot;;&quot;/&quot;&amp;[.I200])" office:value-type="string" office:string-value="0" calcext:value-type="string">
            <text:p>0</text:p>
          </table:table-cell>
          <table:table-cell table:formula="of:=[.AI200]&amp;IF(ISBLANK([.J200]);&quot;&quot;;&quot;/&quot;&amp;[.J200])" office:value-type="string" office:string-value="0" calcext:value-type="string">
            <text:p>0</text:p>
          </table:table-cell>
          <table:table-cell table:formula="of:=[.AJ200]&amp;IF(ISBLANK([.K200]);&quot;&quot;;&quot;/&quot;&amp;[.K200])" office:value-type="string" office:string-value="0" calcext:value-type="string">
            <text:p>0</text:p>
          </table:table-cell>
          <table:table-cell table:formula="of:=[.AK200]&amp;IF(ISBLANK([.L200]);&quot;&quot;;&quot;/&quot;&amp;[.L200])" office:value-type="string" office:string-value="0" calcext:value-type="string">
            <text:p>0</text:p>
          </table:table-cell>
          <table:table-cell table:formula="of:=[.AL200]&amp;IF(ISBLANK([.M200]);&quot;&quot;;&quot;/&quot;&amp;[.M200])" office:value-type="string" office:string-value="0" calcext:value-type="string">
            <text:p>0</text:p>
          </table:table-cell>
          <table:table-cell table:formula="of:=[.AM200]&amp;IF(ISBLANK([.N200]);&quot;&quot;;&quot;/&quot;&amp;[.N200])" office:value-type="string" office:string-value="0" calcext:value-type="string">
            <text:p>0</text:p>
          </table:table-cell>
          <table:table-cell table:formula="of:=[.AN200]&amp;IF(ISBLANK([.O200]);&quot;&quot;;&quot;/&quot;&amp;[.O200])" office:value-type="string" office:string-value="0" calcext:value-type="string">
            <text:p>0</text:p>
          </table:table-cell>
          <table:table-cell table:formula="of:=[.AO200]&amp;IF(ISBLANK([.P200]);&quot;&quot;;&quot;/&quot;&amp;[.P200])" office:value-type="string" office:string-value="0" calcext:value-type="string">
            <text:p>0</text:p>
          </table:table-cell>
          <table:table-cell table:formula="of:=[.AP200]&amp;IF(ISBLANK([.Q200]);&quot;&quot;;&quot;/&quot;&amp;[.Q200])" office:value-type="string" office:string-value="0" calcext:value-type="string">
            <text:p>0</text:p>
          </table:table-cell>
          <table:table-cell table:formula="of:=[.AQ200]&amp;IF(ISBLANK([.R200]);&quot;&quot;;&quot;/&quot;&amp;[.R200])" office:value-type="string" office:string-value="0" calcext:value-type="string">
            <text:p>0</text:p>
          </table:table-cell>
          <table:table-cell table:formula="of:=[.AR200]&amp;IF(ISBLANK([.S200]);&quot;&quot;;&quot;/&quot;&amp;[.S20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1]" office:value-type="float" office:value="0" calcext:value-type="float">
            <text:p>0</text:p>
          </table:table-cell>
          <table:table-cell table:formula="of:=[.AB201]&amp;IF(ISBLANK([.C201]);&quot;&quot;;&quot;/&quot;&amp;[.C201])" office:value-type="string" office:string-value="0" calcext:value-type="string">
            <text:p>0</text:p>
          </table:table-cell>
          <table:table-cell table:formula="of:=[.AC201]&amp;IF(ISBLANK([.D201]);&quot;&quot;;&quot;/&quot;&amp;[.D201])" office:value-type="string" office:string-value="0" calcext:value-type="string">
            <text:p>0</text:p>
          </table:table-cell>
          <table:table-cell table:formula="of:=[.AD201]&amp;IF(ISBLANK([.E201]);&quot;&quot;;&quot;/&quot;&amp;[.E201])" office:value-type="string" office:string-value="0" calcext:value-type="string">
            <text:p>0</text:p>
          </table:table-cell>
          <table:table-cell table:formula="of:=[.AE201]&amp;IF(ISBLANK([.F201]);&quot;&quot;;&quot;/&quot;&amp;[.F201])" office:value-type="string" office:string-value="0" calcext:value-type="string">
            <text:p>0</text:p>
          </table:table-cell>
          <table:table-cell table:formula="of:=[.AF201]&amp;IF(ISBLANK([.G201]);&quot;&quot;;&quot;/&quot;&amp;[.G201])" office:value-type="string" office:string-value="0" calcext:value-type="string">
            <text:p>0</text:p>
          </table:table-cell>
          <table:table-cell table:formula="of:=[.AG201]&amp;IF(ISBLANK([.H201]);&quot;&quot;;&quot;/&quot;&amp;[.H201])" office:value-type="string" office:string-value="0" calcext:value-type="string">
            <text:p>0</text:p>
          </table:table-cell>
          <table:table-cell table:formula="of:=[.AH201]&amp;IF(ISBLANK([.I201]);&quot;&quot;;&quot;/&quot;&amp;[.I201])" office:value-type="string" office:string-value="0" calcext:value-type="string">
            <text:p>0</text:p>
          </table:table-cell>
          <table:table-cell table:formula="of:=[.AI201]&amp;IF(ISBLANK([.J201]);&quot;&quot;;&quot;/&quot;&amp;[.J201])" office:value-type="string" office:string-value="0" calcext:value-type="string">
            <text:p>0</text:p>
          </table:table-cell>
          <table:table-cell table:formula="of:=[.AJ201]&amp;IF(ISBLANK([.K201]);&quot;&quot;;&quot;/&quot;&amp;[.K201])" office:value-type="string" office:string-value="0" calcext:value-type="string">
            <text:p>0</text:p>
          </table:table-cell>
          <table:table-cell table:formula="of:=[.AK201]&amp;IF(ISBLANK([.L201]);&quot;&quot;;&quot;/&quot;&amp;[.L201])" office:value-type="string" office:string-value="0" calcext:value-type="string">
            <text:p>0</text:p>
          </table:table-cell>
          <table:table-cell table:formula="of:=[.AL201]&amp;IF(ISBLANK([.M201]);&quot;&quot;;&quot;/&quot;&amp;[.M201])" office:value-type="string" office:string-value="0" calcext:value-type="string">
            <text:p>0</text:p>
          </table:table-cell>
          <table:table-cell table:formula="of:=[.AM201]&amp;IF(ISBLANK([.N201]);&quot;&quot;;&quot;/&quot;&amp;[.N201])" office:value-type="string" office:string-value="0" calcext:value-type="string">
            <text:p>0</text:p>
          </table:table-cell>
          <table:table-cell table:formula="of:=[.AN201]&amp;IF(ISBLANK([.O201]);&quot;&quot;;&quot;/&quot;&amp;[.O201])" office:value-type="string" office:string-value="0" calcext:value-type="string">
            <text:p>0</text:p>
          </table:table-cell>
          <table:table-cell table:formula="of:=[.AO201]&amp;IF(ISBLANK([.P201]);&quot;&quot;;&quot;/&quot;&amp;[.P201])" office:value-type="string" office:string-value="0" calcext:value-type="string">
            <text:p>0</text:p>
          </table:table-cell>
          <table:table-cell table:formula="of:=[.AP201]&amp;IF(ISBLANK([.Q201]);&quot;&quot;;&quot;/&quot;&amp;[.Q201])" office:value-type="string" office:string-value="0" calcext:value-type="string">
            <text:p>0</text:p>
          </table:table-cell>
          <table:table-cell table:formula="of:=[.AQ201]&amp;IF(ISBLANK([.R201]);&quot;&quot;;&quot;/&quot;&amp;[.R201])" office:value-type="string" office:string-value="0" calcext:value-type="string">
            <text:p>0</text:p>
          </table:table-cell>
          <table:table-cell table:formula="of:=[.AR201]&amp;IF(ISBLANK([.S201]);&quot;&quot;;&quot;/&quot;&amp;[.S20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2]" office:value-type="float" office:value="0" calcext:value-type="float">
            <text:p>0</text:p>
          </table:table-cell>
          <table:table-cell table:formula="of:=[.AB202]&amp;IF(ISBLANK([.C202]);&quot;&quot;;&quot;/&quot;&amp;[.C202])" office:value-type="string" office:string-value="0" calcext:value-type="string">
            <text:p>0</text:p>
          </table:table-cell>
          <table:table-cell table:formula="of:=[.AC202]&amp;IF(ISBLANK([.D202]);&quot;&quot;;&quot;/&quot;&amp;[.D202])" office:value-type="string" office:string-value="0" calcext:value-type="string">
            <text:p>0</text:p>
          </table:table-cell>
          <table:table-cell table:formula="of:=[.AD202]&amp;IF(ISBLANK([.E202]);&quot;&quot;;&quot;/&quot;&amp;[.E202])" office:value-type="string" office:string-value="0" calcext:value-type="string">
            <text:p>0</text:p>
          </table:table-cell>
          <table:table-cell table:formula="of:=[.AE202]&amp;IF(ISBLANK([.F202]);&quot;&quot;;&quot;/&quot;&amp;[.F202])" office:value-type="string" office:string-value="0" calcext:value-type="string">
            <text:p>0</text:p>
          </table:table-cell>
          <table:table-cell table:formula="of:=[.AF202]&amp;IF(ISBLANK([.G202]);&quot;&quot;;&quot;/&quot;&amp;[.G202])" office:value-type="string" office:string-value="0" calcext:value-type="string">
            <text:p>0</text:p>
          </table:table-cell>
          <table:table-cell table:formula="of:=[.AG202]&amp;IF(ISBLANK([.H202]);&quot;&quot;;&quot;/&quot;&amp;[.H202])" office:value-type="string" office:string-value="0" calcext:value-type="string">
            <text:p>0</text:p>
          </table:table-cell>
          <table:table-cell table:formula="of:=[.AH202]&amp;IF(ISBLANK([.I202]);&quot;&quot;;&quot;/&quot;&amp;[.I202])" office:value-type="string" office:string-value="0" calcext:value-type="string">
            <text:p>0</text:p>
          </table:table-cell>
          <table:table-cell table:formula="of:=[.AI202]&amp;IF(ISBLANK([.J202]);&quot;&quot;;&quot;/&quot;&amp;[.J202])" office:value-type="string" office:string-value="0" calcext:value-type="string">
            <text:p>0</text:p>
          </table:table-cell>
          <table:table-cell table:formula="of:=[.AJ202]&amp;IF(ISBLANK([.K202]);&quot;&quot;;&quot;/&quot;&amp;[.K202])" office:value-type="string" office:string-value="0" calcext:value-type="string">
            <text:p>0</text:p>
          </table:table-cell>
          <table:table-cell table:formula="of:=[.AK202]&amp;IF(ISBLANK([.L202]);&quot;&quot;;&quot;/&quot;&amp;[.L202])" office:value-type="string" office:string-value="0" calcext:value-type="string">
            <text:p>0</text:p>
          </table:table-cell>
          <table:table-cell table:formula="of:=[.AL202]&amp;IF(ISBLANK([.M202]);&quot;&quot;;&quot;/&quot;&amp;[.M202])" office:value-type="string" office:string-value="0" calcext:value-type="string">
            <text:p>0</text:p>
          </table:table-cell>
          <table:table-cell table:formula="of:=[.AM202]&amp;IF(ISBLANK([.N202]);&quot;&quot;;&quot;/&quot;&amp;[.N202])" office:value-type="string" office:string-value="0" calcext:value-type="string">
            <text:p>0</text:p>
          </table:table-cell>
          <table:table-cell table:formula="of:=[.AN202]&amp;IF(ISBLANK([.O202]);&quot;&quot;;&quot;/&quot;&amp;[.O202])" office:value-type="string" office:string-value="0" calcext:value-type="string">
            <text:p>0</text:p>
          </table:table-cell>
          <table:table-cell table:formula="of:=[.AO202]&amp;IF(ISBLANK([.P202]);&quot;&quot;;&quot;/&quot;&amp;[.P202])" office:value-type="string" office:string-value="0" calcext:value-type="string">
            <text:p>0</text:p>
          </table:table-cell>
          <table:table-cell table:formula="of:=[.AP202]&amp;IF(ISBLANK([.Q202]);&quot;&quot;;&quot;/&quot;&amp;[.Q202])" office:value-type="string" office:string-value="0" calcext:value-type="string">
            <text:p>0</text:p>
          </table:table-cell>
          <table:table-cell table:formula="of:=[.AQ202]&amp;IF(ISBLANK([.R202]);&quot;&quot;;&quot;/&quot;&amp;[.R202])" office:value-type="string" office:string-value="0" calcext:value-type="string">
            <text:p>0</text:p>
          </table:table-cell>
          <table:table-cell table:formula="of:=[.AR202]&amp;IF(ISBLANK([.S202]);&quot;&quot;;&quot;/&quot;&amp;[.S20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3]" office:value-type="float" office:value="0" calcext:value-type="float">
            <text:p>0</text:p>
          </table:table-cell>
          <table:table-cell table:formula="of:=[.AB203]&amp;IF(ISBLANK([.C203]);&quot;&quot;;&quot;/&quot;&amp;[.C203])" office:value-type="string" office:string-value="0" calcext:value-type="string">
            <text:p>0</text:p>
          </table:table-cell>
          <table:table-cell table:formula="of:=[.AC203]&amp;IF(ISBLANK([.D203]);&quot;&quot;;&quot;/&quot;&amp;[.D203])" office:value-type="string" office:string-value="0" calcext:value-type="string">
            <text:p>0</text:p>
          </table:table-cell>
          <table:table-cell table:formula="of:=[.AD203]&amp;IF(ISBLANK([.E203]);&quot;&quot;;&quot;/&quot;&amp;[.E203])" office:value-type="string" office:string-value="0" calcext:value-type="string">
            <text:p>0</text:p>
          </table:table-cell>
          <table:table-cell table:formula="of:=[.AE203]&amp;IF(ISBLANK([.F203]);&quot;&quot;;&quot;/&quot;&amp;[.F203])" office:value-type="string" office:string-value="0" calcext:value-type="string">
            <text:p>0</text:p>
          </table:table-cell>
          <table:table-cell table:formula="of:=[.AF203]&amp;IF(ISBLANK([.G203]);&quot;&quot;;&quot;/&quot;&amp;[.G203])" office:value-type="string" office:string-value="0" calcext:value-type="string">
            <text:p>0</text:p>
          </table:table-cell>
          <table:table-cell table:formula="of:=[.AG203]&amp;IF(ISBLANK([.H203]);&quot;&quot;;&quot;/&quot;&amp;[.H203])" office:value-type="string" office:string-value="0" calcext:value-type="string">
            <text:p>0</text:p>
          </table:table-cell>
          <table:table-cell table:formula="of:=[.AH203]&amp;IF(ISBLANK([.I203]);&quot;&quot;;&quot;/&quot;&amp;[.I203])" office:value-type="string" office:string-value="0" calcext:value-type="string">
            <text:p>0</text:p>
          </table:table-cell>
          <table:table-cell table:formula="of:=[.AI203]&amp;IF(ISBLANK([.J203]);&quot;&quot;;&quot;/&quot;&amp;[.J203])" office:value-type="string" office:string-value="0" calcext:value-type="string">
            <text:p>0</text:p>
          </table:table-cell>
          <table:table-cell table:formula="of:=[.AJ203]&amp;IF(ISBLANK([.K203]);&quot;&quot;;&quot;/&quot;&amp;[.K203])" office:value-type="string" office:string-value="0" calcext:value-type="string">
            <text:p>0</text:p>
          </table:table-cell>
          <table:table-cell table:formula="of:=[.AK203]&amp;IF(ISBLANK([.L203]);&quot;&quot;;&quot;/&quot;&amp;[.L203])" office:value-type="string" office:string-value="0" calcext:value-type="string">
            <text:p>0</text:p>
          </table:table-cell>
          <table:table-cell table:formula="of:=[.AL203]&amp;IF(ISBLANK([.M203]);&quot;&quot;;&quot;/&quot;&amp;[.M203])" office:value-type="string" office:string-value="0" calcext:value-type="string">
            <text:p>0</text:p>
          </table:table-cell>
          <table:table-cell table:formula="of:=[.AM203]&amp;IF(ISBLANK([.N203]);&quot;&quot;;&quot;/&quot;&amp;[.N203])" office:value-type="string" office:string-value="0" calcext:value-type="string">
            <text:p>0</text:p>
          </table:table-cell>
          <table:table-cell table:formula="of:=[.AN203]&amp;IF(ISBLANK([.O203]);&quot;&quot;;&quot;/&quot;&amp;[.O203])" office:value-type="string" office:string-value="0" calcext:value-type="string">
            <text:p>0</text:p>
          </table:table-cell>
          <table:table-cell table:formula="of:=[.AO203]&amp;IF(ISBLANK([.P203]);&quot;&quot;;&quot;/&quot;&amp;[.P203])" office:value-type="string" office:string-value="0" calcext:value-type="string">
            <text:p>0</text:p>
          </table:table-cell>
          <table:table-cell table:formula="of:=[.AP203]&amp;IF(ISBLANK([.Q203]);&quot;&quot;;&quot;/&quot;&amp;[.Q203])" office:value-type="string" office:string-value="0" calcext:value-type="string">
            <text:p>0</text:p>
          </table:table-cell>
          <table:table-cell table:formula="of:=[.AQ203]&amp;IF(ISBLANK([.R203]);&quot;&quot;;&quot;/&quot;&amp;[.R203])" office:value-type="string" office:string-value="0" calcext:value-type="string">
            <text:p>0</text:p>
          </table:table-cell>
          <table:table-cell table:formula="of:=[.AR203]&amp;IF(ISBLANK([.S203]);&quot;&quot;;&quot;/&quot;&amp;[.S20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4]" office:value-type="float" office:value="0" calcext:value-type="float">
            <text:p>0</text:p>
          </table:table-cell>
          <table:table-cell table:formula="of:=[.AB204]&amp;IF(ISBLANK([.C204]);&quot;&quot;;&quot;/&quot;&amp;[.C204])" office:value-type="string" office:string-value="0" calcext:value-type="string">
            <text:p>0</text:p>
          </table:table-cell>
          <table:table-cell table:formula="of:=[.AC204]&amp;IF(ISBLANK([.D204]);&quot;&quot;;&quot;/&quot;&amp;[.D204])" office:value-type="string" office:string-value="0" calcext:value-type="string">
            <text:p>0</text:p>
          </table:table-cell>
          <table:table-cell table:formula="of:=[.AD204]&amp;IF(ISBLANK([.E204]);&quot;&quot;;&quot;/&quot;&amp;[.E204])" office:value-type="string" office:string-value="0" calcext:value-type="string">
            <text:p>0</text:p>
          </table:table-cell>
          <table:table-cell table:formula="of:=[.AE204]&amp;IF(ISBLANK([.F204]);&quot;&quot;;&quot;/&quot;&amp;[.F204])" office:value-type="string" office:string-value="0" calcext:value-type="string">
            <text:p>0</text:p>
          </table:table-cell>
          <table:table-cell table:formula="of:=[.AF204]&amp;IF(ISBLANK([.G204]);&quot;&quot;;&quot;/&quot;&amp;[.G204])" office:value-type="string" office:string-value="0" calcext:value-type="string">
            <text:p>0</text:p>
          </table:table-cell>
          <table:table-cell table:formula="of:=[.AG204]&amp;IF(ISBLANK([.H204]);&quot;&quot;;&quot;/&quot;&amp;[.H204])" office:value-type="string" office:string-value="0" calcext:value-type="string">
            <text:p>0</text:p>
          </table:table-cell>
          <table:table-cell table:formula="of:=[.AH204]&amp;IF(ISBLANK([.I204]);&quot;&quot;;&quot;/&quot;&amp;[.I204])" office:value-type="string" office:string-value="0" calcext:value-type="string">
            <text:p>0</text:p>
          </table:table-cell>
          <table:table-cell table:formula="of:=[.AI204]&amp;IF(ISBLANK([.J204]);&quot;&quot;;&quot;/&quot;&amp;[.J204])" office:value-type="string" office:string-value="0" calcext:value-type="string">
            <text:p>0</text:p>
          </table:table-cell>
          <table:table-cell table:formula="of:=[.AJ204]&amp;IF(ISBLANK([.K204]);&quot;&quot;;&quot;/&quot;&amp;[.K204])" office:value-type="string" office:string-value="0" calcext:value-type="string">
            <text:p>0</text:p>
          </table:table-cell>
          <table:table-cell table:formula="of:=[.AK204]&amp;IF(ISBLANK([.L204]);&quot;&quot;;&quot;/&quot;&amp;[.L204])" office:value-type="string" office:string-value="0" calcext:value-type="string">
            <text:p>0</text:p>
          </table:table-cell>
          <table:table-cell table:formula="of:=[.AL204]&amp;IF(ISBLANK([.M204]);&quot;&quot;;&quot;/&quot;&amp;[.M204])" office:value-type="string" office:string-value="0" calcext:value-type="string">
            <text:p>0</text:p>
          </table:table-cell>
          <table:table-cell table:formula="of:=[.AM204]&amp;IF(ISBLANK([.N204]);&quot;&quot;;&quot;/&quot;&amp;[.N204])" office:value-type="string" office:string-value="0" calcext:value-type="string">
            <text:p>0</text:p>
          </table:table-cell>
          <table:table-cell table:formula="of:=[.AN204]&amp;IF(ISBLANK([.O204]);&quot;&quot;;&quot;/&quot;&amp;[.O204])" office:value-type="string" office:string-value="0" calcext:value-type="string">
            <text:p>0</text:p>
          </table:table-cell>
          <table:table-cell table:formula="of:=[.AO204]&amp;IF(ISBLANK([.P204]);&quot;&quot;;&quot;/&quot;&amp;[.P204])" office:value-type="string" office:string-value="0" calcext:value-type="string">
            <text:p>0</text:p>
          </table:table-cell>
          <table:table-cell table:formula="of:=[.AP204]&amp;IF(ISBLANK([.Q204]);&quot;&quot;;&quot;/&quot;&amp;[.Q204])" office:value-type="string" office:string-value="0" calcext:value-type="string">
            <text:p>0</text:p>
          </table:table-cell>
          <table:table-cell table:formula="of:=[.AQ204]&amp;IF(ISBLANK([.R204]);&quot;&quot;;&quot;/&quot;&amp;[.R204])" office:value-type="string" office:string-value="0" calcext:value-type="string">
            <text:p>0</text:p>
          </table:table-cell>
          <table:table-cell table:formula="of:=[.AR204]&amp;IF(ISBLANK([.S204]);&quot;&quot;;&quot;/&quot;&amp;[.S20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5]" office:value-type="float" office:value="0" calcext:value-type="float">
            <text:p>0</text:p>
          </table:table-cell>
          <table:table-cell table:formula="of:=[.AB205]&amp;IF(ISBLANK([.C205]);&quot;&quot;;&quot;/&quot;&amp;[.C205])" office:value-type="string" office:string-value="0" calcext:value-type="string">
            <text:p>0</text:p>
          </table:table-cell>
          <table:table-cell table:formula="of:=[.AC205]&amp;IF(ISBLANK([.D205]);&quot;&quot;;&quot;/&quot;&amp;[.D205])" office:value-type="string" office:string-value="0" calcext:value-type="string">
            <text:p>0</text:p>
          </table:table-cell>
          <table:table-cell table:formula="of:=[.AD205]&amp;IF(ISBLANK([.E205]);&quot;&quot;;&quot;/&quot;&amp;[.E205])" office:value-type="string" office:string-value="0" calcext:value-type="string">
            <text:p>0</text:p>
          </table:table-cell>
          <table:table-cell table:formula="of:=[.AE205]&amp;IF(ISBLANK([.F205]);&quot;&quot;;&quot;/&quot;&amp;[.F205])" office:value-type="string" office:string-value="0" calcext:value-type="string">
            <text:p>0</text:p>
          </table:table-cell>
          <table:table-cell table:formula="of:=[.AF205]&amp;IF(ISBLANK([.G205]);&quot;&quot;;&quot;/&quot;&amp;[.G205])" office:value-type="string" office:string-value="0" calcext:value-type="string">
            <text:p>0</text:p>
          </table:table-cell>
          <table:table-cell table:formula="of:=[.AG205]&amp;IF(ISBLANK([.H205]);&quot;&quot;;&quot;/&quot;&amp;[.H205])" office:value-type="string" office:string-value="0" calcext:value-type="string">
            <text:p>0</text:p>
          </table:table-cell>
          <table:table-cell table:formula="of:=[.AH205]&amp;IF(ISBLANK([.I205]);&quot;&quot;;&quot;/&quot;&amp;[.I205])" office:value-type="string" office:string-value="0" calcext:value-type="string">
            <text:p>0</text:p>
          </table:table-cell>
          <table:table-cell table:formula="of:=[.AI205]&amp;IF(ISBLANK([.J205]);&quot;&quot;;&quot;/&quot;&amp;[.J205])" office:value-type="string" office:string-value="0" calcext:value-type="string">
            <text:p>0</text:p>
          </table:table-cell>
          <table:table-cell table:formula="of:=[.AJ205]&amp;IF(ISBLANK([.K205]);&quot;&quot;;&quot;/&quot;&amp;[.K205])" office:value-type="string" office:string-value="0" calcext:value-type="string">
            <text:p>0</text:p>
          </table:table-cell>
          <table:table-cell table:formula="of:=[.AK205]&amp;IF(ISBLANK([.L205]);&quot;&quot;;&quot;/&quot;&amp;[.L205])" office:value-type="string" office:string-value="0" calcext:value-type="string">
            <text:p>0</text:p>
          </table:table-cell>
          <table:table-cell table:formula="of:=[.AL205]&amp;IF(ISBLANK([.M205]);&quot;&quot;;&quot;/&quot;&amp;[.M205])" office:value-type="string" office:string-value="0" calcext:value-type="string">
            <text:p>0</text:p>
          </table:table-cell>
          <table:table-cell table:formula="of:=[.AM205]&amp;IF(ISBLANK([.N205]);&quot;&quot;;&quot;/&quot;&amp;[.N205])" office:value-type="string" office:string-value="0" calcext:value-type="string">
            <text:p>0</text:p>
          </table:table-cell>
          <table:table-cell table:formula="of:=[.AN205]&amp;IF(ISBLANK([.O205]);&quot;&quot;;&quot;/&quot;&amp;[.O205])" office:value-type="string" office:string-value="0" calcext:value-type="string">
            <text:p>0</text:p>
          </table:table-cell>
          <table:table-cell table:formula="of:=[.AO205]&amp;IF(ISBLANK([.P205]);&quot;&quot;;&quot;/&quot;&amp;[.P205])" office:value-type="string" office:string-value="0" calcext:value-type="string">
            <text:p>0</text:p>
          </table:table-cell>
          <table:table-cell table:formula="of:=[.AP205]&amp;IF(ISBLANK([.Q205]);&quot;&quot;;&quot;/&quot;&amp;[.Q205])" office:value-type="string" office:string-value="0" calcext:value-type="string">
            <text:p>0</text:p>
          </table:table-cell>
          <table:table-cell table:formula="of:=[.AQ205]&amp;IF(ISBLANK([.R205]);&quot;&quot;;&quot;/&quot;&amp;[.R205])" office:value-type="string" office:string-value="0" calcext:value-type="string">
            <text:p>0</text:p>
          </table:table-cell>
          <table:table-cell table:formula="of:=[.AR205]&amp;IF(ISBLANK([.S205]);&quot;&quot;;&quot;/&quot;&amp;[.S20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6]" office:value-type="float" office:value="0" calcext:value-type="float">
            <text:p>0</text:p>
          </table:table-cell>
          <table:table-cell table:formula="of:=[.AB206]&amp;IF(ISBLANK([.C206]);&quot;&quot;;&quot;/&quot;&amp;[.C206])" office:value-type="string" office:string-value="0" calcext:value-type="string">
            <text:p>0</text:p>
          </table:table-cell>
          <table:table-cell table:formula="of:=[.AC206]&amp;IF(ISBLANK([.D206]);&quot;&quot;;&quot;/&quot;&amp;[.D206])" office:value-type="string" office:string-value="0" calcext:value-type="string">
            <text:p>0</text:p>
          </table:table-cell>
          <table:table-cell table:formula="of:=[.AD206]&amp;IF(ISBLANK([.E206]);&quot;&quot;;&quot;/&quot;&amp;[.E206])" office:value-type="string" office:string-value="0" calcext:value-type="string">
            <text:p>0</text:p>
          </table:table-cell>
          <table:table-cell table:formula="of:=[.AE206]&amp;IF(ISBLANK([.F206]);&quot;&quot;;&quot;/&quot;&amp;[.F206])" office:value-type="string" office:string-value="0" calcext:value-type="string">
            <text:p>0</text:p>
          </table:table-cell>
          <table:table-cell table:formula="of:=[.AF206]&amp;IF(ISBLANK([.G206]);&quot;&quot;;&quot;/&quot;&amp;[.G206])" office:value-type="string" office:string-value="0" calcext:value-type="string">
            <text:p>0</text:p>
          </table:table-cell>
          <table:table-cell table:formula="of:=[.AG206]&amp;IF(ISBLANK([.H206]);&quot;&quot;;&quot;/&quot;&amp;[.H206])" office:value-type="string" office:string-value="0" calcext:value-type="string">
            <text:p>0</text:p>
          </table:table-cell>
          <table:table-cell table:formula="of:=[.AH206]&amp;IF(ISBLANK([.I206]);&quot;&quot;;&quot;/&quot;&amp;[.I206])" office:value-type="string" office:string-value="0" calcext:value-type="string">
            <text:p>0</text:p>
          </table:table-cell>
          <table:table-cell table:formula="of:=[.AI206]&amp;IF(ISBLANK([.J206]);&quot;&quot;;&quot;/&quot;&amp;[.J206])" office:value-type="string" office:string-value="0" calcext:value-type="string">
            <text:p>0</text:p>
          </table:table-cell>
          <table:table-cell table:formula="of:=[.AJ206]&amp;IF(ISBLANK([.K206]);&quot;&quot;;&quot;/&quot;&amp;[.K206])" office:value-type="string" office:string-value="0" calcext:value-type="string">
            <text:p>0</text:p>
          </table:table-cell>
          <table:table-cell table:formula="of:=[.AK206]&amp;IF(ISBLANK([.L206]);&quot;&quot;;&quot;/&quot;&amp;[.L206])" office:value-type="string" office:string-value="0" calcext:value-type="string">
            <text:p>0</text:p>
          </table:table-cell>
          <table:table-cell table:formula="of:=[.AL206]&amp;IF(ISBLANK([.M206]);&quot;&quot;;&quot;/&quot;&amp;[.M206])" office:value-type="string" office:string-value="0" calcext:value-type="string">
            <text:p>0</text:p>
          </table:table-cell>
          <table:table-cell table:formula="of:=[.AM206]&amp;IF(ISBLANK([.N206]);&quot;&quot;;&quot;/&quot;&amp;[.N206])" office:value-type="string" office:string-value="0" calcext:value-type="string">
            <text:p>0</text:p>
          </table:table-cell>
          <table:table-cell table:formula="of:=[.AN206]&amp;IF(ISBLANK([.O206]);&quot;&quot;;&quot;/&quot;&amp;[.O206])" office:value-type="string" office:string-value="0" calcext:value-type="string">
            <text:p>0</text:p>
          </table:table-cell>
          <table:table-cell table:formula="of:=[.AO206]&amp;IF(ISBLANK([.P206]);&quot;&quot;;&quot;/&quot;&amp;[.P206])" office:value-type="string" office:string-value="0" calcext:value-type="string">
            <text:p>0</text:p>
          </table:table-cell>
          <table:table-cell table:formula="of:=[.AP206]&amp;IF(ISBLANK([.Q206]);&quot;&quot;;&quot;/&quot;&amp;[.Q206])" office:value-type="string" office:string-value="0" calcext:value-type="string">
            <text:p>0</text:p>
          </table:table-cell>
          <table:table-cell table:formula="of:=[.AQ206]&amp;IF(ISBLANK([.R206]);&quot;&quot;;&quot;/&quot;&amp;[.R206])" office:value-type="string" office:string-value="0" calcext:value-type="string">
            <text:p>0</text:p>
          </table:table-cell>
          <table:table-cell table:formula="of:=[.AR206]&amp;IF(ISBLANK([.S206]);&quot;&quot;;&quot;/&quot;&amp;[.S20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7]" office:value-type="float" office:value="0" calcext:value-type="float">
            <text:p>0</text:p>
          </table:table-cell>
          <table:table-cell table:formula="of:=[.AB207]&amp;IF(ISBLANK([.C207]);&quot;&quot;;&quot;/&quot;&amp;[.C207])" office:value-type="string" office:string-value="0" calcext:value-type="string">
            <text:p>0</text:p>
          </table:table-cell>
          <table:table-cell table:formula="of:=[.AC207]&amp;IF(ISBLANK([.D207]);&quot;&quot;;&quot;/&quot;&amp;[.D207])" office:value-type="string" office:string-value="0" calcext:value-type="string">
            <text:p>0</text:p>
          </table:table-cell>
          <table:table-cell table:formula="of:=[.AD207]&amp;IF(ISBLANK([.E207]);&quot;&quot;;&quot;/&quot;&amp;[.E207])" office:value-type="string" office:string-value="0" calcext:value-type="string">
            <text:p>0</text:p>
          </table:table-cell>
          <table:table-cell table:formula="of:=[.AE207]&amp;IF(ISBLANK([.F207]);&quot;&quot;;&quot;/&quot;&amp;[.F207])" office:value-type="string" office:string-value="0" calcext:value-type="string">
            <text:p>0</text:p>
          </table:table-cell>
          <table:table-cell table:formula="of:=[.AF207]&amp;IF(ISBLANK([.G207]);&quot;&quot;;&quot;/&quot;&amp;[.G207])" office:value-type="string" office:string-value="0" calcext:value-type="string">
            <text:p>0</text:p>
          </table:table-cell>
          <table:table-cell table:formula="of:=[.AG207]&amp;IF(ISBLANK([.H207]);&quot;&quot;;&quot;/&quot;&amp;[.H207])" office:value-type="string" office:string-value="0" calcext:value-type="string">
            <text:p>0</text:p>
          </table:table-cell>
          <table:table-cell table:formula="of:=[.AH207]&amp;IF(ISBLANK([.I207]);&quot;&quot;;&quot;/&quot;&amp;[.I207])" office:value-type="string" office:string-value="0" calcext:value-type="string">
            <text:p>0</text:p>
          </table:table-cell>
          <table:table-cell table:formula="of:=[.AI207]&amp;IF(ISBLANK([.J207]);&quot;&quot;;&quot;/&quot;&amp;[.J207])" office:value-type="string" office:string-value="0" calcext:value-type="string">
            <text:p>0</text:p>
          </table:table-cell>
          <table:table-cell table:formula="of:=[.AJ207]&amp;IF(ISBLANK([.K207]);&quot;&quot;;&quot;/&quot;&amp;[.K207])" office:value-type="string" office:string-value="0" calcext:value-type="string">
            <text:p>0</text:p>
          </table:table-cell>
          <table:table-cell table:formula="of:=[.AK207]&amp;IF(ISBLANK([.L207]);&quot;&quot;;&quot;/&quot;&amp;[.L207])" office:value-type="string" office:string-value="0" calcext:value-type="string">
            <text:p>0</text:p>
          </table:table-cell>
          <table:table-cell table:formula="of:=[.AL207]&amp;IF(ISBLANK([.M207]);&quot;&quot;;&quot;/&quot;&amp;[.M207])" office:value-type="string" office:string-value="0" calcext:value-type="string">
            <text:p>0</text:p>
          </table:table-cell>
          <table:table-cell table:formula="of:=[.AM207]&amp;IF(ISBLANK([.N207]);&quot;&quot;;&quot;/&quot;&amp;[.N207])" office:value-type="string" office:string-value="0" calcext:value-type="string">
            <text:p>0</text:p>
          </table:table-cell>
          <table:table-cell table:formula="of:=[.AN207]&amp;IF(ISBLANK([.O207]);&quot;&quot;;&quot;/&quot;&amp;[.O207])" office:value-type="string" office:string-value="0" calcext:value-type="string">
            <text:p>0</text:p>
          </table:table-cell>
          <table:table-cell table:formula="of:=[.AO207]&amp;IF(ISBLANK([.P207]);&quot;&quot;;&quot;/&quot;&amp;[.P207])" office:value-type="string" office:string-value="0" calcext:value-type="string">
            <text:p>0</text:p>
          </table:table-cell>
          <table:table-cell table:formula="of:=[.AP207]&amp;IF(ISBLANK([.Q207]);&quot;&quot;;&quot;/&quot;&amp;[.Q207])" office:value-type="string" office:string-value="0" calcext:value-type="string">
            <text:p>0</text:p>
          </table:table-cell>
          <table:table-cell table:formula="of:=[.AQ207]&amp;IF(ISBLANK([.R207]);&quot;&quot;;&quot;/&quot;&amp;[.R207])" office:value-type="string" office:string-value="0" calcext:value-type="string">
            <text:p>0</text:p>
          </table:table-cell>
          <table:table-cell table:formula="of:=[.AR207]&amp;IF(ISBLANK([.S207]);&quot;&quot;;&quot;/&quot;&amp;[.S20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8]" office:value-type="float" office:value="0" calcext:value-type="float">
            <text:p>0</text:p>
          </table:table-cell>
          <table:table-cell table:formula="of:=[.AB208]&amp;IF(ISBLANK([.C208]);&quot;&quot;;&quot;/&quot;&amp;[.C208])" office:value-type="string" office:string-value="0" calcext:value-type="string">
            <text:p>0</text:p>
          </table:table-cell>
          <table:table-cell table:formula="of:=[.AC208]&amp;IF(ISBLANK([.D208]);&quot;&quot;;&quot;/&quot;&amp;[.D208])" office:value-type="string" office:string-value="0" calcext:value-type="string">
            <text:p>0</text:p>
          </table:table-cell>
          <table:table-cell table:formula="of:=[.AD208]&amp;IF(ISBLANK([.E208]);&quot;&quot;;&quot;/&quot;&amp;[.E208])" office:value-type="string" office:string-value="0" calcext:value-type="string">
            <text:p>0</text:p>
          </table:table-cell>
          <table:table-cell table:formula="of:=[.AE208]&amp;IF(ISBLANK([.F208]);&quot;&quot;;&quot;/&quot;&amp;[.F208])" office:value-type="string" office:string-value="0" calcext:value-type="string">
            <text:p>0</text:p>
          </table:table-cell>
          <table:table-cell table:formula="of:=[.AF208]&amp;IF(ISBLANK([.G208]);&quot;&quot;;&quot;/&quot;&amp;[.G208])" office:value-type="string" office:string-value="0" calcext:value-type="string">
            <text:p>0</text:p>
          </table:table-cell>
          <table:table-cell table:formula="of:=[.AG208]&amp;IF(ISBLANK([.H208]);&quot;&quot;;&quot;/&quot;&amp;[.H208])" office:value-type="string" office:string-value="0" calcext:value-type="string">
            <text:p>0</text:p>
          </table:table-cell>
          <table:table-cell table:formula="of:=[.AH208]&amp;IF(ISBLANK([.I208]);&quot;&quot;;&quot;/&quot;&amp;[.I208])" office:value-type="string" office:string-value="0" calcext:value-type="string">
            <text:p>0</text:p>
          </table:table-cell>
          <table:table-cell table:formula="of:=[.AI208]&amp;IF(ISBLANK([.J208]);&quot;&quot;;&quot;/&quot;&amp;[.J208])" office:value-type="string" office:string-value="0" calcext:value-type="string">
            <text:p>0</text:p>
          </table:table-cell>
          <table:table-cell table:formula="of:=[.AJ208]&amp;IF(ISBLANK([.K208]);&quot;&quot;;&quot;/&quot;&amp;[.K208])" office:value-type="string" office:string-value="0" calcext:value-type="string">
            <text:p>0</text:p>
          </table:table-cell>
          <table:table-cell table:formula="of:=[.AK208]&amp;IF(ISBLANK([.L208]);&quot;&quot;;&quot;/&quot;&amp;[.L208])" office:value-type="string" office:string-value="0" calcext:value-type="string">
            <text:p>0</text:p>
          </table:table-cell>
          <table:table-cell table:formula="of:=[.AL208]&amp;IF(ISBLANK([.M208]);&quot;&quot;;&quot;/&quot;&amp;[.M208])" office:value-type="string" office:string-value="0" calcext:value-type="string">
            <text:p>0</text:p>
          </table:table-cell>
          <table:table-cell table:formula="of:=[.AM208]&amp;IF(ISBLANK([.N208]);&quot;&quot;;&quot;/&quot;&amp;[.N208])" office:value-type="string" office:string-value="0" calcext:value-type="string">
            <text:p>0</text:p>
          </table:table-cell>
          <table:table-cell table:formula="of:=[.AN208]&amp;IF(ISBLANK([.O208]);&quot;&quot;;&quot;/&quot;&amp;[.O208])" office:value-type="string" office:string-value="0" calcext:value-type="string">
            <text:p>0</text:p>
          </table:table-cell>
          <table:table-cell table:formula="of:=[.AO208]&amp;IF(ISBLANK([.P208]);&quot;&quot;;&quot;/&quot;&amp;[.P208])" office:value-type="string" office:string-value="0" calcext:value-type="string">
            <text:p>0</text:p>
          </table:table-cell>
          <table:table-cell table:formula="of:=[.AP208]&amp;IF(ISBLANK([.Q208]);&quot;&quot;;&quot;/&quot;&amp;[.Q208])" office:value-type="string" office:string-value="0" calcext:value-type="string">
            <text:p>0</text:p>
          </table:table-cell>
          <table:table-cell table:formula="of:=[.AQ208]&amp;IF(ISBLANK([.R208]);&quot;&quot;;&quot;/&quot;&amp;[.R208])" office:value-type="string" office:string-value="0" calcext:value-type="string">
            <text:p>0</text:p>
          </table:table-cell>
          <table:table-cell table:formula="of:=[.AR208]&amp;IF(ISBLANK([.S208]);&quot;&quot;;&quot;/&quot;&amp;[.S20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09]" office:value-type="float" office:value="0" calcext:value-type="float">
            <text:p>0</text:p>
          </table:table-cell>
          <table:table-cell table:formula="of:=[.AB209]&amp;IF(ISBLANK([.C209]);&quot;&quot;;&quot;/&quot;&amp;[.C209])" office:value-type="string" office:string-value="0" calcext:value-type="string">
            <text:p>0</text:p>
          </table:table-cell>
          <table:table-cell table:formula="of:=[.AC209]&amp;IF(ISBLANK([.D209]);&quot;&quot;;&quot;/&quot;&amp;[.D209])" office:value-type="string" office:string-value="0" calcext:value-type="string">
            <text:p>0</text:p>
          </table:table-cell>
          <table:table-cell table:formula="of:=[.AD209]&amp;IF(ISBLANK([.E209]);&quot;&quot;;&quot;/&quot;&amp;[.E209])" office:value-type="string" office:string-value="0" calcext:value-type="string">
            <text:p>0</text:p>
          </table:table-cell>
          <table:table-cell table:formula="of:=[.AE209]&amp;IF(ISBLANK([.F209]);&quot;&quot;;&quot;/&quot;&amp;[.F209])" office:value-type="string" office:string-value="0" calcext:value-type="string">
            <text:p>0</text:p>
          </table:table-cell>
          <table:table-cell table:formula="of:=[.AF209]&amp;IF(ISBLANK([.G209]);&quot;&quot;;&quot;/&quot;&amp;[.G209])" office:value-type="string" office:string-value="0" calcext:value-type="string">
            <text:p>0</text:p>
          </table:table-cell>
          <table:table-cell table:formula="of:=[.AG209]&amp;IF(ISBLANK([.H209]);&quot;&quot;;&quot;/&quot;&amp;[.H209])" office:value-type="string" office:string-value="0" calcext:value-type="string">
            <text:p>0</text:p>
          </table:table-cell>
          <table:table-cell table:formula="of:=[.AH209]&amp;IF(ISBLANK([.I209]);&quot;&quot;;&quot;/&quot;&amp;[.I209])" office:value-type="string" office:string-value="0" calcext:value-type="string">
            <text:p>0</text:p>
          </table:table-cell>
          <table:table-cell table:formula="of:=[.AI209]&amp;IF(ISBLANK([.J209]);&quot;&quot;;&quot;/&quot;&amp;[.J209])" office:value-type="string" office:string-value="0" calcext:value-type="string">
            <text:p>0</text:p>
          </table:table-cell>
          <table:table-cell table:formula="of:=[.AJ209]&amp;IF(ISBLANK([.K209]);&quot;&quot;;&quot;/&quot;&amp;[.K209])" office:value-type="string" office:string-value="0" calcext:value-type="string">
            <text:p>0</text:p>
          </table:table-cell>
          <table:table-cell table:formula="of:=[.AK209]&amp;IF(ISBLANK([.L209]);&quot;&quot;;&quot;/&quot;&amp;[.L209])" office:value-type="string" office:string-value="0" calcext:value-type="string">
            <text:p>0</text:p>
          </table:table-cell>
          <table:table-cell table:formula="of:=[.AL209]&amp;IF(ISBLANK([.M209]);&quot;&quot;;&quot;/&quot;&amp;[.M209])" office:value-type="string" office:string-value="0" calcext:value-type="string">
            <text:p>0</text:p>
          </table:table-cell>
          <table:table-cell table:formula="of:=[.AM209]&amp;IF(ISBLANK([.N209]);&quot;&quot;;&quot;/&quot;&amp;[.N209])" office:value-type="string" office:string-value="0" calcext:value-type="string">
            <text:p>0</text:p>
          </table:table-cell>
          <table:table-cell table:formula="of:=[.AN209]&amp;IF(ISBLANK([.O209]);&quot;&quot;;&quot;/&quot;&amp;[.O209])" office:value-type="string" office:string-value="0" calcext:value-type="string">
            <text:p>0</text:p>
          </table:table-cell>
          <table:table-cell table:formula="of:=[.AO209]&amp;IF(ISBLANK([.P209]);&quot;&quot;;&quot;/&quot;&amp;[.P209])" office:value-type="string" office:string-value="0" calcext:value-type="string">
            <text:p>0</text:p>
          </table:table-cell>
          <table:table-cell table:formula="of:=[.AP209]&amp;IF(ISBLANK([.Q209]);&quot;&quot;;&quot;/&quot;&amp;[.Q209])" office:value-type="string" office:string-value="0" calcext:value-type="string">
            <text:p>0</text:p>
          </table:table-cell>
          <table:table-cell table:formula="of:=[.AQ209]&amp;IF(ISBLANK([.R209]);&quot;&quot;;&quot;/&quot;&amp;[.R209])" office:value-type="string" office:string-value="0" calcext:value-type="string">
            <text:p>0</text:p>
          </table:table-cell>
          <table:table-cell table:formula="of:=[.AR209]&amp;IF(ISBLANK([.S209]);&quot;&quot;;&quot;/&quot;&amp;[.S20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0]" office:value-type="float" office:value="0" calcext:value-type="float">
            <text:p>0</text:p>
          </table:table-cell>
          <table:table-cell table:formula="of:=[.AB210]&amp;IF(ISBLANK([.C210]);&quot;&quot;;&quot;/&quot;&amp;[.C210])" office:value-type="string" office:string-value="0" calcext:value-type="string">
            <text:p>0</text:p>
          </table:table-cell>
          <table:table-cell table:formula="of:=[.AC210]&amp;IF(ISBLANK([.D210]);&quot;&quot;;&quot;/&quot;&amp;[.D210])" office:value-type="string" office:string-value="0" calcext:value-type="string">
            <text:p>0</text:p>
          </table:table-cell>
          <table:table-cell table:formula="of:=[.AD210]&amp;IF(ISBLANK([.E210]);&quot;&quot;;&quot;/&quot;&amp;[.E210])" office:value-type="string" office:string-value="0" calcext:value-type="string">
            <text:p>0</text:p>
          </table:table-cell>
          <table:table-cell table:formula="of:=[.AE210]&amp;IF(ISBLANK([.F210]);&quot;&quot;;&quot;/&quot;&amp;[.F210])" office:value-type="string" office:string-value="0" calcext:value-type="string">
            <text:p>0</text:p>
          </table:table-cell>
          <table:table-cell table:formula="of:=[.AF210]&amp;IF(ISBLANK([.G210]);&quot;&quot;;&quot;/&quot;&amp;[.G210])" office:value-type="string" office:string-value="0" calcext:value-type="string">
            <text:p>0</text:p>
          </table:table-cell>
          <table:table-cell table:formula="of:=[.AG210]&amp;IF(ISBLANK([.H210]);&quot;&quot;;&quot;/&quot;&amp;[.H210])" office:value-type="string" office:string-value="0" calcext:value-type="string">
            <text:p>0</text:p>
          </table:table-cell>
          <table:table-cell table:formula="of:=[.AH210]&amp;IF(ISBLANK([.I210]);&quot;&quot;;&quot;/&quot;&amp;[.I210])" office:value-type="string" office:string-value="0" calcext:value-type="string">
            <text:p>0</text:p>
          </table:table-cell>
          <table:table-cell table:formula="of:=[.AI210]&amp;IF(ISBLANK([.J210]);&quot;&quot;;&quot;/&quot;&amp;[.J210])" office:value-type="string" office:string-value="0" calcext:value-type="string">
            <text:p>0</text:p>
          </table:table-cell>
          <table:table-cell table:formula="of:=[.AJ210]&amp;IF(ISBLANK([.K210]);&quot;&quot;;&quot;/&quot;&amp;[.K210])" office:value-type="string" office:string-value="0" calcext:value-type="string">
            <text:p>0</text:p>
          </table:table-cell>
          <table:table-cell table:formula="of:=[.AK210]&amp;IF(ISBLANK([.L210]);&quot;&quot;;&quot;/&quot;&amp;[.L210])" office:value-type="string" office:string-value="0" calcext:value-type="string">
            <text:p>0</text:p>
          </table:table-cell>
          <table:table-cell table:formula="of:=[.AL210]&amp;IF(ISBLANK([.M210]);&quot;&quot;;&quot;/&quot;&amp;[.M210])" office:value-type="string" office:string-value="0" calcext:value-type="string">
            <text:p>0</text:p>
          </table:table-cell>
          <table:table-cell table:formula="of:=[.AM210]&amp;IF(ISBLANK([.N210]);&quot;&quot;;&quot;/&quot;&amp;[.N210])" office:value-type="string" office:string-value="0" calcext:value-type="string">
            <text:p>0</text:p>
          </table:table-cell>
          <table:table-cell table:formula="of:=[.AN210]&amp;IF(ISBLANK([.O210]);&quot;&quot;;&quot;/&quot;&amp;[.O210])" office:value-type="string" office:string-value="0" calcext:value-type="string">
            <text:p>0</text:p>
          </table:table-cell>
          <table:table-cell table:formula="of:=[.AO210]&amp;IF(ISBLANK([.P210]);&quot;&quot;;&quot;/&quot;&amp;[.P210])" office:value-type="string" office:string-value="0" calcext:value-type="string">
            <text:p>0</text:p>
          </table:table-cell>
          <table:table-cell table:formula="of:=[.AP210]&amp;IF(ISBLANK([.Q210]);&quot;&quot;;&quot;/&quot;&amp;[.Q210])" office:value-type="string" office:string-value="0" calcext:value-type="string">
            <text:p>0</text:p>
          </table:table-cell>
          <table:table-cell table:formula="of:=[.AQ210]&amp;IF(ISBLANK([.R210]);&quot;&quot;;&quot;/&quot;&amp;[.R210])" office:value-type="string" office:string-value="0" calcext:value-type="string">
            <text:p>0</text:p>
          </table:table-cell>
          <table:table-cell table:formula="of:=[.AR210]&amp;IF(ISBLANK([.S210]);&quot;&quot;;&quot;/&quot;&amp;[.S21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1]" office:value-type="float" office:value="0" calcext:value-type="float">
            <text:p>0</text:p>
          </table:table-cell>
          <table:table-cell table:formula="of:=[.AB211]&amp;IF(ISBLANK([.C211]);&quot;&quot;;&quot;/&quot;&amp;[.C211])" office:value-type="string" office:string-value="0" calcext:value-type="string">
            <text:p>0</text:p>
          </table:table-cell>
          <table:table-cell table:formula="of:=[.AC211]&amp;IF(ISBLANK([.D211]);&quot;&quot;;&quot;/&quot;&amp;[.D211])" office:value-type="string" office:string-value="0" calcext:value-type="string">
            <text:p>0</text:p>
          </table:table-cell>
          <table:table-cell table:formula="of:=[.AD211]&amp;IF(ISBLANK([.E211]);&quot;&quot;;&quot;/&quot;&amp;[.E211])" office:value-type="string" office:string-value="0" calcext:value-type="string">
            <text:p>0</text:p>
          </table:table-cell>
          <table:table-cell table:formula="of:=[.AE211]&amp;IF(ISBLANK([.F211]);&quot;&quot;;&quot;/&quot;&amp;[.F211])" office:value-type="string" office:string-value="0" calcext:value-type="string">
            <text:p>0</text:p>
          </table:table-cell>
          <table:table-cell table:formula="of:=[.AF211]&amp;IF(ISBLANK([.G211]);&quot;&quot;;&quot;/&quot;&amp;[.G211])" office:value-type="string" office:string-value="0" calcext:value-type="string">
            <text:p>0</text:p>
          </table:table-cell>
          <table:table-cell table:formula="of:=[.AG211]&amp;IF(ISBLANK([.H211]);&quot;&quot;;&quot;/&quot;&amp;[.H211])" office:value-type="string" office:string-value="0" calcext:value-type="string">
            <text:p>0</text:p>
          </table:table-cell>
          <table:table-cell table:formula="of:=[.AH211]&amp;IF(ISBLANK([.I211]);&quot;&quot;;&quot;/&quot;&amp;[.I211])" office:value-type="string" office:string-value="0" calcext:value-type="string">
            <text:p>0</text:p>
          </table:table-cell>
          <table:table-cell table:formula="of:=[.AI211]&amp;IF(ISBLANK([.J211]);&quot;&quot;;&quot;/&quot;&amp;[.J211])" office:value-type="string" office:string-value="0" calcext:value-type="string">
            <text:p>0</text:p>
          </table:table-cell>
          <table:table-cell table:formula="of:=[.AJ211]&amp;IF(ISBLANK([.K211]);&quot;&quot;;&quot;/&quot;&amp;[.K211])" office:value-type="string" office:string-value="0" calcext:value-type="string">
            <text:p>0</text:p>
          </table:table-cell>
          <table:table-cell table:formula="of:=[.AK211]&amp;IF(ISBLANK([.L211]);&quot;&quot;;&quot;/&quot;&amp;[.L211])" office:value-type="string" office:string-value="0" calcext:value-type="string">
            <text:p>0</text:p>
          </table:table-cell>
          <table:table-cell table:formula="of:=[.AL211]&amp;IF(ISBLANK([.M211]);&quot;&quot;;&quot;/&quot;&amp;[.M211])" office:value-type="string" office:string-value="0" calcext:value-type="string">
            <text:p>0</text:p>
          </table:table-cell>
          <table:table-cell table:formula="of:=[.AM211]&amp;IF(ISBLANK([.N211]);&quot;&quot;;&quot;/&quot;&amp;[.N211])" office:value-type="string" office:string-value="0" calcext:value-type="string">
            <text:p>0</text:p>
          </table:table-cell>
          <table:table-cell table:formula="of:=[.AN211]&amp;IF(ISBLANK([.O211]);&quot;&quot;;&quot;/&quot;&amp;[.O211])" office:value-type="string" office:string-value="0" calcext:value-type="string">
            <text:p>0</text:p>
          </table:table-cell>
          <table:table-cell table:formula="of:=[.AO211]&amp;IF(ISBLANK([.P211]);&quot;&quot;;&quot;/&quot;&amp;[.P211])" office:value-type="string" office:string-value="0" calcext:value-type="string">
            <text:p>0</text:p>
          </table:table-cell>
          <table:table-cell table:formula="of:=[.AP211]&amp;IF(ISBLANK([.Q211]);&quot;&quot;;&quot;/&quot;&amp;[.Q211])" office:value-type="string" office:string-value="0" calcext:value-type="string">
            <text:p>0</text:p>
          </table:table-cell>
          <table:table-cell table:formula="of:=[.AQ211]&amp;IF(ISBLANK([.R211]);&quot;&quot;;&quot;/&quot;&amp;[.R211])" office:value-type="string" office:string-value="0" calcext:value-type="string">
            <text:p>0</text:p>
          </table:table-cell>
          <table:table-cell table:formula="of:=[.AR211]&amp;IF(ISBLANK([.S211]);&quot;&quot;;&quot;/&quot;&amp;[.S21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2]" office:value-type="float" office:value="0" calcext:value-type="float">
            <text:p>0</text:p>
          </table:table-cell>
          <table:table-cell table:formula="of:=[.AB212]&amp;IF(ISBLANK([.C212]);&quot;&quot;;&quot;/&quot;&amp;[.C212])" office:value-type="string" office:string-value="0" calcext:value-type="string">
            <text:p>0</text:p>
          </table:table-cell>
          <table:table-cell table:formula="of:=[.AC212]&amp;IF(ISBLANK([.D212]);&quot;&quot;;&quot;/&quot;&amp;[.D212])" office:value-type="string" office:string-value="0" calcext:value-type="string">
            <text:p>0</text:p>
          </table:table-cell>
          <table:table-cell table:formula="of:=[.AD212]&amp;IF(ISBLANK([.E212]);&quot;&quot;;&quot;/&quot;&amp;[.E212])" office:value-type="string" office:string-value="0" calcext:value-type="string">
            <text:p>0</text:p>
          </table:table-cell>
          <table:table-cell table:formula="of:=[.AE212]&amp;IF(ISBLANK([.F212]);&quot;&quot;;&quot;/&quot;&amp;[.F212])" office:value-type="string" office:string-value="0" calcext:value-type="string">
            <text:p>0</text:p>
          </table:table-cell>
          <table:table-cell table:formula="of:=[.AF212]&amp;IF(ISBLANK([.G212]);&quot;&quot;;&quot;/&quot;&amp;[.G212])" office:value-type="string" office:string-value="0" calcext:value-type="string">
            <text:p>0</text:p>
          </table:table-cell>
          <table:table-cell table:formula="of:=[.AG212]&amp;IF(ISBLANK([.H212]);&quot;&quot;;&quot;/&quot;&amp;[.H212])" office:value-type="string" office:string-value="0" calcext:value-type="string">
            <text:p>0</text:p>
          </table:table-cell>
          <table:table-cell table:formula="of:=[.AH212]&amp;IF(ISBLANK([.I212]);&quot;&quot;;&quot;/&quot;&amp;[.I212])" office:value-type="string" office:string-value="0" calcext:value-type="string">
            <text:p>0</text:p>
          </table:table-cell>
          <table:table-cell table:formula="of:=[.AI212]&amp;IF(ISBLANK([.J212]);&quot;&quot;;&quot;/&quot;&amp;[.J212])" office:value-type="string" office:string-value="0" calcext:value-type="string">
            <text:p>0</text:p>
          </table:table-cell>
          <table:table-cell table:formula="of:=[.AJ212]&amp;IF(ISBLANK([.K212]);&quot;&quot;;&quot;/&quot;&amp;[.K212])" office:value-type="string" office:string-value="0" calcext:value-type="string">
            <text:p>0</text:p>
          </table:table-cell>
          <table:table-cell table:formula="of:=[.AK212]&amp;IF(ISBLANK([.L212]);&quot;&quot;;&quot;/&quot;&amp;[.L212])" office:value-type="string" office:string-value="0" calcext:value-type="string">
            <text:p>0</text:p>
          </table:table-cell>
          <table:table-cell table:formula="of:=[.AL212]&amp;IF(ISBLANK([.M212]);&quot;&quot;;&quot;/&quot;&amp;[.M212])" office:value-type="string" office:string-value="0" calcext:value-type="string">
            <text:p>0</text:p>
          </table:table-cell>
          <table:table-cell table:formula="of:=[.AM212]&amp;IF(ISBLANK([.N212]);&quot;&quot;;&quot;/&quot;&amp;[.N212])" office:value-type="string" office:string-value="0" calcext:value-type="string">
            <text:p>0</text:p>
          </table:table-cell>
          <table:table-cell table:formula="of:=[.AN212]&amp;IF(ISBLANK([.O212]);&quot;&quot;;&quot;/&quot;&amp;[.O212])" office:value-type="string" office:string-value="0" calcext:value-type="string">
            <text:p>0</text:p>
          </table:table-cell>
          <table:table-cell table:formula="of:=[.AO212]&amp;IF(ISBLANK([.P212]);&quot;&quot;;&quot;/&quot;&amp;[.P212])" office:value-type="string" office:string-value="0" calcext:value-type="string">
            <text:p>0</text:p>
          </table:table-cell>
          <table:table-cell table:formula="of:=[.AP212]&amp;IF(ISBLANK([.Q212]);&quot;&quot;;&quot;/&quot;&amp;[.Q212])" office:value-type="string" office:string-value="0" calcext:value-type="string">
            <text:p>0</text:p>
          </table:table-cell>
          <table:table-cell table:formula="of:=[.AQ212]&amp;IF(ISBLANK([.R212]);&quot;&quot;;&quot;/&quot;&amp;[.R212])" office:value-type="string" office:string-value="0" calcext:value-type="string">
            <text:p>0</text:p>
          </table:table-cell>
          <table:table-cell table:formula="of:=[.AR212]&amp;IF(ISBLANK([.S212]);&quot;&quot;;&quot;/&quot;&amp;[.S21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3]" office:value-type="float" office:value="0" calcext:value-type="float">
            <text:p>0</text:p>
          </table:table-cell>
          <table:table-cell table:formula="of:=[.AB213]&amp;IF(ISBLANK([.C213]);&quot;&quot;;&quot;/&quot;&amp;[.C213])" office:value-type="string" office:string-value="0" calcext:value-type="string">
            <text:p>0</text:p>
          </table:table-cell>
          <table:table-cell table:formula="of:=[.AC213]&amp;IF(ISBLANK([.D213]);&quot;&quot;;&quot;/&quot;&amp;[.D213])" office:value-type="string" office:string-value="0" calcext:value-type="string">
            <text:p>0</text:p>
          </table:table-cell>
          <table:table-cell table:formula="of:=[.AD213]&amp;IF(ISBLANK([.E213]);&quot;&quot;;&quot;/&quot;&amp;[.E213])" office:value-type="string" office:string-value="0" calcext:value-type="string">
            <text:p>0</text:p>
          </table:table-cell>
          <table:table-cell table:formula="of:=[.AE213]&amp;IF(ISBLANK([.F213]);&quot;&quot;;&quot;/&quot;&amp;[.F213])" office:value-type="string" office:string-value="0" calcext:value-type="string">
            <text:p>0</text:p>
          </table:table-cell>
          <table:table-cell table:formula="of:=[.AF213]&amp;IF(ISBLANK([.G213]);&quot;&quot;;&quot;/&quot;&amp;[.G213])" office:value-type="string" office:string-value="0" calcext:value-type="string">
            <text:p>0</text:p>
          </table:table-cell>
          <table:table-cell table:formula="of:=[.AG213]&amp;IF(ISBLANK([.H213]);&quot;&quot;;&quot;/&quot;&amp;[.H213])" office:value-type="string" office:string-value="0" calcext:value-type="string">
            <text:p>0</text:p>
          </table:table-cell>
          <table:table-cell table:formula="of:=[.AH213]&amp;IF(ISBLANK([.I213]);&quot;&quot;;&quot;/&quot;&amp;[.I213])" office:value-type="string" office:string-value="0" calcext:value-type="string">
            <text:p>0</text:p>
          </table:table-cell>
          <table:table-cell table:formula="of:=[.AI213]&amp;IF(ISBLANK([.J213]);&quot;&quot;;&quot;/&quot;&amp;[.J213])" office:value-type="string" office:string-value="0" calcext:value-type="string">
            <text:p>0</text:p>
          </table:table-cell>
          <table:table-cell table:formula="of:=[.AJ213]&amp;IF(ISBLANK([.K213]);&quot;&quot;;&quot;/&quot;&amp;[.K213])" office:value-type="string" office:string-value="0" calcext:value-type="string">
            <text:p>0</text:p>
          </table:table-cell>
          <table:table-cell table:formula="of:=[.AK213]&amp;IF(ISBLANK([.L213]);&quot;&quot;;&quot;/&quot;&amp;[.L213])" office:value-type="string" office:string-value="0" calcext:value-type="string">
            <text:p>0</text:p>
          </table:table-cell>
          <table:table-cell table:formula="of:=[.AL213]&amp;IF(ISBLANK([.M213]);&quot;&quot;;&quot;/&quot;&amp;[.M213])" office:value-type="string" office:string-value="0" calcext:value-type="string">
            <text:p>0</text:p>
          </table:table-cell>
          <table:table-cell table:formula="of:=[.AM213]&amp;IF(ISBLANK([.N213]);&quot;&quot;;&quot;/&quot;&amp;[.N213])" office:value-type="string" office:string-value="0" calcext:value-type="string">
            <text:p>0</text:p>
          </table:table-cell>
          <table:table-cell table:formula="of:=[.AN213]&amp;IF(ISBLANK([.O213]);&quot;&quot;;&quot;/&quot;&amp;[.O213])" office:value-type="string" office:string-value="0" calcext:value-type="string">
            <text:p>0</text:p>
          </table:table-cell>
          <table:table-cell table:formula="of:=[.AO213]&amp;IF(ISBLANK([.P213]);&quot;&quot;;&quot;/&quot;&amp;[.P213])" office:value-type="string" office:string-value="0" calcext:value-type="string">
            <text:p>0</text:p>
          </table:table-cell>
          <table:table-cell table:formula="of:=[.AP213]&amp;IF(ISBLANK([.Q213]);&quot;&quot;;&quot;/&quot;&amp;[.Q213])" office:value-type="string" office:string-value="0" calcext:value-type="string">
            <text:p>0</text:p>
          </table:table-cell>
          <table:table-cell table:formula="of:=[.AQ213]&amp;IF(ISBLANK([.R213]);&quot;&quot;;&quot;/&quot;&amp;[.R213])" office:value-type="string" office:string-value="0" calcext:value-type="string">
            <text:p>0</text:p>
          </table:table-cell>
          <table:table-cell table:formula="of:=[.AR213]&amp;IF(ISBLANK([.S213]);&quot;&quot;;&quot;/&quot;&amp;[.S21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4]" office:value-type="float" office:value="0" calcext:value-type="float">
            <text:p>0</text:p>
          </table:table-cell>
          <table:table-cell table:formula="of:=[.AB214]&amp;IF(ISBLANK([.C214]);&quot;&quot;;&quot;/&quot;&amp;[.C214])" office:value-type="string" office:string-value="0" calcext:value-type="string">
            <text:p>0</text:p>
          </table:table-cell>
          <table:table-cell table:formula="of:=[.AC214]&amp;IF(ISBLANK([.D214]);&quot;&quot;;&quot;/&quot;&amp;[.D214])" office:value-type="string" office:string-value="0" calcext:value-type="string">
            <text:p>0</text:p>
          </table:table-cell>
          <table:table-cell table:formula="of:=[.AD214]&amp;IF(ISBLANK([.E214]);&quot;&quot;;&quot;/&quot;&amp;[.E214])" office:value-type="string" office:string-value="0" calcext:value-type="string">
            <text:p>0</text:p>
          </table:table-cell>
          <table:table-cell table:formula="of:=[.AE214]&amp;IF(ISBLANK([.F214]);&quot;&quot;;&quot;/&quot;&amp;[.F214])" office:value-type="string" office:string-value="0" calcext:value-type="string">
            <text:p>0</text:p>
          </table:table-cell>
          <table:table-cell table:formula="of:=[.AF214]&amp;IF(ISBLANK([.G214]);&quot;&quot;;&quot;/&quot;&amp;[.G214])" office:value-type="string" office:string-value="0" calcext:value-type="string">
            <text:p>0</text:p>
          </table:table-cell>
          <table:table-cell table:formula="of:=[.AG214]&amp;IF(ISBLANK([.H214]);&quot;&quot;;&quot;/&quot;&amp;[.H214])" office:value-type="string" office:string-value="0" calcext:value-type="string">
            <text:p>0</text:p>
          </table:table-cell>
          <table:table-cell table:formula="of:=[.AH214]&amp;IF(ISBLANK([.I214]);&quot;&quot;;&quot;/&quot;&amp;[.I214])" office:value-type="string" office:string-value="0" calcext:value-type="string">
            <text:p>0</text:p>
          </table:table-cell>
          <table:table-cell table:formula="of:=[.AI214]&amp;IF(ISBLANK([.J214]);&quot;&quot;;&quot;/&quot;&amp;[.J214])" office:value-type="string" office:string-value="0" calcext:value-type="string">
            <text:p>0</text:p>
          </table:table-cell>
          <table:table-cell table:formula="of:=[.AJ214]&amp;IF(ISBLANK([.K214]);&quot;&quot;;&quot;/&quot;&amp;[.K214])" office:value-type="string" office:string-value="0" calcext:value-type="string">
            <text:p>0</text:p>
          </table:table-cell>
          <table:table-cell table:formula="of:=[.AK214]&amp;IF(ISBLANK([.L214]);&quot;&quot;;&quot;/&quot;&amp;[.L214])" office:value-type="string" office:string-value="0" calcext:value-type="string">
            <text:p>0</text:p>
          </table:table-cell>
          <table:table-cell table:formula="of:=[.AL214]&amp;IF(ISBLANK([.M214]);&quot;&quot;;&quot;/&quot;&amp;[.M214])" office:value-type="string" office:string-value="0" calcext:value-type="string">
            <text:p>0</text:p>
          </table:table-cell>
          <table:table-cell table:formula="of:=[.AM214]&amp;IF(ISBLANK([.N214]);&quot;&quot;;&quot;/&quot;&amp;[.N214])" office:value-type="string" office:string-value="0" calcext:value-type="string">
            <text:p>0</text:p>
          </table:table-cell>
          <table:table-cell table:formula="of:=[.AN214]&amp;IF(ISBLANK([.O214]);&quot;&quot;;&quot;/&quot;&amp;[.O214])" office:value-type="string" office:string-value="0" calcext:value-type="string">
            <text:p>0</text:p>
          </table:table-cell>
          <table:table-cell table:formula="of:=[.AO214]&amp;IF(ISBLANK([.P214]);&quot;&quot;;&quot;/&quot;&amp;[.P214])" office:value-type="string" office:string-value="0" calcext:value-type="string">
            <text:p>0</text:p>
          </table:table-cell>
          <table:table-cell table:formula="of:=[.AP214]&amp;IF(ISBLANK([.Q214]);&quot;&quot;;&quot;/&quot;&amp;[.Q214])" office:value-type="string" office:string-value="0" calcext:value-type="string">
            <text:p>0</text:p>
          </table:table-cell>
          <table:table-cell table:formula="of:=[.AQ214]&amp;IF(ISBLANK([.R214]);&quot;&quot;;&quot;/&quot;&amp;[.R214])" office:value-type="string" office:string-value="0" calcext:value-type="string">
            <text:p>0</text:p>
          </table:table-cell>
          <table:table-cell table:formula="of:=[.AR214]&amp;IF(ISBLANK([.S214]);&quot;&quot;;&quot;/&quot;&amp;[.S21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5]" office:value-type="float" office:value="0" calcext:value-type="float">
            <text:p>0</text:p>
          </table:table-cell>
          <table:table-cell table:formula="of:=[.AB215]&amp;IF(ISBLANK([.C215]);&quot;&quot;;&quot;/&quot;&amp;[.C215])" office:value-type="string" office:string-value="0" calcext:value-type="string">
            <text:p>0</text:p>
          </table:table-cell>
          <table:table-cell table:formula="of:=[.AC215]&amp;IF(ISBLANK([.D215]);&quot;&quot;;&quot;/&quot;&amp;[.D215])" office:value-type="string" office:string-value="0" calcext:value-type="string">
            <text:p>0</text:p>
          </table:table-cell>
          <table:table-cell table:formula="of:=[.AD215]&amp;IF(ISBLANK([.E215]);&quot;&quot;;&quot;/&quot;&amp;[.E215])" office:value-type="string" office:string-value="0" calcext:value-type="string">
            <text:p>0</text:p>
          </table:table-cell>
          <table:table-cell table:formula="of:=[.AE215]&amp;IF(ISBLANK([.F215]);&quot;&quot;;&quot;/&quot;&amp;[.F215])" office:value-type="string" office:string-value="0" calcext:value-type="string">
            <text:p>0</text:p>
          </table:table-cell>
          <table:table-cell table:formula="of:=[.AF215]&amp;IF(ISBLANK([.G215]);&quot;&quot;;&quot;/&quot;&amp;[.G215])" office:value-type="string" office:string-value="0" calcext:value-type="string">
            <text:p>0</text:p>
          </table:table-cell>
          <table:table-cell table:formula="of:=[.AG215]&amp;IF(ISBLANK([.H215]);&quot;&quot;;&quot;/&quot;&amp;[.H215])" office:value-type="string" office:string-value="0" calcext:value-type="string">
            <text:p>0</text:p>
          </table:table-cell>
          <table:table-cell table:formula="of:=[.AH215]&amp;IF(ISBLANK([.I215]);&quot;&quot;;&quot;/&quot;&amp;[.I215])" office:value-type="string" office:string-value="0" calcext:value-type="string">
            <text:p>0</text:p>
          </table:table-cell>
          <table:table-cell table:formula="of:=[.AI215]&amp;IF(ISBLANK([.J215]);&quot;&quot;;&quot;/&quot;&amp;[.J215])" office:value-type="string" office:string-value="0" calcext:value-type="string">
            <text:p>0</text:p>
          </table:table-cell>
          <table:table-cell table:formula="of:=[.AJ215]&amp;IF(ISBLANK([.K215]);&quot;&quot;;&quot;/&quot;&amp;[.K215])" office:value-type="string" office:string-value="0" calcext:value-type="string">
            <text:p>0</text:p>
          </table:table-cell>
          <table:table-cell table:formula="of:=[.AK215]&amp;IF(ISBLANK([.L215]);&quot;&quot;;&quot;/&quot;&amp;[.L215])" office:value-type="string" office:string-value="0" calcext:value-type="string">
            <text:p>0</text:p>
          </table:table-cell>
          <table:table-cell table:formula="of:=[.AL215]&amp;IF(ISBLANK([.M215]);&quot;&quot;;&quot;/&quot;&amp;[.M215])" office:value-type="string" office:string-value="0" calcext:value-type="string">
            <text:p>0</text:p>
          </table:table-cell>
          <table:table-cell table:formula="of:=[.AM215]&amp;IF(ISBLANK([.N215]);&quot;&quot;;&quot;/&quot;&amp;[.N215])" office:value-type="string" office:string-value="0" calcext:value-type="string">
            <text:p>0</text:p>
          </table:table-cell>
          <table:table-cell table:formula="of:=[.AN215]&amp;IF(ISBLANK([.O215]);&quot;&quot;;&quot;/&quot;&amp;[.O215])" office:value-type="string" office:string-value="0" calcext:value-type="string">
            <text:p>0</text:p>
          </table:table-cell>
          <table:table-cell table:formula="of:=[.AO215]&amp;IF(ISBLANK([.P215]);&quot;&quot;;&quot;/&quot;&amp;[.P215])" office:value-type="string" office:string-value="0" calcext:value-type="string">
            <text:p>0</text:p>
          </table:table-cell>
          <table:table-cell table:formula="of:=[.AP215]&amp;IF(ISBLANK([.Q215]);&quot;&quot;;&quot;/&quot;&amp;[.Q215])" office:value-type="string" office:string-value="0" calcext:value-type="string">
            <text:p>0</text:p>
          </table:table-cell>
          <table:table-cell table:formula="of:=[.AQ215]&amp;IF(ISBLANK([.R215]);&quot;&quot;;&quot;/&quot;&amp;[.R215])" office:value-type="string" office:string-value="0" calcext:value-type="string">
            <text:p>0</text:p>
          </table:table-cell>
          <table:table-cell table:formula="of:=[.AR215]&amp;IF(ISBLANK([.S215]);&quot;&quot;;&quot;/&quot;&amp;[.S21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6]" office:value-type="float" office:value="0" calcext:value-type="float">
            <text:p>0</text:p>
          </table:table-cell>
          <table:table-cell table:formula="of:=[.AB216]&amp;IF(ISBLANK([.C216]);&quot;&quot;;&quot;/&quot;&amp;[.C216])" office:value-type="string" office:string-value="0" calcext:value-type="string">
            <text:p>0</text:p>
          </table:table-cell>
          <table:table-cell table:formula="of:=[.AC216]&amp;IF(ISBLANK([.D216]);&quot;&quot;;&quot;/&quot;&amp;[.D216])" office:value-type="string" office:string-value="0" calcext:value-type="string">
            <text:p>0</text:p>
          </table:table-cell>
          <table:table-cell table:formula="of:=[.AD216]&amp;IF(ISBLANK([.E216]);&quot;&quot;;&quot;/&quot;&amp;[.E216])" office:value-type="string" office:string-value="0" calcext:value-type="string">
            <text:p>0</text:p>
          </table:table-cell>
          <table:table-cell table:formula="of:=[.AE216]&amp;IF(ISBLANK([.F216]);&quot;&quot;;&quot;/&quot;&amp;[.F216])" office:value-type="string" office:string-value="0" calcext:value-type="string">
            <text:p>0</text:p>
          </table:table-cell>
          <table:table-cell table:formula="of:=[.AF216]&amp;IF(ISBLANK([.G216]);&quot;&quot;;&quot;/&quot;&amp;[.G216])" office:value-type="string" office:string-value="0" calcext:value-type="string">
            <text:p>0</text:p>
          </table:table-cell>
          <table:table-cell table:formula="of:=[.AG216]&amp;IF(ISBLANK([.H216]);&quot;&quot;;&quot;/&quot;&amp;[.H216])" office:value-type="string" office:string-value="0" calcext:value-type="string">
            <text:p>0</text:p>
          </table:table-cell>
          <table:table-cell table:formula="of:=[.AH216]&amp;IF(ISBLANK([.I216]);&quot;&quot;;&quot;/&quot;&amp;[.I216])" office:value-type="string" office:string-value="0" calcext:value-type="string">
            <text:p>0</text:p>
          </table:table-cell>
          <table:table-cell table:formula="of:=[.AI216]&amp;IF(ISBLANK([.J216]);&quot;&quot;;&quot;/&quot;&amp;[.J216])" office:value-type="string" office:string-value="0" calcext:value-type="string">
            <text:p>0</text:p>
          </table:table-cell>
          <table:table-cell table:formula="of:=[.AJ216]&amp;IF(ISBLANK([.K216]);&quot;&quot;;&quot;/&quot;&amp;[.K216])" office:value-type="string" office:string-value="0" calcext:value-type="string">
            <text:p>0</text:p>
          </table:table-cell>
          <table:table-cell table:formula="of:=[.AK216]&amp;IF(ISBLANK([.L216]);&quot;&quot;;&quot;/&quot;&amp;[.L216])" office:value-type="string" office:string-value="0" calcext:value-type="string">
            <text:p>0</text:p>
          </table:table-cell>
          <table:table-cell table:formula="of:=[.AL216]&amp;IF(ISBLANK([.M216]);&quot;&quot;;&quot;/&quot;&amp;[.M216])" office:value-type="string" office:string-value="0" calcext:value-type="string">
            <text:p>0</text:p>
          </table:table-cell>
          <table:table-cell table:formula="of:=[.AM216]&amp;IF(ISBLANK([.N216]);&quot;&quot;;&quot;/&quot;&amp;[.N216])" office:value-type="string" office:string-value="0" calcext:value-type="string">
            <text:p>0</text:p>
          </table:table-cell>
          <table:table-cell table:formula="of:=[.AN216]&amp;IF(ISBLANK([.O216]);&quot;&quot;;&quot;/&quot;&amp;[.O216])" office:value-type="string" office:string-value="0" calcext:value-type="string">
            <text:p>0</text:p>
          </table:table-cell>
          <table:table-cell table:formula="of:=[.AO216]&amp;IF(ISBLANK([.P216]);&quot;&quot;;&quot;/&quot;&amp;[.P216])" office:value-type="string" office:string-value="0" calcext:value-type="string">
            <text:p>0</text:p>
          </table:table-cell>
          <table:table-cell table:formula="of:=[.AP216]&amp;IF(ISBLANK([.Q216]);&quot;&quot;;&quot;/&quot;&amp;[.Q216])" office:value-type="string" office:string-value="0" calcext:value-type="string">
            <text:p>0</text:p>
          </table:table-cell>
          <table:table-cell table:formula="of:=[.AQ216]&amp;IF(ISBLANK([.R216]);&quot;&quot;;&quot;/&quot;&amp;[.R216])" office:value-type="string" office:string-value="0" calcext:value-type="string">
            <text:p>0</text:p>
          </table:table-cell>
          <table:table-cell table:formula="of:=[.AR216]&amp;IF(ISBLANK([.S216]);&quot;&quot;;&quot;/&quot;&amp;[.S21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7]" office:value-type="float" office:value="0" calcext:value-type="float">
            <text:p>0</text:p>
          </table:table-cell>
          <table:table-cell table:formula="of:=[.AB217]&amp;IF(ISBLANK([.C217]);&quot;&quot;;&quot;/&quot;&amp;[.C217])" office:value-type="string" office:string-value="0" calcext:value-type="string">
            <text:p>0</text:p>
          </table:table-cell>
          <table:table-cell table:formula="of:=[.AC217]&amp;IF(ISBLANK([.D217]);&quot;&quot;;&quot;/&quot;&amp;[.D217])" office:value-type="string" office:string-value="0" calcext:value-type="string">
            <text:p>0</text:p>
          </table:table-cell>
          <table:table-cell table:formula="of:=[.AD217]&amp;IF(ISBLANK([.E217]);&quot;&quot;;&quot;/&quot;&amp;[.E217])" office:value-type="string" office:string-value="0" calcext:value-type="string">
            <text:p>0</text:p>
          </table:table-cell>
          <table:table-cell table:formula="of:=[.AE217]&amp;IF(ISBLANK([.F217]);&quot;&quot;;&quot;/&quot;&amp;[.F217])" office:value-type="string" office:string-value="0" calcext:value-type="string">
            <text:p>0</text:p>
          </table:table-cell>
          <table:table-cell table:formula="of:=[.AF217]&amp;IF(ISBLANK([.G217]);&quot;&quot;;&quot;/&quot;&amp;[.G217])" office:value-type="string" office:string-value="0" calcext:value-type="string">
            <text:p>0</text:p>
          </table:table-cell>
          <table:table-cell table:formula="of:=[.AG217]&amp;IF(ISBLANK([.H217]);&quot;&quot;;&quot;/&quot;&amp;[.H217])" office:value-type="string" office:string-value="0" calcext:value-type="string">
            <text:p>0</text:p>
          </table:table-cell>
          <table:table-cell table:formula="of:=[.AH217]&amp;IF(ISBLANK([.I217]);&quot;&quot;;&quot;/&quot;&amp;[.I217])" office:value-type="string" office:string-value="0" calcext:value-type="string">
            <text:p>0</text:p>
          </table:table-cell>
          <table:table-cell table:formula="of:=[.AI217]&amp;IF(ISBLANK([.J217]);&quot;&quot;;&quot;/&quot;&amp;[.J217])" office:value-type="string" office:string-value="0" calcext:value-type="string">
            <text:p>0</text:p>
          </table:table-cell>
          <table:table-cell table:formula="of:=[.AJ217]&amp;IF(ISBLANK([.K217]);&quot;&quot;;&quot;/&quot;&amp;[.K217])" office:value-type="string" office:string-value="0" calcext:value-type="string">
            <text:p>0</text:p>
          </table:table-cell>
          <table:table-cell table:formula="of:=[.AK217]&amp;IF(ISBLANK([.L217]);&quot;&quot;;&quot;/&quot;&amp;[.L217])" office:value-type="string" office:string-value="0" calcext:value-type="string">
            <text:p>0</text:p>
          </table:table-cell>
          <table:table-cell table:formula="of:=[.AL217]&amp;IF(ISBLANK([.M217]);&quot;&quot;;&quot;/&quot;&amp;[.M217])" office:value-type="string" office:string-value="0" calcext:value-type="string">
            <text:p>0</text:p>
          </table:table-cell>
          <table:table-cell table:formula="of:=[.AM217]&amp;IF(ISBLANK([.N217]);&quot;&quot;;&quot;/&quot;&amp;[.N217])" office:value-type="string" office:string-value="0" calcext:value-type="string">
            <text:p>0</text:p>
          </table:table-cell>
          <table:table-cell table:formula="of:=[.AN217]&amp;IF(ISBLANK([.O217]);&quot;&quot;;&quot;/&quot;&amp;[.O217])" office:value-type="string" office:string-value="0" calcext:value-type="string">
            <text:p>0</text:p>
          </table:table-cell>
          <table:table-cell table:formula="of:=[.AO217]&amp;IF(ISBLANK([.P217]);&quot;&quot;;&quot;/&quot;&amp;[.P217])" office:value-type="string" office:string-value="0" calcext:value-type="string">
            <text:p>0</text:p>
          </table:table-cell>
          <table:table-cell table:formula="of:=[.AP217]&amp;IF(ISBLANK([.Q217]);&quot;&quot;;&quot;/&quot;&amp;[.Q217])" office:value-type="string" office:string-value="0" calcext:value-type="string">
            <text:p>0</text:p>
          </table:table-cell>
          <table:table-cell table:formula="of:=[.AQ217]&amp;IF(ISBLANK([.R217]);&quot;&quot;;&quot;/&quot;&amp;[.R217])" office:value-type="string" office:string-value="0" calcext:value-type="string">
            <text:p>0</text:p>
          </table:table-cell>
          <table:table-cell table:formula="of:=[.AR217]&amp;IF(ISBLANK([.S217]);&quot;&quot;;&quot;/&quot;&amp;[.S21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8]" office:value-type="float" office:value="0" calcext:value-type="float">
            <text:p>0</text:p>
          </table:table-cell>
          <table:table-cell table:formula="of:=[.AB218]&amp;IF(ISBLANK([.C218]);&quot;&quot;;&quot;/&quot;&amp;[.C218])" office:value-type="string" office:string-value="0" calcext:value-type="string">
            <text:p>0</text:p>
          </table:table-cell>
          <table:table-cell table:formula="of:=[.AC218]&amp;IF(ISBLANK([.D218]);&quot;&quot;;&quot;/&quot;&amp;[.D218])" office:value-type="string" office:string-value="0" calcext:value-type="string">
            <text:p>0</text:p>
          </table:table-cell>
          <table:table-cell table:formula="of:=[.AD218]&amp;IF(ISBLANK([.E218]);&quot;&quot;;&quot;/&quot;&amp;[.E218])" office:value-type="string" office:string-value="0" calcext:value-type="string">
            <text:p>0</text:p>
          </table:table-cell>
          <table:table-cell table:formula="of:=[.AE218]&amp;IF(ISBLANK([.F218]);&quot;&quot;;&quot;/&quot;&amp;[.F218])" office:value-type="string" office:string-value="0" calcext:value-type="string">
            <text:p>0</text:p>
          </table:table-cell>
          <table:table-cell table:formula="of:=[.AF218]&amp;IF(ISBLANK([.G218]);&quot;&quot;;&quot;/&quot;&amp;[.G218])" office:value-type="string" office:string-value="0" calcext:value-type="string">
            <text:p>0</text:p>
          </table:table-cell>
          <table:table-cell table:formula="of:=[.AG218]&amp;IF(ISBLANK([.H218]);&quot;&quot;;&quot;/&quot;&amp;[.H218])" office:value-type="string" office:string-value="0" calcext:value-type="string">
            <text:p>0</text:p>
          </table:table-cell>
          <table:table-cell table:formula="of:=[.AH218]&amp;IF(ISBLANK([.I218]);&quot;&quot;;&quot;/&quot;&amp;[.I218])" office:value-type="string" office:string-value="0" calcext:value-type="string">
            <text:p>0</text:p>
          </table:table-cell>
          <table:table-cell table:formula="of:=[.AI218]&amp;IF(ISBLANK([.J218]);&quot;&quot;;&quot;/&quot;&amp;[.J218])" office:value-type="string" office:string-value="0" calcext:value-type="string">
            <text:p>0</text:p>
          </table:table-cell>
          <table:table-cell table:formula="of:=[.AJ218]&amp;IF(ISBLANK([.K218]);&quot;&quot;;&quot;/&quot;&amp;[.K218])" office:value-type="string" office:string-value="0" calcext:value-type="string">
            <text:p>0</text:p>
          </table:table-cell>
          <table:table-cell table:formula="of:=[.AK218]&amp;IF(ISBLANK([.L218]);&quot;&quot;;&quot;/&quot;&amp;[.L218])" office:value-type="string" office:string-value="0" calcext:value-type="string">
            <text:p>0</text:p>
          </table:table-cell>
          <table:table-cell table:formula="of:=[.AL218]&amp;IF(ISBLANK([.M218]);&quot;&quot;;&quot;/&quot;&amp;[.M218])" office:value-type="string" office:string-value="0" calcext:value-type="string">
            <text:p>0</text:p>
          </table:table-cell>
          <table:table-cell table:formula="of:=[.AM218]&amp;IF(ISBLANK([.N218]);&quot;&quot;;&quot;/&quot;&amp;[.N218])" office:value-type="string" office:string-value="0" calcext:value-type="string">
            <text:p>0</text:p>
          </table:table-cell>
          <table:table-cell table:formula="of:=[.AN218]&amp;IF(ISBLANK([.O218]);&quot;&quot;;&quot;/&quot;&amp;[.O218])" office:value-type="string" office:string-value="0" calcext:value-type="string">
            <text:p>0</text:p>
          </table:table-cell>
          <table:table-cell table:formula="of:=[.AO218]&amp;IF(ISBLANK([.P218]);&quot;&quot;;&quot;/&quot;&amp;[.P218])" office:value-type="string" office:string-value="0" calcext:value-type="string">
            <text:p>0</text:p>
          </table:table-cell>
          <table:table-cell table:formula="of:=[.AP218]&amp;IF(ISBLANK([.Q218]);&quot;&quot;;&quot;/&quot;&amp;[.Q218])" office:value-type="string" office:string-value="0" calcext:value-type="string">
            <text:p>0</text:p>
          </table:table-cell>
          <table:table-cell table:formula="of:=[.AQ218]&amp;IF(ISBLANK([.R218]);&quot;&quot;;&quot;/&quot;&amp;[.R218])" office:value-type="string" office:string-value="0" calcext:value-type="string">
            <text:p>0</text:p>
          </table:table-cell>
          <table:table-cell table:formula="of:=[.AR218]&amp;IF(ISBLANK([.S218]);&quot;&quot;;&quot;/&quot;&amp;[.S21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19]" office:value-type="float" office:value="0" calcext:value-type="float">
            <text:p>0</text:p>
          </table:table-cell>
          <table:table-cell table:formula="of:=[.AB219]&amp;IF(ISBLANK([.C219]);&quot;&quot;;&quot;/&quot;&amp;[.C219])" office:value-type="string" office:string-value="0" calcext:value-type="string">
            <text:p>0</text:p>
          </table:table-cell>
          <table:table-cell table:formula="of:=[.AC219]&amp;IF(ISBLANK([.D219]);&quot;&quot;;&quot;/&quot;&amp;[.D219])" office:value-type="string" office:string-value="0" calcext:value-type="string">
            <text:p>0</text:p>
          </table:table-cell>
          <table:table-cell table:formula="of:=[.AD219]&amp;IF(ISBLANK([.E219]);&quot;&quot;;&quot;/&quot;&amp;[.E219])" office:value-type="string" office:string-value="0" calcext:value-type="string">
            <text:p>0</text:p>
          </table:table-cell>
          <table:table-cell table:formula="of:=[.AE219]&amp;IF(ISBLANK([.F219]);&quot;&quot;;&quot;/&quot;&amp;[.F219])" office:value-type="string" office:string-value="0" calcext:value-type="string">
            <text:p>0</text:p>
          </table:table-cell>
          <table:table-cell table:formula="of:=[.AF219]&amp;IF(ISBLANK([.G219]);&quot;&quot;;&quot;/&quot;&amp;[.G219])" office:value-type="string" office:string-value="0" calcext:value-type="string">
            <text:p>0</text:p>
          </table:table-cell>
          <table:table-cell table:formula="of:=[.AG219]&amp;IF(ISBLANK([.H219]);&quot;&quot;;&quot;/&quot;&amp;[.H219])" office:value-type="string" office:string-value="0" calcext:value-type="string">
            <text:p>0</text:p>
          </table:table-cell>
          <table:table-cell table:formula="of:=[.AH219]&amp;IF(ISBLANK([.I219]);&quot;&quot;;&quot;/&quot;&amp;[.I219])" office:value-type="string" office:string-value="0" calcext:value-type="string">
            <text:p>0</text:p>
          </table:table-cell>
          <table:table-cell table:formula="of:=[.AI219]&amp;IF(ISBLANK([.J219]);&quot;&quot;;&quot;/&quot;&amp;[.J219])" office:value-type="string" office:string-value="0" calcext:value-type="string">
            <text:p>0</text:p>
          </table:table-cell>
          <table:table-cell table:formula="of:=[.AJ219]&amp;IF(ISBLANK([.K219]);&quot;&quot;;&quot;/&quot;&amp;[.K219])" office:value-type="string" office:string-value="0" calcext:value-type="string">
            <text:p>0</text:p>
          </table:table-cell>
          <table:table-cell table:formula="of:=[.AK219]&amp;IF(ISBLANK([.L219]);&quot;&quot;;&quot;/&quot;&amp;[.L219])" office:value-type="string" office:string-value="0" calcext:value-type="string">
            <text:p>0</text:p>
          </table:table-cell>
          <table:table-cell table:formula="of:=[.AL219]&amp;IF(ISBLANK([.M219]);&quot;&quot;;&quot;/&quot;&amp;[.M219])" office:value-type="string" office:string-value="0" calcext:value-type="string">
            <text:p>0</text:p>
          </table:table-cell>
          <table:table-cell table:formula="of:=[.AM219]&amp;IF(ISBLANK([.N219]);&quot;&quot;;&quot;/&quot;&amp;[.N219])" office:value-type="string" office:string-value="0" calcext:value-type="string">
            <text:p>0</text:p>
          </table:table-cell>
          <table:table-cell table:formula="of:=[.AN219]&amp;IF(ISBLANK([.O219]);&quot;&quot;;&quot;/&quot;&amp;[.O219])" office:value-type="string" office:string-value="0" calcext:value-type="string">
            <text:p>0</text:p>
          </table:table-cell>
          <table:table-cell table:formula="of:=[.AO219]&amp;IF(ISBLANK([.P219]);&quot;&quot;;&quot;/&quot;&amp;[.P219])" office:value-type="string" office:string-value="0" calcext:value-type="string">
            <text:p>0</text:p>
          </table:table-cell>
          <table:table-cell table:formula="of:=[.AP219]&amp;IF(ISBLANK([.Q219]);&quot;&quot;;&quot;/&quot;&amp;[.Q219])" office:value-type="string" office:string-value="0" calcext:value-type="string">
            <text:p>0</text:p>
          </table:table-cell>
          <table:table-cell table:formula="of:=[.AQ219]&amp;IF(ISBLANK([.R219]);&quot;&quot;;&quot;/&quot;&amp;[.R219])" office:value-type="string" office:string-value="0" calcext:value-type="string">
            <text:p>0</text:p>
          </table:table-cell>
          <table:table-cell table:formula="of:=[.AR219]&amp;IF(ISBLANK([.S219]);&quot;&quot;;&quot;/&quot;&amp;[.S219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0]" office:value-type="float" office:value="0" calcext:value-type="float">
            <text:p>0</text:p>
          </table:table-cell>
          <table:table-cell table:formula="of:=[.AB220]&amp;IF(ISBLANK([.C220]);&quot;&quot;;&quot;/&quot;&amp;[.C220])" office:value-type="string" office:string-value="0" calcext:value-type="string">
            <text:p>0</text:p>
          </table:table-cell>
          <table:table-cell table:formula="of:=[.AC220]&amp;IF(ISBLANK([.D220]);&quot;&quot;;&quot;/&quot;&amp;[.D220])" office:value-type="string" office:string-value="0" calcext:value-type="string">
            <text:p>0</text:p>
          </table:table-cell>
          <table:table-cell table:formula="of:=[.AD220]&amp;IF(ISBLANK([.E220]);&quot;&quot;;&quot;/&quot;&amp;[.E220])" office:value-type="string" office:string-value="0" calcext:value-type="string">
            <text:p>0</text:p>
          </table:table-cell>
          <table:table-cell table:formula="of:=[.AE220]&amp;IF(ISBLANK([.F220]);&quot;&quot;;&quot;/&quot;&amp;[.F220])" office:value-type="string" office:string-value="0" calcext:value-type="string">
            <text:p>0</text:p>
          </table:table-cell>
          <table:table-cell table:formula="of:=[.AF220]&amp;IF(ISBLANK([.G220]);&quot;&quot;;&quot;/&quot;&amp;[.G220])" office:value-type="string" office:string-value="0" calcext:value-type="string">
            <text:p>0</text:p>
          </table:table-cell>
          <table:table-cell table:formula="of:=[.AG220]&amp;IF(ISBLANK([.H220]);&quot;&quot;;&quot;/&quot;&amp;[.H220])" office:value-type="string" office:string-value="0" calcext:value-type="string">
            <text:p>0</text:p>
          </table:table-cell>
          <table:table-cell table:formula="of:=[.AH220]&amp;IF(ISBLANK([.I220]);&quot;&quot;;&quot;/&quot;&amp;[.I220])" office:value-type="string" office:string-value="0" calcext:value-type="string">
            <text:p>0</text:p>
          </table:table-cell>
          <table:table-cell table:formula="of:=[.AI220]&amp;IF(ISBLANK([.J220]);&quot;&quot;;&quot;/&quot;&amp;[.J220])" office:value-type="string" office:string-value="0" calcext:value-type="string">
            <text:p>0</text:p>
          </table:table-cell>
          <table:table-cell table:formula="of:=[.AJ220]&amp;IF(ISBLANK([.K220]);&quot;&quot;;&quot;/&quot;&amp;[.K220])" office:value-type="string" office:string-value="0" calcext:value-type="string">
            <text:p>0</text:p>
          </table:table-cell>
          <table:table-cell table:formula="of:=[.AK220]&amp;IF(ISBLANK([.L220]);&quot;&quot;;&quot;/&quot;&amp;[.L220])" office:value-type="string" office:string-value="0" calcext:value-type="string">
            <text:p>0</text:p>
          </table:table-cell>
          <table:table-cell table:formula="of:=[.AL220]&amp;IF(ISBLANK([.M220]);&quot;&quot;;&quot;/&quot;&amp;[.M220])" office:value-type="string" office:string-value="0" calcext:value-type="string">
            <text:p>0</text:p>
          </table:table-cell>
          <table:table-cell table:formula="of:=[.AM220]&amp;IF(ISBLANK([.N220]);&quot;&quot;;&quot;/&quot;&amp;[.N220])" office:value-type="string" office:string-value="0" calcext:value-type="string">
            <text:p>0</text:p>
          </table:table-cell>
          <table:table-cell table:formula="of:=[.AN220]&amp;IF(ISBLANK([.O220]);&quot;&quot;;&quot;/&quot;&amp;[.O220])" office:value-type="string" office:string-value="0" calcext:value-type="string">
            <text:p>0</text:p>
          </table:table-cell>
          <table:table-cell table:formula="of:=[.AO220]&amp;IF(ISBLANK([.P220]);&quot;&quot;;&quot;/&quot;&amp;[.P220])" office:value-type="string" office:string-value="0" calcext:value-type="string">
            <text:p>0</text:p>
          </table:table-cell>
          <table:table-cell table:formula="of:=[.AP220]&amp;IF(ISBLANK([.Q220]);&quot;&quot;;&quot;/&quot;&amp;[.Q220])" office:value-type="string" office:string-value="0" calcext:value-type="string">
            <text:p>0</text:p>
          </table:table-cell>
          <table:table-cell table:formula="of:=[.AQ220]&amp;IF(ISBLANK([.R220]);&quot;&quot;;&quot;/&quot;&amp;[.R220])" office:value-type="string" office:string-value="0" calcext:value-type="string">
            <text:p>0</text:p>
          </table:table-cell>
          <table:table-cell table:formula="of:=[.AR220]&amp;IF(ISBLANK([.S220]);&quot;&quot;;&quot;/&quot;&amp;[.S2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1]" office:value-type="float" office:value="0" calcext:value-type="float">
            <text:p>0</text:p>
          </table:table-cell>
          <table:table-cell table:formula="of:=[.AB221]&amp;IF(ISBLANK([.C221]);&quot;&quot;;&quot;/&quot;&amp;[.C221])" office:value-type="string" office:string-value="0" calcext:value-type="string">
            <text:p>0</text:p>
          </table:table-cell>
          <table:table-cell table:formula="of:=[.AC221]&amp;IF(ISBLANK([.D221]);&quot;&quot;;&quot;/&quot;&amp;[.D221])" office:value-type="string" office:string-value="0" calcext:value-type="string">
            <text:p>0</text:p>
          </table:table-cell>
          <table:table-cell table:formula="of:=[.AD221]&amp;IF(ISBLANK([.E221]);&quot;&quot;;&quot;/&quot;&amp;[.E221])" office:value-type="string" office:string-value="0" calcext:value-type="string">
            <text:p>0</text:p>
          </table:table-cell>
          <table:table-cell table:formula="of:=[.AE221]&amp;IF(ISBLANK([.F221]);&quot;&quot;;&quot;/&quot;&amp;[.F221])" office:value-type="string" office:string-value="0" calcext:value-type="string">
            <text:p>0</text:p>
          </table:table-cell>
          <table:table-cell table:formula="of:=[.AF221]&amp;IF(ISBLANK([.G221]);&quot;&quot;;&quot;/&quot;&amp;[.G221])" office:value-type="string" office:string-value="0" calcext:value-type="string">
            <text:p>0</text:p>
          </table:table-cell>
          <table:table-cell table:formula="of:=[.AG221]&amp;IF(ISBLANK([.H221]);&quot;&quot;;&quot;/&quot;&amp;[.H221])" office:value-type="string" office:string-value="0" calcext:value-type="string">
            <text:p>0</text:p>
          </table:table-cell>
          <table:table-cell table:formula="of:=[.AH221]&amp;IF(ISBLANK([.I221]);&quot;&quot;;&quot;/&quot;&amp;[.I221])" office:value-type="string" office:string-value="0" calcext:value-type="string">
            <text:p>0</text:p>
          </table:table-cell>
          <table:table-cell table:formula="of:=[.AI221]&amp;IF(ISBLANK([.J221]);&quot;&quot;;&quot;/&quot;&amp;[.J221])" office:value-type="string" office:string-value="0" calcext:value-type="string">
            <text:p>0</text:p>
          </table:table-cell>
          <table:table-cell table:formula="of:=[.AJ221]&amp;IF(ISBLANK([.K221]);&quot;&quot;;&quot;/&quot;&amp;[.K221])" office:value-type="string" office:string-value="0" calcext:value-type="string">
            <text:p>0</text:p>
          </table:table-cell>
          <table:table-cell table:formula="of:=[.AK221]&amp;IF(ISBLANK([.L221]);&quot;&quot;;&quot;/&quot;&amp;[.L221])" office:value-type="string" office:string-value="0" calcext:value-type="string">
            <text:p>0</text:p>
          </table:table-cell>
          <table:table-cell table:formula="of:=[.AL221]&amp;IF(ISBLANK([.M221]);&quot;&quot;;&quot;/&quot;&amp;[.M221])" office:value-type="string" office:string-value="0" calcext:value-type="string">
            <text:p>0</text:p>
          </table:table-cell>
          <table:table-cell table:formula="of:=[.AM221]&amp;IF(ISBLANK([.N221]);&quot;&quot;;&quot;/&quot;&amp;[.N221])" office:value-type="string" office:string-value="0" calcext:value-type="string">
            <text:p>0</text:p>
          </table:table-cell>
          <table:table-cell table:formula="of:=[.AN221]&amp;IF(ISBLANK([.O221]);&quot;&quot;;&quot;/&quot;&amp;[.O221])" office:value-type="string" office:string-value="0" calcext:value-type="string">
            <text:p>0</text:p>
          </table:table-cell>
          <table:table-cell table:formula="of:=[.AO221]&amp;IF(ISBLANK([.P221]);&quot;&quot;;&quot;/&quot;&amp;[.P221])" office:value-type="string" office:string-value="0" calcext:value-type="string">
            <text:p>0</text:p>
          </table:table-cell>
          <table:table-cell table:formula="of:=[.AP221]&amp;IF(ISBLANK([.Q221]);&quot;&quot;;&quot;/&quot;&amp;[.Q221])" office:value-type="string" office:string-value="0" calcext:value-type="string">
            <text:p>0</text:p>
          </table:table-cell>
          <table:table-cell table:formula="of:=[.AQ221]&amp;IF(ISBLANK([.R221]);&quot;&quot;;&quot;/&quot;&amp;[.R221])" office:value-type="string" office:string-value="0" calcext:value-type="string">
            <text:p>0</text:p>
          </table:table-cell>
          <table:table-cell table:formula="of:=[.AR221]&amp;IF(ISBLANK([.S221]);&quot;&quot;;&quot;/&quot;&amp;[.S2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2]" office:value-type="float" office:value="0" calcext:value-type="float">
            <text:p>0</text:p>
          </table:table-cell>
          <table:table-cell table:formula="of:=[.AB222]&amp;IF(ISBLANK([.C222]);&quot;&quot;;&quot;/&quot;&amp;[.C222])" office:value-type="string" office:string-value="0" calcext:value-type="string">
            <text:p>0</text:p>
          </table:table-cell>
          <table:table-cell table:formula="of:=[.AC222]&amp;IF(ISBLANK([.D222]);&quot;&quot;;&quot;/&quot;&amp;[.D222])" office:value-type="string" office:string-value="0" calcext:value-type="string">
            <text:p>0</text:p>
          </table:table-cell>
          <table:table-cell table:formula="of:=[.AD222]&amp;IF(ISBLANK([.E222]);&quot;&quot;;&quot;/&quot;&amp;[.E222])" office:value-type="string" office:string-value="0" calcext:value-type="string">
            <text:p>0</text:p>
          </table:table-cell>
          <table:table-cell table:formula="of:=[.AE222]&amp;IF(ISBLANK([.F222]);&quot;&quot;;&quot;/&quot;&amp;[.F222])" office:value-type="string" office:string-value="0" calcext:value-type="string">
            <text:p>0</text:p>
          </table:table-cell>
          <table:table-cell table:formula="of:=[.AF222]&amp;IF(ISBLANK([.G222]);&quot;&quot;;&quot;/&quot;&amp;[.G222])" office:value-type="string" office:string-value="0" calcext:value-type="string">
            <text:p>0</text:p>
          </table:table-cell>
          <table:table-cell table:formula="of:=[.AG222]&amp;IF(ISBLANK([.H222]);&quot;&quot;;&quot;/&quot;&amp;[.H222])" office:value-type="string" office:string-value="0" calcext:value-type="string">
            <text:p>0</text:p>
          </table:table-cell>
          <table:table-cell table:formula="of:=[.AH222]&amp;IF(ISBLANK([.I222]);&quot;&quot;;&quot;/&quot;&amp;[.I222])" office:value-type="string" office:string-value="0" calcext:value-type="string">
            <text:p>0</text:p>
          </table:table-cell>
          <table:table-cell table:formula="of:=[.AI222]&amp;IF(ISBLANK([.J222]);&quot;&quot;;&quot;/&quot;&amp;[.J222])" office:value-type="string" office:string-value="0" calcext:value-type="string">
            <text:p>0</text:p>
          </table:table-cell>
          <table:table-cell table:formula="of:=[.AJ222]&amp;IF(ISBLANK([.K222]);&quot;&quot;;&quot;/&quot;&amp;[.K222])" office:value-type="string" office:string-value="0" calcext:value-type="string">
            <text:p>0</text:p>
          </table:table-cell>
          <table:table-cell table:formula="of:=[.AK222]&amp;IF(ISBLANK([.L222]);&quot;&quot;;&quot;/&quot;&amp;[.L222])" office:value-type="string" office:string-value="0" calcext:value-type="string">
            <text:p>0</text:p>
          </table:table-cell>
          <table:table-cell table:formula="of:=[.AL222]&amp;IF(ISBLANK([.M222]);&quot;&quot;;&quot;/&quot;&amp;[.M222])" office:value-type="string" office:string-value="0" calcext:value-type="string">
            <text:p>0</text:p>
          </table:table-cell>
          <table:table-cell table:formula="of:=[.AM222]&amp;IF(ISBLANK([.N222]);&quot;&quot;;&quot;/&quot;&amp;[.N222])" office:value-type="string" office:string-value="0" calcext:value-type="string">
            <text:p>0</text:p>
          </table:table-cell>
          <table:table-cell table:formula="of:=[.AN222]&amp;IF(ISBLANK([.O222]);&quot;&quot;;&quot;/&quot;&amp;[.O222])" office:value-type="string" office:string-value="0" calcext:value-type="string">
            <text:p>0</text:p>
          </table:table-cell>
          <table:table-cell table:formula="of:=[.AO222]&amp;IF(ISBLANK([.P222]);&quot;&quot;;&quot;/&quot;&amp;[.P222])" office:value-type="string" office:string-value="0" calcext:value-type="string">
            <text:p>0</text:p>
          </table:table-cell>
          <table:table-cell table:formula="of:=[.AP222]&amp;IF(ISBLANK([.Q222]);&quot;&quot;;&quot;/&quot;&amp;[.Q222])" office:value-type="string" office:string-value="0" calcext:value-type="string">
            <text:p>0</text:p>
          </table:table-cell>
          <table:table-cell table:formula="of:=[.AQ222]&amp;IF(ISBLANK([.R222]);&quot;&quot;;&quot;/&quot;&amp;[.R222])" office:value-type="string" office:string-value="0" calcext:value-type="string">
            <text:p>0</text:p>
          </table:table-cell>
          <table:table-cell table:formula="of:=[.AR222]&amp;IF(ISBLANK([.S222]);&quot;&quot;;&quot;/&quot;&amp;[.S2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3]" office:value-type="float" office:value="0" calcext:value-type="float">
            <text:p>0</text:p>
          </table:table-cell>
          <table:table-cell table:formula="of:=[.AB223]&amp;IF(ISBLANK([.C223]);&quot;&quot;;&quot;/&quot;&amp;[.C223])" office:value-type="string" office:string-value="0" calcext:value-type="string">
            <text:p>0</text:p>
          </table:table-cell>
          <table:table-cell table:formula="of:=[.AC223]&amp;IF(ISBLANK([.D223]);&quot;&quot;;&quot;/&quot;&amp;[.D223])" office:value-type="string" office:string-value="0" calcext:value-type="string">
            <text:p>0</text:p>
          </table:table-cell>
          <table:table-cell table:formula="of:=[.AD223]&amp;IF(ISBLANK([.E223]);&quot;&quot;;&quot;/&quot;&amp;[.E223])" office:value-type="string" office:string-value="0" calcext:value-type="string">
            <text:p>0</text:p>
          </table:table-cell>
          <table:table-cell table:formula="of:=[.AE223]&amp;IF(ISBLANK([.F223]);&quot;&quot;;&quot;/&quot;&amp;[.F223])" office:value-type="string" office:string-value="0" calcext:value-type="string">
            <text:p>0</text:p>
          </table:table-cell>
          <table:table-cell table:formula="of:=[.AF223]&amp;IF(ISBLANK([.G223]);&quot;&quot;;&quot;/&quot;&amp;[.G223])" office:value-type="string" office:string-value="0" calcext:value-type="string">
            <text:p>0</text:p>
          </table:table-cell>
          <table:table-cell table:formula="of:=[.AG223]&amp;IF(ISBLANK([.H223]);&quot;&quot;;&quot;/&quot;&amp;[.H223])" office:value-type="string" office:string-value="0" calcext:value-type="string">
            <text:p>0</text:p>
          </table:table-cell>
          <table:table-cell table:formula="of:=[.AH223]&amp;IF(ISBLANK([.I223]);&quot;&quot;;&quot;/&quot;&amp;[.I223])" office:value-type="string" office:string-value="0" calcext:value-type="string">
            <text:p>0</text:p>
          </table:table-cell>
          <table:table-cell table:formula="of:=[.AI223]&amp;IF(ISBLANK([.J223]);&quot;&quot;;&quot;/&quot;&amp;[.J223])" office:value-type="string" office:string-value="0" calcext:value-type="string">
            <text:p>0</text:p>
          </table:table-cell>
          <table:table-cell table:formula="of:=[.AJ223]&amp;IF(ISBLANK([.K223]);&quot;&quot;;&quot;/&quot;&amp;[.K223])" office:value-type="string" office:string-value="0" calcext:value-type="string">
            <text:p>0</text:p>
          </table:table-cell>
          <table:table-cell table:formula="of:=[.AK223]&amp;IF(ISBLANK([.L223]);&quot;&quot;;&quot;/&quot;&amp;[.L223])" office:value-type="string" office:string-value="0" calcext:value-type="string">
            <text:p>0</text:p>
          </table:table-cell>
          <table:table-cell table:formula="of:=[.AL223]&amp;IF(ISBLANK([.M223]);&quot;&quot;;&quot;/&quot;&amp;[.M223])" office:value-type="string" office:string-value="0" calcext:value-type="string">
            <text:p>0</text:p>
          </table:table-cell>
          <table:table-cell table:formula="of:=[.AM223]&amp;IF(ISBLANK([.N223]);&quot;&quot;;&quot;/&quot;&amp;[.N223])" office:value-type="string" office:string-value="0" calcext:value-type="string">
            <text:p>0</text:p>
          </table:table-cell>
          <table:table-cell table:formula="of:=[.AN223]&amp;IF(ISBLANK([.O223]);&quot;&quot;;&quot;/&quot;&amp;[.O223])" office:value-type="string" office:string-value="0" calcext:value-type="string">
            <text:p>0</text:p>
          </table:table-cell>
          <table:table-cell table:formula="of:=[.AO223]&amp;IF(ISBLANK([.P223]);&quot;&quot;;&quot;/&quot;&amp;[.P223])" office:value-type="string" office:string-value="0" calcext:value-type="string">
            <text:p>0</text:p>
          </table:table-cell>
          <table:table-cell table:formula="of:=[.AP223]&amp;IF(ISBLANK([.Q223]);&quot;&quot;;&quot;/&quot;&amp;[.Q223])" office:value-type="string" office:string-value="0" calcext:value-type="string">
            <text:p>0</text:p>
          </table:table-cell>
          <table:table-cell table:formula="of:=[.AQ223]&amp;IF(ISBLANK([.R223]);&quot;&quot;;&quot;/&quot;&amp;[.R223])" office:value-type="string" office:string-value="0" calcext:value-type="string">
            <text:p>0</text:p>
          </table:table-cell>
          <table:table-cell table:formula="of:=[.AR223]&amp;IF(ISBLANK([.S223]);&quot;&quot;;&quot;/&quot;&amp;[.S2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4]" office:value-type="float" office:value="0" calcext:value-type="float">
            <text:p>0</text:p>
          </table:table-cell>
          <table:table-cell table:formula="of:=[.AB224]&amp;IF(ISBLANK([.C224]);&quot;&quot;;&quot;/&quot;&amp;[.C224])" office:value-type="string" office:string-value="0" calcext:value-type="string">
            <text:p>0</text:p>
          </table:table-cell>
          <table:table-cell table:formula="of:=[.AC224]&amp;IF(ISBLANK([.D224]);&quot;&quot;;&quot;/&quot;&amp;[.D224])" office:value-type="string" office:string-value="0" calcext:value-type="string">
            <text:p>0</text:p>
          </table:table-cell>
          <table:table-cell table:formula="of:=[.AD224]&amp;IF(ISBLANK([.E224]);&quot;&quot;;&quot;/&quot;&amp;[.E224])" office:value-type="string" office:string-value="0" calcext:value-type="string">
            <text:p>0</text:p>
          </table:table-cell>
          <table:table-cell table:formula="of:=[.AE224]&amp;IF(ISBLANK([.F224]);&quot;&quot;;&quot;/&quot;&amp;[.F224])" office:value-type="string" office:string-value="0" calcext:value-type="string">
            <text:p>0</text:p>
          </table:table-cell>
          <table:table-cell table:formula="of:=[.AF224]&amp;IF(ISBLANK([.G224]);&quot;&quot;;&quot;/&quot;&amp;[.G224])" office:value-type="string" office:string-value="0" calcext:value-type="string">
            <text:p>0</text:p>
          </table:table-cell>
          <table:table-cell table:formula="of:=[.AG224]&amp;IF(ISBLANK([.H224]);&quot;&quot;;&quot;/&quot;&amp;[.H224])" office:value-type="string" office:string-value="0" calcext:value-type="string">
            <text:p>0</text:p>
          </table:table-cell>
          <table:table-cell table:formula="of:=[.AH224]&amp;IF(ISBLANK([.I224]);&quot;&quot;;&quot;/&quot;&amp;[.I224])" office:value-type="string" office:string-value="0" calcext:value-type="string">
            <text:p>0</text:p>
          </table:table-cell>
          <table:table-cell table:formula="of:=[.AI224]&amp;IF(ISBLANK([.J224]);&quot;&quot;;&quot;/&quot;&amp;[.J224])" office:value-type="string" office:string-value="0" calcext:value-type="string">
            <text:p>0</text:p>
          </table:table-cell>
          <table:table-cell table:formula="of:=[.AJ224]&amp;IF(ISBLANK([.K224]);&quot;&quot;;&quot;/&quot;&amp;[.K224])" office:value-type="string" office:string-value="0" calcext:value-type="string">
            <text:p>0</text:p>
          </table:table-cell>
          <table:table-cell table:formula="of:=[.AK224]&amp;IF(ISBLANK([.L224]);&quot;&quot;;&quot;/&quot;&amp;[.L224])" office:value-type="string" office:string-value="0" calcext:value-type="string">
            <text:p>0</text:p>
          </table:table-cell>
          <table:table-cell table:formula="of:=[.AL224]&amp;IF(ISBLANK([.M224]);&quot;&quot;;&quot;/&quot;&amp;[.M224])" office:value-type="string" office:string-value="0" calcext:value-type="string">
            <text:p>0</text:p>
          </table:table-cell>
          <table:table-cell table:formula="of:=[.AM224]&amp;IF(ISBLANK([.N224]);&quot;&quot;;&quot;/&quot;&amp;[.N224])" office:value-type="string" office:string-value="0" calcext:value-type="string">
            <text:p>0</text:p>
          </table:table-cell>
          <table:table-cell table:formula="of:=[.AN224]&amp;IF(ISBLANK([.O224]);&quot;&quot;;&quot;/&quot;&amp;[.O224])" office:value-type="string" office:string-value="0" calcext:value-type="string">
            <text:p>0</text:p>
          </table:table-cell>
          <table:table-cell table:formula="of:=[.AO224]&amp;IF(ISBLANK([.P224]);&quot;&quot;;&quot;/&quot;&amp;[.P224])" office:value-type="string" office:string-value="0" calcext:value-type="string">
            <text:p>0</text:p>
          </table:table-cell>
          <table:table-cell table:formula="of:=[.AP224]&amp;IF(ISBLANK([.Q224]);&quot;&quot;;&quot;/&quot;&amp;[.Q224])" office:value-type="string" office:string-value="0" calcext:value-type="string">
            <text:p>0</text:p>
          </table:table-cell>
          <table:table-cell table:formula="of:=[.AQ224]&amp;IF(ISBLANK([.R224]);&quot;&quot;;&quot;/&quot;&amp;[.R224])" office:value-type="string" office:string-value="0" calcext:value-type="string">
            <text:p>0</text:p>
          </table:table-cell>
          <table:table-cell table:formula="of:=[.AR224]&amp;IF(ISBLANK([.S224]);&quot;&quot;;&quot;/&quot;&amp;[.S2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5]" office:value-type="float" office:value="0" calcext:value-type="float">
            <text:p>0</text:p>
          </table:table-cell>
          <table:table-cell table:formula="of:=[.AB225]&amp;IF(ISBLANK([.C225]);&quot;&quot;;&quot;/&quot;&amp;[.C225])" office:value-type="string" office:string-value="0" calcext:value-type="string">
            <text:p>0</text:p>
          </table:table-cell>
          <table:table-cell table:formula="of:=[.AC225]&amp;IF(ISBLANK([.D225]);&quot;&quot;;&quot;/&quot;&amp;[.D225])" office:value-type="string" office:string-value="0" calcext:value-type="string">
            <text:p>0</text:p>
          </table:table-cell>
          <table:table-cell table:formula="of:=[.AD225]&amp;IF(ISBLANK([.E225]);&quot;&quot;;&quot;/&quot;&amp;[.E225])" office:value-type="string" office:string-value="0" calcext:value-type="string">
            <text:p>0</text:p>
          </table:table-cell>
          <table:table-cell table:formula="of:=[.AE225]&amp;IF(ISBLANK([.F225]);&quot;&quot;;&quot;/&quot;&amp;[.F225])" office:value-type="string" office:string-value="0" calcext:value-type="string">
            <text:p>0</text:p>
          </table:table-cell>
          <table:table-cell table:formula="of:=[.AF225]&amp;IF(ISBLANK([.G225]);&quot;&quot;;&quot;/&quot;&amp;[.G225])" office:value-type="string" office:string-value="0" calcext:value-type="string">
            <text:p>0</text:p>
          </table:table-cell>
          <table:table-cell table:formula="of:=[.AG225]&amp;IF(ISBLANK([.H225]);&quot;&quot;;&quot;/&quot;&amp;[.H225])" office:value-type="string" office:string-value="0" calcext:value-type="string">
            <text:p>0</text:p>
          </table:table-cell>
          <table:table-cell table:formula="of:=[.AH225]&amp;IF(ISBLANK([.I225]);&quot;&quot;;&quot;/&quot;&amp;[.I225])" office:value-type="string" office:string-value="0" calcext:value-type="string">
            <text:p>0</text:p>
          </table:table-cell>
          <table:table-cell table:formula="of:=[.AI225]&amp;IF(ISBLANK([.J225]);&quot;&quot;;&quot;/&quot;&amp;[.J225])" office:value-type="string" office:string-value="0" calcext:value-type="string">
            <text:p>0</text:p>
          </table:table-cell>
          <table:table-cell table:formula="of:=[.AJ225]&amp;IF(ISBLANK([.K225]);&quot;&quot;;&quot;/&quot;&amp;[.K225])" office:value-type="string" office:string-value="0" calcext:value-type="string">
            <text:p>0</text:p>
          </table:table-cell>
          <table:table-cell table:formula="of:=[.AK225]&amp;IF(ISBLANK([.L225]);&quot;&quot;;&quot;/&quot;&amp;[.L225])" office:value-type="string" office:string-value="0" calcext:value-type="string">
            <text:p>0</text:p>
          </table:table-cell>
          <table:table-cell table:formula="of:=[.AL225]&amp;IF(ISBLANK([.M225]);&quot;&quot;;&quot;/&quot;&amp;[.M225])" office:value-type="string" office:string-value="0" calcext:value-type="string">
            <text:p>0</text:p>
          </table:table-cell>
          <table:table-cell table:formula="of:=[.AM225]&amp;IF(ISBLANK([.N225]);&quot;&quot;;&quot;/&quot;&amp;[.N225])" office:value-type="string" office:string-value="0" calcext:value-type="string">
            <text:p>0</text:p>
          </table:table-cell>
          <table:table-cell table:formula="of:=[.AN225]&amp;IF(ISBLANK([.O225]);&quot;&quot;;&quot;/&quot;&amp;[.O225])" office:value-type="string" office:string-value="0" calcext:value-type="string">
            <text:p>0</text:p>
          </table:table-cell>
          <table:table-cell table:formula="of:=[.AO225]&amp;IF(ISBLANK([.P225]);&quot;&quot;;&quot;/&quot;&amp;[.P225])" office:value-type="string" office:string-value="0" calcext:value-type="string">
            <text:p>0</text:p>
          </table:table-cell>
          <table:table-cell table:formula="of:=[.AP225]&amp;IF(ISBLANK([.Q225]);&quot;&quot;;&quot;/&quot;&amp;[.Q225])" office:value-type="string" office:string-value="0" calcext:value-type="string">
            <text:p>0</text:p>
          </table:table-cell>
          <table:table-cell table:formula="of:=[.AQ225]&amp;IF(ISBLANK([.R225]);&quot;&quot;;&quot;/&quot;&amp;[.R225])" office:value-type="string" office:string-value="0" calcext:value-type="string">
            <text:p>0</text:p>
          </table:table-cell>
          <table:table-cell table:formula="of:=[.AR225]&amp;IF(ISBLANK([.S225]);&quot;&quot;;&quot;/&quot;&amp;[.S2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6]" office:value-type="float" office:value="0" calcext:value-type="float">
            <text:p>0</text:p>
          </table:table-cell>
          <table:table-cell table:formula="of:=[.AB226]&amp;IF(ISBLANK([.C226]);&quot;&quot;;&quot;/&quot;&amp;[.C226])" office:value-type="string" office:string-value="0" calcext:value-type="string">
            <text:p>0</text:p>
          </table:table-cell>
          <table:table-cell table:formula="of:=[.AC226]&amp;IF(ISBLANK([.D226]);&quot;&quot;;&quot;/&quot;&amp;[.D226])" office:value-type="string" office:string-value="0" calcext:value-type="string">
            <text:p>0</text:p>
          </table:table-cell>
          <table:table-cell table:formula="of:=[.AD226]&amp;IF(ISBLANK([.E226]);&quot;&quot;;&quot;/&quot;&amp;[.E226])" office:value-type="string" office:string-value="0" calcext:value-type="string">
            <text:p>0</text:p>
          </table:table-cell>
          <table:table-cell table:formula="of:=[.AE226]&amp;IF(ISBLANK([.F226]);&quot;&quot;;&quot;/&quot;&amp;[.F226])" office:value-type="string" office:string-value="0" calcext:value-type="string">
            <text:p>0</text:p>
          </table:table-cell>
          <table:table-cell table:formula="of:=[.AF226]&amp;IF(ISBLANK([.G226]);&quot;&quot;;&quot;/&quot;&amp;[.G226])" office:value-type="string" office:string-value="0" calcext:value-type="string">
            <text:p>0</text:p>
          </table:table-cell>
          <table:table-cell table:formula="of:=[.AG226]&amp;IF(ISBLANK([.H226]);&quot;&quot;;&quot;/&quot;&amp;[.H226])" office:value-type="string" office:string-value="0" calcext:value-type="string">
            <text:p>0</text:p>
          </table:table-cell>
          <table:table-cell table:formula="of:=[.AH226]&amp;IF(ISBLANK([.I226]);&quot;&quot;;&quot;/&quot;&amp;[.I226])" office:value-type="string" office:string-value="0" calcext:value-type="string">
            <text:p>0</text:p>
          </table:table-cell>
          <table:table-cell table:formula="of:=[.AI226]&amp;IF(ISBLANK([.J226]);&quot;&quot;;&quot;/&quot;&amp;[.J226])" office:value-type="string" office:string-value="0" calcext:value-type="string">
            <text:p>0</text:p>
          </table:table-cell>
          <table:table-cell table:formula="of:=[.AJ226]&amp;IF(ISBLANK([.K226]);&quot;&quot;;&quot;/&quot;&amp;[.K226])" office:value-type="string" office:string-value="0" calcext:value-type="string">
            <text:p>0</text:p>
          </table:table-cell>
          <table:table-cell table:formula="of:=[.AK226]&amp;IF(ISBLANK([.L226]);&quot;&quot;;&quot;/&quot;&amp;[.L226])" office:value-type="string" office:string-value="0" calcext:value-type="string">
            <text:p>0</text:p>
          </table:table-cell>
          <table:table-cell table:formula="of:=[.AL226]&amp;IF(ISBLANK([.M226]);&quot;&quot;;&quot;/&quot;&amp;[.M226])" office:value-type="string" office:string-value="0" calcext:value-type="string">
            <text:p>0</text:p>
          </table:table-cell>
          <table:table-cell table:formula="of:=[.AM226]&amp;IF(ISBLANK([.N226]);&quot;&quot;;&quot;/&quot;&amp;[.N226])" office:value-type="string" office:string-value="0" calcext:value-type="string">
            <text:p>0</text:p>
          </table:table-cell>
          <table:table-cell table:formula="of:=[.AN226]&amp;IF(ISBLANK([.O226]);&quot;&quot;;&quot;/&quot;&amp;[.O226])" office:value-type="string" office:string-value="0" calcext:value-type="string">
            <text:p>0</text:p>
          </table:table-cell>
          <table:table-cell table:formula="of:=[.AO226]&amp;IF(ISBLANK([.P226]);&quot;&quot;;&quot;/&quot;&amp;[.P226])" office:value-type="string" office:string-value="0" calcext:value-type="string">
            <text:p>0</text:p>
          </table:table-cell>
          <table:table-cell table:formula="of:=[.AP226]&amp;IF(ISBLANK([.Q226]);&quot;&quot;;&quot;/&quot;&amp;[.Q226])" office:value-type="string" office:string-value="0" calcext:value-type="string">
            <text:p>0</text:p>
          </table:table-cell>
          <table:table-cell table:formula="of:=[.AQ226]&amp;IF(ISBLANK([.R226]);&quot;&quot;;&quot;/&quot;&amp;[.R226])" office:value-type="string" office:string-value="0" calcext:value-type="string">
            <text:p>0</text:p>
          </table:table-cell>
          <table:table-cell table:formula="of:=[.AR226]&amp;IF(ISBLANK([.S226]);&quot;&quot;;&quot;/&quot;&amp;[.S226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7]" office:value-type="float" office:value="0" calcext:value-type="float">
            <text:p>0</text:p>
          </table:table-cell>
          <table:table-cell table:formula="of:=[.AB227]&amp;IF(ISBLANK([.C227]);&quot;&quot;;&quot;/&quot;&amp;[.C227])" office:value-type="string" office:string-value="0" calcext:value-type="string">
            <text:p>0</text:p>
          </table:table-cell>
          <table:table-cell table:formula="of:=[.AC227]&amp;IF(ISBLANK([.D227]);&quot;&quot;;&quot;/&quot;&amp;[.D227])" office:value-type="string" office:string-value="0" calcext:value-type="string">
            <text:p>0</text:p>
          </table:table-cell>
          <table:table-cell table:formula="of:=[.AD227]&amp;IF(ISBLANK([.E227]);&quot;&quot;;&quot;/&quot;&amp;[.E227])" office:value-type="string" office:string-value="0" calcext:value-type="string">
            <text:p>0</text:p>
          </table:table-cell>
          <table:table-cell table:formula="of:=[.AE227]&amp;IF(ISBLANK([.F227]);&quot;&quot;;&quot;/&quot;&amp;[.F227])" office:value-type="string" office:string-value="0" calcext:value-type="string">
            <text:p>0</text:p>
          </table:table-cell>
          <table:table-cell table:formula="of:=[.AF227]&amp;IF(ISBLANK([.G227]);&quot;&quot;;&quot;/&quot;&amp;[.G227])" office:value-type="string" office:string-value="0" calcext:value-type="string">
            <text:p>0</text:p>
          </table:table-cell>
          <table:table-cell table:formula="of:=[.AG227]&amp;IF(ISBLANK([.H227]);&quot;&quot;;&quot;/&quot;&amp;[.H227])" office:value-type="string" office:string-value="0" calcext:value-type="string">
            <text:p>0</text:p>
          </table:table-cell>
          <table:table-cell table:formula="of:=[.AH227]&amp;IF(ISBLANK([.I227]);&quot;&quot;;&quot;/&quot;&amp;[.I227])" office:value-type="string" office:string-value="0" calcext:value-type="string">
            <text:p>0</text:p>
          </table:table-cell>
          <table:table-cell table:formula="of:=[.AI227]&amp;IF(ISBLANK([.J227]);&quot;&quot;;&quot;/&quot;&amp;[.J227])" office:value-type="string" office:string-value="0" calcext:value-type="string">
            <text:p>0</text:p>
          </table:table-cell>
          <table:table-cell table:formula="of:=[.AJ227]&amp;IF(ISBLANK([.K227]);&quot;&quot;;&quot;/&quot;&amp;[.K227])" office:value-type="string" office:string-value="0" calcext:value-type="string">
            <text:p>0</text:p>
          </table:table-cell>
          <table:table-cell table:formula="of:=[.AK227]&amp;IF(ISBLANK([.L227]);&quot;&quot;;&quot;/&quot;&amp;[.L227])" office:value-type="string" office:string-value="0" calcext:value-type="string">
            <text:p>0</text:p>
          </table:table-cell>
          <table:table-cell table:formula="of:=[.AL227]&amp;IF(ISBLANK([.M227]);&quot;&quot;;&quot;/&quot;&amp;[.M227])" office:value-type="string" office:string-value="0" calcext:value-type="string">
            <text:p>0</text:p>
          </table:table-cell>
          <table:table-cell table:formula="of:=[.AM227]&amp;IF(ISBLANK([.N227]);&quot;&quot;;&quot;/&quot;&amp;[.N227])" office:value-type="string" office:string-value="0" calcext:value-type="string">
            <text:p>0</text:p>
          </table:table-cell>
          <table:table-cell table:formula="of:=[.AN227]&amp;IF(ISBLANK([.O227]);&quot;&quot;;&quot;/&quot;&amp;[.O227])" office:value-type="string" office:string-value="0" calcext:value-type="string">
            <text:p>0</text:p>
          </table:table-cell>
          <table:table-cell table:formula="of:=[.AO227]&amp;IF(ISBLANK([.P227]);&quot;&quot;;&quot;/&quot;&amp;[.P227])" office:value-type="string" office:string-value="0" calcext:value-type="string">
            <text:p>0</text:p>
          </table:table-cell>
          <table:table-cell table:formula="of:=[.AP227]&amp;IF(ISBLANK([.Q227]);&quot;&quot;;&quot;/&quot;&amp;[.Q227])" office:value-type="string" office:string-value="0" calcext:value-type="string">
            <text:p>0</text:p>
          </table:table-cell>
          <table:table-cell table:formula="of:=[.AQ227]&amp;IF(ISBLANK([.R227]);&quot;&quot;;&quot;/&quot;&amp;[.R227])" office:value-type="string" office:string-value="0" calcext:value-type="string">
            <text:p>0</text:p>
          </table:table-cell>
          <table:table-cell table:formula="of:=[.AR227]&amp;IF(ISBLANK([.S227]);&quot;&quot;;&quot;/&quot;&amp;[.S227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8]" office:value-type="float" office:value="0" calcext:value-type="float">
            <text:p>0</text:p>
          </table:table-cell>
          <table:table-cell table:formula="of:=[.AB228]&amp;IF(ISBLANK([.C228]);&quot;&quot;;&quot;/&quot;&amp;[.C228])" office:value-type="string" office:string-value="0" calcext:value-type="string">
            <text:p>0</text:p>
          </table:table-cell>
          <table:table-cell table:formula="of:=[.AC228]&amp;IF(ISBLANK([.D228]);&quot;&quot;;&quot;/&quot;&amp;[.D228])" office:value-type="string" office:string-value="0" calcext:value-type="string">
            <text:p>0</text:p>
          </table:table-cell>
          <table:table-cell table:formula="of:=[.AD228]&amp;IF(ISBLANK([.E228]);&quot;&quot;;&quot;/&quot;&amp;[.E228])" office:value-type="string" office:string-value="0" calcext:value-type="string">
            <text:p>0</text:p>
          </table:table-cell>
          <table:table-cell table:formula="of:=[.AE228]&amp;IF(ISBLANK([.F228]);&quot;&quot;;&quot;/&quot;&amp;[.F228])" office:value-type="string" office:string-value="0" calcext:value-type="string">
            <text:p>0</text:p>
          </table:table-cell>
          <table:table-cell table:formula="of:=[.AF228]&amp;IF(ISBLANK([.G228]);&quot;&quot;;&quot;/&quot;&amp;[.G228])" office:value-type="string" office:string-value="0" calcext:value-type="string">
            <text:p>0</text:p>
          </table:table-cell>
          <table:table-cell table:formula="of:=[.AG228]&amp;IF(ISBLANK([.H228]);&quot;&quot;;&quot;/&quot;&amp;[.H228])" office:value-type="string" office:string-value="0" calcext:value-type="string">
            <text:p>0</text:p>
          </table:table-cell>
          <table:table-cell table:formula="of:=[.AH228]&amp;IF(ISBLANK([.I228]);&quot;&quot;;&quot;/&quot;&amp;[.I228])" office:value-type="string" office:string-value="0" calcext:value-type="string">
            <text:p>0</text:p>
          </table:table-cell>
          <table:table-cell table:formula="of:=[.AI228]&amp;IF(ISBLANK([.J228]);&quot;&quot;;&quot;/&quot;&amp;[.J228])" office:value-type="string" office:string-value="0" calcext:value-type="string">
            <text:p>0</text:p>
          </table:table-cell>
          <table:table-cell table:formula="of:=[.AJ228]&amp;IF(ISBLANK([.K228]);&quot;&quot;;&quot;/&quot;&amp;[.K228])" office:value-type="string" office:string-value="0" calcext:value-type="string">
            <text:p>0</text:p>
          </table:table-cell>
          <table:table-cell table:formula="of:=[.AK228]&amp;IF(ISBLANK([.L228]);&quot;&quot;;&quot;/&quot;&amp;[.L228])" office:value-type="string" office:string-value="0" calcext:value-type="string">
            <text:p>0</text:p>
          </table:table-cell>
          <table:table-cell table:formula="of:=[.AL228]&amp;IF(ISBLANK([.M228]);&quot;&quot;;&quot;/&quot;&amp;[.M228])" office:value-type="string" office:string-value="0" calcext:value-type="string">
            <text:p>0</text:p>
          </table:table-cell>
          <table:table-cell table:formula="of:=[.AM228]&amp;IF(ISBLANK([.N228]);&quot;&quot;;&quot;/&quot;&amp;[.N228])" office:value-type="string" office:string-value="0" calcext:value-type="string">
            <text:p>0</text:p>
          </table:table-cell>
          <table:table-cell table:formula="of:=[.AN228]&amp;IF(ISBLANK([.O228]);&quot;&quot;;&quot;/&quot;&amp;[.O228])" office:value-type="string" office:string-value="0" calcext:value-type="string">
            <text:p>0</text:p>
          </table:table-cell>
          <table:table-cell table:formula="of:=[.AO228]&amp;IF(ISBLANK([.P228]);&quot;&quot;;&quot;/&quot;&amp;[.P228])" office:value-type="string" office:string-value="0" calcext:value-type="string">
            <text:p>0</text:p>
          </table:table-cell>
          <table:table-cell table:formula="of:=[.AP228]&amp;IF(ISBLANK([.Q228]);&quot;&quot;;&quot;/&quot;&amp;[.Q228])" office:value-type="string" office:string-value="0" calcext:value-type="string">
            <text:p>0</text:p>
          </table:table-cell>
          <table:table-cell table:formula="of:=[.AQ228]&amp;IF(ISBLANK([.R228]);&quot;&quot;;&quot;/&quot;&amp;[.R228])" office:value-type="string" office:string-value="0" calcext:value-type="string">
            <text:p>0</text:p>
          </table:table-cell>
          <table:table-cell table:formula="of:=[.AR228]&amp;IF(ISBLANK([.S228]);&quot;&quot;;&quot;/&quot;&amp;[.S228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7"/>
          <table:table-cell table:formula="of:=[.B229]" office:value-type="float" office:value="0" calcext:value-type="float">
            <text:p>0</text:p>
          </table:table-cell>
          <table:table-cell table:formula="of:=[.AB229]&amp;IF(ISBLANK([.C229]);&quot;&quot;;&quot;/&quot;&amp;[.C229])" office:value-type="string" office:string-value="0" calcext:value-type="string">
            <text:p>0</text:p>
          </table:table-cell>
          <table:table-cell table:formula="of:=[.AC229]&amp;IF(ISBLANK([.D229]);&quot;&quot;;&quot;/&quot;&amp;[.D229])" office:value-type="string" office:string-value="0" calcext:value-type="string">
            <text:p>0</text:p>
          </table:table-cell>
          <table:table-cell table:formula="of:=[.AD229]&amp;IF(ISBLANK([.E229]);&quot;&quot;;&quot;/&quot;&amp;[.E229])" office:value-type="string" office:string-value="0" calcext:value-type="string">
            <text:p>0</text:p>
          </table:table-cell>
          <table:table-cell table:formula="of:=[.AE229]&amp;IF(ISBLANK([.F229]);&quot;&quot;;&quot;/&quot;&amp;[.F229])" office:value-type="string" office:string-value="0" calcext:value-type="string">
            <text:p>0</text:p>
          </table:table-cell>
          <table:table-cell table:formula="of:=[.AF229]&amp;IF(ISBLANK([.G229]);&quot;&quot;;&quot;/&quot;&amp;[.G229])" office:value-type="string" office:string-value="0" calcext:value-type="string">
            <text:p>0</text:p>
          </table:table-cell>
          <table:table-cell table:formula="of:=[.AG229]&amp;IF(ISBLANK([.H229]);&quot;&quot;;&quot;/&quot;&amp;[.H229])" office:value-type="string" office:string-value="0" calcext:value-type="string">
            <text:p>0</text:p>
          </table:table-cell>
          <table:table-cell table:formula="of:=[.AH229]&amp;IF(ISBLANK([.I229]);&quot;&quot;;&quot;/&quot;&amp;[.I229])" office:value-type="string" office:string-value="0" calcext:value-type="string">
            <text:p>0</text:p>
          </table:table-cell>
          <table:table-cell table:formula="of:=[.AI229]&amp;IF(ISBLANK([.J229]);&quot;&quot;;&quot;/&quot;&amp;[.J229])" office:value-type="string" office:string-value="0" calcext:value-type="string">
            <text:p>0</text:p>
          </table:table-cell>
          <table:table-cell table:formula="of:=[.AJ229]&amp;IF(ISBLANK([.K229]);&quot;&quot;;&quot;/&quot;&amp;[.K229])" office:value-type="string" office:string-value="0" calcext:value-type="string">
            <text:p>0</text:p>
          </table:table-cell>
          <table:table-cell table:formula="of:=[.AK229]&amp;IF(ISBLANK([.L229]);&quot;&quot;;&quot;/&quot;&amp;[.L229])" office:value-type="string" office:string-value="0" calcext:value-type="string">
            <text:p>0</text:p>
          </table:table-cell>
          <table:table-cell table:formula="of:=[.AL229]&amp;IF(ISBLANK([.M229]);&quot;&quot;;&quot;/&quot;&amp;[.M229])" office:value-type="string" office:string-value="0" calcext:value-type="string">
            <text:p>0</text:p>
          </table:table-cell>
          <table:table-cell table:formula="of:=[.AM229]&amp;IF(ISBLANK([.N229]);&quot;&quot;;&quot;/&quot;&amp;[.N229])" office:value-type="string" office:string-value="0" calcext:value-type="string">
            <text:p>0</text:p>
          </table:table-cell>
          <table:table-cell table:formula="of:=[.AN229]&amp;IF(ISBLANK([.O229]);&quot;&quot;;&quot;/&quot;&amp;[.O229])" office:value-type="string" office:string-value="0" calcext:value-type="string">
            <text:p>0</text:p>
          </table:table-cell>
          <table:table-cell table:formula="of:=[.AO229]&amp;IF(ISBLANK([.P229]);&quot;&quot;;&quot;/&quot;&amp;[.P229])" office:value-type="string" office:string-value="0" calcext:value-type="string">
            <text:p>0</text:p>
          </table:table-cell>
          <table:table-cell table:formula="of:=[.AP229]&amp;IF(ISBLANK([.Q229]);&quot;&quot;;&quot;/&quot;&amp;[.Q229])" office:value-type="string" office:string-value="0" calcext:value-type="string">
            <text:p>0</text:p>
          </table:table-cell>
          <table:table-cell table:formula="of:=[.AQ229]&amp;IF(ISBLANK([.R229]);&quot;&quot;;&quot;/&quot;&amp;[.R229])" office:value-type="string" office:string-value="0" calcext:value-type="string">
            <text:p>0</text:p>
          </table:table-cell>
          <table:table-cell table:formula="of:=[.AR229]&amp;IF(ISBLANK([.S229]);&quot;&quot;;&quot;/&quot;&amp;[.S229])" office:value-type="string" office:string-value="0" calcext:value-type="string">
            <text:p>0</text:p>
          </table:table-cell>
        </table:table-row>
      </table:table>
      <table:named-expressions/>
      <table:database-ranges>
        <table:database-range table:name="__Anonymous_Sheet_DB__0" table:target-range-address="'tabula-stm32l476rg(2)'.B1:'tabula-stm32l476rg(2)'.T229" table:display-filter-buttons="true"/>
        <table:database-range table:name="__Anonymous_Sheet_DB__1" table:target-range-address="BLANKED.B1:BLANKED.T22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00-00-00</text:date>, <text:time style:data-style-name="N2" text:time-value="16:10:34.2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06T16:42:48.125000000</dc:date>
    <meta:editing-duration>PT1H33M14S</meta:editing-duration>
    <meta:editing-cycles>18</meta:editing-cycles>
    <meta:generator>LibreOfficeDev/7.4.0.0.alpha0$Windows_X86_64 LibreOffice_project/efb39149be1744def96ef015d1d184b5af3f43b7</meta:generator>
    <meta:document-statistic meta:table-count="2" meta:cell-count="9491" meta:object-count="0"/>
  </office:meta>
</office:document-meta>
</file>